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129.29pt"/>
    </style:style>
    <style:style style:name="co3" style:family="table-column">
      <style:table-column-properties fo:break-before="auto" style:column-width="110.61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86.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23.85pt" svg:y="183.34pt">
            <loext:p draw:notify-on-update-of-ranges="Sheet1.G3:Sheet1.G92 Sheet1.H3:Sheet1.H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4.06pt" svg:y="27535.63pt">
            <loext:p draw:notify-on-update-of-ranges="Sheet1.A1:Sheet1.A2 Sheet1.A3:Sheet1.A2162 Sheet1.B1:Sheet1.B2 Sheet1.B3:Sheet1.B2162 Sheet1.C1:Sheet1.C2 Sheet1.C3:Sheet1.C21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Default" office:value-type="string" calcext:value-type="string">
            <text:p>Date/Time</text:p>
          </table:table-cell>
          <table:table-cell office:value-type="string" calcext:value-type="string">
            <text:p>simulated: avg tmp c</text:p>
          </table:table-cell>
          <table:table-cell office:value-type="string" calcext:value-type="string">
            <text:p>measured: avg tmp c</text:p>
          </table:table-cell>
          <table:table-cell office:value-type="string" calcext:value-type="string">
            <text:p>simulated: heating energy kwh</text:p>
          </table:table-cell>
          <table:table-cell office:value-type="string" calcext:value-type="string">
            <text:p>measured: heating energy kwh</text:p>
          </table:table-cell>
          <table:table-cell/>
          <table:table-cell office:value-type="string" calcext:value-type="string">
            <text:p>daily simulated</text:p>
          </table:table-cell>
          <table:table-cell office:value-type="string" calcext:value-type="string">
            <text:p>daily measured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formula="of:=SUM([.D3:.D2162])" office:value-type="float" office:value="44014.827323817" calcext:value-type="float">
            <text:p>44014.827323817</text:p>
          </table:table-cell>
          <table:table-cell table:formula="of:=SUM([.E3:.E2162])" office:value-type="float" office:value="43437.047471746" calcext:value-type="float">
            <text:p>43437.04747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1 <text:s/>01:00:00</text:p>
          </table:table-cell>
          <table:table-cell office:value-type="float" office:value="22.8836136732519" calcext:value-type="float">
            <text:p>22.8836136733</text:p>
          </table:table-cell>
          <table:table-cell office:value-type="float" office:value="21.27891391" calcext:value-type="float">
            <text:p>21.27891391</text:p>
          </table:table-cell>
          <table:table-cell office:value-type="float" office:value="0" calcext:value-type="float">
            <text:p>0</text:p>
          </table:table-cell>
          <table:table-cell office:value-type="float" office:value="24.54608278" calcext:value-type="float">
            <text:p>24.54608278</text:p>
          </table:table-cell>
          <table:table-cell table:style-name="ce2" office:value-type="date" office:date-value="2017-01-01" calcext:value-type="date">
            <text:p>01/01/17</text:p>
          </table:table-cell>
          <table:table-cell table:formula="of:=SUM(OFFSET([.D$3];24*(ROW()-ROW([.D$3])); 0; 24; 1))" office:value-type="float" office:value="626.052334942622" calcext:value-type="float">
            <text:p>626.0523349426</text:p>
          </table:table-cell>
          <table:table-cell table:formula="of:=SUM(OFFSET([.E$3];24*(ROW()-ROW([.E$3])); 0; 24; 1))" office:value-type="float" office:value="560.901981136" calcext:value-type="float">
            <text:p>560.901981136</text:p>
          </table:table-cell>
          <table:table-cell/>
          <table:table-cell table:formula="of:=SUM([.D3:.D26])" office:value-type="float" office:value="626.052334942622" calcext:value-type="float">
            <text:p>626.0523349426</text:p>
          </table:table-cell>
          <table:table-cell table:formula="of:=SUM([.E3:.E26])" office:value-type="float" office:value="560.901981136" calcext:value-type="float">
            <text:p>560.901981136</text:p>
          </table:table-cell>
          <table:table-cell/>
          <table:table-cell table:formula="of:=SUM(OFFSET([.D$3];0;0; 24; 1))" office:value-type="float" office:value="626.052334942622" calcext:value-type="float">
            <text:p>626.0523349426</text:p>
          </table:table-cell>
        </table:table-row>
        <table:table-row table:style-name="ro1">
          <table:table-cell office:value-type="string" calcext:value-type="string">
            <text:p><text:s/>01/01 <text:s/>02:00:00</text:p>
          </table:table-cell>
          <table:table-cell office:value-type="float" office:value="22.6792942965992" calcext:value-type="float">
            <text:p>22.6792942966</text:p>
          </table:table-cell>
          <table:table-cell office:value-type="float" office:value="21.2373823" calcext:value-type="float">
            <text:p>21.2373823</text:p>
          </table:table-cell>
          <table:table-cell office:value-type="float" office:value="0" calcext:value-type="float">
            <text:p>0</text:p>
          </table:table-cell>
          <table:table-cell office:value-type="float" office:value="24.62155711" calcext:value-type="float">
            <text:p>24.62155711</text:p>
          </table:table-cell>
          <table:table-cell table:style-name="ce2" office:value-type="date" office:date-value="2017-01-02" calcext:value-type="date">
            <text:p>01/02/17</text:p>
          </table:table-cell>
          <table:table-cell table:formula="of:=SUM(OFFSET([.D$3];24*(ROW()-ROW([.D$3])); 0; 24; 1))" office:value-type="float" office:value="543.711443158803" calcext:value-type="float">
            <text:p>543.7114431588</text:p>
          </table:table-cell>
          <table:table-cell table:formula="of:=SUM(OFFSET([.E$3];24*(ROW()-ROW([.E$3])); 0; 24; 1))" office:value-type="float" office:value="549.157282648" calcext:value-type="float">
            <text:p>549.157282648</text:p>
          </table:table-cell>
          <table:table-cell table:number-columns-repeated="2"/>
          <table:table-cell table:formula="of:=SUM([.E27:.E50])" office:value-type="float" office:value="549.157282648" calcext:value-type="float">
            <text:p>549.157282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01/01 <text:s/>03:00:00</text:p>
          </table:table-cell>
          <table:table-cell office:value-type="float" office:value="22.5476950737985" calcext:value-type="float">
            <text:p>22.5476950738</text:p>
          </table:table-cell>
          <table:table-cell office:value-type="float" office:value="21.14239322" calcext:value-type="float">
            <text:p>21.14239322</text:p>
          </table:table-cell>
          <table:table-cell office:value-type="float" office:value="0" calcext:value-type="float">
            <text:p>0</text:p>
          </table:table-cell>
          <table:table-cell office:value-type="float" office:value="25.92720303" calcext:value-type="float">
            <text:p>25.92720303</text:p>
          </table:table-cell>
          <table:table-cell table:style-name="ce2" office:value-type="date" office:date-value="2017-01-03" calcext:value-type="date">
            <text:p>01/03/17</text:p>
          </table:table-cell>
          <table:table-cell table:formula="of:=SUM(OFFSET([.D$3];24*(ROW()-ROW([.D$3])); 0; 24; 1))" office:value-type="float" office:value="590.559784779027" calcext:value-type="float">
            <text:p>590.559784779</text:p>
          </table:table-cell>
          <table:table-cell table:formula="of:=SUM(OFFSET([.E$3];24*(ROW()-ROW([.E$3])); 0; 24; 1))" office:value-type="float" office:value="490.473586576" calcext:value-type="float">
            <text:p>490.473586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04:00:00</text:p>
          </table:table-cell>
          <table:table-cell office:value-type="float" office:value="22.4106257468463" calcext:value-type="float">
            <text:p>22.4106257468</text:p>
          </table:table-cell>
          <table:table-cell office:value-type="float" office:value="21.08577301" calcext:value-type="float">
            <text:p>21.08577301</text:p>
          </table:table-cell>
          <table:table-cell office:value-type="float" office:value="0" calcext:value-type="float">
            <text:p>0</text:p>
          </table:table-cell>
          <table:table-cell office:value-type="float" office:value="25.21622673" calcext:value-type="float">
            <text:p>25.21622673</text:p>
          </table:table-cell>
          <table:table-cell table:style-name="ce2" office:value-type="date" office:date-value="2017-01-04" calcext:value-type="date">
            <text:p>01/04/17</text:p>
          </table:table-cell>
          <table:table-cell table:formula="of:=SUM(OFFSET([.D$3];24*(ROW()-ROW([.D$3])); 0; 24; 1))" office:value-type="float" office:value="852.553666366488" calcext:value-type="float">
            <text:p>852.5536663665</text:p>
          </table:table-cell>
          <table:table-cell table:formula="of:=SUM(OFFSET([.E$3];24*(ROW()-ROW([.E$3])); 0; 24; 1))" office:value-type="float" office:value="673.914105719" calcext:value-type="float">
            <text:p>673.9141057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05:00:00</text:p>
          </table:table-cell>
          <table:table-cell office:value-type="float" office:value="22.2547314049205" calcext:value-type="float">
            <text:p>22.2547314049</text:p>
          </table:table-cell>
          <table:table-cell office:value-type="float" office:value="21.06812094" calcext:value-type="float">
            <text:p>21.06812094</text:p>
          </table:table-cell>
          <table:table-cell office:value-type="float" office:value="0" calcext:value-type="float">
            <text:p>0</text:p>
          </table:table-cell>
          <table:table-cell office:value-type="float" office:value="25.78374287" calcext:value-type="float">
            <text:p>25.78374287</text:p>
          </table:table-cell>
          <table:table-cell table:style-name="ce2" office:value-type="date" office:date-value="2017-01-05" calcext:value-type="date">
            <text:p>01/05/17</text:p>
          </table:table-cell>
          <table:table-cell table:formula="of:=SUM(OFFSET([.D$3];24*(ROW()-ROW([.D$3])); 0; 24; 1))" office:value-type="float" office:value="1250.86934892136" calcext:value-type="float">
            <text:p>1250.8693489214</text:p>
          </table:table-cell>
          <table:table-cell table:formula="of:=SUM(OFFSET([.E$3];24*(ROW()-ROW([.E$3])); 0; 24; 1))" office:value-type="float" office:value="994.317702195" calcext:value-type="float">
            <text:p>994.31770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06:00:00</text:p>
          </table:table-cell>
          <table:table-cell office:value-type="float" office:value="22.0887693275455" calcext:value-type="float">
            <text:p>22.0887693275</text:p>
          </table:table-cell>
          <table:table-cell office:value-type="float" office:value="21.00549489" calcext:value-type="float">
            <text:p>21.00549489</text:p>
          </table:table-cell>
          <table:table-cell office:value-type="float" office:value="0" calcext:value-type="float">
            <text:p>0</text:p>
          </table:table-cell>
          <table:table-cell office:value-type="float" office:value="26.0900374" calcext:value-type="float">
            <text:p>26.0900374</text:p>
          </table:table-cell>
          <table:table-cell table:style-name="ce2" office:value-type="date" office:date-value="2017-01-06" calcext:value-type="date">
            <text:p>01/06/17</text:p>
          </table:table-cell>
          <table:table-cell table:formula="of:=SUM(OFFSET([.D$3];24*(ROW()-ROW([.D$3])); 0; 24; 1))" office:value-type="float" office:value="1044.81085192072" calcext:value-type="float">
            <text:p>1044.8108519207</text:p>
          </table:table-cell>
          <table:table-cell table:formula="of:=SUM(OFFSET([.E$3];24*(ROW()-ROW([.E$3])); 0; 24; 1))" office:value-type="float" office:value="1041.175103075" calcext:value-type="float">
            <text:p>1041.175103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07:00:00</text:p>
          </table:table-cell>
          <table:table-cell office:value-type="float" office:value="21.9106485340476" calcext:value-type="float">
            <text:p>21.910648534</text:p>
          </table:table-cell>
          <table:table-cell office:value-type="float" office:value="20.96402965" calcext:value-type="float">
            <text:p>20.96402965</text:p>
          </table:table-cell>
          <table:table-cell office:value-type="float" office:value="0" calcext:value-type="float">
            <text:p>0</text:p>
          </table:table-cell>
          <table:table-cell office:value-type="float" office:value="26.8461122" calcext:value-type="float">
            <text:p>26.8461122</text:p>
          </table:table-cell>
          <table:table-cell table:style-name="ce2" office:value-type="date" office:date-value="2017-01-07" calcext:value-type="date">
            <text:p>01/07/17</text:p>
          </table:table-cell>
          <table:table-cell table:formula="of:=SUM(OFFSET([.D$3];24*(ROW()-ROW([.D$3])); 0; 24; 1))" office:value-type="float" office:value="1113.22739023434" calcext:value-type="float">
            <text:p>1113.2273902343</text:p>
          </table:table-cell>
          <table:table-cell table:formula="of:=SUM(OFFSET([.E$3];24*(ROW()-ROW([.E$3])); 0; 24; 1))" office:value-type="float" office:value="1137.194707852" calcext:value-type="float">
            <text:p>1137.1947078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08:00:00</text:p>
          </table:table-cell>
          <table:table-cell office:value-type="float" office:value="21.7213243456483" calcext:value-type="float">
            <text:p>21.7213243456</text:p>
          </table:table-cell>
          <table:table-cell office:value-type="float" office:value="20.91073933" calcext:value-type="float">
            <text:p>20.91073933</text:p>
          </table:table-cell>
          <table:table-cell office:value-type="float" office:value="0" calcext:value-type="float">
            <text:p>0</text:p>
          </table:table-cell>
          <table:table-cell office:value-type="float" office:value="26.47912533" calcext:value-type="float">
            <text:p>26.47912533</text:p>
          </table:table-cell>
          <table:table-cell table:style-name="ce2" office:value-type="date" office:date-value="2017-01-08" calcext:value-type="date">
            <text:p>01/08/17</text:p>
          </table:table-cell>
          <table:table-cell table:formula="of:=SUM(OFFSET([.D$3];24*(ROW()-ROW([.D$3])); 0; 24; 1))" office:value-type="float" office:value="1232.13940046133" calcext:value-type="float">
            <text:p>1232.1394004613</text:p>
          </table:table-cell>
          <table:table-cell table:formula="of:=SUM(OFFSET([.E$3];24*(ROW()-ROW([.E$3])); 0; 24; 1))" office:value-type="float" office:value="1255.918120243" calcext:value-type="float">
            <text:p>1255.918120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09:00:00</text:p>
          </table:table-cell>
          <table:table-cell office:value-type="float" office:value="21.5247452988508" calcext:value-type="float">
            <text:p>21.5247452989</text:p>
          </table:table-cell>
          <table:table-cell office:value-type="float" office:value="21.28490417" calcext:value-type="float">
            <text:p>21.28490417</text:p>
          </table:table-cell>
          <table:table-cell office:value-type="float" office:value="0" calcext:value-type="float">
            <text:p>0</text:p>
          </table:table-cell>
          <table:table-cell office:value-type="float" office:value="79.09295623" calcext:value-type="float">
            <text:p>79.09295623</text:p>
          </table:table-cell>
          <table:table-cell table:style-name="ce2" office:value-type="date" office:date-value="2017-01-09" calcext:value-type="date">
            <text:p>01/09/17</text:p>
          </table:table-cell>
          <table:table-cell table:formula="of:=SUM(OFFSET([.D$3];24*(ROW()-ROW([.D$3])); 0; 24; 1))" office:value-type="float" office:value="1034.55172557438" calcext:value-type="float">
            <text:p>1034.5517255744</text:p>
          </table:table-cell>
          <table:table-cell table:formula="of:=SUM(OFFSET([.E$3];24*(ROW()-ROW([.E$3])); 0; 24; 1))" office:value-type="float" office:value="1116.650450952" calcext:value-type="float">
            <text:p>1116.650450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10:00:00</text:p>
          </table:table-cell>
          <table:table-cell office:value-type="float" office:value="21.3161125853191" calcext:value-type="float">
            <text:p>21.3161125853</text:p>
          </table:table-cell>
          <table:table-cell office:value-type="float" office:value="22.51812037" calcext:value-type="float">
            <text:p>22.51812037</text:p>
          </table:table-cell>
          <table:table-cell office:value-type="float" office:value="289.940903792483" calcext:value-type="float">
            <text:p>289.9409037925</text:p>
          </table:table-cell>
          <table:table-cell office:value-type="float" office:value="45.37730398" calcext:value-type="float">
            <text:p>45.37730398</text:p>
          </table:table-cell>
          <table:table-cell table:style-name="ce2" office:value-type="date" office:date-value="2017-01-10" calcext:value-type="date">
            <text:p>01/10/17</text:p>
          </table:table-cell>
          <table:table-cell table:formula="of:=SUM(OFFSET([.D$3];24*(ROW()-ROW([.D$3])); 0; 24; 1))" office:value-type="float" office:value="782.974619810674" calcext:value-type="float">
            <text:p>782.9746198107</text:p>
          </table:table-cell>
          <table:table-cell table:formula="of:=SUM(OFFSET([.E$3];24*(ROW()-ROW([.E$3])); 0; 24; 1))" office:value-type="float" office:value="850.926591073" calcext:value-type="float">
            <text:p>850.9265910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11:00:00</text:p>
          </table:table-cell>
          <table:table-cell office:value-type="float" office:value="21.2402218223991" calcext:value-type="float">
            <text:p>21.2402218224</text:p>
          </table:table-cell>
          <table:table-cell office:value-type="float" office:value="23.28362317" calcext:value-type="float">
            <text:p>23.28362317</text:p>
          </table:table-cell>
          <table:table-cell office:value-type="float" office:value="207.365340389651" calcext:value-type="float">
            <text:p>207.3653403897</text:p>
          </table:table-cell>
          <table:table-cell office:value-type="float" office:value="5.054945518" calcext:value-type="float">
            <text:p>5.054945518</text:p>
          </table:table-cell>
          <table:table-cell table:style-name="ce2" office:value-type="date" office:date-value="2017-01-11" calcext:value-type="date">
            <text:p>01/11/17</text:p>
          </table:table-cell>
          <table:table-cell table:formula="of:=SUM(OFFSET([.D$3];24*(ROW()-ROW([.D$3])); 0; 24; 1))" office:value-type="float" office:value="529.431044156061" calcext:value-type="float">
            <text:p>529.4310441561</text:p>
          </table:table-cell>
          <table:table-cell table:formula="of:=SUM(OFFSET([.E$3];24*(ROW()-ROW([.E$3])); 0; 24; 1))" office:value-type="float" office:value="483.168693029" calcext:value-type="float">
            <text:p>483.168693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12:00:00</text:p>
          </table:table-cell>
          <table:table-cell office:value-type="float" office:value="21.5065384834932" calcext:value-type="float">
            <text:p>21.5065384835</text:p>
          </table:table-cell>
          <table:table-cell office:value-type="float" office:value="23.31123003" calcext:value-type="float">
            <text:p>23.31123003</text:p>
          </table:table-cell>
          <table:table-cell office:value-type="float" office:value="128.746090760487" calcext:value-type="float">
            <text:p>128.7460907605</text:p>
          </table:table-cell>
          <table:table-cell office:value-type="float" office:value="11.04442726" calcext:value-type="float">
            <text:p>11.04442726</text:p>
          </table:table-cell>
          <table:table-cell table:style-name="ce2" office:value-type="date" office:date-value="2017-01-12" calcext:value-type="date">
            <text:p>01/12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117.947373339" calcext:value-type="float">
            <text:p>117.947373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13:00:00</text:p>
          </table:table-cell>
          <table:table-cell office:value-type="float" office:value="22.8177225703804" calcext:value-type="float">
            <text:p>22.8177225704</text:p>
          </table:table-cell>
          <table:table-cell office:value-type="float" office:value="23.31964735" calcext:value-type="float">
            <text:p>23.31964735</text:p>
          </table:table-cell>
          <table:table-cell office:value-type="float" office:value="0" calcext:value-type="float">
            <text:p>0</text:p>
          </table:table-cell>
          <table:table-cell office:value-type="float" office:value="7.598428461" calcext:value-type="float">
            <text:p>7.598428461</text:p>
          </table:table-cell>
          <table:table-cell table:style-name="ce2" office:value-type="date" office:date-value="2017-01-13" calcext:value-type="date">
            <text:p>01/13/17</text:p>
          </table:table-cell>
          <table:table-cell table:formula="of:=SUM(OFFSET([.D$3];24*(ROW()-ROW([.D$3])); 0; 24; 1))" office:value-type="float" office:value="511.995717262855" calcext:value-type="float">
            <text:p>511.9957172629</text:p>
          </table:table-cell>
          <table:table-cell table:formula="of:=SUM(OFFSET([.E$3];24*(ROW()-ROW([.E$3])); 0; 24; 1))" office:value-type="float" office:value="619.429949154" calcext:value-type="float">
            <text:p>619.429949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14:00:00</text:p>
          </table:table-cell>
          <table:table-cell office:value-type="float" office:value="23.9038134099899" calcext:value-type="float">
            <text:p>23.90381341</text:p>
          </table:table-cell>
          <table:table-cell office:value-type="float" office:value="23.28554348" calcext:value-type="float">
            <text:p>23.28554348</text:p>
          </table:table-cell>
          <table:table-cell office:value-type="float" office:value="0" calcext:value-type="float">
            <text:p>0</text:p>
          </table:table-cell>
          <table:table-cell office:value-type="float" office:value="15.68985734" calcext:value-type="float">
            <text:p>15.68985734</text:p>
          </table:table-cell>
          <table:table-cell table:style-name="ce2" office:value-type="date" office:date-value="2017-01-14" calcext:value-type="date">
            <text:p>01/14/17</text:p>
          </table:table-cell>
          <table:table-cell table:formula="of:=SUM(OFFSET([.D$3];24*(ROW()-ROW([.D$3])); 0; 24; 1))" office:value-type="float" office:value="877.593504139548" calcext:value-type="float">
            <text:p>877.5935041395</text:p>
          </table:table-cell>
          <table:table-cell table:formula="of:=SUM(OFFSET([.E$3];24*(ROW()-ROW([.E$3])); 0; 24; 1))" office:value-type="float" office:value="694.0953723" calcext:value-type="float">
            <text:p>694.09537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15:00:00</text:p>
          </table:table-cell>
          <table:table-cell office:value-type="float" office:value="24.2003300909177" calcext:value-type="float">
            <text:p>24.2003300909</text:p>
          </table:table-cell>
          <table:table-cell office:value-type="float" office:value="23.30071129" calcext:value-type="float">
            <text:p>23.30071129</text:p>
          </table:table-cell>
          <table:table-cell office:value-type="float" office:value="0" calcext:value-type="float">
            <text:p>0</text:p>
          </table:table-cell>
          <table:table-cell office:value-type="float" office:value="9.553960218" calcext:value-type="float">
            <text:p>9.553960218</text:p>
          </table:table-cell>
          <table:table-cell table:style-name="ce2" office:value-type="date" office:date-value="2017-01-15" calcext:value-type="date">
            <text:p>01/15/17</text:p>
          </table:table-cell>
          <table:table-cell table:formula="of:=SUM(OFFSET([.D$3];24*(ROW()-ROW([.D$3])); 0; 24; 1))" office:value-type="float" office:value="547.104359865803" calcext:value-type="float">
            <text:p>547.1043598658</text:p>
          </table:table-cell>
          <table:table-cell table:formula="of:=SUM(OFFSET([.E$3];24*(ROW()-ROW([.E$3])); 0; 24; 1))" office:value-type="float" office:value="636.392737558" calcext:value-type="float">
            <text:p>636.3927375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16:00:00</text:p>
          </table:table-cell>
          <table:table-cell office:value-type="float" office:value="24.3384492970863" calcext:value-type="float">
            <text:p>24.3384492971</text:p>
          </table:table-cell>
          <table:table-cell office:value-type="float" office:value="23.21388019" calcext:value-type="float">
            <text:p>23.21388019</text:p>
          </table:table-cell>
          <table:table-cell office:value-type="float" office:value="0" calcext:value-type="float">
            <text:p>0</text:p>
          </table:table-cell>
          <table:table-cell office:value-type="float" office:value="14.64453268" calcext:value-type="float">
            <text:p>14.64453268</text:p>
          </table:table-cell>
          <table:table-cell table:style-name="ce2" office:value-type="date" office:date-value="2017-01-16" calcext:value-type="date">
            <text:p>01/16/17</text:p>
          </table:table-cell>
          <table:table-cell table:formula="of:=SUM(OFFSET([.D$3];24*(ROW()-ROW([.D$3])); 0; 24; 1))" office:value-type="float" office:value="621.107814372305" calcext:value-type="float">
            <text:p>621.1078143723</text:p>
          </table:table-cell>
          <table:table-cell table:formula="of:=SUM(OFFSET([.E$3];24*(ROW()-ROW([.E$3])); 0; 24; 1))" office:value-type="float" office:value="666.766201238" calcext:value-type="float">
            <text:p>666.766201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17:00:00</text:p>
          </table:table-cell>
          <table:table-cell office:value-type="float" office:value="24.436905702705" calcext:value-type="float">
            <text:p>24.4369057027</text:p>
          </table:table-cell>
          <table:table-cell office:value-type="float" office:value="23.03971114" calcext:value-type="float">
            <text:p>23.03971114</text:p>
          </table:table-cell>
          <table:table-cell office:value-type="float" office:value="0" calcext:value-type="float">
            <text:p>0</text:p>
          </table:table-cell>
          <table:table-cell office:value-type="float" office:value="17.05926905" calcext:value-type="float">
            <text:p>17.05926905</text:p>
          </table:table-cell>
          <table:table-cell table:style-name="ce2" office:value-type="date" office:date-value="2017-01-17" calcext:value-type="date">
            <text:p>01/17/17</text:p>
          </table:table-cell>
          <table:table-cell table:formula="of:=SUM(OFFSET([.D$3];24*(ROW()-ROW([.D$3])); 0; 24; 1))" office:value-type="float" office:value="499.826623082014" calcext:value-type="float">
            <text:p>499.826623082</text:p>
          </table:table-cell>
          <table:table-cell table:formula="of:=SUM(OFFSET([.E$3];24*(ROW()-ROW([.E$3])); 0; 24; 1))" office:value-type="float" office:value="269.692828915" calcext:value-type="float">
            <text:p>269.692828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18:00:00</text:p>
          </table:table-cell>
          <table:table-cell office:value-type="float" office:value="24.5602491831675" calcext:value-type="float">
            <text:p>24.5602491832</text:p>
          </table:table-cell>
          <table:table-cell office:value-type="float" office:value="22.66002581" calcext:value-type="float">
            <text:p>22.66002581</text:p>
          </table:table-cell>
          <table:table-cell office:value-type="float" office:value="0" calcext:value-type="float">
            <text:p>0</text:p>
          </table:table-cell>
          <table:table-cell office:value-type="float" office:value="21.36288161" calcext:value-type="float">
            <text:p>21.36288161</text:p>
          </table:table-cell>
          <table:table-cell table:style-name="ce2" office:value-type="date" office:date-value="2017-01-18" calcext:value-type="date">
            <text:p>01/18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485.266963586" calcext:value-type="float">
            <text:p>485.266963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19:00:00</text:p>
          </table:table-cell>
          <table:table-cell office:value-type="float" office:value="24.5171649900355" calcext:value-type="float">
            <text:p>24.51716499</text:p>
          </table:table-cell>
          <table:table-cell office:value-type="float" office:value="22.69840432" calcext:value-type="float">
            <text:p>22.69840432</text:p>
          </table:table-cell>
          <table:table-cell office:value-type="float" office:value="0" calcext:value-type="float">
            <text:p>0</text:p>
          </table:table-cell>
          <table:table-cell office:value-type="float" office:value="38.03974401" calcext:value-type="float">
            <text:p>38.03974401</text:p>
          </table:table-cell>
          <table:table-cell table:style-name="ce2" office:value-type="date" office:date-value="2017-01-19" calcext:value-type="date">
            <text:p>01/19/17</text:p>
          </table:table-cell>
          <table:table-cell table:formula="of:=SUM(OFFSET([.D$3];24*(ROW()-ROW([.D$3])); 0; 24; 1))" office:value-type="float" office:value="764.981289640869" calcext:value-type="float">
            <text:p>764.9812896409</text:p>
          </table:table-cell>
          <table:table-cell table:formula="of:=SUM(OFFSET([.E$3];24*(ROW()-ROW([.E$3])); 0; 24; 1))" office:value-type="float" office:value="497.617363945" calcext:value-type="float">
            <text:p>497.6173639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20:00:00</text:p>
          </table:table-cell>
          <table:table-cell office:value-type="float" office:value="24.337649293979" calcext:value-type="float">
            <text:p>24.337649294</text:p>
          </table:table-cell>
          <table:table-cell office:value-type="float" office:value="22.64044736" calcext:value-type="float">
            <text:p>22.64044736</text:p>
          </table:table-cell>
          <table:table-cell office:value-type="float" office:value="0" calcext:value-type="float">
            <text:p>0</text:p>
          </table:table-cell>
          <table:table-cell office:value-type="float" office:value="8.648691929" calcext:value-type="float">
            <text:p>8.648691929</text:p>
          </table:table-cell>
          <table:table-cell table:style-name="ce2" office:value-type="date" office:date-value="2017-01-20" calcext:value-type="date">
            <text:p>01/20/17</text:p>
          </table:table-cell>
          <table:table-cell table:formula="of:=SUM(OFFSET([.D$3];24*(ROW()-ROW([.D$3])); 0; 24; 1))" office:value-type="float" office:value="505.691293547058" calcext:value-type="float">
            <text:p>505.6912935471</text:p>
          </table:table-cell>
          <table:table-cell table:formula="of:=SUM(OFFSET([.E$3];24*(ROW()-ROW([.E$3])); 0; 24; 1))" office:value-type="float" office:value="387.739643478" calcext:value-type="float">
            <text:p>387.73964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21:00:00</text:p>
          </table:table-cell>
          <table:table-cell office:value-type="float" office:value="24.1468673305898" calcext:value-type="float">
            <text:p>24.1468673306</text:p>
          </table:table-cell>
          <table:table-cell office:value-type="float" office:value="22.14263956" calcext:value-type="float">
            <text:p>22.14263956</text:p>
          </table:table-cell>
          <table:table-cell office:value-type="float" office:value="0" calcext:value-type="float">
            <text:p>0</text:p>
          </table:table-cell>
          <table:table-cell office:value-type="float" office:value="18.52027833" calcext:value-type="float">
            <text:p>18.52027833</text:p>
          </table:table-cell>
          <table:table-cell table:style-name="ce2" office:value-type="date" office:date-value="2017-01-21" calcext:value-type="date">
            <text:p>01/21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172.228009171" calcext:value-type="float">
            <text:p>172.228009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22:00:00</text:p>
          </table:table-cell>
          <table:table-cell office:value-type="float" office:value="23.9594240155148" calcext:value-type="float">
            <text:p>23.9594240155</text:p>
          </table:table-cell>
          <table:table-cell office:value-type="float" office:value="21.84698209" calcext:value-type="float">
            <text:p>21.84698209</text:p>
          </table:table-cell>
          <table:table-cell office:value-type="float" office:value="0" calcext:value-type="float">
            <text:p>0</text:p>
          </table:table-cell>
          <table:table-cell office:value-type="float" office:value="20.10351794" calcext:value-type="float">
            <text:p>20.10351794</text:p>
          </table:table-cell>
          <table:table-cell table:style-name="ce2" office:value-type="date" office:date-value="2017-01-22" calcext:value-type="date">
            <text:p>01/22/17</text:p>
          </table:table-cell>
          <table:table-cell table:formula="of:=SUM(OFFSET([.D$3];24*(ROW()-ROW([.D$3])); 0; 24; 1))" office:value-type="float" office:value="451.957795716388" calcext:value-type="float">
            <text:p>451.9577957164</text:p>
          </table:table-cell>
          <table:table-cell table:formula="of:=SUM(OFFSET([.E$3];24*(ROW()-ROW([.E$3])); 0; 24; 1))" office:value-type="float" office:value="124.926274126" calcext:value-type="float">
            <text:p>124.926274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23:00:00</text:p>
          </table:table-cell>
          <table:table-cell office:value-type="float" office:value="23.7556057422771" calcext:value-type="float">
            <text:p>23.7556057423</text:p>
          </table:table-cell>
          <table:table-cell office:value-type="float" office:value="21.67080814" calcext:value-type="float">
            <text:p>21.67080814</text:p>
          </table:table-cell>
          <table:table-cell office:value-type="float" office:value="0" calcext:value-type="float">
            <text:p>0</text:p>
          </table:table-cell>
          <table:table-cell office:value-type="float" office:value="21.98136503" calcext:value-type="float">
            <text:p>21.98136503</text:p>
          </table:table-cell>
          <table:table-cell table:style-name="ce2" office:value-type="date" office:date-value="2017-01-23" calcext:value-type="date">
            <text:p>01/23/17</text:p>
          </table:table-cell>
          <table:table-cell table:formula="of:=SUM(OFFSET([.D$3];24*(ROW()-ROW([.D$3])); 0; 24; 1))" office:value-type="float" office:value="202.943106863549" calcext:value-type="float">
            <text:p>202.9431068635</text:p>
          </table:table-cell>
          <table:table-cell table:formula="of:=SUM(OFFSET([.E$3];24*(ROW()-ROW([.E$3])); 0; 24; 1))" office:value-type="float" office:value="514.574307974" calcext:value-type="float">
            <text:p>514.574307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1 <text:s/>24:00:00</text:p>
          </table:table-cell>
          <table:table-cell office:value-type="float" office:value="23.5285197227674" calcext:value-type="float">
            <text:p>23.5285197228</text:p>
          </table:table-cell>
          <table:table-cell office:value-type="float" office:value="21.52832546" calcext:value-type="float">
            <text:p>21.52832546</text:p>
          </table:table-cell>
          <table:table-cell office:value-type="float" office:value="0" calcext:value-type="float">
            <text:p>0</text:p>
          </table:table-cell>
          <table:table-cell office:value-type="float" office:value="21.6197341" calcext:value-type="float">
            <text:p>21.6197341</text:p>
          </table:table-cell>
          <table:table-cell table:style-name="ce2" office:value-type="date" office:date-value="2017-01-24" calcext:value-type="date">
            <text:p>01/24/17</text:p>
          </table:table-cell>
          <table:table-cell table:formula="of:=SUM(OFFSET([.D$3];24*(ROW()-ROW([.D$3])); 0; 24; 1))" office:value-type="float" office:value="512.259606291677" calcext:value-type="float">
            <text:p>512.2596062917</text:p>
          </table:table-cell>
          <table:table-cell table:formula="of:=SUM(OFFSET([.E$3];24*(ROW()-ROW([.E$3])); 0; 24; 1))" office:value-type="float" office:value="599.317764762" calcext:value-type="float">
            <text:p>599.317764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01:00:00</text:p>
          </table:table-cell>
          <table:table-cell office:value-type="float" office:value="23.290424140209" calcext:value-type="float">
            <text:p>23.2904241402</text:p>
          </table:table-cell>
          <table:table-cell office:value-type="float" office:value="21.42907733" calcext:value-type="float">
            <text:p>21.42907733</text:p>
          </table:table-cell>
          <table:table-cell office:value-type="float" office:value="0" calcext:value-type="float">
            <text:p>0</text:p>
          </table:table-cell>
          <table:table-cell office:value-type="float" office:value="22.43789548" calcext:value-type="float">
            <text:p>22.43789548</text:p>
          </table:table-cell>
          <table:table-cell table:style-name="ce2" office:value-type="date" office:date-value="2017-01-25" calcext:value-type="date">
            <text:p>01/25/17</text:p>
          </table:table-cell>
          <table:table-cell table:formula="of:=SUM(OFFSET([.D$3];24*(ROW()-ROW([.D$3])); 0; 24; 1))" office:value-type="float" office:value="536.060295026885" calcext:value-type="float">
            <text:p>536.0602950269</text:p>
          </table:table-cell>
          <table:table-cell table:formula="of:=SUM(OFFSET([.E$3];24*(ROW()-ROW([.E$3])); 0; 24; 1))" office:value-type="float" office:value="420.890902122" calcext:value-type="float">
            <text:p>420.890902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02:00:00</text:p>
          </table:table-cell>
          <table:table-cell office:value-type="float" office:value="23.030200239021" calcext:value-type="float">
            <text:p>23.030200239</text:p>
          </table:table-cell>
          <table:table-cell office:value-type="float" office:value="21.3724752" calcext:value-type="float">
            <text:p>21.3724752</text:p>
          </table:table-cell>
          <table:table-cell office:value-type="float" office:value="0" calcext:value-type="float">
            <text:p>0</text:p>
          </table:table-cell>
          <table:table-cell office:value-type="float" office:value="23.43679983" calcext:value-type="float">
            <text:p>23.43679983</text:p>
          </table:table-cell>
          <table:table-cell table:style-name="ce2" office:value-type="date" office:date-value="2017-01-26" calcext:value-type="date">
            <text:p>01/26/17</text:p>
          </table:table-cell>
          <table:table-cell table:formula="of:=SUM(OFFSET([.D$3];24*(ROW()-ROW([.D$3])); 0; 24; 1))" office:value-type="float" office:value="319.769024624237" calcext:value-type="float">
            <text:p>319.7690246242</text:p>
          </table:table-cell>
          <table:table-cell table:formula="of:=SUM(OFFSET([.E$3];24*(ROW()-ROW([.E$3])); 0; 24; 1))" office:value-type="float" office:value="611.64578377" calcext:value-type="float">
            <text:p>611.645783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03:00:00</text:p>
          </table:table-cell>
          <table:table-cell office:value-type="float" office:value="22.8063898617992" calcext:value-type="float">
            <text:p>22.8063898618</text:p>
          </table:table-cell>
          <table:table-cell office:value-type="float" office:value="21.26864549" calcext:value-type="float">
            <text:p>21.26864549</text:p>
          </table:table-cell>
          <table:table-cell office:value-type="float" office:value="0" calcext:value-type="float">
            <text:p>0</text:p>
          </table:table-cell>
          <table:table-cell office:value-type="float" office:value="24.41672304" calcext:value-type="float">
            <text:p>24.41672304</text:p>
          </table:table-cell>
          <table:table-cell table:style-name="ce2" office:value-type="date" office:date-value="2017-01-27" calcext:value-type="date">
            <text:p>01/27/17</text:p>
          </table:table-cell>
          <table:table-cell table:formula="of:=SUM(OFFSET([.D$3];24*(ROW()-ROW([.D$3])); 0; 24; 1))" office:value-type="float" office:value="824.200863436171" calcext:value-type="float">
            <text:p>824.2008634362</text:p>
          </table:table-cell>
          <table:table-cell table:formula="of:=SUM(OFFSET([.E$3];24*(ROW()-ROW([.E$3])); 0; 24; 1))" office:value-type="float" office:value="823.88093209" calcext:value-type="float">
            <text:p>823.88093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04:00:00</text:p>
          </table:table-cell>
          <table:table-cell office:value-type="float" office:value="22.6380792281071" calcext:value-type="float">
            <text:p>22.6380792281</text:p>
          </table:table-cell>
          <table:table-cell office:value-type="float" office:value="21.22657691" calcext:value-type="float">
            <text:p>21.22657691</text:p>
          </table:table-cell>
          <table:table-cell office:value-type="float" office:value="0" calcext:value-type="float">
            <text:p>0</text:p>
          </table:table-cell>
          <table:table-cell office:value-type="float" office:value="23.8576015" calcext:value-type="float">
            <text:p>23.8576015</text:p>
          </table:table-cell>
          <table:table-cell table:style-name="ce2" office:value-type="date" office:date-value="2017-01-28" calcext:value-type="date">
            <text:p>01/28/17</text:p>
          </table:table-cell>
          <table:table-cell table:formula="of:=SUM(OFFSET([.D$3];24*(ROW()-ROW([.D$3])); 0; 24; 1))" office:value-type="float" office:value="1022.52159070771" calcext:value-type="float">
            <text:p>1022.5215907077</text:p>
          </table:table-cell>
          <table:table-cell table:formula="of:=SUM(OFFSET([.E$3];24*(ROW()-ROW([.E$3])); 0; 24; 1))" office:value-type="float" office:value="830.558689653" calcext:value-type="float">
            <text:p>830.5586896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05:00:00</text:p>
          </table:table-cell>
          <table:table-cell office:value-type="float" office:value="22.4656312410547" calcext:value-type="float">
            <text:p>22.4656312411</text:p>
          </table:table-cell>
          <table:table-cell office:value-type="float" office:value="21.20619483" calcext:value-type="float">
            <text:p>21.20619483</text:p>
          </table:table-cell>
          <table:table-cell office:value-type="float" office:value="0" calcext:value-type="float">
            <text:p>0</text:p>
          </table:table-cell>
          <table:table-cell office:value-type="float" office:value="24.11665748" calcext:value-type="float">
            <text:p>24.11665748</text:p>
          </table:table-cell>
          <table:table-cell table:style-name="ce2" office:value-type="date" office:date-value="2017-01-29" calcext:value-type="date">
            <text:p>01/29/17</text:p>
          </table:table-cell>
          <table:table-cell table:formula="of:=SUM(OFFSET([.D$3];24*(ROW()-ROW([.D$3])); 0; 24; 1))" office:value-type="float" office:value="859.733992830017" calcext:value-type="float">
            <text:p>859.73399283</text:p>
          </table:table-cell>
          <table:table-cell table:formula="of:=SUM(OFFSET([.E$3];24*(ROW()-ROW([.E$3])); 0; 24; 1))" office:value-type="float" office:value="761.431625358" calcext:value-type="float">
            <text:p>761.4316253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06:00:00</text:p>
          </table:table-cell>
          <table:table-cell office:value-type="float" office:value="22.290216806881" calcext:value-type="float">
            <text:p>22.2902168069</text:p>
          </table:table-cell>
          <table:table-cell office:value-type="float" office:value="21.21245165" calcext:value-type="float">
            <text:p>21.21245165</text:p>
          </table:table-cell>
          <table:table-cell office:value-type="float" office:value="0" calcext:value-type="float">
            <text:p>0</text:p>
          </table:table-cell>
          <table:table-cell office:value-type="float" office:value="24.63318918" calcext:value-type="float">
            <text:p>24.63318918</text:p>
          </table:table-cell>
          <table:table-cell table:style-name="ce2" office:value-type="date" office:date-value="2017-01-30" calcext:value-type="date">
            <text:p>01/30/17</text:p>
          </table:table-cell>
          <table:table-cell table:formula="of:=SUM(OFFSET([.D$3];24*(ROW()-ROW([.D$3])); 0; 24; 1))" office:value-type="float" office:value="570.694786047396" calcext:value-type="float">
            <text:p>570.6947860474</text:p>
          </table:table-cell>
          <table:table-cell table:formula="of:=SUM(OFFSET([.E$3];24*(ROW()-ROW([.E$3])); 0; 24; 1))" office:value-type="float" office:value="891.232221513" calcext:value-type="float">
            <text:p>891.2322215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07:00:00</text:p>
          </table:table-cell>
          <table:table-cell office:value-type="float" office:value="22.1231031983016" calcext:value-type="float">
            <text:p>22.1231031983</text:p>
          </table:table-cell>
          <table:table-cell office:value-type="float" office:value="21.23112614" calcext:value-type="float">
            <text:p>21.23112614</text:p>
          </table:table-cell>
          <table:table-cell office:value-type="float" office:value="0" calcext:value-type="float">
            <text:p>0</text:p>
          </table:table-cell>
          <table:table-cell office:value-type="float" office:value="24.00805929" calcext:value-type="float">
            <text:p>24.00805929</text:p>
          </table:table-cell>
          <table:table-cell table:style-name="ce2" office:value-type="date" office:date-value="2017-01-31" calcext:value-type="date">
            <text:p>01/31/17</text:p>
          </table:table-cell>
          <table:table-cell table:formula="of:=SUM(OFFSET([.D$3];24*(ROW()-ROW([.D$3])); 0; 24; 1))" office:value-type="float" office:value="799.78503679918" calcext:value-type="float">
            <text:p>799.7850367992</text:p>
          </table:table-cell>
          <table:table-cell table:formula="of:=SUM(OFFSET([.E$3];24*(ROW()-ROW([.E$3])); 0; 24; 1))" office:value-type="float" office:value="775.51144658" calcext:value-type="float">
            <text:p>775.51144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08:00:00</text:p>
          </table:table-cell>
          <table:table-cell office:value-type="float" office:value="21.9795761789687" calcext:value-type="float">
            <text:p>21.979576179</text:p>
          </table:table-cell>
          <table:table-cell office:value-type="float" office:value="21.59571631" calcext:value-type="float">
            <text:p>21.59571631</text:p>
          </table:table-cell>
          <table:table-cell office:value-type="float" office:value="0" calcext:value-type="float">
            <text:p>0</text:p>
          </table:table-cell>
          <table:table-cell office:value-type="float" office:value="68.65784658" calcext:value-type="float">
            <text:p>68.65784658</text:p>
          </table:table-cell>
          <table:table-cell table:style-name="ce2" office:value-type="date" office:date-value="2017-02-01" calcext:value-type="date">
            <text:p>02/01/17</text:p>
          </table:table-cell>
          <table:table-cell table:formula="of:=SUM(OFFSET([.D$3];24*(ROW()-ROW([.D$3])); 0; 24; 1))" office:value-type="float" office:value="690.036853506628" calcext:value-type="float">
            <text:p>690.0368535066</text:p>
          </table:table-cell>
          <table:table-cell table:formula="of:=SUM(OFFSET([.E$3];24*(ROW()-ROW([.E$3])); 0; 24; 1))" office:value-type="float" office:value="674.210523988" calcext:value-type="float">
            <text:p>674.210523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09:00:00</text:p>
          </table:table-cell>
          <table:table-cell office:value-type="float" office:value="21.8337806324099" calcext:value-type="float">
            <text:p>21.8337806324</text:p>
          </table:table-cell>
          <table:table-cell office:value-type="float" office:value="22.62881582" calcext:value-type="float">
            <text:p>22.62881582</text:p>
          </table:table-cell>
          <table:table-cell office:value-type="float" office:value="0" calcext:value-type="float">
            <text:p>0</text:p>
          </table:table-cell>
          <table:table-cell office:value-type="float" office:value="41.95715447" calcext:value-type="float">
            <text:p>41.95715447</text:p>
          </table:table-cell>
          <table:table-cell table:style-name="ce2" office:value-type="date" office:date-value="2017-02-02" calcext:value-type="date">
            <text:p>02/02/17</text:p>
          </table:table-cell>
          <table:table-cell table:formula="of:=SUM(OFFSET([.D$3];24*(ROW()-ROW([.D$3])); 0; 24; 1))" office:value-type="float" office:value="610.540420831467" calcext:value-type="float">
            <text:p>610.5404208315</text:p>
          </table:table-cell>
          <table:table-cell table:formula="of:=SUM(OFFSET([.E$3];24*(ROW()-ROW([.E$3])); 0; 24; 1))" office:value-type="float" office:value="733.263238021" calcext:value-type="float">
            <text:p>733.263238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10:00:00</text:p>
          </table:table-cell>
          <table:table-cell office:value-type="float" office:value="21.6886326667145" calcext:value-type="float">
            <text:p>21.6886326667</text:p>
          </table:table-cell>
          <table:table-cell office:value-type="float" office:value="22.96680526" calcext:value-type="float">
            <text:p>22.96680526</text:p>
          </table:table-cell>
          <table:table-cell office:value-type="float" office:value="0" calcext:value-type="float">
            <text:p>0</text:p>
          </table:table-cell>
          <table:table-cell office:value-type="float" office:value="9.800372162" calcext:value-type="float">
            <text:p>9.800372162</text:p>
          </table:table-cell>
          <table:table-cell table:style-name="ce2" office:value-type="date" office:date-value="2017-02-03" calcext:value-type="date">
            <text:p>02/03/17</text:p>
          </table:table-cell>
          <table:table-cell table:formula="of:=SUM(OFFSET([.D$3];24*(ROW()-ROW([.D$3])); 0; 24; 1))" office:value-type="float" office:value="817.713519374238" calcext:value-type="float">
            <text:p>817.7135193742</text:p>
          </table:table-cell>
          <table:table-cell table:formula="of:=SUM(OFFSET([.E$3];24*(ROW()-ROW([.E$3])); 0; 24; 1))" office:value-type="float" office:value="933.19015322" calcext:value-type="float">
            <text:p>933.19015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11:00:00</text:p>
          </table:table-cell>
          <table:table-cell office:value-type="float" office:value="21.5496078439766" calcext:value-type="float">
            <text:p>21.549607844</text:p>
          </table:table-cell>
          <table:table-cell office:value-type="float" office:value="22.69308737" calcext:value-type="float">
            <text:p>22.69308737</text:p>
          </table:table-cell>
          <table:table-cell office:value-type="float" office:value="288.807834452728" calcext:value-type="float">
            <text:p>288.8078344527</text:p>
          </table:table-cell>
          <table:table-cell office:value-type="float" office:value="39.73974494" calcext:value-type="float">
            <text:p>39.73974494</text:p>
          </table:table-cell>
          <table:table-cell table:style-name="ce2" office:value-type="date" office:date-value="2017-02-04" calcext:value-type="date">
            <text:p>02/04/17</text:p>
          </table:table-cell>
          <table:table-cell table:formula="of:=SUM(OFFSET([.D$3];24*(ROW()-ROW([.D$3])); 0; 24; 1))" office:value-type="float" office:value="945.301376736712" calcext:value-type="float">
            <text:p>945.3013767367</text:p>
          </table:table-cell>
          <table:table-cell table:formula="of:=SUM(OFFSET([.E$3];24*(ROW()-ROW([.E$3])); 0; 24; 1))" office:value-type="float" office:value="829.249891575" calcext:value-type="float">
            <text:p>829.249891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12:00:00</text:p>
          </table:table-cell>
          <table:table-cell office:value-type="float" office:value="21.5208529066968" calcext:value-type="float">
            <text:p>21.5208529067</text:p>
          </table:table-cell>
          <table:table-cell office:value-type="float" office:value="22.876631" calcext:value-type="float">
            <text:p>22.876631</text:p>
          </table:table-cell>
          <table:table-cell office:value-type="float" office:value="206.707394229921" calcext:value-type="float">
            <text:p>206.7073942299</text:p>
          </table:table-cell>
          <table:table-cell office:value-type="float" office:value="8.542883689" calcext:value-type="float">
            <text:p>8.542883689</text:p>
          </table:table-cell>
          <table:table-cell table:style-name="ce2" office:value-type="date" office:date-value="2017-02-05" calcext:value-type="date">
            <text:p>02/05/17</text:p>
          </table:table-cell>
          <table:table-cell table:formula="of:=SUM(OFFSET([.D$3];24*(ROW()-ROW([.D$3])); 0; 24; 1))" office:value-type="float" office:value="713.575280069161" calcext:value-type="float">
            <text:p>713.5752800692</text:p>
          </table:table-cell>
          <table:table-cell table:formula="of:=SUM(OFFSET([.E$3];24*(ROW()-ROW([.E$3])); 0; 24; 1))" office:value-type="float" office:value="648.267109098" calcext:value-type="float">
            <text:p>648.267109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13:00:00</text:p>
          </table:table-cell>
          <table:table-cell office:value-type="float" office:value="21.8352428021525" calcext:value-type="float">
            <text:p>21.8352428022</text:p>
          </table:table-cell>
          <table:table-cell office:value-type="float" office:value="22.7779377" calcext:value-type="float">
            <text:p>22.7779377</text:p>
          </table:table-cell>
          <table:table-cell office:value-type="float" office:value="1.19273972558818" calcext:value-type="float">
            <text:p>1.1927397256</text:p>
          </table:table-cell>
          <table:table-cell office:value-type="float" office:value="17.13263678" calcext:value-type="float">
            <text:p>17.13263678</text:p>
          </table:table-cell>
          <table:table-cell table:style-name="ce2" office:value-type="date" office:date-value="2017-02-06" calcext:value-type="date">
            <text:p>02/06/17</text:p>
          </table:table-cell>
          <table:table-cell table:formula="of:=SUM(OFFSET([.D$3];24*(ROW()-ROW([.D$3])); 0; 24; 1))" office:value-type="float" office:value="479.956101712776" calcext:value-type="float">
            <text:p>479.9561017128</text:p>
          </table:table-cell>
          <table:table-cell table:formula="of:=SUM(OFFSET([.E$3];24*(ROW()-ROW([.E$3])); 0; 24; 1))" office:value-type="float" office:value="346.788022198" calcext:value-type="float">
            <text:p>346.788022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14:00:00</text:p>
          </table:table-cell>
          <table:table-cell office:value-type="float" office:value="22.2533288959207" calcext:value-type="float">
            <text:p>22.2533288959</text:p>
          </table:table-cell>
          <table:table-cell office:value-type="float" office:value="22.71340608" calcext:value-type="float">
            <text:p>22.71340608</text:p>
          </table:table-cell>
          <table:table-cell office:value-type="float" office:value="0" calcext:value-type="float">
            <text:p>0</text:p>
          </table:table-cell>
          <table:table-cell office:value-type="float" office:value="18.45199518" calcext:value-type="float">
            <text:p>18.45199518</text:p>
          </table:table-cell>
          <table:table-cell table:style-name="ce2" office:value-type="date" office:date-value="2017-02-07" calcext:value-type="date">
            <text:p>02/07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46.816121017" calcext:value-type="float">
            <text:p>46.816121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15:00:00</text:p>
          </table:table-cell>
          <table:table-cell office:value-type="float" office:value="22.504075720745" calcext:value-type="float">
            <text:p>22.5040757207</text:p>
          </table:table-cell>
          <table:table-cell office:value-type="float" office:value="22.69104629" calcext:value-type="float">
            <text:p>22.69104629</text:p>
          </table:table-cell>
          <table:table-cell office:value-type="float" office:value="5.770634930881" calcext:value-type="float">
            <text:p>5.7706349309</text:p>
          </table:table-cell>
          <table:table-cell office:value-type="float" office:value="17.21730832" calcext:value-type="float">
            <text:p>17.21730832</text:p>
          </table:table-cell>
          <table:table-cell table:style-name="ce2" office:value-type="date" office:date-value="2017-02-08" calcext:value-type="date">
            <text:p>02/08/17</text:p>
          </table:table-cell>
          <table:table-cell table:formula="of:=SUM(OFFSET([.D$3];24*(ROW()-ROW([.D$3])); 0; 24; 1))" office:value-type="float" office:value="160.413351202036" calcext:value-type="float">
            <text:p>160.413351202</text:p>
          </table:table-cell>
          <table:table-cell table:formula="of:=SUM(OFFSET([.E$3];24*(ROW()-ROW([.E$3])); 0; 24; 1))" office:value-type="float" office:value="165.631410631" calcext:value-type="float">
            <text:p>165.631410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16:00:00</text:p>
          </table:table-cell>
          <table:table-cell office:value-type="float" office:value="22.6789994518369" calcext:value-type="float">
            <text:p>22.6789994518</text:p>
          </table:table-cell>
          <table:table-cell office:value-type="float" office:value="22.70942311" calcext:value-type="float">
            <text:p>22.70942311</text:p>
          </table:table-cell>
          <table:table-cell office:value-type="float" office:value="18.0346805323919" calcext:value-type="float">
            <text:p>18.0346805324</text:p>
          </table:table-cell>
          <table:table-cell office:value-type="float" office:value="16.94700188" calcext:value-type="float">
            <text:p>16.94700188</text:p>
          </table:table-cell>
          <table:table-cell table:style-name="ce2" office:value-type="date" office:date-value="2017-02-09" calcext:value-type="date">
            <text:p>02/09/17</text:p>
          </table:table-cell>
          <table:table-cell table:formula="of:=SUM(OFFSET([.D$3];24*(ROW()-ROW([.D$3])); 0; 24; 1))" office:value-type="float" office:value="1008.72139014164" calcext:value-type="float">
            <text:p>1008.7213901416</text:p>
          </table:table-cell>
          <table:table-cell table:formula="of:=SUM(OFFSET([.E$3];24*(ROW()-ROW([.E$3])); 0; 24; 1))" office:value-type="float" office:value="823.916604682" calcext:value-type="float">
            <text:p>823.916604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17:00:00</text:p>
          </table:table-cell>
          <table:table-cell office:value-type="float" office:value="22.7294549437251" calcext:value-type="float">
            <text:p>22.7294549437</text:p>
          </table:table-cell>
          <table:table-cell office:value-type="float" office:value="22.66588199" calcext:value-type="float">
            <text:p>22.66588199</text:p>
          </table:table-cell>
          <table:table-cell office:value-type="float" office:value="23.1981592872929" calcext:value-type="float">
            <text:p>23.1981592873</text:p>
          </table:table-cell>
          <table:table-cell office:value-type="float" office:value="18.73608396" calcext:value-type="float">
            <text:p>18.73608396</text:p>
          </table:table-cell>
          <table:table-cell table:style-name="ce2" office:value-type="date" office:date-value="2017-02-10" calcext:value-type="date">
            <text:p>02/10/17</text:p>
          </table:table-cell>
          <table:table-cell table:formula="of:=SUM(OFFSET([.D$3];24*(ROW()-ROW([.D$3])); 0; 24; 1))" office:value-type="float" office:value="871.61540257046" calcext:value-type="float">
            <text:p>871.6154025705</text:p>
          </table:table-cell>
          <table:table-cell table:formula="of:=SUM(OFFSET([.E$3];24*(ROW()-ROW([.E$3])); 0; 24; 1))" office:value-type="float" office:value="856.538392825" calcext:value-type="float">
            <text:p>856.538392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18:00:00</text:p>
          </table:table-cell>
          <table:table-cell office:value-type="float" office:value="22.743608353037" calcext:value-type="float">
            <text:p>22.743608353</text:p>
          </table:table-cell>
          <table:table-cell office:value-type="float" office:value="22.65412484" calcext:value-type="float">
            <text:p>22.65412484</text:p>
          </table:table-cell>
          <table:table-cell office:value-type="float" office:value="0" calcext:value-type="float">
            <text:p>0</text:p>
          </table:table-cell>
          <table:table-cell office:value-type="float" office:value="18.15880728" calcext:value-type="float">
            <text:p>18.15880728</text:p>
          </table:table-cell>
          <table:table-cell table:style-name="ce2" office:value-type="date" office:date-value="2017-02-11" calcext:value-type="date">
            <text:p>02/11/17</text:p>
          </table:table-cell>
          <table:table-cell table:formula="of:=SUM(OFFSET([.D$3];24*(ROW()-ROW([.D$3])); 0; 24; 1))" office:value-type="float" office:value="793.594996454581" calcext:value-type="float">
            <text:p>793.5949964546</text:p>
          </table:table-cell>
          <table:table-cell table:formula="of:=SUM(OFFSET([.E$3];24*(ROW()-ROW([.E$3])); 0; 24; 1))" office:value-type="float" office:value="403.155826715" calcext:value-type="float">
            <text:p>403.155826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19:00:00</text:p>
          </table:table-cell>
          <table:table-cell office:value-type="float" office:value="22.7350400034728" calcext:value-type="float">
            <text:p>22.7350400035</text:p>
          </table:table-cell>
          <table:table-cell office:value-type="float" office:value="22.59602806" calcext:value-type="float">
            <text:p>22.59602806</text:p>
          </table:table-cell>
          <table:table-cell office:value-type="float" office:value="0" calcext:value-type="float">
            <text:p>0</text:p>
          </table:table-cell>
          <table:table-cell office:value-type="float" office:value="17.09919382" calcext:value-type="float">
            <text:p>17.09919382</text:p>
          </table:table-cell>
          <table:table-cell table:style-name="ce2" office:value-type="date" office:date-value="2017-02-12" calcext:value-type="date">
            <text:p>02/12/17</text:p>
          </table:table-cell>
          <table:table-cell table:formula="of:=SUM(OFFSET([.D$3];24*(ROW()-ROW([.D$3])); 0; 24; 1))" office:value-type="float" office:value="303.835741683639" calcext:value-type="float">
            <text:p>303.8357416836</text:p>
          </table:table-cell>
          <table:table-cell table:formula="of:=SUM(OFFSET([.E$3];24*(ROW()-ROW([.E$3])); 0; 24; 1))" office:value-type="float" office:value="463.118201693" calcext:value-type="float">
            <text:p>463.118201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20:00:00</text:p>
          </table:table-cell>
          <table:table-cell office:value-type="float" office:value="22.7057027777186" calcext:value-type="float">
            <text:p>22.7057027777</text:p>
          </table:table-cell>
          <table:table-cell office:value-type="float" office:value="22.55422906" calcext:value-type="float">
            <text:p>22.55422906</text:p>
          </table:table-cell>
          <table:table-cell office:value-type="float" office:value="0" calcext:value-type="float">
            <text:p>0</text:p>
          </table:table-cell>
          <table:table-cell office:value-type="float" office:value="38.62229943" calcext:value-type="float">
            <text:p>38.62229943</text:p>
          </table:table-cell>
          <table:table-cell table:style-name="ce2" office:value-type="date" office:date-value="2017-02-13" calcext:value-type="date">
            <text:p>02/13/17</text:p>
          </table:table-cell>
          <table:table-cell table:formula="of:=SUM(OFFSET([.D$3];24*(ROW()-ROW([.D$3])); 0; 24; 1))" office:value-type="float" office:value="565.307559868321" calcext:value-type="float">
            <text:p>565.3075598683</text:p>
          </table:table-cell>
          <table:table-cell table:formula="of:=SUM(OFFSET([.E$3];24*(ROW()-ROW([.E$3])); 0; 24; 1))" office:value-type="float" office:value="792.175366064" calcext:value-type="float">
            <text:p>792.175366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21:00:00</text:p>
          </table:table-cell>
          <table:table-cell office:value-type="float" office:value="22.6544175467625" calcext:value-type="float">
            <text:p>22.6544175468</text:p>
          </table:table-cell>
          <table:table-cell office:value-type="float" office:value="22.67839816" calcext:value-type="float">
            <text:p>22.67839816</text:p>
          </table:table-cell>
          <table:table-cell office:value-type="float" office:value="0" calcext:value-type="float">
            <text:p>0</text:p>
          </table:table-cell>
          <table:table-cell office:value-type="float" office:value="3.892391037" calcext:value-type="float">
            <text:p>3.892391037</text:p>
          </table:table-cell>
          <table:table-cell table:style-name="ce2" office:value-type="date" office:date-value="2017-02-14" calcext:value-type="date">
            <text:p>02/14/17</text:p>
          </table:table-cell>
          <table:table-cell table:formula="of:=SUM(OFFSET([.D$3];24*(ROW()-ROW([.D$3])); 0; 24; 1))" office:value-type="float" office:value="637.918557532454" calcext:value-type="float">
            <text:p>637.9185575325</text:p>
          </table:table-cell>
          <table:table-cell table:formula="of:=SUM(OFFSET([.E$3];24*(ROW()-ROW([.E$3])); 0; 24; 1))" office:value-type="float" office:value="478.096884015" calcext:value-type="float">
            <text:p>478.096884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22:00:00</text:p>
          </table:table-cell>
          <table:table-cell office:value-type="float" office:value="22.5895536075504" calcext:value-type="float">
            <text:p>22.5895536076</text:p>
          </table:table-cell>
          <table:table-cell office:value-type="float" office:value="22.50757888" calcext:value-type="float">
            <text:p>22.50757888</text:p>
          </table:table-cell>
          <table:table-cell office:value-type="float" office:value="0" calcext:value-type="float">
            <text:p>0</text:p>
          </table:table-cell>
          <table:table-cell office:value-type="float" office:value="15.10387482" calcext:value-type="float">
            <text:p>15.10387482</text:p>
          </table:table-cell>
          <table:table-cell table:style-name="ce2" office:value-type="date" office:date-value="2017-02-15" calcext:value-type="date">
            <text:p>02/15/17</text:p>
          </table:table-cell>
          <table:table-cell table:formula="of:=SUM(OFFSET([.D$3];24*(ROW()-ROW([.D$3])); 0; 24; 1))" office:value-type="float" office:value="334.868524964874" calcext:value-type="float">
            <text:p>334.8685249649</text:p>
          </table:table-cell>
          <table:table-cell table:formula="of:=SUM(OFFSET([.E$3];24*(ROW()-ROW([.E$3])); 0; 24; 1))" office:value-type="float" office:value="614.79806594" calcext:value-type="float">
            <text:p>614.79806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23:00:00</text:p>
          </table:table-cell>
          <table:table-cell office:value-type="float" office:value="22.5182770736667" calcext:value-type="float">
            <text:p>22.5182770737</text:p>
          </table:table-cell>
          <table:table-cell office:value-type="float" office:value="22.3341661" calcext:value-type="float">
            <text:p>22.3341661</text:p>
          </table:table-cell>
          <table:table-cell office:value-type="float" office:value="0" calcext:value-type="float">
            <text:p>0</text:p>
          </table:table-cell>
          <table:table-cell office:value-type="float" office:value="15.01046537" calcext:value-type="float">
            <text:p>15.01046537</text:p>
          </table:table-cell>
          <table:table-cell table:style-name="ce2" office:value-type="date" office:date-value="2017-02-16" calcext:value-type="date">
            <text:p>02/16/17</text:p>
          </table:table-cell>
          <table:table-cell table:formula="of:=SUM(OFFSET([.D$3];24*(ROW()-ROW([.D$3])); 0; 24; 1))" office:value-type="float" office:value="939.324683297368" calcext:value-type="float">
            <text:p>939.3246832974</text:p>
          </table:table-cell>
          <table:table-cell table:formula="of:=SUM(OFFSET([.E$3];24*(ROW()-ROW([.E$3])); 0; 24; 1))" office:value-type="float" office:value="817.759282924" calcext:value-type="float">
            <text:p>817.759282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2 <text:s/>24:00:00</text:p>
          </table:table-cell>
          <table:table-cell office:value-type="float" office:value="22.4328543470714" calcext:value-type="float">
            <text:p>22.4328543471</text:p>
          </table:table-cell>
          <table:table-cell office:value-type="float" office:value="22.15760728" calcext:value-type="float">
            <text:p>22.15760728</text:p>
          </table:table-cell>
          <table:table-cell office:value-type="float" office:value="0" calcext:value-type="float">
            <text:p>0</text:p>
          </table:table-cell>
          <table:table-cell office:value-type="float" office:value="17.18029713" calcext:value-type="float">
            <text:p>17.18029713</text:p>
          </table:table-cell>
          <table:table-cell table:style-name="ce2" office:value-type="date" office:date-value="2017-02-17" calcext:value-type="date">
            <text:p>02/17/17</text:p>
          </table:table-cell>
          <table:table-cell table:formula="of:=SUM(OFFSET([.D$3];24*(ROW()-ROW([.D$3])); 0; 24; 1))" office:value-type="float" office:value="772.341323809447" calcext:value-type="float">
            <text:p>772.3413238094</text:p>
          </table:table-cell>
          <table:table-cell table:formula="of:=SUM(OFFSET([.E$3];24*(ROW()-ROW([.E$3])); 0; 24; 1))" office:value-type="float" office:value="441.213955338" calcext:value-type="float">
            <text:p>441.213955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01:00:00</text:p>
          </table:table-cell>
          <table:table-cell office:value-type="float" office:value="22.3304449554714" calcext:value-type="float">
            <text:p>22.3304449555</text:p>
          </table:table-cell>
          <table:table-cell office:value-type="float" office:value="22.02918487" calcext:value-type="float">
            <text:p>22.02918487</text:p>
          </table:table-cell>
          <table:table-cell office:value-type="float" office:value="0" calcext:value-type="float">
            <text:p>0</text:p>
          </table:table-cell>
          <table:table-cell office:value-type="float" office:value="18.19033902" calcext:value-type="float">
            <text:p>18.19033902</text:p>
          </table:table-cell>
          <table:table-cell table:style-name="ce2" office:value-type="date" office:date-value="2017-02-18" calcext:value-type="date">
            <text:p>02/18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224.149447481" calcext:value-type="float">
            <text:p>224.149447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02:00:00</text:p>
          </table:table-cell>
          <table:table-cell office:value-type="float" office:value="22.2162891054481" calcext:value-type="float">
            <text:p>22.2162891054</text:p>
          </table:table-cell>
          <table:table-cell office:value-type="float" office:value="22.03615898" calcext:value-type="float">
            <text:p>22.03615898</text:p>
          </table:table-cell>
          <table:table-cell office:value-type="float" office:value="0" calcext:value-type="float">
            <text:p>0</text:p>
          </table:table-cell>
          <table:table-cell office:value-type="float" office:value="17.48742333" calcext:value-type="float">
            <text:p>17.48742333</text:p>
          </table:table-cell>
          <table:table-cell table:style-name="ce2" office:value-type="date" office:date-value="2017-02-19" calcext:value-type="date">
            <text:p>02/19/17</text:p>
          </table:table-cell>
          <table:table-cell table:formula="of:=SUM(OFFSET([.D$3];24*(ROW()-ROW([.D$3])); 0; 24; 1))" office:value-type="float" office:value="485.882108215225" calcext:value-type="float">
            <text:p>485.8821082152</text:p>
          </table:table-cell>
          <table:table-cell table:formula="of:=SUM(OFFSET([.E$3];24*(ROW()-ROW([.E$3])); 0; 24; 1))" office:value-type="float" office:value="141.255049692" calcext:value-type="float">
            <text:p>141.255049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03:00:00</text:p>
          </table:table-cell>
          <table:table-cell office:value-type="float" office:value="22.0937060362105" calcext:value-type="float">
            <text:p>22.0937060362</text:p>
          </table:table-cell>
          <table:table-cell office:value-type="float" office:value="21.93746759" calcext:value-type="float">
            <text:p>21.93746759</text:p>
          </table:table-cell>
          <table:table-cell office:value-type="float" office:value="0" calcext:value-type="float">
            <text:p>0</text:p>
          </table:table-cell>
          <table:table-cell office:value-type="float" office:value="18.54977055" calcext:value-type="float">
            <text:p>18.54977055</text:p>
          </table:table-cell>
          <table:table-cell table:style-name="ce2" office:value-type="date" office:date-value="2017-02-20" calcext:value-type="date">
            <text:p>02/20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181.84669629" calcext:value-type="float">
            <text:p>181.84669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04:00:00</text:p>
          </table:table-cell>
          <table:table-cell office:value-type="float" office:value="21.9625542638337" calcext:value-type="float">
            <text:p>21.9625542638</text:p>
          </table:table-cell>
          <table:table-cell office:value-type="float" office:value="21.90030701" calcext:value-type="float">
            <text:p>21.90030701</text:p>
          </table:table-cell>
          <table:table-cell office:value-type="float" office:value="0" calcext:value-type="float">
            <text:p>0</text:p>
          </table:table-cell>
          <table:table-cell office:value-type="float" office:value="18.2861521" calcext:value-type="float">
            <text:p>18.2861521</text:p>
          </table:table-cell>
          <table:table-cell table:style-name="ce2" office:value-type="date" office:date-value="2017-02-21" calcext:value-type="date">
            <text:p>02/21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133.082415796" calcext:value-type="float">
            <text:p>133.0824157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05:00:00</text:p>
          </table:table-cell>
          <table:table-cell office:value-type="float" office:value="21.8321239977229" calcext:value-type="float">
            <text:p>21.8321239977</text:p>
          </table:table-cell>
          <table:table-cell office:value-type="float" office:value="21.91138176" calcext:value-type="float">
            <text:p>21.91138176</text:p>
          </table:table-cell>
          <table:table-cell office:value-type="float" office:value="0" calcext:value-type="float">
            <text:p>0</text:p>
          </table:table-cell>
          <table:table-cell office:value-type="float" office:value="17.77060623" calcext:value-type="float">
            <text:p>17.77060623</text:p>
          </table:table-cell>
          <table:table-cell table:style-name="ce2" office:value-type="date" office:date-value="2017-02-22" calcext:value-type="date">
            <text:p>02/22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1.579923192" calcext:value-type="float">
            <text:p>1.579923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06:00:00</text:p>
          </table:table-cell>
          <table:table-cell office:value-type="float" office:value="21.7057568521883" calcext:value-type="float">
            <text:p>21.7057568522</text:p>
          </table:table-cell>
          <table:table-cell office:value-type="float" office:value="21.85749829" calcext:value-type="float">
            <text:p>21.85749829</text:p>
          </table:table-cell>
          <table:table-cell office:value-type="float" office:value="0" calcext:value-type="float">
            <text:p>0</text:p>
          </table:table-cell>
          <table:table-cell office:value-type="float" office:value="19.26822565" calcext:value-type="float">
            <text:p>19.26822565</text:p>
          </table:table-cell>
          <table:table-cell table:style-name="ce2" office:value-type="date" office:date-value="2017-02-23" calcext:value-type="date">
            <text:p>02/23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6.602076942" calcext:value-type="float">
            <text:p>6.6020769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07:00:00</text:p>
          </table:table-cell>
          <table:table-cell office:value-type="float" office:value="21.5860800093909" calcext:value-type="float">
            <text:p>21.5860800094</text:p>
          </table:table-cell>
          <table:table-cell office:value-type="float" office:value="21.81376241" calcext:value-type="float">
            <text:p>21.81376241</text:p>
          </table:table-cell>
          <table:table-cell office:value-type="float" office:value="0" calcext:value-type="float">
            <text:p>0</text:p>
          </table:table-cell>
          <table:table-cell office:value-type="float" office:value="18.17185946" calcext:value-type="float">
            <text:p>18.17185946</text:p>
          </table:table-cell>
          <table:table-cell table:style-name="ce2" office:value-type="date" office:date-value="2017-02-24" calcext:value-type="date">
            <text:p>02/24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08:00:00</text:p>
          </table:table-cell>
          <table:table-cell office:value-type="float" office:value="21.4615194528027" calcext:value-type="float">
            <text:p>21.4615194528</text:p>
          </table:table-cell>
          <table:table-cell office:value-type="float" office:value="22.10175872" calcext:value-type="float">
            <text:p>22.10175872</text:p>
          </table:table-cell>
          <table:table-cell office:value-type="float" office:value="0" calcext:value-type="float">
            <text:p>0</text:p>
          </table:table-cell>
          <table:table-cell office:value-type="float" office:value="64.40028653" calcext:value-type="float">
            <text:p>64.40028653</text:p>
          </table:table-cell>
          <table:table-cell table:style-name="ce2" office:value-type="date" office:date-value="2017-02-25" calcext:value-type="date">
            <text:p>02/25/17</text:p>
          </table:table-cell>
          <table:table-cell table:formula="of:=SUM(OFFSET([.D$3];24*(ROW()-ROW([.D$3])); 0; 24; 1))" office:value-type="float" office:value="430.390527800016" calcext:value-type="float">
            <text:p>430.3905278</text:p>
          </table:table-cell>
          <table:table-cell table:formula="of:=SUM(OFFSET([.E$3];24*(ROW()-ROW([.E$3])); 0; 24; 1))" office:value-type="float" office:value="172.94625999" calcext:value-type="float">
            <text:p>172.94625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09:00:00</text:p>
          </table:table-cell>
          <table:table-cell office:value-type="float" office:value="21.3370036922148" calcext:value-type="float">
            <text:p>21.3370036922</text:p>
          </table:table-cell>
          <table:table-cell office:value-type="float" office:value="22.89831613" calcext:value-type="float">
            <text:p>22.89831613</text:p>
          </table:table-cell>
          <table:table-cell office:value-type="float" office:value="271.666353158336" calcext:value-type="float">
            <text:p>271.6663531583</text:p>
          </table:table-cell>
          <table:table-cell office:value-type="float" office:value="18.35074625" calcext:value-type="float">
            <text:p>18.35074625</text:p>
          </table:table-cell>
          <table:table-cell table:style-name="ce2" office:value-type="date" office:date-value="2017-02-26" calcext:value-type="date">
            <text:p>02/26/17</text:p>
          </table:table-cell>
          <table:table-cell table:formula="of:=SUM(OFFSET([.D$3];24*(ROW()-ROW([.D$3])); 0; 24; 1))" office:value-type="float" office:value="755.105323915312" calcext:value-type="float">
            <text:p>755.1053239153</text:p>
          </table:table-cell>
          <table:table-cell table:formula="of:=SUM(OFFSET([.E$3];24*(ROW()-ROW([.E$3])); 0; 24; 1))" office:value-type="float" office:value="581.096763526" calcext:value-type="float">
            <text:p>581.0967635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10:00:00</text:p>
          </table:table-cell>
          <table:table-cell office:value-type="float" office:value="21.3054625900142" calcext:value-type="float">
            <text:p>21.30546259</text:p>
          </table:table-cell>
          <table:table-cell office:value-type="float" office:value="22.79905922" calcext:value-type="float">
            <text:p>22.79905922</text:p>
          </table:table-cell>
          <table:table-cell office:value-type="float" office:value="195.716944445686" calcext:value-type="float">
            <text:p>195.7169444457</text:p>
          </table:table-cell>
          <table:table-cell office:value-type="float" office:value="13.75522974" calcext:value-type="float">
            <text:p>13.75522974</text:p>
          </table:table-cell>
          <table:table-cell table:style-name="ce2" office:value-type="date" office:date-value="2017-02-27" calcext:value-type="date">
            <text:p>02/27/17</text:p>
          </table:table-cell>
          <table:table-cell table:formula="of:=SUM(OFFSET([.D$3];24*(ROW()-ROW([.D$3])); 0; 24; 1))" office:value-type="float" office:value="252.2162645277" calcext:value-type="float">
            <text:p>252.2162645277</text:p>
          </table:table-cell>
          <table:table-cell table:formula="of:=SUM(OFFSET([.E$3];24*(ROW()-ROW([.E$3])); 0; 24; 1))" office:value-type="float" office:value="454.549579822" calcext:value-type="float">
            <text:p>454.5495798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11:00:00</text:p>
          </table:table-cell>
          <table:table-cell office:value-type="float" office:value="21.6013567562027" calcext:value-type="float">
            <text:p>21.6013567562</text:p>
          </table:table-cell>
          <table:table-cell office:value-type="float" office:value="22.63539285" calcext:value-type="float">
            <text:p>22.63539285</text:p>
          </table:table-cell>
          <table:table-cell office:value-type="float" office:value="123.176487175006" calcext:value-type="float">
            <text:p>123.176487175</text:p>
          </table:table-cell>
          <table:table-cell office:value-type="float" office:value="44.07710349" calcext:value-type="float">
            <text:p>44.07710349</text:p>
          </table:table-cell>
          <table:table-cell table:style-name="ce2" office:value-type="date" office:date-value="2017-02-28" calcext:value-type="date">
            <text:p>02/28/17</text:p>
          </table:table-cell>
          <table:table-cell table:formula="of:=SUM(OFFSET([.D$3];24*(ROW()-ROW([.D$3])); 0; 24; 1))" office:value-type="float" office:value="540.834367589219" calcext:value-type="float">
            <text:p>540.8343675892</text:p>
          </table:table-cell>
          <table:table-cell table:formula="of:=SUM(OFFSET([.E$3];24*(ROW()-ROW([.E$3])); 0; 24; 1))" office:value-type="float" office:value="228.76632443" calcext:value-type="float">
            <text:p>228.76632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12:00:00</text:p>
          </table:table-cell>
          <table:table-cell office:value-type="float" office:value="22.0384394156438" calcext:value-type="float">
            <text:p>22.0384394156</text:p>
          </table:table-cell>
          <table:table-cell office:value-type="float" office:value="22.88617205" calcext:value-type="float">
            <text:p>22.88617205</text:p>
          </table:table-cell>
          <table:table-cell office:value-type="float" office:value="0" calcext:value-type="float">
            <text:p>0</text:p>
          </table:table-cell>
          <table:table-cell office:value-type="float" office:value="9.849543127" calcext:value-type="float">
            <text:p>9.849543127</text:p>
          </table:table-cell>
          <table:table-cell table:style-name="ce2" office:value-type="date" office:date-value="2017-03-01" calcext:value-type="date">
            <text:p>03/01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86.626696511" calcext:value-type="float">
            <text:p>86.6266965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13:00:00</text:p>
          </table:table-cell>
          <table:table-cell office:value-type="float" office:value="22.4463498388955" calcext:value-type="float">
            <text:p>22.4463498389</text:p>
          </table:table-cell>
          <table:table-cell office:value-type="float" office:value="22.69900643" calcext:value-type="float">
            <text:p>22.69900643</text:p>
          </table:table-cell>
          <table:table-cell office:value-type="float" office:value="0" calcext:value-type="float">
            <text:p>0</text:p>
          </table:table-cell>
          <table:table-cell office:value-type="float" office:value="18.04305681" calcext:value-type="float">
            <text:p>18.04305681</text:p>
          </table:table-cell>
          <table:table-cell table:style-name="ce2" office:value-type="date" office:date-value="2017-03-02" calcext:value-type="date">
            <text:p>03/02/17</text:p>
          </table:table-cell>
          <table:table-cell table:formula="of:=SUM(OFFSET([.D$3];24*(ROW()-ROW([.D$3])); 0; 24; 1))" office:value-type="float" office:value="301.673169239101" calcext:value-type="float">
            <text:p>301.6731692391</text:p>
          </table:table-cell>
          <table:table-cell table:formula="of:=SUM(OFFSET([.E$3];24*(ROW()-ROW([.E$3])); 0; 24; 1))" office:value-type="float" office:value="531.183230659" calcext:value-type="float">
            <text:p>531.183230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14:00:00</text:p>
          </table:table-cell>
          <table:table-cell office:value-type="float" office:value="22.7023902628471" calcext:value-type="float">
            <text:p>22.7023902628</text:p>
          </table:table-cell>
          <table:table-cell office:value-type="float" office:value="22.64515056" calcext:value-type="float">
            <text:p>22.64515056</text:p>
          </table:table-cell>
          <table:table-cell office:value-type="float" office:value="0" calcext:value-type="float">
            <text:p>0</text:p>
          </table:table-cell>
          <table:table-cell office:value-type="float" office:value="38.59172911" calcext:value-type="float">
            <text:p>38.59172911</text:p>
          </table:table-cell>
          <table:table-cell table:style-name="ce2" office:value-type="date" office:date-value="2017-03-03" calcext:value-type="date">
            <text:p>03/03/17</text:p>
          </table:table-cell>
          <table:table-cell table:formula="of:=SUM(OFFSET([.D$3];24*(ROW()-ROW([.D$3])); 0; 24; 1))" office:value-type="float" office:value="706.900845577254" calcext:value-type="float">
            <text:p>706.9008455773</text:p>
          </table:table-cell>
          <table:table-cell table:formula="of:=SUM(OFFSET([.E$3];24*(ROW()-ROW([.E$3])); 0; 24; 1))" office:value-type="float" office:value="699.104879317" calcext:value-type="float">
            <text:p>699.104879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15:00:00</text:p>
          </table:table-cell>
          <table:table-cell office:value-type="float" office:value="22.874058835827" calcext:value-type="float">
            <text:p>22.8740588358</text:p>
          </table:table-cell>
          <table:table-cell office:value-type="float" office:value="22.89769577" calcext:value-type="float">
            <text:p>22.89769577</text:p>
          </table:table-cell>
          <table:table-cell office:value-type="float" office:value="0" calcext:value-type="float">
            <text:p>0</text:p>
          </table:table-cell>
          <table:table-cell office:value-type="float" office:value="7.047794371" calcext:value-type="float">
            <text:p>7.047794371</text:p>
          </table:table-cell>
          <table:table-cell table:style-name="ce2" office:value-type="date" office:date-value="2017-03-04" calcext:value-type="date">
            <text:p>03/04/17</text:p>
          </table:table-cell>
          <table:table-cell table:formula="of:=SUM(OFFSET([.D$3];24*(ROW()-ROW([.D$3])); 0; 24; 1))" office:value-type="float" office:value="569.95752689761" calcext:value-type="float">
            <text:p>569.9575268976</text:p>
          </table:table-cell>
          <table:table-cell table:formula="of:=SUM(OFFSET([.E$3];24*(ROW()-ROW([.E$3])); 0; 24; 1))" office:value-type="float" office:value="506.670241953" calcext:value-type="float">
            <text:p>506.670241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16:00:00</text:p>
          </table:table-cell>
          <table:table-cell office:value-type="float" office:value="22.9116505191561" calcext:value-type="float">
            <text:p>22.9116505192</text:p>
          </table:table-cell>
          <table:table-cell office:value-type="float" office:value="22.79120127" calcext:value-type="float">
            <text:p>22.79120127</text:p>
          </table:table-cell>
          <table:table-cell office:value-type="float" office:value="0" calcext:value-type="float">
            <text:p>0</text:p>
          </table:table-cell>
          <table:table-cell office:value-type="float" office:value="17.45826443" calcext:value-type="float">
            <text:p>17.45826443</text:p>
          </table:table-cell>
          <table:table-cell table:style-name="ce2" office:value-type="date" office:date-value="2017-03-05" calcext:value-type="date">
            <text:p>03/05/17</text:p>
          </table:table-cell>
          <table:table-cell table:formula="of:=SUM(OFFSET([.D$3];24*(ROW()-ROW([.D$3])); 0; 24; 1))" office:value-type="float" office:value="569.292348868933" calcext:value-type="float">
            <text:p>569.2923488689</text:p>
          </table:table-cell>
          <table:table-cell table:formula="of:=SUM(OFFSET([.E$3];24*(ROW()-ROW([.E$3])); 0; 24; 1))" office:value-type="float" office:value="388.021584152" calcext:value-type="float">
            <text:p>388.021584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17:00:00</text:p>
          </table:table-cell>
          <table:table-cell office:value-type="float" office:value="22.9067576168083" calcext:value-type="float">
            <text:p>22.9067576168</text:p>
          </table:table-cell>
          <table:table-cell office:value-type="float" office:value="22.67620835" calcext:value-type="float">
            <text:p>22.67620835</text:p>
          </table:table-cell>
          <table:table-cell office:value-type="float" office:value="0" calcext:value-type="float">
            <text:p>0</text:p>
          </table:table-cell>
          <table:table-cell office:value-type="float" office:value="18.54866564" calcext:value-type="float">
            <text:p>18.54866564</text:p>
          </table:table-cell>
          <table:table-cell table:style-name="ce2" office:value-type="date" office:date-value="2017-03-06" calcext:value-type="date">
            <text:p>03/06/17</text:p>
          </table:table-cell>
          <table:table-cell table:formula="of:=SUM(OFFSET([.D$3];24*(ROW()-ROW([.D$3])); 0; 24; 1))" office:value-type="float" office:value="351.085738787896" calcext:value-type="float">
            <text:p>351.0857387879</text:p>
          </table:table-cell>
          <table:table-cell table:formula="of:=SUM(OFFSET([.E$3];24*(ROW()-ROW([.E$3])); 0; 24; 1))" office:value-type="float" office:value="332.819850951" calcext:value-type="float">
            <text:p>332.819850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18:00:00</text:p>
          </table:table-cell>
          <table:table-cell office:value-type="float" office:value="22.8887764015429" calcext:value-type="float">
            <text:p>22.8887764015</text:p>
          </table:table-cell>
          <table:table-cell office:value-type="float" office:value="22.68571419" calcext:value-type="float">
            <text:p>22.68571419</text:p>
          </table:table-cell>
          <table:table-cell office:value-type="float" office:value="0" calcext:value-type="float">
            <text:p>0</text:p>
          </table:table-cell>
          <table:table-cell office:value-type="float" office:value="33.31470223" calcext:value-type="float">
            <text:p>33.31470223</text:p>
          </table:table-cell>
          <table:table-cell table:style-name="ce2" office:value-type="date" office:date-value="2017-03-07" calcext:value-type="date">
            <text:p>03/07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173.372145001" calcext:value-type="float">
            <text:p>173.372145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19:00:00</text:p>
          </table:table-cell>
          <table:table-cell office:value-type="float" office:value="22.8566777569548" calcext:value-type="float">
            <text:p>22.856677757</text:p>
          </table:table-cell>
          <table:table-cell office:value-type="float" office:value="22.89110942" calcext:value-type="float">
            <text:p>22.89110942</text:p>
          </table:table-cell>
          <table:table-cell office:value-type="float" office:value="0" calcext:value-type="float">
            <text:p>0</text:p>
          </table:table-cell>
          <table:table-cell office:value-type="float" office:value="11.568256" calcext:value-type="float">
            <text:p>11.568256</text:p>
          </table:table-cell>
          <table:table-cell table:style-name="ce2" office:value-type="date" office:date-value="2017-03-08" calcext:value-type="date">
            <text:p>03/08/17</text:p>
          </table:table-cell>
          <table:table-cell table:formula="of:=SUM(OFFSET([.D$3];24*(ROW()-ROW([.D$3])); 0; 24; 1))" office:value-type="float" office:value="315.732049102473" calcext:value-type="float">
            <text:p>315.7320491025</text:p>
          </table:table-cell>
          <table:table-cell table:formula="of:=SUM(OFFSET([.E$3];24*(ROW()-ROW([.E$3])); 0; 24; 1))" office:value-type="float" office:value="212.332969798" calcext:value-type="float">
            <text:p>212.332969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20:00:00</text:p>
          </table:table-cell>
          <table:table-cell office:value-type="float" office:value="22.8098293861874" calcext:value-type="float">
            <text:p>22.8098293862</text:p>
          </table:table-cell>
          <table:table-cell office:value-type="float" office:value="22.86512659" calcext:value-type="float">
            <text:p>22.86512659</text:p>
          </table:table-cell>
          <table:table-cell office:value-type="float" office:value="0" calcext:value-type="float">
            <text:p>0</text:p>
          </table:table-cell>
          <table:table-cell office:value-type="float" office:value="16.48422378" calcext:value-type="float">
            <text:p>16.48422378</text:p>
          </table:table-cell>
          <table:table-cell table:style-name="ce2" office:value-type="date" office:date-value="2017-03-09" calcext:value-type="date">
            <text:p>03/09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215.318152303" calcext:value-type="float">
            <text:p>215.318152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21:00:00</text:p>
          </table:table-cell>
          <table:table-cell office:value-type="float" office:value="22.7549075471285" calcext:value-type="float">
            <text:p>22.7549075471</text:p>
          </table:table-cell>
          <table:table-cell office:value-type="float" office:value="22.76419172" calcext:value-type="float">
            <text:p>22.76419172</text:p>
          </table:table-cell>
          <table:table-cell office:value-type="float" office:value="0" calcext:value-type="float">
            <text:p>0</text:p>
          </table:table-cell>
          <table:table-cell office:value-type="float" office:value="8.712652368" calcext:value-type="float">
            <text:p>8.712652368</text:p>
          </table:table-cell>
          <table:table-cell table:style-name="ce2" office:value-type="date" office:date-value="2017-03-10" calcext:value-type="date">
            <text:p>03/10/17</text:p>
          </table:table-cell>
          <table:table-cell table:formula="of:=SUM(OFFSET([.D$3];24*(ROW()-ROW([.D$3])); 0; 24; 1))" office:value-type="float" office:value="569.915382614184" calcext:value-type="float">
            <text:p>569.9153826142</text:p>
          </table:table-cell>
          <table:table-cell table:formula="of:=SUM(OFFSET([.E$3];24*(ROW()-ROW([.E$3])); 0; 24; 1))" office:value-type="float" office:value="776.830537821" calcext:value-type="float">
            <text:p>776.830537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22:00:00</text:p>
          </table:table-cell>
          <table:table-cell office:value-type="float" office:value="22.6969663831891" calcext:value-type="float">
            <text:p>22.6969663832</text:p>
          </table:table-cell>
          <table:table-cell office:value-type="float" office:value="22.58294053" calcext:value-type="float">
            <text:p>22.58294053</text:p>
          </table:table-cell>
          <table:table-cell office:value-type="float" office:value="0" calcext:value-type="float">
            <text:p>0</text:p>
          </table:table-cell>
          <table:table-cell office:value-type="float" office:value="13.50869916" calcext:value-type="float">
            <text:p>13.50869916</text:p>
          </table:table-cell>
          <table:table-cell table:style-name="ce2" office:value-type="date" office:date-value="2017-03-11" calcext:value-type="date">
            <text:p>03/11/17</text:p>
          </table:table-cell>
          <table:table-cell table:formula="of:=SUM(OFFSET([.D$3];24*(ROW()-ROW([.D$3])); 0; 24; 1))" office:value-type="float" office:value="722.506910697224" calcext:value-type="float">
            <text:p>722.5069106972</text:p>
          </table:table-cell>
          <table:table-cell table:formula="of:=SUM(OFFSET([.E$3];24*(ROW()-ROW([.E$3])); 0; 24; 1))" office:value-type="float" office:value="647.075887167" calcext:value-type="float">
            <text:p>647.075887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23:00:00</text:p>
          </table:table-cell>
          <table:table-cell office:value-type="float" office:value="22.6474981727704" calcext:value-type="float">
            <text:p>22.6474981728</text:p>
          </table:table-cell>
          <table:table-cell office:value-type="float" office:value="22.47005524" calcext:value-type="float">
            <text:p>22.47005524</text:p>
          </table:table-cell>
          <table:table-cell office:value-type="float" office:value="0" calcext:value-type="float">
            <text:p>0</text:p>
          </table:table-cell>
          <table:table-cell office:value-type="float" office:value="14.42620518" calcext:value-type="float">
            <text:p>14.42620518</text:p>
          </table:table-cell>
          <table:table-cell table:style-name="ce2" office:value-type="date" office:date-value="2017-03-12" calcext:value-type="date">
            <text:p>03/12/17</text:p>
          </table:table-cell>
          <table:table-cell table:formula="of:=SUM(OFFSET([.D$3];24*(ROW()-ROW([.D$3])); 0; 24; 1))" office:value-type="float" office:value="684.143037439069" calcext:value-type="float">
            <text:p>684.1430374391</text:p>
          </table:table-cell>
          <table:table-cell table:formula="of:=SUM(OFFSET([.E$3];24*(ROW()-ROW([.E$3])); 0; 24; 1))" office:value-type="float" office:value="659.4542516" calcext:value-type="float">
            <text:p>659.4542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3 <text:s/>24:00:00</text:p>
          </table:table-cell>
          <table:table-cell office:value-type="float" office:value="22.5881782654723" calcext:value-type="float">
            <text:p>22.5881782655</text:p>
          </table:table-cell>
          <table:table-cell office:value-type="float" office:value="22.40431159" calcext:value-type="float">
            <text:p>22.40431159</text:p>
          </table:table-cell>
          <table:table-cell office:value-type="float" office:value="0" calcext:value-type="float">
            <text:p>0</text:p>
          </table:table-cell>
          <table:table-cell office:value-type="float" office:value="14.61205202" calcext:value-type="float">
            <text:p>14.61205202</text:p>
          </table:table-cell>
          <table:table-cell table:style-name="ce2" office:value-type="date" office:date-value="2017-03-13" calcext:value-type="date">
            <text:p>03/13/17</text:p>
          </table:table-cell>
          <table:table-cell table:formula="of:=SUM(OFFSET([.D$3];24*(ROW()-ROW([.D$3])); 0; 24; 1))" office:value-type="float" office:value="699.608551142605" calcext:value-type="float">
            <text:p>699.6085511426</text:p>
          </table:table-cell>
          <table:table-cell table:formula="of:=SUM(OFFSET([.E$3];24*(ROW()-ROW([.E$3])); 0; 24; 1))" office:value-type="float" office:value="622.80208347" calcext:value-type="float">
            <text:p>622.80208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01:00:00</text:p>
          </table:table-cell>
          <table:table-cell office:value-type="float" office:value="22.5189063776259" calcext:value-type="float">
            <text:p>22.5189063776</text:p>
          </table:table-cell>
          <table:table-cell office:value-type="float" office:value="22.26666625" calcext:value-type="float">
            <text:p>22.26666625</text:p>
          </table:table-cell>
          <table:table-cell office:value-type="float" office:value="0" calcext:value-type="float">
            <text:p>0</text:p>
          </table:table-cell>
          <table:table-cell office:value-type="float" office:value="15.49895521" calcext:value-type="float">
            <text:p>15.49895521</text:p>
          </table:table-cell>
          <table:table-cell table:style-name="ce2" office:value-type="date" office:date-value="2017-03-14" calcext:value-type="date">
            <text:p>03/14/17</text:p>
          </table:table-cell>
          <table:table-cell table:formula="of:=SUM(OFFSET([.D$3];24*(ROW()-ROW([.D$3])); 0; 24; 1))" office:value-type="float" office:value="662.973391101905" calcext:value-type="float">
            <text:p>662.9733911019</text:p>
          </table:table-cell>
          <table:table-cell table:formula="of:=SUM(OFFSET([.E$3];24*(ROW()-ROW([.E$3])); 0; 24; 1))" office:value-type="float" office:value="806.821233967" calcext:value-type="float">
            <text:p>806.821233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02:00:00</text:p>
          </table:table-cell>
          <table:table-cell office:value-type="float" office:value="22.4184550307299" calcext:value-type="float">
            <text:p>22.4184550307</text:p>
          </table:table-cell>
          <table:table-cell office:value-type="float" office:value="22.24933666" calcext:value-type="float">
            <text:p>22.24933666</text:p>
          </table:table-cell>
          <table:table-cell office:value-type="float" office:value="0" calcext:value-type="float">
            <text:p>0</text:p>
          </table:table-cell>
          <table:table-cell office:value-type="float" office:value="15.83884743" calcext:value-type="float">
            <text:p>15.83884743</text:p>
          </table:table-cell>
          <table:table-cell table:style-name="ce2" office:value-type="date" office:date-value="2017-03-15" calcext:value-type="date">
            <text:p>03/15/17</text:p>
          </table:table-cell>
          <table:table-cell table:formula="of:=SUM(OFFSET([.D$3];24*(ROW()-ROW([.D$3])); 0; 24; 1))" office:value-type="float" office:value="860.718396934147" calcext:value-type="float">
            <text:p>860.7183969341</text:p>
          </table:table-cell>
          <table:table-cell table:formula="of:=SUM(OFFSET([.E$3];24*(ROW()-ROW([.E$3])); 0; 24; 1))" office:value-type="float" office:value="947.977869949" calcext:value-type="float">
            <text:p>947.977869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03:00:00</text:p>
          </table:table-cell>
          <table:table-cell office:value-type="float" office:value="22.2701560693793" calcext:value-type="float">
            <text:p>22.2701560694</text:p>
          </table:table-cell>
          <table:table-cell office:value-type="float" office:value="22.11571997" calcext:value-type="float">
            <text:p>22.11571997</text:p>
          </table:table-cell>
          <table:table-cell office:value-type="float" office:value="0" calcext:value-type="float">
            <text:p>0</text:p>
          </table:table-cell>
          <table:table-cell office:value-type="float" office:value="18.16644177" calcext:value-type="float">
            <text:p>18.16644177</text:p>
          </table:table-cell>
          <table:table-cell table:style-name="ce2" office:value-type="date" office:date-value="2017-03-16" calcext:value-type="date">
            <text:p>03/16/17</text:p>
          </table:table-cell>
          <table:table-cell table:formula="of:=SUM(OFFSET([.D$3];24*(ROW()-ROW([.D$3])); 0; 24; 1))" office:value-type="float" office:value="610.847495014293" calcext:value-type="float">
            <text:p>610.8474950143</text:p>
          </table:table-cell>
          <table:table-cell table:formula="of:=SUM(OFFSET([.E$3];24*(ROW()-ROW([.E$3])); 0; 24; 1))" office:value-type="float" office:value="725.329657625" calcext:value-type="float">
            <text:p>725.329657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04:00:00</text:p>
          </table:table-cell>
          <table:table-cell office:value-type="float" office:value="22.064815623608" calcext:value-type="float">
            <text:p>22.0648156236</text:p>
          </table:table-cell>
          <table:table-cell office:value-type="float" office:value="21.99562137" calcext:value-type="float">
            <text:p>21.99562137</text:p>
          </table:table-cell>
          <table:table-cell office:value-type="float" office:value="0" calcext:value-type="float">
            <text:p>0</text:p>
          </table:table-cell>
          <table:table-cell office:value-type="float" office:value="18.39412568" calcext:value-type="float">
            <text:p>18.39412568</text:p>
          </table:table-cell>
          <table:table-cell table:style-name="ce2" office:value-type="date" office:date-value="2017-03-17" calcext:value-type="date">
            <text:p>03/17/17</text:p>
          </table:table-cell>
          <table:table-cell table:formula="of:=SUM(OFFSET([.D$3];24*(ROW()-ROW([.D$3])); 0; 24; 1))" office:value-type="float" office:value="536.377061347121" calcext:value-type="float">
            <text:p>536.3770613471</text:p>
          </table:table-cell>
          <table:table-cell table:formula="of:=SUM(OFFSET([.E$3];24*(ROW()-ROW([.E$3])); 0; 24; 1))" office:value-type="float" office:value="585.297178649" calcext:value-type="float">
            <text:p>585.297178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05:00:00</text:p>
          </table:table-cell>
          <table:table-cell office:value-type="float" office:value="21.8894355653629" calcext:value-type="float">
            <text:p>21.8894355654</text:p>
          </table:table-cell>
          <table:table-cell office:value-type="float" office:value="21.91568607" calcext:value-type="float">
            <text:p>21.91568607</text:p>
          </table:table-cell>
          <table:table-cell office:value-type="float" office:value="0" calcext:value-type="float">
            <text:p>0</text:p>
          </table:table-cell>
          <table:table-cell office:value-type="float" office:value="18.06046622" calcext:value-type="float">
            <text:p>18.06046622</text:p>
          </table:table-cell>
          <table:table-cell table:style-name="ce2" office:value-type="date" office:date-value="2017-03-18" calcext:value-type="date">
            <text:p>03/18/17</text:p>
          </table:table-cell>
          <table:table-cell table:formula="of:=SUM(OFFSET([.D$3];24*(ROW()-ROW([.D$3])); 0; 24; 1))" office:value-type="float" office:value="555.585352683393" calcext:value-type="float">
            <text:p>555.5853526834</text:p>
          </table:table-cell>
          <table:table-cell table:formula="of:=SUM(OFFSET([.E$3];24*(ROW()-ROW([.E$3])); 0; 24; 1))" office:value-type="float" office:value="418.486110718" calcext:value-type="float">
            <text:p>418.4861107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06:00:00</text:p>
          </table:table-cell>
          <table:table-cell office:value-type="float" office:value="21.7582266713421" calcext:value-type="float">
            <text:p>21.7582266713</text:p>
          </table:table-cell>
          <table:table-cell office:value-type="float" office:value="21.82864622" calcext:value-type="float">
            <text:p>21.82864622</text:p>
          </table:table-cell>
          <table:table-cell office:value-type="float" office:value="0" calcext:value-type="float">
            <text:p>0</text:p>
          </table:table-cell>
          <table:table-cell office:value-type="float" office:value="18.29220243" calcext:value-type="float">
            <text:p>18.29220243</text:p>
          </table:table-cell>
          <table:table-cell table:style-name="ce2" office:value-type="date" office:date-value="2017-03-19" calcext:value-type="date">
            <text:p>03/19/17</text:p>
          </table:table-cell>
          <table:table-cell table:formula="of:=SUM(OFFSET([.D$3];24*(ROW()-ROW([.D$3])); 0; 24; 1))" office:value-type="float" office:value="535.641293684314" calcext:value-type="float">
            <text:p>535.6412936843</text:p>
          </table:table-cell>
          <table:table-cell table:formula="of:=SUM(OFFSET([.E$3];24*(ROW()-ROW([.E$3])); 0; 24; 1))" office:value-type="float" office:value="392.919512218" calcext:value-type="float">
            <text:p>392.919512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07:00:00</text:p>
          </table:table-cell>
          <table:table-cell office:value-type="float" office:value="21.6204133379816" calcext:value-type="float">
            <text:p>21.620413338</text:p>
          </table:table-cell>
          <table:table-cell office:value-type="float" office:value="21.78149237" calcext:value-type="float">
            <text:p>21.78149237</text:p>
          </table:table-cell>
          <table:table-cell office:value-type="float" office:value="0" calcext:value-type="float">
            <text:p>0</text:p>
          </table:table-cell>
          <table:table-cell office:value-type="float" office:value="19.21045119" calcext:value-type="float">
            <text:p>19.21045119</text:p>
          </table:table-cell>
          <table:table-cell table:style-name="ce2" office:value-type="date" office:date-value="2017-03-20" calcext:value-type="date">
            <text:p>03/20/17</text:p>
          </table:table-cell>
          <table:table-cell table:formula="of:=SUM(OFFSET([.D$3];24*(ROW()-ROW([.D$3])); 0; 24; 1))" office:value-type="float" office:value="514.562603346851" calcext:value-type="float">
            <text:p>514.5626033469</text:p>
          </table:table-cell>
          <table:table-cell table:formula="of:=SUM(OFFSET([.E$3];24*(ROW()-ROW([.E$3])); 0; 24; 1))" office:value-type="float" office:value="246.134696207" calcext:value-type="float">
            <text:p>246.134696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08:00:00</text:p>
          </table:table-cell>
          <table:table-cell office:value-type="float" office:value="21.4286595069318" calcext:value-type="float">
            <text:p>21.4286595069</text:p>
          </table:table-cell>
          <table:table-cell office:value-type="float" office:value="21.92918466" calcext:value-type="float">
            <text:p>21.92918466</text:p>
          </table:table-cell>
          <table:table-cell office:value-type="float" office:value="279.098978418575" calcext:value-type="float">
            <text:p>279.0989784186</text:p>
          </table:table-cell>
          <table:table-cell office:value-type="float" office:value="74.96381557" calcext:value-type="float">
            <text:p>74.96381557</text:p>
          </table:table-cell>
          <table:table-cell table:style-name="ce2" office:value-type="date" office:date-value="2017-03-21" calcext:value-type="date">
            <text:p>03/21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146.213701009" calcext:value-type="float">
            <text:p>146.213701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09:00:00</text:p>
          </table:table-cell>
          <table:table-cell office:value-type="float" office:value="21.2996154445497" calcext:value-type="float">
            <text:p>21.2996154445</text:p>
          </table:table-cell>
          <table:table-cell office:value-type="float" office:value="22.72245613" calcext:value-type="float">
            <text:p>22.72245613</text:p>
          </table:table-cell>
          <table:table-cell office:value-type="float" office:value="192.367155388041" calcext:value-type="float">
            <text:p>192.367155388</text:p>
          </table:table-cell>
          <table:table-cell office:value-type="float" office:value="28.68479263" calcext:value-type="float">
            <text:p>28.68479263</text:p>
          </table:table-cell>
          <table:table-cell table:style-name="ce2" office:value-type="date" office:date-value="2017-03-22" calcext:value-type="date">
            <text:p>03/22/17</text:p>
          </table:table-cell>
          <table:table-cell table:formula="of:=SUM(OFFSET([.D$3];24*(ROW()-ROW([.D$3])); 0; 24; 1))" office:value-type="float" office:value="591.49360953358" calcext:value-type="float">
            <text:p>591.4936095336</text:p>
          </table:table-cell>
          <table:table-cell table:formula="of:=SUM(OFFSET([.E$3];24*(ROW()-ROW([.E$3])); 0; 24; 1))" office:value-type="float" office:value="428.074753383" calcext:value-type="float">
            <text:p>428.074753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10:00:00</text:p>
          </table:table-cell>
          <table:table-cell office:value-type="float" office:value="21.5215332118561" calcext:value-type="float">
            <text:p>21.5215332119</text:p>
          </table:table-cell>
          <table:table-cell office:value-type="float" office:value="22.74129604" calcext:value-type="float">
            <text:p>22.74129604</text:p>
          </table:table-cell>
          <table:table-cell office:value-type="float" office:value="122.608991012683" calcext:value-type="float">
            <text:p>122.6089910127</text:p>
          </table:table-cell>
          <table:table-cell office:value-type="float" office:value="21.80651449" calcext:value-type="float">
            <text:p>21.80651449</text:p>
          </table:table-cell>
          <table:table-cell table:style-name="ce2" office:value-type="date" office:date-value="2017-03-23" calcext:value-type="date">
            <text:p>03/23/17</text:p>
          </table:table-cell>
          <table:table-cell table:formula="of:=SUM(OFFSET([.D$3];24*(ROW()-ROW([.D$3])); 0; 24; 1))" office:value-type="float" office:value="245.608975827921" calcext:value-type="float">
            <text:p>245.6089758279</text:p>
          </table:table-cell>
          <table:table-cell table:formula="of:=SUM(OFFSET([.E$3];24*(ROW()-ROW([.E$3])); 0; 24; 1))" office:value-type="float" office:value="320.123098053" calcext:value-type="float">
            <text:p>320.123098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11:00:00</text:p>
          </table:table-cell>
          <table:table-cell office:value-type="float" office:value="21.8499198345617" calcext:value-type="float">
            <text:p>21.8499198346</text:p>
          </table:table-cell>
          <table:table-cell office:value-type="float" office:value="22.60573722" calcext:value-type="float">
            <text:p>22.60573722</text:p>
          </table:table-cell>
          <table:table-cell office:value-type="float" office:value="0" calcext:value-type="float">
            <text:p>0</text:p>
          </table:table-cell>
          <table:table-cell office:value-type="float" office:value="18.18967718" calcext:value-type="float">
            <text:p>18.18967718</text:p>
          </table:table-cell>
          <table:table-cell table:style-name="ce2" office:value-type="date" office:date-value="2017-03-24" calcext:value-type="date">
            <text:p>03/24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167.821689138" calcext:value-type="float">
            <text:p>167.821689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12:00:00</text:p>
          </table:table-cell>
          <table:table-cell office:value-type="float" office:value="22.1601051329532" calcext:value-type="float">
            <text:p>22.160105133</text:p>
          </table:table-cell>
          <table:table-cell office:value-type="float" office:value="22.73539843" calcext:value-type="float">
            <text:p>22.73539843</text:p>
          </table:table-cell>
          <table:table-cell office:value-type="float" office:value="0" calcext:value-type="float">
            <text:p>0</text:p>
          </table:table-cell>
          <table:table-cell office:value-type="float" office:value="21.30726438" calcext:value-type="float">
            <text:p>21.30726438</text:p>
          </table:table-cell>
          <table:table-cell table:style-name="ce2" office:value-type="date" office:date-value="2017-03-25" calcext:value-type="date">
            <text:p>03/25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13:00:00</text:p>
          </table:table-cell>
          <table:table-cell office:value-type="float" office:value="22.5811678305232" calcext:value-type="float">
            <text:p>22.5811678305</text:p>
          </table:table-cell>
          <table:table-cell office:value-type="float" office:value="22.84002149" calcext:value-type="float">
            <text:p>22.84002149</text:p>
          </table:table-cell>
          <table:table-cell office:value-type="float" office:value="11.402426009878" calcext:value-type="float">
            <text:p>11.4024260099</text:p>
          </table:table-cell>
          <table:table-cell office:value-type="float" office:value="21.66086765" calcext:value-type="float">
            <text:p>21.66086765</text:p>
          </table:table-cell>
          <table:table-cell table:style-name="ce2" office:value-type="date" office:date-value="2017-03-26" calcext:value-type="date">
            <text:p>03/26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14:00:00</text:p>
          </table:table-cell>
          <table:table-cell office:value-type="float" office:value="22.9670228694308" calcext:value-type="float">
            <text:p>22.9670228694</text:p>
          </table:table-cell>
          <table:table-cell office:value-type="float" office:value="22.77404555" calcext:value-type="float">
            <text:p>22.77404555</text:p>
          </table:table-cell>
          <table:table-cell office:value-type="float" office:value="0" calcext:value-type="float">
            <text:p>0</text:p>
          </table:table-cell>
          <table:table-cell office:value-type="float" office:value="26.60224223" calcext:value-type="float">
            <text:p>26.60224223</text:p>
          </table:table-cell>
          <table:table-cell table:style-name="ce2" office:value-type="date" office:date-value="2017-03-27" calcext:value-type="date">
            <text:p>03/27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15:00:00</text:p>
          </table:table-cell>
          <table:table-cell office:value-type="float" office:value="23.0821415072079" calcext:value-type="float">
            <text:p>23.0821415072</text:p>
          </table:table-cell>
          <table:table-cell office:value-type="float" office:value="22.60101685" calcext:value-type="float">
            <text:p>22.60101685</text:p>
          </table:table-cell>
          <table:table-cell office:value-type="float" office:value="0" calcext:value-type="float">
            <text:p>0</text:p>
          </table:table-cell>
          <table:table-cell office:value-type="float" office:value="28.83172276" calcext:value-type="float">
            <text:p>28.83172276</text:p>
          </table:table-cell>
          <table:table-cell table:style-name="ce2" office:value-type="date" office:date-value="2017-03-28" calcext:value-type="date">
            <text:p>03/28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-0.203184624" calcext:value-type="float">
            <text:p>-0.203184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16:00:00</text:p>
          </table:table-cell>
          <table:table-cell office:value-type="float" office:value="22.9335070144284" calcext:value-type="float">
            <text:p>22.9335070144</text:p>
          </table:table-cell>
          <table:table-cell office:value-type="float" office:value="22.55887944" calcext:value-type="float">
            <text:p>22.55887944</text:p>
          </table:table-cell>
          <table:table-cell office:value-type="float" office:value="0" calcext:value-type="float">
            <text:p>0</text:p>
          </table:table-cell>
          <table:table-cell office:value-type="float" office:value="29.69283529" calcext:value-type="float">
            <text:p>29.69283529</text:p>
          </table:table-cell>
          <table:table-cell table:style-name="ce2" office:value-type="date" office:date-value="2017-03-29" calcext:value-type="date">
            <text:p>03/29/17</text:p>
          </table:table-cell>
          <table:table-cell table:formula="of:=SUM(OFFSET([.D$3];24*(ROW()-ROW([.D$3])); 0; 24; 1))" office:value-type="float" office:value="232.063492466968" calcext:value-type="float">
            <text:p>232.063492467</text:p>
          </table:table-cell>
          <table:table-cell table:formula="of:=SUM(OFFSET([.E$3];24*(ROW()-ROW([.E$3])); 0; 24; 1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17:00:00</text:p>
          </table:table-cell>
          <table:table-cell office:value-type="float" office:value="22.7170421772745" calcext:value-type="float">
            <text:p>22.7170421773</text:p>
          </table:table-cell>
          <table:table-cell office:value-type="float" office:value="22.56106043" calcext:value-type="float">
            <text:p>22.56106043</text:p>
          </table:table-cell>
          <table:table-cell office:value-type="float" office:value="0" calcext:value-type="float">
            <text:p>0</text:p>
          </table:table-cell>
          <table:table-cell office:value-type="float" office:value="53.90518345" calcext:value-type="float">
            <text:p>53.90518345</text:p>
          </table:table-cell>
          <table:table-cell table:style-name="ce2" office:value-type="date" office:date-value="2017-03-30" calcext:value-type="date">
            <text:p>03/30/17</text:p>
          </table:table-cell>
          <table:table-cell table:formula="of:=SUM(OFFSET([.D$3];24*(ROW()-ROW([.D$3])); 0; 24; 1))" office:value-type="float" office:value="0" calcext:value-type="float">
            <text:p>0</text:p>
          </table:table-cell>
          <table:table-cell table:formula="of:=SUM(OFFSET([.E$3];24*(ROW()-ROW([.E$3])); 0; 24; 1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18:00:00</text:p>
          </table:table-cell>
          <table:table-cell office:value-type="float" office:value="22.6270628463169" calcext:value-type="float">
            <text:p>22.6270628463</text:p>
          </table:table-cell>
          <table:table-cell office:value-type="float" office:value="22.68522323" calcext:value-type="float">
            <text:p>22.68522323</text:p>
          </table:table-cell>
          <table:table-cell office:value-type="float" office:value="29.6492059926861" calcext:value-type="float">
            <text:p>29.6492059927</text:p>
          </table:table-cell>
          <table:table-cell office:value-type="float" office:value="34.20785366" calcext:value-type="float">
            <text:p>34.20785366</text:p>
          </table:table-cell>
          <table:table-cell table:style-name="ce2" office:value-type="date" office:date-value="2017-03-31" calcext:value-type="date">
            <text:p>03/31/17</text:p>
          </table:table-cell>
          <table:table-cell table:formula="of:=SUM(OFFSET([.D$3];24*(ROW()-ROW([.D$3])); 0; 24; 1))" office:value-type="float" office:value="39.5381051274413" calcext:value-type="float">
            <text:p>39.5381051274</text:p>
          </table:table-cell>
          <table:table-cell table:formula="of:=SUM(OFFSET([.E$3];24*(ROW()-ROW([.E$3])); 0; 24; 1))" office:value-type="float" office:value="151.430342516" calcext:value-type="float">
            <text:p>151.430342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01/04 <text:s/>19:00:00</text:p>
          </table:table-cell>
          <table:table-cell office:value-type="float" office:value="22.3837839625792" calcext:value-type="float">
            <text:p>22.3837839626</text:p>
          </table:table-cell>
          <table:table-cell office:value-type="float" office:value="22.59707786" calcext:value-type="float">
            <text:p>22.59707786</text:p>
          </table:table-cell>
          <table:table-cell office:value-type="float" office:value="121.784518578569" calcext:value-type="float">
            <text:p>121.7845185786</text:p>
          </table:table-cell>
          <table:table-cell office:value-type="float" office:value="65.66398228" calcext:value-type="float">
            <text:p>65.66398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4 <text:s/>20:00:00</text:p>
          </table:table-cell>
          <table:table-cell office:value-type="float" office:value="22.1913751114309" calcext:value-type="float">
            <text:p>22.1913751114</text:p>
          </table:table-cell>
          <table:table-cell office:value-type="float" office:value="22.69579745" calcext:value-type="float">
            <text:p>22.69579745</text:p>
          </table:table-cell>
          <table:table-cell office:value-type="float" office:value="95.6423909660556" calcext:value-type="float">
            <text:p>95.6423909661</text:p>
          </table:table-cell>
          <table:table-cell office:value-type="float" office:value="36.62660855" calcext:value-type="float">
            <text:p>36.62660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4 <text:s/>21:00:00</text:p>
          </table:table-cell>
          <table:table-cell office:value-type="float" office:value="22.1580698859158" calcext:value-type="float">
            <text:p>22.1580698859</text:p>
          </table:table-cell>
          <table:table-cell office:value-type="float" office:value="22.36776864" calcext:value-type="float">
            <text:p>22.36776864</text:p>
          </table:table-cell>
          <table:table-cell office:value-type="float" office:value="0" calcext:value-type="float">
            <text:p>0</text:p>
          </table:table-cell>
          <table:table-cell office:value-type="float" office:value="5.638141339" calcext:value-type="float">
            <text:p>5.6381413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4 <text:s/>22:00:00</text:p>
          </table:table-cell>
          <table:table-cell office:value-type="float" office:value="22.1258335881393" calcext:value-type="float">
            <text:p>22.1258335881</text:p>
          </table:table-cell>
          <table:table-cell office:value-type="float" office:value="21.67902939" calcext:value-type="float">
            <text:p>21.67902939</text:p>
          </table:table-cell>
          <table:table-cell office:value-type="float" office:value="0" calcext:value-type="float">
            <text:p>0</text:p>
          </table:table-cell>
          <table:table-cell office:value-type="float" office:value="25.84837429" calcext:value-type="float">
            <text:p>25.84837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4 <text:s/>23:00:00</text:p>
          </table:table-cell>
          <table:table-cell office:value-type="float" office:value="21.9721923008335" calcext:value-type="float">
            <text:p>21.9721923008</text:p>
          </table:table-cell>
          <table:table-cell office:value-type="float" office:value="21.1597545" calcext:value-type="float">
            <text:p>21.1597545</text:p>
          </table:table-cell>
          <table:table-cell office:value-type="float" office:value="0" calcext:value-type="float">
            <text:p>0</text:p>
          </table:table-cell>
          <table:table-cell office:value-type="float" office:value="27.13848801" calcext:value-type="float">
            <text:p>27.13848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4 <text:s/>24:00:00</text:p>
          </table:table-cell>
          <table:table-cell office:value-type="float" office:value="21.7594734655122" calcext:value-type="float">
            <text:p>21.7594734655</text:p>
          </table:table-cell>
          <table:table-cell office:value-type="float" office:value="20.7640393" calcext:value-type="float">
            <text:p>20.7640393</text:p>
          </table:table-cell>
          <table:table-cell office:value-type="float" office:value="0" calcext:value-type="float">
            <text:p>0</text:p>
          </table:table-cell>
          <table:table-cell office:value-type="float" office:value="29.68425203" calcext:value-type="float">
            <text:p>29.68425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01:00:00</text:p>
          </table:table-cell>
          <table:table-cell office:value-type="float" office:value="21.5083187781015" calcext:value-type="float">
            <text:p>21.5083187781</text:p>
          </table:table-cell>
          <table:table-cell office:value-type="float" office:value="20.48110403" calcext:value-type="float">
            <text:p>20.48110403</text:p>
          </table:table-cell>
          <table:table-cell office:value-type="float" office:value="0" calcext:value-type="float">
            <text:p>0</text:p>
          </table:table-cell>
          <table:table-cell office:value-type="float" office:value="32.84858077" calcext:value-type="float">
            <text:p>32.84858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02:00:00</text:p>
          </table:table-cell>
          <table:table-cell office:value-type="float" office:value="21.221090600619" calcext:value-type="float">
            <text:p>21.2210906006</text:p>
          </table:table-cell>
          <table:table-cell office:value-type="float" office:value="20.29895023" calcext:value-type="float">
            <text:p>20.29895023</text:p>
          </table:table-cell>
          <table:table-cell office:value-type="float" office:value="0" calcext:value-type="float">
            <text:p>0</text:p>
          </table:table-cell>
          <table:table-cell office:value-type="float" office:value="32.17107742" calcext:value-type="float">
            <text:p>32.17107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03:00:00</text:p>
          </table:table-cell>
          <table:table-cell office:value-type="float" office:value="20.9077117322263" calcext:value-type="float">
            <text:p>20.9077117322</text:p>
          </table:table-cell>
          <table:table-cell office:value-type="float" office:value="20.22487258" calcext:value-type="float">
            <text:p>20.22487258</text:p>
          </table:table-cell>
          <table:table-cell office:value-type="float" office:value="0" calcext:value-type="float">
            <text:p>0</text:p>
          </table:table-cell>
          <table:table-cell office:value-type="float" office:value="32.94662089" calcext:value-type="float">
            <text:p>32.94662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04:00:00</text:p>
          </table:table-cell>
          <table:table-cell office:value-type="float" office:value="20.5839833431866" calcext:value-type="float">
            <text:p>20.5839833432</text:p>
          </table:table-cell>
          <table:table-cell office:value-type="float" office:value="20.07946874" calcext:value-type="float">
            <text:p>20.07946874</text:p>
          </table:table-cell>
          <table:table-cell office:value-type="float" office:value="0" calcext:value-type="float">
            <text:p>0</text:p>
          </table:table-cell>
          <table:table-cell office:value-type="float" office:value="34.80849881" calcext:value-type="float">
            <text:p>34.80849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05:00:00</text:p>
          </table:table-cell>
          <table:table-cell office:value-type="float" office:value="20.2558922474" calcext:value-type="float">
            <text:p>20.2558922474</text:p>
          </table:table-cell>
          <table:table-cell office:value-type="float" office:value="19.98743715" calcext:value-type="float">
            <text:p>19.98743715</text:p>
          </table:table-cell>
          <table:table-cell office:value-type="float" office:value="223.084549093749" calcext:value-type="float">
            <text:p>223.0845490938</text:p>
          </table:table-cell>
          <table:table-cell office:value-type="float" office:value="34.69292046" calcext:value-type="float">
            <text:p>34.692920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06:00:00</text:p>
          </table:table-cell>
          <table:table-cell office:value-type="float" office:value="20.0572692023812" calcext:value-type="float">
            <text:p>20.0572692024</text:p>
          </table:table-cell>
          <table:table-cell office:value-type="float" office:value="19.90839689" calcext:value-type="float">
            <text:p>19.90839689</text:p>
          </table:table-cell>
          <table:table-cell office:value-type="float" office:value="151.379900906313" calcext:value-type="float">
            <text:p>151.3799009063</text:p>
          </table:table-cell>
          <table:table-cell office:value-type="float" office:value="35.67400614" calcext:value-type="float">
            <text:p>35.67400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07:00:00</text:p>
          </table:table-cell>
          <table:table-cell office:value-type="float" office:value="20.0213584303094" calcext:value-type="float">
            <text:p>20.0213584303</text:p>
          </table:table-cell>
          <table:table-cell office:value-type="float" office:value="19.81405692" calcext:value-type="float">
            <text:p>19.81405692</text:p>
          </table:table-cell>
          <table:table-cell office:value-type="float" office:value="97.1448590892233" calcext:value-type="float">
            <text:p>97.1448590892</text:p>
          </table:table-cell>
          <table:table-cell office:value-type="float" office:value="36.28641336" calcext:value-type="float">
            <text:p>36.28641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08:00:00</text:p>
          </table:table-cell>
          <table:table-cell office:value-type="float" office:value="20.0366263680933" calcext:value-type="float">
            <text:p>20.0366263681</text:p>
          </table:table-cell>
          <table:table-cell office:value-type="float" office:value="20.16330866" calcext:value-type="float">
            <text:p>20.16330866</text:p>
          </table:table-cell>
          <table:table-cell office:value-type="float" office:value="70.0388826441356" calcext:value-type="float">
            <text:p>70.0388826441</text:p>
          </table:table-cell>
          <table:table-cell office:value-type="float" office:value="82.33727719" calcext:value-type="float">
            <text:p>82.33727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09:00:00</text:p>
          </table:table-cell>
          <table:table-cell office:value-type="float" office:value="20.0525270307133" calcext:value-type="float">
            <text:p>20.0525270307</text:p>
          </table:table-cell>
          <table:table-cell office:value-type="float" office:value="21.20688336" calcext:value-type="float">
            <text:p>21.20688336</text:p>
          </table:table-cell>
          <table:table-cell office:value-type="float" office:value="59.135373584335" calcext:value-type="float">
            <text:p>59.1353735843</text:p>
          </table:table-cell>
          <table:table-cell office:value-type="float" office:value="66.21718525" calcext:value-type="float">
            <text:p>66.21718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10:00:00</text:p>
          </table:table-cell>
          <table:table-cell office:value-type="float" office:value="20.0736679482752" calcext:value-type="float">
            <text:p>20.0736679483</text:p>
          </table:table-cell>
          <table:table-cell office:value-type="float" office:value="22.13286358" calcext:value-type="float">
            <text:p>22.13286358</text:p>
          </table:table-cell>
          <table:table-cell office:value-type="float" office:value="54.4039834354528" calcext:value-type="float">
            <text:p>54.4039834355</text:p>
          </table:table-cell>
          <table:table-cell office:value-type="float" office:value="64.02745518" calcext:value-type="float">
            <text:p>64.02745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11:00:00</text:p>
          </table:table-cell>
          <table:table-cell office:value-type="float" office:value="20.1419195858696" calcext:value-type="float">
            <text:p>20.1419195859</text:p>
          </table:table-cell>
          <table:table-cell office:value-type="float" office:value="22.83412297" calcext:value-type="float">
            <text:p>22.83412297</text:p>
          </table:table-cell>
          <table:table-cell office:value-type="float" office:value="54.2657298026556" calcext:value-type="float">
            <text:p>54.2657298027</text:p>
          </table:table-cell>
          <table:table-cell office:value-type="float" office:value="31.56423076" calcext:value-type="float">
            <text:p>31.56423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12:00:00</text:p>
          </table:table-cell>
          <table:table-cell office:value-type="float" office:value="20.5979305377415" calcext:value-type="float">
            <text:p>20.5979305377</text:p>
          </table:table-cell>
          <table:table-cell office:value-type="float" office:value="22.68471652" calcext:value-type="float">
            <text:p>22.68471652</text:p>
          </table:table-cell>
          <table:table-cell office:value-type="float" office:value="54.9442382539508" calcext:value-type="float">
            <text:p>54.944238254</text:p>
          </table:table-cell>
          <table:table-cell office:value-type="float" office:value="38.47765973" calcext:value-type="float">
            <text:p>38.47765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13:00:00</text:p>
          </table:table-cell>
          <table:table-cell office:value-type="float" office:value="21.0285661563145" calcext:value-type="float">
            <text:p>21.0285661563</text:p>
          </table:table-cell>
          <table:table-cell office:value-type="float" office:value="22.59709478" calcext:value-type="float">
            <text:p>22.59709478</text:p>
          </table:table-cell>
          <table:table-cell office:value-type="float" office:value="54.7829782922989" calcext:value-type="float">
            <text:p>54.7829782923</text:p>
          </table:table-cell>
          <table:table-cell office:value-type="float" office:value="55.59816662" calcext:value-type="float">
            <text:p>55.59816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14:00:00</text:p>
          </table:table-cell>
          <table:table-cell office:value-type="float" office:value="21.1913055222277" calcext:value-type="float">
            <text:p>21.1913055222</text:p>
          </table:table-cell>
          <table:table-cell office:value-type="float" office:value="22.78259764" calcext:value-type="float">
            <text:p>22.78259764</text:p>
          </table:table-cell>
          <table:table-cell office:value-type="float" office:value="54.6700443200175" calcext:value-type="float">
            <text:p>54.67004432</text:p>
          </table:table-cell>
          <table:table-cell office:value-type="float" office:value="29.69947402" calcext:value-type="float">
            <text:p>29.69947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15:00:00</text:p>
          </table:table-cell>
          <table:table-cell office:value-type="float" office:value="21.2774648358629" calcext:value-type="float">
            <text:p>21.2774648359</text:p>
          </table:table-cell>
          <table:table-cell office:value-type="float" office:value="22.62260625" calcext:value-type="float">
            <text:p>22.62260625</text:p>
          </table:table-cell>
          <table:table-cell office:value-type="float" office:value="54.55537021378" calcext:value-type="float">
            <text:p>54.5553702138</text:p>
          </table:table-cell>
          <table:table-cell office:value-type="float" office:value="60.25489263" calcext:value-type="float">
            <text:p>60.25489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16:00:00</text:p>
          </table:table-cell>
          <table:table-cell office:value-type="float" office:value="21.3661482611453" calcext:value-type="float">
            <text:p>21.3661482611</text:p>
          </table:table-cell>
          <table:table-cell office:value-type="float" office:value="22.80287428" calcext:value-type="float">
            <text:p>22.80287428</text:p>
          </table:table-cell>
          <table:table-cell office:value-type="float" office:value="54.5046695254833" calcext:value-type="float">
            <text:p>54.5046695255</text:p>
          </table:table-cell>
          <table:table-cell office:value-type="float" office:value="35.49194954" calcext:value-type="float">
            <text:p>35.49194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17:00:00</text:p>
          </table:table-cell>
          <table:table-cell office:value-type="float" office:value="21.4362505718862" calcext:value-type="float">
            <text:p>21.4362505719</text:p>
          </table:table-cell>
          <table:table-cell office:value-type="float" office:value="22.70393622" calcext:value-type="float">
            <text:p>22.70393622</text:p>
          </table:table-cell>
          <table:table-cell office:value-type="float" office:value="54.1043656160031" calcext:value-type="float">
            <text:p>54.104365616</text:p>
          </table:table-cell>
          <table:table-cell office:value-type="float" office:value="62.93664305" calcext:value-type="float">
            <text:p>62.93664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18:00:00</text:p>
          </table:table-cell>
          <table:table-cell office:value-type="float" office:value="21.5105558625118" calcext:value-type="float">
            <text:p>21.5105558625</text:p>
          </table:table-cell>
          <table:table-cell office:value-type="float" office:value="22.77143124" calcext:value-type="float">
            <text:p>22.77143124</text:p>
          </table:table-cell>
          <table:table-cell office:value-type="float" office:value="54.1553132525786" calcext:value-type="float">
            <text:p>54.1553132526</text:p>
          </table:table-cell>
          <table:table-cell office:value-type="float" office:value="45.90232861" calcext:value-type="float">
            <text:p>45.9023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19:00:00</text:p>
          </table:table-cell>
          <table:table-cell office:value-type="float" office:value="21.5603188293211" calcext:value-type="float">
            <text:p>21.5603188293</text:p>
          </table:table-cell>
          <table:table-cell office:value-type="float" office:value="22.86518659" calcext:value-type="float">
            <text:p>22.86518659</text:p>
          </table:table-cell>
          <table:table-cell office:value-type="float" office:value="54.5092193419261" calcext:value-type="float">
            <text:p>54.5092193419</text:p>
          </table:table-cell>
          <table:table-cell office:value-type="float" office:value="37.34771779" calcext:value-type="float">
            <text:p>37.3477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20:00:00</text:p>
          </table:table-cell>
          <table:table-cell office:value-type="float" office:value="21.6030391881299" calcext:value-type="float">
            <text:p>21.6030391881</text:p>
          </table:table-cell>
          <table:table-cell office:value-type="float" office:value="22.77799986" calcext:value-type="float">
            <text:p>22.77799986</text:p>
          </table:table-cell>
          <table:table-cell office:value-type="float" office:value="54.6380741123842" calcext:value-type="float">
            <text:p>54.6380741124</text:p>
          </table:table-cell>
          <table:table-cell office:value-type="float" office:value="56.13780531" calcext:value-type="float">
            <text:p>56.13780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21:00:00</text:p>
          </table:table-cell>
          <table:table-cell office:value-type="float" office:value="21.6359869883904" calcext:value-type="float">
            <text:p>21.6359869884</text:p>
          </table:table-cell>
          <table:table-cell office:value-type="float" office:value="22.65885176" calcext:value-type="float">
            <text:p>22.65885176</text:p>
          </table:table-cell>
          <table:table-cell office:value-type="float" office:value="50.5517974370761" calcext:value-type="float">
            <text:p>50.5517974371</text:p>
          </table:table-cell>
          <table:table-cell office:value-type="float" office:value="5.388130395" calcext:value-type="float">
            <text:p>5.3881303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22:00:00</text:p>
          </table:table-cell>
          <table:table-cell office:value-type="float" office:value="21.6687797028204" calcext:value-type="float">
            <text:p>21.6687797028</text:p>
          </table:table-cell>
          <table:table-cell office:value-type="float" office:value="21.76592837" calcext:value-type="float">
            <text:p>21.76592837</text:p>
          </table:table-cell>
          <table:table-cell office:value-type="float" office:value="0" calcext:value-type="float">
            <text:p>0</text:p>
          </table:table-cell>
          <table:table-cell office:value-type="float" office:value="24.46407296" calcext:value-type="float">
            <text:p>24.46407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23:00:00</text:p>
          </table:table-cell>
          <table:table-cell office:value-type="float" office:value="21.6518563754995" calcext:value-type="float">
            <text:p>21.6518563755</text:p>
          </table:table-cell>
          <table:table-cell office:value-type="float" office:value="21.14020222" calcext:value-type="float">
            <text:p>21.14020222</text:p>
          </table:table-cell>
          <table:table-cell office:value-type="float" office:value="0" calcext:value-type="float">
            <text:p>0</text:p>
          </table:table-cell>
          <table:table-cell office:value-type="float" office:value="28.15511122" calcext:value-type="float">
            <text:p>28.15511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5 <text:s/>24:00:00</text:p>
          </table:table-cell>
          <table:table-cell office:value-type="float" office:value="21.5932791751338" calcext:value-type="float">
            <text:p>21.5932791751</text:p>
          </table:table-cell>
          <table:table-cell office:value-type="float" office:value="20.72782687" calcext:value-type="float">
            <text:p>20.72782687</text:p>
          </table:table-cell>
          <table:table-cell office:value-type="float" office:value="0" calcext:value-type="float">
            <text:p>0</text:p>
          </table:table-cell>
          <table:table-cell office:value-type="float" office:value="30.88948409" calcext:value-type="float">
            <text:p>30.889484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01:00:00</text:p>
          </table:table-cell>
          <table:table-cell office:value-type="float" office:value="21.4480411313826" calcext:value-type="float">
            <text:p>21.4480411314</text:p>
          </table:table-cell>
          <table:table-cell office:value-type="float" office:value="20.42947028" calcext:value-type="float">
            <text:p>20.42947028</text:p>
          </table:table-cell>
          <table:table-cell office:value-type="float" office:value="0" calcext:value-type="float">
            <text:p>0</text:p>
          </table:table-cell>
          <table:table-cell office:value-type="float" office:value="33.36020858" calcext:value-type="float">
            <text:p>33.36020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02:00:00</text:p>
          </table:table-cell>
          <table:table-cell office:value-type="float" office:value="21.2319903713186" calcext:value-type="float">
            <text:p>21.2319903713</text:p>
          </table:table-cell>
          <table:table-cell office:value-type="float" office:value="20.30235301" calcext:value-type="float">
            <text:p>20.30235301</text:p>
          </table:table-cell>
          <table:table-cell office:value-type="float" office:value="0" calcext:value-type="float">
            <text:p>0</text:p>
          </table:table-cell>
          <table:table-cell office:value-type="float" office:value="33.15196992" calcext:value-type="float">
            <text:p>33.15196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03:00:00</text:p>
          </table:table-cell>
          <table:table-cell office:value-type="float" office:value="20.9706343680832" calcext:value-type="float">
            <text:p>20.9706343681</text:p>
          </table:table-cell>
          <table:table-cell office:value-type="float" office:value="20.1003529" calcext:value-type="float">
            <text:p>20.1003529</text:p>
          </table:table-cell>
          <table:table-cell office:value-type="float" office:value="0" calcext:value-type="float">
            <text:p>0</text:p>
          </table:table-cell>
          <table:table-cell office:value-type="float" office:value="35.29330468" calcext:value-type="float">
            <text:p>35.29330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04:00:00</text:p>
          </table:table-cell>
          <table:table-cell office:value-type="float" office:value="20.6802883085174" calcext:value-type="float">
            <text:p>20.6802883085</text:p>
          </table:table-cell>
          <table:table-cell office:value-type="float" office:value="19.93443888" calcext:value-type="float">
            <text:p>19.93443888</text:p>
          </table:table-cell>
          <table:table-cell office:value-type="float" office:value="0" calcext:value-type="float">
            <text:p>0</text:p>
          </table:table-cell>
          <table:table-cell office:value-type="float" office:value="36.54001932" calcext:value-type="float">
            <text:p>36.540019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05:00:00</text:p>
          </table:table-cell>
          <table:table-cell office:value-type="float" office:value="20.3540949287358" calcext:value-type="float">
            <text:p>20.3540949287</text:p>
          </table:table-cell>
          <table:table-cell office:value-type="float" office:value="19.79059927" calcext:value-type="float">
            <text:p>19.79059927</text:p>
          </table:table-cell>
          <table:table-cell office:value-type="float" office:value="156.005747969346" calcext:value-type="float">
            <text:p>156.0057479693</text:p>
          </table:table-cell>
          <table:table-cell office:value-type="float" office:value="38.08324203" calcext:value-type="float">
            <text:p>38.08324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06:00:00</text:p>
          </table:table-cell>
          <table:table-cell office:value-type="float" office:value="20.1033624329493" calcext:value-type="float">
            <text:p>20.1033624329</text:p>
          </table:table-cell>
          <table:table-cell office:value-type="float" office:value="19.61946809" calcext:value-type="float">
            <text:p>19.61946809</text:p>
          </table:table-cell>
          <table:table-cell office:value-type="float" office:value="112.222520456805" calcext:value-type="float">
            <text:p>112.2225204568</text:p>
          </table:table-cell>
          <table:table-cell office:value-type="float" office:value="38.18685463" calcext:value-type="float">
            <text:p>38.186854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07:00:00</text:p>
          </table:table-cell>
          <table:table-cell office:value-type="float" office:value="19.9559383189982" calcext:value-type="float">
            <text:p>19.955938319</text:p>
          </table:table-cell>
          <table:table-cell office:value-type="float" office:value="19.49449496" calcext:value-type="float">
            <text:p>19.49449496</text:p>
          </table:table-cell>
          <table:table-cell office:value-type="float" office:value="77.1048071456683" calcext:value-type="float">
            <text:p>77.1048071457</text:p>
          </table:table-cell>
          <table:table-cell office:value-type="float" office:value="40.31245153" calcext:value-type="float">
            <text:p>40.31245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08:00:00</text:p>
          </table:table-cell>
          <table:table-cell office:value-type="float" office:value="19.865906986394" calcext:value-type="float">
            <text:p>19.8659069864</text:p>
          </table:table-cell>
          <table:table-cell office:value-type="float" office:value="19.63645181" calcext:value-type="float">
            <text:p>19.63645181</text:p>
          </table:table-cell>
          <table:table-cell office:value-type="float" office:value="61.2332418900161" calcext:value-type="float">
            <text:p>61.23324189</text:p>
          </table:table-cell>
          <table:table-cell office:value-type="float" office:value="76.79218108" calcext:value-type="float">
            <text:p>76.79218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09:00:00</text:p>
          </table:table-cell>
          <table:table-cell office:value-type="float" office:value="19.770818421843" calcext:value-type="float">
            <text:p>19.7708184218</text:p>
          </table:table-cell>
          <table:table-cell office:value-type="float" office:value="20.50265179" calcext:value-type="float">
            <text:p>20.50265179</text:p>
          </table:table-cell>
          <table:table-cell office:value-type="float" office:value="56.9878662812178" calcext:value-type="float">
            <text:p>56.9878662812</text:p>
          </table:table-cell>
          <table:table-cell office:value-type="float" office:value="71.58566649" calcext:value-type="float">
            <text:p>71.58566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10:00:00</text:p>
          </table:table-cell>
          <table:table-cell office:value-type="float" office:value="19.70908259447" calcext:value-type="float">
            <text:p>19.7090825945</text:p>
          </table:table-cell>
          <table:table-cell office:value-type="float" office:value="21.62065358" calcext:value-type="float">
            <text:p>21.62065358</text:p>
          </table:table-cell>
          <table:table-cell office:value-type="float" office:value="56.5551578196714" calcext:value-type="float">
            <text:p>56.5551578197</text:p>
          </table:table-cell>
          <table:table-cell office:value-type="float" office:value="63.63886384" calcext:value-type="float">
            <text:p>63.63886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11:00:00</text:p>
          </table:table-cell>
          <table:table-cell office:value-type="float" office:value="19.7982518002211" calcext:value-type="float">
            <text:p>19.7982518002</text:p>
          </table:table-cell>
          <table:table-cell office:value-type="float" office:value="22.65508241" calcext:value-type="float">
            <text:p>22.65508241</text:p>
          </table:table-cell>
          <table:table-cell office:value-type="float" office:value="56.6166515399647" calcext:value-type="float">
            <text:p>56.61665154</text:p>
          </table:table-cell>
          <table:table-cell office:value-type="float" office:value="41.17905225" calcext:value-type="float">
            <text:p>41.17905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12:00:00</text:p>
          </table:table-cell>
          <table:table-cell office:value-type="float" office:value="19.9377478678752" calcext:value-type="float">
            <text:p>19.9377478679</text:p>
          </table:table-cell>
          <table:table-cell office:value-type="float" office:value="22.65048747" calcext:value-type="float">
            <text:p>22.65048747</text:p>
          </table:table-cell>
          <table:table-cell office:value-type="float" office:value="56.0806407629897" calcext:value-type="float">
            <text:p>56.080640763</text:p>
          </table:table-cell>
          <table:table-cell office:value-type="float" office:value="30.18609395" calcext:value-type="float">
            <text:p>30.186093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13:00:00</text:p>
          </table:table-cell>
          <table:table-cell office:value-type="float" office:value="20.149341154802" calcext:value-type="float">
            <text:p>20.1493411548</text:p>
          </table:table-cell>
          <table:table-cell office:value-type="float" office:value="22.64421272" calcext:value-type="float">
            <text:p>22.64421272</text:p>
          </table:table-cell>
          <table:table-cell office:value-type="float" office:value="54.9871071822089" calcext:value-type="float">
            <text:p>54.9871071822</text:p>
          </table:table-cell>
          <table:table-cell office:value-type="float" office:value="24.54759447" calcext:value-type="float">
            <text:p>24.54759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14:00:00</text:p>
          </table:table-cell>
          <table:table-cell office:value-type="float" office:value="20.4819679167868" calcext:value-type="float">
            <text:p>20.4819679168</text:p>
          </table:table-cell>
          <table:table-cell office:value-type="float" office:value="22.64031409" calcext:value-type="float">
            <text:p>22.64031409</text:p>
          </table:table-cell>
          <table:table-cell office:value-type="float" office:value="54.1011914733014" calcext:value-type="float">
            <text:p>54.1011914733</text:p>
          </table:table-cell>
          <table:table-cell office:value-type="float" office:value="51.78159102" calcext:value-type="float">
            <text:p>51.78159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15:00:00</text:p>
          </table:table-cell>
          <table:table-cell office:value-type="float" office:value="21.0353539324907" calcext:value-type="float">
            <text:p>21.0353539325</text:p>
          </table:table-cell>
          <table:table-cell office:value-type="float" office:value="22.91983646" calcext:value-type="float">
            <text:p>22.91983646</text:p>
          </table:table-cell>
          <table:table-cell office:value-type="float" office:value="53.4908521794247" calcext:value-type="float">
            <text:p>53.4908521794</text:p>
          </table:table-cell>
          <table:table-cell office:value-type="float" office:value="44.23085346" calcext:value-type="float">
            <text:p>44.230853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16:00:00</text:p>
          </table:table-cell>
          <table:table-cell office:value-type="float" office:value="21.4131913767292" calcext:value-type="float">
            <text:p>21.4131913767</text:p>
          </table:table-cell>
          <table:table-cell office:value-type="float" office:value="22.81664524" calcext:value-type="float">
            <text:p>22.81664524</text:p>
          </table:table-cell>
          <table:table-cell office:value-type="float" office:value="53.1639371928056" calcext:value-type="float">
            <text:p>53.1639371928</text:p>
          </table:table-cell>
          <table:table-cell office:value-type="float" office:value="41.48163357" calcext:value-type="float">
            <text:p>41.48163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17:00:00</text:p>
          </table:table-cell>
          <table:table-cell office:value-type="float" office:value="21.5674258496974" calcext:value-type="float">
            <text:p>21.5674258497</text:p>
          </table:table-cell>
          <table:table-cell office:value-type="float" office:value="22.62269262" calcext:value-type="float">
            <text:p>22.62269262</text:p>
          </table:table-cell>
          <table:table-cell office:value-type="float" office:value="53.6727737394614" calcext:value-type="float">
            <text:p>53.6727737395</text:p>
          </table:table-cell>
          <table:table-cell office:value-type="float" office:value="71.2576673" calcext:value-type="float">
            <text:p>71.25766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18:00:00</text:p>
          </table:table-cell>
          <table:table-cell office:value-type="float" office:value="21.7304204839654" calcext:value-type="float">
            <text:p>21.730420484</text:p>
          </table:table-cell>
          <table:table-cell office:value-type="float" office:value="22.76964146" calcext:value-type="float">
            <text:p>22.76964146</text:p>
          </table:table-cell>
          <table:table-cell office:value-type="float" office:value="31.9404516040406" calcext:value-type="float">
            <text:p>31.940451604</text:p>
          </table:table-cell>
          <table:table-cell office:value-type="float" office:value="48.68992249" calcext:value-type="float">
            <text:p>48.68992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19:00:00</text:p>
          </table:table-cell>
          <table:table-cell office:value-type="float" office:value="21.7842633803474" calcext:value-type="float">
            <text:p>21.7842633803</text:p>
          </table:table-cell>
          <table:table-cell office:value-type="float" office:value="22.78640657" calcext:value-type="float">
            <text:p>22.78640657</text:p>
          </table:table-cell>
          <table:table-cell office:value-type="float" office:value="42.6596806831875" calcext:value-type="float">
            <text:p>42.6596806832</text:p>
          </table:table-cell>
          <table:table-cell office:value-type="float" office:value="62.95445028" calcext:value-type="float">
            <text:p>62.95445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20:00:00</text:p>
          </table:table-cell>
          <table:table-cell office:value-type="float" office:value="21.6957577688398" calcext:value-type="float">
            <text:p>21.6957577688</text:p>
          </table:table-cell>
          <table:table-cell office:value-type="float" office:value="22.7900603" calcext:value-type="float">
            <text:p>22.7900603</text:p>
          </table:table-cell>
          <table:table-cell office:value-type="float" office:value="67.9882240006086" calcext:value-type="float">
            <text:p>67.9882240006</text:p>
          </table:table-cell>
          <table:table-cell office:value-type="float" office:value="56.04279427" calcext:value-type="float">
            <text:p>56.04279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21:00:00</text:p>
          </table:table-cell>
          <table:table-cell office:value-type="float" office:value="21.6228376921155" calcext:value-type="float">
            <text:p>21.6228376921</text:p>
          </table:table-cell>
          <table:table-cell office:value-type="float" office:value="22.49237002" calcext:value-type="float">
            <text:p>22.49237002</text:p>
          </table:table-cell>
          <table:table-cell office:value-type="float" office:value="0" calcext:value-type="float">
            <text:p>0</text:p>
          </table:table-cell>
          <table:table-cell office:value-type="float" office:value="5.879538755" calcext:value-type="float">
            <text:p>5.879538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22:00:00</text:p>
          </table:table-cell>
          <table:table-cell office:value-type="float" office:value="21.5540350325874" calcext:value-type="float">
            <text:p>21.5540350326</text:p>
          </table:table-cell>
          <table:table-cell office:value-type="float" office:value="21.42847052" calcext:value-type="float">
            <text:p>21.42847052</text:p>
          </table:table-cell>
          <table:table-cell office:value-type="float" office:value="0" calcext:value-type="float">
            <text:p>0</text:p>
          </table:table-cell>
          <table:table-cell office:value-type="float" office:value="27.50180233" calcext:value-type="float">
            <text:p>27.50180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23:00:00</text:p>
          </table:table-cell>
          <table:table-cell office:value-type="float" office:value="21.3815187458523" calcext:value-type="float">
            <text:p>21.3815187459</text:p>
          </table:table-cell>
          <table:table-cell office:value-type="float" office:value="20.69766164" calcext:value-type="float">
            <text:p>20.69766164</text:p>
          </table:table-cell>
          <table:table-cell office:value-type="float" office:value="0" calcext:value-type="float">
            <text:p>0</text:p>
          </table:table-cell>
          <table:table-cell office:value-type="float" office:value="33.16426158" calcext:value-type="float">
            <text:p>33.16426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6 <text:s/>24:00:00</text:p>
          </table:table-cell>
          <table:table-cell office:value-type="float" office:value="21.1672215213875" calcext:value-type="float">
            <text:p>21.1672215214</text:p>
          </table:table-cell>
          <table:table-cell office:value-type="float" office:value="20.21183592" calcext:value-type="float">
            <text:p>20.21183592</text:p>
          </table:table-cell>
          <table:table-cell office:value-type="float" office:value="0" calcext:value-type="float">
            <text:p>0</text:p>
          </table:table-cell>
          <table:table-cell office:value-type="float" office:value="35.33308525" calcext:value-type="float">
            <text:p>35.33308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01:00:00</text:p>
          </table:table-cell>
          <table:table-cell office:value-type="float" office:value="20.9052948824384" calcext:value-type="float">
            <text:p>20.9052948824</text:p>
          </table:table-cell>
          <table:table-cell office:value-type="float" office:value="19.90202523" calcext:value-type="float">
            <text:p>19.90202523</text:p>
          </table:table-cell>
          <table:table-cell office:value-type="float" office:value="0" calcext:value-type="float">
            <text:p>0</text:p>
          </table:table-cell>
          <table:table-cell office:value-type="float" office:value="38.6353599" calcext:value-type="float">
            <text:p>38.6353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02:00:00</text:p>
          </table:table-cell>
          <table:table-cell office:value-type="float" office:value="20.5946057481289" calcext:value-type="float">
            <text:p>20.5946057481</text:p>
          </table:table-cell>
          <table:table-cell office:value-type="float" office:value="19.70890022" calcext:value-type="float">
            <text:p>19.70890022</text:p>
          </table:table-cell>
          <table:table-cell office:value-type="float" office:value="0" calcext:value-type="float">
            <text:p>0</text:p>
          </table:table-cell>
          <table:table-cell office:value-type="float" office:value="39.99386186" calcext:value-type="float">
            <text:p>39.993861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03:00:00</text:p>
          </table:table-cell>
          <table:table-cell office:value-type="float" office:value="20.2613018332185" calcext:value-type="float">
            <text:p>20.2613018332</text:p>
          </table:table-cell>
          <table:table-cell office:value-type="float" office:value="19.55530601" calcext:value-type="float">
            <text:p>19.55530601</text:p>
          </table:table-cell>
          <table:table-cell office:value-type="float" office:value="153.799964118193" calcext:value-type="float">
            <text:p>153.7999641182</text:p>
          </table:table-cell>
          <table:table-cell office:value-type="float" office:value="40.79484328" calcext:value-type="float">
            <text:p>40.79484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04:00:00</text:p>
          </table:table-cell>
          <table:table-cell office:value-type="float" office:value="20.0058852332366" calcext:value-type="float">
            <text:p>20.0058852332</text:p>
          </table:table-cell>
          <table:table-cell office:value-type="float" office:value="19.44563531" calcext:value-type="float">
            <text:p>19.44563531</text:p>
          </table:table-cell>
          <table:table-cell office:value-type="float" office:value="111.56653323925" calcext:value-type="float">
            <text:p>111.5665332393</text:p>
          </table:table-cell>
          <table:table-cell office:value-type="float" office:value="40.72652349" calcext:value-type="float">
            <text:p>40.72652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05:00:00</text:p>
          </table:table-cell>
          <table:table-cell office:value-type="float" office:value="19.8624785193228" calcext:value-type="float">
            <text:p>19.8624785193</text:p>
          </table:table-cell>
          <table:table-cell office:value-type="float" office:value="19.34035139" calcext:value-type="float">
            <text:p>19.34035139</text:p>
          </table:table-cell>
          <table:table-cell office:value-type="float" office:value="80.5587118946278" calcext:value-type="float">
            <text:p>80.5587118946</text:p>
          </table:table-cell>
          <table:table-cell office:value-type="float" office:value="42.18774461" calcext:value-type="float">
            <text:p>42.18774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06:00:00</text:p>
          </table:table-cell>
          <table:table-cell office:value-type="float" office:value="19.8978173553576" calcext:value-type="float">
            <text:p>19.8978173554</text:p>
          </table:table-cell>
          <table:table-cell office:value-type="float" office:value="19.2543313" calcext:value-type="float">
            <text:p>19.2543313</text:p>
          </table:table-cell>
          <table:table-cell office:value-type="float" office:value="60.6018347687931" calcext:value-type="float">
            <text:p>60.6018347688</text:p>
          </table:table-cell>
          <table:table-cell office:value-type="float" office:value="43.02851704" calcext:value-type="float">
            <text:p>43.0285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07:00:00</text:p>
          </table:table-cell>
          <table:table-cell office:value-type="float" office:value="19.823920572315" calcext:value-type="float">
            <text:p>19.8239205723</text:p>
          </table:table-cell>
          <table:table-cell office:value-type="float" office:value="19.21837716" calcext:value-type="float">
            <text:p>19.21837716</text:p>
          </table:table-cell>
          <table:table-cell office:value-type="float" office:value="50.6405898521845" calcext:value-type="float">
            <text:p>50.6405898522</text:p>
          </table:table-cell>
          <table:table-cell office:value-type="float" office:value="42.31074166" calcext:value-type="float">
            <text:p>42.31074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08:00:00</text:p>
          </table:table-cell>
          <table:table-cell office:value-type="float" office:value="19.7672667438965" calcext:value-type="float">
            <text:p>19.7672667439</text:p>
          </table:table-cell>
          <table:table-cell office:value-type="float" office:value="19.18627364" calcext:value-type="float">
            <text:p>19.18627364</text:p>
          </table:table-cell>
          <table:table-cell office:value-type="float" office:value="48.0845491806995" calcext:value-type="float">
            <text:p>48.0845491807</text:p>
          </table:table-cell>
          <table:table-cell office:value-type="float" office:value="44.88605518" calcext:value-type="float">
            <text:p>44.88605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09:00:00</text:p>
          </table:table-cell>
          <table:table-cell office:value-type="float" office:value="19.761892368854" calcext:value-type="float">
            <text:p>19.7618923689</text:p>
          </table:table-cell>
          <table:table-cell office:value-type="float" office:value="19.49686436" calcext:value-type="float">
            <text:p>19.49686436</text:p>
          </table:table-cell>
          <table:table-cell office:value-type="float" office:value="51.496564129885" calcext:value-type="float">
            <text:p>51.4965641299</text:p>
          </table:table-cell>
          <table:table-cell office:value-type="float" office:value="80.19663768" calcext:value-type="float">
            <text:p>80.19663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10:00:00</text:p>
          </table:table-cell>
          <table:table-cell office:value-type="float" office:value="19.7620649230052" calcext:value-type="float">
            <text:p>19.762064923</text:p>
          </table:table-cell>
          <table:table-cell office:value-type="float" office:value="20.53785634" calcext:value-type="float">
            <text:p>20.53785634</text:p>
          </table:table-cell>
          <table:table-cell office:value-type="float" office:value="55.3187810452792" calcext:value-type="float">
            <text:p>55.3187810453</text:p>
          </table:table-cell>
          <table:table-cell office:value-type="float" office:value="68.99876468" calcext:value-type="float">
            <text:p>68.99876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11:00:00</text:p>
          </table:table-cell>
          <table:table-cell office:value-type="float" office:value="19.7714001248068" calcext:value-type="float">
            <text:p>19.7714001248</text:p>
          </table:table-cell>
          <table:table-cell office:value-type="float" office:value="21.72874611" calcext:value-type="float">
            <text:p>21.72874611</text:p>
          </table:table-cell>
          <table:table-cell office:value-type="float" office:value="56.4151073401394" calcext:value-type="float">
            <text:p>56.4151073401</text:p>
          </table:table-cell>
          <table:table-cell office:value-type="float" office:value="64.57150578" calcext:value-type="float">
            <text:p>64.571505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12:00:00</text:p>
          </table:table-cell>
          <table:table-cell office:value-type="float" office:value="19.9757107763189" calcext:value-type="float">
            <text:p>19.9757107763</text:p>
          </table:table-cell>
          <table:table-cell office:value-type="float" office:value="22.82107201" calcext:value-type="float">
            <text:p>22.82107201</text:p>
          </table:table-cell>
          <table:table-cell office:value-type="float" office:value="56.2986703082333" calcext:value-type="float">
            <text:p>56.2986703082</text:p>
          </table:table-cell>
          <table:table-cell office:value-type="float" office:value="36.55827637" calcext:value-type="float">
            <text:p>36.55827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13:00:00</text:p>
          </table:table-cell>
          <table:table-cell office:value-type="float" office:value="20.3407696228164" calcext:value-type="float">
            <text:p>20.3407696228</text:p>
          </table:table-cell>
          <table:table-cell office:value-type="float" office:value="22.83829382" calcext:value-type="float">
            <text:p>22.83829382</text:p>
          </table:table-cell>
          <table:table-cell office:value-type="float" office:value="55.9438166857283" calcext:value-type="float">
            <text:p>55.9438166857</text:p>
          </table:table-cell>
          <table:table-cell office:value-type="float" office:value="35.9958985" calcext:value-type="float">
            <text:p>35.99589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14:00:00</text:p>
          </table:table-cell>
          <table:table-cell office:value-type="float" office:value="20.7559178581346" calcext:value-type="float">
            <text:p>20.7559178581</text:p>
          </table:table-cell>
          <table:table-cell office:value-type="float" office:value="22.64840548" calcext:value-type="float">
            <text:p>22.64840548</text:p>
          </table:table-cell>
          <table:table-cell office:value-type="float" office:value="55.4231048881803" calcext:value-type="float">
            <text:p>55.4231048882</text:p>
          </table:table-cell>
          <table:table-cell office:value-type="float" office:value="67.60046683" calcext:value-type="float">
            <text:p>67.600466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15:00:00</text:p>
          </table:table-cell>
          <table:table-cell office:value-type="float" office:value="21.0433856820094" calcext:value-type="float">
            <text:p>21.043385682</text:p>
          </table:table-cell>
          <table:table-cell office:value-type="float" office:value="22.75329829" calcext:value-type="float">
            <text:p>22.75329829</text:p>
          </table:table-cell>
          <table:table-cell office:value-type="float" office:value="55.289827152692" calcext:value-type="float">
            <text:p>55.2898271527</text:p>
          </table:table-cell>
          <table:table-cell office:value-type="float" office:value="46.87033598" calcext:value-type="float">
            <text:p>46.87033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16:00:00</text:p>
          </table:table-cell>
          <table:table-cell office:value-type="float" office:value="21.2240819512954" calcext:value-type="float">
            <text:p>21.2240819513</text:p>
          </table:table-cell>
          <table:table-cell office:value-type="float" office:value="22.83242969" calcext:value-type="float">
            <text:p>22.83242969</text:p>
          </table:table-cell>
          <table:table-cell office:value-type="float" office:value="55.685374225995" calcext:value-type="float">
            <text:p>55.685374226</text:p>
          </table:table-cell>
          <table:table-cell office:value-type="float" office:value="45.72042028" calcext:value-type="float">
            <text:p>45.72042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17:00:00</text:p>
          </table:table-cell>
          <table:table-cell office:value-type="float" office:value="21.3333287516679" calcext:value-type="float">
            <text:p>21.3333287517</text:p>
          </table:table-cell>
          <table:table-cell office:value-type="float" office:value="22.70255184" calcext:value-type="float">
            <text:p>22.70255184</text:p>
          </table:table-cell>
          <table:table-cell office:value-type="float" office:value="55.0700244967472" calcext:value-type="float">
            <text:p>55.0700244967</text:p>
          </table:table-cell>
          <table:table-cell office:value-type="float" office:value="75.37293249" calcext:value-type="float">
            <text:p>75.37293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18:00:00</text:p>
          </table:table-cell>
          <table:table-cell office:value-type="float" office:value="21.3826514705435" calcext:value-type="float">
            <text:p>21.3826514705</text:p>
          </table:table-cell>
          <table:table-cell office:value-type="float" office:value="22.79599772" calcext:value-type="float">
            <text:p>22.79599772</text:p>
          </table:table-cell>
          <table:table-cell office:value-type="float" office:value="55.1078096474789" calcext:value-type="float">
            <text:p>55.1078096475</text:p>
          </table:table-cell>
          <table:table-cell office:value-type="float" office:value="50.76708823" calcext:value-type="float">
            <text:p>50.76708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19:00:00</text:p>
          </table:table-cell>
          <table:table-cell office:value-type="float" office:value="21.3960920835995" calcext:value-type="float">
            <text:p>21.3960920836</text:p>
          </table:table-cell>
          <table:table-cell office:value-type="float" office:value="22.57611732" calcext:value-type="float">
            <text:p>22.57611732</text:p>
          </table:table-cell>
          <table:table-cell office:value-type="float" office:value="55.9261272602328" calcext:value-type="float">
            <text:p>55.9261272602</text:p>
          </table:table-cell>
          <table:table-cell office:value-type="float" office:value="73.03558838" calcext:value-type="float">
            <text:p>73.03558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20:00:00</text:p>
          </table:table-cell>
          <table:table-cell office:value-type="float" office:value="21.4008988056432" calcext:value-type="float">
            <text:p>21.4008988056</text:p>
          </table:table-cell>
          <table:table-cell office:value-type="float" office:value="22.30019726" calcext:value-type="float">
            <text:p>22.30019726</text:p>
          </table:table-cell>
          <table:table-cell office:value-type="float" office:value="0" calcext:value-type="float">
            <text:p>0</text:p>
          </table:table-cell>
          <table:table-cell office:value-type="float" office:value="6.409173262" calcext:value-type="float">
            <text:p>6.409173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21:00:00</text:p>
          </table:table-cell>
          <table:table-cell office:value-type="float" office:value="21.3443296695728" calcext:value-type="float">
            <text:p>21.3443296696</text:p>
          </table:table-cell>
          <table:table-cell office:value-type="float" office:value="21.04683442" calcext:value-type="float">
            <text:p>21.04683442</text:p>
          </table:table-cell>
          <table:table-cell office:value-type="float" office:value="0" calcext:value-type="float">
            <text:p>0</text:p>
          </table:table-cell>
          <table:table-cell office:value-type="float" office:value="34.47489842" calcext:value-type="float">
            <text:p>34.47489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22:00:00</text:p>
          </table:table-cell>
          <table:table-cell office:value-type="float" office:value="21.1426241387793" calcext:value-type="float">
            <text:p>21.1426241388</text:p>
          </table:table-cell>
          <table:table-cell office:value-type="float" office:value="20.25042934" calcext:value-type="float">
            <text:p>20.25042934</text:p>
          </table:table-cell>
          <table:table-cell office:value-type="float" office:value="0" calcext:value-type="float">
            <text:p>0</text:p>
          </table:table-cell>
          <table:table-cell office:value-type="float" office:value="36.82100185" calcext:value-type="float">
            <text:p>36.821001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23:00:00</text:p>
          </table:table-cell>
          <table:table-cell office:value-type="float" office:value="20.8785774261515" calcext:value-type="float">
            <text:p>20.8785774262</text:p>
          </table:table-cell>
          <table:table-cell office:value-type="float" office:value="19.77315032" calcext:value-type="float">
            <text:p>19.77315032</text:p>
          </table:table-cell>
          <table:table-cell office:value-type="float" office:value="0" calcext:value-type="float">
            <text:p>0</text:p>
          </table:table-cell>
          <table:table-cell office:value-type="float" office:value="40.22559678" calcext:value-type="float">
            <text:p>40.22559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7 <text:s/>24:00:00</text:p>
          </table:table-cell>
          <table:table-cell office:value-type="float" office:value="20.5807214640531" calcext:value-type="float">
            <text:p>20.5807214641</text:p>
          </table:table-cell>
          <table:table-cell office:value-type="float" office:value="19.52608204" calcext:value-type="float">
            <text:p>19.52608204</text:p>
          </table:table-cell>
          <table:table-cell office:value-type="float" office:value="0" calcext:value-type="float">
            <text:p>0</text:p>
          </table:table-cell>
          <table:table-cell office:value-type="float" office:value="41.01247532" calcext:value-type="float">
            <text:p>41.01247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01:00:00</text:p>
          </table:table-cell>
          <table:table-cell office:value-type="float" office:value="20.2570237455284" calcext:value-type="float">
            <text:p>20.2570237455</text:p>
          </table:table-cell>
          <table:table-cell office:value-type="float" office:value="19.31772898" calcext:value-type="float">
            <text:p>19.31772898</text:p>
          </table:table-cell>
          <table:table-cell office:value-type="float" office:value="133.891332431878" calcext:value-type="float">
            <text:p>133.8913324319</text:p>
          </table:table-cell>
          <table:table-cell office:value-type="float" office:value="42.84133634" calcext:value-type="float">
            <text:p>42.841336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02:00:00</text:p>
          </table:table-cell>
          <table:table-cell office:value-type="float" office:value="20.0060086965664" calcext:value-type="float">
            <text:p>20.0060086966</text:p>
          </table:table-cell>
          <table:table-cell office:value-type="float" office:value="19.12807569" calcext:value-type="float">
            <text:p>19.12807569</text:p>
          </table:table-cell>
          <table:table-cell office:value-type="float" office:value="102.829411561868" calcext:value-type="float">
            <text:p>102.8294115619</text:p>
          </table:table-cell>
          <table:table-cell office:value-type="float" office:value="44.42952504" calcext:value-type="float">
            <text:p>44.429525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03:00:00</text:p>
          </table:table-cell>
          <table:table-cell office:value-type="float" office:value="19.9271383991667" calcext:value-type="float">
            <text:p>19.9271383992</text:p>
          </table:table-cell>
          <table:table-cell office:value-type="float" office:value="18.94231789" calcext:value-type="float">
            <text:p>18.94231789</text:p>
          </table:table-cell>
          <table:table-cell office:value-type="float" office:value="73.4869978610033" calcext:value-type="float">
            <text:p>73.486997861</text:p>
          </table:table-cell>
          <table:table-cell office:value-type="float" office:value="46.07941498" calcext:value-type="float">
            <text:p>46.07941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04:00:00</text:p>
          </table:table-cell>
          <table:table-cell office:value-type="float" office:value="19.8054944767897" calcext:value-type="float">
            <text:p>19.8054944768</text:p>
          </table:table-cell>
          <table:table-cell office:value-type="float" office:value="18.78690998" calcext:value-type="float">
            <text:p>18.78690998</text:p>
          </table:table-cell>
          <table:table-cell office:value-type="float" office:value="59.6650343627544" calcext:value-type="float">
            <text:p>59.6650343628</text:p>
          </table:table-cell>
          <table:table-cell office:value-type="float" office:value="48.60052096" calcext:value-type="float">
            <text:p>48.60052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05:00:00</text:p>
          </table:table-cell>
          <table:table-cell office:value-type="float" office:value="19.7960189516452" calcext:value-type="float">
            <text:p>19.7960189516</text:p>
          </table:table-cell>
          <table:table-cell office:value-type="float" office:value="18.66043365" calcext:value-type="float">
            <text:p>18.66043365</text:p>
          </table:table-cell>
          <table:table-cell office:value-type="float" office:value="52.2827745707331" calcext:value-type="float">
            <text:p>52.2827745707</text:p>
          </table:table-cell>
          <table:table-cell office:value-type="float" office:value="47.96224421" calcext:value-type="float">
            <text:p>47.96224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06:00:00</text:p>
          </table:table-cell>
          <table:table-cell office:value-type="float" office:value="19.7073542266163" calcext:value-type="float">
            <text:p>19.7073542266</text:p>
          </table:table-cell>
          <table:table-cell office:value-type="float" office:value="18.57297175" calcext:value-type="float">
            <text:p>18.57297175</text:p>
          </table:table-cell>
          <table:table-cell office:value-type="float" office:value="48.2782088009125" calcext:value-type="float">
            <text:p>48.2782088009</text:p>
          </table:table-cell>
          <table:table-cell office:value-type="float" office:value="48.18963667" calcext:value-type="float">
            <text:p>48.18963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07:00:00</text:p>
          </table:table-cell>
          <table:table-cell office:value-type="float" office:value="19.6787406689881" calcext:value-type="float">
            <text:p>19.678740669</text:p>
          </table:table-cell>
          <table:table-cell office:value-type="float" office:value="18.47883768" calcext:value-type="float">
            <text:p>18.47883768</text:p>
          </table:table-cell>
          <table:table-cell office:value-type="float" office:value="47.8591567174778" calcext:value-type="float">
            <text:p>47.8591567175</text:p>
          </table:table-cell>
          <table:table-cell office:value-type="float" office:value="51.74762413" calcext:value-type="float">
            <text:p>51.74762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08:00:00</text:p>
          </table:table-cell>
          <table:table-cell office:value-type="float" office:value="19.6565657156022" calcext:value-type="float">
            <text:p>19.6565657156</text:p>
          </table:table-cell>
          <table:table-cell office:value-type="float" office:value="18.41052125" calcext:value-type="float">
            <text:p>18.41052125</text:p>
          </table:table-cell>
          <table:table-cell office:value-type="float" office:value="47.8928646011536" calcext:value-type="float">
            <text:p>47.8928646012</text:p>
          </table:table-cell>
          <table:table-cell office:value-type="float" office:value="49.53921733" calcext:value-type="float">
            <text:p>49.5392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09:00:00</text:p>
          </table:table-cell>
          <table:table-cell office:value-type="float" office:value="19.6312139061643" calcext:value-type="float">
            <text:p>19.6312139062</text:p>
          </table:table-cell>
          <table:table-cell office:value-type="float" office:value="18.72143736" calcext:value-type="float">
            <text:p>18.72143736</text:p>
          </table:table-cell>
          <table:table-cell office:value-type="float" office:value="51.9801543063122" calcext:value-type="float">
            <text:p>51.9801543063</text:p>
          </table:table-cell>
          <table:table-cell office:value-type="float" office:value="80.35730209" calcext:value-type="float">
            <text:p>80.35730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10:00:00</text:p>
          </table:table-cell>
          <table:table-cell office:value-type="float" office:value="19.5857387959645" calcext:value-type="float">
            <text:p>19.585738796</text:p>
          </table:table-cell>
          <table:table-cell office:value-type="float" office:value="19.84164619" calcext:value-type="float">
            <text:p>19.84164619</text:p>
          </table:table-cell>
          <table:table-cell office:value-type="float" office:value="55.8776646987944" calcext:value-type="float">
            <text:p>55.8776646988</text:p>
          </table:table-cell>
          <table:table-cell office:value-type="float" office:value="68.20735196" calcext:value-type="float">
            <text:p>68.207351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11:00:00</text:p>
          </table:table-cell>
          <table:table-cell office:value-type="float" office:value="19.7821467626733" calcext:value-type="float">
            <text:p>19.7821467627</text:p>
          </table:table-cell>
          <table:table-cell office:value-type="float" office:value="20.85397372" calcext:value-type="float">
            <text:p>20.85397372</text:p>
          </table:table-cell>
          <table:table-cell office:value-type="float" office:value="56.8211864620539" calcext:value-type="float">
            <text:p>56.8211864621</text:p>
          </table:table-cell>
          <table:table-cell office:value-type="float" office:value="66.42314893" calcext:value-type="float">
            <text:p>66.42314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12:00:00</text:p>
          </table:table-cell>
          <table:table-cell office:value-type="float" office:value="20.0339865227988" calcext:value-type="float">
            <text:p>20.0339865228</text:p>
          </table:table-cell>
          <table:table-cell office:value-type="float" office:value="21.59869626" calcext:value-type="float">
            <text:p>21.59869626</text:p>
          </table:table-cell>
          <table:table-cell office:value-type="float" office:value="56.6804033999267" calcext:value-type="float">
            <text:p>56.6804033999</text:p>
          </table:table-cell>
          <table:table-cell office:value-type="float" office:value="65.57983933" calcext:value-type="float">
            <text:p>65.57983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13:00:00</text:p>
          </table:table-cell>
          <table:table-cell office:value-type="float" office:value="20.2941353549618" calcext:value-type="float">
            <text:p>20.294135355</text:p>
          </table:table-cell>
          <table:table-cell office:value-type="float" office:value="22.13048135" calcext:value-type="float">
            <text:p>22.13048135</text:p>
          </table:table-cell>
          <table:table-cell office:value-type="float" office:value="56.0170504596178" calcext:value-type="float">
            <text:p>56.0170504596</text:p>
          </table:table-cell>
          <table:table-cell office:value-type="float" office:value="65.89606597" calcext:value-type="float">
            <text:p>65.89606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14:00:00</text:p>
          </table:table-cell>
          <table:table-cell office:value-type="float" office:value="20.4985356337698" calcext:value-type="float">
            <text:p>20.4985356338</text:p>
          </table:table-cell>
          <table:table-cell office:value-type="float" office:value="22.57731642" calcext:value-type="float">
            <text:p>22.57731642</text:p>
          </table:table-cell>
          <table:table-cell office:value-type="float" office:value="55.9807150920056" calcext:value-type="float">
            <text:p>55.980715092</text:p>
          </table:table-cell>
          <table:table-cell office:value-type="float" office:value="66.34023262" calcext:value-type="float">
            <text:p>66.34023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15:00:00</text:p>
          </table:table-cell>
          <table:table-cell office:value-type="float" office:value="20.6497882555353" calcext:value-type="float">
            <text:p>20.6497882555</text:p>
          </table:table-cell>
          <table:table-cell office:value-type="float" office:value="22.78524115" calcext:value-type="float">
            <text:p>22.78524115</text:p>
          </table:table-cell>
          <table:table-cell office:value-type="float" office:value="56.3636884933175" calcext:value-type="float">
            <text:p>56.3636884933</text:p>
          </table:table-cell>
          <table:table-cell office:value-type="float" office:value="54.74429038" calcext:value-type="float">
            <text:p>54.74429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16:00:00</text:p>
          </table:table-cell>
          <table:table-cell office:value-type="float" office:value="20.7915523319737" calcext:value-type="float">
            <text:p>20.791552332</text:p>
          </table:table-cell>
          <table:table-cell office:value-type="float" office:value="22.74297818" calcext:value-type="float">
            <text:p>22.74297818</text:p>
          </table:table-cell>
          <table:table-cell office:value-type="float" office:value="55.9527556893283" calcext:value-type="float">
            <text:p>55.9527556893</text:p>
          </table:table-cell>
          <table:table-cell office:value-type="float" office:value="55.13059519" calcext:value-type="float">
            <text:p>55.13059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17:00:00</text:p>
          </table:table-cell>
          <table:table-cell office:value-type="float" office:value="20.887289646757" calcext:value-type="float">
            <text:p>20.8872896468</text:p>
          </table:table-cell>
          <table:table-cell office:value-type="float" office:value="22.73659955" calcext:value-type="float">
            <text:p>22.73659955</text:p>
          </table:table-cell>
          <table:table-cell office:value-type="float" office:value="55.8813826924822" calcext:value-type="float">
            <text:p>55.8813826925</text:p>
          </table:table-cell>
          <table:table-cell office:value-type="float" office:value="57.67077262" calcext:value-type="float">
            <text:p>57.67077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18:00:00</text:p>
          </table:table-cell>
          <table:table-cell office:value-type="float" office:value="21.0717653739913" calcext:value-type="float">
            <text:p>21.071765374</text:p>
          </table:table-cell>
          <table:table-cell office:value-type="float" office:value="22.56245791" calcext:value-type="float">
            <text:p>22.56245791</text:p>
          </table:table-cell>
          <table:table-cell office:value-type="float" office:value="56.2026946907795" calcext:value-type="float">
            <text:p>56.2026946908</text:p>
          </table:table-cell>
          <table:table-cell office:value-type="float" office:value="71.38574816" calcext:value-type="float">
            <text:p>71.38574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19:00:00</text:p>
          </table:table-cell>
          <table:table-cell office:value-type="float" office:value="21.1999216051626" calcext:value-type="float">
            <text:p>21.1999216052</text:p>
          </table:table-cell>
          <table:table-cell office:value-type="float" office:value="22.58940708" calcext:value-type="float">
            <text:p>22.58940708</text:p>
          </table:table-cell>
          <table:table-cell office:value-type="float" office:value="56.2881438962286" calcext:value-type="float">
            <text:p>56.2881438962</text:p>
          </table:table-cell>
          <table:table-cell office:value-type="float" office:value="64.43404911" calcext:value-type="float">
            <text:p>64.43404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20:00:00</text:p>
          </table:table-cell>
          <table:table-cell office:value-type="float" office:value="21.2208724105696" calcext:value-type="float">
            <text:p>21.2208724106</text:p>
          </table:table-cell>
          <table:table-cell office:value-type="float" office:value="22.09975315" calcext:value-type="float">
            <text:p>22.09975315</text:p>
          </table:table-cell>
          <table:table-cell office:value-type="float" office:value="51.9077796726997" calcext:value-type="float">
            <text:p>51.9077796727</text:p>
          </table:table-cell>
          <table:table-cell office:value-type="float" office:value="9.410991133" calcext:value-type="float">
            <text:p>9.410991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21:00:00</text:p>
          </table:table-cell>
          <table:table-cell office:value-type="float" office:value="21.1956706728089" calcext:value-type="float">
            <text:p>21.1956706728</text:p>
          </table:table-cell>
          <table:table-cell office:value-type="float" office:value="20.87487562" calcext:value-type="float">
            <text:p>20.87487562</text:p>
          </table:table-cell>
          <table:table-cell office:value-type="float" office:value="0" calcext:value-type="float">
            <text:p>0</text:p>
          </table:table-cell>
          <table:table-cell office:value-type="float" office:value="32.51123273" calcext:value-type="float">
            <text:p>32.511232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22:00:00</text:p>
          </table:table-cell>
          <table:table-cell office:value-type="float" office:value="21.1295658950319" calcext:value-type="float">
            <text:p>21.129565895</text:p>
          </table:table-cell>
          <table:table-cell office:value-type="float" office:value="20.20225495" calcext:value-type="float">
            <text:p>20.20225495</text:p>
          </table:table-cell>
          <table:table-cell office:value-type="float" office:value="0" calcext:value-type="float">
            <text:p>0</text:p>
          </table:table-cell>
          <table:table-cell office:value-type="float" office:value="36.86412539" calcext:value-type="float">
            <text:p>36.86412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23:00:00</text:p>
          </table:table-cell>
          <table:table-cell office:value-type="float" office:value="20.9655653742038" calcext:value-type="float">
            <text:p>20.9655653742</text:p>
          </table:table-cell>
          <table:table-cell office:value-type="float" office:value="19.75834172" calcext:value-type="float">
            <text:p>19.75834172</text:p>
          </table:table-cell>
          <table:table-cell office:value-type="float" office:value="0" calcext:value-type="float">
            <text:p>0</text:p>
          </table:table-cell>
          <table:table-cell office:value-type="float" office:value="39.51944964" calcext:value-type="float">
            <text:p>39.519449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8 <text:s/>24:00:00</text:p>
          </table:table-cell>
          <table:table-cell office:value-type="float" office:value="20.7400666854523" calcext:value-type="float">
            <text:p>20.7400666855</text:p>
          </table:table-cell>
          <table:table-cell office:value-type="float" office:value="19.47139928" calcext:value-type="float">
            <text:p>19.47139928</text:p>
          </table:table-cell>
          <table:table-cell office:value-type="float" office:value="0" calcext:value-type="float">
            <text:p>0</text:p>
          </table:table-cell>
          <table:table-cell office:value-type="float" office:value="42.05340533" calcext:value-type="float">
            <text:p>42.053405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01:00:00</text:p>
          </table:table-cell>
          <table:table-cell office:value-type="float" office:value="20.4689468384024" calcext:value-type="float">
            <text:p>20.4689468384</text:p>
          </table:table-cell>
          <table:table-cell office:value-type="float" office:value="19.30699359" calcext:value-type="float">
            <text:p>19.30699359</text:p>
          </table:table-cell>
          <table:table-cell office:value-type="float" office:value="112.936271756213" calcext:value-type="float">
            <text:p>112.9362717562</text:p>
          </table:table-cell>
          <table:table-cell office:value-type="float" office:value="43.69711893" calcext:value-type="float">
            <text:p>43.69711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02:00:00</text:p>
          </table:table-cell>
          <table:table-cell office:value-type="float" office:value="20.2266652545789" calcext:value-type="float">
            <text:p>20.2266652546</text:p>
          </table:table-cell>
          <table:table-cell office:value-type="float" office:value="19.15459024" calcext:value-type="float">
            <text:p>19.15459024</text:p>
          </table:table-cell>
          <table:table-cell office:value-type="float" office:value="86.6370367947564" calcext:value-type="float">
            <text:p>86.6370367948</text:p>
          </table:table-cell>
          <table:table-cell office:value-type="float" office:value="43.30623842" calcext:value-type="float">
            <text:p>43.30623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03:00:00</text:p>
          </table:table-cell>
          <table:table-cell office:value-type="float" office:value="20.042078415055" calcext:value-type="float">
            <text:p>20.0420784151</text:p>
          </table:table-cell>
          <table:table-cell office:value-type="float" office:value="19.03073529" calcext:value-type="float">
            <text:p>19.03073529</text:p>
          </table:table-cell>
          <table:table-cell office:value-type="float" office:value="67.1747090442175" calcext:value-type="float">
            <text:p>67.1747090442</text:p>
          </table:table-cell>
          <table:table-cell office:value-type="float" office:value="46.81002599" calcext:value-type="float">
            <text:p>46.81002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04:00:00</text:p>
          </table:table-cell>
          <table:table-cell office:value-type="float" office:value="20.0177789680737" calcext:value-type="float">
            <text:p>20.0177789681</text:p>
          </table:table-cell>
          <table:table-cell office:value-type="float" office:value="18.95471278" calcext:value-type="float">
            <text:p>18.95471278</text:p>
          </table:table-cell>
          <table:table-cell office:value-type="float" office:value="54.1901905710578" calcext:value-type="float">
            <text:p>54.1901905711</text:p>
          </table:table-cell>
          <table:table-cell office:value-type="float" office:value="44.84529119" calcext:value-type="float">
            <text:p>44.84529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05:00:00</text:p>
          </table:table-cell>
          <table:table-cell office:value-type="float" office:value="19.8885476133346" calcext:value-type="float">
            <text:p>19.8885476133</text:p>
          </table:table-cell>
          <table:table-cell office:value-type="float" office:value="18.92712208" calcext:value-type="float">
            <text:p>18.92712208</text:p>
          </table:table-cell>
          <table:table-cell office:value-type="float" office:value="47.3631197607225" calcext:value-type="float">
            <text:p>47.3631197607</text:p>
          </table:table-cell>
          <table:table-cell office:value-type="float" office:value="46.88313927" calcext:value-type="float">
            <text:p>46.88313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06:00:00</text:p>
          </table:table-cell>
          <table:table-cell office:value-type="float" office:value="19.7990413918492" calcext:value-type="float">
            <text:p>19.7990413918</text:p>
          </table:table-cell>
          <table:table-cell office:value-type="float" office:value="18.90261033" calcext:value-type="float">
            <text:p>18.90261033</text:p>
          </table:table-cell>
          <table:table-cell office:value-type="float" office:value="46.5751238833075" calcext:value-type="float">
            <text:p>46.5751238833</text:p>
          </table:table-cell>
          <table:table-cell office:value-type="float" office:value="44.89212154" calcext:value-type="float">
            <text:p>44.89212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07:00:00</text:p>
          </table:table-cell>
          <table:table-cell office:value-type="float" office:value="19.7724100363819" calcext:value-type="float">
            <text:p>19.7724100364</text:p>
          </table:table-cell>
          <table:table-cell office:value-type="float" office:value="18.84214922" calcext:value-type="float">
            <text:p>18.84214922</text:p>
          </table:table-cell>
          <table:table-cell office:value-type="float" office:value="47.0376897313375" calcext:value-type="float">
            <text:p>47.0376897313</text:p>
          </table:table-cell>
          <table:table-cell office:value-type="float" office:value="48.07611751" calcext:value-type="float">
            <text:p>48.07611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08:00:00</text:p>
          </table:table-cell>
          <table:table-cell office:value-type="float" office:value="19.7635014909567" calcext:value-type="float">
            <text:p>19.763501491</text:p>
          </table:table-cell>
          <table:table-cell office:value-type="float" office:value="19.16870563" calcext:value-type="float">
            <text:p>19.16870563</text:p>
          </table:table-cell>
          <table:table-cell office:value-type="float" office:value="50.4517553017322" calcext:value-type="float">
            <text:p>50.4517553017</text:p>
          </table:table-cell>
          <table:table-cell office:value-type="float" office:value="79.79194025" calcext:value-type="float">
            <text:p>79.79194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09:00:00</text:p>
          </table:table-cell>
          <table:table-cell office:value-type="float" office:value="19.7549930128277" calcext:value-type="float">
            <text:p>19.7549930128</text:p>
          </table:table-cell>
          <table:table-cell office:value-type="float" office:value="20.00113609" calcext:value-type="float">
            <text:p>20.00113609</text:p>
          </table:table-cell>
          <table:table-cell office:value-type="float" office:value="53.7598474165483" calcext:value-type="float">
            <text:p>53.7598474165</text:p>
          </table:table-cell>
          <table:table-cell office:value-type="float" office:value="69.77314488" calcext:value-type="float">
            <text:p>69.77314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10:00:00</text:p>
          </table:table-cell>
          <table:table-cell office:value-type="float" office:value="19.7538883681335" calcext:value-type="float">
            <text:p>19.7538883681</text:p>
          </table:table-cell>
          <table:table-cell office:value-type="float" office:value="20.65579018" calcext:value-type="float">
            <text:p>20.65579018</text:p>
          </table:table-cell>
          <table:table-cell office:value-type="float" office:value="54.9648146184367" calcext:value-type="float">
            <text:p>54.9648146184</text:p>
          </table:table-cell>
          <table:table-cell office:value-type="float" office:value="67.05020162" calcext:value-type="float">
            <text:p>67.05020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11:00:00</text:p>
          </table:table-cell>
          <table:table-cell office:value-type="float" office:value="19.762037838887" calcext:value-type="float">
            <text:p>19.7620378389</text:p>
          </table:table-cell>
          <table:table-cell office:value-type="float" office:value="21.26854106" calcext:value-type="float">
            <text:p>21.26854106</text:p>
          </table:table-cell>
          <table:table-cell office:value-type="float" office:value="55.7705403416561" calcext:value-type="float">
            <text:p>55.7705403417</text:p>
          </table:table-cell>
          <table:table-cell office:value-type="float" office:value="65.99691666" calcext:value-type="float">
            <text:p>65.996916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12:00:00</text:p>
          </table:table-cell>
          <table:table-cell office:value-type="float" office:value="19.855311333666" calcext:value-type="float">
            <text:p>19.8553113337</text:p>
          </table:table-cell>
          <table:table-cell office:value-type="float" office:value="22.05010843" calcext:value-type="float">
            <text:p>22.05010843</text:p>
          </table:table-cell>
          <table:table-cell office:value-type="float" office:value="56.30686527865" calcext:value-type="float">
            <text:p>56.3068652787</text:p>
          </table:table-cell>
          <table:table-cell office:value-type="float" office:value="64.55067036" calcext:value-type="float">
            <text:p>64.55067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13:00:00</text:p>
          </table:table-cell>
          <table:table-cell office:value-type="float" office:value="20.0032810691984" calcext:value-type="float">
            <text:p>20.0032810692</text:p>
          </table:table-cell>
          <table:table-cell office:value-type="float" office:value="22.77721643" calcext:value-type="float">
            <text:p>22.77721643</text:p>
          </table:table-cell>
          <table:table-cell office:value-type="float" office:value="56.7326453817425" calcext:value-type="float">
            <text:p>56.7326453817</text:p>
          </table:table-cell>
          <table:table-cell office:value-type="float" office:value="49.64450099" calcext:value-type="float">
            <text:p>49.64450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14:00:00</text:p>
          </table:table-cell>
          <table:table-cell office:value-type="float" office:value="20.2247282773192" calcext:value-type="float">
            <text:p>20.2247282773</text:p>
          </table:table-cell>
          <table:table-cell office:value-type="float" office:value="23.03744323" calcext:value-type="float">
            <text:p>23.03744323</text:p>
          </table:table-cell>
          <table:table-cell office:value-type="float" office:value="56.3855373558386" calcext:value-type="float">
            <text:p>56.3855373558</text:p>
          </table:table-cell>
          <table:table-cell office:value-type="float" office:value="33.19495322" calcext:value-type="float">
            <text:p>33.19495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15:00:00</text:p>
          </table:table-cell>
          <table:table-cell office:value-type="float" office:value="20.5719650775933" calcext:value-type="float">
            <text:p>20.5719650776</text:p>
          </table:table-cell>
          <table:table-cell office:value-type="float" office:value="23.05668175" calcext:value-type="float">
            <text:p>23.05668175</text:p>
          </table:table-cell>
          <table:table-cell office:value-type="float" office:value="55.1229954668386" calcext:value-type="float">
            <text:p>55.1229954668</text:p>
          </table:table-cell>
          <table:table-cell office:value-type="float" office:value="32.4553808" calcext:value-type="float">
            <text:p>32.4553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16:00:00</text:p>
          </table:table-cell>
          <table:table-cell office:value-type="float" office:value="21.0691363828343" calcext:value-type="float">
            <text:p>21.0691363828</text:p>
          </table:table-cell>
          <table:table-cell office:value-type="float" office:value="22.84538099" calcext:value-type="float">
            <text:p>22.84538099</text:p>
          </table:table-cell>
          <table:table-cell office:value-type="float" office:value="53.9156495684903" calcext:value-type="float">
            <text:p>53.9156495685</text:p>
          </table:table-cell>
          <table:table-cell office:value-type="float" office:value="43.88642483" calcext:value-type="float">
            <text:p>43.88642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17:00:00</text:p>
          </table:table-cell>
          <table:table-cell office:value-type="float" office:value="21.5335107235655" calcext:value-type="float">
            <text:p>21.5335107236</text:p>
          </table:table-cell>
          <table:table-cell office:value-type="float" office:value="22.84962237" calcext:value-type="float">
            <text:p>22.84962237</text:p>
          </table:table-cell>
          <table:table-cell office:value-type="float" office:value="53.1402650790311" calcext:value-type="float">
            <text:p>53.140265079</text:p>
          </table:table-cell>
          <table:table-cell office:value-type="float" office:value="38.46604996" calcext:value-type="float">
            <text:p>38.46604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18:00:00</text:p>
          </table:table-cell>
          <table:table-cell office:value-type="float" office:value="21.8482644266201" calcext:value-type="float">
            <text:p>21.8482644266</text:p>
          </table:table-cell>
          <table:table-cell office:value-type="float" office:value="22.71694111" calcext:value-type="float">
            <text:p>22.71694111</text:p>
          </table:table-cell>
          <table:table-cell office:value-type="float" office:value="0" calcext:value-type="float">
            <text:p>0</text:p>
          </table:table-cell>
          <table:table-cell office:value-type="float" office:value="72.26613269" calcext:value-type="float">
            <text:p>72.26613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19:00:00</text:p>
          </table:table-cell>
          <table:table-cell office:value-type="float" office:value="22.0055949592967" calcext:value-type="float">
            <text:p>22.0055949593</text:p>
          </table:table-cell>
          <table:table-cell office:value-type="float" office:value="22.9248455" calcext:value-type="float">
            <text:p>22.9248455</text:p>
          </table:table-cell>
          <table:table-cell office:value-type="float" office:value="2.97090115023047" calcext:value-type="float">
            <text:p>2.9709011502</text:p>
          </table:table-cell>
          <table:table-cell office:value-type="float" office:value="31.62341674" calcext:value-type="float">
            <text:p>31.623416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20:00:00</text:p>
          </table:table-cell>
          <table:table-cell office:value-type="float" office:value="21.9443964281098" calcext:value-type="float">
            <text:p>21.9443964281</text:p>
          </table:table-cell>
          <table:table-cell office:value-type="float" office:value="22.81076343" calcext:value-type="float">
            <text:p>22.81076343</text:p>
          </table:table-cell>
          <table:table-cell office:value-type="float" office:value="23.1157670735771" calcext:value-type="float">
            <text:p>23.1157670736</text:p>
          </table:table-cell>
          <table:table-cell office:value-type="float" office:value="60.08627985" calcext:value-type="float">
            <text:p>60.086279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21:00:00</text:p>
          </table:table-cell>
          <table:table-cell office:value-type="float" office:value="21.8307067383949" calcext:value-type="float">
            <text:p>21.8307067384</text:p>
          </table:table-cell>
          <table:table-cell office:value-type="float" office:value="22.71108618" calcext:value-type="float">
            <text:p>22.71108618</text:p>
          </table:table-cell>
          <table:table-cell office:value-type="float" office:value="0" calcext:value-type="float">
            <text:p>0</text:p>
          </table:table-cell>
          <table:table-cell office:value-type="float" office:value="5.342988332" calcext:value-type="float">
            <text:p>5.342988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22:00:00</text:p>
          </table:table-cell>
          <table:table-cell office:value-type="float" office:value="21.6948282858925" calcext:value-type="float">
            <text:p>21.6948282859</text:p>
          </table:table-cell>
          <table:table-cell office:value-type="float" office:value="21.75740014" calcext:value-type="float">
            <text:p>21.75740014</text:p>
          </table:table-cell>
          <table:table-cell office:value-type="float" office:value="0" calcext:value-type="float">
            <text:p>0</text:p>
          </table:table-cell>
          <table:table-cell office:value-type="float" office:value="26.28560363" calcext:value-type="float">
            <text:p>26.28560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23:00:00</text:p>
          </table:table-cell>
          <table:table-cell office:value-type="float" office:value="21.5193567852461" calcext:value-type="float">
            <text:p>21.5193567852</text:p>
          </table:table-cell>
          <table:table-cell office:value-type="float" office:value="21.21859744" calcext:value-type="float">
            <text:p>21.21859744</text:p>
          </table:table-cell>
          <table:table-cell office:value-type="float" office:value="0" calcext:value-type="float">
            <text:p>0</text:p>
          </table:table-cell>
          <table:table-cell office:value-type="float" office:value="28.36046637" calcext:value-type="float">
            <text:p>28.36046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09 <text:s/>24:00:00</text:p>
          </table:table-cell>
          <table:table-cell office:value-type="float" office:value="21.3258967761117" calcext:value-type="float">
            <text:p>21.3258967761</text:p>
          </table:table-cell>
          <table:table-cell office:value-type="float" office:value="20.88184524" calcext:value-type="float">
            <text:p>20.88184524</text:p>
          </table:table-cell>
          <table:table-cell office:value-type="float" office:value="0" calcext:value-type="float">
            <text:p>0</text:p>
          </table:table-cell>
          <table:table-cell office:value-type="float" office:value="29.36532692" calcext:value-type="float">
            <text:p>29.36532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01:00:00</text:p>
          </table:table-cell>
          <table:table-cell office:value-type="float" office:value="21.1064925077251" calcext:value-type="float">
            <text:p>21.1064925077</text:p>
          </table:table-cell>
          <table:table-cell office:value-type="float" office:value="20.64877919" calcext:value-type="float">
            <text:p>20.64877919</text:p>
          </table:table-cell>
          <table:table-cell office:value-type="float" office:value="0" calcext:value-type="float">
            <text:p>0</text:p>
          </table:table-cell>
          <table:table-cell office:value-type="float" office:value="31.78808108" calcext:value-type="float">
            <text:p>31.78808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02:00:00</text:p>
          </table:table-cell>
          <table:table-cell office:value-type="float" office:value="20.8693692991597" calcext:value-type="float">
            <text:p>20.8693692992</text:p>
          </table:table-cell>
          <table:table-cell office:value-type="float" office:value="20.42912578" calcext:value-type="float">
            <text:p>20.42912578</text:p>
          </table:table-cell>
          <table:table-cell office:value-type="float" office:value="0" calcext:value-type="float">
            <text:p>0</text:p>
          </table:table-cell>
          <table:table-cell office:value-type="float" office:value="33.73703772" calcext:value-type="float">
            <text:p>33.73703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03:00:00</text:p>
          </table:table-cell>
          <table:table-cell office:value-type="float" office:value="20.6291519622261" calcext:value-type="float">
            <text:p>20.6291519622</text:p>
          </table:table-cell>
          <table:table-cell office:value-type="float" office:value="20.25094468" calcext:value-type="float">
            <text:p>20.25094468</text:p>
          </table:table-cell>
          <table:table-cell office:value-type="float" office:value="0" calcext:value-type="float">
            <text:p>0</text:p>
          </table:table-cell>
          <table:table-cell office:value-type="float" office:value="34.62848477" calcext:value-type="float">
            <text:p>34.62848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04:00:00</text:p>
          </table:table-cell>
          <table:table-cell office:value-type="float" office:value="20.3963247747116" calcext:value-type="float">
            <text:p>20.3963247747</text:p>
          </table:table-cell>
          <table:table-cell office:value-type="float" office:value="20.14813548" calcext:value-type="float">
            <text:p>20.14813548</text:p>
          </table:table-cell>
          <table:table-cell office:value-type="float" office:value="188.082692796397" calcext:value-type="float">
            <text:p>188.0826927964</text:p>
          </table:table-cell>
          <table:table-cell office:value-type="float" office:value="35.69981796" calcext:value-type="float">
            <text:p>35.6998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05:00:00</text:p>
          </table:table-cell>
          <table:table-cell office:value-type="float" office:value="20.288934095797" calcext:value-type="float">
            <text:p>20.2889340958</text:p>
          </table:table-cell>
          <table:table-cell office:value-type="float" office:value="20.15667036" calcext:value-type="float">
            <text:p>20.15667036</text:p>
          </table:table-cell>
          <table:table-cell office:value-type="float" office:value="129.868625198073" calcext:value-type="float">
            <text:p>129.8686251981</text:p>
          </table:table-cell>
          <table:table-cell office:value-type="float" office:value="35.62427083" calcext:value-type="float">
            <text:p>35.62427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06:00:00</text:p>
          </table:table-cell>
          <table:table-cell office:value-type="float" office:value="20.3057510044503" calcext:value-type="float">
            <text:p>20.3057510045</text:p>
          </table:table-cell>
          <table:table-cell office:value-type="float" office:value="20.06976168" calcext:value-type="float">
            <text:p>20.06976168</text:p>
          </table:table-cell>
          <table:table-cell office:value-type="float" office:value="84.6834829219175" calcext:value-type="float">
            <text:p>84.6834829219</text:p>
          </table:table-cell>
          <table:table-cell office:value-type="float" office:value="33.84902258" calcext:value-type="float">
            <text:p>33.84902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07:00:00</text:p>
          </table:table-cell>
          <table:table-cell office:value-type="float" office:value="20.3565933017449" calcext:value-type="float">
            <text:p>20.3565933017</text:p>
          </table:table-cell>
          <table:table-cell office:value-type="float" office:value="19.9521312" calcext:value-type="float">
            <text:p>19.9521312</text:p>
          </table:table-cell>
          <table:table-cell office:value-type="float" office:value="59.123125003155" calcext:value-type="float">
            <text:p>59.1231250032</text:p>
          </table:table-cell>
          <table:table-cell office:value-type="float" office:value="36.69742885" calcext:value-type="float">
            <text:p>36.69742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08:00:00</text:p>
          </table:table-cell>
          <table:table-cell office:value-type="float" office:value="20.3757356599321" calcext:value-type="float">
            <text:p>20.3757356599</text:p>
          </table:table-cell>
          <table:table-cell office:value-type="float" office:value="20.21675715" calcext:value-type="float">
            <text:p>20.21675715</text:p>
          </table:table-cell>
          <table:table-cell office:value-type="float" office:value="50.4228580841764" calcext:value-type="float">
            <text:p>50.4228580842</text:p>
          </table:table-cell>
          <table:table-cell office:value-type="float" office:value="74.41716089" calcext:value-type="float">
            <text:p>74.41716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09:00:00</text:p>
          </table:table-cell>
          <table:table-cell office:value-type="float" office:value="20.3978428293719" calcext:value-type="float">
            <text:p>20.3978428294</text:p>
          </table:table-cell>
          <table:table-cell office:value-type="float" office:value="21.22601586" calcext:value-type="float">
            <text:p>21.22601586</text:p>
          </table:table-cell>
          <table:table-cell office:value-type="float" office:value="51.6347074876172" calcext:value-type="float">
            <text:p>51.6347074876</text:p>
          </table:table-cell>
          <table:table-cell office:value-type="float" office:value="66.94880989" calcext:value-type="float">
            <text:p>66.94880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10:00:00</text:p>
          </table:table-cell>
          <table:table-cell office:value-type="float" office:value="20.6284398750783" calcext:value-type="float">
            <text:p>20.6284398751</text:p>
          </table:table-cell>
          <table:table-cell office:value-type="float" office:value="22.23723924" calcext:value-type="float">
            <text:p>22.23723924</text:p>
          </table:table-cell>
          <table:table-cell office:value-type="float" office:value="53.0229808599225" calcext:value-type="float">
            <text:p>53.0229808599</text:p>
          </table:table-cell>
          <table:table-cell office:value-type="float" office:value="64.47793956" calcext:value-type="float">
            <text:p>64.47793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11:00:00</text:p>
          </table:table-cell>
          <table:table-cell office:value-type="float" office:value="20.9281730046854" calcext:value-type="float">
            <text:p>20.9281730047</text:p>
          </table:table-cell>
          <table:table-cell office:value-type="float" office:value="23.00777465" calcext:value-type="float">
            <text:p>23.00777465</text:p>
          </table:table-cell>
          <table:table-cell office:value-type="float" office:value="52.4990774758764" calcext:value-type="float">
            <text:p>52.4990774759</text:p>
          </table:table-cell>
          <table:table-cell office:value-type="float" office:value="22.92001687" calcext:value-type="float">
            <text:p>22.92001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12:00:00</text:p>
          </table:table-cell>
          <table:table-cell office:value-type="float" office:value="21.2448965132234" calcext:value-type="float">
            <text:p>21.2448965132</text:p>
          </table:table-cell>
          <table:table-cell office:value-type="float" office:value="22.80065844" calcext:value-type="float">
            <text:p>22.80065844</text:p>
          </table:table-cell>
          <table:table-cell office:value-type="float" office:value="51.9397855508075" calcext:value-type="float">
            <text:p>51.9397855508</text:p>
          </table:table-cell>
          <table:table-cell office:value-type="float" office:value="59.90552229" calcext:value-type="float">
            <text:p>59.905522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13:00:00</text:p>
          </table:table-cell>
          <table:table-cell office:value-type="float" office:value="21.5657625808572" calcext:value-type="float">
            <text:p>21.5657625809</text:p>
          </table:table-cell>
          <table:table-cell office:value-type="float" office:value="22.94602385" calcext:value-type="float">
            <text:p>22.94602385</text:p>
          </table:table-cell>
          <table:table-cell office:value-type="float" office:value="51.6290121025131" calcext:value-type="float">
            <text:p>51.6290121025</text:p>
          </table:table-cell>
          <table:table-cell office:value-type="float" office:value="21.91855583" calcext:value-type="float">
            <text:p>21.91855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14:00:00</text:p>
          </table:table-cell>
          <table:table-cell office:value-type="float" office:value="21.8652304432743" calcext:value-type="float">
            <text:p>21.8652304433</text:p>
          </table:table-cell>
          <table:table-cell office:value-type="float" office:value="22.88611668" calcext:value-type="float">
            <text:p>22.88611668</text:p>
          </table:table-cell>
          <table:table-cell office:value-type="float" office:value="0" calcext:value-type="float">
            <text:p>0</text:p>
          </table:table-cell>
          <table:table-cell office:value-type="float" office:value="38.69647434" calcext:value-type="float">
            <text:p>38.696474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15:00:00</text:p>
          </table:table-cell>
          <table:table-cell office:value-type="float" office:value="22.1154993204938" calcext:value-type="float">
            <text:p>22.1154993205</text:p>
          </table:table-cell>
          <table:table-cell office:value-type="float" office:value="22.85088212" calcext:value-type="float">
            <text:p>22.85088212</text:p>
          </table:table-cell>
          <table:table-cell office:value-type="float" office:value="0" calcext:value-type="float">
            <text:p>0</text:p>
          </table:table-cell>
          <table:table-cell office:value-type="float" office:value="53.36235105" calcext:value-type="float">
            <text:p>53.36235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16:00:00</text:p>
          </table:table-cell>
          <table:table-cell office:value-type="float" office:value="22.2485861421038" calcext:value-type="float">
            <text:p>22.2485861421</text:p>
          </table:table-cell>
          <table:table-cell office:value-type="float" office:value="23.00151073" calcext:value-type="float">
            <text:p>23.00151073</text:p>
          </table:table-cell>
          <table:table-cell office:value-type="float" office:value="0" calcext:value-type="float">
            <text:p>0</text:p>
          </table:table-cell>
          <table:table-cell office:value-type="float" office:value="10.02988138" calcext:value-type="float">
            <text:p>10.02988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17:00:00</text:p>
          </table:table-cell>
          <table:table-cell office:value-type="float" office:value="22.3352421626735" calcext:value-type="float">
            <text:p>22.3352421627</text:p>
          </table:table-cell>
          <table:table-cell office:value-type="float" office:value="22.81234467" calcext:value-type="float">
            <text:p>22.81234467</text:p>
          </table:table-cell>
          <table:table-cell office:value-type="float" office:value="0" calcext:value-type="float">
            <text:p>0</text:p>
          </table:table-cell>
          <table:table-cell office:value-type="float" office:value="38.22554415" calcext:value-type="float">
            <text:p>38.225544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18:00:00</text:p>
          </table:table-cell>
          <table:table-cell office:value-type="float" office:value="22.4217324731679" calcext:value-type="float">
            <text:p>22.4217324732</text:p>
          </table:table-cell>
          <table:table-cell office:value-type="float" office:value="22.79078513" calcext:value-type="float">
            <text:p>22.79078513</text:p>
          </table:table-cell>
          <table:table-cell office:value-type="float" office:value="0" calcext:value-type="float">
            <text:p>0</text:p>
          </table:table-cell>
          <table:table-cell office:value-type="float" office:value="41.23834764" calcext:value-type="float">
            <text:p>41.23834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19:00:00</text:p>
          </table:table-cell>
          <table:table-cell office:value-type="float" office:value="22.4148568749716" calcext:value-type="float">
            <text:p>22.414856875</text:p>
          </table:table-cell>
          <table:table-cell office:value-type="float" office:value="23.01336189" calcext:value-type="float">
            <text:p>23.01336189</text:p>
          </table:table-cell>
          <table:table-cell office:value-type="float" office:value="0" calcext:value-type="float">
            <text:p>0</text:p>
          </table:table-cell>
          <table:table-cell office:value-type="float" office:value="12.06681257" calcext:value-type="float">
            <text:p>12.06681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20:00:00</text:p>
          </table:table-cell>
          <table:table-cell office:value-type="float" office:value="22.3957638860139" calcext:value-type="float">
            <text:p>22.395763886</text:p>
          </table:table-cell>
          <table:table-cell office:value-type="float" office:value="22.76826045" calcext:value-type="float">
            <text:p>22.76826045</text:p>
          </table:table-cell>
          <table:table-cell office:value-type="float" office:value="2.45869107562815" calcext:value-type="float">
            <text:p>2.4586910756</text:p>
          </table:table-cell>
          <table:table-cell office:value-type="float" office:value="41.06898538" calcext:value-type="float">
            <text:p>41.06898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21:00:00</text:p>
          </table:table-cell>
          <table:table-cell office:value-type="float" office:value="22.3722042062087" calcext:value-type="float">
            <text:p>22.3722042062</text:p>
          </table:table-cell>
          <table:table-cell office:value-type="float" office:value="22.65872017" calcext:value-type="float">
            <text:p>22.65872017</text:p>
          </table:table-cell>
          <table:table-cell office:value-type="float" office:value="7.60958125459131" calcext:value-type="float">
            <text:p>7.6095812546</text:p>
          </table:table-cell>
          <table:table-cell office:value-type="float" office:value="4.633467573" calcext:value-type="float">
            <text:p>4.633467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22:00:00</text:p>
          </table:table-cell>
          <table:table-cell office:value-type="float" office:value="22.3455762376017" calcext:value-type="float">
            <text:p>22.3455762376</text:p>
          </table:table-cell>
          <table:table-cell office:value-type="float" office:value="22.27504702" calcext:value-type="float">
            <text:p>22.27504702</text:p>
          </table:table-cell>
          <table:table-cell office:value-type="float" office:value="0" calcext:value-type="float">
            <text:p>0</text:p>
          </table:table-cell>
          <table:table-cell office:value-type="float" office:value="18.11484225" calcext:value-type="float">
            <text:p>18.11484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23:00:00</text:p>
          </table:table-cell>
          <table:table-cell office:value-type="float" office:value="22.3056999885726" calcext:value-type="float">
            <text:p>22.3056999886</text:p>
          </table:table-cell>
          <table:table-cell office:value-type="float" office:value="21.95911486" calcext:value-type="float">
            <text:p>21.95911486</text:p>
          </table:table-cell>
          <table:table-cell office:value-type="float" office:value="0" calcext:value-type="float">
            <text:p>0</text:p>
          </table:table-cell>
          <table:table-cell office:value-type="float" office:value="19.18575227" calcext:value-type="float">
            <text:p>19.185752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0 <text:s/>24:00:00</text:p>
          </table:table-cell>
          <table:table-cell office:value-type="float" office:value="22.2624608773754" calcext:value-type="float">
            <text:p>22.2624608774</text:p>
          </table:table-cell>
          <table:table-cell office:value-type="float" office:value="21.65901567" calcext:value-type="float">
            <text:p>21.65901567</text:p>
          </table:table-cell>
          <table:table-cell office:value-type="float" office:value="0" calcext:value-type="float">
            <text:p>0</text:p>
          </table:table-cell>
          <table:table-cell office:value-type="float" office:value="21.69198335" calcext:value-type="float">
            <text:p>21.69198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01:00:00</text:p>
          </table:table-cell>
          <table:table-cell office:value-type="float" office:value="22.2002195875502" calcext:value-type="float">
            <text:p>22.2002195876</text:p>
          </table:table-cell>
          <table:table-cell office:value-type="float" office:value="21.53465492" calcext:value-type="float">
            <text:p>21.53465492</text:p>
          </table:table-cell>
          <table:table-cell office:value-type="float" office:value="0" calcext:value-type="float">
            <text:p>0</text:p>
          </table:table-cell>
          <table:table-cell office:value-type="float" office:value="22.24905403" calcext:value-type="float">
            <text:p>22.24905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02:00:00</text:p>
          </table:table-cell>
          <table:table-cell office:value-type="float" office:value="22.134509516798" calcext:value-type="float">
            <text:p>22.1345095168</text:p>
          </table:table-cell>
          <table:table-cell office:value-type="float" office:value="21.57202487" calcext:value-type="float">
            <text:p>21.57202487</text:p>
          </table:table-cell>
          <table:table-cell office:value-type="float" office:value="0" calcext:value-type="float">
            <text:p>0</text:p>
          </table:table-cell>
          <table:table-cell office:value-type="float" office:value="20.97490292" calcext:value-type="float">
            <text:p>20.97490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03:00:00</text:p>
          </table:table-cell>
          <table:table-cell office:value-type="float" office:value="22.0782169273137" calcext:value-type="float">
            <text:p>22.0782169273</text:p>
          </table:table-cell>
          <table:table-cell office:value-type="float" office:value="21.69801906" calcext:value-type="float">
            <text:p>21.69801906</text:p>
          </table:table-cell>
          <table:table-cell office:value-type="float" office:value="0" calcext:value-type="float">
            <text:p>0</text:p>
          </table:table-cell>
          <table:table-cell office:value-type="float" office:value="20.57915244" calcext:value-type="float">
            <text:p>20.579152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04:00:00</text:p>
          </table:table-cell>
          <table:table-cell office:value-type="float" office:value="22.0082910180677" calcext:value-type="float">
            <text:p>22.0082910181</text:p>
          </table:table-cell>
          <table:table-cell office:value-type="float" office:value="21.65071713" calcext:value-type="float">
            <text:p>21.65071713</text:p>
          </table:table-cell>
          <table:table-cell office:value-type="float" office:value="0" calcext:value-type="float">
            <text:p>0</text:p>
          </table:table-cell>
          <table:table-cell office:value-type="float" office:value="21.25770633" calcext:value-type="float">
            <text:p>21.25770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05:00:00</text:p>
          </table:table-cell>
          <table:table-cell office:value-type="float" office:value="21.9290819782414" calcext:value-type="float">
            <text:p>21.9290819782</text:p>
          </table:table-cell>
          <table:table-cell office:value-type="float" office:value="21.54054226" calcext:value-type="float">
            <text:p>21.54054226</text:p>
          </table:table-cell>
          <table:table-cell office:value-type="float" office:value="0" calcext:value-type="float">
            <text:p>0</text:p>
          </table:table-cell>
          <table:table-cell office:value-type="float" office:value="21.10861725" calcext:value-type="float">
            <text:p>21.10861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06:00:00</text:p>
          </table:table-cell>
          <table:table-cell office:value-type="float" office:value="21.8348518584851" calcext:value-type="float">
            <text:p>21.8348518585</text:p>
          </table:table-cell>
          <table:table-cell office:value-type="float" office:value="21.44179655" calcext:value-type="float">
            <text:p>21.44179655</text:p>
          </table:table-cell>
          <table:table-cell office:value-type="float" office:value="0" calcext:value-type="float">
            <text:p>0</text:p>
          </table:table-cell>
          <table:table-cell office:value-type="float" office:value="22.29024423" calcext:value-type="float">
            <text:p>22.29024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07:00:00</text:p>
          </table:table-cell>
          <table:table-cell office:value-type="float" office:value="21.721077423428" calcext:value-type="float">
            <text:p>21.7210774234</text:p>
          </table:table-cell>
          <table:table-cell office:value-type="float" office:value="21.35788596" calcext:value-type="float">
            <text:p>21.35788596</text:p>
          </table:table-cell>
          <table:table-cell office:value-type="float" office:value="0" calcext:value-type="float">
            <text:p>0</text:p>
          </table:table-cell>
          <table:table-cell office:value-type="float" office:value="23.21574597" calcext:value-type="float">
            <text:p>23.21574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08:00:00</text:p>
          </table:table-cell>
          <table:table-cell office:value-type="float" office:value="21.591103451133" calcext:value-type="float">
            <text:p>21.5911034511</text:p>
          </table:table-cell>
          <table:table-cell office:value-type="float" office:value="21.5264415" calcext:value-type="float">
            <text:p>21.5264415</text:p>
          </table:table-cell>
          <table:table-cell office:value-type="float" office:value="0" calcext:value-type="float">
            <text:p>0</text:p>
          </table:table-cell>
          <table:table-cell office:value-type="float" office:value="67.99343411" calcext:value-type="float">
            <text:p>67.99343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09:00:00</text:p>
          </table:table-cell>
          <table:table-cell office:value-type="float" office:value="21.4490582318713" calcext:value-type="float">
            <text:p>21.4490582319</text:p>
          </table:table-cell>
          <table:table-cell office:value-type="float" office:value="22.52006194" calcext:value-type="float">
            <text:p>22.52006194</text:p>
          </table:table-cell>
          <table:table-cell office:value-type="float" office:value="241.32122010902" calcext:value-type="float">
            <text:p>241.321220109</text:p>
          </table:table-cell>
          <table:table-cell office:value-type="float" office:value="43.21262082" calcext:value-type="float">
            <text:p>43.21262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10:00:00</text:p>
          </table:table-cell>
          <table:table-cell office:value-type="float" office:value="21.3890994197135" calcext:value-type="float">
            <text:p>21.3890994197</text:p>
          </table:table-cell>
          <table:table-cell office:value-type="float" office:value="23.11337601" calcext:value-type="float">
            <text:p>23.11337601</text:p>
          </table:table-cell>
          <table:table-cell office:value-type="float" office:value="175.631540047884" calcext:value-type="float">
            <text:p>175.6315400479</text:p>
          </table:table-cell>
          <table:table-cell office:value-type="float" office:value="7.087039998" calcext:value-type="float">
            <text:p>7.087039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11:00:00</text:p>
          </table:table-cell>
          <table:table-cell office:value-type="float" office:value="21.6774794476447" calcext:value-type="float">
            <text:p>21.6774794476</text:p>
          </table:table-cell>
          <table:table-cell office:value-type="float" office:value="22.98719524" calcext:value-type="float">
            <text:p>22.98719524</text:p>
          </table:table-cell>
          <table:table-cell office:value-type="float" office:value="112.478283999158" calcext:value-type="float">
            <text:p>112.4782839992</text:p>
          </table:table-cell>
          <table:table-cell office:value-type="float" office:value="17.20552263" calcext:value-type="float">
            <text:p>17.20552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12:00:00</text:p>
          </table:table-cell>
          <table:table-cell office:value-type="float" office:value="22.1924877729645" calcext:value-type="float">
            <text:p>22.192487773</text:p>
          </table:table-cell>
          <table:table-cell office:value-type="float" office:value="23.05372323" calcext:value-type="float">
            <text:p>23.05372323</text:p>
          </table:table-cell>
          <table:table-cell office:value-type="float" office:value="0" calcext:value-type="float">
            <text:p>0</text:p>
          </table:table-cell>
          <table:table-cell office:value-type="float" office:value="13.56051786" calcext:value-type="float">
            <text:p>13.56051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13:00:00</text:p>
          </table:table-cell>
          <table:table-cell office:value-type="float" office:value="22.9476113529561" calcext:value-type="float">
            <text:p>22.947611353</text:p>
          </table:table-cell>
          <table:table-cell office:value-type="float" office:value="23.24630882" calcext:value-type="float">
            <text:p>23.24630882</text:p>
          </table:table-cell>
          <table:table-cell office:value-type="float" office:value="0" calcext:value-type="float">
            <text:p>0</text:p>
          </table:table-cell>
          <table:table-cell office:value-type="float" office:value="12.37440011" calcext:value-type="float">
            <text:p>12.37440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14:00:00</text:p>
          </table:table-cell>
          <table:table-cell office:value-type="float" office:value="23.5120722257671" calcext:value-type="float">
            <text:p>23.5120722258</text:p>
          </table:table-cell>
          <table:table-cell office:value-type="float" office:value="23.40528808" calcext:value-type="float">
            <text:p>23.40528808</text:p>
          </table:table-cell>
          <table:table-cell office:value-type="float" office:value="0" calcext:value-type="float">
            <text:p>0</text:p>
          </table:table-cell>
          <table:table-cell office:value-type="float" office:value="5.998961933" calcext:value-type="float">
            <text:p>5.998961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15:00:00</text:p>
          </table:table-cell>
          <table:table-cell office:value-type="float" office:value="23.0536140791376" calcext:value-type="float">
            <text:p>23.0536140791</text:p>
          </table:table-cell>
          <table:table-cell office:value-type="float" office:value="23.33580078" calcext:value-type="float">
            <text:p>23.33580078</text:p>
          </table:table-cell>
          <table:table-cell office:value-type="float" office:value="0" calcext:value-type="float">
            <text:p>0</text:p>
          </table:table-cell>
          <table:table-cell office:value-type="float" office:value="16.36119926" calcext:value-type="float">
            <text:p>16.36119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16:00:00</text:p>
          </table:table-cell>
          <table:table-cell office:value-type="float" office:value="22.5637001948828" calcext:value-type="float">
            <text:p>22.5637001949</text:p>
          </table:table-cell>
          <table:table-cell office:value-type="float" office:value="23.28533112" calcext:value-type="float">
            <text:p>23.28533112</text:p>
          </table:table-cell>
          <table:table-cell office:value-type="float" office:value="0" calcext:value-type="float">
            <text:p>0</text:p>
          </table:table-cell>
          <table:table-cell office:value-type="float" office:value="13.26047461" calcext:value-type="float">
            <text:p>13.26047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17:00:00</text:p>
          </table:table-cell>
          <table:table-cell office:value-type="float" office:value="22.3434430226885" calcext:value-type="float">
            <text:p>22.3434430227</text:p>
          </table:table-cell>
          <table:table-cell office:value-type="float" office:value="23.12152148" calcext:value-type="float">
            <text:p>23.12152148</text:p>
          </table:table-cell>
          <table:table-cell office:value-type="float" office:value="0" calcext:value-type="float">
            <text:p>0</text:p>
          </table:table-cell>
          <table:table-cell office:value-type="float" office:value="15.33624903" calcext:value-type="float">
            <text:p>15.336249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18:00:00</text:p>
          </table:table-cell>
          <table:table-cell office:value-type="float" office:value="22.1624293016633" calcext:value-type="float">
            <text:p>22.1624293017</text:p>
          </table:table-cell>
          <table:table-cell office:value-type="float" office:value="22.94575442" calcext:value-type="float">
            <text:p>22.94575442</text:p>
          </table:table-cell>
          <table:table-cell office:value-type="float" office:value="0" calcext:value-type="float">
            <text:p>0</text:p>
          </table:table-cell>
          <table:table-cell office:value-type="float" office:value="16.33966305" calcext:value-type="float">
            <text:p>16.33966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19:00:00</text:p>
          </table:table-cell>
          <table:table-cell office:value-type="float" office:value="21.9761209230348" calcext:value-type="float">
            <text:p>21.976120923</text:p>
          </table:table-cell>
          <table:table-cell office:value-type="float" office:value="22.69346752" calcext:value-type="float">
            <text:p>22.69346752</text:p>
          </table:table-cell>
          <table:table-cell office:value-type="float" office:value="0" calcext:value-type="float">
            <text:p>0</text:p>
          </table:table-cell>
          <table:table-cell office:value-type="float" office:value="17.61189102" calcext:value-type="float">
            <text:p>17.61189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20:00:00</text:p>
          </table:table-cell>
          <table:table-cell office:value-type="float" office:value="21.7558600698676" calcext:value-type="float">
            <text:p>21.7558600699</text:p>
          </table:table-cell>
          <table:table-cell office:value-type="float" office:value="22.62648592" calcext:value-type="float">
            <text:p>22.62648592</text:p>
          </table:table-cell>
          <table:table-cell office:value-type="float" office:value="0" calcext:value-type="float">
            <text:p>0</text:p>
          </table:table-cell>
          <table:table-cell office:value-type="float" office:value="34.82581626" calcext:value-type="float">
            <text:p>34.825816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21:00:00</text:p>
          </table:table-cell>
          <table:table-cell office:value-type="float" office:value="21.5027331424719" calcext:value-type="float">
            <text:p>21.5027331425</text:p>
          </table:table-cell>
          <table:table-cell office:value-type="float" office:value="22.75049689" calcext:value-type="float">
            <text:p>22.75049689</text:p>
          </table:table-cell>
          <table:table-cell office:value-type="float" office:value="0" calcext:value-type="float">
            <text:p>0</text:p>
          </table:table-cell>
          <table:table-cell office:value-type="float" office:value="6.170739608" calcext:value-type="float">
            <text:p>6.170739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22:00:00</text:p>
          </table:table-cell>
          <table:table-cell office:value-type="float" office:value="21.9491491775064" calcext:value-type="float">
            <text:p>21.9491491775</text:p>
          </table:table-cell>
          <table:table-cell office:value-type="float" office:value="22.46633303" calcext:value-type="float">
            <text:p>22.46633303</text:p>
          </table:table-cell>
          <table:table-cell office:value-type="float" office:value="0" calcext:value-type="float">
            <text:p>0</text:p>
          </table:table-cell>
          <table:table-cell office:value-type="float" office:value="15.3551243" calcext:value-type="float">
            <text:p>15.3551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23:00:00</text:p>
          </table:table-cell>
          <table:table-cell office:value-type="float" office:value="22.4851192285184" calcext:value-type="float">
            <text:p>22.4851192285</text:p>
          </table:table-cell>
          <table:table-cell office:value-type="float" office:value="22.37616508" calcext:value-type="float">
            <text:p>22.37616508</text:p>
          </table:table-cell>
          <table:table-cell office:value-type="float" office:value="0" calcext:value-type="float">
            <text:p>0</text:p>
          </table:table-cell>
          <table:table-cell office:value-type="float" office:value="15.08439226" calcext:value-type="float">
            <text:p>15.08439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1 <text:s/>24:00:00</text:p>
          </table:table-cell>
          <table:table-cell office:value-type="float" office:value="22.3121613628535" calcext:value-type="float">
            <text:p>22.3121613629</text:p>
          </table:table-cell>
          <table:table-cell office:value-type="float" office:value="22.36827573" calcext:value-type="float">
            <text:p>22.36827573</text:p>
          </table:table-cell>
          <table:table-cell office:value-type="float" office:value="0" calcext:value-type="float">
            <text:p>0</text:p>
          </table:table-cell>
          <table:table-cell office:value-type="float" office:value="13.715223" calcext:value-type="float">
            <text:p>13.715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01:00:00</text:p>
          </table:table-cell>
          <table:table-cell office:value-type="float" office:value="21.9867945483415" calcext:value-type="float">
            <text:p>21.9867945483</text:p>
          </table:table-cell>
          <table:table-cell office:value-type="float" office:value="22.37624363" calcext:value-type="float">
            <text:p>22.37624363</text:p>
          </table:table-cell>
          <table:table-cell office:value-type="float" office:value="0" calcext:value-type="float">
            <text:p>0</text:p>
          </table:table-cell>
          <table:table-cell office:value-type="float" office:value="7.316576525" calcext:value-type="float">
            <text:p>7.316576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02:00:00</text:p>
          </table:table-cell>
          <table:table-cell office:value-type="float" office:value="21.7934014324169" calcext:value-type="float">
            <text:p>21.7934014324</text:p>
          </table:table-cell>
          <table:table-cell office:value-type="float" office:value="22.28767064" calcext:value-type="float">
            <text:p>22.287670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03:00:00</text:p>
          </table:table-cell>
          <table:table-cell office:value-type="float" office:value="21.6897999374999" calcext:value-type="float">
            <text:p>21.6897999375</text:p>
          </table:table-cell>
          <table:table-cell office:value-type="float" office:value="22.13386242" calcext:value-type="float">
            <text:p>22.133862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04:00:00</text:p>
          </table:table-cell>
          <table:table-cell office:value-type="float" office:value="21.6123780548252" calcext:value-type="float">
            <text:p>21.6123780548</text:p>
          </table:table-cell>
          <table:table-cell office:value-type="float" office:value="21.96535288" calcext:value-type="float">
            <text:p>21.96535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05:00:00</text:p>
          </table:table-cell>
          <table:table-cell office:value-type="float" office:value="21.5426478510449" calcext:value-type="float">
            <text:p>21.542647851</text:p>
          </table:table-cell>
          <table:table-cell office:value-type="float" office:value="21.84206427" calcext:value-type="float">
            <text:p>21.84206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06:00:00</text:p>
          </table:table-cell>
          <table:table-cell office:value-type="float" office:value="21.4804791649621" calcext:value-type="float">
            <text:p>21.480479165</text:p>
          </table:table-cell>
          <table:table-cell office:value-type="float" office:value="21.74938177" calcext:value-type="float">
            <text:p>21.749381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07:00:00</text:p>
          </table:table-cell>
          <table:table-cell office:value-type="float" office:value="21.422767710137" calcext:value-type="float">
            <text:p>21.4227677101</text:p>
          </table:table-cell>
          <table:table-cell office:value-type="float" office:value="21.68302225" calcext:value-type="float">
            <text:p>21.68302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08:00:00</text:p>
          </table:table-cell>
          <table:table-cell office:value-type="float" office:value="21.3731393135715" calcext:value-type="float">
            <text:p>21.3731393136</text:p>
          </table:table-cell>
          <table:table-cell office:value-type="float" office:value="21.63507779" calcext:value-type="float">
            <text:p>21.635077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09:00:00</text:p>
          </table:table-cell>
          <table:table-cell office:value-type="float" office:value="21.3261862948727" calcext:value-type="float">
            <text:p>21.3261862949</text:p>
          </table:table-cell>
          <table:table-cell office:value-type="float" office:value="21.61222651" calcext:value-type="float">
            <text:p>21.61222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10:00:00</text:p>
          </table:table-cell>
          <table:table-cell office:value-type="float" office:value="21.2879327056795" calcext:value-type="float">
            <text:p>21.2879327057</text:p>
          </table:table-cell>
          <table:table-cell office:value-type="float" office:value="21.59849007" calcext:value-type="float">
            <text:p>21.59849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11:00:00</text:p>
          </table:table-cell>
          <table:table-cell office:value-type="float" office:value="21.2574438410484" calcext:value-type="float">
            <text:p>21.257443841</text:p>
          </table:table-cell>
          <table:table-cell office:value-type="float" office:value="21.66601073" calcext:value-type="float">
            <text:p>21.66601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12:00:00</text:p>
          </table:table-cell>
          <table:table-cell office:value-type="float" office:value="21.2427306985209" calcext:value-type="float">
            <text:p>21.2427306985</text:p>
          </table:table-cell>
          <table:table-cell office:value-type="float" office:value="21.77417488" calcext:value-type="float">
            <text:p>21.774174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13:00:00</text:p>
          </table:table-cell>
          <table:table-cell office:value-type="float" office:value="21.2318263088752" calcext:value-type="float">
            <text:p>21.2318263089</text:p>
          </table:table-cell>
          <table:table-cell office:value-type="float" office:value="21.99214651" calcext:value-type="float">
            <text:p>21.99214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14:00:00</text:p>
          </table:table-cell>
          <table:table-cell office:value-type="float" office:value="21.2876701247381" calcext:value-type="float">
            <text:p>21.2876701247</text:p>
          </table:table-cell>
          <table:table-cell office:value-type="float" office:value="22.112921" calcext:value-type="float">
            <text:p>22.1129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15:00:00</text:p>
          </table:table-cell>
          <table:table-cell office:value-type="float" office:value="21.3409561997811" calcext:value-type="float">
            <text:p>21.3409561998</text:p>
          </table:table-cell>
          <table:table-cell office:value-type="float" office:value="22.25479839" calcext:value-type="float">
            <text:p>22.254798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16:00:00</text:p>
          </table:table-cell>
          <table:table-cell office:value-type="float" office:value="21.3661947489926" calcext:value-type="float">
            <text:p>21.366194749</text:p>
          </table:table-cell>
          <table:table-cell office:value-type="float" office:value="22.21890335" calcext:value-type="float">
            <text:p>22.21890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17:00:00</text:p>
          </table:table-cell>
          <table:table-cell office:value-type="float" office:value="21.3938243473641" calcext:value-type="float">
            <text:p>21.3938243474</text:p>
          </table:table-cell>
          <table:table-cell office:value-type="float" office:value="22.11838537" calcext:value-type="float">
            <text:p>22.118385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18:00:00</text:p>
          </table:table-cell>
          <table:table-cell office:value-type="float" office:value="21.3939211738226" calcext:value-type="float">
            <text:p>21.3939211738</text:p>
          </table:table-cell>
          <table:table-cell office:value-type="float" office:value="21.94294833" calcext:value-type="float">
            <text:p>21.942948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19:00:00</text:p>
          </table:table-cell>
          <table:table-cell office:value-type="float" office:value="21.3256822951402" calcext:value-type="float">
            <text:p>21.3256822951</text:p>
          </table:table-cell>
          <table:table-cell office:value-type="float" office:value="21.94094377" calcext:value-type="float">
            <text:p>21.940943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20:00:00</text:p>
          </table:table-cell>
          <table:table-cell office:value-type="float" office:value="21.1995598455225" calcext:value-type="float">
            <text:p>21.1995598455</text:p>
          </table:table-cell>
          <table:table-cell office:value-type="float" office:value="22.18447329" calcext:value-type="float">
            <text:p>22.18447329</text:p>
          </table:table-cell>
          <table:table-cell office:value-type="float" office:value="0" calcext:value-type="float">
            <text:p>0</text:p>
          </table:table-cell>
          <table:table-cell office:value-type="float" office:value="60.37137183" calcext:value-type="float">
            <text:p>60.37137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21:00:00</text:p>
          </table:table-cell>
          <table:table-cell office:value-type="float" office:value="21.0904702056461" calcext:value-type="float">
            <text:p>21.0904702056</text:p>
          </table:table-cell>
          <table:table-cell office:value-type="float" office:value="22.91624493" calcext:value-type="float">
            <text:p>22.91624493</text:p>
          </table:table-cell>
          <table:table-cell office:value-type="float" office:value="0" calcext:value-type="float">
            <text:p>0</text:p>
          </table:table-cell>
          <table:table-cell office:value-type="float" office:value="5.278889604" calcext:value-type="float">
            <text:p>5.278889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22:00:00</text:p>
          </table:table-cell>
          <table:table-cell office:value-type="float" office:value="21.0058851806244" calcext:value-type="float">
            <text:p>21.0058851806</text:p>
          </table:table-cell>
          <table:table-cell office:value-type="float" office:value="22.68876124" calcext:value-type="float">
            <text:p>22.68876124</text:p>
          </table:table-cell>
          <table:table-cell office:value-type="float" office:value="0" calcext:value-type="float">
            <text:p>0</text:p>
          </table:table-cell>
          <table:table-cell office:value-type="float" office:value="10.09502478" calcext:value-type="float">
            <text:p>10.09502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23:00:00</text:p>
          </table:table-cell>
          <table:table-cell office:value-type="float" office:value="20.8581916597314" calcext:value-type="float">
            <text:p>20.8581916597</text:p>
          </table:table-cell>
          <table:table-cell office:value-type="float" office:value="22.30849176" calcext:value-type="float">
            <text:p>22.30849176</text:p>
          </table:table-cell>
          <table:table-cell office:value-type="float" office:value="0" calcext:value-type="float">
            <text:p>0</text:p>
          </table:table-cell>
          <table:table-cell office:value-type="float" office:value="16.52742203" calcext:value-type="float">
            <text:p>16.52742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2 <text:s/>24:00:00</text:p>
          </table:table-cell>
          <table:table-cell office:value-type="float" office:value="21.2339251180746" calcext:value-type="float">
            <text:p>21.2339251181</text:p>
          </table:table-cell>
          <table:table-cell office:value-type="float" office:value="22.00259094" calcext:value-type="float">
            <text:p>22.00259094</text:p>
          </table:table-cell>
          <table:table-cell office:value-type="float" office:value="0" calcext:value-type="float">
            <text:p>0</text:p>
          </table:table-cell>
          <table:table-cell office:value-type="float" office:value="18.35808857" calcext:value-type="float">
            <text:p>18.35808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01:00:00</text:p>
          </table:table-cell>
          <table:table-cell office:value-type="float" office:value="21.5296365354648" calcext:value-type="float">
            <text:p>21.5296365355</text:p>
          </table:table-cell>
          <table:table-cell office:value-type="float" office:value="21.75525087" calcext:value-type="float">
            <text:p>21.75525087</text:p>
          </table:table-cell>
          <table:table-cell office:value-type="float" office:value="0" calcext:value-type="float">
            <text:p>0</text:p>
          </table:table-cell>
          <table:table-cell office:value-type="float" office:value="19.70684082" calcext:value-type="float">
            <text:p>19.70684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02:00:00</text:p>
          </table:table-cell>
          <table:table-cell office:value-type="float" office:value="21.6429701776632" calcext:value-type="float">
            <text:p>21.6429701777</text:p>
          </table:table-cell>
          <table:table-cell office:value-type="float" office:value="21.64026469" calcext:value-type="float">
            <text:p>21.64026469</text:p>
          </table:table-cell>
          <table:table-cell office:value-type="float" office:value="0" calcext:value-type="float">
            <text:p>0</text:p>
          </table:table-cell>
          <table:table-cell office:value-type="float" office:value="20.28994988" calcext:value-type="float">
            <text:p>20.28994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03:00:00</text:p>
          </table:table-cell>
          <table:table-cell office:value-type="float" office:value="21.6705686336545" calcext:value-type="float">
            <text:p>21.6705686337</text:p>
          </table:table-cell>
          <table:table-cell office:value-type="float" office:value="21.47943539" calcext:value-type="float">
            <text:p>21.47943539</text:p>
          </table:table-cell>
          <table:table-cell office:value-type="float" office:value="0" calcext:value-type="float">
            <text:p>0</text:p>
          </table:table-cell>
          <table:table-cell office:value-type="float" office:value="21.54137889" calcext:value-type="float">
            <text:p>21.54137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04:00:00</text:p>
          </table:table-cell>
          <table:table-cell office:value-type="float" office:value="21.6147966707944" calcext:value-type="float">
            <text:p>21.6147966708</text:p>
          </table:table-cell>
          <table:table-cell office:value-type="float" office:value="21.33488599" calcext:value-type="float">
            <text:p>21.33488599</text:p>
          </table:table-cell>
          <table:table-cell office:value-type="float" office:value="0" calcext:value-type="float">
            <text:p>0</text:p>
          </table:table-cell>
          <table:table-cell office:value-type="float" office:value="22.91617258" calcext:value-type="float">
            <text:p>22.91617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05:00:00</text:p>
          </table:table-cell>
          <table:table-cell office:value-type="float" office:value="21.5662914504359" calcext:value-type="float">
            <text:p>21.5662914504</text:p>
          </table:table-cell>
          <table:table-cell office:value-type="float" office:value="21.26485552" calcext:value-type="float">
            <text:p>21.26485552</text:p>
          </table:table-cell>
          <table:table-cell office:value-type="float" office:value="0" calcext:value-type="float">
            <text:p>0</text:p>
          </table:table-cell>
          <table:table-cell office:value-type="float" office:value="23.59673404" calcext:value-type="float">
            <text:p>23.59673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06:00:00</text:p>
          </table:table-cell>
          <table:table-cell office:value-type="float" office:value="21.4635014261502" calcext:value-type="float">
            <text:p>21.4635014262</text:p>
          </table:table-cell>
          <table:table-cell office:value-type="float" office:value="21.19642238" calcext:value-type="float">
            <text:p>21.19642238</text:p>
          </table:table-cell>
          <table:table-cell office:value-type="float" office:value="0" calcext:value-type="float">
            <text:p>0</text:p>
          </table:table-cell>
          <table:table-cell office:value-type="float" office:value="24.08179746" calcext:value-type="float">
            <text:p>24.08179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07:00:00</text:p>
          </table:table-cell>
          <table:table-cell office:value-type="float" office:value="21.3660740656948" calcext:value-type="float">
            <text:p>21.3660740657</text:p>
          </table:table-cell>
          <table:table-cell office:value-type="float" office:value="21.10400198" calcext:value-type="float">
            <text:p>21.10400198</text:p>
          </table:table-cell>
          <table:table-cell office:value-type="float" office:value="0" calcext:value-type="float">
            <text:p>0</text:p>
          </table:table-cell>
          <table:table-cell office:value-type="float" office:value="25.03979391" calcext:value-type="float">
            <text:p>25.03979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08:00:00</text:p>
          </table:table-cell>
          <table:table-cell office:value-type="float" office:value="21.2572452427018" calcext:value-type="float">
            <text:p>21.2572452427</text:p>
          </table:table-cell>
          <table:table-cell office:value-type="float" office:value="21.3332552" calcext:value-type="float">
            <text:p>21.3332552</text:p>
          </table:table-cell>
          <table:table-cell office:value-type="float" office:value="0" calcext:value-type="float">
            <text:p>0</text:p>
          </table:table-cell>
          <table:table-cell office:value-type="float" office:value="77.53788982" calcext:value-type="float">
            <text:p>77.53788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09:00:00</text:p>
          </table:table-cell>
          <table:table-cell office:value-type="float" office:value="21.0936061716709" calcext:value-type="float">
            <text:p>21.0936061717</text:p>
          </table:table-cell>
          <table:table-cell office:value-type="float" office:value="22.37055009" calcext:value-type="float">
            <text:p>22.37055009</text:p>
          </table:table-cell>
          <table:table-cell office:value-type="float" office:value="231.841731253773" calcext:value-type="float">
            <text:p>231.8417312538</text:p>
          </table:table-cell>
          <table:table-cell office:value-type="float" office:value="54.32510972" calcext:value-type="float">
            <text:p>54.32510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10:00:00</text:p>
          </table:table-cell>
          <table:table-cell office:value-type="float" office:value="21.0321665699194" calcext:value-type="float">
            <text:p>21.0321665699</text:p>
          </table:table-cell>
          <table:table-cell office:value-type="float" office:value="23.07137033" calcext:value-type="float">
            <text:p>23.07137033</text:p>
          </table:table-cell>
          <table:table-cell office:value-type="float" office:value="170.054398032987" calcext:value-type="float">
            <text:p>170.054398033</text:p>
          </table:table-cell>
          <table:table-cell office:value-type="float" office:value="5.557611719" calcext:value-type="float">
            <text:p>5.55761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11:00:00</text:p>
          </table:table-cell>
          <table:table-cell office:value-type="float" office:value="21.3019293397369" calcext:value-type="float">
            <text:p>21.3019293397</text:p>
          </table:table-cell>
          <table:table-cell office:value-type="float" office:value="22.94179051" calcext:value-type="float">
            <text:p>22.94179051</text:p>
          </table:table-cell>
          <table:table-cell office:value-type="float" office:value="110.099587976095" calcext:value-type="float">
            <text:p>110.0995879761</text:p>
          </table:table-cell>
          <table:table-cell office:value-type="float" office:value="20.26171857" calcext:value-type="float">
            <text:p>20.26171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12:00:00</text:p>
          </table:table-cell>
          <table:table-cell office:value-type="float" office:value="22.0581510705188" calcext:value-type="float">
            <text:p>22.0581510705</text:p>
          </table:table-cell>
          <table:table-cell office:value-type="float" office:value="22.98624412" calcext:value-type="float">
            <text:p>22.98624412</text:p>
          </table:table-cell>
          <table:table-cell office:value-type="float" office:value="0" calcext:value-type="float">
            <text:p>0</text:p>
          </table:table-cell>
          <table:table-cell office:value-type="float" office:value="8.003671118" calcext:value-type="float">
            <text:p>8.003671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13:00:00</text:p>
          </table:table-cell>
          <table:table-cell office:value-type="float" office:value="22.837428949174" calcext:value-type="float">
            <text:p>22.8374289492</text:p>
          </table:table-cell>
          <table:table-cell office:value-type="float" office:value="23.10733046" calcext:value-type="float">
            <text:p>23.10733046</text:p>
          </table:table-cell>
          <table:table-cell office:value-type="float" office:value="0" calcext:value-type="float">
            <text:p>0</text:p>
          </table:table-cell>
          <table:table-cell office:value-type="float" office:value="24.88631696" calcext:value-type="float">
            <text:p>24.88631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14:00:00</text:p>
          </table:table-cell>
          <table:table-cell office:value-type="float" office:value="23.2838669951255" calcext:value-type="float">
            <text:p>23.2838669951</text:p>
          </table:table-cell>
          <table:table-cell office:value-type="float" office:value="23.17814634" calcext:value-type="float">
            <text:p>23.17814634</text:p>
          </table:table-cell>
          <table:table-cell office:value-type="float" office:value="0" calcext:value-type="float">
            <text:p>0</text:p>
          </table:table-cell>
          <table:table-cell office:value-type="float" office:value="17.70104732" calcext:value-type="float">
            <text:p>17.70104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15:00:00</text:p>
          </table:table-cell>
          <table:table-cell office:value-type="float" office:value="23.6224151705801" calcext:value-type="float">
            <text:p>23.6224151706</text:p>
          </table:table-cell>
          <table:table-cell office:value-type="float" office:value="23.22259047" calcext:value-type="float">
            <text:p>23.22259047</text:p>
          </table:table-cell>
          <table:table-cell office:value-type="float" office:value="0" calcext:value-type="float">
            <text:p>0</text:p>
          </table:table-cell>
          <table:table-cell office:value-type="float" office:value="12.25986336" calcext:value-type="float">
            <text:p>12.25986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16:00:00</text:p>
          </table:table-cell>
          <table:table-cell office:value-type="float" office:value="23.7664441747312" calcext:value-type="float">
            <text:p>23.7664441747</text:p>
          </table:table-cell>
          <table:table-cell office:value-type="float" office:value="23.01339712" calcext:value-type="float">
            <text:p>23.01339712</text:p>
          </table:table-cell>
          <table:table-cell office:value-type="float" office:value="0" calcext:value-type="float">
            <text:p>0</text:p>
          </table:table-cell>
          <table:table-cell office:value-type="float" office:value="24.80561243" calcext:value-type="float">
            <text:p>24.80561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17:00:00</text:p>
          </table:table-cell>
          <table:table-cell office:value-type="float" office:value="23.8297501817991" calcext:value-type="float">
            <text:p>23.8297501818</text:p>
          </table:table-cell>
          <table:table-cell office:value-type="float" office:value="22.79375684" calcext:value-type="float">
            <text:p>22.79375684</text:p>
          </table:table-cell>
          <table:table-cell office:value-type="float" office:value="0" calcext:value-type="float">
            <text:p>0</text:p>
          </table:table-cell>
          <table:table-cell office:value-type="float" office:value="26.5409698" calcext:value-type="float">
            <text:p>26.5409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18:00:00</text:p>
          </table:table-cell>
          <table:table-cell office:value-type="float" office:value="23.8193099240112" calcext:value-type="float">
            <text:p>23.819309924</text:p>
          </table:table-cell>
          <table:table-cell office:value-type="float" office:value="22.53482926" calcext:value-type="float">
            <text:p>22.53482926</text:p>
          </table:table-cell>
          <table:table-cell office:value-type="float" office:value="0" calcext:value-type="float">
            <text:p>0</text:p>
          </table:table-cell>
          <table:table-cell office:value-type="float" office:value="45.62297223" calcext:value-type="float">
            <text:p>45.62297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19:00:00</text:p>
          </table:table-cell>
          <table:table-cell office:value-type="float" office:value="23.6469463020593" calcext:value-type="float">
            <text:p>23.6469463021</text:p>
          </table:table-cell>
          <table:table-cell office:value-type="float" office:value="22.68899194" calcext:value-type="float">
            <text:p>22.68899194</text:p>
          </table:table-cell>
          <table:table-cell office:value-type="float" office:value="0" calcext:value-type="float">
            <text:p>0</text:p>
          </table:table-cell>
          <table:table-cell office:value-type="float" office:value="27.94666581" calcext:value-type="float">
            <text:p>27.94666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20:00:00</text:p>
          </table:table-cell>
          <table:table-cell office:value-type="float" office:value="23.4015037081924" calcext:value-type="float">
            <text:p>23.4015037082</text:p>
          </table:table-cell>
          <table:table-cell office:value-type="float" office:value="22.60132579" calcext:value-type="float">
            <text:p>22.60132579</text:p>
          </table:table-cell>
          <table:table-cell office:value-type="float" office:value="0" calcext:value-type="float">
            <text:p>0</text:p>
          </table:table-cell>
          <table:table-cell office:value-type="float" office:value="46.8089516" calcext:value-type="float">
            <text:p>46.80895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21:00:00</text:p>
          </table:table-cell>
          <table:table-cell office:value-type="float" office:value="23.1775526464138" calcext:value-type="float">
            <text:p>23.1775526464</text:p>
          </table:table-cell>
          <table:table-cell office:value-type="float" office:value="22.68549532" calcext:value-type="float">
            <text:p>22.68549532</text:p>
          </table:table-cell>
          <table:table-cell office:value-type="float" office:value="0" calcext:value-type="float">
            <text:p>0</text:p>
          </table:table-cell>
          <table:table-cell office:value-type="float" office:value="5.384042187" calcext:value-type="float">
            <text:p>5.384042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22:00:00</text:p>
          </table:table-cell>
          <table:table-cell office:value-type="float" office:value="22.9493529566293" calcext:value-type="float">
            <text:p>22.9493529566</text:p>
          </table:table-cell>
          <table:table-cell office:value-type="float" office:value="22.10300243" calcext:value-type="float">
            <text:p>22.10300243</text:p>
          </table:table-cell>
          <table:table-cell office:value-type="float" office:value="0" calcext:value-type="float">
            <text:p>0</text:p>
          </table:table-cell>
          <table:table-cell office:value-type="float" office:value="19.44764115" calcext:value-type="float">
            <text:p>19.44764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23:00:00</text:p>
          </table:table-cell>
          <table:table-cell office:value-type="float" office:value="22.7057679900283" calcext:value-type="float">
            <text:p>22.70576799</text:p>
          </table:table-cell>
          <table:table-cell office:value-type="float" office:value="21.69829896" calcext:value-type="float">
            <text:p>21.69829896</text:p>
          </table:table-cell>
          <table:table-cell office:value-type="float" office:value="0" calcext:value-type="float">
            <text:p>0</text:p>
          </table:table-cell>
          <table:table-cell office:value-type="float" office:value="22.1731418" calcext:value-type="float">
            <text:p>22.1731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3 <text:s/>24:00:00</text:p>
          </table:table-cell>
          <table:table-cell office:value-type="float" office:value="22.4420027610582" calcext:value-type="float">
            <text:p>22.4420027611</text:p>
          </table:table-cell>
          <table:table-cell office:value-type="float" office:value="21.455002" calcext:value-type="float">
            <text:p>21.455002</text:p>
          </table:table-cell>
          <table:table-cell office:value-type="float" office:value="0" calcext:value-type="float">
            <text:p>0</text:p>
          </table:table-cell>
          <table:table-cell office:value-type="float" office:value="22.99405598" calcext:value-type="float">
            <text:p>22.99405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01:00:00</text:p>
          </table:table-cell>
          <table:table-cell office:value-type="float" office:value="22.1692121446908" calcext:value-type="float">
            <text:p>22.1692121447</text:p>
          </table:table-cell>
          <table:table-cell office:value-type="float" office:value="21.27516438" calcext:value-type="float">
            <text:p>21.27516438</text:p>
          </table:table-cell>
          <table:table-cell office:value-type="float" office:value="0" calcext:value-type="float">
            <text:p>0</text:p>
          </table:table-cell>
          <table:table-cell office:value-type="float" office:value="24.25182741" calcext:value-type="float">
            <text:p>24.25182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02:00:00</text:p>
          </table:table-cell>
          <table:table-cell office:value-type="float" office:value="21.898808455677" calcext:value-type="float">
            <text:p>21.8988084557</text:p>
          </table:table-cell>
          <table:table-cell office:value-type="float" office:value="21.09733757" calcext:value-type="float">
            <text:p>21.09733757</text:p>
          </table:table-cell>
          <table:table-cell office:value-type="float" office:value="0" calcext:value-type="float">
            <text:p>0</text:p>
          </table:table-cell>
          <table:table-cell office:value-type="float" office:value="26.29077401" calcext:value-type="float">
            <text:p>26.290774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03:00:00</text:p>
          </table:table-cell>
          <table:table-cell office:value-type="float" office:value="21.6253676033108" calcext:value-type="float">
            <text:p>21.6253676033</text:p>
          </table:table-cell>
          <table:table-cell office:value-type="float" office:value="20.92759519" calcext:value-type="float">
            <text:p>20.92759519</text:p>
          </table:table-cell>
          <table:table-cell office:value-type="float" office:value="0" calcext:value-type="float">
            <text:p>0</text:p>
          </table:table-cell>
          <table:table-cell office:value-type="float" office:value="27.17945364" calcext:value-type="float">
            <text:p>27.17945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04:00:00</text:p>
          </table:table-cell>
          <table:table-cell office:value-type="float" office:value="21.3386238457423" calcext:value-type="float">
            <text:p>21.3386238457</text:p>
          </table:table-cell>
          <table:table-cell office:value-type="float" office:value="20.80737989" calcext:value-type="float">
            <text:p>20.80737989</text:p>
          </table:table-cell>
          <table:table-cell office:value-type="float" office:value="0" calcext:value-type="float">
            <text:p>0</text:p>
          </table:table-cell>
          <table:table-cell office:value-type="float" office:value="27.72044686" calcext:value-type="float">
            <text:p>27.72044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05:00:00</text:p>
          </table:table-cell>
          <table:table-cell office:value-type="float" office:value="21.0519627426718" calcext:value-type="float">
            <text:p>21.0519627427</text:p>
          </table:table-cell>
          <table:table-cell office:value-type="float" office:value="20.73518584" calcext:value-type="float">
            <text:p>20.73518584</text:p>
          </table:table-cell>
          <table:table-cell office:value-type="float" office:value="0" calcext:value-type="float">
            <text:p>0</text:p>
          </table:table-cell>
          <table:table-cell office:value-type="float" office:value="28.53125091" calcext:value-type="float">
            <text:p>28.53125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06:00:00</text:p>
          </table:table-cell>
          <table:table-cell office:value-type="float" office:value="20.8183897857714" calcext:value-type="float">
            <text:p>20.8183897858</text:p>
          </table:table-cell>
          <table:table-cell office:value-type="float" office:value="20.6993456" calcext:value-type="float">
            <text:p>20.6993456</text:p>
          </table:table-cell>
          <table:table-cell office:value-type="float" office:value="0" calcext:value-type="float">
            <text:p>0</text:p>
          </table:table-cell>
          <table:table-cell office:value-type="float" office:value="29.50763653" calcext:value-type="float">
            <text:p>29.50763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07:00:00</text:p>
          </table:table-cell>
          <table:table-cell office:value-type="float" office:value="20.6412383556212" calcext:value-type="float">
            <text:p>20.6412383556</text:p>
          </table:table-cell>
          <table:table-cell office:value-type="float" office:value="20.71887255" calcext:value-type="float">
            <text:p>20.71887255</text:p>
          </table:table-cell>
          <table:table-cell office:value-type="float" office:value="0" calcext:value-type="float">
            <text:p>0</text:p>
          </table:table-cell>
          <table:table-cell office:value-type="float" office:value="28.72234984" calcext:value-type="float">
            <text:p>28.72234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08:00:00</text:p>
          </table:table-cell>
          <table:table-cell office:value-type="float" office:value="20.472563293822" calcext:value-type="float">
            <text:p>20.4725632938</text:p>
          </table:table-cell>
          <table:table-cell office:value-type="float" office:value="20.73412665" calcext:value-type="float">
            <text:p>20.73412665</text:p>
          </table:table-cell>
          <table:table-cell office:value-type="float" office:value="0" calcext:value-type="float">
            <text:p>0</text:p>
          </table:table-cell>
          <table:table-cell office:value-type="float" office:value="27.2691075" calcext:value-type="float">
            <text:p>27.2691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09:00:00</text:p>
          </table:table-cell>
          <table:table-cell office:value-type="float" office:value="20.3027129753672" calcext:value-type="float">
            <text:p>20.3027129754</text:p>
          </table:table-cell>
          <table:table-cell office:value-type="float" office:value="21.16407686" calcext:value-type="float">
            <text:p>21.16407686</text:p>
          </table:table-cell>
          <table:table-cell office:value-type="float" office:value="285.674932869994" calcext:value-type="float">
            <text:p>285.67493287</text:p>
          </table:table-cell>
          <table:table-cell office:value-type="float" office:value="82.55153694" calcext:value-type="float">
            <text:p>82.55153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10:00:00</text:p>
          </table:table-cell>
          <table:table-cell office:value-type="float" office:value="20.2343446045711" calcext:value-type="float">
            <text:p>20.2343446046</text:p>
          </table:table-cell>
          <table:table-cell office:value-type="float" office:value="22.31949718" calcext:value-type="float">
            <text:p>22.31949718</text:p>
          </table:table-cell>
          <table:table-cell office:value-type="float" office:value="205.840898125258" calcext:value-type="float">
            <text:p>205.8408981253</text:p>
          </table:table-cell>
          <table:table-cell office:value-type="float" office:value="61.03668558" calcext:value-type="float">
            <text:p>61.03668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11:00:00</text:p>
          </table:table-cell>
          <table:table-cell office:value-type="float" office:value="20.5031034607902" calcext:value-type="float">
            <text:p>20.5031034608</text:p>
          </table:table-cell>
          <table:table-cell office:value-type="float" office:value="23.010198" calcext:value-type="float">
            <text:p>23.010198</text:p>
          </table:table-cell>
          <table:table-cell office:value-type="float" office:value="129.802491170798" calcext:value-type="float">
            <text:p>129.8024911708</text:p>
          </table:table-cell>
          <table:table-cell office:value-type="float" office:value="17.16081193" calcext:value-type="float">
            <text:p>17.16081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12:00:00</text:p>
          </table:table-cell>
          <table:table-cell office:value-type="float" office:value="20.9070391569509" calcext:value-type="float">
            <text:p>20.907039157</text:p>
          </table:table-cell>
          <table:table-cell office:value-type="float" office:value="22.85911621" calcext:value-type="float">
            <text:p>22.85911621</text:p>
          </table:table-cell>
          <table:table-cell office:value-type="float" office:value="88.4515883823072" calcext:value-type="float">
            <text:p>88.4515883823</text:p>
          </table:table-cell>
          <table:table-cell office:value-type="float" office:value="24.99995049" calcext:value-type="float">
            <text:p>24.999950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13:00:00</text:p>
          </table:table-cell>
          <table:table-cell office:value-type="float" office:value="21.349072357963" calcext:value-type="float">
            <text:p>21.349072358</text:p>
          </table:table-cell>
          <table:table-cell office:value-type="float" office:value="22.80939937" calcext:value-type="float">
            <text:p>22.80939937</text:p>
          </table:table-cell>
          <table:table-cell office:value-type="float" office:value="68.81959507648" calcext:value-type="float">
            <text:p>68.8195950765</text:p>
          </table:table-cell>
          <table:table-cell office:value-type="float" office:value="24.8513962" calcext:value-type="float">
            <text:p>24.85139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14:00:00</text:p>
          </table:table-cell>
          <table:table-cell office:value-type="float" office:value="21.7941807712154" calcext:value-type="float">
            <text:p>21.7941807712</text:p>
          </table:table-cell>
          <table:table-cell office:value-type="float" office:value="22.80298385" calcext:value-type="float">
            <text:p>22.80298385</text:p>
          </table:table-cell>
          <table:table-cell office:value-type="float" office:value="0" calcext:value-type="float">
            <text:p>0</text:p>
          </table:table-cell>
          <table:table-cell office:value-type="float" office:value="23.65863118" calcext:value-type="float">
            <text:p>23.65863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15:00:00</text:p>
          </table:table-cell>
          <table:table-cell office:value-type="float" office:value="22.2753049674358" calcext:value-type="float">
            <text:p>22.2753049674</text:p>
          </table:table-cell>
          <table:table-cell office:value-type="float" office:value="22.72921854" calcext:value-type="float">
            <text:p>22.72921854</text:p>
          </table:table-cell>
          <table:table-cell office:value-type="float" office:value="0" calcext:value-type="float">
            <text:p>0</text:p>
          </table:table-cell>
          <table:table-cell office:value-type="float" office:value="24.53494538" calcext:value-type="float">
            <text:p>24.5349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16:00:00</text:p>
          </table:table-cell>
          <table:table-cell office:value-type="float" office:value="22.5852762240739" calcext:value-type="float">
            <text:p>22.5852762241</text:p>
          </table:table-cell>
          <table:table-cell office:value-type="float" office:value="22.74439051" calcext:value-type="float">
            <text:p>22.74439051</text:p>
          </table:table-cell>
          <table:table-cell office:value-type="float" office:value="0" calcext:value-type="float">
            <text:p>0</text:p>
          </table:table-cell>
          <table:table-cell office:value-type="float" office:value="35.12272097" calcext:value-type="float">
            <text:p>35.122720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17:00:00</text:p>
          </table:table-cell>
          <table:table-cell office:value-type="float" office:value="22.6424729395252" calcext:value-type="float">
            <text:p>22.6424729395</text:p>
          </table:table-cell>
          <table:table-cell office:value-type="float" office:value="22.80748226" calcext:value-type="float">
            <text:p>22.80748226</text:p>
          </table:table-cell>
          <table:table-cell office:value-type="float" office:value="9.31252018599372" calcext:value-type="float">
            <text:p>9.312520186</text:p>
          </table:table-cell>
          <table:table-cell office:value-type="float" office:value="25.65712827" calcext:value-type="float">
            <text:p>25.657128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18:00:00</text:p>
          </table:table-cell>
          <table:table-cell office:value-type="float" office:value="22.6200673849186" calcext:value-type="float">
            <text:p>22.6200673849</text:p>
          </table:table-cell>
          <table:table-cell office:value-type="float" office:value="22.69877435" calcext:value-type="float">
            <text:p>22.69877435</text:p>
          </table:table-cell>
          <table:table-cell office:value-type="float" office:value="24.3413555112053" calcext:value-type="float">
            <text:p>24.3413555112</text:p>
          </table:table-cell>
          <table:table-cell office:value-type="float" office:value="43.04238691" calcext:value-type="float">
            <text:p>43.04238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19:00:00</text:p>
          </table:table-cell>
          <table:table-cell office:value-type="float" office:value="22.5804884485763" calcext:value-type="float">
            <text:p>22.5804884486</text:p>
          </table:table-cell>
          <table:table-cell office:value-type="float" office:value="22.82548126" calcext:value-type="float">
            <text:p>22.82548126</text:p>
          </table:table-cell>
          <table:table-cell office:value-type="float" office:value="32.3389295685428" calcext:value-type="float">
            <text:p>32.3389295685</text:p>
          </table:table-cell>
          <table:table-cell office:value-type="float" office:value="20.06555911" calcext:value-type="float">
            <text:p>20.06555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20:00:00</text:p>
          </table:table-cell>
          <table:table-cell office:value-type="float" office:value="22.5435596539034" calcext:value-type="float">
            <text:p>22.5435596539</text:p>
          </table:table-cell>
          <table:table-cell office:value-type="float" office:value="22.51091312" calcext:value-type="float">
            <text:p>22.51091312</text:p>
          </table:table-cell>
          <table:table-cell office:value-type="float" office:value="33.0111932489697" calcext:value-type="float">
            <text:p>33.011193249</text:p>
          </table:table-cell>
          <table:table-cell office:value-type="float" office:value="10.35411233" calcext:value-type="float">
            <text:p>10.35411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21:00:00</text:p>
          </table:table-cell>
          <table:table-cell office:value-type="float" office:value="22.5082762837783" calcext:value-type="float">
            <text:p>22.5082762838</text:p>
          </table:table-cell>
          <table:table-cell office:value-type="float" office:value="22.13231003" calcext:value-type="float">
            <text:p>22.13231003</text:p>
          </table:table-cell>
          <table:table-cell office:value-type="float" office:value="0" calcext:value-type="float">
            <text:p>0</text:p>
          </table:table-cell>
          <table:table-cell office:value-type="float" office:value="18.12083948" calcext:value-type="float">
            <text:p>18.120839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22:00:00</text:p>
          </table:table-cell>
          <table:table-cell office:value-type="float" office:value="22.4634982862918" calcext:value-type="float">
            <text:p>22.4634982863</text:p>
          </table:table-cell>
          <table:table-cell office:value-type="float" office:value="21.85654285" calcext:value-type="float">
            <text:p>21.85654285</text:p>
          </table:table-cell>
          <table:table-cell office:value-type="float" office:value="0" calcext:value-type="float">
            <text:p>0</text:p>
          </table:table-cell>
          <table:table-cell office:value-type="float" office:value="20.18744081" calcext:value-type="float">
            <text:p>20.187440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23:00:00</text:p>
          </table:table-cell>
          <table:table-cell office:value-type="float" office:value="22.4028029767789" calcext:value-type="float">
            <text:p>22.4028029768</text:p>
          </table:table-cell>
          <table:table-cell office:value-type="float" office:value="21.65719355" calcext:value-type="float">
            <text:p>21.65719355</text:p>
          </table:table-cell>
          <table:table-cell office:value-type="float" office:value="0" calcext:value-type="float">
            <text:p>0</text:p>
          </table:table-cell>
          <table:table-cell office:value-type="float" office:value="20.94598078" calcext:value-type="float">
            <text:p>20.94598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4 <text:s/>24:00:00</text:p>
          </table:table-cell>
          <table:table-cell office:value-type="float" office:value="22.3260627143378" calcext:value-type="float">
            <text:p>22.3260627143</text:p>
          </table:table-cell>
          <table:table-cell office:value-type="float" office:value="21.491446" calcext:value-type="float">
            <text:p>21.491446</text:p>
          </table:table-cell>
          <table:table-cell office:value-type="float" office:value="0" calcext:value-type="float">
            <text:p>0</text:p>
          </table:table-cell>
          <table:table-cell office:value-type="float" office:value="22.33239924" calcext:value-type="float">
            <text:p>22.33239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01:00:00</text:p>
          </table:table-cell>
          <table:table-cell office:value-type="float" office:value="22.2374564821442" calcext:value-type="float">
            <text:p>22.2374564821</text:p>
          </table:table-cell>
          <table:table-cell office:value-type="float" office:value="21.37731313" calcext:value-type="float">
            <text:p>21.37731313</text:p>
          </table:table-cell>
          <table:table-cell office:value-type="float" office:value="0" calcext:value-type="float">
            <text:p>0</text:p>
          </table:table-cell>
          <table:table-cell office:value-type="float" office:value="22.87211602" calcext:value-type="float">
            <text:p>22.87211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02:00:00</text:p>
          </table:table-cell>
          <table:table-cell office:value-type="float" office:value="22.1363933629661" calcext:value-type="float">
            <text:p>22.136393363</text:p>
          </table:table-cell>
          <table:table-cell office:value-type="float" office:value="21.2794368" calcext:value-type="float">
            <text:p>21.2794368</text:p>
          </table:table-cell>
          <table:table-cell office:value-type="float" office:value="0" calcext:value-type="float">
            <text:p>0</text:p>
          </table:table-cell>
          <table:table-cell office:value-type="float" office:value="23.89340484" calcext:value-type="float">
            <text:p>23.893404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03:00:00</text:p>
          </table:table-cell>
          <table:table-cell office:value-type="float" office:value="22.025584082289" calcext:value-type="float">
            <text:p>22.0255840823</text:p>
          </table:table-cell>
          <table:table-cell office:value-type="float" office:value="21.13625582" calcext:value-type="float">
            <text:p>21.13625582</text:p>
          </table:table-cell>
          <table:table-cell office:value-type="float" office:value="0" calcext:value-type="float">
            <text:p>0</text:p>
          </table:table-cell>
          <table:table-cell office:value-type="float" office:value="25.39158701" calcext:value-type="float">
            <text:p>25.39158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04:00:00</text:p>
          </table:table-cell>
          <table:table-cell office:value-type="float" office:value="21.8946297364653" calcext:value-type="float">
            <text:p>21.8946297365</text:p>
          </table:table-cell>
          <table:table-cell office:value-type="float" office:value="20.99038504" calcext:value-type="float">
            <text:p>20.99038504</text:p>
          </table:table-cell>
          <table:table-cell office:value-type="float" office:value="0" calcext:value-type="float">
            <text:p>0</text:p>
          </table:table-cell>
          <table:table-cell office:value-type="float" office:value="26.31018327" calcext:value-type="float">
            <text:p>26.310183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05:00:00</text:p>
          </table:table-cell>
          <table:table-cell office:value-type="float" office:value="21.7490420304552" calcext:value-type="float">
            <text:p>21.7490420305</text:p>
          </table:table-cell>
          <table:table-cell office:value-type="float" office:value="20.84855873" calcext:value-type="float">
            <text:p>20.84855873</text:p>
          </table:table-cell>
          <table:table-cell office:value-type="float" office:value="0" calcext:value-type="float">
            <text:p>0</text:p>
          </table:table-cell>
          <table:table-cell office:value-type="float" office:value="27.45273209" calcext:value-type="float">
            <text:p>27.45273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06:00:00</text:p>
          </table:table-cell>
          <table:table-cell office:value-type="float" office:value="21.5670142100254" calcext:value-type="float">
            <text:p>21.56701421</text:p>
          </table:table-cell>
          <table:table-cell office:value-type="float" office:value="20.72453167" calcext:value-type="float">
            <text:p>20.72453167</text:p>
          </table:table-cell>
          <table:table-cell office:value-type="float" office:value="0" calcext:value-type="float">
            <text:p>0</text:p>
          </table:table-cell>
          <table:table-cell office:value-type="float" office:value="29.56008465" calcext:value-type="float">
            <text:p>29.56008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07:00:00</text:p>
          </table:table-cell>
          <table:table-cell office:value-type="float" office:value="21.3057722364186" calcext:value-type="float">
            <text:p>21.3057722364</text:p>
          </table:table-cell>
          <table:table-cell office:value-type="float" office:value="20.62600995" calcext:value-type="float">
            <text:p>20.62600995</text:p>
          </table:table-cell>
          <table:table-cell office:value-type="float" office:value="0" calcext:value-type="float">
            <text:p>0</text:p>
          </table:table-cell>
          <table:table-cell office:value-type="float" office:value="28.98075683" calcext:value-type="float">
            <text:p>28.980756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08:00:00</text:p>
          </table:table-cell>
          <table:table-cell office:value-type="float" office:value="21.0413942533502" calcext:value-type="float">
            <text:p>21.0413942534</text:p>
          </table:table-cell>
          <table:table-cell office:value-type="float" office:value="20.56718312" calcext:value-type="float">
            <text:p>20.56718312</text:p>
          </table:table-cell>
          <table:table-cell office:value-type="float" office:value="0" calcext:value-type="float">
            <text:p>0</text:p>
          </table:table-cell>
          <table:table-cell office:value-type="float" office:value="29.13310738" calcext:value-type="float">
            <text:p>29.13310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09:00:00</text:p>
          </table:table-cell>
          <table:table-cell office:value-type="float" office:value="20.7735131054683" calcext:value-type="float">
            <text:p>20.7735131055</text:p>
          </table:table-cell>
          <table:table-cell office:value-type="float" office:value="20.91994249" calcext:value-type="float">
            <text:p>20.91994249</text:p>
          </table:table-cell>
          <table:table-cell office:value-type="float" office:value="0" calcext:value-type="float">
            <text:p>0</text:p>
          </table:table-cell>
          <table:table-cell office:value-type="float" office:value="77.02728513" calcext:value-type="float">
            <text:p>77.02728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10:00:00</text:p>
          </table:table-cell>
          <table:table-cell office:value-type="float" office:value="20.5559077219435" calcext:value-type="float">
            <text:p>20.5559077219</text:p>
          </table:table-cell>
          <table:table-cell office:value-type="float" office:value="22.28596906" calcext:value-type="float">
            <text:p>22.28596906</text:p>
          </table:table-cell>
          <table:table-cell office:value-type="float" office:value="256.719043898902" calcext:value-type="float">
            <text:p>256.7190438989</text:p>
          </table:table-cell>
          <table:table-cell office:value-type="float" office:value="59.62397671" calcext:value-type="float">
            <text:p>59.62397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11:00:00</text:p>
          </table:table-cell>
          <table:table-cell office:value-type="float" office:value="20.6407383400575" calcext:value-type="float">
            <text:p>20.6407383401</text:p>
          </table:table-cell>
          <table:table-cell office:value-type="float" office:value="23.3277396" calcext:value-type="float">
            <text:p>23.3277396</text:p>
          </table:table-cell>
          <table:table-cell office:value-type="float" office:value="177.186244255925" calcext:value-type="float">
            <text:p>177.1862442559</text:p>
          </table:table-cell>
          <table:table-cell office:value-type="float" office:value="5.937446088" calcext:value-type="float">
            <text:p>5.9374460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12:00:00</text:p>
          </table:table-cell>
          <table:table-cell office:value-type="float" office:value="21.1414895895971" calcext:value-type="float">
            <text:p>21.1414895896</text:p>
          </table:table-cell>
          <table:table-cell office:value-type="float" office:value="23.2691229" calcext:value-type="float">
            <text:p>23.2691229</text:p>
          </table:table-cell>
          <table:table-cell office:value-type="float" office:value="113.199071710976" calcext:value-type="float">
            <text:p>113.199071711</text:p>
          </table:table-cell>
          <table:table-cell office:value-type="float" office:value="16.92829752" calcext:value-type="float">
            <text:p>16.92829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13:00:00</text:p>
          </table:table-cell>
          <table:table-cell office:value-type="float" office:value="22.3388391665833" calcext:value-type="float">
            <text:p>22.3388391666</text:p>
          </table:table-cell>
          <table:table-cell office:value-type="float" office:value="23.29726976" calcext:value-type="float">
            <text:p>23.29726976</text:p>
          </table:table-cell>
          <table:table-cell office:value-type="float" office:value="0" calcext:value-type="float">
            <text:p>0</text:p>
          </table:table-cell>
          <table:table-cell office:value-type="float" office:value="20.11861736" calcext:value-type="float">
            <text:p>20.11861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14:00:00</text:p>
          </table:table-cell>
          <table:table-cell office:value-type="float" office:value="23.2009880153998" calcext:value-type="float">
            <text:p>23.2009880154</text:p>
          </table:table-cell>
          <table:table-cell office:value-type="float" office:value="23.28825588" calcext:value-type="float">
            <text:p>23.28825588</text:p>
          </table:table-cell>
          <table:table-cell office:value-type="float" office:value="0" calcext:value-type="float">
            <text:p>0</text:p>
          </table:table-cell>
          <table:table-cell office:value-type="float" office:value="21.06268375" calcext:value-type="float">
            <text:p>21.06268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15:00:00</text:p>
          </table:table-cell>
          <table:table-cell office:value-type="float" office:value="23.3867497175877" calcext:value-type="float">
            <text:p>23.3867497176</text:p>
          </table:table-cell>
          <table:table-cell office:value-type="float" office:value="23.26306401" calcext:value-type="float">
            <text:p>23.26306401</text:p>
          </table:table-cell>
          <table:table-cell office:value-type="float" office:value="0" calcext:value-type="float">
            <text:p>0</text:p>
          </table:table-cell>
          <table:table-cell office:value-type="float" office:value="19.94154744" calcext:value-type="float">
            <text:p>19.94154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16:00:00</text:p>
          </table:table-cell>
          <table:table-cell office:value-type="float" office:value="23.4581322860981" calcext:value-type="float">
            <text:p>23.4581322861</text:p>
          </table:table-cell>
          <table:table-cell office:value-type="float" office:value="23.15623675" calcext:value-type="float">
            <text:p>23.15623675</text:p>
          </table:table-cell>
          <table:table-cell office:value-type="float" office:value="0" calcext:value-type="float">
            <text:p>0</text:p>
          </table:table-cell>
          <table:table-cell office:value-type="float" office:value="22.90052504" calcext:value-type="float">
            <text:p>22.900525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17:00:00</text:p>
          </table:table-cell>
          <table:table-cell office:value-type="float" office:value="23.4861129547689" calcext:value-type="float">
            <text:p>23.4861129548</text:p>
          </table:table-cell>
          <table:table-cell office:value-type="float" office:value="23.01869884" calcext:value-type="float">
            <text:p>23.01869884</text:p>
          </table:table-cell>
          <table:table-cell office:value-type="float" office:value="0" calcext:value-type="float">
            <text:p>0</text:p>
          </table:table-cell>
          <table:table-cell office:value-type="float" office:value="23.94876694" calcext:value-type="float">
            <text:p>23.94876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18:00:00</text:p>
          </table:table-cell>
          <table:table-cell office:value-type="float" office:value="23.4521260588308" calcext:value-type="float">
            <text:p>23.4521260588</text:p>
          </table:table-cell>
          <table:table-cell office:value-type="float" office:value="22.80673176" calcext:value-type="float">
            <text:p>22.80673176</text:p>
          </table:table-cell>
          <table:table-cell office:value-type="float" office:value="0" calcext:value-type="float">
            <text:p>0</text:p>
          </table:table-cell>
          <table:table-cell office:value-type="float" office:value="26.3219378" calcext:value-type="float">
            <text:p>26.3219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19:00:00</text:p>
          </table:table-cell>
          <table:table-cell office:value-type="float" office:value="23.3211762789436" calcext:value-type="float">
            <text:p>23.3211762789</text:p>
          </table:table-cell>
          <table:table-cell office:value-type="float" office:value="22.6411305" calcext:value-type="float">
            <text:p>22.6411305</text:p>
          </table:table-cell>
          <table:table-cell office:value-type="float" office:value="0" calcext:value-type="float">
            <text:p>0</text:p>
          </table:table-cell>
          <table:table-cell office:value-type="float" office:value="27.40246531" calcext:value-type="float">
            <text:p>27.40246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20:00:00</text:p>
          </table:table-cell>
          <table:table-cell office:value-type="float" office:value="23.1623600106634" calcext:value-type="float">
            <text:p>23.1623600107</text:p>
          </table:table-cell>
          <table:table-cell office:value-type="float" office:value="22.4055355" calcext:value-type="float">
            <text:p>22.4055355</text:p>
          </table:table-cell>
          <table:table-cell office:value-type="float" office:value="0" calcext:value-type="float">
            <text:p>0</text:p>
          </table:table-cell>
          <table:table-cell office:value-type="float" office:value="10.19720374" calcext:value-type="float">
            <text:p>10.19720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21:00:00</text:p>
          </table:table-cell>
          <table:table-cell office:value-type="float" office:value="22.9869354141796" calcext:value-type="float">
            <text:p>22.9869354142</text:p>
          </table:table-cell>
          <table:table-cell office:value-type="float" office:value="21.95930977" calcext:value-type="float">
            <text:p>21.95930977</text:p>
          </table:table-cell>
          <table:table-cell office:value-type="float" office:value="0" calcext:value-type="float">
            <text:p>0</text:p>
          </table:table-cell>
          <table:table-cell office:value-type="float" office:value="19.85941321" calcext:value-type="float">
            <text:p>19.859413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22:00:00</text:p>
          </table:table-cell>
          <table:table-cell office:value-type="float" office:value="22.778427546336" calcext:value-type="float">
            <text:p>22.7784275463</text:p>
          </table:table-cell>
          <table:table-cell office:value-type="float" office:value="21.67459529" calcext:value-type="float">
            <text:p>21.67459529</text:p>
          </table:table-cell>
          <table:table-cell office:value-type="float" office:value="0" calcext:value-type="float">
            <text:p>0</text:p>
          </table:table-cell>
          <table:table-cell office:value-type="float" office:value="22.45880531" calcext:value-type="float">
            <text:p>22.45880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23:00:00</text:p>
          </table:table-cell>
          <table:table-cell office:value-type="float" office:value="22.5439727868569" calcext:value-type="float">
            <text:p>22.5439727869</text:p>
          </table:table-cell>
          <table:table-cell office:value-type="float" office:value="21.43715056" calcext:value-type="float">
            <text:p>21.43715056</text:p>
          </table:table-cell>
          <table:table-cell office:value-type="float" office:value="0" calcext:value-type="float">
            <text:p>0</text:p>
          </table:table-cell>
          <table:table-cell office:value-type="float" office:value="23.1641318" calcext:value-type="float">
            <text:p>23.1641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5 <text:s/>24:00:00</text:p>
          </table:table-cell>
          <table:table-cell office:value-type="float" office:value="22.2845810165977" calcext:value-type="float">
            <text:p>22.2845810166</text:p>
          </table:table-cell>
          <table:table-cell office:value-type="float" office:value="21.23254652" calcext:value-type="float">
            <text:p>21.23254652</text:p>
          </table:table-cell>
          <table:table-cell office:value-type="float" office:value="0" calcext:value-type="float">
            <text:p>0</text:p>
          </table:table-cell>
          <table:table-cell office:value-type="float" office:value="25.90566232" calcext:value-type="float">
            <text:p>25.90566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01:00:00</text:p>
          </table:table-cell>
          <table:table-cell office:value-type="float" office:value="22.0031491910822" calcext:value-type="float">
            <text:p>22.0031491911</text:p>
          </table:table-cell>
          <table:table-cell office:value-type="float" office:value="21.10833889" calcext:value-type="float">
            <text:p>21.10833889</text:p>
          </table:table-cell>
          <table:table-cell office:value-type="float" office:value="0" calcext:value-type="float">
            <text:p>0</text:p>
          </table:table-cell>
          <table:table-cell office:value-type="float" office:value="25.4948364" calcext:value-type="float">
            <text:p>25.4948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02:00:00</text:p>
          </table:table-cell>
          <table:table-cell office:value-type="float" office:value="21.7489144132985" calcext:value-type="float">
            <text:p>21.7489144133</text:p>
          </table:table-cell>
          <table:table-cell office:value-type="float" office:value="21.02824234" calcext:value-type="float">
            <text:p>21.02824234</text:p>
          </table:table-cell>
          <table:table-cell office:value-type="float" office:value="0" calcext:value-type="float">
            <text:p>0</text:p>
          </table:table-cell>
          <table:table-cell office:value-type="float" office:value="25.96610221" calcext:value-type="float">
            <text:p>25.96610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03:00:00</text:p>
          </table:table-cell>
          <table:table-cell office:value-type="float" office:value="21.5386552845677" calcext:value-type="float">
            <text:p>21.5386552846</text:p>
          </table:table-cell>
          <table:table-cell office:value-type="float" office:value="20.96255423" calcext:value-type="float">
            <text:p>20.96255423</text:p>
          </table:table-cell>
          <table:table-cell office:value-type="float" office:value="0" calcext:value-type="float">
            <text:p>0</text:p>
          </table:table-cell>
          <table:table-cell office:value-type="float" office:value="26.57130389" calcext:value-type="float">
            <text:p>26.57130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04:00:00</text:p>
          </table:table-cell>
          <table:table-cell office:value-type="float" office:value="21.3747351354606" calcext:value-type="float">
            <text:p>21.3747351355</text:p>
          </table:table-cell>
          <table:table-cell office:value-type="float" office:value="20.86992165" calcext:value-type="float">
            <text:p>20.86992165</text:p>
          </table:table-cell>
          <table:table-cell office:value-type="float" office:value="0" calcext:value-type="float">
            <text:p>0</text:p>
          </table:table-cell>
          <table:table-cell office:value-type="float" office:value="27.53684159" calcext:value-type="float">
            <text:p>27.53684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05:00:00</text:p>
          </table:table-cell>
          <table:table-cell office:value-type="float" office:value="21.199793280579" calcext:value-type="float">
            <text:p>21.1997932806</text:p>
          </table:table-cell>
          <table:table-cell office:value-type="float" office:value="20.77025459" calcext:value-type="float">
            <text:p>20.77025459</text:p>
          </table:table-cell>
          <table:table-cell office:value-type="float" office:value="0" calcext:value-type="float">
            <text:p>0</text:p>
          </table:table-cell>
          <table:table-cell office:value-type="float" office:value="28.35900982" calcext:value-type="float">
            <text:p>28.35900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06:00:00</text:p>
          </table:table-cell>
          <table:table-cell office:value-type="float" office:value="20.9629572688943" calcext:value-type="float">
            <text:p>20.9629572689</text:p>
          </table:table-cell>
          <table:table-cell office:value-type="float" office:value="20.67522075" calcext:value-type="float">
            <text:p>20.67522075</text:p>
          </table:table-cell>
          <table:table-cell office:value-type="float" office:value="0" calcext:value-type="float">
            <text:p>0</text:p>
          </table:table-cell>
          <table:table-cell office:value-type="float" office:value="29.07903288" calcext:value-type="float">
            <text:p>29.07903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07:00:00</text:p>
          </table:table-cell>
          <table:table-cell office:value-type="float" office:value="20.6417158463992" calcext:value-type="float">
            <text:p>20.6417158464</text:p>
          </table:table-cell>
          <table:table-cell office:value-type="float" office:value="20.61238494" calcext:value-type="float">
            <text:p>20.61238494</text:p>
          </table:table-cell>
          <table:table-cell office:value-type="float" office:value="0" calcext:value-type="float">
            <text:p>0</text:p>
          </table:table-cell>
          <table:table-cell office:value-type="float" office:value="29.63035735" calcext:value-type="float">
            <text:p>29.63035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08:00:00</text:p>
          </table:table-cell>
          <table:table-cell office:value-type="float" office:value="20.3265256835944" calcext:value-type="float">
            <text:p>20.3265256836</text:p>
          </table:table-cell>
          <table:table-cell office:value-type="float" office:value="20.93941395" calcext:value-type="float">
            <text:p>20.93941395</text:p>
          </table:table-cell>
          <table:table-cell office:value-type="float" office:value="286.652854849522" calcext:value-type="float">
            <text:p>286.6528548495</text:p>
          </table:table-cell>
          <table:table-cell office:value-type="float" office:value="76.44523448" calcext:value-type="float">
            <text:p>76.44523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09:00:00</text:p>
          </table:table-cell>
          <table:table-cell office:value-type="float" office:value="20.1949961663378" calcext:value-type="float">
            <text:p>20.1949961663</text:p>
          </table:table-cell>
          <table:table-cell office:value-type="float" office:value="22.06271529" calcext:value-type="float">
            <text:p>22.06271529</text:p>
          </table:table-cell>
          <table:table-cell office:value-type="float" office:value="198.300506911518" calcext:value-type="float">
            <text:p>198.3005069115</text:p>
          </table:table-cell>
          <table:table-cell office:value-type="float" office:value="65.73942619" calcext:value-type="float">
            <text:p>65.73942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10:00:00</text:p>
          </table:table-cell>
          <table:table-cell office:value-type="float" office:value="20.7510072176674" calcext:value-type="float">
            <text:p>20.7510072177</text:p>
          </table:table-cell>
          <table:table-cell office:value-type="float" office:value="22.99628036" calcext:value-type="float">
            <text:p>22.99628036</text:p>
          </table:table-cell>
          <table:table-cell office:value-type="float" office:value="125.878032124326" calcext:value-type="float">
            <text:p>125.8780321243</text:p>
          </table:table-cell>
          <table:table-cell office:value-type="float" office:value="27.48725834" calcext:value-type="float">
            <text:p>27.48725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11:00:00</text:p>
          </table:table-cell>
          <table:table-cell office:value-type="float" office:value="21.840360849388" calcext:value-type="float">
            <text:p>21.8403608494</text:p>
          </table:table-cell>
          <table:table-cell office:value-type="float" office:value="23.04479675" calcext:value-type="float">
            <text:p>23.04479675</text:p>
          </table:table-cell>
          <table:table-cell office:value-type="float" office:value="10.2764204869403" calcext:value-type="float">
            <text:p>10.2764204869</text:p>
          </table:table-cell>
          <table:table-cell office:value-type="float" office:value="27.95209752" calcext:value-type="float">
            <text:p>27.95209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12:00:00</text:p>
          </table:table-cell>
          <table:table-cell office:value-type="float" office:value="22.720124479222" calcext:value-type="float">
            <text:p>22.7201244792</text:p>
          </table:table-cell>
          <table:table-cell office:value-type="float" office:value="23.04334657" calcext:value-type="float">
            <text:p>23.04334657</text:p>
          </table:table-cell>
          <table:table-cell office:value-type="float" office:value="0" calcext:value-type="float">
            <text:p>0</text:p>
          </table:table-cell>
          <table:table-cell office:value-type="float" office:value="23.68644363" calcext:value-type="float">
            <text:p>23.68644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13:00:00</text:p>
          </table:table-cell>
          <table:table-cell office:value-type="float" office:value="23.2722521971122" calcext:value-type="float">
            <text:p>23.2722521971</text:p>
          </table:table-cell>
          <table:table-cell office:value-type="float" office:value="23.08774473" calcext:value-type="float">
            <text:p>23.08774473</text:p>
          </table:table-cell>
          <table:table-cell office:value-type="float" office:value="0" calcext:value-type="float">
            <text:p>0</text:p>
          </table:table-cell>
          <table:table-cell office:value-type="float" office:value="21.33660117" calcext:value-type="float">
            <text:p>21.33660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14:00:00</text:p>
          </table:table-cell>
          <table:table-cell office:value-type="float" office:value="23.427473344048" calcext:value-type="float">
            <text:p>23.427473344</text:p>
          </table:table-cell>
          <table:table-cell office:value-type="float" office:value="23.02011489" calcext:value-type="float">
            <text:p>23.02011489</text:p>
          </table:table-cell>
          <table:table-cell office:value-type="float" office:value="0" calcext:value-type="float">
            <text:p>0</text:p>
          </table:table-cell>
          <table:table-cell office:value-type="float" office:value="20.60200644" calcext:value-type="float">
            <text:p>20.602006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15:00:00</text:p>
          </table:table-cell>
          <table:table-cell office:value-type="float" office:value="23.533484018442" calcext:value-type="float">
            <text:p>23.5334840184</text:p>
          </table:table-cell>
          <table:table-cell office:value-type="float" office:value="22.98483625" calcext:value-type="float">
            <text:p>22.98483625</text:p>
          </table:table-cell>
          <table:table-cell office:value-type="float" office:value="0" calcext:value-type="float">
            <text:p>0</text:p>
          </table:table-cell>
          <table:table-cell office:value-type="float" office:value="20.52696776" calcext:value-type="float">
            <text:p>20.5269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16:00:00</text:p>
          </table:table-cell>
          <table:table-cell office:value-type="float" office:value="23.7651358757555" calcext:value-type="float">
            <text:p>23.7651358758</text:p>
          </table:table-cell>
          <table:table-cell office:value-type="float" office:value="22.88143562" calcext:value-type="float">
            <text:p>22.88143562</text:p>
          </table:table-cell>
          <table:table-cell office:value-type="float" office:value="0" calcext:value-type="float">
            <text:p>0</text:p>
          </table:table-cell>
          <table:table-cell office:value-type="float" office:value="22.21922096" calcext:value-type="float">
            <text:p>22.21922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17:00:00</text:p>
          </table:table-cell>
          <table:table-cell office:value-type="float" office:value="23.8747734989309" calcext:value-type="float">
            <text:p>23.8747734989</text:p>
          </table:table-cell>
          <table:table-cell office:value-type="float" office:value="22.68629726" calcext:value-type="float">
            <text:p>22.68629726</text:p>
          </table:table-cell>
          <table:table-cell office:value-type="float" office:value="0" calcext:value-type="float">
            <text:p>0</text:p>
          </table:table-cell>
          <table:table-cell office:value-type="float" office:value="42.36917581" calcext:value-type="float">
            <text:p>42.36917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18:00:00</text:p>
          </table:table-cell>
          <table:table-cell office:value-type="float" office:value="23.8582027404415" calcext:value-type="float">
            <text:p>23.8582027404</text:p>
          </table:table-cell>
          <table:table-cell office:value-type="float" office:value="22.8592697" calcext:value-type="float">
            <text:p>22.8592697</text:p>
          </table:table-cell>
          <table:table-cell office:value-type="float" office:value="0" calcext:value-type="float">
            <text:p>0</text:p>
          </table:table-cell>
          <table:table-cell office:value-type="float" office:value="14.68742515" calcext:value-type="float">
            <text:p>14.68742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19:00:00</text:p>
          </table:table-cell>
          <table:table-cell office:value-type="float" office:value="23.7323215025256" calcext:value-type="float">
            <text:p>23.7323215025</text:p>
          </table:table-cell>
          <table:table-cell office:value-type="float" office:value="22.71611518" calcext:value-type="float">
            <text:p>22.71611518</text:p>
          </table:table-cell>
          <table:table-cell office:value-type="float" office:value="0" calcext:value-type="float">
            <text:p>0</text:p>
          </table:table-cell>
          <table:table-cell office:value-type="float" office:value="29.65395374" calcext:value-type="float">
            <text:p>29.65395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20:00:00</text:p>
          </table:table-cell>
          <table:table-cell office:value-type="float" office:value="23.3773976120877" calcext:value-type="float">
            <text:p>23.3773976121</text:p>
          </table:table-cell>
          <table:table-cell office:value-type="float" office:value="22.75899819" calcext:value-type="float">
            <text:p>22.75899819</text:p>
          </table:table-cell>
          <table:table-cell office:value-type="float" office:value="0" calcext:value-type="float">
            <text:p>0</text:p>
          </table:table-cell>
          <table:table-cell office:value-type="float" office:value="18.76996698" calcext:value-type="float">
            <text:p>18.76996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21:00:00</text:p>
          </table:table-cell>
          <table:table-cell office:value-type="float" office:value="23.0166357847292" calcext:value-type="float">
            <text:p>23.0166357847</text:p>
          </table:table-cell>
          <table:table-cell office:value-type="float" office:value="22.58527718" calcext:value-type="float">
            <text:p>22.58527718</text:p>
          </table:table-cell>
          <table:table-cell office:value-type="float" office:value="0" calcext:value-type="float">
            <text:p>0</text:p>
          </table:table-cell>
          <table:table-cell office:value-type="float" office:value="9.336315578" calcext:value-type="float">
            <text:p>9.3363155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22:00:00</text:p>
          </table:table-cell>
          <table:table-cell office:value-type="float" office:value="22.7236698055805" calcext:value-type="float">
            <text:p>22.7236698056</text:p>
          </table:table-cell>
          <table:table-cell office:value-type="float" office:value="22.31381809" calcext:value-type="float">
            <text:p>22.31381809</text:p>
          </table:table-cell>
          <table:table-cell office:value-type="float" office:value="0" calcext:value-type="float">
            <text:p>0</text:p>
          </table:table-cell>
          <table:table-cell office:value-type="float" office:value="17.09935176" calcext:value-type="float">
            <text:p>17.099351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23:00:00</text:p>
          </table:table-cell>
          <table:table-cell office:value-type="float" office:value="22.4544083731113" calcext:value-type="float">
            <text:p>22.4544083731</text:p>
          </table:table-cell>
          <table:table-cell office:value-type="float" office:value="22.12985094" calcext:value-type="float">
            <text:p>22.12985094</text:p>
          </table:table-cell>
          <table:table-cell office:value-type="float" office:value="0" calcext:value-type="float">
            <text:p>0</text:p>
          </table:table-cell>
          <table:table-cell office:value-type="float" office:value="17.80620192" calcext:value-type="float">
            <text:p>17.80620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6 <text:s/>24:00:00</text:p>
          </table:table-cell>
          <table:table-cell office:value-type="float" office:value="22.2043405751805" calcext:value-type="float">
            <text:p>22.2043405752</text:p>
          </table:table-cell>
          <table:table-cell office:value-type="float" office:value="21.99934757" calcext:value-type="float">
            <text:p>21.99934757</text:p>
          </table:table-cell>
          <table:table-cell office:value-type="float" office:value="0" calcext:value-type="float">
            <text:p>0</text:p>
          </table:table-cell>
          <table:table-cell office:value-type="float" office:value="18.41106967" calcext:value-type="float">
            <text:p>18.411069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01:00:00</text:p>
          </table:table-cell>
          <table:table-cell office:value-type="float" office:value="21.9820336747195" calcext:value-type="float">
            <text:p>21.9820336747</text:p>
          </table:table-cell>
          <table:table-cell office:value-type="float" office:value="21.91464584" calcext:value-type="float">
            <text:p>21.91464584</text:p>
          </table:table-cell>
          <table:table-cell office:value-type="float" office:value="0" calcext:value-type="float">
            <text:p>0</text:p>
          </table:table-cell>
          <table:table-cell office:value-type="float" office:value="18.69897174" calcext:value-type="float">
            <text:p>18.69897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02:00:00</text:p>
          </table:table-cell>
          <table:table-cell office:value-type="float" office:value="21.8245273155674" calcext:value-type="float">
            <text:p>21.8245273156</text:p>
          </table:table-cell>
          <table:table-cell office:value-type="float" office:value="21.89439877" calcext:value-type="float">
            <text:p>21.89439877</text:p>
          </table:table-cell>
          <table:table-cell office:value-type="float" office:value="0" calcext:value-type="float">
            <text:p>0</text:p>
          </table:table-cell>
          <table:table-cell office:value-type="float" office:value="18.52026467" calcext:value-type="float">
            <text:p>18.520264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03:00:00</text:p>
          </table:table-cell>
          <table:table-cell office:value-type="float" office:value="21.7055817163378" calcext:value-type="float">
            <text:p>21.7055817163</text:p>
          </table:table-cell>
          <table:table-cell office:value-type="float" office:value="21.93698518" calcext:value-type="float">
            <text:p>21.93698518</text:p>
          </table:table-cell>
          <table:table-cell office:value-type="float" office:value="0" calcext:value-type="float">
            <text:p>0</text:p>
          </table:table-cell>
          <table:table-cell office:value-type="float" office:value="18.57167274" calcext:value-type="float">
            <text:p>18.57167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04:00:00</text:p>
          </table:table-cell>
          <table:table-cell office:value-type="float" office:value="21.5882842947603" calcext:value-type="float">
            <text:p>21.5882842948</text:p>
          </table:table-cell>
          <table:table-cell office:value-type="float" office:value="21.78204419" calcext:value-type="float">
            <text:p>21.78204419</text:p>
          </table:table-cell>
          <table:table-cell office:value-type="float" office:value="0" calcext:value-type="float">
            <text:p>0</text:p>
          </table:table-cell>
          <table:table-cell office:value-type="float" office:value="19.81537397" calcext:value-type="float">
            <text:p>19.81537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05:00:00</text:p>
          </table:table-cell>
          <table:table-cell office:value-type="float" office:value="21.4705296219875" calcext:value-type="float">
            <text:p>21.470529622</text:p>
          </table:table-cell>
          <table:table-cell office:value-type="float" office:value="21.68599655" calcext:value-type="float">
            <text:p>21.68599655</text:p>
          </table:table-cell>
          <table:table-cell office:value-type="float" office:value="0" calcext:value-type="float">
            <text:p>0</text:p>
          </table:table-cell>
          <table:table-cell office:value-type="float" office:value="20.88831623" calcext:value-type="float">
            <text:p>20.888316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06:00:00</text:p>
          </table:table-cell>
          <table:table-cell office:value-type="float" office:value="21.3460255114897" calcext:value-type="float">
            <text:p>21.3460255115</text:p>
          </table:table-cell>
          <table:table-cell office:value-type="float" office:value="21.65446003" calcext:value-type="float">
            <text:p>21.65446003</text:p>
          </table:table-cell>
          <table:table-cell office:value-type="float" office:value="0" calcext:value-type="float">
            <text:p>0</text:p>
          </table:table-cell>
          <table:table-cell office:value-type="float" office:value="19.82684485" calcext:value-type="float">
            <text:p>19.82684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07:00:00</text:p>
          </table:table-cell>
          <table:table-cell office:value-type="float" office:value="21.223801228363" calcext:value-type="float">
            <text:p>21.2238012284</text:p>
          </table:table-cell>
          <table:table-cell office:value-type="float" office:value="21.66560724" calcext:value-type="float">
            <text:p>21.66560724</text:p>
          </table:table-cell>
          <table:table-cell office:value-type="float" office:value="0" calcext:value-type="float">
            <text:p>0</text:p>
          </table:table-cell>
          <table:table-cell office:value-type="float" office:value="20.85899378" calcext:value-type="float">
            <text:p>20.85899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08:00:00</text:p>
          </table:table-cell>
          <table:table-cell office:value-type="float" office:value="21.1171023190336" calcext:value-type="float">
            <text:p>21.117102319</text:p>
          </table:table-cell>
          <table:table-cell office:value-type="float" office:value="21.98067816" calcext:value-type="float">
            <text:p>21.98067816</text:p>
          </table:table-cell>
          <table:table-cell office:value-type="float" office:value="0" calcext:value-type="float">
            <text:p>0</text:p>
          </table:table-cell>
          <table:table-cell office:value-type="float" office:value="65.33655123" calcext:value-type="float">
            <text:p>65.33655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09:00:00</text:p>
          </table:table-cell>
          <table:table-cell office:value-type="float" office:value="21.0354037389864" calcext:value-type="float">
            <text:p>21.035403739</text:p>
          </table:table-cell>
          <table:table-cell office:value-type="float" office:value="22.97426148" calcext:value-type="float">
            <text:p>22.97426148</text:p>
          </table:table-cell>
          <table:table-cell office:value-type="float" office:value="298.394733404925" calcext:value-type="float">
            <text:p>298.3947334049</text:p>
          </table:table-cell>
          <table:table-cell office:value-type="float" office:value="20.91950874" calcext:value-type="float">
            <text:p>20.919508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10:00:00</text:p>
          </table:table-cell>
          <table:table-cell office:value-type="float" office:value="21.3455191703525" calcext:value-type="float">
            <text:p>21.3455191704</text:p>
          </table:table-cell>
          <table:table-cell office:value-type="float" office:value="23.20966567" calcext:value-type="float">
            <text:p>23.20966567</text:p>
          </table:table-cell>
          <table:table-cell office:value-type="float" office:value="201.431889677089" calcext:value-type="float">
            <text:p>201.4318896771</text:p>
          </table:table-cell>
          <table:table-cell office:value-type="float" office:value="9.597147052" calcext:value-type="float">
            <text:p>9.597147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11:00:00</text:p>
          </table:table-cell>
          <table:table-cell office:value-type="float" office:value="22.4492580071042" calcext:value-type="float">
            <text:p>22.4492580071</text:p>
          </table:table-cell>
          <table:table-cell office:value-type="float" office:value="23.33647566" calcext:value-type="float">
            <text:p>23.33647566</text:p>
          </table:table-cell>
          <table:table-cell office:value-type="float" office:value="0" calcext:value-type="float">
            <text:p>0</text:p>
          </table:table-cell>
          <table:table-cell office:value-type="float" office:value="9.116635495" calcext:value-type="float">
            <text:p>9.116635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12:00:00</text:p>
          </table:table-cell>
          <table:table-cell office:value-type="float" office:value="22.9110923419975" calcext:value-type="float">
            <text:p>22.911092342</text:p>
          </table:table-cell>
          <table:table-cell office:value-type="float" office:value="23.48408691" calcext:value-type="float">
            <text:p>23.48408691</text:p>
          </table:table-cell>
          <table:table-cell office:value-type="float" office:value="0" calcext:value-type="float">
            <text:p>0</text:p>
          </table:table-cell>
          <table:table-cell office:value-type="float" office:value="1.335952628" calcext:value-type="float">
            <text:p>1.3359526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13:00:00</text:p>
          </table:table-cell>
          <table:table-cell office:value-type="float" office:value="22.8835828264925" calcext:value-type="float">
            <text:p>22.8835828265</text:p>
          </table:table-cell>
          <table:table-cell office:value-type="float" office:value="23.46563226" calcext:value-type="float">
            <text:p>23.465632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14:00:00</text:p>
          </table:table-cell>
          <table:table-cell office:value-type="float" office:value="22.6725071250956" calcext:value-type="float">
            <text:p>22.6725071251</text:p>
          </table:table-cell>
          <table:table-cell office:value-type="float" office:value="23.47063787" calcext:value-type="float">
            <text:p>23.47063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15:00:00</text:p>
          </table:table-cell>
          <table:table-cell office:value-type="float" office:value="22.5764289098974" calcext:value-type="float">
            <text:p>22.5764289099</text:p>
          </table:table-cell>
          <table:table-cell office:value-type="float" office:value="23.80399306" calcext:value-type="float">
            <text:p>23.80399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16:00:00</text:p>
          </table:table-cell>
          <table:table-cell office:value-type="float" office:value="22.8967351192013" calcext:value-type="float">
            <text:p>22.8967351192</text:p>
          </table:table-cell>
          <table:table-cell office:value-type="float" office:value="23.91110797" calcext:value-type="float">
            <text:p>23.91110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17:00:00</text:p>
          </table:table-cell>
          <table:table-cell office:value-type="float" office:value="23.1552188570405" calcext:value-type="float">
            <text:p>23.155218857</text:p>
          </table:table-cell>
          <table:table-cell office:value-type="float" office:value="23.76993564" calcext:value-type="float">
            <text:p>23.76993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18:00:00</text:p>
          </table:table-cell>
          <table:table-cell office:value-type="float" office:value="23.1873471761422" calcext:value-type="float">
            <text:p>23.1873471761</text:p>
          </table:table-cell>
          <table:table-cell office:value-type="float" office:value="23.39688761" calcext:value-type="float">
            <text:p>23.396887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19:00:00</text:p>
          </table:table-cell>
          <table:table-cell office:value-type="float" office:value="23.0637695975382" calcext:value-type="float">
            <text:p>23.0637695975</text:p>
          </table:table-cell>
          <table:table-cell office:value-type="float" office:value="23.1465679" calcext:value-type="float">
            <text:p>23.14656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20:00:00</text:p>
          </table:table-cell>
          <table:table-cell office:value-type="float" office:value="22.7576350068995" calcext:value-type="float">
            <text:p>22.7576350069</text:p>
          </table:table-cell>
          <table:table-cell office:value-type="float" office:value="22.89381922" calcext:value-type="float">
            <text:p>22.893819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21:00:00</text:p>
          </table:table-cell>
          <table:table-cell office:value-type="float" office:value="22.4001601026712" calcext:value-type="float">
            <text:p>22.4001601027</text:p>
          </table:table-cell>
          <table:table-cell office:value-type="float" office:value="22.67011154" calcext:value-type="float">
            <text:p>22.67011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22:00:00</text:p>
          </table:table-cell>
          <table:table-cell office:value-type="float" office:value="22.0854178964386" calcext:value-type="float">
            <text:p>22.0854178964</text:p>
          </table:table-cell>
          <table:table-cell office:value-type="float" office:value="22.43009641" calcext:value-type="float">
            <text:p>22.430096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23:00:00</text:p>
          </table:table-cell>
          <table:table-cell office:value-type="float" office:value="21.8677261843801" calcext:value-type="float">
            <text:p>21.8677261844</text:p>
          </table:table-cell>
          <table:table-cell office:value-type="float" office:value="22.27314008" calcext:value-type="float">
            <text:p>22.27314008</text:p>
          </table:table-cell>
          <table:table-cell office:value-type="float" office:value="0" calcext:value-type="float">
            <text:p>0</text:p>
          </table:table-cell>
          <table:table-cell office:value-type="float" office:value="13.44894898" calcext:value-type="float">
            <text:p>13.448948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7 <text:s/>24:00:00</text:p>
          </table:table-cell>
          <table:table-cell office:value-type="float" office:value="21.6782971837061" calcext:value-type="float">
            <text:p>21.6782971837</text:p>
          </table:table-cell>
          <table:table-cell office:value-type="float" office:value="22.33258668" calcext:value-type="float">
            <text:p>22.33258668</text:p>
          </table:table-cell>
          <table:table-cell office:value-type="float" office:value="0" calcext:value-type="float">
            <text:p>0</text:p>
          </table:table-cell>
          <table:table-cell office:value-type="float" office:value="12.75764681" calcext:value-type="float">
            <text:p>12.75764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01:00:00</text:p>
          </table:table-cell>
          <table:table-cell office:value-type="float" office:value="21.487195596678" calcext:value-type="float">
            <text:p>21.4871955967</text:p>
          </table:table-cell>
          <table:table-cell office:value-type="float" office:value="22.32113066" calcext:value-type="float">
            <text:p>22.32113066</text:p>
          </table:table-cell>
          <table:table-cell office:value-type="float" office:value="0" calcext:value-type="float">
            <text:p>0</text:p>
          </table:table-cell>
          <table:table-cell office:value-type="float" office:value="14.01035851" calcext:value-type="float">
            <text:p>14.01035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02:00:00</text:p>
          </table:table-cell>
          <table:table-cell office:value-type="float" office:value="21.3744259040073" calcext:value-type="float">
            <text:p>21.374425904</text:p>
          </table:table-cell>
          <table:table-cell office:value-type="float" office:value="22.28279527" calcext:value-type="float">
            <text:p>22.28279527</text:p>
          </table:table-cell>
          <table:table-cell office:value-type="float" office:value="0" calcext:value-type="float">
            <text:p>0</text:p>
          </table:table-cell>
          <table:table-cell office:value-type="float" office:value="13.13433123" calcext:value-type="float">
            <text:p>13.13433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03:00:00</text:p>
          </table:table-cell>
          <table:table-cell office:value-type="float" office:value="21.2448983231666" calcext:value-type="float">
            <text:p>21.2448983232</text:p>
          </table:table-cell>
          <table:table-cell office:value-type="float" office:value="22.29689689" calcext:value-type="float">
            <text:p>22.29689689</text:p>
          </table:table-cell>
          <table:table-cell office:value-type="float" office:value="0" calcext:value-type="float">
            <text:p>0</text:p>
          </table:table-cell>
          <table:table-cell office:value-type="float" office:value="13.93983345" calcext:value-type="float">
            <text:p>13.93983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04:00:00</text:p>
          </table:table-cell>
          <table:table-cell office:value-type="float" office:value="21.1113094026255" calcext:value-type="float">
            <text:p>21.1113094026</text:p>
          </table:table-cell>
          <table:table-cell office:value-type="float" office:value="22.23536409" calcext:value-type="float">
            <text:p>22.23536409</text:p>
          </table:table-cell>
          <table:table-cell office:value-type="float" office:value="0" calcext:value-type="float">
            <text:p>0</text:p>
          </table:table-cell>
          <table:table-cell office:value-type="float" office:value="14.39682038" calcext:value-type="float">
            <text:p>14.39682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05:00:00</text:p>
          </table:table-cell>
          <table:table-cell office:value-type="float" office:value="21.9123268630639" calcext:value-type="float">
            <text:p>21.9123268631</text:p>
          </table:table-cell>
          <table:table-cell office:value-type="float" office:value="22.12961269" calcext:value-type="float">
            <text:p>22.12961269</text:p>
          </table:table-cell>
          <table:table-cell office:value-type="float" office:value="0" calcext:value-type="float">
            <text:p>0</text:p>
          </table:table-cell>
          <table:table-cell office:value-type="float" office:value="14.3164019" calcext:value-type="float">
            <text:p>14.31640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06:00:00</text:p>
          </table:table-cell>
          <table:table-cell office:value-type="float" office:value="22.5370734406043" calcext:value-type="float">
            <text:p>22.5370734406</text:p>
          </table:table-cell>
          <table:table-cell office:value-type="float" office:value="22.10084424" calcext:value-type="float">
            <text:p>22.10084424</text:p>
          </table:table-cell>
          <table:table-cell office:value-type="float" office:value="0" calcext:value-type="float">
            <text:p>0</text:p>
          </table:table-cell>
          <table:table-cell office:value-type="float" office:value="15.89520604" calcext:value-type="float">
            <text:p>15.89520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07:00:00</text:p>
          </table:table-cell>
          <table:table-cell office:value-type="float" office:value="22.7496114704086" calcext:value-type="float">
            <text:p>22.7496114704</text:p>
          </table:table-cell>
          <table:table-cell office:value-type="float" office:value="21.94781105" calcext:value-type="float">
            <text:p>21.94781105</text:p>
          </table:table-cell>
          <table:table-cell office:value-type="float" office:value="0" calcext:value-type="float">
            <text:p>0</text:p>
          </table:table-cell>
          <table:table-cell office:value-type="float" office:value="17.13751921" calcext:value-type="float">
            <text:p>17.13751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08:00:00</text:p>
          </table:table-cell>
          <table:table-cell office:value-type="float" office:value="22.8002545942456" calcext:value-type="float">
            <text:p>22.8002545942</text:p>
          </table:table-cell>
          <table:table-cell office:value-type="float" office:value="22.20868268" calcext:value-type="float">
            <text:p>22.20868268</text:p>
          </table:table-cell>
          <table:table-cell office:value-type="float" office:value="0" calcext:value-type="float">
            <text:p>0</text:p>
          </table:table-cell>
          <table:table-cell office:value-type="float" office:value="65.81419697" calcext:value-type="float">
            <text:p>65.81419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09:00:00</text:p>
          </table:table-cell>
          <table:table-cell office:value-type="float" office:value="22.7641954421324" calcext:value-type="float">
            <text:p>22.7641954421</text:p>
          </table:table-cell>
          <table:table-cell office:value-type="float" office:value="22.82082353" calcext:value-type="float">
            <text:p>22.82082353</text:p>
          </table:table-cell>
          <table:table-cell office:value-type="float" office:value="0" calcext:value-type="float">
            <text:p>0</text:p>
          </table:table-cell>
          <table:table-cell office:value-type="float" office:value="9.37525787" calcext:value-type="float">
            <text:p>9.37525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10:00:00</text:p>
          </table:table-cell>
          <table:table-cell office:value-type="float" office:value="22.8613816268199" calcext:value-type="float">
            <text:p>22.8613816268</text:p>
          </table:table-cell>
          <table:table-cell office:value-type="float" office:value="22.68025584" calcext:value-type="float">
            <text:p>22.68025584</text:p>
          </table:table-cell>
          <table:table-cell office:value-type="float" office:value="0" calcext:value-type="float">
            <text:p>0</text:p>
          </table:table-cell>
          <table:table-cell office:value-type="float" office:value="19.20634265" calcext:value-type="float">
            <text:p>19.206342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11:00:00</text:p>
          </table:table-cell>
          <table:table-cell office:value-type="float" office:value="23.0896104026599" calcext:value-type="float">
            <text:p>23.0896104027</text:p>
          </table:table-cell>
          <table:table-cell office:value-type="float" office:value="22.67972838" calcext:value-type="float">
            <text:p>22.67972838</text:p>
          </table:table-cell>
          <table:table-cell office:value-type="float" office:value="0" calcext:value-type="float">
            <text:p>0</text:p>
          </table:table-cell>
          <table:table-cell office:value-type="float" office:value="19.4052685" calcext:value-type="float">
            <text:p>19.4052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12:00:00</text:p>
          </table:table-cell>
          <table:table-cell office:value-type="float" office:value="23.3466706226354" calcext:value-type="float">
            <text:p>23.3466706226</text:p>
          </table:table-cell>
          <table:table-cell office:value-type="float" office:value="22.74565086" calcext:value-type="float">
            <text:p>22.74565086</text:p>
          </table:table-cell>
          <table:table-cell office:value-type="float" office:value="0" calcext:value-type="float">
            <text:p>0</text:p>
          </table:table-cell>
          <table:table-cell office:value-type="float" office:value="19.56926608" calcext:value-type="float">
            <text:p>19.56926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13:00:00</text:p>
          </table:table-cell>
          <table:table-cell office:value-type="float" office:value="23.4590060002233" calcext:value-type="float">
            <text:p>23.4590060002</text:p>
          </table:table-cell>
          <table:table-cell office:value-type="float" office:value="22.69981404" calcext:value-type="float">
            <text:p>22.69981404</text:p>
          </table:table-cell>
          <table:table-cell office:value-type="float" office:value="0" calcext:value-type="float">
            <text:p>0</text:p>
          </table:table-cell>
          <table:table-cell office:value-type="float" office:value="21.35292253" calcext:value-type="float">
            <text:p>21.35292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14:00:00</text:p>
          </table:table-cell>
          <table:table-cell office:value-type="float" office:value="23.3565517925756" calcext:value-type="float">
            <text:p>23.3565517926</text:p>
          </table:table-cell>
          <table:table-cell office:value-type="float" office:value="22.64600906" calcext:value-type="float">
            <text:p>22.64600906</text:p>
          </table:table-cell>
          <table:table-cell office:value-type="float" office:value="0" calcext:value-type="float">
            <text:p>0</text:p>
          </table:table-cell>
          <table:table-cell office:value-type="float" office:value="21.80459323" calcext:value-type="float">
            <text:p>21.80459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15:00:00</text:p>
          </table:table-cell>
          <table:table-cell office:value-type="float" office:value="23.2832265871487" calcext:value-type="float">
            <text:p>23.2832265871</text:p>
          </table:table-cell>
          <table:table-cell office:value-type="float" office:value="22.5895965" calcext:value-type="float">
            <text:p>22.5895965</text:p>
          </table:table-cell>
          <table:table-cell office:value-type="float" office:value="0" calcext:value-type="float">
            <text:p>0</text:p>
          </table:table-cell>
          <table:table-cell office:value-type="float" office:value="21.51863308" calcext:value-type="float">
            <text:p>21.51863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16:00:00</text:p>
          </table:table-cell>
          <table:table-cell office:value-type="float" office:value="23.4438128391057" calcext:value-type="float">
            <text:p>23.4438128391</text:p>
          </table:table-cell>
          <table:table-cell office:value-type="float" office:value="22.59657772" calcext:value-type="float">
            <text:p>22.59657772</text:p>
          </table:table-cell>
          <table:table-cell office:value-type="float" office:value="0" calcext:value-type="float">
            <text:p>0</text:p>
          </table:table-cell>
          <table:table-cell office:value-type="float" office:value="22.08358214" calcext:value-type="float">
            <text:p>22.08358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17:00:00</text:p>
          </table:table-cell>
          <table:table-cell office:value-type="float" office:value="23.5138337725119" calcext:value-type="float">
            <text:p>23.5138337725</text:p>
          </table:table-cell>
          <table:table-cell office:value-type="float" office:value="22.64571818" calcext:value-type="float">
            <text:p>22.64571818</text:p>
          </table:table-cell>
          <table:table-cell office:value-type="float" office:value="0" calcext:value-type="float">
            <text:p>0</text:p>
          </table:table-cell>
          <table:table-cell office:value-type="float" office:value="21.15544773" calcext:value-type="float">
            <text:p>21.15544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18:00:00</text:p>
          </table:table-cell>
          <table:table-cell office:value-type="float" office:value="23.437101679114" calcext:value-type="float">
            <text:p>23.4371016791</text:p>
          </table:table-cell>
          <table:table-cell office:value-type="float" office:value="22.56881736" calcext:value-type="float">
            <text:p>22.56881736</text:p>
          </table:table-cell>
          <table:table-cell office:value-type="float" office:value="0" calcext:value-type="float">
            <text:p>0</text:p>
          </table:table-cell>
          <table:table-cell office:value-type="float" office:value="22.48987784" calcext:value-type="float">
            <text:p>22.48987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19:00:00</text:p>
          </table:table-cell>
          <table:table-cell office:value-type="float" office:value="23.2596086151803" calcext:value-type="float">
            <text:p>23.2596086152</text:p>
          </table:table-cell>
          <table:table-cell office:value-type="float" office:value="22.52940437" calcext:value-type="float">
            <text:p>22.52940437</text:p>
          </table:table-cell>
          <table:table-cell office:value-type="float" office:value="0" calcext:value-type="float">
            <text:p>0</text:p>
          </table:table-cell>
          <table:table-cell office:value-type="float" office:value="22.5589088" calcext:value-type="float">
            <text:p>22.55890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20:00:00</text:p>
          </table:table-cell>
          <table:table-cell office:value-type="float" office:value="22.8567304305993" calcext:value-type="float">
            <text:p>22.8567304306</text:p>
          </table:table-cell>
          <table:table-cell office:value-type="float" office:value="22.56160642" calcext:value-type="float">
            <text:p>22.56160642</text:p>
          </table:table-cell>
          <table:table-cell office:value-type="float" office:value="0" calcext:value-type="float">
            <text:p>0</text:p>
          </table:table-cell>
          <table:table-cell office:value-type="float" office:value="43.29118282" calcext:value-type="float">
            <text:p>43.29118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21:00:00</text:p>
          </table:table-cell>
          <table:table-cell office:value-type="float" office:value="22.446824566184" calcext:value-type="float">
            <text:p>22.4468245662</text:p>
          </table:table-cell>
          <table:table-cell office:value-type="float" office:value="22.87532722" calcext:value-type="float">
            <text:p>22.87532722</text:p>
          </table:table-cell>
          <table:table-cell office:value-type="float" office:value="0" calcext:value-type="float">
            <text:p>0</text:p>
          </table:table-cell>
          <table:table-cell office:value-type="float" office:value="4.954943226" calcext:value-type="float">
            <text:p>4.954943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22:00:00</text:p>
          </table:table-cell>
          <table:table-cell office:value-type="float" office:value="22.1088808666422" calcext:value-type="float">
            <text:p>22.1088808666</text:p>
          </table:table-cell>
          <table:table-cell office:value-type="float" office:value="22.53253332" calcext:value-type="float">
            <text:p>22.53253332</text:p>
          </table:table-cell>
          <table:table-cell office:value-type="float" office:value="0" calcext:value-type="float">
            <text:p>0</text:p>
          </table:table-cell>
          <table:table-cell office:value-type="float" office:value="12.53238258" calcext:value-type="float">
            <text:p>12.53238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23:00:00</text:p>
          </table:table-cell>
          <table:table-cell office:value-type="float" office:value="21.8525841276241" calcext:value-type="float">
            <text:p>21.8525841276</text:p>
          </table:table-cell>
          <table:table-cell office:value-type="float" office:value="22.21144245" calcext:value-type="float">
            <text:p>22.21144245</text:p>
          </table:table-cell>
          <table:table-cell office:value-type="float" office:value="0" calcext:value-type="float">
            <text:p>0</text:p>
          </table:table-cell>
          <table:table-cell office:value-type="float" office:value="16.72706159" calcext:value-type="float">
            <text:p>16.72706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8 <text:s/>24:00:00</text:p>
          </table:table-cell>
          <table:table-cell office:value-type="float" office:value="21.6275910381218" calcext:value-type="float">
            <text:p>21.6275910381</text:p>
          </table:table-cell>
          <table:table-cell office:value-type="float" office:value="21.99813299" calcext:value-type="float">
            <text:p>21.99813299</text:p>
          </table:table-cell>
          <table:table-cell office:value-type="float" office:value="0" calcext:value-type="float">
            <text:p>0</text:p>
          </table:table-cell>
          <table:table-cell office:value-type="float" office:value="18.59662523" calcext:value-type="float">
            <text:p>18.59662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01:00:00</text:p>
          </table:table-cell>
          <table:table-cell office:value-type="float" office:value="21.3298300400679" calcext:value-type="float">
            <text:p>21.3298300401</text:p>
          </table:table-cell>
          <table:table-cell office:value-type="float" office:value="21.85443269" calcext:value-type="float">
            <text:p>21.85443269</text:p>
          </table:table-cell>
          <table:table-cell office:value-type="float" office:value="0" calcext:value-type="float">
            <text:p>0</text:p>
          </table:table-cell>
          <table:table-cell office:value-type="float" office:value="19.60583226" calcext:value-type="float">
            <text:p>19.60583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02:00:00</text:p>
          </table:table-cell>
          <table:table-cell office:value-type="float" office:value="21.0820300238215" calcext:value-type="float">
            <text:p>21.0820300238</text:p>
          </table:table-cell>
          <table:table-cell office:value-type="float" office:value="21.76089001" calcext:value-type="float">
            <text:p>21.76089001</text:p>
          </table:table-cell>
          <table:table-cell office:value-type="float" office:value="0" calcext:value-type="float">
            <text:p>0</text:p>
          </table:table-cell>
          <table:table-cell office:value-type="float" office:value="19.4090995" calcext:value-type="float">
            <text:p>19.40909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03:00:00</text:p>
          </table:table-cell>
          <table:table-cell office:value-type="float" office:value="20.8935668080004" calcext:value-type="float">
            <text:p>20.893566808</text:p>
          </table:table-cell>
          <table:table-cell office:value-type="float" office:value="21.74952499" calcext:value-type="float">
            <text:p>21.74952499</text:p>
          </table:table-cell>
          <table:table-cell office:value-type="float" office:value="0" calcext:value-type="float">
            <text:p>0</text:p>
          </table:table-cell>
          <table:table-cell office:value-type="float" office:value="18.98989748" calcext:value-type="float">
            <text:p>18.98989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04:00:00</text:p>
          </table:table-cell>
          <table:table-cell office:value-type="float" office:value="20.7589447652639" calcext:value-type="float">
            <text:p>20.7589447653</text:p>
          </table:table-cell>
          <table:table-cell office:value-type="float" office:value="21.6847649" calcext:value-type="float">
            <text:p>21.6847649</text:p>
          </table:table-cell>
          <table:table-cell office:value-type="float" office:value="0" calcext:value-type="float">
            <text:p>0</text:p>
          </table:table-cell>
          <table:table-cell office:value-type="float" office:value="19.80556278" calcext:value-type="float">
            <text:p>19.80556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05:00:00</text:p>
          </table:table-cell>
          <table:table-cell office:value-type="float" office:value="20.6233161443808" calcext:value-type="float">
            <text:p>20.6233161444</text:p>
          </table:table-cell>
          <table:table-cell office:value-type="float" office:value="21.61560804" calcext:value-type="float">
            <text:p>21.61560804</text:p>
          </table:table-cell>
          <table:table-cell office:value-type="float" office:value="0" calcext:value-type="float">
            <text:p>0</text:p>
          </table:table-cell>
          <table:table-cell office:value-type="float" office:value="20.55855178" calcext:value-type="float">
            <text:p>20.55855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06:00:00</text:p>
          </table:table-cell>
          <table:table-cell office:value-type="float" office:value="20.4798507083379" calcext:value-type="float">
            <text:p>20.4798507083</text:p>
          </table:table-cell>
          <table:table-cell office:value-type="float" office:value="21.57828689" calcext:value-type="float">
            <text:p>21.57828689</text:p>
          </table:table-cell>
          <table:table-cell office:value-type="float" office:value="0" calcext:value-type="float">
            <text:p>0</text:p>
          </table:table-cell>
          <table:table-cell office:value-type="float" office:value="20.29482247" calcext:value-type="float">
            <text:p>20.294822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07:00:00</text:p>
          </table:table-cell>
          <table:table-cell office:value-type="float" office:value="20.3428121070336" calcext:value-type="float">
            <text:p>20.342812107</text:p>
          </table:table-cell>
          <table:table-cell office:value-type="float" office:value="21.54838421" calcext:value-type="float">
            <text:p>21.54838421</text:p>
          </table:table-cell>
          <table:table-cell office:value-type="float" office:value="315.148242976994" calcext:value-type="float">
            <text:p>315.148242977</text:p>
          </table:table-cell>
          <table:table-cell office:value-type="float" office:value="21.48328116" calcext:value-type="float">
            <text:p>21.48328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08:00:00</text:p>
          </table:table-cell>
          <table:table-cell office:value-type="float" office:value="20.3124661115614" calcext:value-type="float">
            <text:p>20.3124661116</text:p>
          </table:table-cell>
          <table:table-cell office:value-type="float" office:value="21.85918741" calcext:value-type="float">
            <text:p>21.85918741</text:p>
          </table:table-cell>
          <table:table-cell office:value-type="float" office:value="222.60053084059" calcext:value-type="float">
            <text:p>222.6005308406</text:p>
          </table:table-cell>
          <table:table-cell office:value-type="float" office:value="74.47332806" calcext:value-type="float">
            <text:p>74.47332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09:00:00</text:p>
          </table:table-cell>
          <table:table-cell office:value-type="float" office:value="20.6616917665659" calcext:value-type="float">
            <text:p>20.6616917666</text:p>
          </table:table-cell>
          <table:table-cell office:value-type="float" office:value="22.82639911" calcext:value-type="float">
            <text:p>22.82639911</text:p>
          </table:table-cell>
          <table:table-cell office:value-type="float" office:value="137.187209129171" calcext:value-type="float">
            <text:p>137.1872091292</text:p>
          </table:table-cell>
          <table:table-cell office:value-type="float" office:value="22.20330123" calcext:value-type="float">
            <text:p>22.2033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10:00:00</text:p>
          </table:table-cell>
          <table:table-cell office:value-type="float" office:value="21.5308107851655" calcext:value-type="float">
            <text:p>21.5308107852</text:p>
          </table:table-cell>
          <table:table-cell office:value-type="float" office:value="22.85845261" calcext:value-type="float">
            <text:p>22.85845261</text:p>
          </table:table-cell>
          <table:table-cell office:value-type="float" office:value="90.0453066941133" calcext:value-type="float">
            <text:p>90.0453066941</text:p>
          </table:table-cell>
          <table:table-cell office:value-type="float" office:value="19.08119171" calcext:value-type="float">
            <text:p>19.08119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11:00:00</text:p>
          </table:table-cell>
          <table:table-cell office:value-type="float" office:value="22.7717538806426" calcext:value-type="float">
            <text:p>22.7717538806</text:p>
          </table:table-cell>
          <table:table-cell office:value-type="float" office:value="22.77728003" calcext:value-type="float">
            <text:p>22.77728003</text:p>
          </table:table-cell>
          <table:table-cell office:value-type="float" office:value="0" calcext:value-type="float">
            <text:p>0</text:p>
          </table:table-cell>
          <table:table-cell office:value-type="float" office:value="21.49037465" calcext:value-type="float">
            <text:p>21.49037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12:00:00</text:p>
          </table:table-cell>
          <table:table-cell office:value-type="float" office:value="23.6313405498984" calcext:value-type="float">
            <text:p>23.6313405499</text:p>
          </table:table-cell>
          <table:table-cell office:value-type="float" office:value="22.9470856" calcext:value-type="float">
            <text:p>22.9470856</text:p>
          </table:table-cell>
          <table:table-cell office:value-type="float" office:value="0" calcext:value-type="float">
            <text:p>0</text:p>
          </table:table-cell>
          <table:table-cell office:value-type="float" office:value="18.22037285" calcext:value-type="float">
            <text:p>18.22037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13:00:00</text:p>
          </table:table-cell>
          <table:table-cell office:value-type="float" office:value="24.047682500612" calcext:value-type="float">
            <text:p>24.0476825006</text:p>
          </table:table-cell>
          <table:table-cell office:value-type="float" office:value="23.02932857" calcext:value-type="float">
            <text:p>23.02932857</text:p>
          </table:table-cell>
          <table:table-cell office:value-type="float" office:value="0" calcext:value-type="float">
            <text:p>0</text:p>
          </table:table-cell>
          <table:table-cell office:value-type="float" office:value="17.2435893" calcext:value-type="float">
            <text:p>17.2435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14:00:00</text:p>
          </table:table-cell>
          <table:table-cell office:value-type="float" office:value="24.1139500138243" calcext:value-type="float">
            <text:p>24.1139500138</text:p>
          </table:table-cell>
          <table:table-cell office:value-type="float" office:value="23.1198622" calcext:value-type="float">
            <text:p>23.1198622</text:p>
          </table:table-cell>
          <table:table-cell office:value-type="float" office:value="0" calcext:value-type="float">
            <text:p>0</text:p>
          </table:table-cell>
          <table:table-cell office:value-type="float" office:value="16.92850833" calcext:value-type="float">
            <text:p>16.92850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15:00:00</text:p>
          </table:table-cell>
          <table:table-cell office:value-type="float" office:value="24.2399793392655" calcext:value-type="float">
            <text:p>24.2399793393</text:p>
          </table:table-cell>
          <table:table-cell office:value-type="float" office:value="23.28214902" calcext:value-type="float">
            <text:p>23.28214902</text:p>
          </table:table-cell>
          <table:table-cell office:value-type="float" office:value="0" calcext:value-type="float">
            <text:p>0</text:p>
          </table:table-cell>
          <table:table-cell office:value-type="float" office:value="12.67352629" calcext:value-type="float">
            <text:p>12.67352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16:00:00</text:p>
          </table:table-cell>
          <table:table-cell office:value-type="float" office:value="24.5812422398913" calcext:value-type="float">
            <text:p>24.5812422399</text:p>
          </table:table-cell>
          <table:table-cell office:value-type="float" office:value="23.40573695" calcext:value-type="float">
            <text:p>23.40573695</text:p>
          </table:table-cell>
          <table:table-cell office:value-type="float" office:value="0" calcext:value-type="float">
            <text:p>0</text:p>
          </table:table-cell>
          <table:table-cell office:value-type="float" office:value="5.048642745" calcext:value-type="float">
            <text:p>5.048642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17:00:00</text:p>
          </table:table-cell>
          <table:table-cell office:value-type="float" office:value="24.9015893945066" calcext:value-type="float">
            <text:p>24.9015893945</text:p>
          </table:table-cell>
          <table:table-cell office:value-type="float" office:value="23.28589834" calcext:value-type="float">
            <text:p>23.28589834</text:p>
          </table:table-cell>
          <table:table-cell office:value-type="float" office:value="0" calcext:value-type="float">
            <text:p>0</text:p>
          </table:table-cell>
          <table:table-cell office:value-type="float" office:value="17.41971108" calcext:value-type="float">
            <text:p>17.41971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18:00:00</text:p>
          </table:table-cell>
          <table:table-cell office:value-type="float" office:value="24.9556132440786" calcext:value-type="float">
            <text:p>24.9556132441</text:p>
          </table:table-cell>
          <table:table-cell office:value-type="float" office:value="23.01778994" calcext:value-type="float">
            <text:p>23.01778994</text:p>
          </table:table-cell>
          <table:table-cell office:value-type="float" office:value="0" calcext:value-type="float">
            <text:p>0</text:p>
          </table:table-cell>
          <table:table-cell office:value-type="float" office:value="18.34404103" calcext:value-type="float">
            <text:p>18.34404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19:00:00</text:p>
          </table:table-cell>
          <table:table-cell office:value-type="float" office:value="24.8327407767468" calcext:value-type="float">
            <text:p>24.8327407767</text:p>
          </table:table-cell>
          <table:table-cell office:value-type="float" office:value="22.79723872" calcext:value-type="float">
            <text:p>22.79723872</text:p>
          </table:table-cell>
          <table:table-cell office:value-type="float" office:value="0" calcext:value-type="float">
            <text:p>0</text:p>
          </table:table-cell>
          <table:table-cell office:value-type="float" office:value="22.13204093" calcext:value-type="float">
            <text:p>22.13204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20:00:00</text:p>
          </table:table-cell>
          <table:table-cell office:value-type="float" office:value="24.4767364804392" calcext:value-type="float">
            <text:p>24.4767364804</text:p>
          </table:table-cell>
          <table:table-cell office:value-type="float" office:value="22.62968168" calcext:value-type="float">
            <text:p>22.62968168</text:p>
          </table:table-cell>
          <table:table-cell office:value-type="float" office:value="0" calcext:value-type="float">
            <text:p>0</text:p>
          </table:table-cell>
          <table:table-cell office:value-type="float" office:value="23.76054936" calcext:value-type="float">
            <text:p>23.76054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21:00:00</text:p>
          </table:table-cell>
          <table:table-cell office:value-type="float" office:value="24.0666285599831" calcext:value-type="float">
            <text:p>24.06662856</text:p>
          </table:table-cell>
          <table:table-cell office:value-type="float" office:value="22.40464513" calcext:value-type="float">
            <text:p>22.40464513</text:p>
          </table:table-cell>
          <table:table-cell office:value-type="float" office:value="0" calcext:value-type="float">
            <text:p>0</text:p>
          </table:table-cell>
          <table:table-cell office:value-type="float" office:value="11.69129762" calcext:value-type="float">
            <text:p>11.69129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22:00:00</text:p>
          </table:table-cell>
          <table:table-cell office:value-type="float" office:value="23.7078728575474" calcext:value-type="float">
            <text:p>23.7078728575</text:p>
          </table:table-cell>
          <table:table-cell office:value-type="float" office:value="22.07848452" calcext:value-type="float">
            <text:p>22.07848452</text:p>
          </table:table-cell>
          <table:table-cell office:value-type="float" office:value="0" calcext:value-type="float">
            <text:p>0</text:p>
          </table:table-cell>
          <table:table-cell office:value-type="float" office:value="17.22232044" calcext:value-type="float">
            <text:p>17.222320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23:00:00</text:p>
          </table:table-cell>
          <table:table-cell office:value-type="float" office:value="23.3673314572251" calcext:value-type="float">
            <text:p>23.3673314572</text:p>
          </table:table-cell>
          <table:table-cell office:value-type="float" office:value="21.92455811" calcext:value-type="float">
            <text:p>21.92455811</text:p>
          </table:table-cell>
          <table:table-cell office:value-type="float" office:value="0" calcext:value-type="float">
            <text:p>0</text:p>
          </table:table-cell>
          <table:table-cell office:value-type="float" office:value="19.38892645" calcext:value-type="float">
            <text:p>19.38892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19 <text:s/>24:00:00</text:p>
          </table:table-cell>
          <table:table-cell office:value-type="float" office:value="23.0023368812121" calcext:value-type="float">
            <text:p>23.0023368812</text:p>
          </table:table-cell>
          <table:table-cell office:value-type="float" office:value="21.74497435" calcext:value-type="float">
            <text:p>21.74497435</text:p>
          </table:table-cell>
          <table:table-cell office:value-type="float" office:value="0" calcext:value-type="float">
            <text:p>0</text:p>
          </table:table-cell>
          <table:table-cell office:value-type="float" office:value="20.14859444" calcext:value-type="float">
            <text:p>20.14859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01:00:00</text:p>
          </table:table-cell>
          <table:table-cell office:value-type="float" office:value="22.6745578611585" calcext:value-type="float">
            <text:p>22.6745578612</text:p>
          </table:table-cell>
          <table:table-cell office:value-type="float" office:value="21.63876797" calcext:value-type="float">
            <text:p>21.63876797</text:p>
          </table:table-cell>
          <table:table-cell office:value-type="float" office:value="0" calcext:value-type="float">
            <text:p>0</text:p>
          </table:table-cell>
          <table:table-cell office:value-type="float" office:value="20.78403014" calcext:value-type="float">
            <text:p>20.78403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02:00:00</text:p>
          </table:table-cell>
          <table:table-cell office:value-type="float" office:value="22.43340564861" calcext:value-type="float">
            <text:p>22.4334056486</text:p>
          </table:table-cell>
          <table:table-cell office:value-type="float" office:value="21.56059246" calcext:value-type="float">
            <text:p>21.56059246</text:p>
          </table:table-cell>
          <table:table-cell office:value-type="float" office:value="0" calcext:value-type="float">
            <text:p>0</text:p>
          </table:table-cell>
          <table:table-cell office:value-type="float" office:value="21.76096423" calcext:value-type="float">
            <text:p>21.76096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03:00:00</text:p>
          </table:table-cell>
          <table:table-cell office:value-type="float" office:value="22.235619297347" calcext:value-type="float">
            <text:p>22.2356192973</text:p>
          </table:table-cell>
          <table:table-cell office:value-type="float" office:value="21.5643309" calcext:value-type="float">
            <text:p>21.5643309</text:p>
          </table:table-cell>
          <table:table-cell office:value-type="float" office:value="0" calcext:value-type="float">
            <text:p>0</text:p>
          </table:table-cell>
          <table:table-cell office:value-type="float" office:value="21.14786368" calcext:value-type="float">
            <text:p>21.14786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04:00:00</text:p>
          </table:table-cell>
          <table:table-cell office:value-type="float" office:value="22.0872788138584" calcext:value-type="float">
            <text:p>22.0872788139</text:p>
          </table:table-cell>
          <table:table-cell office:value-type="float" office:value="21.49294532" calcext:value-type="float">
            <text:p>21.49294532</text:p>
          </table:table-cell>
          <table:table-cell office:value-type="float" office:value="0" calcext:value-type="float">
            <text:p>0</text:p>
          </table:table-cell>
          <table:table-cell office:value-type="float" office:value="21.66533258" calcext:value-type="float">
            <text:p>21.66533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05:00:00</text:p>
          </table:table-cell>
          <table:table-cell office:value-type="float" office:value="21.9345492708348" calcext:value-type="float">
            <text:p>21.9345492708</text:p>
          </table:table-cell>
          <table:table-cell office:value-type="float" office:value="21.46242381" calcext:value-type="float">
            <text:p>21.46242381</text:p>
          </table:table-cell>
          <table:table-cell office:value-type="float" office:value="0" calcext:value-type="float">
            <text:p>0</text:p>
          </table:table-cell>
          <table:table-cell office:value-type="float" office:value="22.39864293" calcext:value-type="float">
            <text:p>22.39864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06:00:00</text:p>
          </table:table-cell>
          <table:table-cell office:value-type="float" office:value="21.7867451571253" calcext:value-type="float">
            <text:p>21.7867451571</text:p>
          </table:table-cell>
          <table:table-cell office:value-type="float" office:value="21.44103325" calcext:value-type="float">
            <text:p>21.44103325</text:p>
          </table:table-cell>
          <table:table-cell office:value-type="float" office:value="0" calcext:value-type="float">
            <text:p>0</text:p>
          </table:table-cell>
          <table:table-cell office:value-type="float" office:value="21.78954111" calcext:value-type="float">
            <text:p>21.78954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07:00:00</text:p>
          </table:table-cell>
          <table:table-cell office:value-type="float" office:value="21.6345037150247" calcext:value-type="float">
            <text:p>21.634503715</text:p>
          </table:table-cell>
          <table:table-cell office:value-type="float" office:value="21.40807948" calcext:value-type="float">
            <text:p>21.40807948</text:p>
          </table:table-cell>
          <table:table-cell office:value-type="float" office:value="0" calcext:value-type="float">
            <text:p>0</text:p>
          </table:table-cell>
          <table:table-cell office:value-type="float" office:value="22.13900378" calcext:value-type="float">
            <text:p>22.13900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08:00:00</text:p>
          </table:table-cell>
          <table:table-cell office:value-type="float" office:value="21.4846532179891" calcext:value-type="float">
            <text:p>21.484653218</text:p>
          </table:table-cell>
          <table:table-cell office:value-type="float" office:value="21.69693858" calcext:value-type="float">
            <text:p>21.69693858</text:p>
          </table:table-cell>
          <table:table-cell office:value-type="float" office:value="0" calcext:value-type="float">
            <text:p>0</text:p>
          </table:table-cell>
          <table:table-cell office:value-type="float" office:value="74.07936231" calcext:value-type="float">
            <text:p>74.07936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09:00:00</text:p>
          </table:table-cell>
          <table:table-cell office:value-type="float" office:value="21.3585668124721" calcext:value-type="float">
            <text:p>21.3585668125</text:p>
          </table:table-cell>
          <table:table-cell office:value-type="float" office:value="22.69706808" calcext:value-type="float">
            <text:p>22.69706808</text:p>
          </table:table-cell>
          <table:table-cell office:value-type="float" office:value="298.039932607556" calcext:value-type="float">
            <text:p>298.0399326076</text:p>
          </table:table-cell>
          <table:table-cell office:value-type="float" office:value="38.73127175" calcext:value-type="float">
            <text:p>38.73127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10:00:00</text:p>
          </table:table-cell>
          <table:table-cell office:value-type="float" office:value="21.5521727408927" calcext:value-type="float">
            <text:p>21.5521727409</text:p>
          </table:table-cell>
          <table:table-cell office:value-type="float" office:value="23.00050242" calcext:value-type="float">
            <text:p>23.00050242</text:p>
          </table:table-cell>
          <table:table-cell office:value-type="float" office:value="203.925432863205" calcext:value-type="float">
            <text:p>203.9254328632</text:p>
          </table:table-cell>
          <table:table-cell office:value-type="float" office:value="10.05461096" calcext:value-type="float">
            <text:p>10.05461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11:00:00</text:p>
          </table:table-cell>
          <table:table-cell office:value-type="float" office:value="22.4420610115203" calcext:value-type="float">
            <text:p>22.4420610115</text:p>
          </table:table-cell>
          <table:table-cell office:value-type="float" office:value="22.73076163" calcext:value-type="float">
            <text:p>22.73076163</text:p>
          </table:table-cell>
          <table:table-cell office:value-type="float" office:value="3.72592807629742" calcext:value-type="float">
            <text:p>3.7259280763</text:p>
          </table:table-cell>
          <table:table-cell office:value-type="float" office:value="18.1070757" calcext:value-type="float">
            <text:p>18.1070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12:00:00</text:p>
          </table:table-cell>
          <table:table-cell office:value-type="float" office:value="23.5951003086365" calcext:value-type="float">
            <text:p>23.5951003086</text:p>
          </table:table-cell>
          <table:table-cell office:value-type="float" office:value="22.80308136" calcext:value-type="float">
            <text:p>22.80308136</text:p>
          </table:table-cell>
          <table:table-cell office:value-type="float" office:value="0" calcext:value-type="float">
            <text:p>0</text:p>
          </table:table-cell>
          <table:table-cell office:value-type="float" office:value="16.27536559" calcext:value-type="float">
            <text:p>16.27536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13:00:00</text:p>
          </table:table-cell>
          <table:table-cell office:value-type="float" office:value="24.1487581071908" calcext:value-type="float">
            <text:p>24.1487581072</text:p>
          </table:table-cell>
          <table:table-cell office:value-type="float" office:value="22.95528573" calcext:value-type="float">
            <text:p>22.95528573</text:p>
          </table:table-cell>
          <table:table-cell office:value-type="float" office:value="0" calcext:value-type="float">
            <text:p>0</text:p>
          </table:table-cell>
          <table:table-cell office:value-type="float" office:value="14.31592488" calcext:value-type="float">
            <text:p>14.31592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14:00:00</text:p>
          </table:table-cell>
          <table:table-cell office:value-type="float" office:value="24.3029798460292" calcext:value-type="float">
            <text:p>24.302979846</text:p>
          </table:table-cell>
          <table:table-cell office:value-type="float" office:value="23.15354987" calcext:value-type="float">
            <text:p>23.15354987</text:p>
          </table:table-cell>
          <table:table-cell office:value-type="float" office:value="0" calcext:value-type="float">
            <text:p>0</text:p>
          </table:table-cell>
          <table:table-cell office:value-type="float" office:value="12.48386831" calcext:value-type="float">
            <text:p>12.48386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15:00:00</text:p>
          </table:table-cell>
          <table:table-cell office:value-type="float" office:value="24.4714342622373" calcext:value-type="float">
            <text:p>24.4714342622</text:p>
          </table:table-cell>
          <table:table-cell office:value-type="float" office:value="23.43200279" calcext:value-type="float">
            <text:p>23.43200279</text:p>
          </table:table-cell>
          <table:table-cell office:value-type="float" office:value="0" calcext:value-type="float">
            <text:p>0</text:p>
          </table:table-cell>
          <table:table-cell office:value-type="float" office:value="7.789048129" calcext:value-type="float">
            <text:p>7.789048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16:00:00</text:p>
          </table:table-cell>
          <table:table-cell office:value-type="float" office:value="24.4526644384653" calcext:value-type="float">
            <text:p>24.4526644385</text:p>
          </table:table-cell>
          <table:table-cell office:value-type="float" office:value="23.61295429" calcext:value-type="float">
            <text:p>23.61295429</text:p>
          </table:table-cell>
          <table:table-cell office:value-type="float" office:value="0" calcext:value-type="float">
            <text:p>0</text:p>
          </table:table-cell>
          <table:table-cell office:value-type="float" office:value="3.073949139" calcext:value-type="float">
            <text:p>3.073949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17:00:00</text:p>
          </table:table-cell>
          <table:table-cell office:value-type="float" office:value="24.330775193001" calcext:value-type="float">
            <text:p>24.330775193</text:p>
          </table:table-cell>
          <table:table-cell office:value-type="float" office:value="23.57487827" calcext:value-type="float">
            <text:p>23.57487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18:00:00</text:p>
          </table:table-cell>
          <table:table-cell office:value-type="float" office:value="24.1371167311665" calcext:value-type="float">
            <text:p>24.1371167312</text:p>
          </table:table-cell>
          <table:table-cell office:value-type="float" office:value="23.23308325" calcext:value-type="float">
            <text:p>23.23308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19:00:00</text:p>
          </table:table-cell>
          <table:table-cell office:value-type="float" office:value="23.8759049622963" calcext:value-type="float">
            <text:p>23.8759049623</text:p>
          </table:table-cell>
          <table:table-cell office:value-type="float" office:value="22.94504955" calcext:value-type="float">
            <text:p>22.945049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20:00:00</text:p>
          </table:table-cell>
          <table:table-cell office:value-type="float" office:value="23.4125210609172" calcext:value-type="float">
            <text:p>23.4125210609</text:p>
          </table:table-cell>
          <table:table-cell office:value-type="float" office:value="22.70200333" calcext:value-type="float">
            <text:p>22.70200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21:00:00</text:p>
          </table:table-cell>
          <table:table-cell office:value-type="float" office:value="22.979192187073" calcext:value-type="float">
            <text:p>22.9791921871</text:p>
          </table:table-cell>
          <table:table-cell office:value-type="float" office:value="22.47305037" calcext:value-type="float">
            <text:p>22.47305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22:00:00</text:p>
          </table:table-cell>
          <table:table-cell office:value-type="float" office:value="22.6559643776397" calcext:value-type="float">
            <text:p>22.6559643776</text:p>
          </table:table-cell>
          <table:table-cell office:value-type="float" office:value="22.34919092" calcext:value-type="float">
            <text:p>22.34919092</text:p>
          </table:table-cell>
          <table:table-cell office:value-type="float" office:value="0" calcext:value-type="float">
            <text:p>0</text:p>
          </table:table-cell>
          <table:table-cell office:value-type="float" office:value="14.25264533" calcext:value-type="float">
            <text:p>14.252645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23:00:00</text:p>
          </table:table-cell>
          <table:table-cell office:value-type="float" office:value="22.4371155928687" calcext:value-type="float">
            <text:p>22.4371155929</text:p>
          </table:table-cell>
          <table:table-cell office:value-type="float" office:value="22.41316947" calcext:value-type="float">
            <text:p>22.41316947</text:p>
          </table:table-cell>
          <table:table-cell office:value-type="float" office:value="0" calcext:value-type="float">
            <text:p>0</text:p>
          </table:table-cell>
          <table:table-cell office:value-type="float" office:value="13.22038065" calcext:value-type="float">
            <text:p>13.220380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0 <text:s/>24:00:00</text:p>
          </table:table-cell>
          <table:table-cell office:value-type="float" office:value="22.2364638969092" calcext:value-type="float">
            <text:p>22.2364638969</text:p>
          </table:table-cell>
          <table:table-cell office:value-type="float" office:value="22.47369242" calcext:value-type="float">
            <text:p>22.47369242</text:p>
          </table:table-cell>
          <table:table-cell office:value-type="float" office:value="0" calcext:value-type="float">
            <text:p>0</text:p>
          </table:table-cell>
          <table:table-cell office:value-type="float" office:value="13.67076228" calcext:value-type="float">
            <text:p>13.6707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01:00:00</text:p>
          </table:table-cell>
          <table:table-cell office:value-type="float" office:value="21.9780472759203" calcext:value-type="float">
            <text:p>21.9780472759</text:p>
          </table:table-cell>
          <table:table-cell office:value-type="float" office:value="22.46281041" calcext:value-type="float">
            <text:p>22.46281041</text:p>
          </table:table-cell>
          <table:table-cell office:value-type="float" office:value="0" calcext:value-type="float">
            <text:p>0</text:p>
          </table:table-cell>
          <table:table-cell office:value-type="float" office:value="11.84135355" calcext:value-type="float">
            <text:p>11.84135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02:00:00</text:p>
          </table:table-cell>
          <table:table-cell office:value-type="float" office:value="21.7923184717984" calcext:value-type="float">
            <text:p>21.7923184718</text:p>
          </table:table-cell>
          <table:table-cell office:value-type="float" office:value="22.3892713" calcext:value-type="float">
            <text:p>22.3892713</text:p>
          </table:table-cell>
          <table:table-cell office:value-type="float" office:value="0" calcext:value-type="float">
            <text:p>0</text:p>
          </table:table-cell>
          <table:table-cell office:value-type="float" office:value="14.57008536" calcext:value-type="float">
            <text:p>14.57008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03:00:00</text:p>
          </table:table-cell>
          <table:table-cell office:value-type="float" office:value="21.6458669248791" calcext:value-type="float">
            <text:p>21.6458669249</text:p>
          </table:table-cell>
          <table:table-cell office:value-type="float" office:value="22.31217731" calcext:value-type="float">
            <text:p>22.31217731</text:p>
          </table:table-cell>
          <table:table-cell office:value-type="float" office:value="0" calcext:value-type="float">
            <text:p>0</text:p>
          </table:table-cell>
          <table:table-cell office:value-type="float" office:value="14.83099958" calcext:value-type="float">
            <text:p>14.830999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04:00:00</text:p>
          </table:table-cell>
          <table:table-cell office:value-type="float" office:value="21.8991874749378" calcext:value-type="float">
            <text:p>21.8991874749</text:p>
          </table:table-cell>
          <table:table-cell office:value-type="float" office:value="22.24366663" calcext:value-type="float">
            <text:p>22.24366663</text:p>
          </table:table-cell>
          <table:table-cell office:value-type="float" office:value="0" calcext:value-type="float">
            <text:p>0</text:p>
          </table:table-cell>
          <table:table-cell office:value-type="float" office:value="14.53097672" calcext:value-type="float">
            <text:p>14.53097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05:00:00</text:p>
          </table:table-cell>
          <table:table-cell office:value-type="float" office:value="22.073278821265" calcext:value-type="float">
            <text:p>22.0732788213</text:p>
          </table:table-cell>
          <table:table-cell office:value-type="float" office:value="22.19957715" calcext:value-type="float">
            <text:p>22.19957715</text:p>
          </table:table-cell>
          <table:table-cell office:value-type="float" office:value="0" calcext:value-type="float">
            <text:p>0</text:p>
          </table:table-cell>
          <table:table-cell office:value-type="float" office:value="15.15770307" calcext:value-type="float">
            <text:p>15.157703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06:00:00</text:p>
          </table:table-cell>
          <table:table-cell office:value-type="float" office:value="22.0875857243509" calcext:value-type="float">
            <text:p>22.0875857244</text:p>
          </table:table-cell>
          <table:table-cell office:value-type="float" office:value="22.18683638" calcext:value-type="float">
            <text:p>22.18683638</text:p>
          </table:table-cell>
          <table:table-cell office:value-type="float" office:value="0" calcext:value-type="float">
            <text:p>0</text:p>
          </table:table-cell>
          <table:table-cell office:value-type="float" office:value="16.35541129" calcext:value-type="float">
            <text:p>16.35541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07:00:00</text:p>
          </table:table-cell>
          <table:table-cell office:value-type="float" office:value="22.058216566674" calcext:value-type="float">
            <text:p>22.0582165667</text:p>
          </table:table-cell>
          <table:table-cell office:value-type="float" office:value="22.16540081" calcext:value-type="float">
            <text:p>22.16540081</text:p>
          </table:table-cell>
          <table:table-cell office:value-type="float" office:value="0" calcext:value-type="float">
            <text:p>0</text:p>
          </table:table-cell>
          <table:table-cell office:value-type="float" office:value="15.70452506" calcext:value-type="float">
            <text:p>15.704525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08:00:00</text:p>
          </table:table-cell>
          <table:table-cell office:value-type="float" office:value="22.0246066822434" calcext:value-type="float">
            <text:p>22.0246066822</text:p>
          </table:table-cell>
          <table:table-cell office:value-type="float" office:value="22.14648948" calcext:value-type="float">
            <text:p>22.14648948</text:p>
          </table:table-cell>
          <table:table-cell office:value-type="float" office:value="0" calcext:value-type="float">
            <text:p>0</text:p>
          </table:table-cell>
          <table:table-cell office:value-type="float" office:value="15.39725635" calcext:value-type="float">
            <text:p>15.397256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09:00:00</text:p>
          </table:table-cell>
          <table:table-cell office:value-type="float" office:value="21.97533576561" calcext:value-type="float">
            <text:p>21.9753357656</text:p>
          </table:table-cell>
          <table:table-cell office:value-type="float" office:value="22.60196096" calcext:value-type="float">
            <text:p>22.60196096</text:p>
          </table:table-cell>
          <table:table-cell office:value-type="float" office:value="0" calcext:value-type="float">
            <text:p>0</text:p>
          </table:table-cell>
          <table:table-cell office:value-type="float" office:value="48.22024816" calcext:value-type="float">
            <text:p>48.22024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10:00:00</text:p>
          </table:table-cell>
          <table:table-cell office:value-type="float" office:value="21.9198929623353" calcext:value-type="float">
            <text:p>21.9198929623</text:p>
          </table:table-cell>
          <table:table-cell office:value-type="float" office:value="23.63840749" calcext:value-type="float">
            <text:p>23.63840749</text:p>
          </table:table-cell>
          <table:table-cell office:value-type="float" office:value="0" calcext:value-type="float">
            <text:p>0</text:p>
          </table:table-cell>
          <table:table-cell office:value-type="float" office:value="4.153272418" calcext:value-type="float">
            <text:p>4.153272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11:00:00</text:p>
          </table:table-cell>
          <table:table-cell office:value-type="float" office:value="21.9233283501557" calcext:value-type="float">
            <text:p>21.9233283502</text:p>
          </table:table-cell>
          <table:table-cell office:value-type="float" office:value="24.05065737" calcext:value-type="float">
            <text:p>24.05065737</text:p>
          </table:table-cell>
          <table:table-cell office:value-type="float" office:value="0" calcext:value-type="float">
            <text:p>0</text:p>
          </table:table-cell>
          <table:table-cell office:value-type="float" office:value="1.466177613" calcext:value-type="float">
            <text:p>1.4661776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12:00:00</text:p>
          </table:table-cell>
          <table:table-cell office:value-type="float" office:value="21.6604042246939" calcext:value-type="float">
            <text:p>21.6604042247</text:p>
          </table:table-cell>
          <table:table-cell office:value-type="float" office:value="24.3345297" calcext:value-type="float">
            <text:p>24.33452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13:00:00</text:p>
          </table:table-cell>
          <table:table-cell office:value-type="float" office:value="21.5618350808616" calcext:value-type="float">
            <text:p>21.5618350809</text:p>
          </table:table-cell>
          <table:table-cell office:value-type="float" office:value="24.58178138" calcext:value-type="float">
            <text:p>24.58178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14:00:00</text:p>
          </table:table-cell>
          <table:table-cell office:value-type="float" office:value="21.6562800686585" calcext:value-type="float">
            <text:p>21.6562800687</text:p>
          </table:table-cell>
          <table:table-cell office:value-type="float" office:value="24.78791772" calcext:value-type="float">
            <text:p>24.787917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15:00:00</text:p>
          </table:table-cell>
          <table:table-cell office:value-type="float" office:value="21.7693907975708" calcext:value-type="float">
            <text:p>21.7693907976</text:p>
          </table:table-cell>
          <table:table-cell office:value-type="float" office:value="24.93681476" calcext:value-type="float">
            <text:p>24.93681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16:00:00</text:p>
          </table:table-cell>
          <table:table-cell office:value-type="float" office:value="21.8684880898681" calcext:value-type="float">
            <text:p>21.8684880899</text:p>
          </table:table-cell>
          <table:table-cell office:value-type="float" office:value="24.99347179" calcext:value-type="float">
            <text:p>24.993471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17:00:00</text:p>
          </table:table-cell>
          <table:table-cell office:value-type="float" office:value="21.9390320184596" calcext:value-type="float">
            <text:p>21.9390320185</text:p>
          </table:table-cell>
          <table:table-cell office:value-type="float" office:value="24.90604727" calcext:value-type="float">
            <text:p>24.90604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18:00:00</text:p>
          </table:table-cell>
          <table:table-cell office:value-type="float" office:value="22.0006258360331" calcext:value-type="float">
            <text:p>22.000625836</text:p>
          </table:table-cell>
          <table:table-cell office:value-type="float" office:value="24.63747971" calcext:value-type="float">
            <text:p>24.63747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19:00:00</text:p>
          </table:table-cell>
          <table:table-cell office:value-type="float" office:value="22.0118972325727" calcext:value-type="float">
            <text:p>22.0118972326</text:p>
          </table:table-cell>
          <table:table-cell office:value-type="float" office:value="24.3740271" calcext:value-type="float">
            <text:p>24.37402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20:00:00</text:p>
          </table:table-cell>
          <table:table-cell office:value-type="float" office:value="21.9685262405467" calcext:value-type="float">
            <text:p>21.9685262405</text:p>
          </table:table-cell>
          <table:table-cell office:value-type="float" office:value="24.11653479" calcext:value-type="float">
            <text:p>24.116534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21:00:00</text:p>
          </table:table-cell>
          <table:table-cell office:value-type="float" office:value="21.8802476824171" calcext:value-type="float">
            <text:p>21.8802476824</text:p>
          </table:table-cell>
          <table:table-cell office:value-type="float" office:value="23.79949359" calcext:value-type="float">
            <text:p>23.799493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22:00:00</text:p>
          </table:table-cell>
          <table:table-cell office:value-type="float" office:value="21.7740974821563" calcext:value-type="float">
            <text:p>21.7740974822</text:p>
          </table:table-cell>
          <table:table-cell office:value-type="float" office:value="23.59364537" calcext:value-type="float">
            <text:p>23.593645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23:00:00</text:p>
          </table:table-cell>
          <table:table-cell office:value-type="float" office:value="21.6378470348541" calcext:value-type="float">
            <text:p>21.6378470349</text:p>
          </table:table-cell>
          <table:table-cell office:value-type="float" office:value="23.39748189" calcext:value-type="float">
            <text:p>23.397481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1 <text:s/>24:00:00</text:p>
          </table:table-cell>
          <table:table-cell office:value-type="float" office:value="21.4932516976626" calcext:value-type="float">
            <text:p>21.4932516977</text:p>
          </table:table-cell>
          <table:table-cell office:value-type="float" office:value="23.20585109" calcext:value-type="float">
            <text:p>23.205851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01:00:00</text:p>
          </table:table-cell>
          <table:table-cell office:value-type="float" office:value="21.3785512792503" calcext:value-type="float">
            <text:p>21.3785512793</text:p>
          </table:table-cell>
          <table:table-cell office:value-type="float" office:value="23.07759227" calcext:value-type="float">
            <text:p>23.07759227</text:p>
          </table:table-cell>
          <table:table-cell office:value-type="float" office:value="0" calcext:value-type="float">
            <text:p>0</text:p>
          </table:table-cell>
          <table:table-cell office:value-type="float" office:value="12.65494935" calcext:value-type="float">
            <text:p>12.65494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02:00:00</text:p>
          </table:table-cell>
          <table:table-cell office:value-type="float" office:value="21.2905937169451" calcext:value-type="float">
            <text:p>21.2905937169</text:p>
          </table:table-cell>
          <table:table-cell office:value-type="float" office:value="23.05897581" calcext:value-type="float">
            <text:p>23.05897581</text:p>
          </table:table-cell>
          <table:table-cell office:value-type="float" office:value="0" calcext:value-type="float">
            <text:p>0</text:p>
          </table:table-cell>
          <table:table-cell office:value-type="float" office:value="9.090725273" calcext:value-type="float">
            <text:p>9.0907252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03:00:00</text:p>
          </table:table-cell>
          <table:table-cell office:value-type="float" office:value="21.1884912705102" calcext:value-type="float">
            <text:p>21.1884912705</text:p>
          </table:table-cell>
          <table:table-cell office:value-type="float" office:value="23.00787218" calcext:value-type="float">
            <text:p>23.00787218</text:p>
          </table:table-cell>
          <table:table-cell office:value-type="float" office:value="0" calcext:value-type="float">
            <text:p>0</text:p>
          </table:table-cell>
          <table:table-cell office:value-type="float" office:value="9.501115189" calcext:value-type="float">
            <text:p>9.501115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04:00:00</text:p>
          </table:table-cell>
          <table:table-cell office:value-type="float" office:value="21.0780500335369" calcext:value-type="float">
            <text:p>21.0780500335</text:p>
          </table:table-cell>
          <table:table-cell office:value-type="float" office:value="22.9120125" calcext:value-type="float">
            <text:p>22.9120125</text:p>
          </table:table-cell>
          <table:table-cell office:value-type="float" office:value="0" calcext:value-type="float">
            <text:p>0</text:p>
          </table:table-cell>
          <table:table-cell office:value-type="float" office:value="10.27808804" calcext:value-type="float">
            <text:p>10.27808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05:00:00</text:p>
          </table:table-cell>
          <table:table-cell office:value-type="float" office:value="20.9589595238654" calcext:value-type="float">
            <text:p>20.9589595239</text:p>
          </table:table-cell>
          <table:table-cell office:value-type="float" office:value="22.87666187" calcext:value-type="float">
            <text:p>22.87666187</text:p>
          </table:table-cell>
          <table:table-cell office:value-type="float" office:value="0" calcext:value-type="float">
            <text:p>0</text:p>
          </table:table-cell>
          <table:table-cell office:value-type="float" office:value="9.945120193" calcext:value-type="float">
            <text:p>9.945120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06:00:00</text:p>
          </table:table-cell>
          <table:table-cell office:value-type="float" office:value="20.8301960911457" calcext:value-type="float">
            <text:p>20.8301960911</text:p>
          </table:table-cell>
          <table:table-cell office:value-type="float" office:value="22.84414534" calcext:value-type="float">
            <text:p>22.84414534</text:p>
          </table:table-cell>
          <table:table-cell office:value-type="float" office:value="0" calcext:value-type="float">
            <text:p>0</text:p>
          </table:table-cell>
          <table:table-cell office:value-type="float" office:value="10.62372208" calcext:value-type="float">
            <text:p>10.623722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07:00:00</text:p>
          </table:table-cell>
          <table:table-cell office:value-type="float" office:value="20.7053694956505" calcext:value-type="float">
            <text:p>20.7053694957</text:p>
          </table:table-cell>
          <table:table-cell office:value-type="float" office:value="22.77735574" calcext:value-type="float">
            <text:p>22.77735574</text:p>
          </table:table-cell>
          <table:table-cell office:value-type="float" office:value="0" calcext:value-type="float">
            <text:p>0</text:p>
          </table:table-cell>
          <table:table-cell office:value-type="float" office:value="11.33290072" calcext:value-type="float">
            <text:p>11.33290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08:00:00</text:p>
          </table:table-cell>
          <table:table-cell office:value-type="float" office:value="20.5817696874361" calcext:value-type="float">
            <text:p>20.5817696874</text:p>
          </table:table-cell>
          <table:table-cell office:value-type="float" office:value="22.69204435" calcext:value-type="float">
            <text:p>22.69204435</text:p>
          </table:table-cell>
          <table:table-cell office:value-type="float" office:value="0" calcext:value-type="float">
            <text:p>0</text:p>
          </table:table-cell>
          <table:table-cell office:value-type="float" office:value="12.1283945" calcext:value-type="float">
            <text:p>12.1283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09:00:00</text:p>
          </table:table-cell>
          <table:table-cell office:value-type="float" office:value="20.6764753196746" calcext:value-type="float">
            <text:p>20.6764753197</text:p>
          </table:table-cell>
          <table:table-cell office:value-type="float" office:value="22.77420532" calcext:value-type="float">
            <text:p>22.77420532</text:p>
          </table:table-cell>
          <table:table-cell office:value-type="float" office:value="3.94085553026756" calcext:value-type="float">
            <text:p>3.9408555303</text:p>
          </table:table-cell>
          <table:table-cell office:value-type="float" office:value="18.066721" calcext:value-type="float">
            <text:p>18.066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10:00:00</text:p>
          </table:table-cell>
          <table:table-cell office:value-type="float" office:value="20.695665048564" calcext:value-type="float">
            <text:p>20.6956650486</text:p>
          </table:table-cell>
          <table:table-cell office:value-type="float" office:value="23.0304978" calcext:value-type="float">
            <text:p>23.0304978</text:p>
          </table:table-cell>
          <table:table-cell office:value-type="float" office:value="264.806936317554" calcext:value-type="float">
            <text:p>264.8069363176</text:p>
          </table:table-cell>
          <table:table-cell office:value-type="float" office:value="12.00734897" calcext:value-type="float">
            <text:p>12.00734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11:00:00</text:p>
          </table:table-cell>
          <table:table-cell office:value-type="float" office:value="20.9345449570144" calcext:value-type="float">
            <text:p>20.934544957</text:p>
          </table:table-cell>
          <table:table-cell office:value-type="float" office:value="23.33445914" calcext:value-type="float">
            <text:p>23.33445914</text:p>
          </table:table-cell>
          <table:table-cell office:value-type="float" office:value="183.210003868567" calcext:value-type="float">
            <text:p>183.2100038686</text:p>
          </table:table-cell>
          <table:table-cell office:value-type="float" office:value="6.499350008" calcext:value-type="float">
            <text:p>6.499350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12:00:00</text:p>
          </table:table-cell>
          <table:table-cell office:value-type="float" office:value="21.5862198699438" calcext:value-type="float">
            <text:p>21.5862198699</text:p>
          </table:table-cell>
          <table:table-cell office:value-type="float" office:value="23.59669342" calcext:value-type="float">
            <text:p>23.59669342</text:p>
          </table:table-cell>
          <table:table-cell office:value-type="float" office:value="0" calcext:value-type="float">
            <text:p>0</text:p>
          </table:table-cell>
          <table:table-cell office:value-type="float" office:value="2.797838803" calcext:value-type="float">
            <text:p>2.797838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13:00:00</text:p>
          </table:table-cell>
          <table:table-cell office:value-type="float" office:value="21.5806026838095" calcext:value-type="float">
            <text:p>21.5806026838</text:p>
          </table:table-cell>
          <table:table-cell office:value-type="float" office:value="23.64695309" calcext:value-type="float">
            <text:p>23.646953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14:00:00</text:p>
          </table:table-cell>
          <table:table-cell office:value-type="float" office:value="21.3884696014764" calcext:value-type="float">
            <text:p>21.3884696015</text:p>
          </table:table-cell>
          <table:table-cell office:value-type="float" office:value="23.73566363" calcext:value-type="float">
            <text:p>23.735663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15:00:00</text:p>
          </table:table-cell>
          <table:table-cell office:value-type="float" office:value="21.2996107269156" calcext:value-type="float">
            <text:p>21.2996107269</text:p>
          </table:table-cell>
          <table:table-cell office:value-type="float" office:value="23.88796627" calcext:value-type="float">
            <text:p>23.887966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16:00:00</text:p>
          </table:table-cell>
          <table:table-cell office:value-type="float" office:value="21.2663683969458" calcext:value-type="float">
            <text:p>21.2663683969</text:p>
          </table:table-cell>
          <table:table-cell office:value-type="float" office:value="24.06487178" calcext:value-type="float">
            <text:p>24.06487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17:00:00</text:p>
          </table:table-cell>
          <table:table-cell office:value-type="float" office:value="21.2570808319122" calcext:value-type="float">
            <text:p>21.2570808319</text:p>
          </table:table-cell>
          <table:table-cell office:value-type="float" office:value="24.06311454" calcext:value-type="float">
            <text:p>24.063114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18:00:00</text:p>
          </table:table-cell>
          <table:table-cell office:value-type="float" office:value="21.2929049656083" calcext:value-type="float">
            <text:p>21.2929049656</text:p>
          </table:table-cell>
          <table:table-cell office:value-type="float" office:value="23.88366192" calcext:value-type="float">
            <text:p>23.88366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19:00:00</text:p>
          </table:table-cell>
          <table:table-cell office:value-type="float" office:value="21.2567194708596" calcext:value-type="float">
            <text:p>21.2567194709</text:p>
          </table:table-cell>
          <table:table-cell office:value-type="float" office:value="23.64978221" calcext:value-type="float">
            <text:p>23.64978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20:00:00</text:p>
          </table:table-cell>
          <table:table-cell office:value-type="float" office:value="21.1880653469632" calcext:value-type="float">
            <text:p>21.188065347</text:p>
          </table:table-cell>
          <table:table-cell office:value-type="float" office:value="23.46300274" calcext:value-type="float">
            <text:p>23.46300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21:00:00</text:p>
          </table:table-cell>
          <table:table-cell office:value-type="float" office:value="21.1206197743194" calcext:value-type="float">
            <text:p>21.1206197743</text:p>
          </table:table-cell>
          <table:table-cell office:value-type="float" office:value="23.31470111" calcext:value-type="float">
            <text:p>23.31470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22:00:00</text:p>
          </table:table-cell>
          <table:table-cell office:value-type="float" office:value="21.0645574762321" calcext:value-type="float">
            <text:p>21.0645574762</text:p>
          </table:table-cell>
          <table:table-cell office:value-type="float" office:value="23.12155863" calcext:value-type="float">
            <text:p>23.121558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23:00:00</text:p>
          </table:table-cell>
          <table:table-cell office:value-type="float" office:value="20.9934290887801" calcext:value-type="float">
            <text:p>20.9934290888</text:p>
          </table:table-cell>
          <table:table-cell office:value-type="float" office:value="22.89782987" calcext:value-type="float">
            <text:p>22.89782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2 <text:s/>24:00:00</text:p>
          </table:table-cell>
          <table:table-cell office:value-type="float" office:value="20.8690292381199" calcext:value-type="float">
            <text:p>20.8690292381</text:p>
          </table:table-cell>
          <table:table-cell office:value-type="float" office:value="22.59082511" calcext:value-type="float">
            <text:p>22.59082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01:00:00</text:p>
          </table:table-cell>
          <table:table-cell office:value-type="float" office:value="20.6855772393501" calcext:value-type="float">
            <text:p>20.6855772394</text:p>
          </table:table-cell>
          <table:table-cell office:value-type="float" office:value="22.45692523" calcext:value-type="float">
            <text:p>22.45692523</text:p>
          </table:table-cell>
          <table:table-cell office:value-type="float" office:value="0" calcext:value-type="float">
            <text:p>0</text:p>
          </table:table-cell>
          <table:table-cell office:value-type="float" office:value="18.85764423" calcext:value-type="float">
            <text:p>18.85764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02:00:00</text:p>
          </table:table-cell>
          <table:table-cell office:value-type="float" office:value="20.5129605636661" calcext:value-type="float">
            <text:p>20.5129605637</text:p>
          </table:table-cell>
          <table:table-cell office:value-type="float" office:value="22.48770676" calcext:value-type="float">
            <text:p>22.48770676</text:p>
          </table:table-cell>
          <table:table-cell office:value-type="float" office:value="0" calcext:value-type="float">
            <text:p>0</text:p>
          </table:table-cell>
          <table:table-cell office:value-type="float" office:value="13.64913632" calcext:value-type="float">
            <text:p>13.64913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03:00:00</text:p>
          </table:table-cell>
          <table:table-cell office:value-type="float" office:value="20.345611760926" calcext:value-type="float">
            <text:p>20.3456117609</text:p>
          </table:table-cell>
          <table:table-cell office:value-type="float" office:value="22.56692886" calcext:value-type="float">
            <text:p>22.56692886</text:p>
          </table:table-cell>
          <table:table-cell office:value-type="float" office:value="0" calcext:value-type="float">
            <text:p>0</text:p>
          </table:table-cell>
          <table:table-cell office:value-type="float" office:value="11.3250603" calcext:value-type="float">
            <text:p>11.3250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04:00:00</text:p>
          </table:table-cell>
          <table:table-cell office:value-type="float" office:value="20.1847635651827" calcext:value-type="float">
            <text:p>20.1847635652</text:p>
          </table:table-cell>
          <table:table-cell office:value-type="float" office:value="22.59199675" calcext:value-type="float">
            <text:p>22.59199675</text:p>
          </table:table-cell>
          <table:table-cell office:value-type="float" office:value="0" calcext:value-type="float">
            <text:p>0</text:p>
          </table:table-cell>
          <table:table-cell office:value-type="float" office:value="12.25489897" calcext:value-type="float">
            <text:p>12.25489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05:00:00</text:p>
          </table:table-cell>
          <table:table-cell office:value-type="float" office:value="20.076753013793" calcext:value-type="float">
            <text:p>20.0767530138</text:p>
          </table:table-cell>
          <table:table-cell office:value-type="float" office:value="22.58220635" calcext:value-type="float">
            <text:p>22.58220635</text:p>
          </table:table-cell>
          <table:table-cell office:value-type="float" office:value="0" calcext:value-type="float">
            <text:p>0</text:p>
          </table:table-cell>
          <table:table-cell office:value-type="float" office:value="12.64621705" calcext:value-type="float">
            <text:p>12.6462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06:00:00</text:p>
          </table:table-cell>
          <table:table-cell office:value-type="float" office:value="20.0054371610491" calcext:value-type="float">
            <text:p>20.005437161</text:p>
          </table:table-cell>
          <table:table-cell office:value-type="float" office:value="22.56009403" calcext:value-type="float">
            <text:p>22.56009403</text:p>
          </table:table-cell>
          <table:table-cell office:value-type="float" office:value="0" calcext:value-type="float">
            <text:p>0</text:p>
          </table:table-cell>
          <table:table-cell office:value-type="float" office:value="12.89472271" calcext:value-type="float">
            <text:p>12.89472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07:00:00</text:p>
          </table:table-cell>
          <table:table-cell office:value-type="float" office:value="19.9287933967516" calcext:value-type="float">
            <text:p>19.9287933968</text:p>
          </table:table-cell>
          <table:table-cell office:value-type="float" office:value="22.539916" calcext:value-type="float">
            <text:p>22.539916</text:p>
          </table:table-cell>
          <table:table-cell office:value-type="float" office:value="0" calcext:value-type="float">
            <text:p>0</text:p>
          </table:table-cell>
          <table:table-cell office:value-type="float" office:value="12.93039497" calcext:value-type="float">
            <text:p>12.93039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08:00:00</text:p>
          </table:table-cell>
          <table:table-cell office:value-type="float" office:value="19.849617086346" calcext:value-type="float">
            <text:p>19.8496170863</text:p>
          </table:table-cell>
          <table:table-cell office:value-type="float" office:value="22.4965898" calcext:value-type="float">
            <text:p>22.4965898</text:p>
          </table:table-cell>
          <table:table-cell office:value-type="float" office:value="0" calcext:value-type="float">
            <text:p>0</text:p>
          </table:table-cell>
          <table:table-cell office:value-type="float" office:value="20.99472215" calcext:value-type="float">
            <text:p>20.99472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09:00:00</text:p>
          </table:table-cell>
          <table:table-cell office:value-type="float" office:value="19.7864076814344" calcext:value-type="float">
            <text:p>19.7864076814</text:p>
          </table:table-cell>
          <table:table-cell office:value-type="float" office:value="22.52585819" calcext:value-type="float">
            <text:p>22.52585819</text:p>
          </table:table-cell>
          <table:table-cell office:value-type="float" office:value="119.583929015209" calcext:value-type="float">
            <text:p>119.5839290152</text:p>
          </table:table-cell>
          <table:table-cell office:value-type="float" office:value="23.46676052" calcext:value-type="float">
            <text:p>23.46676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10:00:00</text:p>
          </table:table-cell>
          <table:table-cell office:value-type="float" office:value="21.1873573807768" calcext:value-type="float">
            <text:p>21.1873573808</text:p>
          </table:table-cell>
          <table:table-cell office:value-type="float" office:value="22.58930428" calcext:value-type="float">
            <text:p>22.58930428</text:p>
          </table:table-cell>
          <table:table-cell office:value-type="float" office:value="83.3591778483394" calcext:value-type="float">
            <text:p>83.3591778483</text:p>
          </table:table-cell>
          <table:table-cell office:value-type="float" office:value="21.81546971" calcext:value-type="float">
            <text:p>21.81546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11:00:00</text:p>
          </table:table-cell>
          <table:table-cell office:value-type="float" office:value="23.1374532219528" calcext:value-type="float">
            <text:p>23.137453222</text:p>
          </table:table-cell>
          <table:table-cell office:value-type="float" office:value="22.64344491" calcext:value-type="float">
            <text:p>22.64344491</text:p>
          </table:table-cell>
          <table:table-cell office:value-type="float" office:value="0" calcext:value-type="float">
            <text:p>0</text:p>
          </table:table-cell>
          <table:table-cell office:value-type="float" office:value="15.05489464" calcext:value-type="float">
            <text:p>15.05489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12:00:00</text:p>
          </table:table-cell>
          <table:table-cell office:value-type="float" office:value="24.1820440191662" calcext:value-type="float">
            <text:p>24.1820440192</text:p>
          </table:table-cell>
          <table:table-cell office:value-type="float" office:value="22.64975746" calcext:value-type="float">
            <text:p>22.64975746</text:p>
          </table:table-cell>
          <table:table-cell office:value-type="float" office:value="0" calcext:value-type="float">
            <text:p>0</text:p>
          </table:table-cell>
          <table:table-cell office:value-type="float" office:value="18.98280746" calcext:value-type="float">
            <text:p>18.98280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13:00:00</text:p>
          </table:table-cell>
          <table:table-cell office:value-type="float" office:value="24.5512646738744" calcext:value-type="float">
            <text:p>24.5512646739</text:p>
          </table:table-cell>
          <table:table-cell office:value-type="float" office:value="22.62359057" calcext:value-type="float">
            <text:p>22.62359057</text:p>
          </table:table-cell>
          <table:table-cell office:value-type="float" office:value="0" calcext:value-type="float">
            <text:p>0</text:p>
          </table:table-cell>
          <table:table-cell office:value-type="float" office:value="47.50221268" calcext:value-type="float">
            <text:p>47.50221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14:00:00</text:p>
          </table:table-cell>
          <table:table-cell office:value-type="float" office:value="24.5427178738145" calcext:value-type="float">
            <text:p>24.5427178738</text:p>
          </table:table-cell>
          <table:table-cell office:value-type="float" office:value="22.888383" calcext:value-type="float">
            <text:p>22.888383</text:p>
          </table:table-cell>
          <table:table-cell office:value-type="float" office:value="0" calcext:value-type="float">
            <text:p>0</text:p>
          </table:table-cell>
          <table:table-cell office:value-type="float" office:value="8.002977584" calcext:value-type="float">
            <text:p>8.002977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15:00:00</text:p>
          </table:table-cell>
          <table:table-cell office:value-type="float" office:value="24.4738226854637" calcext:value-type="float">
            <text:p>24.4738226855</text:p>
          </table:table-cell>
          <table:table-cell office:value-type="float" office:value="22.69723148" calcext:value-type="float">
            <text:p>22.69723148</text:p>
          </table:table-cell>
          <table:table-cell office:value-type="float" office:value="0" calcext:value-type="float">
            <text:p>0</text:p>
          </table:table-cell>
          <table:table-cell office:value-type="float" office:value="36.51431011" calcext:value-type="float">
            <text:p>36.51431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16:00:00</text:p>
          </table:table-cell>
          <table:table-cell office:value-type="float" office:value="24.6658924879446" calcext:value-type="float">
            <text:p>24.6658924879</text:p>
          </table:table-cell>
          <table:table-cell office:value-type="float" office:value="22.8255648" calcext:value-type="float">
            <text:p>22.8255648</text:p>
          </table:table-cell>
          <table:table-cell office:value-type="float" office:value="0" calcext:value-type="float">
            <text:p>0</text:p>
          </table:table-cell>
          <table:table-cell office:value-type="float" office:value="15.19215048" calcext:value-type="float">
            <text:p>15.19215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17:00:00</text:p>
          </table:table-cell>
          <table:table-cell office:value-type="float" office:value="24.7282038794066" calcext:value-type="float">
            <text:p>24.7282038794</text:p>
          </table:table-cell>
          <table:table-cell office:value-type="float" office:value="22.7690995" calcext:value-type="float">
            <text:p>22.7690995</text:p>
          </table:table-cell>
          <table:table-cell office:value-type="float" office:value="0" calcext:value-type="float">
            <text:p>0</text:p>
          </table:table-cell>
          <table:table-cell office:value-type="float" office:value="40.33062027" calcext:value-type="float">
            <text:p>40.33062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18:00:00</text:p>
          </table:table-cell>
          <table:table-cell office:value-type="float" office:value="24.6474562678213" calcext:value-type="float">
            <text:p>24.6474562678</text:p>
          </table:table-cell>
          <table:table-cell office:value-type="float" office:value="22.77056404" calcext:value-type="float">
            <text:p>22.77056404</text:p>
          </table:table-cell>
          <table:table-cell office:value-type="float" office:value="0" calcext:value-type="float">
            <text:p>0</text:p>
          </table:table-cell>
          <table:table-cell office:value-type="float" office:value="48.55427602" calcext:value-type="float">
            <text:p>48.55427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19:00:00</text:p>
          </table:table-cell>
          <table:table-cell office:value-type="float" office:value="24.442862645645" calcext:value-type="float">
            <text:p>24.4428626456</text:p>
          </table:table-cell>
          <table:table-cell office:value-type="float" office:value="22.84966048" calcext:value-type="float">
            <text:p>22.84966048</text:p>
          </table:table-cell>
          <table:table-cell office:value-type="float" office:value="0" calcext:value-type="float">
            <text:p>0</text:p>
          </table:table-cell>
          <table:table-cell office:value-type="float" office:value="28.85912119" calcext:value-type="float">
            <text:p>28.85912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20:00:00</text:p>
          </table:table-cell>
          <table:table-cell office:value-type="float" office:value="23.9680753599178" calcext:value-type="float">
            <text:p>23.9680753599</text:p>
          </table:table-cell>
          <table:table-cell office:value-type="float" office:value="22.88864801" calcext:value-type="float">
            <text:p>22.88864801</text:p>
          </table:table-cell>
          <table:table-cell office:value-type="float" office:value="0" calcext:value-type="float">
            <text:p>0</text:p>
          </table:table-cell>
          <table:table-cell office:value-type="float" office:value="26.89266036" calcext:value-type="float">
            <text:p>26.89266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21:00:00</text:p>
          </table:table-cell>
          <table:table-cell office:value-type="float" office:value="23.3755411654878" calcext:value-type="float">
            <text:p>23.3755411655</text:p>
          </table:table-cell>
          <table:table-cell office:value-type="float" office:value="22.62909654" calcext:value-type="float">
            <text:p>22.62909654</text:p>
          </table:table-cell>
          <table:table-cell office:value-type="float" office:value="0" calcext:value-type="float">
            <text:p>0</text:p>
          </table:table-cell>
          <table:table-cell office:value-type="float" office:value="10.01240456" calcext:value-type="float">
            <text:p>10.01240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22:00:00</text:p>
          </table:table-cell>
          <table:table-cell office:value-type="float" office:value="22.9689700402508" calcext:value-type="float">
            <text:p>22.9689700403</text:p>
          </table:table-cell>
          <table:table-cell office:value-type="float" office:value="22.18270277" calcext:value-type="float">
            <text:p>22.18270277</text:p>
          </table:table-cell>
          <table:table-cell office:value-type="float" office:value="0" calcext:value-type="float">
            <text:p>0</text:p>
          </table:table-cell>
          <table:table-cell office:value-type="float" office:value="17.35541947" calcext:value-type="float">
            <text:p>17.35541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23:00:00</text:p>
          </table:table-cell>
          <table:table-cell office:value-type="float" office:value="22.644261374238" calcext:value-type="float">
            <text:p>22.6442613742</text:p>
          </table:table-cell>
          <table:table-cell office:value-type="float" office:value="21.86231461" calcext:value-type="float">
            <text:p>21.86231461</text:p>
          </table:table-cell>
          <table:table-cell office:value-type="float" office:value="0" calcext:value-type="float">
            <text:p>0</text:p>
          </table:table-cell>
          <table:table-cell office:value-type="float" office:value="19.99243513" calcext:value-type="float">
            <text:p>19.99243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3 <text:s/>24:00:00</text:p>
          </table:table-cell>
          <table:table-cell office:value-type="float" office:value="22.3259866747333" calcext:value-type="float">
            <text:p>22.3259866747</text:p>
          </table:table-cell>
          <table:table-cell office:value-type="float" office:value="21.69627975" calcext:value-type="float">
            <text:p>21.69627975</text:p>
          </table:table-cell>
          <table:table-cell office:value-type="float" office:value="0" calcext:value-type="float">
            <text:p>0</text:p>
          </table:table-cell>
          <table:table-cell office:value-type="float" office:value="20.49299109" calcext:value-type="float">
            <text:p>20.49299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01:00:00</text:p>
          </table:table-cell>
          <table:table-cell office:value-type="float" office:value="22.0394611535698" calcext:value-type="float">
            <text:p>22.0394611536</text:p>
          </table:table-cell>
          <table:table-cell office:value-type="float" office:value="21.6024431" calcext:value-type="float">
            <text:p>21.6024431</text:p>
          </table:table-cell>
          <table:table-cell office:value-type="float" office:value="0" calcext:value-type="float">
            <text:p>0</text:p>
          </table:table-cell>
          <table:table-cell office:value-type="float" office:value="21.85953998" calcext:value-type="float">
            <text:p>21.85953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02:00:00</text:p>
          </table:table-cell>
          <table:table-cell office:value-type="float" office:value="21.8458124399755" calcext:value-type="float">
            <text:p>21.84581244</text:p>
          </table:table-cell>
          <table:table-cell office:value-type="float" office:value="21.53783931" calcext:value-type="float">
            <text:p>21.53783931</text:p>
          </table:table-cell>
          <table:table-cell office:value-type="float" office:value="0" calcext:value-type="float">
            <text:p>0</text:p>
          </table:table-cell>
          <table:table-cell office:value-type="float" office:value="22.09669332" calcext:value-type="float">
            <text:p>22.09669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03:00:00</text:p>
          </table:table-cell>
          <table:table-cell office:value-type="float" office:value="21.7021442577547" calcext:value-type="float">
            <text:p>21.7021442578</text:p>
          </table:table-cell>
          <table:table-cell office:value-type="float" office:value="21.55433998" calcext:value-type="float">
            <text:p>21.55433998</text:p>
          </table:table-cell>
          <table:table-cell office:value-type="float" office:value="0" calcext:value-type="float">
            <text:p>0</text:p>
          </table:table-cell>
          <table:table-cell office:value-type="float" office:value="21.62547378" calcext:value-type="float">
            <text:p>21.62547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04:00:00</text:p>
          </table:table-cell>
          <table:table-cell office:value-type="float" office:value="21.5596738493446" calcext:value-type="float">
            <text:p>21.5596738493</text:p>
          </table:table-cell>
          <table:table-cell office:value-type="float" office:value="21.46874274" calcext:value-type="float">
            <text:p>21.46874274</text:p>
          </table:table-cell>
          <table:table-cell office:value-type="float" office:value="0" calcext:value-type="float">
            <text:p>0</text:p>
          </table:table-cell>
          <table:table-cell office:value-type="float" office:value="22.97529182" calcext:value-type="float">
            <text:p>22.97529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05:00:00</text:p>
          </table:table-cell>
          <table:table-cell office:value-type="float" office:value="21.4127625193887" calcext:value-type="float">
            <text:p>21.4127625194</text:p>
          </table:table-cell>
          <table:table-cell office:value-type="float" office:value="21.49128992" calcext:value-type="float">
            <text:p>21.49128992</text:p>
          </table:table-cell>
          <table:table-cell office:value-type="float" office:value="0" calcext:value-type="float">
            <text:p>0</text:p>
          </table:table-cell>
          <table:table-cell office:value-type="float" office:value="22.0129125" calcext:value-type="float">
            <text:p>22.0129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06:00:00</text:p>
          </table:table-cell>
          <table:table-cell office:value-type="float" office:value="21.264086844414" calcext:value-type="float">
            <text:p>21.2640868444</text:p>
          </table:table-cell>
          <table:table-cell office:value-type="float" office:value="21.48066701" calcext:value-type="float">
            <text:p>21.48066701</text:p>
          </table:table-cell>
          <table:table-cell office:value-type="float" office:value="0" calcext:value-type="float">
            <text:p>0</text:p>
          </table:table-cell>
          <table:table-cell office:value-type="float" office:value="22.23395073" calcext:value-type="float">
            <text:p>22.23395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07:00:00</text:p>
          </table:table-cell>
          <table:table-cell office:value-type="float" office:value="21.1133200215539" calcext:value-type="float">
            <text:p>21.1133200216</text:p>
          </table:table-cell>
          <table:table-cell office:value-type="float" office:value="21.34983901" calcext:value-type="float">
            <text:p>21.34983901</text:p>
          </table:table-cell>
          <table:table-cell office:value-type="float" office:value="0" calcext:value-type="float">
            <text:p>0</text:p>
          </table:table-cell>
          <table:table-cell office:value-type="float" office:value="23.65714626" calcext:value-type="float">
            <text:p>23.657146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08:00:00</text:p>
          </table:table-cell>
          <table:table-cell office:value-type="float" office:value="20.9662231494046" calcext:value-type="float">
            <text:p>20.9662231494</text:p>
          </table:table-cell>
          <table:table-cell office:value-type="float" office:value="21.56601732" calcext:value-type="float">
            <text:p>21.56601732</text:p>
          </table:table-cell>
          <table:table-cell office:value-type="float" office:value="0" calcext:value-type="float">
            <text:p>0</text:p>
          </table:table-cell>
          <table:table-cell office:value-type="float" office:value="75.7922417" calcext:value-type="float">
            <text:p>75.7922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09:00:00</text:p>
          </table:table-cell>
          <table:table-cell office:value-type="float" office:value="20.8306768507495" calcext:value-type="float">
            <text:p>20.8306768507</text:p>
          </table:table-cell>
          <table:table-cell office:value-type="float" office:value="22.55657622" calcext:value-type="float">
            <text:p>22.55657622</text:p>
          </table:table-cell>
          <table:table-cell office:value-type="float" office:value="293.498434590289" calcext:value-type="float">
            <text:p>293.4984345903</text:p>
          </table:table-cell>
          <table:table-cell office:value-type="float" office:value="47.85533403" calcext:value-type="float">
            <text:p>47.85533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10:00:00</text:p>
          </table:table-cell>
          <table:table-cell office:value-type="float" office:value="21.016053368873" calcext:value-type="float">
            <text:p>21.0160533689</text:p>
          </table:table-cell>
          <table:table-cell office:value-type="float" office:value="22.96043315" calcext:value-type="float">
            <text:p>22.96043315</text:p>
          </table:table-cell>
          <table:table-cell office:value-type="float" office:value="200.117766791971" calcext:value-type="float">
            <text:p>200.117766792</text:p>
          </table:table-cell>
          <table:table-cell office:value-type="float" office:value="11.8227126" calcext:value-type="float">
            <text:p>11.8227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11:00:00</text:p>
          </table:table-cell>
          <table:table-cell office:value-type="float" office:value="21.9105220945243" calcext:value-type="float">
            <text:p>21.9105220945</text:p>
          </table:table-cell>
          <table:table-cell office:value-type="float" office:value="22.72569339" calcext:value-type="float">
            <text:p>22.72569339</text:p>
          </table:table-cell>
          <table:table-cell office:value-type="float" office:value="18.6434049094172" calcext:value-type="float">
            <text:p>18.6434049094</text:p>
          </table:table-cell>
          <table:table-cell office:value-type="float" office:value="24.05173467" calcext:value-type="float">
            <text:p>24.051734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12:00:00</text:p>
          </table:table-cell>
          <table:table-cell office:value-type="float" office:value="22.9029894575963" calcext:value-type="float">
            <text:p>22.9029894576</text:p>
          </table:table-cell>
          <table:table-cell office:value-type="float" office:value="22.78236231" calcext:value-type="float">
            <text:p>22.78236231</text:p>
          </table:table-cell>
          <table:table-cell office:value-type="float" office:value="0" calcext:value-type="float">
            <text:p>0</text:p>
          </table:table-cell>
          <table:table-cell office:value-type="float" office:value="21.86035939" calcext:value-type="float">
            <text:p>21.860359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13:00:00</text:p>
          </table:table-cell>
          <table:table-cell office:value-type="float" office:value="23.3674859687263" calcext:value-type="float">
            <text:p>23.3674859687</text:p>
          </table:table-cell>
          <table:table-cell office:value-type="float" office:value="22.84290985" calcext:value-type="float">
            <text:p>22.84290985</text:p>
          </table:table-cell>
          <table:table-cell office:value-type="float" office:value="0" calcext:value-type="float">
            <text:p>0</text:p>
          </table:table-cell>
          <table:table-cell office:value-type="float" office:value="20.68255056" calcext:value-type="float">
            <text:p>20.68255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14:00:00</text:p>
          </table:table-cell>
          <table:table-cell office:value-type="float" office:value="23.4410467525808" calcext:value-type="float">
            <text:p>23.4410467526</text:p>
          </table:table-cell>
          <table:table-cell office:value-type="float" office:value="22.77286128" calcext:value-type="float">
            <text:p>22.77286128</text:p>
          </table:table-cell>
          <table:table-cell office:value-type="float" office:value="0" calcext:value-type="float">
            <text:p>0</text:p>
          </table:table-cell>
          <table:table-cell office:value-type="float" office:value="22.02607128" calcext:value-type="float">
            <text:p>22.02607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15:00:00</text:p>
          </table:table-cell>
          <table:table-cell office:value-type="float" office:value="23.4986906409261" calcext:value-type="float">
            <text:p>23.4986906409</text:p>
          </table:table-cell>
          <table:table-cell office:value-type="float" office:value="22.68378554" calcext:value-type="float">
            <text:p>22.68378554</text:p>
          </table:table-cell>
          <table:table-cell office:value-type="float" office:value="0" calcext:value-type="float">
            <text:p>0</text:p>
          </table:table-cell>
          <table:table-cell office:value-type="float" office:value="22.31778583" calcext:value-type="float">
            <text:p>22.31778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16:00:00</text:p>
          </table:table-cell>
          <table:table-cell office:value-type="float" office:value="23.6902184857622" calcext:value-type="float">
            <text:p>23.6902184858</text:p>
          </table:table-cell>
          <table:table-cell office:value-type="float" office:value="22.80481097" calcext:value-type="float">
            <text:p>22.80481097</text:p>
          </table:table-cell>
          <table:table-cell office:value-type="float" office:value="0" calcext:value-type="float">
            <text:p>0</text:p>
          </table:table-cell>
          <table:table-cell office:value-type="float" office:value="21.05357788" calcext:value-type="float">
            <text:p>21.05357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17:00:00</text:p>
          </table:table-cell>
          <table:table-cell office:value-type="float" office:value="23.7686843038007" calcext:value-type="float">
            <text:p>23.7686843038</text:p>
          </table:table-cell>
          <table:table-cell office:value-type="float" office:value="22.84232418" calcext:value-type="float">
            <text:p>22.84232418</text:p>
          </table:table-cell>
          <table:table-cell office:value-type="float" office:value="0" calcext:value-type="float">
            <text:p>0</text:p>
          </table:table-cell>
          <table:table-cell office:value-type="float" office:value="21.32314321" calcext:value-type="float">
            <text:p>21.323143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18:00:00</text:p>
          </table:table-cell>
          <table:table-cell office:value-type="float" office:value="23.7221788760915" calcext:value-type="float">
            <text:p>23.7221788761</text:p>
          </table:table-cell>
          <table:table-cell office:value-type="float" office:value="22.62955059" calcext:value-type="float">
            <text:p>22.62955059</text:p>
          </table:table-cell>
          <table:table-cell office:value-type="float" office:value="0" calcext:value-type="float">
            <text:p>0</text:p>
          </table:table-cell>
          <table:table-cell office:value-type="float" office:value="31.87730139" calcext:value-type="float">
            <text:p>31.87730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19:00:00</text:p>
          </table:table-cell>
          <table:table-cell office:value-type="float" office:value="23.581522351632" calcext:value-type="float">
            <text:p>23.5815223516</text:p>
          </table:table-cell>
          <table:table-cell office:value-type="float" office:value="22.72383417" calcext:value-type="float">
            <text:p>22.72383417</text:p>
          </table:table-cell>
          <table:table-cell office:value-type="float" office:value="0" calcext:value-type="float">
            <text:p>0</text:p>
          </table:table-cell>
          <table:table-cell office:value-type="float" office:value="28.05945248" calcext:value-type="float">
            <text:p>28.05945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20:00:00</text:p>
          </table:table-cell>
          <table:table-cell office:value-type="float" office:value="23.2215964381416" calcext:value-type="float">
            <text:p>23.2215964381</text:p>
          </table:table-cell>
          <table:table-cell office:value-type="float" office:value="22.67659561" calcext:value-type="float">
            <text:p>22.67659561</text:p>
          </table:table-cell>
          <table:table-cell office:value-type="float" office:value="0" calcext:value-type="float">
            <text:p>0</text:p>
          </table:table-cell>
          <table:table-cell office:value-type="float" office:value="33.54717119" calcext:value-type="float">
            <text:p>33.54717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21:00:00</text:p>
          </table:table-cell>
          <table:table-cell office:value-type="float" office:value="22.8513429055903" calcext:value-type="float">
            <text:p>22.8513429056</text:p>
          </table:table-cell>
          <table:table-cell office:value-type="float" office:value="22.61386015" calcext:value-type="float">
            <text:p>22.61386015</text:p>
          </table:table-cell>
          <table:table-cell office:value-type="float" office:value="0" calcext:value-type="float">
            <text:p>0</text:p>
          </table:table-cell>
          <table:table-cell office:value-type="float" office:value="4.469608622" calcext:value-type="float">
            <text:p>4.469608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22:00:00</text:p>
          </table:table-cell>
          <table:table-cell office:value-type="float" office:value="22.5510085495121" calcext:value-type="float">
            <text:p>22.5510085495</text:p>
          </table:table-cell>
          <table:table-cell office:value-type="float" office:value="22.25902892" calcext:value-type="float">
            <text:p>22.25902892</text:p>
          </table:table-cell>
          <table:table-cell office:value-type="float" office:value="0" calcext:value-type="float">
            <text:p>0</text:p>
          </table:table-cell>
          <table:table-cell office:value-type="float" office:value="18.87033648" calcext:value-type="float">
            <text:p>18.870336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23:00:00</text:p>
          </table:table-cell>
          <table:table-cell office:value-type="float" office:value="22.3132929418882" calcext:value-type="float">
            <text:p>22.3132929419</text:p>
          </table:table-cell>
          <table:table-cell office:value-type="float" office:value="22.00305419" calcext:value-type="float">
            <text:p>22.00305419</text:p>
          </table:table-cell>
          <table:table-cell office:value-type="float" office:value="0" calcext:value-type="float">
            <text:p>0</text:p>
          </table:table-cell>
          <table:table-cell office:value-type="float" office:value="18.73321957" calcext:value-type="float">
            <text:p>18.73321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4 <text:s/>24:00:00</text:p>
          </table:table-cell>
          <table:table-cell office:value-type="float" office:value="22.1106814962874" calcext:value-type="float">
            <text:p>22.1106814963</text:p>
          </table:table-cell>
          <table:table-cell office:value-type="float" office:value="21.87123902" calcext:value-type="float">
            <text:p>21.87123902</text:p>
          </table:table-cell>
          <table:table-cell office:value-type="float" office:value="0" calcext:value-type="float">
            <text:p>0</text:p>
          </table:table-cell>
          <table:table-cell office:value-type="float" office:value="18.51415549" calcext:value-type="float">
            <text:p>18.5141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01:00:00</text:p>
          </table:table-cell>
          <table:table-cell office:value-type="float" office:value="21.8464339206317" calcext:value-type="float">
            <text:p>21.8464339206</text:p>
          </table:table-cell>
          <table:table-cell office:value-type="float" office:value="21.76427085" calcext:value-type="float">
            <text:p>21.76427085</text:p>
          </table:table-cell>
          <table:table-cell office:value-type="float" office:value="0" calcext:value-type="float">
            <text:p>0</text:p>
          </table:table-cell>
          <table:table-cell office:value-type="float" office:value="19.45003616" calcext:value-type="float">
            <text:p>19.45003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02:00:00</text:p>
          </table:table-cell>
          <table:table-cell office:value-type="float" office:value="21.6670564715853" calcext:value-type="float">
            <text:p>21.6670564716</text:p>
          </table:table-cell>
          <table:table-cell office:value-type="float" office:value="21.68351736" calcext:value-type="float">
            <text:p>21.68351736</text:p>
          </table:table-cell>
          <table:table-cell office:value-type="float" office:value="0" calcext:value-type="float">
            <text:p>0</text:p>
          </table:table-cell>
          <table:table-cell office:value-type="float" office:value="19.8521263" calcext:value-type="float">
            <text:p>19.8521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03:00:00</text:p>
          </table:table-cell>
          <table:table-cell office:value-type="float" office:value="21.5326817630072" calcext:value-type="float">
            <text:p>21.532681763</text:p>
          </table:table-cell>
          <table:table-cell office:value-type="float" office:value="21.69061212" calcext:value-type="float">
            <text:p>21.69061212</text:p>
          </table:table-cell>
          <table:table-cell office:value-type="float" office:value="0" calcext:value-type="float">
            <text:p>0</text:p>
          </table:table-cell>
          <table:table-cell office:value-type="float" office:value="20.15417028" calcext:value-type="float">
            <text:p>20.15417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04:00:00</text:p>
          </table:table-cell>
          <table:table-cell office:value-type="float" office:value="21.3966844590718" calcext:value-type="float">
            <text:p>21.3966844591</text:p>
          </table:table-cell>
          <table:table-cell office:value-type="float" office:value="21.62219136" calcext:value-type="float">
            <text:p>21.62219136</text:p>
          </table:table-cell>
          <table:table-cell office:value-type="float" office:value="0" calcext:value-type="float">
            <text:p>0</text:p>
          </table:table-cell>
          <table:table-cell office:value-type="float" office:value="20.70884399" calcext:value-type="float">
            <text:p>20.708843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05:00:00</text:p>
          </table:table-cell>
          <table:table-cell office:value-type="float" office:value="21.2555106697294" calcext:value-type="float">
            <text:p>21.2555106697</text:p>
          </table:table-cell>
          <table:table-cell office:value-type="float" office:value="21.54721053" calcext:value-type="float">
            <text:p>21.54721053</text:p>
          </table:table-cell>
          <table:table-cell office:value-type="float" office:value="0" calcext:value-type="float">
            <text:p>0</text:p>
          </table:table-cell>
          <table:table-cell office:value-type="float" office:value="21.63505928" calcext:value-type="float">
            <text:p>21.63505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06:00:00</text:p>
          </table:table-cell>
          <table:table-cell office:value-type="float" office:value="21.1121600592679" calcext:value-type="float">
            <text:p>21.1121600593</text:p>
          </table:table-cell>
          <table:table-cell office:value-type="float" office:value="21.49043598" calcext:value-type="float">
            <text:p>21.49043598</text:p>
          </table:table-cell>
          <table:table-cell office:value-type="float" office:value="0" calcext:value-type="float">
            <text:p>0</text:p>
          </table:table-cell>
          <table:table-cell office:value-type="float" office:value="21.96413047" calcext:value-type="float">
            <text:p>21.964130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07:00:00</text:p>
          </table:table-cell>
          <table:table-cell office:value-type="float" office:value="20.9630899980692" calcext:value-type="float">
            <text:p>20.9630899981</text:p>
          </table:table-cell>
          <table:table-cell office:value-type="float" office:value="21.4499359" calcext:value-type="float">
            <text:p>21.4499359</text:p>
          </table:table-cell>
          <table:table-cell office:value-type="float" office:value="0" calcext:value-type="float">
            <text:p>0</text:p>
          </table:table-cell>
          <table:table-cell office:value-type="float" office:value="21.2584444" calcext:value-type="float">
            <text:p>21.2584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08:00:00</text:p>
          </table:table-cell>
          <table:table-cell office:value-type="float" office:value="20.8132168096915" calcext:value-type="float">
            <text:p>20.8132168097</text:p>
          </table:table-cell>
          <table:table-cell office:value-type="float" office:value="21.76708573" calcext:value-type="float">
            <text:p>21.76708573</text:p>
          </table:table-cell>
          <table:table-cell office:value-type="float" office:value="0" calcext:value-type="float">
            <text:p>0</text:p>
          </table:table-cell>
          <table:table-cell office:value-type="float" office:value="75.98582858" calcext:value-type="float">
            <text:p>75.98582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09:00:00</text:p>
          </table:table-cell>
          <table:table-cell office:value-type="float" office:value="20.6739896734941" calcext:value-type="float">
            <text:p>20.6739896735</text:p>
          </table:table-cell>
          <table:table-cell office:value-type="float" office:value="22.81734879" calcext:value-type="float">
            <text:p>22.81734879</text:p>
          </table:table-cell>
          <table:table-cell office:value-type="float" office:value="310.167778356886" calcext:value-type="float">
            <text:p>310.1677783569</text:p>
          </table:table-cell>
          <table:table-cell office:value-type="float" office:value="29.50755867" calcext:value-type="float">
            <text:p>29.50755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10:00:00</text:p>
          </table:table-cell>
          <table:table-cell office:value-type="float" office:value="20.8454018281115" calcext:value-type="float">
            <text:p>20.8454018281</text:p>
          </table:table-cell>
          <table:table-cell office:value-type="float" office:value="23.05491172" calcext:value-type="float">
            <text:p>23.05491172</text:p>
          </table:table-cell>
          <table:table-cell office:value-type="float" office:value="209.274109026926" calcext:value-type="float">
            <text:p>209.2741090269</text:p>
          </table:table-cell>
          <table:table-cell office:value-type="float" office:value="15.31233828" calcext:value-type="float">
            <text:p>15.31233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11:00:00</text:p>
          </table:table-cell>
          <table:table-cell office:value-type="float" office:value="21.7469213595157" calcext:value-type="float">
            <text:p>21.7469213595</text:p>
          </table:table-cell>
          <table:table-cell office:value-type="float" office:value="23.07826194" calcext:value-type="float">
            <text:p>23.07826194</text:p>
          </table:table-cell>
          <table:table-cell office:value-type="float" office:value="16.6184076430728" calcext:value-type="float">
            <text:p>16.6184076431</text:p>
          </table:table-cell>
          <table:table-cell office:value-type="float" office:value="16.71561816" calcext:value-type="float">
            <text:p>16.7156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12:00:00</text:p>
          </table:table-cell>
          <table:table-cell office:value-type="float" office:value="22.8905715365337" calcext:value-type="float">
            <text:p>22.8905715365</text:p>
          </table:table-cell>
          <table:table-cell office:value-type="float" office:value="23.38614935" calcext:value-type="float">
            <text:p>23.38614935</text:p>
          </table:table-cell>
          <table:table-cell office:value-type="float" office:value="0" calcext:value-type="float">
            <text:p>0</text:p>
          </table:table-cell>
          <table:table-cell office:value-type="float" office:value="7.352037693" calcext:value-type="float">
            <text:p>7.352037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13:00:00</text:p>
          </table:table-cell>
          <table:table-cell office:value-type="float" office:value="23.5990828099285" calcext:value-type="float">
            <text:p>23.5990828099</text:p>
          </table:table-cell>
          <table:table-cell office:value-type="float" office:value="23.60495934" calcext:value-type="float">
            <text:p>23.60495934</text:p>
          </table:table-cell>
          <table:table-cell office:value-type="float" office:value="0" calcext:value-type="float">
            <text:p>0</text:p>
          </table:table-cell>
          <table:table-cell office:value-type="float" office:value="2.965430647" calcext:value-type="float">
            <text:p>2.965430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14:00:00</text:p>
          </table:table-cell>
          <table:table-cell office:value-type="float" office:value="23.9606317721038" calcext:value-type="float">
            <text:p>23.9606317721</text:p>
          </table:table-cell>
          <table:table-cell office:value-type="float" office:value="23.65704723" calcext:value-type="float">
            <text:p>23.65704723</text:p>
          </table:table-cell>
          <table:table-cell office:value-type="float" office:value="0" calcext:value-type="float">
            <text:p>0</text:p>
          </table:table-cell>
          <table:table-cell office:value-type="float" office:value="2.73465565" calcext:value-type="float">
            <text:p>2.734655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15:00:00</text:p>
          </table:table-cell>
          <table:table-cell office:value-type="float" office:value="24.362976623836" calcext:value-type="float">
            <text:p>24.3629766238</text:p>
          </table:table-cell>
          <table:table-cell office:value-type="float" office:value="23.66672881" calcext:value-type="float">
            <text:p>23.66672881</text:p>
          </table:table-cell>
          <table:table-cell office:value-type="float" office:value="0" calcext:value-type="float">
            <text:p>0</text:p>
          </table:table-cell>
          <table:table-cell office:value-type="float" office:value="2.618128915" calcext:value-type="float">
            <text:p>2.618128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16:00:00</text:p>
          </table:table-cell>
          <table:table-cell office:value-type="float" office:value="24.4265442331942" calcext:value-type="float">
            <text:p>24.4265442332</text:p>
          </table:table-cell>
          <table:table-cell office:value-type="float" office:value="23.36863118" calcext:value-type="float">
            <text:p>23.36863118</text:p>
          </table:table-cell>
          <table:table-cell office:value-type="float" office:value="0" calcext:value-type="float">
            <text:p>0</text:p>
          </table:table-cell>
          <table:table-cell office:value-type="float" office:value="13.71693864" calcext:value-type="float">
            <text:p>13.71693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17:00:00</text:p>
          </table:table-cell>
          <table:table-cell office:value-type="float" office:value="24.2792512430429" calcext:value-type="float">
            <text:p>24.279251243</text:p>
          </table:table-cell>
          <table:table-cell office:value-type="float" office:value="23.23889899" calcext:value-type="float">
            <text:p>23.23889899</text:p>
          </table:table-cell>
          <table:table-cell office:value-type="float" office:value="0" calcext:value-type="float">
            <text:p>0</text:p>
          </table:table-cell>
          <table:table-cell office:value-type="float" office:value="13.49131747" calcext:value-type="float">
            <text:p>13.49131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18:00:00</text:p>
          </table:table-cell>
          <table:table-cell office:value-type="float" office:value="23.9623276668405" calcext:value-type="float">
            <text:p>23.9623276668</text:p>
          </table:table-cell>
          <table:table-cell office:value-type="float" office:value="23.02925476" calcext:value-type="float">
            <text:p>23.02925476</text:p>
          </table:table-cell>
          <table:table-cell office:value-type="float" office:value="0" calcext:value-type="float">
            <text:p>0</text:p>
          </table:table-cell>
          <table:table-cell office:value-type="float" office:value="15.28238142" calcext:value-type="float">
            <text:p>15.28238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19:00:00</text:p>
          </table:table-cell>
          <table:table-cell office:value-type="float" office:value="23.5491766647339" calcext:value-type="float">
            <text:p>23.5491766647</text:p>
          </table:table-cell>
          <table:table-cell office:value-type="float" office:value="22.82764221" calcext:value-type="float">
            <text:p>22.82764221</text:p>
          </table:table-cell>
          <table:table-cell office:value-type="float" office:value="0" calcext:value-type="float">
            <text:p>0</text:p>
          </table:table-cell>
          <table:table-cell office:value-type="float" office:value="17.46168028" calcext:value-type="float">
            <text:p>17.46168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20:00:00</text:p>
          </table:table-cell>
          <table:table-cell office:value-type="float" office:value="22.9525057860589" calcext:value-type="float">
            <text:p>22.9525057861</text:p>
          </table:table-cell>
          <table:table-cell office:value-type="float" office:value="22.85778684" calcext:value-type="float">
            <text:p>22.85778684</text:p>
          </table:table-cell>
          <table:table-cell office:value-type="float" office:value="0" calcext:value-type="float">
            <text:p>0</text:p>
          </table:table-cell>
          <table:table-cell office:value-type="float" office:value="15.25597453" calcext:value-type="float">
            <text:p>15.25597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21:00:00</text:p>
          </table:table-cell>
          <table:table-cell office:value-type="float" office:value="22.4961377594756" calcext:value-type="float">
            <text:p>22.4961377595</text:p>
          </table:table-cell>
          <table:table-cell office:value-type="float" office:value="22.82654445" calcext:value-type="float">
            <text:p>22.82654445</text:p>
          </table:table-cell>
          <table:table-cell office:value-type="float" office:value="0" calcext:value-type="float">
            <text:p>0</text:p>
          </table:table-cell>
          <table:table-cell office:value-type="float" office:value="8.606527497" calcext:value-type="float">
            <text:p>8.606527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22:00:00</text:p>
          </table:table-cell>
          <table:table-cell office:value-type="float" office:value="22.1546589010001" calcext:value-type="float">
            <text:p>22.154658901</text:p>
          </table:table-cell>
          <table:table-cell office:value-type="float" office:value="22.64217396" calcext:value-type="float">
            <text:p>22.64217396</text:p>
          </table:table-cell>
          <table:table-cell office:value-type="float" office:value="0" calcext:value-type="float">
            <text:p>0</text:p>
          </table:table-cell>
          <table:table-cell office:value-type="float" office:value="12.07523765" calcext:value-type="float">
            <text:p>12.07523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23:00:00</text:p>
          </table:table-cell>
          <table:table-cell office:value-type="float" office:value="21.837000348993" calcext:value-type="float">
            <text:p>21.837000349</text:p>
          </table:table-cell>
          <table:table-cell office:value-type="float" office:value="22.51948252" calcext:value-type="float">
            <text:p>22.51948252</text:p>
          </table:table-cell>
          <table:table-cell office:value-type="float" office:value="0" calcext:value-type="float">
            <text:p>0</text:p>
          </table:table-cell>
          <table:table-cell office:value-type="float" office:value="13.89902011" calcext:value-type="float">
            <text:p>13.89902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5 <text:s/>24:00:00</text:p>
          </table:table-cell>
          <table:table-cell office:value-type="float" office:value="21.5180381768665" calcext:value-type="float">
            <text:p>21.5180381769</text:p>
          </table:table-cell>
          <table:table-cell office:value-type="float" office:value="22.44557926" calcext:value-type="float">
            <text:p>22.44557926</text:p>
          </table:table-cell>
          <table:table-cell office:value-type="float" office:value="0" calcext:value-type="float">
            <text:p>0</text:p>
          </table:table-cell>
          <table:table-cell office:value-type="float" office:value="12.88741705" calcext:value-type="float">
            <text:p>12.8874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01:00:00</text:p>
          </table:table-cell>
          <table:table-cell office:value-type="float" office:value="21.251010753415" calcext:value-type="float">
            <text:p>21.2510107534</text:p>
          </table:table-cell>
          <table:table-cell office:value-type="float" office:value="22.40565427" calcext:value-type="float">
            <text:p>22.40565427</text:p>
          </table:table-cell>
          <table:table-cell office:value-type="float" office:value="0" calcext:value-type="float">
            <text:p>0</text:p>
          </table:table-cell>
          <table:table-cell office:value-type="float" office:value="14.3852288" calcext:value-type="float">
            <text:p>14.3852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02:00:00</text:p>
          </table:table-cell>
          <table:table-cell office:value-type="float" office:value="21.1086047557588" calcext:value-type="float">
            <text:p>21.1086047558</text:p>
          </table:table-cell>
          <table:table-cell office:value-type="float" office:value="22.27828836" calcext:value-type="float">
            <text:p>22.27828836</text:p>
          </table:table-cell>
          <table:table-cell office:value-type="float" office:value="0" calcext:value-type="float">
            <text:p>0</text:p>
          </table:table-cell>
          <table:table-cell office:value-type="float" office:value="15.06300268" calcext:value-type="float">
            <text:p>15.06300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03:00:00</text:p>
          </table:table-cell>
          <table:table-cell office:value-type="float" office:value="21.0091254578337" calcext:value-type="float">
            <text:p>21.0091254578</text:p>
          </table:table-cell>
          <table:table-cell office:value-type="float" office:value="22.21550886" calcext:value-type="float">
            <text:p>22.21550886</text:p>
          </table:table-cell>
          <table:table-cell office:value-type="float" office:value="0" calcext:value-type="float">
            <text:p>0</text:p>
          </table:table-cell>
          <table:table-cell office:value-type="float" office:value="15.10852143" calcext:value-type="float">
            <text:p>15.10852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04:00:00</text:p>
          </table:table-cell>
          <table:table-cell office:value-type="float" office:value="21.3607163716282" calcext:value-type="float">
            <text:p>21.3607163716</text:p>
          </table:table-cell>
          <table:table-cell office:value-type="float" office:value="22.12856894" calcext:value-type="float">
            <text:p>22.12856894</text:p>
          </table:table-cell>
          <table:table-cell office:value-type="float" office:value="0" calcext:value-type="float">
            <text:p>0</text:p>
          </table:table-cell>
          <table:table-cell office:value-type="float" office:value="16.73829777" calcext:value-type="float">
            <text:p>16.73829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05:00:00</text:p>
          </table:table-cell>
          <table:table-cell office:value-type="float" office:value="21.6515413873262" calcext:value-type="float">
            <text:p>21.6515413873</text:p>
          </table:table-cell>
          <table:table-cell office:value-type="float" office:value="21.97692641" calcext:value-type="float">
            <text:p>21.97692641</text:p>
          </table:table-cell>
          <table:table-cell office:value-type="float" office:value="0" calcext:value-type="float">
            <text:p>0</text:p>
          </table:table-cell>
          <table:table-cell office:value-type="float" office:value="18.06540457" calcext:value-type="float">
            <text:p>18.06540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06:00:00</text:p>
          </table:table-cell>
          <table:table-cell office:value-type="float" office:value="21.7307367817548" calcext:value-type="float">
            <text:p>21.7307367818</text:p>
          </table:table-cell>
          <table:table-cell office:value-type="float" office:value="21.81217275" calcext:value-type="float">
            <text:p>21.81217275</text:p>
          </table:table-cell>
          <table:table-cell office:value-type="float" office:value="0" calcext:value-type="float">
            <text:p>0</text:p>
          </table:table-cell>
          <table:table-cell office:value-type="float" office:value="19.14619042" calcext:value-type="float">
            <text:p>19.14619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07:00:00</text:p>
          </table:table-cell>
          <table:table-cell office:value-type="float" office:value="21.7469720233789" calcext:value-type="float">
            <text:p>21.7469720234</text:p>
          </table:table-cell>
          <table:table-cell office:value-type="float" office:value="21.65250055" calcext:value-type="float">
            <text:p>21.65250055</text:p>
          </table:table-cell>
          <table:table-cell office:value-type="float" office:value="0" calcext:value-type="float">
            <text:p>0</text:p>
          </table:table-cell>
          <table:table-cell office:value-type="float" office:value="19.71291352" calcext:value-type="float">
            <text:p>19.712913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08:00:00</text:p>
          </table:table-cell>
          <table:table-cell office:value-type="float" office:value="21.7123920431967" calcext:value-type="float">
            <text:p>21.7123920432</text:p>
          </table:table-cell>
          <table:table-cell office:value-type="float" office:value="21.85668025" calcext:value-type="float">
            <text:p>21.85668025</text:p>
          </table:table-cell>
          <table:table-cell office:value-type="float" office:value="0" calcext:value-type="float">
            <text:p>0</text:p>
          </table:table-cell>
          <table:table-cell office:value-type="float" office:value="76.5006762" calcext:value-type="float">
            <text:p>76.5006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09:00:00</text:p>
          </table:table-cell>
          <table:table-cell office:value-type="float" office:value="21.6276046382411" calcext:value-type="float">
            <text:p>21.6276046382</text:p>
          </table:table-cell>
          <table:table-cell office:value-type="float" office:value="22.75495828" calcext:value-type="float">
            <text:p>22.75495828</text:p>
          </table:table-cell>
          <table:table-cell office:value-type="float" office:value="224.578162517692" calcext:value-type="float">
            <text:p>224.5781625177</text:p>
          </table:table-cell>
          <table:table-cell office:value-type="float" office:value="26.62581144" calcext:value-type="float">
            <text:p>26.62581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10:00:00</text:p>
          </table:table-cell>
          <table:table-cell office:value-type="float" office:value="21.7753769988346" calcext:value-type="float">
            <text:p>21.7753769988</text:p>
          </table:table-cell>
          <table:table-cell office:value-type="float" office:value="22.77222171" calcext:value-type="float">
            <text:p>22.77222171</text:p>
          </table:table-cell>
          <table:table-cell office:value-type="float" office:value="56.0324420015158" calcext:value-type="float">
            <text:p>56.0324420015</text:p>
          </table:table-cell>
          <table:table-cell office:value-type="float" office:value="21.28596552" calcext:value-type="float">
            <text:p>21.28596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11:00:00</text:p>
          </table:table-cell>
          <table:table-cell office:value-type="float" office:value="22.3991194727075" calcext:value-type="float">
            <text:p>22.3991194727</text:p>
          </table:table-cell>
          <table:table-cell office:value-type="float" office:value="22.6676342" calcext:value-type="float">
            <text:p>22.6676342</text:p>
          </table:table-cell>
          <table:table-cell office:value-type="float" office:value="39.1584201050283" calcext:value-type="float">
            <text:p>39.158420105</text:p>
          </table:table-cell>
          <table:table-cell office:value-type="float" office:value="24.3275243" calcext:value-type="float">
            <text:p>24.3275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12:00:00</text:p>
          </table:table-cell>
          <table:table-cell office:value-type="float" office:value="23.0377887713712" calcext:value-type="float">
            <text:p>23.0377887714</text:p>
          </table:table-cell>
          <table:table-cell office:value-type="float" office:value="22.71749895" calcext:value-type="float">
            <text:p>22.71749895</text:p>
          </table:table-cell>
          <table:table-cell office:value-type="float" office:value="0" calcext:value-type="float">
            <text:p>0</text:p>
          </table:table-cell>
          <table:table-cell office:value-type="float" office:value="24.37489342" calcext:value-type="float">
            <text:p>24.374893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13:00:00</text:p>
          </table:table-cell>
          <table:table-cell office:value-type="float" office:value="23.3952009294619" calcext:value-type="float">
            <text:p>23.3952009295</text:p>
          </table:table-cell>
          <table:table-cell office:value-type="float" office:value="22.61046554" calcext:value-type="float">
            <text:p>22.61046554</text:p>
          </table:table-cell>
          <table:table-cell office:value-type="float" office:value="0" calcext:value-type="float">
            <text:p>0</text:p>
          </table:table-cell>
          <table:table-cell office:value-type="float" office:value="26.47954441" calcext:value-type="float">
            <text:p>26.479544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14:00:00</text:p>
          </table:table-cell>
          <table:table-cell office:value-type="float" office:value="23.3787148620377" calcext:value-type="float">
            <text:p>23.378714862</text:p>
          </table:table-cell>
          <table:table-cell office:value-type="float" office:value="22.52253705" calcext:value-type="float">
            <text:p>22.52253705</text:p>
          </table:table-cell>
          <table:table-cell office:value-type="float" office:value="0" calcext:value-type="float">
            <text:p>0</text:p>
          </table:table-cell>
          <table:table-cell office:value-type="float" office:value="25.95928136" calcext:value-type="float">
            <text:p>25.95928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15:00:00</text:p>
          </table:table-cell>
          <table:table-cell office:value-type="float" office:value="23.316396462676" calcext:value-type="float">
            <text:p>23.3163964627</text:p>
          </table:table-cell>
          <table:table-cell office:value-type="float" office:value="22.69175459" calcext:value-type="float">
            <text:p>22.69175459</text:p>
          </table:table-cell>
          <table:table-cell office:value-type="float" office:value="0" calcext:value-type="float">
            <text:p>0</text:p>
          </table:table-cell>
          <table:table-cell office:value-type="float" office:value="44.22545005" calcext:value-type="float">
            <text:p>44.22545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16:00:00</text:p>
          </table:table-cell>
          <table:table-cell office:value-type="float" office:value="23.5153921784138" calcext:value-type="float">
            <text:p>23.5153921784</text:p>
          </table:table-cell>
          <table:table-cell office:value-type="float" office:value="22.89162686" calcext:value-type="float">
            <text:p>22.89162686</text:p>
          </table:table-cell>
          <table:table-cell office:value-type="float" office:value="0" calcext:value-type="float">
            <text:p>0</text:p>
          </table:table-cell>
          <table:table-cell office:value-type="float" office:value="21.54905991" calcext:value-type="float">
            <text:p>21.54905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17:00:00</text:p>
          </table:table-cell>
          <table:table-cell office:value-type="float" office:value="23.5976096406309" calcext:value-type="float">
            <text:p>23.5976096406</text:p>
          </table:table-cell>
          <table:table-cell office:value-type="float" office:value="22.77039954" calcext:value-type="float">
            <text:p>22.77039954</text:p>
          </table:table-cell>
          <table:table-cell office:value-type="float" office:value="0" calcext:value-type="float">
            <text:p>0</text:p>
          </table:table-cell>
          <table:table-cell office:value-type="float" office:value="25.52958498" calcext:value-type="float">
            <text:p>25.52958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18:00:00</text:p>
          </table:table-cell>
          <table:table-cell office:value-type="float" office:value="23.5444929967628" calcext:value-type="float">
            <text:p>23.5444929968</text:p>
          </table:table-cell>
          <table:table-cell office:value-type="float" office:value="22.6268499" calcext:value-type="float">
            <text:p>22.6268499</text:p>
          </table:table-cell>
          <table:table-cell office:value-type="float" office:value="0" calcext:value-type="float">
            <text:p>0</text:p>
          </table:table-cell>
          <table:table-cell office:value-type="float" office:value="26.54766892" calcext:value-type="float">
            <text:p>26.54766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19:00:00</text:p>
          </table:table-cell>
          <table:table-cell office:value-type="float" office:value="23.3580203825168" calcext:value-type="float">
            <text:p>23.3580203825</text:p>
          </table:table-cell>
          <table:table-cell office:value-type="float" office:value="22.51527597" calcext:value-type="float">
            <text:p>22.51527597</text:p>
          </table:table-cell>
          <table:table-cell office:value-type="float" office:value="0" calcext:value-type="float">
            <text:p>0</text:p>
          </table:table-cell>
          <table:table-cell office:value-type="float" office:value="46.27589428" calcext:value-type="float">
            <text:p>46.27589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20:00:00</text:p>
          </table:table-cell>
          <table:table-cell office:value-type="float" office:value="22.9414874496967" calcext:value-type="float">
            <text:p>22.9414874497</text:p>
          </table:table-cell>
          <table:table-cell office:value-type="float" office:value="22.77400006" calcext:value-type="float">
            <text:p>22.77400006</text:p>
          </table:table-cell>
          <table:table-cell office:value-type="float" office:value="0" calcext:value-type="float">
            <text:p>0</text:p>
          </table:table-cell>
          <table:table-cell office:value-type="float" office:value="24.47473464" calcext:value-type="float">
            <text:p>24.47473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21:00:00</text:p>
          </table:table-cell>
          <table:table-cell office:value-type="float" office:value="22.4285334168888" calcext:value-type="float">
            <text:p>22.4285334169</text:p>
          </table:table-cell>
          <table:table-cell office:value-type="float" office:value="22.514468" calcext:value-type="float">
            <text:p>22.514468</text:p>
          </table:table-cell>
          <table:table-cell office:value-type="float" office:value="0" calcext:value-type="float">
            <text:p>0</text:p>
          </table:table-cell>
          <table:table-cell office:value-type="float" office:value="11.68310479" calcext:value-type="float">
            <text:p>11.68310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22:00:00</text:p>
          </table:table-cell>
          <table:table-cell office:value-type="float" office:value="22.0621019213957" calcext:value-type="float">
            <text:p>22.0621019214</text:p>
          </table:table-cell>
          <table:table-cell office:value-type="float" office:value="21.94494922" calcext:value-type="float">
            <text:p>21.94494922</text:p>
          </table:table-cell>
          <table:table-cell office:value-type="float" office:value="0" calcext:value-type="float">
            <text:p>0</text:p>
          </table:table-cell>
          <table:table-cell office:value-type="float" office:value="20.70734978" calcext:value-type="float">
            <text:p>20.707349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23:00:00</text:p>
          </table:table-cell>
          <table:table-cell office:value-type="float" office:value="21.7483595251154" calcext:value-type="float">
            <text:p>21.7483595251</text:p>
          </table:table-cell>
          <table:table-cell office:value-type="float" office:value="21.63145971" calcext:value-type="float">
            <text:p>21.63145971</text:p>
          </table:table-cell>
          <table:table-cell office:value-type="float" office:value="0" calcext:value-type="float">
            <text:p>0</text:p>
          </table:table-cell>
          <table:table-cell office:value-type="float" office:value="22.37936055" calcext:value-type="float">
            <text:p>22.37936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6 <text:s/>24:00:00</text:p>
          </table:table-cell>
          <table:table-cell office:value-type="float" office:value="21.40112907222" calcext:value-type="float">
            <text:p>21.4011290722</text:p>
          </table:table-cell>
          <table:table-cell office:value-type="float" office:value="21.40224809" calcext:value-type="float">
            <text:p>21.40224809</text:p>
          </table:table-cell>
          <table:table-cell office:value-type="float" office:value="0" calcext:value-type="float">
            <text:p>0</text:p>
          </table:table-cell>
          <table:table-cell office:value-type="float" office:value="24.50032003" calcext:value-type="float">
            <text:p>24.50032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01:00:00</text:p>
          </table:table-cell>
          <table:table-cell office:value-type="float" office:value="21.0755906964481" calcext:value-type="float">
            <text:p>21.0755906964</text:p>
          </table:table-cell>
          <table:table-cell office:value-type="float" office:value="21.17357681" calcext:value-type="float">
            <text:p>21.17357681</text:p>
          </table:table-cell>
          <table:table-cell office:value-type="float" office:value="0" calcext:value-type="float">
            <text:p>0</text:p>
          </table:table-cell>
          <table:table-cell office:value-type="float" office:value="26.89393771" calcext:value-type="float">
            <text:p>26.89393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02:00:00</text:p>
          </table:table-cell>
          <table:table-cell office:value-type="float" office:value="20.8091504676024" calcext:value-type="float">
            <text:p>20.8091504676</text:p>
          </table:table-cell>
          <table:table-cell office:value-type="float" office:value="21.04569395" calcext:value-type="float">
            <text:p>21.04569395</text:p>
          </table:table-cell>
          <table:table-cell office:value-type="float" office:value="0" calcext:value-type="float">
            <text:p>0</text:p>
          </table:table-cell>
          <table:table-cell office:value-type="float" office:value="26.42897348" calcext:value-type="float">
            <text:p>26.42897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03:00:00</text:p>
          </table:table-cell>
          <table:table-cell office:value-type="float" office:value="20.5413143195964" calcext:value-type="float">
            <text:p>20.5413143196</text:p>
          </table:table-cell>
          <table:table-cell office:value-type="float" office:value="21.02132789" calcext:value-type="float">
            <text:p>21.02132789</text:p>
          </table:table-cell>
          <table:table-cell office:value-type="float" office:value="0" calcext:value-type="float">
            <text:p>0</text:p>
          </table:table-cell>
          <table:table-cell office:value-type="float" office:value="26.3373628" calcext:value-type="float">
            <text:p>26.33736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04:00:00</text:p>
          </table:table-cell>
          <table:table-cell office:value-type="float" office:value="20.3214235398487" calcext:value-type="float">
            <text:p>20.3214235398</text:p>
          </table:table-cell>
          <table:table-cell office:value-type="float" office:value="20.92344782" calcext:value-type="float">
            <text:p>20.92344782</text:p>
          </table:table-cell>
          <table:table-cell office:value-type="float" office:value="0" calcext:value-type="float">
            <text:p>0</text:p>
          </table:table-cell>
          <table:table-cell office:value-type="float" office:value="27.28143407" calcext:value-type="float">
            <text:p>27.281434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05:00:00</text:p>
          </table:table-cell>
          <table:table-cell office:value-type="float" office:value="20.1537834984331" calcext:value-type="float">
            <text:p>20.1537834984</text:p>
          </table:table-cell>
          <table:table-cell office:value-type="float" office:value="20.82083334" calcext:value-type="float">
            <text:p>20.82083334</text:p>
          </table:table-cell>
          <table:table-cell office:value-type="float" office:value="290.677141617436" calcext:value-type="float">
            <text:p>290.6771416174</text:p>
          </table:table-cell>
          <table:table-cell office:value-type="float" office:value="28.13926159" calcext:value-type="float">
            <text:p>28.13926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06:00:00</text:p>
          </table:table-cell>
          <table:table-cell office:value-type="float" office:value="20.0803727080805" calcext:value-type="float">
            <text:p>20.0803727081</text:p>
          </table:table-cell>
          <table:table-cell office:value-type="float" office:value="20.73476606" calcext:value-type="float">
            <text:p>20.73476606</text:p>
          </table:table-cell>
          <table:table-cell office:value-type="float" office:value="204.644148861282" calcext:value-type="float">
            <text:p>204.6441488613</text:p>
          </table:table-cell>
          <table:table-cell office:value-type="float" office:value="29.10796583" calcext:value-type="float">
            <text:p>29.10796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07:00:00</text:p>
          </table:table-cell>
          <table:table-cell office:value-type="float" office:value="20.324456699498" calcext:value-type="float">
            <text:p>20.3244566995</text:p>
          </table:table-cell>
          <table:table-cell office:value-type="float" office:value="20.68166736" calcext:value-type="float">
            <text:p>20.68166736</text:p>
          </table:table-cell>
          <table:table-cell office:value-type="float" office:value="123.312798478935" calcext:value-type="float">
            <text:p>123.3127984789</text:p>
          </table:table-cell>
          <table:table-cell office:value-type="float" office:value="29.41917611" calcext:value-type="float">
            <text:p>29.419176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08:00:00</text:p>
          </table:table-cell>
          <table:table-cell office:value-type="float" office:value="20.6986080088792" calcext:value-type="float">
            <text:p>20.6986080089</text:p>
          </table:table-cell>
          <table:table-cell office:value-type="float" office:value="21.03305972" calcext:value-type="float">
            <text:p>21.03305972</text:p>
          </table:table-cell>
          <table:table-cell office:value-type="float" office:value="82.6202069654761" calcext:value-type="float">
            <text:p>82.6202069655</text:p>
          </table:table-cell>
          <table:table-cell office:value-type="float" office:value="81.22835523" calcext:value-type="float">
            <text:p>81.22835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09:00:00</text:p>
          </table:table-cell>
          <table:table-cell office:value-type="float" office:value="21.0907063469185" calcext:value-type="float">
            <text:p>21.0907063469</text:p>
          </table:table-cell>
          <table:table-cell office:value-type="float" office:value="22.12176676" calcext:value-type="float">
            <text:p>22.12176676</text:p>
          </table:table-cell>
          <table:table-cell office:value-type="float" office:value="65.5498193469092" calcext:value-type="float">
            <text:p>65.5498193469</text:p>
          </table:table-cell>
          <table:table-cell office:value-type="float" office:value="65.14129123" calcext:value-type="float">
            <text:p>65.14129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10:00:00</text:p>
          </table:table-cell>
          <table:table-cell office:value-type="float" office:value="21.6549732281029" calcext:value-type="float">
            <text:p>21.6549732281</text:p>
          </table:table-cell>
          <table:table-cell office:value-type="float" office:value="22.91890575" calcext:value-type="float">
            <text:p>22.91890575</text:p>
          </table:table-cell>
          <table:table-cell office:value-type="float" office:value="57.3967481661325" calcext:value-type="float">
            <text:p>57.3967481661</text:p>
          </table:table-cell>
          <table:table-cell office:value-type="float" office:value="24.76085466" calcext:value-type="float">
            <text:p>24.760854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11:00:00</text:p>
          </table:table-cell>
          <table:table-cell office:value-type="float" office:value="22.4598347621234" calcext:value-type="float">
            <text:p>22.4598347621</text:p>
          </table:table-cell>
          <table:table-cell office:value-type="float" office:value="22.78369677" calcext:value-type="float">
            <text:p>22.78369677</text:p>
          </table:table-cell>
          <table:table-cell office:value-type="float" office:value="0" calcext:value-type="float">
            <text:p>0</text:p>
          </table:table-cell>
          <table:table-cell office:value-type="float" office:value="30.41961688" calcext:value-type="float">
            <text:p>30.41961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12:00:00</text:p>
          </table:table-cell>
          <table:table-cell office:value-type="float" office:value="23.1920427079992" calcext:value-type="float">
            <text:p>23.192042708</text:p>
          </table:table-cell>
          <table:table-cell office:value-type="float" office:value="22.73847858" calcext:value-type="float">
            <text:p>22.73847858</text:p>
          </table:table-cell>
          <table:table-cell office:value-type="float" office:value="0" calcext:value-type="float">
            <text:p>0</text:p>
          </table:table-cell>
          <table:table-cell office:value-type="float" office:value="50.5190127" calcext:value-type="float">
            <text:p>50.5190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13:00:00</text:p>
          </table:table-cell>
          <table:table-cell office:value-type="float" office:value="23.5341698944587" calcext:value-type="float">
            <text:p>23.5341698945</text:p>
          </table:table-cell>
          <table:table-cell office:value-type="float" office:value="23.04227046" calcext:value-type="float">
            <text:p>23.04227046</text:p>
          </table:table-cell>
          <table:table-cell office:value-type="float" office:value="0" calcext:value-type="float">
            <text:p>0</text:p>
          </table:table-cell>
          <table:table-cell office:value-type="float" office:value="21.10151716" calcext:value-type="float">
            <text:p>21.10151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14:00:00</text:p>
          </table:table-cell>
          <table:table-cell office:value-type="float" office:value="23.5023140085496" calcext:value-type="float">
            <text:p>23.5023140085</text:p>
          </table:table-cell>
          <table:table-cell office:value-type="float" office:value="22.81159433" calcext:value-type="float">
            <text:p>22.81159433</text:p>
          </table:table-cell>
          <table:table-cell office:value-type="float" office:value="0" calcext:value-type="float">
            <text:p>0</text:p>
          </table:table-cell>
          <table:table-cell office:value-type="float" office:value="29.52419744" calcext:value-type="float">
            <text:p>29.52419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15:00:00</text:p>
          </table:table-cell>
          <table:table-cell office:value-type="float" office:value="23.5743900419948" calcext:value-type="float">
            <text:p>23.574390042</text:p>
          </table:table-cell>
          <table:table-cell office:value-type="float" office:value="22.62888734" calcext:value-type="float">
            <text:p>22.62888734</text:p>
          </table:table-cell>
          <table:table-cell office:value-type="float" office:value="0" calcext:value-type="float">
            <text:p>0</text:p>
          </table:table-cell>
          <table:table-cell office:value-type="float" office:value="58.23700838" calcext:value-type="float">
            <text:p>58.23700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16:00:00</text:p>
          </table:table-cell>
          <table:table-cell office:value-type="float" office:value="23.7823363139212" calcext:value-type="float">
            <text:p>23.7823363139</text:p>
          </table:table-cell>
          <table:table-cell office:value-type="float" office:value="22.76570314" calcext:value-type="float">
            <text:p>22.76570314</text:p>
          </table:table-cell>
          <table:table-cell office:value-type="float" office:value="0" calcext:value-type="float">
            <text:p>0</text:p>
          </table:table-cell>
          <table:table-cell office:value-type="float" office:value="20.22915467" calcext:value-type="float">
            <text:p>20.229154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17:00:00</text:p>
          </table:table-cell>
          <table:table-cell office:value-type="float" office:value="23.8106793770317" calcext:value-type="float">
            <text:p>23.810679377</text:p>
          </table:table-cell>
          <table:table-cell office:value-type="float" office:value="22.76438182" calcext:value-type="float">
            <text:p>22.76438182</text:p>
          </table:table-cell>
          <table:table-cell office:value-type="float" office:value="0" calcext:value-type="float">
            <text:p>0</text:p>
          </table:table-cell>
          <table:table-cell office:value-type="float" office:value="39.64123821" calcext:value-type="float">
            <text:p>39.64123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18:00:00</text:p>
          </table:table-cell>
          <table:table-cell office:value-type="float" office:value="23.7260170507638" calcext:value-type="float">
            <text:p>23.7260170508</text:p>
          </table:table-cell>
          <table:table-cell office:value-type="float" office:value="22.70667232" calcext:value-type="float">
            <text:p>22.70667232</text:p>
          </table:table-cell>
          <table:table-cell office:value-type="float" office:value="0" calcext:value-type="float">
            <text:p>0</text:p>
          </table:table-cell>
          <table:table-cell office:value-type="float" office:value="56.75698628" calcext:value-type="float">
            <text:p>56.756986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19:00:00</text:p>
          </table:table-cell>
          <table:table-cell office:value-type="float" office:value="23.5289778145569" calcext:value-type="float">
            <text:p>23.5289778146</text:p>
          </table:table-cell>
          <table:table-cell office:value-type="float" office:value="22.80239373" calcext:value-type="float">
            <text:p>22.80239373</text:p>
          </table:table-cell>
          <table:table-cell office:value-type="float" office:value="0" calcext:value-type="float">
            <text:p>0</text:p>
          </table:table-cell>
          <table:table-cell office:value-type="float" office:value="35.05645364" calcext:value-type="float">
            <text:p>35.05645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20:00:00</text:p>
          </table:table-cell>
          <table:table-cell office:value-type="float" office:value="23.1073542944244" calcext:value-type="float">
            <text:p>23.1073542944</text:p>
          </table:table-cell>
          <table:table-cell office:value-type="float" office:value="22.87879248" calcext:value-type="float">
            <text:p>22.87879248</text:p>
          </table:table-cell>
          <table:table-cell office:value-type="float" office:value="0" calcext:value-type="float">
            <text:p>0</text:p>
          </table:table-cell>
          <table:table-cell office:value-type="float" office:value="30.49370894" calcext:value-type="float">
            <text:p>30.493708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21:00:00</text:p>
          </table:table-cell>
          <table:table-cell office:value-type="float" office:value="22.5768235411124" calcext:value-type="float">
            <text:p>22.5768235411</text:p>
          </table:table-cell>
          <table:table-cell office:value-type="float" office:value="22.49146483" calcext:value-type="float">
            <text:p>22.49146483</text:p>
          </table:table-cell>
          <table:table-cell office:value-type="float" office:value="0" calcext:value-type="float">
            <text:p>0</text:p>
          </table:table-cell>
          <table:table-cell office:value-type="float" office:value="11.31923956" calcext:value-type="float">
            <text:p>11.31923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22:00:00</text:p>
          </table:table-cell>
          <table:table-cell office:value-type="float" office:value="22.1947614307173" calcext:value-type="float">
            <text:p>22.1947614307</text:p>
          </table:table-cell>
          <table:table-cell office:value-type="float" office:value="21.80970931" calcext:value-type="float">
            <text:p>21.80970931</text:p>
          </table:table-cell>
          <table:table-cell office:value-type="float" office:value="0" calcext:value-type="float">
            <text:p>0</text:p>
          </table:table-cell>
          <table:table-cell office:value-type="float" office:value="22.4289177" calcext:value-type="float">
            <text:p>22.4289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23:00:00</text:p>
          </table:table-cell>
          <table:table-cell office:value-type="float" office:value="21.8783786960363" calcext:value-type="float">
            <text:p>21.878378696</text:p>
          </table:table-cell>
          <table:table-cell office:value-type="float" office:value="21.39365684" calcext:value-type="float">
            <text:p>21.39365684</text:p>
          </table:table-cell>
          <table:table-cell office:value-type="float" office:value="0" calcext:value-type="float">
            <text:p>0</text:p>
          </table:table-cell>
          <table:table-cell office:value-type="float" office:value="25.47360695" calcext:value-type="float">
            <text:p>25.47360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7 <text:s/>24:00:00</text:p>
          </table:table-cell>
          <table:table-cell office:value-type="float" office:value="21.539979687189" calcext:value-type="float">
            <text:p>21.5399796872</text:p>
          </table:table-cell>
          <table:table-cell office:value-type="float" office:value="21.12189921" calcext:value-type="float">
            <text:p>21.12189921</text:p>
          </table:table-cell>
          <table:table-cell office:value-type="float" office:value="0" calcext:value-type="float">
            <text:p>0</text:p>
          </table:table-cell>
          <table:table-cell office:value-type="float" office:value="27.94166087" calcext:value-type="float">
            <text:p>27.94166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01:00:00</text:p>
          </table:table-cell>
          <table:table-cell office:value-type="float" office:value="21.2156365907654" calcext:value-type="float">
            <text:p>21.2156365908</text:p>
          </table:table-cell>
          <table:table-cell office:value-type="float" office:value="20.94280571" calcext:value-type="float">
            <text:p>20.94280571</text:p>
          </table:table-cell>
          <table:table-cell office:value-type="float" office:value="0" calcext:value-type="float">
            <text:p>0</text:p>
          </table:table-cell>
          <table:table-cell office:value-type="float" office:value="28.95984004" calcext:value-type="float">
            <text:p>28.95984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02:00:00</text:p>
          </table:table-cell>
          <table:table-cell office:value-type="float" office:value="20.9321772927845" calcext:value-type="float">
            <text:p>20.9321772928</text:p>
          </table:table-cell>
          <table:table-cell office:value-type="float" office:value="20.76546021" calcext:value-type="float">
            <text:p>20.76546021</text:p>
          </table:table-cell>
          <table:table-cell office:value-type="float" office:value="0" calcext:value-type="float">
            <text:p>0</text:p>
          </table:table-cell>
          <table:table-cell office:value-type="float" office:value="29.24611851" calcext:value-type="float">
            <text:p>29.24611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03:00:00</text:p>
          </table:table-cell>
          <table:table-cell office:value-type="float" office:value="20.6477503058853" calcext:value-type="float">
            <text:p>20.6477503059</text:p>
          </table:table-cell>
          <table:table-cell office:value-type="float" office:value="20.71744498" calcext:value-type="float">
            <text:p>20.71744498</text:p>
          </table:table-cell>
          <table:table-cell office:value-type="float" office:value="0" calcext:value-type="float">
            <text:p>0</text:p>
          </table:table-cell>
          <table:table-cell office:value-type="float" office:value="30.36332458" calcext:value-type="float">
            <text:p>30.363324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04:00:00</text:p>
          </table:table-cell>
          <table:table-cell office:value-type="float" office:value="20.3679237838412" calcext:value-type="float">
            <text:p>20.3679237838</text:p>
          </table:table-cell>
          <table:table-cell office:value-type="float" office:value="20.65570052" calcext:value-type="float">
            <text:p>20.65570052</text:p>
          </table:table-cell>
          <table:table-cell office:value-type="float" office:value="0" calcext:value-type="float">
            <text:p>0</text:p>
          </table:table-cell>
          <table:table-cell office:value-type="float" office:value="29.81431308" calcext:value-type="float">
            <text:p>29.81431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05:00:00</text:p>
          </table:table-cell>
          <table:table-cell office:value-type="float" office:value="20.1450830763473" calcext:value-type="float">
            <text:p>20.1450830763</text:p>
          </table:table-cell>
          <table:table-cell office:value-type="float" office:value="20.61549796" calcext:value-type="float">
            <text:p>20.61549796</text:p>
          </table:table-cell>
          <table:table-cell office:value-type="float" office:value="260.34750283153" calcext:value-type="float">
            <text:p>260.3475028315</text:p>
          </table:table-cell>
          <table:table-cell office:value-type="float" office:value="30.92534703" calcext:value-type="float">
            <text:p>30.92534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06:00:00</text:p>
          </table:table-cell>
          <table:table-cell office:value-type="float" office:value="20.0722887738787" calcext:value-type="float">
            <text:p>20.0722887739</text:p>
          </table:table-cell>
          <table:table-cell office:value-type="float" office:value="20.56710774" calcext:value-type="float">
            <text:p>20.56710774</text:p>
          </table:table-cell>
          <table:table-cell office:value-type="float" office:value="185.777651729645" calcext:value-type="float">
            <text:p>185.7776517296</text:p>
          </table:table-cell>
          <table:table-cell office:value-type="float" office:value="31.53572302" calcext:value-type="float">
            <text:p>31.53572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07:00:00</text:p>
          </table:table-cell>
          <table:table-cell office:value-type="float" office:value="20.2931753980855" calcext:value-type="float">
            <text:p>20.2931753981</text:p>
          </table:table-cell>
          <table:table-cell office:value-type="float" office:value="20.51377783" calcext:value-type="float">
            <text:p>20.51377783</text:p>
          </table:table-cell>
          <table:table-cell office:value-type="float" office:value="114.829580267125" calcext:value-type="float">
            <text:p>114.8295802671</text:p>
          </table:table-cell>
          <table:table-cell office:value-type="float" office:value="31.87663863" calcext:value-type="float">
            <text:p>31.876638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08:00:00</text:p>
          </table:table-cell>
          <table:table-cell office:value-type="float" office:value="20.6131827372068" calcext:value-type="float">
            <text:p>20.6131827372</text:p>
          </table:table-cell>
          <table:table-cell office:value-type="float" office:value="20.479764" calcext:value-type="float">
            <text:p>20.479764</text:p>
          </table:table-cell>
          <table:table-cell office:value-type="float" office:value="0" calcext:value-type="float">
            <text:p>0</text:p>
          </table:table-cell>
          <table:table-cell office:value-type="float" office:value="31.37021207" calcext:value-type="float">
            <text:p>31.37021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09:00:00</text:p>
          </table:table-cell>
          <table:table-cell office:value-type="float" office:value="20.8848337496302" calcext:value-type="float">
            <text:p>20.8848337496</text:p>
          </table:table-cell>
          <table:table-cell office:value-type="float" office:value="20.81899127" calcext:value-type="float">
            <text:p>20.81899127</text:p>
          </table:table-cell>
          <table:table-cell office:value-type="float" office:value="0" calcext:value-type="float">
            <text:p>0</text:p>
          </table:table-cell>
          <table:table-cell office:value-type="float" office:value="81.8135895" calcext:value-type="float">
            <text:p>81.8135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10:00:00</text:p>
          </table:table-cell>
          <table:table-cell office:value-type="float" office:value="20.9007023977829" calcext:value-type="float">
            <text:p>20.9007023978</text:p>
          </table:table-cell>
          <table:table-cell office:value-type="float" office:value="21.90686909" calcext:value-type="float">
            <text:p>21.90686909</text:p>
          </table:table-cell>
          <table:table-cell office:value-type="float" office:value="99.2274780183411" calcext:value-type="float">
            <text:p>99.2274780183</text:p>
          </table:table-cell>
          <table:table-cell office:value-type="float" office:value="66.61891495" calcext:value-type="float">
            <text:p>66.61891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11:00:00</text:p>
          </table:table-cell>
          <table:table-cell office:value-type="float" office:value="20.8870868255266" calcext:value-type="float">
            <text:p>20.8870868255</text:p>
          </table:table-cell>
          <table:table-cell office:value-type="float" office:value="22.76243524" calcext:value-type="float">
            <text:p>22.76243524</text:p>
          </table:table-cell>
          <table:table-cell office:value-type="float" office:value="84.2097497820689" calcext:value-type="float">
            <text:p>84.2097497821</text:p>
          </table:table-cell>
          <table:table-cell office:value-type="float" office:value="48.77529719" calcext:value-type="float">
            <text:p>48.77529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12:00:00</text:p>
          </table:table-cell>
          <table:table-cell office:value-type="float" office:value="20.9191602254049" calcext:value-type="float">
            <text:p>20.9191602254</text:p>
          </table:table-cell>
          <table:table-cell office:value-type="float" office:value="22.97647678" calcext:value-type="float">
            <text:p>22.97647678</text:p>
          </table:table-cell>
          <table:table-cell office:value-type="float" office:value="69.6682124157453" calcext:value-type="float">
            <text:p>69.6682124157</text:p>
          </table:table-cell>
          <table:table-cell office:value-type="float" office:value="23.13943361" calcext:value-type="float">
            <text:p>23.1394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13:00:00</text:p>
          </table:table-cell>
          <table:table-cell office:value-type="float" office:value="21.1471589740988" calcext:value-type="float">
            <text:p>21.1471589741</text:p>
          </table:table-cell>
          <table:table-cell office:value-type="float" office:value="22.82876651" calcext:value-type="float">
            <text:p>22.82876651</text:p>
          </table:table-cell>
          <table:table-cell office:value-type="float" office:value="61.4428135752878" calcext:value-type="float">
            <text:p>61.4428135753</text:p>
          </table:table-cell>
          <table:table-cell office:value-type="float" office:value="29.54932292" calcext:value-type="float">
            <text:p>29.54932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14:00:00</text:p>
          </table:table-cell>
          <table:table-cell office:value-type="float" office:value="21.5184640325865" calcext:value-type="float">
            <text:p>21.5184640326</text:p>
          </table:table-cell>
          <table:table-cell office:value-type="float" office:value="22.70880796" calcext:value-type="float">
            <text:p>22.70880796</text:p>
          </table:table-cell>
          <table:table-cell office:value-type="float" office:value="56.7651559922975" calcext:value-type="float">
            <text:p>56.7651559923</text:p>
          </table:table-cell>
          <table:table-cell office:value-type="float" office:value="36.36940606" calcext:value-type="float">
            <text:p>36.36940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15:00:00</text:p>
          </table:table-cell>
          <table:table-cell office:value-type="float" office:value="22.0418421443163" calcext:value-type="float">
            <text:p>22.0418421443</text:p>
          </table:table-cell>
          <table:table-cell office:value-type="float" office:value="22.7409301" calcext:value-type="float">
            <text:p>22.7409301</text:p>
          </table:table-cell>
          <table:table-cell office:value-type="float" office:value="0" calcext:value-type="float">
            <text:p>0</text:p>
          </table:table-cell>
          <table:table-cell office:value-type="float" office:value="34.92656939" calcext:value-type="float">
            <text:p>34.926569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16:00:00</text:p>
          </table:table-cell>
          <table:table-cell office:value-type="float" office:value="22.4170074865183" calcext:value-type="float">
            <text:p>22.4170074865</text:p>
          </table:table-cell>
          <table:table-cell office:value-type="float" office:value="22.72224263" calcext:value-type="float">
            <text:p>22.72224263</text:p>
          </table:table-cell>
          <table:table-cell office:value-type="float" office:value="0" calcext:value-type="float">
            <text:p>0</text:p>
          </table:table-cell>
          <table:table-cell office:value-type="float" office:value="51.73485054" calcext:value-type="float">
            <text:p>51.73485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17:00:00</text:p>
          </table:table-cell>
          <table:table-cell office:value-type="float" office:value="22.5096705630543" calcext:value-type="float">
            <text:p>22.5096705631</text:p>
          </table:table-cell>
          <table:table-cell office:value-type="float" office:value="22.83527818" calcext:value-type="float">
            <text:p>22.83527818</text:p>
          </table:table-cell>
          <table:table-cell office:value-type="float" office:value="4.49658549680983" calcext:value-type="float">
            <text:p>4.4965854968</text:p>
          </table:table-cell>
          <table:table-cell office:value-type="float" office:value="18.09236029" calcext:value-type="float">
            <text:p>18.09236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18:00:00</text:p>
          </table:table-cell>
          <table:table-cell office:value-type="float" office:value="22.5242662304096" calcext:value-type="float">
            <text:p>22.5242662304</text:p>
          </table:table-cell>
          <table:table-cell office:value-type="float" office:value="22.77292118" calcext:value-type="float">
            <text:p>22.77292118</text:p>
          </table:table-cell>
          <table:table-cell office:value-type="float" office:value="20.9506176378527" calcext:value-type="float">
            <text:p>20.9506176379</text:p>
          </table:table-cell>
          <table:table-cell office:value-type="float" office:value="51.15220515" calcext:value-type="float">
            <text:p>51.15220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19:00:00</text:p>
          </table:table-cell>
          <table:table-cell office:value-type="float" office:value="22.4852066512554" calcext:value-type="float">
            <text:p>22.4852066513</text:p>
          </table:table-cell>
          <table:table-cell office:value-type="float" office:value="22.78771348" calcext:value-type="float">
            <text:p>22.78771348</text:p>
          </table:table-cell>
          <table:table-cell office:value-type="float" office:value="31.7918240808961" calcext:value-type="float">
            <text:p>31.7918240809</text:p>
          </table:table-cell>
          <table:table-cell office:value-type="float" office:value="51.30047545" calcext:value-type="float">
            <text:p>51.30047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20:00:00</text:p>
          </table:table-cell>
          <table:table-cell office:value-type="float" office:value="22.4321799316871" calcext:value-type="float">
            <text:p>22.4321799317</text:p>
          </table:table-cell>
          <table:table-cell office:value-type="float" office:value="22.89139987" calcext:value-type="float">
            <text:p>22.89139987</text:p>
          </table:table-cell>
          <table:table-cell office:value-type="float" office:value="33.0144188801081" calcext:value-type="float">
            <text:p>33.0144188801</text:p>
          </table:table-cell>
          <table:table-cell office:value-type="float" office:value="5.789265533" calcext:value-type="float">
            <text:p>5.7892655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21:00:00</text:p>
          </table:table-cell>
          <table:table-cell office:value-type="float" office:value="22.3296526426464" calcext:value-type="float">
            <text:p>22.3296526426</text:p>
          </table:table-cell>
          <table:table-cell office:value-type="float" office:value="22.3579646" calcext:value-type="float">
            <text:p>22.3579646</text:p>
          </table:table-cell>
          <table:table-cell office:value-type="float" office:value="0" calcext:value-type="float">
            <text:p>0</text:p>
          </table:table-cell>
          <table:table-cell office:value-type="float" office:value="15.68094957" calcext:value-type="float">
            <text:p>15.68094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22:00:00</text:p>
          </table:table-cell>
          <table:table-cell office:value-type="float" office:value="22.2379927719066" calcext:value-type="float">
            <text:p>22.2379927719</text:p>
          </table:table-cell>
          <table:table-cell office:value-type="float" office:value="21.89095353" calcext:value-type="float">
            <text:p>21.89095353</text:p>
          </table:table-cell>
          <table:table-cell office:value-type="float" office:value="0" calcext:value-type="float">
            <text:p>0</text:p>
          </table:table-cell>
          <table:table-cell office:value-type="float" office:value="21.8135525" calcext:value-type="float">
            <text:p>21.8135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23:00:00</text:p>
          </table:table-cell>
          <table:table-cell office:value-type="float" office:value="22.1321604664264" calcext:value-type="float">
            <text:p>22.1321604664</text:p>
          </table:table-cell>
          <table:table-cell office:value-type="float" office:value="21.59764517" calcext:value-type="float">
            <text:p>21.59764517</text:p>
          </table:table-cell>
          <table:table-cell office:value-type="float" office:value="0" calcext:value-type="float">
            <text:p>0</text:p>
          </table:table-cell>
          <table:table-cell office:value-type="float" office:value="23.87087793" calcext:value-type="float">
            <text:p>23.87087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8 <text:s/>24:00:00</text:p>
          </table:table-cell>
          <table:table-cell office:value-type="float" office:value="22.0035889834582" calcext:value-type="float">
            <text:p>22.0035889835</text:p>
          </table:table-cell>
          <table:table-cell office:value-type="float" office:value="21.36588353" calcext:value-type="float">
            <text:p>21.36588353</text:p>
          </table:table-cell>
          <table:table-cell office:value-type="float" office:value="0" calcext:value-type="float">
            <text:p>0</text:p>
          </table:table-cell>
          <table:table-cell office:value-type="float" office:value="25.84010211" calcext:value-type="float">
            <text:p>25.84010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01:00:00</text:p>
          </table:table-cell>
          <table:table-cell office:value-type="float" office:value="21.8643347767584" calcext:value-type="float">
            <text:p>21.8643347768</text:p>
          </table:table-cell>
          <table:table-cell office:value-type="float" office:value="21.09417653" calcext:value-type="float">
            <text:p>21.09417653</text:p>
          </table:table-cell>
          <table:table-cell office:value-type="float" office:value="0" calcext:value-type="float">
            <text:p>0</text:p>
          </table:table-cell>
          <table:table-cell office:value-type="float" office:value="27.61259563" calcext:value-type="float">
            <text:p>27.61259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02:00:00</text:p>
          </table:table-cell>
          <table:table-cell office:value-type="float" office:value="21.6256950920691" calcext:value-type="float">
            <text:p>21.6256950921</text:p>
          </table:table-cell>
          <table:table-cell office:value-type="float" office:value="20.91127889" calcext:value-type="float">
            <text:p>20.91127889</text:p>
          </table:table-cell>
          <table:table-cell office:value-type="float" office:value="0" calcext:value-type="float">
            <text:p>0</text:p>
          </table:table-cell>
          <table:table-cell office:value-type="float" office:value="28.47510941" calcext:value-type="float">
            <text:p>28.475109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03:00:00</text:p>
          </table:table-cell>
          <table:table-cell office:value-type="float" office:value="21.3682917053321" calcext:value-type="float">
            <text:p>21.3682917053</text:p>
          </table:table-cell>
          <table:table-cell office:value-type="float" office:value="20.81263188" calcext:value-type="float">
            <text:p>20.81263188</text:p>
          </table:table-cell>
          <table:table-cell office:value-type="float" office:value="0" calcext:value-type="float">
            <text:p>0</text:p>
          </table:table-cell>
          <table:table-cell office:value-type="float" office:value="29.91524895" calcext:value-type="float">
            <text:p>29.91524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04:00:00</text:p>
          </table:table-cell>
          <table:table-cell office:value-type="float" office:value="21.1045719268874" calcext:value-type="float">
            <text:p>21.1045719269</text:p>
          </table:table-cell>
          <table:table-cell office:value-type="float" office:value="20.74432152" calcext:value-type="float">
            <text:p>20.74432152</text:p>
          </table:table-cell>
          <table:table-cell office:value-type="float" office:value="0" calcext:value-type="float">
            <text:p>0</text:p>
          </table:table-cell>
          <table:table-cell office:value-type="float" office:value="29.62612315" calcext:value-type="float">
            <text:p>29.62612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05:00:00</text:p>
          </table:table-cell>
          <table:table-cell office:value-type="float" office:value="20.8438012547686" calcext:value-type="float">
            <text:p>20.8438012548</text:p>
          </table:table-cell>
          <table:table-cell office:value-type="float" office:value="20.71273477" calcext:value-type="float">
            <text:p>20.71273477</text:p>
          </table:table-cell>
          <table:table-cell office:value-type="float" office:value="0" calcext:value-type="float">
            <text:p>0</text:p>
          </table:table-cell>
          <table:table-cell office:value-type="float" office:value="29.2175814" calcext:value-type="float">
            <text:p>29.2175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06:00:00</text:p>
          </table:table-cell>
          <table:table-cell office:value-type="float" office:value="20.587438987281" calcext:value-type="float">
            <text:p>20.5874389873</text:p>
          </table:table-cell>
          <table:table-cell office:value-type="float" office:value="20.67521431" calcext:value-type="float">
            <text:p>20.67521431</text:p>
          </table:table-cell>
          <table:table-cell office:value-type="float" office:value="0" calcext:value-type="float">
            <text:p>0</text:p>
          </table:table-cell>
          <table:table-cell office:value-type="float" office:value="29.43799293" calcext:value-type="float">
            <text:p>29.43799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07:00:00</text:p>
          </table:table-cell>
          <table:table-cell office:value-type="float" office:value="20.3298593185663" calcext:value-type="float">
            <text:p>20.3298593186</text:p>
          </table:table-cell>
          <table:table-cell office:value-type="float" office:value="20.64814687" calcext:value-type="float">
            <text:p>20.64814687</text:p>
          </table:table-cell>
          <table:table-cell office:value-type="float" office:value="229.844983448309" calcext:value-type="float">
            <text:p>229.8449834483</text:p>
          </table:table-cell>
          <table:table-cell office:value-type="float" office:value="29.96680437" calcext:value-type="float">
            <text:p>29.96680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08:00:00</text:p>
          </table:table-cell>
          <table:table-cell office:value-type="float" office:value="20.2028266359929" calcext:value-type="float">
            <text:p>20.202826636</text:p>
          </table:table-cell>
          <table:table-cell office:value-type="float" office:value="20.60349502" calcext:value-type="float">
            <text:p>20.60349502</text:p>
          </table:table-cell>
          <table:table-cell office:value-type="float" office:value="154.767758255645" calcext:value-type="float">
            <text:p>154.7677582556</text:p>
          </table:table-cell>
          <table:table-cell office:value-type="float" office:value="30.57533223" calcext:value-type="float">
            <text:p>30.57533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09:00:00</text:p>
          </table:table-cell>
          <table:table-cell office:value-type="float" office:value="20.2304852799494" calcext:value-type="float">
            <text:p>20.2304852799</text:p>
          </table:table-cell>
          <table:table-cell office:value-type="float" office:value="20.9877065" calcext:value-type="float">
            <text:p>20.9877065</text:p>
          </table:table-cell>
          <table:table-cell office:value-type="float" office:value="101.162448434881" calcext:value-type="float">
            <text:p>101.1624484349</text:p>
          </table:table-cell>
          <table:table-cell office:value-type="float" office:value="81.77850099" calcext:value-type="float">
            <text:p>81.77850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10:00:00</text:p>
          </table:table-cell>
          <table:table-cell office:value-type="float" office:value="20.2907803831428" calcext:value-type="float">
            <text:p>20.2907803831</text:p>
          </table:table-cell>
          <table:table-cell office:value-type="float" office:value="22.14402569" calcext:value-type="float">
            <text:p>22.14402569</text:p>
          </table:table-cell>
          <table:table-cell office:value-type="float" office:value="72.8682951934719" calcext:value-type="float">
            <text:p>72.8682951935</text:p>
          </table:table-cell>
          <table:table-cell office:value-type="float" office:value="64.59422917" calcext:value-type="float">
            <text:p>64.59422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11:00:00</text:p>
          </table:table-cell>
          <table:table-cell office:value-type="float" office:value="20.3710375194928" calcext:value-type="float">
            <text:p>20.3710375195</text:p>
          </table:table-cell>
          <table:table-cell office:value-type="float" office:value="23.01660052" calcext:value-type="float">
            <text:p>23.01660052</text:p>
          </table:table-cell>
          <table:table-cell office:value-type="float" office:value="61.2957913022725" calcext:value-type="float">
            <text:p>61.2957913023</text:p>
          </table:table-cell>
          <table:table-cell office:value-type="float" office:value="19.7985423" calcext:value-type="float">
            <text:p>19.7985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12:00:00</text:p>
          </table:table-cell>
          <table:table-cell office:value-type="float" office:value="20.7446673405037" calcext:value-type="float">
            <text:p>20.7446673405</text:p>
          </table:table-cell>
          <table:table-cell office:value-type="float" office:value="22.96635102" calcext:value-type="float">
            <text:p>22.96635102</text:p>
          </table:table-cell>
          <table:table-cell office:value-type="float" office:value="56.9024096489403" calcext:value-type="float">
            <text:p>56.9024096489</text:p>
          </table:table-cell>
          <table:table-cell office:value-type="float" office:value="28.82463755" calcext:value-type="float">
            <text:p>28.82463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13:00:00</text:p>
          </table:table-cell>
          <table:table-cell office:value-type="float" office:value="21.2671959733045" calcext:value-type="float">
            <text:p>21.2671959733</text:p>
          </table:table-cell>
          <table:table-cell office:value-type="float" office:value="22.98769785" calcext:value-type="float">
            <text:p>22.98769785</text:p>
          </table:table-cell>
          <table:table-cell office:value-type="float" office:value="54.3196880219203" calcext:value-type="float">
            <text:p>54.3196880219</text:p>
          </table:table-cell>
          <table:table-cell office:value-type="float" office:value="22.89081485" calcext:value-type="float">
            <text:p>22.89081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14:00:00</text:p>
          </table:table-cell>
          <table:table-cell office:value-type="float" office:value="21.7556471616151" calcext:value-type="float">
            <text:p>21.7556471616</text:p>
          </table:table-cell>
          <table:table-cell office:value-type="float" office:value="22.84002108" calcext:value-type="float">
            <text:p>22.84002108</text:p>
          </table:table-cell>
          <table:table-cell office:value-type="float" office:value="0" calcext:value-type="float">
            <text:p>0</text:p>
          </table:table-cell>
          <table:table-cell office:value-type="float" office:value="28.89854433" calcext:value-type="float">
            <text:p>28.89854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15:00:00</text:p>
          </table:table-cell>
          <table:table-cell office:value-type="float" office:value="22.261593472748" calcext:value-type="float">
            <text:p>22.2615934727</text:p>
          </table:table-cell>
          <table:table-cell office:value-type="float" office:value="22.81157223" calcext:value-type="float">
            <text:p>22.81157223</text:p>
          </table:table-cell>
          <table:table-cell office:value-type="float" office:value="0" calcext:value-type="float">
            <text:p>0</text:p>
          </table:table-cell>
          <table:table-cell office:value-type="float" office:value="27.97089394" calcext:value-type="float">
            <text:p>27.97089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16:00:00</text:p>
          </table:table-cell>
          <table:table-cell office:value-type="float" office:value="22.4730379972786" calcext:value-type="float">
            <text:p>22.4730379973</text:p>
          </table:table-cell>
          <table:table-cell office:value-type="float" office:value="22.66400933" calcext:value-type="float">
            <text:p>22.66400933</text:p>
          </table:table-cell>
          <table:table-cell office:value-type="float" office:value="3.28832642693306" calcext:value-type="float">
            <text:p>3.2883264269</text:p>
          </table:table-cell>
          <table:table-cell office:value-type="float" office:value="30.24834071" calcext:value-type="float">
            <text:p>30.24834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17:00:00</text:p>
          </table:table-cell>
          <table:table-cell office:value-type="float" office:value="22.4949796060765" calcext:value-type="float">
            <text:p>22.4949796061</text:p>
          </table:table-cell>
          <table:table-cell office:value-type="float" office:value="22.67788922" calcext:value-type="float">
            <text:p>22.67788922</text:p>
          </table:table-cell>
          <table:table-cell office:value-type="float" office:value="21.7149149829438" calcext:value-type="float">
            <text:p>21.7149149829</text:p>
          </table:table-cell>
          <table:table-cell office:value-type="float" office:value="34.34649069" calcext:value-type="float">
            <text:p>34.34649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18:00:00</text:p>
          </table:table-cell>
          <table:table-cell office:value-type="float" office:value="22.4534502132437" calcext:value-type="float">
            <text:p>22.4534502132</text:p>
          </table:table-cell>
          <table:table-cell office:value-type="float" office:value="22.65791639" calcext:value-type="float">
            <text:p>22.65791639</text:p>
          </table:table-cell>
          <table:table-cell office:value-type="float" office:value="33.3780945898011" calcext:value-type="float">
            <text:p>33.3780945898</text:p>
          </table:table-cell>
          <table:table-cell office:value-type="float" office:value="58.38611146" calcext:value-type="float">
            <text:p>58.38611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19:00:00</text:p>
          </table:table-cell>
          <table:table-cell office:value-type="float" office:value="22.395037137144" calcext:value-type="float">
            <text:p>22.3950371371</text:p>
          </table:table-cell>
          <table:table-cell office:value-type="float" office:value="22.82628975" calcext:value-type="float">
            <text:p>22.82628975</text:p>
          </table:table-cell>
          <table:table-cell office:value-type="float" office:value="35.8780265734964" calcext:value-type="float">
            <text:p>35.8780265735</text:p>
          </table:table-cell>
          <table:table-cell office:value-type="float" office:value="19.75017224" calcext:value-type="float">
            <text:p>19.75017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20:00:00</text:p>
          </table:table-cell>
          <table:table-cell office:value-type="float" office:value="22.2745930786664" calcext:value-type="float">
            <text:p>22.2745930787</text:p>
          </table:table-cell>
          <table:table-cell office:value-type="float" office:value="22.45563551" calcext:value-type="float">
            <text:p>22.45563551</text:p>
          </table:table-cell>
          <table:table-cell office:value-type="float" office:value="34.3132559514031" calcext:value-type="float">
            <text:p>34.3132559514</text:p>
          </table:table-cell>
          <table:table-cell office:value-type="float" office:value="9.103505528" calcext:value-type="float">
            <text:p>9.103505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21:00:00</text:p>
          </table:table-cell>
          <table:table-cell office:value-type="float" office:value="22.1839074325806" calcext:value-type="float">
            <text:p>22.1839074326</text:p>
          </table:table-cell>
          <table:table-cell office:value-type="float" office:value="21.88776134" calcext:value-type="float">
            <text:p>21.88776134</text:p>
          </table:table-cell>
          <table:table-cell office:value-type="float" office:value="0" calcext:value-type="float">
            <text:p>0</text:p>
          </table:table-cell>
          <table:table-cell office:value-type="float" office:value="21.67814875" calcext:value-type="float">
            <text:p>21.67814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22:00:00</text:p>
          </table:table-cell>
          <table:table-cell office:value-type="float" office:value="22.0802041766674" calcext:value-type="float">
            <text:p>22.0802041767</text:p>
          </table:table-cell>
          <table:table-cell office:value-type="float" office:value="21.5079064" calcext:value-type="float">
            <text:p>21.5079064</text:p>
          </table:table-cell>
          <table:table-cell office:value-type="float" office:value="0" calcext:value-type="float">
            <text:p>0</text:p>
          </table:table-cell>
          <table:table-cell office:value-type="float" office:value="24.93927498" calcext:value-type="float">
            <text:p>24.93927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23:00:00</text:p>
          </table:table-cell>
          <table:table-cell office:value-type="float" office:value="21.9582615488239" calcext:value-type="float">
            <text:p>21.9582615488</text:p>
          </table:table-cell>
          <table:table-cell office:value-type="float" office:value="21.24455148" calcext:value-type="float">
            <text:p>21.24455148</text:p>
          </table:table-cell>
          <table:table-cell office:value-type="float" office:value="0" calcext:value-type="float">
            <text:p>0</text:p>
          </table:table-cell>
          <table:table-cell office:value-type="float" office:value="25.83109219" calcext:value-type="float">
            <text:p>25.831092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29 <text:s/>24:00:00</text:p>
          </table:table-cell>
          <table:table-cell office:value-type="float" office:value="21.8234591638091" calcext:value-type="float">
            <text:p>21.8234591638</text:p>
          </table:table-cell>
          <table:table-cell office:value-type="float" office:value="21.0644214" calcext:value-type="float">
            <text:p>21.0644214</text:p>
          </table:table-cell>
          <table:table-cell office:value-type="float" office:value="0" calcext:value-type="float">
            <text:p>0</text:p>
          </table:table-cell>
          <table:table-cell office:value-type="float" office:value="27.56553761" calcext:value-type="float">
            <text:p>27.56553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01:00:00</text:p>
          </table:table-cell>
          <table:table-cell office:value-type="float" office:value="21.6759023998168" calcext:value-type="float">
            <text:p>21.6759023998</text:p>
          </table:table-cell>
          <table:table-cell office:value-type="float" office:value="20.95177089" calcext:value-type="float">
            <text:p>20.95177089</text:p>
          </table:table-cell>
          <table:table-cell office:value-type="float" office:value="0" calcext:value-type="float">
            <text:p>0</text:p>
          </table:table-cell>
          <table:table-cell office:value-type="float" office:value="27.9381405" calcext:value-type="float">
            <text:p>27.9381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02:00:00</text:p>
          </table:table-cell>
          <table:table-cell office:value-type="float" office:value="21.5452041785285" calcext:value-type="float">
            <text:p>21.5452041785</text:p>
          </table:table-cell>
          <table:table-cell office:value-type="float" office:value="20.86040052" calcext:value-type="float">
            <text:p>20.86040052</text:p>
          </table:table-cell>
          <table:table-cell office:value-type="float" office:value="0" calcext:value-type="float">
            <text:p>0</text:p>
          </table:table-cell>
          <table:table-cell office:value-type="float" office:value="29.23232115" calcext:value-type="float">
            <text:p>29.2323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03:00:00</text:p>
          </table:table-cell>
          <table:table-cell office:value-type="float" office:value="21.3982585964734" calcext:value-type="float">
            <text:p>21.3982585965</text:p>
          </table:table-cell>
          <table:table-cell office:value-type="float" office:value="20.70993515" calcext:value-type="float">
            <text:p>20.70993515</text:p>
          </table:table-cell>
          <table:table-cell office:value-type="float" office:value="0" calcext:value-type="float">
            <text:p>0</text:p>
          </table:table-cell>
          <table:table-cell office:value-type="float" office:value="30.71110997" calcext:value-type="float">
            <text:p>30.711109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04:00:00</text:p>
          </table:table-cell>
          <table:table-cell office:value-type="float" office:value="21.2400114588133" calcext:value-type="float">
            <text:p>21.2400114588</text:p>
          </table:table-cell>
          <table:table-cell office:value-type="float" office:value="20.6513109" calcext:value-type="float">
            <text:p>20.6513109</text:p>
          </table:table-cell>
          <table:table-cell office:value-type="float" office:value="0" calcext:value-type="float">
            <text:p>0</text:p>
          </table:table-cell>
          <table:table-cell office:value-type="float" office:value="30.34414729" calcext:value-type="float">
            <text:p>30.34414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05:00:00</text:p>
          </table:table-cell>
          <table:table-cell office:value-type="float" office:value="21.0670503471801" calcext:value-type="float">
            <text:p>21.0670503472</text:p>
          </table:table-cell>
          <table:table-cell office:value-type="float" office:value="20.50745418" calcext:value-type="float">
            <text:p>20.50745418</text:p>
          </table:table-cell>
          <table:table-cell office:value-type="float" office:value="0" calcext:value-type="float">
            <text:p>0</text:p>
          </table:table-cell>
          <table:table-cell office:value-type="float" office:value="31.93691241" calcext:value-type="float">
            <text:p>31.93691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06:00:00</text:p>
          </table:table-cell>
          <table:table-cell office:value-type="float" office:value="20.8812496510898" calcext:value-type="float">
            <text:p>20.8812496511</text:p>
          </table:table-cell>
          <table:table-cell office:value-type="float" office:value="20.37910627" calcext:value-type="float">
            <text:p>20.37910627</text:p>
          </table:table-cell>
          <table:table-cell office:value-type="float" office:value="0" calcext:value-type="float">
            <text:p>0</text:p>
          </table:table-cell>
          <table:table-cell office:value-type="float" office:value="32.56753792" calcext:value-type="float">
            <text:p>32.56753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07:00:00</text:p>
          </table:table-cell>
          <table:table-cell office:value-type="float" office:value="20.6910874168073" calcext:value-type="float">
            <text:p>20.6910874168</text:p>
          </table:table-cell>
          <table:table-cell office:value-type="float" office:value="20.33361424" calcext:value-type="float">
            <text:p>20.33361424</text:p>
          </table:table-cell>
          <table:table-cell office:value-type="float" office:value="0" calcext:value-type="float">
            <text:p>0</text:p>
          </table:table-cell>
          <table:table-cell office:value-type="float" office:value="33.97693342" calcext:value-type="float">
            <text:p>33.976933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08:00:00</text:p>
          </table:table-cell>
          <table:table-cell office:value-type="float" office:value="20.4966960243274" calcext:value-type="float">
            <text:p>20.4966960243</text:p>
          </table:table-cell>
          <table:table-cell office:value-type="float" office:value="20.64964056" calcext:value-type="float">
            <text:p>20.64964056</text:p>
          </table:table-cell>
          <table:table-cell office:value-type="float" office:value="0" calcext:value-type="float">
            <text:p>0</text:p>
          </table:table-cell>
          <table:table-cell office:value-type="float" office:value="80.95114558" calcext:value-type="float">
            <text:p>80.95114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09:00:00</text:p>
          </table:table-cell>
          <table:table-cell office:value-type="float" office:value="20.317100488539" calcext:value-type="float">
            <text:p>20.3171004885</text:p>
          </table:table-cell>
          <table:table-cell office:value-type="float" office:value="21.68409258" calcext:value-type="float">
            <text:p>21.68409258</text:p>
          </table:table-cell>
          <table:table-cell office:value-type="float" office:value="232.825320033589" calcext:value-type="float">
            <text:p>232.8253200336</text:p>
          </table:table-cell>
          <table:table-cell office:value-type="float" office:value="66.64375838" calcext:value-type="float">
            <text:p>66.64375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10:00:00</text:p>
          </table:table-cell>
          <table:table-cell office:value-type="float" office:value="20.4161533092741" calcext:value-type="float">
            <text:p>20.4161533093</text:p>
          </table:table-cell>
          <table:table-cell office:value-type="float" office:value="22.57081433" calcext:value-type="float">
            <text:p>22.57081433</text:p>
          </table:table-cell>
          <table:table-cell office:value-type="float" office:value="163.960722742289" calcext:value-type="float">
            <text:p>163.9607227423</text:p>
          </table:table-cell>
          <table:table-cell office:value-type="float" office:value="56.66578144" calcext:value-type="float">
            <text:p>56.66578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11:00:00</text:p>
          </table:table-cell>
          <table:table-cell office:value-type="float" office:value="21.0209487088034" calcext:value-type="float">
            <text:p>21.0209487088</text:p>
          </table:table-cell>
          <table:table-cell office:value-type="float" office:value="22.89209706" calcext:value-type="float">
            <text:p>22.89209706</text:p>
          </table:table-cell>
          <table:table-cell office:value-type="float" office:value="107.943147077289" calcext:value-type="float">
            <text:p>107.9431470773</text:p>
          </table:table-cell>
          <table:table-cell office:value-type="float" office:value="28.52632593" calcext:value-type="float">
            <text:p>28.52632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12:00:00</text:p>
          </table:table-cell>
          <table:table-cell office:value-type="float" office:value="21.8447892154156" calcext:value-type="float">
            <text:p>21.8447892154</text:p>
          </table:table-cell>
          <table:table-cell office:value-type="float" office:value="22.84003608" calcext:value-type="float">
            <text:p>22.84003608</text:p>
          </table:table-cell>
          <table:table-cell office:value-type="float" office:value="19.076019556824" calcext:value-type="float">
            <text:p>19.0760195568</text:p>
          </table:table-cell>
          <table:table-cell office:value-type="float" office:value="31.09462237" calcext:value-type="float">
            <text:p>31.094622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13:00:00</text:p>
          </table:table-cell>
          <table:table-cell office:value-type="float" office:value="22.3997253144819" calcext:value-type="float">
            <text:p>22.3997253145</text:p>
          </table:table-cell>
          <table:table-cell office:value-type="float" office:value="22.90573813" calcext:value-type="float">
            <text:p>22.90573813</text:p>
          </table:table-cell>
          <table:table-cell office:value-type="float" office:value="19.4660630707605" calcext:value-type="float">
            <text:p>19.4660630708</text:p>
          </table:table-cell>
          <table:table-cell office:value-type="float" office:value="29.28852957" calcext:value-type="float">
            <text:p>29.28852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14:00:00</text:p>
          </table:table-cell>
          <table:table-cell office:value-type="float" office:value="22.6131190049316" calcext:value-type="float">
            <text:p>22.6131190049</text:p>
          </table:table-cell>
          <table:table-cell office:value-type="float" office:value="22.68025861" calcext:value-type="float">
            <text:p>22.68025861</text:p>
          </table:table-cell>
          <table:table-cell office:value-type="float" office:value="27.4235135666437" calcext:value-type="float">
            <text:p>27.4235135666</text:p>
          </table:table-cell>
          <table:table-cell office:value-type="float" office:value="35.97284324" calcext:value-type="float">
            <text:p>35.97284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15:00:00</text:p>
          </table:table-cell>
          <table:table-cell office:value-type="float" office:value="22.9490211077423" calcext:value-type="float">
            <text:p>22.9490211077</text:p>
          </table:table-cell>
          <table:table-cell office:value-type="float" office:value="22.68261655" calcext:value-type="float">
            <text:p>22.68261655</text:p>
          </table:table-cell>
          <table:table-cell office:value-type="float" office:value="0" calcext:value-type="float">
            <text:p>0</text:p>
          </table:table-cell>
          <table:table-cell office:value-type="float" office:value="30.64313118" calcext:value-type="float">
            <text:p>30.64313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16:00:00</text:p>
          </table:table-cell>
          <table:table-cell office:value-type="float" office:value="23.3623617208393" calcext:value-type="float">
            <text:p>23.3623617208</text:p>
          </table:table-cell>
          <table:table-cell office:value-type="float" office:value="22.59173256" calcext:value-type="float">
            <text:p>22.59173256</text:p>
          </table:table-cell>
          <table:table-cell office:value-type="float" office:value="0" calcext:value-type="float">
            <text:p>0</text:p>
          </table:table-cell>
          <table:table-cell office:value-type="float" office:value="58.25327422" calcext:value-type="float">
            <text:p>58.253274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17:00:00</text:p>
          </table:table-cell>
          <table:table-cell office:value-type="float" office:value="23.5495910896514" calcext:value-type="float">
            <text:p>23.5495910897</text:p>
          </table:table-cell>
          <table:table-cell office:value-type="float" office:value="22.73887787" calcext:value-type="float">
            <text:p>22.73887787</text:p>
          </table:table-cell>
          <table:table-cell office:value-type="float" office:value="0" calcext:value-type="float">
            <text:p>0</text:p>
          </table:table-cell>
          <table:table-cell office:value-type="float" office:value="34.39209966" calcext:value-type="float">
            <text:p>34.392099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18:00:00</text:p>
          </table:table-cell>
          <table:table-cell office:value-type="float" office:value="23.5326378947409" calcext:value-type="float">
            <text:p>23.5326378947</text:p>
          </table:table-cell>
          <table:table-cell office:value-type="float" office:value="22.80795706" calcext:value-type="float">
            <text:p>22.80795706</text:p>
          </table:table-cell>
          <table:table-cell office:value-type="float" office:value="0" calcext:value-type="float">
            <text:p>0</text:p>
          </table:table-cell>
          <table:table-cell office:value-type="float" office:value="41.05066668" calcext:value-type="float">
            <text:p>41.05066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19:00:00</text:p>
          </table:table-cell>
          <table:table-cell office:value-type="float" office:value="23.2464758851377" calcext:value-type="float">
            <text:p>23.2464758851</text:p>
          </table:table-cell>
          <table:table-cell office:value-type="float" office:value="22.72855065" calcext:value-type="float">
            <text:p>22.72855065</text:p>
          </table:table-cell>
          <table:table-cell office:value-type="float" office:value="0" calcext:value-type="float">
            <text:p>0</text:p>
          </table:table-cell>
          <table:table-cell office:value-type="float" office:value="58.53345741" calcext:value-type="float">
            <text:p>58.53345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20:00:00</text:p>
          </table:table-cell>
          <table:table-cell office:value-type="float" office:value="22.7278565982716" calcext:value-type="float">
            <text:p>22.7278565983</text:p>
          </table:table-cell>
          <table:table-cell office:value-type="float" office:value="22.8114757" calcext:value-type="float">
            <text:p>22.8114757</text:p>
          </table:table-cell>
          <table:table-cell office:value-type="float" office:value="0" calcext:value-type="float">
            <text:p>0</text:p>
          </table:table-cell>
          <table:table-cell office:value-type="float" office:value="41.65662628" calcext:value-type="float">
            <text:p>41.656626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21:00:00</text:p>
          </table:table-cell>
          <table:table-cell office:value-type="float" office:value="22.1978986266967" calcext:value-type="float">
            <text:p>22.1978986267</text:p>
          </table:table-cell>
          <table:table-cell office:value-type="float" office:value="22.64528766" calcext:value-type="float">
            <text:p>22.64528766</text:p>
          </table:table-cell>
          <table:table-cell office:value-type="float" office:value="0" calcext:value-type="float">
            <text:p>0</text:p>
          </table:table-cell>
          <table:table-cell office:value-type="float" office:value="5.234136583" calcext:value-type="float">
            <text:p>5.234136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22:00:00</text:p>
          </table:table-cell>
          <table:table-cell office:value-type="float" office:value="21.798983293068" calcext:value-type="float">
            <text:p>21.7989832931</text:p>
          </table:table-cell>
          <table:table-cell office:value-type="float" office:value="21.91434661" calcext:value-type="float">
            <text:p>21.91434661</text:p>
          </table:table-cell>
          <table:table-cell office:value-type="float" office:value="0" calcext:value-type="float">
            <text:p>0</text:p>
          </table:table-cell>
          <table:table-cell office:value-type="float" office:value="23.4815261" calcext:value-type="float">
            <text:p>23.4815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23:00:00</text:p>
          </table:table-cell>
          <table:table-cell office:value-type="float" office:value="21.4487308486283" calcext:value-type="float">
            <text:p>21.4487308486</text:p>
          </table:table-cell>
          <table:table-cell office:value-type="float" office:value="21.39057424" calcext:value-type="float">
            <text:p>21.39057424</text:p>
          </table:table-cell>
          <table:table-cell office:value-type="float" office:value="0" calcext:value-type="float">
            <text:p>0</text:p>
          </table:table-cell>
          <table:table-cell office:value-type="float" office:value="25.9124964" calcext:value-type="float">
            <text:p>25.91249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0 <text:s/>24:00:00</text:p>
          </table:table-cell>
          <table:table-cell office:value-type="float" office:value="21.0622577386511" calcext:value-type="float">
            <text:p>21.0622577387</text:p>
          </table:table-cell>
          <table:table-cell office:value-type="float" office:value="21.15727336" calcext:value-type="float">
            <text:p>21.15727336</text:p>
          </table:table-cell>
          <table:table-cell office:value-type="float" office:value="0" calcext:value-type="float">
            <text:p>0</text:p>
          </table:table-cell>
          <table:table-cell office:value-type="float" office:value="26.22469783" calcext:value-type="float">
            <text:p>26.22469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01:00:00</text:p>
          </table:table-cell>
          <table:table-cell office:value-type="float" office:value="20.7051819385998" calcext:value-type="float">
            <text:p>20.7051819386</text:p>
          </table:table-cell>
          <table:table-cell office:value-type="float" office:value="20.88715569" calcext:value-type="float">
            <text:p>20.88715569</text:p>
          </table:table-cell>
          <table:table-cell office:value-type="float" office:value="0" calcext:value-type="float">
            <text:p>0</text:p>
          </table:table-cell>
          <table:table-cell office:value-type="float" office:value="29.29356477" calcext:value-type="float">
            <text:p>29.29356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02:00:00</text:p>
          </table:table-cell>
          <table:table-cell office:value-type="float" office:value="20.4279664299707" calcext:value-type="float">
            <text:p>20.42796643</text:p>
          </table:table-cell>
          <table:table-cell office:value-type="float" office:value="20.66722616" calcext:value-type="float">
            <text:p>20.66722616</text:p>
          </table:table-cell>
          <table:table-cell office:value-type="float" office:value="239.470137113102" calcext:value-type="float">
            <text:p>239.4701371131</text:p>
          </table:table-cell>
          <table:table-cell office:value-type="float" office:value="31.09455243" calcext:value-type="float">
            <text:p>31.09455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03:00:00</text:p>
          </table:table-cell>
          <table:table-cell office:value-type="float" office:value="20.2798679308828" calcext:value-type="float">
            <text:p>20.2798679309</text:p>
          </table:table-cell>
          <table:table-cell office:value-type="float" office:value="20.62219442" calcext:value-type="float">
            <text:p>20.62219442</text:p>
          </table:table-cell>
          <table:table-cell office:value-type="float" office:value="160.70616385348" calcext:value-type="float">
            <text:p>160.7061638535</text:p>
          </table:table-cell>
          <table:table-cell office:value-type="float" office:value="31.41388591" calcext:value-type="float">
            <text:p>31.41388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04:00:00</text:p>
          </table:table-cell>
          <table:table-cell office:value-type="float" office:value="20.3053791215667" calcext:value-type="float">
            <text:p>20.3053791216</text:p>
          </table:table-cell>
          <table:table-cell office:value-type="float" office:value="20.49972104" calcext:value-type="float">
            <text:p>20.49972104</text:p>
          </table:table-cell>
          <table:table-cell office:value-type="float" office:value="101.281823916993" calcext:value-type="float">
            <text:p>101.281823917</text:p>
          </table:table-cell>
          <table:table-cell office:value-type="float" office:value="32.58728148" calcext:value-type="float">
            <text:p>32.58728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05:00:00</text:p>
          </table:table-cell>
          <table:table-cell office:value-type="float" office:value="20.3783702666995" calcext:value-type="float">
            <text:p>20.3783702667</text:p>
          </table:table-cell>
          <table:table-cell office:value-type="float" office:value="20.41801645" calcext:value-type="float">
            <text:p>20.41801645</text:p>
          </table:table-cell>
          <table:table-cell office:value-type="float" office:value="67.9489673904586" calcext:value-type="float">
            <text:p>67.9489673905</text:p>
          </table:table-cell>
          <table:table-cell office:value-type="float" office:value="33.86768546" calcext:value-type="float">
            <text:p>33.86768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06:00:00</text:p>
          </table:table-cell>
          <table:table-cell office:value-type="float" office:value="20.4604218063547" calcext:value-type="float">
            <text:p>20.4604218064</text:p>
          </table:table-cell>
          <table:table-cell office:value-type="float" office:value="20.49222842" calcext:value-type="float">
            <text:p>20.49222842</text:p>
          </table:table-cell>
          <table:table-cell office:value-type="float" office:value="52.4561197432317" calcext:value-type="float">
            <text:p>52.4561197432</text:p>
          </table:table-cell>
          <table:table-cell office:value-type="float" office:value="33.12283658" calcext:value-type="float">
            <text:p>33.122836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07:00:00</text:p>
          </table:table-cell>
          <table:table-cell office:value-type="float" office:value="20.5450601503924" calcext:value-type="float">
            <text:p>20.5450601504</text:p>
          </table:table-cell>
          <table:table-cell office:value-type="float" office:value="20.5267557" calcext:value-type="float">
            <text:p>20.5267557</text:p>
          </table:table-cell>
          <table:table-cell office:value-type="float" office:value="46.5439827484856" calcext:value-type="float">
            <text:p>46.5439827485</text:p>
          </table:table-cell>
          <table:table-cell office:value-type="float" office:value="30.54454617" calcext:value-type="float">
            <text:p>30.544546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08:00:00</text:p>
          </table:table-cell>
          <table:table-cell office:value-type="float" office:value="20.6601627978193" calcext:value-type="float">
            <text:p>20.6601627978</text:p>
          </table:table-cell>
          <table:table-cell office:value-type="float" office:value="20.88166607" calcext:value-type="float">
            <text:p>20.88166607</text:p>
          </table:table-cell>
          <table:table-cell office:value-type="float" office:value="0" calcext:value-type="float">
            <text:p>0</text:p>
          </table:table-cell>
          <table:table-cell office:value-type="float" office:value="75.00714269" calcext:value-type="float">
            <text:p>75.00714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09:00:00</text:p>
          </table:table-cell>
          <table:table-cell office:value-type="float" office:value="20.7849169142187" calcext:value-type="float">
            <text:p>20.7849169142</text:p>
          </table:table-cell>
          <table:table-cell office:value-type="float" office:value="21.89421117" calcext:value-type="float">
            <text:p>21.89421117</text:p>
          </table:table-cell>
          <table:table-cell office:value-type="float" office:value="65.9361189477717" calcext:value-type="float">
            <text:p>65.9361189478</text:p>
          </table:table-cell>
          <table:table-cell office:value-type="float" office:value="62.63050763" calcext:value-type="float">
            <text:p>62.63050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10:00:00</text:p>
          </table:table-cell>
          <table:table-cell office:value-type="float" office:value="21.2558073559953" calcext:value-type="float">
            <text:p>21.255807356</text:p>
          </table:table-cell>
          <table:table-cell office:value-type="float" office:value="22.73459247" calcext:value-type="float">
            <text:p>22.73459247</text:p>
          </table:table-cell>
          <table:table-cell office:value-type="float" office:value="65.4417230856581" calcext:value-type="float">
            <text:p>65.4417230857</text:p>
          </table:table-cell>
          <table:table-cell office:value-type="float" office:value="48.08767889" calcext:value-type="float">
            <text:p>48.08767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11:00:00</text:p>
          </table:table-cell>
          <table:table-cell office:value-type="float" office:value="22.1154623680951" calcext:value-type="float">
            <text:p>22.1154623681</text:p>
          </table:table-cell>
          <table:table-cell office:value-type="float" office:value="23.01141533" calcext:value-type="float">
            <text:p>23.01141533</text:p>
          </table:table-cell>
          <table:table-cell office:value-type="float" office:value="0" calcext:value-type="float">
            <text:p>0</text:p>
          </table:table-cell>
          <table:table-cell office:value-type="float" office:value="12.33444694" calcext:value-type="float">
            <text:p>12.33444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12:00:00</text:p>
          </table:table-cell>
          <table:table-cell office:value-type="float" office:value="22.9303689959576" calcext:value-type="float">
            <text:p>22.930368996</text:p>
          </table:table-cell>
          <table:table-cell office:value-type="float" office:value="22.77988954" calcext:value-type="float">
            <text:p>22.77988954</text:p>
          </table:table-cell>
          <table:table-cell office:value-type="float" office:value="0" calcext:value-type="float">
            <text:p>0</text:p>
          </table:table-cell>
          <table:table-cell office:value-type="float" office:value="32.41656178" calcext:value-type="float">
            <text:p>32.41656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13:00:00</text:p>
          </table:table-cell>
          <table:table-cell office:value-type="float" office:value="23.455615229759" calcext:value-type="float">
            <text:p>23.4556152298</text:p>
          </table:table-cell>
          <table:table-cell office:value-type="float" office:value="22.85088422" calcext:value-type="float">
            <text:p>22.85088422</text:p>
          </table:table-cell>
          <table:table-cell office:value-type="float" office:value="0" calcext:value-type="float">
            <text:p>0</text:p>
          </table:table-cell>
          <table:table-cell office:value-type="float" office:value="39.60204849" calcext:value-type="float">
            <text:p>39.60204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14:00:00</text:p>
          </table:table-cell>
          <table:table-cell office:value-type="float" office:value="23.5463749769648" calcext:value-type="float">
            <text:p>23.546374977</text:p>
          </table:table-cell>
          <table:table-cell office:value-type="float" office:value="22.78115929" calcext:value-type="float">
            <text:p>22.78115929</text:p>
          </table:table-cell>
          <table:table-cell office:value-type="float" office:value="0" calcext:value-type="float">
            <text:p>0</text:p>
          </table:table-cell>
          <table:table-cell office:value-type="float" office:value="34.44743468" calcext:value-type="float">
            <text:p>34.44743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15:00:00</text:p>
          </table:table-cell>
          <table:table-cell office:value-type="float" office:value="23.5450880348237" calcext:value-type="float">
            <text:p>23.5450880348</text:p>
          </table:table-cell>
          <table:table-cell office:value-type="float" office:value="22.86894125" calcext:value-type="float">
            <text:p>22.86894125</text:p>
          </table:table-cell>
          <table:table-cell office:value-type="float" office:value="0" calcext:value-type="float">
            <text:p>0</text:p>
          </table:table-cell>
          <table:table-cell office:value-type="float" office:value="28.04507864" calcext:value-type="float">
            <text:p>28.04507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16:00:00</text:p>
          </table:table-cell>
          <table:table-cell office:value-type="float" office:value="23.6995160905068" calcext:value-type="float">
            <text:p>23.6995160905</text:p>
          </table:table-cell>
          <table:table-cell office:value-type="float" office:value="22.91536705" calcext:value-type="float">
            <text:p>22.91536705</text:p>
          </table:table-cell>
          <table:table-cell office:value-type="float" office:value="0" calcext:value-type="float">
            <text:p>0</text:p>
          </table:table-cell>
          <table:table-cell office:value-type="float" office:value="22.19398678" calcext:value-type="float">
            <text:p>22.19398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17:00:00</text:p>
          </table:table-cell>
          <table:table-cell office:value-type="float" office:value="23.744941149318" calcext:value-type="float">
            <text:p>23.7449411493</text:p>
          </table:table-cell>
          <table:table-cell office:value-type="float" office:value="22.7808005" calcext:value-type="float">
            <text:p>22.7808005</text:p>
          </table:table-cell>
          <table:table-cell office:value-type="float" office:value="0" calcext:value-type="float">
            <text:p>0</text:p>
          </table:table-cell>
          <table:table-cell office:value-type="float" office:value="25.75501528" calcext:value-type="float">
            <text:p>25.75501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18:00:00</text:p>
          </table:table-cell>
          <table:table-cell office:value-type="float" office:value="23.6959717358343" calcext:value-type="float">
            <text:p>23.6959717358</text:p>
          </table:table-cell>
          <table:table-cell office:value-type="float" office:value="22.79609526" calcext:value-type="float">
            <text:p>22.79609526</text:p>
          </table:table-cell>
          <table:table-cell office:value-type="float" office:value="0" calcext:value-type="float">
            <text:p>0</text:p>
          </table:table-cell>
          <table:table-cell office:value-type="float" office:value="41.76475549" calcext:value-type="float">
            <text:p>41.7647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19:00:00</text:p>
          </table:table-cell>
          <table:table-cell office:value-type="float" office:value="23.5711294363071" calcext:value-type="float">
            <text:p>23.5711294363</text:p>
          </table:table-cell>
          <table:table-cell office:value-type="float" office:value="22.76419718" calcext:value-type="float">
            <text:p>22.76419718</text:p>
          </table:table-cell>
          <table:table-cell office:value-type="float" office:value="0" calcext:value-type="float">
            <text:p>0</text:p>
          </table:table-cell>
          <table:table-cell office:value-type="float" office:value="32.98567249" calcext:value-type="float">
            <text:p>32.98567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20:00:00</text:p>
          </table:table-cell>
          <table:table-cell office:value-type="float" office:value="23.2213023004417" calcext:value-type="float">
            <text:p>23.2213023004</text:p>
          </table:table-cell>
          <table:table-cell office:value-type="float" office:value="22.8515464" calcext:value-type="float">
            <text:p>22.8515464</text:p>
          </table:table-cell>
          <table:table-cell office:value-type="float" office:value="0" calcext:value-type="float">
            <text:p>0</text:p>
          </table:table-cell>
          <table:table-cell office:value-type="float" office:value="23.39479321" calcext:value-type="float">
            <text:p>23.394793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21:00:00</text:p>
          </table:table-cell>
          <table:table-cell office:value-type="float" office:value="22.7768774618847" calcext:value-type="float">
            <text:p>22.7768774619</text:p>
          </table:table-cell>
          <table:table-cell office:value-type="float" office:value="22.56266708" calcext:value-type="float">
            <text:p>22.56266708</text:p>
          </table:table-cell>
          <table:table-cell office:value-type="float" office:value="0" calcext:value-type="float">
            <text:p>0</text:p>
          </table:table-cell>
          <table:table-cell office:value-type="float" office:value="11.93992296" calcext:value-type="float">
            <text:p>11.93992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22:00:00</text:p>
          </table:table-cell>
          <table:table-cell office:value-type="float" office:value="22.4666803189611" calcext:value-type="float">
            <text:p>22.466680319</text:p>
          </table:table-cell>
          <table:table-cell office:value-type="float" office:value="22.09640491" calcext:value-type="float">
            <text:p>22.09640491</text:p>
          </table:table-cell>
          <table:table-cell office:value-type="float" office:value="0" calcext:value-type="float">
            <text:p>0</text:p>
          </table:table-cell>
          <table:table-cell office:value-type="float" office:value="18.91881808" calcext:value-type="float">
            <text:p>18.91881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23:00:00</text:p>
          </table:table-cell>
          <table:table-cell office:value-type="float" office:value="22.2004601439779" calcext:value-type="float">
            <text:p>22.200460144</text:p>
          </table:table-cell>
          <table:table-cell office:value-type="float" office:value="21.81072364" calcext:value-type="float">
            <text:p>21.81072364</text:p>
          </table:table-cell>
          <table:table-cell office:value-type="float" office:value="0" calcext:value-type="float">
            <text:p>0</text:p>
          </table:table-cell>
          <table:table-cell office:value-type="float" office:value="21.43287178" calcext:value-type="float">
            <text:p>21.43287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1/31 <text:s/>24:00:00</text:p>
          </table:table-cell>
          <table:table-cell office:value-type="float" office:value="21.9245911575811" calcext:value-type="float">
            <text:p>21.9245911576</text:p>
          </table:table-cell>
          <table:table-cell office:value-type="float" office:value="21.63200901" calcext:value-type="float">
            <text:p>21.63200901</text:p>
          </table:table-cell>
          <table:table-cell office:value-type="float" office:value="0" calcext:value-type="float">
            <text:p>0</text:p>
          </table:table-cell>
          <table:table-cell office:value-type="float" office:value="22.63035797" calcext:value-type="float">
            <text:p>22.63035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01:00:00</text:p>
          </table:table-cell>
          <table:table-cell office:value-type="float" office:value="21.6627876600724" calcext:value-type="float">
            <text:p>21.6627876601</text:p>
          </table:table-cell>
          <table:table-cell office:value-type="float" office:value="21.49421162" calcext:value-type="float">
            <text:p>21.49421162</text:p>
          </table:table-cell>
          <table:table-cell office:value-type="float" office:value="0" calcext:value-type="float">
            <text:p>0</text:p>
          </table:table-cell>
          <table:table-cell office:value-type="float" office:value="23.39666168" calcext:value-type="float">
            <text:p>23.39666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02:00:00</text:p>
          </table:table-cell>
          <table:table-cell office:value-type="float" office:value="21.4827640362198" calcext:value-type="float">
            <text:p>21.4827640362</text:p>
          </table:table-cell>
          <table:table-cell office:value-type="float" office:value="21.3892818" calcext:value-type="float">
            <text:p>21.3892818</text:p>
          </table:table-cell>
          <table:table-cell office:value-type="float" office:value="0" calcext:value-type="float">
            <text:p>0</text:p>
          </table:table-cell>
          <table:table-cell office:value-type="float" office:value="24.66295519" calcext:value-type="float">
            <text:p>24.66295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03:00:00</text:p>
          </table:table-cell>
          <table:table-cell office:value-type="float" office:value="21.3261637814222" calcext:value-type="float">
            <text:p>21.3261637814</text:p>
          </table:table-cell>
          <table:table-cell office:value-type="float" office:value="21.40471844" calcext:value-type="float">
            <text:p>21.40471844</text:p>
          </table:table-cell>
          <table:table-cell office:value-type="float" office:value="0" calcext:value-type="float">
            <text:p>0</text:p>
          </table:table-cell>
          <table:table-cell office:value-type="float" office:value="23.54753558" calcext:value-type="float">
            <text:p>23.54753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04:00:00</text:p>
          </table:table-cell>
          <table:table-cell office:value-type="float" office:value="21.1044165614784" calcext:value-type="float">
            <text:p>21.1044165615</text:p>
          </table:table-cell>
          <table:table-cell office:value-type="float" office:value="21.35431072" calcext:value-type="float">
            <text:p>21.35431072</text:p>
          </table:table-cell>
          <table:table-cell office:value-type="float" office:value="0" calcext:value-type="float">
            <text:p>0</text:p>
          </table:table-cell>
          <table:table-cell office:value-type="float" office:value="25.08298043" calcext:value-type="float">
            <text:p>25.08298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05:00:00</text:p>
          </table:table-cell>
          <table:table-cell office:value-type="float" office:value="20.8752244135444" calcext:value-type="float">
            <text:p>20.8752244135</text:p>
          </table:table-cell>
          <table:table-cell office:value-type="float" office:value="21.26825631" calcext:value-type="float">
            <text:p>21.26825631</text:p>
          </table:table-cell>
          <table:table-cell office:value-type="float" office:value="0" calcext:value-type="float">
            <text:p>0</text:p>
          </table:table-cell>
          <table:table-cell office:value-type="float" office:value="24.95029608" calcext:value-type="float">
            <text:p>24.95029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06:00:00</text:p>
          </table:table-cell>
          <table:table-cell office:value-type="float" office:value="20.6102512414659" calcext:value-type="float">
            <text:p>20.6102512415</text:p>
          </table:table-cell>
          <table:table-cell office:value-type="float" office:value="21.19668358" calcext:value-type="float">
            <text:p>21.19668358</text:p>
          </table:table-cell>
          <table:table-cell office:value-type="float" office:value="0" calcext:value-type="float">
            <text:p>0</text:p>
          </table:table-cell>
          <table:table-cell office:value-type="float" office:value="25.06746171" calcext:value-type="float">
            <text:p>25.06746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07:00:00</text:p>
          </table:table-cell>
          <table:table-cell office:value-type="float" office:value="20.3477814620977" calcext:value-type="float">
            <text:p>20.3477814621</text:p>
          </table:table-cell>
          <table:table-cell office:value-type="float" office:value="21.14946927" calcext:value-type="float">
            <text:p>21.14946927</text:p>
          </table:table-cell>
          <table:table-cell office:value-type="float" office:value="286.754734047197" calcext:value-type="float">
            <text:p>286.7547340472</text:p>
          </table:table-cell>
          <table:table-cell office:value-type="float" office:value="25.98340809" calcext:value-type="float">
            <text:p>25.98340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08:00:00</text:p>
          </table:table-cell>
          <table:table-cell office:value-type="float" office:value="20.2619858881189" calcext:value-type="float">
            <text:p>20.2619858881</text:p>
          </table:table-cell>
          <table:table-cell office:value-type="float" office:value="21.36614511" calcext:value-type="float">
            <text:p>21.36614511</text:p>
          </table:table-cell>
          <table:table-cell office:value-type="float" office:value="195.390333716646" calcext:value-type="float">
            <text:p>195.3903337166</text:p>
          </table:table-cell>
          <table:table-cell office:value-type="float" office:value="75.76675468" calcext:value-type="float">
            <text:p>75.76675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09:00:00</text:p>
          </table:table-cell>
          <table:table-cell office:value-type="float" office:value="20.5701199038735" calcext:value-type="float">
            <text:p>20.5701199039</text:p>
          </table:table-cell>
          <table:table-cell office:value-type="float" office:value="22.28817319" calcext:value-type="float">
            <text:p>22.28817319</text:p>
          </table:table-cell>
          <table:table-cell office:value-type="float" office:value="124.018787209642" calcext:value-type="float">
            <text:p>124.0187872096</text:p>
          </table:table-cell>
          <table:table-cell office:value-type="float" office:value="61.24619231" calcext:value-type="float">
            <text:p>61.24619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10:00:00</text:p>
          </table:table-cell>
          <table:table-cell office:value-type="float" office:value="21.2781064368552" calcext:value-type="float">
            <text:p>21.2781064369</text:p>
          </table:table-cell>
          <table:table-cell office:value-type="float" office:value="22.99423586" calcext:value-type="float">
            <text:p>22.99423586</text:p>
          </table:table-cell>
          <table:table-cell office:value-type="float" office:value="83.8729985331422" calcext:value-type="float">
            <text:p>83.8729985331</text:p>
          </table:table-cell>
          <table:table-cell office:value-type="float" office:value="16.88923573" calcext:value-type="float">
            <text:p>16.88923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11:00:00</text:p>
          </table:table-cell>
          <table:table-cell office:value-type="float" office:value="22.1976445629571" calcext:value-type="float">
            <text:p>22.197644563</text:p>
          </table:table-cell>
          <table:table-cell office:value-type="float" office:value="22.86235847" calcext:value-type="float">
            <text:p>22.86235847</text:p>
          </table:table-cell>
          <table:table-cell office:value-type="float" office:value="0" calcext:value-type="float">
            <text:p>0</text:p>
          </table:table-cell>
          <table:table-cell office:value-type="float" office:value="26.8139872" calcext:value-type="float">
            <text:p>26.8139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12:00:00</text:p>
          </table:table-cell>
          <table:table-cell office:value-type="float" office:value="22.8392478981466" calcext:value-type="float">
            <text:p>22.8392478981</text:p>
          </table:table-cell>
          <table:table-cell office:value-type="float" office:value="22.8714474" calcext:value-type="float">
            <text:p>22.8714474</text:p>
          </table:table-cell>
          <table:table-cell office:value-type="float" office:value="0" calcext:value-type="float">
            <text:p>0</text:p>
          </table:table-cell>
          <table:table-cell office:value-type="float" office:value="25.10720071" calcext:value-type="float">
            <text:p>25.10720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13:00:00</text:p>
          </table:table-cell>
          <table:table-cell office:value-type="float" office:value="23.2091522918253" calcext:value-type="float">
            <text:p>23.2091522918</text:p>
          </table:table-cell>
          <table:table-cell office:value-type="float" office:value="22.8712846" calcext:value-type="float">
            <text:p>22.8712846</text:p>
          </table:table-cell>
          <table:table-cell office:value-type="float" office:value="0" calcext:value-type="float">
            <text:p>0</text:p>
          </table:table-cell>
          <table:table-cell office:value-type="float" office:value="23.34710312" calcext:value-type="float">
            <text:p>23.34710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14:00:00</text:p>
          </table:table-cell>
          <table:table-cell office:value-type="float" office:value="23.2972657450141" calcext:value-type="float">
            <text:p>23.297265745</text:p>
          </table:table-cell>
          <table:table-cell office:value-type="float" office:value="22.661689" calcext:value-type="float">
            <text:p>22.661689</text:p>
          </table:table-cell>
          <table:table-cell office:value-type="float" office:value="0" calcext:value-type="float">
            <text:p>0</text:p>
          </table:table-cell>
          <table:table-cell office:value-type="float" office:value="26.77672788" calcext:value-type="float">
            <text:p>26.77672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15:00:00</text:p>
          </table:table-cell>
          <table:table-cell office:value-type="float" office:value="23.3881613771785" calcext:value-type="float">
            <text:p>23.3881613772</text:p>
          </table:table-cell>
          <table:table-cell office:value-type="float" office:value="22.75639364" calcext:value-type="float">
            <text:p>22.75639364</text:p>
          </table:table-cell>
          <table:table-cell office:value-type="float" office:value="0" calcext:value-type="float">
            <text:p>0</text:p>
          </table:table-cell>
          <table:table-cell office:value-type="float" office:value="24.77008233" calcext:value-type="float">
            <text:p>24.77008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16:00:00</text:p>
          </table:table-cell>
          <table:table-cell office:value-type="float" office:value="23.5602390149212" calcext:value-type="float">
            <text:p>23.5602390149</text:p>
          </table:table-cell>
          <table:table-cell office:value-type="float" office:value="22.81624749" calcext:value-type="float">
            <text:p>22.81624749</text:p>
          </table:table-cell>
          <table:table-cell office:value-type="float" office:value="0" calcext:value-type="float">
            <text:p>0</text:p>
          </table:table-cell>
          <table:table-cell office:value-type="float" office:value="23.47913445" calcext:value-type="float">
            <text:p>23.479134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17:00:00</text:p>
          </table:table-cell>
          <table:table-cell office:value-type="float" office:value="23.6198081566479" calcext:value-type="float">
            <text:p>23.6198081566</text:p>
          </table:table-cell>
          <table:table-cell office:value-type="float" office:value="22.69172793" calcext:value-type="float">
            <text:p>22.69172793</text:p>
          </table:table-cell>
          <table:table-cell office:value-type="float" office:value="0" calcext:value-type="float">
            <text:p>0</text:p>
          </table:table-cell>
          <table:table-cell office:value-type="float" office:value="24.20778688" calcext:value-type="float">
            <text:p>24.20778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18:00:00</text:p>
          </table:table-cell>
          <table:table-cell office:value-type="float" office:value="23.6031919054622" calcext:value-type="float">
            <text:p>23.6031919055</text:p>
          </table:table-cell>
          <table:table-cell office:value-type="float" office:value="22.70172418" calcext:value-type="float">
            <text:p>22.70172418</text:p>
          </table:table-cell>
          <table:table-cell office:value-type="float" office:value="0" calcext:value-type="float">
            <text:p>0</text:p>
          </table:table-cell>
          <table:table-cell office:value-type="float" office:value="42.02082056" calcext:value-type="float">
            <text:p>42.02082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19:00:00</text:p>
          </table:table-cell>
          <table:table-cell office:value-type="float" office:value="23.52668025196" calcext:value-type="float">
            <text:p>23.526680252</text:p>
          </table:table-cell>
          <table:table-cell office:value-type="float" office:value="22.76082708" calcext:value-type="float">
            <text:p>22.76082708</text:p>
          </table:table-cell>
          <table:table-cell office:value-type="float" office:value="0" calcext:value-type="float">
            <text:p>0</text:p>
          </table:table-cell>
          <table:table-cell office:value-type="float" office:value="20.00452764" calcext:value-type="float">
            <text:p>20.00452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20:00:00</text:p>
          </table:table-cell>
          <table:table-cell office:value-type="float" office:value="23.1701218962884" calcext:value-type="float">
            <text:p>23.1701218963</text:p>
          </table:table-cell>
          <table:table-cell office:value-type="float" office:value="22.78332976" calcext:value-type="float">
            <text:p>22.78332976</text:p>
          </table:table-cell>
          <table:table-cell office:value-type="float" office:value="0" calcext:value-type="float">
            <text:p>0</text:p>
          </table:table-cell>
          <table:table-cell office:value-type="float" office:value="38.77080058" calcext:value-type="float">
            <text:p>38.77080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21:00:00</text:p>
          </table:table-cell>
          <table:table-cell office:value-type="float" office:value="22.7116769792592" calcext:value-type="float">
            <text:p>22.7116769793</text:p>
          </table:table-cell>
          <table:table-cell office:value-type="float" office:value="22.682185" calcext:value-type="float">
            <text:p>22.682185</text:p>
          </table:table-cell>
          <table:table-cell office:value-type="float" office:value="0" calcext:value-type="float">
            <text:p>0</text:p>
          </table:table-cell>
          <table:table-cell office:value-type="float" office:value="9.336706848" calcext:value-type="float">
            <text:p>9.336706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22:00:00</text:p>
          </table:table-cell>
          <table:table-cell office:value-type="float" office:value="22.378575937818" calcext:value-type="float">
            <text:p>22.3785759378</text:p>
          </table:table-cell>
          <table:table-cell office:value-type="float" office:value="22.19091681" calcext:value-type="float">
            <text:p>22.19091681</text:p>
          </table:table-cell>
          <table:table-cell office:value-type="float" office:value="0" calcext:value-type="float">
            <text:p>0</text:p>
          </table:table-cell>
          <table:table-cell office:value-type="float" office:value="18.62308297" calcext:value-type="float">
            <text:p>18.62308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23:00:00</text:p>
          </table:table-cell>
          <table:table-cell office:value-type="float" office:value="22.0840134333587" calcext:value-type="float">
            <text:p>22.0840134334</text:p>
          </table:table-cell>
          <table:table-cell office:value-type="float" office:value="21.87450218" calcext:value-type="float">
            <text:p>21.87450218</text:p>
          </table:table-cell>
          <table:table-cell office:value-type="float" office:value="0" calcext:value-type="float">
            <text:p>0</text:p>
          </table:table-cell>
          <table:table-cell office:value-type="float" office:value="21.08960226" calcext:value-type="float">
            <text:p>21.08960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1 <text:s/>24:00:00</text:p>
          </table:table-cell>
          <table:table-cell office:value-type="float" office:value="21.7741708817567" calcext:value-type="float">
            <text:p>21.7741708818</text:p>
          </table:table-cell>
          <table:table-cell office:value-type="float" office:value="21.62856476" calcext:value-type="float">
            <text:p>21.62856476</text:p>
          </table:table-cell>
          <table:table-cell office:value-type="float" office:value="0" calcext:value-type="float">
            <text:p>0</text:p>
          </table:table-cell>
          <table:table-cell office:value-type="float" office:value="23.26947908" calcext:value-type="float">
            <text:p>23.26947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01:00:00</text:p>
          </table:table-cell>
          <table:table-cell office:value-type="float" office:value="21.4881653905895" calcext:value-type="float">
            <text:p>21.4881653906</text:p>
          </table:table-cell>
          <table:table-cell office:value-type="float" office:value="21.42501647" calcext:value-type="float">
            <text:p>21.42501647</text:p>
          </table:table-cell>
          <table:table-cell office:value-type="float" office:value="0" calcext:value-type="float">
            <text:p>0</text:p>
          </table:table-cell>
          <table:table-cell office:value-type="float" office:value="24.24997693" calcext:value-type="float">
            <text:p>24.24997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02:00:00</text:p>
          </table:table-cell>
          <table:table-cell office:value-type="float" office:value="21.2640175905202" calcext:value-type="float">
            <text:p>21.2640175905</text:p>
          </table:table-cell>
          <table:table-cell office:value-type="float" office:value="21.27688704" calcext:value-type="float">
            <text:p>21.27688704</text:p>
          </table:table-cell>
          <table:table-cell office:value-type="float" office:value="0" calcext:value-type="float">
            <text:p>0</text:p>
          </table:table-cell>
          <table:table-cell office:value-type="float" office:value="25.6044924" calcext:value-type="float">
            <text:p>25.6044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03:00:00</text:p>
          </table:table-cell>
          <table:table-cell office:value-type="float" office:value="21.0672308300282" calcext:value-type="float">
            <text:p>21.06723083</text:p>
          </table:table-cell>
          <table:table-cell office:value-type="float" office:value="21.19867458" calcext:value-type="float">
            <text:p>21.19867458</text:p>
          </table:table-cell>
          <table:table-cell office:value-type="float" office:value="0" calcext:value-type="float">
            <text:p>0</text:p>
          </table:table-cell>
          <table:table-cell office:value-type="float" office:value="24.74633059" calcext:value-type="float">
            <text:p>24.746330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04:00:00</text:p>
          </table:table-cell>
          <table:table-cell office:value-type="float" office:value="20.8917923453603" calcext:value-type="float">
            <text:p>20.8917923454</text:p>
          </table:table-cell>
          <table:table-cell office:value-type="float" office:value="21.20114912" calcext:value-type="float">
            <text:p>21.20114912</text:p>
          </table:table-cell>
          <table:table-cell office:value-type="float" office:value="0" calcext:value-type="float">
            <text:p>0</text:p>
          </table:table-cell>
          <table:table-cell office:value-type="float" office:value="25.64565339" calcext:value-type="float">
            <text:p>25.645653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05:00:00</text:p>
          </table:table-cell>
          <table:table-cell office:value-type="float" office:value="20.6797323954128" calcext:value-type="float">
            <text:p>20.6797323954</text:p>
          </table:table-cell>
          <table:table-cell office:value-type="float" office:value="21.11836638" calcext:value-type="float">
            <text:p>21.11836638</text:p>
          </table:table-cell>
          <table:table-cell office:value-type="float" office:value="0" calcext:value-type="float">
            <text:p>0</text:p>
          </table:table-cell>
          <table:table-cell office:value-type="float" office:value="27.04413769" calcext:value-type="float">
            <text:p>27.04413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06:00:00</text:p>
          </table:table-cell>
          <table:table-cell office:value-type="float" office:value="20.5110748839628" calcext:value-type="float">
            <text:p>20.511074884</text:p>
          </table:table-cell>
          <table:table-cell office:value-type="float" office:value="21.12225152" calcext:value-type="float">
            <text:p>21.12225152</text:p>
          </table:table-cell>
          <table:table-cell office:value-type="float" office:value="0" calcext:value-type="float">
            <text:p>0</text:p>
          </table:table-cell>
          <table:table-cell office:value-type="float" office:value="26.47147043" calcext:value-type="float">
            <text:p>26.47147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07:00:00</text:p>
          </table:table-cell>
          <table:table-cell office:value-type="float" office:value="20.3430237938231" calcext:value-type="float">
            <text:p>20.3430237938</text:p>
          </table:table-cell>
          <table:table-cell office:value-type="float" office:value="21.01601492" calcext:value-type="float">
            <text:p>21.01601492</text:p>
          </table:table-cell>
          <table:table-cell office:value-type="float" office:value="0" calcext:value-type="float">
            <text:p>0</text:p>
          </table:table-cell>
          <table:table-cell office:value-type="float" office:value="26.54043133" calcext:value-type="float">
            <text:p>26.54043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08:00:00</text:p>
          </table:table-cell>
          <table:table-cell office:value-type="float" office:value="20.1653159939582" calcext:value-type="float">
            <text:p>20.165315994</text:p>
          </table:table-cell>
          <table:table-cell office:value-type="float" office:value="21.29572595" calcext:value-type="float">
            <text:p>21.29572595</text:p>
          </table:table-cell>
          <table:table-cell office:value-type="float" office:value="276.3743122629" calcext:value-type="float">
            <text:p>276.3743122629</text:p>
          </table:table-cell>
          <table:table-cell office:value-type="float" office:value="80.53459508" calcext:value-type="float">
            <text:p>80.53459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09:00:00</text:p>
          </table:table-cell>
          <table:table-cell office:value-type="float" office:value="20.0929205108409" calcext:value-type="float">
            <text:p>20.0929205108</text:p>
          </table:table-cell>
          <table:table-cell office:value-type="float" office:value="22.36757584" calcext:value-type="float">
            <text:p>22.36757584</text:p>
          </table:table-cell>
          <table:table-cell office:value-type="float" office:value="199.829195949512" calcext:value-type="float">
            <text:p>199.8291959495</text:p>
          </table:table-cell>
          <table:table-cell office:value-type="float" office:value="62.54464121" calcext:value-type="float">
            <text:p>62.54464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10:00:00</text:p>
          </table:table-cell>
          <table:table-cell office:value-type="float" office:value="20.6062033446364" calcext:value-type="float">
            <text:p>20.6062033446</text:p>
          </table:table-cell>
          <table:table-cell office:value-type="float" office:value="22.9385866" calcext:value-type="float">
            <text:p>22.9385866</text:p>
          </table:table-cell>
          <table:table-cell office:value-type="float" office:value="124.436181157531" calcext:value-type="float">
            <text:p>124.4361811575</text:p>
          </table:table-cell>
          <table:table-cell office:value-type="float" office:value="15.9113273" calcext:value-type="float">
            <text:p>15.91132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11:00:00</text:p>
          </table:table-cell>
          <table:table-cell office:value-type="float" office:value="21.7032447826019" calcext:value-type="float">
            <text:p>21.7032447826</text:p>
          </table:table-cell>
          <table:table-cell office:value-type="float" office:value="22.77791209" calcext:value-type="float">
            <text:p>22.77791209</text:p>
          </table:table-cell>
          <table:table-cell office:value-type="float" office:value="0.578751205940581" calcext:value-type="float">
            <text:p>0.5787512059</text:p>
          </table:table-cell>
          <table:table-cell office:value-type="float" office:value="21.72455738" calcext:value-type="float">
            <text:p>21.72455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12:00:00</text:p>
          </table:table-cell>
          <table:table-cell office:value-type="float" office:value="22.5703852211892" calcext:value-type="float">
            <text:p>22.5703852212</text:p>
          </table:table-cell>
          <table:table-cell office:value-type="float" office:value="22.87616536" calcext:value-type="float">
            <text:p>22.87616536</text:p>
          </table:table-cell>
          <table:table-cell office:value-type="float" office:value="9.321980255584" calcext:value-type="float">
            <text:p>9.3219802556</text:p>
          </table:table-cell>
          <table:table-cell office:value-type="float" office:value="32.22081078" calcext:value-type="float">
            <text:p>32.22081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13:00:00</text:p>
          </table:table-cell>
          <table:table-cell office:value-type="float" office:value="23.2457545786627" calcext:value-type="float">
            <text:p>23.2457545787</text:p>
          </table:table-cell>
          <table:table-cell office:value-type="float" office:value="22.79625423" calcext:value-type="float">
            <text:p>22.79625423</text:p>
          </table:table-cell>
          <table:table-cell office:value-type="float" office:value="0" calcext:value-type="float">
            <text:p>0</text:p>
          </table:table-cell>
          <table:table-cell office:value-type="float" office:value="27.31158038" calcext:value-type="float">
            <text:p>27.31158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14:00:00</text:p>
          </table:table-cell>
          <table:table-cell office:value-type="float" office:value="23.3474061896534" calcext:value-type="float">
            <text:p>23.3474061897</text:p>
          </table:table-cell>
          <table:table-cell office:value-type="float" office:value="22.96220814" calcext:value-type="float">
            <text:p>22.96220814</text:p>
          </table:table-cell>
          <table:table-cell office:value-type="float" office:value="0" calcext:value-type="float">
            <text:p>0</text:p>
          </table:table-cell>
          <table:table-cell office:value-type="float" office:value="25.00406627" calcext:value-type="float">
            <text:p>25.00406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15:00:00</text:p>
          </table:table-cell>
          <table:table-cell office:value-type="float" office:value="23.3556988107936" calcext:value-type="float">
            <text:p>23.3556988108</text:p>
          </table:table-cell>
          <table:table-cell office:value-type="float" office:value="23.15867368" calcext:value-type="float">
            <text:p>23.15867368</text:p>
          </table:table-cell>
          <table:table-cell office:value-type="float" office:value="0" calcext:value-type="float">
            <text:p>0</text:p>
          </table:table-cell>
          <table:table-cell office:value-type="float" office:value="22.49997996" calcext:value-type="float">
            <text:p>22.49997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16:00:00</text:p>
          </table:table-cell>
          <table:table-cell office:value-type="float" office:value="23.8397512374477" calcext:value-type="float">
            <text:p>23.8397512374</text:p>
          </table:table-cell>
          <table:table-cell office:value-type="float" office:value="23.30423834" calcext:value-type="float">
            <text:p>23.30423834</text:p>
          </table:table-cell>
          <table:table-cell office:value-type="float" office:value="0" calcext:value-type="float">
            <text:p>0</text:p>
          </table:table-cell>
          <table:table-cell office:value-type="float" office:value="22.6520011" calcext:value-type="float">
            <text:p>22.6520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17:00:00</text:p>
          </table:table-cell>
          <table:table-cell office:value-type="float" office:value="24.1496355374975" calcext:value-type="float">
            <text:p>24.1496355375</text:p>
          </table:table-cell>
          <table:table-cell office:value-type="float" office:value="23.26047028" calcext:value-type="float">
            <text:p>23.26047028</text:p>
          </table:table-cell>
          <table:table-cell office:value-type="float" office:value="0" calcext:value-type="float">
            <text:p>0</text:p>
          </table:table-cell>
          <table:table-cell office:value-type="float" office:value="26.69671371" calcext:value-type="float">
            <text:p>26.696713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18:00:00</text:p>
          </table:table-cell>
          <table:table-cell office:value-type="float" office:value="24.1912162869098" calcext:value-type="float">
            <text:p>24.1912162869</text:p>
          </table:table-cell>
          <table:table-cell office:value-type="float" office:value="22.88693934" calcext:value-type="float">
            <text:p>22.88693934</text:p>
          </table:table-cell>
          <table:table-cell office:value-type="float" office:value="0" calcext:value-type="float">
            <text:p>0</text:p>
          </table:table-cell>
          <table:table-cell office:value-type="float" office:value="31.90761272" calcext:value-type="float">
            <text:p>31.90761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19:00:00</text:p>
          </table:table-cell>
          <table:table-cell office:value-type="float" office:value="24.0490713514969" calcext:value-type="float">
            <text:p>24.0490713515</text:p>
          </table:table-cell>
          <table:table-cell office:value-type="float" office:value="22.69822418" calcext:value-type="float">
            <text:p>22.69822418</text:p>
          </table:table-cell>
          <table:table-cell office:value-type="float" office:value="0" calcext:value-type="float">
            <text:p>0</text:p>
          </table:table-cell>
          <table:table-cell office:value-type="float" office:value="62.01151026" calcext:value-type="float">
            <text:p>62.01151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20:00:00</text:p>
          </table:table-cell>
          <table:table-cell office:value-type="float" office:value="23.499275171835" calcext:value-type="float">
            <text:p>23.4992751718</text:p>
          </table:table-cell>
          <table:table-cell office:value-type="float" office:value="22.81498272" calcext:value-type="float">
            <text:p>22.81498272</text:p>
          </table:table-cell>
          <table:table-cell office:value-type="float" office:value="0" calcext:value-type="float">
            <text:p>0</text:p>
          </table:table-cell>
          <table:table-cell office:value-type="float" office:value="40.01796545" calcext:value-type="float">
            <text:p>40.01796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21:00:00</text:p>
          </table:table-cell>
          <table:table-cell office:value-type="float" office:value="22.94708477979" calcext:value-type="float">
            <text:p>22.9470847798</text:p>
          </table:table-cell>
          <table:table-cell office:value-type="float" office:value="22.64101653" calcext:value-type="float">
            <text:p>22.64101653</text:p>
          </table:table-cell>
          <table:table-cell office:value-type="float" office:value="0" calcext:value-type="float">
            <text:p>0</text:p>
          </table:table-cell>
          <table:table-cell office:value-type="float" office:value="5.081441581" calcext:value-type="float">
            <text:p>5.081441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22:00:00</text:p>
          </table:table-cell>
          <table:table-cell office:value-type="float" office:value="22.5513091374213" calcext:value-type="float">
            <text:p>22.5513091374</text:p>
          </table:table-cell>
          <table:table-cell office:value-type="float" office:value="21.94305172" calcext:value-type="float">
            <text:p>21.94305172</text:p>
          </table:table-cell>
          <table:table-cell office:value-type="float" office:value="0" calcext:value-type="float">
            <text:p>0</text:p>
          </table:table-cell>
          <table:table-cell office:value-type="float" office:value="22.29629527" calcext:value-type="float">
            <text:p>22.296295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23:00:00</text:p>
          </table:table-cell>
          <table:table-cell office:value-type="float" office:value="22.1995627125849" calcext:value-type="float">
            <text:p>22.1995627126</text:p>
          </table:table-cell>
          <table:table-cell office:value-type="float" office:value="21.44925113" calcext:value-type="float">
            <text:p>21.44925113</text:p>
          </table:table-cell>
          <table:table-cell office:value-type="float" office:value="0" calcext:value-type="float">
            <text:p>0</text:p>
          </table:table-cell>
          <table:table-cell office:value-type="float" office:value="26.01965843" calcext:value-type="float">
            <text:p>26.01965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2 <text:s/>24:00:00</text:p>
          </table:table-cell>
          <table:table-cell office:value-type="float" office:value="21.8110453961864" calcext:value-type="float">
            <text:p>21.8110453962</text:p>
          </table:table-cell>
          <table:table-cell office:value-type="float" office:value="21.10129081" calcext:value-type="float">
            <text:p>21.10129081</text:p>
          </table:table-cell>
          <table:table-cell office:value-type="float" office:value="0" calcext:value-type="float">
            <text:p>0</text:p>
          </table:table-cell>
          <table:table-cell office:value-type="float" office:value="28.52598838" calcext:value-type="float">
            <text:p>28.52598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01:00:00</text:p>
          </table:table-cell>
          <table:table-cell office:value-type="float" office:value="21.4286189229512" calcext:value-type="float">
            <text:p>21.428618923</text:p>
          </table:table-cell>
          <table:table-cell office:value-type="float" office:value="20.85535212" calcext:value-type="float">
            <text:p>20.85535212</text:p>
          </table:table-cell>
          <table:table-cell office:value-type="float" office:value="0" calcext:value-type="float">
            <text:p>0</text:p>
          </table:table-cell>
          <table:table-cell office:value-type="float" office:value="29.11217238" calcext:value-type="float">
            <text:p>29.11217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02:00:00</text:p>
          </table:table-cell>
          <table:table-cell office:value-type="float" office:value="21.1086607899923" calcext:value-type="float">
            <text:p>21.10866079</text:p>
          </table:table-cell>
          <table:table-cell office:value-type="float" office:value="20.66526786" calcext:value-type="float">
            <text:p>20.66526786</text:p>
          </table:table-cell>
          <table:table-cell office:value-type="float" office:value="0" calcext:value-type="float">
            <text:p>0</text:p>
          </table:table-cell>
          <table:table-cell office:value-type="float" office:value="30.76146814" calcext:value-type="float">
            <text:p>30.76146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03:00:00</text:p>
          </table:table-cell>
          <table:table-cell office:value-type="float" office:value="20.7947327281741" calcext:value-type="float">
            <text:p>20.7947327282</text:p>
          </table:table-cell>
          <table:table-cell office:value-type="float" office:value="20.55453577" calcext:value-type="float">
            <text:p>20.55453577</text:p>
          </table:table-cell>
          <table:table-cell office:value-type="float" office:value="0" calcext:value-type="float">
            <text:p>0</text:p>
          </table:table-cell>
          <table:table-cell office:value-type="float" office:value="31.95368748" calcext:value-type="float">
            <text:p>31.95368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04:00:00</text:p>
          </table:table-cell>
          <table:table-cell office:value-type="float" office:value="20.4813310546753" calcext:value-type="float">
            <text:p>20.4813310547</text:p>
          </table:table-cell>
          <table:table-cell office:value-type="float" office:value="20.40891031" calcext:value-type="float">
            <text:p>20.40891031</text:p>
          </table:table-cell>
          <table:table-cell office:value-type="float" office:value="274.092165345799" calcext:value-type="float">
            <text:p>274.0921653458</text:p>
          </table:table-cell>
          <table:table-cell office:value-type="float" office:value="32.54013311" calcext:value-type="float">
            <text:p>32.54013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05:00:00</text:p>
          </table:table-cell>
          <table:table-cell office:value-type="float" office:value="20.3171529054704" calcext:value-type="float">
            <text:p>20.3171529055</text:p>
          </table:table-cell>
          <table:table-cell office:value-type="float" office:value="20.26198177" calcext:value-type="float">
            <text:p>20.26198177</text:p>
          </table:table-cell>
          <table:table-cell office:value-type="float" office:value="185.842598423456" calcext:value-type="float">
            <text:p>185.8425984235</text:p>
          </table:table-cell>
          <table:table-cell office:value-type="float" office:value="33.8475538" calcext:value-type="float">
            <text:p>33.8475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06:00:00</text:p>
          </table:table-cell>
          <table:table-cell office:value-type="float" office:value="20.5094584912334" calcext:value-type="float">
            <text:p>20.5094584912</text:p>
          </table:table-cell>
          <table:table-cell office:value-type="float" office:value="20.16838346" calcext:value-type="float">
            <text:p>20.16838346</text:p>
          </table:table-cell>
          <table:table-cell office:value-type="float" office:value="0" calcext:value-type="float">
            <text:p>0</text:p>
          </table:table-cell>
          <table:table-cell office:value-type="float" office:value="35.05997052" calcext:value-type="float">
            <text:p>35.05997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07:00:00</text:p>
          </table:table-cell>
          <table:table-cell office:value-type="float" office:value="20.7356310480428" calcext:value-type="float">
            <text:p>20.735631048</text:p>
          </table:table-cell>
          <table:table-cell office:value-type="float" office:value="20.05050598" calcext:value-type="float">
            <text:p>20.05050598</text:p>
          </table:table-cell>
          <table:table-cell office:value-type="float" office:value="0" calcext:value-type="float">
            <text:p>0</text:p>
          </table:table-cell>
          <table:table-cell office:value-type="float" office:value="35.21336189" calcext:value-type="float">
            <text:p>35.21336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08:00:00</text:p>
          </table:table-cell>
          <table:table-cell office:value-type="float" office:value="20.7192150827092" calcext:value-type="float">
            <text:p>20.7192150827</text:p>
          </table:table-cell>
          <table:table-cell office:value-type="float" office:value="20.26749669" calcext:value-type="float">
            <text:p>20.26749669</text:p>
          </table:table-cell>
          <table:table-cell office:value-type="float" office:value="0" calcext:value-type="float">
            <text:p>0</text:p>
          </table:table-cell>
          <table:table-cell office:value-type="float" office:value="77.20134565" calcext:value-type="float">
            <text:p>77.201345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09:00:00</text:p>
          </table:table-cell>
          <table:table-cell office:value-type="float" office:value="20.646542207035" calcext:value-type="float">
            <text:p>20.646542207</text:p>
          </table:table-cell>
          <table:table-cell office:value-type="float" office:value="21.21255019" calcext:value-type="float">
            <text:p>21.21255019</text:p>
          </table:table-cell>
          <table:table-cell office:value-type="float" office:value="146.649217810619" calcext:value-type="float">
            <text:p>146.6492178106</text:p>
          </table:table-cell>
          <table:table-cell office:value-type="float" office:value="70.87248234" calcext:value-type="float">
            <text:p>70.872482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10:00:00</text:p>
          </table:table-cell>
          <table:table-cell office:value-type="float" office:value="20.8636478032329" calcext:value-type="float">
            <text:p>20.8636478032</text:p>
          </table:table-cell>
          <table:table-cell office:value-type="float" office:value="22.13444576" calcext:value-type="float">
            <text:p>22.13444576</text:p>
          </table:table-cell>
          <table:table-cell office:value-type="float" office:value="113.570452559713" calcext:value-type="float">
            <text:p>113.5704525597</text:p>
          </table:table-cell>
          <table:table-cell office:value-type="float" office:value="64.0801338" calcext:value-type="float">
            <text:p>64.08013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11:00:00</text:p>
          </table:table-cell>
          <table:table-cell office:value-type="float" office:value="21.5047594101717" calcext:value-type="float">
            <text:p>21.5047594102</text:p>
          </table:table-cell>
          <table:table-cell office:value-type="float" office:value="22.89661562" calcext:value-type="float">
            <text:p>22.89661562</text:p>
          </table:table-cell>
          <table:table-cell office:value-type="float" office:value="83.1487087793428" calcext:value-type="float">
            <text:p>83.1487087793</text:p>
          </table:table-cell>
          <table:table-cell office:value-type="float" office:value="30.07269772" calcext:value-type="float">
            <text:p>30.07269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12:00:00</text:p>
          </table:table-cell>
          <table:table-cell office:value-type="float" office:value="22.3907050483792" calcext:value-type="float">
            <text:p>22.3907050484</text:p>
          </table:table-cell>
          <table:table-cell office:value-type="float" office:value="22.91299099" calcext:value-type="float">
            <text:p>22.91299099</text:p>
          </table:table-cell>
          <table:table-cell office:value-type="float" office:value="14.4103764553083" calcext:value-type="float">
            <text:p>14.4103764553</text:p>
          </table:table-cell>
          <table:table-cell office:value-type="float" office:value="30.09631442" calcext:value-type="float">
            <text:p>30.096314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13:00:00</text:p>
          </table:table-cell>
          <table:table-cell office:value-type="float" office:value="23.2506599145995" calcext:value-type="float">
            <text:p>23.2506599146</text:p>
          </table:table-cell>
          <table:table-cell office:value-type="float" office:value="22.88055919" calcext:value-type="float">
            <text:p>22.88055919</text:p>
          </table:table-cell>
          <table:table-cell office:value-type="float" office:value="0" calcext:value-type="float">
            <text:p>0</text:p>
          </table:table-cell>
          <table:table-cell office:value-type="float" office:value="32.44401602" calcext:value-type="float">
            <text:p>32.44401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14:00:00</text:p>
          </table:table-cell>
          <table:table-cell office:value-type="float" office:value="23.5532056526676" calcext:value-type="float">
            <text:p>23.5532056527</text:p>
          </table:table-cell>
          <table:table-cell office:value-type="float" office:value="22.89533284" calcext:value-type="float">
            <text:p>22.89533284</text:p>
          </table:table-cell>
          <table:table-cell office:value-type="float" office:value="0" calcext:value-type="float">
            <text:p>0</text:p>
          </table:table-cell>
          <table:table-cell office:value-type="float" office:value="34.48898618" calcext:value-type="float">
            <text:p>34.48898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15:00:00</text:p>
          </table:table-cell>
          <table:table-cell office:value-type="float" office:value="23.6313833394526" calcext:value-type="float">
            <text:p>23.6313833395</text:p>
          </table:table-cell>
          <table:table-cell office:value-type="float" office:value="22.84639976" calcext:value-type="float">
            <text:p>22.84639976</text:p>
          </table:table-cell>
          <table:table-cell office:value-type="float" office:value="0" calcext:value-type="float">
            <text:p>0</text:p>
          </table:table-cell>
          <table:table-cell office:value-type="float" office:value="34.74416798" calcext:value-type="float">
            <text:p>34.74416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16:00:00</text:p>
          </table:table-cell>
          <table:table-cell office:value-type="float" office:value="23.7951393454987" calcext:value-type="float">
            <text:p>23.7951393455</text:p>
          </table:table-cell>
          <table:table-cell office:value-type="float" office:value="22.74490008" calcext:value-type="float">
            <text:p>22.74490008</text:p>
          </table:table-cell>
          <table:table-cell office:value-type="float" office:value="0" calcext:value-type="float">
            <text:p>0</text:p>
          </table:table-cell>
          <table:table-cell office:value-type="float" office:value="35.21487841" calcext:value-type="float">
            <text:p>35.21487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17:00:00</text:p>
          </table:table-cell>
          <table:table-cell office:value-type="float" office:value="23.8433656717062" calcext:value-type="float">
            <text:p>23.8433656717</text:p>
          </table:table-cell>
          <table:table-cell office:value-type="float" office:value="22.69348978" calcext:value-type="float">
            <text:p>22.69348978</text:p>
          </table:table-cell>
          <table:table-cell office:value-type="float" office:value="0" calcext:value-type="float">
            <text:p>0</text:p>
          </table:table-cell>
          <table:table-cell office:value-type="float" office:value="52.09750322" calcext:value-type="float">
            <text:p>52.09750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18:00:00</text:p>
          </table:table-cell>
          <table:table-cell office:value-type="float" office:value="23.7513732189167" calcext:value-type="float">
            <text:p>23.7513732189</text:p>
          </table:table-cell>
          <table:table-cell office:value-type="float" office:value="22.72045032" calcext:value-type="float">
            <text:p>22.72045032</text:p>
          </table:table-cell>
          <table:table-cell office:value-type="float" office:value="0" calcext:value-type="float">
            <text:p>0</text:p>
          </table:table-cell>
          <table:table-cell office:value-type="float" office:value="61.81411493" calcext:value-type="float">
            <text:p>61.81411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19:00:00</text:p>
          </table:table-cell>
          <table:table-cell office:value-type="float" office:value="23.5615021286944" calcext:value-type="float">
            <text:p>23.5615021287</text:p>
          </table:table-cell>
          <table:table-cell office:value-type="float" office:value="22.78007077" calcext:value-type="float">
            <text:p>22.78007077</text:p>
          </table:table-cell>
          <table:table-cell office:value-type="float" office:value="0" calcext:value-type="float">
            <text:p>0</text:p>
          </table:table-cell>
          <table:table-cell office:value-type="float" office:value="42.9706354" calcext:value-type="float">
            <text:p>42.9706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20:00:00</text:p>
          </table:table-cell>
          <table:table-cell office:value-type="float" office:value="23.0711963696929" calcext:value-type="float">
            <text:p>23.0711963697</text:p>
          </table:table-cell>
          <table:table-cell office:value-type="float" office:value="22.82105909" calcext:value-type="float">
            <text:p>22.82105909</text:p>
          </table:table-cell>
          <table:table-cell office:value-type="float" office:value="0" calcext:value-type="float">
            <text:p>0</text:p>
          </table:table-cell>
          <table:table-cell office:value-type="float" office:value="38.40306468" calcext:value-type="float">
            <text:p>38.40306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21:00:00</text:p>
          </table:table-cell>
          <table:table-cell office:value-type="float" office:value="22.4618058487067" calcext:value-type="float">
            <text:p>22.4618058487</text:p>
          </table:table-cell>
          <table:table-cell office:value-type="float" office:value="22.28948123" calcext:value-type="float">
            <text:p>22.28948123</text:p>
          </table:table-cell>
          <table:table-cell office:value-type="float" office:value="0" calcext:value-type="float">
            <text:p>0</text:p>
          </table:table-cell>
          <table:table-cell office:value-type="float" office:value="12.21914192" calcext:value-type="float">
            <text:p>12.21914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22:00:00</text:p>
          </table:table-cell>
          <table:table-cell office:value-type="float" office:value="22.0191697023921" calcext:value-type="float">
            <text:p>22.0191697024</text:p>
          </table:table-cell>
          <table:table-cell office:value-type="float" office:value="21.4486502" calcext:value-type="float">
            <text:p>21.4486502</text:p>
          </table:table-cell>
          <table:table-cell office:value-type="float" office:value="0" calcext:value-type="float">
            <text:p>0</text:p>
          </table:table-cell>
          <table:table-cell office:value-type="float" office:value="27.2725683" calcext:value-type="float">
            <text:p>27.27256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23:00:00</text:p>
          </table:table-cell>
          <table:table-cell office:value-type="float" office:value="21.6342569806984" calcext:value-type="float">
            <text:p>21.6342569807</text:p>
          </table:table-cell>
          <table:table-cell office:value-type="float" office:value="20.97316863" calcext:value-type="float">
            <text:p>20.97316863</text:p>
          </table:table-cell>
          <table:table-cell office:value-type="float" office:value="0" calcext:value-type="float">
            <text:p>0</text:p>
          </table:table-cell>
          <table:table-cell office:value-type="float" office:value="29.6045525" calcext:value-type="float">
            <text:p>29.6045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3 <text:s/>24:00:00</text:p>
          </table:table-cell>
          <table:table-cell office:value-type="float" office:value="21.2237370874691" calcext:value-type="float">
            <text:p>21.2237370875</text:p>
          </table:table-cell>
          <table:table-cell office:value-type="float" office:value="20.64123815" calcext:value-type="float">
            <text:p>20.64123815</text:p>
          </table:table-cell>
          <table:table-cell office:value-type="float" office:value="0" calcext:value-type="float">
            <text:p>0</text:p>
          </table:table-cell>
          <table:table-cell office:value-type="float" office:value="31.10520243" calcext:value-type="float">
            <text:p>31.10520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01:00:00</text:p>
          </table:table-cell>
          <table:table-cell office:value-type="float" office:value="20.8267864265806" calcext:value-type="float">
            <text:p>20.8267864266</text:p>
          </table:table-cell>
          <table:table-cell office:value-type="float" office:value="20.38501821" calcext:value-type="float">
            <text:p>20.38501821</text:p>
          </table:table-cell>
          <table:table-cell office:value-type="float" office:value="0" calcext:value-type="float">
            <text:p>0</text:p>
          </table:table-cell>
          <table:table-cell office:value-type="float" office:value="34.31005178" calcext:value-type="float">
            <text:p>34.31005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02:00:00</text:p>
          </table:table-cell>
          <table:table-cell office:value-type="float" office:value="20.4610230893442" calcext:value-type="float">
            <text:p>20.4610230893</text:p>
          </table:table-cell>
          <table:table-cell office:value-type="float" office:value="20.16458136" calcext:value-type="float">
            <text:p>20.16458136</text:p>
          </table:table-cell>
          <table:table-cell office:value-type="float" office:value="251.319699819359" calcext:value-type="float">
            <text:p>251.3196998194</text:p>
          </table:table-cell>
          <table:table-cell office:value-type="float" office:value="35.73006943" calcext:value-type="float">
            <text:p>35.73006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03:00:00</text:p>
          </table:table-cell>
          <table:table-cell office:value-type="float" office:value="20.2349633608324" calcext:value-type="float">
            <text:p>20.2349633608</text:p>
          </table:table-cell>
          <table:table-cell office:value-type="float" office:value="19.98905318" calcext:value-type="float">
            <text:p>19.98905318</text:p>
          </table:table-cell>
          <table:table-cell office:value-type="float" office:value="168.053791535954" calcext:value-type="float">
            <text:p>168.053791536</text:p>
          </table:table-cell>
          <table:table-cell office:value-type="float" office:value="37.85543548" calcext:value-type="float">
            <text:p>37.855435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04:00:00</text:p>
          </table:table-cell>
          <table:table-cell office:value-type="float" office:value="20.2104285273317" calcext:value-type="float">
            <text:p>20.2104285273</text:p>
          </table:table-cell>
          <table:table-cell office:value-type="float" office:value="19.86086997" calcext:value-type="float">
            <text:p>19.86086997</text:p>
          </table:table-cell>
          <table:table-cell office:value-type="float" office:value="108.836817763981" calcext:value-type="float">
            <text:p>108.836817764</text:p>
          </table:table-cell>
          <table:table-cell office:value-type="float" office:value="39.18498602" calcext:value-type="float">
            <text:p>39.18498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05:00:00</text:p>
          </table:table-cell>
          <table:table-cell office:value-type="float" office:value="20.3780931964524" calcext:value-type="float">
            <text:p>20.3780931965</text:p>
          </table:table-cell>
          <table:table-cell office:value-type="float" office:value="19.76773343" calcext:value-type="float">
            <text:p>19.76773343</text:p>
          </table:table-cell>
          <table:table-cell office:value-type="float" office:value="74.9889562659144" calcext:value-type="float">
            <text:p>74.9889562659</text:p>
          </table:table-cell>
          <table:table-cell office:value-type="float" office:value="37.67814237" calcext:value-type="float">
            <text:p>37.678142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06:00:00</text:p>
          </table:table-cell>
          <table:table-cell office:value-type="float" office:value="20.5794563480556" calcext:value-type="float">
            <text:p>20.5794563481</text:p>
          </table:table-cell>
          <table:table-cell office:value-type="float" office:value="19.69934928" calcext:value-type="float">
            <text:p>19.69934928</text:p>
          </table:table-cell>
          <table:table-cell office:value-type="float" office:value="55.8788360453756" calcext:value-type="float">
            <text:p>55.8788360454</text:p>
          </table:table-cell>
          <table:table-cell office:value-type="float" office:value="40.08559278" calcext:value-type="float">
            <text:p>40.08559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07:00:00</text:p>
          </table:table-cell>
          <table:table-cell office:value-type="float" office:value="20.6126746820889" calcext:value-type="float">
            <text:p>20.6126746821</text:p>
          </table:table-cell>
          <table:table-cell office:value-type="float" office:value="19.63326927" calcext:value-type="float">
            <text:p>19.63326927</text:p>
          </table:table-cell>
          <table:table-cell office:value-type="float" office:value="0" calcext:value-type="float">
            <text:p>0</text:p>
          </table:table-cell>
          <table:table-cell office:value-type="float" office:value="40.20153633" calcext:value-type="float">
            <text:p>40.20153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08:00:00</text:p>
          </table:table-cell>
          <table:table-cell office:value-type="float" office:value="20.5754091792375" calcext:value-type="float">
            <text:p>20.5754091792</text:p>
          </table:table-cell>
          <table:table-cell office:value-type="float" office:value="19.57669932" calcext:value-type="float">
            <text:p>19.57669932</text:p>
          </table:table-cell>
          <table:table-cell office:value-type="float" office:value="0" calcext:value-type="float">
            <text:p>0</text:p>
          </table:table-cell>
          <table:table-cell office:value-type="float" office:value="39.21956342" calcext:value-type="float">
            <text:p>39.219563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09:00:00</text:p>
          </table:table-cell>
          <table:table-cell office:value-type="float" office:value="20.4973612727838" calcext:value-type="float">
            <text:p>20.4973612728</text:p>
          </table:table-cell>
          <table:table-cell office:value-type="float" office:value="20.18736482" calcext:value-type="float">
            <text:p>20.18736482</text:p>
          </table:table-cell>
          <table:table-cell office:value-type="float" office:value="0" calcext:value-type="float">
            <text:p>0</text:p>
          </table:table-cell>
          <table:table-cell office:value-type="float" office:value="79.66439501" calcext:value-type="float">
            <text:p>79.66439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10:00:00</text:p>
          </table:table-cell>
          <table:table-cell office:value-type="float" office:value="20.3899620651572" calcext:value-type="float">
            <text:p>20.3899620652</text:p>
          </table:table-cell>
          <table:table-cell office:value-type="float" office:value="21.75900985" calcext:value-type="float">
            <text:p>21.75900985</text:p>
          </table:table-cell>
          <table:table-cell office:value-type="float" office:value="96.0649365360958" calcext:value-type="float">
            <text:p>96.0649365361</text:p>
          </table:table-cell>
          <table:table-cell office:value-type="float" office:value="66.71513219" calcext:value-type="float">
            <text:p>66.715132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11:00:00</text:p>
          </table:table-cell>
          <table:table-cell office:value-type="float" office:value="20.5438524236459" calcext:value-type="float">
            <text:p>20.5438524236</text:p>
          </table:table-cell>
          <table:table-cell office:value-type="float" office:value="22.96474526" calcext:value-type="float">
            <text:p>22.96474526</text:p>
          </table:table-cell>
          <table:table-cell office:value-type="float" office:value="83.1510283926747" calcext:value-type="float">
            <text:p>83.1510283927</text:p>
          </table:table-cell>
          <table:table-cell office:value-type="float" office:value="17.67962269" calcext:value-type="float">
            <text:p>17.67962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12:00:00</text:p>
          </table:table-cell>
          <table:table-cell office:value-type="float" office:value="21.1420067185046" calcext:value-type="float">
            <text:p>21.1420067185</text:p>
          </table:table-cell>
          <table:table-cell office:value-type="float" office:value="22.87703025" calcext:value-type="float">
            <text:p>22.87703025</text:p>
          </table:table-cell>
          <table:table-cell office:value-type="float" office:value="68.1765504128936" calcext:value-type="float">
            <text:p>68.1765504129</text:p>
          </table:table-cell>
          <table:table-cell office:value-type="float" office:value="11.87581576" calcext:value-type="float">
            <text:p>11.87581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13:00:00</text:p>
          </table:table-cell>
          <table:table-cell office:value-type="float" office:value="21.8482396192964" calcext:value-type="float">
            <text:p>21.8482396193</text:p>
          </table:table-cell>
          <table:table-cell office:value-type="float" office:value="22.79333029" calcext:value-type="float">
            <text:p>22.79333029</text:p>
          </table:table-cell>
          <table:table-cell office:value-type="float" office:value="0.367528815989633" calcext:value-type="float">
            <text:p>0.367528816</text:p>
          </table:table-cell>
          <table:table-cell office:value-type="float" office:value="39.21118798" calcext:value-type="float">
            <text:p>39.21118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14:00:00</text:p>
          </table:table-cell>
          <table:table-cell office:value-type="float" office:value="22.318301875217" calcext:value-type="float">
            <text:p>22.3183018752</text:p>
          </table:table-cell>
          <table:table-cell office:value-type="float" office:value="23.01572497" calcext:value-type="float">
            <text:p>23.01572497</text:p>
          </table:table-cell>
          <table:table-cell office:value-type="float" office:value="3.56163312370058" calcext:value-type="float">
            <text:p>3.5616331237</text:p>
          </table:table-cell>
          <table:table-cell office:value-type="float" office:value="25.3347743" calcext:value-type="float">
            <text:p>25.3347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15:00:00</text:p>
          </table:table-cell>
          <table:table-cell office:value-type="float" office:value="22.5313178858045" calcext:value-type="float">
            <text:p>22.5313178858</text:p>
          </table:table-cell>
          <table:table-cell office:value-type="float" office:value="23.13520676" calcext:value-type="float">
            <text:p>23.13520676</text:p>
          </table:table-cell>
          <table:table-cell office:value-type="float" office:value="11.4399107266752" calcext:value-type="float">
            <text:p>11.4399107267</text:p>
          </table:table-cell>
          <table:table-cell office:value-type="float" office:value="23.43855219" calcext:value-type="float">
            <text:p>23.438552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16:00:00</text:p>
          </table:table-cell>
          <table:table-cell office:value-type="float" office:value="22.6789303179223" calcext:value-type="float">
            <text:p>22.6789303179</text:p>
          </table:table-cell>
          <table:table-cell office:value-type="float" office:value="22.97258358" calcext:value-type="float">
            <text:p>22.97258358</text:p>
          </table:table-cell>
          <table:table-cell office:value-type="float" office:value="23.4616872980982" calcext:value-type="float">
            <text:p>23.4616872981</text:p>
          </table:table-cell>
          <table:table-cell office:value-type="float" office:value="28.74622509" calcext:value-type="float">
            <text:p>28.74622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17:00:00</text:p>
          </table:table-cell>
          <table:table-cell office:value-type="float" office:value="22.7844838475317" calcext:value-type="float">
            <text:p>22.7844838475</text:p>
          </table:table-cell>
          <table:table-cell office:value-type="float" office:value="22.7438987" calcext:value-type="float">
            <text:p>22.7438987</text:p>
          </table:table-cell>
          <table:table-cell office:value-type="float" office:value="0" calcext:value-type="float">
            <text:p>0</text:p>
          </table:table-cell>
          <table:table-cell office:value-type="float" office:value="31.45451863" calcext:value-type="float">
            <text:p>31.454518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18:00:00</text:p>
          </table:table-cell>
          <table:table-cell office:value-type="float" office:value="22.8626278850314" calcext:value-type="float">
            <text:p>22.862627885</text:p>
          </table:table-cell>
          <table:table-cell office:value-type="float" office:value="22.814185" calcext:value-type="float">
            <text:p>22.814185</text:p>
          </table:table-cell>
          <table:table-cell office:value-type="float" office:value="0" calcext:value-type="float">
            <text:p>0</text:p>
          </table:table-cell>
          <table:table-cell office:value-type="float" office:value="40.56756965" calcext:value-type="float">
            <text:p>40.56756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19:00:00</text:p>
          </table:table-cell>
          <table:table-cell office:value-type="float" office:value="22.8687305089147" calcext:value-type="float">
            <text:p>22.8687305089</text:p>
          </table:table-cell>
          <table:table-cell office:value-type="float" office:value="22.68540093" calcext:value-type="float">
            <text:p>22.68540093</text:p>
          </table:table-cell>
          <table:table-cell office:value-type="float" office:value="0" calcext:value-type="float">
            <text:p>0</text:p>
          </table:table-cell>
          <table:table-cell office:value-type="float" office:value="49.89906006" calcext:value-type="float">
            <text:p>49.89906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20:00:00</text:p>
          </table:table-cell>
          <table:table-cell office:value-type="float" office:value="22.7224459576242" calcext:value-type="float">
            <text:p>22.7224459576</text:p>
          </table:table-cell>
          <table:table-cell office:value-type="float" office:value="22.52404914" calcext:value-type="float">
            <text:p>22.52404914</text:p>
          </table:table-cell>
          <table:table-cell office:value-type="float" office:value="0" calcext:value-type="float">
            <text:p>0</text:p>
          </table:table-cell>
          <table:table-cell office:value-type="float" office:value="5.079918025" calcext:value-type="float">
            <text:p>5.079918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21:00:00</text:p>
          </table:table-cell>
          <table:table-cell office:value-type="float" office:value="22.5236879186712" calcext:value-type="float">
            <text:p>22.5236879187</text:p>
          </table:table-cell>
          <table:table-cell office:value-type="float" office:value="21.85706549" calcext:value-type="float">
            <text:p>21.85706549</text:p>
          </table:table-cell>
          <table:table-cell office:value-type="float" office:value="0" calcext:value-type="float">
            <text:p>0</text:p>
          </table:table-cell>
          <table:table-cell office:value-type="float" office:value="24.65530528" calcext:value-type="float">
            <text:p>24.65530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22:00:00</text:p>
          </table:table-cell>
          <table:table-cell office:value-type="float" office:value="22.3165578592824" calcext:value-type="float">
            <text:p>22.3165578593</text:p>
          </table:table-cell>
          <table:table-cell office:value-type="float" office:value="21.43545592" calcext:value-type="float">
            <text:p>21.43545592</text:p>
          </table:table-cell>
          <table:table-cell office:value-type="float" office:value="0" calcext:value-type="float">
            <text:p>0</text:p>
          </table:table-cell>
          <table:table-cell office:value-type="float" office:value="25.15611312" calcext:value-type="float">
            <text:p>25.15611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23:00:00</text:p>
          </table:table-cell>
          <table:table-cell office:value-type="float" office:value="22.0862149380625" calcext:value-type="float">
            <text:p>22.0862149381</text:p>
          </table:table-cell>
          <table:table-cell office:value-type="float" office:value="21.19613234" calcext:value-type="float">
            <text:p>21.19613234</text:p>
          </table:table-cell>
          <table:table-cell office:value-type="float" office:value="0" calcext:value-type="float">
            <text:p>0</text:p>
          </table:table-cell>
          <table:table-cell office:value-type="float" office:value="27.93120058" calcext:value-type="float">
            <text:p>27.93120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4 <text:s/>24:00:00</text:p>
          </table:table-cell>
          <table:table-cell office:value-type="float" office:value="21.8379427011198" calcext:value-type="float">
            <text:p>21.8379427011</text:p>
          </table:table-cell>
          <table:table-cell office:value-type="float" office:value="21.01954385" calcext:value-type="float">
            <text:p>21.01954385</text:p>
          </table:table-cell>
          <table:table-cell office:value-type="float" office:value="0" calcext:value-type="float">
            <text:p>0</text:p>
          </table:table-cell>
          <table:table-cell office:value-type="float" office:value="27.57512341" calcext:value-type="float">
            <text:p>27.57512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01:00:00</text:p>
          </table:table-cell>
          <table:table-cell office:value-type="float" office:value="21.5724868447705" calcext:value-type="float">
            <text:p>21.5724868448</text:p>
          </table:table-cell>
          <table:table-cell office:value-type="float" office:value="20.92201506" calcext:value-type="float">
            <text:p>20.92201506</text:p>
          </table:table-cell>
          <table:table-cell office:value-type="float" office:value="0" calcext:value-type="float">
            <text:p>0</text:p>
          </table:table-cell>
          <table:table-cell office:value-type="float" office:value="28.47620315" calcext:value-type="float">
            <text:p>28.47620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02:00:00</text:p>
          </table:table-cell>
          <table:table-cell office:value-type="float" office:value="21.2884118809618" calcext:value-type="float">
            <text:p>21.288411881</text:p>
          </table:table-cell>
          <table:table-cell office:value-type="float" office:value="20.85284467" calcext:value-type="float">
            <text:p>20.85284467</text:p>
          </table:table-cell>
          <table:table-cell office:value-type="float" office:value="0" calcext:value-type="float">
            <text:p>0</text:p>
          </table:table-cell>
          <table:table-cell office:value-type="float" office:value="29.70663642" calcext:value-type="float">
            <text:p>29.706636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03:00:00</text:p>
          </table:table-cell>
          <table:table-cell office:value-type="float" office:value="20.9785804955814" calcext:value-type="float">
            <text:p>20.9785804956</text:p>
          </table:table-cell>
          <table:table-cell office:value-type="float" office:value="20.81994858" calcext:value-type="float">
            <text:p>20.81994858</text:p>
          </table:table-cell>
          <table:table-cell office:value-type="float" office:value="0" calcext:value-type="float">
            <text:p>0</text:p>
          </table:table-cell>
          <table:table-cell office:value-type="float" office:value="28.12381921" calcext:value-type="float">
            <text:p>28.12381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04:00:00</text:p>
          </table:table-cell>
          <table:table-cell office:value-type="float" office:value="20.6746980074959" calcext:value-type="float">
            <text:p>20.6746980075</text:p>
          </table:table-cell>
          <table:table-cell office:value-type="float" office:value="20.75365715" calcext:value-type="float">
            <text:p>20.75365715</text:p>
          </table:table-cell>
          <table:table-cell office:value-type="float" office:value="0" calcext:value-type="float">
            <text:p>0</text:p>
          </table:table-cell>
          <table:table-cell office:value-type="float" office:value="29.00399999" calcext:value-type="float">
            <text:p>29.00399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05:00:00</text:p>
          </table:table-cell>
          <table:table-cell office:value-type="float" office:value="20.399137105568" calcext:value-type="float">
            <text:p>20.3991371056</text:p>
          </table:table-cell>
          <table:table-cell office:value-type="float" office:value="20.74264668" calcext:value-type="float">
            <text:p>20.74264668</text:p>
          </table:table-cell>
          <table:table-cell office:value-type="float" office:value="0" calcext:value-type="float">
            <text:p>0</text:p>
          </table:table-cell>
          <table:table-cell office:value-type="float" office:value="29.38609324" calcext:value-type="float">
            <text:p>29.38609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06:00:00</text:p>
          </table:table-cell>
          <table:table-cell office:value-type="float" office:value="20.1853444947473" calcext:value-type="float">
            <text:p>20.1853444947</text:p>
          </table:table-cell>
          <table:table-cell office:value-type="float" office:value="20.77175145" calcext:value-type="float">
            <text:p>20.77175145</text:p>
          </table:table-cell>
          <table:table-cell office:value-type="float" office:value="241.579001027798" calcext:value-type="float">
            <text:p>241.5790010278</text:p>
          </table:table-cell>
          <table:table-cell office:value-type="float" office:value="28.69677466" calcext:value-type="float">
            <text:p>28.696774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07:00:00</text:p>
          </table:table-cell>
          <table:table-cell office:value-type="float" office:value="20.1185551917238" calcext:value-type="float">
            <text:p>20.1185551917</text:p>
          </table:table-cell>
          <table:table-cell office:value-type="float" office:value="20.80140093" calcext:value-type="float">
            <text:p>20.80140093</text:p>
          </table:table-cell>
          <table:table-cell office:value-type="float" office:value="173.403555777397" calcext:value-type="float">
            <text:p>173.4035557774</text:p>
          </table:table-cell>
          <table:table-cell office:value-type="float" office:value="27.95982181" calcext:value-type="float">
            <text:p>27.95982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08:00:00</text:p>
          </table:table-cell>
          <table:table-cell office:value-type="float" office:value="20.3503524426555" calcext:value-type="float">
            <text:p>20.3503524427</text:p>
          </table:table-cell>
          <table:table-cell office:value-type="float" office:value="20.78530047" calcext:value-type="float">
            <text:p>20.78530047</text:p>
          </table:table-cell>
          <table:table-cell office:value-type="float" office:value="108.216372650248" calcext:value-type="float">
            <text:p>108.2163726502</text:p>
          </table:table-cell>
          <table:table-cell office:value-type="float" office:value="28.73433806" calcext:value-type="float">
            <text:p>28.73433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09:00:00</text:p>
          </table:table-cell>
          <table:table-cell office:value-type="float" office:value="20.7030214290919" calcext:value-type="float">
            <text:p>20.7030214291</text:p>
          </table:table-cell>
          <table:table-cell office:value-type="float" office:value="21.09876341" calcext:value-type="float">
            <text:p>21.09876341</text:p>
          </table:table-cell>
          <table:table-cell office:value-type="float" office:value="75.0100213494758" calcext:value-type="float">
            <text:p>75.0100213495</text:p>
          </table:table-cell>
          <table:table-cell office:value-type="float" office:value="73.45069629" calcext:value-type="float">
            <text:p>73.45069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10:00:00</text:p>
          </table:table-cell>
          <table:table-cell office:value-type="float" office:value="21.0844667883582" calcext:value-type="float">
            <text:p>21.0844667884</text:p>
          </table:table-cell>
          <table:table-cell office:value-type="float" office:value="22.11828095" calcext:value-type="float">
            <text:p>22.11828095</text:p>
          </table:table-cell>
          <table:table-cell office:value-type="float" office:value="60.6703593782231" calcext:value-type="float">
            <text:p>60.6703593782</text:p>
          </table:table-cell>
          <table:table-cell office:value-type="float" office:value="58.31995133" calcext:value-type="float">
            <text:p>58.31995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11:00:00</text:p>
          </table:table-cell>
          <table:table-cell office:value-type="float" office:value="21.4481180165879" calcext:value-type="float">
            <text:p>21.4481180166</text:p>
          </table:table-cell>
          <table:table-cell office:value-type="float" office:value="22.90536222" calcext:value-type="float">
            <text:p>22.90536222</text:p>
          </table:table-cell>
          <table:table-cell office:value-type="float" office:value="54.6959698860186" calcext:value-type="float">
            <text:p>54.695969886</text:p>
          </table:table-cell>
          <table:table-cell office:value-type="float" office:value="29.4667444" calcext:value-type="float">
            <text:p>29.4667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12:00:00</text:p>
          </table:table-cell>
          <table:table-cell office:value-type="float" office:value="21.7882488782014" calcext:value-type="float">
            <text:p>21.7882488782</text:p>
          </table:table-cell>
          <table:table-cell office:value-type="float" office:value="22.81995028" calcext:value-type="float">
            <text:p>22.81995028</text:p>
          </table:table-cell>
          <table:table-cell office:value-type="float" office:value="0" calcext:value-type="float">
            <text:p>0</text:p>
          </table:table-cell>
          <table:table-cell office:value-type="float" office:value="21.06368105" calcext:value-type="float">
            <text:p>21.06368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13:00:00</text:p>
          </table:table-cell>
          <table:table-cell office:value-type="float" office:value="22.0879082619764" calcext:value-type="float">
            <text:p>22.087908262</text:p>
          </table:table-cell>
          <table:table-cell office:value-type="float" office:value="22.94458796" calcext:value-type="float">
            <text:p>22.94458796</text:p>
          </table:table-cell>
          <table:table-cell office:value-type="float" office:value="0" calcext:value-type="float">
            <text:p>0</text:p>
          </table:table-cell>
          <table:table-cell office:value-type="float" office:value="28.42037853" calcext:value-type="float">
            <text:p>28.42037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14:00:00</text:p>
          </table:table-cell>
          <table:table-cell office:value-type="float" office:value="22.2561902319664" calcext:value-type="float">
            <text:p>22.256190232</text:p>
          </table:table-cell>
          <table:table-cell office:value-type="float" office:value="23.22106776" calcext:value-type="float">
            <text:p>23.22106776</text:p>
          </table:table-cell>
          <table:table-cell office:value-type="float" office:value="0" calcext:value-type="float">
            <text:p>0</text:p>
          </table:table-cell>
          <table:table-cell office:value-type="float" office:value="14.16059958" calcext:value-type="float">
            <text:p>14.160599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15:00:00</text:p>
          </table:table-cell>
          <table:table-cell office:value-type="float" office:value="22.6528161148008" calcext:value-type="float">
            <text:p>22.6528161148</text:p>
          </table:table-cell>
          <table:table-cell office:value-type="float" office:value="23.08477545" calcext:value-type="float">
            <text:p>23.08477545</text:p>
          </table:table-cell>
          <table:table-cell office:value-type="float" office:value="0" calcext:value-type="float">
            <text:p>0</text:p>
          </table:table-cell>
          <table:table-cell office:value-type="float" office:value="16.68136786" calcext:value-type="float">
            <text:p>16.68136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16:00:00</text:p>
          </table:table-cell>
          <table:table-cell office:value-type="float" office:value="22.9845726463519" calcext:value-type="float">
            <text:p>22.9845726464</text:p>
          </table:table-cell>
          <table:table-cell office:value-type="float" office:value="22.8858319" calcext:value-type="float">
            <text:p>22.8858319</text:p>
          </table:table-cell>
          <table:table-cell office:value-type="float" office:value="0" calcext:value-type="float">
            <text:p>0</text:p>
          </table:table-cell>
          <table:table-cell office:value-type="float" office:value="17.6906155" calcext:value-type="float">
            <text:p>17.6906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17:00:00</text:p>
          </table:table-cell>
          <table:table-cell office:value-type="float" office:value="23.1033311447641" calcext:value-type="float">
            <text:p>23.1033311448</text:p>
          </table:table-cell>
          <table:table-cell office:value-type="float" office:value="22.67746781" calcext:value-type="float">
            <text:p>22.67746781</text:p>
          </table:table-cell>
          <table:table-cell office:value-type="float" office:value="0" calcext:value-type="float">
            <text:p>0</text:p>
          </table:table-cell>
          <table:table-cell office:value-type="float" office:value="18.76784849" calcext:value-type="float">
            <text:p>18.76784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18:00:00</text:p>
          </table:table-cell>
          <table:table-cell office:value-type="float" office:value="23.1330962770779" calcext:value-type="float">
            <text:p>23.1330962771</text:p>
          </table:table-cell>
          <table:table-cell office:value-type="float" office:value="22.59021759" calcext:value-type="float">
            <text:p>22.59021759</text:p>
          </table:table-cell>
          <table:table-cell office:value-type="float" office:value="0" calcext:value-type="float">
            <text:p>0</text:p>
          </table:table-cell>
          <table:table-cell office:value-type="float" office:value="43.38435943" calcext:value-type="float">
            <text:p>43.38435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19:00:00</text:p>
          </table:table-cell>
          <table:table-cell office:value-type="float" office:value="23.0810059589472" calcext:value-type="float">
            <text:p>23.0810059589</text:p>
          </table:table-cell>
          <table:table-cell office:value-type="float" office:value="22.88120041" calcext:value-type="float">
            <text:p>22.88120041</text:p>
          </table:table-cell>
          <table:table-cell office:value-type="float" office:value="0" calcext:value-type="float">
            <text:p>0</text:p>
          </table:table-cell>
          <table:table-cell office:value-type="float" office:value="8.280225678" calcext:value-type="float">
            <text:p>8.280225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20:00:00</text:p>
          </table:table-cell>
          <table:table-cell office:value-type="float" office:value="23.0105751132699" calcext:value-type="float">
            <text:p>23.0105751133</text:p>
          </table:table-cell>
          <table:table-cell office:value-type="float" office:value="22.60223414" calcext:value-type="float">
            <text:p>22.60223414</text:p>
          </table:table-cell>
          <table:table-cell office:value-type="float" office:value="0" calcext:value-type="float">
            <text:p>0</text:p>
          </table:table-cell>
          <table:table-cell office:value-type="float" office:value="12.09765484" calcext:value-type="float">
            <text:p>12.097654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21:00:00</text:p>
          </table:table-cell>
          <table:table-cell office:value-type="float" office:value="22.9305328626883" calcext:value-type="float">
            <text:p>22.9305328627</text:p>
          </table:table-cell>
          <table:table-cell office:value-type="float" office:value="22.33753298" calcext:value-type="float">
            <text:p>22.33753298</text:p>
          </table:table-cell>
          <table:table-cell office:value-type="float" office:value="0" calcext:value-type="float">
            <text:p>0</text:p>
          </table:table-cell>
          <table:table-cell office:value-type="float" office:value="16.82966208" calcext:value-type="float">
            <text:p>16.829662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22:00:00</text:p>
          </table:table-cell>
          <table:table-cell office:value-type="float" office:value="22.8385727717285" calcext:value-type="float">
            <text:p>22.8385727717</text:p>
          </table:table-cell>
          <table:table-cell office:value-type="float" office:value="22.13350649" calcext:value-type="float">
            <text:p>22.13350649</text:p>
          </table:table-cell>
          <table:table-cell office:value-type="float" office:value="0" calcext:value-type="float">
            <text:p>0</text:p>
          </table:table-cell>
          <table:table-cell office:value-type="float" office:value="18.68398524" calcext:value-type="float">
            <text:p>18.68398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23:00:00</text:p>
          </table:table-cell>
          <table:table-cell office:value-type="float" office:value="22.732179771793" calcext:value-type="float">
            <text:p>22.7321797718</text:p>
          </table:table-cell>
          <table:table-cell office:value-type="float" office:value="21.92043364" calcext:value-type="float">
            <text:p>21.92043364</text:p>
          </table:table-cell>
          <table:table-cell office:value-type="float" office:value="0" calcext:value-type="float">
            <text:p>0</text:p>
          </table:table-cell>
          <table:table-cell office:value-type="float" office:value="19.48038066" calcext:value-type="float">
            <text:p>19.48038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5 <text:s/>24:00:00</text:p>
          </table:table-cell>
          <table:table-cell office:value-type="float" office:value="22.6088856726316" calcext:value-type="float">
            <text:p>22.6088856726</text:p>
          </table:table-cell>
          <table:table-cell office:value-type="float" office:value="21.74346171" calcext:value-type="float">
            <text:p>21.74346171</text:p>
          </table:table-cell>
          <table:table-cell office:value-type="float" office:value="0" calcext:value-type="float">
            <text:p>0</text:p>
          </table:table-cell>
          <table:table-cell office:value-type="float" office:value="21.4012716" calcext:value-type="float">
            <text:p>21.4012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01:00:00</text:p>
          </table:table-cell>
          <table:table-cell office:value-type="float" office:value="22.4461870462999" calcext:value-type="float">
            <text:p>22.4461870463</text:p>
          </table:table-cell>
          <table:table-cell office:value-type="float" office:value="21.61298118" calcext:value-type="float">
            <text:p>21.61298118</text:p>
          </table:table-cell>
          <table:table-cell office:value-type="float" office:value="0" calcext:value-type="float">
            <text:p>0</text:p>
          </table:table-cell>
          <table:table-cell office:value-type="float" office:value="21.80199385" calcext:value-type="float">
            <text:p>21.801993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02:00:00</text:p>
          </table:table-cell>
          <table:table-cell office:value-type="float" office:value="22.2264823704214" calcext:value-type="float">
            <text:p>22.2264823704</text:p>
          </table:table-cell>
          <table:table-cell office:value-type="float" office:value="21.45181331" calcext:value-type="float">
            <text:p>21.45181331</text:p>
          </table:table-cell>
          <table:table-cell office:value-type="float" office:value="0" calcext:value-type="float">
            <text:p>0</text:p>
          </table:table-cell>
          <table:table-cell office:value-type="float" office:value="23.41069282" calcext:value-type="float">
            <text:p>23.41069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03:00:00</text:p>
          </table:table-cell>
          <table:table-cell office:value-type="float" office:value="22.026631356294" calcext:value-type="float">
            <text:p>22.0266313563</text:p>
          </table:table-cell>
          <table:table-cell office:value-type="float" office:value="21.35398214" calcext:value-type="float">
            <text:p>21.35398214</text:p>
          </table:table-cell>
          <table:table-cell office:value-type="float" office:value="0" calcext:value-type="float">
            <text:p>0</text:p>
          </table:table-cell>
          <table:table-cell office:value-type="float" office:value="22.98108216" calcext:value-type="float">
            <text:p>22.981082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04:00:00</text:p>
          </table:table-cell>
          <table:table-cell office:value-type="float" office:value="21.8748863593238" calcext:value-type="float">
            <text:p>21.8748863593</text:p>
          </table:table-cell>
          <table:table-cell office:value-type="float" office:value="21.23365191" calcext:value-type="float">
            <text:p>21.23365191</text:p>
          </table:table-cell>
          <table:table-cell office:value-type="float" office:value="0" calcext:value-type="float">
            <text:p>0</text:p>
          </table:table-cell>
          <table:table-cell office:value-type="float" office:value="25.24814168" calcext:value-type="float">
            <text:p>25.24814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05:00:00</text:p>
          </table:table-cell>
          <table:table-cell office:value-type="float" office:value="21.6782397597786" calcext:value-type="float">
            <text:p>21.6782397598</text:p>
          </table:table-cell>
          <table:table-cell office:value-type="float" office:value="21.0922331" calcext:value-type="float">
            <text:p>21.0922331</text:p>
          </table:table-cell>
          <table:table-cell office:value-type="float" office:value="0" calcext:value-type="float">
            <text:p>0</text:p>
          </table:table-cell>
          <table:table-cell office:value-type="float" office:value="27.13019313" calcext:value-type="float">
            <text:p>27.130193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06:00:00</text:p>
          </table:table-cell>
          <table:table-cell office:value-type="float" office:value="21.4453164793925" calcext:value-type="float">
            <text:p>21.4453164794</text:p>
          </table:table-cell>
          <table:table-cell office:value-type="float" office:value="20.986776" calcext:value-type="float">
            <text:p>20.986776</text:p>
          </table:table-cell>
          <table:table-cell office:value-type="float" office:value="0" calcext:value-type="float">
            <text:p>0</text:p>
          </table:table-cell>
          <table:table-cell office:value-type="float" office:value="26.53439332" calcext:value-type="float">
            <text:p>26.53439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07:00:00</text:p>
          </table:table-cell>
          <table:table-cell office:value-type="float" office:value="21.2645575890453" calcext:value-type="float">
            <text:p>21.264557589</text:p>
          </table:table-cell>
          <table:table-cell office:value-type="float" office:value="20.93826342" calcext:value-type="float">
            <text:p>20.93826342</text:p>
          </table:table-cell>
          <table:table-cell office:value-type="float" office:value="0" calcext:value-type="float">
            <text:p>0</text:p>
          </table:table-cell>
          <table:table-cell office:value-type="float" office:value="26.9336753" calcext:value-type="float">
            <text:p>26.9336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08:00:00</text:p>
          </table:table-cell>
          <table:table-cell office:value-type="float" office:value="21.0786932944091" calcext:value-type="float">
            <text:p>21.0786932944</text:p>
          </table:table-cell>
          <table:table-cell office:value-type="float" office:value="21.20130336" calcext:value-type="float">
            <text:p>21.20130336</text:p>
          </table:table-cell>
          <table:table-cell office:value-type="float" office:value="0" calcext:value-type="float">
            <text:p>0</text:p>
          </table:table-cell>
          <table:table-cell office:value-type="float" office:value="74.83258513" calcext:value-type="float">
            <text:p>74.83258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09:00:00</text:p>
          </table:table-cell>
          <table:table-cell office:value-type="float" office:value="20.9022226606136" calcext:value-type="float">
            <text:p>20.9022226606</text:p>
          </table:table-cell>
          <table:table-cell office:value-type="float" office:value="22.5253458" calcext:value-type="float">
            <text:p>22.5253458</text:p>
          </table:table-cell>
          <table:table-cell office:value-type="float" office:value="278.746270995544" calcext:value-type="float">
            <text:p>278.7462709955</text:p>
          </table:table-cell>
          <table:table-cell office:value-type="float" office:value="47.70467437" calcext:value-type="float">
            <text:p>47.70467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10:00:00</text:p>
          </table:table-cell>
          <table:table-cell office:value-type="float" office:value="21.035458722747" calcext:value-type="float">
            <text:p>21.0354587227</text:p>
          </table:table-cell>
          <table:table-cell office:value-type="float" office:value="23.45955519" calcext:value-type="float">
            <text:p>23.45955519</text:p>
          </table:table-cell>
          <table:table-cell office:value-type="float" office:value="190.22654499128" calcext:value-type="float">
            <text:p>190.2265449913</text:p>
          </table:table-cell>
          <table:table-cell office:value-type="float" office:value="4.889832349" calcext:value-type="float">
            <text:p>4.889832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11:00:00</text:p>
          </table:table-cell>
          <table:table-cell office:value-type="float" office:value="21.984845050257" calcext:value-type="float">
            <text:p>21.9848450503</text:p>
          </table:table-cell>
          <table:table-cell office:value-type="float" office:value="23.55140524" calcext:value-type="float">
            <text:p>23.55140524</text:p>
          </table:table-cell>
          <table:table-cell office:value-type="float" office:value="10.9832857259514" calcext:value-type="float">
            <text:p>10.983285726</text:p>
          </table:table-cell>
          <table:table-cell office:value-type="float" office:value="3.350224257" calcext:value-type="float">
            <text:p>3.350224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12:00:00</text:p>
          </table:table-cell>
          <table:table-cell office:value-type="float" office:value="23.7909312111" calcext:value-type="float">
            <text:p>23.7909312111</text:p>
          </table:table-cell>
          <table:table-cell office:value-type="float" office:value="23.6260477" calcext:value-type="float">
            <text:p>23.6260477</text:p>
          </table:table-cell>
          <table:table-cell office:value-type="float" office:value="0" calcext:value-type="float">
            <text:p>0</text:p>
          </table:table-cell>
          <table:table-cell office:value-type="float" office:value="3.121210231" calcext:value-type="float">
            <text:p>3.121210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13:00:00</text:p>
          </table:table-cell>
          <table:table-cell office:value-type="float" office:value="24.8033398440158" calcext:value-type="float">
            <text:p>24.803339844</text:p>
          </table:table-cell>
          <table:table-cell office:value-type="float" office:value="23.65070474" calcext:value-type="float">
            <text:p>23.65070474</text:p>
          </table:table-cell>
          <table:table-cell office:value-type="float" office:value="0" calcext:value-type="float">
            <text:p>0</text:p>
          </table:table-cell>
          <table:table-cell office:value-type="float" office:value="2.833293" calcext:value-type="float">
            <text:p>2.833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14:00:00</text:p>
          </table:table-cell>
          <table:table-cell office:value-type="float" office:value="24.9583624289787" calcext:value-type="float">
            <text:p>24.958362429</text:p>
          </table:table-cell>
          <table:table-cell office:value-type="float" office:value="23.66165734" calcext:value-type="float">
            <text:p>23.66165734</text:p>
          </table:table-cell>
          <table:table-cell office:value-type="float" office:value="0" calcext:value-type="float">
            <text:p>0</text:p>
          </table:table-cell>
          <table:table-cell office:value-type="float" office:value="2.723185908" calcext:value-type="float">
            <text:p>2.723185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15:00:00</text:p>
          </table:table-cell>
          <table:table-cell office:value-type="float" office:value="25.1359893093395" calcext:value-type="float">
            <text:p>25.1359893093</text:p>
          </table:table-cell>
          <table:table-cell office:value-type="float" office:value="23.76497594" calcext:value-type="float">
            <text:p>23.76497594</text:p>
          </table:table-cell>
          <table:table-cell office:value-type="float" office:value="0" calcext:value-type="float">
            <text:p>0</text:p>
          </table:table-cell>
          <table:table-cell office:value-type="float" office:value="2.61856414" calcext:value-type="float">
            <text:p>2.618564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16:00:00</text:p>
          </table:table-cell>
          <table:table-cell office:value-type="float" office:value="25.6807577962524" calcext:value-type="float">
            <text:p>25.6807577963</text:p>
          </table:table-cell>
          <table:table-cell office:value-type="float" office:value="23.86463741" calcext:value-type="float">
            <text:p>23.86463741</text:p>
          </table:table-cell>
          <table:table-cell office:value-type="float" office:value="0" calcext:value-type="float">
            <text:p>0</text:p>
          </table:table-cell>
          <table:table-cell office:value-type="float" office:value="2.541106038" calcext:value-type="float">
            <text:p>2.541106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17:00:00</text:p>
          </table:table-cell>
          <table:table-cell office:value-type="float" office:value="25.7532406246732" calcext:value-type="float">
            <text:p>25.7532406247</text:p>
          </table:table-cell>
          <table:table-cell office:value-type="float" office:value="23.91625324" calcext:value-type="float">
            <text:p>23.91625324</text:p>
          </table:table-cell>
          <table:table-cell office:value-type="float" office:value="0" calcext:value-type="float">
            <text:p>0</text:p>
          </table:table-cell>
          <table:table-cell office:value-type="float" office:value="2.582682122" calcext:value-type="float">
            <text:p>2.582682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18:00:00</text:p>
          </table:table-cell>
          <table:table-cell office:value-type="float" office:value="25.5238141654383" calcext:value-type="float">
            <text:p>25.5238141654</text:p>
          </table:table-cell>
          <table:table-cell office:value-type="float" office:value="23.63801286" calcext:value-type="float">
            <text:p>23.63801286</text:p>
          </table:table-cell>
          <table:table-cell office:value-type="float" office:value="0" calcext:value-type="float">
            <text:p>0</text:p>
          </table:table-cell>
          <table:table-cell office:value-type="float" office:value="2.613127455" calcext:value-type="float">
            <text:p>2.613127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19:00:00</text:p>
          </table:table-cell>
          <table:table-cell office:value-type="float" office:value="25.2564510227333" calcext:value-type="float">
            <text:p>25.2564510227</text:p>
          </table:table-cell>
          <table:table-cell office:value-type="float" office:value="23.1690702" calcext:value-type="float">
            <text:p>23.1690702</text:p>
          </table:table-cell>
          <table:table-cell office:value-type="float" office:value="0" calcext:value-type="float">
            <text:p>0</text:p>
          </table:table-cell>
          <table:table-cell office:value-type="float" office:value="3.832196291" calcext:value-type="float">
            <text:p>3.8321962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20:00:00</text:p>
          </table:table-cell>
          <table:table-cell office:value-type="float" office:value="24.6524498071706" calcext:value-type="float">
            <text:p>24.6524498072</text:p>
          </table:table-cell>
          <table:table-cell office:value-type="float" office:value="22.7759332" calcext:value-type="float">
            <text:p>22.7759332</text:p>
          </table:table-cell>
          <table:table-cell office:value-type="float" office:value="0" calcext:value-type="float">
            <text:p>0</text:p>
          </table:table-cell>
          <table:table-cell office:value-type="float" office:value="3.780359977" calcext:value-type="float">
            <text:p>3.7803599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21:00:00</text:p>
          </table:table-cell>
          <table:table-cell office:value-type="float" office:value="24.0811168705118" calcext:value-type="float">
            <text:p>24.0811168705</text:p>
          </table:table-cell>
          <table:table-cell office:value-type="float" office:value="22.46514263" calcext:value-type="float">
            <text:p>22.46514263</text:p>
          </table:table-cell>
          <table:table-cell office:value-type="float" office:value="0" calcext:value-type="float">
            <text:p>0</text:p>
          </table:table-cell>
          <table:table-cell office:value-type="float" office:value="3.796925358" calcext:value-type="float">
            <text:p>3.796925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22:00:00</text:p>
          </table:table-cell>
          <table:table-cell office:value-type="float" office:value="23.6800623862249" calcext:value-type="float">
            <text:p>23.6800623862</text:p>
          </table:table-cell>
          <table:table-cell office:value-type="float" office:value="22.17637542" calcext:value-type="float">
            <text:p>22.17637542</text:p>
          </table:table-cell>
          <table:table-cell office:value-type="float" office:value="0" calcext:value-type="float">
            <text:p>0</text:p>
          </table:table-cell>
          <table:table-cell office:value-type="float" office:value="3.821545982" calcext:value-type="float">
            <text:p>3.821545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23:00:00</text:p>
          </table:table-cell>
          <table:table-cell office:value-type="float" office:value="23.7836041244244" calcext:value-type="float">
            <text:p>23.7836041244</text:p>
          </table:table-cell>
          <table:table-cell office:value-type="float" office:value="21.92350255" calcext:value-type="float">
            <text:p>21.92350255</text:p>
          </table:table-cell>
          <table:table-cell office:value-type="float" office:value="0" calcext:value-type="float">
            <text:p>0</text:p>
          </table:table-cell>
          <table:table-cell office:value-type="float" office:value="3.861795828" calcext:value-type="float">
            <text:p>3.861795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6 <text:s/>24:00:00</text:p>
          </table:table-cell>
          <table:table-cell office:value-type="float" office:value="23.8687812494538" calcext:value-type="float">
            <text:p>23.8687812495</text:p>
          </table:table-cell>
          <table:table-cell office:value-type="float" office:value="21.60213167" calcext:value-type="float">
            <text:p>21.60213167</text:p>
          </table:table-cell>
          <table:table-cell office:value-type="float" office:value="0" calcext:value-type="float">
            <text:p>0</text:p>
          </table:table-cell>
          <table:table-cell office:value-type="float" office:value="3.844541502" calcext:value-type="float">
            <text:p>3.844541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01:00:00</text:p>
          </table:table-cell>
          <table:table-cell office:value-type="float" office:value="23.8701486454242" calcext:value-type="float">
            <text:p>23.8701486454</text:p>
          </table:table-cell>
          <table:table-cell office:value-type="float" office:value="21.24676735" calcext:value-type="float">
            <text:p>21.24676735</text:p>
          </table:table-cell>
          <table:table-cell office:value-type="float" office:value="0" calcext:value-type="float">
            <text:p>0</text:p>
          </table:table-cell>
          <table:table-cell office:value-type="float" office:value="4.005352819" calcext:value-type="float">
            <text:p>4.005352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02:00:00</text:p>
          </table:table-cell>
          <table:table-cell office:value-type="float" office:value="23.8409374258832" calcext:value-type="float">
            <text:p>23.8409374259</text:p>
          </table:table-cell>
          <table:table-cell office:value-type="float" office:value="21.04862066" calcext:value-type="float">
            <text:p>21.04862066</text:p>
          </table:table-cell>
          <table:table-cell office:value-type="float" office:value="0" calcext:value-type="float">
            <text:p>0</text:p>
          </table:table-cell>
          <table:table-cell office:value-type="float" office:value="3.898741259" calcext:value-type="float">
            <text:p>3.898741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03:00:00</text:p>
          </table:table-cell>
          <table:table-cell office:value-type="float" office:value="23.7630532454587" calcext:value-type="float">
            <text:p>23.7630532455</text:p>
          </table:table-cell>
          <table:table-cell office:value-type="float" office:value="20.92416058" calcext:value-type="float">
            <text:p>20.92416058</text:p>
          </table:table-cell>
          <table:table-cell office:value-type="float" office:value="0" calcext:value-type="float">
            <text:p>0</text:p>
          </table:table-cell>
          <table:table-cell office:value-type="float" office:value="3.967693632" calcext:value-type="float">
            <text:p>3.967693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04:00:00</text:p>
          </table:table-cell>
          <table:table-cell office:value-type="float" office:value="23.6598521203382" calcext:value-type="float">
            <text:p>23.6598521203</text:p>
          </table:table-cell>
          <table:table-cell office:value-type="float" office:value="20.84820145" calcext:value-type="float">
            <text:p>20.84820145</text:p>
          </table:table-cell>
          <table:table-cell office:value-type="float" office:value="0" calcext:value-type="float">
            <text:p>0</text:p>
          </table:table-cell>
          <table:table-cell office:value-type="float" office:value="4.007433776" calcext:value-type="float">
            <text:p>4.007433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05:00:00</text:p>
          </table:table-cell>
          <table:table-cell office:value-type="float" office:value="23.5779111133469" calcext:value-type="float">
            <text:p>23.5779111133</text:p>
          </table:table-cell>
          <table:table-cell office:value-type="float" office:value="20.66295585" calcext:value-type="float">
            <text:p>20.66295585</text:p>
          </table:table-cell>
          <table:table-cell office:value-type="float" office:value="0" calcext:value-type="float">
            <text:p>0</text:p>
          </table:table-cell>
          <table:table-cell office:value-type="float" office:value="3.984332478" calcext:value-type="float">
            <text:p>3.984332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06:00:00</text:p>
          </table:table-cell>
          <table:table-cell office:value-type="float" office:value="23.5016024421237" calcext:value-type="float">
            <text:p>23.5016024421</text:p>
          </table:table-cell>
          <table:table-cell office:value-type="float" office:value="20.50889203" calcext:value-type="float">
            <text:p>20.50889203</text:p>
          </table:table-cell>
          <table:table-cell office:value-type="float" office:value="0" calcext:value-type="float">
            <text:p>0</text:p>
          </table:table-cell>
          <table:table-cell office:value-type="float" office:value="4.148099817" calcext:value-type="float">
            <text:p>4.148099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07:00:00</text:p>
          </table:table-cell>
          <table:table-cell office:value-type="float" office:value="23.4396021302631" calcext:value-type="float">
            <text:p>23.4396021303</text:p>
          </table:table-cell>
          <table:table-cell office:value-type="float" office:value="20.47600772" calcext:value-type="float">
            <text:p>20.47600772</text:p>
          </table:table-cell>
          <table:table-cell office:value-type="float" office:value="0" calcext:value-type="float">
            <text:p>0</text:p>
          </table:table-cell>
          <table:table-cell office:value-type="float" office:value="4.114659888" calcext:value-type="float">
            <text:p>4.114659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08:00:00</text:p>
          </table:table-cell>
          <table:table-cell office:value-type="float" office:value="23.1795019357681" calcext:value-type="float">
            <text:p>23.1795019358</text:p>
          </table:table-cell>
          <table:table-cell office:value-type="float" office:value="20.42679611" calcext:value-type="float">
            <text:p>20.42679611</text:p>
          </table:table-cell>
          <table:table-cell office:value-type="float" office:value="0" calcext:value-type="float">
            <text:p>0</text:p>
          </table:table-cell>
          <table:table-cell office:value-type="float" office:value="4.060071073" calcext:value-type="float">
            <text:p>4.060071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09:00:00</text:p>
          </table:table-cell>
          <table:table-cell office:value-type="float" office:value="22.8850437490082" calcext:value-type="float">
            <text:p>22.885043749</text:p>
          </table:table-cell>
          <table:table-cell office:value-type="float" office:value="20.41152287" calcext:value-type="float">
            <text:p>20.41152287</text:p>
          </table:table-cell>
          <table:table-cell office:value-type="float" office:value="0" calcext:value-type="float">
            <text:p>0</text:p>
          </table:table-cell>
          <table:table-cell office:value-type="float" office:value="4.112819254" calcext:value-type="float">
            <text:p>4.1128192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10:00:00</text:p>
          </table:table-cell>
          <table:table-cell office:value-type="float" office:value="22.7440632126285" calcext:value-type="float">
            <text:p>22.7440632126</text:p>
          </table:table-cell>
          <table:table-cell office:value-type="float" office:value="20.42883431" calcext:value-type="float">
            <text:p>20.42883431</text:p>
          </table:table-cell>
          <table:table-cell office:value-type="float" office:value="0" calcext:value-type="float">
            <text:p>0</text:p>
          </table:table-cell>
          <table:table-cell office:value-type="float" office:value="4.183798117" calcext:value-type="float">
            <text:p>4.183798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11:00:00</text:p>
          </table:table-cell>
          <table:table-cell office:value-type="float" office:value="22.8007924532127" calcext:value-type="float">
            <text:p>22.8007924532</text:p>
          </table:table-cell>
          <table:table-cell office:value-type="float" office:value="20.58630113" calcext:value-type="float">
            <text:p>20.58630113</text:p>
          </table:table-cell>
          <table:table-cell office:value-type="float" office:value="0" calcext:value-type="float">
            <text:p>0</text:p>
          </table:table-cell>
          <table:table-cell office:value-type="float" office:value="4.231553654" calcext:value-type="float">
            <text:p>4.2315536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12:00:00</text:p>
          </table:table-cell>
          <table:table-cell office:value-type="float" office:value="22.9344580495493" calcext:value-type="float">
            <text:p>22.9344580495</text:p>
          </table:table-cell>
          <table:table-cell office:value-type="float" office:value="20.85748071" calcext:value-type="float">
            <text:p>20.85748071</text:p>
          </table:table-cell>
          <table:table-cell office:value-type="float" office:value="0" calcext:value-type="float">
            <text:p>0</text:p>
          </table:table-cell>
          <table:table-cell office:value-type="float" office:value="2.10156525" calcext:value-type="float">
            <text:p>2.10156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13:00:00</text:p>
          </table:table-cell>
          <table:table-cell office:value-type="float" office:value="23.0378465529197" calcext:value-type="float">
            <text:p>23.0378465529</text:p>
          </table:table-cell>
          <table:table-cell office:value-type="float" office:value="21.04783255" calcext:value-type="float">
            <text:p>21.04783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14:00:00</text:p>
          </table:table-cell>
          <table:table-cell office:value-type="float" office:value="22.9404283718565" calcext:value-type="float">
            <text:p>22.9404283719</text:p>
          </table:table-cell>
          <table:table-cell office:value-type="float" office:value="21.37861055" calcext:value-type="float">
            <text:p>21.37861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15:00:00</text:p>
          </table:table-cell>
          <table:table-cell office:value-type="float" office:value="22.9592636595507" calcext:value-type="float">
            <text:p>22.9592636596</text:p>
          </table:table-cell>
          <table:table-cell office:value-type="float" office:value="21.71899871" calcext:value-type="float">
            <text:p>21.718998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16:00:00</text:p>
          </table:table-cell>
          <table:table-cell office:value-type="float" office:value="23.3127572700315" calcext:value-type="float">
            <text:p>23.31275727</text:p>
          </table:table-cell>
          <table:table-cell office:value-type="float" office:value="21.9679955" calcext:value-type="float">
            <text:p>21.96799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17:00:00</text:p>
          </table:table-cell>
          <table:table-cell office:value-type="float" office:value="23.6256617883712" calcext:value-type="float">
            <text:p>23.6256617884</text:p>
          </table:table-cell>
          <table:table-cell office:value-type="float" office:value="22.18904872" calcext:value-type="float">
            <text:p>22.189048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18:00:00</text:p>
          </table:table-cell>
          <table:table-cell office:value-type="float" office:value="23.7007503688107" calcext:value-type="float">
            <text:p>23.7007503688</text:p>
          </table:table-cell>
          <table:table-cell office:value-type="float" office:value="22.19700473" calcext:value-type="float">
            <text:p>22.197004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19:00:00</text:p>
          </table:table-cell>
          <table:table-cell office:value-type="float" office:value="23.64152935663" calcext:value-type="float">
            <text:p>23.6415293566</text:p>
          </table:table-cell>
          <table:table-cell office:value-type="float" office:value="22.0716773" calcext:value-type="float">
            <text:p>22.0716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20:00:00</text:p>
          </table:table-cell>
          <table:table-cell office:value-type="float" office:value="23.361562428694" calcext:value-type="float">
            <text:p>23.3615624287</text:p>
          </table:table-cell>
          <table:table-cell office:value-type="float" office:value="21.93815677" calcext:value-type="float">
            <text:p>21.93815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21:00:00</text:p>
          </table:table-cell>
          <table:table-cell office:value-type="float" office:value="23.0225121987576" calcext:value-type="float">
            <text:p>23.0225121988</text:p>
          </table:table-cell>
          <table:table-cell office:value-type="float" office:value="21.76005783" calcext:value-type="float">
            <text:p>21.76005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22:00:00</text:p>
          </table:table-cell>
          <table:table-cell office:value-type="float" office:value="22.7781082918145" calcext:value-type="float">
            <text:p>22.7781082918</text:p>
          </table:table-cell>
          <table:table-cell office:value-type="float" office:value="21.61144214" calcext:value-type="float">
            <text:p>21.61144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23:00:00</text:p>
          </table:table-cell>
          <table:table-cell office:value-type="float" office:value="22.6295917294668" calcext:value-type="float">
            <text:p>22.6295917295</text:p>
          </table:table-cell>
          <table:table-cell office:value-type="float" office:value="21.42863885" calcext:value-type="float">
            <text:p>21.42863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7 <text:s/>24:00:00</text:p>
          </table:table-cell>
          <table:table-cell office:value-type="float" office:value="22.4410335046285" calcext:value-type="float">
            <text:p>22.4410335046</text:p>
          </table:table-cell>
          <table:table-cell office:value-type="float" office:value="21.3183086" calcext:value-type="float">
            <text:p>21.31830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01:00:00</text:p>
          </table:table-cell>
          <table:table-cell office:value-type="float" office:value="22.1807685766076" calcext:value-type="float">
            <text:p>22.1807685766</text:p>
          </table:table-cell>
          <table:table-cell office:value-type="float" office:value="21.25108248" calcext:value-type="float">
            <text:p>21.25108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02:00:00</text:p>
          </table:table-cell>
          <table:table-cell office:value-type="float" office:value="22.0241886124768" calcext:value-type="float">
            <text:p>22.0241886125</text:p>
          </table:table-cell>
          <table:table-cell office:value-type="float" office:value="21.19883452" calcext:value-type="float">
            <text:p>21.198834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03:00:00</text:p>
          </table:table-cell>
          <table:table-cell office:value-type="float" office:value="21.9251967435603" calcext:value-type="float">
            <text:p>21.9251967436</text:p>
          </table:table-cell>
          <table:table-cell office:value-type="float" office:value="21.18612864" calcext:value-type="float">
            <text:p>21.18612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04:00:00</text:p>
          </table:table-cell>
          <table:table-cell office:value-type="float" office:value="21.8343390785638" calcext:value-type="float">
            <text:p>21.8343390786</text:p>
          </table:table-cell>
          <table:table-cell office:value-type="float" office:value="21.17902529" calcext:value-type="float">
            <text:p>21.17902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05:00:00</text:p>
          </table:table-cell>
          <table:table-cell office:value-type="float" office:value="21.7365786253085" calcext:value-type="float">
            <text:p>21.7365786253</text:p>
          </table:table-cell>
          <table:table-cell office:value-type="float" office:value="21.10123008" calcext:value-type="float">
            <text:p>21.10123008</text:p>
          </table:table-cell>
          <table:table-cell office:value-type="float" office:value="0" calcext:value-type="float">
            <text:p>0</text:p>
          </table:table-cell>
          <table:table-cell office:value-type="float" office:value="6.245086553" calcext:value-type="float">
            <text:p>6.245086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06:00:00</text:p>
          </table:table-cell>
          <table:table-cell office:value-type="float" office:value="21.5747905173814" calcext:value-type="float">
            <text:p>21.5747905174</text:p>
          </table:table-cell>
          <table:table-cell office:value-type="float" office:value="21.04905404" calcext:value-type="float">
            <text:p>21.04905404</text:p>
          </table:table-cell>
          <table:table-cell office:value-type="float" office:value="0" calcext:value-type="float">
            <text:p>0</text:p>
          </table:table-cell>
          <table:table-cell office:value-type="float" office:value="4.370516673" calcext:value-type="float">
            <text:p>4.3705166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07:00:00</text:p>
          </table:table-cell>
          <table:table-cell office:value-type="float" office:value="21.3606285465709" calcext:value-type="float">
            <text:p>21.3606285466</text:p>
          </table:table-cell>
          <table:table-cell office:value-type="float" office:value="20.95267796" calcext:value-type="float">
            <text:p>20.95267796</text:p>
          </table:table-cell>
          <table:table-cell office:value-type="float" office:value="0" calcext:value-type="float">
            <text:p>0</text:p>
          </table:table-cell>
          <table:table-cell office:value-type="float" office:value="4.451760122" calcext:value-type="float">
            <text:p>4.451760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08:00:00</text:p>
          </table:table-cell>
          <table:table-cell office:value-type="float" office:value="21.1948761807733" calcext:value-type="float">
            <text:p>21.1948761808</text:p>
          </table:table-cell>
          <table:table-cell office:value-type="float" office:value="20.84128811" calcext:value-type="float">
            <text:p>20.84128811</text:p>
          </table:table-cell>
          <table:table-cell office:value-type="float" office:value="0" calcext:value-type="float">
            <text:p>0</text:p>
          </table:table-cell>
          <table:table-cell office:value-type="float" office:value="4.573988092" calcext:value-type="float">
            <text:p>4.573988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09:00:00</text:p>
          </table:table-cell>
          <table:table-cell office:value-type="float" office:value="21.0478118367487" calcext:value-type="float">
            <text:p>21.0478118367</text:p>
          </table:table-cell>
          <table:table-cell office:value-type="float" office:value="20.66327971" calcext:value-type="float">
            <text:p>20.66327971</text:p>
          </table:table-cell>
          <table:table-cell office:value-type="float" office:value="0" calcext:value-type="float">
            <text:p>0</text:p>
          </table:table-cell>
          <table:table-cell office:value-type="float" office:value="4.331436858" calcext:value-type="float">
            <text:p>4.33143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10:00:00</text:p>
          </table:table-cell>
          <table:table-cell office:value-type="float" office:value="21.3393782203414" calcext:value-type="float">
            <text:p>21.3393782203</text:p>
          </table:table-cell>
          <table:table-cell office:value-type="float" office:value="20.55975225" calcext:value-type="float">
            <text:p>20.55975225</text:p>
          </table:table-cell>
          <table:table-cell office:value-type="float" office:value="33.0755610016456" calcext:value-type="float">
            <text:p>33.0755610016</text:p>
          </table:table-cell>
          <table:table-cell office:value-type="float" office:value="4.400406877" calcext:value-type="float">
            <text:p>4.4004068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11:00:00</text:p>
          </table:table-cell>
          <table:table-cell office:value-type="float" office:value="21.769795146096" calcext:value-type="float">
            <text:p>21.7697951461</text:p>
          </table:table-cell>
          <table:table-cell office:value-type="float" office:value="20.64002598" calcext:value-type="float">
            <text:p>20.64002598</text:p>
          </table:table-cell>
          <table:table-cell office:value-type="float" office:value="127.337790200391" calcext:value-type="float">
            <text:p>127.3377902004</text:p>
          </table:table-cell>
          <table:table-cell office:value-type="float" office:value="4.551885647" calcext:value-type="float">
            <text:p>4.551885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12:00:00</text:p>
          </table:table-cell>
          <table:table-cell office:value-type="float" office:value="22.1849630145149" calcext:value-type="float">
            <text:p>22.1849630145</text:p>
          </table:table-cell>
          <table:table-cell office:value-type="float" office:value="20.75904036" calcext:value-type="float">
            <text:p>20.75904036</text:p>
          </table:table-cell>
          <table:table-cell office:value-type="float" office:value="0" calcext:value-type="float">
            <text:p>0</text:p>
          </table:table-cell>
          <table:table-cell office:value-type="float" office:value="5.724632672" calcext:value-type="float">
            <text:p>5.724632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13:00:00</text:p>
          </table:table-cell>
          <table:table-cell office:value-type="float" office:value="22.5926383362896" calcext:value-type="float">
            <text:p>22.5926383363</text:p>
          </table:table-cell>
          <table:table-cell office:value-type="float" office:value="20.69652549" calcext:value-type="float">
            <text:p>20.69652549</text:p>
          </table:table-cell>
          <table:table-cell office:value-type="float" office:value="0" calcext:value-type="float">
            <text:p>0</text:p>
          </table:table-cell>
          <table:table-cell office:value-type="float" office:value="11.78671003" calcext:value-type="float">
            <text:p>11.78671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14:00:00</text:p>
          </table:table-cell>
          <table:table-cell office:value-type="float" office:value="22.6302557103432" calcext:value-type="float">
            <text:p>22.6302557103</text:p>
          </table:table-cell>
          <table:table-cell office:value-type="float" office:value="20.89165412" calcext:value-type="float">
            <text:p>20.89165412</text:p>
          </table:table-cell>
          <table:table-cell office:value-type="float" office:value="0" calcext:value-type="float">
            <text:p>0</text:p>
          </table:table-cell>
          <table:table-cell office:value-type="float" office:value="58.48033421" calcext:value-type="float">
            <text:p>58.48033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15:00:00</text:p>
          </table:table-cell>
          <table:table-cell office:value-type="float" office:value="22.6268104792049" calcext:value-type="float">
            <text:p>22.6268104792</text:p>
          </table:table-cell>
          <table:table-cell office:value-type="float" office:value="22.01562328" calcext:value-type="float">
            <text:p>22.01562328</text:p>
          </table:table-cell>
          <table:table-cell office:value-type="float" office:value="0" calcext:value-type="float">
            <text:p>0</text:p>
          </table:table-cell>
          <table:table-cell office:value-type="float" office:value="49.18065133" calcext:value-type="float">
            <text:p>49.18065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16:00:00</text:p>
          </table:table-cell>
          <table:table-cell office:value-type="float" office:value="22.8505324773283" calcext:value-type="float">
            <text:p>22.8505324773</text:p>
          </table:table-cell>
          <table:table-cell office:value-type="float" office:value="22.70075031" calcext:value-type="float">
            <text:p>22.70075031</text:p>
          </table:table-cell>
          <table:table-cell office:value-type="float" office:value="0" calcext:value-type="float">
            <text:p>0</text:p>
          </table:table-cell>
          <table:table-cell office:value-type="float" office:value="2.364682349" calcext:value-type="float">
            <text:p>2.364682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17:00:00</text:p>
          </table:table-cell>
          <table:table-cell office:value-type="float" office:value="22.9934433519399" calcext:value-type="float">
            <text:p>22.9934433519</text:p>
          </table:table-cell>
          <table:table-cell office:value-type="float" office:value="22.16095723" calcext:value-type="float">
            <text:p>22.16095723</text:p>
          </table:table-cell>
          <table:table-cell office:value-type="float" office:value="0" calcext:value-type="float">
            <text:p>0</text:p>
          </table:table-cell>
          <table:table-cell office:value-type="float" office:value="1.69342906" calcext:value-type="float">
            <text:p>1.69342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18:00:00</text:p>
          </table:table-cell>
          <table:table-cell office:value-type="float" office:value="22.9507054728937" calcext:value-type="float">
            <text:p>22.9507054729</text:p>
          </table:table-cell>
          <table:table-cell office:value-type="float" office:value="21.4121142" calcext:value-type="float">
            <text:p>21.4121142</text:p>
          </table:table-cell>
          <table:table-cell office:value-type="float" office:value="0" calcext:value-type="float">
            <text:p>0</text:p>
          </table:table-cell>
          <table:table-cell office:value-type="float" office:value="0.867224279" calcext:value-type="float">
            <text:p>0.867224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19:00:00</text:p>
          </table:table-cell>
          <table:table-cell office:value-type="float" office:value="22.8063807024992" calcext:value-type="float">
            <text:p>22.8063807025</text:p>
          </table:table-cell>
          <table:table-cell office:value-type="float" office:value="20.60052495" calcext:value-type="float">
            <text:p>20.60052495</text:p>
          </table:table-cell>
          <table:table-cell office:value-type="float" office:value="0" calcext:value-type="float">
            <text:p>0</text:p>
          </table:table-cell>
          <table:table-cell office:value-type="float" office:value="0.577006317" calcext:value-type="float">
            <text:p>0.5770063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20:00:00</text:p>
          </table:table-cell>
          <table:table-cell office:value-type="float" office:value="22.3881214738344" calcext:value-type="float">
            <text:p>22.3881214738</text:p>
          </table:table-cell>
          <table:table-cell office:value-type="float" office:value="19.82595473" calcext:value-type="float">
            <text:p>19.82595473</text:p>
          </table:table-cell>
          <table:table-cell office:value-type="float" office:value="0" calcext:value-type="float">
            <text:p>0</text:p>
          </table:table-cell>
          <table:table-cell office:value-type="float" office:value="0.477789552" calcext:value-type="float">
            <text:p>0.477789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21:00:00</text:p>
          </table:table-cell>
          <table:table-cell office:value-type="float" office:value="21.8341843926382" calcext:value-type="float">
            <text:p>21.8341843926</text:p>
          </table:table-cell>
          <table:table-cell office:value-type="float" office:value="19.338403" calcext:value-type="float">
            <text:p>19.338403</text:p>
          </table:table-cell>
          <table:table-cell office:value-type="float" office:value="0" calcext:value-type="float">
            <text:p>0</text:p>
          </table:table-cell>
          <table:table-cell office:value-type="float" office:value="0.403722402" calcext:value-type="float">
            <text:p>0.403722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22:00:00</text:p>
          </table:table-cell>
          <table:table-cell office:value-type="float" office:value="21.4103411293123" calcext:value-type="float">
            <text:p>21.4103411293</text:p>
          </table:table-cell>
          <table:table-cell office:value-type="float" office:value="18.78622812" calcext:value-type="float">
            <text:p>18.78622812</text:p>
          </table:table-cell>
          <table:table-cell office:value-type="float" office:value="0" calcext:value-type="float">
            <text:p>0</text:p>
          </table:table-cell>
          <table:table-cell office:value-type="float" office:value="0.392013565" calcext:value-type="float">
            <text:p>0.3920135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23:00:00</text:p>
          </table:table-cell>
          <table:table-cell office:value-type="float" office:value="21.0518929511256" calcext:value-type="float">
            <text:p>21.0518929511</text:p>
          </table:table-cell>
          <table:table-cell office:value-type="float" office:value="18.14711576" calcext:value-type="float">
            <text:p>18.14711576</text:p>
          </table:table-cell>
          <table:table-cell office:value-type="float" office:value="0" calcext:value-type="float">
            <text:p>0</text:p>
          </table:table-cell>
          <table:table-cell office:value-type="float" office:value="0.377161405" calcext:value-type="float">
            <text:p>0.377161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8 <text:s/>24:00:00</text:p>
          </table:table-cell>
          <table:table-cell office:value-type="float" office:value="20.6535848611565" calcext:value-type="float">
            <text:p>20.6535848612</text:p>
          </table:table-cell>
          <table:table-cell office:value-type="float" office:value="17.57268819" calcext:value-type="float">
            <text:p>17.57268819</text:p>
          </table:table-cell>
          <table:table-cell office:value-type="float" office:value="0" calcext:value-type="float">
            <text:p>0</text:p>
          </table:table-cell>
          <table:table-cell office:value-type="float" office:value="0.380972638" calcext:value-type="float">
            <text:p>0.3809726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01:00:00</text:p>
          </table:table-cell>
          <table:table-cell office:value-type="float" office:value="20.2704021899203" calcext:value-type="float">
            <text:p>20.2704021899</text:p>
          </table:table-cell>
          <table:table-cell office:value-type="float" office:value="17.03928019" calcext:value-type="float">
            <text:p>17.03928019</text:p>
          </table:table-cell>
          <table:table-cell office:value-type="float" office:value="0" calcext:value-type="float">
            <text:p>0</text:p>
          </table:table-cell>
          <table:table-cell office:value-type="float" office:value="0.39271445" calcext:value-type="float">
            <text:p>0.392714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02:00:00</text:p>
          </table:table-cell>
          <table:table-cell office:value-type="float" office:value="19.9691438378484" calcext:value-type="float">
            <text:p>19.9691438378</text:p>
          </table:table-cell>
          <table:table-cell office:value-type="float" office:value="16.49569264" calcext:value-type="float">
            <text:p>16.49569264</text:p>
          </table:table-cell>
          <table:table-cell office:value-type="float" office:value="0" calcext:value-type="float">
            <text:p>0</text:p>
          </table:table-cell>
          <table:table-cell office:value-type="float" office:value="0.423514817" calcext:value-type="float">
            <text:p>0.423514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03:00:00</text:p>
          </table:table-cell>
          <table:table-cell office:value-type="float" office:value="19.6814553397841" calcext:value-type="float">
            <text:p>19.6814553398</text:p>
          </table:table-cell>
          <table:table-cell office:value-type="float" office:value="16.0865564" calcext:value-type="float">
            <text:p>16.0865564</text:p>
          </table:table-cell>
          <table:table-cell office:value-type="float" office:value="317.891120704708" calcext:value-type="float">
            <text:p>317.8911207047</text:p>
          </table:table-cell>
          <table:table-cell office:value-type="float" office:value="0.425757129" calcext:value-type="float">
            <text:p>0.425757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04:00:00</text:p>
          </table:table-cell>
          <table:table-cell office:value-type="float" office:value="19.5498315231969" calcext:value-type="float">
            <text:p>19.5498315232</text:p>
          </table:table-cell>
          <table:table-cell office:value-type="float" office:value="15.66264772" calcext:value-type="float">
            <text:p>15.66264772</text:p>
          </table:table-cell>
          <table:table-cell office:value-type="float" office:value="212.306498564684" calcext:value-type="float">
            <text:p>212.3064985647</text:p>
          </table:table-cell>
          <table:table-cell office:value-type="float" office:value="0.432724668" calcext:value-type="float">
            <text:p>0.432724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05:00:00</text:p>
          </table:table-cell>
          <table:table-cell office:value-type="float" office:value="19.8192058690734" calcext:value-type="float">
            <text:p>19.8192058691</text:p>
          </table:table-cell>
          <table:table-cell office:value-type="float" office:value="15.26080392" calcext:value-type="float">
            <text:p>15.26080392</text:p>
          </table:table-cell>
          <table:table-cell office:value-type="float" office:value="0" calcext:value-type="float">
            <text:p>0</text:p>
          </table:table-cell>
          <table:table-cell office:value-type="float" office:value="0.459288113" calcext:value-type="float">
            <text:p>0.459288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06:00:00</text:p>
          </table:table-cell>
          <table:table-cell office:value-type="float" office:value="20.1341097750161" calcext:value-type="float">
            <text:p>20.134109775</text:p>
          </table:table-cell>
          <table:table-cell office:value-type="float" office:value="14.85764424" calcext:value-type="float">
            <text:p>14.85764424</text:p>
          </table:table-cell>
          <table:table-cell office:value-type="float" office:value="0" calcext:value-type="float">
            <text:p>0</text:p>
          </table:table-cell>
          <table:table-cell office:value-type="float" office:value="0.445599845" calcext:value-type="float">
            <text:p>0.4455998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07:00:00</text:p>
          </table:table-cell>
          <table:table-cell office:value-type="float" office:value="20.2522158383974" calcext:value-type="float">
            <text:p>20.2522158384</text:p>
          </table:table-cell>
          <table:table-cell office:value-type="float" office:value="14.39117648" calcext:value-type="float">
            <text:p>14.39117648</text:p>
          </table:table-cell>
          <table:table-cell office:value-type="float" office:value="0" calcext:value-type="float">
            <text:p>0</text:p>
          </table:table-cell>
          <table:table-cell office:value-type="float" office:value="0.467539498" calcext:value-type="float">
            <text:p>0.467539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08:00:00</text:p>
          </table:table-cell>
          <table:table-cell office:value-type="float" office:value="20.2104252158879" calcext:value-type="float">
            <text:p>20.2104252159</text:p>
          </table:table-cell>
          <table:table-cell office:value-type="float" office:value="13.94451089" calcext:value-type="float">
            <text:p>13.94451089</text:p>
          </table:table-cell>
          <table:table-cell office:value-type="float" office:value="154.099085117054" calcext:value-type="float">
            <text:p>154.0990851171</text:p>
          </table:table-cell>
          <table:table-cell office:value-type="float" office:value="0.482032277" calcext:value-type="float">
            <text:p>0.482032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09:00:00</text:p>
          </table:table-cell>
          <table:table-cell office:value-type="float" office:value="20.264913449688" calcext:value-type="float">
            <text:p>20.2649134497</text:p>
          </table:table-cell>
          <table:table-cell office:value-type="float" office:value="13.62157852" calcext:value-type="float">
            <text:p>13.62157852</text:p>
          </table:table-cell>
          <table:table-cell office:value-type="float" office:value="119.188493541303" calcext:value-type="float">
            <text:p>119.1884935413</text:p>
          </table:table-cell>
          <table:table-cell office:value-type="float" office:value="32.39573818" calcext:value-type="float">
            <text:p>32.39573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10:00:00</text:p>
          </table:table-cell>
          <table:table-cell office:value-type="float" office:value="20.6917381936234" calcext:value-type="float">
            <text:p>20.6917381936</text:p>
          </table:table-cell>
          <table:table-cell office:value-type="float" office:value="14.32519675" calcext:value-type="float">
            <text:p>14.32519675</text:p>
          </table:table-cell>
          <table:table-cell office:value-type="float" office:value="87.4636615029928" calcext:value-type="float">
            <text:p>87.463661503</text:p>
          </table:table-cell>
          <table:table-cell office:value-type="float" office:value="70.09973847" calcext:value-type="float">
            <text:p>70.09973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11:00:00</text:p>
          </table:table-cell>
          <table:table-cell office:value-type="float" office:value="21.4231891982962" calcext:value-type="float">
            <text:p>21.4231891983</text:p>
          </table:table-cell>
          <table:table-cell office:value-type="float" office:value="16.23998554" calcext:value-type="float">
            <text:p>16.23998554</text:p>
          </table:table-cell>
          <table:table-cell office:value-type="float" office:value="16.3639018368065" calcext:value-type="float">
            <text:p>16.3639018368</text:p>
          </table:table-cell>
          <table:table-cell office:value-type="float" office:value="77.59609946" calcext:value-type="float">
            <text:p>77.59609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12:00:00</text:p>
          </table:table-cell>
          <table:table-cell office:value-type="float" office:value="21.9864760152692" calcext:value-type="float">
            <text:p>21.9864760153</text:p>
          </table:table-cell>
          <table:table-cell office:value-type="float" office:value="18.39404357" calcext:value-type="float">
            <text:p>18.39404357</text:p>
          </table:table-cell>
          <table:table-cell office:value-type="float" office:value="24.1771460238595" calcext:value-type="float">
            <text:p>24.1771460239</text:p>
          </table:table-cell>
          <table:table-cell office:value-type="float" office:value="79.56491303" calcext:value-type="float">
            <text:p>79.56491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13:00:00</text:p>
          </table:table-cell>
          <table:table-cell office:value-type="float" office:value="22.3241308804283" calcext:value-type="float">
            <text:p>22.3241308804</text:p>
          </table:table-cell>
          <table:table-cell office:value-type="float" office:value="20.0359942" calcext:value-type="float">
            <text:p>20.0359942</text:p>
          </table:table-cell>
          <table:table-cell office:value-type="float" office:value="0" calcext:value-type="float">
            <text:p>0</text:p>
          </table:table-cell>
          <table:table-cell office:value-type="float" office:value="75.00494685" calcext:value-type="float">
            <text:p>75.00494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14:00:00</text:p>
          </table:table-cell>
          <table:table-cell office:value-type="float" office:value="22.3480351014906" calcext:value-type="float">
            <text:p>22.3480351015</text:p>
          </table:table-cell>
          <table:table-cell office:value-type="float" office:value="21.20813698" calcext:value-type="float">
            <text:p>21.20813698</text:p>
          </table:table-cell>
          <table:table-cell office:value-type="float" office:value="0" calcext:value-type="float">
            <text:p>0</text:p>
          </table:table-cell>
          <table:table-cell office:value-type="float" office:value="65.54856022" calcext:value-type="float">
            <text:p>65.54856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15:00:00</text:p>
          </table:table-cell>
          <table:table-cell office:value-type="float" office:value="22.3248876383072" calcext:value-type="float">
            <text:p>22.3248876383</text:p>
          </table:table-cell>
          <table:table-cell office:value-type="float" office:value="22.21980118" calcext:value-type="float">
            <text:p>22.21980118</text:p>
          </table:table-cell>
          <table:table-cell office:value-type="float" office:value="0" calcext:value-type="float">
            <text:p>0</text:p>
          </table:table-cell>
          <table:table-cell office:value-type="float" office:value="67.52114643" calcext:value-type="float">
            <text:p>67.52114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16:00:00</text:p>
          </table:table-cell>
          <table:table-cell office:value-type="float" office:value="22.4545421647629" calcext:value-type="float">
            <text:p>22.4545421648</text:p>
          </table:table-cell>
          <table:table-cell office:value-type="float" office:value="22.59691705" calcext:value-type="float">
            <text:p>22.59691705</text:p>
          </table:table-cell>
          <table:table-cell office:value-type="float" office:value="0" calcext:value-type="float">
            <text:p>0</text:p>
          </table:table-cell>
          <table:table-cell office:value-type="float" office:value="25.72343066" calcext:value-type="float">
            <text:p>25.72343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17:00:00</text:p>
          </table:table-cell>
          <table:table-cell office:value-type="float" office:value="22.4725082699224" calcext:value-type="float">
            <text:p>22.4725082699</text:p>
          </table:table-cell>
          <table:table-cell office:value-type="float" office:value="22.17059112" calcext:value-type="float">
            <text:p>22.17059112</text:p>
          </table:table-cell>
          <table:table-cell office:value-type="float" office:value="0" calcext:value-type="float">
            <text:p>0</text:p>
          </table:table-cell>
          <table:table-cell office:value-type="float" office:value="66.56941174" calcext:value-type="float">
            <text:p>66.56941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18:00:00</text:p>
          </table:table-cell>
          <table:table-cell office:value-type="float" office:value="22.317769754871" calcext:value-type="float">
            <text:p>22.3177697549</text:p>
          </table:table-cell>
          <table:table-cell office:value-type="float" office:value="22.32257896" calcext:value-type="float">
            <text:p>22.32257896</text:p>
          </table:table-cell>
          <table:table-cell office:value-type="float" office:value="0" calcext:value-type="float">
            <text:p>0</text:p>
          </table:table-cell>
          <table:table-cell office:value-type="float" office:value="33.59499827" calcext:value-type="float">
            <text:p>33.594998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19:00:00</text:p>
          </table:table-cell>
          <table:table-cell office:value-type="float" office:value="22.0460533641619" calcext:value-type="float">
            <text:p>22.0460533642</text:p>
          </table:table-cell>
          <table:table-cell office:value-type="float" office:value="22.22984967" calcext:value-type="float">
            <text:p>22.22984967</text:p>
          </table:table-cell>
          <table:table-cell office:value-type="float" office:value="0" calcext:value-type="float">
            <text:p>0</text:p>
          </table:table-cell>
          <table:table-cell office:value-type="float" office:value="54.98845224" calcext:value-type="float">
            <text:p>54.98845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20:00:00</text:p>
          </table:table-cell>
          <table:table-cell office:value-type="float" office:value="21.5285434755837" calcext:value-type="float">
            <text:p>21.5285434756</text:p>
          </table:table-cell>
          <table:table-cell office:value-type="float" office:value="22.09448904" calcext:value-type="float">
            <text:p>22.09448904</text:p>
          </table:table-cell>
          <table:table-cell office:value-type="float" office:value="77.2314828502328" calcext:value-type="float">
            <text:p>77.2314828502</text:p>
          </table:table-cell>
          <table:table-cell office:value-type="float" office:value="75.87843132" calcext:value-type="float">
            <text:p>75.87843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21:00:00</text:p>
          </table:table-cell>
          <table:table-cell office:value-type="float" office:value="20.9055433461028" calcext:value-type="float">
            <text:p>20.9055433461</text:p>
          </table:table-cell>
          <table:table-cell office:value-type="float" office:value="22.15546041" calcext:value-type="float">
            <text:p>22.15546041</text:p>
          </table:table-cell>
          <table:table-cell office:value-type="float" office:value="0" calcext:value-type="float">
            <text:p>0</text:p>
          </table:table-cell>
          <table:table-cell office:value-type="float" office:value="5.798822995" calcext:value-type="float">
            <text:p>5.7988229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22:00:00</text:p>
          </table:table-cell>
          <table:table-cell office:value-type="float" office:value="20.6002501327756" calcext:value-type="float">
            <text:p>20.6002501328</text:p>
          </table:table-cell>
          <table:table-cell office:value-type="float" office:value="21.18953558" calcext:value-type="float">
            <text:p>21.18953558</text:p>
          </table:table-cell>
          <table:table-cell office:value-type="float" office:value="0" calcext:value-type="float">
            <text:p>0</text:p>
          </table:table-cell>
          <table:table-cell office:value-type="float" office:value="26.55908443" calcext:value-type="float">
            <text:p>26.55908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23:00:00</text:p>
          </table:table-cell>
          <table:table-cell office:value-type="float" office:value="20.2839343150601" calcext:value-type="float">
            <text:p>20.2839343151</text:p>
          </table:table-cell>
          <table:table-cell office:value-type="float" office:value="20.51023575" calcext:value-type="float">
            <text:p>20.51023575</text:p>
          </table:table-cell>
          <table:table-cell office:value-type="float" office:value="0" calcext:value-type="float">
            <text:p>0</text:p>
          </table:table-cell>
          <table:table-cell office:value-type="float" office:value="31.17921293" calcext:value-type="float">
            <text:p>31.17921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09 <text:s/>24:00:00</text:p>
          </table:table-cell>
          <table:table-cell office:value-type="float" office:value="19.9256250991511" calcext:value-type="float">
            <text:p>19.9256250992</text:p>
          </table:table-cell>
          <table:table-cell office:value-type="float" office:value="20.11067357" calcext:value-type="float">
            <text:p>20.11067357</text:p>
          </table:table-cell>
          <table:table-cell office:value-type="float" office:value="0" calcext:value-type="float">
            <text:p>0</text:p>
          </table:table-cell>
          <table:table-cell office:value-type="float" office:value="32.36444666" calcext:value-type="float">
            <text:p>32.364446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01:00:00</text:p>
          </table:table-cell>
          <table:table-cell office:value-type="float" office:value="19.5813551309555" calcext:value-type="float">
            <text:p>19.581355131</text:p>
          </table:table-cell>
          <table:table-cell office:value-type="float" office:value="19.85641756" calcext:value-type="float">
            <text:p>19.85641756</text:p>
          </table:table-cell>
          <table:table-cell office:value-type="float" office:value="227.91440947138" calcext:value-type="float">
            <text:p>227.9144094714</text:p>
          </table:table-cell>
          <table:table-cell office:value-type="float" office:value="35.64533421" calcext:value-type="float">
            <text:p>35.64533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02:00:00</text:p>
          </table:table-cell>
          <table:table-cell office:value-type="float" office:value="19.4363668183157" calcext:value-type="float">
            <text:p>19.4363668183</text:p>
          </table:table-cell>
          <table:table-cell office:value-type="float" office:value="19.70538426" calcext:value-type="float">
            <text:p>19.70538426</text:p>
          </table:table-cell>
          <table:table-cell office:value-type="float" office:value="154.768261266574" calcext:value-type="float">
            <text:p>154.7682612666</text:p>
          </table:table-cell>
          <table:table-cell office:value-type="float" office:value="36.11988321" calcext:value-type="float">
            <text:p>36.119883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03:00:00</text:p>
          </table:table-cell>
          <table:table-cell office:value-type="float" office:value="19.4648993995767" calcext:value-type="float">
            <text:p>19.4648993996</text:p>
          </table:table-cell>
          <table:table-cell office:value-type="float" office:value="19.67866121" calcext:value-type="float">
            <text:p>19.67866121</text:p>
          </table:table-cell>
          <table:table-cell office:value-type="float" office:value="99.009174920335" calcext:value-type="float">
            <text:p>99.0091749203</text:p>
          </table:table-cell>
          <table:table-cell office:value-type="float" office:value="35.55995616" calcext:value-type="float">
            <text:p>35.55995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04:00:00</text:p>
          </table:table-cell>
          <table:table-cell office:value-type="float" office:value="19.5304982419299" calcext:value-type="float">
            <text:p>19.5304982419</text:p>
          </table:table-cell>
          <table:table-cell office:value-type="float" office:value="19.58757887" calcext:value-type="float">
            <text:p>19.58757887</text:p>
          </table:table-cell>
          <table:table-cell office:value-type="float" office:value="68.001354156075" calcext:value-type="float">
            <text:p>68.0013541561</text:p>
          </table:table-cell>
          <table:table-cell office:value-type="float" office:value="36.56981207" calcext:value-type="float">
            <text:p>36.56981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05:00:00</text:p>
          </table:table-cell>
          <table:table-cell office:value-type="float" office:value="19.5951248079084" calcext:value-type="float">
            <text:p>19.5951248079</text:p>
          </table:table-cell>
          <table:table-cell office:value-type="float" office:value="19.44901273" calcext:value-type="float">
            <text:p>19.44901273</text:p>
          </table:table-cell>
          <table:table-cell office:value-type="float" office:value="53.5854105167078" calcext:value-type="float">
            <text:p>53.5854105167</text:p>
          </table:table-cell>
          <table:table-cell office:value-type="float" office:value="37.233358" calcext:value-type="float">
            <text:p>37.233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06:00:00</text:p>
          </table:table-cell>
          <table:table-cell office:value-type="float" office:value="19.650110171697" calcext:value-type="float">
            <text:p>19.6501101717</text:p>
          </table:table-cell>
          <table:table-cell office:value-type="float" office:value="19.37208696" calcext:value-type="float">
            <text:p>19.37208696</text:p>
          </table:table-cell>
          <table:table-cell office:value-type="float" office:value="47.8736980750442" calcext:value-type="float">
            <text:p>47.873698075</text:p>
          </table:table-cell>
          <table:table-cell office:value-type="float" office:value="38.97460872" calcext:value-type="float">
            <text:p>38.97460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07:00:00</text:p>
          </table:table-cell>
          <table:table-cell office:value-type="float" office:value="19.7225046021097" calcext:value-type="float">
            <text:p>19.7225046021</text:p>
          </table:table-cell>
          <table:table-cell office:value-type="float" office:value="19.29861763" calcext:value-type="float">
            <text:p>19.29861763</text:p>
          </table:table-cell>
          <table:table-cell office:value-type="float" office:value="47.2316795439203" calcext:value-type="float">
            <text:p>47.2316795439</text:p>
          </table:table-cell>
          <table:table-cell office:value-type="float" office:value="39.01266038" calcext:value-type="float">
            <text:p>39.01266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08:00:00</text:p>
          </table:table-cell>
          <table:table-cell office:value-type="float" office:value="19.9289295642813" calcext:value-type="float">
            <text:p>19.9289295643</text:p>
          </table:table-cell>
          <table:table-cell office:value-type="float" office:value="19.60908136" calcext:value-type="float">
            <text:p>19.60908136</text:p>
          </table:table-cell>
          <table:table-cell office:value-type="float" office:value="50.6990946549536" calcext:value-type="float">
            <text:p>50.699094655</text:p>
          </table:table-cell>
          <table:table-cell office:value-type="float" office:value="77.10976769" calcext:value-type="float">
            <text:p>77.10976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09:00:00</text:p>
          </table:table-cell>
          <table:table-cell office:value-type="float" office:value="20.0943018638935" calcext:value-type="float">
            <text:p>20.0943018639</text:p>
          </table:table-cell>
          <table:table-cell office:value-type="float" office:value="20.90009218" calcext:value-type="float">
            <text:p>20.90009218</text:p>
          </table:table-cell>
          <table:table-cell office:value-type="float" office:value="53.6500228939756" calcext:value-type="float">
            <text:p>53.650022894</text:p>
          </table:table-cell>
          <table:table-cell office:value-type="float" office:value="74.21193092" calcext:value-type="float">
            <text:p>74.21193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10:00:00</text:p>
          </table:table-cell>
          <table:table-cell office:value-type="float" office:value="20.4892992902592" calcext:value-type="float">
            <text:p>20.4892992903</text:p>
          </table:table-cell>
          <table:table-cell office:value-type="float" office:value="22.30068383" calcext:value-type="float">
            <text:p>22.30068383</text:p>
          </table:table-cell>
          <table:table-cell office:value-type="float" office:value="53.9983479267414" calcext:value-type="float">
            <text:p>53.9983479267</text:p>
          </table:table-cell>
          <table:table-cell office:value-type="float" office:value="25.02968818" calcext:value-type="float">
            <text:p>25.02968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11:00:00</text:p>
          </table:table-cell>
          <table:table-cell office:value-type="float" office:value="21.3398765538914" calcext:value-type="float">
            <text:p>21.3398765539</text:p>
          </table:table-cell>
          <table:table-cell office:value-type="float" office:value="22.48773577" calcext:value-type="float">
            <text:p>22.48773577</text:p>
          </table:table-cell>
          <table:table-cell office:value-type="float" office:value="14.8839491447529" calcext:value-type="float">
            <text:p>14.8839491448</text:p>
          </table:table-cell>
          <table:table-cell office:value-type="float" office:value="10.92122406" calcext:value-type="float">
            <text:p>10.921224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12:00:00</text:p>
          </table:table-cell>
          <table:table-cell office:value-type="float" office:value="22.5317618640583" calcext:value-type="float">
            <text:p>22.5317618641</text:p>
          </table:table-cell>
          <table:table-cell office:value-type="float" office:value="22.32074477" calcext:value-type="float">
            <text:p>22.32074477</text:p>
          </table:table-cell>
          <table:table-cell office:value-type="float" office:value="0" calcext:value-type="float">
            <text:p>0</text:p>
          </table:table-cell>
          <table:table-cell office:value-type="float" office:value="16.56611603" calcext:value-type="float">
            <text:p>16.56611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13:00:00</text:p>
          </table:table-cell>
          <table:table-cell office:value-type="float" office:value="23.3554547904027" calcext:value-type="float">
            <text:p>23.3554547904</text:p>
          </table:table-cell>
          <table:table-cell office:value-type="float" office:value="22.22672174" calcext:value-type="float">
            <text:p>22.22672174</text:p>
          </table:table-cell>
          <table:table-cell office:value-type="float" office:value="0" calcext:value-type="float">
            <text:p>0</text:p>
          </table:table-cell>
          <table:table-cell office:value-type="float" office:value="27.72944529" calcext:value-type="float">
            <text:p>27.729445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14:00:00</text:p>
          </table:table-cell>
          <table:table-cell office:value-type="float" office:value="23.3060349863812" calcext:value-type="float">
            <text:p>23.3060349864</text:p>
          </table:table-cell>
          <table:table-cell office:value-type="float" office:value="22.16070315" calcext:value-type="float">
            <text:p>22.16070315</text:p>
          </table:table-cell>
          <table:table-cell office:value-type="float" office:value="0" calcext:value-type="float">
            <text:p>0</text:p>
          </table:table-cell>
          <table:table-cell office:value-type="float" office:value="41.94165113" calcext:value-type="float">
            <text:p>41.94165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15:00:00</text:p>
          </table:table-cell>
          <table:table-cell office:value-type="float" office:value="23.2104773229776" calcext:value-type="float">
            <text:p>23.210477323</text:p>
          </table:table-cell>
          <table:table-cell office:value-type="float" office:value="22.12864234" calcext:value-type="float">
            <text:p>22.12864234</text:p>
          </table:table-cell>
          <table:table-cell office:value-type="float" office:value="0" calcext:value-type="float">
            <text:p>0</text:p>
          </table:table-cell>
          <table:table-cell office:value-type="float" office:value="54.49626129" calcext:value-type="float">
            <text:p>54.49626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16:00:00</text:p>
          </table:table-cell>
          <table:table-cell office:value-type="float" office:value="23.3593181666003" calcext:value-type="float">
            <text:p>23.3593181666</text:p>
          </table:table-cell>
          <table:table-cell office:value-type="float" office:value="22.35007277" calcext:value-type="float">
            <text:p>22.35007277</text:p>
          </table:table-cell>
          <table:table-cell office:value-type="float" office:value="0" calcext:value-type="float">
            <text:p>0</text:p>
          </table:table-cell>
          <table:table-cell office:value-type="float" office:value="29.8246102" calcext:value-type="float">
            <text:p>29.8246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17:00:00</text:p>
          </table:table-cell>
          <table:table-cell office:value-type="float" office:value="23.3910271729586" calcext:value-type="float">
            <text:p>23.391027173</text:p>
          </table:table-cell>
          <table:table-cell office:value-type="float" office:value="22.2680482" calcext:value-type="float">
            <text:p>22.2680482</text:p>
          </table:table-cell>
          <table:table-cell office:value-type="float" office:value="0" calcext:value-type="float">
            <text:p>0</text:p>
          </table:table-cell>
          <table:table-cell office:value-type="float" office:value="35.53707636" calcext:value-type="float">
            <text:p>35.537076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18:00:00</text:p>
          </table:table-cell>
          <table:table-cell office:value-type="float" office:value="23.2115518613073" calcext:value-type="float">
            <text:p>23.2115518613</text:p>
          </table:table-cell>
          <table:table-cell office:value-type="float" office:value="22.22117065" calcext:value-type="float">
            <text:p>22.22117065</text:p>
          </table:table-cell>
          <table:table-cell office:value-type="float" office:value="0" calcext:value-type="float">
            <text:p>0</text:p>
          </table:table-cell>
          <table:table-cell office:value-type="float" office:value="52.92156518" calcext:value-type="float">
            <text:p>52.92156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19:00:00</text:p>
          </table:table-cell>
          <table:table-cell office:value-type="float" office:value="23.0043550320418" calcext:value-type="float">
            <text:p>23.004355032</text:p>
          </table:table-cell>
          <table:table-cell office:value-type="float" office:value="22.33471737" calcext:value-type="float">
            <text:p>22.33471737</text:p>
          </table:table-cell>
          <table:table-cell office:value-type="float" office:value="0" calcext:value-type="float">
            <text:p>0</text:p>
          </table:table-cell>
          <table:table-cell office:value-type="float" office:value="28.66732259" calcext:value-type="float">
            <text:p>28.6673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20:00:00</text:p>
          </table:table-cell>
          <table:table-cell office:value-type="float" office:value="22.5447038916104" calcext:value-type="float">
            <text:p>22.5447038916</text:p>
          </table:table-cell>
          <table:table-cell office:value-type="float" office:value="22.21430078" calcext:value-type="float">
            <text:p>22.21430078</text:p>
          </table:table-cell>
          <table:table-cell office:value-type="float" office:value="0" calcext:value-type="float">
            <text:p>0</text:p>
          </table:table-cell>
          <table:table-cell office:value-type="float" office:value="49.83987622" calcext:value-type="float">
            <text:p>49.83987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21:00:00</text:p>
          </table:table-cell>
          <table:table-cell office:value-type="float" office:value="21.9997169364297" calcext:value-type="float">
            <text:p>21.9997169364</text:p>
          </table:table-cell>
          <table:table-cell office:value-type="float" office:value="22.24716111" calcext:value-type="float">
            <text:p>22.24716111</text:p>
          </table:table-cell>
          <table:table-cell office:value-type="float" office:value="0" calcext:value-type="float">
            <text:p>0</text:p>
          </table:table-cell>
          <table:table-cell office:value-type="float" office:value="5.051094795" calcext:value-type="float">
            <text:p>5.051094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22:00:00</text:p>
          </table:table-cell>
          <table:table-cell office:value-type="float" office:value="21.6146679043534" calcext:value-type="float">
            <text:p>21.6146679044</text:p>
          </table:table-cell>
          <table:table-cell office:value-type="float" office:value="21.60910767" calcext:value-type="float">
            <text:p>21.60910767</text:p>
          </table:table-cell>
          <table:table-cell office:value-type="float" office:value="0" calcext:value-type="float">
            <text:p>0</text:p>
          </table:table-cell>
          <table:table-cell office:value-type="float" office:value="20.5473848" calcext:value-type="float">
            <text:p>20.5473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23:00:00</text:p>
          </table:table-cell>
          <table:table-cell office:value-type="float" office:value="21.3032313823386" calcext:value-type="float">
            <text:p>21.3032313823</text:p>
          </table:table-cell>
          <table:table-cell office:value-type="float" office:value="21.24147134" calcext:value-type="float">
            <text:p>21.24147134</text:p>
          </table:table-cell>
          <table:table-cell office:value-type="float" office:value="0" calcext:value-type="float">
            <text:p>0</text:p>
          </table:table-cell>
          <table:table-cell office:value-type="float" office:value="23.11628256" calcext:value-type="float">
            <text:p>23.11628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0 <text:s/>24:00:00</text:p>
          </table:table-cell>
          <table:table-cell office:value-type="float" office:value="21.0257924977707" calcext:value-type="float">
            <text:p>21.0257924978</text:p>
          </table:table-cell>
          <table:table-cell office:value-type="float" office:value="21.03284386" calcext:value-type="float">
            <text:p>21.03284386</text:p>
          </table:table-cell>
          <table:table-cell office:value-type="float" office:value="0" calcext:value-type="float">
            <text:p>0</text:p>
          </table:table-cell>
          <table:table-cell office:value-type="float" office:value="23.91148278" calcext:value-type="float">
            <text:p>23.91148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01:00:00</text:p>
          </table:table-cell>
          <table:table-cell office:value-type="float" office:value="20.7899187158083" calcext:value-type="float">
            <text:p>20.7899187158</text:p>
          </table:table-cell>
          <table:table-cell office:value-type="float" office:value="20.88835594" calcext:value-type="float">
            <text:p>20.88835594</text:p>
          </table:table-cell>
          <table:table-cell office:value-type="float" office:value="0" calcext:value-type="float">
            <text:p>0</text:p>
          </table:table-cell>
          <table:table-cell office:value-type="float" office:value="25.04912585" calcext:value-type="float">
            <text:p>25.04912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02:00:00</text:p>
          </table:table-cell>
          <table:table-cell office:value-type="float" office:value="20.6205759573352" calcext:value-type="float">
            <text:p>20.6205759573</text:p>
          </table:table-cell>
          <table:table-cell office:value-type="float" office:value="20.82461204" calcext:value-type="float">
            <text:p>20.82461204</text:p>
          </table:table-cell>
          <table:table-cell office:value-type="float" office:value="0" calcext:value-type="float">
            <text:p>0</text:p>
          </table:table-cell>
          <table:table-cell office:value-type="float" office:value="24.94167431" calcext:value-type="float">
            <text:p>24.94167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03:00:00</text:p>
          </table:table-cell>
          <table:table-cell office:value-type="float" office:value="20.5116940739651" calcext:value-type="float">
            <text:p>20.511694074</text:p>
          </table:table-cell>
          <table:table-cell office:value-type="float" office:value="20.80228328" calcext:value-type="float">
            <text:p>20.80228328</text:p>
          </table:table-cell>
          <table:table-cell office:value-type="float" office:value="0" calcext:value-type="float">
            <text:p>0</text:p>
          </table:table-cell>
          <table:table-cell office:value-type="float" office:value="25.26963873" calcext:value-type="float">
            <text:p>25.269638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04:00:00</text:p>
          </table:table-cell>
          <table:table-cell office:value-type="float" office:value="20.3996487457771" calcext:value-type="float">
            <text:p>20.3996487458</text:p>
          </table:table-cell>
          <table:table-cell office:value-type="float" office:value="20.81660852" calcext:value-type="float">
            <text:p>20.81660852</text:p>
          </table:table-cell>
          <table:table-cell office:value-type="float" office:value="0" calcext:value-type="float">
            <text:p>0</text:p>
          </table:table-cell>
          <table:table-cell office:value-type="float" office:value="23.7363639" calcext:value-type="float">
            <text:p>23.7363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05:00:00</text:p>
          </table:table-cell>
          <table:table-cell office:value-type="float" office:value="20.2938938128717" calcext:value-type="float">
            <text:p>20.2938938129</text:p>
          </table:table-cell>
          <table:table-cell office:value-type="float" office:value="20.86014951" calcext:value-type="float">
            <text:p>20.86014951</text:p>
          </table:table-cell>
          <table:table-cell office:value-type="float" office:value="263.232416917143" calcext:value-type="float">
            <text:p>263.2324169171</text:p>
          </table:table-cell>
          <table:table-cell office:value-type="float" office:value="25.14448413" calcext:value-type="float">
            <text:p>25.14448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06:00:00</text:p>
          </table:table-cell>
          <table:table-cell office:value-type="float" office:value="20.2777887988273" calcext:value-type="float">
            <text:p>20.2777887988</text:p>
          </table:table-cell>
          <table:table-cell office:value-type="float" office:value="20.89512035" calcext:value-type="float">
            <text:p>20.89512035</text:p>
          </table:table-cell>
          <table:table-cell office:value-type="float" office:value="186.698528237695" calcext:value-type="float">
            <text:p>186.6985282377</text:p>
          </table:table-cell>
          <table:table-cell office:value-type="float" office:value="23.96366065" calcext:value-type="float">
            <text:p>23.963660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07:00:00</text:p>
          </table:table-cell>
          <table:table-cell office:value-type="float" office:value="20.6003250331672" calcext:value-type="float">
            <text:p>20.6003250332</text:p>
          </table:table-cell>
          <table:table-cell office:value-type="float" office:value="20.90751" calcext:value-type="float">
            <text:p>20.90751</text:p>
          </table:table-cell>
          <table:table-cell office:value-type="float" office:value="0" calcext:value-type="float">
            <text:p>0</text:p>
          </table:table-cell>
          <table:table-cell office:value-type="float" office:value="23.82251596" calcext:value-type="float">
            <text:p>23.82251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08:00:00</text:p>
          </table:table-cell>
          <table:table-cell office:value-type="float" office:value="21.0068435357182" calcext:value-type="float">
            <text:p>21.0068435357</text:p>
          </table:table-cell>
          <table:table-cell office:value-type="float" office:value="20.93780288" calcext:value-type="float">
            <text:p>20.93780288</text:p>
          </table:table-cell>
          <table:table-cell office:value-type="float" office:value="0" calcext:value-type="float">
            <text:p>0</text:p>
          </table:table-cell>
          <table:table-cell office:value-type="float" office:value="23.32410128" calcext:value-type="float">
            <text:p>23.32410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09:00:00</text:p>
          </table:table-cell>
          <table:table-cell office:value-type="float" office:value="21.2363037695836" calcext:value-type="float">
            <text:p>21.2363037696</text:p>
          </table:table-cell>
          <table:table-cell office:value-type="float" office:value="21.47827287" calcext:value-type="float">
            <text:p>21.47827287</text:p>
          </table:table-cell>
          <table:table-cell office:value-type="float" office:value="0" calcext:value-type="float">
            <text:p>0</text:p>
          </table:table-cell>
          <table:table-cell office:value-type="float" office:value="80.40388638" calcext:value-type="float">
            <text:p>80.403886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10:00:00</text:p>
          </table:table-cell>
          <table:table-cell office:value-type="float" office:value="21.2860961527462" calcext:value-type="float">
            <text:p>21.2860961527</text:p>
          </table:table-cell>
          <table:table-cell office:value-type="float" office:value="22.74661956" calcext:value-type="float">
            <text:p>22.74661956</text:p>
          </table:table-cell>
          <table:table-cell office:value-type="float" office:value="143.361819801149" calcext:value-type="float">
            <text:p>143.3618198012</text:p>
          </table:table-cell>
          <table:table-cell office:value-type="float" office:value="16.47424699" calcext:value-type="float">
            <text:p>16.47424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11:00:00</text:p>
          </table:table-cell>
          <table:table-cell office:value-type="float" office:value="21.4919317117026" calcext:value-type="float">
            <text:p>21.4919317117</text:p>
          </table:table-cell>
          <table:table-cell office:value-type="float" office:value="23.12298275" calcext:value-type="float">
            <text:p>23.12298275</text:p>
          </table:table-cell>
          <table:table-cell office:value-type="float" office:value="110.356458411381" calcext:value-type="float">
            <text:p>110.3564584114</text:p>
          </table:table-cell>
          <table:table-cell office:value-type="float" office:value="6.994210026" calcext:value-type="float">
            <text:p>6.994210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12:00:00</text:p>
          </table:table-cell>
          <table:table-cell office:value-type="float" office:value="21.9809990358658" calcext:value-type="float">
            <text:p>21.9809990359</text:p>
          </table:table-cell>
          <table:table-cell office:value-type="float" office:value="23.29460099" calcext:value-type="float">
            <text:p>23.29460099</text:p>
          </table:table-cell>
          <table:table-cell office:value-type="float" office:value="0" calcext:value-type="float">
            <text:p>0</text:p>
          </table:table-cell>
          <table:table-cell office:value-type="float" office:value="3.12184712" calcext:value-type="float">
            <text:p>3.12184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13:00:00</text:p>
          </table:table-cell>
          <table:table-cell office:value-type="float" office:value="22.981101603224" calcext:value-type="float">
            <text:p>22.9811016032</text:p>
          </table:table-cell>
          <table:table-cell office:value-type="float" office:value="23.30319567" calcext:value-type="float">
            <text:p>23.30319567</text:p>
          </table:table-cell>
          <table:table-cell office:value-type="float" office:value="0" calcext:value-type="float">
            <text:p>0</text:p>
          </table:table-cell>
          <table:table-cell office:value-type="float" office:value="3.00770399" calcext:value-type="float">
            <text:p>3.007703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14:00:00</text:p>
          </table:table-cell>
          <table:table-cell office:value-type="float" office:value="22.8170504140179" calcext:value-type="float">
            <text:p>22.817050414</text:p>
          </table:table-cell>
          <table:table-cell office:value-type="float" office:value="23.32368556" calcext:value-type="float">
            <text:p>23.32368556</text:p>
          </table:table-cell>
          <table:table-cell office:value-type="float" office:value="0" calcext:value-type="float">
            <text:p>0</text:p>
          </table:table-cell>
          <table:table-cell office:value-type="float" office:value="2.984874589" calcext:value-type="float">
            <text:p>2.984874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15:00:00</text:p>
          </table:table-cell>
          <table:table-cell office:value-type="float" office:value="22.1543893072561" calcext:value-type="float">
            <text:p>22.1543893073</text:p>
          </table:table-cell>
          <table:table-cell office:value-type="float" office:value="23.32485633" calcext:value-type="float">
            <text:p>23.32485633</text:p>
          </table:table-cell>
          <table:table-cell office:value-type="float" office:value="0" calcext:value-type="float">
            <text:p>0</text:p>
          </table:table-cell>
          <table:table-cell office:value-type="float" office:value="3.000404088" calcext:value-type="float">
            <text:p>3.0004040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16:00:00</text:p>
          </table:table-cell>
          <table:table-cell office:value-type="float" office:value="21.7876112795035" calcext:value-type="float">
            <text:p>21.7876112795</text:p>
          </table:table-cell>
          <table:table-cell office:value-type="float" office:value="23.38935928" calcext:value-type="float">
            <text:p>23.38935928</text:p>
          </table:table-cell>
          <table:table-cell office:value-type="float" office:value="0" calcext:value-type="float">
            <text:p>0</text:p>
          </table:table-cell>
          <table:table-cell office:value-type="float" office:value="2.905842527" calcext:value-type="float">
            <text:p>2.9058425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17:00:00</text:p>
          </table:table-cell>
          <table:table-cell office:value-type="float" office:value="21.6464236271603" calcext:value-type="float">
            <text:p>21.6464236272</text:p>
          </table:table-cell>
          <table:table-cell office:value-type="float" office:value="23.23261386" calcext:value-type="float">
            <text:p>23.23261386</text:p>
          </table:table-cell>
          <table:table-cell office:value-type="float" office:value="0" calcext:value-type="float">
            <text:p>0</text:p>
          </table:table-cell>
          <table:table-cell office:value-type="float" office:value="2.87327909" calcext:value-type="float">
            <text:p>2.87327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18:00:00</text:p>
          </table:table-cell>
          <table:table-cell office:value-type="float" office:value="21.5794424560119" calcext:value-type="float">
            <text:p>21.579442456</text:p>
          </table:table-cell>
          <table:table-cell office:value-type="float" office:value="22.90456912" calcext:value-type="float">
            <text:p>22.90456912</text:p>
          </table:table-cell>
          <table:table-cell office:value-type="float" office:value="0" calcext:value-type="float">
            <text:p>0</text:p>
          </table:table-cell>
          <table:table-cell office:value-type="float" office:value="2.953313148" calcext:value-type="float">
            <text:p>2.953313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19:00:00</text:p>
          </table:table-cell>
          <table:table-cell office:value-type="float" office:value="21.4891755435343" calcext:value-type="float">
            <text:p>21.4891755435</text:p>
          </table:table-cell>
          <table:table-cell office:value-type="float" office:value="22.74735882" calcext:value-type="float">
            <text:p>22.74735882</text:p>
          </table:table-cell>
          <table:table-cell office:value-type="float" office:value="0" calcext:value-type="float">
            <text:p>0</text:p>
          </table:table-cell>
          <table:table-cell office:value-type="float" office:value="34.49085242" calcext:value-type="float">
            <text:p>34.49085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20:00:00</text:p>
          </table:table-cell>
          <table:table-cell office:value-type="float" office:value="21.2458140911214" calcext:value-type="float">
            <text:p>21.2458140911</text:p>
          </table:table-cell>
          <table:table-cell office:value-type="float" office:value="22.90648162" calcext:value-type="float">
            <text:p>22.90648162</text:p>
          </table:table-cell>
          <table:table-cell office:value-type="float" office:value="0" calcext:value-type="float">
            <text:p>0</text:p>
          </table:table-cell>
          <table:table-cell office:value-type="float" office:value="3.413041147" calcext:value-type="float">
            <text:p>3.413041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21:00:00</text:p>
          </table:table-cell>
          <table:table-cell office:value-type="float" office:value="21.0282187526404" calcext:value-type="float">
            <text:p>21.0282187526</text:p>
          </table:table-cell>
          <table:table-cell office:value-type="float" office:value="22.68707187" calcext:value-type="float">
            <text:p>22.68707187</text:p>
          </table:table-cell>
          <table:table-cell office:value-type="float" office:value="0" calcext:value-type="float">
            <text:p>0</text:p>
          </table:table-cell>
          <table:table-cell office:value-type="float" office:value="10.22477114" calcext:value-type="float">
            <text:p>10.22477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22:00:00</text:p>
          </table:table-cell>
          <table:table-cell office:value-type="float" office:value="20.8701712199746" calcext:value-type="float">
            <text:p>20.87017122</text:p>
          </table:table-cell>
          <table:table-cell office:value-type="float" office:value="22.50915588" calcext:value-type="float">
            <text:p>22.50915588</text:p>
          </table:table-cell>
          <table:table-cell office:value-type="float" office:value="0" calcext:value-type="float">
            <text:p>0</text:p>
          </table:table-cell>
          <table:table-cell office:value-type="float" office:value="11.02096103" calcext:value-type="float">
            <text:p>11.02096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23:00:00</text:p>
          </table:table-cell>
          <table:table-cell office:value-type="float" office:value="20.6816725130972" calcext:value-type="float">
            <text:p>20.6816725131</text:p>
          </table:table-cell>
          <table:table-cell office:value-type="float" office:value="22.4122711" calcext:value-type="float">
            <text:p>22.4122711</text:p>
          </table:table-cell>
          <table:table-cell office:value-type="float" office:value="0" calcext:value-type="float">
            <text:p>0</text:p>
          </table:table-cell>
          <table:table-cell office:value-type="float" office:value="11.32164781" calcext:value-type="float">
            <text:p>11.32164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1 <text:s/>24:00:00</text:p>
          </table:table-cell>
          <table:table-cell office:value-type="float" office:value="20.4752496009959" calcext:value-type="float">
            <text:p>20.475249601</text:p>
          </table:table-cell>
          <table:table-cell office:value-type="float" office:value="22.29736826" calcext:value-type="float">
            <text:p>22.29736826</text:p>
          </table:table-cell>
          <table:table-cell office:value-type="float" office:value="89.9457730872125" calcext:value-type="float">
            <text:p>89.9457730872</text:p>
          </table:table-cell>
          <table:table-cell office:value-type="float" office:value="12.71338041" calcext:value-type="float">
            <text:p>12.71338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01:00:00</text:p>
          </table:table-cell>
          <table:table-cell office:value-type="float" office:value="21.2194893711392" calcext:value-type="float">
            <text:p>21.2194893711</text:p>
          </table:table-cell>
          <table:table-cell office:value-type="float" office:value="22.20040131" calcext:value-type="float">
            <text:p>22.20040131</text:p>
          </table:table-cell>
          <table:table-cell office:value-type="float" office:value="0" calcext:value-type="float">
            <text:p>0</text:p>
          </table:table-cell>
          <table:table-cell office:value-type="float" office:value="12.43851082" calcext:value-type="float">
            <text:p>12.43851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02:00:00</text:p>
          </table:table-cell>
          <table:table-cell office:value-type="float" office:value="22.2189018237954" calcext:value-type="float">
            <text:p>22.2189018238</text:p>
          </table:table-cell>
          <table:table-cell office:value-type="float" office:value="22.12877181" calcext:value-type="float">
            <text:p>22.12877181</text:p>
          </table:table-cell>
          <table:table-cell office:value-type="float" office:value="0" calcext:value-type="float">
            <text:p>0</text:p>
          </table:table-cell>
          <table:table-cell office:value-type="float" office:value="13.49205651" calcext:value-type="float">
            <text:p>13.49205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03:00:00</text:p>
          </table:table-cell>
          <table:table-cell office:value-type="float" office:value="22.6535028120489" calcext:value-type="float">
            <text:p>22.653502812</text:p>
          </table:table-cell>
          <table:table-cell office:value-type="float" office:value="22.08492451" calcext:value-type="float">
            <text:p>22.08492451</text:p>
          </table:table-cell>
          <table:table-cell office:value-type="float" office:value="0" calcext:value-type="float">
            <text:p>0</text:p>
          </table:table-cell>
          <table:table-cell office:value-type="float" office:value="13.74418694" calcext:value-type="float">
            <text:p>13.74418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04:00:00</text:p>
          </table:table-cell>
          <table:table-cell office:value-type="float" office:value="22.7440800210053" calcext:value-type="float">
            <text:p>22.744080021</text:p>
          </table:table-cell>
          <table:table-cell office:value-type="float" office:value="22.01348797" calcext:value-type="float">
            <text:p>22.01348797</text:p>
          </table:table-cell>
          <table:table-cell office:value-type="float" office:value="0" calcext:value-type="float">
            <text:p>0</text:p>
          </table:table-cell>
          <table:table-cell office:value-type="float" office:value="14.5699603" calcext:value-type="float">
            <text:p>14.5699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05:00:00</text:p>
          </table:table-cell>
          <table:table-cell office:value-type="float" office:value="22.7509528609055" calcext:value-type="float">
            <text:p>22.7509528609</text:p>
          </table:table-cell>
          <table:table-cell office:value-type="float" office:value="21.98977035" calcext:value-type="float">
            <text:p>21.98977035</text:p>
          </table:table-cell>
          <table:table-cell office:value-type="float" office:value="0" calcext:value-type="float">
            <text:p>0</text:p>
          </table:table-cell>
          <table:table-cell office:value-type="float" office:value="14.34034669" calcext:value-type="float">
            <text:p>14.340346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06:00:00</text:p>
          </table:table-cell>
          <table:table-cell office:value-type="float" office:value="22.7394697756148" calcext:value-type="float">
            <text:p>22.7394697756</text:p>
          </table:table-cell>
          <table:table-cell office:value-type="float" office:value="21.96695894" calcext:value-type="float">
            <text:p>21.96695894</text:p>
          </table:table-cell>
          <table:table-cell office:value-type="float" office:value="0" calcext:value-type="float">
            <text:p>0</text:p>
          </table:table-cell>
          <table:table-cell office:value-type="float" office:value="15.14591689" calcext:value-type="float">
            <text:p>15.14591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07:00:00</text:p>
          </table:table-cell>
          <table:table-cell office:value-type="float" office:value="22.7216743621568" calcext:value-type="float">
            <text:p>22.7216743622</text:p>
          </table:table-cell>
          <table:table-cell office:value-type="float" office:value="21.92672254" calcext:value-type="float">
            <text:p>21.92672254</text:p>
          </table:table-cell>
          <table:table-cell office:value-type="float" office:value="0" calcext:value-type="float">
            <text:p>0</text:p>
          </table:table-cell>
          <table:table-cell office:value-type="float" office:value="15.14066378" calcext:value-type="float">
            <text:p>15.14066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08:00:00</text:p>
          </table:table-cell>
          <table:table-cell office:value-type="float" office:value="22.6963751076818" calcext:value-type="float">
            <text:p>22.6963751077</text:p>
          </table:table-cell>
          <table:table-cell office:value-type="float" office:value="21.93307876" calcext:value-type="float">
            <text:p>21.93307876</text:p>
          </table:table-cell>
          <table:table-cell office:value-type="float" office:value="0" calcext:value-type="float">
            <text:p>0</text:p>
          </table:table-cell>
          <table:table-cell office:value-type="float" office:value="14.87992813" calcext:value-type="float">
            <text:p>14.87992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09:00:00</text:p>
          </table:table-cell>
          <table:table-cell office:value-type="float" office:value="22.676113523268" calcext:value-type="float">
            <text:p>22.6761135233</text:p>
          </table:table-cell>
          <table:table-cell office:value-type="float" office:value="22.28168183" calcext:value-type="float">
            <text:p>22.28168183</text:p>
          </table:table-cell>
          <table:table-cell office:value-type="float" office:value="0" calcext:value-type="float">
            <text:p>0</text:p>
          </table:table-cell>
          <table:table-cell office:value-type="float" office:value="42.96789915" calcext:value-type="float">
            <text:p>42.96789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10:00:00</text:p>
          </table:table-cell>
          <table:table-cell office:value-type="float" office:value="22.6576879002623" calcext:value-type="float">
            <text:p>22.6576879003</text:p>
          </table:table-cell>
          <table:table-cell office:value-type="float" office:value="22.85335913" calcext:value-type="float">
            <text:p>22.85335913</text:p>
          </table:table-cell>
          <table:table-cell office:value-type="float" office:value="0" calcext:value-type="float">
            <text:p>0</text:p>
          </table:table-cell>
          <table:table-cell office:value-type="float" office:value="16.88629609" calcext:value-type="float">
            <text:p>16.886296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11:00:00</text:p>
          </table:table-cell>
          <table:table-cell office:value-type="float" office:value="22.2827392829491" calcext:value-type="float">
            <text:p>22.2827392829</text:p>
          </table:table-cell>
          <table:table-cell office:value-type="float" office:value="23.0618139" calcext:value-type="float">
            <text:p>23.0618139</text:p>
          </table:table-cell>
          <table:table-cell office:value-type="float" office:value="0" calcext:value-type="float">
            <text:p>0</text:p>
          </table:table-cell>
          <table:table-cell office:value-type="float" office:value="3.508160023" calcext:value-type="float">
            <text:p>3.50816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12:00:00</text:p>
          </table:table-cell>
          <table:table-cell office:value-type="float" office:value="21.9310381052813" calcext:value-type="float">
            <text:p>21.9310381053</text:p>
          </table:table-cell>
          <table:table-cell office:value-type="float" office:value="23.09091519" calcext:value-type="float">
            <text:p>23.09091519</text:p>
          </table:table-cell>
          <table:table-cell office:value-type="float" office:value="0" calcext:value-type="float">
            <text:p>0</text:p>
          </table:table-cell>
          <table:table-cell office:value-type="float" office:value="2.862843723" calcext:value-type="float">
            <text:p>2.862843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13:00:00</text:p>
          </table:table-cell>
          <table:table-cell office:value-type="float" office:value="21.7224949192133" calcext:value-type="float">
            <text:p>21.7224949192</text:p>
          </table:table-cell>
          <table:table-cell office:value-type="float" office:value="23.00404508" calcext:value-type="float">
            <text:p>23.00404508</text:p>
          </table:table-cell>
          <table:table-cell office:value-type="float" office:value="0" calcext:value-type="float">
            <text:p>0</text:p>
          </table:table-cell>
          <table:table-cell office:value-type="float" office:value="3.068232647" calcext:value-type="float">
            <text:p>3.068232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14:00:00</text:p>
          </table:table-cell>
          <table:table-cell office:value-type="float" office:value="21.583904394291" calcext:value-type="float">
            <text:p>21.5839043943</text:p>
          </table:table-cell>
          <table:table-cell office:value-type="float" office:value="22.70824075" calcext:value-type="float">
            <text:p>22.70824075</text:p>
          </table:table-cell>
          <table:table-cell office:value-type="float" office:value="0" calcext:value-type="float">
            <text:p>0</text:p>
          </table:table-cell>
          <table:table-cell office:value-type="float" office:value="30.69614313" calcext:value-type="float">
            <text:p>30.696143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15:00:00</text:p>
          </table:table-cell>
          <table:table-cell office:value-type="float" office:value="21.4157363284027" calcext:value-type="float">
            <text:p>21.4157363284</text:p>
          </table:table-cell>
          <table:table-cell office:value-type="float" office:value="22.88105517" calcext:value-type="float">
            <text:p>22.88105517</text:p>
          </table:table-cell>
          <table:table-cell office:value-type="float" office:value="174.135896534979" calcext:value-type="float">
            <text:p>174.135896535</text:p>
          </table:table-cell>
          <table:table-cell office:value-type="float" office:value="6.471159318" calcext:value-type="float">
            <text:p>6.471159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16:00:00</text:p>
          </table:table-cell>
          <table:table-cell office:value-type="float" office:value="21.6476730846668" calcext:value-type="float">
            <text:p>21.6476730847</text:p>
          </table:table-cell>
          <table:table-cell office:value-type="float" office:value="22.90885514" calcext:value-type="float">
            <text:p>22.90885514</text:p>
          </table:table-cell>
          <table:table-cell office:value-type="float" office:value="129.69984514866" calcext:value-type="float">
            <text:p>129.6998451487</text:p>
          </table:table-cell>
          <table:table-cell office:value-type="float" office:value="3.594705824" calcext:value-type="float">
            <text:p>3.594705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17:00:00</text:p>
          </table:table-cell>
          <table:table-cell office:value-type="float" office:value="22.2417122015692" calcext:value-type="float">
            <text:p>22.2417122016</text:p>
          </table:table-cell>
          <table:table-cell office:value-type="float" office:value="22.67037153" calcext:value-type="float">
            <text:p>22.67037153</text:p>
          </table:table-cell>
          <table:table-cell office:value-type="float" office:value="0" calcext:value-type="float">
            <text:p>0</text:p>
          </table:table-cell>
          <table:table-cell office:value-type="float" office:value="30.7688593" calcext:value-type="float">
            <text:p>30.7688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18:00:00</text:p>
          </table:table-cell>
          <table:table-cell office:value-type="float" office:value="22.9803675037722" calcext:value-type="float">
            <text:p>22.9803675038</text:p>
          </table:table-cell>
          <table:table-cell office:value-type="float" office:value="22.74535492" calcext:value-type="float">
            <text:p>22.74535492</text:p>
          </table:table-cell>
          <table:table-cell office:value-type="float" office:value="0" calcext:value-type="float">
            <text:p>0</text:p>
          </table:table-cell>
          <table:table-cell office:value-type="float" office:value="23.14144461" calcext:value-type="float">
            <text:p>23.14144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19:00:00</text:p>
          </table:table-cell>
          <table:table-cell office:value-type="float" office:value="23.3061768091323" calcext:value-type="float">
            <text:p>23.3061768091</text:p>
          </table:table-cell>
          <table:table-cell office:value-type="float" office:value="22.77489554" calcext:value-type="float">
            <text:p>22.77489554</text:p>
          </table:table-cell>
          <table:table-cell office:value-type="float" office:value="0" calcext:value-type="float">
            <text:p>0</text:p>
          </table:table-cell>
          <table:table-cell office:value-type="float" office:value="26.09393714" calcext:value-type="float">
            <text:p>26.09393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20:00:00</text:p>
          </table:table-cell>
          <table:table-cell office:value-type="float" office:value="23.4270826670632" calcext:value-type="float">
            <text:p>23.4270826671</text:p>
          </table:table-cell>
          <table:table-cell office:value-type="float" office:value="22.36827673" calcext:value-type="float">
            <text:p>22.36827673</text:p>
          </table:table-cell>
          <table:table-cell office:value-type="float" office:value="0" calcext:value-type="float">
            <text:p>0</text:p>
          </table:table-cell>
          <table:table-cell office:value-type="float" office:value="7.946403818" calcext:value-type="float">
            <text:p>7.946403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21:00:00</text:p>
          </table:table-cell>
          <table:table-cell office:value-type="float" office:value="23.4072494971725" calcext:value-type="float">
            <text:p>23.4072494972</text:p>
          </table:table-cell>
          <table:table-cell office:value-type="float" office:value="20.85523847" calcext:value-type="float">
            <text:p>20.85523847</text:p>
          </table:table-cell>
          <table:table-cell office:value-type="float" office:value="0" calcext:value-type="float">
            <text:p>0</text:p>
          </table:table-cell>
          <table:table-cell office:value-type="float" office:value="30.8061901" calcext:value-type="float">
            <text:p>30.8061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22:00:00</text:p>
          </table:table-cell>
          <table:table-cell office:value-type="float" office:value="23.3756368638039" calcext:value-type="float">
            <text:p>23.3756368638</text:p>
          </table:table-cell>
          <table:table-cell office:value-type="float" office:value="19.90286139" calcext:value-type="float">
            <text:p>19.90286139</text:p>
          </table:table-cell>
          <table:table-cell office:value-type="float" office:value="0" calcext:value-type="float">
            <text:p>0</text:p>
          </table:table-cell>
          <table:table-cell office:value-type="float" office:value="35.19575603" calcext:value-type="float">
            <text:p>35.19575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23:00:00</text:p>
          </table:table-cell>
          <table:table-cell office:value-type="float" office:value="23.272014687703" calcext:value-type="float">
            <text:p>23.2720146877</text:p>
          </table:table-cell>
          <table:table-cell office:value-type="float" office:value="19.11002664" calcext:value-type="float">
            <text:p>19.11002664</text:p>
          </table:table-cell>
          <table:table-cell office:value-type="float" office:value="0" calcext:value-type="float">
            <text:p>0</text:p>
          </table:table-cell>
          <table:table-cell office:value-type="float" office:value="42.48165596" calcext:value-type="float">
            <text:p>42.48165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2 <text:s/>24:00:00</text:p>
          </table:table-cell>
          <table:table-cell office:value-type="float" office:value="23.111752651124" calcext:value-type="float">
            <text:p>23.1117526511</text:p>
          </table:table-cell>
          <table:table-cell office:value-type="float" office:value="18.6776559" calcext:value-type="float">
            <text:p>18.6776559</text:p>
          </table:table-cell>
          <table:table-cell office:value-type="float" office:value="0" calcext:value-type="float">
            <text:p>0</text:p>
          </table:table-cell>
          <table:table-cell office:value-type="float" office:value="42.87694477" calcext:value-type="float">
            <text:p>42.87694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01:00:00</text:p>
          </table:table-cell>
          <table:table-cell office:value-type="float" office:value="22.9122681077123" calcext:value-type="float">
            <text:p>22.9122681077</text:p>
          </table:table-cell>
          <table:table-cell office:value-type="float" office:value="18.52083525" calcext:value-type="float">
            <text:p>18.52083525</text:p>
          </table:table-cell>
          <table:table-cell office:value-type="float" office:value="0" calcext:value-type="float">
            <text:p>0</text:p>
          </table:table-cell>
          <table:table-cell office:value-type="float" office:value="46.93689158" calcext:value-type="float">
            <text:p>46.93689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02:00:00</text:p>
          </table:table-cell>
          <table:table-cell office:value-type="float" office:value="22.7188343421276" calcext:value-type="float">
            <text:p>22.7188343421</text:p>
          </table:table-cell>
          <table:table-cell office:value-type="float" office:value="18.27639733" calcext:value-type="float">
            <text:p>18.27639733</text:p>
          </table:table-cell>
          <table:table-cell office:value-type="float" office:value="0" calcext:value-type="float">
            <text:p>0</text:p>
          </table:table-cell>
          <table:table-cell office:value-type="float" office:value="48.52230748" calcext:value-type="float">
            <text:p>48.52230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03:00:00</text:p>
          </table:table-cell>
          <table:table-cell office:value-type="float" office:value="22.480946895207" calcext:value-type="float">
            <text:p>22.4809468952</text:p>
          </table:table-cell>
          <table:table-cell office:value-type="float" office:value="18.20699793" calcext:value-type="float">
            <text:p>18.20699793</text:p>
          </table:table-cell>
          <table:table-cell office:value-type="float" office:value="0" calcext:value-type="float">
            <text:p>0</text:p>
          </table:table-cell>
          <table:table-cell office:value-type="float" office:value="45.81443397" calcext:value-type="float">
            <text:p>45.81443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04:00:00</text:p>
          </table:table-cell>
          <table:table-cell office:value-type="float" office:value="22.2254609088913" calcext:value-type="float">
            <text:p>22.2254609089</text:p>
          </table:table-cell>
          <table:table-cell office:value-type="float" office:value="18.29083694" calcext:value-type="float">
            <text:p>18.29083694</text:p>
          </table:table-cell>
          <table:table-cell office:value-type="float" office:value="0" calcext:value-type="float">
            <text:p>0</text:p>
          </table:table-cell>
          <table:table-cell office:value-type="float" office:value="47.98455408" calcext:value-type="float">
            <text:p>47.98455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05:00:00</text:p>
          </table:table-cell>
          <table:table-cell office:value-type="float" office:value="21.9616925939893" calcext:value-type="float">
            <text:p>21.961692594</text:p>
          </table:table-cell>
          <table:table-cell office:value-type="float" office:value="18.72094351" calcext:value-type="float">
            <text:p>18.72094351</text:p>
          </table:table-cell>
          <table:table-cell office:value-type="float" office:value="0" calcext:value-type="float">
            <text:p>0</text:p>
          </table:table-cell>
          <table:table-cell office:value-type="float" office:value="39.26131124" calcext:value-type="float">
            <text:p>39.26131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06:00:00</text:p>
          </table:table-cell>
          <table:table-cell office:value-type="float" office:value="21.6651767575116" calcext:value-type="float">
            <text:p>21.6651767575</text:p>
          </table:table-cell>
          <table:table-cell office:value-type="float" office:value="19.1288558" calcext:value-type="float">
            <text:p>19.1288558</text:p>
          </table:table-cell>
          <table:table-cell office:value-type="float" office:value="0" calcext:value-type="float">
            <text:p>0</text:p>
          </table:table-cell>
          <table:table-cell office:value-type="float" office:value="36.89305408" calcext:value-type="float">
            <text:p>36.89305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07:00:00</text:p>
          </table:table-cell>
          <table:table-cell office:value-type="float" office:value="21.3714557261688" calcext:value-type="float">
            <text:p>21.3714557262</text:p>
          </table:table-cell>
          <table:table-cell office:value-type="float" office:value="19.25072756" calcext:value-type="float">
            <text:p>19.25072756</text:p>
          </table:table-cell>
          <table:table-cell office:value-type="float" office:value="0" calcext:value-type="float">
            <text:p>0</text:p>
          </table:table-cell>
          <table:table-cell office:value-type="float" office:value="37.90677851" calcext:value-type="float">
            <text:p>37.90677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08:00:00</text:p>
          </table:table-cell>
          <table:table-cell office:value-type="float" office:value="21.0770611096135" calcext:value-type="float">
            <text:p>21.0770611096</text:p>
          </table:table-cell>
          <table:table-cell office:value-type="float" office:value="19.7508585" calcext:value-type="float">
            <text:p>19.7508585</text:p>
          </table:table-cell>
          <table:table-cell office:value-type="float" office:value="0" calcext:value-type="float">
            <text:p>0</text:p>
          </table:table-cell>
          <table:table-cell office:value-type="float" office:value="82.81009175" calcext:value-type="float">
            <text:p>82.81009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09:00:00</text:p>
          </table:table-cell>
          <table:table-cell office:value-type="float" office:value="20.8529685225991" calcext:value-type="float">
            <text:p>20.8529685226</text:p>
          </table:table-cell>
          <table:table-cell office:value-type="float" office:value="20.98513166" calcext:value-type="float">
            <text:p>20.98513166</text:p>
          </table:table-cell>
          <table:table-cell office:value-type="float" office:value="264.732695180423" calcext:value-type="float">
            <text:p>264.7326951804</text:p>
          </table:table-cell>
          <table:table-cell office:value-type="float" office:value="68.21199838" calcext:value-type="float">
            <text:p>68.21199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10:00:00</text:p>
          </table:table-cell>
          <table:table-cell office:value-type="float" office:value="20.9921333900634" calcext:value-type="float">
            <text:p>20.9921333901</text:p>
          </table:table-cell>
          <table:table-cell office:value-type="float" office:value="21.99437605" calcext:value-type="float">
            <text:p>21.99437605</text:p>
          </table:table-cell>
          <table:table-cell office:value-type="float" office:value="183.045071783886" calcext:value-type="float">
            <text:p>183.0450717839</text:p>
          </table:table-cell>
          <table:table-cell office:value-type="float" office:value="57.09454086" calcext:value-type="float">
            <text:p>57.0945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11:00:00</text:p>
          </table:table-cell>
          <table:table-cell office:value-type="float" office:value="21.6858647403477" calcext:value-type="float">
            <text:p>21.6858647403</text:p>
          </table:table-cell>
          <table:table-cell office:value-type="float" office:value="22.47599201" calcext:value-type="float">
            <text:p>22.47599201</text:p>
          </table:table-cell>
          <table:table-cell office:value-type="float" office:value="117.529792904012" calcext:value-type="float">
            <text:p>117.529792904</text:p>
          </table:table-cell>
          <table:table-cell office:value-type="float" office:value="20.45173014" calcext:value-type="float">
            <text:p>20.45173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12:00:00</text:p>
          </table:table-cell>
          <table:table-cell office:value-type="float" office:value="22.5639611389042" calcext:value-type="float">
            <text:p>22.5639611389</text:p>
          </table:table-cell>
          <table:table-cell office:value-type="float" office:value="22.56945515" calcext:value-type="float">
            <text:p>22.56945515</text:p>
          </table:table-cell>
          <table:table-cell office:value-type="float" office:value="0" calcext:value-type="float">
            <text:p>0</text:p>
          </table:table-cell>
          <table:table-cell office:value-type="float" office:value="29.49517871" calcext:value-type="float">
            <text:p>29.49517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13:00:00</text:p>
          </table:table-cell>
          <table:table-cell office:value-type="float" office:value="23.3130614144683" calcext:value-type="float">
            <text:p>23.3130614145</text:p>
          </table:table-cell>
          <table:table-cell office:value-type="float" office:value="22.84921862" calcext:value-type="float">
            <text:p>22.84921862</text:p>
          </table:table-cell>
          <table:table-cell office:value-type="float" office:value="0" calcext:value-type="float">
            <text:p>0</text:p>
          </table:table-cell>
          <table:table-cell office:value-type="float" office:value="15.9494336" calcext:value-type="float">
            <text:p>15.9494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14:00:00</text:p>
          </table:table-cell>
          <table:table-cell office:value-type="float" office:value="23.5912851706305" calcext:value-type="float">
            <text:p>23.5912851706</text:p>
          </table:table-cell>
          <table:table-cell office:value-type="float" office:value="22.97902875" calcext:value-type="float">
            <text:p>22.97902875</text:p>
          </table:table-cell>
          <table:table-cell office:value-type="float" office:value="0" calcext:value-type="float">
            <text:p>0</text:p>
          </table:table-cell>
          <table:table-cell office:value-type="float" office:value="3.603617877" calcext:value-type="float">
            <text:p>3.6036178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15:00:00</text:p>
          </table:table-cell>
          <table:table-cell office:value-type="float" office:value="24.1313624541093" calcext:value-type="float">
            <text:p>24.1313624541</text:p>
          </table:table-cell>
          <table:table-cell office:value-type="float" office:value="22.78205313" calcext:value-type="float">
            <text:p>22.78205313</text:p>
          </table:table-cell>
          <table:table-cell office:value-type="float" office:value="0" calcext:value-type="float">
            <text:p>0</text:p>
          </table:table-cell>
          <table:table-cell office:value-type="float" office:value="3.028263208" calcext:value-type="float">
            <text:p>3.0282632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16:00:00</text:p>
          </table:table-cell>
          <table:table-cell office:value-type="float" office:value="24.7288014126228" calcext:value-type="float">
            <text:p>24.7288014126</text:p>
          </table:table-cell>
          <table:table-cell office:value-type="float" office:value="22.69705005" calcext:value-type="float">
            <text:p>22.69705005</text:p>
          </table:table-cell>
          <table:table-cell office:value-type="float" office:value="0" calcext:value-type="float">
            <text:p>0</text:p>
          </table:table-cell>
          <table:table-cell office:value-type="float" office:value="28.54462246" calcext:value-type="float">
            <text:p>28.54462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17:00:00</text:p>
          </table:table-cell>
          <table:table-cell office:value-type="float" office:value="25.0597882167381" calcext:value-type="float">
            <text:p>25.0597882167</text:p>
          </table:table-cell>
          <table:table-cell office:value-type="float" office:value="22.88356809" calcext:value-type="float">
            <text:p>22.88356809</text:p>
          </table:table-cell>
          <table:table-cell office:value-type="float" office:value="0" calcext:value-type="float">
            <text:p>0</text:p>
          </table:table-cell>
          <table:table-cell office:value-type="float" office:value="9.934579337" calcext:value-type="float">
            <text:p>9.934579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18:00:00</text:p>
          </table:table-cell>
          <table:table-cell office:value-type="float" office:value="25.1895376292017" calcext:value-type="float">
            <text:p>25.1895376292</text:p>
          </table:table-cell>
          <table:table-cell office:value-type="float" office:value="22.79372878" calcext:value-type="float">
            <text:p>22.79372878</text:p>
          </table:table-cell>
          <table:table-cell office:value-type="float" office:value="0" calcext:value-type="float">
            <text:p>0</text:p>
          </table:table-cell>
          <table:table-cell office:value-type="float" office:value="35.31663085" calcext:value-type="float">
            <text:p>35.31663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19:00:00</text:p>
          </table:table-cell>
          <table:table-cell office:value-type="float" office:value="25.1092291084182" calcext:value-type="float">
            <text:p>25.1092291084</text:p>
          </table:table-cell>
          <table:table-cell office:value-type="float" office:value="22.61656316" calcext:value-type="float">
            <text:p>22.61656316</text:p>
          </table:table-cell>
          <table:table-cell office:value-type="float" office:value="0" calcext:value-type="float">
            <text:p>0</text:p>
          </table:table-cell>
          <table:table-cell office:value-type="float" office:value="32.96224238" calcext:value-type="float">
            <text:p>32.96224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20:00:00</text:p>
          </table:table-cell>
          <table:table-cell office:value-type="float" office:value="24.6418530203702" calcext:value-type="float">
            <text:p>24.6418530204</text:p>
          </table:table-cell>
          <table:table-cell office:value-type="float" office:value="22.5092874" calcext:value-type="float">
            <text:p>22.5092874</text:p>
          </table:table-cell>
          <table:table-cell office:value-type="float" office:value="0" calcext:value-type="float">
            <text:p>0</text:p>
          </table:table-cell>
          <table:table-cell office:value-type="float" office:value="31.1380489" calcext:value-type="float">
            <text:p>31.1380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21:00:00</text:p>
          </table:table-cell>
          <table:table-cell office:value-type="float" office:value="24.1215927856833" calcext:value-type="float">
            <text:p>24.1215927857</text:p>
          </table:table-cell>
          <table:table-cell office:value-type="float" office:value="22.27694347" calcext:value-type="float">
            <text:p>22.27694347</text:p>
          </table:table-cell>
          <table:table-cell office:value-type="float" office:value="0" calcext:value-type="float">
            <text:p>0</text:p>
          </table:table-cell>
          <table:table-cell office:value-type="float" office:value="8.735137902" calcext:value-type="float">
            <text:p>8.735137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22:00:00</text:p>
          </table:table-cell>
          <table:table-cell office:value-type="float" office:value="23.7423087690851" calcext:value-type="float">
            <text:p>23.7423087691</text:p>
          </table:table-cell>
          <table:table-cell office:value-type="float" office:value="21.83068606" calcext:value-type="float">
            <text:p>21.83068606</text:p>
          </table:table-cell>
          <table:table-cell office:value-type="float" office:value="0" calcext:value-type="float">
            <text:p>0</text:p>
          </table:table-cell>
          <table:table-cell office:value-type="float" office:value="19.40161655" calcext:value-type="float">
            <text:p>19.40161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23:00:00</text:p>
          </table:table-cell>
          <table:table-cell office:value-type="float" office:value="23.4046484386058" calcext:value-type="float">
            <text:p>23.4046484386</text:p>
          </table:table-cell>
          <table:table-cell office:value-type="float" office:value="21.57086913" calcext:value-type="float">
            <text:p>21.57086913</text:p>
          </table:table-cell>
          <table:table-cell office:value-type="float" office:value="0" calcext:value-type="float">
            <text:p>0</text:p>
          </table:table-cell>
          <table:table-cell office:value-type="float" office:value="20.20842658" calcext:value-type="float">
            <text:p>20.208426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3 <text:s/>24:00:00</text:p>
          </table:table-cell>
          <table:table-cell office:value-type="float" office:value="23.0153961257768" calcext:value-type="float">
            <text:p>23.0153961258</text:p>
          </table:table-cell>
          <table:table-cell office:value-type="float" office:value="21.37396171" calcext:value-type="float">
            <text:p>21.37396171</text:p>
          </table:table-cell>
          <table:table-cell office:value-type="float" office:value="0" calcext:value-type="float">
            <text:p>0</text:p>
          </table:table-cell>
          <table:table-cell office:value-type="float" office:value="21.96987564" calcext:value-type="float">
            <text:p>21.96987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01:00:00</text:p>
          </table:table-cell>
          <table:table-cell office:value-type="float" office:value="22.6201371061018" calcext:value-type="float">
            <text:p>22.6201371061</text:p>
          </table:table-cell>
          <table:table-cell office:value-type="float" office:value="21.18433253" calcext:value-type="float">
            <text:p>21.18433253</text:p>
          </table:table-cell>
          <table:table-cell office:value-type="float" office:value="0" calcext:value-type="float">
            <text:p>0</text:p>
          </table:table-cell>
          <table:table-cell office:value-type="float" office:value="22.37926836" calcext:value-type="float">
            <text:p>22.37926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02:00:00</text:p>
          </table:table-cell>
          <table:table-cell office:value-type="float" office:value="22.2920423590932" calcext:value-type="float">
            <text:p>22.2920423591</text:p>
          </table:table-cell>
          <table:table-cell office:value-type="float" office:value="21.02873714" calcext:value-type="float">
            <text:p>21.02873714</text:p>
          </table:table-cell>
          <table:table-cell office:value-type="float" office:value="0" calcext:value-type="float">
            <text:p>0</text:p>
          </table:table-cell>
          <table:table-cell office:value-type="float" office:value="23.93344452" calcext:value-type="float">
            <text:p>23.93344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03:00:00</text:p>
          </table:table-cell>
          <table:table-cell office:value-type="float" office:value="21.9797743760678" calcext:value-type="float">
            <text:p>21.9797743761</text:p>
          </table:table-cell>
          <table:table-cell office:value-type="float" office:value="20.91600396" calcext:value-type="float">
            <text:p>20.91600396</text:p>
          </table:table-cell>
          <table:table-cell office:value-type="float" office:value="0" calcext:value-type="float">
            <text:p>0</text:p>
          </table:table-cell>
          <table:table-cell office:value-type="float" office:value="24.3510778" calcext:value-type="float">
            <text:p>24.3510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04:00:00</text:p>
          </table:table-cell>
          <table:table-cell office:value-type="float" office:value="21.6754819564024" calcext:value-type="float">
            <text:p>21.6754819564</text:p>
          </table:table-cell>
          <table:table-cell office:value-type="float" office:value="20.79056721" calcext:value-type="float">
            <text:p>20.79056721</text:p>
          </table:table-cell>
          <table:table-cell office:value-type="float" office:value="0" calcext:value-type="float">
            <text:p>0</text:p>
          </table:table-cell>
          <table:table-cell office:value-type="float" office:value="25.18802964" calcext:value-type="float">
            <text:p>25.188029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05:00:00</text:p>
          </table:table-cell>
          <table:table-cell office:value-type="float" office:value="21.3760262802126" calcext:value-type="float">
            <text:p>21.3760262802</text:p>
          </table:table-cell>
          <table:table-cell office:value-type="float" office:value="20.7036233" calcext:value-type="float">
            <text:p>20.7036233</text:p>
          </table:table-cell>
          <table:table-cell office:value-type="float" office:value="0" calcext:value-type="float">
            <text:p>0</text:p>
          </table:table-cell>
          <table:table-cell office:value-type="float" office:value="26.18074662" calcext:value-type="float">
            <text:p>26.18074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06:00:00</text:p>
          </table:table-cell>
          <table:table-cell office:value-type="float" office:value="21.1344801581811" calcext:value-type="float">
            <text:p>21.1344801582</text:p>
          </table:table-cell>
          <table:table-cell office:value-type="float" office:value="20.64016927" calcext:value-type="float">
            <text:p>20.64016927</text:p>
          </table:table-cell>
          <table:table-cell office:value-type="float" office:value="0" calcext:value-type="float">
            <text:p>0</text:p>
          </table:table-cell>
          <table:table-cell office:value-type="float" office:value="26.11179721" calcext:value-type="float">
            <text:p>26.11179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07:00:00</text:p>
          </table:table-cell>
          <table:table-cell office:value-type="float" office:value="20.9088052318762" calcext:value-type="float">
            <text:p>20.9088052319</text:p>
          </table:table-cell>
          <table:table-cell office:value-type="float" office:value="20.60711823" calcext:value-type="float">
            <text:p>20.60711823</text:p>
          </table:table-cell>
          <table:table-cell office:value-type="float" office:value="0" calcext:value-type="float">
            <text:p>0</text:p>
          </table:table-cell>
          <table:table-cell office:value-type="float" office:value="26.58382268" calcext:value-type="float">
            <text:p>26.58382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08:00:00</text:p>
          </table:table-cell>
          <table:table-cell office:value-type="float" office:value="20.6095489188892" calcext:value-type="float">
            <text:p>20.6095489189</text:p>
          </table:table-cell>
          <table:table-cell office:value-type="float" office:value="20.99020464" calcext:value-type="float">
            <text:p>20.99020464</text:p>
          </table:table-cell>
          <table:table-cell office:value-type="float" office:value="0" calcext:value-type="float">
            <text:p>0</text:p>
          </table:table-cell>
          <table:table-cell office:value-type="float" office:value="81.7311562" calcext:value-type="float">
            <text:p>81.73115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09:00:00</text:p>
          </table:table-cell>
          <table:table-cell office:value-type="float" office:value="20.3914605220083" calcext:value-type="float">
            <text:p>20.391460522</text:p>
          </table:table-cell>
          <table:table-cell office:value-type="float" office:value="22.25785451" calcext:value-type="float">
            <text:p>22.25785451</text:p>
          </table:table-cell>
          <table:table-cell office:value-type="float" office:value="303.383702306981" calcext:value-type="float">
            <text:p>303.383702307</text:p>
          </table:table-cell>
          <table:table-cell office:value-type="float" office:value="41.4517926" calcext:value-type="float">
            <text:p>41.4517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10:00:00</text:p>
          </table:table-cell>
          <table:table-cell office:value-type="float" office:value="20.5529470221792" calcext:value-type="float">
            <text:p>20.5529470222</text:p>
          </table:table-cell>
          <table:table-cell office:value-type="float" office:value="22.69216463" calcext:value-type="float">
            <text:p>22.69216463</text:p>
          </table:table-cell>
          <table:table-cell office:value-type="float" office:value="206.082349006055" calcext:value-type="float">
            <text:p>206.0823490061</text:p>
          </table:table-cell>
          <table:table-cell office:value-type="float" office:value="26.60483577" calcext:value-type="float">
            <text:p>26.60483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11:00:00</text:p>
          </table:table-cell>
          <table:table-cell office:value-type="float" office:value="21.470922335638" calcext:value-type="float">
            <text:p>21.4709223356</text:p>
          </table:table-cell>
          <table:table-cell office:value-type="float" office:value="22.91830794" calcext:value-type="float">
            <text:p>22.91830794</text:p>
          </table:table-cell>
          <table:table-cell office:value-type="float" office:value="128.452506219419" calcext:value-type="float">
            <text:p>128.4525062194</text:p>
          </table:table-cell>
          <table:table-cell office:value-type="float" office:value="7.866723843" calcext:value-type="float">
            <text:p>7.866723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12:00:00</text:p>
          </table:table-cell>
          <table:table-cell office:value-type="float" office:value="22.7377340697914" calcext:value-type="float">
            <text:p>22.7377340698</text:p>
          </table:table-cell>
          <table:table-cell office:value-type="float" office:value="23.09219191" calcext:value-type="float">
            <text:p>23.09219191</text:p>
          </table:table-cell>
          <table:table-cell office:value-type="float" office:value="0" calcext:value-type="float">
            <text:p>0</text:p>
          </table:table-cell>
          <table:table-cell office:value-type="float" office:value="3.392613596" calcext:value-type="float">
            <text:p>3.392613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13:00:00</text:p>
          </table:table-cell>
          <table:table-cell office:value-type="float" office:value="24.3838880742749" calcext:value-type="float">
            <text:p>24.3838880743</text:p>
          </table:table-cell>
          <table:table-cell office:value-type="float" office:value="23.11926337" calcext:value-type="float">
            <text:p>23.11926337</text:p>
          </table:table-cell>
          <table:table-cell office:value-type="float" office:value="0" calcext:value-type="float">
            <text:p>0</text:p>
          </table:table-cell>
          <table:table-cell office:value-type="float" office:value="3.101697076" calcext:value-type="float">
            <text:p>3.101697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14:00:00</text:p>
          </table:table-cell>
          <table:table-cell office:value-type="float" office:value="24.9064406788087" calcext:value-type="float">
            <text:p>24.9064406788</text:p>
          </table:table-cell>
          <table:table-cell office:value-type="float" office:value="23.11927215" calcext:value-type="float">
            <text:p>23.11927215</text:p>
          </table:table-cell>
          <table:table-cell office:value-type="float" office:value="0" calcext:value-type="float">
            <text:p>0</text:p>
          </table:table-cell>
          <table:table-cell office:value-type="float" office:value="2.983023269" calcext:value-type="float">
            <text:p>2.983023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15:00:00</text:p>
          </table:table-cell>
          <table:table-cell office:value-type="float" office:value="25.0890646909817" calcext:value-type="float">
            <text:p>25.089064691</text:p>
          </table:table-cell>
          <table:table-cell office:value-type="float" office:value="23.14578281" calcext:value-type="float">
            <text:p>23.14578281</text:p>
          </table:table-cell>
          <table:table-cell office:value-type="float" office:value="0" calcext:value-type="float">
            <text:p>0</text:p>
          </table:table-cell>
          <table:table-cell office:value-type="float" office:value="2.882839533" calcext:value-type="float">
            <text:p>2.8828395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16:00:00</text:p>
          </table:table-cell>
          <table:table-cell office:value-type="float" office:value="25.6151438970456" calcext:value-type="float">
            <text:p>25.615143897</text:p>
          </table:table-cell>
          <table:table-cell office:value-type="float" office:value="23.21031782" calcext:value-type="float">
            <text:p>23.21031782</text:p>
          </table:table-cell>
          <table:table-cell office:value-type="float" office:value="0" calcext:value-type="float">
            <text:p>0</text:p>
          </table:table-cell>
          <table:table-cell office:value-type="float" office:value="2.863554958" calcext:value-type="float">
            <text:p>2.8635549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17:00:00</text:p>
          </table:table-cell>
          <table:table-cell office:value-type="float" office:value="26.0393541913902" calcext:value-type="float">
            <text:p>26.0393541914</text:p>
          </table:table-cell>
          <table:table-cell office:value-type="float" office:value="23.17326423" calcext:value-type="float">
            <text:p>23.17326423</text:p>
          </table:table-cell>
          <table:table-cell office:value-type="float" office:value="0" calcext:value-type="float">
            <text:p>0</text:p>
          </table:table-cell>
          <table:table-cell office:value-type="float" office:value="2.870078242" calcext:value-type="float">
            <text:p>2.870078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18:00:00</text:p>
          </table:table-cell>
          <table:table-cell office:value-type="float" office:value="26.2320638240738" calcext:value-type="float">
            <text:p>26.2320638241</text:p>
          </table:table-cell>
          <table:table-cell office:value-type="float" office:value="22.86249541" calcext:value-type="float">
            <text:p>22.86249541</text:p>
          </table:table-cell>
          <table:table-cell office:value-type="float" office:value="0" calcext:value-type="float">
            <text:p>0</text:p>
          </table:table-cell>
          <table:table-cell office:value-type="float" office:value="34.76535874" calcext:value-type="float">
            <text:p>34.765358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19:00:00</text:p>
          </table:table-cell>
          <table:table-cell office:value-type="float" office:value="26.2260975697409" calcext:value-type="float">
            <text:p>26.2260975697</text:p>
          </table:table-cell>
          <table:table-cell office:value-type="float" office:value="22.73783119" calcext:value-type="float">
            <text:p>22.73783119</text:p>
          </table:table-cell>
          <table:table-cell office:value-type="float" office:value="0" calcext:value-type="float">
            <text:p>0</text:p>
          </table:table-cell>
          <table:table-cell office:value-type="float" office:value="8.542854498" calcext:value-type="float">
            <text:p>8.54285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20:00:00</text:p>
          </table:table-cell>
          <table:table-cell office:value-type="float" office:value="25.7876596818635" calcext:value-type="float">
            <text:p>25.7876596819</text:p>
          </table:table-cell>
          <table:table-cell office:value-type="float" office:value="22.43870879" calcext:value-type="float">
            <text:p>22.43870879</text:p>
          </table:table-cell>
          <table:table-cell office:value-type="float" office:value="0" calcext:value-type="float">
            <text:p>0</text:p>
          </table:table-cell>
          <table:table-cell office:value-type="float" office:value="17.0227985" calcext:value-type="float">
            <text:p>17.02279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21:00:00</text:p>
          </table:table-cell>
          <table:table-cell office:value-type="float" office:value="25.3313921812485" calcext:value-type="float">
            <text:p>25.3313921812</text:p>
          </table:table-cell>
          <table:table-cell office:value-type="float" office:value="22.11403356" calcext:value-type="float">
            <text:p>22.11403356</text:p>
          </table:table-cell>
          <table:table-cell office:value-type="float" office:value="0" calcext:value-type="float">
            <text:p>0</text:p>
          </table:table-cell>
          <table:table-cell office:value-type="float" office:value="11.41258779" calcext:value-type="float">
            <text:p>11.41258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22:00:00</text:p>
          </table:table-cell>
          <table:table-cell office:value-type="float" office:value="25.0142465828168" calcext:value-type="float">
            <text:p>25.0142465828</text:p>
          </table:table-cell>
          <table:table-cell office:value-type="float" office:value="21.80400894" calcext:value-type="float">
            <text:p>21.80400894</text:p>
          </table:table-cell>
          <table:table-cell office:value-type="float" office:value="0" calcext:value-type="float">
            <text:p>0</text:p>
          </table:table-cell>
          <table:table-cell office:value-type="float" office:value="17.40361398" calcext:value-type="float">
            <text:p>17.40361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23:00:00</text:p>
          </table:table-cell>
          <table:table-cell office:value-type="float" office:value="24.6866371353624" calcext:value-type="float">
            <text:p>24.6866371354</text:p>
          </table:table-cell>
          <table:table-cell office:value-type="float" office:value="21.60669234" calcext:value-type="float">
            <text:p>21.60669234</text:p>
          </table:table-cell>
          <table:table-cell office:value-type="float" office:value="0" calcext:value-type="float">
            <text:p>0</text:p>
          </table:table-cell>
          <table:table-cell office:value-type="float" office:value="19.35978516" calcext:value-type="float">
            <text:p>19.359785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4 <text:s/>24:00:00</text:p>
          </table:table-cell>
          <table:table-cell office:value-type="float" office:value="24.3034940501577" calcext:value-type="float">
            <text:p>24.3034940502</text:p>
          </table:table-cell>
          <table:table-cell office:value-type="float" office:value="21.4691084" calcext:value-type="float">
            <text:p>21.4691084</text:p>
          </table:table-cell>
          <table:table-cell office:value-type="float" office:value="0" calcext:value-type="float">
            <text:p>0</text:p>
          </table:table-cell>
          <table:table-cell office:value-type="float" office:value="19.11338343" calcext:value-type="float">
            <text:p>19.11338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01:00:00</text:p>
          </table:table-cell>
          <table:table-cell office:value-type="float" office:value="24.0276288549185" calcext:value-type="float">
            <text:p>24.0276288549</text:p>
          </table:table-cell>
          <table:table-cell office:value-type="float" office:value="21.4081848" calcext:value-type="float">
            <text:p>21.4081848</text:p>
          </table:table-cell>
          <table:table-cell office:value-type="float" office:value="0" calcext:value-type="float">
            <text:p>0</text:p>
          </table:table-cell>
          <table:table-cell office:value-type="float" office:value="19.57175868" calcext:value-type="float">
            <text:p>19.57175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02:00:00</text:p>
          </table:table-cell>
          <table:table-cell office:value-type="float" office:value="23.8076395529401" calcext:value-type="float">
            <text:p>23.8076395529</text:p>
          </table:table-cell>
          <table:table-cell office:value-type="float" office:value="21.3753589" calcext:value-type="float">
            <text:p>21.3753589</text:p>
          </table:table-cell>
          <table:table-cell office:value-type="float" office:value="0" calcext:value-type="float">
            <text:p>0</text:p>
          </table:table-cell>
          <table:table-cell office:value-type="float" office:value="19.30803116" calcext:value-type="float">
            <text:p>19.30803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03:00:00</text:p>
          </table:table-cell>
          <table:table-cell office:value-type="float" office:value="23.6279716756546" calcext:value-type="float">
            <text:p>23.6279716757</text:p>
          </table:table-cell>
          <table:table-cell office:value-type="float" office:value="21.46014292" calcext:value-type="float">
            <text:p>21.46014292</text:p>
          </table:table-cell>
          <table:table-cell office:value-type="float" office:value="0" calcext:value-type="float">
            <text:p>0</text:p>
          </table:table-cell>
          <table:table-cell office:value-type="float" office:value="18.13216317" calcext:value-type="float">
            <text:p>18.132163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04:00:00</text:p>
          </table:table-cell>
          <table:table-cell office:value-type="float" office:value="23.4912109624277" calcext:value-type="float">
            <text:p>23.4912109624</text:p>
          </table:table-cell>
          <table:table-cell office:value-type="float" office:value="21.41336652" calcext:value-type="float">
            <text:p>21.41336652</text:p>
          </table:table-cell>
          <table:table-cell office:value-type="float" office:value="0" calcext:value-type="float">
            <text:p>0</text:p>
          </table:table-cell>
          <table:table-cell office:value-type="float" office:value="19.70744128" calcext:value-type="float">
            <text:p>19.70744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05:00:00</text:p>
          </table:table-cell>
          <table:table-cell office:value-type="float" office:value="23.353018534153" calcext:value-type="float">
            <text:p>23.3530185342</text:p>
          </table:table-cell>
          <table:table-cell office:value-type="float" office:value="21.35318588" calcext:value-type="float">
            <text:p>21.35318588</text:p>
          </table:table-cell>
          <table:table-cell office:value-type="float" office:value="0" calcext:value-type="float">
            <text:p>0</text:p>
          </table:table-cell>
          <table:table-cell office:value-type="float" office:value="19.57893443" calcext:value-type="float">
            <text:p>19.57893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06:00:00</text:p>
          </table:table-cell>
          <table:table-cell office:value-type="float" office:value="23.2020119525529" calcext:value-type="float">
            <text:p>23.2020119526</text:p>
          </table:table-cell>
          <table:table-cell office:value-type="float" office:value="21.29397626" calcext:value-type="float">
            <text:p>21.29397626</text:p>
          </table:table-cell>
          <table:table-cell office:value-type="float" office:value="0" calcext:value-type="float">
            <text:p>0</text:p>
          </table:table-cell>
          <table:table-cell office:value-type="float" office:value="20.46168525" calcext:value-type="float">
            <text:p>20.46168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07:00:00</text:p>
          </table:table-cell>
          <table:table-cell office:value-type="float" office:value="23.0379675785084" calcext:value-type="float">
            <text:p>23.0379675785</text:p>
          </table:table-cell>
          <table:table-cell office:value-type="float" office:value="21.24055251" calcext:value-type="float">
            <text:p>21.24055251</text:p>
          </table:table-cell>
          <table:table-cell office:value-type="float" office:value="0" calcext:value-type="float">
            <text:p>0</text:p>
          </table:table-cell>
          <table:table-cell office:value-type="float" office:value="21.09853874" calcext:value-type="float">
            <text:p>21.098538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08:00:00</text:p>
          </table:table-cell>
          <table:table-cell office:value-type="float" office:value="22.8647174604594" calcext:value-type="float">
            <text:p>22.8647174605</text:p>
          </table:table-cell>
          <table:table-cell office:value-type="float" office:value="21.46613036" calcext:value-type="float">
            <text:p>21.46613036</text:p>
          </table:table-cell>
          <table:table-cell office:value-type="float" office:value="0" calcext:value-type="float">
            <text:p>0</text:p>
          </table:table-cell>
          <table:table-cell office:value-type="float" office:value="74.27917001" calcext:value-type="float">
            <text:p>74.27917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09:00:00</text:p>
          </table:table-cell>
          <table:table-cell office:value-type="float" office:value="22.6461299064953" calcext:value-type="float">
            <text:p>22.6461299065</text:p>
          </table:table-cell>
          <table:table-cell office:value-type="float" office:value="22.38084646" calcext:value-type="float">
            <text:p>22.38084646</text:p>
          </table:table-cell>
          <table:table-cell office:value-type="float" office:value="20.8466604836932" calcext:value-type="float">
            <text:p>20.8466604837</text:p>
          </table:table-cell>
          <table:table-cell office:value-type="float" office:value="24.25667694" calcext:value-type="float">
            <text:p>24.25667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10:00:00</text:p>
          </table:table-cell>
          <table:table-cell office:value-type="float" office:value="22.393113452894" calcext:value-type="float">
            <text:p>22.3931134529</text:p>
          </table:table-cell>
          <table:table-cell office:value-type="float" office:value="22.51873616" calcext:value-type="float">
            <text:p>22.51873616</text:p>
          </table:table-cell>
          <table:table-cell office:value-type="float" office:value="179.904715664156" calcext:value-type="float">
            <text:p>179.9047156642</text:p>
          </table:table-cell>
          <table:table-cell office:value-type="float" office:value="23.04015853" calcext:value-type="float">
            <text:p>23.04015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11:00:00</text:p>
          </table:table-cell>
          <table:table-cell office:value-type="float" office:value="22.467168270647" calcext:value-type="float">
            <text:p>22.4671682706</text:p>
          </table:table-cell>
          <table:table-cell office:value-type="float" office:value="22.52648274" calcext:value-type="float">
            <text:p>22.52648274</text:p>
          </table:table-cell>
          <table:table-cell office:value-type="float" office:value="134.117148817025" calcext:value-type="float">
            <text:p>134.117148817</text:p>
          </table:table-cell>
          <table:table-cell office:value-type="float" office:value="17.76973632" calcext:value-type="float">
            <text:p>17.76973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12:00:00</text:p>
          </table:table-cell>
          <table:table-cell office:value-type="float" office:value="22.86252674858" calcext:value-type="float">
            <text:p>22.8625267486</text:p>
          </table:table-cell>
          <table:table-cell office:value-type="float" office:value="22.62775578" calcext:value-type="float">
            <text:p>22.62775578</text:p>
          </table:table-cell>
          <table:table-cell office:value-type="float" office:value="0" calcext:value-type="float">
            <text:p>0</text:p>
          </table:table-cell>
          <table:table-cell office:value-type="float" office:value="17.2626813" calcext:value-type="float">
            <text:p>17.2626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13:00:00</text:p>
          </table:table-cell>
          <table:table-cell office:value-type="float" office:value="23.4280710623652" calcext:value-type="float">
            <text:p>23.4280710624</text:p>
          </table:table-cell>
          <table:table-cell office:value-type="float" office:value="22.51955193" calcext:value-type="float">
            <text:p>22.51955193</text:p>
          </table:table-cell>
          <table:table-cell office:value-type="float" office:value="0" calcext:value-type="float">
            <text:p>0</text:p>
          </table:table-cell>
          <table:table-cell office:value-type="float" office:value="26.28780998" calcext:value-type="float">
            <text:p>26.28780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14:00:00</text:p>
          </table:table-cell>
          <table:table-cell office:value-type="float" office:value="23.5692058833903" calcext:value-type="float">
            <text:p>23.5692058834</text:p>
          </table:table-cell>
          <table:table-cell office:value-type="float" office:value="22.47036496" calcext:value-type="float">
            <text:p>22.47036496</text:p>
          </table:table-cell>
          <table:table-cell office:value-type="float" office:value="0" calcext:value-type="float">
            <text:p>0</text:p>
          </table:table-cell>
          <table:table-cell office:value-type="float" office:value="28.02386652" calcext:value-type="float">
            <text:p>28.02386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15:00:00</text:p>
          </table:table-cell>
          <table:table-cell office:value-type="float" office:value="23.5728566622236" calcext:value-type="float">
            <text:p>23.5728566622</text:p>
          </table:table-cell>
          <table:table-cell office:value-type="float" office:value="22.37739663" calcext:value-type="float">
            <text:p>22.37739663</text:p>
          </table:table-cell>
          <table:table-cell office:value-type="float" office:value="0" calcext:value-type="float">
            <text:p>0</text:p>
          </table:table-cell>
          <table:table-cell office:value-type="float" office:value="28.58817573" calcext:value-type="float">
            <text:p>28.58817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16:00:00</text:p>
          </table:table-cell>
          <table:table-cell office:value-type="float" office:value="23.7533745018719" calcext:value-type="float">
            <text:p>23.7533745019</text:p>
          </table:table-cell>
          <table:table-cell office:value-type="float" office:value="22.27804869" calcext:value-type="float">
            <text:p>22.27804869</text:p>
          </table:table-cell>
          <table:table-cell office:value-type="float" office:value="0" calcext:value-type="float">
            <text:p>0</text:p>
          </table:table-cell>
          <table:table-cell office:value-type="float" office:value="29.44983421" calcext:value-type="float">
            <text:p>29.44983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17:00:00</text:p>
          </table:table-cell>
          <table:table-cell office:value-type="float" office:value="23.8108363765504" calcext:value-type="float">
            <text:p>23.8108363766</text:p>
          </table:table-cell>
          <table:table-cell office:value-type="float" office:value="22.18968188" calcext:value-type="float">
            <text:p>22.18968188</text:p>
          </table:table-cell>
          <table:table-cell office:value-type="float" office:value="0" calcext:value-type="float">
            <text:p>0</text:p>
          </table:table-cell>
          <table:table-cell office:value-type="float" office:value="29.31170479" calcext:value-type="float">
            <text:p>29.31170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18:00:00</text:p>
          </table:table-cell>
          <table:table-cell office:value-type="float" office:value="23.620696034212" calcext:value-type="float">
            <text:p>23.6206960342</text:p>
          </table:table-cell>
          <table:table-cell office:value-type="float" office:value="22.06288219" calcext:value-type="float">
            <text:p>22.06288219</text:p>
          </table:table-cell>
          <table:table-cell office:value-type="float" office:value="0" calcext:value-type="float">
            <text:p>0</text:p>
          </table:table-cell>
          <table:table-cell office:value-type="float" office:value="31.21003598" calcext:value-type="float">
            <text:p>31.21003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19:00:00</text:p>
          </table:table-cell>
          <table:table-cell office:value-type="float" office:value="23.3469008230758" calcext:value-type="float">
            <text:p>23.3469008231</text:p>
          </table:table-cell>
          <table:table-cell office:value-type="float" office:value="22.04643011" calcext:value-type="float">
            <text:p>22.04643011</text:p>
          </table:table-cell>
          <table:table-cell office:value-type="float" office:value="0" calcext:value-type="float">
            <text:p>0</text:p>
          </table:table-cell>
          <table:table-cell office:value-type="float" office:value="33.00629033" calcext:value-type="float">
            <text:p>33.00629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20:00:00</text:p>
          </table:table-cell>
          <table:table-cell office:value-type="float" office:value="22.8435136177966" calcext:value-type="float">
            <text:p>22.8435136178</text:p>
          </table:table-cell>
          <table:table-cell office:value-type="float" office:value="22.00810525" calcext:value-type="float">
            <text:p>22.00810525</text:p>
          </table:table-cell>
          <table:table-cell office:value-type="float" office:value="0" calcext:value-type="float">
            <text:p>0</text:p>
          </table:table-cell>
          <table:table-cell office:value-type="float" office:value="32.16926382" calcext:value-type="float">
            <text:p>32.16926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21:00:00</text:p>
          </table:table-cell>
          <table:table-cell office:value-type="float" office:value="22.2075343096932" calcext:value-type="float">
            <text:p>22.2075343097</text:p>
          </table:table-cell>
          <table:table-cell office:value-type="float" office:value="21.81781045" calcext:value-type="float">
            <text:p>21.81781045</text:p>
          </table:table-cell>
          <table:table-cell office:value-type="float" office:value="0" calcext:value-type="float">
            <text:p>0</text:p>
          </table:table-cell>
          <table:table-cell office:value-type="float" office:value="11.2355644" calcext:value-type="float">
            <text:p>11.23556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22:00:00</text:p>
          </table:table-cell>
          <table:table-cell office:value-type="float" office:value="21.7529829151413" calcext:value-type="float">
            <text:p>21.7529829151</text:p>
          </table:table-cell>
          <table:table-cell office:value-type="float" office:value="21.31073944" calcext:value-type="float">
            <text:p>21.31073944</text:p>
          </table:table-cell>
          <table:table-cell office:value-type="float" office:value="0" calcext:value-type="float">
            <text:p>0</text:p>
          </table:table-cell>
          <table:table-cell office:value-type="float" office:value="21.57943493" calcext:value-type="float">
            <text:p>21.57943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23:00:00</text:p>
          </table:table-cell>
          <table:table-cell office:value-type="float" office:value="21.3470541363129" calcext:value-type="float">
            <text:p>21.3470541363</text:p>
          </table:table-cell>
          <table:table-cell office:value-type="float" office:value="21.01276395" calcext:value-type="float">
            <text:p>21.01276395</text:p>
          </table:table-cell>
          <table:table-cell office:value-type="float" office:value="0" calcext:value-type="float">
            <text:p>0</text:p>
          </table:table-cell>
          <table:table-cell office:value-type="float" office:value="23.34660944" calcext:value-type="float">
            <text:p>23.34660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5 <text:s/>24:00:00</text:p>
          </table:table-cell>
          <table:table-cell office:value-type="float" office:value="20.8900488154018" calcext:value-type="float">
            <text:p>20.8900488154</text:p>
          </table:table-cell>
          <table:table-cell office:value-type="float" office:value="20.8232317" calcext:value-type="float">
            <text:p>20.8232317</text:p>
          </table:table-cell>
          <table:table-cell office:value-type="float" office:value="0" calcext:value-type="float">
            <text:p>0</text:p>
          </table:table-cell>
          <table:table-cell office:value-type="float" office:value="26.1225" calcext:value-type="float">
            <text:p>26.1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01:00:00</text:p>
          </table:table-cell>
          <table:table-cell office:value-type="float" office:value="20.4722695817379" calcext:value-type="float">
            <text:p>20.4722695817</text:p>
          </table:table-cell>
          <table:table-cell office:value-type="float" office:value="20.62768378" calcext:value-type="float">
            <text:p>20.62768378</text:p>
          </table:table-cell>
          <table:table-cell office:value-type="float" office:value="291.887639418039" calcext:value-type="float">
            <text:p>291.887639418</text:p>
          </table:table-cell>
          <table:table-cell office:value-type="float" office:value="27.25166698" calcext:value-type="float">
            <text:p>27.25166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02:00:00</text:p>
          </table:table-cell>
          <table:table-cell office:value-type="float" office:value="20.3043160866072" calcext:value-type="float">
            <text:p>20.3043160866</text:p>
          </table:table-cell>
          <table:table-cell office:value-type="float" office:value="20.45980104" calcext:value-type="float">
            <text:p>20.45980104</text:p>
          </table:table-cell>
          <table:table-cell office:value-type="float" office:value="196.221256965196" calcext:value-type="float">
            <text:p>196.2212569652</text:p>
          </table:table-cell>
          <table:table-cell office:value-type="float" office:value="27.99601818" calcext:value-type="float">
            <text:p>27.9960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03:00:00</text:p>
          </table:table-cell>
          <table:table-cell office:value-type="float" office:value="20.5359603109255" calcext:value-type="float">
            <text:p>20.5359603109</text:p>
          </table:table-cell>
          <table:table-cell office:value-type="float" office:value="20.43462783" calcext:value-type="float">
            <text:p>20.43462783</text:p>
          </table:table-cell>
          <table:table-cell office:value-type="float" office:value="0" calcext:value-type="float">
            <text:p>0</text:p>
          </table:table-cell>
          <table:table-cell office:value-type="float" office:value="26.60224867" calcext:value-type="float">
            <text:p>26.60224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04:00:00</text:p>
          </table:table-cell>
          <table:table-cell office:value-type="float" office:value="20.8140461335157" calcext:value-type="float">
            <text:p>20.8140461335</text:p>
          </table:table-cell>
          <table:table-cell office:value-type="float" office:value="20.32413522" calcext:value-type="float">
            <text:p>20.32413522</text:p>
          </table:table-cell>
          <table:table-cell office:value-type="float" office:value="0" calcext:value-type="float">
            <text:p>0</text:p>
          </table:table-cell>
          <table:table-cell office:value-type="float" office:value="29.14616058" calcext:value-type="float">
            <text:p>29.1461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05:00:00</text:p>
          </table:table-cell>
          <table:table-cell office:value-type="float" office:value="20.8392798856864" calcext:value-type="float">
            <text:p>20.8392798857</text:p>
          </table:table-cell>
          <table:table-cell office:value-type="float" office:value="20.22128019" calcext:value-type="float">
            <text:p>20.22128019</text:p>
          </table:table-cell>
          <table:table-cell office:value-type="float" office:value="0" calcext:value-type="float">
            <text:p>0</text:p>
          </table:table-cell>
          <table:table-cell office:value-type="float" office:value="29.2944195" calcext:value-type="float">
            <text:p>29.2944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06:00:00</text:p>
          </table:table-cell>
          <table:table-cell office:value-type="float" office:value="20.7844199281361" calcext:value-type="float">
            <text:p>20.7844199281</text:p>
          </table:table-cell>
          <table:table-cell office:value-type="float" office:value="20.124998" calcext:value-type="float">
            <text:p>20.124998</text:p>
          </table:table-cell>
          <table:table-cell office:value-type="float" office:value="0" calcext:value-type="float">
            <text:p>0</text:p>
          </table:table-cell>
          <table:table-cell office:value-type="float" office:value="29.94068891" calcext:value-type="float">
            <text:p>29.940688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07:00:00</text:p>
          </table:table-cell>
          <table:table-cell office:value-type="float" office:value="20.7057748955505" calcext:value-type="float">
            <text:p>20.7057748956</text:p>
          </table:table-cell>
          <table:table-cell office:value-type="float" office:value="20.09743205" calcext:value-type="float">
            <text:p>20.09743205</text:p>
          </table:table-cell>
          <table:table-cell office:value-type="float" office:value="0" calcext:value-type="float">
            <text:p>0</text:p>
          </table:table-cell>
          <table:table-cell office:value-type="float" office:value="29.50883162" calcext:value-type="float">
            <text:p>29.50883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08:00:00</text:p>
          </table:table-cell>
          <table:table-cell office:value-type="float" office:value="20.6563667217267" calcext:value-type="float">
            <text:p>20.6563667217</text:p>
          </table:table-cell>
          <table:table-cell office:value-type="float" office:value="20.36734377" calcext:value-type="float">
            <text:p>20.36734377</text:p>
          </table:table-cell>
          <table:table-cell office:value-type="float" office:value="165.051810015086" calcext:value-type="float">
            <text:p>165.0518100151</text:p>
          </table:table-cell>
          <table:table-cell office:value-type="float" office:value="79.9071723" calcext:value-type="float">
            <text:p>79.9071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09:00:00</text:p>
          </table:table-cell>
          <table:table-cell office:value-type="float" office:value="20.6524228750298" calcext:value-type="float">
            <text:p>20.652422875</text:p>
          </table:table-cell>
          <table:table-cell office:value-type="float" office:value="21.42714189" calcext:value-type="float">
            <text:p>21.42714189</text:p>
          </table:table-cell>
          <table:table-cell office:value-type="float" office:value="124.108142594987" calcext:value-type="float">
            <text:p>124.108142595</text:p>
          </table:table-cell>
          <table:table-cell office:value-type="float" office:value="68.39860605" calcext:value-type="float">
            <text:p>68.398606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10:00:00</text:p>
          </table:table-cell>
          <table:table-cell office:value-type="float" office:value="21.0404331205916" calcext:value-type="float">
            <text:p>21.0404331206</text:p>
          </table:table-cell>
          <table:table-cell office:value-type="float" office:value="22.29752329" calcext:value-type="float">
            <text:p>22.29752329</text:p>
          </table:table-cell>
          <table:table-cell office:value-type="float" office:value="88.22192278114" calcext:value-type="float">
            <text:p>88.2219227811</text:p>
          </table:table-cell>
          <table:table-cell office:value-type="float" office:value="36.67882759" calcext:value-type="float">
            <text:p>36.67882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11:00:00</text:p>
          </table:table-cell>
          <table:table-cell office:value-type="float" office:value="21.7440501793959" calcext:value-type="float">
            <text:p>21.7440501794</text:p>
          </table:table-cell>
          <table:table-cell office:value-type="float" office:value="22.32122973" calcext:value-type="float">
            <text:p>22.32122973</text:p>
          </table:table-cell>
          <table:table-cell office:value-type="float" office:value="9.44197779330328" calcext:value-type="float">
            <text:p>9.4419777933</text:p>
          </table:table-cell>
          <table:table-cell office:value-type="float" office:value="36.15732456" calcext:value-type="float">
            <text:p>36.15732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12:00:00</text:p>
          </table:table-cell>
          <table:table-cell office:value-type="float" office:value="22.3020880024788" calcext:value-type="float">
            <text:p>22.3020880025</text:p>
          </table:table-cell>
          <table:table-cell office:value-type="float" office:value="22.35508527" calcext:value-type="float">
            <text:p>22.35508527</text:p>
          </table:table-cell>
          <table:table-cell office:value-type="float" office:value="17.8830357005964" calcext:value-type="float">
            <text:p>17.8830357006</text:p>
          </table:table-cell>
          <table:table-cell office:value-type="float" office:value="36.02758649" calcext:value-type="float">
            <text:p>36.02758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13:00:00</text:p>
          </table:table-cell>
          <table:table-cell office:value-type="float" office:value="22.6376967622883" calcext:value-type="float">
            <text:p>22.6376967623</text:p>
          </table:table-cell>
          <table:table-cell office:value-type="float" office:value="22.37138954" calcext:value-type="float">
            <text:p>22.37138954</text:p>
          </table:table-cell>
          <table:table-cell office:value-type="float" office:value="27.4757460620905" calcext:value-type="float">
            <text:p>27.4757460621</text:p>
          </table:table-cell>
          <table:table-cell office:value-type="float" office:value="32.72826528" calcext:value-type="float">
            <text:p>32.72826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14:00:00</text:p>
          </table:table-cell>
          <table:table-cell office:value-type="float" office:value="22.7092751775732" calcext:value-type="float">
            <text:p>22.7092751776</text:p>
          </table:table-cell>
          <table:table-cell office:value-type="float" office:value="22.32657209" calcext:value-type="float">
            <text:p>22.32657209</text:p>
          </table:table-cell>
          <table:table-cell office:value-type="float" office:value="0" calcext:value-type="float">
            <text:p>0</text:p>
          </table:table-cell>
          <table:table-cell office:value-type="float" office:value="34.41504291" calcext:value-type="float">
            <text:p>34.415042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15:00:00</text:p>
          </table:table-cell>
          <table:table-cell office:value-type="float" office:value="22.8241768821891" calcext:value-type="float">
            <text:p>22.8241768822</text:p>
          </table:table-cell>
          <table:table-cell office:value-type="float" office:value="22.29134913" calcext:value-type="float">
            <text:p>22.29134913</text:p>
          </table:table-cell>
          <table:table-cell office:value-type="float" office:value="0" calcext:value-type="float">
            <text:p>0</text:p>
          </table:table-cell>
          <table:table-cell office:value-type="float" office:value="32.17770133" calcext:value-type="float">
            <text:p>32.17770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16:00:00</text:p>
          </table:table-cell>
          <table:table-cell office:value-type="float" office:value="23.0508765173593" calcext:value-type="float">
            <text:p>23.0508765174</text:p>
          </table:table-cell>
          <table:table-cell office:value-type="float" office:value="22.42414018" calcext:value-type="float">
            <text:p>22.42414018</text:p>
          </table:table-cell>
          <table:table-cell office:value-type="float" office:value="0" calcext:value-type="float">
            <text:p>0</text:p>
          </table:table-cell>
          <table:table-cell office:value-type="float" office:value="31.72539693" calcext:value-type="float">
            <text:p>31.72539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17:00:00</text:p>
          </table:table-cell>
          <table:table-cell office:value-type="float" office:value="23.122138471413" calcext:value-type="float">
            <text:p>23.1221384714</text:p>
          </table:table-cell>
          <table:table-cell office:value-type="float" office:value="22.48104399" calcext:value-type="float">
            <text:p>22.48104399</text:p>
          </table:table-cell>
          <table:table-cell office:value-type="float" office:value="0" calcext:value-type="float">
            <text:p>0</text:p>
          </table:table-cell>
          <table:table-cell office:value-type="float" office:value="31.30885478" calcext:value-type="float">
            <text:p>31.30885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18:00:00</text:p>
          </table:table-cell>
          <table:table-cell office:value-type="float" office:value="23.0943640273496" calcext:value-type="float">
            <text:p>23.0943640273</text:p>
          </table:table-cell>
          <table:table-cell office:value-type="float" office:value="22.19542997" calcext:value-type="float">
            <text:p>22.19542997</text:p>
          </table:table-cell>
          <table:table-cell office:value-type="float" office:value="0" calcext:value-type="float">
            <text:p>0</text:p>
          </table:table-cell>
          <table:table-cell office:value-type="float" office:value="35.41137363" calcext:value-type="float">
            <text:p>35.41137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19:00:00</text:p>
          </table:table-cell>
          <table:table-cell office:value-type="float" office:value="22.9697156273193" calcext:value-type="float">
            <text:p>22.9697156273</text:p>
          </table:table-cell>
          <table:table-cell office:value-type="float" office:value="22.09182282" calcext:value-type="float">
            <text:p>22.09182282</text:p>
          </table:table-cell>
          <table:table-cell office:value-type="float" office:value="0" calcext:value-type="float">
            <text:p>0</text:p>
          </table:table-cell>
          <table:table-cell office:value-type="float" office:value="35.34886507" calcext:value-type="float">
            <text:p>35.34886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20:00:00</text:p>
          </table:table-cell>
          <table:table-cell office:value-type="float" office:value="22.579248944659" calcext:value-type="float">
            <text:p>22.5792489447</text:p>
          </table:table-cell>
          <table:table-cell office:value-type="float" office:value="22.04378262" calcext:value-type="float">
            <text:p>22.04378262</text:p>
          </table:table-cell>
          <table:table-cell office:value-type="float" office:value="19.0331519669304" calcext:value-type="float">
            <text:p>19.0331519669</text:p>
          </table:table-cell>
          <table:table-cell office:value-type="float" office:value="49.56756184" calcext:value-type="float">
            <text:p>49.56756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21:00:00</text:p>
          </table:table-cell>
          <table:table-cell office:value-type="float" office:value="22.0750700361821" calcext:value-type="float">
            <text:p>22.0750700362</text:p>
          </table:table-cell>
          <table:table-cell office:value-type="float" office:value="22.02995389" calcext:value-type="float">
            <text:p>22.02995389</text:p>
          </table:table-cell>
          <table:table-cell office:value-type="float" office:value="0" calcext:value-type="float">
            <text:p>0</text:p>
          </table:table-cell>
          <table:table-cell office:value-type="float" office:value="4.922974374" calcext:value-type="float">
            <text:p>4.922974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22:00:00</text:p>
          </table:table-cell>
          <table:table-cell office:value-type="float" office:value="21.7532953084852" calcext:value-type="float">
            <text:p>21.7532953085</text:p>
          </table:table-cell>
          <table:table-cell office:value-type="float" office:value="21.48761477" calcext:value-type="float">
            <text:p>21.48761477</text:p>
          </table:table-cell>
          <table:table-cell office:value-type="float" office:value="0" calcext:value-type="float">
            <text:p>0</text:p>
          </table:table-cell>
          <table:table-cell office:value-type="float" office:value="21.66712781" calcext:value-type="float">
            <text:p>21.66712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23:00:00</text:p>
          </table:table-cell>
          <table:table-cell office:value-type="float" office:value="21.4420450255167" calcext:value-type="float">
            <text:p>21.4420450255</text:p>
          </table:table-cell>
          <table:table-cell office:value-type="float" office:value="21.07064661" calcext:value-type="float">
            <text:p>21.07064661</text:p>
          </table:table-cell>
          <table:table-cell office:value-type="float" office:value="0" calcext:value-type="float">
            <text:p>0</text:p>
          </table:table-cell>
          <table:table-cell office:value-type="float" office:value="25.02721498" calcext:value-type="float">
            <text:p>25.02721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6 <text:s/>24:00:00</text:p>
          </table:table-cell>
          <table:table-cell office:value-type="float" office:value="21.0706260795543" calcext:value-type="float">
            <text:p>21.0706260796</text:p>
          </table:table-cell>
          <table:table-cell office:value-type="float" office:value="20.78350059" calcext:value-type="float">
            <text:p>20.78350059</text:p>
          </table:table-cell>
          <table:table-cell office:value-type="float" office:value="0" calcext:value-type="float">
            <text:p>0</text:p>
          </table:table-cell>
          <table:table-cell office:value-type="float" office:value="26.54935256" calcext:value-type="float">
            <text:p>26.54935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01:00:00</text:p>
          </table:table-cell>
          <table:table-cell office:value-type="float" office:value="20.7081135290445" calcext:value-type="float">
            <text:p>20.708113529</text:p>
          </table:table-cell>
          <table:table-cell office:value-type="float" office:value="20.58713421" calcext:value-type="float">
            <text:p>20.58713421</text:p>
          </table:table-cell>
          <table:table-cell office:value-type="float" office:value="0" calcext:value-type="float">
            <text:p>0</text:p>
          </table:table-cell>
          <table:table-cell office:value-type="float" office:value="28.29443362" calcext:value-type="float">
            <text:p>28.294433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02:00:00</text:p>
          </table:table-cell>
          <table:table-cell office:value-type="float" office:value="20.409936214612" calcext:value-type="float">
            <text:p>20.4099362146</text:p>
          </table:table-cell>
          <table:table-cell office:value-type="float" office:value="20.46098564" calcext:value-type="float">
            <text:p>20.46098564</text:p>
          </table:table-cell>
          <table:table-cell office:value-type="float" office:value="235.86401095775" calcext:value-type="float">
            <text:p>235.8640109578</text:p>
          </table:table-cell>
          <table:table-cell office:value-type="float" office:value="28.76836606" calcext:value-type="float">
            <text:p>28.76836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03:00:00</text:p>
          </table:table-cell>
          <table:table-cell office:value-type="float" office:value="20.2510025850169" calcext:value-type="float">
            <text:p>20.251002585</text:p>
          </table:table-cell>
          <table:table-cell office:value-type="float" office:value="20.46317136" calcext:value-type="float">
            <text:p>20.46317136</text:p>
          </table:table-cell>
          <table:table-cell office:value-type="float" office:value="157.935718834897" calcext:value-type="float">
            <text:p>157.9357188349</text:p>
          </table:table-cell>
          <table:table-cell office:value-type="float" office:value="27.17696733" calcext:value-type="float">
            <text:p>27.17696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04:00:00</text:p>
          </table:table-cell>
          <table:table-cell office:value-type="float" office:value="20.2813514681688" calcext:value-type="float">
            <text:p>20.2813514682</text:p>
          </table:table-cell>
          <table:table-cell office:value-type="float" office:value="20.39472548" calcext:value-type="float">
            <text:p>20.39472548</text:p>
          </table:table-cell>
          <table:table-cell office:value-type="float" office:value="98.7466877708544" calcext:value-type="float">
            <text:p>98.7466877709</text:p>
          </table:table-cell>
          <table:table-cell office:value-type="float" office:value="29.98489788" calcext:value-type="float">
            <text:p>29.98489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05:00:00</text:p>
          </table:table-cell>
          <table:table-cell office:value-type="float" office:value="20.3642195471274" calcext:value-type="float">
            <text:p>20.3642195471</text:p>
          </table:table-cell>
          <table:table-cell office:value-type="float" office:value="20.373885" calcext:value-type="float">
            <text:p>20.373885</text:p>
          </table:table-cell>
          <table:table-cell office:value-type="float" office:value="65.5383607454664" calcext:value-type="float">
            <text:p>65.5383607455</text:p>
          </table:table-cell>
          <table:table-cell office:value-type="float" office:value="28.58682458" calcext:value-type="float">
            <text:p>28.586824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06:00:00</text:p>
          </table:table-cell>
          <table:table-cell office:value-type="float" office:value="20.4509088552381" calcext:value-type="float">
            <text:p>20.4509088552</text:p>
          </table:table-cell>
          <table:table-cell office:value-type="float" office:value="20.41861039" calcext:value-type="float">
            <text:p>20.41861039</text:p>
          </table:table-cell>
          <table:table-cell office:value-type="float" office:value="49.6847782955397" calcext:value-type="float">
            <text:p>49.6847782955</text:p>
          </table:table-cell>
          <table:table-cell office:value-type="float" office:value="28.76357901" calcext:value-type="float">
            <text:p>28.76357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07:00:00</text:p>
          </table:table-cell>
          <table:table-cell office:value-type="float" office:value="20.5376980836968" calcext:value-type="float">
            <text:p>20.5376980837</text:p>
          </table:table-cell>
          <table:table-cell office:value-type="float" office:value="20.36236049" calcext:value-type="float">
            <text:p>20.36236049</text:p>
          </table:table-cell>
          <table:table-cell office:value-type="float" office:value="43.2981995674225" calcext:value-type="float">
            <text:p>43.2981995674</text:p>
          </table:table-cell>
          <table:table-cell office:value-type="float" office:value="30.32642576" calcext:value-type="float">
            <text:p>30.32642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08:00:00</text:p>
          </table:table-cell>
          <table:table-cell office:value-type="float" office:value="20.6476315596062" calcext:value-type="float">
            <text:p>20.6476315596</text:p>
          </table:table-cell>
          <table:table-cell office:value-type="float" office:value="20.78484029" calcext:value-type="float">
            <text:p>20.78484029</text:p>
          </table:table-cell>
          <table:table-cell office:value-type="float" office:value="0" calcext:value-type="float">
            <text:p>0</text:p>
          </table:table-cell>
          <table:table-cell office:value-type="float" office:value="81.40749583" calcext:value-type="float">
            <text:p>81.40749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09:00:00</text:p>
          </table:table-cell>
          <table:table-cell office:value-type="float" office:value="20.7550963258354" calcext:value-type="float">
            <text:p>20.7550963258</text:p>
          </table:table-cell>
          <table:table-cell office:value-type="float" office:value="22.29839788" calcext:value-type="float">
            <text:p>22.29839788</text:p>
          </table:table-cell>
          <table:table-cell office:value-type="float" office:value="61.0751517871828" calcext:value-type="float">
            <text:p>61.0751517872</text:p>
          </table:table-cell>
          <table:table-cell office:value-type="float" office:value="37.07825937" calcext:value-type="float">
            <text:p>37.07825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10:00:00</text:p>
          </table:table-cell>
          <table:table-cell office:value-type="float" office:value="21.2357084682388" calcext:value-type="float">
            <text:p>21.2357084682</text:p>
          </table:table-cell>
          <table:table-cell office:value-type="float" office:value="22.93064477" calcext:value-type="float">
            <text:p>22.93064477</text:p>
          </table:table-cell>
          <table:table-cell office:value-type="float" office:value="60.1984158503336" calcext:value-type="float">
            <text:p>60.1984158503</text:p>
          </table:table-cell>
          <table:table-cell office:value-type="float" office:value="4.626072087" calcext:value-type="float">
            <text:p>4.626072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11:00:00</text:p>
          </table:table-cell>
          <table:table-cell office:value-type="float" office:value="22.5445184445915" calcext:value-type="float">
            <text:p>22.5445184446</text:p>
          </table:table-cell>
          <table:table-cell office:value-type="float" office:value="22.91399257" calcext:value-type="float">
            <text:p>22.91399257</text:p>
          </table:table-cell>
          <table:table-cell office:value-type="float" office:value="0" calcext:value-type="float">
            <text:p>0</text:p>
          </table:table-cell>
          <table:table-cell office:value-type="float" office:value="3.183371184" calcext:value-type="float">
            <text:p>3.183371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12:00:00</text:p>
          </table:table-cell>
          <table:table-cell office:value-type="float" office:value="23.9960031533077" calcext:value-type="float">
            <text:p>23.9960031533</text:p>
          </table:table-cell>
          <table:table-cell office:value-type="float" office:value="22.86981698" calcext:value-type="float">
            <text:p>22.86981698</text:p>
          </table:table-cell>
          <table:table-cell office:value-type="float" office:value="0" calcext:value-type="float">
            <text:p>0</text:p>
          </table:table-cell>
          <table:table-cell office:value-type="float" office:value="2.998778125" calcext:value-type="float">
            <text:p>2.998778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13:00:00</text:p>
          </table:table-cell>
          <table:table-cell office:value-type="float" office:value="24.7803433216024" calcext:value-type="float">
            <text:p>24.7803433216</text:p>
          </table:table-cell>
          <table:table-cell office:value-type="float" office:value="22.94951003" calcext:value-type="float">
            <text:p>22.94951003</text:p>
          </table:table-cell>
          <table:table-cell office:value-type="float" office:value="0" calcext:value-type="float">
            <text:p>0</text:p>
          </table:table-cell>
          <table:table-cell office:value-type="float" office:value="2.849221333" calcext:value-type="float">
            <text:p>2.849221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14:00:00</text:p>
          </table:table-cell>
          <table:table-cell office:value-type="float" office:value="24.9870078971869" calcext:value-type="float">
            <text:p>24.9870078972</text:p>
          </table:table-cell>
          <table:table-cell office:value-type="float" office:value="23.08234218" calcext:value-type="float">
            <text:p>23.08234218</text:p>
          </table:table-cell>
          <table:table-cell office:value-type="float" office:value="0" calcext:value-type="float">
            <text:p>0</text:p>
          </table:table-cell>
          <table:table-cell office:value-type="float" office:value="2.724319843" calcext:value-type="float">
            <text:p>2.724319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15:00:00</text:p>
          </table:table-cell>
          <table:table-cell office:value-type="float" office:value="25.3448775299244" calcext:value-type="float">
            <text:p>25.3448775299</text:p>
          </table:table-cell>
          <table:table-cell office:value-type="float" office:value="23.31673003" calcext:value-type="float">
            <text:p>23.31673003</text:p>
          </table:table-cell>
          <table:table-cell office:value-type="float" office:value="0" calcext:value-type="float">
            <text:p>0</text:p>
          </table:table-cell>
          <table:table-cell office:value-type="float" office:value="2.717402094" calcext:value-type="float">
            <text:p>2.7174020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16:00:00</text:p>
          </table:table-cell>
          <table:table-cell office:value-type="float" office:value="25.9670462070876" calcext:value-type="float">
            <text:p>25.9670462071</text:p>
          </table:table-cell>
          <table:table-cell office:value-type="float" office:value="23.52070229" calcext:value-type="float">
            <text:p>23.52070229</text:p>
          </table:table-cell>
          <table:table-cell office:value-type="float" office:value="0" calcext:value-type="float">
            <text:p>0</text:p>
          </table:table-cell>
          <table:table-cell office:value-type="float" office:value="2.613063032" calcext:value-type="float">
            <text:p>2.613063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17:00:00</text:p>
          </table:table-cell>
          <table:table-cell office:value-type="float" office:value="25.9299470415526" calcext:value-type="float">
            <text:p>25.9299470416</text:p>
          </table:table-cell>
          <table:table-cell office:value-type="float" office:value="23.57233685" calcext:value-type="float">
            <text:p>23.57233685</text:p>
          </table:table-cell>
          <table:table-cell office:value-type="float" office:value="0" calcext:value-type="float">
            <text:p>0</text:p>
          </table:table-cell>
          <table:table-cell office:value-type="float" office:value="2.732146222" calcext:value-type="float">
            <text:p>2.732146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18:00:00</text:p>
          </table:table-cell>
          <table:table-cell office:value-type="float" office:value="25.5790834605935" calcext:value-type="float">
            <text:p>25.5790834606</text:p>
          </table:table-cell>
          <table:table-cell office:value-type="float" office:value="23.34835326" calcext:value-type="float">
            <text:p>23.34835326</text:p>
          </table:table-cell>
          <table:table-cell office:value-type="float" office:value="0" calcext:value-type="float">
            <text:p>0</text:p>
          </table:table-cell>
          <table:table-cell office:value-type="float" office:value="2.814482392" calcext:value-type="float">
            <text:p>2.8144823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19:00:00</text:p>
          </table:table-cell>
          <table:table-cell office:value-type="float" office:value="25.1355271879769" calcext:value-type="float">
            <text:p>25.135527188</text:p>
          </table:table-cell>
          <table:table-cell office:value-type="float" office:value="22.8844556" calcext:value-type="float">
            <text:p>22.8844556</text:p>
          </table:table-cell>
          <table:table-cell office:value-type="float" office:value="0" calcext:value-type="float">
            <text:p>0</text:p>
          </table:table-cell>
          <table:table-cell office:value-type="float" office:value="18.29269209" calcext:value-type="float">
            <text:p>18.29269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20:00:00</text:p>
          </table:table-cell>
          <table:table-cell office:value-type="float" office:value="24.3319804941244" calcext:value-type="float">
            <text:p>24.3319804941</text:p>
          </table:table-cell>
          <table:table-cell office:value-type="float" office:value="22.67010458" calcext:value-type="float">
            <text:p>22.67010458</text:p>
          </table:table-cell>
          <table:table-cell office:value-type="float" office:value="0" calcext:value-type="float">
            <text:p>0</text:p>
          </table:table-cell>
          <table:table-cell office:value-type="float" office:value="16.84897618" calcext:value-type="float">
            <text:p>16.84897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21:00:00</text:p>
          </table:table-cell>
          <table:table-cell office:value-type="float" office:value="24.2777078993623" calcext:value-type="float">
            <text:p>24.2777078994</text:p>
          </table:table-cell>
          <table:table-cell office:value-type="float" office:value="22.43004863" calcext:value-type="float">
            <text:p>22.43004863</text:p>
          </table:table-cell>
          <table:table-cell office:value-type="float" office:value="0" calcext:value-type="float">
            <text:p>0</text:p>
          </table:table-cell>
          <table:table-cell office:value-type="float" office:value="8.922134166" calcext:value-type="float">
            <text:p>8.922134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22:00:00</text:p>
          </table:table-cell>
          <table:table-cell office:value-type="float" office:value="24.4143223618567" calcext:value-type="float">
            <text:p>24.4143223619</text:p>
          </table:table-cell>
          <table:table-cell office:value-type="float" office:value="22.14555997" calcext:value-type="float">
            <text:p>22.14555997</text:p>
          </table:table-cell>
          <table:table-cell office:value-type="float" office:value="0" calcext:value-type="float">
            <text:p>0</text:p>
          </table:table-cell>
          <table:table-cell office:value-type="float" office:value="16.09367542" calcext:value-type="float">
            <text:p>16.09367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23:00:00</text:p>
          </table:table-cell>
          <table:table-cell office:value-type="float" office:value="24.3944693559777" calcext:value-type="float">
            <text:p>24.394469356</text:p>
          </table:table-cell>
          <table:table-cell office:value-type="float" office:value="21.95238281" calcext:value-type="float">
            <text:p>21.95238281</text:p>
          </table:table-cell>
          <table:table-cell office:value-type="float" office:value="0" calcext:value-type="float">
            <text:p>0</text:p>
          </table:table-cell>
          <table:table-cell office:value-type="float" office:value="16.31692086" calcext:value-type="float">
            <text:p>16.31692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7 <text:s/>24:00:00</text:p>
          </table:table-cell>
          <table:table-cell office:value-type="float" office:value="24.2920830288448" calcext:value-type="float">
            <text:p>24.2920830288</text:p>
          </table:table-cell>
          <table:table-cell office:value-type="float" office:value="21.79151451" calcext:value-type="float">
            <text:p>21.79151451</text:p>
          </table:table-cell>
          <table:table-cell office:value-type="float" office:value="0" calcext:value-type="float">
            <text:p>0</text:p>
          </table:table-cell>
          <table:table-cell office:value-type="float" office:value="17.09345087" calcext:value-type="float">
            <text:p>17.09345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01:00:00</text:p>
          </table:table-cell>
          <table:table-cell office:value-type="float" office:value="24.1246599261823" calcext:value-type="float">
            <text:p>24.1246599262</text:p>
          </table:table-cell>
          <table:table-cell office:value-type="float" office:value="21.67594501" calcext:value-type="float">
            <text:p>21.67594501</text:p>
          </table:table-cell>
          <table:table-cell office:value-type="float" office:value="0" calcext:value-type="float">
            <text:p>0</text:p>
          </table:table-cell>
          <table:table-cell office:value-type="float" office:value="17.59383838" calcext:value-type="float">
            <text:p>17.59383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02:00:00</text:p>
          </table:table-cell>
          <table:table-cell office:value-type="float" office:value="23.9164283385337" calcext:value-type="float">
            <text:p>23.9164283385</text:p>
          </table:table-cell>
          <table:table-cell office:value-type="float" office:value="21.58783949" calcext:value-type="float">
            <text:p>21.58783949</text:p>
          </table:table-cell>
          <table:table-cell office:value-type="float" office:value="0" calcext:value-type="float">
            <text:p>0</text:p>
          </table:table-cell>
          <table:table-cell office:value-type="float" office:value="18.67827328" calcext:value-type="float">
            <text:p>18.67827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03:00:00</text:p>
          </table:table-cell>
          <table:table-cell office:value-type="float" office:value="23.6882115678377" calcext:value-type="float">
            <text:p>23.6882115678</text:p>
          </table:table-cell>
          <table:table-cell office:value-type="float" office:value="21.50880005" calcext:value-type="float">
            <text:p>21.50880005</text:p>
          </table:table-cell>
          <table:table-cell office:value-type="float" office:value="0" calcext:value-type="float">
            <text:p>0</text:p>
          </table:table-cell>
          <table:table-cell office:value-type="float" office:value="18.73113407" calcext:value-type="float">
            <text:p>18.731134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04:00:00</text:p>
          </table:table-cell>
          <table:table-cell office:value-type="float" office:value="23.4801617793504" calcext:value-type="float">
            <text:p>23.4801617794</text:p>
          </table:table-cell>
          <table:table-cell office:value-type="float" office:value="21.45797728" calcext:value-type="float">
            <text:p>21.45797728</text:p>
          </table:table-cell>
          <table:table-cell office:value-type="float" office:value="0" calcext:value-type="float">
            <text:p>0</text:p>
          </table:table-cell>
          <table:table-cell office:value-type="float" office:value="19.20374514" calcext:value-type="float">
            <text:p>19.20374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05:00:00</text:p>
          </table:table-cell>
          <table:table-cell office:value-type="float" office:value="23.2858863806304" calcext:value-type="float">
            <text:p>23.2858863806</text:p>
          </table:table-cell>
          <table:table-cell office:value-type="float" office:value="21.39768213" calcext:value-type="float">
            <text:p>21.39768213</text:p>
          </table:table-cell>
          <table:table-cell office:value-type="float" office:value="0" calcext:value-type="float">
            <text:p>0</text:p>
          </table:table-cell>
          <table:table-cell office:value-type="float" office:value="19.54409529" calcext:value-type="float">
            <text:p>19.544095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06:00:00</text:p>
          </table:table-cell>
          <table:table-cell office:value-type="float" office:value="23.0621616386003" calcext:value-type="float">
            <text:p>23.0621616386</text:p>
          </table:table-cell>
          <table:table-cell office:value-type="float" office:value="21.39938307" calcext:value-type="float">
            <text:p>21.39938307</text:p>
          </table:table-cell>
          <table:table-cell office:value-type="float" office:value="0" calcext:value-type="float">
            <text:p>0</text:p>
          </table:table-cell>
          <table:table-cell office:value-type="float" office:value="19.4303247" calcext:value-type="float">
            <text:p>19.43032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07:00:00</text:p>
          </table:table-cell>
          <table:table-cell office:value-type="float" office:value="22.9475651616807" calcext:value-type="float">
            <text:p>22.9475651617</text:p>
          </table:table-cell>
          <table:table-cell office:value-type="float" office:value="21.42013325" calcext:value-type="float">
            <text:p>21.42013325</text:p>
          </table:table-cell>
          <table:table-cell office:value-type="float" office:value="0" calcext:value-type="float">
            <text:p>0</text:p>
          </table:table-cell>
          <table:table-cell office:value-type="float" office:value="19.023746" calcext:value-type="float">
            <text:p>19.023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08:00:00</text:p>
          </table:table-cell>
          <table:table-cell office:value-type="float" office:value="22.8201027396992" calcext:value-type="float">
            <text:p>22.8201027397</text:p>
          </table:table-cell>
          <table:table-cell office:value-type="float" office:value="21.48102717" calcext:value-type="float">
            <text:p>21.48102717</text:p>
          </table:table-cell>
          <table:table-cell office:value-type="float" office:value="0" calcext:value-type="float">
            <text:p>0</text:p>
          </table:table-cell>
          <table:table-cell office:value-type="float" office:value="17.54993558" calcext:value-type="float">
            <text:p>17.54993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09:00:00</text:p>
          </table:table-cell>
          <table:table-cell office:value-type="float" office:value="22.6838127915874" calcext:value-type="float">
            <text:p>22.6838127916</text:p>
          </table:table-cell>
          <table:table-cell office:value-type="float" office:value="22.20653991" calcext:value-type="float">
            <text:p>22.20653991</text:p>
          </table:table-cell>
          <table:table-cell office:value-type="float" office:value="0" calcext:value-type="float">
            <text:p>0</text:p>
          </table:table-cell>
          <table:table-cell office:value-type="float" office:value="30.240745" calcext:value-type="float">
            <text:p>30.240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10:00:00</text:p>
          </table:table-cell>
          <table:table-cell office:value-type="float" office:value="22.5736784111624" calcext:value-type="float">
            <text:p>22.5736784112</text:p>
          </table:table-cell>
          <table:table-cell office:value-type="float" office:value="23.02367664" calcext:value-type="float">
            <text:p>23.02367664</text:p>
          </table:table-cell>
          <table:table-cell office:value-type="float" office:value="0" calcext:value-type="float">
            <text:p>0</text:p>
          </table:table-cell>
          <table:table-cell office:value-type="float" office:value="3.666393192" calcext:value-type="float">
            <text:p>3.666393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11:00:00</text:p>
          </table:table-cell>
          <table:table-cell office:value-type="float" office:value="22.5672372390908" calcext:value-type="float">
            <text:p>22.5672372391</text:p>
          </table:table-cell>
          <table:table-cell office:value-type="float" office:value="23.43828544" calcext:value-type="float">
            <text:p>23.43828544</text:p>
          </table:table-cell>
          <table:table-cell office:value-type="float" office:value="0" calcext:value-type="float">
            <text:p>0</text:p>
          </table:table-cell>
          <table:table-cell office:value-type="float" office:value="3.04161094" calcext:value-type="float">
            <text:p>3.041610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12:00:00</text:p>
          </table:table-cell>
          <table:table-cell office:value-type="float" office:value="22.283739282703" calcext:value-type="float">
            <text:p>22.2837392827</text:p>
          </table:table-cell>
          <table:table-cell office:value-type="float" office:value="23.74871187" calcext:value-type="float">
            <text:p>23.74871187</text:p>
          </table:table-cell>
          <table:table-cell office:value-type="float" office:value="0" calcext:value-type="float">
            <text:p>0</text:p>
          </table:table-cell>
          <table:table-cell office:value-type="float" office:value="2.90056374" calcext:value-type="float">
            <text:p>2.90056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13:00:00</text:p>
          </table:table-cell>
          <table:table-cell office:value-type="float" office:value="22.0914903023825" calcext:value-type="float">
            <text:p>22.0914903024</text:p>
          </table:table-cell>
          <table:table-cell office:value-type="float" office:value="24.03417284" calcext:value-type="float">
            <text:p>24.03417284</text:p>
          </table:table-cell>
          <table:table-cell office:value-type="float" office:value="0" calcext:value-type="float">
            <text:p>0</text:p>
          </table:table-cell>
          <table:table-cell office:value-type="float" office:value="2.823314403" calcext:value-type="float">
            <text:p>2.823314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14:00:00</text:p>
          </table:table-cell>
          <table:table-cell office:value-type="float" office:value="22.1318271596806" calcext:value-type="float">
            <text:p>22.1318271597</text:p>
          </table:table-cell>
          <table:table-cell office:value-type="float" office:value="24.32548929" calcext:value-type="float">
            <text:p>24.32548929</text:p>
          </table:table-cell>
          <table:table-cell office:value-type="float" office:value="0" calcext:value-type="float">
            <text:p>0</text:p>
          </table:table-cell>
          <table:table-cell office:value-type="float" office:value="2.832847788" calcext:value-type="float">
            <text:p>2.832847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15:00:00</text:p>
          </table:table-cell>
          <table:table-cell office:value-type="float" office:value="22.258617029275" calcext:value-type="float">
            <text:p>22.2586170293</text:p>
          </table:table-cell>
          <table:table-cell office:value-type="float" office:value="24.62987383" calcext:value-type="float">
            <text:p>24.62987383</text:p>
          </table:table-cell>
          <table:table-cell office:value-type="float" office:value="0" calcext:value-type="float">
            <text:p>0</text:p>
          </table:table-cell>
          <table:table-cell office:value-type="float" office:value="2.795956892" calcext:value-type="float">
            <text:p>2.795956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16:00:00</text:p>
          </table:table-cell>
          <table:table-cell office:value-type="float" office:value="22.4487122155833" calcext:value-type="float">
            <text:p>22.4487122156</text:p>
          </table:table-cell>
          <table:table-cell office:value-type="float" office:value="24.92359848" calcext:value-type="float">
            <text:p>24.92359848</text:p>
          </table:table-cell>
          <table:table-cell office:value-type="float" office:value="0" calcext:value-type="float">
            <text:p>0</text:p>
          </table:table-cell>
          <table:table-cell office:value-type="float" office:value="2.866439698" calcext:value-type="float">
            <text:p>2.866439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17:00:00</text:p>
          </table:table-cell>
          <table:table-cell office:value-type="float" office:value="22.6540911663554" calcext:value-type="float">
            <text:p>22.6540911664</text:p>
          </table:table-cell>
          <table:table-cell office:value-type="float" office:value="25.04557119" calcext:value-type="float">
            <text:p>25.04557119</text:p>
          </table:table-cell>
          <table:table-cell office:value-type="float" office:value="0" calcext:value-type="float">
            <text:p>0</text:p>
          </table:table-cell>
          <table:table-cell office:value-type="float" office:value="2.783489668" calcext:value-type="float">
            <text:p>2.783489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18:00:00</text:p>
          </table:table-cell>
          <table:table-cell office:value-type="float" office:value="22.8332571885104" calcext:value-type="float">
            <text:p>22.8332571885</text:p>
          </table:table-cell>
          <table:table-cell office:value-type="float" office:value="24.99386244" calcext:value-type="float">
            <text:p>24.99386244</text:p>
          </table:table-cell>
          <table:table-cell office:value-type="float" office:value="0" calcext:value-type="float">
            <text:p>0</text:p>
          </table:table-cell>
          <table:table-cell office:value-type="float" office:value="2.837194807" calcext:value-type="float">
            <text:p>2.837194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19:00:00</text:p>
          </table:table-cell>
          <table:table-cell office:value-type="float" office:value="23.0144730210449" calcext:value-type="float">
            <text:p>23.014473021</text:p>
          </table:table-cell>
          <table:table-cell office:value-type="float" office:value="24.58035122" calcext:value-type="float">
            <text:p>24.58035122</text:p>
          </table:table-cell>
          <table:table-cell office:value-type="float" office:value="0" calcext:value-type="float">
            <text:p>0</text:p>
          </table:table-cell>
          <table:table-cell office:value-type="float" office:value="2.942733211" calcext:value-type="float">
            <text:p>2.942733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20:00:00</text:p>
          </table:table-cell>
          <table:table-cell office:value-type="float" office:value="23.0222383285324" calcext:value-type="float">
            <text:p>23.0222383285</text:p>
          </table:table-cell>
          <table:table-cell office:value-type="float" office:value="24.17267147" calcext:value-type="float">
            <text:p>24.17267147</text:p>
          </table:table-cell>
          <table:table-cell office:value-type="float" office:value="0" calcext:value-type="float">
            <text:p>0</text:p>
          </table:table-cell>
          <table:table-cell office:value-type="float" office:value="2.933777334" calcext:value-type="float">
            <text:p>2.9337773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21:00:00</text:p>
          </table:table-cell>
          <table:table-cell office:value-type="float" office:value="22.8865431310333" calcext:value-type="float">
            <text:p>22.886543131</text:p>
          </table:table-cell>
          <table:table-cell office:value-type="float" office:value="23.86693378" calcext:value-type="float">
            <text:p>23.86693378</text:p>
          </table:table-cell>
          <table:table-cell office:value-type="float" office:value="0" calcext:value-type="float">
            <text:p>0</text:p>
          </table:table-cell>
          <table:table-cell office:value-type="float" office:value="2.949286035" calcext:value-type="float">
            <text:p>2.949286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22:00:00</text:p>
          </table:table-cell>
          <table:table-cell office:value-type="float" office:value="22.7084604145861" calcext:value-type="float">
            <text:p>22.7084604146</text:p>
          </table:table-cell>
          <table:table-cell office:value-type="float" office:value="23.56548808" calcext:value-type="float">
            <text:p>23.56548808</text:p>
          </table:table-cell>
          <table:table-cell office:value-type="float" office:value="0" calcext:value-type="float">
            <text:p>0</text:p>
          </table:table-cell>
          <table:table-cell office:value-type="float" office:value="2.888765155" calcext:value-type="float">
            <text:p>2.888765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23:00:00</text:p>
          </table:table-cell>
          <table:table-cell office:value-type="float" office:value="22.5521606786059" calcext:value-type="float">
            <text:p>22.5521606786</text:p>
          </table:table-cell>
          <table:table-cell office:value-type="float" office:value="23.24583407" calcext:value-type="float">
            <text:p>23.24583407</text:p>
          </table:table-cell>
          <table:table-cell office:value-type="float" office:value="0" calcext:value-type="float">
            <text:p>0</text:p>
          </table:table-cell>
          <table:table-cell office:value-type="float" office:value="2.954692336" calcext:value-type="float">
            <text:p>2.954692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8 <text:s/>24:00:00</text:p>
          </table:table-cell>
          <table:table-cell office:value-type="float" office:value="22.3959192160279" calcext:value-type="float">
            <text:p>22.395919216</text:p>
          </table:table-cell>
          <table:table-cell office:value-type="float" office:value="22.98042233" calcext:value-type="float">
            <text:p>22.98042233</text:p>
          </table:table-cell>
          <table:table-cell office:value-type="float" office:value="0" calcext:value-type="float">
            <text:p>0</text:p>
          </table:table-cell>
          <table:table-cell office:value-type="float" office:value="2.936544842" calcext:value-type="float">
            <text:p>2.936544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01:00:00</text:p>
          </table:table-cell>
          <table:table-cell office:value-type="float" office:value="22.2228313421733" calcext:value-type="float">
            <text:p>22.2228313422</text:p>
          </table:table-cell>
          <table:table-cell office:value-type="float" office:value="22.66217243" calcext:value-type="float">
            <text:p>22.66217243</text:p>
          </table:table-cell>
          <table:table-cell office:value-type="float" office:value="0" calcext:value-type="float">
            <text:p>0</text:p>
          </table:table-cell>
          <table:table-cell office:value-type="float" office:value="2.862705838" calcext:value-type="float">
            <text:p>2.862705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02:00:00</text:p>
          </table:table-cell>
          <table:table-cell office:value-type="float" office:value="22.0154111415597" calcext:value-type="float">
            <text:p>22.0154111416</text:p>
          </table:table-cell>
          <table:table-cell office:value-type="float" office:value="22.43659303" calcext:value-type="float">
            <text:p>22.43659303</text:p>
          </table:table-cell>
          <table:table-cell office:value-type="float" office:value="0" calcext:value-type="float">
            <text:p>0</text:p>
          </table:table-cell>
          <table:table-cell office:value-type="float" office:value="13.52066109" calcext:value-type="float">
            <text:p>13.52066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03:00:00</text:p>
          </table:table-cell>
          <table:table-cell office:value-type="float" office:value="21.7929298039296" calcext:value-type="float">
            <text:p>21.7929298039</text:p>
          </table:table-cell>
          <table:table-cell office:value-type="float" office:value="22.35329266" calcext:value-type="float">
            <text:p>22.35329266</text:p>
          </table:table-cell>
          <table:table-cell office:value-type="float" office:value="0" calcext:value-type="float">
            <text:p>0</text:p>
          </table:table-cell>
          <table:table-cell office:value-type="float" office:value="11.48760255" calcext:value-type="float">
            <text:p>11.48760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04:00:00</text:p>
          </table:table-cell>
          <table:table-cell office:value-type="float" office:value="21.6222713940008" calcext:value-type="float">
            <text:p>21.622271394</text:p>
          </table:table-cell>
          <table:table-cell office:value-type="float" office:value="22.26984768" calcext:value-type="float">
            <text:p>22.26984768</text:p>
          </table:table-cell>
          <table:table-cell office:value-type="float" office:value="0" calcext:value-type="float">
            <text:p>0</text:p>
          </table:table-cell>
          <table:table-cell office:value-type="float" office:value="11.42893854" calcext:value-type="float">
            <text:p>11.42893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05:00:00</text:p>
          </table:table-cell>
          <table:table-cell office:value-type="float" office:value="21.4974836319719" calcext:value-type="float">
            <text:p>21.497483632</text:p>
          </table:table-cell>
          <table:table-cell office:value-type="float" office:value="22.17736907" calcext:value-type="float">
            <text:p>22.17736907</text:p>
          </table:table-cell>
          <table:table-cell office:value-type="float" office:value="0" calcext:value-type="float">
            <text:p>0</text:p>
          </table:table-cell>
          <table:table-cell office:value-type="float" office:value="12.8586552" calcext:value-type="float">
            <text:p>12.8586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06:00:00</text:p>
          </table:table-cell>
          <table:table-cell office:value-type="float" office:value="21.5499499381557" calcext:value-type="float">
            <text:p>21.5499499382</text:p>
          </table:table-cell>
          <table:table-cell office:value-type="float" office:value="22.08210033" calcext:value-type="float">
            <text:p>22.08210033</text:p>
          </table:table-cell>
          <table:table-cell office:value-type="float" office:value="0" calcext:value-type="float">
            <text:p>0</text:p>
          </table:table-cell>
          <table:table-cell office:value-type="float" office:value="13.63864692" calcext:value-type="float">
            <text:p>13.63864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07:00:00</text:p>
          </table:table-cell>
          <table:table-cell office:value-type="float" office:value="21.5363259363278" calcext:value-type="float">
            <text:p>21.5363259363</text:p>
          </table:table-cell>
          <table:table-cell office:value-type="float" office:value="22.01581453" calcext:value-type="float">
            <text:p>22.01581453</text:p>
          </table:table-cell>
          <table:table-cell office:value-type="float" office:value="0" calcext:value-type="float">
            <text:p>0</text:p>
          </table:table-cell>
          <table:table-cell office:value-type="float" office:value="12.97426168" calcext:value-type="float">
            <text:p>12.97426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08:00:00</text:p>
          </table:table-cell>
          <table:table-cell office:value-type="float" office:value="21.4921933302326" calcext:value-type="float">
            <text:p>21.4921933302</text:p>
          </table:table-cell>
          <table:table-cell office:value-type="float" office:value="21.99012541" calcext:value-type="float">
            <text:p>21.99012541</text:p>
          </table:table-cell>
          <table:table-cell office:value-type="float" office:value="0" calcext:value-type="float">
            <text:p>0</text:p>
          </table:table-cell>
          <table:table-cell office:value-type="float" office:value="14.11959128" calcext:value-type="float">
            <text:p>14.11959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09:00:00</text:p>
          </table:table-cell>
          <table:table-cell office:value-type="float" office:value="21.4376399737411" calcext:value-type="float">
            <text:p>21.4376399737</text:p>
          </table:table-cell>
          <table:table-cell office:value-type="float" office:value="22.12105362" calcext:value-type="float">
            <text:p>22.12105362</text:p>
          </table:table-cell>
          <table:table-cell office:value-type="float" office:value="0" calcext:value-type="float">
            <text:p>0</text:p>
          </table:table-cell>
          <table:table-cell office:value-type="float" office:value="20.21634391" calcext:value-type="float">
            <text:p>20.21634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10:00:00</text:p>
          </table:table-cell>
          <table:table-cell office:value-type="float" office:value="21.3748438472226" calcext:value-type="float">
            <text:p>21.3748438472</text:p>
          </table:table-cell>
          <table:table-cell office:value-type="float" office:value="22.43319749" calcext:value-type="float">
            <text:p>22.43319749</text:p>
          </table:table-cell>
          <table:table-cell office:value-type="float" office:value="283.575880064164" calcext:value-type="float">
            <text:p>283.5758800642</text:p>
          </table:table-cell>
          <table:table-cell office:value-type="float" office:value="12.93170335" calcext:value-type="float">
            <text:p>12.93170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11:00:00</text:p>
          </table:table-cell>
          <table:table-cell office:value-type="float" office:value="21.4303124971416" calcext:value-type="float">
            <text:p>21.4303124971</text:p>
          </table:table-cell>
          <table:table-cell office:value-type="float" office:value="22.83614975" calcext:value-type="float">
            <text:p>22.83614975</text:p>
          </table:table-cell>
          <table:table-cell office:value-type="float" office:value="202.306228151061" calcext:value-type="float">
            <text:p>202.3062281511</text:p>
          </table:table-cell>
          <table:table-cell office:value-type="float" office:value="4.203006303" calcext:value-type="float">
            <text:p>4.203006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12:00:00</text:p>
          </table:table-cell>
          <table:table-cell office:value-type="float" office:value="22.0000613514971" calcext:value-type="float">
            <text:p>22.0000613515</text:p>
          </table:table-cell>
          <table:table-cell office:value-type="float" office:value="23.29892789" calcext:value-type="float">
            <text:p>23.29892789</text:p>
          </table:table-cell>
          <table:table-cell office:value-type="float" office:value="0" calcext:value-type="float">
            <text:p>0</text:p>
          </table:table-cell>
          <table:table-cell office:value-type="float" office:value="2.966963186" calcext:value-type="float">
            <text:p>2.9669631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13:00:00</text:p>
          </table:table-cell>
          <table:table-cell office:value-type="float" office:value="21.929927311251" calcext:value-type="float">
            <text:p>21.9299273113</text:p>
          </table:table-cell>
          <table:table-cell office:value-type="float" office:value="23.71253805" calcext:value-type="float">
            <text:p>23.71253805</text:p>
          </table:table-cell>
          <table:table-cell office:value-type="float" office:value="0" calcext:value-type="float">
            <text:p>0</text:p>
          </table:table-cell>
          <table:table-cell office:value-type="float" office:value="1.457697039" calcext:value-type="float">
            <text:p>1.457697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14:00:00</text:p>
          </table:table-cell>
          <table:table-cell office:value-type="float" office:value="21.7543310700859" calcext:value-type="float">
            <text:p>21.7543310701</text:p>
          </table:table-cell>
          <table:table-cell office:value-type="float" office:value="24.09089732" calcext:value-type="float">
            <text:p>24.090897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15:00:00</text:p>
          </table:table-cell>
          <table:table-cell office:value-type="float" office:value="21.8041358364476" calcext:value-type="float">
            <text:p>21.8041358364</text:p>
          </table:table-cell>
          <table:table-cell office:value-type="float" office:value="24.46170676" calcext:value-type="float">
            <text:p>24.461706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16:00:00</text:p>
          </table:table-cell>
          <table:table-cell office:value-type="float" office:value="21.9350676654216" calcext:value-type="float">
            <text:p>21.9350676654</text:p>
          </table:table-cell>
          <table:table-cell office:value-type="float" office:value="24.81917732" calcext:value-type="float">
            <text:p>24.819177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17:00:00</text:p>
          </table:table-cell>
          <table:table-cell office:value-type="float" office:value="22.0929365933848" calcext:value-type="float">
            <text:p>22.0929365934</text:p>
          </table:table-cell>
          <table:table-cell office:value-type="float" office:value="25.0503343" calcext:value-type="float">
            <text:p>25.05033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18:00:00</text:p>
          </table:table-cell>
          <table:table-cell office:value-type="float" office:value="22.3168925327185" calcext:value-type="float">
            <text:p>22.3168925327</text:p>
          </table:table-cell>
          <table:table-cell office:value-type="float" office:value="25.07592317" calcext:value-type="float">
            <text:p>25.075923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19:00:00</text:p>
          </table:table-cell>
          <table:table-cell office:value-type="float" office:value="22.585671227651" calcext:value-type="float">
            <text:p>22.5856712277</text:p>
          </table:table-cell>
          <table:table-cell office:value-type="float" office:value="24.70307135" calcext:value-type="float">
            <text:p>24.70307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20:00:00</text:p>
          </table:table-cell>
          <table:table-cell office:value-type="float" office:value="22.6597774921483" calcext:value-type="float">
            <text:p>22.6597774921</text:p>
          </table:table-cell>
          <table:table-cell office:value-type="float" office:value="24.27341978" calcext:value-type="float">
            <text:p>24.27341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21:00:00</text:p>
          </table:table-cell>
          <table:table-cell office:value-type="float" office:value="22.5678843020036" calcext:value-type="float">
            <text:p>22.567884302</text:p>
          </table:table-cell>
          <table:table-cell office:value-type="float" office:value="23.88809704" calcext:value-type="float">
            <text:p>23.888097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22:00:00</text:p>
          </table:table-cell>
          <table:table-cell office:value-type="float" office:value="22.3925630541381" calcext:value-type="float">
            <text:p>22.3925630541</text:p>
          </table:table-cell>
          <table:table-cell office:value-type="float" office:value="23.54971412" calcext:value-type="float">
            <text:p>23.549714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23:00:00</text:p>
          </table:table-cell>
          <table:table-cell office:value-type="float" office:value="22.2199445191381" calcext:value-type="float">
            <text:p>22.2199445191</text:p>
          </table:table-cell>
          <table:table-cell office:value-type="float" office:value="23.23143833" calcext:value-type="float">
            <text:p>23.23143833</text:p>
          </table:table-cell>
          <table:table-cell office:value-type="float" office:value="0" calcext:value-type="float">
            <text:p>0</text:p>
          </table:table-cell>
          <table:table-cell office:value-type="float" office:value="3.624908988" calcext:value-type="float">
            <text:p>3.624908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19 <text:s/>24:00:00</text:p>
          </table:table-cell>
          <table:table-cell office:value-type="float" office:value="22.0440837473832" calcext:value-type="float">
            <text:p>22.0440837474</text:p>
          </table:table-cell>
          <table:table-cell office:value-type="float" office:value="22.90799196" calcext:value-type="float">
            <text:p>22.90799196</text:p>
          </table:table-cell>
          <table:table-cell office:value-type="float" office:value="0" calcext:value-type="float">
            <text:p>0</text:p>
          </table:table-cell>
          <table:table-cell office:value-type="float" office:value="2.963363818" calcext:value-type="float">
            <text:p>2.963363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01:00:00</text:p>
          </table:table-cell>
          <table:table-cell office:value-type="float" office:value="21.8382227497036" calcext:value-type="float">
            <text:p>21.8382227497</text:p>
          </table:table-cell>
          <table:table-cell office:value-type="float" office:value="22.59295915" calcext:value-type="float">
            <text:p>22.59295915</text:p>
          </table:table-cell>
          <table:table-cell office:value-type="float" office:value="0" calcext:value-type="float">
            <text:p>0</text:p>
          </table:table-cell>
          <table:table-cell office:value-type="float" office:value="12.48325679" calcext:value-type="float">
            <text:p>12.483256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02:00:00</text:p>
          </table:table-cell>
          <table:table-cell office:value-type="float" office:value="21.6524005628116" calcext:value-type="float">
            <text:p>21.6524005628</text:p>
          </table:table-cell>
          <table:table-cell office:value-type="float" office:value="22.44683685" calcext:value-type="float">
            <text:p>22.44683685</text:p>
          </table:table-cell>
          <table:table-cell office:value-type="float" office:value="0" calcext:value-type="float">
            <text:p>0</text:p>
          </table:table-cell>
          <table:table-cell office:value-type="float" office:value="11.0084111" calcext:value-type="float">
            <text:p>11.0084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03:00:00</text:p>
          </table:table-cell>
          <table:table-cell office:value-type="float" office:value="22.4547338714062" calcext:value-type="float">
            <text:p>22.4547338714</text:p>
          </table:table-cell>
          <table:table-cell office:value-type="float" office:value="22.40617914" calcext:value-type="float">
            <text:p>22.40617914</text:p>
          </table:table-cell>
          <table:table-cell office:value-type="float" office:value="0" calcext:value-type="float">
            <text:p>0</text:p>
          </table:table-cell>
          <table:table-cell office:value-type="float" office:value="10.58840468" calcext:value-type="float">
            <text:p>10.58840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04:00:00</text:p>
          </table:table-cell>
          <table:table-cell office:value-type="float" office:value="23.128857265367" calcext:value-type="float">
            <text:p>23.1288572654</text:p>
          </table:table-cell>
          <table:table-cell office:value-type="float" office:value="22.23670056" calcext:value-type="float">
            <text:p>22.23670056</text:p>
          </table:table-cell>
          <table:table-cell office:value-type="float" office:value="0" calcext:value-type="float">
            <text:p>0</text:p>
          </table:table-cell>
          <table:table-cell office:value-type="float" office:value="12.70754364" calcext:value-type="float">
            <text:p>12.70754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05:00:00</text:p>
          </table:table-cell>
          <table:table-cell office:value-type="float" office:value="23.3655567755306" calcext:value-type="float">
            <text:p>23.3655567755</text:p>
          </table:table-cell>
          <table:table-cell office:value-type="float" office:value="22.1390031" calcext:value-type="float">
            <text:p>22.1390031</text:p>
          </table:table-cell>
          <table:table-cell office:value-type="float" office:value="0" calcext:value-type="float">
            <text:p>0</text:p>
          </table:table-cell>
          <table:table-cell office:value-type="float" office:value="13.07430775" calcext:value-type="float">
            <text:p>13.07430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06:00:00</text:p>
          </table:table-cell>
          <table:table-cell office:value-type="float" office:value="23.4216708313275" calcext:value-type="float">
            <text:p>23.4216708313</text:p>
          </table:table-cell>
          <table:table-cell office:value-type="float" office:value="22.03560411" calcext:value-type="float">
            <text:p>22.03560411</text:p>
          </table:table-cell>
          <table:table-cell office:value-type="float" office:value="0" calcext:value-type="float">
            <text:p>0</text:p>
          </table:table-cell>
          <table:table-cell office:value-type="float" office:value="13.04930538" calcext:value-type="float">
            <text:p>13.04930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07:00:00</text:p>
          </table:table-cell>
          <table:table-cell office:value-type="float" office:value="23.3889182800407" calcext:value-type="float">
            <text:p>23.38891828</text:p>
          </table:table-cell>
          <table:table-cell office:value-type="float" office:value="21.92984049" calcext:value-type="float">
            <text:p>21.92984049</text:p>
          </table:table-cell>
          <table:table-cell office:value-type="float" office:value="0" calcext:value-type="float">
            <text:p>0</text:p>
          </table:table-cell>
          <table:table-cell office:value-type="float" office:value="15.26043885" calcext:value-type="float">
            <text:p>15.26043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08:00:00</text:p>
          </table:table-cell>
          <table:table-cell office:value-type="float" office:value="23.3017444430139" calcext:value-type="float">
            <text:p>23.301744443</text:p>
          </table:table-cell>
          <table:table-cell office:value-type="float" office:value="21.96248766" calcext:value-type="float">
            <text:p>21.96248766</text:p>
          </table:table-cell>
          <table:table-cell office:value-type="float" office:value="0" calcext:value-type="float">
            <text:p>0</text:p>
          </table:table-cell>
          <table:table-cell office:value-type="float" office:value="22.79626593" calcext:value-type="float">
            <text:p>22.79626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09:00:00</text:p>
          </table:table-cell>
          <table:table-cell office:value-type="float" office:value="23.1885267736788" calcext:value-type="float">
            <text:p>23.1885267737</text:p>
          </table:table-cell>
          <table:table-cell office:value-type="float" office:value="22.19808283" calcext:value-type="float">
            <text:p>22.19808283</text:p>
          </table:table-cell>
          <table:table-cell office:value-type="float" office:value="0" calcext:value-type="float">
            <text:p>0</text:p>
          </table:table-cell>
          <table:table-cell office:value-type="float" office:value="15.09556804" calcext:value-type="float">
            <text:p>15.09556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10:00:00</text:p>
          </table:table-cell>
          <table:table-cell office:value-type="float" office:value="23.2523721550932" calcext:value-type="float">
            <text:p>23.2523721551</text:p>
          </table:table-cell>
          <table:table-cell office:value-type="float" office:value="22.49186114" calcext:value-type="float">
            <text:p>22.49186114</text:p>
          </table:table-cell>
          <table:table-cell office:value-type="float" office:value="0" calcext:value-type="float">
            <text:p>0</text:p>
          </table:table-cell>
          <table:table-cell office:value-type="float" office:value="14.10410102" calcext:value-type="float">
            <text:p>14.10410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11:00:00</text:p>
          </table:table-cell>
          <table:table-cell office:value-type="float" office:value="23.4738544246296" calcext:value-type="float">
            <text:p>23.4738544246</text:p>
          </table:table-cell>
          <table:table-cell office:value-type="float" office:value="22.91137144" calcext:value-type="float">
            <text:p>22.91137144</text:p>
          </table:table-cell>
          <table:table-cell office:value-type="float" office:value="0" calcext:value-type="float">
            <text:p>0</text:p>
          </table:table-cell>
          <table:table-cell office:value-type="float" office:value="4.52515162" calcext:value-type="float">
            <text:p>4.52515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12:00:00</text:p>
          </table:table-cell>
          <table:table-cell office:value-type="float" office:value="23.7560097458222" calcext:value-type="float">
            <text:p>23.7560097458</text:p>
          </table:table-cell>
          <table:table-cell office:value-type="float" office:value="23.54615471" calcext:value-type="float">
            <text:p>23.54615471</text:p>
          </table:table-cell>
          <table:table-cell office:value-type="float" office:value="0" calcext:value-type="float">
            <text:p>0</text:p>
          </table:table-cell>
          <table:table-cell office:value-type="float" office:value="3.136134555" calcext:value-type="float">
            <text:p>3.1361345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13:00:00</text:p>
          </table:table-cell>
          <table:table-cell office:value-type="float" office:value="24.5674226715398" calcext:value-type="float">
            <text:p>24.5674226715</text:p>
          </table:table-cell>
          <table:table-cell office:value-type="float" office:value="23.96608492" calcext:value-type="float">
            <text:p>23.96608492</text:p>
          </table:table-cell>
          <table:table-cell office:value-type="float" office:value="0" calcext:value-type="float">
            <text:p>0</text:p>
          </table:table-cell>
          <table:table-cell office:value-type="float" office:value="2.825507685" calcext:value-type="float">
            <text:p>2.825507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14:00:00</text:p>
          </table:table-cell>
          <table:table-cell office:value-type="float" office:value="24.5067804537632" calcext:value-type="float">
            <text:p>24.5067804538</text:p>
          </table:table-cell>
          <table:table-cell office:value-type="float" office:value="24.32159384" calcext:value-type="float">
            <text:p>24.32159384</text:p>
          </table:table-cell>
          <table:table-cell office:value-type="float" office:value="0" calcext:value-type="float">
            <text:p>0</text:p>
          </table:table-cell>
          <table:table-cell office:value-type="float" office:value="2.766014655" calcext:value-type="float">
            <text:p>2.766014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15:00:00</text:p>
          </table:table-cell>
          <table:table-cell office:value-type="float" office:value="24.3413831063114" calcext:value-type="float">
            <text:p>24.3413831063</text:p>
          </table:table-cell>
          <table:table-cell office:value-type="float" office:value="24.69841139" calcext:value-type="float">
            <text:p>24.69841139</text:p>
          </table:table-cell>
          <table:table-cell office:value-type="float" office:value="0" calcext:value-type="float">
            <text:p>0</text:p>
          </table:table-cell>
          <table:table-cell office:value-type="float" office:value="2.8107239" calcext:value-type="float">
            <text:p>2.8107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16:00:00</text:p>
          </table:table-cell>
          <table:table-cell office:value-type="float" office:value="24.7048930657447" calcext:value-type="float">
            <text:p>24.7048930657</text:p>
          </table:table-cell>
          <table:table-cell office:value-type="float" office:value="24.93680407" calcext:value-type="float">
            <text:p>24.93680407</text:p>
          </table:table-cell>
          <table:table-cell office:value-type="float" office:value="0" calcext:value-type="float">
            <text:p>0</text:p>
          </table:table-cell>
          <table:table-cell office:value-type="float" office:value="2.754424814" calcext:value-type="float">
            <text:p>2.754424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17:00:00</text:p>
          </table:table-cell>
          <table:table-cell office:value-type="float" office:value="25.0199043754266" calcext:value-type="float">
            <text:p>25.0199043754</text:p>
          </table:table-cell>
          <table:table-cell office:value-type="float" office:value="25.08985083" calcext:value-type="float">
            <text:p>25.08985083</text:p>
          </table:table-cell>
          <table:table-cell office:value-type="float" office:value="0" calcext:value-type="float">
            <text:p>0</text:p>
          </table:table-cell>
          <table:table-cell office:value-type="float" office:value="2.763517331" calcext:value-type="float">
            <text:p>2.763517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18:00:00</text:p>
          </table:table-cell>
          <table:table-cell office:value-type="float" office:value="25.1411881181837" calcext:value-type="float">
            <text:p>25.1411881182</text:p>
          </table:table-cell>
          <table:table-cell office:value-type="float" office:value="24.89817902" calcext:value-type="float">
            <text:p>24.89817902</text:p>
          </table:table-cell>
          <table:table-cell office:value-type="float" office:value="0" calcext:value-type="float">
            <text:p>0</text:p>
          </table:table-cell>
          <table:table-cell office:value-type="float" office:value="2.803215946" calcext:value-type="float">
            <text:p>2.803215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19:00:00</text:p>
          </table:table-cell>
          <table:table-cell office:value-type="float" office:value="25.1250402006889" calcext:value-type="float">
            <text:p>25.1250402007</text:p>
          </table:table-cell>
          <table:table-cell office:value-type="float" office:value="24.47328869" calcext:value-type="float">
            <text:p>24.47328869</text:p>
          </table:table-cell>
          <table:table-cell office:value-type="float" office:value="0" calcext:value-type="float">
            <text:p>0</text:p>
          </table:table-cell>
          <table:table-cell office:value-type="float" office:value="2.850976377" calcext:value-type="float">
            <text:p>2.8509763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20:00:00</text:p>
          </table:table-cell>
          <table:table-cell office:value-type="float" office:value="24.7026971515922" calcext:value-type="float">
            <text:p>24.7026971516</text:p>
          </table:table-cell>
          <table:table-cell office:value-type="float" office:value="24.025658" calcext:value-type="float">
            <text:p>24.025658</text:p>
          </table:table-cell>
          <table:table-cell office:value-type="float" office:value="0" calcext:value-type="float">
            <text:p>0</text:p>
          </table:table-cell>
          <table:table-cell office:value-type="float" office:value="2.877950838" calcext:value-type="float">
            <text:p>2.877950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21:00:00</text:p>
          </table:table-cell>
          <table:table-cell office:value-type="float" office:value="24.1212927910715" calcext:value-type="float">
            <text:p>24.1212927911</text:p>
          </table:table-cell>
          <table:table-cell office:value-type="float" office:value="23.65832723" calcext:value-type="float">
            <text:p>23.65832723</text:p>
          </table:table-cell>
          <table:table-cell office:value-type="float" office:value="0" calcext:value-type="float">
            <text:p>0</text:p>
          </table:table-cell>
          <table:table-cell office:value-type="float" office:value="2.89792024" calcext:value-type="float">
            <text:p>2.89792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22:00:00</text:p>
          </table:table-cell>
          <table:table-cell office:value-type="float" office:value="23.6757029508733" calcext:value-type="float">
            <text:p>23.6757029509</text:p>
          </table:table-cell>
          <table:table-cell office:value-type="float" office:value="23.33292137" calcext:value-type="float">
            <text:p>23.33292137</text:p>
          </table:table-cell>
          <table:table-cell office:value-type="float" office:value="0" calcext:value-type="float">
            <text:p>0</text:p>
          </table:table-cell>
          <table:table-cell office:value-type="float" office:value="2.822749908" calcext:value-type="float">
            <text:p>2.822749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23:00:00</text:p>
          </table:table-cell>
          <table:table-cell office:value-type="float" office:value="23.3606243106921" calcext:value-type="float">
            <text:p>23.3606243107</text:p>
          </table:table-cell>
          <table:table-cell office:value-type="float" office:value="23.03946089" calcext:value-type="float">
            <text:p>23.03946089</text:p>
          </table:table-cell>
          <table:table-cell office:value-type="float" office:value="0" calcext:value-type="float">
            <text:p>0</text:p>
          </table:table-cell>
          <table:table-cell office:value-type="float" office:value="2.91001566" calcext:value-type="float">
            <text:p>2.91001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0 <text:s/>24:00:00</text:p>
          </table:table-cell>
          <table:table-cell office:value-type="float" office:value="23.0961832753231" calcext:value-type="float">
            <text:p>23.0961832753</text:p>
          </table:table-cell>
          <table:table-cell office:value-type="float" office:value="22.74029948" calcext:value-type="float">
            <text:p>22.74029948</text:p>
          </table:table-cell>
          <table:table-cell office:value-type="float" office:value="0" calcext:value-type="float">
            <text:p>0</text:p>
          </table:table-cell>
          <table:table-cell office:value-type="float" office:value="2.934789581" calcext:value-type="float">
            <text:p>2.934789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01:00:00</text:p>
          </table:table-cell>
          <table:table-cell office:value-type="float" office:value="22.8527431849266" calcext:value-type="float">
            <text:p>22.8527431849</text:p>
          </table:table-cell>
          <table:table-cell office:value-type="float" office:value="22.50264354" calcext:value-type="float">
            <text:p>22.50264354</text:p>
          </table:table-cell>
          <table:table-cell office:value-type="float" office:value="0" calcext:value-type="float">
            <text:p>0</text:p>
          </table:table-cell>
          <table:table-cell office:value-type="float" office:value="10.29919125" calcext:value-type="float">
            <text:p>10.29919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02:00:00</text:p>
          </table:table-cell>
          <table:table-cell office:value-type="float" office:value="22.6512840101764" calcext:value-type="float">
            <text:p>22.6512840102</text:p>
          </table:table-cell>
          <table:table-cell office:value-type="float" office:value="22.4147695" calcext:value-type="float">
            <text:p>22.4147695</text:p>
          </table:table-cell>
          <table:table-cell office:value-type="float" office:value="0" calcext:value-type="float">
            <text:p>0</text:p>
          </table:table-cell>
          <table:table-cell office:value-type="float" office:value="10.30259386" calcext:value-type="float">
            <text:p>10.30259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03:00:00</text:p>
          </table:table-cell>
          <table:table-cell office:value-type="float" office:value="22.452179651639" calcext:value-type="float">
            <text:p>22.4521796516</text:p>
          </table:table-cell>
          <table:table-cell office:value-type="float" office:value="22.41947404" calcext:value-type="float">
            <text:p>22.41947404</text:p>
          </table:table-cell>
          <table:table-cell office:value-type="float" office:value="0" calcext:value-type="float">
            <text:p>0</text:p>
          </table:table-cell>
          <table:table-cell office:value-type="float" office:value="10.93985746" calcext:value-type="float">
            <text:p>10.93985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04:00:00</text:p>
          </table:table-cell>
          <table:table-cell office:value-type="float" office:value="22.5370202287267" calcext:value-type="float">
            <text:p>22.5370202287</text:p>
          </table:table-cell>
          <table:table-cell office:value-type="float" office:value="22.40921502" calcext:value-type="float">
            <text:p>22.40921502</text:p>
          </table:table-cell>
          <table:table-cell office:value-type="float" office:value="0" calcext:value-type="float">
            <text:p>0</text:p>
          </table:table-cell>
          <table:table-cell office:value-type="float" office:value="9.814090488" calcext:value-type="float">
            <text:p>9.814090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05:00:00</text:p>
          </table:table-cell>
          <table:table-cell office:value-type="float" office:value="22.5947658144136" calcext:value-type="float">
            <text:p>22.5947658144</text:p>
          </table:table-cell>
          <table:table-cell office:value-type="float" office:value="22.31843859" calcext:value-type="float">
            <text:p>22.31843859</text:p>
          </table:table-cell>
          <table:table-cell office:value-type="float" office:value="0" calcext:value-type="float">
            <text:p>0</text:p>
          </table:table-cell>
          <table:table-cell office:value-type="float" office:value="11.80591119" calcext:value-type="float">
            <text:p>11.80591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06:00:00</text:p>
          </table:table-cell>
          <table:table-cell office:value-type="float" office:value="22.5899998150218" calcext:value-type="float">
            <text:p>22.589999815</text:p>
          </table:table-cell>
          <table:table-cell office:value-type="float" office:value="22.2553228" calcext:value-type="float">
            <text:p>22.2553228</text:p>
          </table:table-cell>
          <table:table-cell office:value-type="float" office:value="0" calcext:value-type="float">
            <text:p>0</text:p>
          </table:table-cell>
          <table:table-cell office:value-type="float" office:value="11.01660788" calcext:value-type="float">
            <text:p>11.01660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07:00:00</text:p>
          </table:table-cell>
          <table:table-cell office:value-type="float" office:value="22.570444609951" calcext:value-type="float">
            <text:p>22.57044461</text:p>
          </table:table-cell>
          <table:table-cell office:value-type="float" office:value="22.20710284" calcext:value-type="float">
            <text:p>22.20710284</text:p>
          </table:table-cell>
          <table:table-cell office:value-type="float" office:value="0" calcext:value-type="float">
            <text:p>0</text:p>
          </table:table-cell>
          <table:table-cell office:value-type="float" office:value="13.01018148" calcext:value-type="float">
            <text:p>13.01018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08:00:00</text:p>
          </table:table-cell>
          <table:table-cell office:value-type="float" office:value="22.5342159423543" calcext:value-type="float">
            <text:p>22.5342159424</text:p>
          </table:table-cell>
          <table:table-cell office:value-type="float" office:value="22.25029899" calcext:value-type="float">
            <text:p>22.25029899</text:p>
          </table:table-cell>
          <table:table-cell office:value-type="float" office:value="0" calcext:value-type="float">
            <text:p>0</text:p>
          </table:table-cell>
          <table:table-cell office:value-type="float" office:value="18.80715305" calcext:value-type="float">
            <text:p>18.80715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09:00:00</text:p>
          </table:table-cell>
          <table:table-cell office:value-type="float" office:value="22.5017159008882" calcext:value-type="float">
            <text:p>22.5017159009</text:p>
          </table:table-cell>
          <table:table-cell office:value-type="float" office:value="22.53937231" calcext:value-type="float">
            <text:p>22.53937231</text:p>
          </table:table-cell>
          <table:table-cell office:value-type="float" office:value="0" calcext:value-type="float">
            <text:p>0</text:p>
          </table:table-cell>
          <table:table-cell office:value-type="float" office:value="11.77313871" calcext:value-type="float">
            <text:p>11.77313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10:00:00</text:p>
          </table:table-cell>
          <table:table-cell office:value-type="float" office:value="22.6689382547563" calcext:value-type="float">
            <text:p>22.6689382548</text:p>
          </table:table-cell>
          <table:table-cell office:value-type="float" office:value="22.80250171" calcext:value-type="float">
            <text:p>22.80250171</text:p>
          </table:table-cell>
          <table:table-cell office:value-type="float" office:value="0" calcext:value-type="float">
            <text:p>0</text:p>
          </table:table-cell>
          <table:table-cell office:value-type="float" office:value="3.336034382" calcext:value-type="float">
            <text:p>3.336034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11:00:00</text:p>
          </table:table-cell>
          <table:table-cell office:value-type="float" office:value="23.0843365600465" calcext:value-type="float">
            <text:p>23.08433656</text:p>
          </table:table-cell>
          <table:table-cell office:value-type="float" office:value="23.0644439" calcext:value-type="float">
            <text:p>23.0644439</text:p>
          </table:table-cell>
          <table:table-cell office:value-type="float" office:value="0" calcext:value-type="float">
            <text:p>0</text:p>
          </table:table-cell>
          <table:table-cell office:value-type="float" office:value="3.080873196" calcext:value-type="float">
            <text:p>3.0808731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12:00:00</text:p>
          </table:table-cell>
          <table:table-cell office:value-type="float" office:value="23.4307660563872" calcext:value-type="float">
            <text:p>23.4307660564</text:p>
          </table:table-cell>
          <table:table-cell office:value-type="float" office:value="23.45585201" calcext:value-type="float">
            <text:p>23.45585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13:00:00</text:p>
          </table:table-cell>
          <table:table-cell office:value-type="float" office:value="23.6724137774204" calcext:value-type="float">
            <text:p>23.6724137774</text:p>
          </table:table-cell>
          <table:table-cell office:value-type="float" office:value="23.80542234" calcext:value-type="float">
            <text:p>23.805422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14:00:00</text:p>
          </table:table-cell>
          <table:table-cell office:value-type="float" office:value="23.6897407192259" calcext:value-type="float">
            <text:p>23.6897407192</text:p>
          </table:table-cell>
          <table:table-cell office:value-type="float" office:value="24.05647991" calcext:value-type="float">
            <text:p>24.056479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15:00:00</text:p>
          </table:table-cell>
          <table:table-cell office:value-type="float" office:value="23.7775106024349" calcext:value-type="float">
            <text:p>23.7775106024</text:p>
          </table:table-cell>
          <table:table-cell office:value-type="float" office:value="24.26615281" calcext:value-type="float">
            <text:p>24.26615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16:00:00</text:p>
          </table:table-cell>
          <table:table-cell office:value-type="float" office:value="24.1435157895186" calcext:value-type="float">
            <text:p>24.1435157895</text:p>
          </table:table-cell>
          <table:table-cell office:value-type="float" office:value="24.47701415" calcext:value-type="float">
            <text:p>24.477014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17:00:00</text:p>
          </table:table-cell>
          <table:table-cell office:value-type="float" office:value="24.4441769044201" calcext:value-type="float">
            <text:p>24.4441769044</text:p>
          </table:table-cell>
          <table:table-cell office:value-type="float" office:value="24.64433315" calcext:value-type="float">
            <text:p>24.644333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18:00:00</text:p>
          </table:table-cell>
          <table:table-cell office:value-type="float" office:value="24.523205698063" calcext:value-type="float">
            <text:p>24.5232056981</text:p>
          </table:table-cell>
          <table:table-cell office:value-type="float" office:value="24.63339158" calcext:value-type="float">
            <text:p>24.63339158</text:p>
          </table:table-cell>
          <table:table-cell office:value-type="float" office:value="0" calcext:value-type="float">
            <text:p>0</text:p>
          </table:table-cell>
          <table:table-cell office:value-type="float" office:value="18.89678285" calcext:value-type="float">
            <text:p>18.89678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19:00:00</text:p>
          </table:table-cell>
          <table:table-cell office:value-type="float" office:value="24.4979107604131" calcext:value-type="float">
            <text:p>24.4979107604</text:p>
          </table:table-cell>
          <table:table-cell office:value-type="float" office:value="24.58977591" calcext:value-type="float">
            <text:p>24.589775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20:00:00</text:p>
          </table:table-cell>
          <table:table-cell office:value-type="float" office:value="24.2844809995191" calcext:value-type="float">
            <text:p>24.2844809995</text:p>
          </table:table-cell>
          <table:table-cell office:value-type="float" office:value="24.39447274" calcext:value-type="float">
            <text:p>24.39447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21:00:00</text:p>
          </table:table-cell>
          <table:table-cell office:value-type="float" office:value="23.9767174659013" calcext:value-type="float">
            <text:p>23.9767174659</text:p>
          </table:table-cell>
          <table:table-cell office:value-type="float" office:value="24.15557724" calcext:value-type="float">
            <text:p>24.155577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22:00:00</text:p>
          </table:table-cell>
          <table:table-cell office:value-type="float" office:value="23.7021523966343" calcext:value-type="float">
            <text:p>23.7021523966</text:p>
          </table:table-cell>
          <table:table-cell office:value-type="float" office:value="23.97895496" calcext:value-type="float">
            <text:p>23.97895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23:00:00</text:p>
          </table:table-cell>
          <table:table-cell office:value-type="float" office:value="23.5209152957095" calcext:value-type="float">
            <text:p>23.5209152957</text:p>
          </table:table-cell>
          <table:table-cell office:value-type="float" office:value="23.80384966" calcext:value-type="float">
            <text:p>23.80384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1 <text:s/>24:00:00</text:p>
          </table:table-cell>
          <table:table-cell office:value-type="float" office:value="23.3412575702752" calcext:value-type="float">
            <text:p>23.3412575703</text:p>
          </table:table-cell>
          <table:table-cell office:value-type="float" office:value="23.63337142" calcext:value-type="float">
            <text:p>23.63337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01:00:00</text:p>
          </table:table-cell>
          <table:table-cell office:value-type="float" office:value="23.1571131998325" calcext:value-type="float">
            <text:p>23.1571131998</text:p>
          </table:table-cell>
          <table:table-cell office:value-type="float" office:value="23.49161343" calcext:value-type="float">
            <text:p>23.491613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02:00:00</text:p>
          </table:table-cell>
          <table:table-cell office:value-type="float" office:value="23.0558711194355" calcext:value-type="float">
            <text:p>23.0558711194</text:p>
          </table:table-cell>
          <table:table-cell office:value-type="float" office:value="23.36178772" calcext:value-type="float">
            <text:p>23.361787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03:00:00</text:p>
          </table:table-cell>
          <table:table-cell office:value-type="float" office:value="22.9348453484179" calcext:value-type="float">
            <text:p>22.9348453484</text:p>
          </table:table-cell>
          <table:table-cell office:value-type="float" office:value="23.28307606" calcext:value-type="float">
            <text:p>23.283076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04:00:00</text:p>
          </table:table-cell>
          <table:table-cell office:value-type="float" office:value="22.8122104426447" calcext:value-type="float">
            <text:p>22.8122104426</text:p>
          </table:table-cell>
          <table:table-cell office:value-type="float" office:value="23.1371586" calcext:value-type="float">
            <text:p>23.13715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05:00:00</text:p>
          </table:table-cell>
          <table:table-cell office:value-type="float" office:value="22.6918723304496" calcext:value-type="float">
            <text:p>22.6918723304</text:p>
          </table:table-cell>
          <table:table-cell office:value-type="float" office:value="23.00361128" calcext:value-type="float">
            <text:p>23.00361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06:00:00</text:p>
          </table:table-cell>
          <table:table-cell office:value-type="float" office:value="22.5686826213378" calcext:value-type="float">
            <text:p>22.5686826213</text:p>
          </table:table-cell>
          <table:table-cell office:value-type="float" office:value="22.87153373" calcext:value-type="float">
            <text:p>22.871533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07:00:00</text:p>
          </table:table-cell>
          <table:table-cell office:value-type="float" office:value="22.4443458512868" calcext:value-type="float">
            <text:p>22.4443458513</text:p>
          </table:table-cell>
          <table:table-cell office:value-type="float" office:value="22.74319552" calcext:value-type="float">
            <text:p>22.74319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08:00:00</text:p>
          </table:table-cell>
          <table:table-cell office:value-type="float" office:value="22.3262844928442" calcext:value-type="float">
            <text:p>22.3262844928</text:p>
          </table:table-cell>
          <table:table-cell office:value-type="float" office:value="22.63318105" calcext:value-type="float">
            <text:p>22.63318105</text:p>
          </table:table-cell>
          <table:table-cell office:value-type="float" office:value="0" calcext:value-type="float">
            <text:p>0</text:p>
          </table:table-cell>
          <table:table-cell office:value-type="float" office:value="1.579923192" calcext:value-type="float">
            <text:p>1.579923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09:00:00</text:p>
          </table:table-cell>
          <table:table-cell office:value-type="float" office:value="22.2318425885316" calcext:value-type="float">
            <text:p>22.2318425885</text:p>
          </table:table-cell>
          <table:table-cell office:value-type="float" office:value="22.58647995" calcext:value-type="float">
            <text:p>22.58647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10:00:00</text:p>
          </table:table-cell>
          <table:table-cell office:value-type="float" office:value="22.2317742124535" calcext:value-type="float">
            <text:p>22.2317742125</text:p>
          </table:table-cell>
          <table:table-cell office:value-type="float" office:value="22.65935346" calcext:value-type="float">
            <text:p>22.659353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11:00:00</text:p>
          </table:table-cell>
          <table:table-cell office:value-type="float" office:value="22.4045128433573" calcext:value-type="float">
            <text:p>22.4045128434</text:p>
          </table:table-cell>
          <table:table-cell office:value-type="float" office:value="22.95368759" calcext:value-type="float">
            <text:p>22.953687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12:00:00</text:p>
          </table:table-cell>
          <table:table-cell office:value-type="float" office:value="22.6793303946497" calcext:value-type="float">
            <text:p>22.6793303946</text:p>
          </table:table-cell>
          <table:table-cell office:value-type="float" office:value="23.40246496" calcext:value-type="float">
            <text:p>23.40246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13:00:00</text:p>
          </table:table-cell>
          <table:table-cell office:value-type="float" office:value="23.0706527679664" calcext:value-type="float">
            <text:p>23.070652768</text:p>
          </table:table-cell>
          <table:table-cell office:value-type="float" office:value="23.73695386" calcext:value-type="float">
            <text:p>23.736953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14:00:00</text:p>
          </table:table-cell>
          <table:table-cell office:value-type="float" office:value="23.195030195015" calcext:value-type="float">
            <text:p>23.195030195</text:p>
          </table:table-cell>
          <table:table-cell office:value-type="float" office:value="24.15482587" calcext:value-type="float">
            <text:p>24.154825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15:00:00</text:p>
          </table:table-cell>
          <table:table-cell office:value-type="float" office:value="23.3683895493238" calcext:value-type="float">
            <text:p>23.3683895493</text:p>
          </table:table-cell>
          <table:table-cell office:value-type="float" office:value="24.67196102" calcext:value-type="float">
            <text:p>24.67196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16:00:00</text:p>
          </table:table-cell>
          <table:table-cell office:value-type="float" office:value="23.8946589821503" calcext:value-type="float">
            <text:p>23.8946589822</text:p>
          </table:table-cell>
          <table:table-cell office:value-type="float" office:value="25.14897296" calcext:value-type="float">
            <text:p>25.148972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17:00:00</text:p>
          </table:table-cell>
          <table:table-cell office:value-type="float" office:value="24.5169976887842" calcext:value-type="float">
            <text:p>24.5169976888</text:p>
          </table:table-cell>
          <table:table-cell office:value-type="float" office:value="25.5551313" calcext:value-type="float">
            <text:p>25.55513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18:00:00</text:p>
          </table:table-cell>
          <table:table-cell office:value-type="float" office:value="24.8250019384217" calcext:value-type="float">
            <text:p>24.8250019384</text:p>
          </table:table-cell>
          <table:table-cell office:value-type="float" office:value="25.61813023" calcext:value-type="float">
            <text:p>25.61813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19:00:00</text:p>
          </table:table-cell>
          <table:table-cell office:value-type="float" office:value="24.8451799362749" calcext:value-type="float">
            <text:p>24.8451799363</text:p>
          </table:table-cell>
          <table:table-cell office:value-type="float" office:value="25.37784775" calcext:value-type="float">
            <text:p>25.37784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20:00:00</text:p>
          </table:table-cell>
          <table:table-cell office:value-type="float" office:value="24.550095425741" calcext:value-type="float">
            <text:p>24.5500954257</text:p>
          </table:table-cell>
          <table:table-cell office:value-type="float" office:value="25.16994524" calcext:value-type="float">
            <text:p>25.16994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21:00:00</text:p>
          </table:table-cell>
          <table:table-cell office:value-type="float" office:value="24.1342936362755" calcext:value-type="float">
            <text:p>24.1342936363</text:p>
          </table:table-cell>
          <table:table-cell office:value-type="float" office:value="24.93025197" calcext:value-type="float">
            <text:p>24.93025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22:00:00</text:p>
          </table:table-cell>
          <table:table-cell office:value-type="float" office:value="23.8235841155402" calcext:value-type="float">
            <text:p>23.8235841155</text:p>
          </table:table-cell>
          <table:table-cell office:value-type="float" office:value="24.73179365" calcext:value-type="float">
            <text:p>24.731793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23:00:00</text:p>
          </table:table-cell>
          <table:table-cell office:value-type="float" office:value="23.5625449805191" calcext:value-type="float">
            <text:p>23.5625449805</text:p>
          </table:table-cell>
          <table:table-cell office:value-type="float" office:value="24.5949478" calcext:value-type="float">
            <text:p>24.59494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2 <text:s/>24:00:00</text:p>
          </table:table-cell>
          <table:table-cell office:value-type="float" office:value="23.3151041407838" calcext:value-type="float">
            <text:p>23.3151041408</text:p>
          </table:table-cell>
          <table:table-cell office:value-type="float" office:value="24.35822564" calcext:value-type="float">
            <text:p>24.35822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01:00:00</text:p>
          </table:table-cell>
          <table:table-cell office:value-type="float" office:value="23.0796332791341" calcext:value-type="float">
            <text:p>23.0796332791</text:p>
          </table:table-cell>
          <table:table-cell office:value-type="float" office:value="24.12950274" calcext:value-type="float">
            <text:p>24.12950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02:00:00</text:p>
          </table:table-cell>
          <table:table-cell office:value-type="float" office:value="22.8852870688874" calcext:value-type="float">
            <text:p>22.8852870689</text:p>
          </table:table-cell>
          <table:table-cell office:value-type="float" office:value="23.96845942" calcext:value-type="float">
            <text:p>23.968459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03:00:00</text:p>
          </table:table-cell>
          <table:table-cell office:value-type="float" office:value="22.6990100469043" calcext:value-type="float">
            <text:p>22.6990100469</text:p>
          </table:table-cell>
          <table:table-cell office:value-type="float" office:value="23.86815349" calcext:value-type="float">
            <text:p>23.868153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04:00:00</text:p>
          </table:table-cell>
          <table:table-cell office:value-type="float" office:value="22.5146151438429" calcext:value-type="float">
            <text:p>22.5146151438</text:p>
          </table:table-cell>
          <table:table-cell office:value-type="float" office:value="23.71869992" calcext:value-type="float">
            <text:p>23.71869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05:00:00</text:p>
          </table:table-cell>
          <table:table-cell office:value-type="float" office:value="22.3349643153369" calcext:value-type="float">
            <text:p>22.3349643153</text:p>
          </table:table-cell>
          <table:table-cell office:value-type="float" office:value="23.523038" calcext:value-type="float">
            <text:p>23.523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06:00:00</text:p>
          </table:table-cell>
          <table:table-cell office:value-type="float" office:value="22.1491725609154" calcext:value-type="float">
            <text:p>22.1491725609</text:p>
          </table:table-cell>
          <table:table-cell office:value-type="float" office:value="23.39451433" calcext:value-type="float">
            <text:p>23.394514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07:00:00</text:p>
          </table:table-cell>
          <table:table-cell office:value-type="float" office:value="21.9603951598994" calcext:value-type="float">
            <text:p>21.9603951599</text:p>
          </table:table-cell>
          <table:table-cell office:value-type="float" office:value="23.30465879" calcext:value-type="float">
            <text:p>23.30465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08:00:00</text:p>
          </table:table-cell>
          <table:table-cell office:value-type="float" office:value="21.8199148720706" calcext:value-type="float">
            <text:p>21.8199148721</text:p>
          </table:table-cell>
          <table:table-cell office:value-type="float" office:value="23.18861065" calcext:value-type="float">
            <text:p>23.188610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09:00:00</text:p>
          </table:table-cell>
          <table:table-cell office:value-type="float" office:value="21.7408779575551" calcext:value-type="float">
            <text:p>21.7408779576</text:p>
          </table:table-cell>
          <table:table-cell office:value-type="float" office:value="23.13158148" calcext:value-type="float">
            <text:p>23.13158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10:00:00</text:p>
          </table:table-cell>
          <table:table-cell office:value-type="float" office:value="21.7733254049125" calcext:value-type="float">
            <text:p>21.7733254049</text:p>
          </table:table-cell>
          <table:table-cell office:value-type="float" office:value="23.27297187" calcext:value-type="float">
            <text:p>23.272971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11:00:00</text:p>
          </table:table-cell>
          <table:table-cell office:value-type="float" office:value="21.9808186880958" calcext:value-type="float">
            <text:p>21.9808186881</text:p>
          </table:table-cell>
          <table:table-cell office:value-type="float" office:value="23.72622635" calcext:value-type="float">
            <text:p>23.726226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12:00:00</text:p>
          </table:table-cell>
          <table:table-cell office:value-type="float" office:value="22.4221354988663" calcext:value-type="float">
            <text:p>22.4221354989</text:p>
          </table:table-cell>
          <table:table-cell office:value-type="float" office:value="24.19043155" calcext:value-type="float">
            <text:p>24.19043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13:00:00</text:p>
          </table:table-cell>
          <table:table-cell office:value-type="float" office:value="23.0611480119735" calcext:value-type="float">
            <text:p>23.061148012</text:p>
          </table:table-cell>
          <table:table-cell office:value-type="float" office:value="24.5890097" calcext:value-type="float">
            <text:p>24.58900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14:00:00</text:p>
          </table:table-cell>
          <table:table-cell office:value-type="float" office:value="23.2676246748427" calcext:value-type="float">
            <text:p>23.2676246748</text:p>
          </table:table-cell>
          <table:table-cell office:value-type="float" office:value="24.770384" calcext:value-type="float">
            <text:p>24.770384</text:p>
          </table:table-cell>
          <table:table-cell office:value-type="float" office:value="0" calcext:value-type="float">
            <text:p>0</text:p>
          </table:table-cell>
          <table:table-cell office:value-type="float" office:value="1.164706942" calcext:value-type="float">
            <text:p>1.1647069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15:00:00</text:p>
          </table:table-cell>
          <table:table-cell office:value-type="float" office:value="23.36933876824" calcext:value-type="float">
            <text:p>23.3693387682</text:p>
          </table:table-cell>
          <table:table-cell office:value-type="float" office:value="24.85649536" calcext:value-type="float">
            <text:p>24.85649536</text:p>
          </table:table-cell>
          <table:table-cell office:value-type="float" office:value="0" calcext:value-type="float">
            <text:p>0</text:p>
          </table:table-cell>
          <table:table-cell office:value-type="float" office:value="5.43737" calcext:value-type="float">
            <text:p>5.43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16:00:00</text:p>
          </table:table-cell>
          <table:table-cell office:value-type="float" office:value="23.7138478262256" calcext:value-type="float">
            <text:p>23.7138478262</text:p>
          </table:table-cell>
          <table:table-cell office:value-type="float" office:value="24.99533327" calcext:value-type="float">
            <text:p>24.99533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17:00:00</text:p>
          </table:table-cell>
          <table:table-cell office:value-type="float" office:value="23.9769107795551" calcext:value-type="float">
            <text:p>23.9769107796</text:p>
          </table:table-cell>
          <table:table-cell office:value-type="float" office:value="25.2389321" calcext:value-type="float">
            <text:p>25.23893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18:00:00</text:p>
          </table:table-cell>
          <table:table-cell office:value-type="float" office:value="24.0862670131958" calcext:value-type="float">
            <text:p>24.0862670132</text:p>
          </table:table-cell>
          <table:table-cell office:value-type="float" office:value="25.27973362" calcext:value-type="float">
            <text:p>25.279733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19:00:00</text:p>
          </table:table-cell>
          <table:table-cell office:value-type="float" office:value="24.1148197275022" calcext:value-type="float">
            <text:p>24.1148197275</text:p>
          </table:table-cell>
          <table:table-cell office:value-type="float" office:value="25.20377504" calcext:value-type="float">
            <text:p>25.20377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20:00:00</text:p>
          </table:table-cell>
          <table:table-cell office:value-type="float" office:value="23.921747626277" calcext:value-type="float">
            <text:p>23.9217476263</text:p>
          </table:table-cell>
          <table:table-cell office:value-type="float" office:value="24.94436663" calcext:value-type="float">
            <text:p>24.94436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21:00:00</text:p>
          </table:table-cell>
          <table:table-cell office:value-type="float" office:value="23.6496508190629" calcext:value-type="float">
            <text:p>23.6496508191</text:p>
          </table:table-cell>
          <table:table-cell office:value-type="float" office:value="24.68599915" calcext:value-type="float">
            <text:p>24.685999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22:00:00</text:p>
          </table:table-cell>
          <table:table-cell office:value-type="float" office:value="23.3789017605014" calcext:value-type="float">
            <text:p>23.3789017605</text:p>
          </table:table-cell>
          <table:table-cell office:value-type="float" office:value="24.49048467" calcext:value-type="float">
            <text:p>24.490484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23:00:00</text:p>
          </table:table-cell>
          <table:table-cell office:value-type="float" office:value="23.1817679338094" calcext:value-type="float">
            <text:p>23.1817679338</text:p>
          </table:table-cell>
          <table:table-cell office:value-type="float" office:value="24.35826401" calcext:value-type="float">
            <text:p>24.35826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3 <text:s/>24:00:00</text:p>
          </table:table-cell>
          <table:table-cell office:value-type="float" office:value="23.0149169889721" calcext:value-type="float">
            <text:p>23.014916989</text:p>
          </table:table-cell>
          <table:table-cell office:value-type="float" office:value="24.22224527" calcext:value-type="float">
            <text:p>24.222245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01:00:00</text:p>
          </table:table-cell>
          <table:table-cell office:value-type="float" office:value="22.8565628724204" calcext:value-type="float">
            <text:p>22.8565628724</text:p>
          </table:table-cell>
          <table:table-cell office:value-type="float" office:value="24.14312588" calcext:value-type="float">
            <text:p>24.143125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02:00:00</text:p>
          </table:table-cell>
          <table:table-cell office:value-type="float" office:value="22.7762280069896" calcext:value-type="float">
            <text:p>22.776228007</text:p>
          </table:table-cell>
          <table:table-cell office:value-type="float" office:value="24.06852863" calcext:value-type="float">
            <text:p>24.068528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03:00:00</text:p>
          </table:table-cell>
          <table:table-cell office:value-type="float" office:value="22.6831686452102" calcext:value-type="float">
            <text:p>22.6831686452</text:p>
          </table:table-cell>
          <table:table-cell office:value-type="float" office:value="23.97130456" calcext:value-type="float">
            <text:p>23.97130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04:00:00</text:p>
          </table:table-cell>
          <table:table-cell office:value-type="float" office:value="22.5956698659264" calcext:value-type="float">
            <text:p>22.5956698659</text:p>
          </table:table-cell>
          <table:table-cell office:value-type="float" office:value="23.84564178" calcext:value-type="float">
            <text:p>23.84564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05:00:00</text:p>
          </table:table-cell>
          <table:table-cell office:value-type="float" office:value="22.4972323568683" calcext:value-type="float">
            <text:p>22.4972323569</text:p>
          </table:table-cell>
          <table:table-cell office:value-type="float" office:value="23.68333652" calcext:value-type="float">
            <text:p>23.683336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06:00:00</text:p>
          </table:table-cell>
          <table:table-cell office:value-type="float" office:value="22.3847940688917" calcext:value-type="float">
            <text:p>22.3847940689</text:p>
          </table:table-cell>
          <table:table-cell office:value-type="float" office:value="23.50359229" calcext:value-type="float">
            <text:p>23.503592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07:00:00</text:p>
          </table:table-cell>
          <table:table-cell office:value-type="float" office:value="22.270656302324" calcext:value-type="float">
            <text:p>22.2706563023</text:p>
          </table:table-cell>
          <table:table-cell office:value-type="float" office:value="23.32707503" calcext:value-type="float">
            <text:p>23.327075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08:00:00</text:p>
          </table:table-cell>
          <table:table-cell office:value-type="float" office:value="22.1650504461567" calcext:value-type="float">
            <text:p>22.1650504462</text:p>
          </table:table-cell>
          <table:table-cell office:value-type="float" office:value="23.23357753" calcext:value-type="float">
            <text:p>23.233577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09:00:00</text:p>
          </table:table-cell>
          <table:table-cell office:value-type="float" office:value="22.085548686234" calcext:value-type="float">
            <text:p>22.0855486862</text:p>
          </table:table-cell>
          <table:table-cell office:value-type="float" office:value="23.28578667" calcext:value-type="float">
            <text:p>23.28578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10:00:00</text:p>
          </table:table-cell>
          <table:table-cell office:value-type="float" office:value="22.1231936326664" calcext:value-type="float">
            <text:p>22.1231936327</text:p>
          </table:table-cell>
          <table:table-cell office:value-type="float" office:value="23.62618549" calcext:value-type="float">
            <text:p>23.626185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11:00:00</text:p>
          </table:table-cell>
          <table:table-cell office:value-type="float" office:value="22.4093893544169" calcext:value-type="float">
            <text:p>22.4093893544</text:p>
          </table:table-cell>
          <table:table-cell office:value-type="float" office:value="24.26778395" calcext:value-type="float">
            <text:p>24.26778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12:00:00</text:p>
          </table:table-cell>
          <table:table-cell office:value-type="float" office:value="23.2166717120848" calcext:value-type="float">
            <text:p>23.2166717121</text:p>
          </table:table-cell>
          <table:table-cell office:value-type="float" office:value="24.95416339" calcext:value-type="float">
            <text:p>24.954163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13:00:00</text:p>
          </table:table-cell>
          <table:table-cell office:value-type="float" office:value="23.9856432199599" calcext:value-type="float">
            <text:p>23.98564322</text:p>
          </table:table-cell>
          <table:table-cell office:value-type="float" office:value="25.56444216" calcext:value-type="float">
            <text:p>25.564442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14:00:00</text:p>
          </table:table-cell>
          <table:table-cell office:value-type="float" office:value="24.1767996076662" calcext:value-type="float">
            <text:p>24.1767996077</text:p>
          </table:table-cell>
          <table:table-cell office:value-type="float" office:value="26.01267487" calcext:value-type="float">
            <text:p>26.012674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15:00:00</text:p>
          </table:table-cell>
          <table:table-cell office:value-type="float" office:value="24.3915693663147" calcext:value-type="float">
            <text:p>24.3915693663</text:p>
          </table:table-cell>
          <table:table-cell office:value-type="float" office:value="26.53400642" calcext:value-type="float">
            <text:p>26.534006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16:00:00</text:p>
          </table:table-cell>
          <table:table-cell office:value-type="float" office:value="24.9421320453805" calcext:value-type="float">
            <text:p>24.9421320454</text:p>
          </table:table-cell>
          <table:table-cell office:value-type="float" office:value="27.00296344" calcext:value-type="float">
            <text:p>27.002963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17:00:00</text:p>
          </table:table-cell>
          <table:table-cell office:value-type="float" office:value="25.4060925150314" calcext:value-type="float">
            <text:p>25.406092515</text:p>
          </table:table-cell>
          <table:table-cell office:value-type="float" office:value="27.18659922" calcext:value-type="float">
            <text:p>27.186599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18:00:00</text:p>
          </table:table-cell>
          <table:table-cell office:value-type="float" office:value="25.6847079045671" calcext:value-type="float">
            <text:p>25.6847079046</text:p>
          </table:table-cell>
          <table:table-cell office:value-type="float" office:value="27.28054828" calcext:value-type="float">
            <text:p>27.280548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19:00:00</text:p>
          </table:table-cell>
          <table:table-cell office:value-type="float" office:value="25.7883221040808" calcext:value-type="float">
            <text:p>25.7883221041</text:p>
          </table:table-cell>
          <table:table-cell office:value-type="float" office:value="27.14153422" calcext:value-type="float">
            <text:p>27.141534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20:00:00</text:p>
          </table:table-cell>
          <table:table-cell office:value-type="float" office:value="25.5936214019117" calcext:value-type="float">
            <text:p>25.5936214019</text:p>
          </table:table-cell>
          <table:table-cell office:value-type="float" office:value="26.81768682" calcext:value-type="float">
            <text:p>26.81768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21:00:00</text:p>
          </table:table-cell>
          <table:table-cell office:value-type="float" office:value="25.268373961146" calcext:value-type="float">
            <text:p>25.2683739611</text:p>
          </table:table-cell>
          <table:table-cell office:value-type="float" office:value="26.43871125" calcext:value-type="float">
            <text:p>26.43871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22:00:00</text:p>
          </table:table-cell>
          <table:table-cell office:value-type="float" office:value="24.9062830700112" calcext:value-type="float">
            <text:p>24.90628307</text:p>
          </table:table-cell>
          <table:table-cell office:value-type="float" office:value="26.10377099" calcext:value-type="float">
            <text:p>26.103770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23:00:00</text:p>
          </table:table-cell>
          <table:table-cell office:value-type="float" office:value="24.5655957613837" calcext:value-type="float">
            <text:p>24.5655957614</text:p>
          </table:table-cell>
          <table:table-cell office:value-type="float" office:value="25.83500154" calcext:value-type="float">
            <text:p>25.83500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4 <text:s/>24:00:00</text:p>
          </table:table-cell>
          <table:table-cell office:value-type="float" office:value="24.3553947587186" calcext:value-type="float">
            <text:p>24.3553947587</text:p>
          </table:table-cell>
          <table:table-cell office:value-type="float" office:value="25.59435565" calcext:value-type="float">
            <text:p>25.594355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01:00:00</text:p>
          </table:table-cell>
          <table:table-cell office:value-type="float" office:value="24.1903629293316" calcext:value-type="float">
            <text:p>24.1903629293</text:p>
          </table:table-cell>
          <table:table-cell office:value-type="float" office:value="25.40351472" calcext:value-type="float">
            <text:p>25.403514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02:00:00</text:p>
          </table:table-cell>
          <table:table-cell office:value-type="float" office:value="24.0349382683426" calcext:value-type="float">
            <text:p>24.0349382683</text:p>
          </table:table-cell>
          <table:table-cell office:value-type="float" office:value="25.22839832" calcext:value-type="float">
            <text:p>25.228398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03:00:00</text:p>
          </table:table-cell>
          <table:table-cell office:value-type="float" office:value="23.876668466343" calcext:value-type="float">
            <text:p>23.8766684663</text:p>
          </table:table-cell>
          <table:table-cell office:value-type="float" office:value="25.06038246" calcext:value-type="float">
            <text:p>25.060382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04:00:00</text:p>
          </table:table-cell>
          <table:table-cell office:value-type="float" office:value="23.7095229192085" calcext:value-type="float">
            <text:p>23.7095229192</text:p>
          </table:table-cell>
          <table:table-cell office:value-type="float" office:value="24.94054972" calcext:value-type="float">
            <text:p>24.94054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05:00:00</text:p>
          </table:table-cell>
          <table:table-cell office:value-type="float" office:value="23.5802604622626" calcext:value-type="float">
            <text:p>23.5802604623</text:p>
          </table:table-cell>
          <table:table-cell office:value-type="float" office:value="24.67896746" calcext:value-type="float">
            <text:p>24.678967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06:00:00</text:p>
          </table:table-cell>
          <table:table-cell office:value-type="float" office:value="23.4262268621804" calcext:value-type="float">
            <text:p>23.4262268622</text:p>
          </table:table-cell>
          <table:table-cell office:value-type="float" office:value="24.3466077" calcext:value-type="float">
            <text:p>24.34660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07:00:00</text:p>
          </table:table-cell>
          <table:table-cell office:value-type="float" office:value="23.1677576585125" calcext:value-type="float">
            <text:p>23.1677576585</text:p>
          </table:table-cell>
          <table:table-cell office:value-type="float" office:value="24.05298885" calcext:value-type="float">
            <text:p>24.05298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08:00:00</text:p>
          </table:table-cell>
          <table:table-cell office:value-type="float" office:value="22.889396852691" calcext:value-type="float">
            <text:p>22.8893968527</text:p>
          </table:table-cell>
          <table:table-cell office:value-type="float" office:value="23.78432891" calcext:value-type="float">
            <text:p>23.78432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09:00:00</text:p>
          </table:table-cell>
          <table:table-cell office:value-type="float" office:value="22.6828352613741" calcext:value-type="float">
            <text:p>22.6828352614</text:p>
          </table:table-cell>
          <table:table-cell office:value-type="float" office:value="23.53635532" calcext:value-type="float">
            <text:p>23.53635532</text:p>
          </table:table-cell>
          <table:table-cell office:value-type="float" office:value="0" calcext:value-type="float">
            <text:p>0</text:p>
          </table:table-cell>
          <table:table-cell office:value-type="float" office:value="2.211494359" calcext:value-type="float">
            <text:p>2.211494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10:00:00</text:p>
          </table:table-cell>
          <table:table-cell office:value-type="float" office:value="22.5302184881058" calcext:value-type="float">
            <text:p>22.5302184881</text:p>
          </table:table-cell>
          <table:table-cell office:value-type="float" office:value="23.29928622" calcext:value-type="float">
            <text:p>23.29928622</text:p>
          </table:table-cell>
          <table:table-cell office:value-type="float" office:value="0" calcext:value-type="float">
            <text:p>0</text:p>
          </table:table-cell>
          <table:table-cell office:value-type="float" office:value="3.000381666" calcext:value-type="float">
            <text:p>3.0003816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11:00:00</text:p>
          </table:table-cell>
          <table:table-cell office:value-type="float" office:value="22.2710240096725" calcext:value-type="float">
            <text:p>22.2710240097</text:p>
          </table:table-cell>
          <table:table-cell office:value-type="float" office:value="23.10601046" calcext:value-type="float">
            <text:p>23.10601046</text:p>
          </table:table-cell>
          <table:table-cell office:value-type="float" office:value="0" calcext:value-type="float">
            <text:p>0</text:p>
          </table:table-cell>
          <table:table-cell office:value-type="float" office:value="2.933880447" calcext:value-type="float">
            <text:p>2.933880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12:00:00</text:p>
          </table:table-cell>
          <table:table-cell office:value-type="float" office:value="22.0989749959489" calcext:value-type="float">
            <text:p>22.0989749959</text:p>
          </table:table-cell>
          <table:table-cell office:value-type="float" office:value="22.99494934" calcext:value-type="float">
            <text:p>22.99494934</text:p>
          </table:table-cell>
          <table:table-cell office:value-type="float" office:value="22.0065369007335" calcext:value-type="float">
            <text:p>22.0065369007</text:p>
          </table:table-cell>
          <table:table-cell office:value-type="float" office:value="2.85592973" calcext:value-type="float">
            <text:p>2.85592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13:00:00</text:p>
          </table:table-cell>
          <table:table-cell office:value-type="float" office:value="22.0127141171751" calcext:value-type="float">
            <text:p>22.0127141172</text:p>
          </table:table-cell>
          <table:table-cell office:value-type="float" office:value="22.80042954" calcext:value-type="float">
            <text:p>22.80042954</text:p>
          </table:table-cell>
          <table:table-cell office:value-type="float" office:value="41.4689363082894" calcext:value-type="float">
            <text:p>41.4689363083</text:p>
          </table:table-cell>
          <table:table-cell office:value-type="float" office:value="2.854763346" calcext:value-type="float">
            <text:p>2.8547633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14:00:00</text:p>
          </table:table-cell>
          <table:table-cell office:value-type="float" office:value="21.9710107394903" calcext:value-type="float">
            <text:p>21.9710107395</text:p>
          </table:table-cell>
          <table:table-cell office:value-type="float" office:value="22.81554371" calcext:value-type="float">
            <text:p>22.81554371</text:p>
          </table:table-cell>
          <table:table-cell office:value-type="float" office:value="46.0993239756644" calcext:value-type="float">
            <text:p>46.0993239757</text:p>
          </table:table-cell>
          <table:table-cell office:value-type="float" office:value="2.80557291" calcext:value-type="float">
            <text:p>2.805572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15:00:00</text:p>
          </table:table-cell>
          <table:table-cell office:value-type="float" office:value="21.9697175689482" calcext:value-type="float">
            <text:p>21.9697175689</text:p>
          </table:table-cell>
          <table:table-cell office:value-type="float" office:value="22.79469716" calcext:value-type="float">
            <text:p>22.79469716</text:p>
          </table:table-cell>
          <table:table-cell office:value-type="float" office:value="85.0192232708831" calcext:value-type="float">
            <text:p>85.0192232709</text:p>
          </table:table-cell>
          <table:table-cell office:value-type="float" office:value="2.844051032" calcext:value-type="float">
            <text:p>2.844051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16:00:00</text:p>
          </table:table-cell>
          <table:table-cell office:value-type="float" office:value="22.1786704374704" calcext:value-type="float">
            <text:p>22.1786704375</text:p>
          </table:table-cell>
          <table:table-cell office:value-type="float" office:value="22.73363089" calcext:value-type="float">
            <text:p>22.73363089</text:p>
          </table:table-cell>
          <table:table-cell office:value-type="float" office:value="101.28483824865" calcext:value-type="float">
            <text:p>101.2848382487</text:p>
          </table:table-cell>
          <table:table-cell office:value-type="float" office:value="2.868247053" calcext:value-type="float">
            <text:p>2.868247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17:00:00</text:p>
          </table:table-cell>
          <table:table-cell office:value-type="float" office:value="22.4805059458274" calcext:value-type="float">
            <text:p>22.4805059458</text:p>
          </table:table-cell>
          <table:table-cell office:value-type="float" office:value="22.38980995" calcext:value-type="float">
            <text:p>22.38980995</text:p>
          </table:table-cell>
          <table:table-cell office:value-type="float" office:value="65.889557630597" calcext:value-type="float">
            <text:p>65.8895576306</text:p>
          </table:table-cell>
          <table:table-cell office:value-type="float" office:value="2.988419909" calcext:value-type="float">
            <text:p>2.988419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18:00:00</text:p>
          </table:table-cell>
          <table:table-cell office:value-type="float" office:value="22.6258682537347" calcext:value-type="float">
            <text:p>22.6258682537</text:p>
          </table:table-cell>
          <table:table-cell office:value-type="float" office:value="21.88804627" calcext:value-type="float">
            <text:p>21.88804627</text:p>
          </table:table-cell>
          <table:table-cell office:value-type="float" office:value="68.6221114651992" calcext:value-type="float">
            <text:p>68.6221114652</text:p>
          </table:table-cell>
          <table:table-cell office:value-type="float" office:value="33.29748257" calcext:value-type="float">
            <text:p>33.29748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19:00:00</text:p>
          </table:table-cell>
          <table:table-cell office:value-type="float" office:value="22.873772129316" calcext:value-type="float">
            <text:p>22.8737721293</text:p>
          </table:table-cell>
          <table:table-cell office:value-type="float" office:value="21.77015131" calcext:value-type="float">
            <text:p>21.77015131</text:p>
          </table:table-cell>
          <table:table-cell office:value-type="float" office:value="0" calcext:value-type="float">
            <text:p>0</text:p>
          </table:table-cell>
          <table:table-cell office:value-type="float" office:value="23.64571011" calcext:value-type="float">
            <text:p>23.64571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20:00:00</text:p>
          </table:table-cell>
          <table:table-cell office:value-type="float" office:value="23.0556007222374" calcext:value-type="float">
            <text:p>23.0556007222</text:p>
          </table:table-cell>
          <table:table-cell office:value-type="float" office:value="21.59251693" calcext:value-type="float">
            <text:p>21.59251693</text:p>
          </table:table-cell>
          <table:table-cell office:value-type="float" office:value="0" calcext:value-type="float">
            <text:p>0</text:p>
          </table:table-cell>
          <table:table-cell office:value-type="float" office:value="8.440020398" calcext:value-type="float">
            <text:p>8.440020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21:00:00</text:p>
          </table:table-cell>
          <table:table-cell office:value-type="float" office:value="22.9793982253633" calcext:value-type="float">
            <text:p>22.9793982254</text:p>
          </table:table-cell>
          <table:table-cell office:value-type="float" office:value="21.2018192" calcext:value-type="float">
            <text:p>21.2018192</text:p>
          </table:table-cell>
          <table:table-cell office:value-type="float" office:value="0" calcext:value-type="float">
            <text:p>0</text:p>
          </table:table-cell>
          <table:table-cell office:value-type="float" office:value="18.30153258" calcext:value-type="float">
            <text:p>18.30153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22:00:00</text:p>
          </table:table-cell>
          <table:table-cell office:value-type="float" office:value="22.8136893038355" calcext:value-type="float">
            <text:p>22.8136893038</text:p>
          </table:table-cell>
          <table:table-cell office:value-type="float" office:value="20.91218436" calcext:value-type="float">
            <text:p>20.91218436</text:p>
          </table:table-cell>
          <table:table-cell office:value-type="float" office:value="0" calcext:value-type="float">
            <text:p>0</text:p>
          </table:table-cell>
          <table:table-cell office:value-type="float" office:value="19.68438189" calcext:value-type="float">
            <text:p>19.68438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23:00:00</text:p>
          </table:table-cell>
          <table:table-cell office:value-type="float" office:value="22.5919639660484" calcext:value-type="float">
            <text:p>22.591963966</text:p>
          </table:table-cell>
          <table:table-cell office:value-type="float" office:value="20.6930144" calcext:value-type="float">
            <text:p>20.6930144</text:p>
          </table:table-cell>
          <table:table-cell office:value-type="float" office:value="0" calcext:value-type="float">
            <text:p>0</text:p>
          </table:table-cell>
          <table:table-cell office:value-type="float" office:value="21.91212996" calcext:value-type="float">
            <text:p>21.91212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5 <text:s/>24:00:00</text:p>
          </table:table-cell>
          <table:table-cell office:value-type="float" office:value="22.3260474731629" calcext:value-type="float">
            <text:p>22.3260474732</text:p>
          </table:table-cell>
          <table:table-cell office:value-type="float" office:value="20.53387709" calcext:value-type="float">
            <text:p>20.53387709</text:p>
          </table:table-cell>
          <table:table-cell office:value-type="float" office:value="0" calcext:value-type="float">
            <text:p>0</text:p>
          </table:table-cell>
          <table:table-cell office:value-type="float" office:value="22.30226203" calcext:value-type="float">
            <text:p>22.30226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01:00:00</text:p>
          </table:table-cell>
          <table:table-cell office:value-type="float" office:value="22.0430335172851" calcext:value-type="float">
            <text:p>22.0430335173</text:p>
          </table:table-cell>
          <table:table-cell office:value-type="float" office:value="20.35469929" calcext:value-type="float">
            <text:p>20.35469929</text:p>
          </table:table-cell>
          <table:table-cell office:value-type="float" office:value="0" calcext:value-type="float">
            <text:p>0</text:p>
          </table:table-cell>
          <table:table-cell office:value-type="float" office:value="24.48554167" calcext:value-type="float">
            <text:p>24.48554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02:00:00</text:p>
          </table:table-cell>
          <table:table-cell office:value-type="float" office:value="21.7535497952266" calcext:value-type="float">
            <text:p>21.7535497952</text:p>
          </table:table-cell>
          <table:table-cell office:value-type="float" office:value="20.19125636" calcext:value-type="float">
            <text:p>20.19125636</text:p>
          </table:table-cell>
          <table:table-cell office:value-type="float" office:value="0" calcext:value-type="float">
            <text:p>0</text:p>
          </table:table-cell>
          <table:table-cell office:value-type="float" office:value="25.19167495" calcext:value-type="float">
            <text:p>25.1916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03:00:00</text:p>
          </table:table-cell>
          <table:table-cell office:value-type="float" office:value="21.4551883479551" calcext:value-type="float">
            <text:p>21.455188348</text:p>
          </table:table-cell>
          <table:table-cell office:value-type="float" office:value="20.07428576" calcext:value-type="float">
            <text:p>20.07428576</text:p>
          </table:table-cell>
          <table:table-cell office:value-type="float" office:value="0" calcext:value-type="float">
            <text:p>0</text:p>
          </table:table-cell>
          <table:table-cell office:value-type="float" office:value="26.03742662" calcext:value-type="float">
            <text:p>26.03742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04:00:00</text:p>
          </table:table-cell>
          <table:table-cell office:value-type="float" office:value="21.1491910923696" calcext:value-type="float">
            <text:p>21.1491910924</text:p>
          </table:table-cell>
          <table:table-cell office:value-type="float" office:value="20.00038112" calcext:value-type="float">
            <text:p>20.00038112</text:p>
          </table:table-cell>
          <table:table-cell office:value-type="float" office:value="0" calcext:value-type="float">
            <text:p>0</text:p>
          </table:table-cell>
          <table:table-cell office:value-type="float" office:value="26.46724634" calcext:value-type="float">
            <text:p>26.467246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05:00:00</text:p>
          </table:table-cell>
          <table:table-cell office:value-type="float" office:value="20.8481237871075" calcext:value-type="float">
            <text:p>20.8481237871</text:p>
          </table:table-cell>
          <table:table-cell office:value-type="float" office:value="19.94854627" calcext:value-type="float">
            <text:p>19.94854627</text:p>
          </table:table-cell>
          <table:table-cell office:value-type="float" office:value="0" calcext:value-type="float">
            <text:p>0</text:p>
          </table:table-cell>
          <table:table-cell office:value-type="float" office:value="26.89776983" calcext:value-type="float">
            <text:p>26.89776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06:00:00</text:p>
          </table:table-cell>
          <table:table-cell office:value-type="float" office:value="20.5478634613256" calcext:value-type="float">
            <text:p>20.5478634613</text:p>
          </table:table-cell>
          <table:table-cell office:value-type="float" office:value="19.9126651" calcext:value-type="float">
            <text:p>19.9126651</text:p>
          </table:table-cell>
          <table:table-cell office:value-type="float" office:value="0" calcext:value-type="float">
            <text:p>0</text:p>
          </table:table-cell>
          <table:table-cell office:value-type="float" office:value="27.649983" calcext:value-type="float">
            <text:p>27.649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07:00:00</text:p>
          </table:table-cell>
          <table:table-cell office:value-type="float" office:value="20.2502478703352" calcext:value-type="float">
            <text:p>20.2502478703</text:p>
          </table:table-cell>
          <table:table-cell office:value-type="float" office:value="19.89386016" calcext:value-type="float">
            <text:p>19.89386016</text:p>
          </table:table-cell>
          <table:table-cell office:value-type="float" office:value="0" calcext:value-type="float">
            <text:p>0</text:p>
          </table:table-cell>
          <table:table-cell office:value-type="float" office:value="28.2069698" calcext:value-type="float">
            <text:p>28.2069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08:00:00</text:p>
          </table:table-cell>
          <table:table-cell office:value-type="float" office:value="19.9568443206435" calcext:value-type="float">
            <text:p>19.9568443206</text:p>
          </table:table-cell>
          <table:table-cell office:value-type="float" office:value="19.86641015" calcext:value-type="float">
            <text:p>19.86641015</text:p>
          </table:table-cell>
          <table:table-cell office:value-type="float" office:value="0" calcext:value-type="float">
            <text:p>0</text:p>
          </table:table-cell>
          <table:table-cell office:value-type="float" office:value="28.30710808" calcext:value-type="float">
            <text:p>28.30710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09:00:00</text:p>
          </table:table-cell>
          <table:table-cell office:value-type="float" office:value="19.7175121104013" calcext:value-type="float">
            <text:p>19.7175121104</text:p>
          </table:table-cell>
          <table:table-cell office:value-type="float" office:value="20.23630756" calcext:value-type="float">
            <text:p>20.23630756</text:p>
          </table:table-cell>
          <table:table-cell office:value-type="float" office:value="278.831206090506" calcext:value-type="float">
            <text:p>278.8312060905</text:p>
          </table:table-cell>
          <table:table-cell office:value-type="float" office:value="76.3486689" calcext:value-type="float">
            <text:p>76.3486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10:00:00</text:p>
          </table:table-cell>
          <table:table-cell office:value-type="float" office:value="19.6411794584158" calcext:value-type="float">
            <text:p>19.6411794584</text:p>
          </table:table-cell>
          <table:table-cell office:value-type="float" office:value="21.39358783" calcext:value-type="float">
            <text:p>21.39358783</text:p>
          </table:table-cell>
          <table:table-cell office:value-type="float" office:value="200.645398195386" calcext:value-type="float">
            <text:p>200.6453981954</text:p>
          </table:table-cell>
          <table:table-cell office:value-type="float" office:value="54.54912784" calcext:value-type="float">
            <text:p>54.54912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11:00:00</text:p>
          </table:table-cell>
          <table:table-cell office:value-type="float" office:value="19.8894977607554" calcext:value-type="float">
            <text:p>19.8894977608</text:p>
          </table:table-cell>
          <table:table-cell office:value-type="float" office:value="22.03455572" calcext:value-type="float">
            <text:p>22.03455572</text:p>
          </table:table-cell>
          <table:table-cell office:value-type="float" office:value="125.755049738451" calcext:value-type="float">
            <text:p>125.7550497385</text:p>
          </table:table-cell>
          <table:table-cell office:value-type="float" office:value="20.55176593" calcext:value-type="float">
            <text:p>20.55176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12:00:00</text:p>
          </table:table-cell>
          <table:table-cell office:value-type="float" office:value="20.2953229384202" calcext:value-type="float">
            <text:p>20.2953229384</text:p>
          </table:table-cell>
          <table:table-cell office:value-type="float" office:value="21.98607397" calcext:value-type="float">
            <text:p>21.98607397</text:p>
          </table:table-cell>
          <table:table-cell office:value-type="float" office:value="84.7545807017864" calcext:value-type="float">
            <text:p>84.7545807018</text:p>
          </table:table-cell>
          <table:table-cell office:value-type="float" office:value="27.94645308" calcext:value-type="float">
            <text:p>27.94645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13:00:00</text:p>
          </table:table-cell>
          <table:table-cell office:value-type="float" office:value="20.8196170065461" calcext:value-type="float">
            <text:p>20.8196170065</text:p>
          </table:table-cell>
          <table:table-cell office:value-type="float" office:value="22.11797501" calcext:value-type="float">
            <text:p>22.11797501</text:p>
          </table:table-cell>
          <table:table-cell office:value-type="float" office:value="65.1190891891831" calcext:value-type="float">
            <text:p>65.1190891892</text:p>
          </table:table-cell>
          <table:table-cell office:value-type="float" office:value="17.48020813" calcext:value-type="float">
            <text:p>17.48020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14:00:00</text:p>
          </table:table-cell>
          <table:table-cell office:value-type="float" office:value="21.4420756800518" calcext:value-type="float">
            <text:p>21.4420756801</text:p>
          </table:table-cell>
          <table:table-cell office:value-type="float" office:value="22.17549528" calcext:value-type="float">
            <text:p>22.17549528</text:p>
          </table:table-cell>
          <table:table-cell office:value-type="float" office:value="0" calcext:value-type="float">
            <text:p>0</text:p>
          </table:table-cell>
          <table:table-cell office:value-type="float" office:value="3.587295998" calcext:value-type="float">
            <text:p>3.587295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15:00:00</text:p>
          </table:table-cell>
          <table:table-cell office:value-type="float" office:value="22.2162890620458" calcext:value-type="float">
            <text:p>22.216289062</text:p>
          </table:table-cell>
          <table:table-cell office:value-type="float" office:value="22.08516949" calcext:value-type="float">
            <text:p>22.08516949</text:p>
          </table:table-cell>
          <table:table-cell office:value-type="float" office:value="0" calcext:value-type="float">
            <text:p>0</text:p>
          </table:table-cell>
          <table:table-cell office:value-type="float" office:value="8.429468112" calcext:value-type="float">
            <text:p>8.429468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16:00:00</text:p>
          </table:table-cell>
          <table:table-cell office:value-type="float" office:value="22.9035864038043" calcext:value-type="float">
            <text:p>22.9035864038</text:p>
          </table:table-cell>
          <table:table-cell office:value-type="float" office:value="22.1676337" calcext:value-type="float">
            <text:p>22.1676337</text:p>
          </table:table-cell>
          <table:table-cell office:value-type="float" office:value="0" calcext:value-type="float">
            <text:p>0</text:p>
          </table:table-cell>
          <table:table-cell office:value-type="float" office:value="6.955377813" calcext:value-type="float">
            <text:p>6.955377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17:00:00</text:p>
          </table:table-cell>
          <table:table-cell office:value-type="float" office:value="23.376263748068" calcext:value-type="float">
            <text:p>23.3762637481</text:p>
          </table:table-cell>
          <table:table-cell office:value-type="float" office:value="22.21923712" calcext:value-type="float">
            <text:p>22.21923712</text:p>
          </table:table-cell>
          <table:table-cell office:value-type="float" office:value="0" calcext:value-type="float">
            <text:p>0</text:p>
          </table:table-cell>
          <table:table-cell office:value-type="float" office:value="15.97383071" calcext:value-type="float">
            <text:p>15.97383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18:00:00</text:p>
          </table:table-cell>
          <table:table-cell office:value-type="float" office:value="23.6738686892108" calcext:value-type="float">
            <text:p>23.6738686892</text:p>
          </table:table-cell>
          <table:table-cell office:value-type="float" office:value="22.26529617" calcext:value-type="float">
            <text:p>22.26529617</text:p>
          </table:table-cell>
          <table:table-cell office:value-type="float" office:value="0" calcext:value-type="float">
            <text:p>0</text:p>
          </table:table-cell>
          <table:table-cell office:value-type="float" office:value="18.57708886" calcext:value-type="float">
            <text:p>18.57708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19:00:00</text:p>
          </table:table-cell>
          <table:table-cell office:value-type="float" office:value="23.8892812439645" calcext:value-type="float">
            <text:p>23.889281244</text:p>
          </table:table-cell>
          <table:table-cell office:value-type="float" office:value="21.99451314" calcext:value-type="float">
            <text:p>21.99451314</text:p>
          </table:table-cell>
          <table:table-cell office:value-type="float" office:value="0" calcext:value-type="float">
            <text:p>0</text:p>
          </table:table-cell>
          <table:table-cell office:value-type="float" office:value="25.09419416" calcext:value-type="float">
            <text:p>25.09419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20:00:00</text:p>
          </table:table-cell>
          <table:table-cell office:value-type="float" office:value="23.8644831800307" calcext:value-type="float">
            <text:p>23.86448318</text:p>
          </table:table-cell>
          <table:table-cell office:value-type="float" office:value="21.80289232" calcext:value-type="float">
            <text:p>21.80289232</text:p>
          </table:table-cell>
          <table:table-cell office:value-type="float" office:value="0" calcext:value-type="float">
            <text:p>0</text:p>
          </table:table-cell>
          <table:table-cell office:value-type="float" office:value="9.925943653" calcext:value-type="float">
            <text:p>9.925943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21:00:00</text:p>
          </table:table-cell>
          <table:table-cell office:value-type="float" office:value="23.6770737356965" calcext:value-type="float">
            <text:p>23.6770737357</text:p>
          </table:table-cell>
          <table:table-cell office:value-type="float" office:value="21.41943678" calcext:value-type="float">
            <text:p>21.41943678</text:p>
          </table:table-cell>
          <table:table-cell office:value-type="float" office:value="0" calcext:value-type="float">
            <text:p>0</text:p>
          </table:table-cell>
          <table:table-cell office:value-type="float" office:value="17.9285686" calcext:value-type="float">
            <text:p>17.9285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22:00:00</text:p>
          </table:table-cell>
          <table:table-cell office:value-type="float" office:value="23.4998203508014" calcext:value-type="float">
            <text:p>23.4998203508</text:p>
          </table:table-cell>
          <table:table-cell office:value-type="float" office:value="21.16185228" calcext:value-type="float">
            <text:p>21.16185228</text:p>
          </table:table-cell>
          <table:table-cell office:value-type="float" office:value="0" calcext:value-type="float">
            <text:p>0</text:p>
          </table:table-cell>
          <table:table-cell office:value-type="float" office:value="20.65301438" calcext:value-type="float">
            <text:p>20.653014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23:00:00</text:p>
          </table:table-cell>
          <table:table-cell office:value-type="float" office:value="23.301339883143" calcext:value-type="float">
            <text:p>23.3013398831</text:p>
          </table:table-cell>
          <table:table-cell office:value-type="float" office:value="20.92288391" calcext:value-type="float">
            <text:p>20.92288391</text:p>
          </table:table-cell>
          <table:table-cell office:value-type="float" office:value="0" calcext:value-type="float">
            <text:p>0</text:p>
          </table:table-cell>
          <table:table-cell office:value-type="float" office:value="20.52552086" calcext:value-type="float">
            <text:p>20.52552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6 <text:s/>24:00:00</text:p>
          </table:table-cell>
          <table:table-cell office:value-type="float" office:value="23.0876396372495" calcext:value-type="float">
            <text:p>23.0876396372</text:p>
          </table:table-cell>
          <table:table-cell office:value-type="float" office:value="20.66627013" calcext:value-type="float">
            <text:p>20.66627013</text:p>
          </table:table-cell>
          <table:table-cell office:value-type="float" office:value="0" calcext:value-type="float">
            <text:p>0</text:p>
          </table:table-cell>
          <table:table-cell office:value-type="float" office:value="23.32651621" calcext:value-type="float">
            <text:p>23.32651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01:00:00</text:p>
          </table:table-cell>
          <table:table-cell office:value-type="float" office:value="22.8534150714659" calcext:value-type="float">
            <text:p>22.8534150715</text:p>
          </table:table-cell>
          <table:table-cell office:value-type="float" office:value="20.54514167" calcext:value-type="float">
            <text:p>20.54514167</text:p>
          </table:table-cell>
          <table:table-cell office:value-type="float" office:value="0" calcext:value-type="float">
            <text:p>0</text:p>
          </table:table-cell>
          <table:table-cell office:value-type="float" office:value="23.78571915" calcext:value-type="float">
            <text:p>23.78571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02:00:00</text:p>
          </table:table-cell>
          <table:table-cell office:value-type="float" office:value="22.6472119204231" calcext:value-type="float">
            <text:p>22.6472119204</text:p>
          </table:table-cell>
          <table:table-cell office:value-type="float" office:value="20.48369567" calcext:value-type="float">
            <text:p>20.48369567</text:p>
          </table:table-cell>
          <table:table-cell office:value-type="float" office:value="0" calcext:value-type="float">
            <text:p>0</text:p>
          </table:table-cell>
          <table:table-cell office:value-type="float" office:value="22.99955263" calcext:value-type="float">
            <text:p>22.99955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03:00:00</text:p>
          </table:table-cell>
          <table:table-cell office:value-type="float" office:value="22.432581426414" calcext:value-type="float">
            <text:p>22.4325814264</text:p>
          </table:table-cell>
          <table:table-cell office:value-type="float" office:value="20.46390748" calcext:value-type="float">
            <text:p>20.46390748</text:p>
          </table:table-cell>
          <table:table-cell office:value-type="float" office:value="0" calcext:value-type="float">
            <text:p>0</text:p>
          </table:table-cell>
          <table:table-cell office:value-type="float" office:value="23.16675998" calcext:value-type="float">
            <text:p>23.16675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04:00:00</text:p>
          </table:table-cell>
          <table:table-cell office:value-type="float" office:value="22.2318474523844" calcext:value-type="float">
            <text:p>22.2318474524</text:p>
          </table:table-cell>
          <table:table-cell office:value-type="float" office:value="20.5138267" calcext:value-type="float">
            <text:p>20.5138267</text:p>
          </table:table-cell>
          <table:table-cell office:value-type="float" office:value="0" calcext:value-type="float">
            <text:p>0</text:p>
          </table:table-cell>
          <table:table-cell office:value-type="float" office:value="22.4324314" calcext:value-type="float">
            <text:p>22.4324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05:00:00</text:p>
          </table:table-cell>
          <table:table-cell office:value-type="float" office:value="22.0819280503782" calcext:value-type="float">
            <text:p>22.0819280504</text:p>
          </table:table-cell>
          <table:table-cell office:value-type="float" office:value="20.48080531" calcext:value-type="float">
            <text:p>20.48080531</text:p>
          </table:table-cell>
          <table:table-cell office:value-type="float" office:value="0" calcext:value-type="float">
            <text:p>0</text:p>
          </table:table-cell>
          <table:table-cell office:value-type="float" office:value="23.3754278" calcext:value-type="float">
            <text:p>23.3754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06:00:00</text:p>
          </table:table-cell>
          <table:table-cell office:value-type="float" office:value="21.93067146515" calcext:value-type="float">
            <text:p>21.9306714652</text:p>
          </table:table-cell>
          <table:table-cell office:value-type="float" office:value="20.46868187" calcext:value-type="float">
            <text:p>20.46868187</text:p>
          </table:table-cell>
          <table:table-cell office:value-type="float" office:value="0" calcext:value-type="float">
            <text:p>0</text:p>
          </table:table-cell>
          <table:table-cell office:value-type="float" office:value="23.25570825" calcext:value-type="float">
            <text:p>23.25570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07:00:00</text:p>
          </table:table-cell>
          <table:table-cell office:value-type="float" office:value="21.7777139448711" calcext:value-type="float">
            <text:p>21.7777139449</text:p>
          </table:table-cell>
          <table:table-cell office:value-type="float" office:value="20.50158763" calcext:value-type="float">
            <text:p>20.50158763</text:p>
          </table:table-cell>
          <table:table-cell office:value-type="float" office:value="0" calcext:value-type="float">
            <text:p>0</text:p>
          </table:table-cell>
          <table:table-cell office:value-type="float" office:value="22.33925911" calcext:value-type="float">
            <text:p>22.33925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08:00:00</text:p>
          </table:table-cell>
          <table:table-cell office:value-type="float" office:value="21.6241146347883" calcext:value-type="float">
            <text:p>21.6241146348</text:p>
          </table:table-cell>
          <table:table-cell office:value-type="float" office:value="20.90568902" calcext:value-type="float">
            <text:p>20.90568902</text:p>
          </table:table-cell>
          <table:table-cell office:value-type="float" office:value="0" calcext:value-type="float">
            <text:p>0</text:p>
          </table:table-cell>
          <table:table-cell office:value-type="float" office:value="76.03998586" calcext:value-type="float">
            <text:p>76.039985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09:00:00</text:p>
          </table:table-cell>
          <table:table-cell office:value-type="float" office:value="21.4934226442453" calcext:value-type="float">
            <text:p>21.4934226442</text:p>
          </table:table-cell>
          <table:table-cell office:value-type="float" office:value="21.99397452" calcext:value-type="float">
            <text:p>21.99397452</text:p>
          </table:table-cell>
          <table:table-cell office:value-type="float" office:value="10.4053295803457" calcext:value-type="float">
            <text:p>10.4053295803</text:p>
          </table:table-cell>
          <table:table-cell office:value-type="float" office:value="16.67029491" calcext:value-type="float">
            <text:p>16.67029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10:00:00</text:p>
          </table:table-cell>
          <table:table-cell office:value-type="float" office:value="21.4726907303838" calcext:value-type="float">
            <text:p>21.4726907304</text:p>
          </table:table-cell>
          <table:table-cell office:value-type="float" office:value="22.13550803" calcext:value-type="float">
            <text:p>22.13550803</text:p>
          </table:table-cell>
          <table:table-cell office:value-type="float" office:value="135.657273697682" calcext:value-type="float">
            <text:p>135.6572736977</text:p>
          </table:table-cell>
          <table:table-cell office:value-type="float" office:value="15.76377906" calcext:value-type="float">
            <text:p>15.76377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11:00:00</text:p>
          </table:table-cell>
          <table:table-cell office:value-type="float" office:value="21.6878706941147" calcext:value-type="float">
            <text:p>21.6878706941</text:p>
          </table:table-cell>
          <table:table-cell office:value-type="float" office:value="22.13322205" calcext:value-type="float">
            <text:p>22.13322205</text:p>
          </table:table-cell>
          <table:table-cell office:value-type="float" office:value="106.153661249672" calcext:value-type="float">
            <text:p>106.1536612497</text:p>
          </table:table-cell>
          <table:table-cell office:value-type="float" office:value="14.68115988" calcext:value-type="float">
            <text:p>14.68115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12:00:00</text:p>
          </table:table-cell>
          <table:table-cell office:value-type="float" office:value="22.2574289454087" calcext:value-type="float">
            <text:p>22.2574289454</text:p>
          </table:table-cell>
          <table:table-cell office:value-type="float" office:value="22.14089954" calcext:value-type="float">
            <text:p>22.14089954</text:p>
          </table:table-cell>
          <table:table-cell office:value-type="float" office:value="0" calcext:value-type="float">
            <text:p>0</text:p>
          </table:table-cell>
          <table:table-cell office:value-type="float" office:value="14.69841798" calcext:value-type="float">
            <text:p>14.6984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13:00:00</text:p>
          </table:table-cell>
          <table:table-cell office:value-type="float" office:value="22.9732259617" calcext:value-type="float">
            <text:p>22.9732259617</text:p>
          </table:table-cell>
          <table:table-cell office:value-type="float" office:value="22.33255131" calcext:value-type="float">
            <text:p>22.33255131</text:p>
          </table:table-cell>
          <table:table-cell office:value-type="float" office:value="0" calcext:value-type="float">
            <text:p>0</text:p>
          </table:table-cell>
          <table:table-cell office:value-type="float" office:value="8.885918509" calcext:value-type="float">
            <text:p>8.885918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14:00:00</text:p>
          </table:table-cell>
          <table:table-cell office:value-type="float" office:value="23.1881427240739" calcext:value-type="float">
            <text:p>23.1881427241</text:p>
          </table:table-cell>
          <table:table-cell office:value-type="float" office:value="22.46075678" calcext:value-type="float">
            <text:p>22.46075678</text:p>
          </table:table-cell>
          <table:table-cell office:value-type="float" office:value="0" calcext:value-type="float">
            <text:p>0</text:p>
          </table:table-cell>
          <table:table-cell office:value-type="float" office:value="3.209849741" calcext:value-type="float">
            <text:p>3.209849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15:00:00</text:p>
          </table:table-cell>
          <table:table-cell office:value-type="float" office:value="23.4943435537745" calcext:value-type="float">
            <text:p>23.4943435538</text:p>
          </table:table-cell>
          <table:table-cell office:value-type="float" office:value="22.33403147" calcext:value-type="float">
            <text:p>22.33403147</text:p>
          </table:table-cell>
          <table:table-cell office:value-type="float" office:value="0" calcext:value-type="float">
            <text:p>0</text:p>
          </table:table-cell>
          <table:table-cell office:value-type="float" office:value="23.40799883" calcext:value-type="float">
            <text:p>23.40799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16:00:00</text:p>
          </table:table-cell>
          <table:table-cell office:value-type="float" office:value="23.9184847163715" calcext:value-type="float">
            <text:p>23.9184847164</text:p>
          </table:table-cell>
          <table:table-cell office:value-type="float" office:value="22.53982332" calcext:value-type="float">
            <text:p>22.53982332</text:p>
          </table:table-cell>
          <table:table-cell office:value-type="float" office:value="0" calcext:value-type="float">
            <text:p>0</text:p>
          </table:table-cell>
          <table:table-cell office:value-type="float" office:value="9.829446089" calcext:value-type="float">
            <text:p>9.829446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17:00:00</text:p>
          </table:table-cell>
          <table:table-cell office:value-type="float" office:value="24.1718139820401" calcext:value-type="float">
            <text:p>24.171813982</text:p>
          </table:table-cell>
          <table:table-cell office:value-type="float" office:value="22.31763389" calcext:value-type="float">
            <text:p>22.31763389</text:p>
          </table:table-cell>
          <table:table-cell office:value-type="float" office:value="0" calcext:value-type="float">
            <text:p>0</text:p>
          </table:table-cell>
          <table:table-cell office:value-type="float" office:value="5.84898301" calcext:value-type="float">
            <text:p>5.848983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18:00:00</text:p>
          </table:table-cell>
          <table:table-cell office:value-type="float" office:value="24.1325991222001" calcext:value-type="float">
            <text:p>24.1325991222</text:p>
          </table:table-cell>
          <table:table-cell office:value-type="float" office:value="22.08471101" calcext:value-type="float">
            <text:p>22.08471101</text:p>
          </table:table-cell>
          <table:table-cell office:value-type="float" office:value="0" calcext:value-type="float">
            <text:p>0</text:p>
          </table:table-cell>
          <table:table-cell office:value-type="float" office:value="14.87796872" calcext:value-type="float">
            <text:p>14.87796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19:00:00</text:p>
          </table:table-cell>
          <table:table-cell office:value-type="float" office:value="23.8893683401084" calcext:value-type="float">
            <text:p>23.8893683401</text:p>
          </table:table-cell>
          <table:table-cell office:value-type="float" office:value="22.05114803" calcext:value-type="float">
            <text:p>22.05114803</text:p>
          </table:table-cell>
          <table:table-cell office:value-type="float" office:value="0" calcext:value-type="float">
            <text:p>0</text:p>
          </table:table-cell>
          <table:table-cell office:value-type="float" office:value="17.91463216" calcext:value-type="float">
            <text:p>17.914632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20:00:00</text:p>
          </table:table-cell>
          <table:table-cell office:value-type="float" office:value="23.4420987844536" calcext:value-type="float">
            <text:p>23.4420987845</text:p>
          </table:table-cell>
          <table:table-cell office:value-type="float" office:value="22.10030954" calcext:value-type="float">
            <text:p>22.10030954</text:p>
          </table:table-cell>
          <table:table-cell office:value-type="float" office:value="0" calcext:value-type="float">
            <text:p>0</text:p>
          </table:table-cell>
          <table:table-cell office:value-type="float" office:value="17.83930951" calcext:value-type="float">
            <text:p>17.83930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21:00:00</text:p>
          </table:table-cell>
          <table:table-cell office:value-type="float" office:value="23.0609741143794" calcext:value-type="float">
            <text:p>23.0609741144</text:p>
          </table:table-cell>
          <table:table-cell office:value-type="float" office:value="21.91101025" calcext:value-type="float">
            <text:p>21.91101025</text:p>
          </table:table-cell>
          <table:table-cell office:value-type="float" office:value="0" calcext:value-type="float">
            <text:p>0</text:p>
          </table:table-cell>
          <table:table-cell office:value-type="float" office:value="9.305973653" calcext:value-type="float">
            <text:p>9.305973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22:00:00</text:p>
          </table:table-cell>
          <table:table-cell office:value-type="float" office:value="22.7448764707256" calcext:value-type="float">
            <text:p>22.7448764707</text:p>
          </table:table-cell>
          <table:table-cell office:value-type="float" office:value="21.69016661" calcext:value-type="float">
            <text:p>21.69016661</text:p>
          </table:table-cell>
          <table:table-cell office:value-type="float" office:value="0" calcext:value-type="float">
            <text:p>0</text:p>
          </table:table-cell>
          <table:table-cell office:value-type="float" office:value="14.23405348" calcext:value-type="float">
            <text:p>14.23405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23:00:00</text:p>
          </table:table-cell>
          <table:table-cell office:value-type="float" office:value="22.5061318745803" calcext:value-type="float">
            <text:p>22.5061318746</text:p>
          </table:table-cell>
          <table:table-cell office:value-type="float" office:value="21.55344579" calcext:value-type="float">
            <text:p>21.55344579</text:p>
          </table:table-cell>
          <table:table-cell office:value-type="float" office:value="0" calcext:value-type="float">
            <text:p>0</text:p>
          </table:table-cell>
          <table:table-cell office:value-type="float" office:value="14.5633781" calcext:value-type="float">
            <text:p>14.5633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7 <text:s/>24:00:00</text:p>
          </table:table-cell>
          <table:table-cell office:value-type="float" office:value="22.2993889021318" calcext:value-type="float">
            <text:p>22.2993889021</text:p>
          </table:table-cell>
          <table:table-cell office:value-type="float" office:value="21.47125289" calcext:value-type="float">
            <text:p>21.47125289</text:p>
          </table:table-cell>
          <table:table-cell office:value-type="float" office:value="0" calcext:value-type="float">
            <text:p>0</text:p>
          </table:table-cell>
          <table:table-cell office:value-type="float" office:value="15.42357201" calcext:value-type="float">
            <text:p>15.42357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01:00:00</text:p>
          </table:table-cell>
          <table:table-cell office:value-type="float" office:value="22.0249870112834" calcext:value-type="float">
            <text:p>22.0249870113</text:p>
          </table:table-cell>
          <table:table-cell office:value-type="float" office:value="21.38863558" calcext:value-type="float">
            <text:p>21.38863558</text:p>
          </table:table-cell>
          <table:table-cell office:value-type="float" office:value="0" calcext:value-type="float">
            <text:p>0</text:p>
          </table:table-cell>
          <table:table-cell office:value-type="float" office:value="16.06645043" calcext:value-type="float">
            <text:p>16.06645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02:00:00</text:p>
          </table:table-cell>
          <table:table-cell office:value-type="float" office:value="21.8317653666265" calcext:value-type="float">
            <text:p>21.8317653666</text:p>
          </table:table-cell>
          <table:table-cell office:value-type="float" office:value="21.40655655" calcext:value-type="float">
            <text:p>21.40655655</text:p>
          </table:table-cell>
          <table:table-cell office:value-type="float" office:value="0" calcext:value-type="float">
            <text:p>0</text:p>
          </table:table-cell>
          <table:table-cell office:value-type="float" office:value="15.10338346" calcext:value-type="float">
            <text:p>15.103383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03:00:00</text:p>
          </table:table-cell>
          <table:table-cell office:value-type="float" office:value="21.6839811332892" calcext:value-type="float">
            <text:p>21.6839811333</text:p>
          </table:table-cell>
          <table:table-cell office:value-type="float" office:value="21.52012707" calcext:value-type="float">
            <text:p>21.52012707</text:p>
          </table:table-cell>
          <table:table-cell office:value-type="float" office:value="0" calcext:value-type="float">
            <text:p>0</text:p>
          </table:table-cell>
          <table:table-cell office:value-type="float" office:value="14.61682393" calcext:value-type="float">
            <text:p>14.616823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04:00:00</text:p>
          </table:table-cell>
          <table:table-cell office:value-type="float" office:value="21.5453076975219" calcext:value-type="float">
            <text:p>21.5453076975</text:p>
          </table:table-cell>
          <table:table-cell office:value-type="float" office:value="21.42316666" calcext:value-type="float">
            <text:p>21.42316666</text:p>
          </table:table-cell>
          <table:table-cell office:value-type="float" office:value="0" calcext:value-type="float">
            <text:p>0</text:p>
          </table:table-cell>
          <table:table-cell office:value-type="float" office:value="16.06610712" calcext:value-type="float">
            <text:p>16.06610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05:00:00</text:p>
          </table:table-cell>
          <table:table-cell office:value-type="float" office:value="21.4039955964197" calcext:value-type="float">
            <text:p>21.4039955964</text:p>
          </table:table-cell>
          <table:table-cell office:value-type="float" office:value="21.31010364" calcext:value-type="float">
            <text:p>21.31010364</text:p>
          </table:table-cell>
          <table:table-cell office:value-type="float" office:value="0" calcext:value-type="float">
            <text:p>0</text:p>
          </table:table-cell>
          <table:table-cell office:value-type="float" office:value="16.34671615" calcext:value-type="float">
            <text:p>16.346716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06:00:00</text:p>
          </table:table-cell>
          <table:table-cell office:value-type="float" office:value="21.2170396603852" calcext:value-type="float">
            <text:p>21.2170396604</text:p>
          </table:table-cell>
          <table:table-cell office:value-type="float" office:value="21.20460369" calcext:value-type="float">
            <text:p>21.20460369</text:p>
          </table:table-cell>
          <table:table-cell office:value-type="float" office:value="0" calcext:value-type="float">
            <text:p>0</text:p>
          </table:table-cell>
          <table:table-cell office:value-type="float" office:value="17.38115523" calcext:value-type="float">
            <text:p>17.38115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07:00:00</text:p>
          </table:table-cell>
          <table:table-cell office:value-type="float" office:value="20.9435061744096" calcext:value-type="float">
            <text:p>20.9435061744</text:p>
          </table:table-cell>
          <table:table-cell office:value-type="float" office:value="21.09517863" calcext:value-type="float">
            <text:p>21.09517863</text:p>
          </table:table-cell>
          <table:table-cell office:value-type="float" office:value="0" calcext:value-type="float">
            <text:p>0</text:p>
          </table:table-cell>
          <table:table-cell office:value-type="float" office:value="18.41053574" calcext:value-type="float">
            <text:p>18.410535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08:00:00</text:p>
          </table:table-cell>
          <table:table-cell office:value-type="float" office:value="20.6683468563918" calcext:value-type="float">
            <text:p>20.6683468564</text:p>
          </table:table-cell>
          <table:table-cell office:value-type="float" office:value="21.43817484" calcext:value-type="float">
            <text:p>21.43817484</text:p>
          </table:table-cell>
          <table:table-cell office:value-type="float" office:value="0" calcext:value-type="float">
            <text:p>0</text:p>
          </table:table-cell>
          <table:table-cell office:value-type="float" office:value="49.50129287" calcext:value-type="float">
            <text:p>49.50129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09:00:00</text:p>
          </table:table-cell>
          <table:table-cell office:value-type="float" office:value="20.4622441811902" calcext:value-type="float">
            <text:p>20.4622441812</text:p>
          </table:table-cell>
          <table:table-cell office:value-type="float" office:value="22.1531154" calcext:value-type="float">
            <text:p>22.1531154</text:p>
          </table:table-cell>
          <table:table-cell office:value-type="float" office:value="324.613867955439" calcext:value-type="float">
            <text:p>324.6138679554</text:p>
          </table:table-cell>
          <table:table-cell office:value-type="float" office:value="7.979936709" calcext:value-type="float">
            <text:p>7.979936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10:00:00</text:p>
          </table:table-cell>
          <table:table-cell office:value-type="float" office:value="20.7565120050301" calcext:value-type="float">
            <text:p>20.756512005</text:p>
          </table:table-cell>
          <table:table-cell office:value-type="float" office:value="22.29502459" calcext:value-type="float">
            <text:p>22.29502459</text:p>
          </table:table-cell>
          <table:table-cell office:value-type="float" office:value="216.22049963378" calcext:value-type="float">
            <text:p>216.2204996338</text:p>
          </table:table-cell>
          <table:table-cell office:value-type="float" office:value="5.104590929" calcext:value-type="float">
            <text:p>5.104590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11:00:00</text:p>
          </table:table-cell>
          <table:table-cell office:value-type="float" office:value="21.8684060201735" calcext:value-type="float">
            <text:p>21.8684060202</text:p>
          </table:table-cell>
          <table:table-cell office:value-type="float" office:value="22.53705892" calcext:value-type="float">
            <text:p>22.53705892</text:p>
          </table:table-cell>
          <table:table-cell office:value-type="float" office:value="0" calcext:value-type="float">
            <text:p>0</text:p>
          </table:table-cell>
          <table:table-cell office:value-type="float" office:value="3.122238938" calcext:value-type="float">
            <text:p>3.122238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12:00:00</text:p>
          </table:table-cell>
          <table:table-cell office:value-type="float" office:value="23.3793661844561" calcext:value-type="float">
            <text:p>23.3793661845</text:p>
          </table:table-cell>
          <table:table-cell office:value-type="float" office:value="22.76671661" calcext:value-type="float">
            <text:p>22.76671661</text:p>
          </table:table-cell>
          <table:table-cell office:value-type="float" office:value="0" calcext:value-type="float">
            <text:p>0</text:p>
          </table:table-cell>
          <table:table-cell office:value-type="float" office:value="2.866949947" calcext:value-type="float">
            <text:p>2.866949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13:00:00</text:p>
          </table:table-cell>
          <table:table-cell office:value-type="float" office:value="23.6243685773547" calcext:value-type="float">
            <text:p>23.6243685774</text:p>
          </table:table-cell>
          <table:table-cell office:value-type="float" office:value="22.74499913" calcext:value-type="float">
            <text:p>22.74499913</text:p>
          </table:table-cell>
          <table:table-cell office:value-type="float" office:value="0" calcext:value-type="float">
            <text:p>0</text:p>
          </table:table-cell>
          <table:table-cell office:value-type="float" office:value="2.779164681" calcext:value-type="float">
            <text:p>2.779164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14:00:00</text:p>
          </table:table-cell>
          <table:table-cell office:value-type="float" office:value="23.2141904676089" calcext:value-type="float">
            <text:p>23.2141904676</text:p>
          </table:table-cell>
          <table:table-cell office:value-type="float" office:value="22.78169313" calcext:value-type="float">
            <text:p>22.78169313</text:p>
          </table:table-cell>
          <table:table-cell office:value-type="float" office:value="0" calcext:value-type="float">
            <text:p>0</text:p>
          </table:table-cell>
          <table:table-cell office:value-type="float" office:value="2.656734583" calcext:value-type="float">
            <text:p>2.656734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15:00:00</text:p>
          </table:table-cell>
          <table:table-cell office:value-type="float" office:value="22.9878097070327" calcext:value-type="float">
            <text:p>22.987809707</text:p>
          </table:table-cell>
          <table:table-cell office:value-type="float" office:value="22.78109234" calcext:value-type="float">
            <text:p>22.78109234</text:p>
          </table:table-cell>
          <table:table-cell office:value-type="float" office:value="0" calcext:value-type="float">
            <text:p>0</text:p>
          </table:table-cell>
          <table:table-cell office:value-type="float" office:value="2.659098569" calcext:value-type="float">
            <text:p>2.659098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16:00:00</text:p>
          </table:table-cell>
          <table:table-cell office:value-type="float" office:value="23.1020635061656" calcext:value-type="float">
            <text:p>23.1020635062</text:p>
          </table:table-cell>
          <table:table-cell office:value-type="float" office:value="22.85688104" calcext:value-type="float">
            <text:p>22.85688104</text:p>
          </table:table-cell>
          <table:table-cell office:value-type="float" office:value="0" calcext:value-type="float">
            <text:p>0</text:p>
          </table:table-cell>
          <table:table-cell office:value-type="float" office:value="2.701146193" calcext:value-type="float">
            <text:p>2.701146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17:00:00</text:p>
          </table:table-cell>
          <table:table-cell office:value-type="float" office:value="23.1858279790535" calcext:value-type="float">
            <text:p>23.1858279791</text:p>
          </table:table-cell>
          <table:table-cell office:value-type="float" office:value="22.96397415" calcext:value-type="float">
            <text:p>22.96397415</text:p>
          </table:table-cell>
          <table:table-cell office:value-type="float" office:value="0" calcext:value-type="float">
            <text:p>0</text:p>
          </table:table-cell>
          <table:table-cell office:value-type="float" office:value="17.09779238" calcext:value-type="float">
            <text:p>17.0977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18:00:00</text:p>
          </table:table-cell>
          <table:table-cell office:value-type="float" office:value="23.1004648967125" calcext:value-type="float">
            <text:p>23.1004648967</text:p>
          </table:table-cell>
          <table:table-cell office:value-type="float" office:value="23.06020187" calcext:value-type="float">
            <text:p>23.06020187</text:p>
          </table:table-cell>
          <table:table-cell office:value-type="float" office:value="0" calcext:value-type="float">
            <text:p>0</text:p>
          </table:table-cell>
          <table:table-cell office:value-type="float" office:value="3.210177068" calcext:value-type="float">
            <text:p>3.210177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19:00:00</text:p>
          </table:table-cell>
          <table:table-cell office:value-type="float" office:value="22.9423147035122" calcext:value-type="float">
            <text:p>22.9423147035</text:p>
          </table:table-cell>
          <table:table-cell office:value-type="float" office:value="22.88629443" calcext:value-type="float">
            <text:p>22.88629443</text:p>
          </table:table-cell>
          <table:table-cell office:value-type="float" office:value="0" calcext:value-type="float">
            <text:p>0</text:p>
          </table:table-cell>
          <table:table-cell office:value-type="float" office:value="2.829474864" calcext:value-type="float">
            <text:p>2.829474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20:00:00</text:p>
          </table:table-cell>
          <table:table-cell office:value-type="float" office:value="22.5475005174102" calcext:value-type="float">
            <text:p>22.5475005174</text:p>
          </table:table-cell>
          <table:table-cell office:value-type="float" office:value="22.57671029" calcext:value-type="float">
            <text:p>22.57671029</text:p>
          </table:table-cell>
          <table:table-cell office:value-type="float" office:value="0" calcext:value-type="float">
            <text:p>0</text:p>
          </table:table-cell>
          <table:table-cell office:value-type="float" office:value="2.863083628" calcext:value-type="float">
            <text:p>2.8630836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21:00:00</text:p>
          </table:table-cell>
          <table:table-cell office:value-type="float" office:value="22.1568688952324" calcext:value-type="float">
            <text:p>22.1568688952</text:p>
          </table:table-cell>
          <table:table-cell office:value-type="float" office:value="22.37763537" calcext:value-type="float">
            <text:p>22.37763537</text:p>
          </table:table-cell>
          <table:table-cell office:value-type="float" office:value="0" calcext:value-type="float">
            <text:p>0</text:p>
          </table:table-cell>
          <table:table-cell office:value-type="float" office:value="6.570441815" calcext:value-type="float">
            <text:p>6.570441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22:00:00</text:p>
          </table:table-cell>
          <table:table-cell office:value-type="float" office:value="21.9171337414443" calcext:value-type="float">
            <text:p>21.9171337414</text:p>
          </table:table-cell>
          <table:table-cell office:value-type="float" office:value="22.24220453" calcext:value-type="float">
            <text:p>22.24220453</text:p>
          </table:table-cell>
          <table:table-cell office:value-type="float" office:value="0" calcext:value-type="float">
            <text:p>0</text:p>
          </table:table-cell>
          <table:table-cell office:value-type="float" office:value="2.833029196" calcext:value-type="float">
            <text:p>2.8330291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23:00:00</text:p>
          </table:table-cell>
          <table:table-cell office:value-type="float" office:value="21.7659220080707" calcext:value-type="float">
            <text:p>21.7659220081</text:p>
          </table:table-cell>
          <table:table-cell office:value-type="float" office:value="22.09169365" calcext:value-type="float">
            <text:p>22.091693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2/28 <text:s/>24:00:00</text:p>
          </table:table-cell>
          <table:table-cell office:value-type="float" office:value="21.5864714871524" calcext:value-type="float">
            <text:p>21.5864714872</text:p>
          </table:table-cell>
          <table:table-cell office:value-type="float" office:value="21.94928117" calcext:value-type="float">
            <text:p>21.94928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01:00:00</text:p>
          </table:table-cell>
          <table:table-cell office:value-type="float" office:value="21.412585481656" calcext:value-type="float">
            <text:p>21.4125854817</text:p>
          </table:table-cell>
          <table:table-cell office:value-type="float" office:value="21.85080794" calcext:value-type="float">
            <text:p>21.850807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02:00:00</text:p>
          </table:table-cell>
          <table:table-cell office:value-type="float" office:value="21.3339608706021" calcext:value-type="float">
            <text:p>21.3339608706</text:p>
          </table:table-cell>
          <table:table-cell office:value-type="float" office:value="21.82991777" calcext:value-type="float">
            <text:p>21.829917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03:00:00</text:p>
          </table:table-cell>
          <table:table-cell office:value-type="float" office:value="21.2605618752563" calcext:value-type="float">
            <text:p>21.2605618753</text:p>
          </table:table-cell>
          <table:table-cell office:value-type="float" office:value="21.76287623" calcext:value-type="float">
            <text:p>21.762876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04:00:00</text:p>
          </table:table-cell>
          <table:table-cell office:value-type="float" office:value="21.2060623685007" calcext:value-type="float">
            <text:p>21.2060623685</text:p>
          </table:table-cell>
          <table:table-cell office:value-type="float" office:value="21.73306785" calcext:value-type="float">
            <text:p>21.73306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05:00:00</text:p>
          </table:table-cell>
          <table:table-cell office:value-type="float" office:value="21.1607700323068" calcext:value-type="float">
            <text:p>21.1607700323</text:p>
          </table:table-cell>
          <table:table-cell office:value-type="float" office:value="21.71979935" calcext:value-type="float">
            <text:p>21.71979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06:00:00</text:p>
          </table:table-cell>
          <table:table-cell office:value-type="float" office:value="21.1168082608947" calcext:value-type="float">
            <text:p>21.1168082609</text:p>
          </table:table-cell>
          <table:table-cell office:value-type="float" office:value="21.63331162" calcext:value-type="float">
            <text:p>21.63331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07:00:00</text:p>
          </table:table-cell>
          <table:table-cell office:value-type="float" office:value="21.0685364327588" calcext:value-type="float">
            <text:p>21.0685364328</text:p>
          </table:table-cell>
          <table:table-cell office:value-type="float" office:value="21.52920045" calcext:value-type="float">
            <text:p>21.529200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08:00:00</text:p>
          </table:table-cell>
          <table:table-cell office:value-type="float" office:value="21.016120412243" calcext:value-type="float">
            <text:p>21.0161204122</text:p>
          </table:table-cell>
          <table:table-cell office:value-type="float" office:value="21.36418261" calcext:value-type="float">
            <text:p>21.364182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09:00:00</text:p>
          </table:table-cell>
          <table:table-cell office:value-type="float" office:value="20.9871594496565" calcext:value-type="float">
            <text:p>20.9871594497</text:p>
          </table:table-cell>
          <table:table-cell office:value-type="float" office:value="21.31542164" calcext:value-type="float">
            <text:p>21.31542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10:00:00</text:p>
          </table:table-cell>
          <table:table-cell office:value-type="float" office:value="21.0916781250632" calcext:value-type="float">
            <text:p>21.0916781251</text:p>
          </table:table-cell>
          <table:table-cell office:value-type="float" office:value="21.343664" calcext:value-type="float">
            <text:p>21.343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11:00:00</text:p>
          </table:table-cell>
          <table:table-cell office:value-type="float" office:value="21.4036263334172" calcext:value-type="float">
            <text:p>21.4036263334</text:p>
          </table:table-cell>
          <table:table-cell office:value-type="float" office:value="21.33727298" calcext:value-type="float">
            <text:p>21.33727298</text:p>
          </table:table-cell>
          <table:table-cell office:value-type="float" office:value="0" calcext:value-type="float">
            <text:p>0</text:p>
          </table:table-cell>
          <table:table-cell office:value-type="float" office:value="29.79602954" calcext:value-type="float">
            <text:p>29.79602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12:00:00</text:p>
          </table:table-cell>
          <table:table-cell office:value-type="float" office:value="21.6698530946946" calcext:value-type="float">
            <text:p>21.6698530947</text:p>
          </table:table-cell>
          <table:table-cell office:value-type="float" office:value="21.68679221" calcext:value-type="float">
            <text:p>21.68679221</text:p>
          </table:table-cell>
          <table:table-cell office:value-type="float" office:value="0" calcext:value-type="float">
            <text:p>0</text:p>
          </table:table-cell>
          <table:table-cell office:value-type="float" office:value="15.15512162" calcext:value-type="float">
            <text:p>15.15512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13:00:00</text:p>
          </table:table-cell>
          <table:table-cell office:value-type="float" office:value="21.7966688773719" calcext:value-type="float">
            <text:p>21.7966688774</text:p>
          </table:table-cell>
          <table:table-cell office:value-type="float" office:value="21.97969682" calcext:value-type="float">
            <text:p>21.97969682</text:p>
          </table:table-cell>
          <table:table-cell office:value-type="float" office:value="0" calcext:value-type="float">
            <text:p>0</text:p>
          </table:table-cell>
          <table:table-cell office:value-type="float" office:value="14.87860783" calcext:value-type="float">
            <text:p>14.87860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14:00:00</text:p>
          </table:table-cell>
          <table:table-cell office:value-type="float" office:value="21.6650088531876" calcext:value-type="float">
            <text:p>21.6650088532</text:p>
          </table:table-cell>
          <table:table-cell office:value-type="float" office:value="22.29358035" calcext:value-type="float">
            <text:p>22.29358035</text:p>
          </table:table-cell>
          <table:table-cell office:value-type="float" office:value="0" calcext:value-type="float">
            <text:p>0</text:p>
          </table:table-cell>
          <table:table-cell office:value-type="float" office:value="6.943011808" calcext:value-type="float">
            <text:p>6.943011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15:00:00</text:p>
          </table:table-cell>
          <table:table-cell office:value-type="float" office:value="21.6734254840844" calcext:value-type="float">
            <text:p>21.6734254841</text:p>
          </table:table-cell>
          <table:table-cell office:value-type="float" office:value="22.68658788" calcext:value-type="float">
            <text:p>22.686587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16:00:00</text:p>
          </table:table-cell>
          <table:table-cell office:value-type="float" office:value="22.1024226827283" calcext:value-type="float">
            <text:p>22.1024226827</text:p>
          </table:table-cell>
          <table:table-cell office:value-type="float" office:value="22.85300028" calcext:value-type="float">
            <text:p>22.853000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17:00:00</text:p>
          </table:table-cell>
          <table:table-cell office:value-type="float" office:value="22.8729392654762" calcext:value-type="float">
            <text:p>22.8729392655</text:p>
          </table:table-cell>
          <table:table-cell office:value-type="float" office:value="22.78449062" calcext:value-type="float">
            <text:p>22.784490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18:00:00</text:p>
          </table:table-cell>
          <table:table-cell office:value-type="float" office:value="23.1535247842038" calcext:value-type="float">
            <text:p>23.1535247842</text:p>
          </table:table-cell>
          <table:table-cell office:value-type="float" office:value="22.9133183" calcext:value-type="float">
            <text:p>22.91331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19:00:00</text:p>
          </table:table-cell>
          <table:table-cell office:value-type="float" office:value="23.089997690911" calcext:value-type="float">
            <text:p>23.0899976909</text:p>
          </table:table-cell>
          <table:table-cell office:value-type="float" office:value="22.75305586" calcext:value-type="float">
            <text:p>22.753055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20:00:00</text:p>
          </table:table-cell>
          <table:table-cell office:value-type="float" office:value="22.8308846928738" calcext:value-type="float">
            <text:p>22.8308846929</text:p>
          </table:table-cell>
          <table:table-cell office:value-type="float" office:value="22.41490614" calcext:value-type="float">
            <text:p>22.41490614</text:p>
          </table:table-cell>
          <table:table-cell office:value-type="float" office:value="0" calcext:value-type="float">
            <text:p>0</text:p>
          </table:table-cell>
          <table:table-cell office:value-type="float" office:value="6.939629109" calcext:value-type="float">
            <text:p>6.939629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21:00:00</text:p>
          </table:table-cell>
          <table:table-cell office:value-type="float" office:value="22.4989035668081" calcext:value-type="float">
            <text:p>22.4989035668</text:p>
          </table:table-cell>
          <table:table-cell office:value-type="float" office:value="22.23992008" calcext:value-type="float">
            <text:p>22.23992008</text:p>
          </table:table-cell>
          <table:table-cell office:value-type="float" office:value="0" calcext:value-type="float">
            <text:p>0</text:p>
          </table:table-cell>
          <table:table-cell office:value-type="float" office:value="3.657025829" calcext:value-type="float">
            <text:p>3.657025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22:00:00</text:p>
          </table:table-cell>
          <table:table-cell office:value-type="float" office:value="22.1577983831483" calcext:value-type="float">
            <text:p>22.1577983831</text:p>
          </table:table-cell>
          <table:table-cell office:value-type="float" office:value="21.87229008" calcext:value-type="float">
            <text:p>21.87229008</text:p>
          </table:table-cell>
          <table:table-cell office:value-type="float" office:value="0" calcext:value-type="float">
            <text:p>0</text:p>
          </table:table-cell>
          <table:table-cell office:value-type="float" office:value="3.206029951" calcext:value-type="float">
            <text:p>3.206029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23:00:00</text:p>
          </table:table-cell>
          <table:table-cell office:value-type="float" office:value="21.7610663786483" calcext:value-type="float">
            <text:p>21.7610663786</text:p>
          </table:table-cell>
          <table:table-cell office:value-type="float" office:value="21.40836202" calcext:value-type="float">
            <text:p>21.40836202</text:p>
          </table:table-cell>
          <table:table-cell office:value-type="float" office:value="0" calcext:value-type="float">
            <text:p>0</text:p>
          </table:table-cell>
          <table:table-cell office:value-type="float" office:value="3.035387296" calcext:value-type="float">
            <text:p>3.035387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1 <text:s/>24:00:00</text:p>
          </table:table-cell>
          <table:table-cell office:value-type="float" office:value="21.9487303306683" calcext:value-type="float">
            <text:p>21.9487303307</text:p>
          </table:table-cell>
          <table:table-cell office:value-type="float" office:value="20.93556501" calcext:value-type="float">
            <text:p>20.93556501</text:p>
          </table:table-cell>
          <table:table-cell office:value-type="float" office:value="0" calcext:value-type="float">
            <text:p>0</text:p>
          </table:table-cell>
          <table:table-cell office:value-type="float" office:value="3.015853528" calcext:value-type="float">
            <text:p>3.015853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01:00:00</text:p>
          </table:table-cell>
          <table:table-cell office:value-type="float" office:value="22.226644818437" calcext:value-type="float">
            <text:p>22.2266448184</text:p>
          </table:table-cell>
          <table:table-cell office:value-type="float" office:value="20.44836923" calcext:value-type="float">
            <text:p>20.44836923</text:p>
          </table:table-cell>
          <table:table-cell office:value-type="float" office:value="0" calcext:value-type="float">
            <text:p>0</text:p>
          </table:table-cell>
          <table:table-cell office:value-type="float" office:value="2.827523478" calcext:value-type="float">
            <text:p>2.827523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02:00:00</text:p>
          </table:table-cell>
          <table:table-cell office:value-type="float" office:value="22.369564710733" calcext:value-type="float">
            <text:p>22.3695647107</text:p>
          </table:table-cell>
          <table:table-cell office:value-type="float" office:value="19.99987397" calcext:value-type="float">
            <text:p>19.99987397</text:p>
          </table:table-cell>
          <table:table-cell office:value-type="float" office:value="0" calcext:value-type="float">
            <text:p>0</text:p>
          </table:table-cell>
          <table:table-cell office:value-type="float" office:value="2.846254291" calcext:value-type="float">
            <text:p>2.8462542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03:00:00</text:p>
          </table:table-cell>
          <table:table-cell office:value-type="float" office:value="22.4151742377076" calcext:value-type="float">
            <text:p>22.4151742377</text:p>
          </table:table-cell>
          <table:table-cell office:value-type="float" office:value="19.50885512" calcext:value-type="float">
            <text:p>19.50885512</text:p>
          </table:table-cell>
          <table:table-cell office:value-type="float" office:value="0" calcext:value-type="float">
            <text:p>0</text:p>
          </table:table-cell>
          <table:table-cell office:value-type="float" office:value="10.83638463" calcext:value-type="float">
            <text:p>10.836384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04:00:00</text:p>
          </table:table-cell>
          <table:table-cell office:value-type="float" office:value="22.3956618374685" calcext:value-type="float">
            <text:p>22.3956618375</text:p>
          </table:table-cell>
          <table:table-cell office:value-type="float" office:value="19.18660151" calcext:value-type="float">
            <text:p>19.18660151</text:p>
          </table:table-cell>
          <table:table-cell office:value-type="float" office:value="0" calcext:value-type="float">
            <text:p>0</text:p>
          </table:table-cell>
          <table:table-cell office:value-type="float" office:value="18.19649318" calcext:value-type="float">
            <text:p>18.19649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05:00:00</text:p>
          </table:table-cell>
          <table:table-cell office:value-type="float" office:value="22.2277184686975" calcext:value-type="float">
            <text:p>22.2277184687</text:p>
          </table:table-cell>
          <table:table-cell office:value-type="float" office:value="19.03635198" calcext:value-type="float">
            <text:p>19.03635198</text:p>
          </table:table-cell>
          <table:table-cell office:value-type="float" office:value="0" calcext:value-type="float">
            <text:p>0</text:p>
          </table:table-cell>
          <table:table-cell office:value-type="float" office:value="17.44627019" calcext:value-type="float">
            <text:p>17.446270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06:00:00</text:p>
          </table:table-cell>
          <table:table-cell office:value-type="float" office:value="22.0351473730463" calcext:value-type="float">
            <text:p>22.035147373</text:p>
          </table:table-cell>
          <table:table-cell office:value-type="float" office:value="18.86521849" calcext:value-type="float">
            <text:p>18.86521849</text:p>
          </table:table-cell>
          <table:table-cell office:value-type="float" office:value="0" calcext:value-type="float">
            <text:p>0</text:p>
          </table:table-cell>
          <table:table-cell office:value-type="float" office:value="18.67612114" calcext:value-type="float">
            <text:p>18.67612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07:00:00</text:p>
          </table:table-cell>
          <table:table-cell office:value-type="float" office:value="21.8454171570247" calcext:value-type="float">
            <text:p>21.845417157</text:p>
          </table:table-cell>
          <table:table-cell office:value-type="float" office:value="18.71169467" calcext:value-type="float">
            <text:p>18.71169467</text:p>
          </table:table-cell>
          <table:table-cell office:value-type="float" office:value="0" calcext:value-type="float">
            <text:p>0</text:p>
          </table:table-cell>
          <table:table-cell office:value-type="float" office:value="19.5390381" calcext:value-type="float">
            <text:p>19.5390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08:00:00</text:p>
          </table:table-cell>
          <table:table-cell office:value-type="float" office:value="21.6197391049652" calcext:value-type="float">
            <text:p>21.619739105</text:p>
          </table:table-cell>
          <table:table-cell office:value-type="float" office:value="18.88018022" calcext:value-type="float">
            <text:p>18.88018022</text:p>
          </table:table-cell>
          <table:table-cell office:value-type="float" office:value="0" calcext:value-type="float">
            <text:p>0</text:p>
          </table:table-cell>
          <table:table-cell office:value-type="float" office:value="81.37242321" calcext:value-type="float">
            <text:p>81.372423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09:00:00</text:p>
          </table:table-cell>
          <table:table-cell office:value-type="float" office:value="21.4278701269605" calcext:value-type="float">
            <text:p>21.427870127</text:p>
          </table:table-cell>
          <table:table-cell office:value-type="float" office:value="19.72621223" calcext:value-type="float">
            <text:p>19.72621223</text:p>
          </table:table-cell>
          <table:table-cell office:value-type="float" office:value="43.1468313096689" calcext:value-type="float">
            <text:p>43.1468313097</text:p>
          </table:table-cell>
          <table:table-cell office:value-type="float" office:value="50.66817447" calcext:value-type="float">
            <text:p>50.66817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10:00:00</text:p>
          </table:table-cell>
          <table:table-cell office:value-type="float" office:value="21.4047390197536" calcext:value-type="float">
            <text:p>21.4047390198</text:p>
          </table:table-cell>
          <table:table-cell office:value-type="float" office:value="20.8105569" calcext:value-type="float">
            <text:p>20.8105569</text:p>
          </table:table-cell>
          <table:table-cell office:value-type="float" office:value="155.504431096496" calcext:value-type="float">
            <text:p>155.5044310965</text:p>
          </table:table-cell>
          <table:table-cell office:value-type="float" office:value="60.76879872" calcext:value-type="float">
            <text:p>60.76879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11:00:00</text:p>
          </table:table-cell>
          <table:table-cell office:value-type="float" office:value="21.7472720269134" calcext:value-type="float">
            <text:p>21.7472720269</text:p>
          </table:table-cell>
          <table:table-cell office:value-type="float" office:value="21.9063206" calcext:value-type="float">
            <text:p>21.9063206</text:p>
          </table:table-cell>
          <table:table-cell office:value-type="float" office:value="103.021906832936" calcext:value-type="float">
            <text:p>103.0219068329</text:p>
          </table:table-cell>
          <table:table-cell office:value-type="float" office:value="10.96079229" calcext:value-type="float">
            <text:p>10.960792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12:00:00</text:p>
          </table:table-cell>
          <table:table-cell office:value-type="float" office:value="22.5028432949555" calcext:value-type="float">
            <text:p>22.502843295</text:p>
          </table:table-cell>
          <table:table-cell office:value-type="float" office:value="22.26175397" calcext:value-type="float">
            <text:p>22.26175397</text:p>
          </table:table-cell>
          <table:table-cell office:value-type="float" office:value="0" calcext:value-type="float">
            <text:p>0</text:p>
          </table:table-cell>
          <table:table-cell office:value-type="float" office:value="22.49414272" calcext:value-type="float">
            <text:p>22.49414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13:00:00</text:p>
          </table:table-cell>
          <table:table-cell office:value-type="float" office:value="23.259680995132" calcext:value-type="float">
            <text:p>23.2596809951</text:p>
          </table:table-cell>
          <table:table-cell office:value-type="float" office:value="22.39325015" calcext:value-type="float">
            <text:p>22.39325015</text:p>
          </table:table-cell>
          <table:table-cell office:value-type="float" office:value="0" calcext:value-type="float">
            <text:p>0</text:p>
          </table:table-cell>
          <table:table-cell office:value-type="float" office:value="3.982619405" calcext:value-type="float">
            <text:p>3.982619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14:00:00</text:p>
          </table:table-cell>
          <table:table-cell office:value-type="float" office:value="23.4206219579668" calcext:value-type="float">
            <text:p>23.420621958</text:p>
          </table:table-cell>
          <table:table-cell office:value-type="float" office:value="22.30455543" calcext:value-type="float">
            <text:p>22.30455543</text:p>
          </table:table-cell>
          <table:table-cell office:value-type="float" office:value="0" calcext:value-type="float">
            <text:p>0</text:p>
          </table:table-cell>
          <table:table-cell office:value-type="float" office:value="24.60831293" calcext:value-type="float">
            <text:p>24.60831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15:00:00</text:p>
          </table:table-cell>
          <table:table-cell office:value-type="float" office:value="23.5466409864373" calcext:value-type="float">
            <text:p>23.5466409864</text:p>
          </table:table-cell>
          <table:table-cell office:value-type="float" office:value="22.26447893" calcext:value-type="float">
            <text:p>22.26447893</text:p>
          </table:table-cell>
          <table:table-cell office:value-type="float" office:value="0" calcext:value-type="float">
            <text:p>0</text:p>
          </table:table-cell>
          <table:table-cell office:value-type="float" office:value="21.26420555" calcext:value-type="float">
            <text:p>21.264205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16:00:00</text:p>
          </table:table-cell>
          <table:table-cell office:value-type="float" office:value="23.8883823381677" calcext:value-type="float">
            <text:p>23.8883823382</text:p>
          </table:table-cell>
          <table:table-cell office:value-type="float" office:value="22.28466673" calcext:value-type="float">
            <text:p>22.28466673</text:p>
          </table:table-cell>
          <table:table-cell office:value-type="float" office:value="0" calcext:value-type="float">
            <text:p>0</text:p>
          </table:table-cell>
          <table:table-cell office:value-type="float" office:value="19.92463057" calcext:value-type="float">
            <text:p>19.92463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17:00:00</text:p>
          </table:table-cell>
          <table:table-cell office:value-type="float" office:value="24.1619272412437" calcext:value-type="float">
            <text:p>24.1619272412</text:p>
          </table:table-cell>
          <table:table-cell office:value-type="float" office:value="22.22477599" calcext:value-type="float">
            <text:p>22.22477599</text:p>
          </table:table-cell>
          <table:table-cell office:value-type="float" office:value="0" calcext:value-type="float">
            <text:p>0</text:p>
          </table:table-cell>
          <table:table-cell office:value-type="float" office:value="29.83176309" calcext:value-type="float">
            <text:p>29.831763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18:00:00</text:p>
          </table:table-cell>
          <table:table-cell office:value-type="float" office:value="24.0843367484004" calcext:value-type="float">
            <text:p>24.0843367484</text:p>
          </table:table-cell>
          <table:table-cell office:value-type="float" office:value="22.21187828" calcext:value-type="float">
            <text:p>22.21187828</text:p>
          </table:table-cell>
          <table:table-cell office:value-type="float" office:value="0" calcext:value-type="float">
            <text:p>0</text:p>
          </table:table-cell>
          <table:table-cell office:value-type="float" office:value="27.69814096" calcext:value-type="float">
            <text:p>27.69814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19:00:00</text:p>
          </table:table-cell>
          <table:table-cell office:value-type="float" office:value="23.8898114710985" calcext:value-type="float">
            <text:p>23.8898114711</text:p>
          </table:table-cell>
          <table:table-cell office:value-type="float" office:value="22.1117525" calcext:value-type="float">
            <text:p>22.1117525</text:p>
          </table:table-cell>
          <table:table-cell office:value-type="float" office:value="0" calcext:value-type="float">
            <text:p>0</text:p>
          </table:table-cell>
          <table:table-cell office:value-type="float" office:value="30.48677561" calcext:value-type="float">
            <text:p>30.486775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20:00:00</text:p>
          </table:table-cell>
          <table:table-cell office:value-type="float" office:value="23.4456693429049" calcext:value-type="float">
            <text:p>23.4456693429</text:p>
          </table:table-cell>
          <table:table-cell office:value-type="float" office:value="21.93788753" calcext:value-type="float">
            <text:p>21.93788753</text:p>
          </table:table-cell>
          <table:table-cell office:value-type="float" office:value="0" calcext:value-type="float">
            <text:p>0</text:p>
          </table:table-cell>
          <table:table-cell office:value-type="float" office:value="32.56295716" calcext:value-type="float">
            <text:p>32.56295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21:00:00</text:p>
          </table:table-cell>
          <table:table-cell office:value-type="float" office:value="22.8929756271004" calcext:value-type="float">
            <text:p>22.8929756271</text:p>
          </table:table-cell>
          <table:table-cell office:value-type="float" office:value="21.66873587" calcext:value-type="float">
            <text:p>21.66873587</text:p>
          </table:table-cell>
          <table:table-cell office:value-type="float" office:value="0" calcext:value-type="float">
            <text:p>0</text:p>
          </table:table-cell>
          <table:table-cell office:value-type="float" office:value="4.671962095" calcext:value-type="float">
            <text:p>4.671962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22:00:00</text:p>
          </table:table-cell>
          <table:table-cell office:value-type="float" office:value="22.4606696144951" calcext:value-type="float">
            <text:p>22.4606696145</text:p>
          </table:table-cell>
          <table:table-cell office:value-type="float" office:value="20.93903834" calcext:value-type="float">
            <text:p>20.93903834</text:p>
          </table:table-cell>
          <table:table-cell office:value-type="float" office:value="0" calcext:value-type="float">
            <text:p>0</text:p>
          </table:table-cell>
          <table:table-cell office:value-type="float" office:value="3.529854252" calcext:value-type="float">
            <text:p>3.5298542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23:00:00</text:p>
          </table:table-cell>
          <table:table-cell office:value-type="float" office:value="22.0722485460386" calcext:value-type="float">
            <text:p>22.072248546</text:p>
          </table:table-cell>
          <table:table-cell office:value-type="float" office:value="20.13354647" calcext:value-type="float">
            <text:p>20.13354647</text:p>
          </table:table-cell>
          <table:table-cell office:value-type="float" office:value="0" calcext:value-type="float">
            <text:p>0</text:p>
          </table:table-cell>
          <table:table-cell office:value-type="float" office:value="3.240294008" calcext:value-type="float">
            <text:p>3.240294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2 <text:s/>24:00:00</text:p>
          </table:table-cell>
          <table:table-cell office:value-type="float" office:value="21.6392807912109" calcext:value-type="float">
            <text:p>21.6392807912</text:p>
          </table:table-cell>
          <table:table-cell office:value-type="float" office:value="19.5428775" calcext:value-type="float">
            <text:p>19.5428775</text:p>
          </table:table-cell>
          <table:table-cell office:value-type="float" office:value="0" calcext:value-type="float">
            <text:p>0</text:p>
          </table:table-cell>
          <table:table-cell office:value-type="float" office:value="12.74929861" calcext:value-type="float">
            <text:p>12.74929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01:00:00</text:p>
          </table:table-cell>
          <table:table-cell office:value-type="float" office:value="21.2275862546713" calcext:value-type="float">
            <text:p>21.2275862547</text:p>
          </table:table-cell>
          <table:table-cell office:value-type="float" office:value="19.43042042" calcext:value-type="float">
            <text:p>19.43042042</text:p>
          </table:table-cell>
          <table:table-cell office:value-type="float" office:value="0" calcext:value-type="float">
            <text:p>0</text:p>
          </table:table-cell>
          <table:table-cell office:value-type="float" office:value="16.98511298" calcext:value-type="float">
            <text:p>16.98511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02:00:00</text:p>
          </table:table-cell>
          <table:table-cell office:value-type="float" office:value="20.9127439339922" calcext:value-type="float">
            <text:p>20.912743934</text:p>
          </table:table-cell>
          <table:table-cell office:value-type="float" office:value="19.31517347" calcext:value-type="float">
            <text:p>19.31517347</text:p>
          </table:table-cell>
          <table:table-cell office:value-type="float" office:value="0" calcext:value-type="float">
            <text:p>0</text:p>
          </table:table-cell>
          <table:table-cell office:value-type="float" office:value="19.32452571" calcext:value-type="float">
            <text:p>19.32452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03:00:00</text:p>
          </table:table-cell>
          <table:table-cell office:value-type="float" office:value="20.6164227887401" calcext:value-type="float">
            <text:p>20.6164227887</text:p>
          </table:table-cell>
          <table:table-cell office:value-type="float" office:value="19.11851716" calcext:value-type="float">
            <text:p>19.11851716</text:p>
          </table:table-cell>
          <table:table-cell office:value-type="float" office:value="0" calcext:value-type="float">
            <text:p>0</text:p>
          </table:table-cell>
          <table:table-cell office:value-type="float" office:value="20.27186417" calcext:value-type="float">
            <text:p>20.27186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04:00:00</text:p>
          </table:table-cell>
          <table:table-cell office:value-type="float" office:value="20.3342304290459" calcext:value-type="float">
            <text:p>20.334230429</text:p>
          </table:table-cell>
          <table:table-cell office:value-type="float" office:value="18.91601235" calcext:value-type="float">
            <text:p>18.91601235</text:p>
          </table:table-cell>
          <table:table-cell office:value-type="float" office:value="0" calcext:value-type="float">
            <text:p>0</text:p>
          </table:table-cell>
          <table:table-cell office:value-type="float" office:value="21.40259416" calcext:value-type="float">
            <text:p>21.40259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05:00:00</text:p>
          </table:table-cell>
          <table:table-cell office:value-type="float" office:value="20.0518543272706" calcext:value-type="float">
            <text:p>20.0518543273</text:p>
          </table:table-cell>
          <table:table-cell office:value-type="float" office:value="18.75596775" calcext:value-type="float">
            <text:p>18.75596775</text:p>
          </table:table-cell>
          <table:table-cell office:value-type="float" office:value="0" calcext:value-type="float">
            <text:p>0</text:p>
          </table:table-cell>
          <table:table-cell office:value-type="float" office:value="24.12287786" calcext:value-type="float">
            <text:p>24.12287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06:00:00</text:p>
          </table:table-cell>
          <table:table-cell office:value-type="float" office:value="19.7580272517406" calcext:value-type="float">
            <text:p>19.7580272517</text:p>
          </table:table-cell>
          <table:table-cell office:value-type="float" office:value="18.67009731" calcext:value-type="float">
            <text:p>18.67009731</text:p>
          </table:table-cell>
          <table:table-cell office:value-type="float" office:value="0" calcext:value-type="float">
            <text:p>0</text:p>
          </table:table-cell>
          <table:table-cell office:value-type="float" office:value="23.26695808" calcext:value-type="float">
            <text:p>23.26695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07:00:00</text:p>
          </table:table-cell>
          <table:table-cell office:value-type="float" office:value="19.4688922272079" calcext:value-type="float">
            <text:p>19.4688922272</text:p>
          </table:table-cell>
          <table:table-cell office:value-type="float" office:value="18.57045359" calcext:value-type="float">
            <text:p>18.57045359</text:p>
          </table:table-cell>
          <table:table-cell office:value-type="float" office:value="0" calcext:value-type="float">
            <text:p>0</text:p>
          </table:table-cell>
          <table:table-cell office:value-type="float" office:value="23.51958185" calcext:value-type="float">
            <text:p>23.519581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08:00:00</text:p>
          </table:table-cell>
          <table:table-cell office:value-type="float" office:value="19.2409869228089" calcext:value-type="float">
            <text:p>19.2409869228</text:p>
          </table:table-cell>
          <table:table-cell office:value-type="float" office:value="19.02199639" calcext:value-type="float">
            <text:p>19.02199639</text:p>
          </table:table-cell>
          <table:table-cell office:value-type="float" office:value="0" calcext:value-type="float">
            <text:p>0</text:p>
          </table:table-cell>
          <table:table-cell office:value-type="float" office:value="86.29037396" calcext:value-type="float">
            <text:p>86.29037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09:00:00</text:p>
          </table:table-cell>
          <table:table-cell office:value-type="float" office:value="19.0854775446679" calcext:value-type="float">
            <text:p>19.0854775447</text:p>
          </table:table-cell>
          <table:table-cell office:value-type="float" office:value="20.46673628" calcext:value-type="float">
            <text:p>20.46673628</text:p>
          </table:table-cell>
          <table:table-cell office:value-type="float" office:value="331.654277472544" calcext:value-type="float">
            <text:p>331.6542774725</text:p>
          </table:table-cell>
          <table:table-cell office:value-type="float" office:value="62.17807139" calcext:value-type="float">
            <text:p>62.17807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10:00:00</text:p>
          </table:table-cell>
          <table:table-cell office:value-type="float" office:value="19.2565228209928" calcext:value-type="float">
            <text:p>19.256522821</text:p>
          </table:table-cell>
          <table:table-cell office:value-type="float" office:value="21.79434896" calcext:value-type="float">
            <text:p>21.79434896</text:p>
          </table:table-cell>
          <table:table-cell office:value-type="float" office:value="222.359528722223" calcext:value-type="float">
            <text:p>222.3595287222</text:p>
          </table:table-cell>
          <table:table-cell office:value-type="float" office:value="22.68300204" calcext:value-type="float">
            <text:p>22.68300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11:00:00</text:p>
          </table:table-cell>
          <table:table-cell office:value-type="float" office:value="20.4135578592089" calcext:value-type="float">
            <text:p>20.4135578592</text:p>
          </table:table-cell>
          <table:table-cell office:value-type="float" office:value="21.96491208" calcext:value-type="float">
            <text:p>21.96491208</text:p>
          </table:table-cell>
          <table:table-cell office:value-type="float" office:value="135.514254641365" calcext:value-type="float">
            <text:p>135.5142546414</text:p>
          </table:table-cell>
          <table:table-cell office:value-type="float" office:value="39.86333009" calcext:value-type="float">
            <text:p>39.86333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12:00:00</text:p>
          </table:table-cell>
          <table:table-cell office:value-type="float" office:value="21.7869907464654" calcext:value-type="float">
            <text:p>21.7869907465</text:p>
          </table:table-cell>
          <table:table-cell office:value-type="float" office:value="22.21495822" calcext:value-type="float">
            <text:p>22.21495822</text:p>
          </table:table-cell>
          <table:table-cell office:value-type="float" office:value="17.3727847411214" calcext:value-type="float">
            <text:p>17.3727847411</text:p>
          </table:table-cell>
          <table:table-cell office:value-type="float" office:value="25.28285277" calcext:value-type="float">
            <text:p>25.28285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13:00:00</text:p>
          </table:table-cell>
          <table:table-cell office:value-type="float" office:value="22.6800231868726" calcext:value-type="float">
            <text:p>22.6800231869</text:p>
          </table:table-cell>
          <table:table-cell office:value-type="float" office:value="22.23898459" calcext:value-type="float">
            <text:p>22.23898459</text:p>
          </table:table-cell>
          <table:table-cell office:value-type="float" office:value="0" calcext:value-type="float">
            <text:p>0</text:p>
          </table:table-cell>
          <table:table-cell office:value-type="float" office:value="35.52006264" calcext:value-type="float">
            <text:p>35.52006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14:00:00</text:p>
          </table:table-cell>
          <table:table-cell office:value-type="float" office:value="23.091237422708" calcext:value-type="float">
            <text:p>23.0912374227</text:p>
          </table:table-cell>
          <table:table-cell office:value-type="float" office:value="22.4514723" calcext:value-type="float">
            <text:p>22.4514723</text:p>
          </table:table-cell>
          <table:table-cell office:value-type="float" office:value="0" calcext:value-type="float">
            <text:p>0</text:p>
          </table:table-cell>
          <table:table-cell office:value-type="float" office:value="37.10770502" calcext:value-type="float">
            <text:p>37.10770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15:00:00</text:p>
          </table:table-cell>
          <table:table-cell office:value-type="float" office:value="23.3189680526591" calcext:value-type="float">
            <text:p>23.3189680527</text:p>
          </table:table-cell>
          <table:table-cell office:value-type="float" office:value="22.45612153" calcext:value-type="float">
            <text:p>22.45612153</text:p>
          </table:table-cell>
          <table:table-cell office:value-type="float" office:value="0" calcext:value-type="float">
            <text:p>0</text:p>
          </table:table-cell>
          <table:table-cell office:value-type="float" office:value="23.62232633" calcext:value-type="float">
            <text:p>23.62232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16:00:00</text:p>
          </table:table-cell>
          <table:table-cell office:value-type="float" office:value="23.5669240114624" calcext:value-type="float">
            <text:p>23.5669240115</text:p>
          </table:table-cell>
          <table:table-cell office:value-type="float" office:value="22.31468667" calcext:value-type="float">
            <text:p>22.31468667</text:p>
          </table:table-cell>
          <table:table-cell office:value-type="float" office:value="0" calcext:value-type="float">
            <text:p>0</text:p>
          </table:table-cell>
          <table:table-cell office:value-type="float" office:value="31.60663723" calcext:value-type="float">
            <text:p>31.60663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17:00:00</text:p>
          </table:table-cell>
          <table:table-cell office:value-type="float" office:value="23.7883756326392" calcext:value-type="float">
            <text:p>23.7883756326</text:p>
          </table:table-cell>
          <table:table-cell office:value-type="float" office:value="22.25270748" calcext:value-type="float">
            <text:p>22.25270748</text:p>
          </table:table-cell>
          <table:table-cell office:value-type="float" office:value="0" calcext:value-type="float">
            <text:p>0</text:p>
          </table:table-cell>
          <table:table-cell office:value-type="float" office:value="36.30079431" calcext:value-type="float">
            <text:p>36.30079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18:00:00</text:p>
          </table:table-cell>
          <table:table-cell office:value-type="float" office:value="23.8179504219273" calcext:value-type="float">
            <text:p>23.8179504219</text:p>
          </table:table-cell>
          <table:table-cell office:value-type="float" office:value="22.19142381" calcext:value-type="float">
            <text:p>22.19142381</text:p>
          </table:table-cell>
          <table:table-cell office:value-type="float" office:value="0" calcext:value-type="float">
            <text:p>0</text:p>
          </table:table-cell>
          <table:table-cell office:value-type="float" office:value="36.94506818" calcext:value-type="float">
            <text:p>36.94506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19:00:00</text:p>
          </table:table-cell>
          <table:table-cell office:value-type="float" office:value="23.6961260325893" calcext:value-type="float">
            <text:p>23.6961260326</text:p>
          </table:table-cell>
          <table:table-cell office:value-type="float" office:value="21.98663209" calcext:value-type="float">
            <text:p>21.98663209</text:p>
          </table:table-cell>
          <table:table-cell office:value-type="float" office:value="0" calcext:value-type="float">
            <text:p>0</text:p>
          </table:table-cell>
          <table:table-cell office:value-type="float" office:value="40.04783089" calcext:value-type="float">
            <text:p>40.04783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20:00:00</text:p>
          </table:table-cell>
          <table:table-cell office:value-type="float" office:value="23.2260022233665" calcext:value-type="float">
            <text:p>23.2260022234</text:p>
          </table:table-cell>
          <table:table-cell office:value-type="float" office:value="21.8667441" calcext:value-type="float">
            <text:p>21.8667441</text:p>
          </table:table-cell>
          <table:table-cell office:value-type="float" office:value="0" calcext:value-type="float">
            <text:p>0</text:p>
          </table:table-cell>
          <table:table-cell office:value-type="float" office:value="40.73164917" calcext:value-type="float">
            <text:p>40.73164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21:00:00</text:p>
          </table:table-cell>
          <table:table-cell office:value-type="float" office:value="22.6699472018659" calcext:value-type="float">
            <text:p>22.6699472019</text:p>
          </table:table-cell>
          <table:table-cell office:value-type="float" office:value="21.5694367" calcext:value-type="float">
            <text:p>21.5694367</text:p>
          </table:table-cell>
          <table:table-cell office:value-type="float" office:value="0" calcext:value-type="float">
            <text:p>0</text:p>
          </table:table-cell>
          <table:table-cell office:value-type="float" office:value="5.131587897" calcext:value-type="float">
            <text:p>5.131587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22:00:00</text:p>
          </table:table-cell>
          <table:table-cell office:value-type="float" office:value="22.2388076582182" calcext:value-type="float">
            <text:p>22.2388076582</text:p>
          </table:table-cell>
          <table:table-cell office:value-type="float" office:value="20.71723004" calcext:value-type="float">
            <text:p>20.71723004</text:p>
          </table:table-cell>
          <table:table-cell office:value-type="float" office:value="0" calcext:value-type="float">
            <text:p>0</text:p>
          </table:table-cell>
          <table:table-cell office:value-type="float" office:value="3.748558898" calcext:value-type="float">
            <text:p>3.7485588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23:00:00</text:p>
          </table:table-cell>
          <table:table-cell office:value-type="float" office:value="21.8479093189866" calcext:value-type="float">
            <text:p>21.847909319</text:p>
          </table:table-cell>
          <table:table-cell office:value-type="float" office:value="19.92167245" calcext:value-type="float">
            <text:p>19.92167245</text:p>
          </table:table-cell>
          <table:table-cell office:value-type="float" office:value="0" calcext:value-type="float">
            <text:p>0</text:p>
          </table:table-cell>
          <table:table-cell office:value-type="float" office:value="3.207649642" calcext:value-type="float">
            <text:p>3.2076496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3 <text:s/>24:00:00</text:p>
          </table:table-cell>
          <table:table-cell office:value-type="float" office:value="21.4291812791951" calcext:value-type="float">
            <text:p>21.4291812792</text:p>
          </table:table-cell>
          <table:table-cell office:value-type="float" office:value="19.37988857" calcext:value-type="float">
            <text:p>19.37988857</text:p>
          </table:table-cell>
          <table:table-cell office:value-type="float" office:value="0" calcext:value-type="float">
            <text:p>0</text:p>
          </table:table-cell>
          <table:table-cell office:value-type="float" office:value="19.94386405" calcext:value-type="float">
            <text:p>19.94386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01:00:00</text:p>
          </table:table-cell>
          <table:table-cell office:value-type="float" office:value="21.0399664989084" calcext:value-type="float">
            <text:p>21.0399664989</text:p>
          </table:table-cell>
          <table:table-cell office:value-type="float" office:value="19.13263475" calcext:value-type="float">
            <text:p>19.13263475</text:p>
          </table:table-cell>
          <table:table-cell office:value-type="float" office:value="0" calcext:value-type="float">
            <text:p>0</text:p>
          </table:table-cell>
          <table:table-cell office:value-type="float" office:value="20.93672481" calcext:value-type="float">
            <text:p>20.93672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02:00:00</text:p>
          </table:table-cell>
          <table:table-cell office:value-type="float" office:value="20.6940549972722" calcext:value-type="float">
            <text:p>20.6940549973</text:p>
          </table:table-cell>
          <table:table-cell office:value-type="float" office:value="18.86249589" calcext:value-type="float">
            <text:p>18.86249589</text:p>
          </table:table-cell>
          <table:table-cell office:value-type="float" office:value="0" calcext:value-type="float">
            <text:p>0</text:p>
          </table:table-cell>
          <table:table-cell office:value-type="float" office:value="22.81122343" calcext:value-type="float">
            <text:p>22.81122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03:00:00</text:p>
          </table:table-cell>
          <table:table-cell office:value-type="float" office:value="20.3585863539189" calcext:value-type="float">
            <text:p>20.3585863539</text:p>
          </table:table-cell>
          <table:table-cell office:value-type="float" office:value="18.67022872" calcext:value-type="float">
            <text:p>18.67022872</text:p>
          </table:table-cell>
          <table:table-cell office:value-type="float" office:value="0" calcext:value-type="float">
            <text:p>0</text:p>
          </table:table-cell>
          <table:table-cell office:value-type="float" office:value="24.69857469" calcext:value-type="float">
            <text:p>24.69857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04:00:00</text:p>
          </table:table-cell>
          <table:table-cell office:value-type="float" office:value="20.0237818145688" calcext:value-type="float">
            <text:p>20.0237818146</text:p>
          </table:table-cell>
          <table:table-cell office:value-type="float" office:value="18.50108029" calcext:value-type="float">
            <text:p>18.50108029</text:p>
          </table:table-cell>
          <table:table-cell office:value-type="float" office:value="0" calcext:value-type="float">
            <text:p>0</text:p>
          </table:table-cell>
          <table:table-cell office:value-type="float" office:value="25.62554603" calcext:value-type="float">
            <text:p>25.62554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05:00:00</text:p>
          </table:table-cell>
          <table:table-cell office:value-type="float" office:value="19.7008526822121" calcext:value-type="float">
            <text:p>19.7008526822</text:p>
          </table:table-cell>
          <table:table-cell office:value-type="float" office:value="18.381008" calcext:value-type="float">
            <text:p>18.381008</text:p>
          </table:table-cell>
          <table:table-cell office:value-type="float" office:value="0" calcext:value-type="float">
            <text:p>0</text:p>
          </table:table-cell>
          <table:table-cell office:value-type="float" office:value="26.05315338" calcext:value-type="float">
            <text:p>26.053153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06:00:00</text:p>
          </table:table-cell>
          <table:table-cell office:value-type="float" office:value="19.3814158478656" calcext:value-type="float">
            <text:p>19.3814158479</text:p>
          </table:table-cell>
          <table:table-cell office:value-type="float" office:value="18.29818218" calcext:value-type="float">
            <text:p>18.29818218</text:p>
          </table:table-cell>
          <table:table-cell office:value-type="float" office:value="0" calcext:value-type="float">
            <text:p>0</text:p>
          </table:table-cell>
          <table:table-cell office:value-type="float" office:value="26.99164357" calcext:value-type="float">
            <text:p>26.99164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07:00:00</text:p>
          </table:table-cell>
          <table:table-cell office:value-type="float" office:value="19.0633898309819" calcext:value-type="float">
            <text:p>19.063389831</text:p>
          </table:table-cell>
          <table:table-cell office:value-type="float" office:value="18.24947867" calcext:value-type="float">
            <text:p>18.24947867</text:p>
          </table:table-cell>
          <table:table-cell office:value-type="float" office:value="0" calcext:value-type="float">
            <text:p>0</text:p>
          </table:table-cell>
          <table:table-cell office:value-type="float" office:value="26.6621214" calcext:value-type="float">
            <text:p>26.6621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08:00:00</text:p>
          </table:table-cell>
          <table:table-cell office:value-type="float" office:value="18.7506614542837" calcext:value-type="float">
            <text:p>18.7506614543</text:p>
          </table:table-cell>
          <table:table-cell office:value-type="float" office:value="18.34814781" calcext:value-type="float">
            <text:p>18.34814781</text:p>
          </table:table-cell>
          <table:table-cell office:value-type="float" office:value="0" calcext:value-type="float">
            <text:p>0</text:p>
          </table:table-cell>
          <table:table-cell office:value-type="float" office:value="24.39667609" calcext:value-type="float">
            <text:p>24.396676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09:00:00</text:p>
          </table:table-cell>
          <table:table-cell office:value-type="float" office:value="18.442342329628" calcext:value-type="float">
            <text:p>18.4423423296</text:p>
          </table:table-cell>
          <table:table-cell office:value-type="float" office:value="19.35709237" calcext:value-type="float">
            <text:p>19.35709237</text:p>
          </table:table-cell>
          <table:table-cell office:value-type="float" office:value="0" calcext:value-type="float">
            <text:p>0</text:p>
          </table:table-cell>
          <table:table-cell office:value-type="float" office:value="71.26065762" calcext:value-type="float">
            <text:p>71.26065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10:00:00</text:p>
          </table:table-cell>
          <table:table-cell office:value-type="float" office:value="18.2480052476115" calcext:value-type="float">
            <text:p>18.2480052476</text:p>
          </table:table-cell>
          <table:table-cell office:value-type="float" office:value="20.66662559" calcext:value-type="float">
            <text:p>20.66662559</text:p>
          </table:table-cell>
          <table:table-cell office:value-type="float" office:value="306.440329708181" calcext:value-type="float">
            <text:p>306.4403297082</text:p>
          </table:table-cell>
          <table:table-cell office:value-type="float" office:value="11.503372" calcext:value-type="float">
            <text:p>11.503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11:00:00</text:p>
          </table:table-cell>
          <table:table-cell office:value-type="float" office:value="18.497332006774" calcext:value-type="float">
            <text:p>18.4973320068</text:p>
          </table:table-cell>
          <table:table-cell office:value-type="float" office:value="20.88338765" calcext:value-type="float">
            <text:p>20.88338765</text:p>
          </table:table-cell>
          <table:table-cell office:value-type="float" office:value="205.631470023902" calcext:value-type="float">
            <text:p>205.6314700239</text:p>
          </table:table-cell>
          <table:table-cell office:value-type="float" office:value="3.869242778" calcext:value-type="float">
            <text:p>3.869242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12:00:00</text:p>
          </table:table-cell>
          <table:table-cell office:value-type="float" office:value="19.7521759172778" calcext:value-type="float">
            <text:p>19.7521759173</text:p>
          </table:table-cell>
          <table:table-cell office:value-type="float" office:value="20.76640803" calcext:value-type="float">
            <text:p>20.76640803</text:p>
          </table:table-cell>
          <table:table-cell office:value-type="float" office:value="57.8857271655272" calcext:value-type="float">
            <text:p>57.8857271655</text:p>
          </table:table-cell>
          <table:table-cell office:value-type="float" office:value="3.167487161" calcext:value-type="float">
            <text:p>3.167487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13:00:00</text:p>
          </table:table-cell>
          <table:table-cell office:value-type="float" office:value="20.942453588594" calcext:value-type="float">
            <text:p>20.9424535886</text:p>
          </table:table-cell>
          <table:table-cell office:value-type="float" office:value="20.70317182" calcext:value-type="float">
            <text:p>20.70317182</text:p>
          </table:table-cell>
          <table:table-cell office:value-type="float" office:value="0" calcext:value-type="float">
            <text:p>0</text:p>
          </table:table-cell>
          <table:table-cell office:value-type="float" office:value="30.40509612" calcext:value-type="float">
            <text:p>30.40509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14:00:00</text:p>
          </table:table-cell>
          <table:table-cell office:value-type="float" office:value="21.5991584936735" calcext:value-type="float">
            <text:p>21.5991584937</text:p>
          </table:table-cell>
          <table:table-cell office:value-type="float" office:value="20.98509687" calcext:value-type="float">
            <text:p>20.98509687</text:p>
          </table:table-cell>
          <table:table-cell office:value-type="float" office:value="0" calcext:value-type="float">
            <text:p>0</text:p>
          </table:table-cell>
          <table:table-cell office:value-type="float" office:value="3.75005246" calcext:value-type="float">
            <text:p>3.75005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15:00:00</text:p>
          </table:table-cell>
          <table:table-cell office:value-type="float" office:value="21.8742019706289" calcext:value-type="float">
            <text:p>21.8742019706</text:p>
          </table:table-cell>
          <table:table-cell office:value-type="float" office:value="20.95001085" calcext:value-type="float">
            <text:p>20.95001085</text:p>
          </table:table-cell>
          <table:table-cell office:value-type="float" office:value="0" calcext:value-type="float">
            <text:p>0</text:p>
          </table:table-cell>
          <table:table-cell office:value-type="float" office:value="3.222321272" calcext:value-type="float">
            <text:p>3.222321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16:00:00</text:p>
          </table:table-cell>
          <table:table-cell office:value-type="float" office:value="22.0412140053288" calcext:value-type="float">
            <text:p>22.0412140053</text:p>
          </table:table-cell>
          <table:table-cell office:value-type="float" office:value="20.80101238" calcext:value-type="float">
            <text:p>20.80101238</text:p>
          </table:table-cell>
          <table:table-cell office:value-type="float" office:value="0" calcext:value-type="float">
            <text:p>0</text:p>
          </table:table-cell>
          <table:table-cell office:value-type="float" office:value="22.82991555" calcext:value-type="float">
            <text:p>22.829915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17:00:00</text:p>
          </table:table-cell>
          <table:table-cell office:value-type="float" office:value="22.2383259607118" calcext:value-type="float">
            <text:p>22.2383259607</text:p>
          </table:table-cell>
          <table:table-cell office:value-type="float" office:value="20.97303231" calcext:value-type="float">
            <text:p>20.97303231</text:p>
          </table:table-cell>
          <table:table-cell office:value-type="float" office:value="0" calcext:value-type="float">
            <text:p>0</text:p>
          </table:table-cell>
          <table:table-cell office:value-type="float" office:value="10.1726098" calcext:value-type="float">
            <text:p>10.1726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18:00:00</text:p>
          </table:table-cell>
          <table:table-cell office:value-type="float" office:value="22.4773788771184" calcext:value-type="float">
            <text:p>22.4773788771</text:p>
          </table:table-cell>
          <table:table-cell office:value-type="float" office:value="20.96536607" calcext:value-type="float">
            <text:p>20.96536607</text:p>
          </table:table-cell>
          <table:table-cell office:value-type="float" office:value="0" calcext:value-type="float">
            <text:p>0</text:p>
          </table:table-cell>
          <table:table-cell office:value-type="float" office:value="35.87969435" calcext:value-type="float">
            <text:p>35.87969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19:00:00</text:p>
          </table:table-cell>
          <table:table-cell office:value-type="float" office:value="22.6971967785893" calcext:value-type="float">
            <text:p>22.6971967786</text:p>
          </table:table-cell>
          <table:table-cell office:value-type="float" office:value="20.94740005" calcext:value-type="float">
            <text:p>20.94740005</text:p>
          </table:table-cell>
          <table:table-cell office:value-type="float" office:value="0" calcext:value-type="float">
            <text:p>0</text:p>
          </table:table-cell>
          <table:table-cell office:value-type="float" office:value="31.0351576" calcext:value-type="float">
            <text:p>31.0351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20:00:00</text:p>
          </table:table-cell>
          <table:table-cell office:value-type="float" office:value="22.589310574685" calcext:value-type="float">
            <text:p>22.5893105747</text:p>
          </table:table-cell>
          <table:table-cell office:value-type="float" office:value="20.64093955" calcext:value-type="float">
            <text:p>20.64093955</text:p>
          </table:table-cell>
          <table:table-cell office:value-type="float" office:value="0" calcext:value-type="float">
            <text:p>0</text:p>
          </table:table-cell>
          <table:table-cell office:value-type="float" office:value="4.608796652" calcext:value-type="float">
            <text:p>4.608796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21:00:00</text:p>
          </table:table-cell>
          <table:table-cell office:value-type="float" office:value="22.2556701387389" calcext:value-type="float">
            <text:p>22.2556701387</text:p>
          </table:table-cell>
          <table:table-cell office:value-type="float" office:value="19.85725267" calcext:value-type="float">
            <text:p>19.85725267</text:p>
          </table:table-cell>
          <table:table-cell office:value-type="float" office:value="0" calcext:value-type="float">
            <text:p>0</text:p>
          </table:table-cell>
          <table:table-cell office:value-type="float" office:value="12.20286079" calcext:value-type="float">
            <text:p>12.20286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22:00:00</text:p>
          </table:table-cell>
          <table:table-cell office:value-type="float" office:value="21.932103507369" calcext:value-type="float">
            <text:p>21.9321035074</text:p>
          </table:table-cell>
          <table:table-cell office:value-type="float" office:value="19.28793468" calcext:value-type="float">
            <text:p>19.28793468</text:p>
          </table:table-cell>
          <table:table-cell office:value-type="float" office:value="0" calcext:value-type="float">
            <text:p>0</text:p>
          </table:table-cell>
          <table:table-cell office:value-type="float" office:value="19.95353817" calcext:value-type="float">
            <text:p>19.95353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23:00:00</text:p>
          </table:table-cell>
          <table:table-cell office:value-type="float" office:value="21.5958316928826" calcext:value-type="float">
            <text:p>21.5958316929</text:p>
          </table:table-cell>
          <table:table-cell office:value-type="float" office:value="19.04844105" calcext:value-type="float">
            <text:p>19.04844105</text:p>
          </table:table-cell>
          <table:table-cell office:value-type="float" office:value="0" calcext:value-type="float">
            <text:p>0</text:p>
          </table:table-cell>
          <table:table-cell office:value-type="float" office:value="21.2876035" calcext:value-type="float">
            <text:p>21.2876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4 <text:s/>24:00:00</text:p>
          </table:table-cell>
          <table:table-cell office:value-type="float" office:value="21.2452290052309" calcext:value-type="float">
            <text:p>21.2452290052</text:p>
          </table:table-cell>
          <table:table-cell office:value-type="float" office:value="18.84369744" calcext:value-type="float">
            <text:p>18.84369744</text:p>
          </table:table-cell>
          <table:table-cell office:value-type="float" office:value="0" calcext:value-type="float">
            <text:p>0</text:p>
          </table:table-cell>
          <table:table-cell office:value-type="float" office:value="23.34617273" calcext:value-type="float">
            <text:p>23.346172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01:00:00</text:p>
          </table:table-cell>
          <table:table-cell office:value-type="float" office:value="20.9506275956193" calcext:value-type="float">
            <text:p>20.9506275956</text:p>
          </table:table-cell>
          <table:table-cell office:value-type="float" office:value="18.65926529" calcext:value-type="float">
            <text:p>18.65926529</text:p>
          </table:table-cell>
          <table:table-cell office:value-type="float" office:value="0" calcext:value-type="float">
            <text:p>0</text:p>
          </table:table-cell>
          <table:table-cell office:value-type="float" office:value="23.69565172" calcext:value-type="float">
            <text:p>23.69565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02:00:00</text:p>
          </table:table-cell>
          <table:table-cell office:value-type="float" office:value="20.6055082072304" calcext:value-type="float">
            <text:p>20.6055082072</text:p>
          </table:table-cell>
          <table:table-cell office:value-type="float" office:value="18.48933758" calcext:value-type="float">
            <text:p>18.48933758</text:p>
          </table:table-cell>
          <table:table-cell office:value-type="float" office:value="0" calcext:value-type="float">
            <text:p>0</text:p>
          </table:table-cell>
          <table:table-cell office:value-type="float" office:value="26.05010473" calcext:value-type="float">
            <text:p>26.05010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03:00:00</text:p>
          </table:table-cell>
          <table:table-cell office:value-type="float" office:value="20.2485742510841" calcext:value-type="float">
            <text:p>20.2485742511</text:p>
          </table:table-cell>
          <table:table-cell office:value-type="float" office:value="18.39849285" calcext:value-type="float">
            <text:p>18.39849285</text:p>
          </table:table-cell>
          <table:table-cell office:value-type="float" office:value="0" calcext:value-type="float">
            <text:p>0</text:p>
          </table:table-cell>
          <table:table-cell office:value-type="float" office:value="26.17485915" calcext:value-type="float">
            <text:p>26.17485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04:00:00</text:p>
          </table:table-cell>
          <table:table-cell office:value-type="float" office:value="19.9054804870212" calcext:value-type="float">
            <text:p>19.905480487</text:p>
          </table:table-cell>
          <table:table-cell office:value-type="float" office:value="18.30707371" calcext:value-type="float">
            <text:p>18.30707371</text:p>
          </table:table-cell>
          <table:table-cell office:value-type="float" office:value="0" calcext:value-type="float">
            <text:p>0</text:p>
          </table:table-cell>
          <table:table-cell office:value-type="float" office:value="27.95788145" calcext:value-type="float">
            <text:p>27.95788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05:00:00</text:p>
          </table:table-cell>
          <table:table-cell office:value-type="float" office:value="19.5563092141528" calcext:value-type="float">
            <text:p>19.5563092142</text:p>
          </table:table-cell>
          <table:table-cell office:value-type="float" office:value="18.21618504" calcext:value-type="float">
            <text:p>18.21618504</text:p>
          </table:table-cell>
          <table:table-cell office:value-type="float" office:value="0" calcext:value-type="float">
            <text:p>0</text:p>
          </table:table-cell>
          <table:table-cell office:value-type="float" office:value="28.95879188" calcext:value-type="float">
            <text:p>28.95879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06:00:00</text:p>
          </table:table-cell>
          <table:table-cell office:value-type="float" office:value="19.1952841000211" calcext:value-type="float">
            <text:p>19.1952841</text:p>
          </table:table-cell>
          <table:table-cell office:value-type="float" office:value="18.13012471" calcext:value-type="float">
            <text:p>18.13012471</text:p>
          </table:table-cell>
          <table:table-cell office:value-type="float" office:value="0" calcext:value-type="float">
            <text:p>0</text:p>
          </table:table-cell>
          <table:table-cell office:value-type="float" office:value="29.21055681" calcext:value-type="float">
            <text:p>29.21055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07:00:00</text:p>
          </table:table-cell>
          <table:table-cell office:value-type="float" office:value="18.8365846166719" calcext:value-type="float">
            <text:p>18.8365846167</text:p>
          </table:table-cell>
          <table:table-cell office:value-type="float" office:value="18.06249582" calcext:value-type="float">
            <text:p>18.06249582</text:p>
          </table:table-cell>
          <table:table-cell office:value-type="float" office:value="0" calcext:value-type="float">
            <text:p>0</text:p>
          </table:table-cell>
          <table:table-cell office:value-type="float" office:value="29.54717222" calcext:value-type="float">
            <text:p>29.54717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08:00:00</text:p>
          </table:table-cell>
          <table:table-cell office:value-type="float" office:value="18.4755585680021" calcext:value-type="float">
            <text:p>18.475558568</text:p>
          </table:table-cell>
          <table:table-cell office:value-type="float" office:value="18.22681692" calcext:value-type="float">
            <text:p>18.22681692</text:p>
          </table:table-cell>
          <table:table-cell office:value-type="float" office:value="0" calcext:value-type="float">
            <text:p>0</text:p>
          </table:table-cell>
          <table:table-cell office:value-type="float" office:value="25.26908131" calcext:value-type="float">
            <text:p>25.2690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09:00:00</text:p>
          </table:table-cell>
          <table:table-cell office:value-type="float" office:value="18.1269122336159" calcext:value-type="float">
            <text:p>18.1269122336</text:p>
          </table:table-cell>
          <table:table-cell office:value-type="float" office:value="19.26034175" calcext:value-type="float">
            <text:p>19.26034175</text:p>
          </table:table-cell>
          <table:table-cell office:value-type="float" office:value="0" calcext:value-type="float">
            <text:p>0</text:p>
          </table:table-cell>
          <table:table-cell office:value-type="float" office:value="79.86390802" calcext:value-type="float">
            <text:p>79.86390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10:00:00</text:p>
          </table:table-cell>
          <table:table-cell office:value-type="float" office:value="17.9329974996575" calcext:value-type="float">
            <text:p>17.9329974997</text:p>
          </table:table-cell>
          <table:table-cell office:value-type="float" office:value="20.66305007" calcext:value-type="float">
            <text:p>20.66305007</text:p>
          </table:table-cell>
          <table:table-cell office:value-type="float" office:value="316.726730237675" calcext:value-type="float">
            <text:p>316.7267302377</text:p>
          </table:table-cell>
          <table:table-cell office:value-type="float" office:value="5.671257631" calcext:value-type="float">
            <text:p>5.671257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11:00:00</text:p>
          </table:table-cell>
          <table:table-cell office:value-type="float" office:value="18.2359544580341" calcext:value-type="float">
            <text:p>18.235954458</text:p>
          </table:table-cell>
          <table:table-cell office:value-type="float" office:value="20.88084176" calcext:value-type="float">
            <text:p>20.88084176</text:p>
          </table:table-cell>
          <table:table-cell office:value-type="float" office:value="212.348230589732" calcext:value-type="float">
            <text:p>212.3482305897</text:p>
          </table:table-cell>
          <table:table-cell office:value-type="float" office:value="3.682258628" calcext:value-type="float">
            <text:p>3.6822586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12:00:00</text:p>
          </table:table-cell>
          <table:table-cell office:value-type="float" office:value="19.6308987652023" calcext:value-type="float">
            <text:p>19.6308987652</text:p>
          </table:table-cell>
          <table:table-cell office:value-type="float" office:value="20.88329744" calcext:value-type="float">
            <text:p>20.88329744</text:p>
          </table:table-cell>
          <table:table-cell office:value-type="float" office:value="40.2173880415264" calcext:value-type="float">
            <text:p>40.2173880415</text:p>
          </table:table-cell>
          <table:table-cell office:value-type="float" office:value="3.100985618" calcext:value-type="float">
            <text:p>3.100985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13:00:00</text:p>
          </table:table-cell>
          <table:table-cell office:value-type="float" office:value="21.0018229960508" calcext:value-type="float">
            <text:p>21.0018229961</text:p>
          </table:table-cell>
          <table:table-cell office:value-type="float" office:value="20.91975088" calcext:value-type="float">
            <text:p>20.91975088</text:p>
          </table:table-cell>
          <table:table-cell office:value-type="float" office:value="0" calcext:value-type="float">
            <text:p>0</text:p>
          </table:table-cell>
          <table:table-cell office:value-type="float" office:value="3.012719663" calcext:value-type="float">
            <text:p>3.012719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14:00:00</text:p>
          </table:table-cell>
          <table:table-cell office:value-type="float" office:value="21.7403009611707" calcext:value-type="float">
            <text:p>21.7403009612</text:p>
          </table:table-cell>
          <table:table-cell office:value-type="float" office:value="20.9972065" calcext:value-type="float">
            <text:p>20.9972065</text:p>
          </table:table-cell>
          <table:table-cell office:value-type="float" office:value="0" calcext:value-type="float">
            <text:p>0</text:p>
          </table:table-cell>
          <table:table-cell office:value-type="float" office:value="2.864078507" calcext:value-type="float">
            <text:p>2.864078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15:00:00</text:p>
          </table:table-cell>
          <table:table-cell office:value-type="float" office:value="22.1468065813615" calcext:value-type="float">
            <text:p>22.1468065814</text:p>
          </table:table-cell>
          <table:table-cell office:value-type="float" office:value="21.12319092" calcext:value-type="float">
            <text:p>21.12319092</text:p>
          </table:table-cell>
          <table:table-cell office:value-type="float" office:value="0" calcext:value-type="float">
            <text:p>0</text:p>
          </table:table-cell>
          <table:table-cell office:value-type="float" office:value="2.757476717" calcext:value-type="float">
            <text:p>2.757476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16:00:00</text:p>
          </table:table-cell>
          <table:table-cell office:value-type="float" office:value="22.5079138217165" calcext:value-type="float">
            <text:p>22.5079138217</text:p>
          </table:table-cell>
          <table:table-cell office:value-type="float" office:value="21.2841005" calcext:value-type="float">
            <text:p>21.2841005</text:p>
          </table:table-cell>
          <table:table-cell office:value-type="float" office:value="0" calcext:value-type="float">
            <text:p>0</text:p>
          </table:table-cell>
          <table:table-cell office:value-type="float" office:value="2.762903488" calcext:value-type="float">
            <text:p>2.762903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17:00:00</text:p>
          </table:table-cell>
          <table:table-cell office:value-type="float" office:value="22.7906331475407" calcext:value-type="float">
            <text:p>22.7906331475</text:p>
          </table:table-cell>
          <table:table-cell office:value-type="float" office:value="21.38187934" calcext:value-type="float">
            <text:p>21.38187934</text:p>
          </table:table-cell>
          <table:table-cell office:value-type="float" office:value="0" calcext:value-type="float">
            <text:p>0</text:p>
          </table:table-cell>
          <table:table-cell office:value-type="float" office:value="2.692262778" calcext:value-type="float">
            <text:p>2.692262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18:00:00</text:p>
          </table:table-cell>
          <table:table-cell office:value-type="float" office:value="23.0793346905475" calcext:value-type="float">
            <text:p>23.0793346905</text:p>
          </table:table-cell>
          <table:table-cell office:value-type="float" office:value="21.32135438" calcext:value-type="float">
            <text:p>21.32135438</text:p>
          </table:table-cell>
          <table:table-cell office:value-type="float" office:value="0" calcext:value-type="float">
            <text:p>0</text:p>
          </table:table-cell>
          <table:table-cell office:value-type="float" office:value="2.770982261" calcext:value-type="float">
            <text:p>2.770982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19:00:00</text:p>
          </table:table-cell>
          <table:table-cell office:value-type="float" office:value="23.34906664363" calcext:value-type="float">
            <text:p>23.3490666436</text:p>
          </table:table-cell>
          <table:table-cell office:value-type="float" office:value="20.98101009" calcext:value-type="float">
            <text:p>20.98101009</text:p>
          </table:table-cell>
          <table:table-cell office:value-type="float" office:value="0" calcext:value-type="float">
            <text:p>0</text:p>
          </table:table-cell>
          <table:table-cell office:value-type="float" office:value="18.93271759" calcext:value-type="float">
            <text:p>18.93271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20:00:00</text:p>
          </table:table-cell>
          <table:table-cell office:value-type="float" office:value="23.3649077251356" calcext:value-type="float">
            <text:p>23.3649077251</text:p>
          </table:table-cell>
          <table:table-cell office:value-type="float" office:value="20.897611" calcext:value-type="float">
            <text:p>20.897611</text:p>
          </table:table-cell>
          <table:table-cell office:value-type="float" office:value="0" calcext:value-type="float">
            <text:p>0</text:p>
          </table:table-cell>
          <table:table-cell office:value-type="float" office:value="3.877592124" calcext:value-type="float">
            <text:p>3.877592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21:00:00</text:p>
          </table:table-cell>
          <table:table-cell office:value-type="float" office:value="23.1851088864688" calcext:value-type="float">
            <text:p>23.1851088865</text:p>
          </table:table-cell>
          <table:table-cell office:value-type="float" office:value="20.5464188" calcext:value-type="float">
            <text:p>20.5464188</text:p>
          </table:table-cell>
          <table:table-cell office:value-type="float" office:value="0" calcext:value-type="float">
            <text:p>0</text:p>
          </table:table-cell>
          <table:table-cell office:value-type="float" office:value="3.234073803" calcext:value-type="float">
            <text:p>3.234073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22:00:00</text:p>
          </table:table-cell>
          <table:table-cell office:value-type="float" office:value="22.9627674592227" calcext:value-type="float">
            <text:p>22.9627674592</text:p>
          </table:table-cell>
          <table:table-cell office:value-type="float" office:value="20.09633937" calcext:value-type="float">
            <text:p>20.09633937</text:p>
          </table:table-cell>
          <table:table-cell office:value-type="float" office:value="0" calcext:value-type="float">
            <text:p>0</text:p>
          </table:table-cell>
          <table:table-cell office:value-type="float" office:value="2.851427714" calcext:value-type="float">
            <text:p>2.851427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23:00:00</text:p>
          </table:table-cell>
          <table:table-cell office:value-type="float" office:value="22.7068950208126" calcext:value-type="float">
            <text:p>22.7068950208</text:p>
          </table:table-cell>
          <table:table-cell office:value-type="float" office:value="19.70219512" calcext:value-type="float">
            <text:p>19.70219512</text:p>
          </table:table-cell>
          <table:table-cell office:value-type="float" office:value="0" calcext:value-type="float">
            <text:p>0</text:p>
          </table:table-cell>
          <table:table-cell office:value-type="float" office:value="18.58719483" calcext:value-type="float">
            <text:p>18.58719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5 <text:s/>24:00:00</text:p>
          </table:table-cell>
          <table:table-cell office:value-type="float" office:value="22.498351491045" calcext:value-type="float">
            <text:p>22.498351491</text:p>
          </table:table-cell>
          <table:table-cell office:value-type="float" office:value="19.65568737" calcext:value-type="float">
            <text:p>19.65568737</text:p>
          </table:table-cell>
          <table:table-cell office:value-type="float" office:value="0" calcext:value-type="float">
            <text:p>0</text:p>
          </table:table-cell>
          <table:table-cell office:value-type="float" office:value="14.49564551" calcext:value-type="float">
            <text:p>14.495645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01:00:00</text:p>
          </table:table-cell>
          <table:table-cell office:value-type="float" office:value="22.304322431897" calcext:value-type="float">
            <text:p>22.3043224319</text:p>
          </table:table-cell>
          <table:table-cell office:value-type="float" office:value="19.68279635" calcext:value-type="float">
            <text:p>19.68279635</text:p>
          </table:table-cell>
          <table:table-cell office:value-type="float" office:value="0" calcext:value-type="float">
            <text:p>0</text:p>
          </table:table-cell>
          <table:table-cell office:value-type="float" office:value="13.2078848" calcext:value-type="float">
            <text:p>13.2078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02:00:00</text:p>
          </table:table-cell>
          <table:table-cell office:value-type="float" office:value="22.1409592014219" calcext:value-type="float">
            <text:p>22.1409592014</text:p>
          </table:table-cell>
          <table:table-cell office:value-type="float" office:value="19.67999109" calcext:value-type="float">
            <text:p>19.67999109</text:p>
          </table:table-cell>
          <table:table-cell office:value-type="float" office:value="0" calcext:value-type="float">
            <text:p>0</text:p>
          </table:table-cell>
          <table:table-cell office:value-type="float" office:value="14.11916678" calcext:value-type="float">
            <text:p>14.11916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03:00:00</text:p>
          </table:table-cell>
          <table:table-cell office:value-type="float" office:value="21.9603511829117" calcext:value-type="float">
            <text:p>21.9603511829</text:p>
          </table:table-cell>
          <table:table-cell office:value-type="float" office:value="19.65815095" calcext:value-type="float">
            <text:p>19.65815095</text:p>
          </table:table-cell>
          <table:table-cell office:value-type="float" office:value="0" calcext:value-type="float">
            <text:p>0</text:p>
          </table:table-cell>
          <table:table-cell office:value-type="float" office:value="15.02699984" calcext:value-type="float">
            <text:p>15.02699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04:00:00</text:p>
          </table:table-cell>
          <table:table-cell office:value-type="float" office:value="21.7669179830171" calcext:value-type="float">
            <text:p>21.766917983</text:p>
          </table:table-cell>
          <table:table-cell office:value-type="float" office:value="19.64598414" calcext:value-type="float">
            <text:p>19.64598414</text:p>
          </table:table-cell>
          <table:table-cell office:value-type="float" office:value="0" calcext:value-type="float">
            <text:p>0</text:p>
          </table:table-cell>
          <table:table-cell office:value-type="float" office:value="15.69704958" calcext:value-type="float">
            <text:p>15.697049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05:00:00</text:p>
          </table:table-cell>
          <table:table-cell office:value-type="float" office:value="21.5703533239295" calcext:value-type="float">
            <text:p>21.5703533239</text:p>
          </table:table-cell>
          <table:table-cell office:value-type="float" office:value="19.66268197" calcext:value-type="float">
            <text:p>19.66268197</text:p>
          </table:table-cell>
          <table:table-cell office:value-type="float" office:value="0" calcext:value-type="float">
            <text:p>0</text:p>
          </table:table-cell>
          <table:table-cell office:value-type="float" office:value="14.19234186" calcext:value-type="float">
            <text:p>14.192341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06:00:00</text:p>
          </table:table-cell>
          <table:table-cell office:value-type="float" office:value="21.3724167371532" calcext:value-type="float">
            <text:p>21.3724167372</text:p>
          </table:table-cell>
          <table:table-cell office:value-type="float" office:value="19.68925095" calcext:value-type="float">
            <text:p>19.68925095</text:p>
          </table:table-cell>
          <table:table-cell office:value-type="float" office:value="0" calcext:value-type="float">
            <text:p>0</text:p>
          </table:table-cell>
          <table:table-cell office:value-type="float" office:value="8.634428982" calcext:value-type="float">
            <text:p>8.634428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07:00:00</text:p>
          </table:table-cell>
          <table:table-cell office:value-type="float" office:value="21.2023326206976" calcext:value-type="float">
            <text:p>21.2023326207</text:p>
          </table:table-cell>
          <table:table-cell office:value-type="float" office:value="19.67144272" calcext:value-type="float">
            <text:p>19.67144272</text:p>
          </table:table-cell>
          <table:table-cell office:value-type="float" office:value="0" calcext:value-type="float">
            <text:p>0</text:p>
          </table:table-cell>
          <table:table-cell office:value-type="float" office:value="14.18258601" calcext:value-type="float">
            <text:p>14.182586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08:00:00</text:p>
          </table:table-cell>
          <table:table-cell office:value-type="float" office:value="21.0865096222509" calcext:value-type="float">
            <text:p>21.0865096223</text:p>
          </table:table-cell>
          <table:table-cell office:value-type="float" office:value="20.26855136" calcext:value-type="float">
            <text:p>20.26855136</text:p>
          </table:table-cell>
          <table:table-cell office:value-type="float" office:value="0" calcext:value-type="float">
            <text:p>0</text:p>
          </table:table-cell>
          <table:table-cell office:value-type="float" office:value="77.86350031" calcext:value-type="float">
            <text:p>77.86350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09:00:00</text:p>
          </table:table-cell>
          <table:table-cell office:value-type="float" office:value="20.9952398393641" calcext:value-type="float">
            <text:p>20.9952398394</text:p>
          </table:table-cell>
          <table:table-cell office:value-type="float" office:value="21.73322686" calcext:value-type="float">
            <text:p>21.73322686</text:p>
          </table:table-cell>
          <table:table-cell office:value-type="float" office:value="295.096500832481" calcext:value-type="float">
            <text:p>295.0965008325</text:p>
          </table:table-cell>
          <table:table-cell office:value-type="float" office:value="39.97231413" calcext:value-type="float">
            <text:p>39.97231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10:00:00</text:p>
          </table:table-cell>
          <table:table-cell office:value-type="float" office:value="21.2880566230661" calcext:value-type="float">
            <text:p>21.2880566231</text:p>
          </table:table-cell>
          <table:table-cell office:value-type="float" office:value="22.31312463" calcext:value-type="float">
            <text:p>22.31312463</text:p>
          </table:table-cell>
          <table:table-cell office:value-type="float" office:value="55.9892379554153" calcext:value-type="float">
            <text:p>55.9892379554</text:p>
          </table:table-cell>
          <table:table-cell office:value-type="float" office:value="9.6062696" calcext:value-type="float">
            <text:p>9.6062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11:00:00</text:p>
          </table:table-cell>
          <table:table-cell office:value-type="float" office:value="22.2855397568301" calcext:value-type="float">
            <text:p>22.2855397568</text:p>
          </table:table-cell>
          <table:table-cell office:value-type="float" office:value="22.41089295" calcext:value-type="float">
            <text:p>22.41089295</text:p>
          </table:table-cell>
          <table:table-cell office:value-type="float" office:value="0" calcext:value-type="float">
            <text:p>0</text:p>
          </table:table-cell>
          <table:table-cell office:value-type="float" office:value="16.35783769" calcext:value-type="float">
            <text:p>16.35783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12:00:00</text:p>
          </table:table-cell>
          <table:table-cell office:value-type="float" office:value="23.0727726939642" calcext:value-type="float">
            <text:p>23.072772694</text:p>
          </table:table-cell>
          <table:table-cell office:value-type="float" office:value="22.69441383" calcext:value-type="float">
            <text:p>22.69441383</text:p>
          </table:table-cell>
          <table:table-cell office:value-type="float" office:value="0" calcext:value-type="float">
            <text:p>0</text:p>
          </table:table-cell>
          <table:table-cell office:value-type="float" office:value="4.251091647" calcext:value-type="float">
            <text:p>4.251091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13:00:00</text:p>
          </table:table-cell>
          <table:table-cell office:value-type="float" office:value="23.562278564363" calcext:value-type="float">
            <text:p>23.5622785644</text:p>
          </table:table-cell>
          <table:table-cell office:value-type="float" office:value="22.74740661" calcext:value-type="float">
            <text:p>22.74740661</text:p>
          </table:table-cell>
          <table:table-cell office:value-type="float" office:value="0" calcext:value-type="float">
            <text:p>0</text:p>
          </table:table-cell>
          <table:table-cell office:value-type="float" office:value="3.166009126" calcext:value-type="float">
            <text:p>3.166009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14:00:00</text:p>
          </table:table-cell>
          <table:table-cell office:value-type="float" office:value="23.2659780305739" calcext:value-type="float">
            <text:p>23.2659780306</text:p>
          </table:table-cell>
          <table:table-cell office:value-type="float" office:value="22.69870135" calcext:value-type="float">
            <text:p>22.69870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15:00:00</text:p>
          </table:table-cell>
          <table:table-cell office:value-type="float" office:value="23.0023041459995" calcext:value-type="float">
            <text:p>23.002304146</text:p>
          </table:table-cell>
          <table:table-cell office:value-type="float" office:value="22.52732835" calcext:value-type="float">
            <text:p>22.52732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16:00:00</text:p>
          </table:table-cell>
          <table:table-cell office:value-type="float" office:value="23.0787832586193" calcext:value-type="float">
            <text:p>23.0787832586</text:p>
          </table:table-cell>
          <table:table-cell office:value-type="float" office:value="22.28966605" calcext:value-type="float">
            <text:p>22.289666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17:00:00</text:p>
          </table:table-cell>
          <table:table-cell office:value-type="float" office:value="23.1413396552746" calcext:value-type="float">
            <text:p>23.1413396553</text:p>
          </table:table-cell>
          <table:table-cell office:value-type="float" office:value="22.00960734" calcext:value-type="float">
            <text:p>22.00960734</text:p>
          </table:table-cell>
          <table:table-cell office:value-type="float" office:value="0" calcext:value-type="float">
            <text:p>0</text:p>
          </table:table-cell>
          <table:table-cell office:value-type="float" office:value="18.45154992" calcext:value-type="float">
            <text:p>18.45154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18:00:00</text:p>
          </table:table-cell>
          <table:table-cell office:value-type="float" office:value="23.0189487270878" calcext:value-type="float">
            <text:p>23.0189487271</text:p>
          </table:table-cell>
          <table:table-cell office:value-type="float" office:value="22.09207794" calcext:value-type="float">
            <text:p>22.09207794</text:p>
          </table:table-cell>
          <table:table-cell office:value-type="float" office:value="0" calcext:value-type="float">
            <text:p>0</text:p>
          </table:table-cell>
          <table:table-cell office:value-type="float" office:value="18.50168147" calcext:value-type="float">
            <text:p>18.50168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19:00:00</text:p>
          </table:table-cell>
          <table:table-cell office:value-type="float" office:value="22.7900453281579" calcext:value-type="float">
            <text:p>22.7900453282</text:p>
          </table:table-cell>
          <table:table-cell office:value-type="float" office:value="22.16246304" calcext:value-type="float">
            <text:p>22.16246304</text:p>
          </table:table-cell>
          <table:table-cell office:value-type="float" office:value="0" calcext:value-type="float">
            <text:p>0</text:p>
          </table:table-cell>
          <table:table-cell office:value-type="float" office:value="18.55344921" calcext:value-type="float">
            <text:p>18.55344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20:00:00</text:p>
          </table:table-cell>
          <table:table-cell office:value-type="float" office:value="22.3136843401732" calcext:value-type="float">
            <text:p>22.3136843402</text:p>
          </table:table-cell>
          <table:table-cell office:value-type="float" office:value="22.19206843" calcext:value-type="float">
            <text:p>22.19206843</text:p>
          </table:table-cell>
          <table:table-cell office:value-type="float" office:value="0" calcext:value-type="float">
            <text:p>0</text:p>
          </table:table-cell>
          <table:table-cell office:value-type="float" office:value="18.17090684" calcext:value-type="float">
            <text:p>18.170906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21:00:00</text:p>
          </table:table-cell>
          <table:table-cell office:value-type="float" office:value="21.8452817107323" calcext:value-type="float">
            <text:p>21.8452817107</text:p>
          </table:table-cell>
          <table:table-cell office:value-type="float" office:value="22.11572277" calcext:value-type="float">
            <text:p>22.11572277</text:p>
          </table:table-cell>
          <table:table-cell office:value-type="float" office:value="0" calcext:value-type="float">
            <text:p>0</text:p>
          </table:table-cell>
          <table:table-cell office:value-type="float" office:value="3.897963494" calcext:value-type="float">
            <text:p>3.897963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22:00:00</text:p>
          </table:table-cell>
          <table:table-cell office:value-type="float" office:value="21.4914709196885" calcext:value-type="float">
            <text:p>21.4914709197</text:p>
          </table:table-cell>
          <table:table-cell office:value-type="float" office:value="21.80101768" calcext:value-type="float">
            <text:p>21.80101768</text:p>
          </table:table-cell>
          <table:table-cell office:value-type="float" office:value="0" calcext:value-type="float">
            <text:p>0</text:p>
          </table:table-cell>
          <table:table-cell office:value-type="float" office:value="3.101868643" calcext:value-type="float">
            <text:p>3.101868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23:00:00</text:p>
          </table:table-cell>
          <table:table-cell office:value-type="float" office:value="21.2557673978701" calcext:value-type="float">
            <text:p>21.2557673979</text:p>
          </table:table-cell>
          <table:table-cell office:value-type="float" office:value="21.46548736" calcext:value-type="float">
            <text:p>21.46548736</text:p>
          </table:table-cell>
          <table:table-cell office:value-type="float" office:value="0" calcext:value-type="float">
            <text:p>0</text:p>
          </table:table-cell>
          <table:table-cell office:value-type="float" office:value="2.862587853" calcext:value-type="float">
            <text:p>2.862587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6 <text:s/>24:00:00</text:p>
          </table:table-cell>
          <table:table-cell office:value-type="float" office:value="21.0510488823333" calcext:value-type="float">
            <text:p>21.0510488823</text:p>
          </table:table-cell>
          <table:table-cell office:value-type="float" office:value="21.18409818" calcext:value-type="float">
            <text:p>21.18409818</text:p>
          </table:table-cell>
          <table:table-cell office:value-type="float" office:value="0" calcext:value-type="float">
            <text:p>0</text:p>
          </table:table-cell>
          <table:table-cell office:value-type="float" office:value="3.002363166" calcext:value-type="float">
            <text:p>3.002363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01:00:00</text:p>
          </table:table-cell>
          <table:table-cell office:value-type="float" office:value="20.850187755877" calcext:value-type="float">
            <text:p>20.8501877559</text:p>
          </table:table-cell>
          <table:table-cell office:value-type="float" office:value="20.9429954" calcext:value-type="float">
            <text:p>20.9429954</text:p>
          </table:table-cell>
          <table:table-cell office:value-type="float" office:value="0" calcext:value-type="float">
            <text:p>0</text:p>
          </table:table-cell>
          <table:table-cell office:value-type="float" office:value="2.911128761" calcext:value-type="float">
            <text:p>2.911128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02:00:00</text:p>
          </table:table-cell>
          <table:table-cell office:value-type="float" office:value="20.7428817115072" calcext:value-type="float">
            <text:p>20.7428817115</text:p>
          </table:table-cell>
          <table:table-cell office:value-type="float" office:value="20.72179754" calcext:value-type="float">
            <text:p>20.72179754</text:p>
          </table:table-cell>
          <table:table-cell office:value-type="float" office:value="0" calcext:value-type="float">
            <text:p>0</text:p>
          </table:table-cell>
          <table:table-cell office:value-type="float" office:value="2.860648652" calcext:value-type="float">
            <text:p>2.860648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03:00:00</text:p>
          </table:table-cell>
          <table:table-cell office:value-type="float" office:value="20.6339027235603" calcext:value-type="float">
            <text:p>20.6339027236</text:p>
          </table:table-cell>
          <table:table-cell office:value-type="float" office:value="20.55540606" calcext:value-type="float">
            <text:p>20.55540606</text:p>
          </table:table-cell>
          <table:table-cell office:value-type="float" office:value="0" calcext:value-type="float">
            <text:p>0</text:p>
          </table:table-cell>
          <table:table-cell office:value-type="float" office:value="2.84760248" calcext:value-type="float">
            <text:p>2.84760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04:00:00</text:p>
          </table:table-cell>
          <table:table-cell office:value-type="float" office:value="20.5325818633512" calcext:value-type="float">
            <text:p>20.5325818634</text:p>
          </table:table-cell>
          <table:table-cell office:value-type="float" office:value="20.44106638" calcext:value-type="float">
            <text:p>20.44106638</text:p>
          </table:table-cell>
          <table:table-cell office:value-type="float" office:value="0" calcext:value-type="float">
            <text:p>0</text:p>
          </table:table-cell>
          <table:table-cell office:value-type="float" office:value="2.802405535" calcext:value-type="float">
            <text:p>2.802405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05:00:00</text:p>
          </table:table-cell>
          <table:table-cell office:value-type="float" office:value="20.4361966209614" calcext:value-type="float">
            <text:p>20.436196621</text:p>
          </table:table-cell>
          <table:table-cell office:value-type="float" office:value="20.34760971" calcext:value-type="float">
            <text:p>20.34760971</text:p>
          </table:table-cell>
          <table:table-cell office:value-type="float" office:value="0" calcext:value-type="float">
            <text:p>0</text:p>
          </table:table-cell>
          <table:table-cell office:value-type="float" office:value="2.82258243" calcext:value-type="float">
            <text:p>2.82258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06:00:00</text:p>
          </table:table-cell>
          <table:table-cell office:value-type="float" office:value="20.3459512673497" calcext:value-type="float">
            <text:p>20.3459512673</text:p>
          </table:table-cell>
          <table:table-cell office:value-type="float" office:value="20.23089847" calcext:value-type="float">
            <text:p>20.23089847</text:p>
          </table:table-cell>
          <table:table-cell office:value-type="float" office:value="0" calcext:value-type="float">
            <text:p>0</text:p>
          </table:table-cell>
          <table:table-cell office:value-type="float" office:value="2.797405747" calcext:value-type="float">
            <text:p>2.797405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07:00:00</text:p>
          </table:table-cell>
          <table:table-cell office:value-type="float" office:value="20.2625432620385" calcext:value-type="float">
            <text:p>20.262543262</text:p>
          </table:table-cell>
          <table:table-cell office:value-type="float" office:value="20.1461187" calcext:value-type="float">
            <text:p>20.1461187</text:p>
          </table:table-cell>
          <table:table-cell office:value-type="float" office:value="0" calcext:value-type="float">
            <text:p>0</text:p>
          </table:table-cell>
          <table:table-cell office:value-type="float" office:value="2.755664627" calcext:value-type="float">
            <text:p>2.755664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08:00:00</text:p>
          </table:table-cell>
          <table:table-cell office:value-type="float" office:value="20.1863524788733" calcext:value-type="float">
            <text:p>20.1863524789</text:p>
          </table:table-cell>
          <table:table-cell office:value-type="float" office:value="20.68143308" calcext:value-type="float">
            <text:p>20.68143308</text:p>
          </table:table-cell>
          <table:table-cell office:value-type="float" office:value="0" calcext:value-type="float">
            <text:p>0</text:p>
          </table:table-cell>
          <table:table-cell office:value-type="float" office:value="67.90590412" calcext:value-type="float">
            <text:p>67.90590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09:00:00</text:p>
          </table:table-cell>
          <table:table-cell office:value-type="float" office:value="20.141621282109" calcext:value-type="float">
            <text:p>20.1416212821</text:p>
          </table:table-cell>
          <table:table-cell office:value-type="float" office:value="22.12962613" calcext:value-type="float">
            <text:p>22.12962613</text:p>
          </table:table-cell>
          <table:table-cell office:value-type="float" office:value="0" calcext:value-type="float">
            <text:p>0</text:p>
          </table:table-cell>
          <table:table-cell office:value-type="float" office:value="18.67074982" calcext:value-type="float">
            <text:p>18.67074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10:00:00</text:p>
          </table:table-cell>
          <table:table-cell office:value-type="float" office:value="20.23982880673" calcext:value-type="float">
            <text:p>20.2398288067</text:p>
          </table:table-cell>
          <table:table-cell office:value-type="float" office:value="22.8358814" calcext:value-type="float">
            <text:p>22.83588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11:00:00</text:p>
          </table:table-cell>
          <table:table-cell office:value-type="float" office:value="20.6445275978589" calcext:value-type="float">
            <text:p>20.6445275979</text:p>
          </table:table-cell>
          <table:table-cell office:value-type="float" office:value="22.84952004" calcext:value-type="float">
            <text:p>22.8495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12:00:00</text:p>
          </table:table-cell>
          <table:table-cell office:value-type="float" office:value="21.2438540572375" calcext:value-type="float">
            <text:p>21.2438540572</text:p>
          </table:table-cell>
          <table:table-cell office:value-type="float" office:value="22.7758004" calcext:value-type="float">
            <text:p>22.7758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13:00:00</text:p>
          </table:table-cell>
          <table:table-cell office:value-type="float" office:value="21.6685954568327" calcext:value-type="float">
            <text:p>21.6685954568</text:p>
          </table:table-cell>
          <table:table-cell office:value-type="float" office:value="22.78579212" calcext:value-type="float">
            <text:p>22.785792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14:00:00</text:p>
          </table:table-cell>
          <table:table-cell office:value-type="float" office:value="21.6912695177532" calcext:value-type="float">
            <text:p>21.6912695178</text:p>
          </table:table-cell>
          <table:table-cell office:value-type="float" office:value="22.48228535" calcext:value-type="float">
            <text:p>22.48228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15:00:00</text:p>
          </table:table-cell>
          <table:table-cell office:value-type="float" office:value="21.7147313738805" calcext:value-type="float">
            <text:p>21.7147313739</text:p>
          </table:table-cell>
          <table:table-cell office:value-type="float" office:value="22.20123803" calcext:value-type="float">
            <text:p>22.201238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16:00:00</text:p>
          </table:table-cell>
          <table:table-cell office:value-type="float" office:value="21.9372194509678" calcext:value-type="float">
            <text:p>21.937219451</text:p>
          </table:table-cell>
          <table:table-cell office:value-type="float" office:value="22.1869561" calcext:value-type="float">
            <text:p>22.1869561</text:p>
          </table:table-cell>
          <table:table-cell office:value-type="float" office:value="0" calcext:value-type="float">
            <text:p>0</text:p>
          </table:table-cell>
          <table:table-cell office:value-type="float" office:value="17.83044426" calcext:value-type="float">
            <text:p>17.83044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17:00:00</text:p>
          </table:table-cell>
          <table:table-cell office:value-type="float" office:value="22.0814638870825" calcext:value-type="float">
            <text:p>22.0814638871</text:p>
          </table:table-cell>
          <table:table-cell office:value-type="float" office:value="22.54708184" calcext:value-type="float">
            <text:p>22.54708184</text:p>
          </table:table-cell>
          <table:table-cell office:value-type="float" office:value="0" calcext:value-type="float">
            <text:p>0</text:p>
          </table:table-cell>
          <table:table-cell office:value-type="float" office:value="4.341867737" calcext:value-type="float">
            <text:p>4.341867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18:00:00</text:p>
          </table:table-cell>
          <table:table-cell office:value-type="float" office:value="22.0517111153621" calcext:value-type="float">
            <text:p>22.0517111154</text:p>
          </table:table-cell>
          <table:table-cell office:value-type="float" office:value="22.50652351" calcext:value-type="float">
            <text:p>22.50652351</text:p>
          </table:table-cell>
          <table:table-cell office:value-type="float" office:value="0" calcext:value-type="float">
            <text:p>0</text:p>
          </table:table-cell>
          <table:table-cell office:value-type="float" office:value="3.11686042" calcext:value-type="float">
            <text:p>3.11686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19:00:00</text:p>
          </table:table-cell>
          <table:table-cell office:value-type="float" office:value="21.9767589794495" calcext:value-type="float">
            <text:p>21.9767589794</text:p>
          </table:table-cell>
          <table:table-cell office:value-type="float" office:value="22.28243463" calcext:value-type="float">
            <text:p>22.28243463</text:p>
          </table:table-cell>
          <table:table-cell office:value-type="float" office:value="0" calcext:value-type="float">
            <text:p>0</text:p>
          </table:table-cell>
          <table:table-cell office:value-type="float" office:value="20.03702682" calcext:value-type="float">
            <text:p>20.03702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20:00:00</text:p>
          </table:table-cell>
          <table:table-cell office:value-type="float" office:value="21.7433128847533" calcext:value-type="float">
            <text:p>21.7433128848</text:p>
          </table:table-cell>
          <table:table-cell office:value-type="float" office:value="22.369118" calcext:value-type="float">
            <text:p>22.369118</text:p>
          </table:table-cell>
          <table:table-cell office:value-type="float" office:value="0" calcext:value-type="float">
            <text:p>0</text:p>
          </table:table-cell>
          <table:table-cell office:value-type="float" office:value="8.663141883" calcext:value-type="float">
            <text:p>8.663141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21:00:00</text:p>
          </table:table-cell>
          <table:table-cell office:value-type="float" office:value="21.4809229737608" calcext:value-type="float">
            <text:p>21.4809229738</text:p>
          </table:table-cell>
          <table:table-cell office:value-type="float" office:value="22.3161258" calcext:value-type="float">
            <text:p>22.3161258</text:p>
          </table:table-cell>
          <table:table-cell office:value-type="float" office:value="0" calcext:value-type="float">
            <text:p>0</text:p>
          </table:table-cell>
          <table:table-cell office:value-type="float" office:value="3.811004848" calcext:value-type="float">
            <text:p>3.811004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22:00:00</text:p>
          </table:table-cell>
          <table:table-cell office:value-type="float" office:value="21.3064765130003" calcext:value-type="float">
            <text:p>21.306476513</text:p>
          </table:table-cell>
          <table:table-cell office:value-type="float" office:value="22.1433012" calcext:value-type="float">
            <text:p>22.1433012</text:p>
          </table:table-cell>
          <table:table-cell office:value-type="float" office:value="0" calcext:value-type="float">
            <text:p>0</text:p>
          </table:table-cell>
          <table:table-cell office:value-type="float" office:value="3.100770219" calcext:value-type="float">
            <text:p>3.1007702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23:00:00</text:p>
          </table:table-cell>
          <table:table-cell office:value-type="float" office:value="21.1936307050557" calcext:value-type="float">
            <text:p>21.1936307051</text:p>
          </table:table-cell>
          <table:table-cell office:value-type="float" office:value="21.72785524" calcext:value-type="float">
            <text:p>21.72785524</text:p>
          </table:table-cell>
          <table:table-cell office:value-type="float" office:value="0" calcext:value-type="float">
            <text:p>0</text:p>
          </table:table-cell>
          <table:table-cell office:value-type="float" office:value="3.087192486" calcext:value-type="float">
            <text:p>3.087192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7 <text:s/>24:00:00</text:p>
          </table:table-cell>
          <table:table-cell office:value-type="float" office:value="21.0109689606468" calcext:value-type="float">
            <text:p>21.0109689606</text:p>
          </table:table-cell>
          <table:table-cell office:value-type="float" office:value="21.1843777" calcext:value-type="float">
            <text:p>21.1843777</text:p>
          </table:table-cell>
          <table:table-cell office:value-type="float" office:value="0" calcext:value-type="float">
            <text:p>0</text:p>
          </table:table-cell>
          <table:table-cell office:value-type="float" office:value="3.009744156" calcext:value-type="float">
            <text:p>3.009744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01:00:00</text:p>
          </table:table-cell>
          <table:table-cell office:value-type="float" office:value="21.0725756309055" calcext:value-type="float">
            <text:p>21.0725756309</text:p>
          </table:table-cell>
          <table:table-cell office:value-type="float" office:value="20.65967553" calcext:value-type="float">
            <text:p>20.65967553</text:p>
          </table:table-cell>
          <table:table-cell office:value-type="float" office:value="0" calcext:value-type="float">
            <text:p>0</text:p>
          </table:table-cell>
          <table:table-cell office:value-type="float" office:value="2.810029745" calcext:value-type="float">
            <text:p>2.810029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02:00:00</text:p>
          </table:table-cell>
          <table:table-cell office:value-type="float" office:value="21.1782453736075" calcext:value-type="float">
            <text:p>21.1782453736</text:p>
          </table:table-cell>
          <table:table-cell office:value-type="float" office:value="20.27487926" calcext:value-type="float">
            <text:p>20.27487926</text:p>
          </table:table-cell>
          <table:table-cell office:value-type="float" office:value="0" calcext:value-type="float">
            <text:p>0</text:p>
          </table:table-cell>
          <table:table-cell office:value-type="float" office:value="2.887719307" calcext:value-type="float">
            <text:p>2.8877193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03:00:00</text:p>
          </table:table-cell>
          <table:table-cell office:value-type="float" office:value="21.2396227310977" calcext:value-type="float">
            <text:p>21.2396227311</text:p>
          </table:table-cell>
          <table:table-cell office:value-type="float" office:value="19.96322726" calcext:value-type="float">
            <text:p>19.96322726</text:p>
          </table:table-cell>
          <table:table-cell office:value-type="float" office:value="0" calcext:value-type="float">
            <text:p>0</text:p>
          </table:table-cell>
          <table:table-cell office:value-type="float" office:value="2.894945289" calcext:value-type="float">
            <text:p>2.8949452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04:00:00</text:p>
          </table:table-cell>
          <table:table-cell office:value-type="float" office:value="21.2351123924556" calcext:value-type="float">
            <text:p>21.2351123925</text:p>
          </table:table-cell>
          <table:table-cell office:value-type="float" office:value="19.69134622" calcext:value-type="float">
            <text:p>19.69134622</text:p>
          </table:table-cell>
          <table:table-cell office:value-type="float" office:value="0" calcext:value-type="float">
            <text:p>0</text:p>
          </table:table-cell>
          <table:table-cell office:value-type="float" office:value="2.925717426" calcext:value-type="float">
            <text:p>2.925717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05:00:00</text:p>
          </table:table-cell>
          <table:table-cell office:value-type="float" office:value="21.2077419347052" calcext:value-type="float">
            <text:p>21.2077419347</text:p>
          </table:table-cell>
          <table:table-cell office:value-type="float" office:value="19.50487081" calcext:value-type="float">
            <text:p>19.50487081</text:p>
          </table:table-cell>
          <table:table-cell office:value-type="float" office:value="0" calcext:value-type="float">
            <text:p>0</text:p>
          </table:table-cell>
          <table:table-cell office:value-type="float" office:value="12.72443002" calcext:value-type="float">
            <text:p>12.72443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06:00:00</text:p>
          </table:table-cell>
          <table:table-cell office:value-type="float" office:value="21.1707937420489" calcext:value-type="float">
            <text:p>21.170793742</text:p>
          </table:table-cell>
          <table:table-cell office:value-type="float" office:value="19.53342148" calcext:value-type="float">
            <text:p>19.53342148</text:p>
          </table:table-cell>
          <table:table-cell office:value-type="float" office:value="0" calcext:value-type="float">
            <text:p>0</text:p>
          </table:table-cell>
          <table:table-cell office:value-type="float" office:value="11.66213485" calcext:value-type="float">
            <text:p>11.66213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07:00:00</text:p>
          </table:table-cell>
          <table:table-cell office:value-type="float" office:value="21.123495027744" calcext:value-type="float">
            <text:p>21.1234950277</text:p>
          </table:table-cell>
          <table:table-cell office:value-type="float" office:value="19.50662472" calcext:value-type="float">
            <text:p>19.50662472</text:p>
          </table:table-cell>
          <table:table-cell office:value-type="float" office:value="0" calcext:value-type="float">
            <text:p>0</text:p>
          </table:table-cell>
          <table:table-cell office:value-type="float" office:value="15.54505476" calcext:value-type="float">
            <text:p>15.54505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08:00:00</text:p>
          </table:table-cell>
          <table:table-cell office:value-type="float" office:value="21.0632177545445" calcext:value-type="float">
            <text:p>21.0632177545</text:p>
          </table:table-cell>
          <table:table-cell office:value-type="float" office:value="20.11275284" calcext:value-type="float">
            <text:p>20.11275284</text:p>
          </table:table-cell>
          <table:table-cell office:value-type="float" office:value="0" calcext:value-type="float">
            <text:p>0</text:p>
          </table:table-cell>
          <table:table-cell office:value-type="float" office:value="75.16456334" calcext:value-type="float">
            <text:p>75.164563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09:00:00</text:p>
          </table:table-cell>
          <table:table-cell office:value-type="float" office:value="21.0054007786435" calcext:value-type="float">
            <text:p>21.0054007786</text:p>
          </table:table-cell>
          <table:table-cell office:value-type="float" office:value="21.94767829" calcext:value-type="float">
            <text:p>21.94767829</text:p>
          </table:table-cell>
          <table:table-cell office:value-type="float" office:value="264.940341840949" calcext:value-type="float">
            <text:p>264.940341841</text:p>
          </table:table-cell>
          <table:table-cell office:value-type="float" office:value="25.67140695" calcext:value-type="float">
            <text:p>25.67140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10:00:00</text:p>
          </table:table-cell>
          <table:table-cell office:value-type="float" office:value="21.40298335821" calcext:value-type="float">
            <text:p>21.4029833582</text:p>
          </table:table-cell>
          <table:table-cell office:value-type="float" office:value="22.73953719" calcext:value-type="float">
            <text:p>22.73953719</text:p>
          </table:table-cell>
          <table:table-cell office:value-type="float" office:value="50.7917072615233" calcext:value-type="float">
            <text:p>50.7917072615</text:p>
          </table:table-cell>
          <table:table-cell office:value-type="float" office:value="4.083385637" calcext:value-type="float">
            <text:p>4.083385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11:00:00</text:p>
          </table:table-cell>
          <table:table-cell office:value-type="float" office:value="22.9691702938563" calcext:value-type="float">
            <text:p>22.9691702939</text:p>
          </table:table-cell>
          <table:table-cell office:value-type="float" office:value="22.96710033" calcext:value-type="float">
            <text:p>22.96710033</text:p>
          </table:table-cell>
          <table:table-cell office:value-type="float" office:value="0" calcext:value-type="float">
            <text:p>0</text:p>
          </table:table-cell>
          <table:table-cell office:value-type="float" office:value="3.338790119" calcext:value-type="float">
            <text:p>3.338790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12:00:00</text:p>
          </table:table-cell>
          <table:table-cell office:value-type="float" office:value="24.4889859292527" calcext:value-type="float">
            <text:p>24.4889859293</text:p>
          </table:table-cell>
          <table:table-cell office:value-type="float" office:value="23.10129109" calcext:value-type="float">
            <text:p>23.10129109</text:p>
          </table:table-cell>
          <table:table-cell office:value-type="float" office:value="0" calcext:value-type="float">
            <text:p>0</text:p>
          </table:table-cell>
          <table:table-cell office:value-type="float" office:value="3.090930007" calcext:value-type="float">
            <text:p>3.090930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13:00:00</text:p>
          </table:table-cell>
          <table:table-cell office:value-type="float" office:value="25.2148780734" calcext:value-type="float">
            <text:p>25.2148780734</text:p>
          </table:table-cell>
          <table:table-cell office:value-type="float" office:value="23.1561089" calcext:value-type="float">
            <text:p>23.1561089</text:p>
          </table:table-cell>
          <table:table-cell office:value-type="float" office:value="0" calcext:value-type="float">
            <text:p>0</text:p>
          </table:table-cell>
          <table:table-cell office:value-type="float" office:value="2.918683975" calcext:value-type="float">
            <text:p>2.918683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14:00:00</text:p>
          </table:table-cell>
          <table:table-cell office:value-type="float" office:value="24.8155187896332" calcext:value-type="float">
            <text:p>24.8155187896</text:p>
          </table:table-cell>
          <table:table-cell office:value-type="float" office:value="23.20266975" calcext:value-type="float">
            <text:p>23.20266975</text:p>
          </table:table-cell>
          <table:table-cell office:value-type="float" office:value="0" calcext:value-type="float">
            <text:p>0</text:p>
          </table:table-cell>
          <table:table-cell office:value-type="float" office:value="2.7740805" calcext:value-type="float">
            <text:p>2.7740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15:00:00</text:p>
          </table:table-cell>
          <table:table-cell office:value-type="float" office:value="24.4111464556619" calcext:value-type="float">
            <text:p>24.4111464557</text:p>
          </table:table-cell>
          <table:table-cell office:value-type="float" office:value="23.21319528" calcext:value-type="float">
            <text:p>23.21319528</text:p>
          </table:table-cell>
          <table:table-cell office:value-type="float" office:value="0" calcext:value-type="float">
            <text:p>0</text:p>
          </table:table-cell>
          <table:table-cell office:value-type="float" office:value="2.752320285" calcext:value-type="float">
            <text:p>2.752320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16:00:00</text:p>
          </table:table-cell>
          <table:table-cell office:value-type="float" office:value="24.5790892276478" calcext:value-type="float">
            <text:p>24.5790892276</text:p>
          </table:table-cell>
          <table:table-cell office:value-type="float" office:value="23.24817151" calcext:value-type="float">
            <text:p>23.24817151</text:p>
          </table:table-cell>
          <table:table-cell office:value-type="float" office:value="0" calcext:value-type="float">
            <text:p>0</text:p>
          </table:table-cell>
          <table:table-cell office:value-type="float" office:value="2.737399188" calcext:value-type="float">
            <text:p>2.737399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17:00:00</text:p>
          </table:table-cell>
          <table:table-cell office:value-type="float" office:value="24.7970936209072" calcext:value-type="float">
            <text:p>24.7970936209</text:p>
          </table:table-cell>
          <table:table-cell office:value-type="float" office:value="23.26530939" calcext:value-type="float">
            <text:p>23.26530939</text:p>
          </table:table-cell>
          <table:table-cell office:value-type="float" office:value="0" calcext:value-type="float">
            <text:p>0</text:p>
          </table:table-cell>
          <table:table-cell office:value-type="float" office:value="2.828795428" calcext:value-type="float">
            <text:p>2.828795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18:00:00</text:p>
          </table:table-cell>
          <table:table-cell office:value-type="float" office:value="24.9238990479814" calcext:value-type="float">
            <text:p>24.923899048</text:p>
          </table:table-cell>
          <table:table-cell office:value-type="float" office:value="23.21443373" calcext:value-type="float">
            <text:p>23.21443373</text:p>
          </table:table-cell>
          <table:table-cell office:value-type="float" office:value="0" calcext:value-type="float">
            <text:p>0</text:p>
          </table:table-cell>
          <table:table-cell office:value-type="float" office:value="2.725751024" calcext:value-type="float">
            <text:p>2.725751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19:00:00</text:p>
          </table:table-cell>
          <table:table-cell office:value-type="float" office:value="25.0015191587144" calcext:value-type="float">
            <text:p>25.0015191587</text:p>
          </table:table-cell>
          <table:table-cell office:value-type="float" office:value="22.83766302" calcext:value-type="float">
            <text:p>22.83766302</text:p>
          </table:table-cell>
          <table:table-cell office:value-type="float" office:value="0" calcext:value-type="float">
            <text:p>0</text:p>
          </table:table-cell>
          <table:table-cell office:value-type="float" office:value="2.79969147" calcext:value-type="float">
            <text:p>2.79969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20:00:00</text:p>
          </table:table-cell>
          <table:table-cell office:value-type="float" office:value="24.6481447289922" calcext:value-type="float">
            <text:p>24.648144729</text:p>
          </table:table-cell>
          <table:table-cell office:value-type="float" office:value="22.4134913" calcext:value-type="float">
            <text:p>22.4134913</text:p>
          </table:table-cell>
          <table:table-cell office:value-type="float" office:value="0" calcext:value-type="float">
            <text:p>0</text:p>
          </table:table-cell>
          <table:table-cell office:value-type="float" office:value="16.89345179" calcext:value-type="float">
            <text:p>16.89345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21:00:00</text:p>
          </table:table-cell>
          <table:table-cell office:value-type="float" office:value="24.1042885225979" calcext:value-type="float">
            <text:p>24.1042885226</text:p>
          </table:table-cell>
          <table:table-cell office:value-type="float" office:value="22.36794278" calcext:value-type="float">
            <text:p>22.36794278</text:p>
          </table:table-cell>
          <table:table-cell office:value-type="float" office:value="0" calcext:value-type="float">
            <text:p>0</text:p>
          </table:table-cell>
          <table:table-cell office:value-type="float" office:value="3.887780739" calcext:value-type="float">
            <text:p>3.887780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22:00:00</text:p>
          </table:table-cell>
          <table:table-cell office:value-type="float" office:value="23.70772001513" calcext:value-type="float">
            <text:p>23.7077200151</text:p>
          </table:table-cell>
          <table:table-cell office:value-type="float" office:value="22.09952938" calcext:value-type="float">
            <text:p>22.09952938</text:p>
          </table:table-cell>
          <table:table-cell office:value-type="float" office:value="0" calcext:value-type="float">
            <text:p>0</text:p>
          </table:table-cell>
          <table:table-cell office:value-type="float" office:value="3.148939881" calcext:value-type="float">
            <text:p>3.148939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23:00:00</text:p>
          </table:table-cell>
          <table:table-cell office:value-type="float" office:value="23.4374279184714" calcext:value-type="float">
            <text:p>23.4374279185</text:p>
          </table:table-cell>
          <table:table-cell office:value-type="float" office:value="21.70467788" calcext:value-type="float">
            <text:p>21.70467788</text:p>
          </table:table-cell>
          <table:table-cell office:value-type="float" office:value="0" calcext:value-type="float">
            <text:p>0</text:p>
          </table:table-cell>
          <table:table-cell office:value-type="float" office:value="3.11312288" calcext:value-type="float">
            <text:p>3.11312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8 <text:s/>24:00:00</text:p>
          </table:table-cell>
          <table:table-cell office:value-type="float" office:value="23.2039395551323" calcext:value-type="float">
            <text:p>23.2039395551</text:p>
          </table:table-cell>
          <table:table-cell office:value-type="float" office:value="21.33553812" calcext:value-type="float">
            <text:p>21.33553812</text:p>
          </table:table-cell>
          <table:table-cell office:value-type="float" office:value="0" calcext:value-type="float">
            <text:p>0</text:p>
          </table:table-cell>
          <table:table-cell office:value-type="float" office:value="2.953845188" calcext:value-type="float">
            <text:p>2.953845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01:00:00</text:p>
          </table:table-cell>
          <table:table-cell office:value-type="float" office:value="22.9797319463332" calcext:value-type="float">
            <text:p>22.9797319463</text:p>
          </table:table-cell>
          <table:table-cell office:value-type="float" office:value="21.01381642" calcext:value-type="float">
            <text:p>21.01381642</text:p>
          </table:table-cell>
          <table:table-cell office:value-type="float" office:value="0" calcext:value-type="float">
            <text:p>0</text:p>
          </table:table-cell>
          <table:table-cell office:value-type="float" office:value="2.891297623" calcext:value-type="float">
            <text:p>2.8912976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02:00:00</text:p>
          </table:table-cell>
          <table:table-cell office:value-type="float" office:value="22.78704446866" calcext:value-type="float">
            <text:p>22.7870444687</text:p>
          </table:table-cell>
          <table:table-cell office:value-type="float" office:value="20.71326966" calcext:value-type="float">
            <text:p>20.71326966</text:p>
          </table:table-cell>
          <table:table-cell office:value-type="float" office:value="0" calcext:value-type="float">
            <text:p>0</text:p>
          </table:table-cell>
          <table:table-cell office:value-type="float" office:value="2.86465866" calcext:value-type="float">
            <text:p>2.864658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03:00:00</text:p>
          </table:table-cell>
          <table:table-cell office:value-type="float" office:value="23.0459870325476" calcext:value-type="float">
            <text:p>23.0459870325</text:p>
          </table:table-cell>
          <table:table-cell office:value-type="float" office:value="20.46871981" calcext:value-type="float">
            <text:p>20.46871981</text:p>
          </table:table-cell>
          <table:table-cell office:value-type="float" office:value="0" calcext:value-type="float">
            <text:p>0</text:p>
          </table:table-cell>
          <table:table-cell office:value-type="float" office:value="2.813070093" calcext:value-type="float">
            <text:p>2.813070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04:00:00</text:p>
          </table:table-cell>
          <table:table-cell office:value-type="float" office:value="23.2770333383975" calcext:value-type="float">
            <text:p>23.2770333384</text:p>
          </table:table-cell>
          <table:table-cell office:value-type="float" office:value="20.25573801" calcext:value-type="float">
            <text:p>20.25573801</text:p>
          </table:table-cell>
          <table:table-cell office:value-type="float" office:value="0" calcext:value-type="float">
            <text:p>0</text:p>
          </table:table-cell>
          <table:table-cell office:value-type="float" office:value="2.909534625" calcext:value-type="float">
            <text:p>2.9095346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05:00:00</text:p>
          </table:table-cell>
          <table:table-cell office:value-type="float" office:value="23.3406139282926" calcext:value-type="float">
            <text:p>23.3406139283</text:p>
          </table:table-cell>
          <table:table-cell office:value-type="float" office:value="20.00188566" calcext:value-type="float">
            <text:p>20.00188566</text:p>
          </table:table-cell>
          <table:table-cell office:value-type="float" office:value="0" calcext:value-type="float">
            <text:p>0</text:p>
          </table:table-cell>
          <table:table-cell office:value-type="float" office:value="2.915842732" calcext:value-type="float">
            <text:p>2.915842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06:00:00</text:p>
          </table:table-cell>
          <table:table-cell office:value-type="float" office:value="23.3398716343653" calcext:value-type="float">
            <text:p>23.3398716344</text:p>
          </table:table-cell>
          <table:table-cell office:value-type="float" office:value="19.74613262" calcext:value-type="float">
            <text:p>19.74613262</text:p>
          </table:table-cell>
          <table:table-cell office:value-type="float" office:value="0" calcext:value-type="float">
            <text:p>0</text:p>
          </table:table-cell>
          <table:table-cell office:value-type="float" office:value="2.930294037" calcext:value-type="float">
            <text:p>2.930294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07:00:00</text:p>
          </table:table-cell>
          <table:table-cell office:value-type="float" office:value="23.3158197798844" calcext:value-type="float">
            <text:p>23.3158197799</text:p>
          </table:table-cell>
          <table:table-cell office:value-type="float" office:value="19.50009065" calcext:value-type="float">
            <text:p>19.50009065</text:p>
          </table:table-cell>
          <table:table-cell office:value-type="float" office:value="0" calcext:value-type="float">
            <text:p>0</text:p>
          </table:table-cell>
          <table:table-cell office:value-type="float" office:value="14.64878189" calcext:value-type="float">
            <text:p>14.64878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08:00:00</text:p>
          </table:table-cell>
          <table:table-cell office:value-type="float" office:value="23.265608642166" calcext:value-type="float">
            <text:p>23.2656086422</text:p>
          </table:table-cell>
          <table:table-cell office:value-type="float" office:value="20.24435851" calcext:value-type="float">
            <text:p>20.24435851</text:p>
          </table:table-cell>
          <table:table-cell office:value-type="float" office:value="0" calcext:value-type="float">
            <text:p>0</text:p>
          </table:table-cell>
          <table:table-cell office:value-type="float" office:value="78.80992366" calcext:value-type="float">
            <text:p>78.80992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09:00:00</text:p>
          </table:table-cell>
          <table:table-cell office:value-type="float" office:value="23.2108213131729" calcext:value-type="float">
            <text:p>23.2108213132</text:p>
          </table:table-cell>
          <table:table-cell office:value-type="float" office:value="22.13376736" calcext:value-type="float">
            <text:p>22.13376736</text:p>
          </table:table-cell>
          <table:table-cell office:value-type="float" office:value="0" calcext:value-type="float">
            <text:p>0</text:p>
          </table:table-cell>
          <table:table-cell office:value-type="float" office:value="16.9475653" calcext:value-type="float">
            <text:p>16.9475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10:00:00</text:p>
          </table:table-cell>
          <table:table-cell office:value-type="float" office:value="23.3710422554602" calcext:value-type="float">
            <text:p>23.3710422555</text:p>
          </table:table-cell>
          <table:table-cell office:value-type="float" office:value="22.90638321" calcext:value-type="float">
            <text:p>22.90638321</text:p>
          </table:table-cell>
          <table:table-cell office:value-type="float" office:value="0" calcext:value-type="float">
            <text:p>0</text:p>
          </table:table-cell>
          <table:table-cell office:value-type="float" office:value="3.056998861" calcext:value-type="float">
            <text:p>3.056998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11:00:00</text:p>
          </table:table-cell>
          <table:table-cell office:value-type="float" office:value="24.0050551397031" calcext:value-type="float">
            <text:p>24.0050551397</text:p>
          </table:table-cell>
          <table:table-cell office:value-type="float" office:value="23.21607234" calcext:value-type="float">
            <text:p>23.21607234</text:p>
          </table:table-cell>
          <table:table-cell office:value-type="float" office:value="0" calcext:value-type="float">
            <text:p>0</text:p>
          </table:table-cell>
          <table:table-cell office:value-type="float" office:value="3.427451182" calcext:value-type="float">
            <text:p>3.427451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12:00:00</text:p>
          </table:table-cell>
          <table:table-cell office:value-type="float" office:value="24.8712431344664" calcext:value-type="float">
            <text:p>24.8712431345</text:p>
          </table:table-cell>
          <table:table-cell office:value-type="float" office:value="23.52316248" calcext:value-type="float">
            <text:p>23.52316248</text:p>
          </table:table-cell>
          <table:table-cell office:value-type="float" office:value="0" calcext:value-type="float">
            <text:p>0</text:p>
          </table:table-cell>
          <table:table-cell office:value-type="float" office:value="3.047251455" calcext:value-type="float">
            <text:p>3.047251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13:00:00</text:p>
          </table:table-cell>
          <table:table-cell office:value-type="float" office:value="25.3982222522451" calcext:value-type="float">
            <text:p>25.3982222522</text:p>
          </table:table-cell>
          <table:table-cell office:value-type="float" office:value="23.74507052" calcext:value-type="float">
            <text:p>23.74507052</text:p>
          </table:table-cell>
          <table:table-cell office:value-type="float" office:value="0" calcext:value-type="float">
            <text:p>0</text:p>
          </table:table-cell>
          <table:table-cell office:value-type="float" office:value="2.888319988" calcext:value-type="float">
            <text:p>2.888319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14:00:00</text:p>
          </table:table-cell>
          <table:table-cell office:value-type="float" office:value="25.1801470292811" calcext:value-type="float">
            <text:p>25.1801470293</text:p>
          </table:table-cell>
          <table:table-cell office:value-type="float" office:value="23.89760833" calcext:value-type="float">
            <text:p>23.89760833</text:p>
          </table:table-cell>
          <table:table-cell office:value-type="float" office:value="0" calcext:value-type="float">
            <text:p>0</text:p>
          </table:table-cell>
          <table:table-cell office:value-type="float" office:value="2.842467481" calcext:value-type="float">
            <text:p>2.842467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15:00:00</text:p>
          </table:table-cell>
          <table:table-cell office:value-type="float" office:value="24.9796994221586" calcext:value-type="float">
            <text:p>24.9796994222</text:p>
          </table:table-cell>
          <table:table-cell office:value-type="float" office:value="24.06118353" calcext:value-type="float">
            <text:p>24.06118353</text:p>
          </table:table-cell>
          <table:table-cell office:value-type="float" office:value="0" calcext:value-type="float">
            <text:p>0</text:p>
          </table:table-cell>
          <table:table-cell office:value-type="float" office:value="1.394216974" calcext:value-type="float">
            <text:p>1.394216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16:00:00</text:p>
          </table:table-cell>
          <table:table-cell office:value-type="float" office:value="25.2288299151949" calcext:value-type="float">
            <text:p>25.2288299152</text:p>
          </table:table-cell>
          <table:table-cell office:value-type="float" office:value="24.29588161" calcext:value-type="float">
            <text:p>24.295881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17:00:00</text:p>
          </table:table-cell>
          <table:table-cell office:value-type="float" office:value="25.5031870376832" calcext:value-type="float">
            <text:p>25.5031870377</text:p>
          </table:table-cell>
          <table:table-cell office:value-type="float" office:value="24.36107025" calcext:value-type="float">
            <text:p>24.36107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18:00:00</text:p>
          </table:table-cell>
          <table:table-cell office:value-type="float" office:value="25.6538977860912" calcext:value-type="float">
            <text:p>25.6538977861</text:p>
          </table:table-cell>
          <table:table-cell office:value-type="float" office:value="24.18378766" calcext:value-type="float">
            <text:p>24.18378766</text:p>
          </table:table-cell>
          <table:table-cell office:value-type="float" office:value="0" calcext:value-type="float">
            <text:p>0</text:p>
          </table:table-cell>
          <table:table-cell office:value-type="float" office:value="0.892939792" calcext:value-type="float">
            <text:p>0.892939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19:00:00</text:p>
          </table:table-cell>
          <table:table-cell office:value-type="float" office:value="25.6335173834463" calcext:value-type="float">
            <text:p>25.6335173834</text:p>
          </table:table-cell>
          <table:table-cell office:value-type="float" office:value="23.75613535" calcext:value-type="float">
            <text:p>23.75613535</text:p>
          </table:table-cell>
          <table:table-cell office:value-type="float" office:value="0" calcext:value-type="float">
            <text:p>0</text:p>
          </table:table-cell>
          <table:table-cell office:value-type="float" office:value="3.908229176" calcext:value-type="float">
            <text:p>3.9082291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20:00:00</text:p>
          </table:table-cell>
          <table:table-cell office:value-type="float" office:value="25.0485057254605" calcext:value-type="float">
            <text:p>25.0485057255</text:p>
          </table:table-cell>
          <table:table-cell office:value-type="float" office:value="23.07515198" calcext:value-type="float">
            <text:p>23.07515198</text:p>
          </table:table-cell>
          <table:table-cell office:value-type="float" office:value="0" calcext:value-type="float">
            <text:p>0</text:p>
          </table:table-cell>
          <table:table-cell office:value-type="float" office:value="7.014106664" calcext:value-type="float">
            <text:p>7.0141066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21:00:00</text:p>
          </table:table-cell>
          <table:table-cell office:value-type="float" office:value="24.347349977344" calcext:value-type="float">
            <text:p>24.3473499773</text:p>
          </table:table-cell>
          <table:table-cell office:value-type="float" office:value="22.57391178" calcext:value-type="float">
            <text:p>22.57391178</text:p>
          </table:table-cell>
          <table:table-cell office:value-type="float" office:value="0" calcext:value-type="float">
            <text:p>0</text:p>
          </table:table-cell>
          <table:table-cell office:value-type="float" office:value="10.11998428" calcext:value-type="float">
            <text:p>10.11998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22:00:00</text:p>
          </table:table-cell>
          <table:table-cell office:value-type="float" office:value="24.1027467107685" calcext:value-type="float">
            <text:p>24.1027467108</text:p>
          </table:table-cell>
          <table:table-cell office:value-type="float" office:value="22.11754903" calcext:value-type="float">
            <text:p>22.11754903</text:p>
          </table:table-cell>
          <table:table-cell office:value-type="float" office:value="0" calcext:value-type="float">
            <text:p>0</text:p>
          </table:table-cell>
          <table:table-cell office:value-type="float" office:value="13.22586172" calcext:value-type="float">
            <text:p>13.22586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23:00:00</text:p>
          </table:table-cell>
          <table:table-cell office:value-type="float" office:value="23.9831772115039" calcext:value-type="float">
            <text:p>23.9831772115</text:p>
          </table:table-cell>
          <table:table-cell office:value-type="float" office:value="21.5657913" calcext:value-type="float">
            <text:p>21.5657913</text:p>
          </table:table-cell>
          <table:table-cell office:value-type="float" office:value="0" calcext:value-type="float">
            <text:p>0</text:p>
          </table:table-cell>
          <table:table-cell office:value-type="float" office:value="16.33173923" calcext:value-type="float">
            <text:p>16.331739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09 <text:s/>24:00:00</text:p>
          </table:table-cell>
          <table:table-cell office:value-type="float" office:value="23.6981361690432" calcext:value-type="float">
            <text:p>23.698136169</text:p>
          </table:table-cell>
          <table:table-cell office:value-type="float" office:value="20.95267167" calcext:value-type="float">
            <text:p>20.95267167</text:p>
          </table:table-cell>
          <table:table-cell office:value-type="float" office:value="0" calcext:value-type="float">
            <text:p>0</text:p>
          </table:table-cell>
          <table:table-cell office:value-type="float" office:value="19.43761688" calcext:value-type="float">
            <text:p>19.43761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01:00:00</text:p>
          </table:table-cell>
          <table:table-cell office:value-type="float" office:value="23.3384676098547" calcext:value-type="float">
            <text:p>23.3384676099</text:p>
          </table:table-cell>
          <table:table-cell office:value-type="float" office:value="20.311646" calcext:value-type="float">
            <text:p>20.311646</text:p>
          </table:table-cell>
          <table:table-cell office:value-type="float" office:value="0" calcext:value-type="float">
            <text:p>0</text:p>
          </table:table-cell>
          <table:table-cell office:value-type="float" office:value="22.54349423" calcext:value-type="float">
            <text:p>22.54349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02:00:00</text:p>
          </table:table-cell>
          <table:table-cell office:value-type="float" office:value="22.9725203943562" calcext:value-type="float">
            <text:p>22.9725203944</text:p>
          </table:table-cell>
          <table:table-cell office:value-type="float" office:value="19.78369722" calcext:value-type="float">
            <text:p>19.78369722</text:p>
          </table:table-cell>
          <table:table-cell office:value-type="float" office:value="0" calcext:value-type="float">
            <text:p>0</text:p>
          </table:table-cell>
          <table:table-cell office:value-type="float" office:value="25.64937158" calcext:value-type="float">
            <text:p>25.64937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03:00:00</text:p>
          </table:table-cell>
          <table:table-cell office:value-type="float" office:value="22.6798864584128" calcext:value-type="float">
            <text:p>22.6798864584</text:p>
          </table:table-cell>
          <table:table-cell office:value-type="float" office:value="19.38291554" calcext:value-type="float">
            <text:p>19.38291554</text:p>
          </table:table-cell>
          <table:table-cell office:value-type="float" office:value="0" calcext:value-type="float">
            <text:p>0</text:p>
          </table:table-cell>
          <table:table-cell office:value-type="float" office:value="28.75524908" calcext:value-type="float">
            <text:p>28.75524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04:00:00</text:p>
          </table:table-cell>
          <table:table-cell office:value-type="float" office:value="22.4071359286721" calcext:value-type="float">
            <text:p>22.4071359287</text:p>
          </table:table-cell>
          <table:table-cell office:value-type="float" office:value="19.37886049" calcext:value-type="float">
            <text:p>19.37886049</text:p>
          </table:table-cell>
          <table:table-cell office:value-type="float" office:value="0" calcext:value-type="float">
            <text:p>0</text:p>
          </table:table-cell>
          <table:table-cell office:value-type="float" office:value="31.86112675" calcext:value-type="float">
            <text:p>31.86112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05:00:00</text:p>
          </table:table-cell>
          <table:table-cell office:value-type="float" office:value="22.1418987423106" calcext:value-type="float">
            <text:p>22.1418987423</text:p>
          </table:table-cell>
          <table:table-cell office:value-type="float" office:value="19.29267353" calcext:value-type="float">
            <text:p>19.29267353</text:p>
          </table:table-cell>
          <table:table-cell office:value-type="float" office:value="0" calcext:value-type="float">
            <text:p>0</text:p>
          </table:table-cell>
          <table:table-cell office:value-type="float" office:value="34.96700458" calcext:value-type="float">
            <text:p>34.967004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06:00:00</text:p>
          </table:table-cell>
          <table:table-cell office:value-type="float" office:value="21.8795330118357" calcext:value-type="float">
            <text:p>21.8795330118</text:p>
          </table:table-cell>
          <table:table-cell office:value-type="float" office:value="19.1964073" calcext:value-type="float">
            <text:p>19.1964073</text:p>
          </table:table-cell>
          <table:table-cell office:value-type="float" office:value="0" calcext:value-type="float">
            <text:p>0</text:p>
          </table:table-cell>
          <table:table-cell office:value-type="float" office:value="38.07288167" calcext:value-type="float">
            <text:p>38.07288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07:00:00</text:p>
          </table:table-cell>
          <table:table-cell office:value-type="float" office:value="21.6165628064409" calcext:value-type="float">
            <text:p>21.6165628064</text:p>
          </table:table-cell>
          <table:table-cell office:value-type="float" office:value="19.07658592" calcext:value-type="float">
            <text:p>19.07658592</text:p>
          </table:table-cell>
          <table:table-cell office:value-type="float" office:value="0" calcext:value-type="float">
            <text:p>0</text:p>
          </table:table-cell>
          <table:table-cell office:value-type="float" office:value="41.17875885" calcext:value-type="float">
            <text:p>41.17875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08:00:00</text:p>
          </table:table-cell>
          <table:table-cell office:value-type="float" office:value="21.3512050871768" calcext:value-type="float">
            <text:p>21.3512050872</text:p>
          </table:table-cell>
          <table:table-cell office:value-type="float" office:value="19.52051232" calcext:value-type="float">
            <text:p>19.52051232</text:p>
          </table:table-cell>
          <table:table-cell office:value-type="float" office:value="53.1800591411308" calcext:value-type="float">
            <text:p>53.1800591411</text:p>
          </table:table-cell>
          <table:table-cell office:value-type="float" office:value="44.28463628" calcext:value-type="float">
            <text:p>44.284636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09:00:00</text:p>
          </table:table-cell>
          <table:table-cell office:value-type="float" office:value="21.1069798051999" calcext:value-type="float">
            <text:p>21.1069798052</text:p>
          </table:table-cell>
          <table:table-cell office:value-type="float" office:value="20.85666843" calcext:value-type="float">
            <text:p>20.85666843</text:p>
          </table:table-cell>
          <table:table-cell office:value-type="float" office:value="314.023947074747" calcext:value-type="float">
            <text:p>314.0239470747</text:p>
          </table:table-cell>
          <table:table-cell office:value-type="float" office:value="47.39051363" calcext:value-type="float">
            <text:p>47.39051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10:00:00</text:p>
          </table:table-cell>
          <table:table-cell office:value-type="float" office:value="21.256523863873" calcext:value-type="float">
            <text:p>21.2565238639</text:p>
          </table:table-cell>
          <table:table-cell office:value-type="float" office:value="21.99911354" calcext:value-type="float">
            <text:p>21.99911354</text:p>
          </table:table-cell>
          <table:table-cell office:value-type="float" office:value="131.125347566428" calcext:value-type="float">
            <text:p>131.1253475664</text:p>
          </table:table-cell>
          <table:table-cell office:value-type="float" office:value="50.49639143" calcext:value-type="float">
            <text:p>50.49639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11:00:00</text:p>
          </table:table-cell>
          <table:table-cell office:value-type="float" office:value="22.1237742254261" calcext:value-type="float">
            <text:p>22.1237742254</text:p>
          </table:table-cell>
          <table:table-cell office:value-type="float" office:value="22.33332067" calcext:value-type="float">
            <text:p>22.33332067</text:p>
          </table:table-cell>
          <table:table-cell office:value-type="float" office:value="71.5860288318778" calcext:value-type="float">
            <text:p>71.5860288319</text:p>
          </table:table-cell>
          <table:table-cell office:value-type="float" office:value="53.60226917" calcext:value-type="float">
            <text:p>53.60226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12:00:00</text:p>
          </table:table-cell>
          <table:table-cell office:value-type="float" office:value="23.0138753379693" calcext:value-type="float">
            <text:p>23.013875338</text:p>
          </table:table-cell>
          <table:table-cell office:value-type="float" office:value="22.43720943" calcext:value-type="float">
            <text:p>22.43720943</text:p>
          </table:table-cell>
          <table:table-cell office:value-type="float" office:value="0" calcext:value-type="float">
            <text:p>0</text:p>
          </table:table-cell>
          <table:table-cell office:value-type="float" office:value="56.70814688" calcext:value-type="float">
            <text:p>56.70814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13:00:00</text:p>
          </table:table-cell>
          <table:table-cell office:value-type="float" office:value="23.9005270046785" calcext:value-type="float">
            <text:p>23.9005270047</text:p>
          </table:table-cell>
          <table:table-cell office:value-type="float" office:value="22.21200833" calcext:value-type="float">
            <text:p>22.21200833</text:p>
          </table:table-cell>
          <table:table-cell office:value-type="float" office:value="0" calcext:value-type="float">
            <text:p>0</text:p>
          </table:table-cell>
          <table:table-cell office:value-type="float" office:value="37.73485089" calcext:value-type="float">
            <text:p>37.73485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14:00:00</text:p>
          </table:table-cell>
          <table:table-cell office:value-type="float" office:value="24.1679218612616" calcext:value-type="float">
            <text:p>24.1679218613</text:p>
          </table:table-cell>
          <table:table-cell office:value-type="float" office:value="22.33072896" calcext:value-type="float">
            <text:p>22.33072896</text:p>
          </table:table-cell>
          <table:table-cell office:value-type="float" office:value="0" calcext:value-type="float">
            <text:p>0</text:p>
          </table:table-cell>
          <table:table-cell office:value-type="float" office:value="4.16265922" calcext:value-type="float">
            <text:p>4.16265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15:00:00</text:p>
          </table:table-cell>
          <table:table-cell office:value-type="float" office:value="24.1716091669676" calcext:value-type="float">
            <text:p>24.171609167</text:p>
          </table:table-cell>
          <table:table-cell office:value-type="float" office:value="22.2487399" calcext:value-type="float">
            <text:p>22.2487399</text:p>
          </table:table-cell>
          <table:table-cell office:value-type="float" office:value="0" calcext:value-type="float">
            <text:p>0</text:p>
          </table:table-cell>
          <table:table-cell office:value-type="float" office:value="38.28010562" calcext:value-type="float">
            <text:p>38.280105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16:00:00</text:p>
          </table:table-cell>
          <table:table-cell office:value-type="float" office:value="24.6094611585437" calcext:value-type="float">
            <text:p>24.6094611585</text:p>
          </table:table-cell>
          <table:table-cell office:value-type="float" office:value="22.22956197" calcext:value-type="float">
            <text:p>22.22956197</text:p>
          </table:table-cell>
          <table:table-cell office:value-type="float" office:value="0" calcext:value-type="float">
            <text:p>0</text:p>
          </table:table-cell>
          <table:table-cell office:value-type="float" office:value="31.90979793" calcext:value-type="float">
            <text:p>31.90979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17:00:00</text:p>
          </table:table-cell>
          <table:table-cell office:value-type="float" office:value="24.8704315809798" calcext:value-type="float">
            <text:p>24.870431581</text:p>
          </table:table-cell>
          <table:table-cell office:value-type="float" office:value="22.2601805" calcext:value-type="float">
            <text:p>22.2601805</text:p>
          </table:table-cell>
          <table:table-cell office:value-type="float" office:value="0" calcext:value-type="float">
            <text:p>0</text:p>
          </table:table-cell>
          <table:table-cell office:value-type="float" office:value="33.05241248" calcext:value-type="float">
            <text:p>33.05241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18:00:00</text:p>
          </table:table-cell>
          <table:table-cell office:value-type="float" office:value="24.7633351746174" calcext:value-type="float">
            <text:p>24.7633351746</text:p>
          </table:table-cell>
          <table:table-cell office:value-type="float" office:value="22.17342452" calcext:value-type="float">
            <text:p>22.17342452</text:p>
          </table:table-cell>
          <table:table-cell office:value-type="float" office:value="0" calcext:value-type="float">
            <text:p>0</text:p>
          </table:table-cell>
          <table:table-cell office:value-type="float" office:value="35.22723032" calcext:value-type="float">
            <text:p>35.22723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19:00:00</text:p>
          </table:table-cell>
          <table:table-cell office:value-type="float" office:value="24.5187334115029" calcext:value-type="float">
            <text:p>24.5187334115</text:p>
          </table:table-cell>
          <table:table-cell office:value-type="float" office:value="22.08774976" calcext:value-type="float">
            <text:p>22.08774976</text:p>
          </table:table-cell>
          <table:table-cell office:value-type="float" office:value="0" calcext:value-type="float">
            <text:p>0</text:p>
          </table:table-cell>
          <table:table-cell office:value-type="float" office:value="39.01106373" calcext:value-type="float">
            <text:p>39.01106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20:00:00</text:p>
          </table:table-cell>
          <table:table-cell office:value-type="float" office:value="23.9218134671218" calcext:value-type="float">
            <text:p>23.9218134671</text:p>
          </table:table-cell>
          <table:table-cell office:value-type="float" office:value="22.0025288" calcext:value-type="float">
            <text:p>22.0025288</text:p>
          </table:table-cell>
          <table:table-cell office:value-type="float" office:value="0" calcext:value-type="float">
            <text:p>0</text:p>
          </table:table-cell>
          <table:table-cell office:value-type="float" office:value="41.37404007" calcext:value-type="float">
            <text:p>41.37404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21:00:00</text:p>
          </table:table-cell>
          <table:table-cell office:value-type="float" office:value="23.280751760912" calcext:value-type="float">
            <text:p>23.2807517609</text:p>
          </table:table-cell>
          <table:table-cell office:value-type="float" office:value="21.70610751" calcext:value-type="float">
            <text:p>21.70610751</text:p>
          </table:table-cell>
          <table:table-cell office:value-type="float" office:value="0" calcext:value-type="float">
            <text:p>0</text:p>
          </table:table-cell>
          <table:table-cell office:value-type="float" office:value="5.0777662" calcext:value-type="float">
            <text:p>5.0777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22:00:00</text:p>
          </table:table-cell>
          <table:table-cell office:value-type="float" office:value="22.81294933034" calcext:value-type="float">
            <text:p>22.8129493303</text:p>
          </table:table-cell>
          <table:table-cell office:value-type="float" office:value="20.76755205" calcext:value-type="float">
            <text:p>20.76755205</text:p>
          </table:table-cell>
          <table:table-cell office:value-type="float" office:value="0" calcext:value-type="float">
            <text:p>0</text:p>
          </table:table-cell>
          <table:table-cell office:value-type="float" office:value="3.793940568" calcext:value-type="float">
            <text:p>3.793940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23:00:00</text:p>
          </table:table-cell>
          <table:table-cell office:value-type="float" office:value="22.4003358516254" calcext:value-type="float">
            <text:p>22.4003358516</text:p>
          </table:table-cell>
          <table:table-cell office:value-type="float" office:value="19.82062064" calcext:value-type="float">
            <text:p>19.82062064</text:p>
          </table:table-cell>
          <table:table-cell office:value-type="float" office:value="0" calcext:value-type="float">
            <text:p>0</text:p>
          </table:table-cell>
          <table:table-cell office:value-type="float" office:value="9.473787973" calcext:value-type="float">
            <text:p>9.473787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0 <text:s/>24:00:00</text:p>
          </table:table-cell>
          <table:table-cell office:value-type="float" office:value="21.9447332194957" calcext:value-type="float">
            <text:p>21.9447332195</text:p>
          </table:table-cell>
          <table:table-cell office:value-type="float" office:value="19.25984464" calcext:value-type="float">
            <text:p>19.25984464</text:p>
          </table:table-cell>
          <table:table-cell office:value-type="float" office:value="0" calcext:value-type="float">
            <text:p>0</text:p>
          </table:table-cell>
          <table:table-cell office:value-type="float" office:value="22.22303869" calcext:value-type="float">
            <text:p>22.22303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01:00:00</text:p>
          </table:table-cell>
          <table:table-cell office:value-type="float" office:value="21.5094485616857" calcext:value-type="float">
            <text:p>21.5094485617</text:p>
          </table:table-cell>
          <table:table-cell office:value-type="float" office:value="19.01855679" calcext:value-type="float">
            <text:p>19.01855679</text:p>
          </table:table-cell>
          <table:table-cell office:value-type="float" office:value="0" calcext:value-type="float">
            <text:p>0</text:p>
          </table:table-cell>
          <table:table-cell office:value-type="float" office:value="21.32368165" calcext:value-type="float">
            <text:p>21.323681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02:00:00</text:p>
          </table:table-cell>
          <table:table-cell office:value-type="float" office:value="21.124360392666" calcext:value-type="float">
            <text:p>21.1243603927</text:p>
          </table:table-cell>
          <table:table-cell office:value-type="float" office:value="18.81783475" calcext:value-type="float">
            <text:p>18.81783475</text:p>
          </table:table-cell>
          <table:table-cell office:value-type="float" office:value="0" calcext:value-type="float">
            <text:p>0</text:p>
          </table:table-cell>
          <table:table-cell office:value-type="float" office:value="23.61697436" calcext:value-type="float">
            <text:p>23.616974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03:00:00</text:p>
          </table:table-cell>
          <table:table-cell office:value-type="float" office:value="20.740286635111" calcext:value-type="float">
            <text:p>20.7402866351</text:p>
          </table:table-cell>
          <table:table-cell office:value-type="float" office:value="18.66589649" calcext:value-type="float">
            <text:p>18.66589649</text:p>
          </table:table-cell>
          <table:table-cell office:value-type="float" office:value="0" calcext:value-type="float">
            <text:p>0</text:p>
          </table:table-cell>
          <table:table-cell office:value-type="float" office:value="24.54743266" calcext:value-type="float">
            <text:p>24.54743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04:00:00</text:p>
          </table:table-cell>
          <table:table-cell office:value-type="float" office:value="20.354878056263" calcext:value-type="float">
            <text:p>20.3548780563</text:p>
          </table:table-cell>
          <table:table-cell office:value-type="float" office:value="18.53559708" calcext:value-type="float">
            <text:p>18.53559708</text:p>
          </table:table-cell>
          <table:table-cell office:value-type="float" office:value="0" calcext:value-type="float">
            <text:p>0</text:p>
          </table:table-cell>
          <table:table-cell office:value-type="float" office:value="25.86404563" calcext:value-type="float">
            <text:p>25.86404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05:00:00</text:p>
          </table:table-cell>
          <table:table-cell office:value-type="float" office:value="19.9745811375658" calcext:value-type="float">
            <text:p>19.9745811376</text:p>
          </table:table-cell>
          <table:table-cell office:value-type="float" office:value="18.43907107" calcext:value-type="float">
            <text:p>18.43907107</text:p>
          </table:table-cell>
          <table:table-cell office:value-type="float" office:value="0" calcext:value-type="float">
            <text:p>0</text:p>
          </table:table-cell>
          <table:table-cell office:value-type="float" office:value="25.83079223" calcext:value-type="float">
            <text:p>25.83079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06:00:00</text:p>
          </table:table-cell>
          <table:table-cell office:value-type="float" office:value="19.6000968574773" calcext:value-type="float">
            <text:p>19.6000968575</text:p>
          </table:table-cell>
          <table:table-cell office:value-type="float" office:value="18.29473317" calcext:value-type="float">
            <text:p>18.29473317</text:p>
          </table:table-cell>
          <table:table-cell office:value-type="float" office:value="0" calcext:value-type="float">
            <text:p>0</text:p>
          </table:table-cell>
          <table:table-cell office:value-type="float" office:value="28.03417551" calcext:value-type="float">
            <text:p>28.034175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07:00:00</text:p>
          </table:table-cell>
          <table:table-cell office:value-type="float" office:value="19.2407686302722" calcext:value-type="float">
            <text:p>19.2407686303</text:p>
          </table:table-cell>
          <table:table-cell office:value-type="float" office:value="18.18214104" calcext:value-type="float">
            <text:p>18.18214104</text:p>
          </table:table-cell>
          <table:table-cell office:value-type="float" office:value="0" calcext:value-type="float">
            <text:p>0</text:p>
          </table:table-cell>
          <table:table-cell office:value-type="float" office:value="28.9255737" calcext:value-type="float">
            <text:p>28.9255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08:00:00</text:p>
          </table:table-cell>
          <table:table-cell office:value-type="float" office:value="18.8809965718889" calcext:value-type="float">
            <text:p>18.8809965719</text:p>
          </table:table-cell>
          <table:table-cell office:value-type="float" office:value="18.29780349" calcext:value-type="float">
            <text:p>18.29780349</text:p>
          </table:table-cell>
          <table:table-cell office:value-type="float" office:value="0" calcext:value-type="float">
            <text:p>0</text:p>
          </table:table-cell>
          <table:table-cell office:value-type="float" office:value="26.23398175" calcext:value-type="float">
            <text:p>26.23398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09:00:00</text:p>
          </table:table-cell>
          <table:table-cell office:value-type="float" office:value="18.5349982586546" calcext:value-type="float">
            <text:p>18.5349982587</text:p>
          </table:table-cell>
          <table:table-cell office:value-type="float" office:value="18.99455368" calcext:value-type="float">
            <text:p>18.99455368</text:p>
          </table:table-cell>
          <table:table-cell office:value-type="float" office:value="0" calcext:value-type="float">
            <text:p>0</text:p>
          </table:table-cell>
          <table:table-cell office:value-type="float" office:value="89.350725" calcext:value-type="float">
            <text:p>89.350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10:00:00</text:p>
          </table:table-cell>
          <table:table-cell office:value-type="float" office:value="18.3182271265443" calcext:value-type="float">
            <text:p>18.3182271265</text:p>
          </table:table-cell>
          <table:table-cell office:value-type="float" office:value="20.3045134" calcext:value-type="float">
            <text:p>20.3045134</text:p>
          </table:table-cell>
          <table:table-cell office:value-type="float" office:value="328.196211133328" calcext:value-type="float">
            <text:p>328.1962111333</text:p>
          </table:table-cell>
          <table:table-cell office:value-type="float" office:value="29.08663538" calcext:value-type="float">
            <text:p>29.08663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11:00:00</text:p>
          </table:table-cell>
          <table:table-cell office:value-type="float" office:value="18.3692380227938" calcext:value-type="float">
            <text:p>18.3692380228</text:p>
          </table:table-cell>
          <table:table-cell office:value-type="float" office:value="20.79043756" calcext:value-type="float">
            <text:p>20.79043756</text:p>
          </table:table-cell>
          <table:table-cell office:value-type="float" office:value="220.348353238633" calcext:value-type="float">
            <text:p>220.3483532386</text:p>
          </table:table-cell>
          <table:table-cell office:value-type="float" office:value="20.15941436" calcext:value-type="float">
            <text:p>20.159414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12:00:00</text:p>
          </table:table-cell>
          <table:table-cell office:value-type="float" office:value="19.2484253279496" calcext:value-type="float">
            <text:p>19.2484253279</text:p>
          </table:table-cell>
          <table:table-cell office:value-type="float" office:value="20.88636454" calcext:value-type="float">
            <text:p>20.88636454</text:p>
          </table:table-cell>
          <table:table-cell office:value-type="float" office:value="134.731403437834" calcext:value-type="float">
            <text:p>134.7314034378</text:p>
          </table:table-cell>
          <table:table-cell office:value-type="float" office:value="3.910244152" calcext:value-type="float">
            <text:p>3.910244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13:00:00</text:p>
          </table:table-cell>
          <table:table-cell office:value-type="float" office:value="20.3619905604412" calcext:value-type="float">
            <text:p>20.3619905604</text:p>
          </table:table-cell>
          <table:table-cell office:value-type="float" office:value="20.63606156" calcext:value-type="float">
            <text:p>20.63606156</text:p>
          </table:table-cell>
          <table:table-cell office:value-type="float" office:value="39.2309428874294" calcext:value-type="float">
            <text:p>39.2309428874</text:p>
          </table:table-cell>
          <table:table-cell office:value-type="float" office:value="38.48954073" calcext:value-type="float">
            <text:p>38.48954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14:00:00</text:p>
          </table:table-cell>
          <table:table-cell office:value-type="float" office:value="21.3996496576571" calcext:value-type="float">
            <text:p>21.3996496577</text:p>
          </table:table-cell>
          <table:table-cell office:value-type="float" office:value="20.86144317" calcext:value-type="float">
            <text:p>20.86144317</text:p>
          </table:table-cell>
          <table:table-cell office:value-type="float" office:value="0" calcext:value-type="float">
            <text:p>0</text:p>
          </table:table-cell>
          <table:table-cell office:value-type="float" office:value="4.682755673" calcext:value-type="float">
            <text:p>4.6827556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15:00:00</text:p>
          </table:table-cell>
          <table:table-cell office:value-type="float" office:value="21.9227526094023" calcext:value-type="float">
            <text:p>21.9227526094</text:p>
          </table:table-cell>
          <table:table-cell office:value-type="float" office:value="20.62605945" calcext:value-type="float">
            <text:p>20.62605945</text:p>
          </table:table-cell>
          <table:table-cell office:value-type="float" office:value="0" calcext:value-type="float">
            <text:p>0</text:p>
          </table:table-cell>
          <table:table-cell office:value-type="float" office:value="38.0314772" calcext:value-type="float">
            <text:p>38.0314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16:00:00</text:p>
          </table:table-cell>
          <table:table-cell office:value-type="float" office:value="22.1082747084311" calcext:value-type="float">
            <text:p>22.1082747084</text:p>
          </table:table-cell>
          <table:table-cell office:value-type="float" office:value="20.76420534" calcext:value-type="float">
            <text:p>20.76420534</text:p>
          </table:table-cell>
          <table:table-cell office:value-type="float" office:value="0" calcext:value-type="float">
            <text:p>0</text:p>
          </table:table-cell>
          <table:table-cell office:value-type="float" office:value="24.3694678" calcext:value-type="float">
            <text:p>24.3694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17:00:00</text:p>
          </table:table-cell>
          <table:table-cell office:value-type="float" office:value="22.1988435515144" calcext:value-type="float">
            <text:p>22.1988435515</text:p>
          </table:table-cell>
          <table:table-cell office:value-type="float" office:value="20.82595937" calcext:value-type="float">
            <text:p>20.82595937</text:p>
          </table:table-cell>
          <table:table-cell office:value-type="float" office:value="0" calcext:value-type="float">
            <text:p>0</text:p>
          </table:table-cell>
          <table:table-cell office:value-type="float" office:value="12.71663569" calcext:value-type="float">
            <text:p>12.71663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18:00:00</text:p>
          </table:table-cell>
          <table:table-cell office:value-type="float" office:value="22.2742846846469" calcext:value-type="float">
            <text:p>22.2742846846</text:p>
          </table:table-cell>
          <table:table-cell office:value-type="float" office:value="20.81215291" calcext:value-type="float">
            <text:p>20.81215291</text:p>
          </table:table-cell>
          <table:table-cell office:value-type="float" office:value="0" calcext:value-type="float">
            <text:p>0</text:p>
          </table:table-cell>
          <table:table-cell office:value-type="float" office:value="54.61926371" calcext:value-type="float">
            <text:p>54.619263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19:00:00</text:p>
          </table:table-cell>
          <table:table-cell office:value-type="float" office:value="22.3843026720702" calcext:value-type="float">
            <text:p>22.3843026721</text:p>
          </table:table-cell>
          <table:table-cell office:value-type="float" office:value="20.84611114" calcext:value-type="float">
            <text:p>20.84611114</text:p>
          </table:table-cell>
          <table:table-cell office:value-type="float" office:value="0" calcext:value-type="float">
            <text:p>0</text:p>
          </table:table-cell>
          <table:table-cell office:value-type="float" office:value="38.86191638" calcext:value-type="float">
            <text:p>38.861916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20:00:00</text:p>
          </table:table-cell>
          <table:table-cell office:value-type="float" office:value="22.3381385832857" calcext:value-type="float">
            <text:p>22.3381385833</text:p>
          </table:table-cell>
          <table:table-cell office:value-type="float" office:value="20.58307571" calcext:value-type="float">
            <text:p>20.58307571</text:p>
          </table:table-cell>
          <table:table-cell office:value-type="float" office:value="0" calcext:value-type="float">
            <text:p>0</text:p>
          </table:table-cell>
          <table:table-cell office:value-type="float" office:value="5.097908962" calcext:value-type="float">
            <text:p>5.0979089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21:00:00</text:p>
          </table:table-cell>
          <table:table-cell office:value-type="float" office:value="22.182503307695" calcext:value-type="float">
            <text:p>22.1825033077</text:p>
          </table:table-cell>
          <table:table-cell office:value-type="float" office:value="19.67514856" calcext:value-type="float">
            <text:p>19.67514856</text:p>
          </table:table-cell>
          <table:table-cell office:value-type="float" office:value="0" calcext:value-type="float">
            <text:p>0</text:p>
          </table:table-cell>
          <table:table-cell office:value-type="float" office:value="11.36489545" calcext:value-type="float">
            <text:p>11.36489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22:00:00</text:p>
          </table:table-cell>
          <table:table-cell office:value-type="float" office:value="21.9456899714273" calcext:value-type="float">
            <text:p>21.9456899714</text:p>
          </table:table-cell>
          <table:table-cell office:value-type="float" office:value="19.11723467" calcext:value-type="float">
            <text:p>19.11723467</text:p>
          </table:table-cell>
          <table:table-cell office:value-type="float" office:value="0" calcext:value-type="float">
            <text:p>0</text:p>
          </table:table-cell>
          <table:table-cell office:value-type="float" office:value="22.01816721" calcext:value-type="float">
            <text:p>22.01816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23:00:00</text:p>
          </table:table-cell>
          <table:table-cell office:value-type="float" office:value="21.6066288516835" calcext:value-type="float">
            <text:p>21.6066288517</text:p>
          </table:table-cell>
          <table:table-cell office:value-type="float" office:value="18.8008684" calcext:value-type="float">
            <text:p>18.8008684</text:p>
          </table:table-cell>
          <table:table-cell office:value-type="float" office:value="0" calcext:value-type="float">
            <text:p>0</text:p>
          </table:table-cell>
          <table:table-cell office:value-type="float" office:value="24.37427899" calcext:value-type="float">
            <text:p>24.37427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1 <text:s/>24:00:00</text:p>
          </table:table-cell>
          <table:table-cell office:value-type="float" office:value="21.301781032142" calcext:value-type="float">
            <text:p>21.3017810321</text:p>
          </table:table-cell>
          <table:table-cell office:value-type="float" office:value="18.60060581" calcext:value-type="float">
            <text:p>18.60060581</text:p>
          </table:table-cell>
          <table:table-cell office:value-type="float" office:value="0" calcext:value-type="float">
            <text:p>0</text:p>
          </table:table-cell>
          <table:table-cell office:value-type="float" office:value="25.56590299" calcext:value-type="float">
            <text:p>25.565902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01:00:00</text:p>
          </table:table-cell>
          <table:table-cell office:value-type="float" office:value="21.0007304202704" calcext:value-type="float">
            <text:p>21.0007304203</text:p>
          </table:table-cell>
          <table:table-cell office:value-type="float" office:value="18.48468467" calcext:value-type="float">
            <text:p>18.48468467</text:p>
          </table:table-cell>
          <table:table-cell office:value-type="float" office:value="0" calcext:value-type="float">
            <text:p>0</text:p>
          </table:table-cell>
          <table:table-cell office:value-type="float" office:value="26.03386943" calcext:value-type="float">
            <text:p>26.03386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02:00:00</text:p>
          </table:table-cell>
          <table:table-cell office:value-type="float" office:value="20.6748373998056" calcext:value-type="float">
            <text:p>20.6748373998</text:p>
          </table:table-cell>
          <table:table-cell office:value-type="float" office:value="18.42108014" calcext:value-type="float">
            <text:p>18.42108014</text:p>
          </table:table-cell>
          <table:table-cell office:value-type="float" office:value="0" calcext:value-type="float">
            <text:p>0</text:p>
          </table:table-cell>
          <table:table-cell office:value-type="float" office:value="27.62961961" calcext:value-type="float">
            <text:p>27.62961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03:00:00</text:p>
          </table:table-cell>
          <table:table-cell office:value-type="float" office:value="20.3544064971371" calcext:value-type="float">
            <text:p>20.3544064971</text:p>
          </table:table-cell>
          <table:table-cell office:value-type="float" office:value="18.34928879" calcext:value-type="float">
            <text:p>18.34928879</text:p>
          </table:table-cell>
          <table:table-cell office:value-type="float" office:value="0" calcext:value-type="float">
            <text:p>0</text:p>
          </table:table-cell>
          <table:table-cell office:value-type="float" office:value="27.91233863" calcext:value-type="float">
            <text:p>27.912338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04:00:00</text:p>
          </table:table-cell>
          <table:table-cell office:value-type="float" office:value="20.0239586977562" calcext:value-type="float">
            <text:p>20.0239586978</text:p>
          </table:table-cell>
          <table:table-cell office:value-type="float" office:value="18.30773024" calcext:value-type="float">
            <text:p>18.30773024</text:p>
          </table:table-cell>
          <table:table-cell office:value-type="float" office:value="0" calcext:value-type="float">
            <text:p>0</text:p>
          </table:table-cell>
          <table:table-cell office:value-type="float" office:value="27.61768049" calcext:value-type="float">
            <text:p>27.617680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05:00:00</text:p>
          </table:table-cell>
          <table:table-cell office:value-type="float" office:value="19.697531903359" calcext:value-type="float">
            <text:p>19.6975319034</text:p>
          </table:table-cell>
          <table:table-cell office:value-type="float" office:value="18.30115903" calcext:value-type="float">
            <text:p>18.30115903</text:p>
          </table:table-cell>
          <table:table-cell office:value-type="float" office:value="0" calcext:value-type="float">
            <text:p>0</text:p>
          </table:table-cell>
          <table:table-cell office:value-type="float" office:value="27.7581522" calcext:value-type="float">
            <text:p>27.7581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06:00:00</text:p>
          </table:table-cell>
          <table:table-cell office:value-type="float" office:value="19.3869675137194" calcext:value-type="float">
            <text:p>19.3869675137</text:p>
          </table:table-cell>
          <table:table-cell office:value-type="float" office:value="18.33088893" calcext:value-type="float">
            <text:p>18.33088893</text:p>
          </table:table-cell>
          <table:table-cell office:value-type="float" office:value="0" calcext:value-type="float">
            <text:p>0</text:p>
          </table:table-cell>
          <table:table-cell office:value-type="float" office:value="27.2408825" calcext:value-type="float">
            <text:p>27.2408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07:00:00</text:p>
          </table:table-cell>
          <table:table-cell office:value-type="float" office:value="19.1422673479551" calcext:value-type="float">
            <text:p>19.142267348</text:p>
          </table:table-cell>
          <table:table-cell office:value-type="float" office:value="18.34137001" calcext:value-type="float">
            <text:p>18.34137001</text:p>
          </table:table-cell>
          <table:table-cell office:value-type="float" office:value="0" calcext:value-type="float">
            <text:p>0</text:p>
          </table:table-cell>
          <table:table-cell office:value-type="float" office:value="27.59447693" calcext:value-type="float">
            <text:p>27.59447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08:00:00</text:p>
          </table:table-cell>
          <table:table-cell office:value-type="float" office:value="18.950963546479" calcext:value-type="float">
            <text:p>18.9509635465</text:p>
          </table:table-cell>
          <table:table-cell office:value-type="float" office:value="18.77743284" calcext:value-type="float">
            <text:p>18.77743284</text:p>
          </table:table-cell>
          <table:table-cell office:value-type="float" office:value="0" calcext:value-type="float">
            <text:p>0</text:p>
          </table:table-cell>
          <table:table-cell office:value-type="float" office:value="84.18333101" calcext:value-type="float">
            <text:p>84.18333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09:00:00</text:p>
          </table:table-cell>
          <table:table-cell office:value-type="float" office:value="18.7651796830474" calcext:value-type="float">
            <text:p>18.765179683</text:p>
          </table:table-cell>
          <table:table-cell office:value-type="float" office:value="20.05272245" calcext:value-type="float">
            <text:p>20.05272245</text:p>
          </table:table-cell>
          <table:table-cell office:value-type="float" office:value="0" calcext:value-type="float">
            <text:p>0</text:p>
          </table:table-cell>
          <table:table-cell office:value-type="float" office:value="48.06119268" calcext:value-type="float">
            <text:p>48.06119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10:00:00</text:p>
          </table:table-cell>
          <table:table-cell office:value-type="float" office:value="18.603638139842" calcext:value-type="float">
            <text:p>18.6036381398</text:p>
          </table:table-cell>
          <table:table-cell office:value-type="float" office:value="20.76464661" calcext:value-type="float">
            <text:p>20.76464661</text:p>
          </table:table-cell>
          <table:table-cell office:value-type="float" office:value="301.941029308881" calcext:value-type="float">
            <text:p>301.9410293089</text:p>
          </table:table-cell>
          <table:table-cell office:value-type="float" office:value="29.92913684" calcext:value-type="float">
            <text:p>29.929136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11:00:00</text:p>
          </table:table-cell>
          <table:table-cell office:value-type="float" office:value="18.7086575711772" calcext:value-type="float">
            <text:p>18.7086575712</text:p>
          </table:table-cell>
          <table:table-cell office:value-type="float" office:value="20.89046276" calcext:value-type="float">
            <text:p>20.89046276</text:p>
          </table:table-cell>
          <table:table-cell office:value-type="float" office:value="205.592976481561" calcext:value-type="float">
            <text:p>205.5929764816</text:p>
          </table:table-cell>
          <table:table-cell office:value-type="float" office:value="27.60915846" calcext:value-type="float">
            <text:p>27.60915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12:00:00</text:p>
          </table:table-cell>
          <table:table-cell office:value-type="float" office:value="19.2158532275733" calcext:value-type="float">
            <text:p>19.2158532276</text:p>
          </table:table-cell>
          <table:table-cell office:value-type="float" office:value="20.94593606" calcext:value-type="float">
            <text:p>20.94593606</text:p>
          </table:table-cell>
          <table:table-cell office:value-type="float" office:value="129.643795097854" calcext:value-type="float">
            <text:p>129.6437950979</text:p>
          </table:table-cell>
          <table:table-cell office:value-type="float" office:value="4.538445367" calcext:value-type="float">
            <text:p>4.5384453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13:00:00</text:p>
          </table:table-cell>
          <table:table-cell office:value-type="float" office:value="19.7638150273751" calcext:value-type="float">
            <text:p>19.7638150274</text:p>
          </table:table-cell>
          <table:table-cell office:value-type="float" office:value="20.86611561" calcext:value-type="float">
            <text:p>20.86611561</text:p>
          </table:table-cell>
          <table:table-cell office:value-type="float" office:value="23.8928150041385" calcext:value-type="float">
            <text:p>23.8928150041</text:p>
          </table:table-cell>
          <table:table-cell office:value-type="float" office:value="34.56836103" calcext:value-type="float">
            <text:p>34.56836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14:00:00</text:p>
          </table:table-cell>
          <table:table-cell office:value-type="float" office:value="20.4809590876794" calcext:value-type="float">
            <text:p>20.4809590877</text:p>
          </table:table-cell>
          <table:table-cell office:value-type="float" office:value="20.90218199" calcext:value-type="float">
            <text:p>20.90218199</text:p>
          </table:table-cell>
          <table:table-cell office:value-type="float" office:value="23.072421546635" calcext:value-type="float">
            <text:p>23.0724215466</text:p>
          </table:table-cell>
          <table:table-cell office:value-type="float" office:value="20.52552115" calcext:value-type="float">
            <text:p>20.5255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15:00:00</text:p>
          </table:table-cell>
          <table:table-cell office:value-type="float" office:value="21.025709639771" calcext:value-type="float">
            <text:p>21.0257096398</text:p>
          </table:table-cell>
          <table:table-cell office:value-type="float" office:value="20.83105875" calcext:value-type="float">
            <text:p>20.83105875</text:p>
          </table:table-cell>
          <table:table-cell office:value-type="float" office:value="0" calcext:value-type="float">
            <text:p>0</text:p>
          </table:table-cell>
          <table:table-cell office:value-type="float" office:value="17.31547606" calcext:value-type="float">
            <text:p>17.31547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16:00:00</text:p>
          </table:table-cell>
          <table:table-cell office:value-type="float" office:value="21.256278098476" calcext:value-type="float">
            <text:p>21.2562780985</text:p>
          </table:table-cell>
          <table:table-cell office:value-type="float" office:value="20.78011078" calcext:value-type="float">
            <text:p>20.78011078</text:p>
          </table:table-cell>
          <table:table-cell office:value-type="float" office:value="0" calcext:value-type="float">
            <text:p>0</text:p>
          </table:table-cell>
          <table:table-cell office:value-type="float" office:value="28.5435819" calcext:value-type="float">
            <text:p>28.5435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17:00:00</text:p>
          </table:table-cell>
          <table:table-cell office:value-type="float" office:value="21.3749632967138" calcext:value-type="float">
            <text:p>21.3749632967</text:p>
          </table:table-cell>
          <table:table-cell office:value-type="float" office:value="20.9746179" calcext:value-type="float">
            <text:p>20.9746179</text:p>
          </table:table-cell>
          <table:table-cell office:value-type="float" office:value="0" calcext:value-type="float">
            <text:p>0</text:p>
          </table:table-cell>
          <table:table-cell office:value-type="float" office:value="4.154115504" calcext:value-type="float">
            <text:p>4.1541155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18:00:00</text:p>
          </table:table-cell>
          <table:table-cell office:value-type="float" office:value="21.4710581422771" calcext:value-type="float">
            <text:p>21.4710581423</text:p>
          </table:table-cell>
          <table:table-cell office:value-type="float" office:value="20.81011894" calcext:value-type="float">
            <text:p>20.81011894</text:p>
          </table:table-cell>
          <table:table-cell office:value-type="float" office:value="0" calcext:value-type="float">
            <text:p>0</text:p>
          </table:table-cell>
          <table:table-cell office:value-type="float" office:value="48.27255787" calcext:value-type="float">
            <text:p>48.27255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19:00:00</text:p>
          </table:table-cell>
          <table:table-cell office:value-type="float" office:value="21.4769737570558" calcext:value-type="float">
            <text:p>21.4769737571</text:p>
          </table:table-cell>
          <table:table-cell office:value-type="float" office:value="20.65823776" calcext:value-type="float">
            <text:p>20.65823776</text:p>
          </table:table-cell>
          <table:table-cell office:value-type="float" office:value="0" calcext:value-type="float">
            <text:p>0</text:p>
          </table:table-cell>
          <table:table-cell office:value-type="float" office:value="4.683751409" calcext:value-type="float">
            <text:p>4.6837514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20:00:00</text:p>
          </table:table-cell>
          <table:table-cell office:value-type="float" office:value="21.2985934983724" calcext:value-type="float">
            <text:p>21.2985934984</text:p>
          </table:table-cell>
          <table:table-cell office:value-type="float" office:value="19.78735774" calcext:value-type="float">
            <text:p>19.78735774</text:p>
          </table:table-cell>
          <table:table-cell office:value-type="float" office:value="0" calcext:value-type="float">
            <text:p>0</text:p>
          </table:table-cell>
          <table:table-cell office:value-type="float" office:value="25.84863239" calcext:value-type="float">
            <text:p>25.84863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21:00:00</text:p>
          </table:table-cell>
          <table:table-cell office:value-type="float" office:value="21.0752985899187" calcext:value-type="float">
            <text:p>21.0752985899</text:p>
          </table:table-cell>
          <table:table-cell office:value-type="float" office:value="19.27594378" calcext:value-type="float">
            <text:p>19.27594378</text:p>
          </table:table-cell>
          <table:table-cell office:value-type="float" office:value="0" calcext:value-type="float">
            <text:p>0</text:p>
          </table:table-cell>
          <table:table-cell office:value-type="float" office:value="20.15279055" calcext:value-type="float">
            <text:p>20.15279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22:00:00</text:p>
          </table:table-cell>
          <table:table-cell office:value-type="float" office:value="20.8674374284475" calcext:value-type="float">
            <text:p>20.8674374284</text:p>
          </table:table-cell>
          <table:table-cell office:value-type="float" office:value="19.03697195" calcext:value-type="float">
            <text:p>19.03697195</text:p>
          </table:table-cell>
          <table:table-cell office:value-type="float" office:value="0" calcext:value-type="float">
            <text:p>0</text:p>
          </table:table-cell>
          <table:table-cell office:value-type="float" office:value="22.57330213" calcext:value-type="float">
            <text:p>22.57330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23:00:00</text:p>
          </table:table-cell>
          <table:table-cell office:value-type="float" office:value="20.636350336066" calcext:value-type="float">
            <text:p>20.6363503361</text:p>
          </table:table-cell>
          <table:table-cell office:value-type="float" office:value="18.88343459" calcext:value-type="float">
            <text:p>18.88343459</text:p>
          </table:table-cell>
          <table:table-cell office:value-type="float" office:value="0" calcext:value-type="float">
            <text:p>0</text:p>
          </table:table-cell>
          <table:table-cell office:value-type="float" office:value="22.67016498" calcext:value-type="float">
            <text:p>22.67016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2 <text:s/>24:00:00</text:p>
          </table:table-cell>
          <table:table-cell office:value-type="float" office:value="20.3767034244217" calcext:value-type="float">
            <text:p>20.3767034244</text:p>
          </table:table-cell>
          <table:table-cell office:value-type="float" office:value="18.7424514" calcext:value-type="float">
            <text:p>18.7424514</text:p>
          </table:table-cell>
          <table:table-cell office:value-type="float" office:value="0" calcext:value-type="float">
            <text:p>0</text:p>
          </table:table-cell>
          <table:table-cell office:value-type="float" office:value="24.03771248" calcext:value-type="float">
            <text:p>24.03771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01:00:00</text:p>
          </table:table-cell>
          <table:table-cell office:value-type="float" office:value="20.0963799375899" calcext:value-type="float">
            <text:p>20.0963799376</text:p>
          </table:table-cell>
          <table:table-cell office:value-type="float" office:value="18.62725332" calcext:value-type="float">
            <text:p>18.62725332</text:p>
          </table:table-cell>
          <table:table-cell office:value-type="float" office:value="0" calcext:value-type="float">
            <text:p>0</text:p>
          </table:table-cell>
          <table:table-cell office:value-type="float" office:value="25.59261134" calcext:value-type="float">
            <text:p>25.592611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02:00:00</text:p>
          </table:table-cell>
          <table:table-cell office:value-type="float" office:value="19.7886531592042" calcext:value-type="float">
            <text:p>19.7886531592</text:p>
          </table:table-cell>
          <table:table-cell office:value-type="float" office:value="18.55991156" calcext:value-type="float">
            <text:p>18.55991156</text:p>
          </table:table-cell>
          <table:table-cell office:value-type="float" office:value="0" calcext:value-type="float">
            <text:p>0</text:p>
          </table:table-cell>
          <table:table-cell office:value-type="float" office:value="26.47781126" calcext:value-type="float">
            <text:p>26.47781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03:00:00</text:p>
          </table:table-cell>
          <table:table-cell office:value-type="float" office:value="19.4806166512039" calcext:value-type="float">
            <text:p>19.4806166512</text:p>
          </table:table-cell>
          <table:table-cell office:value-type="float" office:value="18.40261865" calcext:value-type="float">
            <text:p>18.40261865</text:p>
          </table:table-cell>
          <table:table-cell office:value-type="float" office:value="0" calcext:value-type="float">
            <text:p>0</text:p>
          </table:table-cell>
          <table:table-cell office:value-type="float" office:value="28.44093922" calcext:value-type="float">
            <text:p>28.4409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04:00:00</text:p>
          </table:table-cell>
          <table:table-cell office:value-type="float" office:value="19.1759728035109" calcext:value-type="float">
            <text:p>19.1759728035</text:p>
          </table:table-cell>
          <table:table-cell office:value-type="float" office:value="18.30680232" calcext:value-type="float">
            <text:p>18.30680232</text:p>
          </table:table-cell>
          <table:table-cell office:value-type="float" office:value="0" calcext:value-type="float">
            <text:p>0</text:p>
          </table:table-cell>
          <table:table-cell office:value-type="float" office:value="28.79724753" calcext:value-type="float">
            <text:p>28.79724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05:00:00</text:p>
          </table:table-cell>
          <table:table-cell office:value-type="float" office:value="18.8809994886834" calcext:value-type="float">
            <text:p>18.8809994887</text:p>
          </table:table-cell>
          <table:table-cell office:value-type="float" office:value="18.26126938" calcext:value-type="float">
            <text:p>18.26126938</text:p>
          </table:table-cell>
          <table:table-cell office:value-type="float" office:value="0" calcext:value-type="float">
            <text:p>0</text:p>
          </table:table-cell>
          <table:table-cell office:value-type="float" office:value="29.14499391" calcext:value-type="float">
            <text:p>29.14499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06:00:00</text:p>
          </table:table-cell>
          <table:table-cell office:value-type="float" office:value="18.595724714377" calcext:value-type="float">
            <text:p>18.5957247144</text:p>
          </table:table-cell>
          <table:table-cell office:value-type="float" office:value="18.2333784" calcext:value-type="float">
            <text:p>18.2333784</text:p>
          </table:table-cell>
          <table:table-cell office:value-type="float" office:value="0" calcext:value-type="float">
            <text:p>0</text:p>
          </table:table-cell>
          <table:table-cell office:value-type="float" office:value="28.94923263" calcext:value-type="float">
            <text:p>28.94923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07:00:00</text:p>
          </table:table-cell>
          <table:table-cell office:value-type="float" office:value="18.3575168068655" calcext:value-type="float">
            <text:p>18.3575168069</text:p>
          </table:table-cell>
          <table:table-cell office:value-type="float" office:value="18.59111726" calcext:value-type="float">
            <text:p>18.59111726</text:p>
          </table:table-cell>
          <table:table-cell office:value-type="float" office:value="0" calcext:value-type="float">
            <text:p>0</text:p>
          </table:table-cell>
          <table:table-cell office:value-type="float" office:value="79.12220553" calcext:value-type="float">
            <text:p>79.12220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08:00:00</text:p>
          </table:table-cell>
          <table:table-cell office:value-type="float" office:value="18.1751831462641" calcext:value-type="float">
            <text:p>18.1751831463</text:p>
          </table:table-cell>
          <table:table-cell office:value-type="float" office:value="19.77892008" calcext:value-type="float">
            <text:p>19.77892008</text:p>
          </table:table-cell>
          <table:table-cell office:value-type="float" office:value="290.9587987822" calcext:value-type="float">
            <text:p>290.9587987822</text:p>
          </table:table-cell>
          <table:table-cell office:value-type="float" office:value="65.46198979" calcext:value-type="float">
            <text:p>65.46198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09:00:00</text:p>
          </table:table-cell>
          <table:table-cell office:value-type="float" office:value="18.3428726125673" calcext:value-type="float">
            <text:p>18.3428726126</text:p>
          </table:table-cell>
          <table:table-cell office:value-type="float" office:value="21.04996137" calcext:value-type="float">
            <text:p>21.04996137</text:p>
          </table:table-cell>
          <table:table-cell office:value-type="float" office:value="199.003136964203" calcext:value-type="float">
            <text:p>199.0031369642</text:p>
          </table:table-cell>
          <table:table-cell office:value-type="float" office:value="63.8514697" calcext:value-type="float">
            <text:p>63.8514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10:00:00</text:p>
          </table:table-cell>
          <table:table-cell office:value-type="float" office:value="19.1927813467288" calcext:value-type="float">
            <text:p>19.1927813467</text:p>
          </table:table-cell>
          <table:table-cell office:value-type="float" office:value="22.08191173" calcext:value-type="float">
            <text:p>22.08191173</text:p>
          </table:table-cell>
          <table:table-cell office:value-type="float" office:value="125.1423077099" calcext:value-type="float">
            <text:p>125.1423077099</text:p>
          </table:table-cell>
          <table:table-cell office:value-type="float" office:value="15.01991304" calcext:value-type="float">
            <text:p>15.01991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11:00:00</text:p>
          </table:table-cell>
          <table:table-cell office:value-type="float" office:value="20.6600571217614" calcext:value-type="float">
            <text:p>20.6600571218</text:p>
          </table:table-cell>
          <table:table-cell office:value-type="float" office:value="22.13618072" calcext:value-type="float">
            <text:p>22.13618072</text:p>
          </table:table-cell>
          <table:table-cell office:value-type="float" office:value="84.5043076863025" calcext:value-type="float">
            <text:p>84.5043076863</text:p>
          </table:table-cell>
          <table:table-cell office:value-type="float" office:value="34.31721659" calcext:value-type="float">
            <text:p>34.31721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12:00:00</text:p>
          </table:table-cell>
          <table:table-cell office:value-type="float" office:value="22.1640073648155" calcext:value-type="float">
            <text:p>22.1640073648</text:p>
          </table:table-cell>
          <table:table-cell office:value-type="float" office:value="22.47158398" calcext:value-type="float">
            <text:p>22.47158398</text:p>
          </table:table-cell>
          <table:table-cell office:value-type="float" office:value="0" calcext:value-type="float">
            <text:p>0</text:p>
          </table:table-cell>
          <table:table-cell office:value-type="float" office:value="20.85231602" calcext:value-type="float">
            <text:p>20.85231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13:00:00</text:p>
          </table:table-cell>
          <table:table-cell office:value-type="float" office:value="23.05147194685" calcext:value-type="float">
            <text:p>23.0514719469</text:p>
          </table:table-cell>
          <table:table-cell office:value-type="float" office:value="22.72634911" calcext:value-type="float">
            <text:p>22.72634911</text:p>
          </table:table-cell>
          <table:table-cell office:value-type="float" office:value="0" calcext:value-type="float">
            <text:p>0</text:p>
          </table:table-cell>
          <table:table-cell office:value-type="float" office:value="3.731635853" calcext:value-type="float">
            <text:p>3.731635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14:00:00</text:p>
          </table:table-cell>
          <table:table-cell office:value-type="float" office:value="23.5876837178831" calcext:value-type="float">
            <text:p>23.5876837179</text:p>
          </table:table-cell>
          <table:table-cell office:value-type="float" office:value="22.57937053" calcext:value-type="float">
            <text:p>22.57937053</text:p>
          </table:table-cell>
          <table:table-cell office:value-type="float" office:value="0" calcext:value-type="float">
            <text:p>0</text:p>
          </table:table-cell>
          <table:table-cell office:value-type="float" office:value="22.40738542" calcext:value-type="float">
            <text:p>22.40738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15:00:00</text:p>
          </table:table-cell>
          <table:table-cell office:value-type="float" office:value="24.0231728321555" calcext:value-type="float">
            <text:p>24.0231728322</text:p>
          </table:table-cell>
          <table:table-cell office:value-type="float" office:value="22.76123027" calcext:value-type="float">
            <text:p>22.76123027</text:p>
          </table:table-cell>
          <table:table-cell office:value-type="float" office:value="0" calcext:value-type="float">
            <text:p>0</text:p>
          </table:table-cell>
          <table:table-cell office:value-type="float" office:value="13.71451357" calcext:value-type="float">
            <text:p>13.71451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16:00:00</text:p>
          </table:table-cell>
          <table:table-cell office:value-type="float" office:value="24.3281059069377" calcext:value-type="float">
            <text:p>24.3281059069</text:p>
          </table:table-cell>
          <table:table-cell office:value-type="float" office:value="22.7744033" calcext:value-type="float">
            <text:p>22.7744033</text:p>
          </table:table-cell>
          <table:table-cell office:value-type="float" office:value="0" calcext:value-type="float">
            <text:p>0</text:p>
          </table:table-cell>
          <table:table-cell office:value-type="float" office:value="3.345610177" calcext:value-type="float">
            <text:p>3.345610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17:00:00</text:p>
          </table:table-cell>
          <table:table-cell office:value-type="float" office:value="24.5109536500132" calcext:value-type="float">
            <text:p>24.51095365</text:p>
          </table:table-cell>
          <table:table-cell office:value-type="float" office:value="22.60833837" calcext:value-type="float">
            <text:p>22.60833837</text:p>
          </table:table-cell>
          <table:table-cell office:value-type="float" office:value="0" calcext:value-type="float">
            <text:p>0</text:p>
          </table:table-cell>
          <table:table-cell office:value-type="float" office:value="43.92280118" calcext:value-type="float">
            <text:p>43.92280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18:00:00</text:p>
          </table:table-cell>
          <table:table-cell office:value-type="float" office:value="24.4881813815794" calcext:value-type="float">
            <text:p>24.4881813816</text:p>
          </table:table-cell>
          <table:table-cell office:value-type="float" office:value="22.61436523" calcext:value-type="float">
            <text:p>22.61436523</text:p>
          </table:table-cell>
          <table:table-cell office:value-type="float" office:value="0" calcext:value-type="float">
            <text:p>0</text:p>
          </table:table-cell>
          <table:table-cell office:value-type="float" office:value="32.57345892" calcext:value-type="float">
            <text:p>32.57345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19:00:00</text:p>
          </table:table-cell>
          <table:table-cell office:value-type="float" office:value="24.2952851035429" calcext:value-type="float">
            <text:p>24.2952851035</text:p>
          </table:table-cell>
          <table:table-cell office:value-type="float" office:value="22.68449952" calcext:value-type="float">
            <text:p>22.68449952</text:p>
          </table:table-cell>
          <table:table-cell office:value-type="float" office:value="0" calcext:value-type="float">
            <text:p>0</text:p>
          </table:table-cell>
          <table:table-cell office:value-type="float" office:value="32.86341897" calcext:value-type="float">
            <text:p>32.86341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20:00:00</text:p>
          </table:table-cell>
          <table:table-cell office:value-type="float" office:value="24.0432141297468" calcext:value-type="float">
            <text:p>24.0432141297</text:p>
          </table:table-cell>
          <table:table-cell office:value-type="float" office:value="22.52826795" calcext:value-type="float">
            <text:p>22.52826795</text:p>
          </table:table-cell>
          <table:table-cell office:value-type="float" office:value="0" calcext:value-type="float">
            <text:p>0</text:p>
          </table:table-cell>
          <table:table-cell office:value-type="float" office:value="4.729985917" calcext:value-type="float">
            <text:p>4.729985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21:00:00</text:p>
          </table:table-cell>
          <table:table-cell office:value-type="float" office:value="23.7888133663168" calcext:value-type="float">
            <text:p>23.7888133663</text:p>
          </table:table-cell>
          <table:table-cell office:value-type="float" office:value="21.82285903" calcext:value-type="float">
            <text:p>21.82285903</text:p>
          </table:table-cell>
          <table:table-cell office:value-type="float" office:value="0" calcext:value-type="float">
            <text:p>0</text:p>
          </table:table-cell>
          <table:table-cell office:value-type="float" office:value="3.491911526" calcext:value-type="float">
            <text:p>3.491911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22:00:00</text:p>
          </table:table-cell>
          <table:table-cell office:value-type="float" office:value="23.5177593938491" calcext:value-type="float">
            <text:p>23.5177593938</text:p>
          </table:table-cell>
          <table:table-cell office:value-type="float" office:value="21.04126815" calcext:value-type="float">
            <text:p>21.04126815</text:p>
          </table:table-cell>
          <table:table-cell office:value-type="float" office:value="0" calcext:value-type="float">
            <text:p>0</text:p>
          </table:table-cell>
          <table:table-cell office:value-type="float" office:value="3.270296758" calcext:value-type="float">
            <text:p>3.270296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23:00:00</text:p>
          </table:table-cell>
          <table:table-cell office:value-type="float" office:value="23.2067235341136" calcext:value-type="float">
            <text:p>23.2067235341</text:p>
          </table:table-cell>
          <table:table-cell office:value-type="float" office:value="20.33405193" calcext:value-type="float">
            <text:p>20.33405193</text:p>
          </table:table-cell>
          <table:table-cell office:value-type="float" office:value="0" calcext:value-type="float">
            <text:p>0</text:p>
          </table:table-cell>
          <table:table-cell office:value-type="float" office:value="3.090293386" calcext:value-type="float">
            <text:p>3.090293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3 <text:s/>24:00:00</text:p>
          </table:table-cell>
          <table:table-cell office:value-type="float" office:value="22.9066263465688" calcext:value-type="float">
            <text:p>22.9066263466</text:p>
          </table:table-cell>
          <table:table-cell office:value-type="float" office:value="19.78626181" calcext:value-type="float">
            <text:p>19.78626181</text:p>
          </table:table-cell>
          <table:table-cell office:value-type="float" office:value="0" calcext:value-type="float">
            <text:p>0</text:p>
          </table:table-cell>
          <table:table-cell office:value-type="float" office:value="9.632825233" calcext:value-type="float">
            <text:p>9.632825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01:00:00</text:p>
          </table:table-cell>
          <table:table-cell office:value-type="float" office:value="22.6602741943175" calcext:value-type="float">
            <text:p>22.6602741943</text:p>
          </table:table-cell>
          <table:table-cell office:value-type="float" office:value="19.64221561" calcext:value-type="float">
            <text:p>19.64221561</text:p>
          </table:table-cell>
          <table:table-cell office:value-type="float" office:value="0" calcext:value-type="float">
            <text:p>0</text:p>
          </table:table-cell>
          <table:table-cell office:value-type="float" office:value="14.16633419" calcext:value-type="float">
            <text:p>14.16633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02:00:00</text:p>
          </table:table-cell>
          <table:table-cell office:value-type="float" office:value="21.9903711471759" calcext:value-type="float">
            <text:p>21.9903711472</text:p>
          </table:table-cell>
          <table:table-cell office:value-type="float" office:value="19.61198096" calcext:value-type="float">
            <text:p>19.61198096</text:p>
          </table:table-cell>
          <table:table-cell office:value-type="float" office:value="0" calcext:value-type="float">
            <text:p>0</text:p>
          </table:table-cell>
          <table:table-cell office:value-type="float" office:value="17.26006717" calcext:value-type="float">
            <text:p>17.26006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03:00:00</text:p>
          </table:table-cell>
          <table:table-cell office:value-type="float" office:value="21.618635058376" calcext:value-type="float">
            <text:p>21.6186350584</text:p>
          </table:table-cell>
          <table:table-cell office:value-type="float" office:value="19.55912957" calcext:value-type="float">
            <text:p>19.55912957</text:p>
          </table:table-cell>
          <table:table-cell office:value-type="float" office:value="0" calcext:value-type="float">
            <text:p>0</text:p>
          </table:table-cell>
          <table:table-cell office:value-type="float" office:value="16.66445321" calcext:value-type="float">
            <text:p>16.664453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04:00:00</text:p>
          </table:table-cell>
          <table:table-cell office:value-type="float" office:value="21.4857854309302" calcext:value-type="float">
            <text:p>21.4857854309</text:p>
          </table:table-cell>
          <table:table-cell office:value-type="float" office:value="19.43421611" calcext:value-type="float">
            <text:p>19.43421611</text:p>
          </table:table-cell>
          <table:table-cell office:value-type="float" office:value="0" calcext:value-type="float">
            <text:p>0</text:p>
          </table:table-cell>
          <table:table-cell office:value-type="float" office:value="17.68777291" calcext:value-type="float">
            <text:p>17.687772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05:00:00</text:p>
          </table:table-cell>
          <table:table-cell office:value-type="float" office:value="21.3364294550194" calcext:value-type="float">
            <text:p>21.336429455</text:p>
          </table:table-cell>
          <table:table-cell office:value-type="float" office:value="19.38558742" calcext:value-type="float">
            <text:p>19.38558742</text:p>
          </table:table-cell>
          <table:table-cell office:value-type="float" office:value="0" calcext:value-type="float">
            <text:p>0</text:p>
          </table:table-cell>
          <table:table-cell office:value-type="float" office:value="17.90029153" calcext:value-type="float">
            <text:p>17.90029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06:00:00</text:p>
          </table:table-cell>
          <table:table-cell office:value-type="float" office:value="21.1085799582584" calcext:value-type="float">
            <text:p>21.1085799583</text:p>
          </table:table-cell>
          <table:table-cell office:value-type="float" office:value="19.28301499" calcext:value-type="float">
            <text:p>19.28301499</text:p>
          </table:table-cell>
          <table:table-cell office:value-type="float" office:value="0" calcext:value-type="float">
            <text:p>0</text:p>
          </table:table-cell>
          <table:table-cell office:value-type="float" office:value="19.31566749" calcext:value-type="float">
            <text:p>19.31566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07:00:00</text:p>
          </table:table-cell>
          <table:table-cell office:value-type="float" office:value="20.9091244806473" calcext:value-type="float">
            <text:p>20.9091244806</text:p>
          </table:table-cell>
          <table:table-cell office:value-type="float" office:value="19.63810757" calcext:value-type="float">
            <text:p>19.63810757</text:p>
          </table:table-cell>
          <table:table-cell office:value-type="float" office:value="0" calcext:value-type="float">
            <text:p>0</text:p>
          </table:table-cell>
          <table:table-cell office:value-type="float" office:value="79.46344984" calcext:value-type="float">
            <text:p>79.46344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08:00:00</text:p>
          </table:table-cell>
          <table:table-cell office:value-type="float" office:value="20.7525575463682" calcext:value-type="float">
            <text:p>20.7525575464</text:p>
          </table:table-cell>
          <table:table-cell office:value-type="float" office:value="20.82362601" calcext:value-type="float">
            <text:p>20.82362601</text:p>
          </table:table-cell>
          <table:table-cell office:value-type="float" office:value="279.688678586897" calcext:value-type="float">
            <text:p>279.6886785869</text:p>
          </table:table-cell>
          <table:table-cell office:value-type="float" office:value="64.72638425" calcext:value-type="float">
            <text:p>64.72638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09:00:00</text:p>
          </table:table-cell>
          <table:table-cell office:value-type="float" office:value="20.7837020111742" calcext:value-type="float">
            <text:p>20.7837020112</text:p>
          </table:table-cell>
          <table:table-cell office:value-type="float" office:value="21.70498383" calcext:value-type="float">
            <text:p>21.70498383</text:p>
          </table:table-cell>
          <table:table-cell office:value-type="float" office:value="192.851948395344" calcext:value-type="float">
            <text:p>192.8519483953</text:p>
          </table:table-cell>
          <table:table-cell office:value-type="float" office:value="47.97823233" calcext:value-type="float">
            <text:p>47.97823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10:00:00</text:p>
          </table:table-cell>
          <table:table-cell office:value-type="float" office:value="21.207290450646" calcext:value-type="float">
            <text:p>21.2072904506</text:p>
          </table:table-cell>
          <table:table-cell office:value-type="float" office:value="21.97163664" calcext:value-type="float">
            <text:p>21.97163664</text:p>
          </table:table-cell>
          <table:table-cell office:value-type="float" office:value="65.3931711099422" calcext:value-type="float">
            <text:p>65.3931711099</text:p>
          </table:table-cell>
          <table:table-cell office:value-type="float" office:value="39.24334668" calcext:value-type="float">
            <text:p>39.24334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11:00:00</text:p>
          </table:table-cell>
          <table:table-cell office:value-type="float" office:value="21.7762360997479" calcext:value-type="float">
            <text:p>21.7762360997</text:p>
          </table:table-cell>
          <table:table-cell office:value-type="float" office:value="21.91910489" calcext:value-type="float">
            <text:p>21.91910489</text:p>
          </table:table-cell>
          <table:table-cell office:value-type="float" office:value="49.1400677505594" calcext:value-type="float">
            <text:p>49.1400677506</text:p>
          </table:table-cell>
          <table:table-cell office:value-type="float" office:value="41.26014969" calcext:value-type="float">
            <text:p>41.260149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12:00:00</text:p>
          </table:table-cell>
          <table:table-cell office:value-type="float" office:value="22.1139622365027" calcext:value-type="float">
            <text:p>22.1139622365</text:p>
          </table:table-cell>
          <table:table-cell office:value-type="float" office:value="21.86362408" calcext:value-type="float">
            <text:p>21.86362408</text:p>
          </table:table-cell>
          <table:table-cell office:value-type="float" office:value="47.34497927729" calcext:value-type="float">
            <text:p>47.3449792773</text:p>
          </table:table-cell>
          <table:table-cell office:value-type="float" office:value="39.0500598" calcext:value-type="float">
            <text:p>39.0500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13:00:00</text:p>
          </table:table-cell>
          <table:table-cell office:value-type="float" office:value="22.322495195253" calcext:value-type="float">
            <text:p>22.3224951953</text:p>
          </table:table-cell>
          <table:table-cell office:value-type="float" office:value="21.65420317" calcext:value-type="float">
            <text:p>21.65420317</text:p>
          </table:table-cell>
          <table:table-cell office:value-type="float" office:value="0" calcext:value-type="float">
            <text:p>0</text:p>
          </table:table-cell>
          <table:table-cell office:value-type="float" office:value="37.68275226" calcext:value-type="float">
            <text:p>37.68275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14:00:00</text:p>
          </table:table-cell>
          <table:table-cell office:value-type="float" office:value="22.5323221818263" calcext:value-type="float">
            <text:p>22.5323221818</text:p>
          </table:table-cell>
          <table:table-cell office:value-type="float" office:value="21.5638365" calcext:value-type="float">
            <text:p>21.5638365</text:p>
          </table:table-cell>
          <table:table-cell office:value-type="float" office:value="0" calcext:value-type="float">
            <text:p>0</text:p>
          </table:table-cell>
          <table:table-cell office:value-type="float" office:value="34.87510765" calcext:value-type="float">
            <text:p>34.87510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15:00:00</text:p>
          </table:table-cell>
          <table:table-cell office:value-type="float" office:value="22.6695436138566" calcext:value-type="float">
            <text:p>22.6695436139</text:p>
          </table:table-cell>
          <table:table-cell office:value-type="float" office:value="21.43028952" calcext:value-type="float">
            <text:p>21.43028952</text:p>
          </table:table-cell>
          <table:table-cell office:value-type="float" office:value="0" calcext:value-type="float">
            <text:p>0</text:p>
          </table:table-cell>
          <table:table-cell office:value-type="float" office:value="50.28991659" calcext:value-type="float">
            <text:p>50.28991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16:00:00</text:p>
          </table:table-cell>
          <table:table-cell office:value-type="float" office:value="22.6630806230372" calcext:value-type="float">
            <text:p>22.663080623</text:p>
          </table:table-cell>
          <table:table-cell office:value-type="float" office:value="21.71490206" calcext:value-type="float">
            <text:p>21.71490206</text:p>
          </table:table-cell>
          <table:table-cell office:value-type="float" office:value="0" calcext:value-type="float">
            <text:p>0</text:p>
          </table:table-cell>
          <table:table-cell office:value-type="float" office:value="29.87526994" calcext:value-type="float">
            <text:p>29.87526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17:00:00</text:p>
          </table:table-cell>
          <table:table-cell office:value-type="float" office:value="22.6313687956209" calcext:value-type="float">
            <text:p>22.6313687956</text:p>
          </table:table-cell>
          <table:table-cell office:value-type="float" office:value="21.60829987" calcext:value-type="float">
            <text:p>21.60829987</text:p>
          </table:table-cell>
          <table:table-cell office:value-type="float" office:value="0" calcext:value-type="float">
            <text:p>0</text:p>
          </table:table-cell>
          <table:table-cell office:value-type="float" office:value="47.90478809" calcext:value-type="float">
            <text:p>47.9047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18:00:00</text:p>
          </table:table-cell>
          <table:table-cell office:value-type="float" office:value="22.4901014758019" calcext:value-type="float">
            <text:p>22.4901014758</text:p>
          </table:table-cell>
          <table:table-cell office:value-type="float" office:value="21.57274683" calcext:value-type="float">
            <text:p>21.57274683</text:p>
          </table:table-cell>
          <table:table-cell office:value-type="float" office:value="0" calcext:value-type="float">
            <text:p>0</text:p>
          </table:table-cell>
          <table:table-cell office:value-type="float" office:value="56.79782809" calcext:value-type="float">
            <text:p>56.79782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19:00:00</text:p>
          </table:table-cell>
          <table:table-cell office:value-type="float" office:value="22.233970547399" calcext:value-type="float">
            <text:p>22.2339705474</text:p>
          </table:table-cell>
          <table:table-cell office:value-type="float" office:value="21.68527975" calcext:value-type="float">
            <text:p>21.68527975</text:p>
          </table:table-cell>
          <table:table-cell office:value-type="float" office:value="0" calcext:value-type="float">
            <text:p>0</text:p>
          </table:table-cell>
          <table:table-cell office:value-type="float" office:value="42.50290139" calcext:value-type="float">
            <text:p>42.50290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20:00:00</text:p>
          </table:table-cell>
          <table:table-cell office:value-type="float" office:value="21.8196358161376" calcext:value-type="float">
            <text:p>21.8196358161</text:p>
          </table:table-cell>
          <table:table-cell office:value-type="float" office:value="21.35034179" calcext:value-type="float">
            <text:p>21.35034179</text:p>
          </table:table-cell>
          <table:table-cell office:value-type="float" office:value="28.5545459818722" calcext:value-type="float">
            <text:p>28.5545459819</text:p>
          </table:table-cell>
          <table:table-cell office:value-type="float" office:value="5.685488626" calcext:value-type="float">
            <text:p>5.6854886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21:00:00</text:p>
          </table:table-cell>
          <table:table-cell office:value-type="float" office:value="21.3992409669251" calcext:value-type="float">
            <text:p>21.3992409669</text:p>
          </table:table-cell>
          <table:table-cell office:value-type="float" office:value="20.23272538" calcext:value-type="float">
            <text:p>20.23272538</text:p>
          </table:table-cell>
          <table:table-cell office:value-type="float" office:value="0" calcext:value-type="float">
            <text:p>0</text:p>
          </table:table-cell>
          <table:table-cell office:value-type="float" office:value="3.869230451" calcext:value-type="float">
            <text:p>3.8692304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22:00:00</text:p>
          </table:table-cell>
          <table:table-cell office:value-type="float" office:value="21.1236170272924" calcext:value-type="float">
            <text:p>21.1236170273</text:p>
          </table:table-cell>
          <table:table-cell office:value-type="float" office:value="19.20130769" calcext:value-type="float">
            <text:p>19.20130769</text:p>
          </table:table-cell>
          <table:table-cell office:value-type="float" office:value="0" calcext:value-type="float">
            <text:p>0</text:p>
          </table:table-cell>
          <table:table-cell office:value-type="float" office:value="32.69977789" calcext:value-type="float">
            <text:p>32.69977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23:00:00</text:p>
          </table:table-cell>
          <table:table-cell office:value-type="float" office:value="20.7331413130967" calcext:value-type="float">
            <text:p>20.7331413131</text:p>
          </table:table-cell>
          <table:table-cell office:value-type="float" office:value="18.59072329" calcext:value-type="float">
            <text:p>18.59072329</text:p>
          </table:table-cell>
          <table:table-cell office:value-type="float" office:value="0" calcext:value-type="float">
            <text:p>0</text:p>
          </table:table-cell>
          <table:table-cell office:value-type="float" office:value="23.7430413" calcext:value-type="float">
            <text:p>23.7430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4 <text:s/>24:00:00</text:p>
          </table:table-cell>
          <table:table-cell office:value-type="float" office:value="20.3565451191354" calcext:value-type="float">
            <text:p>20.3565451191</text:p>
          </table:table-cell>
          <table:table-cell office:value-type="float" office:value="18.16564241" calcext:value-type="float">
            <text:p>18.16564241</text:p>
          </table:table-cell>
          <table:table-cell office:value-type="float" office:value="0" calcext:value-type="float">
            <text:p>0</text:p>
          </table:table-cell>
          <table:table-cell office:value-type="float" office:value="26.1789226" calcext:value-type="float">
            <text:p>26.1789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01:00:00</text:p>
          </table:table-cell>
          <table:table-cell office:value-type="float" office:value="20.0419745482634" calcext:value-type="float">
            <text:p>20.0419745483</text:p>
          </table:table-cell>
          <table:table-cell office:value-type="float" office:value="17.87237295" calcext:value-type="float">
            <text:p>17.87237295</text:p>
          </table:table-cell>
          <table:table-cell office:value-type="float" office:value="0" calcext:value-type="float">
            <text:p>0</text:p>
          </table:table-cell>
          <table:table-cell office:value-type="float" office:value="27.16486389" calcext:value-type="float">
            <text:p>27.16486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02:00:00</text:p>
          </table:table-cell>
          <table:table-cell office:value-type="float" office:value="20.0512600210527" calcext:value-type="float">
            <text:p>20.0512600211</text:p>
          </table:table-cell>
          <table:table-cell office:value-type="float" office:value="17.56547346" calcext:value-type="float">
            <text:p>17.56547346</text:p>
          </table:table-cell>
          <table:table-cell office:value-type="float" office:value="0" calcext:value-type="float">
            <text:p>0</text:p>
          </table:table-cell>
          <table:table-cell office:value-type="float" office:value="28.20480538" calcext:value-type="float">
            <text:p>28.20480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03:00:00</text:p>
          </table:table-cell>
          <table:table-cell office:value-type="float" office:value="19.7281360436678" calcext:value-type="float">
            <text:p>19.7281360437</text:p>
          </table:table-cell>
          <table:table-cell office:value-type="float" office:value="17.33879433" calcext:value-type="float">
            <text:p>17.33879433</text:p>
          </table:table-cell>
          <table:table-cell office:value-type="float" office:value="0" calcext:value-type="float">
            <text:p>0</text:p>
          </table:table-cell>
          <table:table-cell office:value-type="float" office:value="30.33778733" calcext:value-type="float">
            <text:p>30.33778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04:00:00</text:p>
          </table:table-cell>
          <table:table-cell office:value-type="float" office:value="19.2610813758628" calcext:value-type="float">
            <text:p>19.2610813759</text:p>
          </table:table-cell>
          <table:table-cell office:value-type="float" office:value="17.13085091" calcext:value-type="float">
            <text:p>17.13085091</text:p>
          </table:table-cell>
          <table:table-cell office:value-type="float" office:value="0" calcext:value-type="float">
            <text:p>0</text:p>
          </table:table-cell>
          <table:table-cell office:value-type="float" office:value="31.27097248" calcext:value-type="float">
            <text:p>31.2709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05:00:00</text:p>
          </table:table-cell>
          <table:table-cell office:value-type="float" office:value="18.9206245811755" calcext:value-type="float">
            <text:p>18.9206245812</text:p>
          </table:table-cell>
          <table:table-cell office:value-type="float" office:value="16.97423656" calcext:value-type="float">
            <text:p>16.97423656</text:p>
          </table:table-cell>
          <table:table-cell office:value-type="float" office:value="0" calcext:value-type="float">
            <text:p>0</text:p>
          </table:table-cell>
          <table:table-cell office:value-type="float" office:value="32.23595348" calcext:value-type="float">
            <text:p>32.23595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06:00:00</text:p>
          </table:table-cell>
          <table:table-cell office:value-type="float" office:value="18.626267474959" calcext:value-type="float">
            <text:p>18.626267475</text:p>
          </table:table-cell>
          <table:table-cell office:value-type="float" office:value="16.83116098" calcext:value-type="float">
            <text:p>16.83116098</text:p>
          </table:table-cell>
          <table:table-cell office:value-type="float" office:value="0" calcext:value-type="float">
            <text:p>0</text:p>
          </table:table-cell>
          <table:table-cell office:value-type="float" office:value="32.6128538" calcext:value-type="float">
            <text:p>32.6128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07:00:00</text:p>
          </table:table-cell>
          <table:table-cell office:value-type="float" office:value="18.3283739505898" calcext:value-type="float">
            <text:p>18.3283739506</text:p>
          </table:table-cell>
          <table:table-cell office:value-type="float" office:value="17.35725136" calcext:value-type="float">
            <text:p>17.35725136</text:p>
          </table:table-cell>
          <table:table-cell office:value-type="float" office:value="289.235879900608" calcext:value-type="float">
            <text:p>289.2358799006</text:p>
          </table:table-cell>
          <table:table-cell office:value-type="float" office:value="91.3084688" calcext:value-type="float">
            <text:p>91.3084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08:00:00</text:p>
          </table:table-cell>
          <table:table-cell office:value-type="float" office:value="18.187647392361" calcext:value-type="float">
            <text:p>18.1876473924</text:p>
          </table:table-cell>
          <table:table-cell office:value-type="float" office:value="18.60532203" calcext:value-type="float">
            <text:p>18.60532203</text:p>
          </table:table-cell>
          <table:table-cell office:value-type="float" office:value="199.942972159501" calcext:value-type="float">
            <text:p>199.9429721595</text:p>
          </table:table-cell>
          <table:table-cell office:value-type="float" office:value="65.97516018" calcext:value-type="float">
            <text:p>65.97516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09:00:00</text:p>
          </table:table-cell>
          <table:table-cell office:value-type="float" office:value="18.6867111820517" calcext:value-type="float">
            <text:p>18.6867111821</text:p>
          </table:table-cell>
          <table:table-cell office:value-type="float" office:value="19.51043639" calcext:value-type="float">
            <text:p>19.51043639</text:p>
          </table:table-cell>
          <table:table-cell office:value-type="float" office:value="128.107212340553" calcext:value-type="float">
            <text:p>128.1072123406</text:p>
          </table:table-cell>
          <table:table-cell office:value-type="float" office:value="65.12858134" calcext:value-type="float">
            <text:p>65.128581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10:00:00</text:p>
          </table:table-cell>
          <table:table-cell office:value-type="float" office:value="19.6193520180771" calcext:value-type="float">
            <text:p>19.6193520181</text:p>
          </table:table-cell>
          <table:table-cell office:value-type="float" office:value="20.33805128" calcext:value-type="float">
            <text:p>20.33805128</text:p>
          </table:table-cell>
          <table:table-cell office:value-type="float" office:value="87.9144968027583" calcext:value-type="float">
            <text:p>87.9144968028</text:p>
          </table:table-cell>
          <table:table-cell office:value-type="float" office:value="65.44372328" calcext:value-type="float">
            <text:p>65.44372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11:00:00</text:p>
          </table:table-cell>
          <table:table-cell office:value-type="float" office:value="20.4069963829521" calcext:value-type="float">
            <text:p>20.406996383</text:p>
          </table:table-cell>
          <table:table-cell office:value-type="float" office:value="21.10808095" calcext:value-type="float">
            <text:p>21.10808095</text:p>
          </table:table-cell>
          <table:table-cell office:value-type="float" office:value="68.9292496653347" calcext:value-type="float">
            <text:p>68.9292496653</text:p>
          </table:table-cell>
          <table:table-cell office:value-type="float" office:value="62.47103055" calcext:value-type="float">
            <text:p>62.47103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12:00:00</text:p>
          </table:table-cell>
          <table:table-cell office:value-type="float" office:value="21.0695875953524" calcext:value-type="float">
            <text:p>21.0695875954</text:p>
          </table:table-cell>
          <table:table-cell office:value-type="float" office:value="21.73841818" calcext:value-type="float">
            <text:p>21.73841818</text:p>
          </table:table-cell>
          <table:table-cell office:value-type="float" office:value="60.807779775342" calcext:value-type="float">
            <text:p>60.8077797753</text:p>
          </table:table-cell>
          <table:table-cell office:value-type="float" office:value="42.85212385" calcext:value-type="float">
            <text:p>42.852123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13:00:00</text:p>
          </table:table-cell>
          <table:table-cell office:value-type="float" office:value="21.5966739578618" calcext:value-type="float">
            <text:p>21.5966739579</text:p>
          </table:table-cell>
          <table:table-cell office:value-type="float" office:value="21.6331418" calcext:value-type="float">
            <text:p>21.6331418</text:p>
          </table:table-cell>
          <table:table-cell office:value-type="float" office:value="9.25972304840586" calcext:value-type="float">
            <text:p>9.2597230484</text:p>
          </table:table-cell>
          <table:table-cell office:value-type="float" office:value="44.52095093" calcext:value-type="float">
            <text:p>44.52095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14:00:00</text:p>
          </table:table-cell>
          <table:table-cell office:value-type="float" office:value="22.1529045210019" calcext:value-type="float">
            <text:p>22.152904521</text:p>
          </table:table-cell>
          <table:table-cell office:value-type="float" office:value="21.78625322" calcext:value-type="float">
            <text:p>21.78625322</text:p>
          </table:table-cell>
          <table:table-cell office:value-type="float" office:value="16.521083241645" calcext:value-type="float">
            <text:p>16.5210832416</text:p>
          </table:table-cell>
          <table:table-cell office:value-type="float" office:value="37.12390722" calcext:value-type="float">
            <text:p>37.12390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15:00:00</text:p>
          </table:table-cell>
          <table:table-cell office:value-type="float" office:value="22.6280408135119" calcext:value-type="float">
            <text:p>22.6280408135</text:p>
          </table:table-cell>
          <table:table-cell office:value-type="float" office:value="21.68634035" calcext:value-type="float">
            <text:p>21.68634035</text:p>
          </table:table-cell>
          <table:table-cell office:value-type="float" office:value="0" calcext:value-type="float">
            <text:p>0</text:p>
          </table:table-cell>
          <table:table-cell office:value-type="float" office:value="34.41209707" calcext:value-type="float">
            <text:p>34.41209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16:00:00</text:p>
          </table:table-cell>
          <table:table-cell office:value-type="float" office:value="22.9369120375213" calcext:value-type="float">
            <text:p>22.9369120375</text:p>
          </table:table-cell>
          <table:table-cell office:value-type="float" office:value="21.613305" calcext:value-type="float">
            <text:p>21.613305</text:p>
          </table:table-cell>
          <table:table-cell office:value-type="float" office:value="0" calcext:value-type="float">
            <text:p>0</text:p>
          </table:table-cell>
          <table:table-cell office:value-type="float" office:value="39.94319526" calcext:value-type="float">
            <text:p>39.94319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17:00:00</text:p>
          </table:table-cell>
          <table:table-cell office:value-type="float" office:value="23.0476645403536" calcext:value-type="float">
            <text:p>23.0476645404</text:p>
          </table:table-cell>
          <table:table-cell office:value-type="float" office:value="21.6449481" calcext:value-type="float">
            <text:p>21.6449481</text:p>
          </table:table-cell>
          <table:table-cell office:value-type="float" office:value="0" calcext:value-type="float">
            <text:p>0</text:p>
          </table:table-cell>
          <table:table-cell office:value-type="float" office:value="36.06536173" calcext:value-type="float">
            <text:p>36.065361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18:00:00</text:p>
          </table:table-cell>
          <table:table-cell office:value-type="float" office:value="23.0534967590545" calcext:value-type="float">
            <text:p>23.0534967591</text:p>
          </table:table-cell>
          <table:table-cell office:value-type="float" office:value="21.61236823" calcext:value-type="float">
            <text:p>21.61236823</text:p>
          </table:table-cell>
          <table:table-cell office:value-type="float" office:value="0" calcext:value-type="float">
            <text:p>0</text:p>
          </table:table-cell>
          <table:table-cell office:value-type="float" office:value="42.03416247" calcext:value-type="float">
            <text:p>42.034162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19:00:00</text:p>
          </table:table-cell>
          <table:table-cell office:value-type="float" office:value="22.9700185273874" calcext:value-type="float">
            <text:p>22.9700185274</text:p>
          </table:table-cell>
          <table:table-cell office:value-type="float" office:value="21.65209738" calcext:value-type="float">
            <text:p>21.65209738</text:p>
          </table:table-cell>
          <table:table-cell office:value-type="float" office:value="0" calcext:value-type="float">
            <text:p>0</text:p>
          </table:table-cell>
          <table:table-cell office:value-type="float" office:value="54.83989284" calcext:value-type="float">
            <text:p>54.839892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20:00:00</text:p>
          </table:table-cell>
          <table:table-cell office:value-type="float" office:value="22.6704653007365" calcext:value-type="float">
            <text:p>22.6704653007</text:p>
          </table:table-cell>
          <table:table-cell office:value-type="float" office:value="21.38831502" calcext:value-type="float">
            <text:p>21.38831502</text:p>
          </table:table-cell>
          <table:table-cell office:value-type="float" office:value="0" calcext:value-type="float">
            <text:p>0</text:p>
          </table:table-cell>
          <table:table-cell office:value-type="float" office:value="5.086464954" calcext:value-type="float">
            <text:p>5.086464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21:00:00</text:p>
          </table:table-cell>
          <table:table-cell office:value-type="float" office:value="22.3567553591742" calcext:value-type="float">
            <text:p>22.3567553592</text:p>
          </table:table-cell>
          <table:table-cell office:value-type="float" office:value="20.22235559" calcext:value-type="float">
            <text:p>20.22235559</text:p>
          </table:table-cell>
          <table:table-cell office:value-type="float" office:value="0" calcext:value-type="float">
            <text:p>0</text:p>
          </table:table-cell>
          <table:table-cell office:value-type="float" office:value="3.844022225" calcext:value-type="float">
            <text:p>3.844022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22:00:00</text:p>
          </table:table-cell>
          <table:table-cell office:value-type="float" office:value="22.051856074449" calcext:value-type="float">
            <text:p>22.0518560744</text:p>
          </table:table-cell>
          <table:table-cell office:value-type="float" office:value="19.21270792" calcext:value-type="float">
            <text:p>19.21270792</text:p>
          </table:table-cell>
          <table:table-cell office:value-type="float" office:value="0" calcext:value-type="float">
            <text:p>0</text:p>
          </table:table-cell>
          <table:table-cell office:value-type="float" office:value="27.57318053" calcext:value-type="float">
            <text:p>27.57318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23:00:00</text:p>
          </table:table-cell>
          <table:table-cell office:value-type="float" office:value="21.7121915801854" calcext:value-type="float">
            <text:p>21.7121915802</text:p>
          </table:table-cell>
          <table:table-cell office:value-type="float" office:value="18.72154204" calcext:value-type="float">
            <text:p>18.72154204</text:p>
          </table:table-cell>
          <table:table-cell office:value-type="float" office:value="0" calcext:value-type="float">
            <text:p>0</text:p>
          </table:table-cell>
          <table:table-cell office:value-type="float" office:value="22.65860728" calcext:value-type="float">
            <text:p>22.65860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5 <text:s/>24:00:00</text:p>
          </table:table-cell>
          <table:table-cell office:value-type="float" office:value="21.3765351437978" calcext:value-type="float">
            <text:p>21.3765351438</text:p>
          </table:table-cell>
          <table:table-cell office:value-type="float" office:value="18.36104661" calcext:value-type="float">
            <text:p>18.36104661</text:p>
          </table:table-cell>
          <table:table-cell office:value-type="float" office:value="0" calcext:value-type="float">
            <text:p>0</text:p>
          </table:table-cell>
          <table:table-cell office:value-type="float" office:value="24.86970308" calcext:value-type="float">
            <text:p>24.86970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01:00:00</text:p>
          </table:table-cell>
          <table:table-cell office:value-type="float" office:value="21.111459507678" calcext:value-type="float">
            <text:p>21.1114595077</text:p>
          </table:table-cell>
          <table:table-cell office:value-type="float" office:value="18.13265107" calcext:value-type="float">
            <text:p>18.13265107</text:p>
          </table:table-cell>
          <table:table-cell office:value-type="float" office:value="0" calcext:value-type="float">
            <text:p>0</text:p>
          </table:table-cell>
          <table:table-cell office:value-type="float" office:value="26.1021064" calcext:value-type="float">
            <text:p>26.1021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02:00:00</text:p>
          </table:table-cell>
          <table:table-cell office:value-type="float" office:value="20.6910441518892" calcext:value-type="float">
            <text:p>20.6910441519</text:p>
          </table:table-cell>
          <table:table-cell office:value-type="float" office:value="17.95581769" calcext:value-type="float">
            <text:p>17.95581769</text:p>
          </table:table-cell>
          <table:table-cell office:value-type="float" office:value="0" calcext:value-type="float">
            <text:p>0</text:p>
          </table:table-cell>
          <table:table-cell office:value-type="float" office:value="25.70474847" calcext:value-type="float">
            <text:p>25.70474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03:00:00</text:p>
          </table:table-cell>
          <table:table-cell office:value-type="float" office:value="20.4076738854828" calcext:value-type="float">
            <text:p>20.4076738855</text:p>
          </table:table-cell>
          <table:table-cell office:value-type="float" office:value="17.74954281" calcext:value-type="float">
            <text:p>17.74954281</text:p>
          </table:table-cell>
          <table:table-cell office:value-type="float" office:value="0" calcext:value-type="float">
            <text:p>0</text:p>
          </table:table-cell>
          <table:table-cell office:value-type="float" office:value="27.41239128" calcext:value-type="float">
            <text:p>27.41239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04:00:00</text:p>
          </table:table-cell>
          <table:table-cell office:value-type="float" office:value="20.2118961270615" calcext:value-type="float">
            <text:p>20.2118961271</text:p>
          </table:table-cell>
          <table:table-cell office:value-type="float" office:value="17.61375632" calcext:value-type="float">
            <text:p>17.61375632</text:p>
          </table:table-cell>
          <table:table-cell office:value-type="float" office:value="0" calcext:value-type="float">
            <text:p>0</text:p>
          </table:table-cell>
          <table:table-cell office:value-type="float" office:value="27.77075935" calcext:value-type="float">
            <text:p>27.77075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05:00:00</text:p>
          </table:table-cell>
          <table:table-cell office:value-type="float" office:value="20.069263309728" calcext:value-type="float">
            <text:p>20.0692633097</text:p>
          </table:table-cell>
          <table:table-cell office:value-type="float" office:value="17.571444" calcext:value-type="float">
            <text:p>17.571444</text:p>
          </table:table-cell>
          <table:table-cell office:value-type="float" office:value="0" calcext:value-type="float">
            <text:p>0</text:p>
          </table:table-cell>
          <table:table-cell office:value-type="float" office:value="27.61944578" calcext:value-type="float">
            <text:p>27.619445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06:00:00</text:p>
          </table:table-cell>
          <table:table-cell office:value-type="float" office:value="19.9134790505596" calcext:value-type="float">
            <text:p>19.9134790506</text:p>
          </table:table-cell>
          <table:table-cell office:value-type="float" office:value="17.52780031" calcext:value-type="float">
            <text:p>17.52780031</text:p>
          </table:table-cell>
          <table:table-cell office:value-type="float" office:value="0" calcext:value-type="float">
            <text:p>0</text:p>
          </table:table-cell>
          <table:table-cell office:value-type="float" office:value="28.14507157" calcext:value-type="float">
            <text:p>28.14507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07:00:00</text:p>
          </table:table-cell>
          <table:table-cell office:value-type="float" office:value="19.7514321804513" calcext:value-type="float">
            <text:p>19.7514321805</text:p>
          </table:table-cell>
          <table:table-cell office:value-type="float" office:value="17.99941603" calcext:value-type="float">
            <text:p>17.99941603</text:p>
          </table:table-cell>
          <table:table-cell office:value-type="float" office:value="0" calcext:value-type="float">
            <text:p>0</text:p>
          </table:table-cell>
          <table:table-cell office:value-type="float" office:value="80.96441862" calcext:value-type="float">
            <text:p>80.96441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08:00:00</text:p>
          </table:table-cell>
          <table:table-cell office:value-type="float" office:value="19.5801806131739" calcext:value-type="float">
            <text:p>19.5801806132</text:p>
          </table:table-cell>
          <table:table-cell office:value-type="float" office:value="19.34157401" calcext:value-type="float">
            <text:p>19.34157401</text:p>
          </table:table-cell>
          <table:table-cell office:value-type="float" office:value="280.288436020619" calcext:value-type="float">
            <text:p>280.2884360206</text:p>
          </table:table-cell>
          <table:table-cell office:value-type="float" office:value="67.20120409" calcext:value-type="float">
            <text:p>67.201204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09:00:00</text:p>
          </table:table-cell>
          <table:table-cell office:value-type="float" office:value="19.6261360790346" calcext:value-type="float">
            <text:p>19.626136079</text:p>
          </table:table-cell>
          <table:table-cell office:value-type="float" office:value="20.46664136" calcext:value-type="float">
            <text:p>20.46664136</text:p>
          </table:table-cell>
          <table:table-cell office:value-type="float" office:value="194.331844442459" calcext:value-type="float">
            <text:p>194.3318444425</text:p>
          </table:table-cell>
          <table:table-cell office:value-type="float" office:value="64.44703042" calcext:value-type="float">
            <text:p>64.44703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10:00:00</text:p>
          </table:table-cell>
          <table:table-cell office:value-type="float" office:value="20.1559981090174" calcext:value-type="float">
            <text:p>20.155998109</text:p>
          </table:table-cell>
          <table:table-cell office:value-type="float" office:value="21.48484148" calcext:value-type="float">
            <text:p>21.48484148</text:p>
          </table:table-cell>
          <table:table-cell office:value-type="float" office:value="123.281171414789" calcext:value-type="float">
            <text:p>123.2811714148</text:p>
          </table:table-cell>
          <table:table-cell office:value-type="float" office:value="53.25072334" calcext:value-type="float">
            <text:p>53.250723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11:00:00</text:p>
          </table:table-cell>
          <table:table-cell office:value-type="float" office:value="21.2150038694276" calcext:value-type="float">
            <text:p>21.2150038694</text:p>
          </table:table-cell>
          <table:table-cell office:value-type="float" office:value="21.98335183" calcext:value-type="float">
            <text:p>21.98335183</text:p>
          </table:table-cell>
          <table:table-cell office:value-type="float" office:value="12.9460431364253" calcext:value-type="float">
            <text:p>12.9460431364</text:p>
          </table:table-cell>
          <table:table-cell office:value-type="float" office:value="19.38632558" calcext:value-type="float">
            <text:p>19.38632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12:00:00</text:p>
          </table:table-cell>
          <table:table-cell office:value-type="float" office:value="22.4014942321761" calcext:value-type="float">
            <text:p>22.4014942322</text:p>
          </table:table-cell>
          <table:table-cell office:value-type="float" office:value="21.9673245" calcext:value-type="float">
            <text:p>21.9673245</text:p>
          </table:table-cell>
          <table:table-cell office:value-type="float" office:value="0" calcext:value-type="float">
            <text:p>0</text:p>
          </table:table-cell>
          <table:table-cell office:value-type="float" office:value="29.40375052" calcext:value-type="float">
            <text:p>29.40375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13:00:00</text:p>
          </table:table-cell>
          <table:table-cell office:value-type="float" office:value="22.9372136743036" calcext:value-type="float">
            <text:p>22.9372136743</text:p>
          </table:table-cell>
          <table:table-cell office:value-type="float" office:value="21.90091294" calcext:value-type="float">
            <text:p>21.90091294</text:p>
          </table:table-cell>
          <table:table-cell office:value-type="float" office:value="0" calcext:value-type="float">
            <text:p>0</text:p>
          </table:table-cell>
          <table:table-cell office:value-type="float" office:value="31.06632259" calcext:value-type="float">
            <text:p>31.0663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14:00:00</text:p>
          </table:table-cell>
          <table:table-cell office:value-type="float" office:value="23.1999862188231" calcext:value-type="float">
            <text:p>23.1999862188</text:p>
          </table:table-cell>
          <table:table-cell office:value-type="float" office:value="21.91770905" calcext:value-type="float">
            <text:p>21.91770905</text:p>
          </table:table-cell>
          <table:table-cell office:value-type="float" office:value="0" calcext:value-type="float">
            <text:p>0</text:p>
          </table:table-cell>
          <table:table-cell office:value-type="float" office:value="28.99208403" calcext:value-type="float">
            <text:p>28.99208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15:00:00</text:p>
          </table:table-cell>
          <table:table-cell office:value-type="float" office:value="23.6170421552368" calcext:value-type="float">
            <text:p>23.6170421552</text:p>
          </table:table-cell>
          <table:table-cell office:value-type="float" office:value="22.1125343" calcext:value-type="float">
            <text:p>22.1125343</text:p>
          </table:table-cell>
          <table:table-cell office:value-type="float" office:value="0" calcext:value-type="float">
            <text:p>0</text:p>
          </table:table-cell>
          <table:table-cell office:value-type="float" office:value="24.97305093" calcext:value-type="float">
            <text:p>24.97305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16:00:00</text:p>
          </table:table-cell>
          <table:table-cell office:value-type="float" office:value="24.0810038650402" calcext:value-type="float">
            <text:p>24.081003865</text:p>
          </table:table-cell>
          <table:table-cell office:value-type="float" office:value="22.12029956" calcext:value-type="float">
            <text:p>22.12029956</text:p>
          </table:table-cell>
          <table:table-cell office:value-type="float" office:value="0" calcext:value-type="float">
            <text:p>0</text:p>
          </table:table-cell>
          <table:table-cell office:value-type="float" office:value="25.83645214" calcext:value-type="float">
            <text:p>25.83645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17:00:00</text:p>
          </table:table-cell>
          <table:table-cell office:value-type="float" office:value="24.4349125134751" calcext:value-type="float">
            <text:p>24.4349125135</text:p>
          </table:table-cell>
          <table:table-cell office:value-type="float" office:value="22.13705381" calcext:value-type="float">
            <text:p>22.13705381</text:p>
          </table:table-cell>
          <table:table-cell office:value-type="float" office:value="0" calcext:value-type="float">
            <text:p>0</text:p>
          </table:table-cell>
          <table:table-cell office:value-type="float" office:value="24.29500383" calcext:value-type="float">
            <text:p>24.295003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18:00:00</text:p>
          </table:table-cell>
          <table:table-cell office:value-type="float" office:value="24.5762209650149" calcext:value-type="float">
            <text:p>24.576220965</text:p>
          </table:table-cell>
          <table:table-cell office:value-type="float" office:value="22.06780752" calcext:value-type="float">
            <text:p>22.06780752</text:p>
          </table:table-cell>
          <table:table-cell office:value-type="float" office:value="0" calcext:value-type="float">
            <text:p>0</text:p>
          </table:table-cell>
          <table:table-cell office:value-type="float" office:value="26.33953163" calcext:value-type="float">
            <text:p>26.339531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19:00:00</text:p>
          </table:table-cell>
          <table:table-cell office:value-type="float" office:value="24.4911235532659" calcext:value-type="float">
            <text:p>24.4911235533</text:p>
          </table:table-cell>
          <table:table-cell office:value-type="float" office:value="21.79260011" calcext:value-type="float">
            <text:p>21.79260011</text:p>
          </table:table-cell>
          <table:table-cell office:value-type="float" office:value="0" calcext:value-type="float">
            <text:p>0</text:p>
          </table:table-cell>
          <table:table-cell office:value-type="float" office:value="28.41391318" calcext:value-type="float">
            <text:p>28.41391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20:00:00</text:p>
          </table:table-cell>
          <table:table-cell office:value-type="float" office:value="24.0358677794959" calcext:value-type="float">
            <text:p>24.0358677795</text:p>
          </table:table-cell>
          <table:table-cell office:value-type="float" office:value="21.2978184" calcext:value-type="float">
            <text:p>21.2978184</text:p>
          </table:table-cell>
          <table:table-cell office:value-type="float" office:value="0" calcext:value-type="float">
            <text:p>0</text:p>
          </table:table-cell>
          <table:table-cell office:value-type="float" office:value="4.817038828" calcext:value-type="float">
            <text:p>4.817038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21:00:00</text:p>
          </table:table-cell>
          <table:table-cell office:value-type="float" office:value="23.6057773967138" calcext:value-type="float">
            <text:p>23.6057773967</text:p>
          </table:table-cell>
          <table:table-cell office:value-type="float" office:value="20.4918164" calcext:value-type="float">
            <text:p>20.4918164</text:p>
          </table:table-cell>
          <table:table-cell office:value-type="float" office:value="0" calcext:value-type="float">
            <text:p>0</text:p>
          </table:table-cell>
          <table:table-cell office:value-type="float" office:value="3.512153017" calcext:value-type="float">
            <text:p>3.512153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22:00:00</text:p>
          </table:table-cell>
          <table:table-cell office:value-type="float" office:value="23.3370201410077" calcext:value-type="float">
            <text:p>23.337020141</text:p>
          </table:table-cell>
          <table:table-cell office:value-type="float" office:value="19.68737091" calcext:value-type="float">
            <text:p>19.68737091</text:p>
          </table:table-cell>
          <table:table-cell office:value-type="float" office:value="0" calcext:value-type="float">
            <text:p>0</text:p>
          </table:table-cell>
          <table:table-cell office:value-type="float" office:value="12.17613978" calcext:value-type="float">
            <text:p>12.176139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23:00:00</text:p>
          </table:table-cell>
          <table:table-cell office:value-type="float" office:value="23.0352590818013" calcext:value-type="float">
            <text:p>23.0352590818</text:p>
          </table:table-cell>
          <table:table-cell office:value-type="float" office:value="19.27320288" calcext:value-type="float">
            <text:p>19.27320288</text:p>
          </table:table-cell>
          <table:table-cell office:value-type="float" office:value="0" calcext:value-type="float">
            <text:p>0</text:p>
          </table:table-cell>
          <table:table-cell office:value-type="float" office:value="18.06772356" calcext:value-type="float">
            <text:p>18.06772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6 <text:s/>24:00:00</text:p>
          </table:table-cell>
          <table:table-cell office:value-type="float" office:value="22.6532076889735" calcext:value-type="float">
            <text:p>22.653207689</text:p>
          </table:table-cell>
          <table:table-cell office:value-type="float" office:value="19.01784941" calcext:value-type="float">
            <text:p>19.01784941</text:p>
          </table:table-cell>
          <table:table-cell office:value-type="float" office:value="0" calcext:value-type="float">
            <text:p>0</text:p>
          </table:table-cell>
          <table:table-cell office:value-type="float" office:value="19.43226869" calcext:value-type="float">
            <text:p>19.43226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01:00:00</text:p>
          </table:table-cell>
          <table:table-cell office:value-type="float" office:value="22.3772095108956" calcext:value-type="float">
            <text:p>22.3772095109</text:p>
          </table:table-cell>
          <table:table-cell office:value-type="float" office:value="18.85304162" calcext:value-type="float">
            <text:p>18.85304162</text:p>
          </table:table-cell>
          <table:table-cell office:value-type="float" office:value="0" calcext:value-type="float">
            <text:p>0</text:p>
          </table:table-cell>
          <table:table-cell office:value-type="float" office:value="20.21309979" calcext:value-type="float">
            <text:p>20.2130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02:00:00</text:p>
          </table:table-cell>
          <table:table-cell office:value-type="float" office:value="21.9832227905732" calcext:value-type="float">
            <text:p>21.9832227906</text:p>
          </table:table-cell>
          <table:table-cell office:value-type="float" office:value="18.69993015" calcext:value-type="float">
            <text:p>18.69993015</text:p>
          </table:table-cell>
          <table:table-cell office:value-type="float" office:value="0" calcext:value-type="float">
            <text:p>0</text:p>
          </table:table-cell>
          <table:table-cell office:value-type="float" office:value="21.63778107" calcext:value-type="float">
            <text:p>21.637781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03:00:00</text:p>
          </table:table-cell>
          <table:table-cell office:value-type="float" office:value="21.6584904838416" calcext:value-type="float">
            <text:p>21.6584904838</text:p>
          </table:table-cell>
          <table:table-cell office:value-type="float" office:value="18.48398536" calcext:value-type="float">
            <text:p>18.48398536</text:p>
          </table:table-cell>
          <table:table-cell office:value-type="float" office:value="0" calcext:value-type="float">
            <text:p>0</text:p>
          </table:table-cell>
          <table:table-cell office:value-type="float" office:value="21.70599143" calcext:value-type="float">
            <text:p>21.70599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04:00:00</text:p>
          </table:table-cell>
          <table:table-cell office:value-type="float" office:value="21.3735302515143" calcext:value-type="float">
            <text:p>21.3735302515</text:p>
          </table:table-cell>
          <table:table-cell office:value-type="float" office:value="18.2979592" calcext:value-type="float">
            <text:p>18.2979592</text:p>
          </table:table-cell>
          <table:table-cell office:value-type="float" office:value="0" calcext:value-type="float">
            <text:p>0</text:p>
          </table:table-cell>
          <table:table-cell office:value-type="float" office:value="23.57538048" calcext:value-type="float">
            <text:p>23.57538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05:00:00</text:p>
          </table:table-cell>
          <table:table-cell office:value-type="float" office:value="21.0563996902732" calcext:value-type="float">
            <text:p>21.0563996903</text:p>
          </table:table-cell>
          <table:table-cell office:value-type="float" office:value="18.14391952" calcext:value-type="float">
            <text:p>18.14391952</text:p>
          </table:table-cell>
          <table:table-cell office:value-type="float" office:value="0" calcext:value-type="float">
            <text:p>0</text:p>
          </table:table-cell>
          <table:table-cell office:value-type="float" office:value="23.47686869" calcext:value-type="float">
            <text:p>23.47686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06:00:00</text:p>
          </table:table-cell>
          <table:table-cell office:value-type="float" office:value="20.7274839998139" calcext:value-type="float">
            <text:p>20.7274839998</text:p>
          </table:table-cell>
          <table:table-cell office:value-type="float" office:value="18.01939907" calcext:value-type="float">
            <text:p>18.01939907</text:p>
          </table:table-cell>
          <table:table-cell office:value-type="float" office:value="0" calcext:value-type="float">
            <text:p>0</text:p>
          </table:table-cell>
          <table:table-cell office:value-type="float" office:value="25.10035749" calcext:value-type="float">
            <text:p>25.10035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07:00:00</text:p>
          </table:table-cell>
          <table:table-cell office:value-type="float" office:value="20.3923931946385" calcext:value-type="float">
            <text:p>20.3923931946</text:p>
          </table:table-cell>
          <table:table-cell office:value-type="float" office:value="18.5169898" calcext:value-type="float">
            <text:p>18.5169898</text:p>
          </table:table-cell>
          <table:table-cell office:value-type="float" office:value="0" calcext:value-type="float">
            <text:p>0</text:p>
          </table:table-cell>
          <table:table-cell office:value-type="float" office:value="82.82512598" calcext:value-type="float">
            <text:p>82.82512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08:00:00</text:p>
          </table:table-cell>
          <table:table-cell office:value-type="float" office:value="20.1058333739154" calcext:value-type="float">
            <text:p>20.1058333739</text:p>
          </table:table-cell>
          <table:table-cell office:value-type="float" office:value="20.10163746" calcext:value-type="float">
            <text:p>20.10163746</text:p>
          </table:table-cell>
          <table:table-cell office:value-type="float" office:value="300.021372096108" calcext:value-type="float">
            <text:p>300.0213720961</text:p>
          </table:table-cell>
          <table:table-cell office:value-type="float" office:value="64.19398278" calcext:value-type="float">
            <text:p>64.19398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09:00:00</text:p>
          </table:table-cell>
          <table:table-cell office:value-type="float" office:value="20.2448119733659" calcext:value-type="float">
            <text:p>20.2448119734</text:p>
          </table:table-cell>
          <table:table-cell office:value-type="float" office:value="21.64658364" calcext:value-type="float">
            <text:p>21.64658364</text:p>
          </table:table-cell>
          <table:table-cell office:value-type="float" office:value="205.502362514228" calcext:value-type="float">
            <text:p>205.5023625142</text:p>
          </table:table-cell>
          <table:table-cell office:value-type="float" office:value="37.51497843" calcext:value-type="float">
            <text:p>37.51497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10:00:00</text:p>
          </table:table-cell>
          <table:table-cell office:value-type="float" office:value="21.3418171757187" calcext:value-type="float">
            <text:p>21.3418171757</text:p>
          </table:table-cell>
          <table:table-cell office:value-type="float" office:value="22.19620015" calcext:value-type="float">
            <text:p>22.19620015</text:p>
          </table:table-cell>
          <table:table-cell office:value-type="float" office:value="30.8533267367853" calcext:value-type="float">
            <text:p>30.8533267368</text:p>
          </table:table-cell>
          <table:table-cell office:value-type="float" office:value="8.860505303" calcext:value-type="float">
            <text:p>8.860505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11:00:00</text:p>
          </table:table-cell>
          <table:table-cell office:value-type="float" office:value="22.9768745420043" calcext:value-type="float">
            <text:p>22.976874542</text:p>
          </table:table-cell>
          <table:table-cell office:value-type="float" office:value="22.30470389" calcext:value-type="float">
            <text:p>22.30470389</text:p>
          </table:table-cell>
          <table:table-cell office:value-type="float" office:value="0" calcext:value-type="float">
            <text:p>0</text:p>
          </table:table-cell>
          <table:table-cell office:value-type="float" office:value="20.65347727" calcext:value-type="float">
            <text:p>20.65347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12:00:00</text:p>
          </table:table-cell>
          <table:table-cell office:value-type="float" office:value="24.3377859845113" calcext:value-type="float">
            <text:p>24.3377859845</text:p>
          </table:table-cell>
          <table:table-cell office:value-type="float" office:value="22.44490242" calcext:value-type="float">
            <text:p>22.44490242</text:p>
          </table:table-cell>
          <table:table-cell office:value-type="float" office:value="0" calcext:value-type="float">
            <text:p>0</text:p>
          </table:table-cell>
          <table:table-cell office:value-type="float" office:value="3.571742228" calcext:value-type="float">
            <text:p>3.571742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13:00:00</text:p>
          </table:table-cell>
          <table:table-cell office:value-type="float" office:value="24.6724633547774" calcext:value-type="float">
            <text:p>24.6724633548</text:p>
          </table:table-cell>
          <table:table-cell office:value-type="float" office:value="22.36876295" calcext:value-type="float">
            <text:p>22.36876295</text:p>
          </table:table-cell>
          <table:table-cell office:value-type="float" office:value="0" calcext:value-type="float">
            <text:p>0</text:p>
          </table:table-cell>
          <table:table-cell office:value-type="float" office:value="19.75774899" calcext:value-type="float">
            <text:p>19.75774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14:00:00</text:p>
          </table:table-cell>
          <table:table-cell office:value-type="float" office:value="24.7201327159039" calcext:value-type="float">
            <text:p>24.7201327159</text:p>
          </table:table-cell>
          <table:table-cell office:value-type="float" office:value="22.3161764" calcext:value-type="float">
            <text:p>22.3161764</text:p>
          </table:table-cell>
          <table:table-cell office:value-type="float" office:value="0" calcext:value-type="float">
            <text:p>0</text:p>
          </table:table-cell>
          <table:table-cell office:value-type="float" office:value="16.21422429" calcext:value-type="float">
            <text:p>16.21422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15:00:00</text:p>
          </table:table-cell>
          <table:table-cell office:value-type="float" office:value="24.9321929740889" calcext:value-type="float">
            <text:p>24.9321929741</text:p>
          </table:table-cell>
          <table:table-cell office:value-type="float" office:value="22.06973006" calcext:value-type="float">
            <text:p>22.06973006</text:p>
          </table:table-cell>
          <table:table-cell office:value-type="float" office:value="0" calcext:value-type="float">
            <text:p>0</text:p>
          </table:table-cell>
          <table:table-cell office:value-type="float" office:value="21.97277343" calcext:value-type="float">
            <text:p>21.97277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16:00:00</text:p>
          </table:table-cell>
          <table:table-cell office:value-type="float" office:value="24.986589651966" calcext:value-type="float">
            <text:p>24.986589652</text:p>
          </table:table-cell>
          <table:table-cell office:value-type="float" office:value="21.85924769" calcext:value-type="float">
            <text:p>21.85924769</text:p>
          </table:table-cell>
          <table:table-cell office:value-type="float" office:value="0" calcext:value-type="float">
            <text:p>0</text:p>
          </table:table-cell>
          <table:table-cell office:value-type="float" office:value="26.82380767" calcext:value-type="float">
            <text:p>26.82380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17:00:00</text:p>
          </table:table-cell>
          <table:table-cell office:value-type="float" office:value="24.7722822159719" calcext:value-type="float">
            <text:p>24.772282216</text:p>
          </table:table-cell>
          <table:table-cell office:value-type="float" office:value="21.64313534" calcext:value-type="float">
            <text:p>21.64313534</text:p>
          </table:table-cell>
          <table:table-cell office:value-type="float" office:value="0" calcext:value-type="float">
            <text:p>0</text:p>
          </table:table-cell>
          <table:table-cell office:value-type="float" office:value="40.24827565" calcext:value-type="float">
            <text:p>40.248275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18:00:00</text:p>
          </table:table-cell>
          <table:table-cell office:value-type="float" office:value="24.3725123503296" calcext:value-type="float">
            <text:p>24.3725123503</text:p>
          </table:table-cell>
          <table:table-cell office:value-type="float" office:value="21.80995569" calcext:value-type="float">
            <text:p>21.80995569</text:p>
          </table:table-cell>
          <table:table-cell office:value-type="float" office:value="0" calcext:value-type="float">
            <text:p>0</text:p>
          </table:table-cell>
          <table:table-cell office:value-type="float" office:value="29.45134479" calcext:value-type="float">
            <text:p>29.45134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19:00:00</text:p>
          </table:table-cell>
          <table:table-cell office:value-type="float" office:value="23.7751974382658" calcext:value-type="float">
            <text:p>23.7751974383</text:p>
          </table:table-cell>
          <table:table-cell office:value-type="float" office:value="21.7157275" calcext:value-type="float">
            <text:p>21.7157275</text:p>
          </table:table-cell>
          <table:table-cell office:value-type="float" office:value="0" calcext:value-type="float">
            <text:p>0</text:p>
          </table:table-cell>
          <table:table-cell office:value-type="float" office:value="31.9684352" calcext:value-type="float">
            <text:p>31.96843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20:00:00</text:p>
          </table:table-cell>
          <table:table-cell office:value-type="float" office:value="23.1786033613735" calcext:value-type="float">
            <text:p>23.1786033614</text:p>
          </table:table-cell>
          <table:table-cell office:value-type="float" office:value="21.47942278" calcext:value-type="float">
            <text:p>21.47942278</text:p>
          </table:table-cell>
          <table:table-cell office:value-type="float" office:value="0" calcext:value-type="float">
            <text:p>0</text:p>
          </table:table-cell>
          <table:table-cell office:value-type="float" office:value="4.778095489" calcext:value-type="float">
            <text:p>4.778095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21:00:00</text:p>
          </table:table-cell>
          <table:table-cell office:value-type="float" office:value="22.7699199856167" calcext:value-type="float">
            <text:p>22.7699199856</text:p>
          </table:table-cell>
          <table:table-cell office:value-type="float" office:value="20.87734668" calcext:value-type="float">
            <text:p>20.87734668</text:p>
          </table:table-cell>
          <table:table-cell office:value-type="float" office:value="0" calcext:value-type="float">
            <text:p>0</text:p>
          </table:table-cell>
          <table:table-cell office:value-type="float" office:value="3.465269794" calcext:value-type="float">
            <text:p>3.465269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22:00:00</text:p>
          </table:table-cell>
          <table:table-cell office:value-type="float" office:value="22.4274775053612" calcext:value-type="float">
            <text:p>22.4274775054</text:p>
          </table:table-cell>
          <table:table-cell office:value-type="float" office:value="20.15909082" calcext:value-type="float">
            <text:p>20.15909082</text:p>
          </table:table-cell>
          <table:table-cell office:value-type="float" office:value="0" calcext:value-type="float">
            <text:p>0</text:p>
          </table:table-cell>
          <table:table-cell office:value-type="float" office:value="3.220999605" calcext:value-type="float">
            <text:p>3.2209996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23:00:00</text:p>
          </table:table-cell>
          <table:table-cell office:value-type="float" office:value="22.0659999667314" calcext:value-type="float">
            <text:p>22.0659999667</text:p>
          </table:table-cell>
          <table:table-cell office:value-type="float" office:value="19.61623514" calcext:value-type="float">
            <text:p>19.61623514</text:p>
          </table:table-cell>
          <table:table-cell office:value-type="float" office:value="0" calcext:value-type="float">
            <text:p>0</text:p>
          </table:table-cell>
          <table:table-cell office:value-type="float" office:value="17.25192216" calcext:value-type="float">
            <text:p>17.251922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7 <text:s/>24:00:00</text:p>
          </table:table-cell>
          <table:table-cell office:value-type="float" office:value="21.7376229650478" calcext:value-type="float">
            <text:p>21.737622965</text:p>
          </table:table-cell>
          <table:table-cell office:value-type="float" office:value="19.46987478" calcext:value-type="float">
            <text:p>19.46987478</text:p>
          </table:table-cell>
          <table:table-cell office:value-type="float" office:value="0" calcext:value-type="float">
            <text:p>0</text:p>
          </table:table-cell>
          <table:table-cell office:value-type="float" office:value="16.81499064" calcext:value-type="float">
            <text:p>16.81499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01:00:00</text:p>
          </table:table-cell>
          <table:table-cell office:value-type="float" office:value="21.4882550799188" calcext:value-type="float">
            <text:p>21.4882550799</text:p>
          </table:table-cell>
          <table:table-cell office:value-type="float" office:value="19.31563111" calcext:value-type="float">
            <text:p>19.31563111</text:p>
          </table:table-cell>
          <table:table-cell office:value-type="float" office:value="0" calcext:value-type="float">
            <text:p>0</text:p>
          </table:table-cell>
          <table:table-cell office:value-type="float" office:value="16.22414743" calcext:value-type="float">
            <text:p>16.22414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02:00:00</text:p>
          </table:table-cell>
          <table:table-cell office:value-type="float" office:value="21.0750823497624" calcext:value-type="float">
            <text:p>21.0750823498</text:p>
          </table:table-cell>
          <table:table-cell office:value-type="float" office:value="19.22100644" calcext:value-type="float">
            <text:p>19.22100644</text:p>
          </table:table-cell>
          <table:table-cell office:value-type="float" office:value="0" calcext:value-type="float">
            <text:p>0</text:p>
          </table:table-cell>
          <table:table-cell office:value-type="float" office:value="17.14488853" calcext:value-type="float">
            <text:p>17.14488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03:00:00</text:p>
          </table:table-cell>
          <table:table-cell office:value-type="float" office:value="20.756718703326" calcext:value-type="float">
            <text:p>20.7567187033</text:p>
          </table:table-cell>
          <table:table-cell office:value-type="float" office:value="19.11482833" calcext:value-type="float">
            <text:p>19.11482833</text:p>
          </table:table-cell>
          <table:table-cell office:value-type="float" office:value="0" calcext:value-type="float">
            <text:p>0</text:p>
          </table:table-cell>
          <table:table-cell office:value-type="float" office:value="17.33376598" calcext:value-type="float">
            <text:p>17.33376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04:00:00</text:p>
          </table:table-cell>
          <table:table-cell office:value-type="float" office:value="20.5403947892492" calcext:value-type="float">
            <text:p>20.5403947892</text:p>
          </table:table-cell>
          <table:table-cell office:value-type="float" office:value="19.05349441" calcext:value-type="float">
            <text:p>19.05349441</text:p>
          </table:table-cell>
          <table:table-cell office:value-type="float" office:value="0" calcext:value-type="float">
            <text:p>0</text:p>
          </table:table-cell>
          <table:table-cell office:value-type="float" office:value="17.87294209" calcext:value-type="float">
            <text:p>17.87294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05:00:00</text:p>
          </table:table-cell>
          <table:table-cell office:value-type="float" office:value="20.3508712374458" calcext:value-type="float">
            <text:p>20.3508712374</text:p>
          </table:table-cell>
          <table:table-cell office:value-type="float" office:value="18.98630288" calcext:value-type="float">
            <text:p>18.98630288</text:p>
          </table:table-cell>
          <table:table-cell office:value-type="float" office:value="0" calcext:value-type="float">
            <text:p>0</text:p>
          </table:table-cell>
          <table:table-cell office:value-type="float" office:value="17.46778089" calcext:value-type="float">
            <text:p>17.46778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06:00:00</text:p>
          </table:table-cell>
          <table:table-cell office:value-type="float" office:value="20.1369292510429" calcext:value-type="float">
            <text:p>20.136929251</text:p>
          </table:table-cell>
          <table:table-cell office:value-type="float" office:value="18.92691021" calcext:value-type="float">
            <text:p>18.92691021</text:p>
          </table:table-cell>
          <table:table-cell office:value-type="float" office:value="0" calcext:value-type="float">
            <text:p>0</text:p>
          </table:table-cell>
          <table:table-cell office:value-type="float" office:value="18.62020024" calcext:value-type="float">
            <text:p>18.62020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07:00:00</text:p>
          </table:table-cell>
          <table:table-cell office:value-type="float" office:value="19.9828912285481" calcext:value-type="float">
            <text:p>19.9828912285</text:p>
          </table:table-cell>
          <table:table-cell office:value-type="float" office:value="18.89901724" calcext:value-type="float">
            <text:p>18.89901724</text:p>
          </table:table-cell>
          <table:table-cell office:value-type="float" office:value="0" calcext:value-type="float">
            <text:p>0</text:p>
          </table:table-cell>
          <table:table-cell office:value-type="float" office:value="17.65130588" calcext:value-type="float">
            <text:p>17.65130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08:00:00</text:p>
          </table:table-cell>
          <table:table-cell office:value-type="float" office:value="19.8269850857639" calcext:value-type="float">
            <text:p>19.8269850858</text:p>
          </table:table-cell>
          <table:table-cell office:value-type="float" office:value="19.44610224" calcext:value-type="float">
            <text:p>19.44610224</text:p>
          </table:table-cell>
          <table:table-cell office:value-type="float" office:value="0" calcext:value-type="float">
            <text:p>0</text:p>
          </table:table-cell>
          <table:table-cell office:value-type="float" office:value="84.32346211" calcext:value-type="float">
            <text:p>84.32346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09:00:00</text:p>
          </table:table-cell>
          <table:table-cell office:value-type="float" office:value="19.6749012419172" calcext:value-type="float">
            <text:p>19.6749012419</text:p>
          </table:table-cell>
          <table:table-cell office:value-type="float" office:value="20.58951505" calcext:value-type="float">
            <text:p>20.58951505</text:p>
          </table:table-cell>
          <table:table-cell office:value-type="float" office:value="0" calcext:value-type="float">
            <text:p>0</text:p>
          </table:table-cell>
          <table:table-cell office:value-type="float" office:value="14.56307493" calcext:value-type="float">
            <text:p>14.56307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10:00:00</text:p>
          </table:table-cell>
          <table:table-cell office:value-type="float" office:value="19.5281659838533" calcext:value-type="float">
            <text:p>19.5281659839</text:p>
          </table:table-cell>
          <table:table-cell office:value-type="float" office:value="20.66753778" calcext:value-type="float">
            <text:p>20.66753778</text:p>
          </table:table-cell>
          <table:table-cell office:value-type="float" office:value="322.867753432611" calcext:value-type="float">
            <text:p>322.8677534326</text:p>
          </table:table-cell>
          <table:table-cell office:value-type="float" office:value="22.79957548" calcext:value-type="float">
            <text:p>22.799575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11:00:00</text:p>
          </table:table-cell>
          <table:table-cell office:value-type="float" office:value="19.5267967799195" calcext:value-type="float">
            <text:p>19.5267967799</text:p>
          </table:table-cell>
          <table:table-cell office:value-type="float" office:value="20.7931821" calcext:value-type="float">
            <text:p>20.7931821</text:p>
          </table:table-cell>
          <table:table-cell office:value-type="float" office:value="219.014633531819" calcext:value-type="float">
            <text:p>219.0146335318</text:p>
          </table:table-cell>
          <table:table-cell office:value-type="float" office:value="6.595344486" calcext:value-type="float">
            <text:p>6.595344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12:00:00</text:p>
          </table:table-cell>
          <table:table-cell office:value-type="float" office:value="20.0383107787553" calcext:value-type="float">
            <text:p>20.0383107788</text:p>
          </table:table-cell>
          <table:table-cell office:value-type="float" office:value="20.68919327" calcext:value-type="float">
            <text:p>20.68919327</text:p>
          </table:table-cell>
          <table:table-cell office:value-type="float" office:value="13.7029657189631" calcext:value-type="float">
            <text:p>13.702965719</text:p>
          </table:table-cell>
          <table:table-cell office:value-type="float" office:value="19.24084337" calcext:value-type="float">
            <text:p>19.24084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13:00:00</text:p>
          </table:table-cell>
          <table:table-cell office:value-type="float" office:value="20.7232755249407" calcext:value-type="float">
            <text:p>20.7232755249</text:p>
          </table:table-cell>
          <table:table-cell office:value-type="float" office:value="20.69341284" calcext:value-type="float">
            <text:p>20.69341284</text:p>
          </table:table-cell>
          <table:table-cell office:value-type="float" office:value="0" calcext:value-type="float">
            <text:p>0</text:p>
          </table:table-cell>
          <table:table-cell office:value-type="float" office:value="14.32150775" calcext:value-type="float">
            <text:p>14.32150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14:00:00</text:p>
          </table:table-cell>
          <table:table-cell office:value-type="float" office:value="21.0477477904694" calcext:value-type="float">
            <text:p>21.0477477905</text:p>
          </table:table-cell>
          <table:table-cell office:value-type="float" office:value="20.70429279" calcext:value-type="float">
            <text:p>20.70429279</text:p>
          </table:table-cell>
          <table:table-cell office:value-type="float" office:value="0" calcext:value-type="float">
            <text:p>0</text:p>
          </table:table-cell>
          <table:table-cell office:value-type="float" office:value="3.720474252" calcext:value-type="float">
            <text:p>3.7204742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15:00:00</text:p>
          </table:table-cell>
          <table:table-cell office:value-type="float" office:value="21.3370128953715" calcext:value-type="float">
            <text:p>21.3370128954</text:p>
          </table:table-cell>
          <table:table-cell office:value-type="float" office:value="20.73349633" calcext:value-type="float">
            <text:p>20.73349633</text:p>
          </table:table-cell>
          <table:table-cell office:value-type="float" office:value="0" calcext:value-type="float">
            <text:p>0</text:p>
          </table:table-cell>
          <table:table-cell office:value-type="float" office:value="3.140988048" calcext:value-type="float">
            <text:p>3.140988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16:00:00</text:p>
          </table:table-cell>
          <table:table-cell office:value-type="float" office:value="21.566697620716" calcext:value-type="float">
            <text:p>21.5666976207</text:p>
          </table:table-cell>
          <table:table-cell office:value-type="float" office:value="20.69028192" calcext:value-type="float">
            <text:p>20.69028192</text:p>
          </table:table-cell>
          <table:table-cell office:value-type="float" office:value="0" calcext:value-type="float">
            <text:p>0</text:p>
          </table:table-cell>
          <table:table-cell office:value-type="float" office:value="20.23613703" calcext:value-type="float">
            <text:p>20.23613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17:00:00</text:p>
          </table:table-cell>
          <table:table-cell office:value-type="float" office:value="21.6954427101613" calcext:value-type="float">
            <text:p>21.6954427102</text:p>
          </table:table-cell>
          <table:table-cell office:value-type="float" office:value="20.69018046" calcext:value-type="float">
            <text:p>20.69018046</text:p>
          </table:table-cell>
          <table:table-cell office:value-type="float" office:value="0" calcext:value-type="float">
            <text:p>0</text:p>
          </table:table-cell>
          <table:table-cell office:value-type="float" office:value="13.90269547" calcext:value-type="float">
            <text:p>13.902695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18:00:00</text:p>
          </table:table-cell>
          <table:table-cell office:value-type="float" office:value="21.7054546920186" calcext:value-type="float">
            <text:p>21.705454692</text:p>
          </table:table-cell>
          <table:table-cell office:value-type="float" office:value="20.55069718" calcext:value-type="float">
            <text:p>20.55069718</text:p>
          </table:table-cell>
          <table:table-cell office:value-type="float" office:value="0" calcext:value-type="float">
            <text:p>0</text:p>
          </table:table-cell>
          <table:table-cell office:value-type="float" office:value="23.17788902" calcext:value-type="float">
            <text:p>23.17788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19:00:00</text:p>
          </table:table-cell>
          <table:table-cell office:value-type="float" office:value="21.6182059997422" calcext:value-type="float">
            <text:p>21.6182059997</text:p>
          </table:table-cell>
          <table:table-cell office:value-type="float" office:value="20.44285667" calcext:value-type="float">
            <text:p>20.44285667</text:p>
          </table:table-cell>
          <table:table-cell office:value-type="float" office:value="0" calcext:value-type="float">
            <text:p>0</text:p>
          </table:table-cell>
          <table:table-cell office:value-type="float" office:value="4.384321312" calcext:value-type="float">
            <text:p>4.384321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20:00:00</text:p>
          </table:table-cell>
          <table:table-cell office:value-type="float" office:value="21.4895506276506" calcext:value-type="float">
            <text:p>21.4895506277</text:p>
          </table:table-cell>
          <table:table-cell office:value-type="float" office:value="20.03156041" calcext:value-type="float">
            <text:p>20.03156041</text:p>
          </table:table-cell>
          <table:table-cell office:value-type="float" office:value="0" calcext:value-type="float">
            <text:p>0</text:p>
          </table:table-cell>
          <table:table-cell office:value-type="float" office:value="3.35983817" calcext:value-type="float">
            <text:p>3.35983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21:00:00</text:p>
          </table:table-cell>
          <table:table-cell office:value-type="float" office:value="21.3231007210277" calcext:value-type="float">
            <text:p>21.323100721</text:p>
          </table:table-cell>
          <table:table-cell office:value-type="float" office:value="19.53847854" calcext:value-type="float">
            <text:p>19.53847854</text:p>
          </table:table-cell>
          <table:table-cell office:value-type="float" office:value="0" calcext:value-type="float">
            <text:p>0</text:p>
          </table:table-cell>
          <table:table-cell office:value-type="float" office:value="12.19757071" calcext:value-type="float">
            <text:p>12.19757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22:00:00</text:p>
          </table:table-cell>
          <table:table-cell office:value-type="float" office:value="21.147943211608" calcext:value-type="float">
            <text:p>21.1479432116</text:p>
          </table:table-cell>
          <table:table-cell office:value-type="float" office:value="19.36143685" calcext:value-type="float">
            <text:p>19.36143685</text:p>
          </table:table-cell>
          <table:table-cell office:value-type="float" office:value="0" calcext:value-type="float">
            <text:p>0</text:p>
          </table:table-cell>
          <table:table-cell office:value-type="float" office:value="15.85072685" calcext:value-type="float">
            <text:p>15.85072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23:00:00</text:p>
          </table:table-cell>
          <table:table-cell office:value-type="float" office:value="21.0032731803849" calcext:value-type="float">
            <text:p>21.0032731804</text:p>
          </table:table-cell>
          <table:table-cell office:value-type="float" office:value="19.23745977" calcext:value-type="float">
            <text:p>19.23745977</text:p>
          </table:table-cell>
          <table:table-cell office:value-type="float" office:value="0" calcext:value-type="float">
            <text:p>0</text:p>
          </table:table-cell>
          <table:table-cell office:value-type="float" office:value="16.79157598" calcext:value-type="float">
            <text:p>16.79157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8 <text:s/>24:00:00</text:p>
          </table:table-cell>
          <table:table-cell office:value-type="float" office:value="20.8565044093398" calcext:value-type="float">
            <text:p>20.8565044093</text:p>
          </table:table-cell>
          <table:table-cell office:value-type="float" office:value="19.11907147" calcext:value-type="float">
            <text:p>19.11907147</text:p>
          </table:table-cell>
          <table:table-cell office:value-type="float" office:value="0" calcext:value-type="float">
            <text:p>0</text:p>
          </table:table-cell>
          <table:table-cell office:value-type="float" office:value="17.56505471" calcext:value-type="float">
            <text:p>17.56505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01:00:00</text:p>
          </table:table-cell>
          <table:table-cell office:value-type="float" office:value="20.7046948912836" calcext:value-type="float">
            <text:p>20.7046948913</text:p>
          </table:table-cell>
          <table:table-cell office:value-type="float" office:value="19.04300497" calcext:value-type="float">
            <text:p>19.04300497</text:p>
          </table:table-cell>
          <table:table-cell office:value-type="float" office:value="0" calcext:value-type="float">
            <text:p>0</text:p>
          </table:table-cell>
          <table:table-cell office:value-type="float" office:value="17.98250712" calcext:value-type="float">
            <text:p>17.98250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02:00:00</text:p>
          </table:table-cell>
          <table:table-cell office:value-type="float" office:value="20.5413186769806" calcext:value-type="float">
            <text:p>20.541318677</text:p>
          </table:table-cell>
          <table:table-cell office:value-type="float" office:value="18.98918643" calcext:value-type="float">
            <text:p>18.98918643</text:p>
          </table:table-cell>
          <table:table-cell office:value-type="float" office:value="0" calcext:value-type="float">
            <text:p>0</text:p>
          </table:table-cell>
          <table:table-cell office:value-type="float" office:value="17.49034894" calcext:value-type="float">
            <text:p>17.490348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03:00:00</text:p>
          </table:table-cell>
          <table:table-cell office:value-type="float" office:value="20.3874323015587" calcext:value-type="float">
            <text:p>20.3874323016</text:p>
          </table:table-cell>
          <table:table-cell office:value-type="float" office:value="18.9707814" calcext:value-type="float">
            <text:p>18.9707814</text:p>
          </table:table-cell>
          <table:table-cell office:value-type="float" office:value="0" calcext:value-type="float">
            <text:p>0</text:p>
          </table:table-cell>
          <table:table-cell office:value-type="float" office:value="17.48607964" calcext:value-type="float">
            <text:p>17.486079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04:00:00</text:p>
          </table:table-cell>
          <table:table-cell office:value-type="float" office:value="20.2283472624456" calcext:value-type="float">
            <text:p>20.2283472624</text:p>
          </table:table-cell>
          <table:table-cell office:value-type="float" office:value="18.94023488" calcext:value-type="float">
            <text:p>18.94023488</text:p>
          </table:table-cell>
          <table:table-cell office:value-type="float" office:value="0" calcext:value-type="float">
            <text:p>0</text:p>
          </table:table-cell>
          <table:table-cell office:value-type="float" office:value="18.43105233" calcext:value-type="float">
            <text:p>18.43105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05:00:00</text:p>
          </table:table-cell>
          <table:table-cell office:value-type="float" office:value="20.0718463427393" calcext:value-type="float">
            <text:p>20.0718463427</text:p>
          </table:table-cell>
          <table:table-cell office:value-type="float" office:value="18.92003541" calcext:value-type="float">
            <text:p>18.92003541</text:p>
          </table:table-cell>
          <table:table-cell office:value-type="float" office:value="0" calcext:value-type="float">
            <text:p>0</text:p>
          </table:table-cell>
          <table:table-cell office:value-type="float" office:value="18.10610994" calcext:value-type="float">
            <text:p>18.10610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06:00:00</text:p>
          </table:table-cell>
          <table:table-cell office:value-type="float" office:value="19.9148955926131" calcext:value-type="float">
            <text:p>19.9148955926</text:p>
          </table:table-cell>
          <table:table-cell office:value-type="float" office:value="18.90808173" calcext:value-type="float">
            <text:p>18.90808173</text:p>
          </table:table-cell>
          <table:table-cell office:value-type="float" office:value="0" calcext:value-type="float">
            <text:p>0</text:p>
          </table:table-cell>
          <table:table-cell office:value-type="float" office:value="17.67575849" calcext:value-type="float">
            <text:p>17.67575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07:00:00</text:p>
          </table:table-cell>
          <table:table-cell office:value-type="float" office:value="19.75579879606" calcext:value-type="float">
            <text:p>19.7557987961</text:p>
          </table:table-cell>
          <table:table-cell office:value-type="float" office:value="18.89240584" calcext:value-type="float">
            <text:p>18.89240584</text:p>
          </table:table-cell>
          <table:table-cell office:value-type="float" office:value="0" calcext:value-type="float">
            <text:p>0</text:p>
          </table:table-cell>
          <table:table-cell office:value-type="float" office:value="18.54666705" calcext:value-type="float">
            <text:p>18.54666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08:00:00</text:p>
          </table:table-cell>
          <table:table-cell office:value-type="float" office:value="19.5954110093316" calcext:value-type="float">
            <text:p>19.5954110093</text:p>
          </table:table-cell>
          <table:table-cell office:value-type="float" office:value="19.45141541" calcext:value-type="float">
            <text:p>19.45141541</text:p>
          </table:table-cell>
          <table:table-cell office:value-type="float" office:value="0" calcext:value-type="float">
            <text:p>0</text:p>
          </table:table-cell>
          <table:table-cell office:value-type="float" office:value="77.19306833" calcext:value-type="float">
            <text:p>77.19306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09:00:00</text:p>
          </table:table-cell>
          <table:table-cell office:value-type="float" office:value="19.4530697863644" calcext:value-type="float">
            <text:p>19.4530697864</text:p>
          </table:table-cell>
          <table:table-cell office:value-type="float" office:value="20.61904337" calcext:value-type="float">
            <text:p>20.61904337</text:p>
          </table:table-cell>
          <table:table-cell office:value-type="float" office:value="306.497572898308" calcext:value-type="float">
            <text:p>306.4975728983</text:p>
          </table:table-cell>
          <table:table-cell office:value-type="float" office:value="15.25223756" calcext:value-type="float">
            <text:p>15.25223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10:00:00</text:p>
          </table:table-cell>
          <table:table-cell office:value-type="float" office:value="19.4720741250669" calcext:value-type="float">
            <text:p>19.4720741251</text:p>
          </table:table-cell>
          <table:table-cell office:value-type="float" office:value="20.77682837" calcext:value-type="float">
            <text:p>20.77682837</text:p>
          </table:table-cell>
          <table:table-cell office:value-type="float" office:value="209.285551217967" calcext:value-type="float">
            <text:p>209.285551218</text:p>
          </table:table-cell>
          <table:table-cell office:value-type="float" office:value="8.053779591" calcext:value-type="float">
            <text:p>8.053779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11:00:00</text:p>
          </table:table-cell>
          <table:table-cell office:value-type="float" office:value="20.0578956841219" calcext:value-type="float">
            <text:p>20.0578956841</text:p>
          </table:table-cell>
          <table:table-cell office:value-type="float" office:value="20.68182507" calcext:value-type="float">
            <text:p>20.68182507</text:p>
          </table:table-cell>
          <table:table-cell office:value-type="float" office:value="19.8581695680391" calcext:value-type="float">
            <text:p>19.858169568</text:p>
          </table:table-cell>
          <table:table-cell office:value-type="float" office:value="17.69991478" calcext:value-type="float">
            <text:p>17.69991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12:00:00</text:p>
          </table:table-cell>
          <table:table-cell office:value-type="float" office:value="20.8059770335114" calcext:value-type="float">
            <text:p>20.8059770335</text:p>
          </table:table-cell>
          <table:table-cell office:value-type="float" office:value="20.73957484" calcext:value-type="float">
            <text:p>20.73957484</text:p>
          </table:table-cell>
          <table:table-cell office:value-type="float" office:value="0" calcext:value-type="float">
            <text:p>0</text:p>
          </table:table-cell>
          <table:table-cell office:value-type="float" office:value="6.4517296" calcext:value-type="float">
            <text:p>6.4517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13:00:00</text:p>
          </table:table-cell>
          <table:table-cell office:value-type="float" office:value="21.1685525130155" calcext:value-type="float">
            <text:p>21.168552513</text:p>
          </table:table-cell>
          <table:table-cell office:value-type="float" office:value="20.65848332" calcext:value-type="float">
            <text:p>20.65848332</text:p>
          </table:table-cell>
          <table:table-cell office:value-type="float" office:value="0" calcext:value-type="float">
            <text:p>0</text:p>
          </table:table-cell>
          <table:table-cell office:value-type="float" office:value="20.74923336" calcext:value-type="float">
            <text:p>20.74923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14:00:00</text:p>
          </table:table-cell>
          <table:table-cell office:value-type="float" office:value="21.3509939738333" calcext:value-type="float">
            <text:p>21.3509939738</text:p>
          </table:table-cell>
          <table:table-cell office:value-type="float" office:value="20.65655901" calcext:value-type="float">
            <text:p>20.65655901</text:p>
          </table:table-cell>
          <table:table-cell office:value-type="float" office:value="0" calcext:value-type="float">
            <text:p>0</text:p>
          </table:table-cell>
          <table:table-cell office:value-type="float" office:value="3.985237554" calcext:value-type="float">
            <text:p>3.985237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15:00:00</text:p>
          </table:table-cell>
          <table:table-cell office:value-type="float" office:value="21.3996251157504" calcext:value-type="float">
            <text:p>21.3996251158</text:p>
          </table:table-cell>
          <table:table-cell office:value-type="float" office:value="20.69373064" calcext:value-type="float">
            <text:p>20.69373064</text:p>
          </table:table-cell>
          <table:table-cell office:value-type="float" office:value="0" calcext:value-type="float">
            <text:p>0</text:p>
          </table:table-cell>
          <table:table-cell office:value-type="float" office:value="11.96918819" calcext:value-type="float">
            <text:p>11.96918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16:00:00</text:p>
          </table:table-cell>
          <table:table-cell office:value-type="float" office:value="21.5325140750062" calcext:value-type="float">
            <text:p>21.532514075</text:p>
          </table:table-cell>
          <table:table-cell office:value-type="float" office:value="20.63290914" calcext:value-type="float">
            <text:p>20.63290914</text:p>
          </table:table-cell>
          <table:table-cell office:value-type="float" office:value="0" calcext:value-type="float">
            <text:p>0</text:p>
          </table:table-cell>
          <table:table-cell office:value-type="float" office:value="18.94128095" calcext:value-type="float">
            <text:p>18.94128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17:00:00</text:p>
          </table:table-cell>
          <table:table-cell office:value-type="float" office:value="21.5700234522153" calcext:value-type="float">
            <text:p>21.5700234522</text:p>
          </table:table-cell>
          <table:table-cell office:value-type="float" office:value="20.61505676" calcext:value-type="float">
            <text:p>20.61505676</text:p>
          </table:table-cell>
          <table:table-cell office:value-type="float" office:value="0" calcext:value-type="float">
            <text:p>0</text:p>
          </table:table-cell>
          <table:table-cell office:value-type="float" office:value="15.03675036" calcext:value-type="float">
            <text:p>15.03675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18:00:00</text:p>
          </table:table-cell>
          <table:table-cell office:value-type="float" office:value="21.5691027688671" calcext:value-type="float">
            <text:p>21.5691027689</text:p>
          </table:table-cell>
          <table:table-cell office:value-type="float" office:value="20.60437729" calcext:value-type="float">
            <text:p>20.60437729</text:p>
          </table:table-cell>
          <table:table-cell office:value-type="float" office:value="0" calcext:value-type="float">
            <text:p>0</text:p>
          </table:table-cell>
          <table:table-cell office:value-type="float" office:value="18.92663809" calcext:value-type="float">
            <text:p>18.92663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19:00:00</text:p>
          </table:table-cell>
          <table:table-cell office:value-type="float" office:value="21.502099810033" calcext:value-type="float">
            <text:p>21.50209981</text:p>
          </table:table-cell>
          <table:table-cell office:value-type="float" office:value="20.49270004" calcext:value-type="float">
            <text:p>20.49270004</text:p>
          </table:table-cell>
          <table:table-cell office:value-type="float" office:value="0" calcext:value-type="float">
            <text:p>0</text:p>
          </table:table-cell>
          <table:table-cell office:value-type="float" office:value="3.876987682" calcext:value-type="float">
            <text:p>3.876987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20:00:00</text:p>
          </table:table-cell>
          <table:table-cell office:value-type="float" office:value="21.4364403998413" calcext:value-type="float">
            <text:p>21.4364403998</text:p>
          </table:table-cell>
          <table:table-cell office:value-type="float" office:value="20.13125172" calcext:value-type="float">
            <text:p>20.13125172</text:p>
          </table:table-cell>
          <table:table-cell office:value-type="float" office:value="0" calcext:value-type="float">
            <text:p>0</text:p>
          </table:table-cell>
          <table:table-cell office:value-type="float" office:value="3.331078465" calcext:value-type="float">
            <text:p>3.331078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21:00:00</text:p>
          </table:table-cell>
          <table:table-cell office:value-type="float" office:value="21.3114137029924" calcext:value-type="float">
            <text:p>21.311413703</text:p>
          </table:table-cell>
          <table:table-cell office:value-type="float" office:value="19.71208094" calcext:value-type="float">
            <text:p>19.71208094</text:p>
          </table:table-cell>
          <table:table-cell office:value-type="float" office:value="0" calcext:value-type="float">
            <text:p>0</text:p>
          </table:table-cell>
          <table:table-cell office:value-type="float" office:value="2.923161246" calcext:value-type="float">
            <text:p>2.923161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22:00:00</text:p>
          </table:table-cell>
          <table:table-cell office:value-type="float" office:value="21.1794922139529" calcext:value-type="float">
            <text:p>21.179492214</text:p>
          </table:table-cell>
          <table:table-cell office:value-type="float" office:value="19.47904615" calcext:value-type="float">
            <text:p>19.47904615</text:p>
          </table:table-cell>
          <table:table-cell office:value-type="float" office:value="0" calcext:value-type="float">
            <text:p>0</text:p>
          </table:table-cell>
          <table:table-cell office:value-type="float" office:value="18.41653752" calcext:value-type="float">
            <text:p>18.41653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23:00:00</text:p>
          </table:table-cell>
          <table:table-cell office:value-type="float" office:value="21.0725612710765" calcext:value-type="float">
            <text:p>21.0725612711</text:p>
          </table:table-cell>
          <table:table-cell office:value-type="float" office:value="19.48980008" calcext:value-type="float">
            <text:p>19.48980008</text:p>
          </table:table-cell>
          <table:table-cell office:value-type="float" office:value="0" calcext:value-type="float">
            <text:p>0</text:p>
          </table:table-cell>
          <table:table-cell office:value-type="float" office:value="13.12569328" calcext:value-type="float">
            <text:p>13.12569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19 <text:s/>24:00:00</text:p>
          </table:table-cell>
          <table:table-cell office:value-type="float" office:value="20.9548633158348" calcext:value-type="float">
            <text:p>20.9548633158</text:p>
          </table:table-cell>
          <table:table-cell office:value-type="float" office:value="19.49806511" calcext:value-type="float">
            <text:p>19.49806511</text:p>
          </table:table-cell>
          <table:table-cell office:value-type="float" office:value="0" calcext:value-type="float">
            <text:p>0</text:p>
          </table:table-cell>
          <table:table-cell office:value-type="float" office:value="11.26847215" calcext:value-type="float">
            <text:p>11.26847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01:00:00</text:p>
          </table:table-cell>
          <table:table-cell office:value-type="float" office:value="20.8294862969662" calcext:value-type="float">
            <text:p>20.829486297</text:p>
          </table:table-cell>
          <table:table-cell office:value-type="float" office:value="19.46035651" calcext:value-type="float">
            <text:p>19.46035651</text:p>
          </table:table-cell>
          <table:table-cell office:value-type="float" office:value="0" calcext:value-type="float">
            <text:p>0</text:p>
          </table:table-cell>
          <table:table-cell office:value-type="float" office:value="13.90811053" calcext:value-type="float">
            <text:p>13.90811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02:00:00</text:p>
          </table:table-cell>
          <table:table-cell office:value-type="float" office:value="20.6728720318359" calcext:value-type="float">
            <text:p>20.6728720318</text:p>
          </table:table-cell>
          <table:table-cell office:value-type="float" office:value="19.41791889" calcext:value-type="float">
            <text:p>19.41791889</text:p>
          </table:table-cell>
          <table:table-cell office:value-type="float" office:value="0" calcext:value-type="float">
            <text:p>0</text:p>
          </table:table-cell>
          <table:table-cell office:value-type="float" office:value="14.91953254" calcext:value-type="float">
            <text:p>14.919532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03:00:00</text:p>
          </table:table-cell>
          <table:table-cell office:value-type="float" office:value="20.5228313231587" calcext:value-type="float">
            <text:p>20.5228313232</text:p>
          </table:table-cell>
          <table:table-cell office:value-type="float" office:value="19.3850939" calcext:value-type="float">
            <text:p>19.3850939</text:p>
          </table:table-cell>
          <table:table-cell office:value-type="float" office:value="0" calcext:value-type="float">
            <text:p>0</text:p>
          </table:table-cell>
          <table:table-cell office:value-type="float" office:value="14.67321914" calcext:value-type="float">
            <text:p>14.67321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04:00:00</text:p>
          </table:table-cell>
          <table:table-cell office:value-type="float" office:value="20.4089874102994" calcext:value-type="float">
            <text:p>20.4089874103</text:p>
          </table:table-cell>
          <table:table-cell office:value-type="float" office:value="19.32598949" calcext:value-type="float">
            <text:p>19.32598949</text:p>
          </table:table-cell>
          <table:table-cell office:value-type="float" office:value="0" calcext:value-type="float">
            <text:p>0</text:p>
          </table:table-cell>
          <table:table-cell office:value-type="float" office:value="15.28266638" calcext:value-type="float">
            <text:p>15.282666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05:00:00</text:p>
          </table:table-cell>
          <table:table-cell office:value-type="float" office:value="20.2882010543302" calcext:value-type="float">
            <text:p>20.2882010543</text:p>
          </table:table-cell>
          <table:table-cell office:value-type="float" office:value="19.28780826" calcext:value-type="float">
            <text:p>19.28780826</text:p>
          </table:table-cell>
          <table:table-cell office:value-type="float" office:value="0" calcext:value-type="float">
            <text:p>0</text:p>
          </table:table-cell>
          <table:table-cell office:value-type="float" office:value="15.44648066" calcext:value-type="float">
            <text:p>15.44648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06:00:00</text:p>
          </table:table-cell>
          <table:table-cell office:value-type="float" office:value="20.168168079311" calcext:value-type="float">
            <text:p>20.1681680793</text:p>
          </table:table-cell>
          <table:table-cell office:value-type="float" office:value="19.27425188" calcext:value-type="float">
            <text:p>19.27425188</text:p>
          </table:table-cell>
          <table:table-cell office:value-type="float" office:value="0" calcext:value-type="float">
            <text:p>0</text:p>
          </table:table-cell>
          <table:table-cell office:value-type="float" office:value="15.37699071" calcext:value-type="float">
            <text:p>15.37699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07:00:00</text:p>
          </table:table-cell>
          <table:table-cell office:value-type="float" office:value="20.0475510920209" calcext:value-type="float">
            <text:p>20.047551092</text:p>
          </table:table-cell>
          <table:table-cell office:value-type="float" office:value="19.82472765" calcext:value-type="float">
            <text:p>19.82472765</text:p>
          </table:table-cell>
          <table:table-cell office:value-type="float" office:value="0" calcext:value-type="float">
            <text:p>0</text:p>
          </table:table-cell>
          <table:table-cell office:value-type="float" office:value="83.83503971" calcext:value-type="float">
            <text:p>83.83503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08:00:00</text:p>
          </table:table-cell>
          <table:table-cell office:value-type="float" office:value="19.9391383319688" calcext:value-type="float">
            <text:p>19.939138332</text:p>
          </table:table-cell>
          <table:table-cell office:value-type="float" office:value="21.48641935" calcext:value-type="float">
            <text:p>21.48641935</text:p>
          </table:table-cell>
          <table:table-cell office:value-type="float" office:value="303.885200565481" calcext:value-type="float">
            <text:p>303.8852005655</text:p>
          </table:table-cell>
          <table:table-cell office:value-type="float" office:value="43.66712096" calcext:value-type="float">
            <text:p>43.66712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09:00:00</text:p>
          </table:table-cell>
          <table:table-cell office:value-type="float" office:value="20.2061849692524" calcext:value-type="float">
            <text:p>20.2061849693</text:p>
          </table:table-cell>
          <table:table-cell office:value-type="float" office:value="22.33091908" calcext:value-type="float">
            <text:p>22.33091908</text:p>
          </table:table-cell>
          <table:table-cell office:value-type="float" office:value="205.574993164708" calcext:value-type="float">
            <text:p>205.5749931647</text:p>
          </table:table-cell>
          <table:table-cell office:value-type="float" office:value="7.391576381" calcext:value-type="float">
            <text:p>7.391576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10:00:00</text:p>
          </table:table-cell>
          <table:table-cell office:value-type="float" office:value="21.5357226907868" calcext:value-type="float">
            <text:p>21.5357226908</text:p>
          </table:table-cell>
          <table:table-cell office:value-type="float" office:value="22.54196121" calcext:value-type="float">
            <text:p>22.54196121</text:p>
          </table:table-cell>
          <table:table-cell office:value-type="float" office:value="5.10240961666175" calcext:value-type="float">
            <text:p>5.1024096167</text:p>
          </table:table-cell>
          <table:table-cell office:value-type="float" office:value="3.374304201" calcext:value-type="float">
            <text:p>3.374304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11:00:00</text:p>
          </table:table-cell>
          <table:table-cell office:value-type="float" office:value="23.3329146573385" calcext:value-type="float">
            <text:p>23.3329146573</text:p>
          </table:table-cell>
          <table:table-cell office:value-type="float" office:value="22.6555512" calcext:value-type="float">
            <text:p>22.6555512</text:p>
          </table:table-cell>
          <table:table-cell office:value-type="float" office:value="0" calcext:value-type="float">
            <text:p>0</text:p>
          </table:table-cell>
          <table:table-cell office:value-type="float" office:value="3.139946187" calcext:value-type="float">
            <text:p>3.139946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12:00:00</text:p>
          </table:table-cell>
          <table:table-cell office:value-type="float" office:value="24.2765086890233" calcext:value-type="float">
            <text:p>24.276508689</text:p>
          </table:table-cell>
          <table:table-cell office:value-type="float" office:value="22.6379021" calcext:value-type="float">
            <text:p>22.6379021</text:p>
          </table:table-cell>
          <table:table-cell office:value-type="float" office:value="0" calcext:value-type="float">
            <text:p>0</text:p>
          </table:table-cell>
          <table:table-cell office:value-type="float" office:value="2.942251854" calcext:value-type="float">
            <text:p>2.942251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13:00:00</text:p>
          </table:table-cell>
          <table:table-cell office:value-type="float" office:value="24.3997144313188" calcext:value-type="float">
            <text:p>24.3997144313</text:p>
          </table:table-cell>
          <table:table-cell office:value-type="float" office:value="22.62276042" calcext:value-type="float">
            <text:p>22.62276042</text:p>
          </table:table-cell>
          <table:table-cell office:value-type="float" office:value="0" calcext:value-type="float">
            <text:p>0</text:p>
          </table:table-cell>
          <table:table-cell office:value-type="float" office:value="2.888776924" calcext:value-type="float">
            <text:p>2.888776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14:00:00</text:p>
          </table:table-cell>
          <table:table-cell office:value-type="float" office:value="24.5888895508435" calcext:value-type="float">
            <text:p>24.5888895508</text:p>
          </table:table-cell>
          <table:table-cell office:value-type="float" office:value="22.67153467" calcext:value-type="float">
            <text:p>22.67153467</text:p>
          </table:table-cell>
          <table:table-cell office:value-type="float" office:value="0" calcext:value-type="float">
            <text:p>0</text:p>
          </table:table-cell>
          <table:table-cell office:value-type="float" office:value="2.8472554" calcext:value-type="float">
            <text:p>2.8472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15:00:00</text:p>
          </table:table-cell>
          <table:table-cell office:value-type="float" office:value="25.0172556598902" calcext:value-type="float">
            <text:p>25.0172556599</text:p>
          </table:table-cell>
          <table:table-cell office:value-type="float" office:value="22.79967024" calcext:value-type="float">
            <text:p>22.79967024</text:p>
          </table:table-cell>
          <table:table-cell office:value-type="float" office:value="0" calcext:value-type="float">
            <text:p>0</text:p>
          </table:table-cell>
          <table:table-cell office:value-type="float" office:value="2.841605109" calcext:value-type="float">
            <text:p>2.841605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16:00:00</text:p>
          </table:table-cell>
          <table:table-cell office:value-type="float" office:value="25.393809464305" calcext:value-type="float">
            <text:p>25.3938094643</text:p>
          </table:table-cell>
          <table:table-cell office:value-type="float" office:value="22.86612165" calcext:value-type="float">
            <text:p>22.86612165</text:p>
          </table:table-cell>
          <table:table-cell office:value-type="float" office:value="0" calcext:value-type="float">
            <text:p>0</text:p>
          </table:table-cell>
          <table:table-cell office:value-type="float" office:value="1.386729987" calcext:value-type="float">
            <text:p>1.386729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17:00:00</text:p>
          </table:table-cell>
          <table:table-cell office:value-type="float" office:value="25.2286072196565" calcext:value-type="float">
            <text:p>25.2286072197</text:p>
          </table:table-cell>
          <table:table-cell office:value-type="float" office:value="22.71302677" calcext:value-type="float">
            <text:p>22.71302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18:00:00</text:p>
          </table:table-cell>
          <table:table-cell office:value-type="float" office:value="24.6918708220157" calcext:value-type="float">
            <text:p>24.691870822</text:p>
          </table:table-cell>
          <table:table-cell office:value-type="float" office:value="22.40260756" calcext:value-type="float">
            <text:p>22.402607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19:00:00</text:p>
          </table:table-cell>
          <table:table-cell office:value-type="float" office:value="24.0111797813371" calcext:value-type="float">
            <text:p>24.0111797813</text:p>
          </table:table-cell>
          <table:table-cell office:value-type="float" office:value="22.08433637" calcext:value-type="float">
            <text:p>22.08433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20:00:00</text:p>
          </table:table-cell>
          <table:table-cell office:value-type="float" office:value="23.3971201542915" calcext:value-type="float">
            <text:p>23.3971201543</text:p>
          </table:table-cell>
          <table:table-cell office:value-type="float" office:value="21.80804671" calcext:value-type="float">
            <text:p>21.808046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21:00:00</text:p>
          </table:table-cell>
          <table:table-cell office:value-type="float" office:value="22.9918713779104" calcext:value-type="float">
            <text:p>22.9918713779</text:p>
          </table:table-cell>
          <table:table-cell office:value-type="float" office:value="21.55819274" calcext:value-type="float">
            <text:p>21.55819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22:00:00</text:p>
          </table:table-cell>
          <table:table-cell office:value-type="float" office:value="22.6745394701303" calcext:value-type="float">
            <text:p>22.6745394701</text:p>
          </table:table-cell>
          <table:table-cell office:value-type="float" office:value="21.32591444" calcext:value-type="float">
            <text:p>21.325914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23:00:00</text:p>
          </table:table-cell>
          <table:table-cell office:value-type="float" office:value="22.3871969388251" calcext:value-type="float">
            <text:p>22.3871969388</text:p>
          </table:table-cell>
          <table:table-cell office:value-type="float" office:value="21.13365036" calcext:value-type="float">
            <text:p>21.13365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0 <text:s/>24:00:00</text:p>
          </table:table-cell>
          <table:table-cell office:value-type="float" office:value="22.1821912873115" calcext:value-type="float">
            <text:p>22.1821912873</text:p>
          </table:table-cell>
          <table:table-cell office:value-type="float" office:value="20.95733756" calcext:value-type="float">
            <text:p>20.95733756</text:p>
          </table:table-cell>
          <table:table-cell office:value-type="float" office:value="0" calcext:value-type="float">
            <text:p>0</text:p>
          </table:table-cell>
          <table:table-cell office:value-type="float" office:value="2.213089534" calcext:value-type="float">
            <text:p>2.2130895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01:00:00</text:p>
          </table:table-cell>
          <table:table-cell office:value-type="float" office:value="22.4336394919266" calcext:value-type="float">
            <text:p>22.4336394919</text:p>
          </table:table-cell>
          <table:table-cell office:value-type="float" office:value="20.76275385" calcext:value-type="float">
            <text:p>20.76275385</text:p>
          </table:table-cell>
          <table:table-cell office:value-type="float" office:value="0" calcext:value-type="float">
            <text:p>0</text:p>
          </table:table-cell>
          <table:table-cell office:value-type="float" office:value="2.838520403" calcext:value-type="float">
            <text:p>2.838520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02:00:00</text:p>
          </table:table-cell>
          <table:table-cell office:value-type="float" office:value="22.4684145550334" calcext:value-type="float">
            <text:p>22.468414555</text:p>
          </table:table-cell>
          <table:table-cell office:value-type="float" office:value="20.64127348" calcext:value-type="float">
            <text:p>20.64127348</text:p>
          </table:table-cell>
          <table:table-cell office:value-type="float" office:value="0" calcext:value-type="float">
            <text:p>0</text:p>
          </table:table-cell>
          <table:table-cell office:value-type="float" office:value="2.762777852" calcext:value-type="float">
            <text:p>2.762777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03:00:00</text:p>
          </table:table-cell>
          <table:table-cell office:value-type="float" office:value="22.4772633984367" calcext:value-type="float">
            <text:p>22.4772633984</text:p>
          </table:table-cell>
          <table:table-cell office:value-type="float" office:value="20.55786607" calcext:value-type="float">
            <text:p>20.55786607</text:p>
          </table:table-cell>
          <table:table-cell office:value-type="float" office:value="0" calcext:value-type="float">
            <text:p>0</text:p>
          </table:table-cell>
          <table:table-cell office:value-type="float" office:value="2.757960886" calcext:value-type="float">
            <text:p>2.757960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04:00:00</text:p>
          </table:table-cell>
          <table:table-cell office:value-type="float" office:value="22.4843806296613" calcext:value-type="float">
            <text:p>22.4843806297</text:p>
          </table:table-cell>
          <table:table-cell office:value-type="float" office:value="20.40136929" calcext:value-type="float">
            <text:p>20.40136929</text:p>
          </table:table-cell>
          <table:table-cell office:value-type="float" office:value="0" calcext:value-type="float">
            <text:p>0</text:p>
          </table:table-cell>
          <table:table-cell office:value-type="float" office:value="2.733173239" calcext:value-type="float">
            <text:p>2.733173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05:00:00</text:p>
          </table:table-cell>
          <table:table-cell office:value-type="float" office:value="22.4708434655911" calcext:value-type="float">
            <text:p>22.4708434656</text:p>
          </table:table-cell>
          <table:table-cell office:value-type="float" office:value="20.29620541" calcext:value-type="float">
            <text:p>20.29620541</text:p>
          </table:table-cell>
          <table:table-cell office:value-type="float" office:value="0" calcext:value-type="float">
            <text:p>0</text:p>
          </table:table-cell>
          <table:table-cell office:value-type="float" office:value="2.777619622" calcext:value-type="float">
            <text:p>2.777619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06:00:00</text:p>
          </table:table-cell>
          <table:table-cell office:value-type="float" office:value="22.4350456748674" calcext:value-type="float">
            <text:p>22.4350456749</text:p>
          </table:table-cell>
          <table:table-cell office:value-type="float" office:value="20.13172243" calcext:value-type="float">
            <text:p>20.13172243</text:p>
          </table:table-cell>
          <table:table-cell office:value-type="float" office:value="0" calcext:value-type="float">
            <text:p>0</text:p>
          </table:table-cell>
          <table:table-cell office:value-type="float" office:value="2.82857911" calcext:value-type="float">
            <text:p>2.82857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07:00:00</text:p>
          </table:table-cell>
          <table:table-cell office:value-type="float" office:value="22.3778920486803" calcext:value-type="float">
            <text:p>22.3778920487</text:p>
          </table:table-cell>
          <table:table-cell office:value-type="float" office:value="20.52594429" calcext:value-type="float">
            <text:p>20.52594429</text:p>
          </table:table-cell>
          <table:table-cell office:value-type="float" office:value="0" calcext:value-type="float">
            <text:p>0</text:p>
          </table:table-cell>
          <table:table-cell office:value-type="float" office:value="76.42036004" calcext:value-type="float">
            <text:p>76.42036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08:00:00</text:p>
          </table:table-cell>
          <table:table-cell office:value-type="float" office:value="22.3296744458384" calcext:value-type="float">
            <text:p>22.3296744458</text:p>
          </table:table-cell>
          <table:table-cell office:value-type="float" office:value="21.96468486" calcext:value-type="float">
            <text:p>21.96468486</text:p>
          </table:table-cell>
          <table:table-cell office:value-type="float" office:value="0" calcext:value-type="float">
            <text:p>0</text:p>
          </table:table-cell>
          <table:table-cell office:value-type="float" office:value="21.32741017" calcext:value-type="float">
            <text:p>21.32741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09:00:00</text:p>
          </table:table-cell>
          <table:table-cell office:value-type="float" office:value="22.4291793224997" calcext:value-type="float">
            <text:p>22.4291793225</text:p>
          </table:table-cell>
          <table:table-cell office:value-type="float" office:value="22.32653108" calcext:value-type="float">
            <text:p>22.32653108</text:p>
          </table:table-cell>
          <table:table-cell office:value-type="float" office:value="0" calcext:value-type="float">
            <text:p>0</text:p>
          </table:table-cell>
          <table:table-cell office:value-type="float" office:value="12.05884519" calcext:value-type="float">
            <text:p>12.05884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10:00:00</text:p>
          </table:table-cell>
          <table:table-cell office:value-type="float" office:value="22.6846365668556" calcext:value-type="float">
            <text:p>22.6846365669</text:p>
          </table:table-cell>
          <table:table-cell office:value-type="float" office:value="22.37239443" calcext:value-type="float">
            <text:p>22.37239443</text:p>
          </table:table-cell>
          <table:table-cell office:value-type="float" office:value="0" calcext:value-type="float">
            <text:p>0</text:p>
          </table:table-cell>
          <table:table-cell office:value-type="float" office:value="11.61107014" calcext:value-type="float">
            <text:p>11.61107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11:00:00</text:p>
          </table:table-cell>
          <table:table-cell office:value-type="float" office:value="23.1554777257504" calcext:value-type="float">
            <text:p>23.1554777258</text:p>
          </table:table-cell>
          <table:table-cell office:value-type="float" office:value="22.83401787" calcext:value-type="float">
            <text:p>22.83401787</text:p>
          </table:table-cell>
          <table:table-cell office:value-type="float" office:value="0" calcext:value-type="float">
            <text:p>0</text:p>
          </table:table-cell>
          <table:table-cell office:value-type="float" office:value="3.529855831" calcext:value-type="float">
            <text:p>3.529855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12:00:00</text:p>
          </table:table-cell>
          <table:table-cell office:value-type="float" office:value="23.974245011607" calcext:value-type="float">
            <text:p>23.9742450116</text:p>
          </table:table-cell>
          <table:table-cell office:value-type="float" office:value="23.17827077" calcext:value-type="float">
            <text:p>23.178270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13:00:00</text:p>
          </table:table-cell>
          <table:table-cell office:value-type="float" office:value="24.0096556585583" calcext:value-type="float">
            <text:p>24.0096556586</text:p>
          </table:table-cell>
          <table:table-cell office:value-type="float" office:value="23.48248649" calcext:value-type="float">
            <text:p>23.482486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14:00:00</text:p>
          </table:table-cell>
          <table:table-cell office:value-type="float" office:value="23.8924795057679" calcext:value-type="float">
            <text:p>23.8924795058</text:p>
          </table:table-cell>
          <table:table-cell office:value-type="float" office:value="23.88062682" calcext:value-type="float">
            <text:p>23.88062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15:00:00</text:p>
          </table:table-cell>
          <table:table-cell office:value-type="float" office:value="24.3312880241281" calcext:value-type="float">
            <text:p>24.3312880241</text:p>
          </table:table-cell>
          <table:table-cell office:value-type="float" office:value="24.29280383" calcext:value-type="float">
            <text:p>24.292803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16:00:00</text:p>
          </table:table-cell>
          <table:table-cell office:value-type="float" office:value="24.711200534014" calcext:value-type="float">
            <text:p>24.711200534</text:p>
          </table:table-cell>
          <table:table-cell office:value-type="float" office:value="24.61011978" calcext:value-type="float">
            <text:p>24.61011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17:00:00</text:p>
          </table:table-cell>
          <table:table-cell office:value-type="float" office:value="24.8412651235757" calcext:value-type="float">
            <text:p>24.8412651236</text:p>
          </table:table-cell>
          <table:table-cell office:value-type="float" office:value="24.73963804" calcext:value-type="float">
            <text:p>24.739638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18:00:00</text:p>
          </table:table-cell>
          <table:table-cell office:value-type="float" office:value="24.8760599158791" calcext:value-type="float">
            <text:p>24.8760599159</text:p>
          </table:table-cell>
          <table:table-cell office:value-type="float" office:value="24.6048979" calcext:value-type="float">
            <text:p>24.60489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19:00:00</text:p>
          </table:table-cell>
          <table:table-cell office:value-type="float" office:value="24.5163022330811" calcext:value-type="float">
            <text:p>24.5163022331</text:p>
          </table:table-cell>
          <table:table-cell office:value-type="float" office:value="24.22278804" calcext:value-type="float">
            <text:p>24.222788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20:00:00</text:p>
          </table:table-cell>
          <table:table-cell office:value-type="float" office:value="23.9236393113365" calcext:value-type="float">
            <text:p>23.9236393113</text:p>
          </table:table-cell>
          <table:table-cell office:value-type="float" office:value="23.71587421" calcext:value-type="float">
            <text:p>23.71587421</text:p>
          </table:table-cell>
          <table:table-cell office:value-type="float" office:value="0" calcext:value-type="float">
            <text:p>0</text:p>
          </table:table-cell>
          <table:table-cell office:value-type="float" office:value="0.827138483" calcext:value-type="float">
            <text:p>0.827138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21:00:00</text:p>
          </table:table-cell>
          <table:table-cell office:value-type="float" office:value="23.4839494090413" calcext:value-type="float">
            <text:p>23.483949409</text:p>
          </table:table-cell>
          <table:table-cell office:value-type="float" office:value="23.24262621" calcext:value-type="float">
            <text:p>23.242626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22:00:00</text:p>
          </table:table-cell>
          <table:table-cell office:value-type="float" office:value="23.1776537245947" calcext:value-type="float">
            <text:p>23.1776537246</text:p>
          </table:table-cell>
          <table:table-cell office:value-type="float" office:value="22.84995576" calcext:value-type="float">
            <text:p>22.849955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23:00:00</text:p>
          </table:table-cell>
          <table:table-cell office:value-type="float" office:value="22.9482367087627" calcext:value-type="float">
            <text:p>22.9482367088</text:p>
          </table:table-cell>
          <table:table-cell office:value-type="float" office:value="22.32742388" calcext:value-type="float">
            <text:p>22.32742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1 <text:s/>24:00:00</text:p>
          </table:table-cell>
          <table:table-cell office:value-type="float" office:value="22.8108010771705" calcext:value-type="float">
            <text:p>22.8108010772</text:p>
          </table:table-cell>
          <table:table-cell office:value-type="float" office:value="21.70761552" calcext:value-type="float">
            <text:p>21.70761552</text:p>
          </table:table-cell>
          <table:table-cell office:value-type="float" office:value="0" calcext:value-type="float">
            <text:p>0</text:p>
          </table:table-cell>
          <table:table-cell office:value-type="float" office:value="3.740390043" calcext:value-type="float">
            <text:p>3.740390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01:00:00</text:p>
          </table:table-cell>
          <table:table-cell office:value-type="float" office:value="22.6023668319292" calcext:value-type="float">
            <text:p>22.6023668319</text:p>
          </table:table-cell>
          <table:table-cell office:value-type="float" office:value="20.57533839" calcext:value-type="float">
            <text:p>20.57533839</text:p>
          </table:table-cell>
          <table:table-cell office:value-type="float" office:value="0" calcext:value-type="float">
            <text:p>0</text:p>
          </table:table-cell>
          <table:table-cell office:value-type="float" office:value="2.962704504" calcext:value-type="float">
            <text:p>2.9627045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02:00:00</text:p>
          </table:table-cell>
          <table:table-cell office:value-type="float" office:value="22.5251530091496" calcext:value-type="float">
            <text:p>22.5251530091</text:p>
          </table:table-cell>
          <table:table-cell office:value-type="float" office:value="19.77844829" calcext:value-type="float">
            <text:p>19.77844829</text:p>
          </table:table-cell>
          <table:table-cell office:value-type="float" office:value="0" calcext:value-type="float">
            <text:p>0</text:p>
          </table:table-cell>
          <table:table-cell office:value-type="float" office:value="3.093373369" calcext:value-type="float">
            <text:p>3.093373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03:00:00</text:p>
          </table:table-cell>
          <table:table-cell office:value-type="float" office:value="22.2120183490497" calcext:value-type="float">
            <text:p>22.212018349</text:p>
          </table:table-cell>
          <table:table-cell office:value-type="float" office:value="19.11648115" calcext:value-type="float">
            <text:p>19.11648115</text:p>
          </table:table-cell>
          <table:table-cell office:value-type="float" office:value="0" calcext:value-type="float">
            <text:p>0</text:p>
          </table:table-cell>
          <table:table-cell office:value-type="float" office:value="23.85743285" calcext:value-type="float">
            <text:p>23.85743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04:00:00</text:p>
          </table:table-cell>
          <table:table-cell office:value-type="float" office:value="21.823111123482" calcext:value-type="float">
            <text:p>21.8231111235</text:p>
          </table:table-cell>
          <table:table-cell office:value-type="float" office:value="18.51616239" calcext:value-type="float">
            <text:p>18.51616239</text:p>
          </table:table-cell>
          <table:table-cell office:value-type="float" office:value="0" calcext:value-type="float">
            <text:p>0</text:p>
          </table:table-cell>
          <table:table-cell office:value-type="float" office:value="21.11946171" calcext:value-type="float">
            <text:p>21.11946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05:00:00</text:p>
          </table:table-cell>
          <table:table-cell office:value-type="float" office:value="21.437053788629" calcext:value-type="float">
            <text:p>21.4370537886</text:p>
          </table:table-cell>
          <table:table-cell office:value-type="float" office:value="18.50078931" calcext:value-type="float">
            <text:p>18.50078931</text:p>
          </table:table-cell>
          <table:table-cell office:value-type="float" office:value="0" calcext:value-type="float">
            <text:p>0</text:p>
          </table:table-cell>
          <table:table-cell office:value-type="float" office:value="20.16024363" calcext:value-type="float">
            <text:p>20.16024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06:00:00</text:p>
          </table:table-cell>
          <table:table-cell office:value-type="float" office:value="21.1384302232702" calcext:value-type="float">
            <text:p>21.1384302233</text:p>
          </table:table-cell>
          <table:table-cell office:value-type="float" office:value="18.44333323" calcext:value-type="float">
            <text:p>18.44333323</text:p>
          </table:table-cell>
          <table:table-cell office:value-type="float" office:value="0" calcext:value-type="float">
            <text:p>0</text:p>
          </table:table-cell>
          <table:table-cell office:value-type="float" office:value="21.90182881" calcext:value-type="float">
            <text:p>21.90182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07:00:00</text:p>
          </table:table-cell>
          <table:table-cell office:value-type="float" office:value="20.8093678954085" calcext:value-type="float">
            <text:p>20.8093678954</text:p>
          </table:table-cell>
          <table:table-cell office:value-type="float" office:value="18.87086449" calcext:value-type="float">
            <text:p>18.87086449</text:p>
          </table:table-cell>
          <table:table-cell office:value-type="float" office:value="0" calcext:value-type="float">
            <text:p>0</text:p>
          </table:table-cell>
          <table:table-cell office:value-type="float" office:value="87.57931251" calcext:value-type="float">
            <text:p>87.57931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08:00:00</text:p>
          </table:table-cell>
          <table:table-cell office:value-type="float" office:value="20.5350510005572" calcext:value-type="float">
            <text:p>20.5350510006</text:p>
          </table:table-cell>
          <table:table-cell office:value-type="float" office:value="20.47467028" calcext:value-type="float">
            <text:p>20.47467028</text:p>
          </table:table-cell>
          <table:table-cell office:value-type="float" office:value="321.858947873733" calcext:value-type="float">
            <text:p>321.8589478737</text:p>
          </table:table-cell>
          <table:table-cell office:value-type="float" office:value="60.18672433" calcext:value-type="float">
            <text:p>60.18672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09:00:00</text:p>
          </table:table-cell>
          <table:table-cell office:value-type="float" office:value="20.6668344072508" calcext:value-type="float">
            <text:p>20.6668344073</text:p>
          </table:table-cell>
          <table:table-cell office:value-type="float" office:value="21.80142328" calcext:value-type="float">
            <text:p>21.80142328</text:p>
          </table:table-cell>
          <table:table-cell office:value-type="float" office:value="217.133364912703" calcext:value-type="float">
            <text:p>217.1333649127</text:p>
          </table:table-cell>
          <table:table-cell office:value-type="float" office:value="25.03105563" calcext:value-type="float">
            <text:p>25.03105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10:00:00</text:p>
          </table:table-cell>
          <table:table-cell office:value-type="float" office:value="21.6496994734313" calcext:value-type="float">
            <text:p>21.6496994734</text:p>
          </table:table-cell>
          <table:table-cell office:value-type="float" office:value="22.03272732" calcext:value-type="float">
            <text:p>22.03272732</text:p>
          </table:table-cell>
          <table:table-cell office:value-type="float" office:value="52.5012967471442" calcext:value-type="float">
            <text:p>52.5012967471</text:p>
          </table:table-cell>
          <table:table-cell office:value-type="float" office:value="12.44618775" calcext:value-type="float">
            <text:p>12.44618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11:00:00</text:p>
          </table:table-cell>
          <table:table-cell office:value-type="float" office:value="23.3678591604112" calcext:value-type="float">
            <text:p>23.3678591604</text:p>
          </table:table-cell>
          <table:table-cell office:value-type="float" office:value="22.30236965" calcext:value-type="float">
            <text:p>22.30236965</text:p>
          </table:table-cell>
          <table:table-cell office:value-type="float" office:value="0" calcext:value-type="float">
            <text:p>0</text:p>
          </table:table-cell>
          <table:table-cell office:value-type="float" office:value="6.781430419" calcext:value-type="float">
            <text:p>6.781430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12:00:00</text:p>
          </table:table-cell>
          <table:table-cell office:value-type="float" office:value="24.9998104978062" calcext:value-type="float">
            <text:p>24.9998104978</text:p>
          </table:table-cell>
          <table:table-cell office:value-type="float" office:value="22.34086931" calcext:value-type="float">
            <text:p>22.34086931</text:p>
          </table:table-cell>
          <table:table-cell office:value-type="float" office:value="0" calcext:value-type="float">
            <text:p>0</text:p>
          </table:table-cell>
          <table:table-cell office:value-type="float" office:value="3.352894015" calcext:value-type="float">
            <text:p>3.352894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13:00:00</text:p>
          </table:table-cell>
          <table:table-cell office:value-type="float" office:value="25.3176881561033" calcext:value-type="float">
            <text:p>25.3176881561</text:p>
          </table:table-cell>
          <table:table-cell office:value-type="float" office:value="22.27637582" calcext:value-type="float">
            <text:p>22.27637582</text:p>
          </table:table-cell>
          <table:table-cell office:value-type="float" office:value="0" calcext:value-type="float">
            <text:p>0</text:p>
          </table:table-cell>
          <table:table-cell office:value-type="float" office:value="31.17228264" calcext:value-type="float">
            <text:p>31.17228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14:00:00</text:p>
          </table:table-cell>
          <table:table-cell office:value-type="float" office:value="25.457262491321" calcext:value-type="float">
            <text:p>25.4572624913</text:p>
          </table:table-cell>
          <table:table-cell office:value-type="float" office:value="22.43961916" calcext:value-type="float">
            <text:p>22.43961916</text:p>
          </table:table-cell>
          <table:table-cell office:value-type="float" office:value="0" calcext:value-type="float">
            <text:p>0</text:p>
          </table:table-cell>
          <table:table-cell office:value-type="float" office:value="12.40057183" calcext:value-type="float">
            <text:p>12.40057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15:00:00</text:p>
          </table:table-cell>
          <table:table-cell office:value-type="float" office:value="25.9901574741579" calcext:value-type="float">
            <text:p>25.9901574742</text:p>
          </table:table-cell>
          <table:table-cell office:value-type="float" office:value="22.7115389" calcext:value-type="float">
            <text:p>22.7115389</text:p>
          </table:table-cell>
          <table:table-cell office:value-type="float" office:value="0" calcext:value-type="float">
            <text:p>0</text:p>
          </table:table-cell>
          <table:table-cell office:value-type="float" office:value="3.547556634" calcext:value-type="float">
            <text:p>3.5475566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16:00:00</text:p>
          </table:table-cell>
          <table:table-cell office:value-type="float" office:value="26.41545536383" calcext:value-type="float">
            <text:p>26.4154553638</text:p>
          </table:table-cell>
          <table:table-cell office:value-type="float" office:value="22.70605324" calcext:value-type="float">
            <text:p>22.70605324</text:p>
          </table:table-cell>
          <table:table-cell office:value-type="float" office:value="0" calcext:value-type="float">
            <text:p>0</text:p>
          </table:table-cell>
          <table:table-cell office:value-type="float" office:value="22.53238005" calcext:value-type="float">
            <text:p>22.53238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17:00:00</text:p>
          </table:table-cell>
          <table:table-cell office:value-type="float" office:value="26.627377428578" calcext:value-type="float">
            <text:p>26.6273774286</text:p>
          </table:table-cell>
          <table:table-cell office:value-type="float" office:value="22.88461888" calcext:value-type="float">
            <text:p>22.88461888</text:p>
          </table:table-cell>
          <table:table-cell office:value-type="float" office:value="0" calcext:value-type="float">
            <text:p>0</text:p>
          </table:table-cell>
          <table:table-cell office:value-type="float" office:value="3.528577885" calcext:value-type="float">
            <text:p>3.52857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18:00:00</text:p>
          </table:table-cell>
          <table:table-cell office:value-type="float" office:value="26.7017561647221" calcext:value-type="float">
            <text:p>26.7017561647</text:p>
          </table:table-cell>
          <table:table-cell office:value-type="float" office:value="22.72522762" calcext:value-type="float">
            <text:p>22.72522762</text:p>
          </table:table-cell>
          <table:table-cell office:value-type="float" office:value="0" calcext:value-type="float">
            <text:p>0</text:p>
          </table:table-cell>
          <table:table-cell office:value-type="float" office:value="11.89273074" calcext:value-type="float">
            <text:p>11.89273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19:00:00</text:p>
          </table:table-cell>
          <table:table-cell office:value-type="float" office:value="26.4302518658506" calcext:value-type="float">
            <text:p>26.4302518659</text:p>
          </table:table-cell>
          <table:table-cell office:value-type="float" office:value="22.46769977" calcext:value-type="float">
            <text:p>22.46769977</text:p>
          </table:table-cell>
          <table:table-cell office:value-type="float" office:value="0" calcext:value-type="float">
            <text:p>0</text:p>
          </table:table-cell>
          <table:table-cell office:value-type="float" office:value="19.69864347" calcext:value-type="float">
            <text:p>19.69864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20:00:00</text:p>
          </table:table-cell>
          <table:table-cell office:value-type="float" office:value="25.9576012434931" calcext:value-type="float">
            <text:p>25.9576012435</text:p>
          </table:table-cell>
          <table:table-cell office:value-type="float" office:value="22.0321911" calcext:value-type="float">
            <text:p>22.0321911</text:p>
          </table:table-cell>
          <table:table-cell office:value-type="float" office:value="0" calcext:value-type="float">
            <text:p>0</text:p>
          </table:table-cell>
          <table:table-cell office:value-type="float" office:value="4.13123993" calcext:value-type="float">
            <text:p>4.131239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21:00:00</text:p>
          </table:table-cell>
          <table:table-cell office:value-type="float" office:value="25.3902273407212" calcext:value-type="float">
            <text:p>25.3902273407</text:p>
          </table:table-cell>
          <table:table-cell office:value-type="float" office:value="21.35842993" calcext:value-type="float">
            <text:p>21.35842993</text:p>
          </table:table-cell>
          <table:table-cell office:value-type="float" office:value="0" calcext:value-type="float">
            <text:p>0</text:p>
          </table:table-cell>
          <table:table-cell office:value-type="float" office:value="3.415983622" calcext:value-type="float">
            <text:p>3.415983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22:00:00</text:p>
          </table:table-cell>
          <table:table-cell office:value-type="float" office:value="24.9269506080346" calcext:value-type="float">
            <text:p>24.926950608</text:p>
          </table:table-cell>
          <table:table-cell office:value-type="float" office:value="20.68518418" calcext:value-type="float">
            <text:p>20.68518418</text:p>
          </table:table-cell>
          <table:table-cell office:value-type="float" office:value="0" calcext:value-type="float">
            <text:p>0</text:p>
          </table:table-cell>
          <table:table-cell office:value-type="float" office:value="3.187067629" calcext:value-type="float">
            <text:p>3.187067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23:00:00</text:p>
          </table:table-cell>
          <table:table-cell office:value-type="float" office:value="24.5346117068677" calcext:value-type="float">
            <text:p>24.5346117069</text:p>
          </table:table-cell>
          <table:table-cell office:value-type="float" office:value="20.04977433" calcext:value-type="float">
            <text:p>20.04977433</text:p>
          </table:table-cell>
          <table:table-cell office:value-type="float" office:value="0" calcext:value-type="float">
            <text:p>0</text:p>
          </table:table-cell>
          <table:table-cell office:value-type="float" office:value="3.105178596" calcext:value-type="float">
            <text:p>3.105178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2 <text:s/>24:00:00</text:p>
          </table:table-cell>
          <table:table-cell office:value-type="float" office:value="24.1269645876328" calcext:value-type="float">
            <text:p>24.1269645876</text:p>
          </table:table-cell>
          <table:table-cell office:value-type="float" office:value="19.52291285" calcext:value-type="float">
            <text:p>19.52291285</text:p>
          </table:table-cell>
          <table:table-cell office:value-type="float" office:value="0" calcext:value-type="float">
            <text:p>0</text:p>
          </table:table-cell>
          <table:table-cell office:value-type="float" office:value="20.98989083" calcext:value-type="float">
            <text:p>20.98989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01:00:00</text:p>
          </table:table-cell>
          <table:table-cell office:value-type="float" office:value="23.7483588114755" calcext:value-type="float">
            <text:p>23.7483588115</text:p>
          </table:table-cell>
          <table:table-cell office:value-type="float" office:value="19.26225003" calcext:value-type="float">
            <text:p>19.26225003</text:p>
          </table:table-cell>
          <table:table-cell office:value-type="float" office:value="0" calcext:value-type="float">
            <text:p>0</text:p>
          </table:table-cell>
          <table:table-cell office:value-type="float" office:value="17.39812468" calcext:value-type="float">
            <text:p>17.39812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02:00:00</text:p>
          </table:table-cell>
          <table:table-cell office:value-type="float" office:value="23.5687777964569" calcext:value-type="float">
            <text:p>23.5687777965</text:p>
          </table:table-cell>
          <table:table-cell office:value-type="float" office:value="19.10415783" calcext:value-type="float">
            <text:p>19.10415783</text:p>
          </table:table-cell>
          <table:table-cell office:value-type="float" office:value="0" calcext:value-type="float">
            <text:p>0</text:p>
          </table:table-cell>
          <table:table-cell office:value-type="float" office:value="18.53611153" calcext:value-type="float">
            <text:p>18.53611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03:00:00</text:p>
          </table:table-cell>
          <table:table-cell office:value-type="float" office:value="23.2614965087685" calcext:value-type="float">
            <text:p>23.2614965088</text:p>
          </table:table-cell>
          <table:table-cell office:value-type="float" office:value="18.96681781" calcext:value-type="float">
            <text:p>18.96681781</text:p>
          </table:table-cell>
          <table:table-cell office:value-type="float" office:value="0" calcext:value-type="float">
            <text:p>0</text:p>
          </table:table-cell>
          <table:table-cell office:value-type="float" office:value="18.57282251" calcext:value-type="float">
            <text:p>18.57282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04:00:00</text:p>
          </table:table-cell>
          <table:table-cell office:value-type="float" office:value="22.9021025501349" calcext:value-type="float">
            <text:p>22.9021025501</text:p>
          </table:table-cell>
          <table:table-cell office:value-type="float" office:value="18.79016105" calcext:value-type="float">
            <text:p>18.79016105</text:p>
          </table:table-cell>
          <table:table-cell office:value-type="float" office:value="0" calcext:value-type="float">
            <text:p>0</text:p>
          </table:table-cell>
          <table:table-cell office:value-type="float" office:value="20.09658014" calcext:value-type="float">
            <text:p>20.09658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05:00:00</text:p>
          </table:table-cell>
          <table:table-cell office:value-type="float" office:value="22.5962269332369" calcext:value-type="float">
            <text:p>22.5962269332</text:p>
          </table:table-cell>
          <table:table-cell office:value-type="float" office:value="18.64319831" calcext:value-type="float">
            <text:p>18.64319831</text:p>
          </table:table-cell>
          <table:table-cell office:value-type="float" office:value="0" calcext:value-type="float">
            <text:p>0</text:p>
          </table:table-cell>
          <table:table-cell office:value-type="float" office:value="20.83040261" calcext:value-type="float">
            <text:p>20.83040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06:00:00</text:p>
          </table:table-cell>
          <table:table-cell office:value-type="float" office:value="22.290599425632" calcext:value-type="float">
            <text:p>22.2905994256</text:p>
          </table:table-cell>
          <table:table-cell office:value-type="float" office:value="18.53846129" calcext:value-type="float">
            <text:p>18.53846129</text:p>
          </table:table-cell>
          <table:table-cell office:value-type="float" office:value="0" calcext:value-type="float">
            <text:p>0</text:p>
          </table:table-cell>
          <table:table-cell office:value-type="float" office:value="21.44124266" calcext:value-type="float">
            <text:p>21.44124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07:00:00</text:p>
          </table:table-cell>
          <table:table-cell office:value-type="float" office:value="21.9858908972839" calcext:value-type="float">
            <text:p>21.9858908973</text:p>
          </table:table-cell>
          <table:table-cell office:value-type="float" office:value="19.00503732" calcext:value-type="float">
            <text:p>19.00503732</text:p>
          </table:table-cell>
          <table:table-cell office:value-type="float" office:value="0" calcext:value-type="float">
            <text:p>0</text:p>
          </table:table-cell>
          <table:table-cell office:value-type="float" office:value="79.67327252" calcext:value-type="float">
            <text:p>79.673272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08:00:00</text:p>
          </table:table-cell>
          <table:table-cell office:value-type="float" office:value="21.7169720039005" calcext:value-type="float">
            <text:p>21.7169720039</text:p>
          </table:table-cell>
          <table:table-cell office:value-type="float" office:value="20.69096544" calcext:value-type="float">
            <text:p>20.69096544</text:p>
          </table:table-cell>
          <table:table-cell office:value-type="float" office:value="41.6287913702597" calcext:value-type="float">
            <text:p>41.6287913703</text:p>
          </table:table-cell>
          <table:table-cell office:value-type="float" office:value="64.1560137" calcext:value-type="float">
            <text:p>64.1560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09:00:00</text:p>
          </table:table-cell>
          <table:table-cell office:value-type="float" office:value="21.7281810545654" calcext:value-type="float">
            <text:p>21.7281810546</text:p>
          </table:table-cell>
          <table:table-cell office:value-type="float" office:value="22.06274519" calcext:value-type="float">
            <text:p>22.06274519</text:p>
          </table:table-cell>
          <table:table-cell office:value-type="float" office:value="203.980184457661" calcext:value-type="float">
            <text:p>203.9801844577</text:p>
          </table:table-cell>
          <table:table-cell office:value-type="float" office:value="10.31421403" calcext:value-type="float">
            <text:p>10.31421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10:00:00</text:p>
          </table:table-cell>
          <table:table-cell office:value-type="float" office:value="22.2977003858288" calcext:value-type="float">
            <text:p>22.2977003858</text:p>
          </table:table-cell>
          <table:table-cell office:value-type="float" office:value="22.3253653" calcext:value-type="float">
            <text:p>22.3253653</text:p>
          </table:table-cell>
          <table:table-cell office:value-type="float" office:value="0" calcext:value-type="float">
            <text:p>0</text:p>
          </table:table-cell>
          <table:table-cell office:value-type="float" office:value="8.417832762" calcext:value-type="float">
            <text:p>8.417832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11:00:00</text:p>
          </table:table-cell>
          <table:table-cell office:value-type="float" office:value="23.8078236864289" calcext:value-type="float">
            <text:p>23.8078236864</text:p>
          </table:table-cell>
          <table:table-cell office:value-type="float" office:value="22.49656975" calcext:value-type="float">
            <text:p>22.49656975</text:p>
          </table:table-cell>
          <table:table-cell office:value-type="float" office:value="0" calcext:value-type="float">
            <text:p>0</text:p>
          </table:table-cell>
          <table:table-cell office:value-type="float" office:value="3.376859377" calcext:value-type="float">
            <text:p>3.3768593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12:00:00</text:p>
          </table:table-cell>
          <table:table-cell office:value-type="float" office:value="25.0377580001018" calcext:value-type="float">
            <text:p>25.0377580001</text:p>
          </table:table-cell>
          <table:table-cell office:value-type="float" office:value="22.63188181" calcext:value-type="float">
            <text:p>22.63188181</text:p>
          </table:table-cell>
          <table:table-cell office:value-type="float" office:value="0" calcext:value-type="float">
            <text:p>0</text:p>
          </table:table-cell>
          <table:table-cell office:value-type="float" office:value="3.067385062" calcext:value-type="float">
            <text:p>3.067385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13:00:00</text:p>
          </table:table-cell>
          <table:table-cell office:value-type="float" office:value="25.2456691535135" calcext:value-type="float">
            <text:p>25.2456691535</text:p>
          </table:table-cell>
          <table:table-cell office:value-type="float" office:value="22.7739984" calcext:value-type="float">
            <text:p>22.7739984</text:p>
          </table:table-cell>
          <table:table-cell office:value-type="float" office:value="0" calcext:value-type="float">
            <text:p>0</text:p>
          </table:table-cell>
          <table:table-cell office:value-type="float" office:value="2.941782752" calcext:value-type="float">
            <text:p>2.941782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14:00:00</text:p>
          </table:table-cell>
          <table:table-cell office:value-type="float" office:value="25.5288855060819" calcext:value-type="float">
            <text:p>25.5288855061</text:p>
          </table:table-cell>
          <table:table-cell office:value-type="float" office:value="22.88006774" calcext:value-type="float">
            <text:p>22.88006774</text:p>
          </table:table-cell>
          <table:table-cell office:value-type="float" office:value="0" calcext:value-type="float">
            <text:p>0</text:p>
          </table:table-cell>
          <table:table-cell office:value-type="float" office:value="2.782246088" calcext:value-type="float">
            <text:p>2.7822460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15:00:00</text:p>
          </table:table-cell>
          <table:table-cell office:value-type="float" office:value="26.1319031738157" calcext:value-type="float">
            <text:p>26.1319031738</text:p>
          </table:table-cell>
          <table:table-cell office:value-type="float" office:value="23.13073627" calcext:value-type="float">
            <text:p>23.13073627</text:p>
          </table:table-cell>
          <table:table-cell office:value-type="float" office:value="0" calcext:value-type="float">
            <text:p>0</text:p>
          </table:table-cell>
          <table:table-cell office:value-type="float" office:value="2.769094653" calcext:value-type="float">
            <text:p>2.769094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16:00:00</text:p>
          </table:table-cell>
          <table:table-cell office:value-type="float" office:value="26.5918114136311" calcext:value-type="float">
            <text:p>26.5918114136</text:p>
          </table:table-cell>
          <table:table-cell office:value-type="float" office:value="23.38051612" calcext:value-type="float">
            <text:p>23.38051612</text:p>
          </table:table-cell>
          <table:table-cell office:value-type="float" office:value="0" calcext:value-type="float">
            <text:p>0</text:p>
          </table:table-cell>
          <table:table-cell office:value-type="float" office:value="2.752842259" calcext:value-type="float">
            <text:p>2.75284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17:00:00</text:p>
          </table:table-cell>
          <table:table-cell office:value-type="float" office:value="26.8439136844722" calcext:value-type="float">
            <text:p>26.8439136845</text:p>
          </table:table-cell>
          <table:table-cell office:value-type="float" office:value="23.48865899" calcext:value-type="float">
            <text:p>23.48865899</text:p>
          </table:table-cell>
          <table:table-cell office:value-type="float" office:value="0" calcext:value-type="float">
            <text:p>0</text:p>
          </table:table-cell>
          <table:table-cell office:value-type="float" office:value="2.727776618" calcext:value-type="float">
            <text:p>2.727776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18:00:00</text:p>
          </table:table-cell>
          <table:table-cell office:value-type="float" office:value="26.9980489310722" calcext:value-type="float">
            <text:p>26.9980489311</text:p>
          </table:table-cell>
          <table:table-cell office:value-type="float" office:value="23.56361228" calcext:value-type="float">
            <text:p>23.56361228</text:p>
          </table:table-cell>
          <table:table-cell office:value-type="float" office:value="0" calcext:value-type="float">
            <text:p>0</text:p>
          </table:table-cell>
          <table:table-cell office:value-type="float" office:value="2.780027233" calcext:value-type="float">
            <text:p>2.780027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19:00:00</text:p>
          </table:table-cell>
          <table:table-cell office:value-type="float" office:value="26.8383370174416" calcext:value-type="float">
            <text:p>26.8383370174</text:p>
          </table:table-cell>
          <table:table-cell office:value-type="float" office:value="23.23844215" calcext:value-type="float">
            <text:p>23.23844215</text:p>
          </table:table-cell>
          <table:table-cell office:value-type="float" office:value="0" calcext:value-type="float">
            <text:p>0</text:p>
          </table:table-cell>
          <table:table-cell office:value-type="float" office:value="2.858463953" calcext:value-type="float">
            <text:p>2.858463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20:00:00</text:p>
          </table:table-cell>
          <table:table-cell office:value-type="float" office:value="26.3258957680654" calcext:value-type="float">
            <text:p>26.3258957681</text:p>
          </table:table-cell>
          <table:table-cell office:value-type="float" office:value="22.66059375" calcext:value-type="float">
            <text:p>22.66059375</text:p>
          </table:table-cell>
          <table:table-cell office:value-type="float" office:value="0" calcext:value-type="float">
            <text:p>0</text:p>
          </table:table-cell>
          <table:table-cell office:value-type="float" office:value="2.993403686" calcext:value-type="float">
            <text:p>2.993403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21:00:00</text:p>
          </table:table-cell>
          <table:table-cell office:value-type="float" office:value="25.8259255425822" calcext:value-type="float">
            <text:p>25.8259255426</text:p>
          </table:table-cell>
          <table:table-cell office:value-type="float" office:value="22.13401556" calcext:value-type="float">
            <text:p>22.13401556</text:p>
          </table:table-cell>
          <table:table-cell office:value-type="float" office:value="0" calcext:value-type="float">
            <text:p>0</text:p>
          </table:table-cell>
          <table:table-cell office:value-type="float" office:value="2.924046829" calcext:value-type="float">
            <text:p>2.924046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22:00:00</text:p>
          </table:table-cell>
          <table:table-cell office:value-type="float" office:value="25.485523052798" calcext:value-type="float">
            <text:p>25.4855230528</text:p>
          </table:table-cell>
          <table:table-cell office:value-type="float" office:value="21.68286859" calcext:value-type="float">
            <text:p>21.68286859</text:p>
          </table:table-cell>
          <table:table-cell office:value-type="float" office:value="0" calcext:value-type="float">
            <text:p>0</text:p>
          </table:table-cell>
          <table:table-cell office:value-type="float" office:value="2.956181737" calcext:value-type="float">
            <text:p>2.95618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23:00:00</text:p>
          </table:table-cell>
          <table:table-cell office:value-type="float" office:value="25.1738445152167" calcext:value-type="float">
            <text:p>25.1738445152</text:p>
          </table:table-cell>
          <table:table-cell office:value-type="float" office:value="21.28579806" calcext:value-type="float">
            <text:p>21.28579806</text:p>
          </table:table-cell>
          <table:table-cell office:value-type="float" office:value="0" calcext:value-type="float">
            <text:p>0</text:p>
          </table:table-cell>
          <table:table-cell office:value-type="float" office:value="2.889030755" calcext:value-type="float">
            <text:p>2.889030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3 <text:s/>24:00:00</text:p>
          </table:table-cell>
          <table:table-cell office:value-type="float" office:value="24.8631333794673" calcext:value-type="float">
            <text:p>24.8631333795</text:p>
          </table:table-cell>
          <table:table-cell office:value-type="float" office:value="21.00255512" calcext:value-type="float">
            <text:p>21.00255512</text:p>
          </table:table-cell>
          <table:table-cell office:value-type="float" office:value="0" calcext:value-type="float">
            <text:p>0</text:p>
          </table:table-cell>
          <table:table-cell office:value-type="float" office:value="2.867339909" calcext:value-type="float">
            <text:p>2.867339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01:00:00</text:p>
          </table:table-cell>
          <table:table-cell office:value-type="float" office:value="24.6309413075214" calcext:value-type="float">
            <text:p>24.6309413075</text:p>
          </table:table-cell>
          <table:table-cell office:value-type="float" office:value="20.66190374" calcext:value-type="float">
            <text:p>20.66190374</text:p>
          </table:table-cell>
          <table:table-cell office:value-type="float" office:value="0" calcext:value-type="float">
            <text:p>0</text:p>
          </table:table-cell>
          <table:table-cell office:value-type="float" office:value="2.842147111" calcext:value-type="float">
            <text:p>2.842147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02:00:00</text:p>
          </table:table-cell>
          <table:table-cell office:value-type="float" office:value="23.814974702374" calcext:value-type="float">
            <text:p>23.8149747024</text:p>
          </table:table-cell>
          <table:table-cell office:value-type="float" office:value="20.36090246" calcext:value-type="float">
            <text:p>20.36090246</text:p>
          </table:table-cell>
          <table:table-cell office:value-type="float" office:value="0" calcext:value-type="float">
            <text:p>0</text:p>
          </table:table-cell>
          <table:table-cell office:value-type="float" office:value="2.924816056" calcext:value-type="float">
            <text:p>2.924816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03:00:00</text:p>
          </table:table-cell>
          <table:table-cell office:value-type="float" office:value="23.3858899061873" calcext:value-type="float">
            <text:p>23.3858899062</text:p>
          </table:table-cell>
          <table:table-cell office:value-type="float" office:value="20.11225972" calcext:value-type="float">
            <text:p>20.11225972</text:p>
          </table:table-cell>
          <table:table-cell office:value-type="float" office:value="0" calcext:value-type="float">
            <text:p>0</text:p>
          </table:table-cell>
          <table:table-cell office:value-type="float" office:value="2.898836271" calcext:value-type="float">
            <text:p>2.898836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04:00:00</text:p>
          </table:table-cell>
          <table:table-cell office:value-type="float" office:value="23.2986153130398" calcext:value-type="float">
            <text:p>23.298615313</text:p>
          </table:table-cell>
          <table:table-cell office:value-type="float" office:value="20.00927696" calcext:value-type="float">
            <text:p>20.00927696</text:p>
          </table:table-cell>
          <table:table-cell office:value-type="float" office:value="0" calcext:value-type="float">
            <text:p>0</text:p>
          </table:table-cell>
          <table:table-cell office:value-type="float" office:value="2.866276404" calcext:value-type="float">
            <text:p>2.866276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05:00:00</text:p>
          </table:table-cell>
          <table:table-cell office:value-type="float" office:value="23.2250504277123" calcext:value-type="float">
            <text:p>23.2250504277</text:p>
          </table:table-cell>
          <table:table-cell office:value-type="float" office:value="19.83827615" calcext:value-type="float">
            <text:p>19.83827615</text:p>
          </table:table-cell>
          <table:table-cell office:value-type="float" office:value="0" calcext:value-type="float">
            <text:p>0</text:p>
          </table:table-cell>
          <table:table-cell office:value-type="float" office:value="2.915746033" calcext:value-type="float">
            <text:p>2.915746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06:00:00</text:p>
          </table:table-cell>
          <table:table-cell office:value-type="float" office:value="23.0527693179526" calcext:value-type="float">
            <text:p>23.052769318</text:p>
          </table:table-cell>
          <table:table-cell office:value-type="float" office:value="19.60215126" calcext:value-type="float">
            <text:p>19.60215126</text:p>
          </table:table-cell>
          <table:table-cell office:value-type="float" office:value="0" calcext:value-type="float">
            <text:p>0</text:p>
          </table:table-cell>
          <table:table-cell office:value-type="float" office:value="16.26104544" calcext:value-type="float">
            <text:p>16.26104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07:00:00</text:p>
          </table:table-cell>
          <table:table-cell office:value-type="float" office:value="22.8415455310438" calcext:value-type="float">
            <text:p>22.841545531</text:p>
          </table:table-cell>
          <table:table-cell office:value-type="float" office:value="20.10981155" calcext:value-type="float">
            <text:p>20.10981155</text:p>
          </table:table-cell>
          <table:table-cell office:value-type="float" office:value="0" calcext:value-type="float">
            <text:p>0</text:p>
          </table:table-cell>
          <table:table-cell office:value-type="float" office:value="81.99424462" calcext:value-type="float">
            <text:p>81.99424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08:00:00</text:p>
          </table:table-cell>
          <table:table-cell office:value-type="float" office:value="22.6962886989176" calcext:value-type="float">
            <text:p>22.6962886989</text:p>
          </table:table-cell>
          <table:table-cell office:value-type="float" office:value="21.7386805" calcext:value-type="float">
            <text:p>21.7386805</text:p>
          </table:table-cell>
          <table:table-cell office:value-type="float" office:value="0" calcext:value-type="float">
            <text:p>0</text:p>
          </table:table-cell>
          <table:table-cell office:value-type="float" office:value="35.85439968" calcext:value-type="float">
            <text:p>35.854399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09:00:00</text:p>
          </table:table-cell>
          <table:table-cell office:value-type="float" office:value="22.7750308730518" calcext:value-type="float">
            <text:p>22.7750308731</text:p>
          </table:table-cell>
          <table:table-cell office:value-type="float" office:value="22.45075643" calcext:value-type="float">
            <text:p>22.45075643</text:p>
          </table:table-cell>
          <table:table-cell office:value-type="float" office:value="0" calcext:value-type="float">
            <text:p>0</text:p>
          </table:table-cell>
          <table:table-cell office:value-type="float" office:value="16.34379116" calcext:value-type="float">
            <text:p>16.34379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10:00:00</text:p>
          </table:table-cell>
          <table:table-cell office:value-type="float" office:value="23.1601731713786" calcext:value-type="float">
            <text:p>23.1601731714</text:p>
          </table:table-cell>
          <table:table-cell office:value-type="float" office:value="22.79700622" calcext:value-type="float">
            <text:p>22.79700622</text:p>
          </table:table-cell>
          <table:table-cell office:value-type="float" office:value="0" calcext:value-type="float">
            <text:p>0</text:p>
          </table:table-cell>
          <table:table-cell office:value-type="float" office:value="2.920386363" calcext:value-type="float">
            <text:p>2.920386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11:00:00</text:p>
          </table:table-cell>
          <table:table-cell office:value-type="float" office:value="23.7547667621693" calcext:value-type="float">
            <text:p>23.7547667622</text:p>
          </table:table-cell>
          <table:table-cell office:value-type="float" office:value="22.88586701" calcext:value-type="float">
            <text:p>22.885867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12:00:00</text:p>
          </table:table-cell>
          <table:table-cell office:value-type="float" office:value="24.5030915484212" calcext:value-type="float">
            <text:p>24.5030915484</text:p>
          </table:table-cell>
          <table:table-cell office:value-type="float" office:value="23.10828846" calcext:value-type="float">
            <text:p>23.108288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13:00:00</text:p>
          </table:table-cell>
          <table:table-cell office:value-type="float" office:value="24.7540947011895" calcext:value-type="float">
            <text:p>24.7540947012</text:p>
          </table:table-cell>
          <table:table-cell office:value-type="float" office:value="23.46642233" calcext:value-type="float">
            <text:p>23.466422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14:00:00</text:p>
          </table:table-cell>
          <table:table-cell office:value-type="float" office:value="25.1135292741479" calcext:value-type="float">
            <text:p>25.1135292741</text:p>
          </table:table-cell>
          <table:table-cell office:value-type="float" office:value="23.96458371" calcext:value-type="float">
            <text:p>23.964583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15:00:00</text:p>
          </table:table-cell>
          <table:table-cell office:value-type="float" office:value="25.7479061652341" calcext:value-type="float">
            <text:p>25.7479061652</text:p>
          </table:table-cell>
          <table:table-cell office:value-type="float" office:value="24.46044219" calcext:value-type="float">
            <text:p>24.46044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16:00:00</text:p>
          </table:table-cell>
          <table:table-cell office:value-type="float" office:value="26.3157000467084" calcext:value-type="float">
            <text:p>26.3157000467</text:p>
          </table:table-cell>
          <table:table-cell office:value-type="float" office:value="24.91868152" calcext:value-type="float">
            <text:p>24.91868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17:00:00</text:p>
          </table:table-cell>
          <table:table-cell office:value-type="float" office:value="26.656284157082" calcext:value-type="float">
            <text:p>26.6562841571</text:p>
          </table:table-cell>
          <table:table-cell office:value-type="float" office:value="25.41065271" calcext:value-type="float">
            <text:p>25.410652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18:00:00</text:p>
          </table:table-cell>
          <table:table-cell office:value-type="float" office:value="26.8026518829118" calcext:value-type="float">
            <text:p>26.8026518829</text:p>
          </table:table-cell>
          <table:table-cell office:value-type="float" office:value="25.76516215" calcext:value-type="float">
            <text:p>25.76516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19:00:00</text:p>
          </table:table-cell>
          <table:table-cell office:value-type="float" office:value="26.6904138781251" calcext:value-type="float">
            <text:p>26.6904138781</text:p>
          </table:table-cell>
          <table:table-cell office:value-type="float" office:value="25.75258436" calcext:value-type="float">
            <text:p>25.752584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20:00:00</text:p>
          </table:table-cell>
          <table:table-cell office:value-type="float" office:value="26.4358664495198" calcext:value-type="float">
            <text:p>26.4358664495</text:p>
          </table:table-cell>
          <table:table-cell office:value-type="float" office:value="25.51458881" calcext:value-type="float">
            <text:p>25.514588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21:00:00</text:p>
          </table:table-cell>
          <table:table-cell office:value-type="float" office:value="26.1534556168924" calcext:value-type="float">
            <text:p>26.1534556169</text:p>
          </table:table-cell>
          <table:table-cell office:value-type="float" office:value="25.26960663" calcext:value-type="float">
            <text:p>25.26960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22:00:00</text:p>
          </table:table-cell>
          <table:table-cell office:value-type="float" office:value="25.9067492968669" calcext:value-type="float">
            <text:p>25.9067492969</text:p>
          </table:table-cell>
          <table:table-cell office:value-type="float" office:value="25.07421518" calcext:value-type="float">
            <text:p>25.07421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23:00:00</text:p>
          </table:table-cell>
          <table:table-cell office:value-type="float" office:value="25.7334162159908" calcext:value-type="float">
            <text:p>25.733416216</text:p>
          </table:table-cell>
          <table:table-cell office:value-type="float" office:value="24.87768926" calcext:value-type="float">
            <text:p>24.877689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4 <text:s/>24:00:00</text:p>
          </table:table-cell>
          <table:table-cell office:value-type="float" office:value="25.5770169741816" calcext:value-type="float">
            <text:p>25.5770169742</text:p>
          </table:table-cell>
          <table:table-cell office:value-type="float" office:value="24.68573148" calcext:value-type="float">
            <text:p>24.68573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01:00:00</text:p>
          </table:table-cell>
          <table:table-cell office:value-type="float" office:value="25.4442489966435" calcext:value-type="float">
            <text:p>25.4442489966</text:p>
          </table:table-cell>
          <table:table-cell office:value-type="float" office:value="24.52098568" calcext:value-type="float">
            <text:p>24.520985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02:00:00</text:p>
          </table:table-cell>
          <table:table-cell office:value-type="float" office:value="24.7264859629637" calcext:value-type="float">
            <text:p>24.726485963</text:p>
          </table:table-cell>
          <table:table-cell office:value-type="float" office:value="24.39044142" calcext:value-type="float">
            <text:p>24.39044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03:00:00</text:p>
          </table:table-cell>
          <table:table-cell office:value-type="float" office:value="24.3723663791446" calcext:value-type="float">
            <text:p>24.3723663791</text:p>
          </table:table-cell>
          <table:table-cell office:value-type="float" office:value="24.3012919" calcext:value-type="float">
            <text:p>24.30129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04:00:00</text:p>
          </table:table-cell>
          <table:table-cell office:value-type="float" office:value="24.3391906578313" calcext:value-type="float">
            <text:p>24.3391906578</text:p>
          </table:table-cell>
          <table:table-cell office:value-type="float" office:value="24.21360831" calcext:value-type="float">
            <text:p>24.213608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05:00:00</text:p>
          </table:table-cell>
          <table:table-cell office:value-type="float" office:value="24.2973161124252" calcext:value-type="float">
            <text:p>24.2973161124</text:p>
          </table:table-cell>
          <table:table-cell office:value-type="float" office:value="24.11821534" calcext:value-type="float">
            <text:p>24.11821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06:00:00</text:p>
          </table:table-cell>
          <table:table-cell office:value-type="float" office:value="24.2477280753999" calcext:value-type="float">
            <text:p>24.2477280754</text:p>
          </table:table-cell>
          <table:table-cell office:value-type="float" office:value="24.02973831" calcext:value-type="float">
            <text:p>24.029738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07:00:00</text:p>
          </table:table-cell>
          <table:table-cell office:value-type="float" office:value="24.2029207683461" calcext:value-type="float">
            <text:p>24.2029207683</text:p>
          </table:table-cell>
          <table:table-cell office:value-type="float" office:value="23.94575311" calcext:value-type="float">
            <text:p>23.945753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08:00:00</text:p>
          </table:table-cell>
          <table:table-cell office:value-type="float" office:value="24.1442972760785" calcext:value-type="float">
            <text:p>24.1442972761</text:p>
          </table:table-cell>
          <table:table-cell office:value-type="float" office:value="23.92919977" calcext:value-type="float">
            <text:p>23.92919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09:00:00</text:p>
          </table:table-cell>
          <table:table-cell office:value-type="float" office:value="24.101354341136" calcext:value-type="float">
            <text:p>24.1013543411</text:p>
          </table:table-cell>
          <table:table-cell office:value-type="float" office:value="24.1791496" calcext:value-type="float">
            <text:p>24.1791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10:00:00</text:p>
          </table:table-cell>
          <table:table-cell office:value-type="float" office:value="24.1462526574958" calcext:value-type="float">
            <text:p>24.1462526575</text:p>
          </table:table-cell>
          <table:table-cell office:value-type="float" office:value="24.59903852" calcext:value-type="float">
            <text:p>24.599038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11:00:00</text:p>
          </table:table-cell>
          <table:table-cell office:value-type="float" office:value="24.3837806963804" calcext:value-type="float">
            <text:p>24.3837806964</text:p>
          </table:table-cell>
          <table:table-cell office:value-type="float" office:value="25.08727991" calcext:value-type="float">
            <text:p>25.087279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12:00:00</text:p>
          </table:table-cell>
          <table:table-cell office:value-type="float" office:value="24.5721512134831" calcext:value-type="float">
            <text:p>24.5721512135</text:p>
          </table:table-cell>
          <table:table-cell office:value-type="float" office:value="25.42781329" calcext:value-type="float">
            <text:p>25.427813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13:00:00</text:p>
          </table:table-cell>
          <table:table-cell office:value-type="float" office:value="24.6685391133889" calcext:value-type="float">
            <text:p>24.6685391134</text:p>
          </table:table-cell>
          <table:table-cell office:value-type="float" office:value="25.72933362" calcext:value-type="float">
            <text:p>25.729333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14:00:00</text:p>
          </table:table-cell>
          <table:table-cell office:value-type="float" office:value="24.7936737439794" calcext:value-type="float">
            <text:p>24.793673744</text:p>
          </table:table-cell>
          <table:table-cell office:value-type="float" office:value="26.11448706" calcext:value-type="float">
            <text:p>26.114487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15:00:00</text:p>
          </table:table-cell>
          <table:table-cell office:value-type="float" office:value="25.0309861948036" calcext:value-type="float">
            <text:p>25.0309861948</text:p>
          </table:table-cell>
          <table:table-cell office:value-type="float" office:value="26.51797949" calcext:value-type="float">
            <text:p>26.517979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16:00:00</text:p>
          </table:table-cell>
          <table:table-cell office:value-type="float" office:value="25.2274370209538" calcext:value-type="float">
            <text:p>25.227437021</text:p>
          </table:table-cell>
          <table:table-cell office:value-type="float" office:value="26.81617917" calcext:value-type="float">
            <text:p>26.81617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17:00:00</text:p>
          </table:table-cell>
          <table:table-cell office:value-type="float" office:value="25.3702043713235" calcext:value-type="float">
            <text:p>25.3702043713</text:p>
          </table:table-cell>
          <table:table-cell office:value-type="float" office:value="27.04787412" calcext:value-type="float">
            <text:p>27.047874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18:00:00</text:p>
          </table:table-cell>
          <table:table-cell office:value-type="float" office:value="25.4767875115068" calcext:value-type="float">
            <text:p>25.4767875115</text:p>
          </table:table-cell>
          <table:table-cell office:value-type="float" office:value="27.13942356" calcext:value-type="float">
            <text:p>27.13942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19:00:00</text:p>
          </table:table-cell>
          <table:table-cell office:value-type="float" office:value="25.5187479238832" calcext:value-type="float">
            <text:p>25.5187479239</text:p>
          </table:table-cell>
          <table:table-cell office:value-type="float" office:value="27.13416801" calcext:value-type="float">
            <text:p>27.13416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20:00:00</text:p>
          </table:table-cell>
          <table:table-cell office:value-type="float" office:value="25.4988996416867" calcext:value-type="float">
            <text:p>25.4988996417</text:p>
          </table:table-cell>
          <table:table-cell office:value-type="float" office:value="27.00242169" calcext:value-type="float">
            <text:p>27.00242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21:00:00</text:p>
          </table:table-cell>
          <table:table-cell office:value-type="float" office:value="25.4111091915716" calcext:value-type="float">
            <text:p>25.4111091916</text:p>
          </table:table-cell>
          <table:table-cell office:value-type="float" office:value="26.81706102" calcext:value-type="float">
            <text:p>26.81706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22:00:00</text:p>
          </table:table-cell>
          <table:table-cell office:value-type="float" office:value="25.3116650628116" calcext:value-type="float">
            <text:p>25.3116650628</text:p>
          </table:table-cell>
          <table:table-cell office:value-type="float" office:value="26.65235467" calcext:value-type="float">
            <text:p>26.652354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23:00:00</text:p>
          </table:table-cell>
          <table:table-cell office:value-type="float" office:value="25.1980758531508" calcext:value-type="float">
            <text:p>25.1980758532</text:p>
          </table:table-cell>
          <table:table-cell office:value-type="float" office:value="26.46804056" calcext:value-type="float">
            <text:p>26.468040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5 <text:s/>24:00:00</text:p>
          </table:table-cell>
          <table:table-cell office:value-type="float" office:value="25.0795532837203" calcext:value-type="float">
            <text:p>25.0795532837</text:p>
          </table:table-cell>
          <table:table-cell office:value-type="float" office:value="26.26358859" calcext:value-type="float">
            <text:p>26.26358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01:00:00</text:p>
          </table:table-cell>
          <table:table-cell office:value-type="float" office:value="24.976139530899" calcext:value-type="float">
            <text:p>24.9761395309</text:p>
          </table:table-cell>
          <table:table-cell office:value-type="float" office:value="25.97606283" calcext:value-type="float">
            <text:p>25.97606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02:00:00</text:p>
          </table:table-cell>
          <table:table-cell office:value-type="float" office:value="24.9107577934769" calcext:value-type="float">
            <text:p>24.9107577935</text:p>
          </table:table-cell>
          <table:table-cell office:value-type="float" office:value="25.72153254" calcext:value-type="float">
            <text:p>25.72153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03:00:00</text:p>
          </table:table-cell>
          <table:table-cell office:value-type="float" office:value="24.7139188179625" calcext:value-type="float">
            <text:p>24.713918818</text:p>
          </table:table-cell>
          <table:table-cell office:value-type="float" office:value="25.47120381" calcext:value-type="float">
            <text:p>25.471203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04:00:00</text:p>
          </table:table-cell>
          <table:table-cell office:value-type="float" office:value="24.494735438301" calcext:value-type="float">
            <text:p>24.4947354383</text:p>
          </table:table-cell>
          <table:table-cell office:value-type="float" office:value="25.25117659" calcext:value-type="float">
            <text:p>25.251176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05:00:00</text:p>
          </table:table-cell>
          <table:table-cell office:value-type="float" office:value="24.3028694739764" calcext:value-type="float">
            <text:p>24.302869474</text:p>
          </table:table-cell>
          <table:table-cell office:value-type="float" office:value="25.050572" calcext:value-type="float">
            <text:p>25.0505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06:00:00</text:p>
          </table:table-cell>
          <table:table-cell office:value-type="float" office:value="24.1659008098479" calcext:value-type="float">
            <text:p>24.1659008098</text:p>
          </table:table-cell>
          <table:table-cell office:value-type="float" office:value="24.82944415" calcext:value-type="float">
            <text:p>24.829444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07:00:00</text:p>
          </table:table-cell>
          <table:table-cell office:value-type="float" office:value="24.0601963113207" calcext:value-type="float">
            <text:p>24.0601963113</text:p>
          </table:table-cell>
          <table:table-cell office:value-type="float" office:value="24.63166704" calcext:value-type="float">
            <text:p>24.631667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08:00:00</text:p>
          </table:table-cell>
          <table:table-cell office:value-type="float" office:value="23.9197277117242" calcext:value-type="float">
            <text:p>23.9197277117</text:p>
          </table:table-cell>
          <table:table-cell office:value-type="float" office:value="24.55298615" calcext:value-type="float">
            <text:p>24.55298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09:00:00</text:p>
          </table:table-cell>
          <table:table-cell office:value-type="float" office:value="23.8319831395075" calcext:value-type="float">
            <text:p>23.8319831395</text:p>
          </table:table-cell>
          <table:table-cell office:value-type="float" office:value="24.03006263" calcext:value-type="float">
            <text:p>24.030062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10:00:00</text:p>
          </table:table-cell>
          <table:table-cell office:value-type="float" office:value="23.7978835206262" calcext:value-type="float">
            <text:p>23.7978835206</text:p>
          </table:table-cell>
          <table:table-cell office:value-type="float" office:value="24.01090949" calcext:value-type="float">
            <text:p>24.010909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11:00:00</text:p>
          </table:table-cell>
          <table:table-cell office:value-type="float" office:value="23.8793059045803" calcext:value-type="float">
            <text:p>23.8793059046</text:p>
          </table:table-cell>
          <table:table-cell office:value-type="float" office:value="24.20260463" calcext:value-type="float">
            <text:p>24.20260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12:00:00</text:p>
          </table:table-cell>
          <table:table-cell office:value-type="float" office:value="24.0444310560145" calcext:value-type="float">
            <text:p>24.044431056</text:p>
          </table:table-cell>
          <table:table-cell office:value-type="float" office:value="24.14382526" calcext:value-type="float">
            <text:p>24.14382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13:00:00</text:p>
          </table:table-cell>
          <table:table-cell office:value-type="float" office:value="24.2400752268156" calcext:value-type="float">
            <text:p>24.2400752268</text:p>
          </table:table-cell>
          <table:table-cell office:value-type="float" office:value="24.23435997" calcext:value-type="float">
            <text:p>24.23435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14:00:00</text:p>
          </table:table-cell>
          <table:table-cell office:value-type="float" office:value="24.36229514542" calcext:value-type="float">
            <text:p>24.3622951454</text:p>
          </table:table-cell>
          <table:table-cell office:value-type="float" office:value="24.19574103" calcext:value-type="float">
            <text:p>24.19574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15:00:00</text:p>
          </table:table-cell>
          <table:table-cell office:value-type="float" office:value="24.3844366074875" calcext:value-type="float">
            <text:p>24.3844366075</text:p>
          </table:table-cell>
          <table:table-cell office:value-type="float" office:value="24.509638" calcext:value-type="float">
            <text:p>24.5096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16:00:00</text:p>
          </table:table-cell>
          <table:table-cell office:value-type="float" office:value="24.3520056773896" calcext:value-type="float">
            <text:p>24.3520056774</text:p>
          </table:table-cell>
          <table:table-cell office:value-type="float" office:value="24.6221601" calcext:value-type="float">
            <text:p>24.62216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17:00:00</text:p>
          </table:table-cell>
          <table:table-cell office:value-type="float" office:value="24.322360176453" calcext:value-type="float">
            <text:p>24.3223601765</text:p>
          </table:table-cell>
          <table:table-cell office:value-type="float" office:value="24.76774679" calcext:value-type="float">
            <text:p>24.767746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18:00:00</text:p>
          </table:table-cell>
          <table:table-cell office:value-type="float" office:value="24.3204202879817" calcext:value-type="float">
            <text:p>24.320420288</text:p>
          </table:table-cell>
          <table:table-cell office:value-type="float" office:value="24.68763803" calcext:value-type="float">
            <text:p>24.687638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19:00:00</text:p>
          </table:table-cell>
          <table:table-cell office:value-type="float" office:value="24.1755430825677" calcext:value-type="float">
            <text:p>24.1755430826</text:p>
          </table:table-cell>
          <table:table-cell office:value-type="float" office:value="24.41543186" calcext:value-type="float">
            <text:p>24.415431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20:00:00</text:p>
          </table:table-cell>
          <table:table-cell office:value-type="float" office:value="23.9146490100705" calcext:value-type="float">
            <text:p>23.9146490101</text:p>
          </table:table-cell>
          <table:table-cell office:value-type="float" office:value="24.14033143" calcext:value-type="float">
            <text:p>24.14033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21:00:00</text:p>
          </table:table-cell>
          <table:table-cell office:value-type="float" office:value="23.6816330345702" calcext:value-type="float">
            <text:p>23.6816330346</text:p>
          </table:table-cell>
          <table:table-cell office:value-type="float" office:value="23.96563084" calcext:value-type="float">
            <text:p>23.965630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22:00:00</text:p>
          </table:table-cell>
          <table:table-cell office:value-type="float" office:value="23.5080466957727" calcext:value-type="float">
            <text:p>23.5080466958</text:p>
          </table:table-cell>
          <table:table-cell office:value-type="float" office:value="23.80657256" calcext:value-type="float">
            <text:p>23.80657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23:00:00</text:p>
          </table:table-cell>
          <table:table-cell office:value-type="float" office:value="23.3443851278722" calcext:value-type="float">
            <text:p>23.3443851279</text:p>
          </table:table-cell>
          <table:table-cell office:value-type="float" office:value="23.67365577" calcext:value-type="float">
            <text:p>23.673655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6 <text:s/>24:00:00</text:p>
          </table:table-cell>
          <table:table-cell office:value-type="float" office:value="23.1792109214191" calcext:value-type="float">
            <text:p>23.1792109214</text:p>
          </table:table-cell>
          <table:table-cell office:value-type="float" office:value="23.56332812" calcext:value-type="float">
            <text:p>23.563328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01:00:00</text:p>
          </table:table-cell>
          <table:table-cell office:value-type="float" office:value="23.0102002297293" calcext:value-type="float">
            <text:p>23.0102002297</text:p>
          </table:table-cell>
          <table:table-cell office:value-type="float" office:value="23.48441295" calcext:value-type="float">
            <text:p>23.484412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02:00:00</text:p>
          </table:table-cell>
          <table:table-cell office:value-type="float" office:value="23.0033123069362" calcext:value-type="float">
            <text:p>23.0033123069</text:p>
          </table:table-cell>
          <table:table-cell office:value-type="float" office:value="23.30320515" calcext:value-type="float">
            <text:p>23.30320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03:00:00</text:p>
          </table:table-cell>
          <table:table-cell office:value-type="float" office:value="22.9099919940337" calcext:value-type="float">
            <text:p>22.909991994</text:p>
          </table:table-cell>
          <table:table-cell office:value-type="float" office:value="23.10139798" calcext:value-type="float">
            <text:p>23.10139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04:00:00</text:p>
          </table:table-cell>
          <table:table-cell office:value-type="float" office:value="22.7842279991154" calcext:value-type="float">
            <text:p>22.7842279991</text:p>
          </table:table-cell>
          <table:table-cell office:value-type="float" office:value="22.94241502" calcext:value-type="float">
            <text:p>22.942415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05:00:00</text:p>
          </table:table-cell>
          <table:table-cell office:value-type="float" office:value="22.6908090520288" calcext:value-type="float">
            <text:p>22.690809052</text:p>
          </table:table-cell>
          <table:table-cell office:value-type="float" office:value="22.83193048" calcext:value-type="float">
            <text:p>22.83193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06:00:00</text:p>
          </table:table-cell>
          <table:table-cell office:value-type="float" office:value="22.6291559647935" calcext:value-type="float">
            <text:p>22.6291559648</text:p>
          </table:table-cell>
          <table:table-cell office:value-type="float" office:value="22.77939296" calcext:value-type="float">
            <text:p>22.779392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07:00:00</text:p>
          </table:table-cell>
          <table:table-cell office:value-type="float" office:value="22.5611199730279" calcext:value-type="float">
            <text:p>22.561119973</text:p>
          </table:table-cell>
          <table:table-cell office:value-type="float" office:value="22.72113194" calcext:value-type="float">
            <text:p>22.721131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08:00:00</text:p>
          </table:table-cell>
          <table:table-cell office:value-type="float" office:value="22.5234089166453" calcext:value-type="float">
            <text:p>22.5234089166</text:p>
          </table:table-cell>
          <table:table-cell office:value-type="float" office:value="22.90759511" calcext:value-type="float">
            <text:p>22.90759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09:00:00</text:p>
          </table:table-cell>
          <table:table-cell office:value-type="float" office:value="22.6950349870051" calcext:value-type="float">
            <text:p>22.695034987</text:p>
          </table:table-cell>
          <table:table-cell office:value-type="float" office:value="23.31922617" calcext:value-type="float">
            <text:p>23.319226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10:00:00</text:p>
          </table:table-cell>
          <table:table-cell office:value-type="float" office:value="23.1953926876034" calcext:value-type="float">
            <text:p>23.1953926876</text:p>
          </table:table-cell>
          <table:table-cell office:value-type="float" office:value="23.81157946" calcext:value-type="float">
            <text:p>23.811579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11:00:00</text:p>
          </table:table-cell>
          <table:table-cell office:value-type="float" office:value="23.836843426206" calcext:value-type="float">
            <text:p>23.8368434262</text:p>
          </table:table-cell>
          <table:table-cell office:value-type="float" office:value="24.31726898" calcext:value-type="float">
            <text:p>24.31726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12:00:00</text:p>
          </table:table-cell>
          <table:table-cell office:value-type="float" office:value="24.4763540397839" calcext:value-type="float">
            <text:p>24.4763540398</text:p>
          </table:table-cell>
          <table:table-cell office:value-type="float" office:value="24.77862498" calcext:value-type="float">
            <text:p>24.77862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13:00:00</text:p>
          </table:table-cell>
          <table:table-cell office:value-type="float" office:value="24.7110663696416" calcext:value-type="float">
            <text:p>24.7110663696</text:p>
          </table:table-cell>
          <table:table-cell office:value-type="float" office:value="25.21674623" calcext:value-type="float">
            <text:p>25.216746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14:00:00</text:p>
          </table:table-cell>
          <table:table-cell office:value-type="float" office:value="24.9083845110955" calcext:value-type="float">
            <text:p>24.9083845111</text:p>
          </table:table-cell>
          <table:table-cell office:value-type="float" office:value="25.60613858" calcext:value-type="float">
            <text:p>25.606138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15:00:00</text:p>
          </table:table-cell>
          <table:table-cell office:value-type="float" office:value="25.5450349205477" calcext:value-type="float">
            <text:p>25.5450349205</text:p>
          </table:table-cell>
          <table:table-cell office:value-type="float" office:value="26.02074956" calcext:value-type="float">
            <text:p>26.020749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16:00:00</text:p>
          </table:table-cell>
          <table:table-cell office:value-type="float" office:value="26.0707592291847" calcext:value-type="float">
            <text:p>26.0707592292</text:p>
          </table:table-cell>
          <table:table-cell office:value-type="float" office:value="26.18863493" calcext:value-type="float">
            <text:p>26.18863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17:00:00</text:p>
          </table:table-cell>
          <table:table-cell office:value-type="float" office:value="26.3477200147089" calcext:value-type="float">
            <text:p>26.3477200147</text:p>
          </table:table-cell>
          <table:table-cell office:value-type="float" office:value="25.88706179" calcext:value-type="float">
            <text:p>25.887061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18:00:00</text:p>
          </table:table-cell>
          <table:table-cell office:value-type="float" office:value="26.3936774458084" calcext:value-type="float">
            <text:p>26.3936774458</text:p>
          </table:table-cell>
          <table:table-cell office:value-type="float" office:value="26.18420552" calcext:value-type="float">
            <text:p>26.18420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19:00:00</text:p>
          </table:table-cell>
          <table:table-cell office:value-type="float" office:value="26.1996176981664" calcext:value-type="float">
            <text:p>26.1996176982</text:p>
          </table:table-cell>
          <table:table-cell office:value-type="float" office:value="26.21053774" calcext:value-type="float">
            <text:p>26.210537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20:00:00</text:p>
          </table:table-cell>
          <table:table-cell office:value-type="float" office:value="25.8969933274955" calcext:value-type="float">
            <text:p>25.8969933275</text:p>
          </table:table-cell>
          <table:table-cell office:value-type="float" office:value="25.99363694" calcext:value-type="float">
            <text:p>25.993636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21:00:00</text:p>
          </table:table-cell>
          <table:table-cell office:value-type="float" office:value="25.5611242957623" calcext:value-type="float">
            <text:p>25.5611242958</text:p>
          </table:table-cell>
          <table:table-cell office:value-type="float" office:value="25.69967674" calcext:value-type="float">
            <text:p>25.699676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22:00:00</text:p>
          </table:table-cell>
          <table:table-cell office:value-type="float" office:value="25.2414850032396" calcext:value-type="float">
            <text:p>25.2414850032</text:p>
          </table:table-cell>
          <table:table-cell office:value-type="float" office:value="25.46733124" calcext:value-type="float">
            <text:p>25.46733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23:00:00</text:p>
          </table:table-cell>
          <table:table-cell office:value-type="float" office:value="24.941074380442" calcext:value-type="float">
            <text:p>24.9410743804</text:p>
          </table:table-cell>
          <table:table-cell office:value-type="float" office:value="25.25548308" calcext:value-type="float">
            <text:p>25.255483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7 <text:s/>24:00:00</text:p>
          </table:table-cell>
          <table:table-cell office:value-type="float" office:value="24.712645613325" calcext:value-type="float">
            <text:p>24.7126456133</text:p>
          </table:table-cell>
          <table:table-cell office:value-type="float" office:value="25.12194327" calcext:value-type="float">
            <text:p>25.12194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01:00:00</text:p>
          </table:table-cell>
          <table:table-cell office:value-type="float" office:value="24.5421427420605" calcext:value-type="float">
            <text:p>24.5421427421</text:p>
          </table:table-cell>
          <table:table-cell office:value-type="float" office:value="24.96608781" calcext:value-type="float">
            <text:p>24.966087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02:00:00</text:p>
          </table:table-cell>
          <table:table-cell office:value-type="float" office:value="24.2497288206364" calcext:value-type="float">
            <text:p>24.2497288206</text:p>
          </table:table-cell>
          <table:table-cell office:value-type="float" office:value="24.81308367" calcext:value-type="float">
            <text:p>24.81308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03:00:00</text:p>
          </table:table-cell>
          <table:table-cell office:value-type="float" office:value="24.0725764629936" calcext:value-type="float">
            <text:p>24.072576463</text:p>
          </table:table-cell>
          <table:table-cell office:value-type="float" office:value="24.7128296" calcext:value-type="float">
            <text:p>24.71282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04:00:00</text:p>
          </table:table-cell>
          <table:table-cell office:value-type="float" office:value="24.0053389773265" calcext:value-type="float">
            <text:p>24.0053389773</text:p>
          </table:table-cell>
          <table:table-cell office:value-type="float" office:value="24.59704429" calcext:value-type="float">
            <text:p>24.597044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05:00:00</text:p>
          </table:table-cell>
          <table:table-cell office:value-type="float" office:value="23.8942377281988" calcext:value-type="float">
            <text:p>23.8942377282</text:p>
          </table:table-cell>
          <table:table-cell office:value-type="float" office:value="24.46383755" calcext:value-type="float">
            <text:p>24.463837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06:00:00</text:p>
          </table:table-cell>
          <table:table-cell office:value-type="float" office:value="23.7679464504097" calcext:value-type="float">
            <text:p>23.7679464504</text:p>
          </table:table-cell>
          <table:table-cell office:value-type="float" office:value="24.29870165" calcext:value-type="float">
            <text:p>24.29870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07:00:00</text:p>
          </table:table-cell>
          <table:table-cell office:value-type="float" office:value="23.6720296964063" calcext:value-type="float">
            <text:p>23.6720296964</text:p>
          </table:table-cell>
          <table:table-cell office:value-type="float" office:value="24.1376727" calcext:value-type="float">
            <text:p>24.1376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08:00:00</text:p>
          </table:table-cell>
          <table:table-cell office:value-type="float" office:value="23.5579486067084" calcext:value-type="float">
            <text:p>23.5579486067</text:p>
          </table:table-cell>
          <table:table-cell office:value-type="float" office:value="24.01034943" calcext:value-type="float">
            <text:p>24.010349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09:00:00</text:p>
          </table:table-cell>
          <table:table-cell office:value-type="float" office:value="23.5512034977373" calcext:value-type="float">
            <text:p>23.5512034977</text:p>
          </table:table-cell>
          <table:table-cell office:value-type="float" office:value="24.06452738" calcext:value-type="float">
            <text:p>24.064527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10:00:00</text:p>
          </table:table-cell>
          <table:table-cell office:value-type="float" office:value="23.738656785121" calcext:value-type="float">
            <text:p>23.7386567851</text:p>
          </table:table-cell>
          <table:table-cell office:value-type="float" office:value="24.22443478" calcext:value-type="float">
            <text:p>24.224434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11:00:00</text:p>
          </table:table-cell>
          <table:table-cell office:value-type="float" office:value="23.9976113125622" calcext:value-type="float">
            <text:p>23.9976113126</text:p>
          </table:table-cell>
          <table:table-cell office:value-type="float" office:value="24.33991694" calcext:value-type="float">
            <text:p>24.339916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12:00:00</text:p>
          </table:table-cell>
          <table:table-cell office:value-type="float" office:value="24.1735130856205" calcext:value-type="float">
            <text:p>24.1735130856</text:p>
          </table:table-cell>
          <table:table-cell office:value-type="float" office:value="24.35354116" calcext:value-type="float">
            <text:p>24.35354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13:00:00</text:p>
          </table:table-cell>
          <table:table-cell office:value-type="float" office:value="24.0837517149655" calcext:value-type="float">
            <text:p>24.083751715</text:p>
          </table:table-cell>
          <table:table-cell office:value-type="float" office:value="24.38083534" calcext:value-type="float">
            <text:p>24.38083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14:00:00</text:p>
          </table:table-cell>
          <table:table-cell office:value-type="float" office:value="24.0899321468747" calcext:value-type="float">
            <text:p>24.0899321469</text:p>
          </table:table-cell>
          <table:table-cell office:value-type="float" office:value="24.43053947" calcext:value-type="float">
            <text:p>24.430539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15:00:00</text:p>
          </table:table-cell>
          <table:table-cell office:value-type="float" office:value="24.3661662037511" calcext:value-type="float">
            <text:p>24.3661662038</text:p>
          </table:table-cell>
          <table:table-cell office:value-type="float" office:value="24.51368612" calcext:value-type="float">
            <text:p>24.513686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16:00:00</text:p>
          </table:table-cell>
          <table:table-cell office:value-type="float" office:value="24.5403679948063" calcext:value-type="float">
            <text:p>24.5403679948</text:p>
          </table:table-cell>
          <table:table-cell office:value-type="float" office:value="24.19231106" calcext:value-type="float">
            <text:p>24.19231106</text:p>
          </table:table-cell>
          <table:table-cell office:value-type="float" office:value="0" calcext:value-type="float">
            <text:p>0</text:p>
          </table:table-cell>
          <table:table-cell office:value-type="float" office:value="-0.203184624" calcext:value-type="float">
            <text:p>-0.203184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17:00:00</text:p>
          </table:table-cell>
          <table:table-cell office:value-type="float" office:value="24.4931369027277" calcext:value-type="float">
            <text:p>24.4931369027</text:p>
          </table:table-cell>
          <table:table-cell office:value-type="float" office:value="23.941263" calcext:value-type="float">
            <text:p>23.9412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18:00:00</text:p>
          </table:table-cell>
          <table:table-cell office:value-type="float" office:value="24.4171634701622" calcext:value-type="float">
            <text:p>24.4171634702</text:p>
          </table:table-cell>
          <table:table-cell office:value-type="float" office:value="23.77025512" calcext:value-type="float">
            <text:p>23.77025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19:00:00</text:p>
          </table:table-cell>
          <table:table-cell office:value-type="float" office:value="24.1678443853221" calcext:value-type="float">
            <text:p>24.1678443853</text:p>
          </table:table-cell>
          <table:table-cell office:value-type="float" office:value="23.63899766" calcext:value-type="float">
            <text:p>23.638997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20:00:00</text:p>
          </table:table-cell>
          <table:table-cell office:value-type="float" office:value="23.846346947479" calcext:value-type="float">
            <text:p>23.8463469475</text:p>
          </table:table-cell>
          <table:table-cell office:value-type="float" office:value="23.26860259" calcext:value-type="float">
            <text:p>23.268602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21:00:00</text:p>
          </table:table-cell>
          <table:table-cell office:value-type="float" office:value="23.4921489771422" calcext:value-type="float">
            <text:p>23.4921489771</text:p>
          </table:table-cell>
          <table:table-cell office:value-type="float" office:value="23.15215621" calcext:value-type="float">
            <text:p>23.152156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22:00:00</text:p>
          </table:table-cell>
          <table:table-cell office:value-type="float" office:value="23.1446449011626" calcext:value-type="float">
            <text:p>23.1446449012</text:p>
          </table:table-cell>
          <table:table-cell office:value-type="float" office:value="23.06808062" calcext:value-type="float">
            <text:p>23.068080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23:00:00</text:p>
          </table:table-cell>
          <table:table-cell office:value-type="float" office:value="22.9184542620833" calcext:value-type="float">
            <text:p>22.9184542621</text:p>
          </table:table-cell>
          <table:table-cell office:value-type="float" office:value="22.89182924" calcext:value-type="float">
            <text:p>22.89182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8 <text:s/>24:00:00</text:p>
          </table:table-cell>
          <table:table-cell office:value-type="float" office:value="22.7612819960351" calcext:value-type="float">
            <text:p>22.761281996</text:p>
          </table:table-cell>
          <table:table-cell office:value-type="float" office:value="22.77348164" calcext:value-type="float">
            <text:p>22.77348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01:00:00</text:p>
          </table:table-cell>
          <table:table-cell office:value-type="float" office:value="22.6288589091767" calcext:value-type="float">
            <text:p>22.6288589092</text:p>
          </table:table-cell>
          <table:table-cell office:value-type="float" office:value="22.55393162" calcext:value-type="float">
            <text:p>22.55393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02:00:00</text:p>
          </table:table-cell>
          <table:table-cell office:value-type="float" office:value="22.5550918395018" calcext:value-type="float">
            <text:p>22.5550918395</text:p>
          </table:table-cell>
          <table:table-cell office:value-type="float" office:value="22.30404911" calcext:value-type="float">
            <text:p>22.304049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03:00:00</text:p>
          </table:table-cell>
          <table:table-cell office:value-type="float" office:value="22.3553307740017" calcext:value-type="float">
            <text:p>22.355330774</text:p>
          </table:table-cell>
          <table:table-cell office:value-type="float" office:value="22.14496515" calcext:value-type="float">
            <text:p>22.14496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04:00:00</text:p>
          </table:table-cell>
          <table:table-cell office:value-type="float" office:value="22.1512676167604" calcext:value-type="float">
            <text:p>22.1512676168</text:p>
          </table:table-cell>
          <table:table-cell office:value-type="float" office:value="21.9385067" calcext:value-type="float">
            <text:p>21.9385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05:00:00</text:p>
          </table:table-cell>
          <table:table-cell office:value-type="float" office:value="22.0146452028477" calcext:value-type="float">
            <text:p>22.0146452028</text:p>
          </table:table-cell>
          <table:table-cell office:value-type="float" office:value="21.80703747" calcext:value-type="float">
            <text:p>21.807037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06:00:00</text:p>
          </table:table-cell>
          <table:table-cell office:value-type="float" office:value="21.9202194531109" calcext:value-type="float">
            <text:p>21.9202194531</text:p>
          </table:table-cell>
          <table:table-cell office:value-type="float" office:value="21.70630189" calcext:value-type="float">
            <text:p>21.706301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07:00:00</text:p>
          </table:table-cell>
          <table:table-cell office:value-type="float" office:value="21.8223223584897" calcext:value-type="float">
            <text:p>21.8223223585</text:p>
          </table:table-cell>
          <table:table-cell office:value-type="float" office:value="21.53723297" calcext:value-type="float">
            <text:p>21.537232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08:00:00</text:p>
          </table:table-cell>
          <table:table-cell office:value-type="float" office:value="21.7393554987534" calcext:value-type="float">
            <text:p>21.7393554988</text:p>
          </table:table-cell>
          <table:table-cell office:value-type="float" office:value="21.39468985" calcext:value-type="float">
            <text:p>21.39468985</text:p>
          </table:table-cell>
          <table:table-cell office:value-type="float" office:value="21.6394516830603" calcext:value-type="float">
            <text:p>21.639451683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09:00:00</text:p>
          </table:table-cell>
          <table:table-cell office:value-type="float" office:value="21.76679525798" calcext:value-type="float">
            <text:p>21.766795258</text:p>
          </table:table-cell>
          <table:table-cell office:value-type="float" office:value="21.40770342" calcext:value-type="float">
            <text:p>21.40770342</text:p>
          </table:table-cell>
          <table:table-cell office:value-type="float" office:value="94.4052214551303" calcext:value-type="float">
            <text:p>94.405221455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10:00:00</text:p>
          </table:table-cell>
          <table:table-cell office:value-type="float" office:value="22.0874416845804" calcext:value-type="float">
            <text:p>22.0874416846</text:p>
          </table:table-cell>
          <table:table-cell office:value-type="float" office:value="21.64586362" calcext:value-type="float">
            <text:p>21.64586362</text:p>
          </table:table-cell>
          <table:table-cell office:value-type="float" office:value="116.018819328778" calcext:value-type="float">
            <text:p>116.018819328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11:00:00</text:p>
          </table:table-cell>
          <table:table-cell office:value-type="float" office:value="22.98278765446" calcext:value-type="float">
            <text:p>22.9827876545</text:p>
          </table:table-cell>
          <table:table-cell office:value-type="float" office:value="22.11591143" calcext:value-type="float">
            <text:p>22.11591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12:00:00</text:p>
          </table:table-cell>
          <table:table-cell office:value-type="float" office:value="23.7129904726292" calcext:value-type="float">
            <text:p>23.7129904726</text:p>
          </table:table-cell>
          <table:table-cell office:value-type="float" office:value="22.58196125" calcext:value-type="float">
            <text:p>22.58196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13:00:00</text:p>
          </table:table-cell>
          <table:table-cell office:value-type="float" office:value="23.7331637016381" calcext:value-type="float">
            <text:p>23.7331637016</text:p>
          </table:table-cell>
          <table:table-cell office:value-type="float" office:value="23.02005439" calcext:value-type="float">
            <text:p>23.020054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14:00:00</text:p>
          </table:table-cell>
          <table:table-cell office:value-type="float" office:value="23.8562867656513" calcext:value-type="float">
            <text:p>23.8562867657</text:p>
          </table:table-cell>
          <table:table-cell office:value-type="float" office:value="23.45538619" calcext:value-type="float">
            <text:p>23.455386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15:00:00</text:p>
          </table:table-cell>
          <table:table-cell office:value-type="float" office:value="24.3688932548904" calcext:value-type="float">
            <text:p>24.3688932549</text:p>
          </table:table-cell>
          <table:table-cell office:value-type="float" office:value="23.82770613" calcext:value-type="float">
            <text:p>23.827706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16:00:00</text:p>
          </table:table-cell>
          <table:table-cell office:value-type="float" office:value="24.868742323328" calcext:value-type="float">
            <text:p>24.8687423233</text:p>
          </table:table-cell>
          <table:table-cell office:value-type="float" office:value="24.07955428" calcext:value-type="float">
            <text:p>24.07955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17:00:00</text:p>
          </table:table-cell>
          <table:table-cell office:value-type="float" office:value="25.093215504461" calcext:value-type="float">
            <text:p>25.0932155045</text:p>
          </table:table-cell>
          <table:table-cell office:value-type="float" office:value="24.45000422" calcext:value-type="float">
            <text:p>24.450004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18:00:00</text:p>
          </table:table-cell>
          <table:table-cell office:value-type="float" office:value="25.2213947263193" calcext:value-type="float">
            <text:p>25.2213947263</text:p>
          </table:table-cell>
          <table:table-cell office:value-type="float" office:value="24.65960239" calcext:value-type="float">
            <text:p>24.659602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19:00:00</text:p>
          </table:table-cell>
          <table:table-cell office:value-type="float" office:value="24.9956275772839" calcext:value-type="float">
            <text:p>24.9956275773</text:p>
          </table:table-cell>
          <table:table-cell office:value-type="float" office:value="24.51441218" calcext:value-type="float">
            <text:p>24.514412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20:00:00</text:p>
          </table:table-cell>
          <table:table-cell office:value-type="float" office:value="24.5854753035668" calcext:value-type="float">
            <text:p>24.5854753036</text:p>
          </table:table-cell>
          <table:table-cell office:value-type="float" office:value="24.13936893" calcext:value-type="float">
            <text:p>24.13936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21:00:00</text:p>
          </table:table-cell>
          <table:table-cell office:value-type="float" office:value="24.1836063601699" calcext:value-type="float">
            <text:p>24.1836063602</text:p>
          </table:table-cell>
          <table:table-cell office:value-type="float" office:value="23.75848314" calcext:value-type="float">
            <text:p>23.758483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22:00:00</text:p>
          </table:table-cell>
          <table:table-cell office:value-type="float" office:value="23.7743012342355" calcext:value-type="float">
            <text:p>23.7743012342</text:p>
          </table:table-cell>
          <table:table-cell office:value-type="float" office:value="23.39112469" calcext:value-type="float">
            <text:p>23.391124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23:00:00</text:p>
          </table:table-cell>
          <table:table-cell office:value-type="float" office:value="23.4535179684109" calcext:value-type="float">
            <text:p>23.4535179684</text:p>
          </table:table-cell>
          <table:table-cell office:value-type="float" office:value="23.0531285" calcext:value-type="float">
            <text:p>23.0531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29 <text:s/>24:00:00</text:p>
          </table:table-cell>
          <table:table-cell office:value-type="float" office:value="23.2058992057579" calcext:value-type="float">
            <text:p>23.2058992058</text:p>
          </table:table-cell>
          <table:table-cell office:value-type="float" office:value="22.73565362" calcext:value-type="float">
            <text:p>22.735653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01:00:00</text:p>
          </table:table-cell>
          <table:table-cell office:value-type="float" office:value="23.2685660953265" calcext:value-type="float">
            <text:p>23.2685660953</text:p>
          </table:table-cell>
          <table:table-cell office:value-type="float" office:value="22.4449218" calcext:value-type="float">
            <text:p>22.44492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02:00:00</text:p>
          </table:table-cell>
          <table:table-cell office:value-type="float" office:value="23.2214192066114" calcext:value-type="float">
            <text:p>23.2214192066</text:p>
          </table:table-cell>
          <table:table-cell office:value-type="float" office:value="22.22264441" calcext:value-type="float">
            <text:p>22.222644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03:00:00</text:p>
          </table:table-cell>
          <table:table-cell office:value-type="float" office:value="23.1348823392924" calcext:value-type="float">
            <text:p>23.1348823393</text:p>
          </table:table-cell>
          <table:table-cell office:value-type="float" office:value="21.97274675" calcext:value-type="float">
            <text:p>21.97274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04:00:00</text:p>
          </table:table-cell>
          <table:table-cell office:value-type="float" office:value="23.0350095349308" calcext:value-type="float">
            <text:p>23.0350095349</text:p>
          </table:table-cell>
          <table:table-cell office:value-type="float" office:value="21.74604737" calcext:value-type="float">
            <text:p>21.746047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05:00:00</text:p>
          </table:table-cell>
          <table:table-cell office:value-type="float" office:value="22.9038294037296" calcext:value-type="float">
            <text:p>22.9038294037</text:p>
          </table:table-cell>
          <table:table-cell office:value-type="float" office:value="21.53296666" calcext:value-type="float">
            <text:p>21.53296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06:00:00</text:p>
          </table:table-cell>
          <table:table-cell office:value-type="float" office:value="22.7493318942102" calcext:value-type="float">
            <text:p>22.7493318942</text:p>
          </table:table-cell>
          <table:table-cell office:value-type="float" office:value="21.33324759" calcext:value-type="float">
            <text:p>21.333247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07:00:00</text:p>
          </table:table-cell>
          <table:table-cell office:value-type="float" office:value="22.608197156708" calcext:value-type="float">
            <text:p>22.6081971567</text:p>
          </table:table-cell>
          <table:table-cell office:value-type="float" office:value="21.15031911" calcext:value-type="float">
            <text:p>21.150319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08:00:00</text:p>
          </table:table-cell>
          <table:table-cell office:value-type="float" office:value="22.5194827256746" calcext:value-type="float">
            <text:p>22.5194827257</text:p>
          </table:table-cell>
          <table:table-cell office:value-type="float" office:value="21.01300793" calcext:value-type="float">
            <text:p>21.01300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09:00:00</text:p>
          </table:table-cell>
          <table:table-cell office:value-type="float" office:value="22.5865015271678" calcext:value-type="float">
            <text:p>22.5865015272</text:p>
          </table:table-cell>
          <table:table-cell office:value-type="float" office:value="20.97414613" calcext:value-type="float">
            <text:p>20.974146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10:00:00</text:p>
          </table:table-cell>
          <table:table-cell office:value-type="float" office:value="22.8147988343163" calcext:value-type="float">
            <text:p>22.8147988343</text:p>
          </table:table-cell>
          <table:table-cell office:value-type="float" office:value="21.08528348" calcext:value-type="float">
            <text:p>21.085283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11:00:00</text:p>
          </table:table-cell>
          <table:table-cell office:value-type="float" office:value="23.2598809356357" calcext:value-type="float">
            <text:p>23.2598809356</text:p>
          </table:table-cell>
          <table:table-cell office:value-type="float" office:value="21.29110672" calcext:value-type="float">
            <text:p>21.291106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12:00:00</text:p>
          </table:table-cell>
          <table:table-cell office:value-type="float" office:value="23.5855761649336" calcext:value-type="float">
            <text:p>23.5855761649</text:p>
          </table:table-cell>
          <table:table-cell office:value-type="float" office:value="21.29673344" calcext:value-type="float">
            <text:p>21.296733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13:00:00</text:p>
          </table:table-cell>
          <table:table-cell office:value-type="float" office:value="23.5363193944167" calcext:value-type="float">
            <text:p>23.5363193944</text:p>
          </table:table-cell>
          <table:table-cell office:value-type="float" office:value="21.32543055" calcext:value-type="float">
            <text:p>21.32543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14:00:00</text:p>
          </table:table-cell>
          <table:table-cell office:value-type="float" office:value="23.4817811998663" calcext:value-type="float">
            <text:p>23.4817811999</text:p>
          </table:table-cell>
          <table:table-cell office:value-type="float" office:value="21.3551504" calcext:value-type="float">
            <text:p>21.3551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15:00:00</text:p>
          </table:table-cell>
          <table:table-cell office:value-type="float" office:value="23.6313946089242" calcext:value-type="float">
            <text:p>23.6313946089</text:p>
          </table:table-cell>
          <table:table-cell office:value-type="float" office:value="21.53408014" calcext:value-type="float">
            <text:p>21.534080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16:00:00</text:p>
          </table:table-cell>
          <table:table-cell office:value-type="float" office:value="23.7742263998019" calcext:value-type="float">
            <text:p>23.7742263998</text:p>
          </table:table-cell>
          <table:table-cell office:value-type="float" office:value="21.82516365" calcext:value-type="float">
            <text:p>21.825163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17:00:00</text:p>
          </table:table-cell>
          <table:table-cell office:value-type="float" office:value="23.7977646031252" calcext:value-type="float">
            <text:p>23.7977646031</text:p>
          </table:table-cell>
          <table:table-cell office:value-type="float" office:value="21.92869776" calcext:value-type="float">
            <text:p>21.92869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18:00:00</text:p>
          </table:table-cell>
          <table:table-cell office:value-type="float" office:value="23.7703260902871" calcext:value-type="float">
            <text:p>23.7703260903</text:p>
          </table:table-cell>
          <table:table-cell office:value-type="float" office:value="22.00240087" calcext:value-type="float">
            <text:p>22.002400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19:00:00</text:p>
          </table:table-cell>
          <table:table-cell office:value-type="float" office:value="23.5611933862221" calcext:value-type="float">
            <text:p>23.5611933862</text:p>
          </table:table-cell>
          <table:table-cell office:value-type="float" office:value="21.96624878" calcext:value-type="float">
            <text:p>21.966248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20:00:00</text:p>
          </table:table-cell>
          <table:table-cell office:value-type="float" office:value="23.2040339689826" calcext:value-type="float">
            <text:p>23.204033969</text:p>
          </table:table-cell>
          <table:table-cell office:value-type="float" office:value="21.89310724" calcext:value-type="float">
            <text:p>21.893107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21:00:00</text:p>
          </table:table-cell>
          <table:table-cell office:value-type="float" office:value="22.8669377643193" calcext:value-type="float">
            <text:p>22.8669377643</text:p>
          </table:table-cell>
          <table:table-cell office:value-type="float" office:value="21.77228903" calcext:value-type="float">
            <text:p>21.772289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22:00:00</text:p>
          </table:table-cell>
          <table:table-cell office:value-type="float" office:value="22.5989618074346" calcext:value-type="float">
            <text:p>22.5989618074</text:p>
          </table:table-cell>
          <table:table-cell office:value-type="float" office:value="21.61040631" calcext:value-type="float">
            <text:p>21.610406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23:00:00</text:p>
          </table:table-cell>
          <table:table-cell office:value-type="float" office:value="22.3538010879959" calcext:value-type="float">
            <text:p>22.353801088</text:p>
          </table:table-cell>
          <table:table-cell office:value-type="float" office:value="21.49317122" calcext:value-type="float">
            <text:p>21.49317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0 <text:s/>24:00:00</text:p>
          </table:table-cell>
          <table:table-cell office:value-type="float" office:value="22.121439622429" calcext:value-type="float">
            <text:p>22.1214396224</text:p>
          </table:table-cell>
          <table:table-cell office:value-type="float" office:value="21.36768141" calcext:value-type="float">
            <text:p>21.36768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01:00:00</text:p>
          </table:table-cell>
          <table:table-cell office:value-type="float" office:value="21.9742710934788" calcext:value-type="float">
            <text:p>21.9742710935</text:p>
          </table:table-cell>
          <table:table-cell office:value-type="float" office:value="21.27529079" calcext:value-type="float">
            <text:p>21.275290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02:00:00</text:p>
          </table:table-cell>
          <table:table-cell office:value-type="float" office:value="21.8446963967119" calcext:value-type="float">
            <text:p>21.8446963967</text:p>
          </table:table-cell>
          <table:table-cell office:value-type="float" office:value="21.23063133" calcext:value-type="float">
            <text:p>21.230631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03:00:00</text:p>
          </table:table-cell>
          <table:table-cell office:value-type="float" office:value="21.7198757446238" calcext:value-type="float">
            <text:p>21.7198757446</text:p>
          </table:table-cell>
          <table:table-cell office:value-type="float" office:value="21.22000319" calcext:value-type="float">
            <text:p>21.220003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04:00:00</text:p>
          </table:table-cell>
          <table:table-cell office:value-type="float" office:value="21.6253259974651" calcext:value-type="float">
            <text:p>21.6253259975</text:p>
          </table:table-cell>
          <table:table-cell office:value-type="float" office:value="21.12425324" calcext:value-type="float">
            <text:p>21.124253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05:00:00</text:p>
          </table:table-cell>
          <table:table-cell office:value-type="float" office:value="21.5293909979764" calcext:value-type="float">
            <text:p>21.529390998</text:p>
          </table:table-cell>
          <table:table-cell office:value-type="float" office:value="20.96070455" calcext:value-type="float">
            <text:p>20.96070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06:00:00</text:p>
          </table:table-cell>
          <table:table-cell office:value-type="float" office:value="21.4199333757659" calcext:value-type="float">
            <text:p>21.4199333758</text:p>
          </table:table-cell>
          <table:table-cell office:value-type="float" office:value="20.82630265" calcext:value-type="float">
            <text:p>20.82630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07:00:00</text:p>
          </table:table-cell>
          <table:table-cell office:value-type="float" office:value="21.3376109132099" calcext:value-type="float">
            <text:p>21.3376109132</text:p>
          </table:table-cell>
          <table:table-cell office:value-type="float" office:value="20.7112187" calcext:value-type="float">
            <text:p>20.71121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08:00:00</text:p>
          </table:table-cell>
          <table:table-cell office:value-type="float" office:value="21.2718018984044" calcext:value-type="float">
            <text:p>21.2718018984</text:p>
          </table:table-cell>
          <table:table-cell office:value-type="float" office:value="20.61898552" calcext:value-type="float">
            <text:p>20.61898552</text:p>
          </table:table-cell>
          <table:table-cell office:value-type="float" office:value="8.00422676155353" calcext:value-type="float">
            <text:p>8.00422676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09:00:00</text:p>
          </table:table-cell>
          <table:table-cell office:value-type="float" office:value="21.3204343791928" calcext:value-type="float">
            <text:p>21.3204343792</text:p>
          </table:table-cell>
          <table:table-cell office:value-type="float" office:value="20.55721934" calcext:value-type="float">
            <text:p>20.55721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10:00:00</text:p>
          </table:table-cell>
          <table:table-cell office:value-type="float" office:value="21.4786212506142" calcext:value-type="float">
            <text:p>21.4786212506</text:p>
          </table:table-cell>
          <table:table-cell office:value-type="float" office:value="20.55721499" calcext:value-type="float">
            <text:p>20.557214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11:00:00</text:p>
          </table:table-cell>
          <table:table-cell office:value-type="float" office:value="21.6656664608141" calcext:value-type="float">
            <text:p>21.6656664608</text:p>
          </table:table-cell>
          <table:table-cell office:value-type="float" office:value="20.66770422" calcext:value-type="float">
            <text:p>20.66770422</text:p>
          </table:table-cell>
          <table:table-cell office:value-type="float" office:value="0" calcext:value-type="float">
            <text:p>0</text:p>
          </table:table-cell>
          <table:table-cell office:value-type="float" office:value="53.37439798" calcext:value-type="float">
            <text:p>53.37439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12:00:00</text:p>
          </table:table-cell>
          <table:table-cell office:value-type="float" office:value="21.7827135271813" calcext:value-type="float">
            <text:p>21.7827135272</text:p>
          </table:table-cell>
          <table:table-cell office:value-type="float" office:value="21.97281555" calcext:value-type="float">
            <text:p>21.97281555</text:p>
          </table:table-cell>
          <table:table-cell office:value-type="float" office:value="0" calcext:value-type="float">
            <text:p>0</text:p>
          </table:table-cell>
          <table:table-cell office:value-type="float" office:value="26.99855351" calcext:value-type="float">
            <text:p>26.99855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13:00:00</text:p>
          </table:table-cell>
          <table:table-cell office:value-type="float" office:value="21.6272866031194" calcext:value-type="float">
            <text:p>21.6272866031</text:p>
          </table:table-cell>
          <table:table-cell office:value-type="float" office:value="22.48490427" calcext:value-type="float">
            <text:p>22.48490427</text:p>
          </table:table-cell>
          <table:table-cell office:value-type="float" office:value="0" calcext:value-type="float">
            <text:p>0</text:p>
          </table:table-cell>
          <table:table-cell office:value-type="float" office:value="8.915418536" calcext:value-type="float">
            <text:p>8.915418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14:00:00</text:p>
          </table:table-cell>
          <table:table-cell office:value-type="float" office:value="21.5654973828793" calcext:value-type="float">
            <text:p>21.5654973829</text:p>
          </table:table-cell>
          <table:table-cell office:value-type="float" office:value="22.4535457" calcext:value-type="float">
            <text:p>22.4535457</text:p>
          </table:table-cell>
          <table:table-cell office:value-type="float" office:value="0" calcext:value-type="float">
            <text:p>0</text:p>
          </table:table-cell>
          <table:table-cell office:value-type="float" office:value="13.35742758" calcext:value-type="float">
            <text:p>13.35742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15:00:00</text:p>
          </table:table-cell>
          <table:table-cell office:value-type="float" office:value="21.7602579832693" calcext:value-type="float">
            <text:p>21.7602579833</text:p>
          </table:table-cell>
          <table:table-cell office:value-type="float" office:value="22.42600563" calcext:value-type="float">
            <text:p>22.42600563</text:p>
          </table:table-cell>
          <table:table-cell office:value-type="float" office:value="0" calcext:value-type="float">
            <text:p>0</text:p>
          </table:table-cell>
          <table:table-cell office:value-type="float" office:value="1.345764" calcext:value-type="float">
            <text:p>1.345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16:00:00</text:p>
          </table:table-cell>
          <table:table-cell office:value-type="float" office:value="21.8930224653514" calcext:value-type="float">
            <text:p>21.8930224654</text:p>
          </table:table-cell>
          <table:table-cell office:value-type="float" office:value="22.25058716" calcext:value-type="float">
            <text:p>22.25058716</text:p>
          </table:table-cell>
          <table:table-cell office:value-type="float" office:value="0" calcext:value-type="float">
            <text:p>0</text:p>
          </table:table-cell>
          <table:table-cell office:value-type="float" office:value="11.69564173" calcext:value-type="float">
            <text:p>11.695641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17:00:00</text:p>
          </table:table-cell>
          <table:table-cell office:value-type="float" office:value="21.8301072580104" calcext:value-type="float">
            <text:p>21.830107258</text:p>
          </table:table-cell>
          <table:table-cell office:value-type="float" office:value="22.23155591" calcext:value-type="float">
            <text:p>22.23155591</text:p>
          </table:table-cell>
          <table:table-cell office:value-type="float" office:value="0" calcext:value-type="float">
            <text:p>0</text:p>
          </table:table-cell>
          <table:table-cell office:value-type="float" office:value="15.84273885" calcext:value-type="float">
            <text:p>15.84273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18:00:00</text:p>
          </table:table-cell>
          <table:table-cell office:value-type="float" office:value="21.6965973335433" calcext:value-type="float">
            <text:p>21.6965973335</text:p>
          </table:table-cell>
          <table:table-cell office:value-type="float" office:value="22.30133853" calcext:value-type="float">
            <text:p>22.30133853</text:p>
          </table:table-cell>
          <table:table-cell office:value-type="float" office:value="0" calcext:value-type="float">
            <text:p>0</text:p>
          </table:table-cell>
          <table:table-cell office:value-type="float" office:value="13.84355606" calcext:value-type="float">
            <text:p>13.84355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19:00:00</text:p>
          </table:table-cell>
          <table:table-cell office:value-type="float" office:value="21.4122945229867" calcext:value-type="float">
            <text:p>21.412294523</text:p>
          </table:table-cell>
          <table:table-cell office:value-type="float" office:value="22.3220983" calcext:value-type="float">
            <text:p>22.3220983</text:p>
          </table:table-cell>
          <table:table-cell office:value-type="float" office:value="0" calcext:value-type="float">
            <text:p>0</text:p>
          </table:table-cell>
          <table:table-cell office:value-type="float" office:value="4.224637742" calcext:value-type="float">
            <text:p>4.224637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20:00:00</text:p>
          </table:table-cell>
          <table:table-cell office:value-type="float" office:value="21.1164506870915" calcext:value-type="float">
            <text:p>21.1164506871</text:p>
          </table:table-cell>
          <table:table-cell office:value-type="float" office:value="22.18364585" calcext:value-type="float">
            <text:p>22.183645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21:00:00</text:p>
          </table:table-cell>
          <table:table-cell office:value-type="float" office:value="20.9143498973394" calcext:value-type="float">
            <text:p>20.9143498973</text:p>
          </table:table-cell>
          <table:table-cell office:value-type="float" office:value="21.99127722" calcext:value-type="float">
            <text:p>21.991277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22:00:00</text:p>
          </table:table-cell>
          <table:table-cell office:value-type="float" office:value="20.7861554458071" calcext:value-type="float">
            <text:p>20.7861554458</text:p>
          </table:table-cell>
          <table:table-cell office:value-type="float" office:value="21.83110551" calcext:value-type="float">
            <text:p>21.83110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23:00:00</text:p>
          </table:table-cell>
          <table:table-cell office:value-type="float" office:value="20.5892408327754" calcext:value-type="float">
            <text:p>20.5892408328</text:p>
          </table:table-cell>
          <table:table-cell office:value-type="float" office:value="21.63954949" calcext:value-type="float">
            <text:p>21.63954949</text:p>
          </table:table-cell>
          <table:table-cell office:value-type="float" office:value="31.5338783658878" calcext:value-type="float">
            <text:p>31.533878365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3/31 <text:s/>24:00:00</text:p>
          </table:table-cell>
          <table:table-cell office:value-type="float" office:value="20.4523632201981" calcext:value-type="float">
            <text:p>20.4523632202</text:p>
          </table:table-cell>
          <table:table-cell office:value-type="float" office:value="21.44126395" calcext:value-type="float">
            <text:p>21.44126395</text:p>
          </table:table-cell>
          <table:table-cell office:value-type="float" office:value="0" calcext:value-type="float">
            <text:p>0</text:p>
          </table:table-cell>
          <table:table-cell office:value-type="float" office:value="1.832206528" calcext:value-type="float">
            <text:p>1.83220652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22:00:26.016229613</meta:creation-date>
    <meta:generator>LibreOffice/5.1.6.2$Linux_X86_64 LibreOffice_project/10m0$Build-2</meta:generator>
    <dc:date>2017-09-17T22:20:22.733532532</dc:date>
    <meta:editing-duration>PT19M53S</meta:editing-duration>
    <meta:editing-cycles>8</meta:editing-cycles>
    <meta:document-statistic meta:table-count="1" meta:cell-count="110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1.G3:Sheet1.H92" svg:x="0.32cm" svg:y="0.18cm" svg:width="12.481cm" svg:height="8.64cm">
          <chartooo:coordinate-region svg:x="1.312cm" svg:y="0.379cm" svg:width="11.48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92" chart:class="chart:line">
            <chart:data-point chart:repeated="90"/>
          </chart:series>
          <chart:series chart:style-name="ch7" chart:values-cell-range-address="Sheet1.H3:Sheet1.H92" chart:class="chart:line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6.052334942622">
                <text:p>626.052334942622</text:p>
                <draw:g>
                  <svg:desc>Sheet1.G3:Sheet1.G92</svg:desc>
                </draw:g>
              </table:table-cell>
              <table:table-cell office:value-type="float" office:value="560.901981136">
                <text:p>560.901981136</text:p>
                <draw:g>
                  <svg:desc>Sheet1.H3:Sheet1.H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3.711443158803">
                <text:p>543.711443158803</text:p>
              </table:table-cell>
              <table:table-cell office:value-type="float" office:value="549.157282648">
                <text:p>549.157282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0.559784779027">
                <text:p>590.559784779027</text:p>
              </table:table-cell>
              <table:table-cell office:value-type="float" office:value="490.473586576">
                <text:p>490.473586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2.553666366488">
                <text:p>852.553666366488</text:p>
              </table:table-cell>
              <table:table-cell office:value-type="float" office:value="673.914105719">
                <text:p>673.914105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.86934892136">
                <text:p>1250.86934892136</text:p>
              </table:table-cell>
              <table:table-cell office:value-type="float" office:value="994.317702195">
                <text:p>994.317702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4.81085192072">
                <text:p>1044.81085192072</text:p>
              </table:table-cell>
              <table:table-cell office:value-type="float" office:value="1041.175103075">
                <text:p>1041.175103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3.22739023434">
                <text:p>1113.22739023434</text:p>
              </table:table-cell>
              <table:table-cell office:value-type="float" office:value="1137.194707852">
                <text:p>1137.194707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2.13940046133">
                <text:p>1232.13940046133</text:p>
              </table:table-cell>
              <table:table-cell office:value-type="float" office:value="1255.918120243">
                <text:p>1255.918120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4.55172557438">
                <text:p>1034.55172557438</text:p>
              </table:table-cell>
              <table:table-cell office:value-type="float" office:value="1116.650450952">
                <text:p>1116.650450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2.974619810674">
                <text:p>782.974619810674</text:p>
              </table:table-cell>
              <table:table-cell office:value-type="float" office:value="850.926591073">
                <text:p>850.926591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9.431044156061">
                <text:p>529.431044156061</text:p>
              </table:table-cell>
              <table:table-cell office:value-type="float" office:value="483.168693029">
                <text:p>483.168693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7.947373339">
                <text:p>117.947373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1.995717262855">
                <text:p>511.995717262855</text:p>
              </table:table-cell>
              <table:table-cell office:value-type="float" office:value="619.429949154">
                <text:p>619.429949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7.593504139548">
                <text:p>877.593504139548</text:p>
              </table:table-cell>
              <table:table-cell office:value-type="float" office:value="694.0953723">
                <text:p>694.0953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7.104359865803">
                <text:p>547.104359865803</text:p>
              </table:table-cell>
              <table:table-cell office:value-type="float" office:value="636.392737558">
                <text:p>636.3927375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1.107814372305">
                <text:p>621.107814372305</text:p>
              </table:table-cell>
              <table:table-cell office:value-type="float" office:value="666.766201238">
                <text:p>666.766201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9.826623082014">
                <text:p>499.826623082014</text:p>
              </table:table-cell>
              <table:table-cell office:value-type="float" office:value="269.692828915">
                <text:p>269.692828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85.266963586">
                <text:p>485.266963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4.981289640869">
                <text:p>764.981289640869</text:p>
              </table:table-cell>
              <table:table-cell office:value-type="float" office:value="497.617363945">
                <text:p>497.6173639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5.691293547058">
                <text:p>505.691293547058</text:p>
              </table:table-cell>
              <table:table-cell office:value-type="float" office:value="387.739643478">
                <text:p>387.739643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72.228009171">
                <text:p>172.2280091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1.957795716388">
                <text:p>451.957795716388</text:p>
              </table:table-cell>
              <table:table-cell office:value-type="float" office:value="124.926274126">
                <text:p>124.9262741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.943106863549">
                <text:p>202.943106863549</text:p>
              </table:table-cell>
              <table:table-cell office:value-type="float" office:value="514.574307974">
                <text:p>514.5743079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2.259606291677">
                <text:p>512.259606291677</text:p>
              </table:table-cell>
              <table:table-cell office:value-type="float" office:value="599.317764762">
                <text:p>599.3177647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6.060295026885">
                <text:p>536.060295026885</text:p>
              </table:table-cell>
              <table:table-cell office:value-type="float" office:value="420.890902122">
                <text:p>420.890902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9.769024624237">
                <text:p>319.769024624237</text:p>
              </table:table-cell>
              <table:table-cell office:value-type="float" office:value="611.64578377">
                <text:p>611.645783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4.200863436171">
                <text:p>824.200863436171</text:p>
              </table:table-cell>
              <table:table-cell office:value-type="float" office:value="823.88093209">
                <text:p>823.88093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2.52159070771">
                <text:p>1022.52159070771</text:p>
              </table:table-cell>
              <table:table-cell office:value-type="float" office:value="830.558689653">
                <text:p>830.558689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9.733992830017">
                <text:p>859.733992830017</text:p>
              </table:table-cell>
              <table:table-cell office:value-type="float" office:value="761.431625358">
                <text:p>761.4316253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0.694786047396">
                <text:p>570.694786047396</text:p>
              </table:table-cell>
              <table:table-cell office:value-type="float" office:value="891.232221513">
                <text:p>891.2322215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9.78503679918">
                <text:p>799.78503679918</text:p>
              </table:table-cell>
              <table:table-cell office:value-type="float" office:value="775.51144658">
                <text:p>775.511446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0.036853506628">
                <text:p>690.036853506628</text:p>
              </table:table-cell>
              <table:table-cell office:value-type="float" office:value="674.210523988">
                <text:p>674.210523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0.540420831467">
                <text:p>610.540420831467</text:p>
              </table:table-cell>
              <table:table-cell office:value-type="float" office:value="733.263238021">
                <text:p>733.2632380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7.713519374238">
                <text:p>817.713519374238</text:p>
              </table:table-cell>
              <table:table-cell office:value-type="float" office:value="933.19015322">
                <text:p>933.190153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5.301376736712">
                <text:p>945.301376736712</text:p>
              </table:table-cell>
              <table:table-cell office:value-type="float" office:value="829.249891575">
                <text:p>829.249891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3.575280069161">
                <text:p>713.575280069161</text:p>
              </table:table-cell>
              <table:table-cell office:value-type="float" office:value="648.267109098">
                <text:p>648.267109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9.956101712776">
                <text:p>479.956101712776</text:p>
              </table:table-cell>
              <table:table-cell office:value-type="float" office:value="346.788022198">
                <text:p>346.788022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6.816121017">
                <text:p>46.816121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.413351202036">
                <text:p>160.413351202036</text:p>
              </table:table-cell>
              <table:table-cell office:value-type="float" office:value="165.631410631">
                <text:p>165.6314106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8.72139014164">
                <text:p>1008.72139014164</text:p>
              </table:table-cell>
              <table:table-cell office:value-type="float" office:value="823.916604682">
                <text:p>823.916604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1.61540257046">
                <text:p>871.61540257046</text:p>
              </table:table-cell>
              <table:table-cell office:value-type="float" office:value="856.538392825">
                <text:p>856.5383928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3.594996454581">
                <text:p>793.594996454581</text:p>
              </table:table-cell>
              <table:table-cell office:value-type="float" office:value="403.155826715">
                <text:p>403.1558267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3.835741683639">
                <text:p>303.835741683639</text:p>
              </table:table-cell>
              <table:table-cell office:value-type="float" office:value="463.118201693">
                <text:p>463.1182016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5.307559868321">
                <text:p>565.307559868321</text:p>
              </table:table-cell>
              <table:table-cell office:value-type="float" office:value="792.175366064">
                <text:p>792.1753660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7.918557532454">
                <text:p>637.918557532454</text:p>
              </table:table-cell>
              <table:table-cell office:value-type="float" office:value="478.096884015">
                <text:p>478.096884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4.868524964874">
                <text:p>334.868524964874</text:p>
              </table:table-cell>
              <table:table-cell office:value-type="float" office:value="614.79806594">
                <text:p>614.798065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9.324683297368">
                <text:p>939.324683297368</text:p>
              </table:table-cell>
              <table:table-cell office:value-type="float" office:value="817.759282924">
                <text:p>817.7592829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2.341323809447">
                <text:p>772.341323809447</text:p>
              </table:table-cell>
              <table:table-cell office:value-type="float" office:value="441.213955338">
                <text:p>441.21395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24.149447481">
                <text:p>224.1494474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5.882108215225">
                <text:p>485.882108215225</text:p>
              </table:table-cell>
              <table:table-cell office:value-type="float" office:value="141.255049692">
                <text:p>141.2550496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81.84669629">
                <text:p>181.846696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33.082415796">
                <text:p>133.082415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.579923192">
                <text:p>1.5799231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6.602076942">
                <text:p>6.602076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0.390527800016">
                <text:p>430.390527800016</text:p>
              </table:table-cell>
              <table:table-cell office:value-type="float" office:value="172.94625999">
                <text:p>172.94625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5.105323915312">
                <text:p>755.105323915312</text:p>
              </table:table-cell>
              <table:table-cell office:value-type="float" office:value="581.096763526">
                <text:p>581.096763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2.2162645277">
                <text:p>252.2162645277</text:p>
              </table:table-cell>
              <table:table-cell office:value-type="float" office:value="454.549579822">
                <text:p>454.5495798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0.834367589219">
                <text:p>540.834367589219</text:p>
              </table:table-cell>
              <table:table-cell office:value-type="float" office:value="228.76632443">
                <text:p>228.766324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6.626696511">
                <text:p>86.6266965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1.673169239101">
                <text:p>301.673169239101</text:p>
              </table:table-cell>
              <table:table-cell office:value-type="float" office:value="531.183230659">
                <text:p>531.1832306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6.900845577254">
                <text:p>706.900845577254</text:p>
              </table:table-cell>
              <table:table-cell office:value-type="float" office:value="699.104879317">
                <text:p>699.1048793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9.95752689761">
                <text:p>569.95752689761</text:p>
              </table:table-cell>
              <table:table-cell office:value-type="float" office:value="506.670241953">
                <text:p>506.670241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9.292348868933">
                <text:p>569.292348868933</text:p>
              </table:table-cell>
              <table:table-cell office:value-type="float" office:value="388.021584152">
                <text:p>388.021584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1.085738787896">
                <text:p>351.085738787896</text:p>
              </table:table-cell>
              <table:table-cell office:value-type="float" office:value="332.819850951">
                <text:p>332.8198509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73.372145001">
                <text:p>173.372145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5.732049102473">
                <text:p>315.732049102473</text:p>
              </table:table-cell>
              <table:table-cell office:value-type="float" office:value="212.332969798">
                <text:p>212.3329697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15.318152303">
                <text:p>215.3181523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9.915382614184">
                <text:p>569.915382614184</text:p>
              </table:table-cell>
              <table:table-cell office:value-type="float" office:value="776.830537821">
                <text:p>776.8305378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2.506910697224">
                <text:p>722.506910697224</text:p>
              </table:table-cell>
              <table:table-cell office:value-type="float" office:value="647.075887167">
                <text:p>647.075887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4.143037439069">
                <text:p>684.143037439069</text:p>
              </table:table-cell>
              <table:table-cell office:value-type="float" office:value="659.4542516">
                <text:p>659.45425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9.608551142605">
                <text:p>699.608551142605</text:p>
              </table:table-cell>
              <table:table-cell office:value-type="float" office:value="622.80208347">
                <text:p>622.802083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2.973391101905">
                <text:p>662.973391101905</text:p>
              </table:table-cell>
              <table:table-cell office:value-type="float" office:value="806.821233967">
                <text:p>806.8212339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0.718396934147">
                <text:p>860.718396934147</text:p>
              </table:table-cell>
              <table:table-cell office:value-type="float" office:value="947.977869949">
                <text:p>947.9778699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0.847495014293">
                <text:p>610.847495014293</text:p>
              </table:table-cell>
              <table:table-cell office:value-type="float" office:value="725.329657625">
                <text:p>725.329657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6.377061347121">
                <text:p>536.377061347121</text:p>
              </table:table-cell>
              <table:table-cell office:value-type="float" office:value="585.297178649">
                <text:p>585.297178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5.585352683393">
                <text:p>555.585352683393</text:p>
              </table:table-cell>
              <table:table-cell office:value-type="float" office:value="418.486110718">
                <text:p>418.4861107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5.641293684314">
                <text:p>535.641293684314</text:p>
              </table:table-cell>
              <table:table-cell office:value-type="float" office:value="392.919512218">
                <text:p>392.919512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4.562603346851">
                <text:p>514.562603346851</text:p>
              </table:table-cell>
              <table:table-cell office:value-type="float" office:value="246.134696207">
                <text:p>246.1346962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46.213701009">
                <text:p>146.2137010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1.49360953358">
                <text:p>591.49360953358</text:p>
              </table:table-cell>
              <table:table-cell office:value-type="float" office:value="428.074753383">
                <text:p>428.0747533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.608975827921">
                <text:p>245.608975827921</text:p>
              </table:table-cell>
              <table:table-cell office:value-type="float" office:value="320.123098053">
                <text:p>320.123098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67.821689138">
                <text:p>167.8216891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0.203184624">
                <text:p>-0.203184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2.063492466968">
                <text:p>232.063492466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.5381051274413">
                <text:p>39.5381051274413</text:p>
              </table:table-cell>
              <table:table-cell office:value-type="float" office:value="151.430342516">
                <text:p>151.430342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96cm" svg:y="3.952cm" style:legend-expansion="high" chart:style-name="ch2"/>
        <chart:plot-area chart:style-name="ch3" table:cell-range-address="Sheet1.A1:Sheet1.C2162" chart:data-source-has-labels="both" svg:x="0.32cm" svg:y="0.18cm" svg:width="10.656cm" svg:height="8.64cm">
          <chartooo:coordinate-region svg:x="2.203cm" svg:y="0.18cm" svg:width="8.773cm" svg:height="6.152cm"/>
          <chart:axis chart:dimension="x" chart:name="primary-x" chart:style-name="ch4" chartooo:axis-type="auto">
            <chartooo:date-scale/>
            <chart:categories table:cell-range-address="Sheet1.A3:Sheet1.A2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2162" chart:label-cell-address="Sheet1.B1:Sheet1.B2" chart:class="chart:line">
            <chart:data-point chart:repeated="2160"/>
          </chart:series>
          <chart:series chart:style-name="ch8" chart:values-cell-range-address="Sheet1.C3:Sheet1.C2162" chart:label-cell-address="Sheet1.C1:Sheet1.C2" chart:class="chart:line">
            <chart:data-point chart:repeated="21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ed: avg tmp c</text:p>
                <text:list>
                  <text:list-item>
                    <text:p>simulated: avg tmp c</text:p>
                  </text:list-item>
                  <text:list-item>
                    <text:p/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measured: avg tmp c</text:p>
                <text:list>
                  <text:list-item>
                    <text:p>measured: avg tmp c</text:p>
                  </text:list-item>
                  <text:list-item>
                    <text:p/>
                  </text:list-item>
                </text:list>
                <draw:g>
                  <svg:desc>Sheet1.C1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01/01  01:00:00</text:p>
                <draw:g>
                  <svg:desc>Sheet1.A3:Sheet1.A2162</svg:desc>
                </draw:g>
              </table:table-cell>
              <table:table-cell office:value-type="float" office:value="22.8836136732519">
                <text:p>22.8836136732519</text:p>
                <draw:g>
                  <svg:desc>Sheet1.B3:Sheet1.B2162</svg:desc>
                </draw:g>
              </table:table-cell>
              <table:table-cell office:value-type="float" office:value="21.27891391">
                <text:p>21.27891391</text:p>
                <draw:g>
                  <svg:desc>Sheet1.C3:Sheet1.C2162</svg:desc>
                </draw:g>
              </table:table-cell>
            </table:table-row>
            <table:table-row>
              <table:table-cell office:value-type="string">
                <text:p> 01/01  02:00:00</text:p>
              </table:table-cell>
              <table:table-cell office:value-type="float" office:value="22.6792942965992">
                <text:p>22.6792942965992</text:p>
              </table:table-cell>
              <table:table-cell office:value-type="float" office:value="21.2373823">
                <text:p>21.2373823</text:p>
              </table:table-cell>
            </table:table-row>
            <table:table-row>
              <table:table-cell office:value-type="string">
                <text:p> 01/01  03:00:00</text:p>
              </table:table-cell>
              <table:table-cell office:value-type="float" office:value="22.5476950737985">
                <text:p>22.5476950737985</text:p>
              </table:table-cell>
              <table:table-cell office:value-type="float" office:value="21.14239322">
                <text:p>21.14239322</text:p>
              </table:table-cell>
            </table:table-row>
            <table:table-row>
              <table:table-cell office:value-type="string">
                <text:p> 01/01  04:00:00</text:p>
              </table:table-cell>
              <table:table-cell office:value-type="float" office:value="22.4106257468463">
                <text:p>22.4106257468463</text:p>
              </table:table-cell>
              <table:table-cell office:value-type="float" office:value="21.08577301">
                <text:p>21.08577301</text:p>
              </table:table-cell>
            </table:table-row>
            <table:table-row>
              <table:table-cell office:value-type="string">
                <text:p> 01/01  05:00:00</text:p>
              </table:table-cell>
              <table:table-cell office:value-type="float" office:value="22.2547314049205">
                <text:p>22.2547314049205</text:p>
              </table:table-cell>
              <table:table-cell office:value-type="float" office:value="21.06812094">
                <text:p>21.06812094</text:p>
              </table:table-cell>
            </table:table-row>
            <table:table-row>
              <table:table-cell office:value-type="string">
                <text:p> 01/01  06:00:00</text:p>
              </table:table-cell>
              <table:table-cell office:value-type="float" office:value="22.0887693275455">
                <text:p>22.0887693275455</text:p>
              </table:table-cell>
              <table:table-cell office:value-type="float" office:value="21.00549489">
                <text:p>21.00549489</text:p>
              </table:table-cell>
            </table:table-row>
            <table:table-row>
              <table:table-cell office:value-type="string">
                <text:p> 01/01  07:00:00</text:p>
              </table:table-cell>
              <table:table-cell office:value-type="float" office:value="21.9106485340476">
                <text:p>21.9106485340476</text:p>
              </table:table-cell>
              <table:table-cell office:value-type="float" office:value="20.96402965">
                <text:p>20.96402965</text:p>
              </table:table-cell>
            </table:table-row>
            <table:table-row>
              <table:table-cell office:value-type="string">
                <text:p> 01/01  08:00:00</text:p>
              </table:table-cell>
              <table:table-cell office:value-type="float" office:value="21.7213243456483">
                <text:p>21.7213243456483</text:p>
              </table:table-cell>
              <table:table-cell office:value-type="float" office:value="20.91073933">
                <text:p>20.91073933</text:p>
              </table:table-cell>
            </table:table-row>
            <table:table-row>
              <table:table-cell office:value-type="string">
                <text:p> 01/01  09:00:00</text:p>
              </table:table-cell>
              <table:table-cell office:value-type="float" office:value="21.5247452988508">
                <text:p>21.5247452988508</text:p>
              </table:table-cell>
              <table:table-cell office:value-type="float" office:value="21.28490417">
                <text:p>21.28490417</text:p>
              </table:table-cell>
            </table:table-row>
            <table:table-row>
              <table:table-cell office:value-type="string">
                <text:p> 01/01  10:00:00</text:p>
              </table:table-cell>
              <table:table-cell office:value-type="float" office:value="21.3161125853191">
                <text:p>21.3161125853191</text:p>
              </table:table-cell>
              <table:table-cell office:value-type="float" office:value="22.51812037">
                <text:p>22.51812037</text:p>
              </table:table-cell>
            </table:table-row>
            <table:table-row>
              <table:table-cell office:value-type="string">
                <text:p> 01/01  11:00:00</text:p>
              </table:table-cell>
              <table:table-cell office:value-type="float" office:value="21.2402218223991">
                <text:p>21.2402218223991</text:p>
              </table:table-cell>
              <table:table-cell office:value-type="float" office:value="23.28362317">
                <text:p>23.28362317</text:p>
              </table:table-cell>
            </table:table-row>
            <table:table-row>
              <table:table-cell office:value-type="string">
                <text:p> 01/01  12:00:00</text:p>
              </table:table-cell>
              <table:table-cell office:value-type="float" office:value="21.5065384834932">
                <text:p>21.5065384834932</text:p>
              </table:table-cell>
              <table:table-cell office:value-type="float" office:value="23.31123003">
                <text:p>23.31123003</text:p>
              </table:table-cell>
            </table:table-row>
            <table:table-row>
              <table:table-cell office:value-type="string">
                <text:p> 01/01  13:00:00</text:p>
              </table:table-cell>
              <table:table-cell office:value-type="float" office:value="22.8177225703804">
                <text:p>22.8177225703804</text:p>
              </table:table-cell>
              <table:table-cell office:value-type="float" office:value="23.31964735">
                <text:p>23.31964735</text:p>
              </table:table-cell>
            </table:table-row>
            <table:table-row>
              <table:table-cell office:value-type="string">
                <text:p> 01/01  14:00:00</text:p>
              </table:table-cell>
              <table:table-cell office:value-type="float" office:value="23.9038134099899">
                <text:p>23.9038134099899</text:p>
              </table:table-cell>
              <table:table-cell office:value-type="float" office:value="23.28554348">
                <text:p>23.28554348</text:p>
              </table:table-cell>
            </table:table-row>
            <table:table-row>
              <table:table-cell office:value-type="string">
                <text:p> 01/01  15:00:00</text:p>
              </table:table-cell>
              <table:table-cell office:value-type="float" office:value="24.2003300909177">
                <text:p>24.2003300909177</text:p>
              </table:table-cell>
              <table:table-cell office:value-type="float" office:value="23.30071129">
                <text:p>23.30071129</text:p>
              </table:table-cell>
            </table:table-row>
            <table:table-row>
              <table:table-cell office:value-type="string">
                <text:p> 01/01  16:00:00</text:p>
              </table:table-cell>
              <table:table-cell office:value-type="float" office:value="24.3384492970863">
                <text:p>24.3384492970863</text:p>
              </table:table-cell>
              <table:table-cell office:value-type="float" office:value="23.21388019">
                <text:p>23.21388019</text:p>
              </table:table-cell>
            </table:table-row>
            <table:table-row>
              <table:table-cell office:value-type="string">
                <text:p> 01/01  17:00:00</text:p>
              </table:table-cell>
              <table:table-cell office:value-type="float" office:value="24.436905702705">
                <text:p>24.436905702705</text:p>
              </table:table-cell>
              <table:table-cell office:value-type="float" office:value="23.03971114">
                <text:p>23.03971114</text:p>
              </table:table-cell>
            </table:table-row>
            <table:table-row>
              <table:table-cell office:value-type="string">
                <text:p> 01/01  18:00:00</text:p>
              </table:table-cell>
              <table:table-cell office:value-type="float" office:value="24.5602491831675">
                <text:p>24.5602491831675</text:p>
              </table:table-cell>
              <table:table-cell office:value-type="float" office:value="22.66002581">
                <text:p>22.66002581</text:p>
              </table:table-cell>
            </table:table-row>
            <table:table-row>
              <table:table-cell office:value-type="string">
                <text:p> 01/01  19:00:00</text:p>
              </table:table-cell>
              <table:table-cell office:value-type="float" office:value="24.5171649900355">
                <text:p>24.5171649900355</text:p>
              </table:table-cell>
              <table:table-cell office:value-type="float" office:value="22.69840432">
                <text:p>22.69840432</text:p>
              </table:table-cell>
            </table:table-row>
            <table:table-row>
              <table:table-cell office:value-type="string">
                <text:p> 01/01  20:00:00</text:p>
              </table:table-cell>
              <table:table-cell office:value-type="float" office:value="24.337649293979">
                <text:p>24.337649293979</text:p>
              </table:table-cell>
              <table:table-cell office:value-type="float" office:value="22.64044736">
                <text:p>22.64044736</text:p>
              </table:table-cell>
            </table:table-row>
            <table:table-row>
              <table:table-cell office:value-type="string">
                <text:p> 01/01  21:00:00</text:p>
              </table:table-cell>
              <table:table-cell office:value-type="float" office:value="24.1468673305898">
                <text:p>24.1468673305898</text:p>
              </table:table-cell>
              <table:table-cell office:value-type="float" office:value="22.14263956">
                <text:p>22.14263956</text:p>
              </table:table-cell>
            </table:table-row>
            <table:table-row>
              <table:table-cell office:value-type="string">
                <text:p> 01/01  22:00:00</text:p>
              </table:table-cell>
              <table:table-cell office:value-type="float" office:value="23.9594240155148">
                <text:p>23.9594240155148</text:p>
              </table:table-cell>
              <table:table-cell office:value-type="float" office:value="21.84698209">
                <text:p>21.84698209</text:p>
              </table:table-cell>
            </table:table-row>
            <table:table-row>
              <table:table-cell office:value-type="string">
                <text:p> 01/01  23:00:00</text:p>
              </table:table-cell>
              <table:table-cell office:value-type="float" office:value="23.7556057422771">
                <text:p>23.7556057422771</text:p>
              </table:table-cell>
              <table:table-cell office:value-type="float" office:value="21.67080814">
                <text:p>21.67080814</text:p>
              </table:table-cell>
            </table:table-row>
            <table:table-row>
              <table:table-cell office:value-type="string">
                <text:p> 01/01  24:00:00</text:p>
              </table:table-cell>
              <table:table-cell office:value-type="float" office:value="23.5285197227674">
                <text:p>23.5285197227674</text:p>
              </table:table-cell>
              <table:table-cell office:value-type="float" office:value="21.52832546">
                <text:p>21.52832546</text:p>
              </table:table-cell>
            </table:table-row>
            <table:table-row>
              <table:table-cell office:value-type="string">
                <text:p> 01/02  01:00:00</text:p>
              </table:table-cell>
              <table:table-cell office:value-type="float" office:value="23.290424140209">
                <text:p>23.290424140209</text:p>
              </table:table-cell>
              <table:table-cell office:value-type="float" office:value="21.42907733">
                <text:p>21.42907733</text:p>
              </table:table-cell>
            </table:table-row>
            <table:table-row>
              <table:table-cell office:value-type="string">
                <text:p> 01/02  02:00:00</text:p>
              </table:table-cell>
              <table:table-cell office:value-type="float" office:value="23.030200239021">
                <text:p>23.030200239021</text:p>
              </table:table-cell>
              <table:table-cell office:value-type="float" office:value="21.3724752">
                <text:p>21.3724752</text:p>
              </table:table-cell>
            </table:table-row>
            <table:table-row>
              <table:table-cell office:value-type="string">
                <text:p> 01/02  03:00:00</text:p>
              </table:table-cell>
              <table:table-cell office:value-type="float" office:value="22.8063898617992">
                <text:p>22.8063898617992</text:p>
              </table:table-cell>
              <table:table-cell office:value-type="float" office:value="21.26864549">
                <text:p>21.26864549</text:p>
              </table:table-cell>
            </table:table-row>
            <table:table-row>
              <table:table-cell office:value-type="string">
                <text:p> 01/02  04:00:00</text:p>
              </table:table-cell>
              <table:table-cell office:value-type="float" office:value="22.6380792281071">
                <text:p>22.6380792281071</text:p>
              </table:table-cell>
              <table:table-cell office:value-type="float" office:value="21.22657691">
                <text:p>21.22657691</text:p>
              </table:table-cell>
            </table:table-row>
            <table:table-row>
              <table:table-cell office:value-type="string">
                <text:p> 01/02  05:00:00</text:p>
              </table:table-cell>
              <table:table-cell office:value-type="float" office:value="22.4656312410547">
                <text:p>22.4656312410547</text:p>
              </table:table-cell>
              <table:table-cell office:value-type="float" office:value="21.20619483">
                <text:p>21.20619483</text:p>
              </table:table-cell>
            </table:table-row>
            <table:table-row>
              <table:table-cell office:value-type="string">
                <text:p> 01/02  06:00:00</text:p>
              </table:table-cell>
              <table:table-cell office:value-type="float" office:value="22.290216806881">
                <text:p>22.290216806881</text:p>
              </table:table-cell>
              <table:table-cell office:value-type="float" office:value="21.21245165">
                <text:p>21.21245165</text:p>
              </table:table-cell>
            </table:table-row>
            <table:table-row>
              <table:table-cell office:value-type="string">
                <text:p> 01/02  07:00:00</text:p>
              </table:table-cell>
              <table:table-cell office:value-type="float" office:value="22.1231031983016">
                <text:p>22.1231031983016</text:p>
              </table:table-cell>
              <table:table-cell office:value-type="float" office:value="21.23112614">
                <text:p>21.23112614</text:p>
              </table:table-cell>
            </table:table-row>
            <table:table-row>
              <table:table-cell office:value-type="string">
                <text:p> 01/02  08:00:00</text:p>
              </table:table-cell>
              <table:table-cell office:value-type="float" office:value="21.9795761789687">
                <text:p>21.9795761789687</text:p>
              </table:table-cell>
              <table:table-cell office:value-type="float" office:value="21.59571631">
                <text:p>21.59571631</text:p>
              </table:table-cell>
            </table:table-row>
            <table:table-row>
              <table:table-cell office:value-type="string">
                <text:p> 01/02  09:00:00</text:p>
              </table:table-cell>
              <table:table-cell office:value-type="float" office:value="21.8337806324099">
                <text:p>21.8337806324099</text:p>
              </table:table-cell>
              <table:table-cell office:value-type="float" office:value="22.62881582">
                <text:p>22.62881582</text:p>
              </table:table-cell>
            </table:table-row>
            <table:table-row>
              <table:table-cell office:value-type="string">
                <text:p> 01/02  10:00:00</text:p>
              </table:table-cell>
              <table:table-cell office:value-type="float" office:value="21.6886326667145">
                <text:p>21.6886326667145</text:p>
              </table:table-cell>
              <table:table-cell office:value-type="float" office:value="22.96680526">
                <text:p>22.96680526</text:p>
              </table:table-cell>
            </table:table-row>
            <table:table-row>
              <table:table-cell office:value-type="string">
                <text:p> 01/02  11:00:00</text:p>
              </table:table-cell>
              <table:table-cell office:value-type="float" office:value="21.5496078439766">
                <text:p>21.5496078439766</text:p>
              </table:table-cell>
              <table:table-cell office:value-type="float" office:value="22.69308737">
                <text:p>22.69308737</text:p>
              </table:table-cell>
            </table:table-row>
            <table:table-row>
              <table:table-cell office:value-type="string">
                <text:p> 01/02  12:00:00</text:p>
              </table:table-cell>
              <table:table-cell office:value-type="float" office:value="21.5208529066968">
                <text:p>21.5208529066968</text:p>
              </table:table-cell>
              <table:table-cell office:value-type="float" office:value="22.876631">
                <text:p>22.876631</text:p>
              </table:table-cell>
            </table:table-row>
            <table:table-row>
              <table:table-cell office:value-type="string">
                <text:p> 01/02  13:00:00</text:p>
              </table:table-cell>
              <table:table-cell office:value-type="float" office:value="21.8352428021525">
                <text:p>21.8352428021525</text:p>
              </table:table-cell>
              <table:table-cell office:value-type="float" office:value="22.7779377">
                <text:p>22.7779377</text:p>
              </table:table-cell>
            </table:table-row>
            <table:table-row>
              <table:table-cell office:value-type="string">
                <text:p> 01/02  14:00:00</text:p>
              </table:table-cell>
              <table:table-cell office:value-type="float" office:value="22.2533288959207">
                <text:p>22.2533288959207</text:p>
              </table:table-cell>
              <table:table-cell office:value-type="float" office:value="22.71340608">
                <text:p>22.71340608</text:p>
              </table:table-cell>
            </table:table-row>
            <table:table-row>
              <table:table-cell office:value-type="string">
                <text:p> 01/02  15:00:00</text:p>
              </table:table-cell>
              <table:table-cell office:value-type="float" office:value="22.504075720745">
                <text:p>22.504075720745</text:p>
              </table:table-cell>
              <table:table-cell office:value-type="float" office:value="22.69104629">
                <text:p>22.69104629</text:p>
              </table:table-cell>
            </table:table-row>
            <table:table-row>
              <table:table-cell office:value-type="string">
                <text:p> 01/02  16:00:00</text:p>
              </table:table-cell>
              <table:table-cell office:value-type="float" office:value="22.6789994518369">
                <text:p>22.6789994518369</text:p>
              </table:table-cell>
              <table:table-cell office:value-type="float" office:value="22.70942311">
                <text:p>22.70942311</text:p>
              </table:table-cell>
            </table:table-row>
            <table:table-row>
              <table:table-cell office:value-type="string">
                <text:p> 01/02  17:00:00</text:p>
              </table:table-cell>
              <table:table-cell office:value-type="float" office:value="22.7294549437251">
                <text:p>22.7294549437251</text:p>
              </table:table-cell>
              <table:table-cell office:value-type="float" office:value="22.66588199">
                <text:p>22.66588199</text:p>
              </table:table-cell>
            </table:table-row>
            <table:table-row>
              <table:table-cell office:value-type="string">
                <text:p> 01/02  18:00:00</text:p>
              </table:table-cell>
              <table:table-cell office:value-type="float" office:value="22.743608353037">
                <text:p>22.743608353037</text:p>
              </table:table-cell>
              <table:table-cell office:value-type="float" office:value="22.65412484">
                <text:p>22.65412484</text:p>
              </table:table-cell>
            </table:table-row>
            <table:table-row>
              <table:table-cell office:value-type="string">
                <text:p> 01/02  19:00:00</text:p>
              </table:table-cell>
              <table:table-cell office:value-type="float" office:value="22.7350400034728">
                <text:p>22.7350400034728</text:p>
              </table:table-cell>
              <table:table-cell office:value-type="float" office:value="22.59602806">
                <text:p>22.59602806</text:p>
              </table:table-cell>
            </table:table-row>
            <table:table-row>
              <table:table-cell office:value-type="string">
                <text:p> 01/02  20:00:00</text:p>
              </table:table-cell>
              <table:table-cell office:value-type="float" office:value="22.7057027777186">
                <text:p>22.7057027777186</text:p>
              </table:table-cell>
              <table:table-cell office:value-type="float" office:value="22.55422906">
                <text:p>22.55422906</text:p>
              </table:table-cell>
            </table:table-row>
            <table:table-row>
              <table:table-cell office:value-type="string">
                <text:p> 01/02  21:00:00</text:p>
              </table:table-cell>
              <table:table-cell office:value-type="float" office:value="22.6544175467625">
                <text:p>22.6544175467625</text:p>
              </table:table-cell>
              <table:table-cell office:value-type="float" office:value="22.67839816">
                <text:p>22.67839816</text:p>
              </table:table-cell>
            </table:table-row>
            <table:table-row>
              <table:table-cell office:value-type="string">
                <text:p> 01/02  22:00:00</text:p>
              </table:table-cell>
              <table:table-cell office:value-type="float" office:value="22.5895536075504">
                <text:p>22.5895536075504</text:p>
              </table:table-cell>
              <table:table-cell office:value-type="float" office:value="22.50757888">
                <text:p>22.50757888</text:p>
              </table:table-cell>
            </table:table-row>
            <table:table-row>
              <table:table-cell office:value-type="string">
                <text:p> 01/02  23:00:00</text:p>
              </table:table-cell>
              <table:table-cell office:value-type="float" office:value="22.5182770736667">
                <text:p>22.5182770736667</text:p>
              </table:table-cell>
              <table:table-cell office:value-type="float" office:value="22.3341661">
                <text:p>22.3341661</text:p>
              </table:table-cell>
            </table:table-row>
            <table:table-row>
              <table:table-cell office:value-type="string">
                <text:p> 01/02  24:00:00</text:p>
              </table:table-cell>
              <table:table-cell office:value-type="float" office:value="22.4328543470714">
                <text:p>22.4328543470714</text:p>
              </table:table-cell>
              <table:table-cell office:value-type="float" office:value="22.15760728">
                <text:p>22.15760728</text:p>
              </table:table-cell>
            </table:table-row>
            <table:table-row>
              <table:table-cell office:value-type="string">
                <text:p> 01/03  01:00:00</text:p>
              </table:table-cell>
              <table:table-cell office:value-type="float" office:value="22.3304449554714">
                <text:p>22.3304449554714</text:p>
              </table:table-cell>
              <table:table-cell office:value-type="float" office:value="22.02918487">
                <text:p>22.02918487</text:p>
              </table:table-cell>
            </table:table-row>
            <table:table-row>
              <table:table-cell office:value-type="string">
                <text:p> 01/03  02:00:00</text:p>
              </table:table-cell>
              <table:table-cell office:value-type="float" office:value="22.2162891054481">
                <text:p>22.2162891054481</text:p>
              </table:table-cell>
              <table:table-cell office:value-type="float" office:value="22.03615898">
                <text:p>22.03615898</text:p>
              </table:table-cell>
            </table:table-row>
            <table:table-row>
              <table:table-cell office:value-type="string">
                <text:p> 01/03  03:00:00</text:p>
              </table:table-cell>
              <table:table-cell office:value-type="float" office:value="22.0937060362105">
                <text:p>22.0937060362105</text:p>
              </table:table-cell>
              <table:table-cell office:value-type="float" office:value="21.93746759">
                <text:p>21.93746759</text:p>
              </table:table-cell>
            </table:table-row>
            <table:table-row>
              <table:table-cell office:value-type="string">
                <text:p> 01/03  04:00:00</text:p>
              </table:table-cell>
              <table:table-cell office:value-type="float" office:value="21.9625542638337">
                <text:p>21.9625542638337</text:p>
              </table:table-cell>
              <table:table-cell office:value-type="float" office:value="21.90030701">
                <text:p>21.90030701</text:p>
              </table:table-cell>
            </table:table-row>
            <table:table-row>
              <table:table-cell office:value-type="string">
                <text:p> 01/03  05:00:00</text:p>
              </table:table-cell>
              <table:table-cell office:value-type="float" office:value="21.8321239977229">
                <text:p>21.8321239977229</text:p>
              </table:table-cell>
              <table:table-cell office:value-type="float" office:value="21.91138176">
                <text:p>21.91138176</text:p>
              </table:table-cell>
            </table:table-row>
            <table:table-row>
              <table:table-cell office:value-type="string">
                <text:p> 01/03  06:00:00</text:p>
              </table:table-cell>
              <table:table-cell office:value-type="float" office:value="21.7057568521883">
                <text:p>21.7057568521883</text:p>
              </table:table-cell>
              <table:table-cell office:value-type="float" office:value="21.85749829">
                <text:p>21.85749829</text:p>
              </table:table-cell>
            </table:table-row>
            <table:table-row>
              <table:table-cell office:value-type="string">
                <text:p> 01/03  07:00:00</text:p>
              </table:table-cell>
              <table:table-cell office:value-type="float" office:value="21.5860800093909">
                <text:p>21.5860800093909</text:p>
              </table:table-cell>
              <table:table-cell office:value-type="float" office:value="21.81376241">
                <text:p>21.81376241</text:p>
              </table:table-cell>
            </table:table-row>
            <table:table-row>
              <table:table-cell office:value-type="string">
                <text:p> 01/03  08:00:00</text:p>
              </table:table-cell>
              <table:table-cell office:value-type="float" office:value="21.4615194528027">
                <text:p>21.4615194528027</text:p>
              </table:table-cell>
              <table:table-cell office:value-type="float" office:value="22.10175872">
                <text:p>22.10175872</text:p>
              </table:table-cell>
            </table:table-row>
            <table:table-row>
              <table:table-cell office:value-type="string">
                <text:p> 01/03  09:00:00</text:p>
              </table:table-cell>
              <table:table-cell office:value-type="float" office:value="21.3370036922148">
                <text:p>21.3370036922148</text:p>
              </table:table-cell>
              <table:table-cell office:value-type="float" office:value="22.89831613">
                <text:p>22.89831613</text:p>
              </table:table-cell>
            </table:table-row>
            <table:table-row>
              <table:table-cell office:value-type="string">
                <text:p> 01/03  10:00:00</text:p>
              </table:table-cell>
              <table:table-cell office:value-type="float" office:value="21.3054625900142">
                <text:p>21.3054625900142</text:p>
              </table:table-cell>
              <table:table-cell office:value-type="float" office:value="22.79905922">
                <text:p>22.79905922</text:p>
              </table:table-cell>
            </table:table-row>
            <table:table-row>
              <table:table-cell office:value-type="string">
                <text:p> 01/03  11:00:00</text:p>
              </table:table-cell>
              <table:table-cell office:value-type="float" office:value="21.6013567562027">
                <text:p>21.6013567562027</text:p>
              </table:table-cell>
              <table:table-cell office:value-type="float" office:value="22.63539285">
                <text:p>22.63539285</text:p>
              </table:table-cell>
            </table:table-row>
            <table:table-row>
              <table:table-cell office:value-type="string">
                <text:p> 01/03  12:00:00</text:p>
              </table:table-cell>
              <table:table-cell office:value-type="float" office:value="22.0384394156438">
                <text:p>22.0384394156438</text:p>
              </table:table-cell>
              <table:table-cell office:value-type="float" office:value="22.88617205">
                <text:p>22.88617205</text:p>
              </table:table-cell>
            </table:table-row>
            <table:table-row>
              <table:table-cell office:value-type="string">
                <text:p> 01/03  13:00:00</text:p>
              </table:table-cell>
              <table:table-cell office:value-type="float" office:value="22.4463498388955">
                <text:p>22.4463498388955</text:p>
              </table:table-cell>
              <table:table-cell office:value-type="float" office:value="22.69900643">
                <text:p>22.69900643</text:p>
              </table:table-cell>
            </table:table-row>
            <table:table-row>
              <table:table-cell office:value-type="string">
                <text:p> 01/03  14:00:00</text:p>
              </table:table-cell>
              <table:table-cell office:value-type="float" office:value="22.7023902628471">
                <text:p>22.7023902628471</text:p>
              </table:table-cell>
              <table:table-cell office:value-type="float" office:value="22.64515056">
                <text:p>22.64515056</text:p>
              </table:table-cell>
            </table:table-row>
            <table:table-row>
              <table:table-cell office:value-type="string">
                <text:p> 01/03  15:00:00</text:p>
              </table:table-cell>
              <table:table-cell office:value-type="float" office:value="22.874058835827">
                <text:p>22.874058835827</text:p>
              </table:table-cell>
              <table:table-cell office:value-type="float" office:value="22.89769577">
                <text:p>22.89769577</text:p>
              </table:table-cell>
            </table:table-row>
            <table:table-row>
              <table:table-cell office:value-type="string">
                <text:p> 01/03  16:00:00</text:p>
              </table:table-cell>
              <table:table-cell office:value-type="float" office:value="22.9116505191561">
                <text:p>22.9116505191561</text:p>
              </table:table-cell>
              <table:table-cell office:value-type="float" office:value="22.79120127">
                <text:p>22.79120127</text:p>
              </table:table-cell>
            </table:table-row>
            <table:table-row>
              <table:table-cell office:value-type="string">
                <text:p> 01/03  17:00:00</text:p>
              </table:table-cell>
              <table:table-cell office:value-type="float" office:value="22.9067576168083">
                <text:p>22.9067576168083</text:p>
              </table:table-cell>
              <table:table-cell office:value-type="float" office:value="22.67620835">
                <text:p>22.67620835</text:p>
              </table:table-cell>
            </table:table-row>
            <table:table-row>
              <table:table-cell office:value-type="string">
                <text:p> 01/03  18:00:00</text:p>
              </table:table-cell>
              <table:table-cell office:value-type="float" office:value="22.8887764015429">
                <text:p>22.8887764015429</text:p>
              </table:table-cell>
              <table:table-cell office:value-type="float" office:value="22.68571419">
                <text:p>22.68571419</text:p>
              </table:table-cell>
            </table:table-row>
            <table:table-row>
              <table:table-cell office:value-type="string">
                <text:p> 01/03  19:00:00</text:p>
              </table:table-cell>
              <table:table-cell office:value-type="float" office:value="22.8566777569548">
                <text:p>22.8566777569548</text:p>
              </table:table-cell>
              <table:table-cell office:value-type="float" office:value="22.89110942">
                <text:p>22.89110942</text:p>
              </table:table-cell>
            </table:table-row>
            <table:table-row>
              <table:table-cell office:value-type="string">
                <text:p> 01/03  20:00:00</text:p>
              </table:table-cell>
              <table:table-cell office:value-type="float" office:value="22.8098293861874">
                <text:p>22.8098293861874</text:p>
              </table:table-cell>
              <table:table-cell office:value-type="float" office:value="22.86512659">
                <text:p>22.86512659</text:p>
              </table:table-cell>
            </table:table-row>
            <table:table-row>
              <table:table-cell office:value-type="string">
                <text:p> 01/03  21:00:00</text:p>
              </table:table-cell>
              <table:table-cell office:value-type="float" office:value="22.7549075471285">
                <text:p>22.7549075471285</text:p>
              </table:table-cell>
              <table:table-cell office:value-type="float" office:value="22.76419172">
                <text:p>22.76419172</text:p>
              </table:table-cell>
            </table:table-row>
            <table:table-row>
              <table:table-cell office:value-type="string">
                <text:p> 01/03  22:00:00</text:p>
              </table:table-cell>
              <table:table-cell office:value-type="float" office:value="22.6969663831891">
                <text:p>22.6969663831891</text:p>
              </table:table-cell>
              <table:table-cell office:value-type="float" office:value="22.58294053">
                <text:p>22.58294053</text:p>
              </table:table-cell>
            </table:table-row>
            <table:table-row>
              <table:table-cell office:value-type="string">
                <text:p> 01/03  23:00:00</text:p>
              </table:table-cell>
              <table:table-cell office:value-type="float" office:value="22.6474981727704">
                <text:p>22.6474981727704</text:p>
              </table:table-cell>
              <table:table-cell office:value-type="float" office:value="22.47005524">
                <text:p>22.47005524</text:p>
              </table:table-cell>
            </table:table-row>
            <table:table-row>
              <table:table-cell office:value-type="string">
                <text:p> 01/03  24:00:00</text:p>
              </table:table-cell>
              <table:table-cell office:value-type="float" office:value="22.5881782654723">
                <text:p>22.5881782654723</text:p>
              </table:table-cell>
              <table:table-cell office:value-type="float" office:value="22.40431159">
                <text:p>22.40431159</text:p>
              </table:table-cell>
            </table:table-row>
            <table:table-row>
              <table:table-cell office:value-type="string">
                <text:p> 01/04  01:00:00</text:p>
              </table:table-cell>
              <table:table-cell office:value-type="float" office:value="22.5189063776259">
                <text:p>22.5189063776259</text:p>
              </table:table-cell>
              <table:table-cell office:value-type="float" office:value="22.26666625">
                <text:p>22.26666625</text:p>
              </table:table-cell>
            </table:table-row>
            <table:table-row>
              <table:table-cell office:value-type="string">
                <text:p> 01/04  02:00:00</text:p>
              </table:table-cell>
              <table:table-cell office:value-type="float" office:value="22.4184550307299">
                <text:p>22.4184550307299</text:p>
              </table:table-cell>
              <table:table-cell office:value-type="float" office:value="22.24933666">
                <text:p>22.24933666</text:p>
              </table:table-cell>
            </table:table-row>
            <table:table-row>
              <table:table-cell office:value-type="string">
                <text:p> 01/04  03:00:00</text:p>
              </table:table-cell>
              <table:table-cell office:value-type="float" office:value="22.2701560693793">
                <text:p>22.2701560693793</text:p>
              </table:table-cell>
              <table:table-cell office:value-type="float" office:value="22.11571997">
                <text:p>22.11571997</text:p>
              </table:table-cell>
            </table:table-row>
            <table:table-row>
              <table:table-cell office:value-type="string">
                <text:p> 01/04  04:00:00</text:p>
              </table:table-cell>
              <table:table-cell office:value-type="float" office:value="22.064815623608">
                <text:p>22.064815623608</text:p>
              </table:table-cell>
              <table:table-cell office:value-type="float" office:value="21.99562137">
                <text:p>21.99562137</text:p>
              </table:table-cell>
            </table:table-row>
            <table:table-row>
              <table:table-cell office:value-type="string">
                <text:p> 01/04  05:00:00</text:p>
              </table:table-cell>
              <table:table-cell office:value-type="float" office:value="21.8894355653629">
                <text:p>21.8894355653629</text:p>
              </table:table-cell>
              <table:table-cell office:value-type="float" office:value="21.91568607">
                <text:p>21.91568607</text:p>
              </table:table-cell>
            </table:table-row>
            <table:table-row>
              <table:table-cell office:value-type="string">
                <text:p> 01/04  06:00:00</text:p>
              </table:table-cell>
              <table:table-cell office:value-type="float" office:value="21.7582266713421">
                <text:p>21.7582266713421</text:p>
              </table:table-cell>
              <table:table-cell office:value-type="float" office:value="21.82864622">
                <text:p>21.82864622</text:p>
              </table:table-cell>
            </table:table-row>
            <table:table-row>
              <table:table-cell office:value-type="string">
                <text:p> 01/04  07:00:00</text:p>
              </table:table-cell>
              <table:table-cell office:value-type="float" office:value="21.6204133379816">
                <text:p>21.6204133379816</text:p>
              </table:table-cell>
              <table:table-cell office:value-type="float" office:value="21.78149237">
                <text:p>21.78149237</text:p>
              </table:table-cell>
            </table:table-row>
            <table:table-row>
              <table:table-cell office:value-type="string">
                <text:p> 01/04  08:00:00</text:p>
              </table:table-cell>
              <table:table-cell office:value-type="float" office:value="21.4286595069318">
                <text:p>21.4286595069318</text:p>
              </table:table-cell>
              <table:table-cell office:value-type="float" office:value="21.92918466">
                <text:p>21.92918466</text:p>
              </table:table-cell>
            </table:table-row>
            <table:table-row>
              <table:table-cell office:value-type="string">
                <text:p> 01/04  09:00:00</text:p>
              </table:table-cell>
              <table:table-cell office:value-type="float" office:value="21.2996154445497">
                <text:p>21.2996154445497</text:p>
              </table:table-cell>
              <table:table-cell office:value-type="float" office:value="22.72245613">
                <text:p>22.72245613</text:p>
              </table:table-cell>
            </table:table-row>
            <table:table-row>
              <table:table-cell office:value-type="string">
                <text:p> 01/04  10:00:00</text:p>
              </table:table-cell>
              <table:table-cell office:value-type="float" office:value="21.5215332118561">
                <text:p>21.5215332118561</text:p>
              </table:table-cell>
              <table:table-cell office:value-type="float" office:value="22.74129604">
                <text:p>22.74129604</text:p>
              </table:table-cell>
            </table:table-row>
            <table:table-row>
              <table:table-cell office:value-type="string">
                <text:p> 01/04  11:00:00</text:p>
              </table:table-cell>
              <table:table-cell office:value-type="float" office:value="21.8499198345617">
                <text:p>21.8499198345617</text:p>
              </table:table-cell>
              <table:table-cell office:value-type="float" office:value="22.60573722">
                <text:p>22.60573722</text:p>
              </table:table-cell>
            </table:table-row>
            <table:table-row>
              <table:table-cell office:value-type="string">
                <text:p> 01/04  12:00:00</text:p>
              </table:table-cell>
              <table:table-cell office:value-type="float" office:value="22.1601051329532">
                <text:p>22.1601051329532</text:p>
              </table:table-cell>
              <table:table-cell office:value-type="float" office:value="22.73539843">
                <text:p>22.73539843</text:p>
              </table:table-cell>
            </table:table-row>
            <table:table-row>
              <table:table-cell office:value-type="string">
                <text:p> 01/04  13:00:00</text:p>
              </table:table-cell>
              <table:table-cell office:value-type="float" office:value="22.5811678305232">
                <text:p>22.5811678305232</text:p>
              </table:table-cell>
              <table:table-cell office:value-type="float" office:value="22.84002149">
                <text:p>22.84002149</text:p>
              </table:table-cell>
            </table:table-row>
            <table:table-row>
              <table:table-cell office:value-type="string">
                <text:p> 01/04  14:00:00</text:p>
              </table:table-cell>
              <table:table-cell office:value-type="float" office:value="22.9670228694308">
                <text:p>22.9670228694308</text:p>
              </table:table-cell>
              <table:table-cell office:value-type="float" office:value="22.77404555">
                <text:p>22.77404555</text:p>
              </table:table-cell>
            </table:table-row>
            <table:table-row>
              <table:table-cell office:value-type="string">
                <text:p> 01/04  15:00:00</text:p>
              </table:table-cell>
              <table:table-cell office:value-type="float" office:value="23.0821415072079">
                <text:p>23.0821415072079</text:p>
              </table:table-cell>
              <table:table-cell office:value-type="float" office:value="22.60101685">
                <text:p>22.60101685</text:p>
              </table:table-cell>
            </table:table-row>
            <table:table-row>
              <table:table-cell office:value-type="string">
                <text:p> 01/04  16:00:00</text:p>
              </table:table-cell>
              <table:table-cell office:value-type="float" office:value="22.9335070144284">
                <text:p>22.9335070144284</text:p>
              </table:table-cell>
              <table:table-cell office:value-type="float" office:value="22.55887944">
                <text:p>22.55887944</text:p>
              </table:table-cell>
            </table:table-row>
            <table:table-row>
              <table:table-cell office:value-type="string">
                <text:p> 01/04  17:00:00</text:p>
              </table:table-cell>
              <table:table-cell office:value-type="float" office:value="22.7170421772745">
                <text:p>22.7170421772745</text:p>
              </table:table-cell>
              <table:table-cell office:value-type="float" office:value="22.56106043">
                <text:p>22.56106043</text:p>
              </table:table-cell>
            </table:table-row>
            <table:table-row>
              <table:table-cell office:value-type="string">
                <text:p> 01/04  18:00:00</text:p>
              </table:table-cell>
              <table:table-cell office:value-type="float" office:value="22.6270628463169">
                <text:p>22.6270628463169</text:p>
              </table:table-cell>
              <table:table-cell office:value-type="float" office:value="22.68522323">
                <text:p>22.68522323</text:p>
              </table:table-cell>
            </table:table-row>
            <table:table-row>
              <table:table-cell office:value-type="string">
                <text:p> 01/04  19:00:00</text:p>
              </table:table-cell>
              <table:table-cell office:value-type="float" office:value="22.3837839625792">
                <text:p>22.3837839625792</text:p>
              </table:table-cell>
              <table:table-cell office:value-type="float" office:value="22.59707786">
                <text:p>22.59707786</text:p>
              </table:table-cell>
            </table:table-row>
            <table:table-row>
              <table:table-cell office:value-type="string">
                <text:p> 01/04  20:00:00</text:p>
              </table:table-cell>
              <table:table-cell office:value-type="float" office:value="22.1913751114309">
                <text:p>22.1913751114309</text:p>
              </table:table-cell>
              <table:table-cell office:value-type="float" office:value="22.69579745">
                <text:p>22.69579745</text:p>
              </table:table-cell>
            </table:table-row>
            <table:table-row>
              <table:table-cell office:value-type="string">
                <text:p> 01/04  21:00:00</text:p>
              </table:table-cell>
              <table:table-cell office:value-type="float" office:value="22.1580698859158">
                <text:p>22.1580698859158</text:p>
              </table:table-cell>
              <table:table-cell office:value-type="float" office:value="22.36776864">
                <text:p>22.36776864</text:p>
              </table:table-cell>
            </table:table-row>
            <table:table-row>
              <table:table-cell office:value-type="string">
                <text:p> 01/04  22:00:00</text:p>
              </table:table-cell>
              <table:table-cell office:value-type="float" office:value="22.1258335881393">
                <text:p>22.1258335881393</text:p>
              </table:table-cell>
              <table:table-cell office:value-type="float" office:value="21.67902939">
                <text:p>21.67902939</text:p>
              </table:table-cell>
            </table:table-row>
            <table:table-row>
              <table:table-cell office:value-type="string">
                <text:p> 01/04  23:00:00</text:p>
              </table:table-cell>
              <table:table-cell office:value-type="float" office:value="21.9721923008335">
                <text:p>21.9721923008335</text:p>
              </table:table-cell>
              <table:table-cell office:value-type="float" office:value="21.1597545">
                <text:p>21.1597545</text:p>
              </table:table-cell>
            </table:table-row>
            <table:table-row>
              <table:table-cell office:value-type="string">
                <text:p> 01/04  24:00:00</text:p>
              </table:table-cell>
              <table:table-cell office:value-type="float" office:value="21.7594734655122">
                <text:p>21.7594734655122</text:p>
              </table:table-cell>
              <table:table-cell office:value-type="float" office:value="20.7640393">
                <text:p>20.7640393</text:p>
              </table:table-cell>
            </table:table-row>
            <table:table-row>
              <table:table-cell office:value-type="string">
                <text:p> 01/05  01:00:00</text:p>
              </table:table-cell>
              <table:table-cell office:value-type="float" office:value="21.5083187781015">
                <text:p>21.5083187781015</text:p>
              </table:table-cell>
              <table:table-cell office:value-type="float" office:value="20.48110403">
                <text:p>20.48110403</text:p>
              </table:table-cell>
            </table:table-row>
            <table:table-row>
              <table:table-cell office:value-type="string">
                <text:p> 01/05  02:00:00</text:p>
              </table:table-cell>
              <table:table-cell office:value-type="float" office:value="21.221090600619">
                <text:p>21.221090600619</text:p>
              </table:table-cell>
              <table:table-cell office:value-type="float" office:value="20.29895023">
                <text:p>20.29895023</text:p>
              </table:table-cell>
            </table:table-row>
            <table:table-row>
              <table:table-cell office:value-type="string">
                <text:p> 01/05  03:00:00</text:p>
              </table:table-cell>
              <table:table-cell office:value-type="float" office:value="20.9077117322263">
                <text:p>20.9077117322263</text:p>
              </table:table-cell>
              <table:table-cell office:value-type="float" office:value="20.22487258">
                <text:p>20.22487258</text:p>
              </table:table-cell>
            </table:table-row>
            <table:table-row>
              <table:table-cell office:value-type="string">
                <text:p> 01/05  04:00:00</text:p>
              </table:table-cell>
              <table:table-cell office:value-type="float" office:value="20.5839833431866">
                <text:p>20.5839833431866</text:p>
              </table:table-cell>
              <table:table-cell office:value-type="float" office:value="20.07946874">
                <text:p>20.07946874</text:p>
              </table:table-cell>
            </table:table-row>
            <table:table-row>
              <table:table-cell office:value-type="string">
                <text:p> 01/05  05:00:00</text:p>
              </table:table-cell>
              <table:table-cell office:value-type="float" office:value="20.2558922474">
                <text:p>20.2558922474</text:p>
              </table:table-cell>
              <table:table-cell office:value-type="float" office:value="19.98743715">
                <text:p>19.98743715</text:p>
              </table:table-cell>
            </table:table-row>
            <table:table-row>
              <table:table-cell office:value-type="string">
                <text:p> 01/05  06:00:00</text:p>
              </table:table-cell>
              <table:table-cell office:value-type="float" office:value="20.0572692023812">
                <text:p>20.0572692023812</text:p>
              </table:table-cell>
              <table:table-cell office:value-type="float" office:value="19.90839689">
                <text:p>19.90839689</text:p>
              </table:table-cell>
            </table:table-row>
            <table:table-row>
              <table:table-cell office:value-type="string">
                <text:p> 01/05  07:00:00</text:p>
              </table:table-cell>
              <table:table-cell office:value-type="float" office:value="20.0213584303094">
                <text:p>20.0213584303094</text:p>
              </table:table-cell>
              <table:table-cell office:value-type="float" office:value="19.81405692">
                <text:p>19.81405692</text:p>
              </table:table-cell>
            </table:table-row>
            <table:table-row>
              <table:table-cell office:value-type="string">
                <text:p> 01/05  08:00:00</text:p>
              </table:table-cell>
              <table:table-cell office:value-type="float" office:value="20.0366263680933">
                <text:p>20.0366263680933</text:p>
              </table:table-cell>
              <table:table-cell office:value-type="float" office:value="20.16330866">
                <text:p>20.16330866</text:p>
              </table:table-cell>
            </table:table-row>
            <table:table-row>
              <table:table-cell office:value-type="string">
                <text:p> 01/05  09:00:00</text:p>
              </table:table-cell>
              <table:table-cell office:value-type="float" office:value="20.0525270307133">
                <text:p>20.0525270307133</text:p>
              </table:table-cell>
              <table:table-cell office:value-type="float" office:value="21.20688336">
                <text:p>21.20688336</text:p>
              </table:table-cell>
            </table:table-row>
            <table:table-row>
              <table:table-cell office:value-type="string">
                <text:p> 01/05  10:00:00</text:p>
              </table:table-cell>
              <table:table-cell office:value-type="float" office:value="20.0736679482752">
                <text:p>20.0736679482752</text:p>
              </table:table-cell>
              <table:table-cell office:value-type="float" office:value="22.13286358">
                <text:p>22.13286358</text:p>
              </table:table-cell>
            </table:table-row>
            <table:table-row>
              <table:table-cell office:value-type="string">
                <text:p> 01/05  11:00:00</text:p>
              </table:table-cell>
              <table:table-cell office:value-type="float" office:value="20.1419195858696">
                <text:p>20.1419195858696</text:p>
              </table:table-cell>
              <table:table-cell office:value-type="float" office:value="22.83412297">
                <text:p>22.83412297</text:p>
              </table:table-cell>
            </table:table-row>
            <table:table-row>
              <table:table-cell office:value-type="string">
                <text:p> 01/05  12:00:00</text:p>
              </table:table-cell>
              <table:table-cell office:value-type="float" office:value="20.5979305377415">
                <text:p>20.5979305377415</text:p>
              </table:table-cell>
              <table:table-cell office:value-type="float" office:value="22.68471652">
                <text:p>22.68471652</text:p>
              </table:table-cell>
            </table:table-row>
            <table:table-row>
              <table:table-cell office:value-type="string">
                <text:p> 01/05  13:00:00</text:p>
              </table:table-cell>
              <table:table-cell office:value-type="float" office:value="21.0285661563145">
                <text:p>21.0285661563145</text:p>
              </table:table-cell>
              <table:table-cell office:value-type="float" office:value="22.59709478">
                <text:p>22.59709478</text:p>
              </table:table-cell>
            </table:table-row>
            <table:table-row>
              <table:table-cell office:value-type="string">
                <text:p> 01/05  14:00:00</text:p>
              </table:table-cell>
              <table:table-cell office:value-type="float" office:value="21.1913055222277">
                <text:p>21.1913055222277</text:p>
              </table:table-cell>
              <table:table-cell office:value-type="float" office:value="22.78259764">
                <text:p>22.78259764</text:p>
              </table:table-cell>
            </table:table-row>
            <table:table-row>
              <table:table-cell office:value-type="string">
                <text:p> 01/05  15:00:00</text:p>
              </table:table-cell>
              <table:table-cell office:value-type="float" office:value="21.2774648358629">
                <text:p>21.2774648358629</text:p>
              </table:table-cell>
              <table:table-cell office:value-type="float" office:value="22.62260625">
                <text:p>22.62260625</text:p>
              </table:table-cell>
            </table:table-row>
            <table:table-row>
              <table:table-cell office:value-type="string">
                <text:p> 01/05  16:00:00</text:p>
              </table:table-cell>
              <table:table-cell office:value-type="float" office:value="21.3661482611453">
                <text:p>21.3661482611453</text:p>
              </table:table-cell>
              <table:table-cell office:value-type="float" office:value="22.80287428">
                <text:p>22.80287428</text:p>
              </table:table-cell>
            </table:table-row>
            <table:table-row>
              <table:table-cell office:value-type="string">
                <text:p> 01/05  17:00:00</text:p>
              </table:table-cell>
              <table:table-cell office:value-type="float" office:value="21.4362505718862">
                <text:p>21.4362505718862</text:p>
              </table:table-cell>
              <table:table-cell office:value-type="float" office:value="22.70393622">
                <text:p>22.70393622</text:p>
              </table:table-cell>
            </table:table-row>
            <table:table-row>
              <table:table-cell office:value-type="string">
                <text:p> 01/05  18:00:00</text:p>
              </table:table-cell>
              <table:table-cell office:value-type="float" office:value="21.5105558625118">
                <text:p>21.5105558625118</text:p>
              </table:table-cell>
              <table:table-cell office:value-type="float" office:value="22.77143124">
                <text:p>22.77143124</text:p>
              </table:table-cell>
            </table:table-row>
            <table:table-row>
              <table:table-cell office:value-type="string">
                <text:p> 01/05  19:00:00</text:p>
              </table:table-cell>
              <table:table-cell office:value-type="float" office:value="21.5603188293211">
                <text:p>21.5603188293211</text:p>
              </table:table-cell>
              <table:table-cell office:value-type="float" office:value="22.86518659">
                <text:p>22.86518659</text:p>
              </table:table-cell>
            </table:table-row>
            <table:table-row>
              <table:table-cell office:value-type="string">
                <text:p> 01/05  20:00:00</text:p>
              </table:table-cell>
              <table:table-cell office:value-type="float" office:value="21.6030391881299">
                <text:p>21.6030391881299</text:p>
              </table:table-cell>
              <table:table-cell office:value-type="float" office:value="22.77799986">
                <text:p>22.77799986</text:p>
              </table:table-cell>
            </table:table-row>
            <table:table-row>
              <table:table-cell office:value-type="string">
                <text:p> 01/05  21:00:00</text:p>
              </table:table-cell>
              <table:table-cell office:value-type="float" office:value="21.6359869883904">
                <text:p>21.6359869883904</text:p>
              </table:table-cell>
              <table:table-cell office:value-type="float" office:value="22.65885176">
                <text:p>22.65885176</text:p>
              </table:table-cell>
            </table:table-row>
            <table:table-row>
              <table:table-cell office:value-type="string">
                <text:p> 01/05  22:00:00</text:p>
              </table:table-cell>
              <table:table-cell office:value-type="float" office:value="21.6687797028204">
                <text:p>21.6687797028204</text:p>
              </table:table-cell>
              <table:table-cell office:value-type="float" office:value="21.76592837">
                <text:p>21.76592837</text:p>
              </table:table-cell>
            </table:table-row>
            <table:table-row>
              <table:table-cell office:value-type="string">
                <text:p> 01/05  23:00:00</text:p>
              </table:table-cell>
              <table:table-cell office:value-type="float" office:value="21.6518563754995">
                <text:p>21.6518563754995</text:p>
              </table:table-cell>
              <table:table-cell office:value-type="float" office:value="21.14020222">
                <text:p>21.14020222</text:p>
              </table:table-cell>
            </table:table-row>
            <table:table-row>
              <table:table-cell office:value-type="string">
                <text:p> 01/05  24:00:00</text:p>
              </table:table-cell>
              <table:table-cell office:value-type="float" office:value="21.5932791751338">
                <text:p>21.5932791751338</text:p>
              </table:table-cell>
              <table:table-cell office:value-type="float" office:value="20.72782687">
                <text:p>20.72782687</text:p>
              </table:table-cell>
            </table:table-row>
            <table:table-row>
              <table:table-cell office:value-type="string">
                <text:p> 01/06  01:00:00</text:p>
              </table:table-cell>
              <table:table-cell office:value-type="float" office:value="21.4480411313826">
                <text:p>21.4480411313826</text:p>
              </table:table-cell>
              <table:table-cell office:value-type="float" office:value="20.42947028">
                <text:p>20.42947028</text:p>
              </table:table-cell>
            </table:table-row>
            <table:table-row>
              <table:table-cell office:value-type="string">
                <text:p> 01/06  02:00:00</text:p>
              </table:table-cell>
              <table:table-cell office:value-type="float" office:value="21.2319903713186">
                <text:p>21.2319903713186</text:p>
              </table:table-cell>
              <table:table-cell office:value-type="float" office:value="20.30235301">
                <text:p>20.30235301</text:p>
              </table:table-cell>
            </table:table-row>
            <table:table-row>
              <table:table-cell office:value-type="string">
                <text:p> 01/06  03:00:00</text:p>
              </table:table-cell>
              <table:table-cell office:value-type="float" office:value="20.9706343680832">
                <text:p>20.9706343680832</text:p>
              </table:table-cell>
              <table:table-cell office:value-type="float" office:value="20.1003529">
                <text:p>20.1003529</text:p>
              </table:table-cell>
            </table:table-row>
            <table:table-row>
              <table:table-cell office:value-type="string">
                <text:p> 01/06  04:00:00</text:p>
              </table:table-cell>
              <table:table-cell office:value-type="float" office:value="20.6802883085174">
                <text:p>20.6802883085174</text:p>
              </table:table-cell>
              <table:table-cell office:value-type="float" office:value="19.93443888">
                <text:p>19.93443888</text:p>
              </table:table-cell>
            </table:table-row>
            <table:table-row>
              <table:table-cell office:value-type="string">
                <text:p> 01/06  05:00:00</text:p>
              </table:table-cell>
              <table:table-cell office:value-type="float" office:value="20.3540949287358">
                <text:p>20.3540949287358</text:p>
              </table:table-cell>
              <table:table-cell office:value-type="float" office:value="19.79059927">
                <text:p>19.79059927</text:p>
              </table:table-cell>
            </table:table-row>
            <table:table-row>
              <table:table-cell office:value-type="string">
                <text:p> 01/06  06:00:00</text:p>
              </table:table-cell>
              <table:table-cell office:value-type="float" office:value="20.1033624329493">
                <text:p>20.1033624329493</text:p>
              </table:table-cell>
              <table:table-cell office:value-type="float" office:value="19.61946809">
                <text:p>19.61946809</text:p>
              </table:table-cell>
            </table:table-row>
            <table:table-row>
              <table:table-cell office:value-type="string">
                <text:p> 01/06  07:00:00</text:p>
              </table:table-cell>
              <table:table-cell office:value-type="float" office:value="19.9559383189982">
                <text:p>19.9559383189982</text:p>
              </table:table-cell>
              <table:table-cell office:value-type="float" office:value="19.49449496">
                <text:p>19.49449496</text:p>
              </table:table-cell>
            </table:table-row>
            <table:table-row>
              <table:table-cell office:value-type="string">
                <text:p> 01/06  08:00:00</text:p>
              </table:table-cell>
              <table:table-cell office:value-type="float" office:value="19.865906986394">
                <text:p>19.865906986394</text:p>
              </table:table-cell>
              <table:table-cell office:value-type="float" office:value="19.63645181">
                <text:p>19.63645181</text:p>
              </table:table-cell>
            </table:table-row>
            <table:table-row>
              <table:table-cell office:value-type="string">
                <text:p> 01/06  09:00:00</text:p>
              </table:table-cell>
              <table:table-cell office:value-type="float" office:value="19.770818421843">
                <text:p>19.770818421843</text:p>
              </table:table-cell>
              <table:table-cell office:value-type="float" office:value="20.50265179">
                <text:p>20.50265179</text:p>
              </table:table-cell>
            </table:table-row>
            <table:table-row>
              <table:table-cell office:value-type="string">
                <text:p> 01/06  10:00:00</text:p>
              </table:table-cell>
              <table:table-cell office:value-type="float" office:value="19.70908259447">
                <text:p>19.70908259447</text:p>
              </table:table-cell>
              <table:table-cell office:value-type="float" office:value="21.62065358">
                <text:p>21.62065358</text:p>
              </table:table-cell>
            </table:table-row>
            <table:table-row>
              <table:table-cell office:value-type="string">
                <text:p> 01/06  11:00:00</text:p>
              </table:table-cell>
              <table:table-cell office:value-type="float" office:value="19.7982518002211">
                <text:p>19.7982518002211</text:p>
              </table:table-cell>
              <table:table-cell office:value-type="float" office:value="22.65508241">
                <text:p>22.65508241</text:p>
              </table:table-cell>
            </table:table-row>
            <table:table-row>
              <table:table-cell office:value-type="string">
                <text:p> 01/06  12:00:00</text:p>
              </table:table-cell>
              <table:table-cell office:value-type="float" office:value="19.9377478678752">
                <text:p>19.9377478678752</text:p>
              </table:table-cell>
              <table:table-cell office:value-type="float" office:value="22.65048747">
                <text:p>22.65048747</text:p>
              </table:table-cell>
            </table:table-row>
            <table:table-row>
              <table:table-cell office:value-type="string">
                <text:p> 01/06  13:00:00</text:p>
              </table:table-cell>
              <table:table-cell office:value-type="float" office:value="20.149341154802">
                <text:p>20.149341154802</text:p>
              </table:table-cell>
              <table:table-cell office:value-type="float" office:value="22.64421272">
                <text:p>22.64421272</text:p>
              </table:table-cell>
            </table:table-row>
            <table:table-row>
              <table:table-cell office:value-type="string">
                <text:p> 01/06  14:00:00</text:p>
              </table:table-cell>
              <table:table-cell office:value-type="float" office:value="20.4819679167868">
                <text:p>20.4819679167868</text:p>
              </table:table-cell>
              <table:table-cell office:value-type="float" office:value="22.64031409">
                <text:p>22.64031409</text:p>
              </table:table-cell>
            </table:table-row>
            <table:table-row>
              <table:table-cell office:value-type="string">
                <text:p> 01/06  15:00:00</text:p>
              </table:table-cell>
              <table:table-cell office:value-type="float" office:value="21.0353539324907">
                <text:p>21.0353539324907</text:p>
              </table:table-cell>
              <table:table-cell office:value-type="float" office:value="22.91983646">
                <text:p>22.91983646</text:p>
              </table:table-cell>
            </table:table-row>
            <table:table-row>
              <table:table-cell office:value-type="string">
                <text:p> 01/06  16:00:00</text:p>
              </table:table-cell>
              <table:table-cell office:value-type="float" office:value="21.4131913767292">
                <text:p>21.4131913767292</text:p>
              </table:table-cell>
              <table:table-cell office:value-type="float" office:value="22.81664524">
                <text:p>22.81664524</text:p>
              </table:table-cell>
            </table:table-row>
            <table:table-row>
              <table:table-cell office:value-type="string">
                <text:p> 01/06  17:00:00</text:p>
              </table:table-cell>
              <table:table-cell office:value-type="float" office:value="21.5674258496974">
                <text:p>21.5674258496974</text:p>
              </table:table-cell>
              <table:table-cell office:value-type="float" office:value="22.62269262">
                <text:p>22.62269262</text:p>
              </table:table-cell>
            </table:table-row>
            <table:table-row>
              <table:table-cell office:value-type="string">
                <text:p> 01/06  18:00:00</text:p>
              </table:table-cell>
              <table:table-cell office:value-type="float" office:value="21.7304204839654">
                <text:p>21.7304204839654</text:p>
              </table:table-cell>
              <table:table-cell office:value-type="float" office:value="22.76964146">
                <text:p>22.76964146</text:p>
              </table:table-cell>
            </table:table-row>
            <table:table-row>
              <table:table-cell office:value-type="string">
                <text:p> 01/06  19:00:00</text:p>
              </table:table-cell>
              <table:table-cell office:value-type="float" office:value="21.7842633803474">
                <text:p>21.7842633803474</text:p>
              </table:table-cell>
              <table:table-cell office:value-type="float" office:value="22.78640657">
                <text:p>22.78640657</text:p>
              </table:table-cell>
            </table:table-row>
            <table:table-row>
              <table:table-cell office:value-type="string">
                <text:p> 01/06  20:00:00</text:p>
              </table:table-cell>
              <table:table-cell office:value-type="float" office:value="21.6957577688398">
                <text:p>21.6957577688398</text:p>
              </table:table-cell>
              <table:table-cell office:value-type="float" office:value="22.7900603">
                <text:p>22.7900603</text:p>
              </table:table-cell>
            </table:table-row>
            <table:table-row>
              <table:table-cell office:value-type="string">
                <text:p> 01/06  21:00:00</text:p>
              </table:table-cell>
              <table:table-cell office:value-type="float" office:value="21.6228376921155">
                <text:p>21.6228376921155</text:p>
              </table:table-cell>
              <table:table-cell office:value-type="float" office:value="22.49237002">
                <text:p>22.49237002</text:p>
              </table:table-cell>
            </table:table-row>
            <table:table-row>
              <table:table-cell office:value-type="string">
                <text:p> 01/06  22:00:00</text:p>
              </table:table-cell>
              <table:table-cell office:value-type="float" office:value="21.5540350325874">
                <text:p>21.5540350325874</text:p>
              </table:table-cell>
              <table:table-cell office:value-type="float" office:value="21.42847052">
                <text:p>21.42847052</text:p>
              </table:table-cell>
            </table:table-row>
            <table:table-row>
              <table:table-cell office:value-type="string">
                <text:p> 01/06  23:00:00</text:p>
              </table:table-cell>
              <table:table-cell office:value-type="float" office:value="21.3815187458523">
                <text:p>21.3815187458523</text:p>
              </table:table-cell>
              <table:table-cell office:value-type="float" office:value="20.69766164">
                <text:p>20.69766164</text:p>
              </table:table-cell>
            </table:table-row>
            <table:table-row>
              <table:table-cell office:value-type="string">
                <text:p> 01/06  24:00:00</text:p>
              </table:table-cell>
              <table:table-cell office:value-type="float" office:value="21.1672215213875">
                <text:p>21.1672215213875</text:p>
              </table:table-cell>
              <table:table-cell office:value-type="float" office:value="20.21183592">
                <text:p>20.21183592</text:p>
              </table:table-cell>
            </table:table-row>
            <table:table-row>
              <table:table-cell office:value-type="string">
                <text:p> 01/07  01:00:00</text:p>
              </table:table-cell>
              <table:table-cell office:value-type="float" office:value="20.9052948824384">
                <text:p>20.9052948824384</text:p>
              </table:table-cell>
              <table:table-cell office:value-type="float" office:value="19.90202523">
                <text:p>19.90202523</text:p>
              </table:table-cell>
            </table:table-row>
            <table:table-row>
              <table:table-cell office:value-type="string">
                <text:p> 01/07  02:00:00</text:p>
              </table:table-cell>
              <table:table-cell office:value-type="float" office:value="20.5946057481289">
                <text:p>20.5946057481289</text:p>
              </table:table-cell>
              <table:table-cell office:value-type="float" office:value="19.70890022">
                <text:p>19.70890022</text:p>
              </table:table-cell>
            </table:table-row>
            <table:table-row>
              <table:table-cell office:value-type="string">
                <text:p> 01/07  03:00:00</text:p>
              </table:table-cell>
              <table:table-cell office:value-type="float" office:value="20.2613018332185">
                <text:p>20.2613018332185</text:p>
              </table:table-cell>
              <table:table-cell office:value-type="float" office:value="19.55530601">
                <text:p>19.55530601</text:p>
              </table:table-cell>
            </table:table-row>
            <table:table-row>
              <table:table-cell office:value-type="string">
                <text:p> 01/07  04:00:00</text:p>
              </table:table-cell>
              <table:table-cell office:value-type="float" office:value="20.0058852332366">
                <text:p>20.0058852332366</text:p>
              </table:table-cell>
              <table:table-cell office:value-type="float" office:value="19.44563531">
                <text:p>19.44563531</text:p>
              </table:table-cell>
            </table:table-row>
            <table:table-row>
              <table:table-cell office:value-type="string">
                <text:p> 01/07  05:00:00</text:p>
              </table:table-cell>
              <table:table-cell office:value-type="float" office:value="19.8624785193228">
                <text:p>19.8624785193228</text:p>
              </table:table-cell>
              <table:table-cell office:value-type="float" office:value="19.34035139">
                <text:p>19.34035139</text:p>
              </table:table-cell>
            </table:table-row>
            <table:table-row>
              <table:table-cell office:value-type="string">
                <text:p> 01/07  06:00:00</text:p>
              </table:table-cell>
              <table:table-cell office:value-type="float" office:value="19.8978173553576">
                <text:p>19.8978173553576</text:p>
              </table:table-cell>
              <table:table-cell office:value-type="float" office:value="19.2543313">
                <text:p>19.2543313</text:p>
              </table:table-cell>
            </table:table-row>
            <table:table-row>
              <table:table-cell office:value-type="string">
                <text:p> 01/07  07:00:00</text:p>
              </table:table-cell>
              <table:table-cell office:value-type="float" office:value="19.823920572315">
                <text:p>19.823920572315</text:p>
              </table:table-cell>
              <table:table-cell office:value-type="float" office:value="19.21837716">
                <text:p>19.21837716</text:p>
              </table:table-cell>
            </table:table-row>
            <table:table-row>
              <table:table-cell office:value-type="string">
                <text:p> 01/07  08:00:00</text:p>
              </table:table-cell>
              <table:table-cell office:value-type="float" office:value="19.7672667438965">
                <text:p>19.7672667438965</text:p>
              </table:table-cell>
              <table:table-cell office:value-type="float" office:value="19.18627364">
                <text:p>19.18627364</text:p>
              </table:table-cell>
            </table:table-row>
            <table:table-row>
              <table:table-cell office:value-type="string">
                <text:p> 01/07  09:00:00</text:p>
              </table:table-cell>
              <table:table-cell office:value-type="float" office:value="19.761892368854">
                <text:p>19.761892368854</text:p>
              </table:table-cell>
              <table:table-cell office:value-type="float" office:value="19.49686436">
                <text:p>19.49686436</text:p>
              </table:table-cell>
            </table:table-row>
            <table:table-row>
              <table:table-cell office:value-type="string">
                <text:p> 01/07  10:00:00</text:p>
              </table:table-cell>
              <table:table-cell office:value-type="float" office:value="19.7620649230052">
                <text:p>19.7620649230052</text:p>
              </table:table-cell>
              <table:table-cell office:value-type="float" office:value="20.53785634">
                <text:p>20.53785634</text:p>
              </table:table-cell>
            </table:table-row>
            <table:table-row>
              <table:table-cell office:value-type="string">
                <text:p> 01/07  11:00:00</text:p>
              </table:table-cell>
              <table:table-cell office:value-type="float" office:value="19.7714001248068">
                <text:p>19.7714001248068</text:p>
              </table:table-cell>
              <table:table-cell office:value-type="float" office:value="21.72874611">
                <text:p>21.72874611</text:p>
              </table:table-cell>
            </table:table-row>
            <table:table-row>
              <table:table-cell office:value-type="string">
                <text:p> 01/07  12:00:00</text:p>
              </table:table-cell>
              <table:table-cell office:value-type="float" office:value="19.9757107763189">
                <text:p>19.9757107763189</text:p>
              </table:table-cell>
              <table:table-cell office:value-type="float" office:value="22.82107201">
                <text:p>22.82107201</text:p>
              </table:table-cell>
            </table:table-row>
            <table:table-row>
              <table:table-cell office:value-type="string">
                <text:p> 01/07  13:00:00</text:p>
              </table:table-cell>
              <table:table-cell office:value-type="float" office:value="20.3407696228164">
                <text:p>20.3407696228164</text:p>
              </table:table-cell>
              <table:table-cell office:value-type="float" office:value="22.83829382">
                <text:p>22.83829382</text:p>
              </table:table-cell>
            </table:table-row>
            <table:table-row>
              <table:table-cell office:value-type="string">
                <text:p> 01/07  14:00:00</text:p>
              </table:table-cell>
              <table:table-cell office:value-type="float" office:value="20.7559178581346">
                <text:p>20.7559178581346</text:p>
              </table:table-cell>
              <table:table-cell office:value-type="float" office:value="22.64840548">
                <text:p>22.64840548</text:p>
              </table:table-cell>
            </table:table-row>
            <table:table-row>
              <table:table-cell office:value-type="string">
                <text:p> 01/07  15:00:00</text:p>
              </table:table-cell>
              <table:table-cell office:value-type="float" office:value="21.0433856820094">
                <text:p>21.0433856820094</text:p>
              </table:table-cell>
              <table:table-cell office:value-type="float" office:value="22.75329829">
                <text:p>22.75329829</text:p>
              </table:table-cell>
            </table:table-row>
            <table:table-row>
              <table:table-cell office:value-type="string">
                <text:p> 01/07  16:00:00</text:p>
              </table:table-cell>
              <table:table-cell office:value-type="float" office:value="21.2240819512954">
                <text:p>21.2240819512954</text:p>
              </table:table-cell>
              <table:table-cell office:value-type="float" office:value="22.83242969">
                <text:p>22.83242969</text:p>
              </table:table-cell>
            </table:table-row>
            <table:table-row>
              <table:table-cell office:value-type="string">
                <text:p> 01/07  17:00:00</text:p>
              </table:table-cell>
              <table:table-cell office:value-type="float" office:value="21.3333287516679">
                <text:p>21.3333287516679</text:p>
              </table:table-cell>
              <table:table-cell office:value-type="float" office:value="22.70255184">
                <text:p>22.70255184</text:p>
              </table:table-cell>
            </table:table-row>
            <table:table-row>
              <table:table-cell office:value-type="string">
                <text:p> 01/07  18:00:00</text:p>
              </table:table-cell>
              <table:table-cell office:value-type="float" office:value="21.3826514705435">
                <text:p>21.3826514705435</text:p>
              </table:table-cell>
              <table:table-cell office:value-type="float" office:value="22.79599772">
                <text:p>22.79599772</text:p>
              </table:table-cell>
            </table:table-row>
            <table:table-row>
              <table:table-cell office:value-type="string">
                <text:p> 01/07  19:00:00</text:p>
              </table:table-cell>
              <table:table-cell office:value-type="float" office:value="21.3960920835995">
                <text:p>21.3960920835995</text:p>
              </table:table-cell>
              <table:table-cell office:value-type="float" office:value="22.57611732">
                <text:p>22.57611732</text:p>
              </table:table-cell>
            </table:table-row>
            <table:table-row>
              <table:table-cell office:value-type="string">
                <text:p> 01/07  20:00:00</text:p>
              </table:table-cell>
              <table:table-cell office:value-type="float" office:value="21.4008988056432">
                <text:p>21.4008988056432</text:p>
              </table:table-cell>
              <table:table-cell office:value-type="float" office:value="22.30019726">
                <text:p>22.30019726</text:p>
              </table:table-cell>
            </table:table-row>
            <table:table-row>
              <table:table-cell office:value-type="string">
                <text:p> 01/07  21:00:00</text:p>
              </table:table-cell>
              <table:table-cell office:value-type="float" office:value="21.3443296695728">
                <text:p>21.3443296695728</text:p>
              </table:table-cell>
              <table:table-cell office:value-type="float" office:value="21.04683442">
                <text:p>21.04683442</text:p>
              </table:table-cell>
            </table:table-row>
            <table:table-row>
              <table:table-cell office:value-type="string">
                <text:p> 01/07  22:00:00</text:p>
              </table:table-cell>
              <table:table-cell office:value-type="float" office:value="21.1426241387793">
                <text:p>21.1426241387793</text:p>
              </table:table-cell>
              <table:table-cell office:value-type="float" office:value="20.25042934">
                <text:p>20.25042934</text:p>
              </table:table-cell>
            </table:table-row>
            <table:table-row>
              <table:table-cell office:value-type="string">
                <text:p> 01/07  23:00:00</text:p>
              </table:table-cell>
              <table:table-cell office:value-type="float" office:value="20.8785774261515">
                <text:p>20.8785774261515</text:p>
              </table:table-cell>
              <table:table-cell office:value-type="float" office:value="19.77315032">
                <text:p>19.77315032</text:p>
              </table:table-cell>
            </table:table-row>
            <table:table-row>
              <table:table-cell office:value-type="string">
                <text:p> 01/07  24:00:00</text:p>
              </table:table-cell>
              <table:table-cell office:value-type="float" office:value="20.5807214640531">
                <text:p>20.5807214640531</text:p>
              </table:table-cell>
              <table:table-cell office:value-type="float" office:value="19.52608204">
                <text:p>19.52608204</text:p>
              </table:table-cell>
            </table:table-row>
            <table:table-row>
              <table:table-cell office:value-type="string">
                <text:p> 01/08  01:00:00</text:p>
              </table:table-cell>
              <table:table-cell office:value-type="float" office:value="20.2570237455284">
                <text:p>20.2570237455284</text:p>
              </table:table-cell>
              <table:table-cell office:value-type="float" office:value="19.31772898">
                <text:p>19.31772898</text:p>
              </table:table-cell>
            </table:table-row>
            <table:table-row>
              <table:table-cell office:value-type="string">
                <text:p> 01/08  02:00:00</text:p>
              </table:table-cell>
              <table:table-cell office:value-type="float" office:value="20.0060086965664">
                <text:p>20.0060086965664</text:p>
              </table:table-cell>
              <table:table-cell office:value-type="float" office:value="19.12807569">
                <text:p>19.12807569</text:p>
              </table:table-cell>
            </table:table-row>
            <table:table-row>
              <table:table-cell office:value-type="string">
                <text:p> 01/08  03:00:00</text:p>
              </table:table-cell>
              <table:table-cell office:value-type="float" office:value="19.9271383991667">
                <text:p>19.9271383991667</text:p>
              </table:table-cell>
              <table:table-cell office:value-type="float" office:value="18.94231789">
                <text:p>18.94231789</text:p>
              </table:table-cell>
            </table:table-row>
            <table:table-row>
              <table:table-cell office:value-type="string">
                <text:p> 01/08  04:00:00</text:p>
              </table:table-cell>
              <table:table-cell office:value-type="float" office:value="19.8054944767897">
                <text:p>19.8054944767897</text:p>
              </table:table-cell>
              <table:table-cell office:value-type="float" office:value="18.78690998">
                <text:p>18.78690998</text:p>
              </table:table-cell>
            </table:table-row>
            <table:table-row>
              <table:table-cell office:value-type="string">
                <text:p> 01/08  05:00:00</text:p>
              </table:table-cell>
              <table:table-cell office:value-type="float" office:value="19.7960189516452">
                <text:p>19.7960189516452</text:p>
              </table:table-cell>
              <table:table-cell office:value-type="float" office:value="18.66043365">
                <text:p>18.66043365</text:p>
              </table:table-cell>
            </table:table-row>
            <table:table-row>
              <table:table-cell office:value-type="string">
                <text:p> 01/08  06:00:00</text:p>
              </table:table-cell>
              <table:table-cell office:value-type="float" office:value="19.7073542266163">
                <text:p>19.7073542266163</text:p>
              </table:table-cell>
              <table:table-cell office:value-type="float" office:value="18.57297175">
                <text:p>18.57297175</text:p>
              </table:table-cell>
            </table:table-row>
            <table:table-row>
              <table:table-cell office:value-type="string">
                <text:p> 01/08  07:00:00</text:p>
              </table:table-cell>
              <table:table-cell office:value-type="float" office:value="19.6787406689881">
                <text:p>19.6787406689881</text:p>
              </table:table-cell>
              <table:table-cell office:value-type="float" office:value="18.47883768">
                <text:p>18.47883768</text:p>
              </table:table-cell>
            </table:table-row>
            <table:table-row>
              <table:table-cell office:value-type="string">
                <text:p> 01/08  08:00:00</text:p>
              </table:table-cell>
              <table:table-cell office:value-type="float" office:value="19.6565657156022">
                <text:p>19.6565657156022</text:p>
              </table:table-cell>
              <table:table-cell office:value-type="float" office:value="18.41052125">
                <text:p>18.41052125</text:p>
              </table:table-cell>
            </table:table-row>
            <table:table-row>
              <table:table-cell office:value-type="string">
                <text:p> 01/08  09:00:00</text:p>
              </table:table-cell>
              <table:table-cell office:value-type="float" office:value="19.6312139061643">
                <text:p>19.6312139061643</text:p>
              </table:table-cell>
              <table:table-cell office:value-type="float" office:value="18.72143736">
                <text:p>18.72143736</text:p>
              </table:table-cell>
            </table:table-row>
            <table:table-row>
              <table:table-cell office:value-type="string">
                <text:p> 01/08  10:00:00</text:p>
              </table:table-cell>
              <table:table-cell office:value-type="float" office:value="19.5857387959645">
                <text:p>19.5857387959645</text:p>
              </table:table-cell>
              <table:table-cell office:value-type="float" office:value="19.84164619">
                <text:p>19.84164619</text:p>
              </table:table-cell>
            </table:table-row>
            <table:table-row>
              <table:table-cell office:value-type="string">
                <text:p> 01/08  11:00:00</text:p>
              </table:table-cell>
              <table:table-cell office:value-type="float" office:value="19.7821467626733">
                <text:p>19.7821467626733</text:p>
              </table:table-cell>
              <table:table-cell office:value-type="float" office:value="20.85397372">
                <text:p>20.85397372</text:p>
              </table:table-cell>
            </table:table-row>
            <table:table-row>
              <table:table-cell office:value-type="string">
                <text:p> 01/08  12:00:00</text:p>
              </table:table-cell>
              <table:table-cell office:value-type="float" office:value="20.0339865227988">
                <text:p>20.0339865227988</text:p>
              </table:table-cell>
              <table:table-cell office:value-type="float" office:value="21.59869626">
                <text:p>21.59869626</text:p>
              </table:table-cell>
            </table:table-row>
            <table:table-row>
              <table:table-cell office:value-type="string">
                <text:p> 01/08  13:00:00</text:p>
              </table:table-cell>
              <table:table-cell office:value-type="float" office:value="20.2941353549618">
                <text:p>20.2941353549618</text:p>
              </table:table-cell>
              <table:table-cell office:value-type="float" office:value="22.13048135">
                <text:p>22.13048135</text:p>
              </table:table-cell>
            </table:table-row>
            <table:table-row>
              <table:table-cell office:value-type="string">
                <text:p> 01/08  14:00:00</text:p>
              </table:table-cell>
              <table:table-cell office:value-type="float" office:value="20.4985356337698">
                <text:p>20.4985356337698</text:p>
              </table:table-cell>
              <table:table-cell office:value-type="float" office:value="22.57731642">
                <text:p>22.57731642</text:p>
              </table:table-cell>
            </table:table-row>
            <table:table-row>
              <table:table-cell office:value-type="string">
                <text:p> 01/08  15:00:00</text:p>
              </table:table-cell>
              <table:table-cell office:value-type="float" office:value="20.6497882555353">
                <text:p>20.6497882555353</text:p>
              </table:table-cell>
              <table:table-cell office:value-type="float" office:value="22.78524115">
                <text:p>22.78524115</text:p>
              </table:table-cell>
            </table:table-row>
            <table:table-row>
              <table:table-cell office:value-type="string">
                <text:p> 01/08  16:00:00</text:p>
              </table:table-cell>
              <table:table-cell office:value-type="float" office:value="20.7915523319737">
                <text:p>20.7915523319737</text:p>
              </table:table-cell>
              <table:table-cell office:value-type="float" office:value="22.74297818">
                <text:p>22.74297818</text:p>
              </table:table-cell>
            </table:table-row>
            <table:table-row>
              <table:table-cell office:value-type="string">
                <text:p> 01/08  17:00:00</text:p>
              </table:table-cell>
              <table:table-cell office:value-type="float" office:value="20.887289646757">
                <text:p>20.887289646757</text:p>
              </table:table-cell>
              <table:table-cell office:value-type="float" office:value="22.73659955">
                <text:p>22.73659955</text:p>
              </table:table-cell>
            </table:table-row>
            <table:table-row>
              <table:table-cell office:value-type="string">
                <text:p> 01/08  18:00:00</text:p>
              </table:table-cell>
              <table:table-cell office:value-type="float" office:value="21.0717653739913">
                <text:p>21.0717653739913</text:p>
              </table:table-cell>
              <table:table-cell office:value-type="float" office:value="22.56245791">
                <text:p>22.56245791</text:p>
              </table:table-cell>
            </table:table-row>
            <table:table-row>
              <table:table-cell office:value-type="string">
                <text:p> 01/08  19:00:00</text:p>
              </table:table-cell>
              <table:table-cell office:value-type="float" office:value="21.1999216051626">
                <text:p>21.1999216051626</text:p>
              </table:table-cell>
              <table:table-cell office:value-type="float" office:value="22.58940708">
                <text:p>22.58940708</text:p>
              </table:table-cell>
            </table:table-row>
            <table:table-row>
              <table:table-cell office:value-type="string">
                <text:p> 01/08  20:00:00</text:p>
              </table:table-cell>
              <table:table-cell office:value-type="float" office:value="21.2208724105696">
                <text:p>21.2208724105696</text:p>
              </table:table-cell>
              <table:table-cell office:value-type="float" office:value="22.09975315">
                <text:p>22.09975315</text:p>
              </table:table-cell>
            </table:table-row>
            <table:table-row>
              <table:table-cell office:value-type="string">
                <text:p> 01/08  21:00:00</text:p>
              </table:table-cell>
              <table:table-cell office:value-type="float" office:value="21.1956706728089">
                <text:p>21.1956706728089</text:p>
              </table:table-cell>
              <table:table-cell office:value-type="float" office:value="20.87487562">
                <text:p>20.87487562</text:p>
              </table:table-cell>
            </table:table-row>
            <table:table-row>
              <table:table-cell office:value-type="string">
                <text:p> 01/08  22:00:00</text:p>
              </table:table-cell>
              <table:table-cell office:value-type="float" office:value="21.1295658950319">
                <text:p>21.1295658950319</text:p>
              </table:table-cell>
              <table:table-cell office:value-type="float" office:value="20.20225495">
                <text:p>20.20225495</text:p>
              </table:table-cell>
            </table:table-row>
            <table:table-row>
              <table:table-cell office:value-type="string">
                <text:p> 01/08  23:00:00</text:p>
              </table:table-cell>
              <table:table-cell office:value-type="float" office:value="20.9655653742038">
                <text:p>20.9655653742038</text:p>
              </table:table-cell>
              <table:table-cell office:value-type="float" office:value="19.75834172">
                <text:p>19.75834172</text:p>
              </table:table-cell>
            </table:table-row>
            <table:table-row>
              <table:table-cell office:value-type="string">
                <text:p> 01/08  24:00:00</text:p>
              </table:table-cell>
              <table:table-cell office:value-type="float" office:value="20.7400666854523">
                <text:p>20.7400666854523</text:p>
              </table:table-cell>
              <table:table-cell office:value-type="float" office:value="19.47139928">
                <text:p>19.47139928</text:p>
              </table:table-cell>
            </table:table-row>
            <table:table-row>
              <table:table-cell office:value-type="string">
                <text:p> 01/09  01:00:00</text:p>
              </table:table-cell>
              <table:table-cell office:value-type="float" office:value="20.4689468384024">
                <text:p>20.4689468384024</text:p>
              </table:table-cell>
              <table:table-cell office:value-type="float" office:value="19.30699359">
                <text:p>19.30699359</text:p>
              </table:table-cell>
            </table:table-row>
            <table:table-row>
              <table:table-cell office:value-type="string">
                <text:p> 01/09  02:00:00</text:p>
              </table:table-cell>
              <table:table-cell office:value-type="float" office:value="20.2266652545789">
                <text:p>20.2266652545789</text:p>
              </table:table-cell>
              <table:table-cell office:value-type="float" office:value="19.15459024">
                <text:p>19.15459024</text:p>
              </table:table-cell>
            </table:table-row>
            <table:table-row>
              <table:table-cell office:value-type="string">
                <text:p> 01/09  03:00:00</text:p>
              </table:table-cell>
              <table:table-cell office:value-type="float" office:value="20.042078415055">
                <text:p>20.042078415055</text:p>
              </table:table-cell>
              <table:table-cell office:value-type="float" office:value="19.03073529">
                <text:p>19.03073529</text:p>
              </table:table-cell>
            </table:table-row>
            <table:table-row>
              <table:table-cell office:value-type="string">
                <text:p> 01/09  04:00:00</text:p>
              </table:table-cell>
              <table:table-cell office:value-type="float" office:value="20.0177789680737">
                <text:p>20.0177789680737</text:p>
              </table:table-cell>
              <table:table-cell office:value-type="float" office:value="18.95471278">
                <text:p>18.95471278</text:p>
              </table:table-cell>
            </table:table-row>
            <table:table-row>
              <table:table-cell office:value-type="string">
                <text:p> 01/09  05:00:00</text:p>
              </table:table-cell>
              <table:table-cell office:value-type="float" office:value="19.8885476133346">
                <text:p>19.8885476133346</text:p>
              </table:table-cell>
              <table:table-cell office:value-type="float" office:value="18.92712208">
                <text:p>18.92712208</text:p>
              </table:table-cell>
            </table:table-row>
            <table:table-row>
              <table:table-cell office:value-type="string">
                <text:p> 01/09  06:00:00</text:p>
              </table:table-cell>
              <table:table-cell office:value-type="float" office:value="19.7990413918492">
                <text:p>19.7990413918492</text:p>
              </table:table-cell>
              <table:table-cell office:value-type="float" office:value="18.90261033">
                <text:p>18.90261033</text:p>
              </table:table-cell>
            </table:table-row>
            <table:table-row>
              <table:table-cell office:value-type="string">
                <text:p> 01/09  07:00:00</text:p>
              </table:table-cell>
              <table:table-cell office:value-type="float" office:value="19.7724100363819">
                <text:p>19.7724100363819</text:p>
              </table:table-cell>
              <table:table-cell office:value-type="float" office:value="18.84214922">
                <text:p>18.84214922</text:p>
              </table:table-cell>
            </table:table-row>
            <table:table-row>
              <table:table-cell office:value-type="string">
                <text:p> 01/09  08:00:00</text:p>
              </table:table-cell>
              <table:table-cell office:value-type="float" office:value="19.7635014909567">
                <text:p>19.7635014909567</text:p>
              </table:table-cell>
              <table:table-cell office:value-type="float" office:value="19.16870563">
                <text:p>19.16870563</text:p>
              </table:table-cell>
            </table:table-row>
            <table:table-row>
              <table:table-cell office:value-type="string">
                <text:p> 01/09  09:00:00</text:p>
              </table:table-cell>
              <table:table-cell office:value-type="float" office:value="19.7549930128277">
                <text:p>19.7549930128277</text:p>
              </table:table-cell>
              <table:table-cell office:value-type="float" office:value="20.00113609">
                <text:p>20.00113609</text:p>
              </table:table-cell>
            </table:table-row>
            <table:table-row>
              <table:table-cell office:value-type="string">
                <text:p> 01/09  10:00:00</text:p>
              </table:table-cell>
              <table:table-cell office:value-type="float" office:value="19.7538883681335">
                <text:p>19.7538883681335</text:p>
              </table:table-cell>
              <table:table-cell office:value-type="float" office:value="20.65579018">
                <text:p>20.65579018</text:p>
              </table:table-cell>
            </table:table-row>
            <table:table-row>
              <table:table-cell office:value-type="string">
                <text:p> 01/09  11:00:00</text:p>
              </table:table-cell>
              <table:table-cell office:value-type="float" office:value="19.762037838887">
                <text:p>19.762037838887</text:p>
              </table:table-cell>
              <table:table-cell office:value-type="float" office:value="21.26854106">
                <text:p>21.26854106</text:p>
              </table:table-cell>
            </table:table-row>
            <table:table-row>
              <table:table-cell office:value-type="string">
                <text:p> 01/09  12:00:00</text:p>
              </table:table-cell>
              <table:table-cell office:value-type="float" office:value="19.855311333666">
                <text:p>19.855311333666</text:p>
              </table:table-cell>
              <table:table-cell office:value-type="float" office:value="22.05010843">
                <text:p>22.05010843</text:p>
              </table:table-cell>
            </table:table-row>
            <table:table-row>
              <table:table-cell office:value-type="string">
                <text:p> 01/09  13:00:00</text:p>
              </table:table-cell>
              <table:table-cell office:value-type="float" office:value="20.0032810691984">
                <text:p>20.0032810691984</text:p>
              </table:table-cell>
              <table:table-cell office:value-type="float" office:value="22.77721643">
                <text:p>22.77721643</text:p>
              </table:table-cell>
            </table:table-row>
            <table:table-row>
              <table:table-cell office:value-type="string">
                <text:p> 01/09  14:00:00</text:p>
              </table:table-cell>
              <table:table-cell office:value-type="float" office:value="20.2247282773192">
                <text:p>20.2247282773192</text:p>
              </table:table-cell>
              <table:table-cell office:value-type="float" office:value="23.03744323">
                <text:p>23.03744323</text:p>
              </table:table-cell>
            </table:table-row>
            <table:table-row>
              <table:table-cell office:value-type="string">
                <text:p> 01/09  15:00:00</text:p>
              </table:table-cell>
              <table:table-cell office:value-type="float" office:value="20.5719650775933">
                <text:p>20.5719650775933</text:p>
              </table:table-cell>
              <table:table-cell office:value-type="float" office:value="23.05668175">
                <text:p>23.05668175</text:p>
              </table:table-cell>
            </table:table-row>
            <table:table-row>
              <table:table-cell office:value-type="string">
                <text:p> 01/09  16:00:00</text:p>
              </table:table-cell>
              <table:table-cell office:value-type="float" office:value="21.0691363828343">
                <text:p>21.0691363828343</text:p>
              </table:table-cell>
              <table:table-cell office:value-type="float" office:value="22.84538099">
                <text:p>22.84538099</text:p>
              </table:table-cell>
            </table:table-row>
            <table:table-row>
              <table:table-cell office:value-type="string">
                <text:p> 01/09  17:00:00</text:p>
              </table:table-cell>
              <table:table-cell office:value-type="float" office:value="21.5335107235655">
                <text:p>21.5335107235655</text:p>
              </table:table-cell>
              <table:table-cell office:value-type="float" office:value="22.84962237">
                <text:p>22.84962237</text:p>
              </table:table-cell>
            </table:table-row>
            <table:table-row>
              <table:table-cell office:value-type="string">
                <text:p> 01/09  18:00:00</text:p>
              </table:table-cell>
              <table:table-cell office:value-type="float" office:value="21.8482644266201">
                <text:p>21.8482644266201</text:p>
              </table:table-cell>
              <table:table-cell office:value-type="float" office:value="22.71694111">
                <text:p>22.71694111</text:p>
              </table:table-cell>
            </table:table-row>
            <table:table-row>
              <table:table-cell office:value-type="string">
                <text:p> 01/09  19:00:00</text:p>
              </table:table-cell>
              <table:table-cell office:value-type="float" office:value="22.0055949592967">
                <text:p>22.0055949592967</text:p>
              </table:table-cell>
              <table:table-cell office:value-type="float" office:value="22.9248455">
                <text:p>22.9248455</text:p>
              </table:table-cell>
            </table:table-row>
            <table:table-row>
              <table:table-cell office:value-type="string">
                <text:p> 01/09  20:00:00</text:p>
              </table:table-cell>
              <table:table-cell office:value-type="float" office:value="21.9443964281098">
                <text:p>21.9443964281098</text:p>
              </table:table-cell>
              <table:table-cell office:value-type="float" office:value="22.81076343">
                <text:p>22.81076343</text:p>
              </table:table-cell>
            </table:table-row>
            <table:table-row>
              <table:table-cell office:value-type="string">
                <text:p> 01/09  21:00:00</text:p>
              </table:table-cell>
              <table:table-cell office:value-type="float" office:value="21.8307067383949">
                <text:p>21.8307067383949</text:p>
              </table:table-cell>
              <table:table-cell office:value-type="float" office:value="22.71108618">
                <text:p>22.71108618</text:p>
              </table:table-cell>
            </table:table-row>
            <table:table-row>
              <table:table-cell office:value-type="string">
                <text:p> 01/09  22:00:00</text:p>
              </table:table-cell>
              <table:table-cell office:value-type="float" office:value="21.6948282858925">
                <text:p>21.6948282858925</text:p>
              </table:table-cell>
              <table:table-cell office:value-type="float" office:value="21.75740014">
                <text:p>21.75740014</text:p>
              </table:table-cell>
            </table:table-row>
            <table:table-row>
              <table:table-cell office:value-type="string">
                <text:p> 01/09  23:00:00</text:p>
              </table:table-cell>
              <table:table-cell office:value-type="float" office:value="21.5193567852461">
                <text:p>21.5193567852461</text:p>
              </table:table-cell>
              <table:table-cell office:value-type="float" office:value="21.21859744">
                <text:p>21.21859744</text:p>
              </table:table-cell>
            </table:table-row>
            <table:table-row>
              <table:table-cell office:value-type="string">
                <text:p> 01/09  24:00:00</text:p>
              </table:table-cell>
              <table:table-cell office:value-type="float" office:value="21.3258967761117">
                <text:p>21.3258967761117</text:p>
              </table:table-cell>
              <table:table-cell office:value-type="float" office:value="20.88184524">
                <text:p>20.88184524</text:p>
              </table:table-cell>
            </table:table-row>
            <table:table-row>
              <table:table-cell office:value-type="string">
                <text:p> 01/10  01:00:00</text:p>
              </table:table-cell>
              <table:table-cell office:value-type="float" office:value="21.1064925077251">
                <text:p>21.1064925077251</text:p>
              </table:table-cell>
              <table:table-cell office:value-type="float" office:value="20.64877919">
                <text:p>20.64877919</text:p>
              </table:table-cell>
            </table:table-row>
            <table:table-row>
              <table:table-cell office:value-type="string">
                <text:p> 01/10  02:00:00</text:p>
              </table:table-cell>
              <table:table-cell office:value-type="float" office:value="20.8693692991597">
                <text:p>20.8693692991597</text:p>
              </table:table-cell>
              <table:table-cell office:value-type="float" office:value="20.42912578">
                <text:p>20.42912578</text:p>
              </table:table-cell>
            </table:table-row>
            <table:table-row>
              <table:table-cell office:value-type="string">
                <text:p> 01/10  03:00:00</text:p>
              </table:table-cell>
              <table:table-cell office:value-type="float" office:value="20.6291519622261">
                <text:p>20.6291519622261</text:p>
              </table:table-cell>
              <table:table-cell office:value-type="float" office:value="20.25094468">
                <text:p>20.25094468</text:p>
              </table:table-cell>
            </table:table-row>
            <table:table-row>
              <table:table-cell office:value-type="string">
                <text:p> 01/10  04:00:00</text:p>
              </table:table-cell>
              <table:table-cell office:value-type="float" office:value="20.3963247747116">
                <text:p>20.3963247747116</text:p>
              </table:table-cell>
              <table:table-cell office:value-type="float" office:value="20.14813548">
                <text:p>20.14813548</text:p>
              </table:table-cell>
            </table:table-row>
            <table:table-row>
              <table:table-cell office:value-type="string">
                <text:p> 01/10  05:00:00</text:p>
              </table:table-cell>
              <table:table-cell office:value-type="float" office:value="20.288934095797">
                <text:p>20.288934095797</text:p>
              </table:table-cell>
              <table:table-cell office:value-type="float" office:value="20.15667036">
                <text:p>20.15667036</text:p>
              </table:table-cell>
            </table:table-row>
            <table:table-row>
              <table:table-cell office:value-type="string">
                <text:p> 01/10  06:00:00</text:p>
              </table:table-cell>
              <table:table-cell office:value-type="float" office:value="20.3057510044503">
                <text:p>20.3057510044503</text:p>
              </table:table-cell>
              <table:table-cell office:value-type="float" office:value="20.06976168">
                <text:p>20.06976168</text:p>
              </table:table-cell>
            </table:table-row>
            <table:table-row>
              <table:table-cell office:value-type="string">
                <text:p> 01/10  07:00:00</text:p>
              </table:table-cell>
              <table:table-cell office:value-type="float" office:value="20.3565933017449">
                <text:p>20.3565933017449</text:p>
              </table:table-cell>
              <table:table-cell office:value-type="float" office:value="19.9521312">
                <text:p>19.9521312</text:p>
              </table:table-cell>
            </table:table-row>
            <table:table-row>
              <table:table-cell office:value-type="string">
                <text:p> 01/10  08:00:00</text:p>
              </table:table-cell>
              <table:table-cell office:value-type="float" office:value="20.3757356599321">
                <text:p>20.3757356599321</text:p>
              </table:table-cell>
              <table:table-cell office:value-type="float" office:value="20.21675715">
                <text:p>20.21675715</text:p>
              </table:table-cell>
            </table:table-row>
            <table:table-row>
              <table:table-cell office:value-type="string">
                <text:p> 01/10  09:00:00</text:p>
              </table:table-cell>
              <table:table-cell office:value-type="float" office:value="20.3978428293719">
                <text:p>20.3978428293719</text:p>
              </table:table-cell>
              <table:table-cell office:value-type="float" office:value="21.22601586">
                <text:p>21.22601586</text:p>
              </table:table-cell>
            </table:table-row>
            <table:table-row>
              <table:table-cell office:value-type="string">
                <text:p> 01/10  10:00:00</text:p>
              </table:table-cell>
              <table:table-cell office:value-type="float" office:value="20.6284398750783">
                <text:p>20.6284398750783</text:p>
              </table:table-cell>
              <table:table-cell office:value-type="float" office:value="22.23723924">
                <text:p>22.23723924</text:p>
              </table:table-cell>
            </table:table-row>
            <table:table-row>
              <table:table-cell office:value-type="string">
                <text:p> 01/10  11:00:00</text:p>
              </table:table-cell>
              <table:table-cell office:value-type="float" office:value="20.9281730046854">
                <text:p>20.9281730046854</text:p>
              </table:table-cell>
              <table:table-cell office:value-type="float" office:value="23.00777465">
                <text:p>23.00777465</text:p>
              </table:table-cell>
            </table:table-row>
            <table:table-row>
              <table:table-cell office:value-type="string">
                <text:p> 01/10  12:00:00</text:p>
              </table:table-cell>
              <table:table-cell office:value-type="float" office:value="21.2448965132234">
                <text:p>21.2448965132234</text:p>
              </table:table-cell>
              <table:table-cell office:value-type="float" office:value="22.80065844">
                <text:p>22.80065844</text:p>
              </table:table-cell>
            </table:table-row>
            <table:table-row>
              <table:table-cell office:value-type="string">
                <text:p> 01/10  13:00:00</text:p>
              </table:table-cell>
              <table:table-cell office:value-type="float" office:value="21.5657625808572">
                <text:p>21.5657625808572</text:p>
              </table:table-cell>
              <table:table-cell office:value-type="float" office:value="22.94602385">
                <text:p>22.94602385</text:p>
              </table:table-cell>
            </table:table-row>
            <table:table-row>
              <table:table-cell office:value-type="string">
                <text:p> 01/10  14:00:00</text:p>
              </table:table-cell>
              <table:table-cell office:value-type="float" office:value="21.8652304432743">
                <text:p>21.8652304432743</text:p>
              </table:table-cell>
              <table:table-cell office:value-type="float" office:value="22.88611668">
                <text:p>22.88611668</text:p>
              </table:table-cell>
            </table:table-row>
            <table:table-row>
              <table:table-cell office:value-type="string">
                <text:p> 01/10  15:00:00</text:p>
              </table:table-cell>
              <table:table-cell office:value-type="float" office:value="22.1154993204938">
                <text:p>22.1154993204938</text:p>
              </table:table-cell>
              <table:table-cell office:value-type="float" office:value="22.85088212">
                <text:p>22.85088212</text:p>
              </table:table-cell>
            </table:table-row>
            <table:table-row>
              <table:table-cell office:value-type="string">
                <text:p> 01/10  16:00:00</text:p>
              </table:table-cell>
              <table:table-cell office:value-type="float" office:value="22.2485861421038">
                <text:p>22.2485861421038</text:p>
              </table:table-cell>
              <table:table-cell office:value-type="float" office:value="23.00151073">
                <text:p>23.00151073</text:p>
              </table:table-cell>
            </table:table-row>
            <table:table-row>
              <table:table-cell office:value-type="string">
                <text:p> 01/10  17:00:00</text:p>
              </table:table-cell>
              <table:table-cell office:value-type="float" office:value="22.3352421626735">
                <text:p>22.3352421626735</text:p>
              </table:table-cell>
              <table:table-cell office:value-type="float" office:value="22.81234467">
                <text:p>22.81234467</text:p>
              </table:table-cell>
            </table:table-row>
            <table:table-row>
              <table:table-cell office:value-type="string">
                <text:p> 01/10  18:00:00</text:p>
              </table:table-cell>
              <table:table-cell office:value-type="float" office:value="22.4217324731679">
                <text:p>22.4217324731679</text:p>
              </table:table-cell>
              <table:table-cell office:value-type="float" office:value="22.79078513">
                <text:p>22.79078513</text:p>
              </table:table-cell>
            </table:table-row>
            <table:table-row>
              <table:table-cell office:value-type="string">
                <text:p> 01/10  19:00:00</text:p>
              </table:table-cell>
              <table:table-cell office:value-type="float" office:value="22.4148568749716">
                <text:p>22.4148568749716</text:p>
              </table:table-cell>
              <table:table-cell office:value-type="float" office:value="23.01336189">
                <text:p>23.01336189</text:p>
              </table:table-cell>
            </table:table-row>
            <table:table-row>
              <table:table-cell office:value-type="string">
                <text:p> 01/10  20:00:00</text:p>
              </table:table-cell>
              <table:table-cell office:value-type="float" office:value="22.3957638860139">
                <text:p>22.3957638860139</text:p>
              </table:table-cell>
              <table:table-cell office:value-type="float" office:value="22.76826045">
                <text:p>22.76826045</text:p>
              </table:table-cell>
            </table:table-row>
            <table:table-row>
              <table:table-cell office:value-type="string">
                <text:p> 01/10  21:00:00</text:p>
              </table:table-cell>
              <table:table-cell office:value-type="float" office:value="22.3722042062087">
                <text:p>22.3722042062087</text:p>
              </table:table-cell>
              <table:table-cell office:value-type="float" office:value="22.65872017">
                <text:p>22.65872017</text:p>
              </table:table-cell>
            </table:table-row>
            <table:table-row>
              <table:table-cell office:value-type="string">
                <text:p> 01/10  22:00:00</text:p>
              </table:table-cell>
              <table:table-cell office:value-type="float" office:value="22.3455762376017">
                <text:p>22.3455762376017</text:p>
              </table:table-cell>
              <table:table-cell office:value-type="float" office:value="22.27504702">
                <text:p>22.27504702</text:p>
              </table:table-cell>
            </table:table-row>
            <table:table-row>
              <table:table-cell office:value-type="string">
                <text:p> 01/10  23:00:00</text:p>
              </table:table-cell>
              <table:table-cell office:value-type="float" office:value="22.3056999885726">
                <text:p>22.3056999885726</text:p>
              </table:table-cell>
              <table:table-cell office:value-type="float" office:value="21.95911486">
                <text:p>21.95911486</text:p>
              </table:table-cell>
            </table:table-row>
            <table:table-row>
              <table:table-cell office:value-type="string">
                <text:p> 01/10  24:00:00</text:p>
              </table:table-cell>
              <table:table-cell office:value-type="float" office:value="22.2624608773754">
                <text:p>22.2624608773754</text:p>
              </table:table-cell>
              <table:table-cell office:value-type="float" office:value="21.65901567">
                <text:p>21.65901567</text:p>
              </table:table-cell>
            </table:table-row>
            <table:table-row>
              <table:table-cell office:value-type="string">
                <text:p> 01/11  01:00:00</text:p>
              </table:table-cell>
              <table:table-cell office:value-type="float" office:value="22.2002195875502">
                <text:p>22.2002195875502</text:p>
              </table:table-cell>
              <table:table-cell office:value-type="float" office:value="21.53465492">
                <text:p>21.53465492</text:p>
              </table:table-cell>
            </table:table-row>
            <table:table-row>
              <table:table-cell office:value-type="string">
                <text:p> 01/11  02:00:00</text:p>
              </table:table-cell>
              <table:table-cell office:value-type="float" office:value="22.134509516798">
                <text:p>22.134509516798</text:p>
              </table:table-cell>
              <table:table-cell office:value-type="float" office:value="21.57202487">
                <text:p>21.57202487</text:p>
              </table:table-cell>
            </table:table-row>
            <table:table-row>
              <table:table-cell office:value-type="string">
                <text:p> 01/11  03:00:00</text:p>
              </table:table-cell>
              <table:table-cell office:value-type="float" office:value="22.0782169273137">
                <text:p>22.0782169273137</text:p>
              </table:table-cell>
              <table:table-cell office:value-type="float" office:value="21.69801906">
                <text:p>21.69801906</text:p>
              </table:table-cell>
            </table:table-row>
            <table:table-row>
              <table:table-cell office:value-type="string">
                <text:p> 01/11  04:00:00</text:p>
              </table:table-cell>
              <table:table-cell office:value-type="float" office:value="22.0082910180677">
                <text:p>22.0082910180677</text:p>
              </table:table-cell>
              <table:table-cell office:value-type="float" office:value="21.65071713">
                <text:p>21.65071713</text:p>
              </table:table-cell>
            </table:table-row>
            <table:table-row>
              <table:table-cell office:value-type="string">
                <text:p> 01/11  05:00:00</text:p>
              </table:table-cell>
              <table:table-cell office:value-type="float" office:value="21.9290819782414">
                <text:p>21.9290819782414</text:p>
              </table:table-cell>
              <table:table-cell office:value-type="float" office:value="21.54054226">
                <text:p>21.54054226</text:p>
              </table:table-cell>
            </table:table-row>
            <table:table-row>
              <table:table-cell office:value-type="string">
                <text:p> 01/11  06:00:00</text:p>
              </table:table-cell>
              <table:table-cell office:value-type="float" office:value="21.8348518584851">
                <text:p>21.8348518584851</text:p>
              </table:table-cell>
              <table:table-cell office:value-type="float" office:value="21.44179655">
                <text:p>21.44179655</text:p>
              </table:table-cell>
            </table:table-row>
            <table:table-row>
              <table:table-cell office:value-type="string">
                <text:p> 01/11  07:00:00</text:p>
              </table:table-cell>
              <table:table-cell office:value-type="float" office:value="21.721077423428">
                <text:p>21.721077423428</text:p>
              </table:table-cell>
              <table:table-cell office:value-type="float" office:value="21.35788596">
                <text:p>21.35788596</text:p>
              </table:table-cell>
            </table:table-row>
            <table:table-row>
              <table:table-cell office:value-type="string">
                <text:p> 01/11  08:00:00</text:p>
              </table:table-cell>
              <table:table-cell office:value-type="float" office:value="21.591103451133">
                <text:p>21.591103451133</text:p>
              </table:table-cell>
              <table:table-cell office:value-type="float" office:value="21.5264415">
                <text:p>21.5264415</text:p>
              </table:table-cell>
            </table:table-row>
            <table:table-row>
              <table:table-cell office:value-type="string">
                <text:p> 01/11  09:00:00</text:p>
              </table:table-cell>
              <table:table-cell office:value-type="float" office:value="21.4490582318713">
                <text:p>21.4490582318713</text:p>
              </table:table-cell>
              <table:table-cell office:value-type="float" office:value="22.52006194">
                <text:p>22.52006194</text:p>
              </table:table-cell>
            </table:table-row>
            <table:table-row>
              <table:table-cell office:value-type="string">
                <text:p> 01/11  10:00:00</text:p>
              </table:table-cell>
              <table:table-cell office:value-type="float" office:value="21.3890994197135">
                <text:p>21.3890994197135</text:p>
              </table:table-cell>
              <table:table-cell office:value-type="float" office:value="23.11337601">
                <text:p>23.11337601</text:p>
              </table:table-cell>
            </table:table-row>
            <table:table-row>
              <table:table-cell office:value-type="string">
                <text:p> 01/11  11:00:00</text:p>
              </table:table-cell>
              <table:table-cell office:value-type="float" office:value="21.6774794476447">
                <text:p>21.6774794476447</text:p>
              </table:table-cell>
              <table:table-cell office:value-type="float" office:value="22.98719524">
                <text:p>22.98719524</text:p>
              </table:table-cell>
            </table:table-row>
            <table:table-row>
              <table:table-cell office:value-type="string">
                <text:p> 01/11  12:00:00</text:p>
              </table:table-cell>
              <table:table-cell office:value-type="float" office:value="22.1924877729645">
                <text:p>22.1924877729645</text:p>
              </table:table-cell>
              <table:table-cell office:value-type="float" office:value="23.05372323">
                <text:p>23.05372323</text:p>
              </table:table-cell>
            </table:table-row>
            <table:table-row>
              <table:table-cell office:value-type="string">
                <text:p> 01/11  13:00:00</text:p>
              </table:table-cell>
              <table:table-cell office:value-type="float" office:value="22.9476113529561">
                <text:p>22.9476113529561</text:p>
              </table:table-cell>
              <table:table-cell office:value-type="float" office:value="23.24630882">
                <text:p>23.24630882</text:p>
              </table:table-cell>
            </table:table-row>
            <table:table-row>
              <table:table-cell office:value-type="string">
                <text:p> 01/11  14:00:00</text:p>
              </table:table-cell>
              <table:table-cell office:value-type="float" office:value="23.5120722257671">
                <text:p>23.5120722257671</text:p>
              </table:table-cell>
              <table:table-cell office:value-type="float" office:value="23.40528808">
                <text:p>23.40528808</text:p>
              </table:table-cell>
            </table:table-row>
            <table:table-row>
              <table:table-cell office:value-type="string">
                <text:p> 01/11  15:00:00</text:p>
              </table:table-cell>
              <table:table-cell office:value-type="float" office:value="23.0536140791376">
                <text:p>23.0536140791376</text:p>
              </table:table-cell>
              <table:table-cell office:value-type="float" office:value="23.33580078">
                <text:p>23.33580078</text:p>
              </table:table-cell>
            </table:table-row>
            <table:table-row>
              <table:table-cell office:value-type="string">
                <text:p> 01/11  16:00:00</text:p>
              </table:table-cell>
              <table:table-cell office:value-type="float" office:value="22.5637001948828">
                <text:p>22.5637001948828</text:p>
              </table:table-cell>
              <table:table-cell office:value-type="float" office:value="23.28533112">
                <text:p>23.28533112</text:p>
              </table:table-cell>
            </table:table-row>
            <table:table-row>
              <table:table-cell office:value-type="string">
                <text:p> 01/11  17:00:00</text:p>
              </table:table-cell>
              <table:table-cell office:value-type="float" office:value="22.3434430226885">
                <text:p>22.3434430226885</text:p>
              </table:table-cell>
              <table:table-cell office:value-type="float" office:value="23.12152148">
                <text:p>23.12152148</text:p>
              </table:table-cell>
            </table:table-row>
            <table:table-row>
              <table:table-cell office:value-type="string">
                <text:p> 01/11  18:00:00</text:p>
              </table:table-cell>
              <table:table-cell office:value-type="float" office:value="22.1624293016633">
                <text:p>22.1624293016633</text:p>
              </table:table-cell>
              <table:table-cell office:value-type="float" office:value="22.94575442">
                <text:p>22.94575442</text:p>
              </table:table-cell>
            </table:table-row>
            <table:table-row>
              <table:table-cell office:value-type="string">
                <text:p> 01/11  19:00:00</text:p>
              </table:table-cell>
              <table:table-cell office:value-type="float" office:value="21.9761209230348">
                <text:p>21.9761209230348</text:p>
              </table:table-cell>
              <table:table-cell office:value-type="float" office:value="22.69346752">
                <text:p>22.69346752</text:p>
              </table:table-cell>
            </table:table-row>
            <table:table-row>
              <table:table-cell office:value-type="string">
                <text:p> 01/11  20:00:00</text:p>
              </table:table-cell>
              <table:table-cell office:value-type="float" office:value="21.7558600698676">
                <text:p>21.7558600698676</text:p>
              </table:table-cell>
              <table:table-cell office:value-type="float" office:value="22.62648592">
                <text:p>22.62648592</text:p>
              </table:table-cell>
            </table:table-row>
            <table:table-row>
              <table:table-cell office:value-type="string">
                <text:p> 01/11  21:00:00</text:p>
              </table:table-cell>
              <table:table-cell office:value-type="float" office:value="21.5027331424719">
                <text:p>21.5027331424719</text:p>
              </table:table-cell>
              <table:table-cell office:value-type="float" office:value="22.75049689">
                <text:p>22.75049689</text:p>
              </table:table-cell>
            </table:table-row>
            <table:table-row>
              <table:table-cell office:value-type="string">
                <text:p> 01/11  22:00:00</text:p>
              </table:table-cell>
              <table:table-cell office:value-type="float" office:value="21.9491491775064">
                <text:p>21.9491491775064</text:p>
              </table:table-cell>
              <table:table-cell office:value-type="float" office:value="22.46633303">
                <text:p>22.46633303</text:p>
              </table:table-cell>
            </table:table-row>
            <table:table-row>
              <table:table-cell office:value-type="string">
                <text:p> 01/11  23:00:00</text:p>
              </table:table-cell>
              <table:table-cell office:value-type="float" office:value="22.4851192285184">
                <text:p>22.4851192285184</text:p>
              </table:table-cell>
              <table:table-cell office:value-type="float" office:value="22.37616508">
                <text:p>22.37616508</text:p>
              </table:table-cell>
            </table:table-row>
            <table:table-row>
              <table:table-cell office:value-type="string">
                <text:p> 01/11  24:00:00</text:p>
              </table:table-cell>
              <table:table-cell office:value-type="float" office:value="22.3121613628535">
                <text:p>22.3121613628535</text:p>
              </table:table-cell>
              <table:table-cell office:value-type="float" office:value="22.36827573">
                <text:p>22.36827573</text:p>
              </table:table-cell>
            </table:table-row>
            <table:table-row>
              <table:table-cell office:value-type="string">
                <text:p> 01/12  01:00:00</text:p>
              </table:table-cell>
              <table:table-cell office:value-type="float" office:value="21.9867945483415">
                <text:p>21.9867945483415</text:p>
              </table:table-cell>
              <table:table-cell office:value-type="float" office:value="22.37624363">
                <text:p>22.37624363</text:p>
              </table:table-cell>
            </table:table-row>
            <table:table-row>
              <table:table-cell office:value-type="string">
                <text:p> 01/12  02:00:00</text:p>
              </table:table-cell>
              <table:table-cell office:value-type="float" office:value="21.7934014324169">
                <text:p>21.7934014324169</text:p>
              </table:table-cell>
              <table:table-cell office:value-type="float" office:value="22.28767064">
                <text:p>22.28767064</text:p>
              </table:table-cell>
            </table:table-row>
            <table:table-row>
              <table:table-cell office:value-type="string">
                <text:p> 01/12  03:00:00</text:p>
              </table:table-cell>
              <table:table-cell office:value-type="float" office:value="21.6897999374999">
                <text:p>21.6897999374999</text:p>
              </table:table-cell>
              <table:table-cell office:value-type="float" office:value="22.13386242">
                <text:p>22.13386242</text:p>
              </table:table-cell>
            </table:table-row>
            <table:table-row>
              <table:table-cell office:value-type="string">
                <text:p> 01/12  04:00:00</text:p>
              </table:table-cell>
              <table:table-cell office:value-type="float" office:value="21.6123780548252">
                <text:p>21.6123780548252</text:p>
              </table:table-cell>
              <table:table-cell office:value-type="float" office:value="21.96535288">
                <text:p>21.96535288</text:p>
              </table:table-cell>
            </table:table-row>
            <table:table-row>
              <table:table-cell office:value-type="string">
                <text:p> 01/12  05:00:00</text:p>
              </table:table-cell>
              <table:table-cell office:value-type="float" office:value="21.5426478510449">
                <text:p>21.5426478510449</text:p>
              </table:table-cell>
              <table:table-cell office:value-type="float" office:value="21.84206427">
                <text:p>21.84206427</text:p>
              </table:table-cell>
            </table:table-row>
            <table:table-row>
              <table:table-cell office:value-type="string">
                <text:p> 01/12  06:00:00</text:p>
              </table:table-cell>
              <table:table-cell office:value-type="float" office:value="21.4804791649621">
                <text:p>21.4804791649621</text:p>
              </table:table-cell>
              <table:table-cell office:value-type="float" office:value="21.74938177">
                <text:p>21.74938177</text:p>
              </table:table-cell>
            </table:table-row>
            <table:table-row>
              <table:table-cell office:value-type="string">
                <text:p> 01/12  07:00:00</text:p>
              </table:table-cell>
              <table:table-cell office:value-type="float" office:value="21.422767710137">
                <text:p>21.422767710137</text:p>
              </table:table-cell>
              <table:table-cell office:value-type="float" office:value="21.68302225">
                <text:p>21.68302225</text:p>
              </table:table-cell>
            </table:table-row>
            <table:table-row>
              <table:table-cell office:value-type="string">
                <text:p> 01/12  08:00:00</text:p>
              </table:table-cell>
              <table:table-cell office:value-type="float" office:value="21.3731393135715">
                <text:p>21.3731393135715</text:p>
              </table:table-cell>
              <table:table-cell office:value-type="float" office:value="21.63507779">
                <text:p>21.63507779</text:p>
              </table:table-cell>
            </table:table-row>
            <table:table-row>
              <table:table-cell office:value-type="string">
                <text:p> 01/12  09:00:00</text:p>
              </table:table-cell>
              <table:table-cell office:value-type="float" office:value="21.3261862948727">
                <text:p>21.3261862948727</text:p>
              </table:table-cell>
              <table:table-cell office:value-type="float" office:value="21.61222651">
                <text:p>21.61222651</text:p>
              </table:table-cell>
            </table:table-row>
            <table:table-row>
              <table:table-cell office:value-type="string">
                <text:p> 01/12  10:00:00</text:p>
              </table:table-cell>
              <table:table-cell office:value-type="float" office:value="21.2879327056795">
                <text:p>21.2879327056795</text:p>
              </table:table-cell>
              <table:table-cell office:value-type="float" office:value="21.59849007">
                <text:p>21.59849007</text:p>
              </table:table-cell>
            </table:table-row>
            <table:table-row>
              <table:table-cell office:value-type="string">
                <text:p> 01/12  11:00:00</text:p>
              </table:table-cell>
              <table:table-cell office:value-type="float" office:value="21.2574438410484">
                <text:p>21.2574438410484</text:p>
              </table:table-cell>
              <table:table-cell office:value-type="float" office:value="21.66601073">
                <text:p>21.66601073</text:p>
              </table:table-cell>
            </table:table-row>
            <table:table-row>
              <table:table-cell office:value-type="string">
                <text:p> 01/12  12:00:00</text:p>
              </table:table-cell>
              <table:table-cell office:value-type="float" office:value="21.2427306985209">
                <text:p>21.2427306985209</text:p>
              </table:table-cell>
              <table:table-cell office:value-type="float" office:value="21.77417488">
                <text:p>21.77417488</text:p>
              </table:table-cell>
            </table:table-row>
            <table:table-row>
              <table:table-cell office:value-type="string">
                <text:p> 01/12  13:00:00</text:p>
              </table:table-cell>
              <table:table-cell office:value-type="float" office:value="21.2318263088752">
                <text:p>21.2318263088752</text:p>
              </table:table-cell>
              <table:table-cell office:value-type="float" office:value="21.99214651">
                <text:p>21.99214651</text:p>
              </table:table-cell>
            </table:table-row>
            <table:table-row>
              <table:table-cell office:value-type="string">
                <text:p> 01/12  14:00:00</text:p>
              </table:table-cell>
              <table:table-cell office:value-type="float" office:value="21.2876701247381">
                <text:p>21.2876701247381</text:p>
              </table:table-cell>
              <table:table-cell office:value-type="float" office:value="22.112921">
                <text:p>22.112921</text:p>
              </table:table-cell>
            </table:table-row>
            <table:table-row>
              <table:table-cell office:value-type="string">
                <text:p> 01/12  15:00:00</text:p>
              </table:table-cell>
              <table:table-cell office:value-type="float" office:value="21.3409561997811">
                <text:p>21.3409561997811</text:p>
              </table:table-cell>
              <table:table-cell office:value-type="float" office:value="22.25479839">
                <text:p>22.25479839</text:p>
              </table:table-cell>
            </table:table-row>
            <table:table-row>
              <table:table-cell office:value-type="string">
                <text:p> 01/12  16:00:00</text:p>
              </table:table-cell>
              <table:table-cell office:value-type="float" office:value="21.3661947489926">
                <text:p>21.3661947489926</text:p>
              </table:table-cell>
              <table:table-cell office:value-type="float" office:value="22.21890335">
                <text:p>22.21890335</text:p>
              </table:table-cell>
            </table:table-row>
            <table:table-row>
              <table:table-cell office:value-type="string">
                <text:p> 01/12  17:00:00</text:p>
              </table:table-cell>
              <table:table-cell office:value-type="float" office:value="21.3938243473641">
                <text:p>21.3938243473641</text:p>
              </table:table-cell>
              <table:table-cell office:value-type="float" office:value="22.11838537">
                <text:p>22.11838537</text:p>
              </table:table-cell>
            </table:table-row>
            <table:table-row>
              <table:table-cell office:value-type="string">
                <text:p> 01/12  18:00:00</text:p>
              </table:table-cell>
              <table:table-cell office:value-type="float" office:value="21.3939211738226">
                <text:p>21.3939211738226</text:p>
              </table:table-cell>
              <table:table-cell office:value-type="float" office:value="21.94294833">
                <text:p>21.94294833</text:p>
              </table:table-cell>
            </table:table-row>
            <table:table-row>
              <table:table-cell office:value-type="string">
                <text:p> 01/12  19:00:00</text:p>
              </table:table-cell>
              <table:table-cell office:value-type="float" office:value="21.3256822951402">
                <text:p>21.3256822951402</text:p>
              </table:table-cell>
              <table:table-cell office:value-type="float" office:value="21.94094377">
                <text:p>21.94094377</text:p>
              </table:table-cell>
            </table:table-row>
            <table:table-row>
              <table:table-cell office:value-type="string">
                <text:p> 01/12  20:00:00</text:p>
              </table:table-cell>
              <table:table-cell office:value-type="float" office:value="21.1995598455225">
                <text:p>21.1995598455225</text:p>
              </table:table-cell>
              <table:table-cell office:value-type="float" office:value="22.18447329">
                <text:p>22.18447329</text:p>
              </table:table-cell>
            </table:table-row>
            <table:table-row>
              <table:table-cell office:value-type="string">
                <text:p> 01/12  21:00:00</text:p>
              </table:table-cell>
              <table:table-cell office:value-type="float" office:value="21.0904702056461">
                <text:p>21.0904702056461</text:p>
              </table:table-cell>
              <table:table-cell office:value-type="float" office:value="22.91624493">
                <text:p>22.91624493</text:p>
              </table:table-cell>
            </table:table-row>
            <table:table-row>
              <table:table-cell office:value-type="string">
                <text:p> 01/12  22:00:00</text:p>
              </table:table-cell>
              <table:table-cell office:value-type="float" office:value="21.0058851806244">
                <text:p>21.0058851806244</text:p>
              </table:table-cell>
              <table:table-cell office:value-type="float" office:value="22.68876124">
                <text:p>22.68876124</text:p>
              </table:table-cell>
            </table:table-row>
            <table:table-row>
              <table:table-cell office:value-type="string">
                <text:p> 01/12  23:00:00</text:p>
              </table:table-cell>
              <table:table-cell office:value-type="float" office:value="20.8581916597314">
                <text:p>20.8581916597314</text:p>
              </table:table-cell>
              <table:table-cell office:value-type="float" office:value="22.30849176">
                <text:p>22.30849176</text:p>
              </table:table-cell>
            </table:table-row>
            <table:table-row>
              <table:table-cell office:value-type="string">
                <text:p> 01/12  24:00:00</text:p>
              </table:table-cell>
              <table:table-cell office:value-type="float" office:value="21.2339251180746">
                <text:p>21.2339251180746</text:p>
              </table:table-cell>
              <table:table-cell office:value-type="float" office:value="22.00259094">
                <text:p>22.00259094</text:p>
              </table:table-cell>
            </table:table-row>
            <table:table-row>
              <table:table-cell office:value-type="string">
                <text:p> 01/13  01:00:00</text:p>
              </table:table-cell>
              <table:table-cell office:value-type="float" office:value="21.5296365354648">
                <text:p>21.5296365354648</text:p>
              </table:table-cell>
              <table:table-cell office:value-type="float" office:value="21.75525087">
                <text:p>21.75525087</text:p>
              </table:table-cell>
            </table:table-row>
            <table:table-row>
              <table:table-cell office:value-type="string">
                <text:p> 01/13  02:00:00</text:p>
              </table:table-cell>
              <table:table-cell office:value-type="float" office:value="21.6429701776632">
                <text:p>21.6429701776632</text:p>
              </table:table-cell>
              <table:table-cell office:value-type="float" office:value="21.64026469">
                <text:p>21.64026469</text:p>
              </table:table-cell>
            </table:table-row>
            <table:table-row>
              <table:table-cell office:value-type="string">
                <text:p> 01/13  03:00:00</text:p>
              </table:table-cell>
              <table:table-cell office:value-type="float" office:value="21.6705686336545">
                <text:p>21.6705686336545</text:p>
              </table:table-cell>
              <table:table-cell office:value-type="float" office:value="21.47943539">
                <text:p>21.47943539</text:p>
              </table:table-cell>
            </table:table-row>
            <table:table-row>
              <table:table-cell office:value-type="string">
                <text:p> 01/13  04:00:00</text:p>
              </table:table-cell>
              <table:table-cell office:value-type="float" office:value="21.6147966707944">
                <text:p>21.6147966707944</text:p>
              </table:table-cell>
              <table:table-cell office:value-type="float" office:value="21.33488599">
                <text:p>21.33488599</text:p>
              </table:table-cell>
            </table:table-row>
            <table:table-row>
              <table:table-cell office:value-type="string">
                <text:p> 01/13  05:00:00</text:p>
              </table:table-cell>
              <table:table-cell office:value-type="float" office:value="21.5662914504359">
                <text:p>21.5662914504359</text:p>
              </table:table-cell>
              <table:table-cell office:value-type="float" office:value="21.26485552">
                <text:p>21.26485552</text:p>
              </table:table-cell>
            </table:table-row>
            <table:table-row>
              <table:table-cell office:value-type="string">
                <text:p> 01/13  06:00:00</text:p>
              </table:table-cell>
              <table:table-cell office:value-type="float" office:value="21.4635014261502">
                <text:p>21.4635014261502</text:p>
              </table:table-cell>
              <table:table-cell office:value-type="float" office:value="21.19642238">
                <text:p>21.19642238</text:p>
              </table:table-cell>
            </table:table-row>
            <table:table-row>
              <table:table-cell office:value-type="string">
                <text:p> 01/13  07:00:00</text:p>
              </table:table-cell>
              <table:table-cell office:value-type="float" office:value="21.3660740656948">
                <text:p>21.3660740656948</text:p>
              </table:table-cell>
              <table:table-cell office:value-type="float" office:value="21.10400198">
                <text:p>21.10400198</text:p>
              </table:table-cell>
            </table:table-row>
            <table:table-row>
              <table:table-cell office:value-type="string">
                <text:p> 01/13  08:00:00</text:p>
              </table:table-cell>
              <table:table-cell office:value-type="float" office:value="21.2572452427018">
                <text:p>21.2572452427018</text:p>
              </table:table-cell>
              <table:table-cell office:value-type="float" office:value="21.3332552">
                <text:p>21.3332552</text:p>
              </table:table-cell>
            </table:table-row>
            <table:table-row>
              <table:table-cell office:value-type="string">
                <text:p> 01/13  09:00:00</text:p>
              </table:table-cell>
              <table:table-cell office:value-type="float" office:value="21.0936061716709">
                <text:p>21.0936061716709</text:p>
              </table:table-cell>
              <table:table-cell office:value-type="float" office:value="22.37055009">
                <text:p>22.37055009</text:p>
              </table:table-cell>
            </table:table-row>
            <table:table-row>
              <table:table-cell office:value-type="string">
                <text:p> 01/13  10:00:00</text:p>
              </table:table-cell>
              <table:table-cell office:value-type="float" office:value="21.0321665699194">
                <text:p>21.0321665699194</text:p>
              </table:table-cell>
              <table:table-cell office:value-type="float" office:value="23.07137033">
                <text:p>23.07137033</text:p>
              </table:table-cell>
            </table:table-row>
            <table:table-row>
              <table:table-cell office:value-type="string">
                <text:p> 01/13  11:00:00</text:p>
              </table:table-cell>
              <table:table-cell office:value-type="float" office:value="21.3019293397369">
                <text:p>21.3019293397369</text:p>
              </table:table-cell>
              <table:table-cell office:value-type="float" office:value="22.94179051">
                <text:p>22.94179051</text:p>
              </table:table-cell>
            </table:table-row>
            <table:table-row>
              <table:table-cell office:value-type="string">
                <text:p> 01/13  12:00:00</text:p>
              </table:table-cell>
              <table:table-cell office:value-type="float" office:value="22.0581510705188">
                <text:p>22.0581510705188</text:p>
              </table:table-cell>
              <table:table-cell office:value-type="float" office:value="22.98624412">
                <text:p>22.98624412</text:p>
              </table:table-cell>
            </table:table-row>
            <table:table-row>
              <table:table-cell office:value-type="string">
                <text:p> 01/13  13:00:00</text:p>
              </table:table-cell>
              <table:table-cell office:value-type="float" office:value="22.837428949174">
                <text:p>22.837428949174</text:p>
              </table:table-cell>
              <table:table-cell office:value-type="float" office:value="23.10733046">
                <text:p>23.10733046</text:p>
              </table:table-cell>
            </table:table-row>
            <table:table-row>
              <table:table-cell office:value-type="string">
                <text:p> 01/13  14:00:00</text:p>
              </table:table-cell>
              <table:table-cell office:value-type="float" office:value="23.2838669951255">
                <text:p>23.2838669951255</text:p>
              </table:table-cell>
              <table:table-cell office:value-type="float" office:value="23.17814634">
                <text:p>23.17814634</text:p>
              </table:table-cell>
            </table:table-row>
            <table:table-row>
              <table:table-cell office:value-type="string">
                <text:p> 01/13  15:00:00</text:p>
              </table:table-cell>
              <table:table-cell office:value-type="float" office:value="23.6224151705801">
                <text:p>23.6224151705801</text:p>
              </table:table-cell>
              <table:table-cell office:value-type="float" office:value="23.22259047">
                <text:p>23.22259047</text:p>
              </table:table-cell>
            </table:table-row>
            <table:table-row>
              <table:table-cell office:value-type="string">
                <text:p> 01/13  16:00:00</text:p>
              </table:table-cell>
              <table:table-cell office:value-type="float" office:value="23.7664441747312">
                <text:p>23.7664441747312</text:p>
              </table:table-cell>
              <table:table-cell office:value-type="float" office:value="23.01339712">
                <text:p>23.01339712</text:p>
              </table:table-cell>
            </table:table-row>
            <table:table-row>
              <table:table-cell office:value-type="string">
                <text:p> 01/13  17:00:00</text:p>
              </table:table-cell>
              <table:table-cell office:value-type="float" office:value="23.8297501817991">
                <text:p>23.8297501817991</text:p>
              </table:table-cell>
              <table:table-cell office:value-type="float" office:value="22.79375684">
                <text:p>22.79375684</text:p>
              </table:table-cell>
            </table:table-row>
            <table:table-row>
              <table:table-cell office:value-type="string">
                <text:p> 01/13  18:00:00</text:p>
              </table:table-cell>
              <table:table-cell office:value-type="float" office:value="23.8193099240112">
                <text:p>23.8193099240112</text:p>
              </table:table-cell>
              <table:table-cell office:value-type="float" office:value="22.53482926">
                <text:p>22.53482926</text:p>
              </table:table-cell>
            </table:table-row>
            <table:table-row>
              <table:table-cell office:value-type="string">
                <text:p> 01/13  19:00:00</text:p>
              </table:table-cell>
              <table:table-cell office:value-type="float" office:value="23.6469463020593">
                <text:p>23.6469463020593</text:p>
              </table:table-cell>
              <table:table-cell office:value-type="float" office:value="22.68899194">
                <text:p>22.68899194</text:p>
              </table:table-cell>
            </table:table-row>
            <table:table-row>
              <table:table-cell office:value-type="string">
                <text:p> 01/13  20:00:00</text:p>
              </table:table-cell>
              <table:table-cell office:value-type="float" office:value="23.4015037081924">
                <text:p>23.4015037081924</text:p>
              </table:table-cell>
              <table:table-cell office:value-type="float" office:value="22.60132579">
                <text:p>22.60132579</text:p>
              </table:table-cell>
            </table:table-row>
            <table:table-row>
              <table:table-cell office:value-type="string">
                <text:p> 01/13  21:00:00</text:p>
              </table:table-cell>
              <table:table-cell office:value-type="float" office:value="23.1775526464138">
                <text:p>23.1775526464138</text:p>
              </table:table-cell>
              <table:table-cell office:value-type="float" office:value="22.68549532">
                <text:p>22.68549532</text:p>
              </table:table-cell>
            </table:table-row>
            <table:table-row>
              <table:table-cell office:value-type="string">
                <text:p> 01/13  22:00:00</text:p>
              </table:table-cell>
              <table:table-cell office:value-type="float" office:value="22.9493529566293">
                <text:p>22.9493529566293</text:p>
              </table:table-cell>
              <table:table-cell office:value-type="float" office:value="22.10300243">
                <text:p>22.10300243</text:p>
              </table:table-cell>
            </table:table-row>
            <table:table-row>
              <table:table-cell office:value-type="string">
                <text:p> 01/13  23:00:00</text:p>
              </table:table-cell>
              <table:table-cell office:value-type="float" office:value="22.7057679900283">
                <text:p>22.7057679900283</text:p>
              </table:table-cell>
              <table:table-cell office:value-type="float" office:value="21.69829896">
                <text:p>21.69829896</text:p>
              </table:table-cell>
            </table:table-row>
            <table:table-row>
              <table:table-cell office:value-type="string">
                <text:p> 01/13  24:00:00</text:p>
              </table:table-cell>
              <table:table-cell office:value-type="float" office:value="22.4420027610582">
                <text:p>22.4420027610582</text:p>
              </table:table-cell>
              <table:table-cell office:value-type="float" office:value="21.455002">
                <text:p>21.455002</text:p>
              </table:table-cell>
            </table:table-row>
            <table:table-row>
              <table:table-cell office:value-type="string">
                <text:p> 01/14  01:00:00</text:p>
              </table:table-cell>
              <table:table-cell office:value-type="float" office:value="22.1692121446908">
                <text:p>22.1692121446908</text:p>
              </table:table-cell>
              <table:table-cell office:value-type="float" office:value="21.27516438">
                <text:p>21.27516438</text:p>
              </table:table-cell>
            </table:table-row>
            <table:table-row>
              <table:table-cell office:value-type="string">
                <text:p> 01/14  02:00:00</text:p>
              </table:table-cell>
              <table:table-cell office:value-type="float" office:value="21.898808455677">
                <text:p>21.898808455677</text:p>
              </table:table-cell>
              <table:table-cell office:value-type="float" office:value="21.09733757">
                <text:p>21.09733757</text:p>
              </table:table-cell>
            </table:table-row>
            <table:table-row>
              <table:table-cell office:value-type="string">
                <text:p> 01/14  03:00:00</text:p>
              </table:table-cell>
              <table:table-cell office:value-type="float" office:value="21.6253676033108">
                <text:p>21.6253676033108</text:p>
              </table:table-cell>
              <table:table-cell office:value-type="float" office:value="20.92759519">
                <text:p>20.92759519</text:p>
              </table:table-cell>
            </table:table-row>
            <table:table-row>
              <table:table-cell office:value-type="string">
                <text:p> 01/14  04:00:00</text:p>
              </table:table-cell>
              <table:table-cell office:value-type="float" office:value="21.3386238457423">
                <text:p>21.3386238457423</text:p>
              </table:table-cell>
              <table:table-cell office:value-type="float" office:value="20.80737989">
                <text:p>20.80737989</text:p>
              </table:table-cell>
            </table:table-row>
            <table:table-row>
              <table:table-cell office:value-type="string">
                <text:p> 01/14  05:00:00</text:p>
              </table:table-cell>
              <table:table-cell office:value-type="float" office:value="21.0519627426718">
                <text:p>21.0519627426718</text:p>
              </table:table-cell>
              <table:table-cell office:value-type="float" office:value="20.73518584">
                <text:p>20.73518584</text:p>
              </table:table-cell>
            </table:table-row>
            <table:table-row>
              <table:table-cell office:value-type="string">
                <text:p> 01/14  06:00:00</text:p>
              </table:table-cell>
              <table:table-cell office:value-type="float" office:value="20.8183897857714">
                <text:p>20.8183897857714</text:p>
              </table:table-cell>
              <table:table-cell office:value-type="float" office:value="20.6993456">
                <text:p>20.6993456</text:p>
              </table:table-cell>
            </table:table-row>
            <table:table-row>
              <table:table-cell office:value-type="string">
                <text:p> 01/14  07:00:00</text:p>
              </table:table-cell>
              <table:table-cell office:value-type="float" office:value="20.6412383556212">
                <text:p>20.6412383556212</text:p>
              </table:table-cell>
              <table:table-cell office:value-type="float" office:value="20.71887255">
                <text:p>20.71887255</text:p>
              </table:table-cell>
            </table:table-row>
            <table:table-row>
              <table:table-cell office:value-type="string">
                <text:p> 01/14  08:00:00</text:p>
              </table:table-cell>
              <table:table-cell office:value-type="float" office:value="20.472563293822">
                <text:p>20.472563293822</text:p>
              </table:table-cell>
              <table:table-cell office:value-type="float" office:value="20.73412665">
                <text:p>20.73412665</text:p>
              </table:table-cell>
            </table:table-row>
            <table:table-row>
              <table:table-cell office:value-type="string">
                <text:p> 01/14  09:00:00</text:p>
              </table:table-cell>
              <table:table-cell office:value-type="float" office:value="20.3027129753672">
                <text:p>20.3027129753672</text:p>
              </table:table-cell>
              <table:table-cell office:value-type="float" office:value="21.16407686">
                <text:p>21.16407686</text:p>
              </table:table-cell>
            </table:table-row>
            <table:table-row>
              <table:table-cell office:value-type="string">
                <text:p> 01/14  10:00:00</text:p>
              </table:table-cell>
              <table:table-cell office:value-type="float" office:value="20.2343446045711">
                <text:p>20.2343446045711</text:p>
              </table:table-cell>
              <table:table-cell office:value-type="float" office:value="22.31949718">
                <text:p>22.31949718</text:p>
              </table:table-cell>
            </table:table-row>
            <table:table-row>
              <table:table-cell office:value-type="string">
                <text:p> 01/14  11:00:00</text:p>
              </table:table-cell>
              <table:table-cell office:value-type="float" office:value="20.5031034607902">
                <text:p>20.5031034607902</text:p>
              </table:table-cell>
              <table:table-cell office:value-type="float" office:value="23.010198">
                <text:p>23.010198</text:p>
              </table:table-cell>
            </table:table-row>
            <table:table-row>
              <table:table-cell office:value-type="string">
                <text:p> 01/14  12:00:00</text:p>
              </table:table-cell>
              <table:table-cell office:value-type="float" office:value="20.9070391569509">
                <text:p>20.9070391569509</text:p>
              </table:table-cell>
              <table:table-cell office:value-type="float" office:value="22.85911621">
                <text:p>22.85911621</text:p>
              </table:table-cell>
            </table:table-row>
            <table:table-row>
              <table:table-cell office:value-type="string">
                <text:p> 01/14  13:00:00</text:p>
              </table:table-cell>
              <table:table-cell office:value-type="float" office:value="21.349072357963">
                <text:p>21.349072357963</text:p>
              </table:table-cell>
              <table:table-cell office:value-type="float" office:value="22.80939937">
                <text:p>22.80939937</text:p>
              </table:table-cell>
            </table:table-row>
            <table:table-row>
              <table:table-cell office:value-type="string">
                <text:p> 01/14  14:00:00</text:p>
              </table:table-cell>
              <table:table-cell office:value-type="float" office:value="21.7941807712154">
                <text:p>21.7941807712154</text:p>
              </table:table-cell>
              <table:table-cell office:value-type="float" office:value="22.80298385">
                <text:p>22.80298385</text:p>
              </table:table-cell>
            </table:table-row>
            <table:table-row>
              <table:table-cell office:value-type="string">
                <text:p> 01/14  15:00:00</text:p>
              </table:table-cell>
              <table:table-cell office:value-type="float" office:value="22.2753049674358">
                <text:p>22.2753049674358</text:p>
              </table:table-cell>
              <table:table-cell office:value-type="float" office:value="22.72921854">
                <text:p>22.72921854</text:p>
              </table:table-cell>
            </table:table-row>
            <table:table-row>
              <table:table-cell office:value-type="string">
                <text:p> 01/14  16:00:00</text:p>
              </table:table-cell>
              <table:table-cell office:value-type="float" office:value="22.5852762240739">
                <text:p>22.5852762240739</text:p>
              </table:table-cell>
              <table:table-cell office:value-type="float" office:value="22.74439051">
                <text:p>22.74439051</text:p>
              </table:table-cell>
            </table:table-row>
            <table:table-row>
              <table:table-cell office:value-type="string">
                <text:p> 01/14  17:00:00</text:p>
              </table:table-cell>
              <table:table-cell office:value-type="float" office:value="22.6424729395252">
                <text:p>22.6424729395252</text:p>
              </table:table-cell>
              <table:table-cell office:value-type="float" office:value="22.80748226">
                <text:p>22.80748226</text:p>
              </table:table-cell>
            </table:table-row>
            <table:table-row>
              <table:table-cell office:value-type="string">
                <text:p> 01/14  18:00:00</text:p>
              </table:table-cell>
              <table:table-cell office:value-type="float" office:value="22.6200673849186">
                <text:p>22.6200673849186</text:p>
              </table:table-cell>
              <table:table-cell office:value-type="float" office:value="22.69877435">
                <text:p>22.69877435</text:p>
              </table:table-cell>
            </table:table-row>
            <table:table-row>
              <table:table-cell office:value-type="string">
                <text:p> 01/14  19:00:00</text:p>
              </table:table-cell>
              <table:table-cell office:value-type="float" office:value="22.5804884485763">
                <text:p>22.5804884485763</text:p>
              </table:table-cell>
              <table:table-cell office:value-type="float" office:value="22.82548126">
                <text:p>22.82548126</text:p>
              </table:table-cell>
            </table:table-row>
            <table:table-row>
              <table:table-cell office:value-type="string">
                <text:p> 01/14  20:00:00</text:p>
              </table:table-cell>
              <table:table-cell office:value-type="float" office:value="22.5435596539034">
                <text:p>22.5435596539034</text:p>
              </table:table-cell>
              <table:table-cell office:value-type="float" office:value="22.51091312">
                <text:p>22.51091312</text:p>
              </table:table-cell>
            </table:table-row>
            <table:table-row>
              <table:table-cell office:value-type="string">
                <text:p> 01/14  21:00:00</text:p>
              </table:table-cell>
              <table:table-cell office:value-type="float" office:value="22.5082762837783">
                <text:p>22.5082762837783</text:p>
              </table:table-cell>
              <table:table-cell office:value-type="float" office:value="22.13231003">
                <text:p>22.13231003</text:p>
              </table:table-cell>
            </table:table-row>
            <table:table-row>
              <table:table-cell office:value-type="string">
                <text:p> 01/14  22:00:00</text:p>
              </table:table-cell>
              <table:table-cell office:value-type="float" office:value="22.4634982862918">
                <text:p>22.4634982862918</text:p>
              </table:table-cell>
              <table:table-cell office:value-type="float" office:value="21.85654285">
                <text:p>21.85654285</text:p>
              </table:table-cell>
            </table:table-row>
            <table:table-row>
              <table:table-cell office:value-type="string">
                <text:p> 01/14  23:00:00</text:p>
              </table:table-cell>
              <table:table-cell office:value-type="float" office:value="22.4028029767789">
                <text:p>22.4028029767789</text:p>
              </table:table-cell>
              <table:table-cell office:value-type="float" office:value="21.65719355">
                <text:p>21.65719355</text:p>
              </table:table-cell>
            </table:table-row>
            <table:table-row>
              <table:table-cell office:value-type="string">
                <text:p> 01/14  24:00:00</text:p>
              </table:table-cell>
              <table:table-cell office:value-type="float" office:value="22.3260627143378">
                <text:p>22.3260627143378</text:p>
              </table:table-cell>
              <table:table-cell office:value-type="float" office:value="21.491446">
                <text:p>21.491446</text:p>
              </table:table-cell>
            </table:table-row>
            <table:table-row>
              <table:table-cell office:value-type="string">
                <text:p> 01/15  01:00:00</text:p>
              </table:table-cell>
              <table:table-cell office:value-type="float" office:value="22.2374564821442">
                <text:p>22.2374564821442</text:p>
              </table:table-cell>
              <table:table-cell office:value-type="float" office:value="21.37731313">
                <text:p>21.37731313</text:p>
              </table:table-cell>
            </table:table-row>
            <table:table-row>
              <table:table-cell office:value-type="string">
                <text:p> 01/15  02:00:00</text:p>
              </table:table-cell>
              <table:table-cell office:value-type="float" office:value="22.1363933629661">
                <text:p>22.1363933629661</text:p>
              </table:table-cell>
              <table:table-cell office:value-type="float" office:value="21.2794368">
                <text:p>21.2794368</text:p>
              </table:table-cell>
            </table:table-row>
            <table:table-row>
              <table:table-cell office:value-type="string">
                <text:p> 01/15  03:00:00</text:p>
              </table:table-cell>
              <table:table-cell office:value-type="float" office:value="22.025584082289">
                <text:p>22.025584082289</text:p>
              </table:table-cell>
              <table:table-cell office:value-type="float" office:value="21.13625582">
                <text:p>21.13625582</text:p>
              </table:table-cell>
            </table:table-row>
            <table:table-row>
              <table:table-cell office:value-type="string">
                <text:p> 01/15  04:00:00</text:p>
              </table:table-cell>
              <table:table-cell office:value-type="float" office:value="21.8946297364653">
                <text:p>21.8946297364653</text:p>
              </table:table-cell>
              <table:table-cell office:value-type="float" office:value="20.99038504">
                <text:p>20.99038504</text:p>
              </table:table-cell>
            </table:table-row>
            <table:table-row>
              <table:table-cell office:value-type="string">
                <text:p> 01/15  05:00:00</text:p>
              </table:table-cell>
              <table:table-cell office:value-type="float" office:value="21.7490420304552">
                <text:p>21.7490420304552</text:p>
              </table:table-cell>
              <table:table-cell office:value-type="float" office:value="20.84855873">
                <text:p>20.84855873</text:p>
              </table:table-cell>
            </table:table-row>
            <table:table-row>
              <table:table-cell office:value-type="string">
                <text:p> 01/15  06:00:00</text:p>
              </table:table-cell>
              <table:table-cell office:value-type="float" office:value="21.5670142100254">
                <text:p>21.5670142100254</text:p>
              </table:table-cell>
              <table:table-cell office:value-type="float" office:value="20.72453167">
                <text:p>20.72453167</text:p>
              </table:table-cell>
            </table:table-row>
            <table:table-row>
              <table:table-cell office:value-type="string">
                <text:p> 01/15  07:00:00</text:p>
              </table:table-cell>
              <table:table-cell office:value-type="float" office:value="21.3057722364186">
                <text:p>21.3057722364186</text:p>
              </table:table-cell>
              <table:table-cell office:value-type="float" office:value="20.62600995">
                <text:p>20.62600995</text:p>
              </table:table-cell>
            </table:table-row>
            <table:table-row>
              <table:table-cell office:value-type="string">
                <text:p> 01/15  08:00:00</text:p>
              </table:table-cell>
              <table:table-cell office:value-type="float" office:value="21.0413942533502">
                <text:p>21.0413942533502</text:p>
              </table:table-cell>
              <table:table-cell office:value-type="float" office:value="20.56718312">
                <text:p>20.56718312</text:p>
              </table:table-cell>
            </table:table-row>
            <table:table-row>
              <table:table-cell office:value-type="string">
                <text:p> 01/15  09:00:00</text:p>
              </table:table-cell>
              <table:table-cell office:value-type="float" office:value="20.7735131054683">
                <text:p>20.7735131054683</text:p>
              </table:table-cell>
              <table:table-cell office:value-type="float" office:value="20.91994249">
                <text:p>20.91994249</text:p>
              </table:table-cell>
            </table:table-row>
            <table:table-row>
              <table:table-cell office:value-type="string">
                <text:p> 01/15  10:00:00</text:p>
              </table:table-cell>
              <table:table-cell office:value-type="float" office:value="20.5559077219435">
                <text:p>20.5559077219435</text:p>
              </table:table-cell>
              <table:table-cell office:value-type="float" office:value="22.28596906">
                <text:p>22.28596906</text:p>
              </table:table-cell>
            </table:table-row>
            <table:table-row>
              <table:table-cell office:value-type="string">
                <text:p> 01/15  11:00:00</text:p>
              </table:table-cell>
              <table:table-cell office:value-type="float" office:value="20.6407383400575">
                <text:p>20.6407383400575</text:p>
              </table:table-cell>
              <table:table-cell office:value-type="float" office:value="23.3277396">
                <text:p>23.3277396</text:p>
              </table:table-cell>
            </table:table-row>
            <table:table-row>
              <table:table-cell office:value-type="string">
                <text:p> 01/15  12:00:00</text:p>
              </table:table-cell>
              <table:table-cell office:value-type="float" office:value="21.1414895895971">
                <text:p>21.1414895895971</text:p>
              </table:table-cell>
              <table:table-cell office:value-type="float" office:value="23.2691229">
                <text:p>23.2691229</text:p>
              </table:table-cell>
            </table:table-row>
            <table:table-row>
              <table:table-cell office:value-type="string">
                <text:p> 01/15  13:00:00</text:p>
              </table:table-cell>
              <table:table-cell office:value-type="float" office:value="22.3388391665833">
                <text:p>22.3388391665833</text:p>
              </table:table-cell>
              <table:table-cell office:value-type="float" office:value="23.29726976">
                <text:p>23.29726976</text:p>
              </table:table-cell>
            </table:table-row>
            <table:table-row>
              <table:table-cell office:value-type="string">
                <text:p> 01/15  14:00:00</text:p>
              </table:table-cell>
              <table:table-cell office:value-type="float" office:value="23.2009880153998">
                <text:p>23.2009880153998</text:p>
              </table:table-cell>
              <table:table-cell office:value-type="float" office:value="23.28825588">
                <text:p>23.28825588</text:p>
              </table:table-cell>
            </table:table-row>
            <table:table-row>
              <table:table-cell office:value-type="string">
                <text:p> 01/15  15:00:00</text:p>
              </table:table-cell>
              <table:table-cell office:value-type="float" office:value="23.3867497175877">
                <text:p>23.3867497175877</text:p>
              </table:table-cell>
              <table:table-cell office:value-type="float" office:value="23.26306401">
                <text:p>23.26306401</text:p>
              </table:table-cell>
            </table:table-row>
            <table:table-row>
              <table:table-cell office:value-type="string">
                <text:p> 01/15  16:00:00</text:p>
              </table:table-cell>
              <table:table-cell office:value-type="float" office:value="23.4581322860981">
                <text:p>23.4581322860981</text:p>
              </table:table-cell>
              <table:table-cell office:value-type="float" office:value="23.15623675">
                <text:p>23.15623675</text:p>
              </table:table-cell>
            </table:table-row>
            <table:table-row>
              <table:table-cell office:value-type="string">
                <text:p> 01/15  17:00:00</text:p>
              </table:table-cell>
              <table:table-cell office:value-type="float" office:value="23.4861129547689">
                <text:p>23.4861129547689</text:p>
              </table:table-cell>
              <table:table-cell office:value-type="float" office:value="23.01869884">
                <text:p>23.01869884</text:p>
              </table:table-cell>
            </table:table-row>
            <table:table-row>
              <table:table-cell office:value-type="string">
                <text:p> 01/15  18:00:00</text:p>
              </table:table-cell>
              <table:table-cell office:value-type="float" office:value="23.4521260588308">
                <text:p>23.4521260588308</text:p>
              </table:table-cell>
              <table:table-cell office:value-type="float" office:value="22.80673176">
                <text:p>22.80673176</text:p>
              </table:table-cell>
            </table:table-row>
            <table:table-row>
              <table:table-cell office:value-type="string">
                <text:p> 01/15  19:00:00</text:p>
              </table:table-cell>
              <table:table-cell office:value-type="float" office:value="23.3211762789436">
                <text:p>23.3211762789436</text:p>
              </table:table-cell>
              <table:table-cell office:value-type="float" office:value="22.6411305">
                <text:p>22.6411305</text:p>
              </table:table-cell>
            </table:table-row>
            <table:table-row>
              <table:table-cell office:value-type="string">
                <text:p> 01/15  20:00:00</text:p>
              </table:table-cell>
              <table:table-cell office:value-type="float" office:value="23.1623600106634">
                <text:p>23.1623600106634</text:p>
              </table:table-cell>
              <table:table-cell office:value-type="float" office:value="22.4055355">
                <text:p>22.4055355</text:p>
              </table:table-cell>
            </table:table-row>
            <table:table-row>
              <table:table-cell office:value-type="string">
                <text:p> 01/15  21:00:00</text:p>
              </table:table-cell>
              <table:table-cell office:value-type="float" office:value="22.9869354141796">
                <text:p>22.9869354141796</text:p>
              </table:table-cell>
              <table:table-cell office:value-type="float" office:value="21.95930977">
                <text:p>21.95930977</text:p>
              </table:table-cell>
            </table:table-row>
            <table:table-row>
              <table:table-cell office:value-type="string">
                <text:p> 01/15  22:00:00</text:p>
              </table:table-cell>
              <table:table-cell office:value-type="float" office:value="22.778427546336">
                <text:p>22.778427546336</text:p>
              </table:table-cell>
              <table:table-cell office:value-type="float" office:value="21.67459529">
                <text:p>21.67459529</text:p>
              </table:table-cell>
            </table:table-row>
            <table:table-row>
              <table:table-cell office:value-type="string">
                <text:p> 01/15  23:00:00</text:p>
              </table:table-cell>
              <table:table-cell office:value-type="float" office:value="22.5439727868569">
                <text:p>22.5439727868569</text:p>
              </table:table-cell>
              <table:table-cell office:value-type="float" office:value="21.43715056">
                <text:p>21.43715056</text:p>
              </table:table-cell>
            </table:table-row>
            <table:table-row>
              <table:table-cell office:value-type="string">
                <text:p> 01/15  24:00:00</text:p>
              </table:table-cell>
              <table:table-cell office:value-type="float" office:value="22.2845810165977">
                <text:p>22.2845810165977</text:p>
              </table:table-cell>
              <table:table-cell office:value-type="float" office:value="21.23254652">
                <text:p>21.23254652</text:p>
              </table:table-cell>
            </table:table-row>
            <table:table-row>
              <table:table-cell office:value-type="string">
                <text:p> 01/16  01:00:00</text:p>
              </table:table-cell>
              <table:table-cell office:value-type="float" office:value="22.0031491910822">
                <text:p>22.0031491910822</text:p>
              </table:table-cell>
              <table:table-cell office:value-type="float" office:value="21.10833889">
                <text:p>21.10833889</text:p>
              </table:table-cell>
            </table:table-row>
            <table:table-row>
              <table:table-cell office:value-type="string">
                <text:p> 01/16  02:00:00</text:p>
              </table:table-cell>
              <table:table-cell office:value-type="float" office:value="21.7489144132985">
                <text:p>21.7489144132985</text:p>
              </table:table-cell>
              <table:table-cell office:value-type="float" office:value="21.02824234">
                <text:p>21.02824234</text:p>
              </table:table-cell>
            </table:table-row>
            <table:table-row>
              <table:table-cell office:value-type="string">
                <text:p> 01/16  03:00:00</text:p>
              </table:table-cell>
              <table:table-cell office:value-type="float" office:value="21.5386552845677">
                <text:p>21.5386552845677</text:p>
              </table:table-cell>
              <table:table-cell office:value-type="float" office:value="20.96255423">
                <text:p>20.96255423</text:p>
              </table:table-cell>
            </table:table-row>
            <table:table-row>
              <table:table-cell office:value-type="string">
                <text:p> 01/16  04:00:00</text:p>
              </table:table-cell>
              <table:table-cell office:value-type="float" office:value="21.3747351354606">
                <text:p>21.3747351354606</text:p>
              </table:table-cell>
              <table:table-cell office:value-type="float" office:value="20.86992165">
                <text:p>20.86992165</text:p>
              </table:table-cell>
            </table:table-row>
            <table:table-row>
              <table:table-cell office:value-type="string">
                <text:p> 01/16  05:00:00</text:p>
              </table:table-cell>
              <table:table-cell office:value-type="float" office:value="21.199793280579">
                <text:p>21.199793280579</text:p>
              </table:table-cell>
              <table:table-cell office:value-type="float" office:value="20.77025459">
                <text:p>20.77025459</text:p>
              </table:table-cell>
            </table:table-row>
            <table:table-row>
              <table:table-cell office:value-type="string">
                <text:p> 01/16  06:00:00</text:p>
              </table:table-cell>
              <table:table-cell office:value-type="float" office:value="20.9629572688943">
                <text:p>20.9629572688943</text:p>
              </table:table-cell>
              <table:table-cell office:value-type="float" office:value="20.67522075">
                <text:p>20.67522075</text:p>
              </table:table-cell>
            </table:table-row>
            <table:table-row>
              <table:table-cell office:value-type="string">
                <text:p> 01/16  07:00:00</text:p>
              </table:table-cell>
              <table:table-cell office:value-type="float" office:value="20.6417158463992">
                <text:p>20.6417158463992</text:p>
              </table:table-cell>
              <table:table-cell office:value-type="float" office:value="20.61238494">
                <text:p>20.61238494</text:p>
              </table:table-cell>
            </table:table-row>
            <table:table-row>
              <table:table-cell office:value-type="string">
                <text:p> 01/16  08:00:00</text:p>
              </table:table-cell>
              <table:table-cell office:value-type="float" office:value="20.3265256835944">
                <text:p>20.3265256835944</text:p>
              </table:table-cell>
              <table:table-cell office:value-type="float" office:value="20.93941395">
                <text:p>20.93941395</text:p>
              </table:table-cell>
            </table:table-row>
            <table:table-row>
              <table:table-cell office:value-type="string">
                <text:p> 01/16  09:00:00</text:p>
              </table:table-cell>
              <table:table-cell office:value-type="float" office:value="20.1949961663378">
                <text:p>20.1949961663378</text:p>
              </table:table-cell>
              <table:table-cell office:value-type="float" office:value="22.06271529">
                <text:p>22.06271529</text:p>
              </table:table-cell>
            </table:table-row>
            <table:table-row>
              <table:table-cell office:value-type="string">
                <text:p> 01/16  10:00:00</text:p>
              </table:table-cell>
              <table:table-cell office:value-type="float" office:value="20.7510072176674">
                <text:p>20.7510072176674</text:p>
              </table:table-cell>
              <table:table-cell office:value-type="float" office:value="22.99628036">
                <text:p>22.99628036</text:p>
              </table:table-cell>
            </table:table-row>
            <table:table-row>
              <table:table-cell office:value-type="string">
                <text:p> 01/16  11:00:00</text:p>
              </table:table-cell>
              <table:table-cell office:value-type="float" office:value="21.840360849388">
                <text:p>21.840360849388</text:p>
              </table:table-cell>
              <table:table-cell office:value-type="float" office:value="23.04479675">
                <text:p>23.04479675</text:p>
              </table:table-cell>
            </table:table-row>
            <table:table-row>
              <table:table-cell office:value-type="string">
                <text:p> 01/16  12:00:00</text:p>
              </table:table-cell>
              <table:table-cell office:value-type="float" office:value="22.720124479222">
                <text:p>22.720124479222</text:p>
              </table:table-cell>
              <table:table-cell office:value-type="float" office:value="23.04334657">
                <text:p>23.04334657</text:p>
              </table:table-cell>
            </table:table-row>
            <table:table-row>
              <table:table-cell office:value-type="string">
                <text:p> 01/16  13:00:00</text:p>
              </table:table-cell>
              <table:table-cell office:value-type="float" office:value="23.2722521971122">
                <text:p>23.2722521971122</text:p>
              </table:table-cell>
              <table:table-cell office:value-type="float" office:value="23.08774473">
                <text:p>23.08774473</text:p>
              </table:table-cell>
            </table:table-row>
            <table:table-row>
              <table:table-cell office:value-type="string">
                <text:p> 01/16  14:00:00</text:p>
              </table:table-cell>
              <table:table-cell office:value-type="float" office:value="23.427473344048">
                <text:p>23.427473344048</text:p>
              </table:table-cell>
              <table:table-cell office:value-type="float" office:value="23.02011489">
                <text:p>23.02011489</text:p>
              </table:table-cell>
            </table:table-row>
            <table:table-row>
              <table:table-cell office:value-type="string">
                <text:p> 01/16  15:00:00</text:p>
              </table:table-cell>
              <table:table-cell office:value-type="float" office:value="23.533484018442">
                <text:p>23.533484018442</text:p>
              </table:table-cell>
              <table:table-cell office:value-type="float" office:value="22.98483625">
                <text:p>22.98483625</text:p>
              </table:table-cell>
            </table:table-row>
            <table:table-row>
              <table:table-cell office:value-type="string">
                <text:p> 01/16  16:00:00</text:p>
              </table:table-cell>
              <table:table-cell office:value-type="float" office:value="23.7651358757555">
                <text:p>23.7651358757555</text:p>
              </table:table-cell>
              <table:table-cell office:value-type="float" office:value="22.88143562">
                <text:p>22.88143562</text:p>
              </table:table-cell>
            </table:table-row>
            <table:table-row>
              <table:table-cell office:value-type="string">
                <text:p> 01/16  17:00:00</text:p>
              </table:table-cell>
              <table:table-cell office:value-type="float" office:value="23.8747734989309">
                <text:p>23.8747734989309</text:p>
              </table:table-cell>
              <table:table-cell office:value-type="float" office:value="22.68629726">
                <text:p>22.68629726</text:p>
              </table:table-cell>
            </table:table-row>
            <table:table-row>
              <table:table-cell office:value-type="string">
                <text:p> 01/16  18:00:00</text:p>
              </table:table-cell>
              <table:table-cell office:value-type="float" office:value="23.8582027404415">
                <text:p>23.8582027404415</text:p>
              </table:table-cell>
              <table:table-cell office:value-type="float" office:value="22.8592697">
                <text:p>22.8592697</text:p>
              </table:table-cell>
            </table:table-row>
            <table:table-row>
              <table:table-cell office:value-type="string">
                <text:p> 01/16  19:00:00</text:p>
              </table:table-cell>
              <table:table-cell office:value-type="float" office:value="23.7323215025256">
                <text:p>23.7323215025256</text:p>
              </table:table-cell>
              <table:table-cell office:value-type="float" office:value="22.71611518">
                <text:p>22.71611518</text:p>
              </table:table-cell>
            </table:table-row>
            <table:table-row>
              <table:table-cell office:value-type="string">
                <text:p> 01/16  20:00:00</text:p>
              </table:table-cell>
              <table:table-cell office:value-type="float" office:value="23.3773976120877">
                <text:p>23.3773976120877</text:p>
              </table:table-cell>
              <table:table-cell office:value-type="float" office:value="22.75899819">
                <text:p>22.75899819</text:p>
              </table:table-cell>
            </table:table-row>
            <table:table-row>
              <table:table-cell office:value-type="string">
                <text:p> 01/16  21:00:00</text:p>
              </table:table-cell>
              <table:table-cell office:value-type="float" office:value="23.0166357847292">
                <text:p>23.0166357847292</text:p>
              </table:table-cell>
              <table:table-cell office:value-type="float" office:value="22.58527718">
                <text:p>22.58527718</text:p>
              </table:table-cell>
            </table:table-row>
            <table:table-row>
              <table:table-cell office:value-type="string">
                <text:p> 01/16  22:00:00</text:p>
              </table:table-cell>
              <table:table-cell office:value-type="float" office:value="22.7236698055805">
                <text:p>22.7236698055805</text:p>
              </table:table-cell>
              <table:table-cell office:value-type="float" office:value="22.31381809">
                <text:p>22.31381809</text:p>
              </table:table-cell>
            </table:table-row>
            <table:table-row>
              <table:table-cell office:value-type="string">
                <text:p> 01/16  23:00:00</text:p>
              </table:table-cell>
              <table:table-cell office:value-type="float" office:value="22.4544083731113">
                <text:p>22.4544083731113</text:p>
              </table:table-cell>
              <table:table-cell office:value-type="float" office:value="22.12985094">
                <text:p>22.12985094</text:p>
              </table:table-cell>
            </table:table-row>
            <table:table-row>
              <table:table-cell office:value-type="string">
                <text:p> 01/16  24:00:00</text:p>
              </table:table-cell>
              <table:table-cell office:value-type="float" office:value="22.2043405751805">
                <text:p>22.2043405751805</text:p>
              </table:table-cell>
              <table:table-cell office:value-type="float" office:value="21.99934757">
                <text:p>21.99934757</text:p>
              </table:table-cell>
            </table:table-row>
            <table:table-row>
              <table:table-cell office:value-type="string">
                <text:p> 01/17  01:00:00</text:p>
              </table:table-cell>
              <table:table-cell office:value-type="float" office:value="21.9820336747195">
                <text:p>21.9820336747195</text:p>
              </table:table-cell>
              <table:table-cell office:value-type="float" office:value="21.91464584">
                <text:p>21.91464584</text:p>
              </table:table-cell>
            </table:table-row>
            <table:table-row>
              <table:table-cell office:value-type="string">
                <text:p> 01/17  02:00:00</text:p>
              </table:table-cell>
              <table:table-cell office:value-type="float" office:value="21.8245273155674">
                <text:p>21.8245273155674</text:p>
              </table:table-cell>
              <table:table-cell office:value-type="float" office:value="21.89439877">
                <text:p>21.89439877</text:p>
              </table:table-cell>
            </table:table-row>
            <table:table-row>
              <table:table-cell office:value-type="string">
                <text:p> 01/17  03:00:00</text:p>
              </table:table-cell>
              <table:table-cell office:value-type="float" office:value="21.7055817163378">
                <text:p>21.7055817163378</text:p>
              </table:table-cell>
              <table:table-cell office:value-type="float" office:value="21.93698518">
                <text:p>21.93698518</text:p>
              </table:table-cell>
            </table:table-row>
            <table:table-row>
              <table:table-cell office:value-type="string">
                <text:p> 01/17  04:00:00</text:p>
              </table:table-cell>
              <table:table-cell office:value-type="float" office:value="21.5882842947603">
                <text:p>21.5882842947603</text:p>
              </table:table-cell>
              <table:table-cell office:value-type="float" office:value="21.78204419">
                <text:p>21.78204419</text:p>
              </table:table-cell>
            </table:table-row>
            <table:table-row>
              <table:table-cell office:value-type="string">
                <text:p> 01/17  05:00:00</text:p>
              </table:table-cell>
              <table:table-cell office:value-type="float" office:value="21.4705296219875">
                <text:p>21.4705296219875</text:p>
              </table:table-cell>
              <table:table-cell office:value-type="float" office:value="21.68599655">
                <text:p>21.68599655</text:p>
              </table:table-cell>
            </table:table-row>
            <table:table-row>
              <table:table-cell office:value-type="string">
                <text:p> 01/17  06:00:00</text:p>
              </table:table-cell>
              <table:table-cell office:value-type="float" office:value="21.3460255114897">
                <text:p>21.3460255114897</text:p>
              </table:table-cell>
              <table:table-cell office:value-type="float" office:value="21.65446003">
                <text:p>21.65446003</text:p>
              </table:table-cell>
            </table:table-row>
            <table:table-row>
              <table:table-cell office:value-type="string">
                <text:p> 01/17  07:00:00</text:p>
              </table:table-cell>
              <table:table-cell office:value-type="float" office:value="21.223801228363">
                <text:p>21.223801228363</text:p>
              </table:table-cell>
              <table:table-cell office:value-type="float" office:value="21.66560724">
                <text:p>21.66560724</text:p>
              </table:table-cell>
            </table:table-row>
            <table:table-row>
              <table:table-cell office:value-type="string">
                <text:p> 01/17  08:00:00</text:p>
              </table:table-cell>
              <table:table-cell office:value-type="float" office:value="21.1171023190336">
                <text:p>21.1171023190336</text:p>
              </table:table-cell>
              <table:table-cell office:value-type="float" office:value="21.98067816">
                <text:p>21.98067816</text:p>
              </table:table-cell>
            </table:table-row>
            <table:table-row>
              <table:table-cell office:value-type="string">
                <text:p> 01/17  09:00:00</text:p>
              </table:table-cell>
              <table:table-cell office:value-type="float" office:value="21.0354037389864">
                <text:p>21.0354037389864</text:p>
              </table:table-cell>
              <table:table-cell office:value-type="float" office:value="22.97426148">
                <text:p>22.97426148</text:p>
              </table:table-cell>
            </table:table-row>
            <table:table-row>
              <table:table-cell office:value-type="string">
                <text:p> 01/17  10:00:00</text:p>
              </table:table-cell>
              <table:table-cell office:value-type="float" office:value="21.3455191703525">
                <text:p>21.3455191703525</text:p>
              </table:table-cell>
              <table:table-cell office:value-type="float" office:value="23.20966567">
                <text:p>23.20966567</text:p>
              </table:table-cell>
            </table:table-row>
            <table:table-row>
              <table:table-cell office:value-type="string">
                <text:p> 01/17  11:00:00</text:p>
              </table:table-cell>
              <table:table-cell office:value-type="float" office:value="22.4492580071042">
                <text:p>22.4492580071042</text:p>
              </table:table-cell>
              <table:table-cell office:value-type="float" office:value="23.33647566">
                <text:p>23.33647566</text:p>
              </table:table-cell>
            </table:table-row>
            <table:table-row>
              <table:table-cell office:value-type="string">
                <text:p> 01/17  12:00:00</text:p>
              </table:table-cell>
              <table:table-cell office:value-type="float" office:value="22.9110923419975">
                <text:p>22.9110923419975</text:p>
              </table:table-cell>
              <table:table-cell office:value-type="float" office:value="23.48408691">
                <text:p>23.48408691</text:p>
              </table:table-cell>
            </table:table-row>
            <table:table-row>
              <table:table-cell office:value-type="string">
                <text:p> 01/17  13:00:00</text:p>
              </table:table-cell>
              <table:table-cell office:value-type="float" office:value="22.8835828264925">
                <text:p>22.8835828264925</text:p>
              </table:table-cell>
              <table:table-cell office:value-type="float" office:value="23.46563226">
                <text:p>23.46563226</text:p>
              </table:table-cell>
            </table:table-row>
            <table:table-row>
              <table:table-cell office:value-type="string">
                <text:p> 01/17  14:00:00</text:p>
              </table:table-cell>
              <table:table-cell office:value-type="float" office:value="22.6725071250956">
                <text:p>22.6725071250956</text:p>
              </table:table-cell>
              <table:table-cell office:value-type="float" office:value="23.47063787">
                <text:p>23.47063787</text:p>
              </table:table-cell>
            </table:table-row>
            <table:table-row>
              <table:table-cell office:value-type="string">
                <text:p> 01/17  15:00:00</text:p>
              </table:table-cell>
              <table:table-cell office:value-type="float" office:value="22.5764289098974">
                <text:p>22.5764289098974</text:p>
              </table:table-cell>
              <table:table-cell office:value-type="float" office:value="23.80399306">
                <text:p>23.80399306</text:p>
              </table:table-cell>
            </table:table-row>
            <table:table-row>
              <table:table-cell office:value-type="string">
                <text:p> 01/17  16:00:00</text:p>
              </table:table-cell>
              <table:table-cell office:value-type="float" office:value="22.8967351192013">
                <text:p>22.8967351192013</text:p>
              </table:table-cell>
              <table:table-cell office:value-type="float" office:value="23.91110797">
                <text:p>23.91110797</text:p>
              </table:table-cell>
            </table:table-row>
            <table:table-row>
              <table:table-cell office:value-type="string">
                <text:p> 01/17  17:00:00</text:p>
              </table:table-cell>
              <table:table-cell office:value-type="float" office:value="23.1552188570405">
                <text:p>23.1552188570405</text:p>
              </table:table-cell>
              <table:table-cell office:value-type="float" office:value="23.76993564">
                <text:p>23.76993564</text:p>
              </table:table-cell>
            </table:table-row>
            <table:table-row>
              <table:table-cell office:value-type="string">
                <text:p> 01/17  18:00:00</text:p>
              </table:table-cell>
              <table:table-cell office:value-type="float" office:value="23.1873471761422">
                <text:p>23.1873471761422</text:p>
              </table:table-cell>
              <table:table-cell office:value-type="float" office:value="23.39688761">
                <text:p>23.39688761</text:p>
              </table:table-cell>
            </table:table-row>
            <table:table-row>
              <table:table-cell office:value-type="string">
                <text:p> 01/17  19:00:00</text:p>
              </table:table-cell>
              <table:table-cell office:value-type="float" office:value="23.0637695975382">
                <text:p>23.0637695975382</text:p>
              </table:table-cell>
              <table:table-cell office:value-type="float" office:value="23.1465679">
                <text:p>23.1465679</text:p>
              </table:table-cell>
            </table:table-row>
            <table:table-row>
              <table:table-cell office:value-type="string">
                <text:p> 01/17  20:00:00</text:p>
              </table:table-cell>
              <table:table-cell office:value-type="float" office:value="22.7576350068995">
                <text:p>22.7576350068995</text:p>
              </table:table-cell>
              <table:table-cell office:value-type="float" office:value="22.89381922">
                <text:p>22.89381922</text:p>
              </table:table-cell>
            </table:table-row>
            <table:table-row>
              <table:table-cell office:value-type="string">
                <text:p> 01/17  21:00:00</text:p>
              </table:table-cell>
              <table:table-cell office:value-type="float" office:value="22.4001601026712">
                <text:p>22.4001601026712</text:p>
              </table:table-cell>
              <table:table-cell office:value-type="float" office:value="22.67011154">
                <text:p>22.67011154</text:p>
              </table:table-cell>
            </table:table-row>
            <table:table-row>
              <table:table-cell office:value-type="string">
                <text:p> 01/17  22:00:00</text:p>
              </table:table-cell>
              <table:table-cell office:value-type="float" office:value="22.0854178964386">
                <text:p>22.0854178964386</text:p>
              </table:table-cell>
              <table:table-cell office:value-type="float" office:value="22.43009641">
                <text:p>22.43009641</text:p>
              </table:table-cell>
            </table:table-row>
            <table:table-row>
              <table:table-cell office:value-type="string">
                <text:p> 01/17  23:00:00</text:p>
              </table:table-cell>
              <table:table-cell office:value-type="float" office:value="21.8677261843801">
                <text:p>21.8677261843801</text:p>
              </table:table-cell>
              <table:table-cell office:value-type="float" office:value="22.27314008">
                <text:p>22.27314008</text:p>
              </table:table-cell>
            </table:table-row>
            <table:table-row>
              <table:table-cell office:value-type="string">
                <text:p> 01/17  24:00:00</text:p>
              </table:table-cell>
              <table:table-cell office:value-type="float" office:value="21.6782971837061">
                <text:p>21.6782971837061</text:p>
              </table:table-cell>
              <table:table-cell office:value-type="float" office:value="22.33258668">
                <text:p>22.33258668</text:p>
              </table:table-cell>
            </table:table-row>
            <table:table-row>
              <table:table-cell office:value-type="string">
                <text:p> 01/18  01:00:00</text:p>
              </table:table-cell>
              <table:table-cell office:value-type="float" office:value="21.487195596678">
                <text:p>21.487195596678</text:p>
              </table:table-cell>
              <table:table-cell office:value-type="float" office:value="22.32113066">
                <text:p>22.32113066</text:p>
              </table:table-cell>
            </table:table-row>
            <table:table-row>
              <table:table-cell office:value-type="string">
                <text:p> 01/18  02:00:00</text:p>
              </table:table-cell>
              <table:table-cell office:value-type="float" office:value="21.3744259040073">
                <text:p>21.3744259040073</text:p>
              </table:table-cell>
              <table:table-cell office:value-type="float" office:value="22.28279527">
                <text:p>22.28279527</text:p>
              </table:table-cell>
            </table:table-row>
            <table:table-row>
              <table:table-cell office:value-type="string">
                <text:p> 01/18  03:00:00</text:p>
              </table:table-cell>
              <table:table-cell office:value-type="float" office:value="21.2448983231666">
                <text:p>21.2448983231666</text:p>
              </table:table-cell>
              <table:table-cell office:value-type="float" office:value="22.29689689">
                <text:p>22.29689689</text:p>
              </table:table-cell>
            </table:table-row>
            <table:table-row>
              <table:table-cell office:value-type="string">
                <text:p> 01/18  04:00:00</text:p>
              </table:table-cell>
              <table:table-cell office:value-type="float" office:value="21.1113094026255">
                <text:p>21.1113094026255</text:p>
              </table:table-cell>
              <table:table-cell office:value-type="float" office:value="22.23536409">
                <text:p>22.23536409</text:p>
              </table:table-cell>
            </table:table-row>
            <table:table-row>
              <table:table-cell office:value-type="string">
                <text:p> 01/18  05:00:00</text:p>
              </table:table-cell>
              <table:table-cell office:value-type="float" office:value="21.9123268630639">
                <text:p>21.9123268630639</text:p>
              </table:table-cell>
              <table:table-cell office:value-type="float" office:value="22.12961269">
                <text:p>22.12961269</text:p>
              </table:table-cell>
            </table:table-row>
            <table:table-row>
              <table:table-cell office:value-type="string">
                <text:p> 01/18  06:00:00</text:p>
              </table:table-cell>
              <table:table-cell office:value-type="float" office:value="22.5370734406043">
                <text:p>22.5370734406043</text:p>
              </table:table-cell>
              <table:table-cell office:value-type="float" office:value="22.10084424">
                <text:p>22.10084424</text:p>
              </table:table-cell>
            </table:table-row>
            <table:table-row>
              <table:table-cell office:value-type="string">
                <text:p> 01/18  07:00:00</text:p>
              </table:table-cell>
              <table:table-cell office:value-type="float" office:value="22.7496114704086">
                <text:p>22.7496114704086</text:p>
              </table:table-cell>
              <table:table-cell office:value-type="float" office:value="21.94781105">
                <text:p>21.94781105</text:p>
              </table:table-cell>
            </table:table-row>
            <table:table-row>
              <table:table-cell office:value-type="string">
                <text:p> 01/18  08:00:00</text:p>
              </table:table-cell>
              <table:table-cell office:value-type="float" office:value="22.8002545942456">
                <text:p>22.8002545942456</text:p>
              </table:table-cell>
              <table:table-cell office:value-type="float" office:value="22.20868268">
                <text:p>22.20868268</text:p>
              </table:table-cell>
            </table:table-row>
            <table:table-row>
              <table:table-cell office:value-type="string">
                <text:p> 01/18  09:00:00</text:p>
              </table:table-cell>
              <table:table-cell office:value-type="float" office:value="22.7641954421324">
                <text:p>22.7641954421324</text:p>
              </table:table-cell>
              <table:table-cell office:value-type="float" office:value="22.82082353">
                <text:p>22.82082353</text:p>
              </table:table-cell>
            </table:table-row>
            <table:table-row>
              <table:table-cell office:value-type="string">
                <text:p> 01/18  10:00:00</text:p>
              </table:table-cell>
              <table:table-cell office:value-type="float" office:value="22.8613816268199">
                <text:p>22.8613816268199</text:p>
              </table:table-cell>
              <table:table-cell office:value-type="float" office:value="22.68025584">
                <text:p>22.68025584</text:p>
              </table:table-cell>
            </table:table-row>
            <table:table-row>
              <table:table-cell office:value-type="string">
                <text:p> 01/18  11:00:00</text:p>
              </table:table-cell>
              <table:table-cell office:value-type="float" office:value="23.0896104026599">
                <text:p>23.0896104026599</text:p>
              </table:table-cell>
              <table:table-cell office:value-type="float" office:value="22.67972838">
                <text:p>22.67972838</text:p>
              </table:table-cell>
            </table:table-row>
            <table:table-row>
              <table:table-cell office:value-type="string">
                <text:p> 01/18  12:00:00</text:p>
              </table:table-cell>
              <table:table-cell office:value-type="float" office:value="23.3466706226354">
                <text:p>23.3466706226354</text:p>
              </table:table-cell>
              <table:table-cell office:value-type="float" office:value="22.74565086">
                <text:p>22.74565086</text:p>
              </table:table-cell>
            </table:table-row>
            <table:table-row>
              <table:table-cell office:value-type="string">
                <text:p> 01/18  13:00:00</text:p>
              </table:table-cell>
              <table:table-cell office:value-type="float" office:value="23.4590060002233">
                <text:p>23.4590060002233</text:p>
              </table:table-cell>
              <table:table-cell office:value-type="float" office:value="22.69981404">
                <text:p>22.69981404</text:p>
              </table:table-cell>
            </table:table-row>
            <table:table-row>
              <table:table-cell office:value-type="string">
                <text:p> 01/18  14:00:00</text:p>
              </table:table-cell>
              <table:table-cell office:value-type="float" office:value="23.3565517925756">
                <text:p>23.3565517925756</text:p>
              </table:table-cell>
              <table:table-cell office:value-type="float" office:value="22.64600906">
                <text:p>22.64600906</text:p>
              </table:table-cell>
            </table:table-row>
            <table:table-row>
              <table:table-cell office:value-type="string">
                <text:p> 01/18  15:00:00</text:p>
              </table:table-cell>
              <table:table-cell office:value-type="float" office:value="23.2832265871487">
                <text:p>23.2832265871487</text:p>
              </table:table-cell>
              <table:table-cell office:value-type="float" office:value="22.5895965">
                <text:p>22.5895965</text:p>
              </table:table-cell>
            </table:table-row>
            <table:table-row>
              <table:table-cell office:value-type="string">
                <text:p> 01/18  16:00:00</text:p>
              </table:table-cell>
              <table:table-cell office:value-type="float" office:value="23.4438128391057">
                <text:p>23.4438128391057</text:p>
              </table:table-cell>
              <table:table-cell office:value-type="float" office:value="22.59657772">
                <text:p>22.59657772</text:p>
              </table:table-cell>
            </table:table-row>
            <table:table-row>
              <table:table-cell office:value-type="string">
                <text:p> 01/18  17:00:00</text:p>
              </table:table-cell>
              <table:table-cell office:value-type="float" office:value="23.5138337725119">
                <text:p>23.5138337725119</text:p>
              </table:table-cell>
              <table:table-cell office:value-type="float" office:value="22.64571818">
                <text:p>22.64571818</text:p>
              </table:table-cell>
            </table:table-row>
            <table:table-row>
              <table:table-cell office:value-type="string">
                <text:p> 01/18  18:00:00</text:p>
              </table:table-cell>
              <table:table-cell office:value-type="float" office:value="23.437101679114">
                <text:p>23.437101679114</text:p>
              </table:table-cell>
              <table:table-cell office:value-type="float" office:value="22.56881736">
                <text:p>22.56881736</text:p>
              </table:table-cell>
            </table:table-row>
            <table:table-row>
              <table:table-cell office:value-type="string">
                <text:p> 01/18  19:00:00</text:p>
              </table:table-cell>
              <table:table-cell office:value-type="float" office:value="23.2596086151803">
                <text:p>23.2596086151803</text:p>
              </table:table-cell>
              <table:table-cell office:value-type="float" office:value="22.52940437">
                <text:p>22.52940437</text:p>
              </table:table-cell>
            </table:table-row>
            <table:table-row>
              <table:table-cell office:value-type="string">
                <text:p> 01/18  20:00:00</text:p>
              </table:table-cell>
              <table:table-cell office:value-type="float" office:value="22.8567304305993">
                <text:p>22.8567304305993</text:p>
              </table:table-cell>
              <table:table-cell office:value-type="float" office:value="22.56160642">
                <text:p>22.56160642</text:p>
              </table:table-cell>
            </table:table-row>
            <table:table-row>
              <table:table-cell office:value-type="string">
                <text:p> 01/18  21:00:00</text:p>
              </table:table-cell>
              <table:table-cell office:value-type="float" office:value="22.446824566184">
                <text:p>22.446824566184</text:p>
              </table:table-cell>
              <table:table-cell office:value-type="float" office:value="22.87532722">
                <text:p>22.87532722</text:p>
              </table:table-cell>
            </table:table-row>
            <table:table-row>
              <table:table-cell office:value-type="string">
                <text:p> 01/18  22:00:00</text:p>
              </table:table-cell>
              <table:table-cell office:value-type="float" office:value="22.1088808666422">
                <text:p>22.1088808666422</text:p>
              </table:table-cell>
              <table:table-cell office:value-type="float" office:value="22.53253332">
                <text:p>22.53253332</text:p>
              </table:table-cell>
            </table:table-row>
            <table:table-row>
              <table:table-cell office:value-type="string">
                <text:p> 01/18  23:00:00</text:p>
              </table:table-cell>
              <table:table-cell office:value-type="float" office:value="21.8525841276241">
                <text:p>21.8525841276241</text:p>
              </table:table-cell>
              <table:table-cell office:value-type="float" office:value="22.21144245">
                <text:p>22.21144245</text:p>
              </table:table-cell>
            </table:table-row>
            <table:table-row>
              <table:table-cell office:value-type="string">
                <text:p> 01/18  24:00:00</text:p>
              </table:table-cell>
              <table:table-cell office:value-type="float" office:value="21.6275910381218">
                <text:p>21.6275910381218</text:p>
              </table:table-cell>
              <table:table-cell office:value-type="float" office:value="21.99813299">
                <text:p>21.99813299</text:p>
              </table:table-cell>
            </table:table-row>
            <table:table-row>
              <table:table-cell office:value-type="string">
                <text:p> 01/19  01:00:00</text:p>
              </table:table-cell>
              <table:table-cell office:value-type="float" office:value="21.3298300400679">
                <text:p>21.3298300400679</text:p>
              </table:table-cell>
              <table:table-cell office:value-type="float" office:value="21.85443269">
                <text:p>21.85443269</text:p>
              </table:table-cell>
            </table:table-row>
            <table:table-row>
              <table:table-cell office:value-type="string">
                <text:p> 01/19  02:00:00</text:p>
              </table:table-cell>
              <table:table-cell office:value-type="float" office:value="21.0820300238215">
                <text:p>21.0820300238215</text:p>
              </table:table-cell>
              <table:table-cell office:value-type="float" office:value="21.76089001">
                <text:p>21.76089001</text:p>
              </table:table-cell>
            </table:table-row>
            <table:table-row>
              <table:table-cell office:value-type="string">
                <text:p> 01/19  03:00:00</text:p>
              </table:table-cell>
              <table:table-cell office:value-type="float" office:value="20.8935668080004">
                <text:p>20.8935668080004</text:p>
              </table:table-cell>
              <table:table-cell office:value-type="float" office:value="21.74952499">
                <text:p>21.74952499</text:p>
              </table:table-cell>
            </table:table-row>
            <table:table-row>
              <table:table-cell office:value-type="string">
                <text:p> 01/19  04:00:00</text:p>
              </table:table-cell>
              <table:table-cell office:value-type="float" office:value="20.7589447652639">
                <text:p>20.7589447652639</text:p>
              </table:table-cell>
              <table:table-cell office:value-type="float" office:value="21.6847649">
                <text:p>21.6847649</text:p>
              </table:table-cell>
            </table:table-row>
            <table:table-row>
              <table:table-cell office:value-type="string">
                <text:p> 01/19  05:00:00</text:p>
              </table:table-cell>
              <table:table-cell office:value-type="float" office:value="20.6233161443808">
                <text:p>20.6233161443808</text:p>
              </table:table-cell>
              <table:table-cell office:value-type="float" office:value="21.61560804">
                <text:p>21.61560804</text:p>
              </table:table-cell>
            </table:table-row>
            <table:table-row>
              <table:table-cell office:value-type="string">
                <text:p> 01/19  06:00:00</text:p>
              </table:table-cell>
              <table:table-cell office:value-type="float" office:value="20.4798507083379">
                <text:p>20.4798507083379</text:p>
              </table:table-cell>
              <table:table-cell office:value-type="float" office:value="21.57828689">
                <text:p>21.57828689</text:p>
              </table:table-cell>
            </table:table-row>
            <table:table-row>
              <table:table-cell office:value-type="string">
                <text:p> 01/19  07:00:00</text:p>
              </table:table-cell>
              <table:table-cell office:value-type="float" office:value="20.3428121070336">
                <text:p>20.3428121070336</text:p>
              </table:table-cell>
              <table:table-cell office:value-type="float" office:value="21.54838421">
                <text:p>21.54838421</text:p>
              </table:table-cell>
            </table:table-row>
            <table:table-row>
              <table:table-cell office:value-type="string">
                <text:p> 01/19  08:00:00</text:p>
              </table:table-cell>
              <table:table-cell office:value-type="float" office:value="20.3124661115614">
                <text:p>20.3124661115614</text:p>
              </table:table-cell>
              <table:table-cell office:value-type="float" office:value="21.85918741">
                <text:p>21.85918741</text:p>
              </table:table-cell>
            </table:table-row>
            <table:table-row>
              <table:table-cell office:value-type="string">
                <text:p> 01/19  09:00:00</text:p>
              </table:table-cell>
              <table:table-cell office:value-type="float" office:value="20.6616917665659">
                <text:p>20.6616917665659</text:p>
              </table:table-cell>
              <table:table-cell office:value-type="float" office:value="22.82639911">
                <text:p>22.82639911</text:p>
              </table:table-cell>
            </table:table-row>
            <table:table-row>
              <table:table-cell office:value-type="string">
                <text:p> 01/19  10:00:00</text:p>
              </table:table-cell>
              <table:table-cell office:value-type="float" office:value="21.5308107851655">
                <text:p>21.5308107851655</text:p>
              </table:table-cell>
              <table:table-cell office:value-type="float" office:value="22.85845261">
                <text:p>22.85845261</text:p>
              </table:table-cell>
            </table:table-row>
            <table:table-row>
              <table:table-cell office:value-type="string">
                <text:p> 01/19  11:00:00</text:p>
              </table:table-cell>
              <table:table-cell office:value-type="float" office:value="22.7717538806426">
                <text:p>22.7717538806426</text:p>
              </table:table-cell>
              <table:table-cell office:value-type="float" office:value="22.77728003">
                <text:p>22.77728003</text:p>
              </table:table-cell>
            </table:table-row>
            <table:table-row>
              <table:table-cell office:value-type="string">
                <text:p> 01/19  12:00:00</text:p>
              </table:table-cell>
              <table:table-cell office:value-type="float" office:value="23.6313405498984">
                <text:p>23.6313405498984</text:p>
              </table:table-cell>
              <table:table-cell office:value-type="float" office:value="22.9470856">
                <text:p>22.9470856</text:p>
              </table:table-cell>
            </table:table-row>
            <table:table-row>
              <table:table-cell office:value-type="string">
                <text:p> 01/19  13:00:00</text:p>
              </table:table-cell>
              <table:table-cell office:value-type="float" office:value="24.047682500612">
                <text:p>24.047682500612</text:p>
              </table:table-cell>
              <table:table-cell office:value-type="float" office:value="23.02932857">
                <text:p>23.02932857</text:p>
              </table:table-cell>
            </table:table-row>
            <table:table-row>
              <table:table-cell office:value-type="string">
                <text:p> 01/19  14:00:00</text:p>
              </table:table-cell>
              <table:table-cell office:value-type="float" office:value="24.1139500138243">
                <text:p>24.1139500138243</text:p>
              </table:table-cell>
              <table:table-cell office:value-type="float" office:value="23.1198622">
                <text:p>23.1198622</text:p>
              </table:table-cell>
            </table:table-row>
            <table:table-row>
              <table:table-cell office:value-type="string">
                <text:p> 01/19  15:00:00</text:p>
              </table:table-cell>
              <table:table-cell office:value-type="float" office:value="24.2399793392655">
                <text:p>24.2399793392655</text:p>
              </table:table-cell>
              <table:table-cell office:value-type="float" office:value="23.28214902">
                <text:p>23.28214902</text:p>
              </table:table-cell>
            </table:table-row>
            <table:table-row>
              <table:table-cell office:value-type="string">
                <text:p> 01/19  16:00:00</text:p>
              </table:table-cell>
              <table:table-cell office:value-type="float" office:value="24.5812422398913">
                <text:p>24.5812422398913</text:p>
              </table:table-cell>
              <table:table-cell office:value-type="float" office:value="23.40573695">
                <text:p>23.40573695</text:p>
              </table:table-cell>
            </table:table-row>
            <table:table-row>
              <table:table-cell office:value-type="string">
                <text:p> 01/19  17:00:00</text:p>
              </table:table-cell>
              <table:table-cell office:value-type="float" office:value="24.9015893945066">
                <text:p>24.9015893945066</text:p>
              </table:table-cell>
              <table:table-cell office:value-type="float" office:value="23.28589834">
                <text:p>23.28589834</text:p>
              </table:table-cell>
            </table:table-row>
            <table:table-row>
              <table:table-cell office:value-type="string">
                <text:p> 01/19  18:00:00</text:p>
              </table:table-cell>
              <table:table-cell office:value-type="float" office:value="24.9556132440786">
                <text:p>24.9556132440786</text:p>
              </table:table-cell>
              <table:table-cell office:value-type="float" office:value="23.01778994">
                <text:p>23.01778994</text:p>
              </table:table-cell>
            </table:table-row>
            <table:table-row>
              <table:table-cell office:value-type="string">
                <text:p> 01/19  19:00:00</text:p>
              </table:table-cell>
              <table:table-cell office:value-type="float" office:value="24.8327407767468">
                <text:p>24.8327407767468</text:p>
              </table:table-cell>
              <table:table-cell office:value-type="float" office:value="22.79723872">
                <text:p>22.79723872</text:p>
              </table:table-cell>
            </table:table-row>
            <table:table-row>
              <table:table-cell office:value-type="string">
                <text:p> 01/19  20:00:00</text:p>
              </table:table-cell>
              <table:table-cell office:value-type="float" office:value="24.4767364804392">
                <text:p>24.4767364804392</text:p>
              </table:table-cell>
              <table:table-cell office:value-type="float" office:value="22.62968168">
                <text:p>22.62968168</text:p>
              </table:table-cell>
            </table:table-row>
            <table:table-row>
              <table:table-cell office:value-type="string">
                <text:p> 01/19  21:00:00</text:p>
              </table:table-cell>
              <table:table-cell office:value-type="float" office:value="24.0666285599831">
                <text:p>24.0666285599831</text:p>
              </table:table-cell>
              <table:table-cell office:value-type="float" office:value="22.40464513">
                <text:p>22.40464513</text:p>
              </table:table-cell>
            </table:table-row>
            <table:table-row>
              <table:table-cell office:value-type="string">
                <text:p> 01/19  22:00:00</text:p>
              </table:table-cell>
              <table:table-cell office:value-type="float" office:value="23.7078728575474">
                <text:p>23.7078728575474</text:p>
              </table:table-cell>
              <table:table-cell office:value-type="float" office:value="22.07848452">
                <text:p>22.07848452</text:p>
              </table:table-cell>
            </table:table-row>
            <table:table-row>
              <table:table-cell office:value-type="string">
                <text:p> 01/19  23:00:00</text:p>
              </table:table-cell>
              <table:table-cell office:value-type="float" office:value="23.3673314572251">
                <text:p>23.3673314572251</text:p>
              </table:table-cell>
              <table:table-cell office:value-type="float" office:value="21.92455811">
                <text:p>21.92455811</text:p>
              </table:table-cell>
            </table:table-row>
            <table:table-row>
              <table:table-cell office:value-type="string">
                <text:p> 01/19  24:00:00</text:p>
              </table:table-cell>
              <table:table-cell office:value-type="float" office:value="23.0023368812121">
                <text:p>23.0023368812121</text:p>
              </table:table-cell>
              <table:table-cell office:value-type="float" office:value="21.74497435">
                <text:p>21.74497435</text:p>
              </table:table-cell>
            </table:table-row>
            <table:table-row>
              <table:table-cell office:value-type="string">
                <text:p> 01/20  01:00:00</text:p>
              </table:table-cell>
              <table:table-cell office:value-type="float" office:value="22.6745578611585">
                <text:p>22.6745578611585</text:p>
              </table:table-cell>
              <table:table-cell office:value-type="float" office:value="21.63876797">
                <text:p>21.63876797</text:p>
              </table:table-cell>
            </table:table-row>
            <table:table-row>
              <table:table-cell office:value-type="string">
                <text:p> 01/20  02:00:00</text:p>
              </table:table-cell>
              <table:table-cell office:value-type="float" office:value="22.43340564861">
                <text:p>22.43340564861</text:p>
              </table:table-cell>
              <table:table-cell office:value-type="float" office:value="21.56059246">
                <text:p>21.56059246</text:p>
              </table:table-cell>
            </table:table-row>
            <table:table-row>
              <table:table-cell office:value-type="string">
                <text:p> 01/20  03:00:00</text:p>
              </table:table-cell>
              <table:table-cell office:value-type="float" office:value="22.235619297347">
                <text:p>22.235619297347</text:p>
              </table:table-cell>
              <table:table-cell office:value-type="float" office:value="21.5643309">
                <text:p>21.5643309</text:p>
              </table:table-cell>
            </table:table-row>
            <table:table-row>
              <table:table-cell office:value-type="string">
                <text:p> 01/20  04:00:00</text:p>
              </table:table-cell>
              <table:table-cell office:value-type="float" office:value="22.0872788138584">
                <text:p>22.0872788138584</text:p>
              </table:table-cell>
              <table:table-cell office:value-type="float" office:value="21.49294532">
                <text:p>21.49294532</text:p>
              </table:table-cell>
            </table:table-row>
            <table:table-row>
              <table:table-cell office:value-type="string">
                <text:p> 01/20  05:00:00</text:p>
              </table:table-cell>
              <table:table-cell office:value-type="float" office:value="21.9345492708348">
                <text:p>21.9345492708348</text:p>
              </table:table-cell>
              <table:table-cell office:value-type="float" office:value="21.46242381">
                <text:p>21.46242381</text:p>
              </table:table-cell>
            </table:table-row>
            <table:table-row>
              <table:table-cell office:value-type="string">
                <text:p> 01/20  06:00:00</text:p>
              </table:table-cell>
              <table:table-cell office:value-type="float" office:value="21.7867451571253">
                <text:p>21.7867451571253</text:p>
              </table:table-cell>
              <table:table-cell office:value-type="float" office:value="21.44103325">
                <text:p>21.44103325</text:p>
              </table:table-cell>
            </table:table-row>
            <table:table-row>
              <table:table-cell office:value-type="string">
                <text:p> 01/20  07:00:00</text:p>
              </table:table-cell>
              <table:table-cell office:value-type="float" office:value="21.6345037150247">
                <text:p>21.6345037150247</text:p>
              </table:table-cell>
              <table:table-cell office:value-type="float" office:value="21.40807948">
                <text:p>21.40807948</text:p>
              </table:table-cell>
            </table:table-row>
            <table:table-row>
              <table:table-cell office:value-type="string">
                <text:p> 01/20  08:00:00</text:p>
              </table:table-cell>
              <table:table-cell office:value-type="float" office:value="21.4846532179891">
                <text:p>21.4846532179891</text:p>
              </table:table-cell>
              <table:table-cell office:value-type="float" office:value="21.69693858">
                <text:p>21.69693858</text:p>
              </table:table-cell>
            </table:table-row>
            <table:table-row>
              <table:table-cell office:value-type="string">
                <text:p> 01/20  09:00:00</text:p>
              </table:table-cell>
              <table:table-cell office:value-type="float" office:value="21.3585668124721">
                <text:p>21.3585668124721</text:p>
              </table:table-cell>
              <table:table-cell office:value-type="float" office:value="22.69706808">
                <text:p>22.69706808</text:p>
              </table:table-cell>
            </table:table-row>
            <table:table-row>
              <table:table-cell office:value-type="string">
                <text:p> 01/20  10:00:00</text:p>
              </table:table-cell>
              <table:table-cell office:value-type="float" office:value="21.5521727408927">
                <text:p>21.5521727408927</text:p>
              </table:table-cell>
              <table:table-cell office:value-type="float" office:value="23.00050242">
                <text:p>23.00050242</text:p>
              </table:table-cell>
            </table:table-row>
            <table:table-row>
              <table:table-cell office:value-type="string">
                <text:p> 01/20  11:00:00</text:p>
              </table:table-cell>
              <table:table-cell office:value-type="float" office:value="22.4420610115203">
                <text:p>22.4420610115203</text:p>
              </table:table-cell>
              <table:table-cell office:value-type="float" office:value="22.73076163">
                <text:p>22.73076163</text:p>
              </table:table-cell>
            </table:table-row>
            <table:table-row>
              <table:table-cell office:value-type="string">
                <text:p> 01/20  12:00:00</text:p>
              </table:table-cell>
              <table:table-cell office:value-type="float" office:value="23.5951003086365">
                <text:p>23.5951003086365</text:p>
              </table:table-cell>
              <table:table-cell office:value-type="float" office:value="22.80308136">
                <text:p>22.80308136</text:p>
              </table:table-cell>
            </table:table-row>
            <table:table-row>
              <table:table-cell office:value-type="string">
                <text:p> 01/20  13:00:00</text:p>
              </table:table-cell>
              <table:table-cell office:value-type="float" office:value="24.1487581071908">
                <text:p>24.1487581071908</text:p>
              </table:table-cell>
              <table:table-cell office:value-type="float" office:value="22.95528573">
                <text:p>22.95528573</text:p>
              </table:table-cell>
            </table:table-row>
            <table:table-row>
              <table:table-cell office:value-type="string">
                <text:p> 01/20  14:00:00</text:p>
              </table:table-cell>
              <table:table-cell office:value-type="float" office:value="24.3029798460292">
                <text:p>24.3029798460292</text:p>
              </table:table-cell>
              <table:table-cell office:value-type="float" office:value="23.15354987">
                <text:p>23.15354987</text:p>
              </table:table-cell>
            </table:table-row>
            <table:table-row>
              <table:table-cell office:value-type="string">
                <text:p> 01/20  15:00:00</text:p>
              </table:table-cell>
              <table:table-cell office:value-type="float" office:value="24.4714342622373">
                <text:p>24.4714342622373</text:p>
              </table:table-cell>
              <table:table-cell office:value-type="float" office:value="23.43200279">
                <text:p>23.43200279</text:p>
              </table:table-cell>
            </table:table-row>
            <table:table-row>
              <table:table-cell office:value-type="string">
                <text:p> 01/20  16:00:00</text:p>
              </table:table-cell>
              <table:table-cell office:value-type="float" office:value="24.4526644384653">
                <text:p>24.4526644384653</text:p>
              </table:table-cell>
              <table:table-cell office:value-type="float" office:value="23.61295429">
                <text:p>23.61295429</text:p>
              </table:table-cell>
            </table:table-row>
            <table:table-row>
              <table:table-cell office:value-type="string">
                <text:p> 01/20  17:00:00</text:p>
              </table:table-cell>
              <table:table-cell office:value-type="float" office:value="24.330775193001">
                <text:p>24.330775193001</text:p>
              </table:table-cell>
              <table:table-cell office:value-type="float" office:value="23.57487827">
                <text:p>23.57487827</text:p>
              </table:table-cell>
            </table:table-row>
            <table:table-row>
              <table:table-cell office:value-type="string">
                <text:p> 01/20  18:00:00</text:p>
              </table:table-cell>
              <table:table-cell office:value-type="float" office:value="24.1371167311665">
                <text:p>24.1371167311665</text:p>
              </table:table-cell>
              <table:table-cell office:value-type="float" office:value="23.23308325">
                <text:p>23.23308325</text:p>
              </table:table-cell>
            </table:table-row>
            <table:table-row>
              <table:table-cell office:value-type="string">
                <text:p> 01/20  19:00:00</text:p>
              </table:table-cell>
              <table:table-cell office:value-type="float" office:value="23.8759049622963">
                <text:p>23.8759049622963</text:p>
              </table:table-cell>
              <table:table-cell office:value-type="float" office:value="22.94504955">
                <text:p>22.94504955</text:p>
              </table:table-cell>
            </table:table-row>
            <table:table-row>
              <table:table-cell office:value-type="string">
                <text:p> 01/20  20:00:00</text:p>
              </table:table-cell>
              <table:table-cell office:value-type="float" office:value="23.4125210609172">
                <text:p>23.4125210609172</text:p>
              </table:table-cell>
              <table:table-cell office:value-type="float" office:value="22.70200333">
                <text:p>22.70200333</text:p>
              </table:table-cell>
            </table:table-row>
            <table:table-row>
              <table:table-cell office:value-type="string">
                <text:p> 01/20  21:00:00</text:p>
              </table:table-cell>
              <table:table-cell office:value-type="float" office:value="22.979192187073">
                <text:p>22.979192187073</text:p>
              </table:table-cell>
              <table:table-cell office:value-type="float" office:value="22.47305037">
                <text:p>22.47305037</text:p>
              </table:table-cell>
            </table:table-row>
            <table:table-row>
              <table:table-cell office:value-type="string">
                <text:p> 01/20  22:00:00</text:p>
              </table:table-cell>
              <table:table-cell office:value-type="float" office:value="22.6559643776397">
                <text:p>22.6559643776397</text:p>
              </table:table-cell>
              <table:table-cell office:value-type="float" office:value="22.34919092">
                <text:p>22.34919092</text:p>
              </table:table-cell>
            </table:table-row>
            <table:table-row>
              <table:table-cell office:value-type="string">
                <text:p> 01/20  23:00:00</text:p>
              </table:table-cell>
              <table:table-cell office:value-type="float" office:value="22.4371155928687">
                <text:p>22.4371155928687</text:p>
              </table:table-cell>
              <table:table-cell office:value-type="float" office:value="22.41316947">
                <text:p>22.41316947</text:p>
              </table:table-cell>
            </table:table-row>
            <table:table-row>
              <table:table-cell office:value-type="string">
                <text:p> 01/20  24:00:00</text:p>
              </table:table-cell>
              <table:table-cell office:value-type="float" office:value="22.2364638969092">
                <text:p>22.2364638969092</text:p>
              </table:table-cell>
              <table:table-cell office:value-type="float" office:value="22.47369242">
                <text:p>22.47369242</text:p>
              </table:table-cell>
            </table:table-row>
            <table:table-row>
              <table:table-cell office:value-type="string">
                <text:p> 01/21  01:00:00</text:p>
              </table:table-cell>
              <table:table-cell office:value-type="float" office:value="21.9780472759203">
                <text:p>21.9780472759203</text:p>
              </table:table-cell>
              <table:table-cell office:value-type="float" office:value="22.46281041">
                <text:p>22.46281041</text:p>
              </table:table-cell>
            </table:table-row>
            <table:table-row>
              <table:table-cell office:value-type="string">
                <text:p> 01/21  02:00:00</text:p>
              </table:table-cell>
              <table:table-cell office:value-type="float" office:value="21.7923184717984">
                <text:p>21.7923184717984</text:p>
              </table:table-cell>
              <table:table-cell office:value-type="float" office:value="22.3892713">
                <text:p>22.3892713</text:p>
              </table:table-cell>
            </table:table-row>
            <table:table-row>
              <table:table-cell office:value-type="string">
                <text:p> 01/21  03:00:00</text:p>
              </table:table-cell>
              <table:table-cell office:value-type="float" office:value="21.6458669248791">
                <text:p>21.6458669248791</text:p>
              </table:table-cell>
              <table:table-cell office:value-type="float" office:value="22.31217731">
                <text:p>22.31217731</text:p>
              </table:table-cell>
            </table:table-row>
            <table:table-row>
              <table:table-cell office:value-type="string">
                <text:p> 01/21  04:00:00</text:p>
              </table:table-cell>
              <table:table-cell office:value-type="float" office:value="21.8991874749378">
                <text:p>21.8991874749378</text:p>
              </table:table-cell>
              <table:table-cell office:value-type="float" office:value="22.24366663">
                <text:p>22.24366663</text:p>
              </table:table-cell>
            </table:table-row>
            <table:table-row>
              <table:table-cell office:value-type="string">
                <text:p> 01/21  05:00:00</text:p>
              </table:table-cell>
              <table:table-cell office:value-type="float" office:value="22.073278821265">
                <text:p>22.073278821265</text:p>
              </table:table-cell>
              <table:table-cell office:value-type="float" office:value="22.19957715">
                <text:p>22.19957715</text:p>
              </table:table-cell>
            </table:table-row>
            <table:table-row>
              <table:table-cell office:value-type="string">
                <text:p> 01/21  06:00:00</text:p>
              </table:table-cell>
              <table:table-cell office:value-type="float" office:value="22.0875857243509">
                <text:p>22.0875857243509</text:p>
              </table:table-cell>
              <table:table-cell office:value-type="float" office:value="22.18683638">
                <text:p>22.18683638</text:p>
              </table:table-cell>
            </table:table-row>
            <table:table-row>
              <table:table-cell office:value-type="string">
                <text:p> 01/21  07:00:00</text:p>
              </table:table-cell>
              <table:table-cell office:value-type="float" office:value="22.058216566674">
                <text:p>22.058216566674</text:p>
              </table:table-cell>
              <table:table-cell office:value-type="float" office:value="22.16540081">
                <text:p>22.16540081</text:p>
              </table:table-cell>
            </table:table-row>
            <table:table-row>
              <table:table-cell office:value-type="string">
                <text:p> 01/21  08:00:00</text:p>
              </table:table-cell>
              <table:table-cell office:value-type="float" office:value="22.0246066822434">
                <text:p>22.0246066822434</text:p>
              </table:table-cell>
              <table:table-cell office:value-type="float" office:value="22.14648948">
                <text:p>22.14648948</text:p>
              </table:table-cell>
            </table:table-row>
            <table:table-row>
              <table:table-cell office:value-type="string">
                <text:p> 01/21  09:00:00</text:p>
              </table:table-cell>
              <table:table-cell office:value-type="float" office:value="21.97533576561">
                <text:p>21.97533576561</text:p>
              </table:table-cell>
              <table:table-cell office:value-type="float" office:value="22.60196096">
                <text:p>22.60196096</text:p>
              </table:table-cell>
            </table:table-row>
            <table:table-row>
              <table:table-cell office:value-type="string">
                <text:p> 01/21  10:00:00</text:p>
              </table:table-cell>
              <table:table-cell office:value-type="float" office:value="21.9198929623353">
                <text:p>21.9198929623353</text:p>
              </table:table-cell>
              <table:table-cell office:value-type="float" office:value="23.63840749">
                <text:p>23.63840749</text:p>
              </table:table-cell>
            </table:table-row>
            <table:table-row>
              <table:table-cell office:value-type="string">
                <text:p> 01/21  11:00:00</text:p>
              </table:table-cell>
              <table:table-cell office:value-type="float" office:value="21.9233283501557">
                <text:p>21.9233283501557</text:p>
              </table:table-cell>
              <table:table-cell office:value-type="float" office:value="24.05065737">
                <text:p>24.05065737</text:p>
              </table:table-cell>
            </table:table-row>
            <table:table-row>
              <table:table-cell office:value-type="string">
                <text:p> 01/21  12:00:00</text:p>
              </table:table-cell>
              <table:table-cell office:value-type="float" office:value="21.6604042246939">
                <text:p>21.6604042246939</text:p>
              </table:table-cell>
              <table:table-cell office:value-type="float" office:value="24.3345297">
                <text:p>24.3345297</text:p>
              </table:table-cell>
            </table:table-row>
            <table:table-row>
              <table:table-cell office:value-type="string">
                <text:p> 01/21  13:00:00</text:p>
              </table:table-cell>
              <table:table-cell office:value-type="float" office:value="21.5618350808616">
                <text:p>21.5618350808616</text:p>
              </table:table-cell>
              <table:table-cell office:value-type="float" office:value="24.58178138">
                <text:p>24.58178138</text:p>
              </table:table-cell>
            </table:table-row>
            <table:table-row>
              <table:table-cell office:value-type="string">
                <text:p> 01/21  14:00:00</text:p>
              </table:table-cell>
              <table:table-cell office:value-type="float" office:value="21.6562800686585">
                <text:p>21.6562800686585</text:p>
              </table:table-cell>
              <table:table-cell office:value-type="float" office:value="24.78791772">
                <text:p>24.78791772</text:p>
              </table:table-cell>
            </table:table-row>
            <table:table-row>
              <table:table-cell office:value-type="string">
                <text:p> 01/21  15:00:00</text:p>
              </table:table-cell>
              <table:table-cell office:value-type="float" office:value="21.7693907975708">
                <text:p>21.7693907975708</text:p>
              </table:table-cell>
              <table:table-cell office:value-type="float" office:value="24.93681476">
                <text:p>24.93681476</text:p>
              </table:table-cell>
            </table:table-row>
            <table:table-row>
              <table:table-cell office:value-type="string">
                <text:p> 01/21  16:00:00</text:p>
              </table:table-cell>
              <table:table-cell office:value-type="float" office:value="21.8684880898681">
                <text:p>21.8684880898681</text:p>
              </table:table-cell>
              <table:table-cell office:value-type="float" office:value="24.99347179">
                <text:p>24.99347179</text:p>
              </table:table-cell>
            </table:table-row>
            <table:table-row>
              <table:table-cell office:value-type="string">
                <text:p> 01/21  17:00:00</text:p>
              </table:table-cell>
              <table:table-cell office:value-type="float" office:value="21.9390320184596">
                <text:p>21.9390320184596</text:p>
              </table:table-cell>
              <table:table-cell office:value-type="float" office:value="24.90604727">
                <text:p>24.90604727</text:p>
              </table:table-cell>
            </table:table-row>
            <table:table-row>
              <table:table-cell office:value-type="string">
                <text:p> 01/21  18:00:00</text:p>
              </table:table-cell>
              <table:table-cell office:value-type="float" office:value="22.0006258360331">
                <text:p>22.0006258360331</text:p>
              </table:table-cell>
              <table:table-cell office:value-type="float" office:value="24.63747971">
                <text:p>24.63747971</text:p>
              </table:table-cell>
            </table:table-row>
            <table:table-row>
              <table:table-cell office:value-type="string">
                <text:p> 01/21  19:00:00</text:p>
              </table:table-cell>
              <table:table-cell office:value-type="float" office:value="22.0118972325727">
                <text:p>22.0118972325727</text:p>
              </table:table-cell>
              <table:table-cell office:value-type="float" office:value="24.3740271">
                <text:p>24.3740271</text:p>
              </table:table-cell>
            </table:table-row>
            <table:table-row>
              <table:table-cell office:value-type="string">
                <text:p> 01/21  20:00:00</text:p>
              </table:table-cell>
              <table:table-cell office:value-type="float" office:value="21.9685262405467">
                <text:p>21.9685262405467</text:p>
              </table:table-cell>
              <table:table-cell office:value-type="float" office:value="24.11653479">
                <text:p>24.11653479</text:p>
              </table:table-cell>
            </table:table-row>
            <table:table-row>
              <table:table-cell office:value-type="string">
                <text:p> 01/21  21:00:00</text:p>
              </table:table-cell>
              <table:table-cell office:value-type="float" office:value="21.8802476824171">
                <text:p>21.8802476824171</text:p>
              </table:table-cell>
              <table:table-cell office:value-type="float" office:value="23.79949359">
                <text:p>23.79949359</text:p>
              </table:table-cell>
            </table:table-row>
            <table:table-row>
              <table:table-cell office:value-type="string">
                <text:p> 01/21  22:00:00</text:p>
              </table:table-cell>
              <table:table-cell office:value-type="float" office:value="21.7740974821563">
                <text:p>21.7740974821563</text:p>
              </table:table-cell>
              <table:table-cell office:value-type="float" office:value="23.59364537">
                <text:p>23.59364537</text:p>
              </table:table-cell>
            </table:table-row>
            <table:table-row>
              <table:table-cell office:value-type="string">
                <text:p> 01/21  23:00:00</text:p>
              </table:table-cell>
              <table:table-cell office:value-type="float" office:value="21.6378470348541">
                <text:p>21.6378470348541</text:p>
              </table:table-cell>
              <table:table-cell office:value-type="float" office:value="23.39748189">
                <text:p>23.39748189</text:p>
              </table:table-cell>
            </table:table-row>
            <table:table-row>
              <table:table-cell office:value-type="string">
                <text:p> 01/21  24:00:00</text:p>
              </table:table-cell>
              <table:table-cell office:value-type="float" office:value="21.4932516976626">
                <text:p>21.4932516976626</text:p>
              </table:table-cell>
              <table:table-cell office:value-type="float" office:value="23.20585109">
                <text:p>23.20585109</text:p>
              </table:table-cell>
            </table:table-row>
            <table:table-row>
              <table:table-cell office:value-type="string">
                <text:p> 01/22  01:00:00</text:p>
              </table:table-cell>
              <table:table-cell office:value-type="float" office:value="21.3785512792503">
                <text:p>21.3785512792503</text:p>
              </table:table-cell>
              <table:table-cell office:value-type="float" office:value="23.07759227">
                <text:p>23.07759227</text:p>
              </table:table-cell>
            </table:table-row>
            <table:table-row>
              <table:table-cell office:value-type="string">
                <text:p> 01/22  02:00:00</text:p>
              </table:table-cell>
              <table:table-cell office:value-type="float" office:value="21.2905937169451">
                <text:p>21.2905937169451</text:p>
              </table:table-cell>
              <table:table-cell office:value-type="float" office:value="23.05897581">
                <text:p>23.05897581</text:p>
              </table:table-cell>
            </table:table-row>
            <table:table-row>
              <table:table-cell office:value-type="string">
                <text:p> 01/22  03:00:00</text:p>
              </table:table-cell>
              <table:table-cell office:value-type="float" office:value="21.1884912705102">
                <text:p>21.1884912705102</text:p>
              </table:table-cell>
              <table:table-cell office:value-type="float" office:value="23.00787218">
                <text:p>23.00787218</text:p>
              </table:table-cell>
            </table:table-row>
            <table:table-row>
              <table:table-cell office:value-type="string">
                <text:p> 01/22  04:00:00</text:p>
              </table:table-cell>
              <table:table-cell office:value-type="float" office:value="21.0780500335369">
                <text:p>21.0780500335369</text:p>
              </table:table-cell>
              <table:table-cell office:value-type="float" office:value="22.9120125">
                <text:p>22.9120125</text:p>
              </table:table-cell>
            </table:table-row>
            <table:table-row>
              <table:table-cell office:value-type="string">
                <text:p> 01/22  05:00:00</text:p>
              </table:table-cell>
              <table:table-cell office:value-type="float" office:value="20.9589595238654">
                <text:p>20.9589595238654</text:p>
              </table:table-cell>
              <table:table-cell office:value-type="float" office:value="22.87666187">
                <text:p>22.87666187</text:p>
              </table:table-cell>
            </table:table-row>
            <table:table-row>
              <table:table-cell office:value-type="string">
                <text:p> 01/22  06:00:00</text:p>
              </table:table-cell>
              <table:table-cell office:value-type="float" office:value="20.8301960911457">
                <text:p>20.8301960911457</text:p>
              </table:table-cell>
              <table:table-cell office:value-type="float" office:value="22.84414534">
                <text:p>22.84414534</text:p>
              </table:table-cell>
            </table:table-row>
            <table:table-row>
              <table:table-cell office:value-type="string">
                <text:p> 01/22  07:00:00</text:p>
              </table:table-cell>
              <table:table-cell office:value-type="float" office:value="20.7053694956505">
                <text:p>20.7053694956505</text:p>
              </table:table-cell>
              <table:table-cell office:value-type="float" office:value="22.77735574">
                <text:p>22.77735574</text:p>
              </table:table-cell>
            </table:table-row>
            <table:table-row>
              <table:table-cell office:value-type="string">
                <text:p> 01/22  08:00:00</text:p>
              </table:table-cell>
              <table:table-cell office:value-type="float" office:value="20.5817696874361">
                <text:p>20.5817696874361</text:p>
              </table:table-cell>
              <table:table-cell office:value-type="float" office:value="22.69204435">
                <text:p>22.69204435</text:p>
              </table:table-cell>
            </table:table-row>
            <table:table-row>
              <table:table-cell office:value-type="string">
                <text:p> 01/22  09:00:00</text:p>
              </table:table-cell>
              <table:table-cell office:value-type="float" office:value="20.6764753196746">
                <text:p>20.6764753196746</text:p>
              </table:table-cell>
              <table:table-cell office:value-type="float" office:value="22.77420532">
                <text:p>22.77420532</text:p>
              </table:table-cell>
            </table:table-row>
            <table:table-row>
              <table:table-cell office:value-type="string">
                <text:p> 01/22  10:00:00</text:p>
              </table:table-cell>
              <table:table-cell office:value-type="float" office:value="20.695665048564">
                <text:p>20.695665048564</text:p>
              </table:table-cell>
              <table:table-cell office:value-type="float" office:value="23.0304978">
                <text:p>23.0304978</text:p>
              </table:table-cell>
            </table:table-row>
            <table:table-row>
              <table:table-cell office:value-type="string">
                <text:p> 01/22  11:00:00</text:p>
              </table:table-cell>
              <table:table-cell office:value-type="float" office:value="20.9345449570144">
                <text:p>20.9345449570144</text:p>
              </table:table-cell>
              <table:table-cell office:value-type="float" office:value="23.33445914">
                <text:p>23.33445914</text:p>
              </table:table-cell>
            </table:table-row>
            <table:table-row>
              <table:table-cell office:value-type="string">
                <text:p> 01/22  12:00:00</text:p>
              </table:table-cell>
              <table:table-cell office:value-type="float" office:value="21.5862198699438">
                <text:p>21.5862198699438</text:p>
              </table:table-cell>
              <table:table-cell office:value-type="float" office:value="23.59669342">
                <text:p>23.59669342</text:p>
              </table:table-cell>
            </table:table-row>
            <table:table-row>
              <table:table-cell office:value-type="string">
                <text:p> 01/22  13:00:00</text:p>
              </table:table-cell>
              <table:table-cell office:value-type="float" office:value="21.5806026838095">
                <text:p>21.5806026838095</text:p>
              </table:table-cell>
              <table:table-cell office:value-type="float" office:value="23.64695309">
                <text:p>23.64695309</text:p>
              </table:table-cell>
            </table:table-row>
            <table:table-row>
              <table:table-cell office:value-type="string">
                <text:p> 01/22  14:00:00</text:p>
              </table:table-cell>
              <table:table-cell office:value-type="float" office:value="21.3884696014764">
                <text:p>21.3884696014764</text:p>
              </table:table-cell>
              <table:table-cell office:value-type="float" office:value="23.73566363">
                <text:p>23.73566363</text:p>
              </table:table-cell>
            </table:table-row>
            <table:table-row>
              <table:table-cell office:value-type="string">
                <text:p> 01/22  15:00:00</text:p>
              </table:table-cell>
              <table:table-cell office:value-type="float" office:value="21.2996107269156">
                <text:p>21.2996107269156</text:p>
              </table:table-cell>
              <table:table-cell office:value-type="float" office:value="23.88796627">
                <text:p>23.88796627</text:p>
              </table:table-cell>
            </table:table-row>
            <table:table-row>
              <table:table-cell office:value-type="string">
                <text:p> 01/22  16:00:00</text:p>
              </table:table-cell>
              <table:table-cell office:value-type="float" office:value="21.2663683969458">
                <text:p>21.2663683969458</text:p>
              </table:table-cell>
              <table:table-cell office:value-type="float" office:value="24.06487178">
                <text:p>24.06487178</text:p>
              </table:table-cell>
            </table:table-row>
            <table:table-row>
              <table:table-cell office:value-type="string">
                <text:p> 01/22  17:00:00</text:p>
              </table:table-cell>
              <table:table-cell office:value-type="float" office:value="21.2570808319122">
                <text:p>21.2570808319122</text:p>
              </table:table-cell>
              <table:table-cell office:value-type="float" office:value="24.06311454">
                <text:p>24.06311454</text:p>
              </table:table-cell>
            </table:table-row>
            <table:table-row>
              <table:table-cell office:value-type="string">
                <text:p> 01/22  18:00:00</text:p>
              </table:table-cell>
              <table:table-cell office:value-type="float" office:value="21.2929049656083">
                <text:p>21.2929049656083</text:p>
              </table:table-cell>
              <table:table-cell office:value-type="float" office:value="23.88366192">
                <text:p>23.88366192</text:p>
              </table:table-cell>
            </table:table-row>
            <table:table-row>
              <table:table-cell office:value-type="string">
                <text:p> 01/22  19:00:00</text:p>
              </table:table-cell>
              <table:table-cell office:value-type="float" office:value="21.2567194708596">
                <text:p>21.2567194708596</text:p>
              </table:table-cell>
              <table:table-cell office:value-type="float" office:value="23.64978221">
                <text:p>23.64978221</text:p>
              </table:table-cell>
            </table:table-row>
            <table:table-row>
              <table:table-cell office:value-type="string">
                <text:p> 01/22  20:00:00</text:p>
              </table:table-cell>
              <table:table-cell office:value-type="float" office:value="21.1880653469632">
                <text:p>21.1880653469632</text:p>
              </table:table-cell>
              <table:table-cell office:value-type="float" office:value="23.46300274">
                <text:p>23.46300274</text:p>
              </table:table-cell>
            </table:table-row>
            <table:table-row>
              <table:table-cell office:value-type="string">
                <text:p> 01/22  21:00:00</text:p>
              </table:table-cell>
              <table:table-cell office:value-type="float" office:value="21.1206197743194">
                <text:p>21.1206197743194</text:p>
              </table:table-cell>
              <table:table-cell office:value-type="float" office:value="23.31470111">
                <text:p>23.31470111</text:p>
              </table:table-cell>
            </table:table-row>
            <table:table-row>
              <table:table-cell office:value-type="string">
                <text:p> 01/22  22:00:00</text:p>
              </table:table-cell>
              <table:table-cell office:value-type="float" office:value="21.0645574762321">
                <text:p>21.0645574762321</text:p>
              </table:table-cell>
              <table:table-cell office:value-type="float" office:value="23.12155863">
                <text:p>23.12155863</text:p>
              </table:table-cell>
            </table:table-row>
            <table:table-row>
              <table:table-cell office:value-type="string">
                <text:p> 01/22  23:00:00</text:p>
              </table:table-cell>
              <table:table-cell office:value-type="float" office:value="20.9934290887801">
                <text:p>20.9934290887801</text:p>
              </table:table-cell>
              <table:table-cell office:value-type="float" office:value="22.89782987">
                <text:p>22.89782987</text:p>
              </table:table-cell>
            </table:table-row>
            <table:table-row>
              <table:table-cell office:value-type="string">
                <text:p> 01/22  24:00:00</text:p>
              </table:table-cell>
              <table:table-cell office:value-type="float" office:value="20.8690292381199">
                <text:p>20.8690292381199</text:p>
              </table:table-cell>
              <table:table-cell office:value-type="float" office:value="22.59082511">
                <text:p>22.59082511</text:p>
              </table:table-cell>
            </table:table-row>
            <table:table-row>
              <table:table-cell office:value-type="string">
                <text:p> 01/23  01:00:00</text:p>
              </table:table-cell>
              <table:table-cell office:value-type="float" office:value="20.6855772393501">
                <text:p>20.6855772393501</text:p>
              </table:table-cell>
              <table:table-cell office:value-type="float" office:value="22.45692523">
                <text:p>22.45692523</text:p>
              </table:table-cell>
            </table:table-row>
            <table:table-row>
              <table:table-cell office:value-type="string">
                <text:p> 01/23  02:00:00</text:p>
              </table:table-cell>
              <table:table-cell office:value-type="float" office:value="20.5129605636661">
                <text:p>20.5129605636661</text:p>
              </table:table-cell>
              <table:table-cell office:value-type="float" office:value="22.48770676">
                <text:p>22.48770676</text:p>
              </table:table-cell>
            </table:table-row>
            <table:table-row>
              <table:table-cell office:value-type="string">
                <text:p> 01/23  03:00:00</text:p>
              </table:table-cell>
              <table:table-cell office:value-type="float" office:value="20.345611760926">
                <text:p>20.345611760926</text:p>
              </table:table-cell>
              <table:table-cell office:value-type="float" office:value="22.56692886">
                <text:p>22.56692886</text:p>
              </table:table-cell>
            </table:table-row>
            <table:table-row>
              <table:table-cell office:value-type="string">
                <text:p> 01/23  04:00:00</text:p>
              </table:table-cell>
              <table:table-cell office:value-type="float" office:value="20.1847635651827">
                <text:p>20.1847635651827</text:p>
              </table:table-cell>
              <table:table-cell office:value-type="float" office:value="22.59199675">
                <text:p>22.59199675</text:p>
              </table:table-cell>
            </table:table-row>
            <table:table-row>
              <table:table-cell office:value-type="string">
                <text:p> 01/23  05:00:00</text:p>
              </table:table-cell>
              <table:table-cell office:value-type="float" office:value="20.076753013793">
                <text:p>20.076753013793</text:p>
              </table:table-cell>
              <table:table-cell office:value-type="float" office:value="22.58220635">
                <text:p>22.58220635</text:p>
              </table:table-cell>
            </table:table-row>
            <table:table-row>
              <table:table-cell office:value-type="string">
                <text:p> 01/23  06:00:00</text:p>
              </table:table-cell>
              <table:table-cell office:value-type="float" office:value="20.0054371610491">
                <text:p>20.0054371610491</text:p>
              </table:table-cell>
              <table:table-cell office:value-type="float" office:value="22.56009403">
                <text:p>22.56009403</text:p>
              </table:table-cell>
            </table:table-row>
            <table:table-row>
              <table:table-cell office:value-type="string">
                <text:p> 01/23  07:00:00</text:p>
              </table:table-cell>
              <table:table-cell office:value-type="float" office:value="19.9287933967516">
                <text:p>19.9287933967516</text:p>
              </table:table-cell>
              <table:table-cell office:value-type="float" office:value="22.539916">
                <text:p>22.539916</text:p>
              </table:table-cell>
            </table:table-row>
            <table:table-row>
              <table:table-cell office:value-type="string">
                <text:p> 01/23  08:00:00</text:p>
              </table:table-cell>
              <table:table-cell office:value-type="float" office:value="19.849617086346">
                <text:p>19.849617086346</text:p>
              </table:table-cell>
              <table:table-cell office:value-type="float" office:value="22.4965898">
                <text:p>22.4965898</text:p>
              </table:table-cell>
            </table:table-row>
            <table:table-row>
              <table:table-cell office:value-type="string">
                <text:p> 01/23  09:00:00</text:p>
              </table:table-cell>
              <table:table-cell office:value-type="float" office:value="19.7864076814344">
                <text:p>19.7864076814344</text:p>
              </table:table-cell>
              <table:table-cell office:value-type="float" office:value="22.52585819">
                <text:p>22.52585819</text:p>
              </table:table-cell>
            </table:table-row>
            <table:table-row>
              <table:table-cell office:value-type="string">
                <text:p> 01/23  10:00:00</text:p>
              </table:table-cell>
              <table:table-cell office:value-type="float" office:value="21.1873573807768">
                <text:p>21.1873573807768</text:p>
              </table:table-cell>
              <table:table-cell office:value-type="float" office:value="22.58930428">
                <text:p>22.58930428</text:p>
              </table:table-cell>
            </table:table-row>
            <table:table-row>
              <table:table-cell office:value-type="string">
                <text:p> 01/23  11:00:00</text:p>
              </table:table-cell>
              <table:table-cell office:value-type="float" office:value="23.1374532219528">
                <text:p>23.1374532219528</text:p>
              </table:table-cell>
              <table:table-cell office:value-type="float" office:value="22.64344491">
                <text:p>22.64344491</text:p>
              </table:table-cell>
            </table:table-row>
            <table:table-row>
              <table:table-cell office:value-type="string">
                <text:p> 01/23  12:00:00</text:p>
              </table:table-cell>
              <table:table-cell office:value-type="float" office:value="24.1820440191662">
                <text:p>24.1820440191662</text:p>
              </table:table-cell>
              <table:table-cell office:value-type="float" office:value="22.64975746">
                <text:p>22.64975746</text:p>
              </table:table-cell>
            </table:table-row>
            <table:table-row>
              <table:table-cell office:value-type="string">
                <text:p> 01/23  13:00:00</text:p>
              </table:table-cell>
              <table:table-cell office:value-type="float" office:value="24.5512646738744">
                <text:p>24.5512646738744</text:p>
              </table:table-cell>
              <table:table-cell office:value-type="float" office:value="22.62359057">
                <text:p>22.62359057</text:p>
              </table:table-cell>
            </table:table-row>
            <table:table-row>
              <table:table-cell office:value-type="string">
                <text:p> 01/23  14:00:00</text:p>
              </table:table-cell>
              <table:table-cell office:value-type="float" office:value="24.5427178738145">
                <text:p>24.5427178738145</text:p>
              </table:table-cell>
              <table:table-cell office:value-type="float" office:value="22.888383">
                <text:p>22.888383</text:p>
              </table:table-cell>
            </table:table-row>
            <table:table-row>
              <table:table-cell office:value-type="string">
                <text:p> 01/23  15:00:00</text:p>
              </table:table-cell>
              <table:table-cell office:value-type="float" office:value="24.4738226854637">
                <text:p>24.4738226854637</text:p>
              </table:table-cell>
              <table:table-cell office:value-type="float" office:value="22.69723148">
                <text:p>22.69723148</text:p>
              </table:table-cell>
            </table:table-row>
            <table:table-row>
              <table:table-cell office:value-type="string">
                <text:p> 01/23  16:00:00</text:p>
              </table:table-cell>
              <table:table-cell office:value-type="float" office:value="24.6658924879446">
                <text:p>24.6658924879446</text:p>
              </table:table-cell>
              <table:table-cell office:value-type="float" office:value="22.8255648">
                <text:p>22.8255648</text:p>
              </table:table-cell>
            </table:table-row>
            <table:table-row>
              <table:table-cell office:value-type="string">
                <text:p> 01/23  17:00:00</text:p>
              </table:table-cell>
              <table:table-cell office:value-type="float" office:value="24.7282038794066">
                <text:p>24.7282038794066</text:p>
              </table:table-cell>
              <table:table-cell office:value-type="float" office:value="22.7690995">
                <text:p>22.7690995</text:p>
              </table:table-cell>
            </table:table-row>
            <table:table-row>
              <table:table-cell office:value-type="string">
                <text:p> 01/23  18:00:00</text:p>
              </table:table-cell>
              <table:table-cell office:value-type="float" office:value="24.6474562678213">
                <text:p>24.6474562678213</text:p>
              </table:table-cell>
              <table:table-cell office:value-type="float" office:value="22.77056404">
                <text:p>22.77056404</text:p>
              </table:table-cell>
            </table:table-row>
            <table:table-row>
              <table:table-cell office:value-type="string">
                <text:p> 01/23  19:00:00</text:p>
              </table:table-cell>
              <table:table-cell office:value-type="float" office:value="24.442862645645">
                <text:p>24.442862645645</text:p>
              </table:table-cell>
              <table:table-cell office:value-type="float" office:value="22.84966048">
                <text:p>22.84966048</text:p>
              </table:table-cell>
            </table:table-row>
            <table:table-row>
              <table:table-cell office:value-type="string">
                <text:p> 01/23  20:00:00</text:p>
              </table:table-cell>
              <table:table-cell office:value-type="float" office:value="23.9680753599178">
                <text:p>23.9680753599178</text:p>
              </table:table-cell>
              <table:table-cell office:value-type="float" office:value="22.88864801">
                <text:p>22.88864801</text:p>
              </table:table-cell>
            </table:table-row>
            <table:table-row>
              <table:table-cell office:value-type="string">
                <text:p> 01/23  21:00:00</text:p>
              </table:table-cell>
              <table:table-cell office:value-type="float" office:value="23.3755411654878">
                <text:p>23.3755411654878</text:p>
              </table:table-cell>
              <table:table-cell office:value-type="float" office:value="22.62909654">
                <text:p>22.62909654</text:p>
              </table:table-cell>
            </table:table-row>
            <table:table-row>
              <table:table-cell office:value-type="string">
                <text:p> 01/23  22:00:00</text:p>
              </table:table-cell>
              <table:table-cell office:value-type="float" office:value="22.9689700402508">
                <text:p>22.9689700402508</text:p>
              </table:table-cell>
              <table:table-cell office:value-type="float" office:value="22.18270277">
                <text:p>22.18270277</text:p>
              </table:table-cell>
            </table:table-row>
            <table:table-row>
              <table:table-cell office:value-type="string">
                <text:p> 01/23  23:00:00</text:p>
              </table:table-cell>
              <table:table-cell office:value-type="float" office:value="22.644261374238">
                <text:p>22.644261374238</text:p>
              </table:table-cell>
              <table:table-cell office:value-type="float" office:value="21.86231461">
                <text:p>21.86231461</text:p>
              </table:table-cell>
            </table:table-row>
            <table:table-row>
              <table:table-cell office:value-type="string">
                <text:p> 01/23  24:00:00</text:p>
              </table:table-cell>
              <table:table-cell office:value-type="float" office:value="22.3259866747333">
                <text:p>22.3259866747333</text:p>
              </table:table-cell>
              <table:table-cell office:value-type="float" office:value="21.69627975">
                <text:p>21.69627975</text:p>
              </table:table-cell>
            </table:table-row>
            <table:table-row>
              <table:table-cell office:value-type="string">
                <text:p> 01/24  01:00:00</text:p>
              </table:table-cell>
              <table:table-cell office:value-type="float" office:value="22.0394611535698">
                <text:p>22.0394611535698</text:p>
              </table:table-cell>
              <table:table-cell office:value-type="float" office:value="21.6024431">
                <text:p>21.6024431</text:p>
              </table:table-cell>
            </table:table-row>
            <table:table-row>
              <table:table-cell office:value-type="string">
                <text:p> 01/24  02:00:00</text:p>
              </table:table-cell>
              <table:table-cell office:value-type="float" office:value="21.8458124399755">
                <text:p>21.8458124399755</text:p>
              </table:table-cell>
              <table:table-cell office:value-type="float" office:value="21.53783931">
                <text:p>21.53783931</text:p>
              </table:table-cell>
            </table:table-row>
            <table:table-row>
              <table:table-cell office:value-type="string">
                <text:p> 01/24  03:00:00</text:p>
              </table:table-cell>
              <table:table-cell office:value-type="float" office:value="21.7021442577547">
                <text:p>21.7021442577547</text:p>
              </table:table-cell>
              <table:table-cell office:value-type="float" office:value="21.55433998">
                <text:p>21.55433998</text:p>
              </table:table-cell>
            </table:table-row>
            <table:table-row>
              <table:table-cell office:value-type="string">
                <text:p> 01/24  04:00:00</text:p>
              </table:table-cell>
              <table:table-cell office:value-type="float" office:value="21.5596738493446">
                <text:p>21.5596738493446</text:p>
              </table:table-cell>
              <table:table-cell office:value-type="float" office:value="21.46874274">
                <text:p>21.46874274</text:p>
              </table:table-cell>
            </table:table-row>
            <table:table-row>
              <table:table-cell office:value-type="string">
                <text:p> 01/24  05:00:00</text:p>
              </table:table-cell>
              <table:table-cell office:value-type="float" office:value="21.4127625193887">
                <text:p>21.4127625193887</text:p>
              </table:table-cell>
              <table:table-cell office:value-type="float" office:value="21.49128992">
                <text:p>21.49128992</text:p>
              </table:table-cell>
            </table:table-row>
            <table:table-row>
              <table:table-cell office:value-type="string">
                <text:p> 01/24  06:00:00</text:p>
              </table:table-cell>
              <table:table-cell office:value-type="float" office:value="21.264086844414">
                <text:p>21.264086844414</text:p>
              </table:table-cell>
              <table:table-cell office:value-type="float" office:value="21.48066701">
                <text:p>21.48066701</text:p>
              </table:table-cell>
            </table:table-row>
            <table:table-row>
              <table:table-cell office:value-type="string">
                <text:p> 01/24  07:00:00</text:p>
              </table:table-cell>
              <table:table-cell office:value-type="float" office:value="21.1133200215539">
                <text:p>21.1133200215539</text:p>
              </table:table-cell>
              <table:table-cell office:value-type="float" office:value="21.34983901">
                <text:p>21.34983901</text:p>
              </table:table-cell>
            </table:table-row>
            <table:table-row>
              <table:table-cell office:value-type="string">
                <text:p> 01/24  08:00:00</text:p>
              </table:table-cell>
              <table:table-cell office:value-type="float" office:value="20.9662231494046">
                <text:p>20.9662231494046</text:p>
              </table:table-cell>
              <table:table-cell office:value-type="float" office:value="21.56601732">
                <text:p>21.56601732</text:p>
              </table:table-cell>
            </table:table-row>
            <table:table-row>
              <table:table-cell office:value-type="string">
                <text:p> 01/24  09:00:00</text:p>
              </table:table-cell>
              <table:table-cell office:value-type="float" office:value="20.8306768507495">
                <text:p>20.8306768507495</text:p>
              </table:table-cell>
              <table:table-cell office:value-type="float" office:value="22.55657622">
                <text:p>22.55657622</text:p>
              </table:table-cell>
            </table:table-row>
            <table:table-row>
              <table:table-cell office:value-type="string">
                <text:p> 01/24  10:00:00</text:p>
              </table:table-cell>
              <table:table-cell office:value-type="float" office:value="21.016053368873">
                <text:p>21.016053368873</text:p>
              </table:table-cell>
              <table:table-cell office:value-type="float" office:value="22.96043315">
                <text:p>22.96043315</text:p>
              </table:table-cell>
            </table:table-row>
            <table:table-row>
              <table:table-cell office:value-type="string">
                <text:p> 01/24  11:00:00</text:p>
              </table:table-cell>
              <table:table-cell office:value-type="float" office:value="21.9105220945243">
                <text:p>21.9105220945243</text:p>
              </table:table-cell>
              <table:table-cell office:value-type="float" office:value="22.72569339">
                <text:p>22.72569339</text:p>
              </table:table-cell>
            </table:table-row>
            <table:table-row>
              <table:table-cell office:value-type="string">
                <text:p> 01/24  12:00:00</text:p>
              </table:table-cell>
              <table:table-cell office:value-type="float" office:value="22.9029894575963">
                <text:p>22.9029894575963</text:p>
              </table:table-cell>
              <table:table-cell office:value-type="float" office:value="22.78236231">
                <text:p>22.78236231</text:p>
              </table:table-cell>
            </table:table-row>
            <table:table-row>
              <table:table-cell office:value-type="string">
                <text:p> 01/24  13:00:00</text:p>
              </table:table-cell>
              <table:table-cell office:value-type="float" office:value="23.3674859687263">
                <text:p>23.3674859687263</text:p>
              </table:table-cell>
              <table:table-cell office:value-type="float" office:value="22.84290985">
                <text:p>22.84290985</text:p>
              </table:table-cell>
            </table:table-row>
            <table:table-row>
              <table:table-cell office:value-type="string">
                <text:p> 01/24  14:00:00</text:p>
              </table:table-cell>
              <table:table-cell office:value-type="float" office:value="23.4410467525808">
                <text:p>23.4410467525808</text:p>
              </table:table-cell>
              <table:table-cell office:value-type="float" office:value="22.77286128">
                <text:p>22.77286128</text:p>
              </table:table-cell>
            </table:table-row>
            <table:table-row>
              <table:table-cell office:value-type="string">
                <text:p> 01/24  15:00:00</text:p>
              </table:table-cell>
              <table:table-cell office:value-type="float" office:value="23.4986906409261">
                <text:p>23.4986906409261</text:p>
              </table:table-cell>
              <table:table-cell office:value-type="float" office:value="22.68378554">
                <text:p>22.68378554</text:p>
              </table:table-cell>
            </table:table-row>
            <table:table-row>
              <table:table-cell office:value-type="string">
                <text:p> 01/24  16:00:00</text:p>
              </table:table-cell>
              <table:table-cell office:value-type="float" office:value="23.6902184857622">
                <text:p>23.6902184857622</text:p>
              </table:table-cell>
              <table:table-cell office:value-type="float" office:value="22.80481097">
                <text:p>22.80481097</text:p>
              </table:table-cell>
            </table:table-row>
            <table:table-row>
              <table:table-cell office:value-type="string">
                <text:p> 01/24  17:00:00</text:p>
              </table:table-cell>
              <table:table-cell office:value-type="float" office:value="23.7686843038007">
                <text:p>23.7686843038007</text:p>
              </table:table-cell>
              <table:table-cell office:value-type="float" office:value="22.84232418">
                <text:p>22.84232418</text:p>
              </table:table-cell>
            </table:table-row>
            <table:table-row>
              <table:table-cell office:value-type="string">
                <text:p> 01/24  18:00:00</text:p>
              </table:table-cell>
              <table:table-cell office:value-type="float" office:value="23.7221788760915">
                <text:p>23.7221788760915</text:p>
              </table:table-cell>
              <table:table-cell office:value-type="float" office:value="22.62955059">
                <text:p>22.62955059</text:p>
              </table:table-cell>
            </table:table-row>
            <table:table-row>
              <table:table-cell office:value-type="string">
                <text:p> 01/24  19:00:00</text:p>
              </table:table-cell>
              <table:table-cell office:value-type="float" office:value="23.581522351632">
                <text:p>23.581522351632</text:p>
              </table:table-cell>
              <table:table-cell office:value-type="float" office:value="22.72383417">
                <text:p>22.72383417</text:p>
              </table:table-cell>
            </table:table-row>
            <table:table-row>
              <table:table-cell office:value-type="string">
                <text:p> 01/24  20:00:00</text:p>
              </table:table-cell>
              <table:table-cell office:value-type="float" office:value="23.2215964381416">
                <text:p>23.2215964381416</text:p>
              </table:table-cell>
              <table:table-cell office:value-type="float" office:value="22.67659561">
                <text:p>22.67659561</text:p>
              </table:table-cell>
            </table:table-row>
            <table:table-row>
              <table:table-cell office:value-type="string">
                <text:p> 01/24  21:00:00</text:p>
              </table:table-cell>
              <table:table-cell office:value-type="float" office:value="22.8513429055903">
                <text:p>22.8513429055903</text:p>
              </table:table-cell>
              <table:table-cell office:value-type="float" office:value="22.61386015">
                <text:p>22.61386015</text:p>
              </table:table-cell>
            </table:table-row>
            <table:table-row>
              <table:table-cell office:value-type="string">
                <text:p> 01/24  22:00:00</text:p>
              </table:table-cell>
              <table:table-cell office:value-type="float" office:value="22.5510085495121">
                <text:p>22.5510085495121</text:p>
              </table:table-cell>
              <table:table-cell office:value-type="float" office:value="22.25902892">
                <text:p>22.25902892</text:p>
              </table:table-cell>
            </table:table-row>
            <table:table-row>
              <table:table-cell office:value-type="string">
                <text:p> 01/24  23:00:00</text:p>
              </table:table-cell>
              <table:table-cell office:value-type="float" office:value="22.3132929418882">
                <text:p>22.3132929418882</text:p>
              </table:table-cell>
              <table:table-cell office:value-type="float" office:value="22.00305419">
                <text:p>22.00305419</text:p>
              </table:table-cell>
            </table:table-row>
            <table:table-row>
              <table:table-cell office:value-type="string">
                <text:p> 01/24  24:00:00</text:p>
              </table:table-cell>
              <table:table-cell office:value-type="float" office:value="22.1106814962874">
                <text:p>22.1106814962874</text:p>
              </table:table-cell>
              <table:table-cell office:value-type="float" office:value="21.87123902">
                <text:p>21.87123902</text:p>
              </table:table-cell>
            </table:table-row>
            <table:table-row>
              <table:table-cell office:value-type="string">
                <text:p> 01/25  01:00:00</text:p>
              </table:table-cell>
              <table:table-cell office:value-type="float" office:value="21.8464339206317">
                <text:p>21.8464339206317</text:p>
              </table:table-cell>
              <table:table-cell office:value-type="float" office:value="21.76427085">
                <text:p>21.76427085</text:p>
              </table:table-cell>
            </table:table-row>
            <table:table-row>
              <table:table-cell office:value-type="string">
                <text:p> 01/25  02:00:00</text:p>
              </table:table-cell>
              <table:table-cell office:value-type="float" office:value="21.6670564715853">
                <text:p>21.6670564715853</text:p>
              </table:table-cell>
              <table:table-cell office:value-type="float" office:value="21.68351736">
                <text:p>21.68351736</text:p>
              </table:table-cell>
            </table:table-row>
            <table:table-row>
              <table:table-cell office:value-type="string">
                <text:p> 01/25  03:00:00</text:p>
              </table:table-cell>
              <table:table-cell office:value-type="float" office:value="21.5326817630072">
                <text:p>21.5326817630072</text:p>
              </table:table-cell>
              <table:table-cell office:value-type="float" office:value="21.69061212">
                <text:p>21.69061212</text:p>
              </table:table-cell>
            </table:table-row>
            <table:table-row>
              <table:table-cell office:value-type="string">
                <text:p> 01/25  04:00:00</text:p>
              </table:table-cell>
              <table:table-cell office:value-type="float" office:value="21.3966844590718">
                <text:p>21.3966844590718</text:p>
              </table:table-cell>
              <table:table-cell office:value-type="float" office:value="21.62219136">
                <text:p>21.62219136</text:p>
              </table:table-cell>
            </table:table-row>
            <table:table-row>
              <table:table-cell office:value-type="string">
                <text:p> 01/25  05:00:00</text:p>
              </table:table-cell>
              <table:table-cell office:value-type="float" office:value="21.2555106697294">
                <text:p>21.2555106697294</text:p>
              </table:table-cell>
              <table:table-cell office:value-type="float" office:value="21.54721053">
                <text:p>21.54721053</text:p>
              </table:table-cell>
            </table:table-row>
            <table:table-row>
              <table:table-cell office:value-type="string">
                <text:p> 01/25  06:00:00</text:p>
              </table:table-cell>
              <table:table-cell office:value-type="float" office:value="21.1121600592679">
                <text:p>21.1121600592679</text:p>
              </table:table-cell>
              <table:table-cell office:value-type="float" office:value="21.49043598">
                <text:p>21.49043598</text:p>
              </table:table-cell>
            </table:table-row>
            <table:table-row>
              <table:table-cell office:value-type="string">
                <text:p> 01/25  07:00:00</text:p>
              </table:table-cell>
              <table:table-cell office:value-type="float" office:value="20.9630899980692">
                <text:p>20.9630899980692</text:p>
              </table:table-cell>
              <table:table-cell office:value-type="float" office:value="21.4499359">
                <text:p>21.4499359</text:p>
              </table:table-cell>
            </table:table-row>
            <table:table-row>
              <table:table-cell office:value-type="string">
                <text:p> 01/25  08:00:00</text:p>
              </table:table-cell>
              <table:table-cell office:value-type="float" office:value="20.8132168096915">
                <text:p>20.8132168096915</text:p>
              </table:table-cell>
              <table:table-cell office:value-type="float" office:value="21.76708573">
                <text:p>21.76708573</text:p>
              </table:table-cell>
            </table:table-row>
            <table:table-row>
              <table:table-cell office:value-type="string">
                <text:p> 01/25  09:00:00</text:p>
              </table:table-cell>
              <table:table-cell office:value-type="float" office:value="20.6739896734941">
                <text:p>20.6739896734941</text:p>
              </table:table-cell>
              <table:table-cell office:value-type="float" office:value="22.81734879">
                <text:p>22.81734879</text:p>
              </table:table-cell>
            </table:table-row>
            <table:table-row>
              <table:table-cell office:value-type="string">
                <text:p> 01/25  10:00:00</text:p>
              </table:table-cell>
              <table:table-cell office:value-type="float" office:value="20.8454018281115">
                <text:p>20.8454018281115</text:p>
              </table:table-cell>
              <table:table-cell office:value-type="float" office:value="23.05491172">
                <text:p>23.05491172</text:p>
              </table:table-cell>
            </table:table-row>
            <table:table-row>
              <table:table-cell office:value-type="string">
                <text:p> 01/25  11:00:00</text:p>
              </table:table-cell>
              <table:table-cell office:value-type="float" office:value="21.7469213595157">
                <text:p>21.7469213595157</text:p>
              </table:table-cell>
              <table:table-cell office:value-type="float" office:value="23.07826194">
                <text:p>23.07826194</text:p>
              </table:table-cell>
            </table:table-row>
            <table:table-row>
              <table:table-cell office:value-type="string">
                <text:p> 01/25  12:00:00</text:p>
              </table:table-cell>
              <table:table-cell office:value-type="float" office:value="22.8905715365337">
                <text:p>22.8905715365337</text:p>
              </table:table-cell>
              <table:table-cell office:value-type="float" office:value="23.38614935">
                <text:p>23.38614935</text:p>
              </table:table-cell>
            </table:table-row>
            <table:table-row>
              <table:table-cell office:value-type="string">
                <text:p> 01/25  13:00:00</text:p>
              </table:table-cell>
              <table:table-cell office:value-type="float" office:value="23.5990828099285">
                <text:p>23.5990828099285</text:p>
              </table:table-cell>
              <table:table-cell office:value-type="float" office:value="23.60495934">
                <text:p>23.60495934</text:p>
              </table:table-cell>
            </table:table-row>
            <table:table-row>
              <table:table-cell office:value-type="string">
                <text:p> 01/25  14:00:00</text:p>
              </table:table-cell>
              <table:table-cell office:value-type="float" office:value="23.9606317721038">
                <text:p>23.9606317721038</text:p>
              </table:table-cell>
              <table:table-cell office:value-type="float" office:value="23.65704723">
                <text:p>23.65704723</text:p>
              </table:table-cell>
            </table:table-row>
            <table:table-row>
              <table:table-cell office:value-type="string">
                <text:p> 01/25  15:00:00</text:p>
              </table:table-cell>
              <table:table-cell office:value-type="float" office:value="24.362976623836">
                <text:p>24.362976623836</text:p>
              </table:table-cell>
              <table:table-cell office:value-type="float" office:value="23.66672881">
                <text:p>23.66672881</text:p>
              </table:table-cell>
            </table:table-row>
            <table:table-row>
              <table:table-cell office:value-type="string">
                <text:p> 01/25  16:00:00</text:p>
              </table:table-cell>
              <table:table-cell office:value-type="float" office:value="24.4265442331942">
                <text:p>24.4265442331942</text:p>
              </table:table-cell>
              <table:table-cell office:value-type="float" office:value="23.36863118">
                <text:p>23.36863118</text:p>
              </table:table-cell>
            </table:table-row>
            <table:table-row>
              <table:table-cell office:value-type="string">
                <text:p> 01/25  17:00:00</text:p>
              </table:table-cell>
              <table:table-cell office:value-type="float" office:value="24.2792512430429">
                <text:p>24.2792512430429</text:p>
              </table:table-cell>
              <table:table-cell office:value-type="float" office:value="23.23889899">
                <text:p>23.23889899</text:p>
              </table:table-cell>
            </table:table-row>
            <table:table-row>
              <table:table-cell office:value-type="string">
                <text:p> 01/25  18:00:00</text:p>
              </table:table-cell>
              <table:table-cell office:value-type="float" office:value="23.9623276668405">
                <text:p>23.9623276668405</text:p>
              </table:table-cell>
              <table:table-cell office:value-type="float" office:value="23.02925476">
                <text:p>23.02925476</text:p>
              </table:table-cell>
            </table:table-row>
            <table:table-row>
              <table:table-cell office:value-type="string">
                <text:p> 01/25  19:00:00</text:p>
              </table:table-cell>
              <table:table-cell office:value-type="float" office:value="23.5491766647339">
                <text:p>23.5491766647339</text:p>
              </table:table-cell>
              <table:table-cell office:value-type="float" office:value="22.82764221">
                <text:p>22.82764221</text:p>
              </table:table-cell>
            </table:table-row>
            <table:table-row>
              <table:table-cell office:value-type="string">
                <text:p> 01/25  20:00:00</text:p>
              </table:table-cell>
              <table:table-cell office:value-type="float" office:value="22.9525057860589">
                <text:p>22.9525057860589</text:p>
              </table:table-cell>
              <table:table-cell office:value-type="float" office:value="22.85778684">
                <text:p>22.85778684</text:p>
              </table:table-cell>
            </table:table-row>
            <table:table-row>
              <table:table-cell office:value-type="string">
                <text:p> 01/25  21:00:00</text:p>
              </table:table-cell>
              <table:table-cell office:value-type="float" office:value="22.4961377594756">
                <text:p>22.4961377594756</text:p>
              </table:table-cell>
              <table:table-cell office:value-type="float" office:value="22.82654445">
                <text:p>22.82654445</text:p>
              </table:table-cell>
            </table:table-row>
            <table:table-row>
              <table:table-cell office:value-type="string">
                <text:p> 01/25  22:00:00</text:p>
              </table:table-cell>
              <table:table-cell office:value-type="float" office:value="22.1546589010001">
                <text:p>22.1546589010001</text:p>
              </table:table-cell>
              <table:table-cell office:value-type="float" office:value="22.64217396">
                <text:p>22.64217396</text:p>
              </table:table-cell>
            </table:table-row>
            <table:table-row>
              <table:table-cell office:value-type="string">
                <text:p> 01/25  23:00:00</text:p>
              </table:table-cell>
              <table:table-cell office:value-type="float" office:value="21.837000348993">
                <text:p>21.837000348993</text:p>
              </table:table-cell>
              <table:table-cell office:value-type="float" office:value="22.51948252">
                <text:p>22.51948252</text:p>
              </table:table-cell>
            </table:table-row>
            <table:table-row>
              <table:table-cell office:value-type="string">
                <text:p> 01/25  24:00:00</text:p>
              </table:table-cell>
              <table:table-cell office:value-type="float" office:value="21.5180381768665">
                <text:p>21.5180381768665</text:p>
              </table:table-cell>
              <table:table-cell office:value-type="float" office:value="22.44557926">
                <text:p>22.44557926</text:p>
              </table:table-cell>
            </table:table-row>
            <table:table-row>
              <table:table-cell office:value-type="string">
                <text:p> 01/26  01:00:00</text:p>
              </table:table-cell>
              <table:table-cell office:value-type="float" office:value="21.251010753415">
                <text:p>21.251010753415</text:p>
              </table:table-cell>
              <table:table-cell office:value-type="float" office:value="22.40565427">
                <text:p>22.40565427</text:p>
              </table:table-cell>
            </table:table-row>
            <table:table-row>
              <table:table-cell office:value-type="string">
                <text:p> 01/26  02:00:00</text:p>
              </table:table-cell>
              <table:table-cell office:value-type="float" office:value="21.1086047557588">
                <text:p>21.1086047557588</text:p>
              </table:table-cell>
              <table:table-cell office:value-type="float" office:value="22.27828836">
                <text:p>22.27828836</text:p>
              </table:table-cell>
            </table:table-row>
            <table:table-row>
              <table:table-cell office:value-type="string">
                <text:p> 01/26  03:00:00</text:p>
              </table:table-cell>
              <table:table-cell office:value-type="float" office:value="21.0091254578337">
                <text:p>21.0091254578337</text:p>
              </table:table-cell>
              <table:table-cell office:value-type="float" office:value="22.21550886">
                <text:p>22.21550886</text:p>
              </table:table-cell>
            </table:table-row>
            <table:table-row>
              <table:table-cell office:value-type="string">
                <text:p> 01/26  04:00:00</text:p>
              </table:table-cell>
              <table:table-cell office:value-type="float" office:value="21.3607163716282">
                <text:p>21.3607163716282</text:p>
              </table:table-cell>
              <table:table-cell office:value-type="float" office:value="22.12856894">
                <text:p>22.12856894</text:p>
              </table:table-cell>
            </table:table-row>
            <table:table-row>
              <table:table-cell office:value-type="string">
                <text:p> 01/26  05:00:00</text:p>
              </table:table-cell>
              <table:table-cell office:value-type="float" office:value="21.6515413873262">
                <text:p>21.6515413873262</text:p>
              </table:table-cell>
              <table:table-cell office:value-type="float" office:value="21.97692641">
                <text:p>21.97692641</text:p>
              </table:table-cell>
            </table:table-row>
            <table:table-row>
              <table:table-cell office:value-type="string">
                <text:p> 01/26  06:00:00</text:p>
              </table:table-cell>
              <table:table-cell office:value-type="float" office:value="21.7307367817548">
                <text:p>21.7307367817548</text:p>
              </table:table-cell>
              <table:table-cell office:value-type="float" office:value="21.81217275">
                <text:p>21.81217275</text:p>
              </table:table-cell>
            </table:table-row>
            <table:table-row>
              <table:table-cell office:value-type="string">
                <text:p> 01/26  07:00:00</text:p>
              </table:table-cell>
              <table:table-cell office:value-type="float" office:value="21.7469720233789">
                <text:p>21.7469720233789</text:p>
              </table:table-cell>
              <table:table-cell office:value-type="float" office:value="21.65250055">
                <text:p>21.65250055</text:p>
              </table:table-cell>
            </table:table-row>
            <table:table-row>
              <table:table-cell office:value-type="string">
                <text:p> 01/26  08:00:00</text:p>
              </table:table-cell>
              <table:table-cell office:value-type="float" office:value="21.7123920431967">
                <text:p>21.7123920431967</text:p>
              </table:table-cell>
              <table:table-cell office:value-type="float" office:value="21.85668025">
                <text:p>21.85668025</text:p>
              </table:table-cell>
            </table:table-row>
            <table:table-row>
              <table:table-cell office:value-type="string">
                <text:p> 01/26  09:00:00</text:p>
              </table:table-cell>
              <table:table-cell office:value-type="float" office:value="21.6276046382411">
                <text:p>21.6276046382411</text:p>
              </table:table-cell>
              <table:table-cell office:value-type="float" office:value="22.75495828">
                <text:p>22.75495828</text:p>
              </table:table-cell>
            </table:table-row>
            <table:table-row>
              <table:table-cell office:value-type="string">
                <text:p> 01/26  10:00:00</text:p>
              </table:table-cell>
              <table:table-cell office:value-type="float" office:value="21.7753769988346">
                <text:p>21.7753769988346</text:p>
              </table:table-cell>
              <table:table-cell office:value-type="float" office:value="22.77222171">
                <text:p>22.77222171</text:p>
              </table:table-cell>
            </table:table-row>
            <table:table-row>
              <table:table-cell office:value-type="string">
                <text:p> 01/26  11:00:00</text:p>
              </table:table-cell>
              <table:table-cell office:value-type="float" office:value="22.3991194727075">
                <text:p>22.3991194727075</text:p>
              </table:table-cell>
              <table:table-cell office:value-type="float" office:value="22.6676342">
                <text:p>22.6676342</text:p>
              </table:table-cell>
            </table:table-row>
            <table:table-row>
              <table:table-cell office:value-type="string">
                <text:p> 01/26  12:00:00</text:p>
              </table:table-cell>
              <table:table-cell office:value-type="float" office:value="23.0377887713712">
                <text:p>23.0377887713712</text:p>
              </table:table-cell>
              <table:table-cell office:value-type="float" office:value="22.71749895">
                <text:p>22.71749895</text:p>
              </table:table-cell>
            </table:table-row>
            <table:table-row>
              <table:table-cell office:value-type="string">
                <text:p> 01/26  13:00:00</text:p>
              </table:table-cell>
              <table:table-cell office:value-type="float" office:value="23.3952009294619">
                <text:p>23.3952009294619</text:p>
              </table:table-cell>
              <table:table-cell office:value-type="float" office:value="22.61046554">
                <text:p>22.61046554</text:p>
              </table:table-cell>
            </table:table-row>
            <table:table-row>
              <table:table-cell office:value-type="string">
                <text:p> 01/26  14:00:00</text:p>
              </table:table-cell>
              <table:table-cell office:value-type="float" office:value="23.3787148620377">
                <text:p>23.3787148620377</text:p>
              </table:table-cell>
              <table:table-cell office:value-type="float" office:value="22.52253705">
                <text:p>22.52253705</text:p>
              </table:table-cell>
            </table:table-row>
            <table:table-row>
              <table:table-cell office:value-type="string">
                <text:p> 01/26  15:00:00</text:p>
              </table:table-cell>
              <table:table-cell office:value-type="float" office:value="23.316396462676">
                <text:p>23.316396462676</text:p>
              </table:table-cell>
              <table:table-cell office:value-type="float" office:value="22.69175459">
                <text:p>22.69175459</text:p>
              </table:table-cell>
            </table:table-row>
            <table:table-row>
              <table:table-cell office:value-type="string">
                <text:p> 01/26  16:00:00</text:p>
              </table:table-cell>
              <table:table-cell office:value-type="float" office:value="23.5153921784138">
                <text:p>23.5153921784138</text:p>
              </table:table-cell>
              <table:table-cell office:value-type="float" office:value="22.89162686">
                <text:p>22.89162686</text:p>
              </table:table-cell>
            </table:table-row>
            <table:table-row>
              <table:table-cell office:value-type="string">
                <text:p> 01/26  17:00:00</text:p>
              </table:table-cell>
              <table:table-cell office:value-type="float" office:value="23.5976096406309">
                <text:p>23.5976096406309</text:p>
              </table:table-cell>
              <table:table-cell office:value-type="float" office:value="22.77039954">
                <text:p>22.77039954</text:p>
              </table:table-cell>
            </table:table-row>
            <table:table-row>
              <table:table-cell office:value-type="string">
                <text:p> 01/26  18:00:00</text:p>
              </table:table-cell>
              <table:table-cell office:value-type="float" office:value="23.5444929967628">
                <text:p>23.5444929967628</text:p>
              </table:table-cell>
              <table:table-cell office:value-type="float" office:value="22.6268499">
                <text:p>22.6268499</text:p>
              </table:table-cell>
            </table:table-row>
            <table:table-row>
              <table:table-cell office:value-type="string">
                <text:p> 01/26  19:00:00</text:p>
              </table:table-cell>
              <table:table-cell office:value-type="float" office:value="23.3580203825168">
                <text:p>23.3580203825168</text:p>
              </table:table-cell>
              <table:table-cell office:value-type="float" office:value="22.51527597">
                <text:p>22.51527597</text:p>
              </table:table-cell>
            </table:table-row>
            <table:table-row>
              <table:table-cell office:value-type="string">
                <text:p> 01/26  20:00:00</text:p>
              </table:table-cell>
              <table:table-cell office:value-type="float" office:value="22.9414874496967">
                <text:p>22.9414874496967</text:p>
              </table:table-cell>
              <table:table-cell office:value-type="float" office:value="22.77400006">
                <text:p>22.77400006</text:p>
              </table:table-cell>
            </table:table-row>
            <table:table-row>
              <table:table-cell office:value-type="string">
                <text:p> 01/26  21:00:00</text:p>
              </table:table-cell>
              <table:table-cell office:value-type="float" office:value="22.4285334168888">
                <text:p>22.4285334168888</text:p>
              </table:table-cell>
              <table:table-cell office:value-type="float" office:value="22.514468">
                <text:p>22.514468</text:p>
              </table:table-cell>
            </table:table-row>
            <table:table-row>
              <table:table-cell office:value-type="string">
                <text:p> 01/26  22:00:00</text:p>
              </table:table-cell>
              <table:table-cell office:value-type="float" office:value="22.0621019213957">
                <text:p>22.0621019213957</text:p>
              </table:table-cell>
              <table:table-cell office:value-type="float" office:value="21.94494922">
                <text:p>21.94494922</text:p>
              </table:table-cell>
            </table:table-row>
            <table:table-row>
              <table:table-cell office:value-type="string">
                <text:p> 01/26  23:00:00</text:p>
              </table:table-cell>
              <table:table-cell office:value-type="float" office:value="21.7483595251154">
                <text:p>21.7483595251154</text:p>
              </table:table-cell>
              <table:table-cell office:value-type="float" office:value="21.63145971">
                <text:p>21.63145971</text:p>
              </table:table-cell>
            </table:table-row>
            <table:table-row>
              <table:table-cell office:value-type="string">
                <text:p> 01/26  24:00:00</text:p>
              </table:table-cell>
              <table:table-cell office:value-type="float" office:value="21.40112907222">
                <text:p>21.40112907222</text:p>
              </table:table-cell>
              <table:table-cell office:value-type="float" office:value="21.40224809">
                <text:p>21.40224809</text:p>
              </table:table-cell>
            </table:table-row>
            <table:table-row>
              <table:table-cell office:value-type="string">
                <text:p> 01/27  01:00:00</text:p>
              </table:table-cell>
              <table:table-cell office:value-type="float" office:value="21.0755906964481">
                <text:p>21.0755906964481</text:p>
              </table:table-cell>
              <table:table-cell office:value-type="float" office:value="21.17357681">
                <text:p>21.17357681</text:p>
              </table:table-cell>
            </table:table-row>
            <table:table-row>
              <table:table-cell office:value-type="string">
                <text:p> 01/27  02:00:00</text:p>
              </table:table-cell>
              <table:table-cell office:value-type="float" office:value="20.8091504676024">
                <text:p>20.8091504676024</text:p>
              </table:table-cell>
              <table:table-cell office:value-type="float" office:value="21.04569395">
                <text:p>21.04569395</text:p>
              </table:table-cell>
            </table:table-row>
            <table:table-row>
              <table:table-cell office:value-type="string">
                <text:p> 01/27  03:00:00</text:p>
              </table:table-cell>
              <table:table-cell office:value-type="float" office:value="20.5413143195964">
                <text:p>20.5413143195964</text:p>
              </table:table-cell>
              <table:table-cell office:value-type="float" office:value="21.02132789">
                <text:p>21.02132789</text:p>
              </table:table-cell>
            </table:table-row>
            <table:table-row>
              <table:table-cell office:value-type="string">
                <text:p> 01/27  04:00:00</text:p>
              </table:table-cell>
              <table:table-cell office:value-type="float" office:value="20.3214235398487">
                <text:p>20.3214235398487</text:p>
              </table:table-cell>
              <table:table-cell office:value-type="float" office:value="20.92344782">
                <text:p>20.92344782</text:p>
              </table:table-cell>
            </table:table-row>
            <table:table-row>
              <table:table-cell office:value-type="string">
                <text:p> 01/27  05:00:00</text:p>
              </table:table-cell>
              <table:table-cell office:value-type="float" office:value="20.1537834984331">
                <text:p>20.1537834984331</text:p>
              </table:table-cell>
              <table:table-cell office:value-type="float" office:value="20.82083334">
                <text:p>20.82083334</text:p>
              </table:table-cell>
            </table:table-row>
            <table:table-row>
              <table:table-cell office:value-type="string">
                <text:p> 01/27  06:00:00</text:p>
              </table:table-cell>
              <table:table-cell office:value-type="float" office:value="20.0803727080805">
                <text:p>20.0803727080805</text:p>
              </table:table-cell>
              <table:table-cell office:value-type="float" office:value="20.73476606">
                <text:p>20.73476606</text:p>
              </table:table-cell>
            </table:table-row>
            <table:table-row>
              <table:table-cell office:value-type="string">
                <text:p> 01/27  07:00:00</text:p>
              </table:table-cell>
              <table:table-cell office:value-type="float" office:value="20.324456699498">
                <text:p>20.324456699498</text:p>
              </table:table-cell>
              <table:table-cell office:value-type="float" office:value="20.68166736">
                <text:p>20.68166736</text:p>
              </table:table-cell>
            </table:table-row>
            <table:table-row>
              <table:table-cell office:value-type="string">
                <text:p> 01/27  08:00:00</text:p>
              </table:table-cell>
              <table:table-cell office:value-type="float" office:value="20.6986080088792">
                <text:p>20.6986080088792</text:p>
              </table:table-cell>
              <table:table-cell office:value-type="float" office:value="21.03305972">
                <text:p>21.03305972</text:p>
              </table:table-cell>
            </table:table-row>
            <table:table-row>
              <table:table-cell office:value-type="string">
                <text:p> 01/27  09:00:00</text:p>
              </table:table-cell>
              <table:table-cell office:value-type="float" office:value="21.0907063469185">
                <text:p>21.0907063469185</text:p>
              </table:table-cell>
              <table:table-cell office:value-type="float" office:value="22.12176676">
                <text:p>22.12176676</text:p>
              </table:table-cell>
            </table:table-row>
            <table:table-row>
              <table:table-cell office:value-type="string">
                <text:p> 01/27  10:00:00</text:p>
              </table:table-cell>
              <table:table-cell office:value-type="float" office:value="21.6549732281029">
                <text:p>21.6549732281029</text:p>
              </table:table-cell>
              <table:table-cell office:value-type="float" office:value="22.91890575">
                <text:p>22.91890575</text:p>
              </table:table-cell>
            </table:table-row>
            <table:table-row>
              <table:table-cell office:value-type="string">
                <text:p> 01/27  11:00:00</text:p>
              </table:table-cell>
              <table:table-cell office:value-type="float" office:value="22.4598347621234">
                <text:p>22.4598347621234</text:p>
              </table:table-cell>
              <table:table-cell office:value-type="float" office:value="22.78369677">
                <text:p>22.78369677</text:p>
              </table:table-cell>
            </table:table-row>
            <table:table-row>
              <table:table-cell office:value-type="string">
                <text:p> 01/27  12:00:00</text:p>
              </table:table-cell>
              <table:table-cell office:value-type="float" office:value="23.1920427079992">
                <text:p>23.1920427079992</text:p>
              </table:table-cell>
              <table:table-cell office:value-type="float" office:value="22.73847858">
                <text:p>22.73847858</text:p>
              </table:table-cell>
            </table:table-row>
            <table:table-row>
              <table:table-cell office:value-type="string">
                <text:p> 01/27  13:00:00</text:p>
              </table:table-cell>
              <table:table-cell office:value-type="float" office:value="23.5341698944587">
                <text:p>23.5341698944587</text:p>
              </table:table-cell>
              <table:table-cell office:value-type="float" office:value="23.04227046">
                <text:p>23.04227046</text:p>
              </table:table-cell>
            </table:table-row>
            <table:table-row>
              <table:table-cell office:value-type="string">
                <text:p> 01/27  14:00:00</text:p>
              </table:table-cell>
              <table:table-cell office:value-type="float" office:value="23.5023140085496">
                <text:p>23.5023140085496</text:p>
              </table:table-cell>
              <table:table-cell office:value-type="float" office:value="22.81159433">
                <text:p>22.81159433</text:p>
              </table:table-cell>
            </table:table-row>
            <table:table-row>
              <table:table-cell office:value-type="string">
                <text:p> 01/27  15:00:00</text:p>
              </table:table-cell>
              <table:table-cell office:value-type="float" office:value="23.5743900419948">
                <text:p>23.5743900419948</text:p>
              </table:table-cell>
              <table:table-cell office:value-type="float" office:value="22.62888734">
                <text:p>22.62888734</text:p>
              </table:table-cell>
            </table:table-row>
            <table:table-row>
              <table:table-cell office:value-type="string">
                <text:p> 01/27  16:00:00</text:p>
              </table:table-cell>
              <table:table-cell office:value-type="float" office:value="23.7823363139212">
                <text:p>23.7823363139212</text:p>
              </table:table-cell>
              <table:table-cell office:value-type="float" office:value="22.76570314">
                <text:p>22.76570314</text:p>
              </table:table-cell>
            </table:table-row>
            <table:table-row>
              <table:table-cell office:value-type="string">
                <text:p> 01/27  17:00:00</text:p>
              </table:table-cell>
              <table:table-cell office:value-type="float" office:value="23.8106793770317">
                <text:p>23.8106793770317</text:p>
              </table:table-cell>
              <table:table-cell office:value-type="float" office:value="22.76438182">
                <text:p>22.76438182</text:p>
              </table:table-cell>
            </table:table-row>
            <table:table-row>
              <table:table-cell office:value-type="string">
                <text:p> 01/27  18:00:00</text:p>
              </table:table-cell>
              <table:table-cell office:value-type="float" office:value="23.7260170507638">
                <text:p>23.7260170507638</text:p>
              </table:table-cell>
              <table:table-cell office:value-type="float" office:value="22.70667232">
                <text:p>22.70667232</text:p>
              </table:table-cell>
            </table:table-row>
            <table:table-row>
              <table:table-cell office:value-type="string">
                <text:p> 01/27  19:00:00</text:p>
              </table:table-cell>
              <table:table-cell office:value-type="float" office:value="23.5289778145569">
                <text:p>23.5289778145569</text:p>
              </table:table-cell>
              <table:table-cell office:value-type="float" office:value="22.80239373">
                <text:p>22.80239373</text:p>
              </table:table-cell>
            </table:table-row>
            <table:table-row>
              <table:table-cell office:value-type="string">
                <text:p> 01/27  20:00:00</text:p>
              </table:table-cell>
              <table:table-cell office:value-type="float" office:value="23.1073542944244">
                <text:p>23.1073542944244</text:p>
              </table:table-cell>
              <table:table-cell office:value-type="float" office:value="22.87879248">
                <text:p>22.87879248</text:p>
              </table:table-cell>
            </table:table-row>
            <table:table-row>
              <table:table-cell office:value-type="string">
                <text:p> 01/27  21:00:00</text:p>
              </table:table-cell>
              <table:table-cell office:value-type="float" office:value="22.5768235411124">
                <text:p>22.5768235411124</text:p>
              </table:table-cell>
              <table:table-cell office:value-type="float" office:value="22.49146483">
                <text:p>22.49146483</text:p>
              </table:table-cell>
            </table:table-row>
            <table:table-row>
              <table:table-cell office:value-type="string">
                <text:p> 01/27  22:00:00</text:p>
              </table:table-cell>
              <table:table-cell office:value-type="float" office:value="22.1947614307173">
                <text:p>22.1947614307173</text:p>
              </table:table-cell>
              <table:table-cell office:value-type="float" office:value="21.80970931">
                <text:p>21.80970931</text:p>
              </table:table-cell>
            </table:table-row>
            <table:table-row>
              <table:table-cell office:value-type="string">
                <text:p> 01/27  23:00:00</text:p>
              </table:table-cell>
              <table:table-cell office:value-type="float" office:value="21.8783786960363">
                <text:p>21.8783786960363</text:p>
              </table:table-cell>
              <table:table-cell office:value-type="float" office:value="21.39365684">
                <text:p>21.39365684</text:p>
              </table:table-cell>
            </table:table-row>
            <table:table-row>
              <table:table-cell office:value-type="string">
                <text:p> 01/27  24:00:00</text:p>
              </table:table-cell>
              <table:table-cell office:value-type="float" office:value="21.539979687189">
                <text:p>21.539979687189</text:p>
              </table:table-cell>
              <table:table-cell office:value-type="float" office:value="21.12189921">
                <text:p>21.12189921</text:p>
              </table:table-cell>
            </table:table-row>
            <table:table-row>
              <table:table-cell office:value-type="string">
                <text:p> 01/28  01:00:00</text:p>
              </table:table-cell>
              <table:table-cell office:value-type="float" office:value="21.2156365907654">
                <text:p>21.2156365907654</text:p>
              </table:table-cell>
              <table:table-cell office:value-type="float" office:value="20.94280571">
                <text:p>20.94280571</text:p>
              </table:table-cell>
            </table:table-row>
            <table:table-row>
              <table:table-cell office:value-type="string">
                <text:p> 01/28  02:00:00</text:p>
              </table:table-cell>
              <table:table-cell office:value-type="float" office:value="20.9321772927845">
                <text:p>20.9321772927845</text:p>
              </table:table-cell>
              <table:table-cell office:value-type="float" office:value="20.76546021">
                <text:p>20.76546021</text:p>
              </table:table-cell>
            </table:table-row>
            <table:table-row>
              <table:table-cell office:value-type="string">
                <text:p> 01/28  03:00:00</text:p>
              </table:table-cell>
              <table:table-cell office:value-type="float" office:value="20.6477503058853">
                <text:p>20.6477503058853</text:p>
              </table:table-cell>
              <table:table-cell office:value-type="float" office:value="20.71744498">
                <text:p>20.71744498</text:p>
              </table:table-cell>
            </table:table-row>
            <table:table-row>
              <table:table-cell office:value-type="string">
                <text:p> 01/28  04:00:00</text:p>
              </table:table-cell>
              <table:table-cell office:value-type="float" office:value="20.3679237838412">
                <text:p>20.3679237838412</text:p>
              </table:table-cell>
              <table:table-cell office:value-type="float" office:value="20.65570052">
                <text:p>20.65570052</text:p>
              </table:table-cell>
            </table:table-row>
            <table:table-row>
              <table:table-cell office:value-type="string">
                <text:p> 01/28  05:00:00</text:p>
              </table:table-cell>
              <table:table-cell office:value-type="float" office:value="20.1450830763473">
                <text:p>20.1450830763473</text:p>
              </table:table-cell>
              <table:table-cell office:value-type="float" office:value="20.61549796">
                <text:p>20.61549796</text:p>
              </table:table-cell>
            </table:table-row>
            <table:table-row>
              <table:table-cell office:value-type="string">
                <text:p> 01/28  06:00:00</text:p>
              </table:table-cell>
              <table:table-cell office:value-type="float" office:value="20.0722887738787">
                <text:p>20.0722887738787</text:p>
              </table:table-cell>
              <table:table-cell office:value-type="float" office:value="20.56710774">
                <text:p>20.56710774</text:p>
              </table:table-cell>
            </table:table-row>
            <table:table-row>
              <table:table-cell office:value-type="string">
                <text:p> 01/28  07:00:00</text:p>
              </table:table-cell>
              <table:table-cell office:value-type="float" office:value="20.2931753980855">
                <text:p>20.2931753980855</text:p>
              </table:table-cell>
              <table:table-cell office:value-type="float" office:value="20.51377783">
                <text:p>20.51377783</text:p>
              </table:table-cell>
            </table:table-row>
            <table:table-row>
              <table:table-cell office:value-type="string">
                <text:p> 01/28  08:00:00</text:p>
              </table:table-cell>
              <table:table-cell office:value-type="float" office:value="20.6131827372068">
                <text:p>20.6131827372068</text:p>
              </table:table-cell>
              <table:table-cell office:value-type="float" office:value="20.479764">
                <text:p>20.479764</text:p>
              </table:table-cell>
            </table:table-row>
            <table:table-row>
              <table:table-cell office:value-type="string">
                <text:p> 01/28  09:00:00</text:p>
              </table:table-cell>
              <table:table-cell office:value-type="float" office:value="20.8848337496302">
                <text:p>20.8848337496302</text:p>
              </table:table-cell>
              <table:table-cell office:value-type="float" office:value="20.81899127">
                <text:p>20.81899127</text:p>
              </table:table-cell>
            </table:table-row>
            <table:table-row>
              <table:table-cell office:value-type="string">
                <text:p> 01/28  10:00:00</text:p>
              </table:table-cell>
              <table:table-cell office:value-type="float" office:value="20.9007023977829">
                <text:p>20.9007023977829</text:p>
              </table:table-cell>
              <table:table-cell office:value-type="float" office:value="21.90686909">
                <text:p>21.90686909</text:p>
              </table:table-cell>
            </table:table-row>
            <table:table-row>
              <table:table-cell office:value-type="string">
                <text:p> 01/28  11:00:00</text:p>
              </table:table-cell>
              <table:table-cell office:value-type="float" office:value="20.8870868255266">
                <text:p>20.8870868255266</text:p>
              </table:table-cell>
              <table:table-cell office:value-type="float" office:value="22.76243524">
                <text:p>22.76243524</text:p>
              </table:table-cell>
            </table:table-row>
            <table:table-row>
              <table:table-cell office:value-type="string">
                <text:p> 01/28  12:00:00</text:p>
              </table:table-cell>
              <table:table-cell office:value-type="float" office:value="20.9191602254049">
                <text:p>20.9191602254049</text:p>
              </table:table-cell>
              <table:table-cell office:value-type="float" office:value="22.97647678">
                <text:p>22.97647678</text:p>
              </table:table-cell>
            </table:table-row>
            <table:table-row>
              <table:table-cell office:value-type="string">
                <text:p> 01/28  13:00:00</text:p>
              </table:table-cell>
              <table:table-cell office:value-type="float" office:value="21.1471589740988">
                <text:p>21.1471589740988</text:p>
              </table:table-cell>
              <table:table-cell office:value-type="float" office:value="22.82876651">
                <text:p>22.82876651</text:p>
              </table:table-cell>
            </table:table-row>
            <table:table-row>
              <table:table-cell office:value-type="string">
                <text:p> 01/28  14:00:00</text:p>
              </table:table-cell>
              <table:table-cell office:value-type="float" office:value="21.5184640325865">
                <text:p>21.5184640325865</text:p>
              </table:table-cell>
              <table:table-cell office:value-type="float" office:value="22.70880796">
                <text:p>22.70880796</text:p>
              </table:table-cell>
            </table:table-row>
            <table:table-row>
              <table:table-cell office:value-type="string">
                <text:p> 01/28  15:00:00</text:p>
              </table:table-cell>
              <table:table-cell office:value-type="float" office:value="22.0418421443163">
                <text:p>22.0418421443163</text:p>
              </table:table-cell>
              <table:table-cell office:value-type="float" office:value="22.7409301">
                <text:p>22.7409301</text:p>
              </table:table-cell>
            </table:table-row>
            <table:table-row>
              <table:table-cell office:value-type="string">
                <text:p> 01/28  16:00:00</text:p>
              </table:table-cell>
              <table:table-cell office:value-type="float" office:value="22.4170074865183">
                <text:p>22.4170074865183</text:p>
              </table:table-cell>
              <table:table-cell office:value-type="float" office:value="22.72224263">
                <text:p>22.72224263</text:p>
              </table:table-cell>
            </table:table-row>
            <table:table-row>
              <table:table-cell office:value-type="string">
                <text:p> 01/28  17:00:00</text:p>
              </table:table-cell>
              <table:table-cell office:value-type="float" office:value="22.5096705630543">
                <text:p>22.5096705630543</text:p>
              </table:table-cell>
              <table:table-cell office:value-type="float" office:value="22.83527818">
                <text:p>22.83527818</text:p>
              </table:table-cell>
            </table:table-row>
            <table:table-row>
              <table:table-cell office:value-type="string">
                <text:p> 01/28  18:00:00</text:p>
              </table:table-cell>
              <table:table-cell office:value-type="float" office:value="22.5242662304096">
                <text:p>22.5242662304096</text:p>
              </table:table-cell>
              <table:table-cell office:value-type="float" office:value="22.77292118">
                <text:p>22.77292118</text:p>
              </table:table-cell>
            </table:table-row>
            <table:table-row>
              <table:table-cell office:value-type="string">
                <text:p> 01/28  19:00:00</text:p>
              </table:table-cell>
              <table:table-cell office:value-type="float" office:value="22.4852066512554">
                <text:p>22.4852066512554</text:p>
              </table:table-cell>
              <table:table-cell office:value-type="float" office:value="22.78771348">
                <text:p>22.78771348</text:p>
              </table:table-cell>
            </table:table-row>
            <table:table-row>
              <table:table-cell office:value-type="string">
                <text:p> 01/28  20:00:00</text:p>
              </table:table-cell>
              <table:table-cell office:value-type="float" office:value="22.4321799316871">
                <text:p>22.4321799316871</text:p>
              </table:table-cell>
              <table:table-cell office:value-type="float" office:value="22.89139987">
                <text:p>22.89139987</text:p>
              </table:table-cell>
            </table:table-row>
            <table:table-row>
              <table:table-cell office:value-type="string">
                <text:p> 01/28  21:00:00</text:p>
              </table:table-cell>
              <table:table-cell office:value-type="float" office:value="22.3296526426464">
                <text:p>22.3296526426464</text:p>
              </table:table-cell>
              <table:table-cell office:value-type="float" office:value="22.3579646">
                <text:p>22.3579646</text:p>
              </table:table-cell>
            </table:table-row>
            <table:table-row>
              <table:table-cell office:value-type="string">
                <text:p> 01/28  22:00:00</text:p>
              </table:table-cell>
              <table:table-cell office:value-type="float" office:value="22.2379927719066">
                <text:p>22.2379927719066</text:p>
              </table:table-cell>
              <table:table-cell office:value-type="float" office:value="21.89095353">
                <text:p>21.89095353</text:p>
              </table:table-cell>
            </table:table-row>
            <table:table-row>
              <table:table-cell office:value-type="string">
                <text:p> 01/28  23:00:00</text:p>
              </table:table-cell>
              <table:table-cell office:value-type="float" office:value="22.1321604664264">
                <text:p>22.1321604664264</text:p>
              </table:table-cell>
              <table:table-cell office:value-type="float" office:value="21.59764517">
                <text:p>21.59764517</text:p>
              </table:table-cell>
            </table:table-row>
            <table:table-row>
              <table:table-cell office:value-type="string">
                <text:p> 01/28  24:00:00</text:p>
              </table:table-cell>
              <table:table-cell office:value-type="float" office:value="22.0035889834582">
                <text:p>22.0035889834582</text:p>
              </table:table-cell>
              <table:table-cell office:value-type="float" office:value="21.36588353">
                <text:p>21.36588353</text:p>
              </table:table-cell>
            </table:table-row>
            <table:table-row>
              <table:table-cell office:value-type="string">
                <text:p> 01/29  01:00:00</text:p>
              </table:table-cell>
              <table:table-cell office:value-type="float" office:value="21.8643347767584">
                <text:p>21.8643347767584</text:p>
              </table:table-cell>
              <table:table-cell office:value-type="float" office:value="21.09417653">
                <text:p>21.09417653</text:p>
              </table:table-cell>
            </table:table-row>
            <table:table-row>
              <table:table-cell office:value-type="string">
                <text:p> 01/29  02:00:00</text:p>
              </table:table-cell>
              <table:table-cell office:value-type="float" office:value="21.6256950920691">
                <text:p>21.6256950920691</text:p>
              </table:table-cell>
              <table:table-cell office:value-type="float" office:value="20.91127889">
                <text:p>20.91127889</text:p>
              </table:table-cell>
            </table:table-row>
            <table:table-row>
              <table:table-cell office:value-type="string">
                <text:p> 01/29  03:00:00</text:p>
              </table:table-cell>
              <table:table-cell office:value-type="float" office:value="21.3682917053321">
                <text:p>21.3682917053321</text:p>
              </table:table-cell>
              <table:table-cell office:value-type="float" office:value="20.81263188">
                <text:p>20.81263188</text:p>
              </table:table-cell>
            </table:table-row>
            <table:table-row>
              <table:table-cell office:value-type="string">
                <text:p> 01/29  04:00:00</text:p>
              </table:table-cell>
              <table:table-cell office:value-type="float" office:value="21.1045719268874">
                <text:p>21.1045719268874</text:p>
              </table:table-cell>
              <table:table-cell office:value-type="float" office:value="20.74432152">
                <text:p>20.74432152</text:p>
              </table:table-cell>
            </table:table-row>
            <table:table-row>
              <table:table-cell office:value-type="string">
                <text:p> 01/29  05:00:00</text:p>
              </table:table-cell>
              <table:table-cell office:value-type="float" office:value="20.8438012547686">
                <text:p>20.8438012547686</text:p>
              </table:table-cell>
              <table:table-cell office:value-type="float" office:value="20.71273477">
                <text:p>20.71273477</text:p>
              </table:table-cell>
            </table:table-row>
            <table:table-row>
              <table:table-cell office:value-type="string">
                <text:p> 01/29  06:00:00</text:p>
              </table:table-cell>
              <table:table-cell office:value-type="float" office:value="20.587438987281">
                <text:p>20.587438987281</text:p>
              </table:table-cell>
              <table:table-cell office:value-type="float" office:value="20.67521431">
                <text:p>20.67521431</text:p>
              </table:table-cell>
            </table:table-row>
            <table:table-row>
              <table:table-cell office:value-type="string">
                <text:p> 01/29  07:00:00</text:p>
              </table:table-cell>
              <table:table-cell office:value-type="float" office:value="20.3298593185663">
                <text:p>20.3298593185663</text:p>
              </table:table-cell>
              <table:table-cell office:value-type="float" office:value="20.64814687">
                <text:p>20.64814687</text:p>
              </table:table-cell>
            </table:table-row>
            <table:table-row>
              <table:table-cell office:value-type="string">
                <text:p> 01/29  08:00:00</text:p>
              </table:table-cell>
              <table:table-cell office:value-type="float" office:value="20.2028266359929">
                <text:p>20.2028266359929</text:p>
              </table:table-cell>
              <table:table-cell office:value-type="float" office:value="20.60349502">
                <text:p>20.60349502</text:p>
              </table:table-cell>
            </table:table-row>
            <table:table-row>
              <table:table-cell office:value-type="string">
                <text:p> 01/29  09:00:00</text:p>
              </table:table-cell>
              <table:table-cell office:value-type="float" office:value="20.2304852799494">
                <text:p>20.2304852799494</text:p>
              </table:table-cell>
              <table:table-cell office:value-type="float" office:value="20.9877065">
                <text:p>20.9877065</text:p>
              </table:table-cell>
            </table:table-row>
            <table:table-row>
              <table:table-cell office:value-type="string">
                <text:p> 01/29  10:00:00</text:p>
              </table:table-cell>
              <table:table-cell office:value-type="float" office:value="20.2907803831428">
                <text:p>20.2907803831428</text:p>
              </table:table-cell>
              <table:table-cell office:value-type="float" office:value="22.14402569">
                <text:p>22.14402569</text:p>
              </table:table-cell>
            </table:table-row>
            <table:table-row>
              <table:table-cell office:value-type="string">
                <text:p> 01/29  11:00:00</text:p>
              </table:table-cell>
              <table:table-cell office:value-type="float" office:value="20.3710375194928">
                <text:p>20.3710375194928</text:p>
              </table:table-cell>
              <table:table-cell office:value-type="float" office:value="23.01660052">
                <text:p>23.01660052</text:p>
              </table:table-cell>
            </table:table-row>
            <table:table-row>
              <table:table-cell office:value-type="string">
                <text:p> 01/29  12:00:00</text:p>
              </table:table-cell>
              <table:table-cell office:value-type="float" office:value="20.7446673405037">
                <text:p>20.7446673405037</text:p>
              </table:table-cell>
              <table:table-cell office:value-type="float" office:value="22.96635102">
                <text:p>22.96635102</text:p>
              </table:table-cell>
            </table:table-row>
            <table:table-row>
              <table:table-cell office:value-type="string">
                <text:p> 01/29  13:00:00</text:p>
              </table:table-cell>
              <table:table-cell office:value-type="float" office:value="21.2671959733045">
                <text:p>21.2671959733045</text:p>
              </table:table-cell>
              <table:table-cell office:value-type="float" office:value="22.98769785">
                <text:p>22.98769785</text:p>
              </table:table-cell>
            </table:table-row>
            <table:table-row>
              <table:table-cell office:value-type="string">
                <text:p> 01/29  14:00:00</text:p>
              </table:table-cell>
              <table:table-cell office:value-type="float" office:value="21.7556471616151">
                <text:p>21.7556471616151</text:p>
              </table:table-cell>
              <table:table-cell office:value-type="float" office:value="22.84002108">
                <text:p>22.84002108</text:p>
              </table:table-cell>
            </table:table-row>
            <table:table-row>
              <table:table-cell office:value-type="string">
                <text:p> 01/29  15:00:00</text:p>
              </table:table-cell>
              <table:table-cell office:value-type="float" office:value="22.261593472748">
                <text:p>22.261593472748</text:p>
              </table:table-cell>
              <table:table-cell office:value-type="float" office:value="22.81157223">
                <text:p>22.81157223</text:p>
              </table:table-cell>
            </table:table-row>
            <table:table-row>
              <table:table-cell office:value-type="string">
                <text:p> 01/29  16:00:00</text:p>
              </table:table-cell>
              <table:table-cell office:value-type="float" office:value="22.4730379972786">
                <text:p>22.4730379972786</text:p>
              </table:table-cell>
              <table:table-cell office:value-type="float" office:value="22.66400933">
                <text:p>22.66400933</text:p>
              </table:table-cell>
            </table:table-row>
            <table:table-row>
              <table:table-cell office:value-type="string">
                <text:p> 01/29  17:00:00</text:p>
              </table:table-cell>
              <table:table-cell office:value-type="float" office:value="22.4949796060765">
                <text:p>22.4949796060765</text:p>
              </table:table-cell>
              <table:table-cell office:value-type="float" office:value="22.67788922">
                <text:p>22.67788922</text:p>
              </table:table-cell>
            </table:table-row>
            <table:table-row>
              <table:table-cell office:value-type="string">
                <text:p> 01/29  18:00:00</text:p>
              </table:table-cell>
              <table:table-cell office:value-type="float" office:value="22.4534502132437">
                <text:p>22.4534502132437</text:p>
              </table:table-cell>
              <table:table-cell office:value-type="float" office:value="22.65791639">
                <text:p>22.65791639</text:p>
              </table:table-cell>
            </table:table-row>
            <table:table-row>
              <table:table-cell office:value-type="string">
                <text:p> 01/29  19:00:00</text:p>
              </table:table-cell>
              <table:table-cell office:value-type="float" office:value="22.395037137144">
                <text:p>22.395037137144</text:p>
              </table:table-cell>
              <table:table-cell office:value-type="float" office:value="22.82628975">
                <text:p>22.82628975</text:p>
              </table:table-cell>
            </table:table-row>
            <table:table-row>
              <table:table-cell office:value-type="string">
                <text:p> 01/29  20:00:00</text:p>
              </table:table-cell>
              <table:table-cell office:value-type="float" office:value="22.2745930786664">
                <text:p>22.2745930786664</text:p>
              </table:table-cell>
              <table:table-cell office:value-type="float" office:value="22.45563551">
                <text:p>22.45563551</text:p>
              </table:table-cell>
            </table:table-row>
            <table:table-row>
              <table:table-cell office:value-type="string">
                <text:p> 01/29  21:00:00</text:p>
              </table:table-cell>
              <table:table-cell office:value-type="float" office:value="22.1839074325806">
                <text:p>22.1839074325806</text:p>
              </table:table-cell>
              <table:table-cell office:value-type="float" office:value="21.88776134">
                <text:p>21.88776134</text:p>
              </table:table-cell>
            </table:table-row>
            <table:table-row>
              <table:table-cell office:value-type="string">
                <text:p> 01/29  22:00:00</text:p>
              </table:table-cell>
              <table:table-cell office:value-type="float" office:value="22.0802041766674">
                <text:p>22.0802041766674</text:p>
              </table:table-cell>
              <table:table-cell office:value-type="float" office:value="21.5079064">
                <text:p>21.5079064</text:p>
              </table:table-cell>
            </table:table-row>
            <table:table-row>
              <table:table-cell office:value-type="string">
                <text:p> 01/29  23:00:00</text:p>
              </table:table-cell>
              <table:table-cell office:value-type="float" office:value="21.9582615488239">
                <text:p>21.9582615488239</text:p>
              </table:table-cell>
              <table:table-cell office:value-type="float" office:value="21.24455148">
                <text:p>21.24455148</text:p>
              </table:table-cell>
            </table:table-row>
            <table:table-row>
              <table:table-cell office:value-type="string">
                <text:p> 01/29  24:00:00</text:p>
              </table:table-cell>
              <table:table-cell office:value-type="float" office:value="21.8234591638091">
                <text:p>21.8234591638091</text:p>
              </table:table-cell>
              <table:table-cell office:value-type="float" office:value="21.0644214">
                <text:p>21.0644214</text:p>
              </table:table-cell>
            </table:table-row>
            <table:table-row>
              <table:table-cell office:value-type="string">
                <text:p> 01/30  01:00:00</text:p>
              </table:table-cell>
              <table:table-cell office:value-type="float" office:value="21.6759023998168">
                <text:p>21.6759023998168</text:p>
              </table:table-cell>
              <table:table-cell office:value-type="float" office:value="20.95177089">
                <text:p>20.95177089</text:p>
              </table:table-cell>
            </table:table-row>
            <table:table-row>
              <table:table-cell office:value-type="string">
                <text:p> 01/30  02:00:00</text:p>
              </table:table-cell>
              <table:table-cell office:value-type="float" office:value="21.5452041785285">
                <text:p>21.5452041785285</text:p>
              </table:table-cell>
              <table:table-cell office:value-type="float" office:value="20.86040052">
                <text:p>20.86040052</text:p>
              </table:table-cell>
            </table:table-row>
            <table:table-row>
              <table:table-cell office:value-type="string">
                <text:p> 01/30  03:00:00</text:p>
              </table:table-cell>
              <table:table-cell office:value-type="float" office:value="21.3982585964734">
                <text:p>21.3982585964734</text:p>
              </table:table-cell>
              <table:table-cell office:value-type="float" office:value="20.70993515">
                <text:p>20.70993515</text:p>
              </table:table-cell>
            </table:table-row>
            <table:table-row>
              <table:table-cell office:value-type="string">
                <text:p> 01/30  04:00:00</text:p>
              </table:table-cell>
              <table:table-cell office:value-type="float" office:value="21.2400114588133">
                <text:p>21.2400114588133</text:p>
              </table:table-cell>
              <table:table-cell office:value-type="float" office:value="20.6513109">
                <text:p>20.6513109</text:p>
              </table:table-cell>
            </table:table-row>
            <table:table-row>
              <table:table-cell office:value-type="string">
                <text:p> 01/30  05:00:00</text:p>
              </table:table-cell>
              <table:table-cell office:value-type="float" office:value="21.0670503471801">
                <text:p>21.0670503471801</text:p>
              </table:table-cell>
              <table:table-cell office:value-type="float" office:value="20.50745418">
                <text:p>20.50745418</text:p>
              </table:table-cell>
            </table:table-row>
            <table:table-row>
              <table:table-cell office:value-type="string">
                <text:p> 01/30  06:00:00</text:p>
              </table:table-cell>
              <table:table-cell office:value-type="float" office:value="20.8812496510898">
                <text:p>20.8812496510898</text:p>
              </table:table-cell>
              <table:table-cell office:value-type="float" office:value="20.37910627">
                <text:p>20.37910627</text:p>
              </table:table-cell>
            </table:table-row>
            <table:table-row>
              <table:table-cell office:value-type="string">
                <text:p> 01/30  07:00:00</text:p>
              </table:table-cell>
              <table:table-cell office:value-type="float" office:value="20.6910874168073">
                <text:p>20.6910874168073</text:p>
              </table:table-cell>
              <table:table-cell office:value-type="float" office:value="20.33361424">
                <text:p>20.33361424</text:p>
              </table:table-cell>
            </table:table-row>
            <table:table-row>
              <table:table-cell office:value-type="string">
                <text:p> 01/30  08:00:00</text:p>
              </table:table-cell>
              <table:table-cell office:value-type="float" office:value="20.4966960243274">
                <text:p>20.4966960243274</text:p>
              </table:table-cell>
              <table:table-cell office:value-type="float" office:value="20.64964056">
                <text:p>20.64964056</text:p>
              </table:table-cell>
            </table:table-row>
            <table:table-row>
              <table:table-cell office:value-type="string">
                <text:p> 01/30  09:00:00</text:p>
              </table:table-cell>
              <table:table-cell office:value-type="float" office:value="20.317100488539">
                <text:p>20.317100488539</text:p>
              </table:table-cell>
              <table:table-cell office:value-type="float" office:value="21.68409258">
                <text:p>21.68409258</text:p>
              </table:table-cell>
            </table:table-row>
            <table:table-row>
              <table:table-cell office:value-type="string">
                <text:p> 01/30  10:00:00</text:p>
              </table:table-cell>
              <table:table-cell office:value-type="float" office:value="20.4161533092741">
                <text:p>20.4161533092741</text:p>
              </table:table-cell>
              <table:table-cell office:value-type="float" office:value="22.57081433">
                <text:p>22.57081433</text:p>
              </table:table-cell>
            </table:table-row>
            <table:table-row>
              <table:table-cell office:value-type="string">
                <text:p> 01/30  11:00:00</text:p>
              </table:table-cell>
              <table:table-cell office:value-type="float" office:value="21.0209487088034">
                <text:p>21.0209487088034</text:p>
              </table:table-cell>
              <table:table-cell office:value-type="float" office:value="22.89209706">
                <text:p>22.89209706</text:p>
              </table:table-cell>
            </table:table-row>
            <table:table-row>
              <table:table-cell office:value-type="string">
                <text:p> 01/30  12:00:00</text:p>
              </table:table-cell>
              <table:table-cell office:value-type="float" office:value="21.8447892154156">
                <text:p>21.8447892154156</text:p>
              </table:table-cell>
              <table:table-cell office:value-type="float" office:value="22.84003608">
                <text:p>22.84003608</text:p>
              </table:table-cell>
            </table:table-row>
            <table:table-row>
              <table:table-cell office:value-type="string">
                <text:p> 01/30  13:00:00</text:p>
              </table:table-cell>
              <table:table-cell office:value-type="float" office:value="22.3997253144819">
                <text:p>22.3997253144819</text:p>
              </table:table-cell>
              <table:table-cell office:value-type="float" office:value="22.90573813">
                <text:p>22.90573813</text:p>
              </table:table-cell>
            </table:table-row>
            <table:table-row>
              <table:table-cell office:value-type="string">
                <text:p> 01/30  14:00:00</text:p>
              </table:table-cell>
              <table:table-cell office:value-type="float" office:value="22.6131190049316">
                <text:p>22.6131190049316</text:p>
              </table:table-cell>
              <table:table-cell office:value-type="float" office:value="22.68025861">
                <text:p>22.68025861</text:p>
              </table:table-cell>
            </table:table-row>
            <table:table-row>
              <table:table-cell office:value-type="string">
                <text:p> 01/30  15:00:00</text:p>
              </table:table-cell>
              <table:table-cell office:value-type="float" office:value="22.9490211077423">
                <text:p>22.9490211077423</text:p>
              </table:table-cell>
              <table:table-cell office:value-type="float" office:value="22.68261655">
                <text:p>22.68261655</text:p>
              </table:table-cell>
            </table:table-row>
            <table:table-row>
              <table:table-cell office:value-type="string">
                <text:p> 01/30  16:00:00</text:p>
              </table:table-cell>
              <table:table-cell office:value-type="float" office:value="23.3623617208393">
                <text:p>23.3623617208393</text:p>
              </table:table-cell>
              <table:table-cell office:value-type="float" office:value="22.59173256">
                <text:p>22.59173256</text:p>
              </table:table-cell>
            </table:table-row>
            <table:table-row>
              <table:table-cell office:value-type="string">
                <text:p> 01/30  17:00:00</text:p>
              </table:table-cell>
              <table:table-cell office:value-type="float" office:value="23.5495910896514">
                <text:p>23.5495910896514</text:p>
              </table:table-cell>
              <table:table-cell office:value-type="float" office:value="22.73887787">
                <text:p>22.73887787</text:p>
              </table:table-cell>
            </table:table-row>
            <table:table-row>
              <table:table-cell office:value-type="string">
                <text:p> 01/30  18:00:00</text:p>
              </table:table-cell>
              <table:table-cell office:value-type="float" office:value="23.5326378947409">
                <text:p>23.5326378947409</text:p>
              </table:table-cell>
              <table:table-cell office:value-type="float" office:value="22.80795706">
                <text:p>22.80795706</text:p>
              </table:table-cell>
            </table:table-row>
            <table:table-row>
              <table:table-cell office:value-type="string">
                <text:p> 01/30  19:00:00</text:p>
              </table:table-cell>
              <table:table-cell office:value-type="float" office:value="23.2464758851377">
                <text:p>23.2464758851377</text:p>
              </table:table-cell>
              <table:table-cell office:value-type="float" office:value="22.72855065">
                <text:p>22.72855065</text:p>
              </table:table-cell>
            </table:table-row>
            <table:table-row>
              <table:table-cell office:value-type="string">
                <text:p> 01/30  20:00:00</text:p>
              </table:table-cell>
              <table:table-cell office:value-type="float" office:value="22.7278565982716">
                <text:p>22.7278565982716</text:p>
              </table:table-cell>
              <table:table-cell office:value-type="float" office:value="22.8114757">
                <text:p>22.8114757</text:p>
              </table:table-cell>
            </table:table-row>
            <table:table-row>
              <table:table-cell office:value-type="string">
                <text:p> 01/30  21:00:00</text:p>
              </table:table-cell>
              <table:table-cell office:value-type="float" office:value="22.1978986266967">
                <text:p>22.1978986266967</text:p>
              </table:table-cell>
              <table:table-cell office:value-type="float" office:value="22.64528766">
                <text:p>22.64528766</text:p>
              </table:table-cell>
            </table:table-row>
            <table:table-row>
              <table:table-cell office:value-type="string">
                <text:p> 01/30  22:00:00</text:p>
              </table:table-cell>
              <table:table-cell office:value-type="float" office:value="21.798983293068">
                <text:p>21.798983293068</text:p>
              </table:table-cell>
              <table:table-cell office:value-type="float" office:value="21.91434661">
                <text:p>21.91434661</text:p>
              </table:table-cell>
            </table:table-row>
            <table:table-row>
              <table:table-cell office:value-type="string">
                <text:p> 01/30  23:00:00</text:p>
              </table:table-cell>
              <table:table-cell office:value-type="float" office:value="21.4487308486283">
                <text:p>21.4487308486283</text:p>
              </table:table-cell>
              <table:table-cell office:value-type="float" office:value="21.39057424">
                <text:p>21.39057424</text:p>
              </table:table-cell>
            </table:table-row>
            <table:table-row>
              <table:table-cell office:value-type="string">
                <text:p> 01/30  24:00:00</text:p>
              </table:table-cell>
              <table:table-cell office:value-type="float" office:value="21.0622577386511">
                <text:p>21.0622577386511</text:p>
              </table:table-cell>
              <table:table-cell office:value-type="float" office:value="21.15727336">
                <text:p>21.15727336</text:p>
              </table:table-cell>
            </table:table-row>
            <table:table-row>
              <table:table-cell office:value-type="string">
                <text:p> 01/31  01:00:00</text:p>
              </table:table-cell>
              <table:table-cell office:value-type="float" office:value="20.7051819385998">
                <text:p>20.7051819385998</text:p>
              </table:table-cell>
              <table:table-cell office:value-type="float" office:value="20.88715569">
                <text:p>20.88715569</text:p>
              </table:table-cell>
            </table:table-row>
            <table:table-row>
              <table:table-cell office:value-type="string">
                <text:p> 01/31  02:00:00</text:p>
              </table:table-cell>
              <table:table-cell office:value-type="float" office:value="20.4279664299707">
                <text:p>20.4279664299707</text:p>
              </table:table-cell>
              <table:table-cell office:value-type="float" office:value="20.66722616">
                <text:p>20.66722616</text:p>
              </table:table-cell>
            </table:table-row>
            <table:table-row>
              <table:table-cell office:value-type="string">
                <text:p> 01/31  03:00:00</text:p>
              </table:table-cell>
              <table:table-cell office:value-type="float" office:value="20.2798679308828">
                <text:p>20.2798679308828</text:p>
              </table:table-cell>
              <table:table-cell office:value-type="float" office:value="20.62219442">
                <text:p>20.62219442</text:p>
              </table:table-cell>
            </table:table-row>
            <table:table-row>
              <table:table-cell office:value-type="string">
                <text:p> 01/31  04:00:00</text:p>
              </table:table-cell>
              <table:table-cell office:value-type="float" office:value="20.3053791215667">
                <text:p>20.3053791215667</text:p>
              </table:table-cell>
              <table:table-cell office:value-type="float" office:value="20.49972104">
                <text:p>20.49972104</text:p>
              </table:table-cell>
            </table:table-row>
            <table:table-row>
              <table:table-cell office:value-type="string">
                <text:p> 01/31  05:00:00</text:p>
              </table:table-cell>
              <table:table-cell office:value-type="float" office:value="20.3783702666995">
                <text:p>20.3783702666995</text:p>
              </table:table-cell>
              <table:table-cell office:value-type="float" office:value="20.41801645">
                <text:p>20.41801645</text:p>
              </table:table-cell>
            </table:table-row>
            <table:table-row>
              <table:table-cell office:value-type="string">
                <text:p> 01/31  06:00:00</text:p>
              </table:table-cell>
              <table:table-cell office:value-type="float" office:value="20.4604218063547">
                <text:p>20.4604218063547</text:p>
              </table:table-cell>
              <table:table-cell office:value-type="float" office:value="20.49222842">
                <text:p>20.49222842</text:p>
              </table:table-cell>
            </table:table-row>
            <table:table-row>
              <table:table-cell office:value-type="string">
                <text:p> 01/31  07:00:00</text:p>
              </table:table-cell>
              <table:table-cell office:value-type="float" office:value="20.5450601503924">
                <text:p>20.5450601503924</text:p>
              </table:table-cell>
              <table:table-cell office:value-type="float" office:value="20.5267557">
                <text:p>20.5267557</text:p>
              </table:table-cell>
            </table:table-row>
            <table:table-row>
              <table:table-cell office:value-type="string">
                <text:p> 01/31  08:00:00</text:p>
              </table:table-cell>
              <table:table-cell office:value-type="float" office:value="20.6601627978193">
                <text:p>20.6601627978193</text:p>
              </table:table-cell>
              <table:table-cell office:value-type="float" office:value="20.88166607">
                <text:p>20.88166607</text:p>
              </table:table-cell>
            </table:table-row>
            <table:table-row>
              <table:table-cell office:value-type="string">
                <text:p> 01/31  09:00:00</text:p>
              </table:table-cell>
              <table:table-cell office:value-type="float" office:value="20.7849169142187">
                <text:p>20.7849169142187</text:p>
              </table:table-cell>
              <table:table-cell office:value-type="float" office:value="21.89421117">
                <text:p>21.89421117</text:p>
              </table:table-cell>
            </table:table-row>
            <table:table-row>
              <table:table-cell office:value-type="string">
                <text:p> 01/31  10:00:00</text:p>
              </table:table-cell>
              <table:table-cell office:value-type="float" office:value="21.2558073559953">
                <text:p>21.2558073559953</text:p>
              </table:table-cell>
              <table:table-cell office:value-type="float" office:value="22.73459247">
                <text:p>22.73459247</text:p>
              </table:table-cell>
            </table:table-row>
            <table:table-row>
              <table:table-cell office:value-type="string">
                <text:p> 01/31  11:00:00</text:p>
              </table:table-cell>
              <table:table-cell office:value-type="float" office:value="22.1154623680951">
                <text:p>22.1154623680951</text:p>
              </table:table-cell>
              <table:table-cell office:value-type="float" office:value="23.01141533">
                <text:p>23.01141533</text:p>
              </table:table-cell>
            </table:table-row>
            <table:table-row>
              <table:table-cell office:value-type="string">
                <text:p> 01/31  12:00:00</text:p>
              </table:table-cell>
              <table:table-cell office:value-type="float" office:value="22.9303689959576">
                <text:p>22.9303689959576</text:p>
              </table:table-cell>
              <table:table-cell office:value-type="float" office:value="22.77988954">
                <text:p>22.77988954</text:p>
              </table:table-cell>
            </table:table-row>
            <table:table-row>
              <table:table-cell office:value-type="string">
                <text:p> 01/31  13:00:00</text:p>
              </table:table-cell>
              <table:table-cell office:value-type="float" office:value="23.455615229759">
                <text:p>23.455615229759</text:p>
              </table:table-cell>
              <table:table-cell office:value-type="float" office:value="22.85088422">
                <text:p>22.85088422</text:p>
              </table:table-cell>
            </table:table-row>
            <table:table-row>
              <table:table-cell office:value-type="string">
                <text:p> 01/31  14:00:00</text:p>
              </table:table-cell>
              <table:table-cell office:value-type="float" office:value="23.5463749769648">
                <text:p>23.5463749769648</text:p>
              </table:table-cell>
              <table:table-cell office:value-type="float" office:value="22.78115929">
                <text:p>22.78115929</text:p>
              </table:table-cell>
            </table:table-row>
            <table:table-row>
              <table:table-cell office:value-type="string">
                <text:p> 01/31  15:00:00</text:p>
              </table:table-cell>
              <table:table-cell office:value-type="float" office:value="23.5450880348237">
                <text:p>23.5450880348237</text:p>
              </table:table-cell>
              <table:table-cell office:value-type="float" office:value="22.86894125">
                <text:p>22.86894125</text:p>
              </table:table-cell>
            </table:table-row>
            <table:table-row>
              <table:table-cell office:value-type="string">
                <text:p> 01/31  16:00:00</text:p>
              </table:table-cell>
              <table:table-cell office:value-type="float" office:value="23.6995160905068">
                <text:p>23.6995160905068</text:p>
              </table:table-cell>
              <table:table-cell office:value-type="float" office:value="22.91536705">
                <text:p>22.91536705</text:p>
              </table:table-cell>
            </table:table-row>
            <table:table-row>
              <table:table-cell office:value-type="string">
                <text:p> 01/31  17:00:00</text:p>
              </table:table-cell>
              <table:table-cell office:value-type="float" office:value="23.744941149318">
                <text:p>23.744941149318</text:p>
              </table:table-cell>
              <table:table-cell office:value-type="float" office:value="22.7808005">
                <text:p>22.7808005</text:p>
              </table:table-cell>
            </table:table-row>
            <table:table-row>
              <table:table-cell office:value-type="string">
                <text:p> 01/31  18:00:00</text:p>
              </table:table-cell>
              <table:table-cell office:value-type="float" office:value="23.6959717358343">
                <text:p>23.6959717358343</text:p>
              </table:table-cell>
              <table:table-cell office:value-type="float" office:value="22.79609526">
                <text:p>22.79609526</text:p>
              </table:table-cell>
            </table:table-row>
            <table:table-row>
              <table:table-cell office:value-type="string">
                <text:p> 01/31  19:00:00</text:p>
              </table:table-cell>
              <table:table-cell office:value-type="float" office:value="23.5711294363071">
                <text:p>23.5711294363071</text:p>
              </table:table-cell>
              <table:table-cell office:value-type="float" office:value="22.76419718">
                <text:p>22.76419718</text:p>
              </table:table-cell>
            </table:table-row>
            <table:table-row>
              <table:table-cell office:value-type="string">
                <text:p> 01/31  20:00:00</text:p>
              </table:table-cell>
              <table:table-cell office:value-type="float" office:value="23.2213023004417">
                <text:p>23.2213023004417</text:p>
              </table:table-cell>
              <table:table-cell office:value-type="float" office:value="22.8515464">
                <text:p>22.8515464</text:p>
              </table:table-cell>
            </table:table-row>
            <table:table-row>
              <table:table-cell office:value-type="string">
                <text:p> 01/31  21:00:00</text:p>
              </table:table-cell>
              <table:table-cell office:value-type="float" office:value="22.7768774618847">
                <text:p>22.7768774618847</text:p>
              </table:table-cell>
              <table:table-cell office:value-type="float" office:value="22.56266708">
                <text:p>22.56266708</text:p>
              </table:table-cell>
            </table:table-row>
            <table:table-row>
              <table:table-cell office:value-type="string">
                <text:p> 01/31  22:00:00</text:p>
              </table:table-cell>
              <table:table-cell office:value-type="float" office:value="22.4666803189611">
                <text:p>22.4666803189611</text:p>
              </table:table-cell>
              <table:table-cell office:value-type="float" office:value="22.09640491">
                <text:p>22.09640491</text:p>
              </table:table-cell>
            </table:table-row>
            <table:table-row>
              <table:table-cell office:value-type="string">
                <text:p> 01/31  23:00:00</text:p>
              </table:table-cell>
              <table:table-cell office:value-type="float" office:value="22.2004601439779">
                <text:p>22.2004601439779</text:p>
              </table:table-cell>
              <table:table-cell office:value-type="float" office:value="21.81072364">
                <text:p>21.81072364</text:p>
              </table:table-cell>
            </table:table-row>
            <table:table-row>
              <table:table-cell office:value-type="string">
                <text:p> 01/31  24:00:00</text:p>
              </table:table-cell>
              <table:table-cell office:value-type="float" office:value="21.9245911575811">
                <text:p>21.9245911575811</text:p>
              </table:table-cell>
              <table:table-cell office:value-type="float" office:value="21.63200901">
                <text:p>21.63200901</text:p>
              </table:table-cell>
            </table:table-row>
            <table:table-row>
              <table:table-cell office:value-type="string">
                <text:p> 02/01  01:00:00</text:p>
              </table:table-cell>
              <table:table-cell office:value-type="float" office:value="21.6627876600724">
                <text:p>21.6627876600724</text:p>
              </table:table-cell>
              <table:table-cell office:value-type="float" office:value="21.49421162">
                <text:p>21.49421162</text:p>
              </table:table-cell>
            </table:table-row>
            <table:table-row>
              <table:table-cell office:value-type="string">
                <text:p> 02/01  02:00:00</text:p>
              </table:table-cell>
              <table:table-cell office:value-type="float" office:value="21.4827640362198">
                <text:p>21.4827640362198</text:p>
              </table:table-cell>
              <table:table-cell office:value-type="float" office:value="21.3892818">
                <text:p>21.3892818</text:p>
              </table:table-cell>
            </table:table-row>
            <table:table-row>
              <table:table-cell office:value-type="string">
                <text:p> 02/01  03:00:00</text:p>
              </table:table-cell>
              <table:table-cell office:value-type="float" office:value="21.3261637814222">
                <text:p>21.3261637814222</text:p>
              </table:table-cell>
              <table:table-cell office:value-type="float" office:value="21.40471844">
                <text:p>21.40471844</text:p>
              </table:table-cell>
            </table:table-row>
            <table:table-row>
              <table:table-cell office:value-type="string">
                <text:p> 02/01  04:00:00</text:p>
              </table:table-cell>
              <table:table-cell office:value-type="float" office:value="21.1044165614784">
                <text:p>21.1044165614784</text:p>
              </table:table-cell>
              <table:table-cell office:value-type="float" office:value="21.35431072">
                <text:p>21.35431072</text:p>
              </table:table-cell>
            </table:table-row>
            <table:table-row>
              <table:table-cell office:value-type="string">
                <text:p> 02/01  05:00:00</text:p>
              </table:table-cell>
              <table:table-cell office:value-type="float" office:value="20.8752244135444">
                <text:p>20.8752244135444</text:p>
              </table:table-cell>
              <table:table-cell office:value-type="float" office:value="21.26825631">
                <text:p>21.26825631</text:p>
              </table:table-cell>
            </table:table-row>
            <table:table-row>
              <table:table-cell office:value-type="string">
                <text:p> 02/01  06:00:00</text:p>
              </table:table-cell>
              <table:table-cell office:value-type="float" office:value="20.6102512414659">
                <text:p>20.6102512414659</text:p>
              </table:table-cell>
              <table:table-cell office:value-type="float" office:value="21.19668358">
                <text:p>21.19668358</text:p>
              </table:table-cell>
            </table:table-row>
            <table:table-row>
              <table:table-cell office:value-type="string">
                <text:p> 02/01  07:00:00</text:p>
              </table:table-cell>
              <table:table-cell office:value-type="float" office:value="20.3477814620977">
                <text:p>20.3477814620977</text:p>
              </table:table-cell>
              <table:table-cell office:value-type="float" office:value="21.14946927">
                <text:p>21.14946927</text:p>
              </table:table-cell>
            </table:table-row>
            <table:table-row>
              <table:table-cell office:value-type="string">
                <text:p> 02/01  08:00:00</text:p>
              </table:table-cell>
              <table:table-cell office:value-type="float" office:value="20.2619858881189">
                <text:p>20.2619858881189</text:p>
              </table:table-cell>
              <table:table-cell office:value-type="float" office:value="21.36614511">
                <text:p>21.36614511</text:p>
              </table:table-cell>
            </table:table-row>
            <table:table-row>
              <table:table-cell office:value-type="string">
                <text:p> 02/01  09:00:00</text:p>
              </table:table-cell>
              <table:table-cell office:value-type="float" office:value="20.5701199038735">
                <text:p>20.5701199038735</text:p>
              </table:table-cell>
              <table:table-cell office:value-type="float" office:value="22.28817319">
                <text:p>22.28817319</text:p>
              </table:table-cell>
            </table:table-row>
            <table:table-row>
              <table:table-cell office:value-type="string">
                <text:p> 02/01  10:00:00</text:p>
              </table:table-cell>
              <table:table-cell office:value-type="float" office:value="21.2781064368552">
                <text:p>21.2781064368552</text:p>
              </table:table-cell>
              <table:table-cell office:value-type="float" office:value="22.99423586">
                <text:p>22.99423586</text:p>
              </table:table-cell>
            </table:table-row>
            <table:table-row>
              <table:table-cell office:value-type="string">
                <text:p> 02/01  11:00:00</text:p>
              </table:table-cell>
              <table:table-cell office:value-type="float" office:value="22.1976445629571">
                <text:p>22.1976445629571</text:p>
              </table:table-cell>
              <table:table-cell office:value-type="float" office:value="22.86235847">
                <text:p>22.86235847</text:p>
              </table:table-cell>
            </table:table-row>
            <table:table-row>
              <table:table-cell office:value-type="string">
                <text:p> 02/01  12:00:00</text:p>
              </table:table-cell>
              <table:table-cell office:value-type="float" office:value="22.8392478981466">
                <text:p>22.8392478981466</text:p>
              </table:table-cell>
              <table:table-cell office:value-type="float" office:value="22.8714474">
                <text:p>22.8714474</text:p>
              </table:table-cell>
            </table:table-row>
            <table:table-row>
              <table:table-cell office:value-type="string">
                <text:p> 02/01  13:00:00</text:p>
              </table:table-cell>
              <table:table-cell office:value-type="float" office:value="23.2091522918253">
                <text:p>23.2091522918253</text:p>
              </table:table-cell>
              <table:table-cell office:value-type="float" office:value="22.8712846">
                <text:p>22.8712846</text:p>
              </table:table-cell>
            </table:table-row>
            <table:table-row>
              <table:table-cell office:value-type="string">
                <text:p> 02/01  14:00:00</text:p>
              </table:table-cell>
              <table:table-cell office:value-type="float" office:value="23.2972657450141">
                <text:p>23.2972657450141</text:p>
              </table:table-cell>
              <table:table-cell office:value-type="float" office:value="22.661689">
                <text:p>22.661689</text:p>
              </table:table-cell>
            </table:table-row>
            <table:table-row>
              <table:table-cell office:value-type="string">
                <text:p> 02/01  15:00:00</text:p>
              </table:table-cell>
              <table:table-cell office:value-type="float" office:value="23.3881613771785">
                <text:p>23.3881613771785</text:p>
              </table:table-cell>
              <table:table-cell office:value-type="float" office:value="22.75639364">
                <text:p>22.75639364</text:p>
              </table:table-cell>
            </table:table-row>
            <table:table-row>
              <table:table-cell office:value-type="string">
                <text:p> 02/01  16:00:00</text:p>
              </table:table-cell>
              <table:table-cell office:value-type="float" office:value="23.5602390149212">
                <text:p>23.5602390149212</text:p>
              </table:table-cell>
              <table:table-cell office:value-type="float" office:value="22.81624749">
                <text:p>22.81624749</text:p>
              </table:table-cell>
            </table:table-row>
            <table:table-row>
              <table:table-cell office:value-type="string">
                <text:p> 02/01  17:00:00</text:p>
              </table:table-cell>
              <table:table-cell office:value-type="float" office:value="23.6198081566479">
                <text:p>23.6198081566479</text:p>
              </table:table-cell>
              <table:table-cell office:value-type="float" office:value="22.69172793">
                <text:p>22.69172793</text:p>
              </table:table-cell>
            </table:table-row>
            <table:table-row>
              <table:table-cell office:value-type="string">
                <text:p> 02/01  18:00:00</text:p>
              </table:table-cell>
              <table:table-cell office:value-type="float" office:value="23.6031919054622">
                <text:p>23.6031919054622</text:p>
              </table:table-cell>
              <table:table-cell office:value-type="float" office:value="22.70172418">
                <text:p>22.70172418</text:p>
              </table:table-cell>
            </table:table-row>
            <table:table-row>
              <table:table-cell office:value-type="string">
                <text:p> 02/01  19:00:00</text:p>
              </table:table-cell>
              <table:table-cell office:value-type="float" office:value="23.52668025196">
                <text:p>23.52668025196</text:p>
              </table:table-cell>
              <table:table-cell office:value-type="float" office:value="22.76082708">
                <text:p>22.76082708</text:p>
              </table:table-cell>
            </table:table-row>
            <table:table-row>
              <table:table-cell office:value-type="string">
                <text:p> 02/01  20:00:00</text:p>
              </table:table-cell>
              <table:table-cell office:value-type="float" office:value="23.1701218962884">
                <text:p>23.1701218962884</text:p>
              </table:table-cell>
              <table:table-cell office:value-type="float" office:value="22.78332976">
                <text:p>22.78332976</text:p>
              </table:table-cell>
            </table:table-row>
            <table:table-row>
              <table:table-cell office:value-type="string">
                <text:p> 02/01  21:00:00</text:p>
              </table:table-cell>
              <table:table-cell office:value-type="float" office:value="22.7116769792592">
                <text:p>22.7116769792592</text:p>
              </table:table-cell>
              <table:table-cell office:value-type="float" office:value="22.682185">
                <text:p>22.682185</text:p>
              </table:table-cell>
            </table:table-row>
            <table:table-row>
              <table:table-cell office:value-type="string">
                <text:p> 02/01  22:00:00</text:p>
              </table:table-cell>
              <table:table-cell office:value-type="float" office:value="22.378575937818">
                <text:p>22.378575937818</text:p>
              </table:table-cell>
              <table:table-cell office:value-type="float" office:value="22.19091681">
                <text:p>22.19091681</text:p>
              </table:table-cell>
            </table:table-row>
            <table:table-row>
              <table:table-cell office:value-type="string">
                <text:p> 02/01  23:00:00</text:p>
              </table:table-cell>
              <table:table-cell office:value-type="float" office:value="22.0840134333587">
                <text:p>22.0840134333587</text:p>
              </table:table-cell>
              <table:table-cell office:value-type="float" office:value="21.87450218">
                <text:p>21.87450218</text:p>
              </table:table-cell>
            </table:table-row>
            <table:table-row>
              <table:table-cell office:value-type="string">
                <text:p> 02/01  24:00:00</text:p>
              </table:table-cell>
              <table:table-cell office:value-type="float" office:value="21.7741708817567">
                <text:p>21.7741708817567</text:p>
              </table:table-cell>
              <table:table-cell office:value-type="float" office:value="21.62856476">
                <text:p>21.62856476</text:p>
              </table:table-cell>
            </table:table-row>
            <table:table-row>
              <table:table-cell office:value-type="string">
                <text:p> 02/02  01:00:00</text:p>
              </table:table-cell>
              <table:table-cell office:value-type="float" office:value="21.4881653905895">
                <text:p>21.4881653905895</text:p>
              </table:table-cell>
              <table:table-cell office:value-type="float" office:value="21.42501647">
                <text:p>21.42501647</text:p>
              </table:table-cell>
            </table:table-row>
            <table:table-row>
              <table:table-cell office:value-type="string">
                <text:p> 02/02  02:00:00</text:p>
              </table:table-cell>
              <table:table-cell office:value-type="float" office:value="21.2640175905202">
                <text:p>21.2640175905202</text:p>
              </table:table-cell>
              <table:table-cell office:value-type="float" office:value="21.27688704">
                <text:p>21.27688704</text:p>
              </table:table-cell>
            </table:table-row>
            <table:table-row>
              <table:table-cell office:value-type="string">
                <text:p> 02/02  03:00:00</text:p>
              </table:table-cell>
              <table:table-cell office:value-type="float" office:value="21.0672308300282">
                <text:p>21.0672308300282</text:p>
              </table:table-cell>
              <table:table-cell office:value-type="float" office:value="21.19867458">
                <text:p>21.19867458</text:p>
              </table:table-cell>
            </table:table-row>
            <table:table-row>
              <table:table-cell office:value-type="string">
                <text:p> 02/02  04:00:00</text:p>
              </table:table-cell>
              <table:table-cell office:value-type="float" office:value="20.8917923453603">
                <text:p>20.8917923453603</text:p>
              </table:table-cell>
              <table:table-cell office:value-type="float" office:value="21.20114912">
                <text:p>21.20114912</text:p>
              </table:table-cell>
            </table:table-row>
            <table:table-row>
              <table:table-cell office:value-type="string">
                <text:p> 02/02  05:00:00</text:p>
              </table:table-cell>
              <table:table-cell office:value-type="float" office:value="20.6797323954128">
                <text:p>20.6797323954128</text:p>
              </table:table-cell>
              <table:table-cell office:value-type="float" office:value="21.11836638">
                <text:p>21.11836638</text:p>
              </table:table-cell>
            </table:table-row>
            <table:table-row>
              <table:table-cell office:value-type="string">
                <text:p> 02/02  06:00:00</text:p>
              </table:table-cell>
              <table:table-cell office:value-type="float" office:value="20.5110748839628">
                <text:p>20.5110748839628</text:p>
              </table:table-cell>
              <table:table-cell office:value-type="float" office:value="21.12225152">
                <text:p>21.12225152</text:p>
              </table:table-cell>
            </table:table-row>
            <table:table-row>
              <table:table-cell office:value-type="string">
                <text:p> 02/02  07:00:00</text:p>
              </table:table-cell>
              <table:table-cell office:value-type="float" office:value="20.3430237938231">
                <text:p>20.3430237938231</text:p>
              </table:table-cell>
              <table:table-cell office:value-type="float" office:value="21.01601492">
                <text:p>21.01601492</text:p>
              </table:table-cell>
            </table:table-row>
            <table:table-row>
              <table:table-cell office:value-type="string">
                <text:p> 02/02  08:00:00</text:p>
              </table:table-cell>
              <table:table-cell office:value-type="float" office:value="20.1653159939582">
                <text:p>20.1653159939582</text:p>
              </table:table-cell>
              <table:table-cell office:value-type="float" office:value="21.29572595">
                <text:p>21.29572595</text:p>
              </table:table-cell>
            </table:table-row>
            <table:table-row>
              <table:table-cell office:value-type="string">
                <text:p> 02/02  09:00:00</text:p>
              </table:table-cell>
              <table:table-cell office:value-type="float" office:value="20.0929205108409">
                <text:p>20.0929205108409</text:p>
              </table:table-cell>
              <table:table-cell office:value-type="float" office:value="22.36757584">
                <text:p>22.36757584</text:p>
              </table:table-cell>
            </table:table-row>
            <table:table-row>
              <table:table-cell office:value-type="string">
                <text:p> 02/02  10:00:00</text:p>
              </table:table-cell>
              <table:table-cell office:value-type="float" office:value="20.6062033446364">
                <text:p>20.6062033446364</text:p>
              </table:table-cell>
              <table:table-cell office:value-type="float" office:value="22.9385866">
                <text:p>22.9385866</text:p>
              </table:table-cell>
            </table:table-row>
            <table:table-row>
              <table:table-cell office:value-type="string">
                <text:p> 02/02  11:00:00</text:p>
              </table:table-cell>
              <table:table-cell office:value-type="float" office:value="21.7032447826019">
                <text:p>21.7032447826019</text:p>
              </table:table-cell>
              <table:table-cell office:value-type="float" office:value="22.77791209">
                <text:p>22.77791209</text:p>
              </table:table-cell>
            </table:table-row>
            <table:table-row>
              <table:table-cell office:value-type="string">
                <text:p> 02/02  12:00:00</text:p>
              </table:table-cell>
              <table:table-cell office:value-type="float" office:value="22.5703852211892">
                <text:p>22.5703852211892</text:p>
              </table:table-cell>
              <table:table-cell office:value-type="float" office:value="22.87616536">
                <text:p>22.87616536</text:p>
              </table:table-cell>
            </table:table-row>
            <table:table-row>
              <table:table-cell office:value-type="string">
                <text:p> 02/02  13:00:00</text:p>
              </table:table-cell>
              <table:table-cell office:value-type="float" office:value="23.2457545786627">
                <text:p>23.2457545786627</text:p>
              </table:table-cell>
              <table:table-cell office:value-type="float" office:value="22.79625423">
                <text:p>22.79625423</text:p>
              </table:table-cell>
            </table:table-row>
            <table:table-row>
              <table:table-cell office:value-type="string">
                <text:p> 02/02  14:00:00</text:p>
              </table:table-cell>
              <table:table-cell office:value-type="float" office:value="23.3474061896534">
                <text:p>23.3474061896534</text:p>
              </table:table-cell>
              <table:table-cell office:value-type="float" office:value="22.96220814">
                <text:p>22.96220814</text:p>
              </table:table-cell>
            </table:table-row>
            <table:table-row>
              <table:table-cell office:value-type="string">
                <text:p> 02/02  15:00:00</text:p>
              </table:table-cell>
              <table:table-cell office:value-type="float" office:value="23.3556988107936">
                <text:p>23.3556988107936</text:p>
              </table:table-cell>
              <table:table-cell office:value-type="float" office:value="23.15867368">
                <text:p>23.15867368</text:p>
              </table:table-cell>
            </table:table-row>
            <table:table-row>
              <table:table-cell office:value-type="string">
                <text:p> 02/02  16:00:00</text:p>
              </table:table-cell>
              <table:table-cell office:value-type="float" office:value="23.8397512374477">
                <text:p>23.8397512374477</text:p>
              </table:table-cell>
              <table:table-cell office:value-type="float" office:value="23.30423834">
                <text:p>23.30423834</text:p>
              </table:table-cell>
            </table:table-row>
            <table:table-row>
              <table:table-cell office:value-type="string">
                <text:p> 02/02  17:00:00</text:p>
              </table:table-cell>
              <table:table-cell office:value-type="float" office:value="24.1496355374975">
                <text:p>24.1496355374975</text:p>
              </table:table-cell>
              <table:table-cell office:value-type="float" office:value="23.26047028">
                <text:p>23.26047028</text:p>
              </table:table-cell>
            </table:table-row>
            <table:table-row>
              <table:table-cell office:value-type="string">
                <text:p> 02/02  18:00:00</text:p>
              </table:table-cell>
              <table:table-cell office:value-type="float" office:value="24.1912162869098">
                <text:p>24.1912162869098</text:p>
              </table:table-cell>
              <table:table-cell office:value-type="float" office:value="22.88693934">
                <text:p>22.88693934</text:p>
              </table:table-cell>
            </table:table-row>
            <table:table-row>
              <table:table-cell office:value-type="string">
                <text:p> 02/02  19:00:00</text:p>
              </table:table-cell>
              <table:table-cell office:value-type="float" office:value="24.0490713514969">
                <text:p>24.0490713514969</text:p>
              </table:table-cell>
              <table:table-cell office:value-type="float" office:value="22.69822418">
                <text:p>22.69822418</text:p>
              </table:table-cell>
            </table:table-row>
            <table:table-row>
              <table:table-cell office:value-type="string">
                <text:p> 02/02  20:00:00</text:p>
              </table:table-cell>
              <table:table-cell office:value-type="float" office:value="23.499275171835">
                <text:p>23.499275171835</text:p>
              </table:table-cell>
              <table:table-cell office:value-type="float" office:value="22.81498272">
                <text:p>22.81498272</text:p>
              </table:table-cell>
            </table:table-row>
            <table:table-row>
              <table:table-cell office:value-type="string">
                <text:p> 02/02  21:00:00</text:p>
              </table:table-cell>
              <table:table-cell office:value-type="float" office:value="22.94708477979">
                <text:p>22.94708477979</text:p>
              </table:table-cell>
              <table:table-cell office:value-type="float" office:value="22.64101653">
                <text:p>22.64101653</text:p>
              </table:table-cell>
            </table:table-row>
            <table:table-row>
              <table:table-cell office:value-type="string">
                <text:p> 02/02  22:00:00</text:p>
              </table:table-cell>
              <table:table-cell office:value-type="float" office:value="22.5513091374213">
                <text:p>22.5513091374213</text:p>
              </table:table-cell>
              <table:table-cell office:value-type="float" office:value="21.94305172">
                <text:p>21.94305172</text:p>
              </table:table-cell>
            </table:table-row>
            <table:table-row>
              <table:table-cell office:value-type="string">
                <text:p> 02/02  23:00:00</text:p>
              </table:table-cell>
              <table:table-cell office:value-type="float" office:value="22.1995627125849">
                <text:p>22.1995627125849</text:p>
              </table:table-cell>
              <table:table-cell office:value-type="float" office:value="21.44925113">
                <text:p>21.44925113</text:p>
              </table:table-cell>
            </table:table-row>
            <table:table-row>
              <table:table-cell office:value-type="string">
                <text:p> 02/02  24:00:00</text:p>
              </table:table-cell>
              <table:table-cell office:value-type="float" office:value="21.8110453961864">
                <text:p>21.8110453961864</text:p>
              </table:table-cell>
              <table:table-cell office:value-type="float" office:value="21.10129081">
                <text:p>21.10129081</text:p>
              </table:table-cell>
            </table:table-row>
            <table:table-row>
              <table:table-cell office:value-type="string">
                <text:p> 02/03  01:00:00</text:p>
              </table:table-cell>
              <table:table-cell office:value-type="float" office:value="21.4286189229512">
                <text:p>21.4286189229512</text:p>
              </table:table-cell>
              <table:table-cell office:value-type="float" office:value="20.85535212">
                <text:p>20.85535212</text:p>
              </table:table-cell>
            </table:table-row>
            <table:table-row>
              <table:table-cell office:value-type="string">
                <text:p> 02/03  02:00:00</text:p>
              </table:table-cell>
              <table:table-cell office:value-type="float" office:value="21.1086607899923">
                <text:p>21.1086607899923</text:p>
              </table:table-cell>
              <table:table-cell office:value-type="float" office:value="20.66526786">
                <text:p>20.66526786</text:p>
              </table:table-cell>
            </table:table-row>
            <table:table-row>
              <table:table-cell office:value-type="string">
                <text:p> 02/03  03:00:00</text:p>
              </table:table-cell>
              <table:table-cell office:value-type="float" office:value="20.7947327281741">
                <text:p>20.7947327281741</text:p>
              </table:table-cell>
              <table:table-cell office:value-type="float" office:value="20.55453577">
                <text:p>20.55453577</text:p>
              </table:table-cell>
            </table:table-row>
            <table:table-row>
              <table:table-cell office:value-type="string">
                <text:p> 02/03  04:00:00</text:p>
              </table:table-cell>
              <table:table-cell office:value-type="float" office:value="20.4813310546753">
                <text:p>20.4813310546753</text:p>
              </table:table-cell>
              <table:table-cell office:value-type="float" office:value="20.40891031">
                <text:p>20.40891031</text:p>
              </table:table-cell>
            </table:table-row>
            <table:table-row>
              <table:table-cell office:value-type="string">
                <text:p> 02/03  05:00:00</text:p>
              </table:table-cell>
              <table:table-cell office:value-type="float" office:value="20.3171529054704">
                <text:p>20.3171529054704</text:p>
              </table:table-cell>
              <table:table-cell office:value-type="float" office:value="20.26198177">
                <text:p>20.26198177</text:p>
              </table:table-cell>
            </table:table-row>
            <table:table-row>
              <table:table-cell office:value-type="string">
                <text:p> 02/03  06:00:00</text:p>
              </table:table-cell>
              <table:table-cell office:value-type="float" office:value="20.5094584912334">
                <text:p>20.5094584912334</text:p>
              </table:table-cell>
              <table:table-cell office:value-type="float" office:value="20.16838346">
                <text:p>20.16838346</text:p>
              </table:table-cell>
            </table:table-row>
            <table:table-row>
              <table:table-cell office:value-type="string">
                <text:p> 02/03  07:00:00</text:p>
              </table:table-cell>
              <table:table-cell office:value-type="float" office:value="20.7356310480428">
                <text:p>20.7356310480428</text:p>
              </table:table-cell>
              <table:table-cell office:value-type="float" office:value="20.05050598">
                <text:p>20.05050598</text:p>
              </table:table-cell>
            </table:table-row>
            <table:table-row>
              <table:table-cell office:value-type="string">
                <text:p> 02/03  08:00:00</text:p>
              </table:table-cell>
              <table:table-cell office:value-type="float" office:value="20.7192150827092">
                <text:p>20.7192150827092</text:p>
              </table:table-cell>
              <table:table-cell office:value-type="float" office:value="20.26749669">
                <text:p>20.26749669</text:p>
              </table:table-cell>
            </table:table-row>
            <table:table-row>
              <table:table-cell office:value-type="string">
                <text:p> 02/03  09:00:00</text:p>
              </table:table-cell>
              <table:table-cell office:value-type="float" office:value="20.646542207035">
                <text:p>20.646542207035</text:p>
              </table:table-cell>
              <table:table-cell office:value-type="float" office:value="21.21255019">
                <text:p>21.21255019</text:p>
              </table:table-cell>
            </table:table-row>
            <table:table-row>
              <table:table-cell office:value-type="string">
                <text:p> 02/03  10:00:00</text:p>
              </table:table-cell>
              <table:table-cell office:value-type="float" office:value="20.8636478032329">
                <text:p>20.8636478032329</text:p>
              </table:table-cell>
              <table:table-cell office:value-type="float" office:value="22.13444576">
                <text:p>22.13444576</text:p>
              </table:table-cell>
            </table:table-row>
            <table:table-row>
              <table:table-cell office:value-type="string">
                <text:p> 02/03  11:00:00</text:p>
              </table:table-cell>
              <table:table-cell office:value-type="float" office:value="21.5047594101717">
                <text:p>21.5047594101717</text:p>
              </table:table-cell>
              <table:table-cell office:value-type="float" office:value="22.89661562">
                <text:p>22.89661562</text:p>
              </table:table-cell>
            </table:table-row>
            <table:table-row>
              <table:table-cell office:value-type="string">
                <text:p> 02/03  12:00:00</text:p>
              </table:table-cell>
              <table:table-cell office:value-type="float" office:value="22.3907050483792">
                <text:p>22.3907050483792</text:p>
              </table:table-cell>
              <table:table-cell office:value-type="float" office:value="22.91299099">
                <text:p>22.91299099</text:p>
              </table:table-cell>
            </table:table-row>
            <table:table-row>
              <table:table-cell office:value-type="string">
                <text:p> 02/03  13:00:00</text:p>
              </table:table-cell>
              <table:table-cell office:value-type="float" office:value="23.2506599145995">
                <text:p>23.2506599145995</text:p>
              </table:table-cell>
              <table:table-cell office:value-type="float" office:value="22.88055919">
                <text:p>22.88055919</text:p>
              </table:table-cell>
            </table:table-row>
            <table:table-row>
              <table:table-cell office:value-type="string">
                <text:p> 02/03  14:00:00</text:p>
              </table:table-cell>
              <table:table-cell office:value-type="float" office:value="23.5532056526676">
                <text:p>23.5532056526676</text:p>
              </table:table-cell>
              <table:table-cell office:value-type="float" office:value="22.89533284">
                <text:p>22.89533284</text:p>
              </table:table-cell>
            </table:table-row>
            <table:table-row>
              <table:table-cell office:value-type="string">
                <text:p> 02/03  15:00:00</text:p>
              </table:table-cell>
              <table:table-cell office:value-type="float" office:value="23.6313833394526">
                <text:p>23.6313833394526</text:p>
              </table:table-cell>
              <table:table-cell office:value-type="float" office:value="22.84639976">
                <text:p>22.84639976</text:p>
              </table:table-cell>
            </table:table-row>
            <table:table-row>
              <table:table-cell office:value-type="string">
                <text:p> 02/03  16:00:00</text:p>
              </table:table-cell>
              <table:table-cell office:value-type="float" office:value="23.7951393454987">
                <text:p>23.7951393454987</text:p>
              </table:table-cell>
              <table:table-cell office:value-type="float" office:value="22.74490008">
                <text:p>22.74490008</text:p>
              </table:table-cell>
            </table:table-row>
            <table:table-row>
              <table:table-cell office:value-type="string">
                <text:p> 02/03  17:00:00</text:p>
              </table:table-cell>
              <table:table-cell office:value-type="float" office:value="23.8433656717062">
                <text:p>23.8433656717062</text:p>
              </table:table-cell>
              <table:table-cell office:value-type="float" office:value="22.69348978">
                <text:p>22.69348978</text:p>
              </table:table-cell>
            </table:table-row>
            <table:table-row>
              <table:table-cell office:value-type="string">
                <text:p> 02/03  18:00:00</text:p>
              </table:table-cell>
              <table:table-cell office:value-type="float" office:value="23.7513732189167">
                <text:p>23.7513732189167</text:p>
              </table:table-cell>
              <table:table-cell office:value-type="float" office:value="22.72045032">
                <text:p>22.72045032</text:p>
              </table:table-cell>
            </table:table-row>
            <table:table-row>
              <table:table-cell office:value-type="string">
                <text:p> 02/03  19:00:00</text:p>
              </table:table-cell>
              <table:table-cell office:value-type="float" office:value="23.5615021286944">
                <text:p>23.5615021286944</text:p>
              </table:table-cell>
              <table:table-cell office:value-type="float" office:value="22.78007077">
                <text:p>22.78007077</text:p>
              </table:table-cell>
            </table:table-row>
            <table:table-row>
              <table:table-cell office:value-type="string">
                <text:p> 02/03  20:00:00</text:p>
              </table:table-cell>
              <table:table-cell office:value-type="float" office:value="23.0711963696929">
                <text:p>23.0711963696929</text:p>
              </table:table-cell>
              <table:table-cell office:value-type="float" office:value="22.82105909">
                <text:p>22.82105909</text:p>
              </table:table-cell>
            </table:table-row>
            <table:table-row>
              <table:table-cell office:value-type="string">
                <text:p> 02/03  21:00:00</text:p>
              </table:table-cell>
              <table:table-cell office:value-type="float" office:value="22.4618058487067">
                <text:p>22.4618058487067</text:p>
              </table:table-cell>
              <table:table-cell office:value-type="float" office:value="22.28948123">
                <text:p>22.28948123</text:p>
              </table:table-cell>
            </table:table-row>
            <table:table-row>
              <table:table-cell office:value-type="string">
                <text:p> 02/03  22:00:00</text:p>
              </table:table-cell>
              <table:table-cell office:value-type="float" office:value="22.0191697023921">
                <text:p>22.0191697023921</text:p>
              </table:table-cell>
              <table:table-cell office:value-type="float" office:value="21.4486502">
                <text:p>21.4486502</text:p>
              </table:table-cell>
            </table:table-row>
            <table:table-row>
              <table:table-cell office:value-type="string">
                <text:p> 02/03  23:00:00</text:p>
              </table:table-cell>
              <table:table-cell office:value-type="float" office:value="21.6342569806984">
                <text:p>21.6342569806984</text:p>
              </table:table-cell>
              <table:table-cell office:value-type="float" office:value="20.97316863">
                <text:p>20.97316863</text:p>
              </table:table-cell>
            </table:table-row>
            <table:table-row>
              <table:table-cell office:value-type="string">
                <text:p> 02/03  24:00:00</text:p>
              </table:table-cell>
              <table:table-cell office:value-type="float" office:value="21.2237370874691">
                <text:p>21.2237370874691</text:p>
              </table:table-cell>
              <table:table-cell office:value-type="float" office:value="20.64123815">
                <text:p>20.64123815</text:p>
              </table:table-cell>
            </table:table-row>
            <table:table-row>
              <table:table-cell office:value-type="string">
                <text:p> 02/04  01:00:00</text:p>
              </table:table-cell>
              <table:table-cell office:value-type="float" office:value="20.8267864265806">
                <text:p>20.8267864265806</text:p>
              </table:table-cell>
              <table:table-cell office:value-type="float" office:value="20.38501821">
                <text:p>20.38501821</text:p>
              </table:table-cell>
            </table:table-row>
            <table:table-row>
              <table:table-cell office:value-type="string">
                <text:p> 02/04  02:00:00</text:p>
              </table:table-cell>
              <table:table-cell office:value-type="float" office:value="20.4610230893442">
                <text:p>20.4610230893442</text:p>
              </table:table-cell>
              <table:table-cell office:value-type="float" office:value="20.16458136">
                <text:p>20.16458136</text:p>
              </table:table-cell>
            </table:table-row>
            <table:table-row>
              <table:table-cell office:value-type="string">
                <text:p> 02/04  03:00:00</text:p>
              </table:table-cell>
              <table:table-cell office:value-type="float" office:value="20.2349633608324">
                <text:p>20.2349633608324</text:p>
              </table:table-cell>
              <table:table-cell office:value-type="float" office:value="19.98905318">
                <text:p>19.98905318</text:p>
              </table:table-cell>
            </table:table-row>
            <table:table-row>
              <table:table-cell office:value-type="string">
                <text:p> 02/04  04:00:00</text:p>
              </table:table-cell>
              <table:table-cell office:value-type="float" office:value="20.2104285273317">
                <text:p>20.2104285273317</text:p>
              </table:table-cell>
              <table:table-cell office:value-type="float" office:value="19.86086997">
                <text:p>19.86086997</text:p>
              </table:table-cell>
            </table:table-row>
            <table:table-row>
              <table:table-cell office:value-type="string">
                <text:p> 02/04  05:00:00</text:p>
              </table:table-cell>
              <table:table-cell office:value-type="float" office:value="20.3780931964524">
                <text:p>20.3780931964524</text:p>
              </table:table-cell>
              <table:table-cell office:value-type="float" office:value="19.76773343">
                <text:p>19.76773343</text:p>
              </table:table-cell>
            </table:table-row>
            <table:table-row>
              <table:table-cell office:value-type="string">
                <text:p> 02/04  06:00:00</text:p>
              </table:table-cell>
              <table:table-cell office:value-type="float" office:value="20.5794563480556">
                <text:p>20.5794563480556</text:p>
              </table:table-cell>
              <table:table-cell office:value-type="float" office:value="19.69934928">
                <text:p>19.69934928</text:p>
              </table:table-cell>
            </table:table-row>
            <table:table-row>
              <table:table-cell office:value-type="string">
                <text:p> 02/04  07:00:00</text:p>
              </table:table-cell>
              <table:table-cell office:value-type="float" office:value="20.6126746820889">
                <text:p>20.6126746820889</text:p>
              </table:table-cell>
              <table:table-cell office:value-type="float" office:value="19.63326927">
                <text:p>19.63326927</text:p>
              </table:table-cell>
            </table:table-row>
            <table:table-row>
              <table:table-cell office:value-type="string">
                <text:p> 02/04  08:00:00</text:p>
              </table:table-cell>
              <table:table-cell office:value-type="float" office:value="20.5754091792375">
                <text:p>20.5754091792375</text:p>
              </table:table-cell>
              <table:table-cell office:value-type="float" office:value="19.57669932">
                <text:p>19.57669932</text:p>
              </table:table-cell>
            </table:table-row>
            <table:table-row>
              <table:table-cell office:value-type="string">
                <text:p> 02/04  09:00:00</text:p>
              </table:table-cell>
              <table:table-cell office:value-type="float" office:value="20.4973612727838">
                <text:p>20.4973612727838</text:p>
              </table:table-cell>
              <table:table-cell office:value-type="float" office:value="20.18736482">
                <text:p>20.18736482</text:p>
              </table:table-cell>
            </table:table-row>
            <table:table-row>
              <table:table-cell office:value-type="string">
                <text:p> 02/04  10:00:00</text:p>
              </table:table-cell>
              <table:table-cell office:value-type="float" office:value="20.3899620651572">
                <text:p>20.3899620651572</text:p>
              </table:table-cell>
              <table:table-cell office:value-type="float" office:value="21.75900985">
                <text:p>21.75900985</text:p>
              </table:table-cell>
            </table:table-row>
            <table:table-row>
              <table:table-cell office:value-type="string">
                <text:p> 02/04  11:00:00</text:p>
              </table:table-cell>
              <table:table-cell office:value-type="float" office:value="20.5438524236459">
                <text:p>20.5438524236459</text:p>
              </table:table-cell>
              <table:table-cell office:value-type="float" office:value="22.96474526">
                <text:p>22.96474526</text:p>
              </table:table-cell>
            </table:table-row>
            <table:table-row>
              <table:table-cell office:value-type="string">
                <text:p> 02/04  12:00:00</text:p>
              </table:table-cell>
              <table:table-cell office:value-type="float" office:value="21.1420067185046">
                <text:p>21.1420067185046</text:p>
              </table:table-cell>
              <table:table-cell office:value-type="float" office:value="22.87703025">
                <text:p>22.87703025</text:p>
              </table:table-cell>
            </table:table-row>
            <table:table-row>
              <table:table-cell office:value-type="string">
                <text:p> 02/04  13:00:00</text:p>
              </table:table-cell>
              <table:table-cell office:value-type="float" office:value="21.8482396192964">
                <text:p>21.8482396192964</text:p>
              </table:table-cell>
              <table:table-cell office:value-type="float" office:value="22.79333029">
                <text:p>22.79333029</text:p>
              </table:table-cell>
            </table:table-row>
            <table:table-row>
              <table:table-cell office:value-type="string">
                <text:p> 02/04  14:00:00</text:p>
              </table:table-cell>
              <table:table-cell office:value-type="float" office:value="22.318301875217">
                <text:p>22.318301875217</text:p>
              </table:table-cell>
              <table:table-cell office:value-type="float" office:value="23.01572497">
                <text:p>23.01572497</text:p>
              </table:table-cell>
            </table:table-row>
            <table:table-row>
              <table:table-cell office:value-type="string">
                <text:p> 02/04  15:00:00</text:p>
              </table:table-cell>
              <table:table-cell office:value-type="float" office:value="22.5313178858045">
                <text:p>22.5313178858045</text:p>
              </table:table-cell>
              <table:table-cell office:value-type="float" office:value="23.13520676">
                <text:p>23.13520676</text:p>
              </table:table-cell>
            </table:table-row>
            <table:table-row>
              <table:table-cell office:value-type="string">
                <text:p> 02/04  16:00:00</text:p>
              </table:table-cell>
              <table:table-cell office:value-type="float" office:value="22.6789303179223">
                <text:p>22.6789303179223</text:p>
              </table:table-cell>
              <table:table-cell office:value-type="float" office:value="22.97258358">
                <text:p>22.97258358</text:p>
              </table:table-cell>
            </table:table-row>
            <table:table-row>
              <table:table-cell office:value-type="string">
                <text:p> 02/04  17:00:00</text:p>
              </table:table-cell>
              <table:table-cell office:value-type="float" office:value="22.7844838475317">
                <text:p>22.7844838475317</text:p>
              </table:table-cell>
              <table:table-cell office:value-type="float" office:value="22.7438987">
                <text:p>22.7438987</text:p>
              </table:table-cell>
            </table:table-row>
            <table:table-row>
              <table:table-cell office:value-type="string">
                <text:p> 02/04  18:00:00</text:p>
              </table:table-cell>
              <table:table-cell office:value-type="float" office:value="22.8626278850314">
                <text:p>22.8626278850314</text:p>
              </table:table-cell>
              <table:table-cell office:value-type="float" office:value="22.814185">
                <text:p>22.814185</text:p>
              </table:table-cell>
            </table:table-row>
            <table:table-row>
              <table:table-cell office:value-type="string">
                <text:p> 02/04  19:00:00</text:p>
              </table:table-cell>
              <table:table-cell office:value-type="float" office:value="22.8687305089147">
                <text:p>22.8687305089147</text:p>
              </table:table-cell>
              <table:table-cell office:value-type="float" office:value="22.68540093">
                <text:p>22.68540093</text:p>
              </table:table-cell>
            </table:table-row>
            <table:table-row>
              <table:table-cell office:value-type="string">
                <text:p> 02/04  20:00:00</text:p>
              </table:table-cell>
              <table:table-cell office:value-type="float" office:value="22.7224459576242">
                <text:p>22.7224459576242</text:p>
              </table:table-cell>
              <table:table-cell office:value-type="float" office:value="22.52404914">
                <text:p>22.52404914</text:p>
              </table:table-cell>
            </table:table-row>
            <table:table-row>
              <table:table-cell office:value-type="string">
                <text:p> 02/04  21:00:00</text:p>
              </table:table-cell>
              <table:table-cell office:value-type="float" office:value="22.5236879186712">
                <text:p>22.5236879186712</text:p>
              </table:table-cell>
              <table:table-cell office:value-type="float" office:value="21.85706549">
                <text:p>21.85706549</text:p>
              </table:table-cell>
            </table:table-row>
            <table:table-row>
              <table:table-cell office:value-type="string">
                <text:p> 02/04  22:00:00</text:p>
              </table:table-cell>
              <table:table-cell office:value-type="float" office:value="22.3165578592824">
                <text:p>22.3165578592824</text:p>
              </table:table-cell>
              <table:table-cell office:value-type="float" office:value="21.43545592">
                <text:p>21.43545592</text:p>
              </table:table-cell>
            </table:table-row>
            <table:table-row>
              <table:table-cell office:value-type="string">
                <text:p> 02/04  23:00:00</text:p>
              </table:table-cell>
              <table:table-cell office:value-type="float" office:value="22.0862149380625">
                <text:p>22.0862149380625</text:p>
              </table:table-cell>
              <table:table-cell office:value-type="float" office:value="21.19613234">
                <text:p>21.19613234</text:p>
              </table:table-cell>
            </table:table-row>
            <table:table-row>
              <table:table-cell office:value-type="string">
                <text:p> 02/04  24:00:00</text:p>
              </table:table-cell>
              <table:table-cell office:value-type="float" office:value="21.8379427011198">
                <text:p>21.8379427011198</text:p>
              </table:table-cell>
              <table:table-cell office:value-type="float" office:value="21.01954385">
                <text:p>21.01954385</text:p>
              </table:table-cell>
            </table:table-row>
            <table:table-row>
              <table:table-cell office:value-type="string">
                <text:p> 02/05  01:00:00</text:p>
              </table:table-cell>
              <table:table-cell office:value-type="float" office:value="21.5724868447705">
                <text:p>21.5724868447705</text:p>
              </table:table-cell>
              <table:table-cell office:value-type="float" office:value="20.92201506">
                <text:p>20.92201506</text:p>
              </table:table-cell>
            </table:table-row>
            <table:table-row>
              <table:table-cell office:value-type="string">
                <text:p> 02/05  02:00:00</text:p>
              </table:table-cell>
              <table:table-cell office:value-type="float" office:value="21.2884118809618">
                <text:p>21.2884118809618</text:p>
              </table:table-cell>
              <table:table-cell office:value-type="float" office:value="20.85284467">
                <text:p>20.85284467</text:p>
              </table:table-cell>
            </table:table-row>
            <table:table-row>
              <table:table-cell office:value-type="string">
                <text:p> 02/05  03:00:00</text:p>
              </table:table-cell>
              <table:table-cell office:value-type="float" office:value="20.9785804955814">
                <text:p>20.9785804955814</text:p>
              </table:table-cell>
              <table:table-cell office:value-type="float" office:value="20.81994858">
                <text:p>20.81994858</text:p>
              </table:table-cell>
            </table:table-row>
            <table:table-row>
              <table:table-cell office:value-type="string">
                <text:p> 02/05  04:00:00</text:p>
              </table:table-cell>
              <table:table-cell office:value-type="float" office:value="20.6746980074959">
                <text:p>20.6746980074959</text:p>
              </table:table-cell>
              <table:table-cell office:value-type="float" office:value="20.75365715">
                <text:p>20.75365715</text:p>
              </table:table-cell>
            </table:table-row>
            <table:table-row>
              <table:table-cell office:value-type="string">
                <text:p> 02/05  05:00:00</text:p>
              </table:table-cell>
              <table:table-cell office:value-type="float" office:value="20.399137105568">
                <text:p>20.399137105568</text:p>
              </table:table-cell>
              <table:table-cell office:value-type="float" office:value="20.74264668">
                <text:p>20.74264668</text:p>
              </table:table-cell>
            </table:table-row>
            <table:table-row>
              <table:table-cell office:value-type="string">
                <text:p> 02/05  06:00:00</text:p>
              </table:table-cell>
              <table:table-cell office:value-type="float" office:value="20.1853444947473">
                <text:p>20.1853444947473</text:p>
              </table:table-cell>
              <table:table-cell office:value-type="float" office:value="20.77175145">
                <text:p>20.77175145</text:p>
              </table:table-cell>
            </table:table-row>
            <table:table-row>
              <table:table-cell office:value-type="string">
                <text:p> 02/05  07:00:00</text:p>
              </table:table-cell>
              <table:table-cell office:value-type="float" office:value="20.1185551917238">
                <text:p>20.1185551917238</text:p>
              </table:table-cell>
              <table:table-cell office:value-type="float" office:value="20.80140093">
                <text:p>20.80140093</text:p>
              </table:table-cell>
            </table:table-row>
            <table:table-row>
              <table:table-cell office:value-type="string">
                <text:p> 02/05  08:00:00</text:p>
              </table:table-cell>
              <table:table-cell office:value-type="float" office:value="20.3503524426555">
                <text:p>20.3503524426555</text:p>
              </table:table-cell>
              <table:table-cell office:value-type="float" office:value="20.78530047">
                <text:p>20.78530047</text:p>
              </table:table-cell>
            </table:table-row>
            <table:table-row>
              <table:table-cell office:value-type="string">
                <text:p> 02/05  09:00:00</text:p>
              </table:table-cell>
              <table:table-cell office:value-type="float" office:value="20.7030214290919">
                <text:p>20.7030214290919</text:p>
              </table:table-cell>
              <table:table-cell office:value-type="float" office:value="21.09876341">
                <text:p>21.09876341</text:p>
              </table:table-cell>
            </table:table-row>
            <table:table-row>
              <table:table-cell office:value-type="string">
                <text:p> 02/05  10:00:00</text:p>
              </table:table-cell>
              <table:table-cell office:value-type="float" office:value="21.0844667883582">
                <text:p>21.0844667883582</text:p>
              </table:table-cell>
              <table:table-cell office:value-type="float" office:value="22.11828095">
                <text:p>22.11828095</text:p>
              </table:table-cell>
            </table:table-row>
            <table:table-row>
              <table:table-cell office:value-type="string">
                <text:p> 02/05  11:00:00</text:p>
              </table:table-cell>
              <table:table-cell office:value-type="float" office:value="21.4481180165879">
                <text:p>21.4481180165879</text:p>
              </table:table-cell>
              <table:table-cell office:value-type="float" office:value="22.90536222">
                <text:p>22.90536222</text:p>
              </table:table-cell>
            </table:table-row>
            <table:table-row>
              <table:table-cell office:value-type="string">
                <text:p> 02/05  12:00:00</text:p>
              </table:table-cell>
              <table:table-cell office:value-type="float" office:value="21.7882488782014">
                <text:p>21.7882488782014</text:p>
              </table:table-cell>
              <table:table-cell office:value-type="float" office:value="22.81995028">
                <text:p>22.81995028</text:p>
              </table:table-cell>
            </table:table-row>
            <table:table-row>
              <table:table-cell office:value-type="string">
                <text:p> 02/05  13:00:00</text:p>
              </table:table-cell>
              <table:table-cell office:value-type="float" office:value="22.0879082619764">
                <text:p>22.0879082619764</text:p>
              </table:table-cell>
              <table:table-cell office:value-type="float" office:value="22.94458796">
                <text:p>22.94458796</text:p>
              </table:table-cell>
            </table:table-row>
            <table:table-row>
              <table:table-cell office:value-type="string">
                <text:p> 02/05  14:00:00</text:p>
              </table:table-cell>
              <table:table-cell office:value-type="float" office:value="22.2561902319664">
                <text:p>22.2561902319664</text:p>
              </table:table-cell>
              <table:table-cell office:value-type="float" office:value="23.22106776">
                <text:p>23.22106776</text:p>
              </table:table-cell>
            </table:table-row>
            <table:table-row>
              <table:table-cell office:value-type="string">
                <text:p> 02/05  15:00:00</text:p>
              </table:table-cell>
              <table:table-cell office:value-type="float" office:value="22.6528161148008">
                <text:p>22.6528161148008</text:p>
              </table:table-cell>
              <table:table-cell office:value-type="float" office:value="23.08477545">
                <text:p>23.08477545</text:p>
              </table:table-cell>
            </table:table-row>
            <table:table-row>
              <table:table-cell office:value-type="string">
                <text:p> 02/05  16:00:00</text:p>
              </table:table-cell>
              <table:table-cell office:value-type="float" office:value="22.9845726463519">
                <text:p>22.9845726463519</text:p>
              </table:table-cell>
              <table:table-cell office:value-type="float" office:value="22.8858319">
                <text:p>22.8858319</text:p>
              </table:table-cell>
            </table:table-row>
            <table:table-row>
              <table:table-cell office:value-type="string">
                <text:p> 02/05  17:00:00</text:p>
              </table:table-cell>
              <table:table-cell office:value-type="float" office:value="23.1033311447641">
                <text:p>23.1033311447641</text:p>
              </table:table-cell>
              <table:table-cell office:value-type="float" office:value="22.67746781">
                <text:p>22.67746781</text:p>
              </table:table-cell>
            </table:table-row>
            <table:table-row>
              <table:table-cell office:value-type="string">
                <text:p> 02/05  18:00:00</text:p>
              </table:table-cell>
              <table:table-cell office:value-type="float" office:value="23.1330962770779">
                <text:p>23.1330962770779</text:p>
              </table:table-cell>
              <table:table-cell office:value-type="float" office:value="22.59021759">
                <text:p>22.59021759</text:p>
              </table:table-cell>
            </table:table-row>
            <table:table-row>
              <table:table-cell office:value-type="string">
                <text:p> 02/05  19:00:00</text:p>
              </table:table-cell>
              <table:table-cell office:value-type="float" office:value="23.0810059589472">
                <text:p>23.0810059589472</text:p>
              </table:table-cell>
              <table:table-cell office:value-type="float" office:value="22.88120041">
                <text:p>22.88120041</text:p>
              </table:table-cell>
            </table:table-row>
            <table:table-row>
              <table:table-cell office:value-type="string">
                <text:p> 02/05  20:00:00</text:p>
              </table:table-cell>
              <table:table-cell office:value-type="float" office:value="23.0105751132699">
                <text:p>23.0105751132699</text:p>
              </table:table-cell>
              <table:table-cell office:value-type="float" office:value="22.60223414">
                <text:p>22.60223414</text:p>
              </table:table-cell>
            </table:table-row>
            <table:table-row>
              <table:table-cell office:value-type="string">
                <text:p> 02/05  21:00:00</text:p>
              </table:table-cell>
              <table:table-cell office:value-type="float" office:value="22.9305328626883">
                <text:p>22.9305328626883</text:p>
              </table:table-cell>
              <table:table-cell office:value-type="float" office:value="22.33753298">
                <text:p>22.33753298</text:p>
              </table:table-cell>
            </table:table-row>
            <table:table-row>
              <table:table-cell office:value-type="string">
                <text:p> 02/05  22:00:00</text:p>
              </table:table-cell>
              <table:table-cell office:value-type="float" office:value="22.8385727717285">
                <text:p>22.8385727717285</text:p>
              </table:table-cell>
              <table:table-cell office:value-type="float" office:value="22.13350649">
                <text:p>22.13350649</text:p>
              </table:table-cell>
            </table:table-row>
            <table:table-row>
              <table:table-cell office:value-type="string">
                <text:p> 02/05  23:00:00</text:p>
              </table:table-cell>
              <table:table-cell office:value-type="float" office:value="22.732179771793">
                <text:p>22.732179771793</text:p>
              </table:table-cell>
              <table:table-cell office:value-type="float" office:value="21.92043364">
                <text:p>21.92043364</text:p>
              </table:table-cell>
            </table:table-row>
            <table:table-row>
              <table:table-cell office:value-type="string">
                <text:p> 02/05  24:00:00</text:p>
              </table:table-cell>
              <table:table-cell office:value-type="float" office:value="22.6088856726316">
                <text:p>22.6088856726316</text:p>
              </table:table-cell>
              <table:table-cell office:value-type="float" office:value="21.74346171">
                <text:p>21.74346171</text:p>
              </table:table-cell>
            </table:table-row>
            <table:table-row>
              <table:table-cell office:value-type="string">
                <text:p> 02/06  01:00:00</text:p>
              </table:table-cell>
              <table:table-cell office:value-type="float" office:value="22.4461870462999">
                <text:p>22.4461870462999</text:p>
              </table:table-cell>
              <table:table-cell office:value-type="float" office:value="21.61298118">
                <text:p>21.61298118</text:p>
              </table:table-cell>
            </table:table-row>
            <table:table-row>
              <table:table-cell office:value-type="string">
                <text:p> 02/06  02:00:00</text:p>
              </table:table-cell>
              <table:table-cell office:value-type="float" office:value="22.2264823704214">
                <text:p>22.2264823704214</text:p>
              </table:table-cell>
              <table:table-cell office:value-type="float" office:value="21.45181331">
                <text:p>21.45181331</text:p>
              </table:table-cell>
            </table:table-row>
            <table:table-row>
              <table:table-cell office:value-type="string">
                <text:p> 02/06  03:00:00</text:p>
              </table:table-cell>
              <table:table-cell office:value-type="float" office:value="22.026631356294">
                <text:p>22.026631356294</text:p>
              </table:table-cell>
              <table:table-cell office:value-type="float" office:value="21.35398214">
                <text:p>21.35398214</text:p>
              </table:table-cell>
            </table:table-row>
            <table:table-row>
              <table:table-cell office:value-type="string">
                <text:p> 02/06  04:00:00</text:p>
              </table:table-cell>
              <table:table-cell office:value-type="float" office:value="21.8748863593238">
                <text:p>21.8748863593238</text:p>
              </table:table-cell>
              <table:table-cell office:value-type="float" office:value="21.23365191">
                <text:p>21.23365191</text:p>
              </table:table-cell>
            </table:table-row>
            <table:table-row>
              <table:table-cell office:value-type="string">
                <text:p> 02/06  05:00:00</text:p>
              </table:table-cell>
              <table:table-cell office:value-type="float" office:value="21.6782397597786">
                <text:p>21.6782397597786</text:p>
              </table:table-cell>
              <table:table-cell office:value-type="float" office:value="21.0922331">
                <text:p>21.0922331</text:p>
              </table:table-cell>
            </table:table-row>
            <table:table-row>
              <table:table-cell office:value-type="string">
                <text:p> 02/06  06:00:00</text:p>
              </table:table-cell>
              <table:table-cell office:value-type="float" office:value="21.4453164793925">
                <text:p>21.4453164793925</text:p>
              </table:table-cell>
              <table:table-cell office:value-type="float" office:value="20.986776">
                <text:p>20.986776</text:p>
              </table:table-cell>
            </table:table-row>
            <table:table-row>
              <table:table-cell office:value-type="string">
                <text:p> 02/06  07:00:00</text:p>
              </table:table-cell>
              <table:table-cell office:value-type="float" office:value="21.2645575890453">
                <text:p>21.2645575890453</text:p>
              </table:table-cell>
              <table:table-cell office:value-type="float" office:value="20.93826342">
                <text:p>20.93826342</text:p>
              </table:table-cell>
            </table:table-row>
            <table:table-row>
              <table:table-cell office:value-type="string">
                <text:p> 02/06  08:00:00</text:p>
              </table:table-cell>
              <table:table-cell office:value-type="float" office:value="21.0786932944091">
                <text:p>21.0786932944091</text:p>
              </table:table-cell>
              <table:table-cell office:value-type="float" office:value="21.20130336">
                <text:p>21.20130336</text:p>
              </table:table-cell>
            </table:table-row>
            <table:table-row>
              <table:table-cell office:value-type="string">
                <text:p> 02/06  09:00:00</text:p>
              </table:table-cell>
              <table:table-cell office:value-type="float" office:value="20.9022226606136">
                <text:p>20.9022226606136</text:p>
              </table:table-cell>
              <table:table-cell office:value-type="float" office:value="22.5253458">
                <text:p>22.5253458</text:p>
              </table:table-cell>
            </table:table-row>
            <table:table-row>
              <table:table-cell office:value-type="string">
                <text:p> 02/06  10:00:00</text:p>
              </table:table-cell>
              <table:table-cell office:value-type="float" office:value="21.035458722747">
                <text:p>21.035458722747</text:p>
              </table:table-cell>
              <table:table-cell office:value-type="float" office:value="23.45955519">
                <text:p>23.45955519</text:p>
              </table:table-cell>
            </table:table-row>
            <table:table-row>
              <table:table-cell office:value-type="string">
                <text:p> 02/06  11:00:00</text:p>
              </table:table-cell>
              <table:table-cell office:value-type="float" office:value="21.984845050257">
                <text:p>21.984845050257</text:p>
              </table:table-cell>
              <table:table-cell office:value-type="float" office:value="23.55140524">
                <text:p>23.55140524</text:p>
              </table:table-cell>
            </table:table-row>
            <table:table-row>
              <table:table-cell office:value-type="string">
                <text:p> 02/06  12:00:00</text:p>
              </table:table-cell>
              <table:table-cell office:value-type="float" office:value="23.7909312111">
                <text:p>23.7909312111</text:p>
              </table:table-cell>
              <table:table-cell office:value-type="float" office:value="23.6260477">
                <text:p>23.6260477</text:p>
              </table:table-cell>
            </table:table-row>
            <table:table-row>
              <table:table-cell office:value-type="string">
                <text:p> 02/06  13:00:00</text:p>
              </table:table-cell>
              <table:table-cell office:value-type="float" office:value="24.8033398440158">
                <text:p>24.8033398440158</text:p>
              </table:table-cell>
              <table:table-cell office:value-type="float" office:value="23.65070474">
                <text:p>23.65070474</text:p>
              </table:table-cell>
            </table:table-row>
            <table:table-row>
              <table:table-cell office:value-type="string">
                <text:p> 02/06  14:00:00</text:p>
              </table:table-cell>
              <table:table-cell office:value-type="float" office:value="24.9583624289787">
                <text:p>24.9583624289787</text:p>
              </table:table-cell>
              <table:table-cell office:value-type="float" office:value="23.66165734">
                <text:p>23.66165734</text:p>
              </table:table-cell>
            </table:table-row>
            <table:table-row>
              <table:table-cell office:value-type="string">
                <text:p> 02/06  15:00:00</text:p>
              </table:table-cell>
              <table:table-cell office:value-type="float" office:value="25.1359893093395">
                <text:p>25.1359893093395</text:p>
              </table:table-cell>
              <table:table-cell office:value-type="float" office:value="23.76497594">
                <text:p>23.76497594</text:p>
              </table:table-cell>
            </table:table-row>
            <table:table-row>
              <table:table-cell office:value-type="string">
                <text:p> 02/06  16:00:00</text:p>
              </table:table-cell>
              <table:table-cell office:value-type="float" office:value="25.6807577962524">
                <text:p>25.6807577962524</text:p>
              </table:table-cell>
              <table:table-cell office:value-type="float" office:value="23.86463741">
                <text:p>23.86463741</text:p>
              </table:table-cell>
            </table:table-row>
            <table:table-row>
              <table:table-cell office:value-type="string">
                <text:p> 02/06  17:00:00</text:p>
              </table:table-cell>
              <table:table-cell office:value-type="float" office:value="25.7532406246732">
                <text:p>25.7532406246732</text:p>
              </table:table-cell>
              <table:table-cell office:value-type="float" office:value="23.91625324">
                <text:p>23.91625324</text:p>
              </table:table-cell>
            </table:table-row>
            <table:table-row>
              <table:table-cell office:value-type="string">
                <text:p> 02/06  18:00:00</text:p>
              </table:table-cell>
              <table:table-cell office:value-type="float" office:value="25.5238141654383">
                <text:p>25.5238141654383</text:p>
              </table:table-cell>
              <table:table-cell office:value-type="float" office:value="23.63801286">
                <text:p>23.63801286</text:p>
              </table:table-cell>
            </table:table-row>
            <table:table-row>
              <table:table-cell office:value-type="string">
                <text:p> 02/06  19:00:00</text:p>
              </table:table-cell>
              <table:table-cell office:value-type="float" office:value="25.2564510227333">
                <text:p>25.2564510227333</text:p>
              </table:table-cell>
              <table:table-cell office:value-type="float" office:value="23.1690702">
                <text:p>23.1690702</text:p>
              </table:table-cell>
            </table:table-row>
            <table:table-row>
              <table:table-cell office:value-type="string">
                <text:p> 02/06  20:00:00</text:p>
              </table:table-cell>
              <table:table-cell office:value-type="float" office:value="24.6524498071706">
                <text:p>24.6524498071706</text:p>
              </table:table-cell>
              <table:table-cell office:value-type="float" office:value="22.7759332">
                <text:p>22.7759332</text:p>
              </table:table-cell>
            </table:table-row>
            <table:table-row>
              <table:table-cell office:value-type="string">
                <text:p> 02/06  21:00:00</text:p>
              </table:table-cell>
              <table:table-cell office:value-type="float" office:value="24.0811168705118">
                <text:p>24.0811168705118</text:p>
              </table:table-cell>
              <table:table-cell office:value-type="float" office:value="22.46514263">
                <text:p>22.46514263</text:p>
              </table:table-cell>
            </table:table-row>
            <table:table-row>
              <table:table-cell office:value-type="string">
                <text:p> 02/06  22:00:00</text:p>
              </table:table-cell>
              <table:table-cell office:value-type="float" office:value="23.6800623862249">
                <text:p>23.6800623862249</text:p>
              </table:table-cell>
              <table:table-cell office:value-type="float" office:value="22.17637542">
                <text:p>22.17637542</text:p>
              </table:table-cell>
            </table:table-row>
            <table:table-row>
              <table:table-cell office:value-type="string">
                <text:p> 02/06  23:00:00</text:p>
              </table:table-cell>
              <table:table-cell office:value-type="float" office:value="23.7836041244244">
                <text:p>23.7836041244244</text:p>
              </table:table-cell>
              <table:table-cell office:value-type="float" office:value="21.92350255">
                <text:p>21.92350255</text:p>
              </table:table-cell>
            </table:table-row>
            <table:table-row>
              <table:table-cell office:value-type="string">
                <text:p> 02/06  24:00:00</text:p>
              </table:table-cell>
              <table:table-cell office:value-type="float" office:value="23.8687812494538">
                <text:p>23.8687812494538</text:p>
              </table:table-cell>
              <table:table-cell office:value-type="float" office:value="21.60213167">
                <text:p>21.60213167</text:p>
              </table:table-cell>
            </table:table-row>
            <table:table-row>
              <table:table-cell office:value-type="string">
                <text:p> 02/07  01:00:00</text:p>
              </table:table-cell>
              <table:table-cell office:value-type="float" office:value="23.8701486454242">
                <text:p>23.8701486454242</text:p>
              </table:table-cell>
              <table:table-cell office:value-type="float" office:value="21.24676735">
                <text:p>21.24676735</text:p>
              </table:table-cell>
            </table:table-row>
            <table:table-row>
              <table:table-cell office:value-type="string">
                <text:p> 02/07  02:00:00</text:p>
              </table:table-cell>
              <table:table-cell office:value-type="float" office:value="23.8409374258832">
                <text:p>23.8409374258832</text:p>
              </table:table-cell>
              <table:table-cell office:value-type="float" office:value="21.04862066">
                <text:p>21.04862066</text:p>
              </table:table-cell>
            </table:table-row>
            <table:table-row>
              <table:table-cell office:value-type="string">
                <text:p> 02/07  03:00:00</text:p>
              </table:table-cell>
              <table:table-cell office:value-type="float" office:value="23.7630532454587">
                <text:p>23.7630532454587</text:p>
              </table:table-cell>
              <table:table-cell office:value-type="float" office:value="20.92416058">
                <text:p>20.92416058</text:p>
              </table:table-cell>
            </table:table-row>
            <table:table-row>
              <table:table-cell office:value-type="string">
                <text:p> 02/07  04:00:00</text:p>
              </table:table-cell>
              <table:table-cell office:value-type="float" office:value="23.6598521203382">
                <text:p>23.6598521203382</text:p>
              </table:table-cell>
              <table:table-cell office:value-type="float" office:value="20.84820145">
                <text:p>20.84820145</text:p>
              </table:table-cell>
            </table:table-row>
            <table:table-row>
              <table:table-cell office:value-type="string">
                <text:p> 02/07  05:00:00</text:p>
              </table:table-cell>
              <table:table-cell office:value-type="float" office:value="23.5779111133469">
                <text:p>23.5779111133469</text:p>
              </table:table-cell>
              <table:table-cell office:value-type="float" office:value="20.66295585">
                <text:p>20.66295585</text:p>
              </table:table-cell>
            </table:table-row>
            <table:table-row>
              <table:table-cell office:value-type="string">
                <text:p> 02/07  06:00:00</text:p>
              </table:table-cell>
              <table:table-cell office:value-type="float" office:value="23.5016024421237">
                <text:p>23.5016024421237</text:p>
              </table:table-cell>
              <table:table-cell office:value-type="float" office:value="20.50889203">
                <text:p>20.50889203</text:p>
              </table:table-cell>
            </table:table-row>
            <table:table-row>
              <table:table-cell office:value-type="string">
                <text:p> 02/07  07:00:00</text:p>
              </table:table-cell>
              <table:table-cell office:value-type="float" office:value="23.4396021302631">
                <text:p>23.4396021302631</text:p>
              </table:table-cell>
              <table:table-cell office:value-type="float" office:value="20.47600772">
                <text:p>20.47600772</text:p>
              </table:table-cell>
            </table:table-row>
            <table:table-row>
              <table:table-cell office:value-type="string">
                <text:p> 02/07  08:00:00</text:p>
              </table:table-cell>
              <table:table-cell office:value-type="float" office:value="23.1795019357681">
                <text:p>23.1795019357681</text:p>
              </table:table-cell>
              <table:table-cell office:value-type="float" office:value="20.42679611">
                <text:p>20.42679611</text:p>
              </table:table-cell>
            </table:table-row>
            <table:table-row>
              <table:table-cell office:value-type="string">
                <text:p> 02/07  09:00:00</text:p>
              </table:table-cell>
              <table:table-cell office:value-type="float" office:value="22.8850437490082">
                <text:p>22.8850437490082</text:p>
              </table:table-cell>
              <table:table-cell office:value-type="float" office:value="20.41152287">
                <text:p>20.41152287</text:p>
              </table:table-cell>
            </table:table-row>
            <table:table-row>
              <table:table-cell office:value-type="string">
                <text:p> 02/07  10:00:00</text:p>
              </table:table-cell>
              <table:table-cell office:value-type="float" office:value="22.7440632126285">
                <text:p>22.7440632126285</text:p>
              </table:table-cell>
              <table:table-cell office:value-type="float" office:value="20.42883431">
                <text:p>20.42883431</text:p>
              </table:table-cell>
            </table:table-row>
            <table:table-row>
              <table:table-cell office:value-type="string">
                <text:p> 02/07  11:00:00</text:p>
              </table:table-cell>
              <table:table-cell office:value-type="float" office:value="22.8007924532127">
                <text:p>22.8007924532127</text:p>
              </table:table-cell>
              <table:table-cell office:value-type="float" office:value="20.58630113">
                <text:p>20.58630113</text:p>
              </table:table-cell>
            </table:table-row>
            <table:table-row>
              <table:table-cell office:value-type="string">
                <text:p> 02/07  12:00:00</text:p>
              </table:table-cell>
              <table:table-cell office:value-type="float" office:value="22.9344580495493">
                <text:p>22.9344580495493</text:p>
              </table:table-cell>
              <table:table-cell office:value-type="float" office:value="20.85748071">
                <text:p>20.85748071</text:p>
              </table:table-cell>
            </table:table-row>
            <table:table-row>
              <table:table-cell office:value-type="string">
                <text:p> 02/07  13:00:00</text:p>
              </table:table-cell>
              <table:table-cell office:value-type="float" office:value="23.0378465529197">
                <text:p>23.0378465529197</text:p>
              </table:table-cell>
              <table:table-cell office:value-type="float" office:value="21.04783255">
                <text:p>21.04783255</text:p>
              </table:table-cell>
            </table:table-row>
            <table:table-row>
              <table:table-cell office:value-type="string">
                <text:p> 02/07  14:00:00</text:p>
              </table:table-cell>
              <table:table-cell office:value-type="float" office:value="22.9404283718565">
                <text:p>22.9404283718565</text:p>
              </table:table-cell>
              <table:table-cell office:value-type="float" office:value="21.37861055">
                <text:p>21.37861055</text:p>
              </table:table-cell>
            </table:table-row>
            <table:table-row>
              <table:table-cell office:value-type="string">
                <text:p> 02/07  15:00:00</text:p>
              </table:table-cell>
              <table:table-cell office:value-type="float" office:value="22.9592636595507">
                <text:p>22.9592636595507</text:p>
              </table:table-cell>
              <table:table-cell office:value-type="float" office:value="21.71899871">
                <text:p>21.71899871</text:p>
              </table:table-cell>
            </table:table-row>
            <table:table-row>
              <table:table-cell office:value-type="string">
                <text:p> 02/07  16:00:00</text:p>
              </table:table-cell>
              <table:table-cell office:value-type="float" office:value="23.3127572700315">
                <text:p>23.3127572700315</text:p>
              </table:table-cell>
              <table:table-cell office:value-type="float" office:value="21.9679955">
                <text:p>21.9679955</text:p>
              </table:table-cell>
            </table:table-row>
            <table:table-row>
              <table:table-cell office:value-type="string">
                <text:p> 02/07  17:00:00</text:p>
              </table:table-cell>
              <table:table-cell office:value-type="float" office:value="23.6256617883712">
                <text:p>23.6256617883712</text:p>
              </table:table-cell>
              <table:table-cell office:value-type="float" office:value="22.18904872">
                <text:p>22.18904872</text:p>
              </table:table-cell>
            </table:table-row>
            <table:table-row>
              <table:table-cell office:value-type="string">
                <text:p> 02/07  18:00:00</text:p>
              </table:table-cell>
              <table:table-cell office:value-type="float" office:value="23.7007503688107">
                <text:p>23.7007503688107</text:p>
              </table:table-cell>
              <table:table-cell office:value-type="float" office:value="22.19700473">
                <text:p>22.19700473</text:p>
              </table:table-cell>
            </table:table-row>
            <table:table-row>
              <table:table-cell office:value-type="string">
                <text:p> 02/07  19:00:00</text:p>
              </table:table-cell>
              <table:table-cell office:value-type="float" office:value="23.64152935663">
                <text:p>23.64152935663</text:p>
              </table:table-cell>
              <table:table-cell office:value-type="float" office:value="22.0716773">
                <text:p>22.0716773</text:p>
              </table:table-cell>
            </table:table-row>
            <table:table-row>
              <table:table-cell office:value-type="string">
                <text:p> 02/07  20:00:00</text:p>
              </table:table-cell>
              <table:table-cell office:value-type="float" office:value="23.361562428694">
                <text:p>23.361562428694</text:p>
              </table:table-cell>
              <table:table-cell office:value-type="float" office:value="21.93815677">
                <text:p>21.93815677</text:p>
              </table:table-cell>
            </table:table-row>
            <table:table-row>
              <table:table-cell office:value-type="string">
                <text:p> 02/07  21:00:00</text:p>
              </table:table-cell>
              <table:table-cell office:value-type="float" office:value="23.0225121987576">
                <text:p>23.0225121987576</text:p>
              </table:table-cell>
              <table:table-cell office:value-type="float" office:value="21.76005783">
                <text:p>21.76005783</text:p>
              </table:table-cell>
            </table:table-row>
            <table:table-row>
              <table:table-cell office:value-type="string">
                <text:p> 02/07  22:00:00</text:p>
              </table:table-cell>
              <table:table-cell office:value-type="float" office:value="22.7781082918145">
                <text:p>22.7781082918145</text:p>
              </table:table-cell>
              <table:table-cell office:value-type="float" office:value="21.61144214">
                <text:p>21.61144214</text:p>
              </table:table-cell>
            </table:table-row>
            <table:table-row>
              <table:table-cell office:value-type="string">
                <text:p> 02/07  23:00:00</text:p>
              </table:table-cell>
              <table:table-cell office:value-type="float" office:value="22.6295917294668">
                <text:p>22.6295917294668</text:p>
              </table:table-cell>
              <table:table-cell office:value-type="float" office:value="21.42863885">
                <text:p>21.42863885</text:p>
              </table:table-cell>
            </table:table-row>
            <table:table-row>
              <table:table-cell office:value-type="string">
                <text:p> 02/07  24:00:00</text:p>
              </table:table-cell>
              <table:table-cell office:value-type="float" office:value="22.4410335046285">
                <text:p>22.4410335046285</text:p>
              </table:table-cell>
              <table:table-cell office:value-type="float" office:value="21.3183086">
                <text:p>21.3183086</text:p>
              </table:table-cell>
            </table:table-row>
            <table:table-row>
              <table:table-cell office:value-type="string">
                <text:p> 02/08  01:00:00</text:p>
              </table:table-cell>
              <table:table-cell office:value-type="float" office:value="22.1807685766076">
                <text:p>22.1807685766076</text:p>
              </table:table-cell>
              <table:table-cell office:value-type="float" office:value="21.25108248">
                <text:p>21.25108248</text:p>
              </table:table-cell>
            </table:table-row>
            <table:table-row>
              <table:table-cell office:value-type="string">
                <text:p> 02/08  02:00:00</text:p>
              </table:table-cell>
              <table:table-cell office:value-type="float" office:value="22.0241886124768">
                <text:p>22.0241886124768</text:p>
              </table:table-cell>
              <table:table-cell office:value-type="float" office:value="21.19883452">
                <text:p>21.19883452</text:p>
              </table:table-cell>
            </table:table-row>
            <table:table-row>
              <table:table-cell office:value-type="string">
                <text:p> 02/08  03:00:00</text:p>
              </table:table-cell>
              <table:table-cell office:value-type="float" office:value="21.9251967435603">
                <text:p>21.9251967435603</text:p>
              </table:table-cell>
              <table:table-cell office:value-type="float" office:value="21.18612864">
                <text:p>21.18612864</text:p>
              </table:table-cell>
            </table:table-row>
            <table:table-row>
              <table:table-cell office:value-type="string">
                <text:p> 02/08  04:00:00</text:p>
              </table:table-cell>
              <table:table-cell office:value-type="float" office:value="21.8343390785638">
                <text:p>21.8343390785638</text:p>
              </table:table-cell>
              <table:table-cell office:value-type="float" office:value="21.17902529">
                <text:p>21.17902529</text:p>
              </table:table-cell>
            </table:table-row>
            <table:table-row>
              <table:table-cell office:value-type="string">
                <text:p> 02/08  05:00:00</text:p>
              </table:table-cell>
              <table:table-cell office:value-type="float" office:value="21.7365786253085">
                <text:p>21.7365786253085</text:p>
              </table:table-cell>
              <table:table-cell office:value-type="float" office:value="21.10123008">
                <text:p>21.10123008</text:p>
              </table:table-cell>
            </table:table-row>
            <table:table-row>
              <table:table-cell office:value-type="string">
                <text:p> 02/08  06:00:00</text:p>
              </table:table-cell>
              <table:table-cell office:value-type="float" office:value="21.5747905173814">
                <text:p>21.5747905173814</text:p>
              </table:table-cell>
              <table:table-cell office:value-type="float" office:value="21.04905404">
                <text:p>21.04905404</text:p>
              </table:table-cell>
            </table:table-row>
            <table:table-row>
              <table:table-cell office:value-type="string">
                <text:p> 02/08  07:00:00</text:p>
              </table:table-cell>
              <table:table-cell office:value-type="float" office:value="21.3606285465709">
                <text:p>21.3606285465709</text:p>
              </table:table-cell>
              <table:table-cell office:value-type="float" office:value="20.95267796">
                <text:p>20.95267796</text:p>
              </table:table-cell>
            </table:table-row>
            <table:table-row>
              <table:table-cell office:value-type="string">
                <text:p> 02/08  08:00:00</text:p>
              </table:table-cell>
              <table:table-cell office:value-type="float" office:value="21.1948761807733">
                <text:p>21.1948761807733</text:p>
              </table:table-cell>
              <table:table-cell office:value-type="float" office:value="20.84128811">
                <text:p>20.84128811</text:p>
              </table:table-cell>
            </table:table-row>
            <table:table-row>
              <table:table-cell office:value-type="string">
                <text:p> 02/08  09:00:00</text:p>
              </table:table-cell>
              <table:table-cell office:value-type="float" office:value="21.0478118367487">
                <text:p>21.0478118367487</text:p>
              </table:table-cell>
              <table:table-cell office:value-type="float" office:value="20.66327971">
                <text:p>20.66327971</text:p>
              </table:table-cell>
            </table:table-row>
            <table:table-row>
              <table:table-cell office:value-type="string">
                <text:p> 02/08  10:00:00</text:p>
              </table:table-cell>
              <table:table-cell office:value-type="float" office:value="21.3393782203414">
                <text:p>21.3393782203414</text:p>
              </table:table-cell>
              <table:table-cell office:value-type="float" office:value="20.55975225">
                <text:p>20.55975225</text:p>
              </table:table-cell>
            </table:table-row>
            <table:table-row>
              <table:table-cell office:value-type="string">
                <text:p> 02/08  11:00:00</text:p>
              </table:table-cell>
              <table:table-cell office:value-type="float" office:value="21.769795146096">
                <text:p>21.769795146096</text:p>
              </table:table-cell>
              <table:table-cell office:value-type="float" office:value="20.64002598">
                <text:p>20.64002598</text:p>
              </table:table-cell>
            </table:table-row>
            <table:table-row>
              <table:table-cell office:value-type="string">
                <text:p> 02/08  12:00:00</text:p>
              </table:table-cell>
              <table:table-cell office:value-type="float" office:value="22.1849630145149">
                <text:p>22.1849630145149</text:p>
              </table:table-cell>
              <table:table-cell office:value-type="float" office:value="20.75904036">
                <text:p>20.75904036</text:p>
              </table:table-cell>
            </table:table-row>
            <table:table-row>
              <table:table-cell office:value-type="string">
                <text:p> 02/08  13:00:00</text:p>
              </table:table-cell>
              <table:table-cell office:value-type="float" office:value="22.5926383362896">
                <text:p>22.5926383362896</text:p>
              </table:table-cell>
              <table:table-cell office:value-type="float" office:value="20.69652549">
                <text:p>20.69652549</text:p>
              </table:table-cell>
            </table:table-row>
            <table:table-row>
              <table:table-cell office:value-type="string">
                <text:p> 02/08  14:00:00</text:p>
              </table:table-cell>
              <table:table-cell office:value-type="float" office:value="22.6302557103432">
                <text:p>22.6302557103432</text:p>
              </table:table-cell>
              <table:table-cell office:value-type="float" office:value="20.89165412">
                <text:p>20.89165412</text:p>
              </table:table-cell>
            </table:table-row>
            <table:table-row>
              <table:table-cell office:value-type="string">
                <text:p> 02/08  15:00:00</text:p>
              </table:table-cell>
              <table:table-cell office:value-type="float" office:value="22.6268104792049">
                <text:p>22.6268104792049</text:p>
              </table:table-cell>
              <table:table-cell office:value-type="float" office:value="22.01562328">
                <text:p>22.01562328</text:p>
              </table:table-cell>
            </table:table-row>
            <table:table-row>
              <table:table-cell office:value-type="string">
                <text:p> 02/08  16:00:00</text:p>
              </table:table-cell>
              <table:table-cell office:value-type="float" office:value="22.8505324773283">
                <text:p>22.8505324773283</text:p>
              </table:table-cell>
              <table:table-cell office:value-type="float" office:value="22.70075031">
                <text:p>22.70075031</text:p>
              </table:table-cell>
            </table:table-row>
            <table:table-row>
              <table:table-cell office:value-type="string">
                <text:p> 02/08  17:00:00</text:p>
              </table:table-cell>
              <table:table-cell office:value-type="float" office:value="22.9934433519399">
                <text:p>22.9934433519399</text:p>
              </table:table-cell>
              <table:table-cell office:value-type="float" office:value="22.16095723">
                <text:p>22.16095723</text:p>
              </table:table-cell>
            </table:table-row>
            <table:table-row>
              <table:table-cell office:value-type="string">
                <text:p> 02/08  18:00:00</text:p>
              </table:table-cell>
              <table:table-cell office:value-type="float" office:value="22.9507054728937">
                <text:p>22.9507054728937</text:p>
              </table:table-cell>
              <table:table-cell office:value-type="float" office:value="21.4121142">
                <text:p>21.4121142</text:p>
              </table:table-cell>
            </table:table-row>
            <table:table-row>
              <table:table-cell office:value-type="string">
                <text:p> 02/08  19:00:00</text:p>
              </table:table-cell>
              <table:table-cell office:value-type="float" office:value="22.8063807024992">
                <text:p>22.8063807024992</text:p>
              </table:table-cell>
              <table:table-cell office:value-type="float" office:value="20.60052495">
                <text:p>20.60052495</text:p>
              </table:table-cell>
            </table:table-row>
            <table:table-row>
              <table:table-cell office:value-type="string">
                <text:p> 02/08  20:00:00</text:p>
              </table:table-cell>
              <table:table-cell office:value-type="float" office:value="22.3881214738344">
                <text:p>22.3881214738344</text:p>
              </table:table-cell>
              <table:table-cell office:value-type="float" office:value="19.82595473">
                <text:p>19.82595473</text:p>
              </table:table-cell>
            </table:table-row>
            <table:table-row>
              <table:table-cell office:value-type="string">
                <text:p> 02/08  21:00:00</text:p>
              </table:table-cell>
              <table:table-cell office:value-type="float" office:value="21.8341843926382">
                <text:p>21.8341843926382</text:p>
              </table:table-cell>
              <table:table-cell office:value-type="float" office:value="19.338403">
                <text:p>19.338403</text:p>
              </table:table-cell>
            </table:table-row>
            <table:table-row>
              <table:table-cell office:value-type="string">
                <text:p> 02/08  22:00:00</text:p>
              </table:table-cell>
              <table:table-cell office:value-type="float" office:value="21.4103411293123">
                <text:p>21.4103411293123</text:p>
              </table:table-cell>
              <table:table-cell office:value-type="float" office:value="18.78622812">
                <text:p>18.78622812</text:p>
              </table:table-cell>
            </table:table-row>
            <table:table-row>
              <table:table-cell office:value-type="string">
                <text:p> 02/08  23:00:00</text:p>
              </table:table-cell>
              <table:table-cell office:value-type="float" office:value="21.0518929511256">
                <text:p>21.0518929511256</text:p>
              </table:table-cell>
              <table:table-cell office:value-type="float" office:value="18.14711576">
                <text:p>18.14711576</text:p>
              </table:table-cell>
            </table:table-row>
            <table:table-row>
              <table:table-cell office:value-type="string">
                <text:p> 02/08  24:00:00</text:p>
              </table:table-cell>
              <table:table-cell office:value-type="float" office:value="20.6535848611565">
                <text:p>20.6535848611565</text:p>
              </table:table-cell>
              <table:table-cell office:value-type="float" office:value="17.57268819">
                <text:p>17.57268819</text:p>
              </table:table-cell>
            </table:table-row>
            <table:table-row>
              <table:table-cell office:value-type="string">
                <text:p> 02/09  01:00:00</text:p>
              </table:table-cell>
              <table:table-cell office:value-type="float" office:value="20.2704021899203">
                <text:p>20.2704021899203</text:p>
              </table:table-cell>
              <table:table-cell office:value-type="float" office:value="17.03928019">
                <text:p>17.03928019</text:p>
              </table:table-cell>
            </table:table-row>
            <table:table-row>
              <table:table-cell office:value-type="string">
                <text:p> 02/09  02:00:00</text:p>
              </table:table-cell>
              <table:table-cell office:value-type="float" office:value="19.9691438378484">
                <text:p>19.9691438378484</text:p>
              </table:table-cell>
              <table:table-cell office:value-type="float" office:value="16.49569264">
                <text:p>16.49569264</text:p>
              </table:table-cell>
            </table:table-row>
            <table:table-row>
              <table:table-cell office:value-type="string">
                <text:p> 02/09  03:00:00</text:p>
              </table:table-cell>
              <table:table-cell office:value-type="float" office:value="19.6814553397841">
                <text:p>19.6814553397841</text:p>
              </table:table-cell>
              <table:table-cell office:value-type="float" office:value="16.0865564">
                <text:p>16.0865564</text:p>
              </table:table-cell>
            </table:table-row>
            <table:table-row>
              <table:table-cell office:value-type="string">
                <text:p> 02/09  04:00:00</text:p>
              </table:table-cell>
              <table:table-cell office:value-type="float" office:value="19.5498315231969">
                <text:p>19.5498315231969</text:p>
              </table:table-cell>
              <table:table-cell office:value-type="float" office:value="15.66264772">
                <text:p>15.66264772</text:p>
              </table:table-cell>
            </table:table-row>
            <table:table-row>
              <table:table-cell office:value-type="string">
                <text:p> 02/09  05:00:00</text:p>
              </table:table-cell>
              <table:table-cell office:value-type="float" office:value="19.8192058690734">
                <text:p>19.8192058690734</text:p>
              </table:table-cell>
              <table:table-cell office:value-type="float" office:value="15.26080392">
                <text:p>15.26080392</text:p>
              </table:table-cell>
            </table:table-row>
            <table:table-row>
              <table:table-cell office:value-type="string">
                <text:p> 02/09  06:00:00</text:p>
              </table:table-cell>
              <table:table-cell office:value-type="float" office:value="20.1341097750161">
                <text:p>20.1341097750161</text:p>
              </table:table-cell>
              <table:table-cell office:value-type="float" office:value="14.85764424">
                <text:p>14.85764424</text:p>
              </table:table-cell>
            </table:table-row>
            <table:table-row>
              <table:table-cell office:value-type="string">
                <text:p> 02/09  07:00:00</text:p>
              </table:table-cell>
              <table:table-cell office:value-type="float" office:value="20.2522158383974">
                <text:p>20.2522158383974</text:p>
              </table:table-cell>
              <table:table-cell office:value-type="float" office:value="14.39117648">
                <text:p>14.39117648</text:p>
              </table:table-cell>
            </table:table-row>
            <table:table-row>
              <table:table-cell office:value-type="string">
                <text:p> 02/09  08:00:00</text:p>
              </table:table-cell>
              <table:table-cell office:value-type="float" office:value="20.2104252158879">
                <text:p>20.2104252158879</text:p>
              </table:table-cell>
              <table:table-cell office:value-type="float" office:value="13.94451089">
                <text:p>13.94451089</text:p>
              </table:table-cell>
            </table:table-row>
            <table:table-row>
              <table:table-cell office:value-type="string">
                <text:p> 02/09  09:00:00</text:p>
              </table:table-cell>
              <table:table-cell office:value-type="float" office:value="20.264913449688">
                <text:p>20.264913449688</text:p>
              </table:table-cell>
              <table:table-cell office:value-type="float" office:value="13.62157852">
                <text:p>13.62157852</text:p>
              </table:table-cell>
            </table:table-row>
            <table:table-row>
              <table:table-cell office:value-type="string">
                <text:p> 02/09  10:00:00</text:p>
              </table:table-cell>
              <table:table-cell office:value-type="float" office:value="20.6917381936234">
                <text:p>20.6917381936234</text:p>
              </table:table-cell>
              <table:table-cell office:value-type="float" office:value="14.32519675">
                <text:p>14.32519675</text:p>
              </table:table-cell>
            </table:table-row>
            <table:table-row>
              <table:table-cell office:value-type="string">
                <text:p> 02/09  11:00:00</text:p>
              </table:table-cell>
              <table:table-cell office:value-type="float" office:value="21.4231891982962">
                <text:p>21.4231891982962</text:p>
              </table:table-cell>
              <table:table-cell office:value-type="float" office:value="16.23998554">
                <text:p>16.23998554</text:p>
              </table:table-cell>
            </table:table-row>
            <table:table-row>
              <table:table-cell office:value-type="string">
                <text:p> 02/09  12:00:00</text:p>
              </table:table-cell>
              <table:table-cell office:value-type="float" office:value="21.9864760152692">
                <text:p>21.9864760152692</text:p>
              </table:table-cell>
              <table:table-cell office:value-type="float" office:value="18.39404357">
                <text:p>18.39404357</text:p>
              </table:table-cell>
            </table:table-row>
            <table:table-row>
              <table:table-cell office:value-type="string">
                <text:p> 02/09  13:00:00</text:p>
              </table:table-cell>
              <table:table-cell office:value-type="float" office:value="22.3241308804283">
                <text:p>22.3241308804283</text:p>
              </table:table-cell>
              <table:table-cell office:value-type="float" office:value="20.0359942">
                <text:p>20.0359942</text:p>
              </table:table-cell>
            </table:table-row>
            <table:table-row>
              <table:table-cell office:value-type="string">
                <text:p> 02/09  14:00:00</text:p>
              </table:table-cell>
              <table:table-cell office:value-type="float" office:value="22.3480351014906">
                <text:p>22.3480351014906</text:p>
              </table:table-cell>
              <table:table-cell office:value-type="float" office:value="21.20813698">
                <text:p>21.20813698</text:p>
              </table:table-cell>
            </table:table-row>
            <table:table-row>
              <table:table-cell office:value-type="string">
                <text:p> 02/09  15:00:00</text:p>
              </table:table-cell>
              <table:table-cell office:value-type="float" office:value="22.3248876383072">
                <text:p>22.3248876383072</text:p>
              </table:table-cell>
              <table:table-cell office:value-type="float" office:value="22.21980118">
                <text:p>22.21980118</text:p>
              </table:table-cell>
            </table:table-row>
            <table:table-row>
              <table:table-cell office:value-type="string">
                <text:p> 02/09  16:00:00</text:p>
              </table:table-cell>
              <table:table-cell office:value-type="float" office:value="22.4545421647629">
                <text:p>22.4545421647629</text:p>
              </table:table-cell>
              <table:table-cell office:value-type="float" office:value="22.59691705">
                <text:p>22.59691705</text:p>
              </table:table-cell>
            </table:table-row>
            <table:table-row>
              <table:table-cell office:value-type="string">
                <text:p> 02/09  17:00:00</text:p>
              </table:table-cell>
              <table:table-cell office:value-type="float" office:value="22.4725082699224">
                <text:p>22.4725082699224</text:p>
              </table:table-cell>
              <table:table-cell office:value-type="float" office:value="22.17059112">
                <text:p>22.17059112</text:p>
              </table:table-cell>
            </table:table-row>
            <table:table-row>
              <table:table-cell office:value-type="string">
                <text:p> 02/09  18:00:00</text:p>
              </table:table-cell>
              <table:table-cell office:value-type="float" office:value="22.317769754871">
                <text:p>22.317769754871</text:p>
              </table:table-cell>
              <table:table-cell office:value-type="float" office:value="22.32257896">
                <text:p>22.32257896</text:p>
              </table:table-cell>
            </table:table-row>
            <table:table-row>
              <table:table-cell office:value-type="string">
                <text:p> 02/09  19:00:00</text:p>
              </table:table-cell>
              <table:table-cell office:value-type="float" office:value="22.0460533641619">
                <text:p>22.0460533641619</text:p>
              </table:table-cell>
              <table:table-cell office:value-type="float" office:value="22.22984967">
                <text:p>22.22984967</text:p>
              </table:table-cell>
            </table:table-row>
            <table:table-row>
              <table:table-cell office:value-type="string">
                <text:p> 02/09  20:00:00</text:p>
              </table:table-cell>
              <table:table-cell office:value-type="float" office:value="21.5285434755837">
                <text:p>21.5285434755837</text:p>
              </table:table-cell>
              <table:table-cell office:value-type="float" office:value="22.09448904">
                <text:p>22.09448904</text:p>
              </table:table-cell>
            </table:table-row>
            <table:table-row>
              <table:table-cell office:value-type="string">
                <text:p> 02/09  21:00:00</text:p>
              </table:table-cell>
              <table:table-cell office:value-type="float" office:value="20.9055433461028">
                <text:p>20.9055433461028</text:p>
              </table:table-cell>
              <table:table-cell office:value-type="float" office:value="22.15546041">
                <text:p>22.15546041</text:p>
              </table:table-cell>
            </table:table-row>
            <table:table-row>
              <table:table-cell office:value-type="string">
                <text:p> 02/09  22:00:00</text:p>
              </table:table-cell>
              <table:table-cell office:value-type="float" office:value="20.6002501327756">
                <text:p>20.6002501327756</text:p>
              </table:table-cell>
              <table:table-cell office:value-type="float" office:value="21.18953558">
                <text:p>21.18953558</text:p>
              </table:table-cell>
            </table:table-row>
            <table:table-row>
              <table:table-cell office:value-type="string">
                <text:p> 02/09  23:00:00</text:p>
              </table:table-cell>
              <table:table-cell office:value-type="float" office:value="20.2839343150601">
                <text:p>20.2839343150601</text:p>
              </table:table-cell>
              <table:table-cell office:value-type="float" office:value="20.51023575">
                <text:p>20.51023575</text:p>
              </table:table-cell>
            </table:table-row>
            <table:table-row>
              <table:table-cell office:value-type="string">
                <text:p> 02/09  24:00:00</text:p>
              </table:table-cell>
              <table:table-cell office:value-type="float" office:value="19.9256250991511">
                <text:p>19.9256250991511</text:p>
              </table:table-cell>
              <table:table-cell office:value-type="float" office:value="20.11067357">
                <text:p>20.11067357</text:p>
              </table:table-cell>
            </table:table-row>
            <table:table-row>
              <table:table-cell office:value-type="string">
                <text:p> 02/10  01:00:00</text:p>
              </table:table-cell>
              <table:table-cell office:value-type="float" office:value="19.5813551309555">
                <text:p>19.5813551309555</text:p>
              </table:table-cell>
              <table:table-cell office:value-type="float" office:value="19.85641756">
                <text:p>19.85641756</text:p>
              </table:table-cell>
            </table:table-row>
            <table:table-row>
              <table:table-cell office:value-type="string">
                <text:p> 02/10  02:00:00</text:p>
              </table:table-cell>
              <table:table-cell office:value-type="float" office:value="19.4363668183157">
                <text:p>19.4363668183157</text:p>
              </table:table-cell>
              <table:table-cell office:value-type="float" office:value="19.70538426">
                <text:p>19.70538426</text:p>
              </table:table-cell>
            </table:table-row>
            <table:table-row>
              <table:table-cell office:value-type="string">
                <text:p> 02/10  03:00:00</text:p>
              </table:table-cell>
              <table:table-cell office:value-type="float" office:value="19.4648993995767">
                <text:p>19.4648993995767</text:p>
              </table:table-cell>
              <table:table-cell office:value-type="float" office:value="19.67866121">
                <text:p>19.67866121</text:p>
              </table:table-cell>
            </table:table-row>
            <table:table-row>
              <table:table-cell office:value-type="string">
                <text:p> 02/10  04:00:00</text:p>
              </table:table-cell>
              <table:table-cell office:value-type="float" office:value="19.5304982419299">
                <text:p>19.5304982419299</text:p>
              </table:table-cell>
              <table:table-cell office:value-type="float" office:value="19.58757887">
                <text:p>19.58757887</text:p>
              </table:table-cell>
            </table:table-row>
            <table:table-row>
              <table:table-cell office:value-type="string">
                <text:p> 02/10  05:00:00</text:p>
              </table:table-cell>
              <table:table-cell office:value-type="float" office:value="19.5951248079084">
                <text:p>19.5951248079084</text:p>
              </table:table-cell>
              <table:table-cell office:value-type="float" office:value="19.44901273">
                <text:p>19.44901273</text:p>
              </table:table-cell>
            </table:table-row>
            <table:table-row>
              <table:table-cell office:value-type="string">
                <text:p> 02/10  06:00:00</text:p>
              </table:table-cell>
              <table:table-cell office:value-type="float" office:value="19.650110171697">
                <text:p>19.650110171697</text:p>
              </table:table-cell>
              <table:table-cell office:value-type="float" office:value="19.37208696">
                <text:p>19.37208696</text:p>
              </table:table-cell>
            </table:table-row>
            <table:table-row>
              <table:table-cell office:value-type="string">
                <text:p> 02/10  07:00:00</text:p>
              </table:table-cell>
              <table:table-cell office:value-type="float" office:value="19.7225046021097">
                <text:p>19.7225046021097</text:p>
              </table:table-cell>
              <table:table-cell office:value-type="float" office:value="19.29861763">
                <text:p>19.29861763</text:p>
              </table:table-cell>
            </table:table-row>
            <table:table-row>
              <table:table-cell office:value-type="string">
                <text:p> 02/10  08:00:00</text:p>
              </table:table-cell>
              <table:table-cell office:value-type="float" office:value="19.9289295642813">
                <text:p>19.9289295642813</text:p>
              </table:table-cell>
              <table:table-cell office:value-type="float" office:value="19.60908136">
                <text:p>19.60908136</text:p>
              </table:table-cell>
            </table:table-row>
            <table:table-row>
              <table:table-cell office:value-type="string">
                <text:p> 02/10  09:00:00</text:p>
              </table:table-cell>
              <table:table-cell office:value-type="float" office:value="20.0943018638935">
                <text:p>20.0943018638935</text:p>
              </table:table-cell>
              <table:table-cell office:value-type="float" office:value="20.90009218">
                <text:p>20.90009218</text:p>
              </table:table-cell>
            </table:table-row>
            <table:table-row>
              <table:table-cell office:value-type="string">
                <text:p> 02/10  10:00:00</text:p>
              </table:table-cell>
              <table:table-cell office:value-type="float" office:value="20.4892992902592">
                <text:p>20.4892992902592</text:p>
              </table:table-cell>
              <table:table-cell office:value-type="float" office:value="22.30068383">
                <text:p>22.30068383</text:p>
              </table:table-cell>
            </table:table-row>
            <table:table-row>
              <table:table-cell office:value-type="string">
                <text:p> 02/10  11:00:00</text:p>
              </table:table-cell>
              <table:table-cell office:value-type="float" office:value="21.3398765538914">
                <text:p>21.3398765538914</text:p>
              </table:table-cell>
              <table:table-cell office:value-type="float" office:value="22.48773577">
                <text:p>22.48773577</text:p>
              </table:table-cell>
            </table:table-row>
            <table:table-row>
              <table:table-cell office:value-type="string">
                <text:p> 02/10  12:00:00</text:p>
              </table:table-cell>
              <table:table-cell office:value-type="float" office:value="22.5317618640583">
                <text:p>22.5317618640583</text:p>
              </table:table-cell>
              <table:table-cell office:value-type="float" office:value="22.32074477">
                <text:p>22.32074477</text:p>
              </table:table-cell>
            </table:table-row>
            <table:table-row>
              <table:table-cell office:value-type="string">
                <text:p> 02/10  13:00:00</text:p>
              </table:table-cell>
              <table:table-cell office:value-type="float" office:value="23.3554547904027">
                <text:p>23.3554547904027</text:p>
              </table:table-cell>
              <table:table-cell office:value-type="float" office:value="22.22672174">
                <text:p>22.22672174</text:p>
              </table:table-cell>
            </table:table-row>
            <table:table-row>
              <table:table-cell office:value-type="string">
                <text:p> 02/10  14:00:00</text:p>
              </table:table-cell>
              <table:table-cell office:value-type="float" office:value="23.3060349863812">
                <text:p>23.3060349863812</text:p>
              </table:table-cell>
              <table:table-cell office:value-type="float" office:value="22.16070315">
                <text:p>22.16070315</text:p>
              </table:table-cell>
            </table:table-row>
            <table:table-row>
              <table:table-cell office:value-type="string">
                <text:p> 02/10  15:00:00</text:p>
              </table:table-cell>
              <table:table-cell office:value-type="float" office:value="23.2104773229776">
                <text:p>23.2104773229776</text:p>
              </table:table-cell>
              <table:table-cell office:value-type="float" office:value="22.12864234">
                <text:p>22.12864234</text:p>
              </table:table-cell>
            </table:table-row>
            <table:table-row>
              <table:table-cell office:value-type="string">
                <text:p> 02/10  16:00:00</text:p>
              </table:table-cell>
              <table:table-cell office:value-type="float" office:value="23.3593181666003">
                <text:p>23.3593181666003</text:p>
              </table:table-cell>
              <table:table-cell office:value-type="float" office:value="22.35007277">
                <text:p>22.35007277</text:p>
              </table:table-cell>
            </table:table-row>
            <table:table-row>
              <table:table-cell office:value-type="string">
                <text:p> 02/10  17:00:00</text:p>
              </table:table-cell>
              <table:table-cell office:value-type="float" office:value="23.3910271729586">
                <text:p>23.3910271729586</text:p>
              </table:table-cell>
              <table:table-cell office:value-type="float" office:value="22.2680482">
                <text:p>22.2680482</text:p>
              </table:table-cell>
            </table:table-row>
            <table:table-row>
              <table:table-cell office:value-type="string">
                <text:p> 02/10  18:00:00</text:p>
              </table:table-cell>
              <table:table-cell office:value-type="float" office:value="23.2115518613073">
                <text:p>23.2115518613073</text:p>
              </table:table-cell>
              <table:table-cell office:value-type="float" office:value="22.22117065">
                <text:p>22.22117065</text:p>
              </table:table-cell>
            </table:table-row>
            <table:table-row>
              <table:table-cell office:value-type="string">
                <text:p> 02/10  19:00:00</text:p>
              </table:table-cell>
              <table:table-cell office:value-type="float" office:value="23.0043550320418">
                <text:p>23.0043550320418</text:p>
              </table:table-cell>
              <table:table-cell office:value-type="float" office:value="22.33471737">
                <text:p>22.33471737</text:p>
              </table:table-cell>
            </table:table-row>
            <table:table-row>
              <table:table-cell office:value-type="string">
                <text:p> 02/10  20:00:00</text:p>
              </table:table-cell>
              <table:table-cell office:value-type="float" office:value="22.5447038916104">
                <text:p>22.5447038916104</text:p>
              </table:table-cell>
              <table:table-cell office:value-type="float" office:value="22.21430078">
                <text:p>22.21430078</text:p>
              </table:table-cell>
            </table:table-row>
            <table:table-row>
              <table:table-cell office:value-type="string">
                <text:p> 02/10  21:00:00</text:p>
              </table:table-cell>
              <table:table-cell office:value-type="float" office:value="21.9997169364297">
                <text:p>21.9997169364297</text:p>
              </table:table-cell>
              <table:table-cell office:value-type="float" office:value="22.24716111">
                <text:p>22.24716111</text:p>
              </table:table-cell>
            </table:table-row>
            <table:table-row>
              <table:table-cell office:value-type="string">
                <text:p> 02/10  22:00:00</text:p>
              </table:table-cell>
              <table:table-cell office:value-type="float" office:value="21.6146679043534">
                <text:p>21.6146679043534</text:p>
              </table:table-cell>
              <table:table-cell office:value-type="float" office:value="21.60910767">
                <text:p>21.60910767</text:p>
              </table:table-cell>
            </table:table-row>
            <table:table-row>
              <table:table-cell office:value-type="string">
                <text:p> 02/10  23:00:00</text:p>
              </table:table-cell>
              <table:table-cell office:value-type="float" office:value="21.3032313823386">
                <text:p>21.3032313823386</text:p>
              </table:table-cell>
              <table:table-cell office:value-type="float" office:value="21.24147134">
                <text:p>21.24147134</text:p>
              </table:table-cell>
            </table:table-row>
            <table:table-row>
              <table:table-cell office:value-type="string">
                <text:p> 02/10  24:00:00</text:p>
              </table:table-cell>
              <table:table-cell office:value-type="float" office:value="21.0257924977707">
                <text:p>21.0257924977707</text:p>
              </table:table-cell>
              <table:table-cell office:value-type="float" office:value="21.03284386">
                <text:p>21.03284386</text:p>
              </table:table-cell>
            </table:table-row>
            <table:table-row>
              <table:table-cell office:value-type="string">
                <text:p> 02/11  01:00:00</text:p>
              </table:table-cell>
              <table:table-cell office:value-type="float" office:value="20.7899187158083">
                <text:p>20.7899187158083</text:p>
              </table:table-cell>
              <table:table-cell office:value-type="float" office:value="20.88835594">
                <text:p>20.88835594</text:p>
              </table:table-cell>
            </table:table-row>
            <table:table-row>
              <table:table-cell office:value-type="string">
                <text:p> 02/11  02:00:00</text:p>
              </table:table-cell>
              <table:table-cell office:value-type="float" office:value="20.6205759573352">
                <text:p>20.6205759573352</text:p>
              </table:table-cell>
              <table:table-cell office:value-type="float" office:value="20.82461204">
                <text:p>20.82461204</text:p>
              </table:table-cell>
            </table:table-row>
            <table:table-row>
              <table:table-cell office:value-type="string">
                <text:p> 02/11  03:00:00</text:p>
              </table:table-cell>
              <table:table-cell office:value-type="float" office:value="20.5116940739651">
                <text:p>20.5116940739651</text:p>
              </table:table-cell>
              <table:table-cell office:value-type="float" office:value="20.80228328">
                <text:p>20.80228328</text:p>
              </table:table-cell>
            </table:table-row>
            <table:table-row>
              <table:table-cell office:value-type="string">
                <text:p> 02/11  04:00:00</text:p>
              </table:table-cell>
              <table:table-cell office:value-type="float" office:value="20.3996487457771">
                <text:p>20.3996487457771</text:p>
              </table:table-cell>
              <table:table-cell office:value-type="float" office:value="20.81660852">
                <text:p>20.81660852</text:p>
              </table:table-cell>
            </table:table-row>
            <table:table-row>
              <table:table-cell office:value-type="string">
                <text:p> 02/11  05:00:00</text:p>
              </table:table-cell>
              <table:table-cell office:value-type="float" office:value="20.2938938128717">
                <text:p>20.2938938128717</text:p>
              </table:table-cell>
              <table:table-cell office:value-type="float" office:value="20.86014951">
                <text:p>20.86014951</text:p>
              </table:table-cell>
            </table:table-row>
            <table:table-row>
              <table:table-cell office:value-type="string">
                <text:p> 02/11  06:00:00</text:p>
              </table:table-cell>
              <table:table-cell office:value-type="float" office:value="20.2777887988273">
                <text:p>20.2777887988273</text:p>
              </table:table-cell>
              <table:table-cell office:value-type="float" office:value="20.89512035">
                <text:p>20.89512035</text:p>
              </table:table-cell>
            </table:table-row>
            <table:table-row>
              <table:table-cell office:value-type="string">
                <text:p> 02/11  07:00:00</text:p>
              </table:table-cell>
              <table:table-cell office:value-type="float" office:value="20.6003250331672">
                <text:p>20.6003250331672</text:p>
              </table:table-cell>
              <table:table-cell office:value-type="float" office:value="20.90751">
                <text:p>20.90751</text:p>
              </table:table-cell>
            </table:table-row>
            <table:table-row>
              <table:table-cell office:value-type="string">
                <text:p> 02/11  08:00:00</text:p>
              </table:table-cell>
              <table:table-cell office:value-type="float" office:value="21.0068435357182">
                <text:p>21.0068435357182</text:p>
              </table:table-cell>
              <table:table-cell office:value-type="float" office:value="20.93780288">
                <text:p>20.93780288</text:p>
              </table:table-cell>
            </table:table-row>
            <table:table-row>
              <table:table-cell office:value-type="string">
                <text:p> 02/11  09:00:00</text:p>
              </table:table-cell>
              <table:table-cell office:value-type="float" office:value="21.2363037695836">
                <text:p>21.2363037695836</text:p>
              </table:table-cell>
              <table:table-cell office:value-type="float" office:value="21.47827287">
                <text:p>21.47827287</text:p>
              </table:table-cell>
            </table:table-row>
            <table:table-row>
              <table:table-cell office:value-type="string">
                <text:p> 02/11  10:00:00</text:p>
              </table:table-cell>
              <table:table-cell office:value-type="float" office:value="21.2860961527462">
                <text:p>21.2860961527462</text:p>
              </table:table-cell>
              <table:table-cell office:value-type="float" office:value="22.74661956">
                <text:p>22.74661956</text:p>
              </table:table-cell>
            </table:table-row>
            <table:table-row>
              <table:table-cell office:value-type="string">
                <text:p> 02/11  11:00:00</text:p>
              </table:table-cell>
              <table:table-cell office:value-type="float" office:value="21.4919317117026">
                <text:p>21.4919317117026</text:p>
              </table:table-cell>
              <table:table-cell office:value-type="float" office:value="23.12298275">
                <text:p>23.12298275</text:p>
              </table:table-cell>
            </table:table-row>
            <table:table-row>
              <table:table-cell office:value-type="string">
                <text:p> 02/11  12:00:00</text:p>
              </table:table-cell>
              <table:table-cell office:value-type="float" office:value="21.9809990358658">
                <text:p>21.9809990358658</text:p>
              </table:table-cell>
              <table:table-cell office:value-type="float" office:value="23.29460099">
                <text:p>23.29460099</text:p>
              </table:table-cell>
            </table:table-row>
            <table:table-row>
              <table:table-cell office:value-type="string">
                <text:p> 02/11  13:00:00</text:p>
              </table:table-cell>
              <table:table-cell office:value-type="float" office:value="22.981101603224">
                <text:p>22.981101603224</text:p>
              </table:table-cell>
              <table:table-cell office:value-type="float" office:value="23.30319567">
                <text:p>23.30319567</text:p>
              </table:table-cell>
            </table:table-row>
            <table:table-row>
              <table:table-cell office:value-type="string">
                <text:p> 02/11  14:00:00</text:p>
              </table:table-cell>
              <table:table-cell office:value-type="float" office:value="22.8170504140179">
                <text:p>22.8170504140179</text:p>
              </table:table-cell>
              <table:table-cell office:value-type="float" office:value="23.32368556">
                <text:p>23.32368556</text:p>
              </table:table-cell>
            </table:table-row>
            <table:table-row>
              <table:table-cell office:value-type="string">
                <text:p> 02/11  15:00:00</text:p>
              </table:table-cell>
              <table:table-cell office:value-type="float" office:value="22.1543893072561">
                <text:p>22.1543893072561</text:p>
              </table:table-cell>
              <table:table-cell office:value-type="float" office:value="23.32485633">
                <text:p>23.32485633</text:p>
              </table:table-cell>
            </table:table-row>
            <table:table-row>
              <table:table-cell office:value-type="string">
                <text:p> 02/11  16:00:00</text:p>
              </table:table-cell>
              <table:table-cell office:value-type="float" office:value="21.7876112795035">
                <text:p>21.7876112795035</text:p>
              </table:table-cell>
              <table:table-cell office:value-type="float" office:value="23.38935928">
                <text:p>23.38935928</text:p>
              </table:table-cell>
            </table:table-row>
            <table:table-row>
              <table:table-cell office:value-type="string">
                <text:p> 02/11  17:00:00</text:p>
              </table:table-cell>
              <table:table-cell office:value-type="float" office:value="21.6464236271603">
                <text:p>21.6464236271603</text:p>
              </table:table-cell>
              <table:table-cell office:value-type="float" office:value="23.23261386">
                <text:p>23.23261386</text:p>
              </table:table-cell>
            </table:table-row>
            <table:table-row>
              <table:table-cell office:value-type="string">
                <text:p> 02/11  18:00:00</text:p>
              </table:table-cell>
              <table:table-cell office:value-type="float" office:value="21.5794424560119">
                <text:p>21.5794424560119</text:p>
              </table:table-cell>
              <table:table-cell office:value-type="float" office:value="22.90456912">
                <text:p>22.90456912</text:p>
              </table:table-cell>
            </table:table-row>
            <table:table-row>
              <table:table-cell office:value-type="string">
                <text:p> 02/11  19:00:00</text:p>
              </table:table-cell>
              <table:table-cell office:value-type="float" office:value="21.4891755435343">
                <text:p>21.4891755435343</text:p>
              </table:table-cell>
              <table:table-cell office:value-type="float" office:value="22.74735882">
                <text:p>22.74735882</text:p>
              </table:table-cell>
            </table:table-row>
            <table:table-row>
              <table:table-cell office:value-type="string">
                <text:p> 02/11  20:00:00</text:p>
              </table:table-cell>
              <table:table-cell office:value-type="float" office:value="21.2458140911214">
                <text:p>21.2458140911214</text:p>
              </table:table-cell>
              <table:table-cell office:value-type="float" office:value="22.90648162">
                <text:p>22.90648162</text:p>
              </table:table-cell>
            </table:table-row>
            <table:table-row>
              <table:table-cell office:value-type="string">
                <text:p> 02/11  21:00:00</text:p>
              </table:table-cell>
              <table:table-cell office:value-type="float" office:value="21.0282187526404">
                <text:p>21.0282187526404</text:p>
              </table:table-cell>
              <table:table-cell office:value-type="float" office:value="22.68707187">
                <text:p>22.68707187</text:p>
              </table:table-cell>
            </table:table-row>
            <table:table-row>
              <table:table-cell office:value-type="string">
                <text:p> 02/11  22:00:00</text:p>
              </table:table-cell>
              <table:table-cell office:value-type="float" office:value="20.8701712199746">
                <text:p>20.8701712199746</text:p>
              </table:table-cell>
              <table:table-cell office:value-type="float" office:value="22.50915588">
                <text:p>22.50915588</text:p>
              </table:table-cell>
            </table:table-row>
            <table:table-row>
              <table:table-cell office:value-type="string">
                <text:p> 02/11  23:00:00</text:p>
              </table:table-cell>
              <table:table-cell office:value-type="float" office:value="20.6816725130972">
                <text:p>20.6816725130972</text:p>
              </table:table-cell>
              <table:table-cell office:value-type="float" office:value="22.4122711">
                <text:p>22.4122711</text:p>
              </table:table-cell>
            </table:table-row>
            <table:table-row>
              <table:table-cell office:value-type="string">
                <text:p> 02/11  24:00:00</text:p>
              </table:table-cell>
              <table:table-cell office:value-type="float" office:value="20.4752496009959">
                <text:p>20.4752496009959</text:p>
              </table:table-cell>
              <table:table-cell office:value-type="float" office:value="22.29736826">
                <text:p>22.29736826</text:p>
              </table:table-cell>
            </table:table-row>
            <table:table-row>
              <table:table-cell office:value-type="string">
                <text:p> 02/12  01:00:00</text:p>
              </table:table-cell>
              <table:table-cell office:value-type="float" office:value="21.2194893711392">
                <text:p>21.2194893711392</text:p>
              </table:table-cell>
              <table:table-cell office:value-type="float" office:value="22.20040131">
                <text:p>22.20040131</text:p>
              </table:table-cell>
            </table:table-row>
            <table:table-row>
              <table:table-cell office:value-type="string">
                <text:p> 02/12  02:00:00</text:p>
              </table:table-cell>
              <table:table-cell office:value-type="float" office:value="22.2189018237954">
                <text:p>22.2189018237954</text:p>
              </table:table-cell>
              <table:table-cell office:value-type="float" office:value="22.12877181">
                <text:p>22.12877181</text:p>
              </table:table-cell>
            </table:table-row>
            <table:table-row>
              <table:table-cell office:value-type="string">
                <text:p> 02/12  03:00:00</text:p>
              </table:table-cell>
              <table:table-cell office:value-type="float" office:value="22.6535028120489">
                <text:p>22.6535028120489</text:p>
              </table:table-cell>
              <table:table-cell office:value-type="float" office:value="22.08492451">
                <text:p>22.08492451</text:p>
              </table:table-cell>
            </table:table-row>
            <table:table-row>
              <table:table-cell office:value-type="string">
                <text:p> 02/12  04:00:00</text:p>
              </table:table-cell>
              <table:table-cell office:value-type="float" office:value="22.7440800210053">
                <text:p>22.7440800210053</text:p>
              </table:table-cell>
              <table:table-cell office:value-type="float" office:value="22.01348797">
                <text:p>22.01348797</text:p>
              </table:table-cell>
            </table:table-row>
            <table:table-row>
              <table:table-cell office:value-type="string">
                <text:p> 02/12  05:00:00</text:p>
              </table:table-cell>
              <table:table-cell office:value-type="float" office:value="22.7509528609055">
                <text:p>22.7509528609055</text:p>
              </table:table-cell>
              <table:table-cell office:value-type="float" office:value="21.98977035">
                <text:p>21.98977035</text:p>
              </table:table-cell>
            </table:table-row>
            <table:table-row>
              <table:table-cell office:value-type="string">
                <text:p> 02/12  06:00:00</text:p>
              </table:table-cell>
              <table:table-cell office:value-type="float" office:value="22.7394697756148">
                <text:p>22.7394697756148</text:p>
              </table:table-cell>
              <table:table-cell office:value-type="float" office:value="21.96695894">
                <text:p>21.96695894</text:p>
              </table:table-cell>
            </table:table-row>
            <table:table-row>
              <table:table-cell office:value-type="string">
                <text:p> 02/12  07:00:00</text:p>
              </table:table-cell>
              <table:table-cell office:value-type="float" office:value="22.7216743621568">
                <text:p>22.7216743621568</text:p>
              </table:table-cell>
              <table:table-cell office:value-type="float" office:value="21.92672254">
                <text:p>21.92672254</text:p>
              </table:table-cell>
            </table:table-row>
            <table:table-row>
              <table:table-cell office:value-type="string">
                <text:p> 02/12  08:00:00</text:p>
              </table:table-cell>
              <table:table-cell office:value-type="float" office:value="22.6963751076818">
                <text:p>22.6963751076818</text:p>
              </table:table-cell>
              <table:table-cell office:value-type="float" office:value="21.93307876">
                <text:p>21.93307876</text:p>
              </table:table-cell>
            </table:table-row>
            <table:table-row>
              <table:table-cell office:value-type="string">
                <text:p> 02/12  09:00:00</text:p>
              </table:table-cell>
              <table:table-cell office:value-type="float" office:value="22.676113523268">
                <text:p>22.676113523268</text:p>
              </table:table-cell>
              <table:table-cell office:value-type="float" office:value="22.28168183">
                <text:p>22.28168183</text:p>
              </table:table-cell>
            </table:table-row>
            <table:table-row>
              <table:table-cell office:value-type="string">
                <text:p> 02/12  10:00:00</text:p>
              </table:table-cell>
              <table:table-cell office:value-type="float" office:value="22.6576879002623">
                <text:p>22.6576879002623</text:p>
              </table:table-cell>
              <table:table-cell office:value-type="float" office:value="22.85335913">
                <text:p>22.85335913</text:p>
              </table:table-cell>
            </table:table-row>
            <table:table-row>
              <table:table-cell office:value-type="string">
                <text:p> 02/12  11:00:00</text:p>
              </table:table-cell>
              <table:table-cell office:value-type="float" office:value="22.2827392829491">
                <text:p>22.2827392829491</text:p>
              </table:table-cell>
              <table:table-cell office:value-type="float" office:value="23.0618139">
                <text:p>23.0618139</text:p>
              </table:table-cell>
            </table:table-row>
            <table:table-row>
              <table:table-cell office:value-type="string">
                <text:p> 02/12  12:00:00</text:p>
              </table:table-cell>
              <table:table-cell office:value-type="float" office:value="21.9310381052813">
                <text:p>21.9310381052813</text:p>
              </table:table-cell>
              <table:table-cell office:value-type="float" office:value="23.09091519">
                <text:p>23.09091519</text:p>
              </table:table-cell>
            </table:table-row>
            <table:table-row>
              <table:table-cell office:value-type="string">
                <text:p> 02/12  13:00:00</text:p>
              </table:table-cell>
              <table:table-cell office:value-type="float" office:value="21.7224949192133">
                <text:p>21.7224949192133</text:p>
              </table:table-cell>
              <table:table-cell office:value-type="float" office:value="23.00404508">
                <text:p>23.00404508</text:p>
              </table:table-cell>
            </table:table-row>
            <table:table-row>
              <table:table-cell office:value-type="string">
                <text:p> 02/12  14:00:00</text:p>
              </table:table-cell>
              <table:table-cell office:value-type="float" office:value="21.583904394291">
                <text:p>21.583904394291</text:p>
              </table:table-cell>
              <table:table-cell office:value-type="float" office:value="22.70824075">
                <text:p>22.70824075</text:p>
              </table:table-cell>
            </table:table-row>
            <table:table-row>
              <table:table-cell office:value-type="string">
                <text:p> 02/12  15:00:00</text:p>
              </table:table-cell>
              <table:table-cell office:value-type="float" office:value="21.4157363284027">
                <text:p>21.4157363284027</text:p>
              </table:table-cell>
              <table:table-cell office:value-type="float" office:value="22.88105517">
                <text:p>22.88105517</text:p>
              </table:table-cell>
            </table:table-row>
            <table:table-row>
              <table:table-cell office:value-type="string">
                <text:p> 02/12  16:00:00</text:p>
              </table:table-cell>
              <table:table-cell office:value-type="float" office:value="21.6476730846668">
                <text:p>21.6476730846668</text:p>
              </table:table-cell>
              <table:table-cell office:value-type="float" office:value="22.90885514">
                <text:p>22.90885514</text:p>
              </table:table-cell>
            </table:table-row>
            <table:table-row>
              <table:table-cell office:value-type="string">
                <text:p> 02/12  17:00:00</text:p>
              </table:table-cell>
              <table:table-cell office:value-type="float" office:value="22.2417122015692">
                <text:p>22.2417122015692</text:p>
              </table:table-cell>
              <table:table-cell office:value-type="float" office:value="22.67037153">
                <text:p>22.67037153</text:p>
              </table:table-cell>
            </table:table-row>
            <table:table-row>
              <table:table-cell office:value-type="string">
                <text:p> 02/12  18:00:00</text:p>
              </table:table-cell>
              <table:table-cell office:value-type="float" office:value="22.9803675037722">
                <text:p>22.9803675037722</text:p>
              </table:table-cell>
              <table:table-cell office:value-type="float" office:value="22.74535492">
                <text:p>22.74535492</text:p>
              </table:table-cell>
            </table:table-row>
            <table:table-row>
              <table:table-cell office:value-type="string">
                <text:p> 02/12  19:00:00</text:p>
              </table:table-cell>
              <table:table-cell office:value-type="float" office:value="23.3061768091323">
                <text:p>23.3061768091323</text:p>
              </table:table-cell>
              <table:table-cell office:value-type="float" office:value="22.77489554">
                <text:p>22.77489554</text:p>
              </table:table-cell>
            </table:table-row>
            <table:table-row>
              <table:table-cell office:value-type="string">
                <text:p> 02/12  20:00:00</text:p>
              </table:table-cell>
              <table:table-cell office:value-type="float" office:value="23.4270826670632">
                <text:p>23.4270826670632</text:p>
              </table:table-cell>
              <table:table-cell office:value-type="float" office:value="22.36827673">
                <text:p>22.36827673</text:p>
              </table:table-cell>
            </table:table-row>
            <table:table-row>
              <table:table-cell office:value-type="string">
                <text:p> 02/12  21:00:00</text:p>
              </table:table-cell>
              <table:table-cell office:value-type="float" office:value="23.4072494971725">
                <text:p>23.4072494971725</text:p>
              </table:table-cell>
              <table:table-cell office:value-type="float" office:value="20.85523847">
                <text:p>20.85523847</text:p>
              </table:table-cell>
            </table:table-row>
            <table:table-row>
              <table:table-cell office:value-type="string">
                <text:p> 02/12  22:00:00</text:p>
              </table:table-cell>
              <table:table-cell office:value-type="float" office:value="23.3756368638039">
                <text:p>23.3756368638039</text:p>
              </table:table-cell>
              <table:table-cell office:value-type="float" office:value="19.90286139">
                <text:p>19.90286139</text:p>
              </table:table-cell>
            </table:table-row>
            <table:table-row>
              <table:table-cell office:value-type="string">
                <text:p> 02/12  23:00:00</text:p>
              </table:table-cell>
              <table:table-cell office:value-type="float" office:value="23.272014687703">
                <text:p>23.272014687703</text:p>
              </table:table-cell>
              <table:table-cell office:value-type="float" office:value="19.11002664">
                <text:p>19.11002664</text:p>
              </table:table-cell>
            </table:table-row>
            <table:table-row>
              <table:table-cell office:value-type="string">
                <text:p> 02/12  24:00:00</text:p>
              </table:table-cell>
              <table:table-cell office:value-type="float" office:value="23.111752651124">
                <text:p>23.111752651124</text:p>
              </table:table-cell>
              <table:table-cell office:value-type="float" office:value="18.6776559">
                <text:p>18.6776559</text:p>
              </table:table-cell>
            </table:table-row>
            <table:table-row>
              <table:table-cell office:value-type="string">
                <text:p> 02/13  01:00:00</text:p>
              </table:table-cell>
              <table:table-cell office:value-type="float" office:value="22.9122681077123">
                <text:p>22.9122681077123</text:p>
              </table:table-cell>
              <table:table-cell office:value-type="float" office:value="18.52083525">
                <text:p>18.52083525</text:p>
              </table:table-cell>
            </table:table-row>
            <table:table-row>
              <table:table-cell office:value-type="string">
                <text:p> 02/13  02:00:00</text:p>
              </table:table-cell>
              <table:table-cell office:value-type="float" office:value="22.7188343421276">
                <text:p>22.7188343421276</text:p>
              </table:table-cell>
              <table:table-cell office:value-type="float" office:value="18.27639733">
                <text:p>18.27639733</text:p>
              </table:table-cell>
            </table:table-row>
            <table:table-row>
              <table:table-cell office:value-type="string">
                <text:p> 02/13  03:00:00</text:p>
              </table:table-cell>
              <table:table-cell office:value-type="float" office:value="22.480946895207">
                <text:p>22.480946895207</text:p>
              </table:table-cell>
              <table:table-cell office:value-type="float" office:value="18.20699793">
                <text:p>18.20699793</text:p>
              </table:table-cell>
            </table:table-row>
            <table:table-row>
              <table:table-cell office:value-type="string">
                <text:p> 02/13  04:00:00</text:p>
              </table:table-cell>
              <table:table-cell office:value-type="float" office:value="22.2254609088913">
                <text:p>22.2254609088913</text:p>
              </table:table-cell>
              <table:table-cell office:value-type="float" office:value="18.29083694">
                <text:p>18.29083694</text:p>
              </table:table-cell>
            </table:table-row>
            <table:table-row>
              <table:table-cell office:value-type="string">
                <text:p> 02/13  05:00:00</text:p>
              </table:table-cell>
              <table:table-cell office:value-type="float" office:value="21.9616925939893">
                <text:p>21.9616925939893</text:p>
              </table:table-cell>
              <table:table-cell office:value-type="float" office:value="18.72094351">
                <text:p>18.72094351</text:p>
              </table:table-cell>
            </table:table-row>
            <table:table-row>
              <table:table-cell office:value-type="string">
                <text:p> 02/13  06:00:00</text:p>
              </table:table-cell>
              <table:table-cell office:value-type="float" office:value="21.6651767575116">
                <text:p>21.6651767575116</text:p>
              </table:table-cell>
              <table:table-cell office:value-type="float" office:value="19.1288558">
                <text:p>19.1288558</text:p>
              </table:table-cell>
            </table:table-row>
            <table:table-row>
              <table:table-cell office:value-type="string">
                <text:p> 02/13  07:00:00</text:p>
              </table:table-cell>
              <table:table-cell office:value-type="float" office:value="21.3714557261688">
                <text:p>21.3714557261688</text:p>
              </table:table-cell>
              <table:table-cell office:value-type="float" office:value="19.25072756">
                <text:p>19.25072756</text:p>
              </table:table-cell>
            </table:table-row>
            <table:table-row>
              <table:table-cell office:value-type="string">
                <text:p> 02/13  08:00:00</text:p>
              </table:table-cell>
              <table:table-cell office:value-type="float" office:value="21.0770611096135">
                <text:p>21.0770611096135</text:p>
              </table:table-cell>
              <table:table-cell office:value-type="float" office:value="19.7508585">
                <text:p>19.7508585</text:p>
              </table:table-cell>
            </table:table-row>
            <table:table-row>
              <table:table-cell office:value-type="string">
                <text:p> 02/13  09:00:00</text:p>
              </table:table-cell>
              <table:table-cell office:value-type="float" office:value="20.8529685225991">
                <text:p>20.8529685225991</text:p>
              </table:table-cell>
              <table:table-cell office:value-type="float" office:value="20.98513166">
                <text:p>20.98513166</text:p>
              </table:table-cell>
            </table:table-row>
            <table:table-row>
              <table:table-cell office:value-type="string">
                <text:p> 02/13  10:00:00</text:p>
              </table:table-cell>
              <table:table-cell office:value-type="float" office:value="20.9921333900634">
                <text:p>20.9921333900634</text:p>
              </table:table-cell>
              <table:table-cell office:value-type="float" office:value="21.99437605">
                <text:p>21.99437605</text:p>
              </table:table-cell>
            </table:table-row>
            <table:table-row>
              <table:table-cell office:value-type="string">
                <text:p> 02/13  11:00:00</text:p>
              </table:table-cell>
              <table:table-cell office:value-type="float" office:value="21.6858647403477">
                <text:p>21.6858647403477</text:p>
              </table:table-cell>
              <table:table-cell office:value-type="float" office:value="22.47599201">
                <text:p>22.47599201</text:p>
              </table:table-cell>
            </table:table-row>
            <table:table-row>
              <table:table-cell office:value-type="string">
                <text:p> 02/13  12:00:00</text:p>
              </table:table-cell>
              <table:table-cell office:value-type="float" office:value="22.5639611389042">
                <text:p>22.5639611389042</text:p>
              </table:table-cell>
              <table:table-cell office:value-type="float" office:value="22.56945515">
                <text:p>22.56945515</text:p>
              </table:table-cell>
            </table:table-row>
            <table:table-row>
              <table:table-cell office:value-type="string">
                <text:p> 02/13  13:00:00</text:p>
              </table:table-cell>
              <table:table-cell office:value-type="float" office:value="23.3130614144683">
                <text:p>23.3130614144683</text:p>
              </table:table-cell>
              <table:table-cell office:value-type="float" office:value="22.84921862">
                <text:p>22.84921862</text:p>
              </table:table-cell>
            </table:table-row>
            <table:table-row>
              <table:table-cell office:value-type="string">
                <text:p> 02/13  14:00:00</text:p>
              </table:table-cell>
              <table:table-cell office:value-type="float" office:value="23.5912851706305">
                <text:p>23.5912851706305</text:p>
              </table:table-cell>
              <table:table-cell office:value-type="float" office:value="22.97902875">
                <text:p>22.97902875</text:p>
              </table:table-cell>
            </table:table-row>
            <table:table-row>
              <table:table-cell office:value-type="string">
                <text:p> 02/13  15:00:00</text:p>
              </table:table-cell>
              <table:table-cell office:value-type="float" office:value="24.1313624541093">
                <text:p>24.1313624541093</text:p>
              </table:table-cell>
              <table:table-cell office:value-type="float" office:value="22.78205313">
                <text:p>22.78205313</text:p>
              </table:table-cell>
            </table:table-row>
            <table:table-row>
              <table:table-cell office:value-type="string">
                <text:p> 02/13  16:00:00</text:p>
              </table:table-cell>
              <table:table-cell office:value-type="float" office:value="24.7288014126228">
                <text:p>24.7288014126228</text:p>
              </table:table-cell>
              <table:table-cell office:value-type="float" office:value="22.69705005">
                <text:p>22.69705005</text:p>
              </table:table-cell>
            </table:table-row>
            <table:table-row>
              <table:table-cell office:value-type="string">
                <text:p> 02/13  17:00:00</text:p>
              </table:table-cell>
              <table:table-cell office:value-type="float" office:value="25.0597882167381">
                <text:p>25.0597882167381</text:p>
              </table:table-cell>
              <table:table-cell office:value-type="float" office:value="22.88356809">
                <text:p>22.88356809</text:p>
              </table:table-cell>
            </table:table-row>
            <table:table-row>
              <table:table-cell office:value-type="string">
                <text:p> 02/13  18:00:00</text:p>
              </table:table-cell>
              <table:table-cell office:value-type="float" office:value="25.1895376292017">
                <text:p>25.1895376292017</text:p>
              </table:table-cell>
              <table:table-cell office:value-type="float" office:value="22.79372878">
                <text:p>22.79372878</text:p>
              </table:table-cell>
            </table:table-row>
            <table:table-row>
              <table:table-cell office:value-type="string">
                <text:p> 02/13  19:00:00</text:p>
              </table:table-cell>
              <table:table-cell office:value-type="float" office:value="25.1092291084182">
                <text:p>25.1092291084182</text:p>
              </table:table-cell>
              <table:table-cell office:value-type="float" office:value="22.61656316">
                <text:p>22.61656316</text:p>
              </table:table-cell>
            </table:table-row>
            <table:table-row>
              <table:table-cell office:value-type="string">
                <text:p> 02/13  20:00:00</text:p>
              </table:table-cell>
              <table:table-cell office:value-type="float" office:value="24.6418530203702">
                <text:p>24.6418530203702</text:p>
              </table:table-cell>
              <table:table-cell office:value-type="float" office:value="22.5092874">
                <text:p>22.5092874</text:p>
              </table:table-cell>
            </table:table-row>
            <table:table-row>
              <table:table-cell office:value-type="string">
                <text:p> 02/13  21:00:00</text:p>
              </table:table-cell>
              <table:table-cell office:value-type="float" office:value="24.1215927856833">
                <text:p>24.1215927856833</text:p>
              </table:table-cell>
              <table:table-cell office:value-type="float" office:value="22.27694347">
                <text:p>22.27694347</text:p>
              </table:table-cell>
            </table:table-row>
            <table:table-row>
              <table:table-cell office:value-type="string">
                <text:p> 02/13  22:00:00</text:p>
              </table:table-cell>
              <table:table-cell office:value-type="float" office:value="23.7423087690851">
                <text:p>23.7423087690851</text:p>
              </table:table-cell>
              <table:table-cell office:value-type="float" office:value="21.83068606">
                <text:p>21.83068606</text:p>
              </table:table-cell>
            </table:table-row>
            <table:table-row>
              <table:table-cell office:value-type="string">
                <text:p> 02/13  23:00:00</text:p>
              </table:table-cell>
              <table:table-cell office:value-type="float" office:value="23.4046484386058">
                <text:p>23.4046484386058</text:p>
              </table:table-cell>
              <table:table-cell office:value-type="float" office:value="21.57086913">
                <text:p>21.57086913</text:p>
              </table:table-cell>
            </table:table-row>
            <table:table-row>
              <table:table-cell office:value-type="string">
                <text:p> 02/13  24:00:00</text:p>
              </table:table-cell>
              <table:table-cell office:value-type="float" office:value="23.0153961257768">
                <text:p>23.0153961257768</text:p>
              </table:table-cell>
              <table:table-cell office:value-type="float" office:value="21.37396171">
                <text:p>21.37396171</text:p>
              </table:table-cell>
            </table:table-row>
            <table:table-row>
              <table:table-cell office:value-type="string">
                <text:p> 02/14  01:00:00</text:p>
              </table:table-cell>
              <table:table-cell office:value-type="float" office:value="22.6201371061018">
                <text:p>22.6201371061018</text:p>
              </table:table-cell>
              <table:table-cell office:value-type="float" office:value="21.18433253">
                <text:p>21.18433253</text:p>
              </table:table-cell>
            </table:table-row>
            <table:table-row>
              <table:table-cell office:value-type="string">
                <text:p> 02/14  02:00:00</text:p>
              </table:table-cell>
              <table:table-cell office:value-type="float" office:value="22.2920423590932">
                <text:p>22.2920423590932</text:p>
              </table:table-cell>
              <table:table-cell office:value-type="float" office:value="21.02873714">
                <text:p>21.02873714</text:p>
              </table:table-cell>
            </table:table-row>
            <table:table-row>
              <table:table-cell office:value-type="string">
                <text:p> 02/14  03:00:00</text:p>
              </table:table-cell>
              <table:table-cell office:value-type="float" office:value="21.9797743760678">
                <text:p>21.9797743760678</text:p>
              </table:table-cell>
              <table:table-cell office:value-type="float" office:value="20.91600396">
                <text:p>20.91600396</text:p>
              </table:table-cell>
            </table:table-row>
            <table:table-row>
              <table:table-cell office:value-type="string">
                <text:p> 02/14  04:00:00</text:p>
              </table:table-cell>
              <table:table-cell office:value-type="float" office:value="21.6754819564024">
                <text:p>21.6754819564024</text:p>
              </table:table-cell>
              <table:table-cell office:value-type="float" office:value="20.79056721">
                <text:p>20.79056721</text:p>
              </table:table-cell>
            </table:table-row>
            <table:table-row>
              <table:table-cell office:value-type="string">
                <text:p> 02/14  05:00:00</text:p>
              </table:table-cell>
              <table:table-cell office:value-type="float" office:value="21.3760262802126">
                <text:p>21.3760262802126</text:p>
              </table:table-cell>
              <table:table-cell office:value-type="float" office:value="20.7036233">
                <text:p>20.7036233</text:p>
              </table:table-cell>
            </table:table-row>
            <table:table-row>
              <table:table-cell office:value-type="string">
                <text:p> 02/14  06:00:00</text:p>
              </table:table-cell>
              <table:table-cell office:value-type="float" office:value="21.1344801581811">
                <text:p>21.1344801581811</text:p>
              </table:table-cell>
              <table:table-cell office:value-type="float" office:value="20.64016927">
                <text:p>20.64016927</text:p>
              </table:table-cell>
            </table:table-row>
            <table:table-row>
              <table:table-cell office:value-type="string">
                <text:p> 02/14  07:00:00</text:p>
              </table:table-cell>
              <table:table-cell office:value-type="float" office:value="20.9088052318762">
                <text:p>20.9088052318762</text:p>
              </table:table-cell>
              <table:table-cell office:value-type="float" office:value="20.60711823">
                <text:p>20.60711823</text:p>
              </table:table-cell>
            </table:table-row>
            <table:table-row>
              <table:table-cell office:value-type="string">
                <text:p> 02/14  08:00:00</text:p>
              </table:table-cell>
              <table:table-cell office:value-type="float" office:value="20.6095489188892">
                <text:p>20.6095489188892</text:p>
              </table:table-cell>
              <table:table-cell office:value-type="float" office:value="20.99020464">
                <text:p>20.99020464</text:p>
              </table:table-cell>
            </table:table-row>
            <table:table-row>
              <table:table-cell office:value-type="string">
                <text:p> 02/14  09:00:00</text:p>
              </table:table-cell>
              <table:table-cell office:value-type="float" office:value="20.3914605220083">
                <text:p>20.3914605220083</text:p>
              </table:table-cell>
              <table:table-cell office:value-type="float" office:value="22.25785451">
                <text:p>22.25785451</text:p>
              </table:table-cell>
            </table:table-row>
            <table:table-row>
              <table:table-cell office:value-type="string">
                <text:p> 02/14  10:00:00</text:p>
              </table:table-cell>
              <table:table-cell office:value-type="float" office:value="20.5529470221792">
                <text:p>20.5529470221792</text:p>
              </table:table-cell>
              <table:table-cell office:value-type="float" office:value="22.69216463">
                <text:p>22.69216463</text:p>
              </table:table-cell>
            </table:table-row>
            <table:table-row>
              <table:table-cell office:value-type="string">
                <text:p> 02/14  11:00:00</text:p>
              </table:table-cell>
              <table:table-cell office:value-type="float" office:value="21.470922335638">
                <text:p>21.470922335638</text:p>
              </table:table-cell>
              <table:table-cell office:value-type="float" office:value="22.91830794">
                <text:p>22.91830794</text:p>
              </table:table-cell>
            </table:table-row>
            <table:table-row>
              <table:table-cell office:value-type="string">
                <text:p> 02/14  12:00:00</text:p>
              </table:table-cell>
              <table:table-cell office:value-type="float" office:value="22.7377340697914">
                <text:p>22.7377340697914</text:p>
              </table:table-cell>
              <table:table-cell office:value-type="float" office:value="23.09219191">
                <text:p>23.09219191</text:p>
              </table:table-cell>
            </table:table-row>
            <table:table-row>
              <table:table-cell office:value-type="string">
                <text:p> 02/14  13:00:00</text:p>
              </table:table-cell>
              <table:table-cell office:value-type="float" office:value="24.3838880742749">
                <text:p>24.3838880742749</text:p>
              </table:table-cell>
              <table:table-cell office:value-type="float" office:value="23.11926337">
                <text:p>23.11926337</text:p>
              </table:table-cell>
            </table:table-row>
            <table:table-row>
              <table:table-cell office:value-type="string">
                <text:p> 02/14  14:00:00</text:p>
              </table:table-cell>
              <table:table-cell office:value-type="float" office:value="24.9064406788087">
                <text:p>24.9064406788087</text:p>
              </table:table-cell>
              <table:table-cell office:value-type="float" office:value="23.11927215">
                <text:p>23.11927215</text:p>
              </table:table-cell>
            </table:table-row>
            <table:table-row>
              <table:table-cell office:value-type="string">
                <text:p> 02/14  15:00:00</text:p>
              </table:table-cell>
              <table:table-cell office:value-type="float" office:value="25.0890646909817">
                <text:p>25.0890646909817</text:p>
              </table:table-cell>
              <table:table-cell office:value-type="float" office:value="23.14578281">
                <text:p>23.14578281</text:p>
              </table:table-cell>
            </table:table-row>
            <table:table-row>
              <table:table-cell office:value-type="string">
                <text:p> 02/14  16:00:00</text:p>
              </table:table-cell>
              <table:table-cell office:value-type="float" office:value="25.6151438970456">
                <text:p>25.6151438970456</text:p>
              </table:table-cell>
              <table:table-cell office:value-type="float" office:value="23.21031782">
                <text:p>23.21031782</text:p>
              </table:table-cell>
            </table:table-row>
            <table:table-row>
              <table:table-cell office:value-type="string">
                <text:p> 02/14  17:00:00</text:p>
              </table:table-cell>
              <table:table-cell office:value-type="float" office:value="26.0393541913902">
                <text:p>26.0393541913902</text:p>
              </table:table-cell>
              <table:table-cell office:value-type="float" office:value="23.17326423">
                <text:p>23.17326423</text:p>
              </table:table-cell>
            </table:table-row>
            <table:table-row>
              <table:table-cell office:value-type="string">
                <text:p> 02/14  18:00:00</text:p>
              </table:table-cell>
              <table:table-cell office:value-type="float" office:value="26.2320638240738">
                <text:p>26.2320638240738</text:p>
              </table:table-cell>
              <table:table-cell office:value-type="float" office:value="22.86249541">
                <text:p>22.86249541</text:p>
              </table:table-cell>
            </table:table-row>
            <table:table-row>
              <table:table-cell office:value-type="string">
                <text:p> 02/14  19:00:00</text:p>
              </table:table-cell>
              <table:table-cell office:value-type="float" office:value="26.2260975697409">
                <text:p>26.2260975697409</text:p>
              </table:table-cell>
              <table:table-cell office:value-type="float" office:value="22.73783119">
                <text:p>22.73783119</text:p>
              </table:table-cell>
            </table:table-row>
            <table:table-row>
              <table:table-cell office:value-type="string">
                <text:p> 02/14  20:00:00</text:p>
              </table:table-cell>
              <table:table-cell office:value-type="float" office:value="25.7876596818635">
                <text:p>25.7876596818635</text:p>
              </table:table-cell>
              <table:table-cell office:value-type="float" office:value="22.43870879">
                <text:p>22.43870879</text:p>
              </table:table-cell>
            </table:table-row>
            <table:table-row>
              <table:table-cell office:value-type="string">
                <text:p> 02/14  21:00:00</text:p>
              </table:table-cell>
              <table:table-cell office:value-type="float" office:value="25.3313921812485">
                <text:p>25.3313921812485</text:p>
              </table:table-cell>
              <table:table-cell office:value-type="float" office:value="22.11403356">
                <text:p>22.11403356</text:p>
              </table:table-cell>
            </table:table-row>
            <table:table-row>
              <table:table-cell office:value-type="string">
                <text:p> 02/14  22:00:00</text:p>
              </table:table-cell>
              <table:table-cell office:value-type="float" office:value="25.0142465828168">
                <text:p>25.0142465828168</text:p>
              </table:table-cell>
              <table:table-cell office:value-type="float" office:value="21.80400894">
                <text:p>21.80400894</text:p>
              </table:table-cell>
            </table:table-row>
            <table:table-row>
              <table:table-cell office:value-type="string">
                <text:p> 02/14  23:00:00</text:p>
              </table:table-cell>
              <table:table-cell office:value-type="float" office:value="24.6866371353624">
                <text:p>24.6866371353624</text:p>
              </table:table-cell>
              <table:table-cell office:value-type="float" office:value="21.60669234">
                <text:p>21.60669234</text:p>
              </table:table-cell>
            </table:table-row>
            <table:table-row>
              <table:table-cell office:value-type="string">
                <text:p> 02/14  24:00:00</text:p>
              </table:table-cell>
              <table:table-cell office:value-type="float" office:value="24.3034940501577">
                <text:p>24.3034940501577</text:p>
              </table:table-cell>
              <table:table-cell office:value-type="float" office:value="21.4691084">
                <text:p>21.4691084</text:p>
              </table:table-cell>
            </table:table-row>
            <table:table-row>
              <table:table-cell office:value-type="string">
                <text:p> 02/15  01:00:00</text:p>
              </table:table-cell>
              <table:table-cell office:value-type="float" office:value="24.0276288549185">
                <text:p>24.0276288549185</text:p>
              </table:table-cell>
              <table:table-cell office:value-type="float" office:value="21.4081848">
                <text:p>21.4081848</text:p>
              </table:table-cell>
            </table:table-row>
            <table:table-row>
              <table:table-cell office:value-type="string">
                <text:p> 02/15  02:00:00</text:p>
              </table:table-cell>
              <table:table-cell office:value-type="float" office:value="23.8076395529401">
                <text:p>23.8076395529401</text:p>
              </table:table-cell>
              <table:table-cell office:value-type="float" office:value="21.3753589">
                <text:p>21.3753589</text:p>
              </table:table-cell>
            </table:table-row>
            <table:table-row>
              <table:table-cell office:value-type="string">
                <text:p> 02/15  03:00:00</text:p>
              </table:table-cell>
              <table:table-cell office:value-type="float" office:value="23.6279716756546">
                <text:p>23.6279716756546</text:p>
              </table:table-cell>
              <table:table-cell office:value-type="float" office:value="21.46014292">
                <text:p>21.46014292</text:p>
              </table:table-cell>
            </table:table-row>
            <table:table-row>
              <table:table-cell office:value-type="string">
                <text:p> 02/15  04:00:00</text:p>
              </table:table-cell>
              <table:table-cell office:value-type="float" office:value="23.4912109624277">
                <text:p>23.4912109624277</text:p>
              </table:table-cell>
              <table:table-cell office:value-type="float" office:value="21.41336652">
                <text:p>21.41336652</text:p>
              </table:table-cell>
            </table:table-row>
            <table:table-row>
              <table:table-cell office:value-type="string">
                <text:p> 02/15  05:00:00</text:p>
              </table:table-cell>
              <table:table-cell office:value-type="float" office:value="23.353018534153">
                <text:p>23.353018534153</text:p>
              </table:table-cell>
              <table:table-cell office:value-type="float" office:value="21.35318588">
                <text:p>21.35318588</text:p>
              </table:table-cell>
            </table:table-row>
            <table:table-row>
              <table:table-cell office:value-type="string">
                <text:p> 02/15  06:00:00</text:p>
              </table:table-cell>
              <table:table-cell office:value-type="float" office:value="23.2020119525529">
                <text:p>23.2020119525529</text:p>
              </table:table-cell>
              <table:table-cell office:value-type="float" office:value="21.29397626">
                <text:p>21.29397626</text:p>
              </table:table-cell>
            </table:table-row>
            <table:table-row>
              <table:table-cell office:value-type="string">
                <text:p> 02/15  07:00:00</text:p>
              </table:table-cell>
              <table:table-cell office:value-type="float" office:value="23.0379675785084">
                <text:p>23.0379675785084</text:p>
              </table:table-cell>
              <table:table-cell office:value-type="float" office:value="21.24055251">
                <text:p>21.24055251</text:p>
              </table:table-cell>
            </table:table-row>
            <table:table-row>
              <table:table-cell office:value-type="string">
                <text:p> 02/15  08:00:00</text:p>
              </table:table-cell>
              <table:table-cell office:value-type="float" office:value="22.8647174604594">
                <text:p>22.8647174604594</text:p>
              </table:table-cell>
              <table:table-cell office:value-type="float" office:value="21.46613036">
                <text:p>21.46613036</text:p>
              </table:table-cell>
            </table:table-row>
            <table:table-row>
              <table:table-cell office:value-type="string">
                <text:p> 02/15  09:00:00</text:p>
              </table:table-cell>
              <table:table-cell office:value-type="float" office:value="22.6461299064953">
                <text:p>22.6461299064953</text:p>
              </table:table-cell>
              <table:table-cell office:value-type="float" office:value="22.38084646">
                <text:p>22.38084646</text:p>
              </table:table-cell>
            </table:table-row>
            <table:table-row>
              <table:table-cell office:value-type="string">
                <text:p> 02/15  10:00:00</text:p>
              </table:table-cell>
              <table:table-cell office:value-type="float" office:value="22.393113452894">
                <text:p>22.393113452894</text:p>
              </table:table-cell>
              <table:table-cell office:value-type="float" office:value="22.51873616">
                <text:p>22.51873616</text:p>
              </table:table-cell>
            </table:table-row>
            <table:table-row>
              <table:table-cell office:value-type="string">
                <text:p> 02/15  11:00:00</text:p>
              </table:table-cell>
              <table:table-cell office:value-type="float" office:value="22.467168270647">
                <text:p>22.467168270647</text:p>
              </table:table-cell>
              <table:table-cell office:value-type="float" office:value="22.52648274">
                <text:p>22.52648274</text:p>
              </table:table-cell>
            </table:table-row>
            <table:table-row>
              <table:table-cell office:value-type="string">
                <text:p> 02/15  12:00:00</text:p>
              </table:table-cell>
              <table:table-cell office:value-type="float" office:value="22.86252674858">
                <text:p>22.86252674858</text:p>
              </table:table-cell>
              <table:table-cell office:value-type="float" office:value="22.62775578">
                <text:p>22.62775578</text:p>
              </table:table-cell>
            </table:table-row>
            <table:table-row>
              <table:table-cell office:value-type="string">
                <text:p> 02/15  13:00:00</text:p>
              </table:table-cell>
              <table:table-cell office:value-type="float" office:value="23.4280710623652">
                <text:p>23.4280710623652</text:p>
              </table:table-cell>
              <table:table-cell office:value-type="float" office:value="22.51955193">
                <text:p>22.51955193</text:p>
              </table:table-cell>
            </table:table-row>
            <table:table-row>
              <table:table-cell office:value-type="string">
                <text:p> 02/15  14:00:00</text:p>
              </table:table-cell>
              <table:table-cell office:value-type="float" office:value="23.5692058833903">
                <text:p>23.5692058833903</text:p>
              </table:table-cell>
              <table:table-cell office:value-type="float" office:value="22.47036496">
                <text:p>22.47036496</text:p>
              </table:table-cell>
            </table:table-row>
            <table:table-row>
              <table:table-cell office:value-type="string">
                <text:p> 02/15  15:00:00</text:p>
              </table:table-cell>
              <table:table-cell office:value-type="float" office:value="23.5728566622236">
                <text:p>23.5728566622236</text:p>
              </table:table-cell>
              <table:table-cell office:value-type="float" office:value="22.37739663">
                <text:p>22.37739663</text:p>
              </table:table-cell>
            </table:table-row>
            <table:table-row>
              <table:table-cell office:value-type="string">
                <text:p> 02/15  16:00:00</text:p>
              </table:table-cell>
              <table:table-cell office:value-type="float" office:value="23.7533745018719">
                <text:p>23.7533745018719</text:p>
              </table:table-cell>
              <table:table-cell office:value-type="float" office:value="22.27804869">
                <text:p>22.27804869</text:p>
              </table:table-cell>
            </table:table-row>
            <table:table-row>
              <table:table-cell office:value-type="string">
                <text:p> 02/15  17:00:00</text:p>
              </table:table-cell>
              <table:table-cell office:value-type="float" office:value="23.8108363765504">
                <text:p>23.8108363765504</text:p>
              </table:table-cell>
              <table:table-cell office:value-type="float" office:value="22.18968188">
                <text:p>22.18968188</text:p>
              </table:table-cell>
            </table:table-row>
            <table:table-row>
              <table:table-cell office:value-type="string">
                <text:p> 02/15  18:00:00</text:p>
              </table:table-cell>
              <table:table-cell office:value-type="float" office:value="23.620696034212">
                <text:p>23.620696034212</text:p>
              </table:table-cell>
              <table:table-cell office:value-type="float" office:value="22.06288219">
                <text:p>22.06288219</text:p>
              </table:table-cell>
            </table:table-row>
            <table:table-row>
              <table:table-cell office:value-type="string">
                <text:p> 02/15  19:00:00</text:p>
              </table:table-cell>
              <table:table-cell office:value-type="float" office:value="23.3469008230758">
                <text:p>23.3469008230758</text:p>
              </table:table-cell>
              <table:table-cell office:value-type="float" office:value="22.04643011">
                <text:p>22.04643011</text:p>
              </table:table-cell>
            </table:table-row>
            <table:table-row>
              <table:table-cell office:value-type="string">
                <text:p> 02/15  20:00:00</text:p>
              </table:table-cell>
              <table:table-cell office:value-type="float" office:value="22.8435136177966">
                <text:p>22.8435136177966</text:p>
              </table:table-cell>
              <table:table-cell office:value-type="float" office:value="22.00810525">
                <text:p>22.00810525</text:p>
              </table:table-cell>
            </table:table-row>
            <table:table-row>
              <table:table-cell office:value-type="string">
                <text:p> 02/15  21:00:00</text:p>
              </table:table-cell>
              <table:table-cell office:value-type="float" office:value="22.2075343096932">
                <text:p>22.2075343096932</text:p>
              </table:table-cell>
              <table:table-cell office:value-type="float" office:value="21.81781045">
                <text:p>21.81781045</text:p>
              </table:table-cell>
            </table:table-row>
            <table:table-row>
              <table:table-cell office:value-type="string">
                <text:p> 02/15  22:00:00</text:p>
              </table:table-cell>
              <table:table-cell office:value-type="float" office:value="21.7529829151413">
                <text:p>21.7529829151413</text:p>
              </table:table-cell>
              <table:table-cell office:value-type="float" office:value="21.31073944">
                <text:p>21.31073944</text:p>
              </table:table-cell>
            </table:table-row>
            <table:table-row>
              <table:table-cell office:value-type="string">
                <text:p> 02/15  23:00:00</text:p>
              </table:table-cell>
              <table:table-cell office:value-type="float" office:value="21.3470541363129">
                <text:p>21.3470541363129</text:p>
              </table:table-cell>
              <table:table-cell office:value-type="float" office:value="21.01276395">
                <text:p>21.01276395</text:p>
              </table:table-cell>
            </table:table-row>
            <table:table-row>
              <table:table-cell office:value-type="string">
                <text:p> 02/15  24:00:00</text:p>
              </table:table-cell>
              <table:table-cell office:value-type="float" office:value="20.8900488154018">
                <text:p>20.8900488154018</text:p>
              </table:table-cell>
              <table:table-cell office:value-type="float" office:value="20.8232317">
                <text:p>20.8232317</text:p>
              </table:table-cell>
            </table:table-row>
            <table:table-row>
              <table:table-cell office:value-type="string">
                <text:p> 02/16  01:00:00</text:p>
              </table:table-cell>
              <table:table-cell office:value-type="float" office:value="20.4722695817379">
                <text:p>20.4722695817379</text:p>
              </table:table-cell>
              <table:table-cell office:value-type="float" office:value="20.62768378">
                <text:p>20.62768378</text:p>
              </table:table-cell>
            </table:table-row>
            <table:table-row>
              <table:table-cell office:value-type="string">
                <text:p> 02/16  02:00:00</text:p>
              </table:table-cell>
              <table:table-cell office:value-type="float" office:value="20.3043160866072">
                <text:p>20.3043160866072</text:p>
              </table:table-cell>
              <table:table-cell office:value-type="float" office:value="20.45980104">
                <text:p>20.45980104</text:p>
              </table:table-cell>
            </table:table-row>
            <table:table-row>
              <table:table-cell office:value-type="string">
                <text:p> 02/16  03:00:00</text:p>
              </table:table-cell>
              <table:table-cell office:value-type="float" office:value="20.5359603109255">
                <text:p>20.5359603109255</text:p>
              </table:table-cell>
              <table:table-cell office:value-type="float" office:value="20.43462783">
                <text:p>20.43462783</text:p>
              </table:table-cell>
            </table:table-row>
            <table:table-row>
              <table:table-cell office:value-type="string">
                <text:p> 02/16  04:00:00</text:p>
              </table:table-cell>
              <table:table-cell office:value-type="float" office:value="20.8140461335157">
                <text:p>20.8140461335157</text:p>
              </table:table-cell>
              <table:table-cell office:value-type="float" office:value="20.32413522">
                <text:p>20.32413522</text:p>
              </table:table-cell>
            </table:table-row>
            <table:table-row>
              <table:table-cell office:value-type="string">
                <text:p> 02/16  05:00:00</text:p>
              </table:table-cell>
              <table:table-cell office:value-type="float" office:value="20.8392798856864">
                <text:p>20.8392798856864</text:p>
              </table:table-cell>
              <table:table-cell office:value-type="float" office:value="20.22128019">
                <text:p>20.22128019</text:p>
              </table:table-cell>
            </table:table-row>
            <table:table-row>
              <table:table-cell office:value-type="string">
                <text:p> 02/16  06:00:00</text:p>
              </table:table-cell>
              <table:table-cell office:value-type="float" office:value="20.7844199281361">
                <text:p>20.7844199281361</text:p>
              </table:table-cell>
              <table:table-cell office:value-type="float" office:value="20.124998">
                <text:p>20.124998</text:p>
              </table:table-cell>
            </table:table-row>
            <table:table-row>
              <table:table-cell office:value-type="string">
                <text:p> 02/16  07:00:00</text:p>
              </table:table-cell>
              <table:table-cell office:value-type="float" office:value="20.7057748955505">
                <text:p>20.7057748955505</text:p>
              </table:table-cell>
              <table:table-cell office:value-type="float" office:value="20.09743205">
                <text:p>20.09743205</text:p>
              </table:table-cell>
            </table:table-row>
            <table:table-row>
              <table:table-cell office:value-type="string">
                <text:p> 02/16  08:00:00</text:p>
              </table:table-cell>
              <table:table-cell office:value-type="float" office:value="20.6563667217267">
                <text:p>20.6563667217267</text:p>
              </table:table-cell>
              <table:table-cell office:value-type="float" office:value="20.36734377">
                <text:p>20.36734377</text:p>
              </table:table-cell>
            </table:table-row>
            <table:table-row>
              <table:table-cell office:value-type="string">
                <text:p> 02/16  09:00:00</text:p>
              </table:table-cell>
              <table:table-cell office:value-type="float" office:value="20.6524228750298">
                <text:p>20.6524228750298</text:p>
              </table:table-cell>
              <table:table-cell office:value-type="float" office:value="21.42714189">
                <text:p>21.42714189</text:p>
              </table:table-cell>
            </table:table-row>
            <table:table-row>
              <table:table-cell office:value-type="string">
                <text:p> 02/16  10:00:00</text:p>
              </table:table-cell>
              <table:table-cell office:value-type="float" office:value="21.0404331205916">
                <text:p>21.0404331205916</text:p>
              </table:table-cell>
              <table:table-cell office:value-type="float" office:value="22.29752329">
                <text:p>22.29752329</text:p>
              </table:table-cell>
            </table:table-row>
            <table:table-row>
              <table:table-cell office:value-type="string">
                <text:p> 02/16  11:00:00</text:p>
              </table:table-cell>
              <table:table-cell office:value-type="float" office:value="21.7440501793959">
                <text:p>21.7440501793959</text:p>
              </table:table-cell>
              <table:table-cell office:value-type="float" office:value="22.32122973">
                <text:p>22.32122973</text:p>
              </table:table-cell>
            </table:table-row>
            <table:table-row>
              <table:table-cell office:value-type="string">
                <text:p> 02/16  12:00:00</text:p>
              </table:table-cell>
              <table:table-cell office:value-type="float" office:value="22.3020880024788">
                <text:p>22.3020880024788</text:p>
              </table:table-cell>
              <table:table-cell office:value-type="float" office:value="22.35508527">
                <text:p>22.35508527</text:p>
              </table:table-cell>
            </table:table-row>
            <table:table-row>
              <table:table-cell office:value-type="string">
                <text:p> 02/16  13:00:00</text:p>
              </table:table-cell>
              <table:table-cell office:value-type="float" office:value="22.6376967622883">
                <text:p>22.6376967622883</text:p>
              </table:table-cell>
              <table:table-cell office:value-type="float" office:value="22.37138954">
                <text:p>22.37138954</text:p>
              </table:table-cell>
            </table:table-row>
            <table:table-row>
              <table:table-cell office:value-type="string">
                <text:p> 02/16  14:00:00</text:p>
              </table:table-cell>
              <table:table-cell office:value-type="float" office:value="22.7092751775732">
                <text:p>22.7092751775732</text:p>
              </table:table-cell>
              <table:table-cell office:value-type="float" office:value="22.32657209">
                <text:p>22.32657209</text:p>
              </table:table-cell>
            </table:table-row>
            <table:table-row>
              <table:table-cell office:value-type="string">
                <text:p> 02/16  15:00:00</text:p>
              </table:table-cell>
              <table:table-cell office:value-type="float" office:value="22.8241768821891">
                <text:p>22.8241768821891</text:p>
              </table:table-cell>
              <table:table-cell office:value-type="float" office:value="22.29134913">
                <text:p>22.29134913</text:p>
              </table:table-cell>
            </table:table-row>
            <table:table-row>
              <table:table-cell office:value-type="string">
                <text:p> 02/16  16:00:00</text:p>
              </table:table-cell>
              <table:table-cell office:value-type="float" office:value="23.0508765173593">
                <text:p>23.0508765173593</text:p>
              </table:table-cell>
              <table:table-cell office:value-type="float" office:value="22.42414018">
                <text:p>22.42414018</text:p>
              </table:table-cell>
            </table:table-row>
            <table:table-row>
              <table:table-cell office:value-type="string">
                <text:p> 02/16  17:00:00</text:p>
              </table:table-cell>
              <table:table-cell office:value-type="float" office:value="23.122138471413">
                <text:p>23.122138471413</text:p>
              </table:table-cell>
              <table:table-cell office:value-type="float" office:value="22.48104399">
                <text:p>22.48104399</text:p>
              </table:table-cell>
            </table:table-row>
            <table:table-row>
              <table:table-cell office:value-type="string">
                <text:p> 02/16  18:00:00</text:p>
              </table:table-cell>
              <table:table-cell office:value-type="float" office:value="23.0943640273496">
                <text:p>23.0943640273496</text:p>
              </table:table-cell>
              <table:table-cell office:value-type="float" office:value="22.19542997">
                <text:p>22.19542997</text:p>
              </table:table-cell>
            </table:table-row>
            <table:table-row>
              <table:table-cell office:value-type="string">
                <text:p> 02/16  19:00:00</text:p>
              </table:table-cell>
              <table:table-cell office:value-type="float" office:value="22.9697156273193">
                <text:p>22.9697156273193</text:p>
              </table:table-cell>
              <table:table-cell office:value-type="float" office:value="22.09182282">
                <text:p>22.09182282</text:p>
              </table:table-cell>
            </table:table-row>
            <table:table-row>
              <table:table-cell office:value-type="string">
                <text:p> 02/16  20:00:00</text:p>
              </table:table-cell>
              <table:table-cell office:value-type="float" office:value="22.579248944659">
                <text:p>22.579248944659</text:p>
              </table:table-cell>
              <table:table-cell office:value-type="float" office:value="22.04378262">
                <text:p>22.04378262</text:p>
              </table:table-cell>
            </table:table-row>
            <table:table-row>
              <table:table-cell office:value-type="string">
                <text:p> 02/16  21:00:00</text:p>
              </table:table-cell>
              <table:table-cell office:value-type="float" office:value="22.0750700361821">
                <text:p>22.0750700361821</text:p>
              </table:table-cell>
              <table:table-cell office:value-type="float" office:value="22.02995389">
                <text:p>22.02995389</text:p>
              </table:table-cell>
            </table:table-row>
            <table:table-row>
              <table:table-cell office:value-type="string">
                <text:p> 02/16  22:00:00</text:p>
              </table:table-cell>
              <table:table-cell office:value-type="float" office:value="21.7532953084852">
                <text:p>21.7532953084852</text:p>
              </table:table-cell>
              <table:table-cell office:value-type="float" office:value="21.48761477">
                <text:p>21.48761477</text:p>
              </table:table-cell>
            </table:table-row>
            <table:table-row>
              <table:table-cell office:value-type="string">
                <text:p> 02/16  23:00:00</text:p>
              </table:table-cell>
              <table:table-cell office:value-type="float" office:value="21.4420450255167">
                <text:p>21.4420450255167</text:p>
              </table:table-cell>
              <table:table-cell office:value-type="float" office:value="21.07064661">
                <text:p>21.07064661</text:p>
              </table:table-cell>
            </table:table-row>
            <table:table-row>
              <table:table-cell office:value-type="string">
                <text:p> 02/16  24:00:00</text:p>
              </table:table-cell>
              <table:table-cell office:value-type="float" office:value="21.0706260795543">
                <text:p>21.0706260795543</text:p>
              </table:table-cell>
              <table:table-cell office:value-type="float" office:value="20.78350059">
                <text:p>20.78350059</text:p>
              </table:table-cell>
            </table:table-row>
            <table:table-row>
              <table:table-cell office:value-type="string">
                <text:p> 02/17  01:00:00</text:p>
              </table:table-cell>
              <table:table-cell office:value-type="float" office:value="20.7081135290445">
                <text:p>20.7081135290445</text:p>
              </table:table-cell>
              <table:table-cell office:value-type="float" office:value="20.58713421">
                <text:p>20.58713421</text:p>
              </table:table-cell>
            </table:table-row>
            <table:table-row>
              <table:table-cell office:value-type="string">
                <text:p> 02/17  02:00:00</text:p>
              </table:table-cell>
              <table:table-cell office:value-type="float" office:value="20.409936214612">
                <text:p>20.409936214612</text:p>
              </table:table-cell>
              <table:table-cell office:value-type="float" office:value="20.46098564">
                <text:p>20.46098564</text:p>
              </table:table-cell>
            </table:table-row>
            <table:table-row>
              <table:table-cell office:value-type="string">
                <text:p> 02/17  03:00:00</text:p>
              </table:table-cell>
              <table:table-cell office:value-type="float" office:value="20.2510025850169">
                <text:p>20.2510025850169</text:p>
              </table:table-cell>
              <table:table-cell office:value-type="float" office:value="20.46317136">
                <text:p>20.46317136</text:p>
              </table:table-cell>
            </table:table-row>
            <table:table-row>
              <table:table-cell office:value-type="string">
                <text:p> 02/17  04:00:00</text:p>
              </table:table-cell>
              <table:table-cell office:value-type="float" office:value="20.2813514681688">
                <text:p>20.2813514681688</text:p>
              </table:table-cell>
              <table:table-cell office:value-type="float" office:value="20.39472548">
                <text:p>20.39472548</text:p>
              </table:table-cell>
            </table:table-row>
            <table:table-row>
              <table:table-cell office:value-type="string">
                <text:p> 02/17  05:00:00</text:p>
              </table:table-cell>
              <table:table-cell office:value-type="float" office:value="20.3642195471274">
                <text:p>20.3642195471274</text:p>
              </table:table-cell>
              <table:table-cell office:value-type="float" office:value="20.373885">
                <text:p>20.373885</text:p>
              </table:table-cell>
            </table:table-row>
            <table:table-row>
              <table:table-cell office:value-type="string">
                <text:p> 02/17  06:00:00</text:p>
              </table:table-cell>
              <table:table-cell office:value-type="float" office:value="20.4509088552381">
                <text:p>20.4509088552381</text:p>
              </table:table-cell>
              <table:table-cell office:value-type="float" office:value="20.41861039">
                <text:p>20.41861039</text:p>
              </table:table-cell>
            </table:table-row>
            <table:table-row>
              <table:table-cell office:value-type="string">
                <text:p> 02/17  07:00:00</text:p>
              </table:table-cell>
              <table:table-cell office:value-type="float" office:value="20.5376980836968">
                <text:p>20.5376980836968</text:p>
              </table:table-cell>
              <table:table-cell office:value-type="float" office:value="20.36236049">
                <text:p>20.36236049</text:p>
              </table:table-cell>
            </table:table-row>
            <table:table-row>
              <table:table-cell office:value-type="string">
                <text:p> 02/17  08:00:00</text:p>
              </table:table-cell>
              <table:table-cell office:value-type="float" office:value="20.6476315596062">
                <text:p>20.6476315596062</text:p>
              </table:table-cell>
              <table:table-cell office:value-type="float" office:value="20.78484029">
                <text:p>20.78484029</text:p>
              </table:table-cell>
            </table:table-row>
            <table:table-row>
              <table:table-cell office:value-type="string">
                <text:p> 02/17  09:00:00</text:p>
              </table:table-cell>
              <table:table-cell office:value-type="float" office:value="20.7550963258354">
                <text:p>20.7550963258354</text:p>
              </table:table-cell>
              <table:table-cell office:value-type="float" office:value="22.29839788">
                <text:p>22.29839788</text:p>
              </table:table-cell>
            </table:table-row>
            <table:table-row>
              <table:table-cell office:value-type="string">
                <text:p> 02/17  10:00:00</text:p>
              </table:table-cell>
              <table:table-cell office:value-type="float" office:value="21.2357084682388">
                <text:p>21.2357084682388</text:p>
              </table:table-cell>
              <table:table-cell office:value-type="float" office:value="22.93064477">
                <text:p>22.93064477</text:p>
              </table:table-cell>
            </table:table-row>
            <table:table-row>
              <table:table-cell office:value-type="string">
                <text:p> 02/17  11:00:00</text:p>
              </table:table-cell>
              <table:table-cell office:value-type="float" office:value="22.5445184445915">
                <text:p>22.5445184445915</text:p>
              </table:table-cell>
              <table:table-cell office:value-type="float" office:value="22.91399257">
                <text:p>22.91399257</text:p>
              </table:table-cell>
            </table:table-row>
            <table:table-row>
              <table:table-cell office:value-type="string">
                <text:p> 02/17  12:00:00</text:p>
              </table:table-cell>
              <table:table-cell office:value-type="float" office:value="23.9960031533077">
                <text:p>23.9960031533077</text:p>
              </table:table-cell>
              <table:table-cell office:value-type="float" office:value="22.86981698">
                <text:p>22.86981698</text:p>
              </table:table-cell>
            </table:table-row>
            <table:table-row>
              <table:table-cell office:value-type="string">
                <text:p> 02/17  13:00:00</text:p>
              </table:table-cell>
              <table:table-cell office:value-type="float" office:value="24.7803433216024">
                <text:p>24.7803433216024</text:p>
              </table:table-cell>
              <table:table-cell office:value-type="float" office:value="22.94951003">
                <text:p>22.94951003</text:p>
              </table:table-cell>
            </table:table-row>
            <table:table-row>
              <table:table-cell office:value-type="string">
                <text:p> 02/17  14:00:00</text:p>
              </table:table-cell>
              <table:table-cell office:value-type="float" office:value="24.9870078971869">
                <text:p>24.9870078971869</text:p>
              </table:table-cell>
              <table:table-cell office:value-type="float" office:value="23.08234218">
                <text:p>23.08234218</text:p>
              </table:table-cell>
            </table:table-row>
            <table:table-row>
              <table:table-cell office:value-type="string">
                <text:p> 02/17  15:00:00</text:p>
              </table:table-cell>
              <table:table-cell office:value-type="float" office:value="25.3448775299244">
                <text:p>25.3448775299244</text:p>
              </table:table-cell>
              <table:table-cell office:value-type="float" office:value="23.31673003">
                <text:p>23.31673003</text:p>
              </table:table-cell>
            </table:table-row>
            <table:table-row>
              <table:table-cell office:value-type="string">
                <text:p> 02/17  16:00:00</text:p>
              </table:table-cell>
              <table:table-cell office:value-type="float" office:value="25.9670462070876">
                <text:p>25.9670462070876</text:p>
              </table:table-cell>
              <table:table-cell office:value-type="float" office:value="23.52070229">
                <text:p>23.52070229</text:p>
              </table:table-cell>
            </table:table-row>
            <table:table-row>
              <table:table-cell office:value-type="string">
                <text:p> 02/17  17:00:00</text:p>
              </table:table-cell>
              <table:table-cell office:value-type="float" office:value="25.9299470415526">
                <text:p>25.9299470415526</text:p>
              </table:table-cell>
              <table:table-cell office:value-type="float" office:value="23.57233685">
                <text:p>23.57233685</text:p>
              </table:table-cell>
            </table:table-row>
            <table:table-row>
              <table:table-cell office:value-type="string">
                <text:p> 02/17  18:00:00</text:p>
              </table:table-cell>
              <table:table-cell office:value-type="float" office:value="25.5790834605935">
                <text:p>25.5790834605935</text:p>
              </table:table-cell>
              <table:table-cell office:value-type="float" office:value="23.34835326">
                <text:p>23.34835326</text:p>
              </table:table-cell>
            </table:table-row>
            <table:table-row>
              <table:table-cell office:value-type="string">
                <text:p> 02/17  19:00:00</text:p>
              </table:table-cell>
              <table:table-cell office:value-type="float" office:value="25.1355271879769">
                <text:p>25.1355271879769</text:p>
              </table:table-cell>
              <table:table-cell office:value-type="float" office:value="22.8844556">
                <text:p>22.8844556</text:p>
              </table:table-cell>
            </table:table-row>
            <table:table-row>
              <table:table-cell office:value-type="string">
                <text:p> 02/17  20:00:00</text:p>
              </table:table-cell>
              <table:table-cell office:value-type="float" office:value="24.3319804941244">
                <text:p>24.3319804941244</text:p>
              </table:table-cell>
              <table:table-cell office:value-type="float" office:value="22.67010458">
                <text:p>22.67010458</text:p>
              </table:table-cell>
            </table:table-row>
            <table:table-row>
              <table:table-cell office:value-type="string">
                <text:p> 02/17  21:00:00</text:p>
              </table:table-cell>
              <table:table-cell office:value-type="float" office:value="24.2777078993623">
                <text:p>24.2777078993623</text:p>
              </table:table-cell>
              <table:table-cell office:value-type="float" office:value="22.43004863">
                <text:p>22.43004863</text:p>
              </table:table-cell>
            </table:table-row>
            <table:table-row>
              <table:table-cell office:value-type="string">
                <text:p> 02/17  22:00:00</text:p>
              </table:table-cell>
              <table:table-cell office:value-type="float" office:value="24.4143223618567">
                <text:p>24.4143223618567</text:p>
              </table:table-cell>
              <table:table-cell office:value-type="float" office:value="22.14555997">
                <text:p>22.14555997</text:p>
              </table:table-cell>
            </table:table-row>
            <table:table-row>
              <table:table-cell office:value-type="string">
                <text:p> 02/17  23:00:00</text:p>
              </table:table-cell>
              <table:table-cell office:value-type="float" office:value="24.3944693559777">
                <text:p>24.3944693559777</text:p>
              </table:table-cell>
              <table:table-cell office:value-type="float" office:value="21.95238281">
                <text:p>21.95238281</text:p>
              </table:table-cell>
            </table:table-row>
            <table:table-row>
              <table:table-cell office:value-type="string">
                <text:p> 02/17  24:00:00</text:p>
              </table:table-cell>
              <table:table-cell office:value-type="float" office:value="24.2920830288448">
                <text:p>24.2920830288448</text:p>
              </table:table-cell>
              <table:table-cell office:value-type="float" office:value="21.79151451">
                <text:p>21.79151451</text:p>
              </table:table-cell>
            </table:table-row>
            <table:table-row>
              <table:table-cell office:value-type="string">
                <text:p> 02/18  01:00:00</text:p>
              </table:table-cell>
              <table:table-cell office:value-type="float" office:value="24.1246599261823">
                <text:p>24.1246599261823</text:p>
              </table:table-cell>
              <table:table-cell office:value-type="float" office:value="21.67594501">
                <text:p>21.67594501</text:p>
              </table:table-cell>
            </table:table-row>
            <table:table-row>
              <table:table-cell office:value-type="string">
                <text:p> 02/18  02:00:00</text:p>
              </table:table-cell>
              <table:table-cell office:value-type="float" office:value="23.9164283385337">
                <text:p>23.9164283385337</text:p>
              </table:table-cell>
              <table:table-cell office:value-type="float" office:value="21.58783949">
                <text:p>21.58783949</text:p>
              </table:table-cell>
            </table:table-row>
            <table:table-row>
              <table:table-cell office:value-type="string">
                <text:p> 02/18  03:00:00</text:p>
              </table:table-cell>
              <table:table-cell office:value-type="float" office:value="23.6882115678377">
                <text:p>23.6882115678377</text:p>
              </table:table-cell>
              <table:table-cell office:value-type="float" office:value="21.50880005">
                <text:p>21.50880005</text:p>
              </table:table-cell>
            </table:table-row>
            <table:table-row>
              <table:table-cell office:value-type="string">
                <text:p> 02/18  04:00:00</text:p>
              </table:table-cell>
              <table:table-cell office:value-type="float" office:value="23.4801617793504">
                <text:p>23.4801617793504</text:p>
              </table:table-cell>
              <table:table-cell office:value-type="float" office:value="21.45797728">
                <text:p>21.45797728</text:p>
              </table:table-cell>
            </table:table-row>
            <table:table-row>
              <table:table-cell office:value-type="string">
                <text:p> 02/18  05:00:00</text:p>
              </table:table-cell>
              <table:table-cell office:value-type="float" office:value="23.2858863806304">
                <text:p>23.2858863806304</text:p>
              </table:table-cell>
              <table:table-cell office:value-type="float" office:value="21.39768213">
                <text:p>21.39768213</text:p>
              </table:table-cell>
            </table:table-row>
            <table:table-row>
              <table:table-cell office:value-type="string">
                <text:p> 02/18  06:00:00</text:p>
              </table:table-cell>
              <table:table-cell office:value-type="float" office:value="23.0621616386003">
                <text:p>23.0621616386003</text:p>
              </table:table-cell>
              <table:table-cell office:value-type="float" office:value="21.39938307">
                <text:p>21.39938307</text:p>
              </table:table-cell>
            </table:table-row>
            <table:table-row>
              <table:table-cell office:value-type="string">
                <text:p> 02/18  07:00:00</text:p>
              </table:table-cell>
              <table:table-cell office:value-type="float" office:value="22.9475651616807">
                <text:p>22.9475651616807</text:p>
              </table:table-cell>
              <table:table-cell office:value-type="float" office:value="21.42013325">
                <text:p>21.42013325</text:p>
              </table:table-cell>
            </table:table-row>
            <table:table-row>
              <table:table-cell office:value-type="string">
                <text:p> 02/18  08:00:00</text:p>
              </table:table-cell>
              <table:table-cell office:value-type="float" office:value="22.8201027396992">
                <text:p>22.8201027396992</text:p>
              </table:table-cell>
              <table:table-cell office:value-type="float" office:value="21.48102717">
                <text:p>21.48102717</text:p>
              </table:table-cell>
            </table:table-row>
            <table:table-row>
              <table:table-cell office:value-type="string">
                <text:p> 02/18  09:00:00</text:p>
              </table:table-cell>
              <table:table-cell office:value-type="float" office:value="22.6838127915874">
                <text:p>22.6838127915874</text:p>
              </table:table-cell>
              <table:table-cell office:value-type="float" office:value="22.20653991">
                <text:p>22.20653991</text:p>
              </table:table-cell>
            </table:table-row>
            <table:table-row>
              <table:table-cell office:value-type="string">
                <text:p> 02/18  10:00:00</text:p>
              </table:table-cell>
              <table:table-cell office:value-type="float" office:value="22.5736784111624">
                <text:p>22.5736784111624</text:p>
              </table:table-cell>
              <table:table-cell office:value-type="float" office:value="23.02367664">
                <text:p>23.02367664</text:p>
              </table:table-cell>
            </table:table-row>
            <table:table-row>
              <table:table-cell office:value-type="string">
                <text:p> 02/18  11:00:00</text:p>
              </table:table-cell>
              <table:table-cell office:value-type="float" office:value="22.5672372390908">
                <text:p>22.5672372390908</text:p>
              </table:table-cell>
              <table:table-cell office:value-type="float" office:value="23.43828544">
                <text:p>23.43828544</text:p>
              </table:table-cell>
            </table:table-row>
            <table:table-row>
              <table:table-cell office:value-type="string">
                <text:p> 02/18  12:00:00</text:p>
              </table:table-cell>
              <table:table-cell office:value-type="float" office:value="22.283739282703">
                <text:p>22.283739282703</text:p>
              </table:table-cell>
              <table:table-cell office:value-type="float" office:value="23.74871187">
                <text:p>23.74871187</text:p>
              </table:table-cell>
            </table:table-row>
            <table:table-row>
              <table:table-cell office:value-type="string">
                <text:p> 02/18  13:00:00</text:p>
              </table:table-cell>
              <table:table-cell office:value-type="float" office:value="22.0914903023825">
                <text:p>22.0914903023825</text:p>
              </table:table-cell>
              <table:table-cell office:value-type="float" office:value="24.03417284">
                <text:p>24.03417284</text:p>
              </table:table-cell>
            </table:table-row>
            <table:table-row>
              <table:table-cell office:value-type="string">
                <text:p> 02/18  14:00:00</text:p>
              </table:table-cell>
              <table:table-cell office:value-type="float" office:value="22.1318271596806">
                <text:p>22.1318271596806</text:p>
              </table:table-cell>
              <table:table-cell office:value-type="float" office:value="24.32548929">
                <text:p>24.32548929</text:p>
              </table:table-cell>
            </table:table-row>
            <table:table-row>
              <table:table-cell office:value-type="string">
                <text:p> 02/18  15:00:00</text:p>
              </table:table-cell>
              <table:table-cell office:value-type="float" office:value="22.258617029275">
                <text:p>22.258617029275</text:p>
              </table:table-cell>
              <table:table-cell office:value-type="float" office:value="24.62987383">
                <text:p>24.62987383</text:p>
              </table:table-cell>
            </table:table-row>
            <table:table-row>
              <table:table-cell office:value-type="string">
                <text:p> 02/18  16:00:00</text:p>
              </table:table-cell>
              <table:table-cell office:value-type="float" office:value="22.4487122155833">
                <text:p>22.4487122155833</text:p>
              </table:table-cell>
              <table:table-cell office:value-type="float" office:value="24.92359848">
                <text:p>24.92359848</text:p>
              </table:table-cell>
            </table:table-row>
            <table:table-row>
              <table:table-cell office:value-type="string">
                <text:p> 02/18  17:00:00</text:p>
              </table:table-cell>
              <table:table-cell office:value-type="float" office:value="22.6540911663554">
                <text:p>22.6540911663554</text:p>
              </table:table-cell>
              <table:table-cell office:value-type="float" office:value="25.04557119">
                <text:p>25.04557119</text:p>
              </table:table-cell>
            </table:table-row>
            <table:table-row>
              <table:table-cell office:value-type="string">
                <text:p> 02/18  18:00:00</text:p>
              </table:table-cell>
              <table:table-cell office:value-type="float" office:value="22.8332571885104">
                <text:p>22.8332571885104</text:p>
              </table:table-cell>
              <table:table-cell office:value-type="float" office:value="24.99386244">
                <text:p>24.99386244</text:p>
              </table:table-cell>
            </table:table-row>
            <table:table-row>
              <table:table-cell office:value-type="string">
                <text:p> 02/18  19:00:00</text:p>
              </table:table-cell>
              <table:table-cell office:value-type="float" office:value="23.0144730210449">
                <text:p>23.0144730210449</text:p>
              </table:table-cell>
              <table:table-cell office:value-type="float" office:value="24.58035122">
                <text:p>24.58035122</text:p>
              </table:table-cell>
            </table:table-row>
            <table:table-row>
              <table:table-cell office:value-type="string">
                <text:p> 02/18  20:00:00</text:p>
              </table:table-cell>
              <table:table-cell office:value-type="float" office:value="23.0222383285324">
                <text:p>23.0222383285324</text:p>
              </table:table-cell>
              <table:table-cell office:value-type="float" office:value="24.17267147">
                <text:p>24.17267147</text:p>
              </table:table-cell>
            </table:table-row>
            <table:table-row>
              <table:table-cell office:value-type="string">
                <text:p> 02/18  21:00:00</text:p>
              </table:table-cell>
              <table:table-cell office:value-type="float" office:value="22.8865431310333">
                <text:p>22.8865431310333</text:p>
              </table:table-cell>
              <table:table-cell office:value-type="float" office:value="23.86693378">
                <text:p>23.86693378</text:p>
              </table:table-cell>
            </table:table-row>
            <table:table-row>
              <table:table-cell office:value-type="string">
                <text:p> 02/18  22:00:00</text:p>
              </table:table-cell>
              <table:table-cell office:value-type="float" office:value="22.7084604145861">
                <text:p>22.7084604145861</text:p>
              </table:table-cell>
              <table:table-cell office:value-type="float" office:value="23.56548808">
                <text:p>23.56548808</text:p>
              </table:table-cell>
            </table:table-row>
            <table:table-row>
              <table:table-cell office:value-type="string">
                <text:p> 02/18  23:00:00</text:p>
              </table:table-cell>
              <table:table-cell office:value-type="float" office:value="22.5521606786059">
                <text:p>22.5521606786059</text:p>
              </table:table-cell>
              <table:table-cell office:value-type="float" office:value="23.24583407">
                <text:p>23.24583407</text:p>
              </table:table-cell>
            </table:table-row>
            <table:table-row>
              <table:table-cell office:value-type="string">
                <text:p> 02/18  24:00:00</text:p>
              </table:table-cell>
              <table:table-cell office:value-type="float" office:value="22.3959192160279">
                <text:p>22.3959192160279</text:p>
              </table:table-cell>
              <table:table-cell office:value-type="float" office:value="22.98042233">
                <text:p>22.98042233</text:p>
              </table:table-cell>
            </table:table-row>
            <table:table-row>
              <table:table-cell office:value-type="string">
                <text:p> 02/19  01:00:00</text:p>
              </table:table-cell>
              <table:table-cell office:value-type="float" office:value="22.2228313421733">
                <text:p>22.2228313421733</text:p>
              </table:table-cell>
              <table:table-cell office:value-type="float" office:value="22.66217243">
                <text:p>22.66217243</text:p>
              </table:table-cell>
            </table:table-row>
            <table:table-row>
              <table:table-cell office:value-type="string">
                <text:p> 02/19  02:00:00</text:p>
              </table:table-cell>
              <table:table-cell office:value-type="float" office:value="22.0154111415597">
                <text:p>22.0154111415597</text:p>
              </table:table-cell>
              <table:table-cell office:value-type="float" office:value="22.43659303">
                <text:p>22.43659303</text:p>
              </table:table-cell>
            </table:table-row>
            <table:table-row>
              <table:table-cell office:value-type="string">
                <text:p> 02/19  03:00:00</text:p>
              </table:table-cell>
              <table:table-cell office:value-type="float" office:value="21.7929298039296">
                <text:p>21.7929298039296</text:p>
              </table:table-cell>
              <table:table-cell office:value-type="float" office:value="22.35329266">
                <text:p>22.35329266</text:p>
              </table:table-cell>
            </table:table-row>
            <table:table-row>
              <table:table-cell office:value-type="string">
                <text:p> 02/19  04:00:00</text:p>
              </table:table-cell>
              <table:table-cell office:value-type="float" office:value="21.6222713940008">
                <text:p>21.6222713940008</text:p>
              </table:table-cell>
              <table:table-cell office:value-type="float" office:value="22.26984768">
                <text:p>22.26984768</text:p>
              </table:table-cell>
            </table:table-row>
            <table:table-row>
              <table:table-cell office:value-type="string">
                <text:p> 02/19  05:00:00</text:p>
              </table:table-cell>
              <table:table-cell office:value-type="float" office:value="21.4974836319719">
                <text:p>21.4974836319719</text:p>
              </table:table-cell>
              <table:table-cell office:value-type="float" office:value="22.17736907">
                <text:p>22.17736907</text:p>
              </table:table-cell>
            </table:table-row>
            <table:table-row>
              <table:table-cell office:value-type="string">
                <text:p> 02/19  06:00:00</text:p>
              </table:table-cell>
              <table:table-cell office:value-type="float" office:value="21.5499499381557">
                <text:p>21.5499499381557</text:p>
              </table:table-cell>
              <table:table-cell office:value-type="float" office:value="22.08210033">
                <text:p>22.08210033</text:p>
              </table:table-cell>
            </table:table-row>
            <table:table-row>
              <table:table-cell office:value-type="string">
                <text:p> 02/19  07:00:00</text:p>
              </table:table-cell>
              <table:table-cell office:value-type="float" office:value="21.5363259363278">
                <text:p>21.5363259363278</text:p>
              </table:table-cell>
              <table:table-cell office:value-type="float" office:value="22.01581453">
                <text:p>22.01581453</text:p>
              </table:table-cell>
            </table:table-row>
            <table:table-row>
              <table:table-cell office:value-type="string">
                <text:p> 02/19  08:00:00</text:p>
              </table:table-cell>
              <table:table-cell office:value-type="float" office:value="21.4921933302326">
                <text:p>21.4921933302326</text:p>
              </table:table-cell>
              <table:table-cell office:value-type="float" office:value="21.99012541">
                <text:p>21.99012541</text:p>
              </table:table-cell>
            </table:table-row>
            <table:table-row>
              <table:table-cell office:value-type="string">
                <text:p> 02/19  09:00:00</text:p>
              </table:table-cell>
              <table:table-cell office:value-type="float" office:value="21.4376399737411">
                <text:p>21.4376399737411</text:p>
              </table:table-cell>
              <table:table-cell office:value-type="float" office:value="22.12105362">
                <text:p>22.12105362</text:p>
              </table:table-cell>
            </table:table-row>
            <table:table-row>
              <table:table-cell office:value-type="string">
                <text:p> 02/19  10:00:00</text:p>
              </table:table-cell>
              <table:table-cell office:value-type="float" office:value="21.3748438472226">
                <text:p>21.3748438472226</text:p>
              </table:table-cell>
              <table:table-cell office:value-type="float" office:value="22.43319749">
                <text:p>22.43319749</text:p>
              </table:table-cell>
            </table:table-row>
            <table:table-row>
              <table:table-cell office:value-type="string">
                <text:p> 02/19  11:00:00</text:p>
              </table:table-cell>
              <table:table-cell office:value-type="float" office:value="21.4303124971416">
                <text:p>21.4303124971416</text:p>
              </table:table-cell>
              <table:table-cell office:value-type="float" office:value="22.83614975">
                <text:p>22.83614975</text:p>
              </table:table-cell>
            </table:table-row>
            <table:table-row>
              <table:table-cell office:value-type="string">
                <text:p> 02/19  12:00:00</text:p>
              </table:table-cell>
              <table:table-cell office:value-type="float" office:value="22.0000613514971">
                <text:p>22.0000613514971</text:p>
              </table:table-cell>
              <table:table-cell office:value-type="float" office:value="23.29892789">
                <text:p>23.29892789</text:p>
              </table:table-cell>
            </table:table-row>
            <table:table-row>
              <table:table-cell office:value-type="string">
                <text:p> 02/19  13:00:00</text:p>
              </table:table-cell>
              <table:table-cell office:value-type="float" office:value="21.929927311251">
                <text:p>21.929927311251</text:p>
              </table:table-cell>
              <table:table-cell office:value-type="float" office:value="23.71253805">
                <text:p>23.71253805</text:p>
              </table:table-cell>
            </table:table-row>
            <table:table-row>
              <table:table-cell office:value-type="string">
                <text:p> 02/19  14:00:00</text:p>
              </table:table-cell>
              <table:table-cell office:value-type="float" office:value="21.7543310700859">
                <text:p>21.7543310700859</text:p>
              </table:table-cell>
              <table:table-cell office:value-type="float" office:value="24.09089732">
                <text:p>24.09089732</text:p>
              </table:table-cell>
            </table:table-row>
            <table:table-row>
              <table:table-cell office:value-type="string">
                <text:p> 02/19  15:00:00</text:p>
              </table:table-cell>
              <table:table-cell office:value-type="float" office:value="21.8041358364476">
                <text:p>21.8041358364476</text:p>
              </table:table-cell>
              <table:table-cell office:value-type="float" office:value="24.46170676">
                <text:p>24.46170676</text:p>
              </table:table-cell>
            </table:table-row>
            <table:table-row>
              <table:table-cell office:value-type="string">
                <text:p> 02/19  16:00:00</text:p>
              </table:table-cell>
              <table:table-cell office:value-type="float" office:value="21.9350676654216">
                <text:p>21.9350676654216</text:p>
              </table:table-cell>
              <table:table-cell office:value-type="float" office:value="24.81917732">
                <text:p>24.81917732</text:p>
              </table:table-cell>
            </table:table-row>
            <table:table-row>
              <table:table-cell office:value-type="string">
                <text:p> 02/19  17:00:00</text:p>
              </table:table-cell>
              <table:table-cell office:value-type="float" office:value="22.0929365933848">
                <text:p>22.0929365933848</text:p>
              </table:table-cell>
              <table:table-cell office:value-type="float" office:value="25.0503343">
                <text:p>25.0503343</text:p>
              </table:table-cell>
            </table:table-row>
            <table:table-row>
              <table:table-cell office:value-type="string">
                <text:p> 02/19  18:00:00</text:p>
              </table:table-cell>
              <table:table-cell office:value-type="float" office:value="22.3168925327185">
                <text:p>22.3168925327185</text:p>
              </table:table-cell>
              <table:table-cell office:value-type="float" office:value="25.07592317">
                <text:p>25.07592317</text:p>
              </table:table-cell>
            </table:table-row>
            <table:table-row>
              <table:table-cell office:value-type="string">
                <text:p> 02/19  19:00:00</text:p>
              </table:table-cell>
              <table:table-cell office:value-type="float" office:value="22.585671227651">
                <text:p>22.585671227651</text:p>
              </table:table-cell>
              <table:table-cell office:value-type="float" office:value="24.70307135">
                <text:p>24.70307135</text:p>
              </table:table-cell>
            </table:table-row>
            <table:table-row>
              <table:table-cell office:value-type="string">
                <text:p> 02/19  20:00:00</text:p>
              </table:table-cell>
              <table:table-cell office:value-type="float" office:value="22.6597774921483">
                <text:p>22.6597774921483</text:p>
              </table:table-cell>
              <table:table-cell office:value-type="float" office:value="24.27341978">
                <text:p>24.27341978</text:p>
              </table:table-cell>
            </table:table-row>
            <table:table-row>
              <table:table-cell office:value-type="string">
                <text:p> 02/19  21:00:00</text:p>
              </table:table-cell>
              <table:table-cell office:value-type="float" office:value="22.5678843020036">
                <text:p>22.5678843020036</text:p>
              </table:table-cell>
              <table:table-cell office:value-type="float" office:value="23.88809704">
                <text:p>23.88809704</text:p>
              </table:table-cell>
            </table:table-row>
            <table:table-row>
              <table:table-cell office:value-type="string">
                <text:p> 02/19  22:00:00</text:p>
              </table:table-cell>
              <table:table-cell office:value-type="float" office:value="22.3925630541381">
                <text:p>22.3925630541381</text:p>
              </table:table-cell>
              <table:table-cell office:value-type="float" office:value="23.54971412">
                <text:p>23.54971412</text:p>
              </table:table-cell>
            </table:table-row>
            <table:table-row>
              <table:table-cell office:value-type="string">
                <text:p> 02/19  23:00:00</text:p>
              </table:table-cell>
              <table:table-cell office:value-type="float" office:value="22.2199445191381">
                <text:p>22.2199445191381</text:p>
              </table:table-cell>
              <table:table-cell office:value-type="float" office:value="23.23143833">
                <text:p>23.23143833</text:p>
              </table:table-cell>
            </table:table-row>
            <table:table-row>
              <table:table-cell office:value-type="string">
                <text:p> 02/19  24:00:00</text:p>
              </table:table-cell>
              <table:table-cell office:value-type="float" office:value="22.0440837473832">
                <text:p>22.0440837473832</text:p>
              </table:table-cell>
              <table:table-cell office:value-type="float" office:value="22.90799196">
                <text:p>22.90799196</text:p>
              </table:table-cell>
            </table:table-row>
            <table:table-row>
              <table:table-cell office:value-type="string">
                <text:p> 02/20  01:00:00</text:p>
              </table:table-cell>
              <table:table-cell office:value-type="float" office:value="21.8382227497036">
                <text:p>21.8382227497036</text:p>
              </table:table-cell>
              <table:table-cell office:value-type="float" office:value="22.59295915">
                <text:p>22.59295915</text:p>
              </table:table-cell>
            </table:table-row>
            <table:table-row>
              <table:table-cell office:value-type="string">
                <text:p> 02/20  02:00:00</text:p>
              </table:table-cell>
              <table:table-cell office:value-type="float" office:value="21.6524005628116">
                <text:p>21.6524005628116</text:p>
              </table:table-cell>
              <table:table-cell office:value-type="float" office:value="22.44683685">
                <text:p>22.44683685</text:p>
              </table:table-cell>
            </table:table-row>
            <table:table-row>
              <table:table-cell office:value-type="string">
                <text:p> 02/20  03:00:00</text:p>
              </table:table-cell>
              <table:table-cell office:value-type="float" office:value="22.4547338714062">
                <text:p>22.4547338714062</text:p>
              </table:table-cell>
              <table:table-cell office:value-type="float" office:value="22.40617914">
                <text:p>22.40617914</text:p>
              </table:table-cell>
            </table:table-row>
            <table:table-row>
              <table:table-cell office:value-type="string">
                <text:p> 02/20  04:00:00</text:p>
              </table:table-cell>
              <table:table-cell office:value-type="float" office:value="23.128857265367">
                <text:p>23.128857265367</text:p>
              </table:table-cell>
              <table:table-cell office:value-type="float" office:value="22.23670056">
                <text:p>22.23670056</text:p>
              </table:table-cell>
            </table:table-row>
            <table:table-row>
              <table:table-cell office:value-type="string">
                <text:p> 02/20  05:00:00</text:p>
              </table:table-cell>
              <table:table-cell office:value-type="float" office:value="23.3655567755306">
                <text:p>23.3655567755306</text:p>
              </table:table-cell>
              <table:table-cell office:value-type="float" office:value="22.1390031">
                <text:p>22.1390031</text:p>
              </table:table-cell>
            </table:table-row>
            <table:table-row>
              <table:table-cell office:value-type="string">
                <text:p> 02/20  06:00:00</text:p>
              </table:table-cell>
              <table:table-cell office:value-type="float" office:value="23.4216708313275">
                <text:p>23.4216708313275</text:p>
              </table:table-cell>
              <table:table-cell office:value-type="float" office:value="22.03560411">
                <text:p>22.03560411</text:p>
              </table:table-cell>
            </table:table-row>
            <table:table-row>
              <table:table-cell office:value-type="string">
                <text:p> 02/20  07:00:00</text:p>
              </table:table-cell>
              <table:table-cell office:value-type="float" office:value="23.3889182800407">
                <text:p>23.3889182800407</text:p>
              </table:table-cell>
              <table:table-cell office:value-type="float" office:value="21.92984049">
                <text:p>21.92984049</text:p>
              </table:table-cell>
            </table:table-row>
            <table:table-row>
              <table:table-cell office:value-type="string">
                <text:p> 02/20  08:00:00</text:p>
              </table:table-cell>
              <table:table-cell office:value-type="float" office:value="23.3017444430139">
                <text:p>23.3017444430139</text:p>
              </table:table-cell>
              <table:table-cell office:value-type="float" office:value="21.96248766">
                <text:p>21.96248766</text:p>
              </table:table-cell>
            </table:table-row>
            <table:table-row>
              <table:table-cell office:value-type="string">
                <text:p> 02/20  09:00:00</text:p>
              </table:table-cell>
              <table:table-cell office:value-type="float" office:value="23.1885267736788">
                <text:p>23.1885267736788</text:p>
              </table:table-cell>
              <table:table-cell office:value-type="float" office:value="22.19808283">
                <text:p>22.19808283</text:p>
              </table:table-cell>
            </table:table-row>
            <table:table-row>
              <table:table-cell office:value-type="string">
                <text:p> 02/20  10:00:00</text:p>
              </table:table-cell>
              <table:table-cell office:value-type="float" office:value="23.2523721550932">
                <text:p>23.2523721550932</text:p>
              </table:table-cell>
              <table:table-cell office:value-type="float" office:value="22.49186114">
                <text:p>22.49186114</text:p>
              </table:table-cell>
            </table:table-row>
            <table:table-row>
              <table:table-cell office:value-type="string">
                <text:p> 02/20  11:00:00</text:p>
              </table:table-cell>
              <table:table-cell office:value-type="float" office:value="23.4738544246296">
                <text:p>23.4738544246296</text:p>
              </table:table-cell>
              <table:table-cell office:value-type="float" office:value="22.91137144">
                <text:p>22.91137144</text:p>
              </table:table-cell>
            </table:table-row>
            <table:table-row>
              <table:table-cell office:value-type="string">
                <text:p> 02/20  12:00:00</text:p>
              </table:table-cell>
              <table:table-cell office:value-type="float" office:value="23.7560097458222">
                <text:p>23.7560097458222</text:p>
              </table:table-cell>
              <table:table-cell office:value-type="float" office:value="23.54615471">
                <text:p>23.54615471</text:p>
              </table:table-cell>
            </table:table-row>
            <table:table-row>
              <table:table-cell office:value-type="string">
                <text:p> 02/20  13:00:00</text:p>
              </table:table-cell>
              <table:table-cell office:value-type="float" office:value="24.5674226715398">
                <text:p>24.5674226715398</text:p>
              </table:table-cell>
              <table:table-cell office:value-type="float" office:value="23.96608492">
                <text:p>23.96608492</text:p>
              </table:table-cell>
            </table:table-row>
            <table:table-row>
              <table:table-cell office:value-type="string">
                <text:p> 02/20  14:00:00</text:p>
              </table:table-cell>
              <table:table-cell office:value-type="float" office:value="24.5067804537632">
                <text:p>24.5067804537632</text:p>
              </table:table-cell>
              <table:table-cell office:value-type="float" office:value="24.32159384">
                <text:p>24.32159384</text:p>
              </table:table-cell>
            </table:table-row>
            <table:table-row>
              <table:table-cell office:value-type="string">
                <text:p> 02/20  15:00:00</text:p>
              </table:table-cell>
              <table:table-cell office:value-type="float" office:value="24.3413831063114">
                <text:p>24.3413831063114</text:p>
              </table:table-cell>
              <table:table-cell office:value-type="float" office:value="24.69841139">
                <text:p>24.69841139</text:p>
              </table:table-cell>
            </table:table-row>
            <table:table-row>
              <table:table-cell office:value-type="string">
                <text:p> 02/20  16:00:00</text:p>
              </table:table-cell>
              <table:table-cell office:value-type="float" office:value="24.7048930657447">
                <text:p>24.7048930657447</text:p>
              </table:table-cell>
              <table:table-cell office:value-type="float" office:value="24.93680407">
                <text:p>24.93680407</text:p>
              </table:table-cell>
            </table:table-row>
            <table:table-row>
              <table:table-cell office:value-type="string">
                <text:p> 02/20  17:00:00</text:p>
              </table:table-cell>
              <table:table-cell office:value-type="float" office:value="25.0199043754266">
                <text:p>25.0199043754266</text:p>
              </table:table-cell>
              <table:table-cell office:value-type="float" office:value="25.08985083">
                <text:p>25.08985083</text:p>
              </table:table-cell>
            </table:table-row>
            <table:table-row>
              <table:table-cell office:value-type="string">
                <text:p> 02/20  18:00:00</text:p>
              </table:table-cell>
              <table:table-cell office:value-type="float" office:value="25.1411881181837">
                <text:p>25.1411881181837</text:p>
              </table:table-cell>
              <table:table-cell office:value-type="float" office:value="24.89817902">
                <text:p>24.89817902</text:p>
              </table:table-cell>
            </table:table-row>
            <table:table-row>
              <table:table-cell office:value-type="string">
                <text:p> 02/20  19:00:00</text:p>
              </table:table-cell>
              <table:table-cell office:value-type="float" office:value="25.1250402006889">
                <text:p>25.1250402006889</text:p>
              </table:table-cell>
              <table:table-cell office:value-type="float" office:value="24.47328869">
                <text:p>24.47328869</text:p>
              </table:table-cell>
            </table:table-row>
            <table:table-row>
              <table:table-cell office:value-type="string">
                <text:p> 02/20  20:00:00</text:p>
              </table:table-cell>
              <table:table-cell office:value-type="float" office:value="24.7026971515922">
                <text:p>24.7026971515922</text:p>
              </table:table-cell>
              <table:table-cell office:value-type="float" office:value="24.025658">
                <text:p>24.025658</text:p>
              </table:table-cell>
            </table:table-row>
            <table:table-row>
              <table:table-cell office:value-type="string">
                <text:p> 02/20  21:00:00</text:p>
              </table:table-cell>
              <table:table-cell office:value-type="float" office:value="24.1212927910715">
                <text:p>24.1212927910715</text:p>
              </table:table-cell>
              <table:table-cell office:value-type="float" office:value="23.65832723">
                <text:p>23.65832723</text:p>
              </table:table-cell>
            </table:table-row>
            <table:table-row>
              <table:table-cell office:value-type="string">
                <text:p> 02/20  22:00:00</text:p>
              </table:table-cell>
              <table:table-cell office:value-type="float" office:value="23.6757029508733">
                <text:p>23.6757029508733</text:p>
              </table:table-cell>
              <table:table-cell office:value-type="float" office:value="23.33292137">
                <text:p>23.33292137</text:p>
              </table:table-cell>
            </table:table-row>
            <table:table-row>
              <table:table-cell office:value-type="string">
                <text:p> 02/20  23:00:00</text:p>
              </table:table-cell>
              <table:table-cell office:value-type="float" office:value="23.3606243106921">
                <text:p>23.3606243106921</text:p>
              </table:table-cell>
              <table:table-cell office:value-type="float" office:value="23.03946089">
                <text:p>23.03946089</text:p>
              </table:table-cell>
            </table:table-row>
            <table:table-row>
              <table:table-cell office:value-type="string">
                <text:p> 02/20  24:00:00</text:p>
              </table:table-cell>
              <table:table-cell office:value-type="float" office:value="23.0961832753231">
                <text:p>23.0961832753231</text:p>
              </table:table-cell>
              <table:table-cell office:value-type="float" office:value="22.74029948">
                <text:p>22.74029948</text:p>
              </table:table-cell>
            </table:table-row>
            <table:table-row>
              <table:table-cell office:value-type="string">
                <text:p> 02/21  01:00:00</text:p>
              </table:table-cell>
              <table:table-cell office:value-type="float" office:value="22.8527431849266">
                <text:p>22.8527431849266</text:p>
              </table:table-cell>
              <table:table-cell office:value-type="float" office:value="22.50264354">
                <text:p>22.50264354</text:p>
              </table:table-cell>
            </table:table-row>
            <table:table-row>
              <table:table-cell office:value-type="string">
                <text:p> 02/21  02:00:00</text:p>
              </table:table-cell>
              <table:table-cell office:value-type="float" office:value="22.6512840101764">
                <text:p>22.6512840101764</text:p>
              </table:table-cell>
              <table:table-cell office:value-type="float" office:value="22.4147695">
                <text:p>22.4147695</text:p>
              </table:table-cell>
            </table:table-row>
            <table:table-row>
              <table:table-cell office:value-type="string">
                <text:p> 02/21  03:00:00</text:p>
              </table:table-cell>
              <table:table-cell office:value-type="float" office:value="22.452179651639">
                <text:p>22.452179651639</text:p>
              </table:table-cell>
              <table:table-cell office:value-type="float" office:value="22.41947404">
                <text:p>22.41947404</text:p>
              </table:table-cell>
            </table:table-row>
            <table:table-row>
              <table:table-cell office:value-type="string">
                <text:p> 02/21  04:00:00</text:p>
              </table:table-cell>
              <table:table-cell office:value-type="float" office:value="22.5370202287267">
                <text:p>22.5370202287267</text:p>
              </table:table-cell>
              <table:table-cell office:value-type="float" office:value="22.40921502">
                <text:p>22.40921502</text:p>
              </table:table-cell>
            </table:table-row>
            <table:table-row>
              <table:table-cell office:value-type="string">
                <text:p> 02/21  05:00:00</text:p>
              </table:table-cell>
              <table:table-cell office:value-type="float" office:value="22.5947658144136">
                <text:p>22.5947658144136</text:p>
              </table:table-cell>
              <table:table-cell office:value-type="float" office:value="22.31843859">
                <text:p>22.31843859</text:p>
              </table:table-cell>
            </table:table-row>
            <table:table-row>
              <table:table-cell office:value-type="string">
                <text:p> 02/21  06:00:00</text:p>
              </table:table-cell>
              <table:table-cell office:value-type="float" office:value="22.5899998150218">
                <text:p>22.5899998150218</text:p>
              </table:table-cell>
              <table:table-cell office:value-type="float" office:value="22.2553228">
                <text:p>22.2553228</text:p>
              </table:table-cell>
            </table:table-row>
            <table:table-row>
              <table:table-cell office:value-type="string">
                <text:p> 02/21  07:00:00</text:p>
              </table:table-cell>
              <table:table-cell office:value-type="float" office:value="22.570444609951">
                <text:p>22.570444609951</text:p>
              </table:table-cell>
              <table:table-cell office:value-type="float" office:value="22.20710284">
                <text:p>22.20710284</text:p>
              </table:table-cell>
            </table:table-row>
            <table:table-row>
              <table:table-cell office:value-type="string">
                <text:p> 02/21  08:00:00</text:p>
              </table:table-cell>
              <table:table-cell office:value-type="float" office:value="22.5342159423543">
                <text:p>22.5342159423543</text:p>
              </table:table-cell>
              <table:table-cell office:value-type="float" office:value="22.25029899">
                <text:p>22.25029899</text:p>
              </table:table-cell>
            </table:table-row>
            <table:table-row>
              <table:table-cell office:value-type="string">
                <text:p> 02/21  09:00:00</text:p>
              </table:table-cell>
              <table:table-cell office:value-type="float" office:value="22.5017159008882">
                <text:p>22.5017159008882</text:p>
              </table:table-cell>
              <table:table-cell office:value-type="float" office:value="22.53937231">
                <text:p>22.53937231</text:p>
              </table:table-cell>
            </table:table-row>
            <table:table-row>
              <table:table-cell office:value-type="string">
                <text:p> 02/21  10:00:00</text:p>
              </table:table-cell>
              <table:table-cell office:value-type="float" office:value="22.6689382547563">
                <text:p>22.6689382547563</text:p>
              </table:table-cell>
              <table:table-cell office:value-type="float" office:value="22.80250171">
                <text:p>22.80250171</text:p>
              </table:table-cell>
            </table:table-row>
            <table:table-row>
              <table:table-cell office:value-type="string">
                <text:p> 02/21  11:00:00</text:p>
              </table:table-cell>
              <table:table-cell office:value-type="float" office:value="23.0843365600465">
                <text:p>23.0843365600465</text:p>
              </table:table-cell>
              <table:table-cell office:value-type="float" office:value="23.0644439">
                <text:p>23.0644439</text:p>
              </table:table-cell>
            </table:table-row>
            <table:table-row>
              <table:table-cell office:value-type="string">
                <text:p> 02/21  12:00:00</text:p>
              </table:table-cell>
              <table:table-cell office:value-type="float" office:value="23.4307660563872">
                <text:p>23.4307660563872</text:p>
              </table:table-cell>
              <table:table-cell office:value-type="float" office:value="23.45585201">
                <text:p>23.45585201</text:p>
              </table:table-cell>
            </table:table-row>
            <table:table-row>
              <table:table-cell office:value-type="string">
                <text:p> 02/21  13:00:00</text:p>
              </table:table-cell>
              <table:table-cell office:value-type="float" office:value="23.6724137774204">
                <text:p>23.6724137774204</text:p>
              </table:table-cell>
              <table:table-cell office:value-type="float" office:value="23.80542234">
                <text:p>23.80542234</text:p>
              </table:table-cell>
            </table:table-row>
            <table:table-row>
              <table:table-cell office:value-type="string">
                <text:p> 02/21  14:00:00</text:p>
              </table:table-cell>
              <table:table-cell office:value-type="float" office:value="23.6897407192259">
                <text:p>23.6897407192259</text:p>
              </table:table-cell>
              <table:table-cell office:value-type="float" office:value="24.05647991">
                <text:p>24.05647991</text:p>
              </table:table-cell>
            </table:table-row>
            <table:table-row>
              <table:table-cell office:value-type="string">
                <text:p> 02/21  15:00:00</text:p>
              </table:table-cell>
              <table:table-cell office:value-type="float" office:value="23.7775106024349">
                <text:p>23.7775106024349</text:p>
              </table:table-cell>
              <table:table-cell office:value-type="float" office:value="24.26615281">
                <text:p>24.26615281</text:p>
              </table:table-cell>
            </table:table-row>
            <table:table-row>
              <table:table-cell office:value-type="string">
                <text:p> 02/21  16:00:00</text:p>
              </table:table-cell>
              <table:table-cell office:value-type="float" office:value="24.1435157895186">
                <text:p>24.1435157895186</text:p>
              </table:table-cell>
              <table:table-cell office:value-type="float" office:value="24.47701415">
                <text:p>24.47701415</text:p>
              </table:table-cell>
            </table:table-row>
            <table:table-row>
              <table:table-cell office:value-type="string">
                <text:p> 02/21  17:00:00</text:p>
              </table:table-cell>
              <table:table-cell office:value-type="float" office:value="24.4441769044201">
                <text:p>24.4441769044201</text:p>
              </table:table-cell>
              <table:table-cell office:value-type="float" office:value="24.64433315">
                <text:p>24.64433315</text:p>
              </table:table-cell>
            </table:table-row>
            <table:table-row>
              <table:table-cell office:value-type="string">
                <text:p> 02/21  18:00:00</text:p>
              </table:table-cell>
              <table:table-cell office:value-type="float" office:value="24.523205698063">
                <text:p>24.523205698063</text:p>
              </table:table-cell>
              <table:table-cell office:value-type="float" office:value="24.63339158">
                <text:p>24.63339158</text:p>
              </table:table-cell>
            </table:table-row>
            <table:table-row>
              <table:table-cell office:value-type="string">
                <text:p> 02/21  19:00:00</text:p>
              </table:table-cell>
              <table:table-cell office:value-type="float" office:value="24.4979107604131">
                <text:p>24.4979107604131</text:p>
              </table:table-cell>
              <table:table-cell office:value-type="float" office:value="24.58977591">
                <text:p>24.58977591</text:p>
              </table:table-cell>
            </table:table-row>
            <table:table-row>
              <table:table-cell office:value-type="string">
                <text:p> 02/21  20:00:00</text:p>
              </table:table-cell>
              <table:table-cell office:value-type="float" office:value="24.2844809995191">
                <text:p>24.2844809995191</text:p>
              </table:table-cell>
              <table:table-cell office:value-type="float" office:value="24.39447274">
                <text:p>24.39447274</text:p>
              </table:table-cell>
            </table:table-row>
            <table:table-row>
              <table:table-cell office:value-type="string">
                <text:p> 02/21  21:00:00</text:p>
              </table:table-cell>
              <table:table-cell office:value-type="float" office:value="23.9767174659013">
                <text:p>23.9767174659013</text:p>
              </table:table-cell>
              <table:table-cell office:value-type="float" office:value="24.15557724">
                <text:p>24.15557724</text:p>
              </table:table-cell>
            </table:table-row>
            <table:table-row>
              <table:table-cell office:value-type="string">
                <text:p> 02/21  22:00:00</text:p>
              </table:table-cell>
              <table:table-cell office:value-type="float" office:value="23.7021523966343">
                <text:p>23.7021523966343</text:p>
              </table:table-cell>
              <table:table-cell office:value-type="float" office:value="23.97895496">
                <text:p>23.97895496</text:p>
              </table:table-cell>
            </table:table-row>
            <table:table-row>
              <table:table-cell office:value-type="string">
                <text:p> 02/21  23:00:00</text:p>
              </table:table-cell>
              <table:table-cell office:value-type="float" office:value="23.5209152957095">
                <text:p>23.5209152957095</text:p>
              </table:table-cell>
              <table:table-cell office:value-type="float" office:value="23.80384966">
                <text:p>23.80384966</text:p>
              </table:table-cell>
            </table:table-row>
            <table:table-row>
              <table:table-cell office:value-type="string">
                <text:p> 02/21  24:00:00</text:p>
              </table:table-cell>
              <table:table-cell office:value-type="float" office:value="23.3412575702752">
                <text:p>23.3412575702752</text:p>
              </table:table-cell>
              <table:table-cell office:value-type="float" office:value="23.63337142">
                <text:p>23.63337142</text:p>
              </table:table-cell>
            </table:table-row>
            <table:table-row>
              <table:table-cell office:value-type="string">
                <text:p> 02/22  01:00:00</text:p>
              </table:table-cell>
              <table:table-cell office:value-type="float" office:value="23.1571131998325">
                <text:p>23.1571131998325</text:p>
              </table:table-cell>
              <table:table-cell office:value-type="float" office:value="23.49161343">
                <text:p>23.49161343</text:p>
              </table:table-cell>
            </table:table-row>
            <table:table-row>
              <table:table-cell office:value-type="string">
                <text:p> 02/22  02:00:00</text:p>
              </table:table-cell>
              <table:table-cell office:value-type="float" office:value="23.0558711194355">
                <text:p>23.0558711194355</text:p>
              </table:table-cell>
              <table:table-cell office:value-type="float" office:value="23.36178772">
                <text:p>23.36178772</text:p>
              </table:table-cell>
            </table:table-row>
            <table:table-row>
              <table:table-cell office:value-type="string">
                <text:p> 02/22  03:00:00</text:p>
              </table:table-cell>
              <table:table-cell office:value-type="float" office:value="22.9348453484179">
                <text:p>22.9348453484179</text:p>
              </table:table-cell>
              <table:table-cell office:value-type="float" office:value="23.28307606">
                <text:p>23.28307606</text:p>
              </table:table-cell>
            </table:table-row>
            <table:table-row>
              <table:table-cell office:value-type="string">
                <text:p> 02/22  04:00:00</text:p>
              </table:table-cell>
              <table:table-cell office:value-type="float" office:value="22.8122104426447">
                <text:p>22.8122104426447</text:p>
              </table:table-cell>
              <table:table-cell office:value-type="float" office:value="23.1371586">
                <text:p>23.1371586</text:p>
              </table:table-cell>
            </table:table-row>
            <table:table-row>
              <table:table-cell office:value-type="string">
                <text:p> 02/22  05:00:00</text:p>
              </table:table-cell>
              <table:table-cell office:value-type="float" office:value="22.6918723304496">
                <text:p>22.6918723304496</text:p>
              </table:table-cell>
              <table:table-cell office:value-type="float" office:value="23.00361128">
                <text:p>23.00361128</text:p>
              </table:table-cell>
            </table:table-row>
            <table:table-row>
              <table:table-cell office:value-type="string">
                <text:p> 02/22  06:00:00</text:p>
              </table:table-cell>
              <table:table-cell office:value-type="float" office:value="22.5686826213378">
                <text:p>22.5686826213378</text:p>
              </table:table-cell>
              <table:table-cell office:value-type="float" office:value="22.87153373">
                <text:p>22.87153373</text:p>
              </table:table-cell>
            </table:table-row>
            <table:table-row>
              <table:table-cell office:value-type="string">
                <text:p> 02/22  07:00:00</text:p>
              </table:table-cell>
              <table:table-cell office:value-type="float" office:value="22.4443458512868">
                <text:p>22.4443458512868</text:p>
              </table:table-cell>
              <table:table-cell office:value-type="float" office:value="22.74319552">
                <text:p>22.74319552</text:p>
              </table:table-cell>
            </table:table-row>
            <table:table-row>
              <table:table-cell office:value-type="string">
                <text:p> 02/22  08:00:00</text:p>
              </table:table-cell>
              <table:table-cell office:value-type="float" office:value="22.3262844928442">
                <text:p>22.3262844928442</text:p>
              </table:table-cell>
              <table:table-cell office:value-type="float" office:value="22.63318105">
                <text:p>22.63318105</text:p>
              </table:table-cell>
            </table:table-row>
            <table:table-row>
              <table:table-cell office:value-type="string">
                <text:p> 02/22  09:00:00</text:p>
              </table:table-cell>
              <table:table-cell office:value-type="float" office:value="22.2318425885316">
                <text:p>22.2318425885316</text:p>
              </table:table-cell>
              <table:table-cell office:value-type="float" office:value="22.58647995">
                <text:p>22.58647995</text:p>
              </table:table-cell>
            </table:table-row>
            <table:table-row>
              <table:table-cell office:value-type="string">
                <text:p> 02/22  10:00:00</text:p>
              </table:table-cell>
              <table:table-cell office:value-type="float" office:value="22.2317742124535">
                <text:p>22.2317742124535</text:p>
              </table:table-cell>
              <table:table-cell office:value-type="float" office:value="22.65935346">
                <text:p>22.65935346</text:p>
              </table:table-cell>
            </table:table-row>
            <table:table-row>
              <table:table-cell office:value-type="string">
                <text:p> 02/22  11:00:00</text:p>
              </table:table-cell>
              <table:table-cell office:value-type="float" office:value="22.4045128433573">
                <text:p>22.4045128433573</text:p>
              </table:table-cell>
              <table:table-cell office:value-type="float" office:value="22.95368759">
                <text:p>22.95368759</text:p>
              </table:table-cell>
            </table:table-row>
            <table:table-row>
              <table:table-cell office:value-type="string">
                <text:p> 02/22  12:00:00</text:p>
              </table:table-cell>
              <table:table-cell office:value-type="float" office:value="22.6793303946497">
                <text:p>22.6793303946497</text:p>
              </table:table-cell>
              <table:table-cell office:value-type="float" office:value="23.40246496">
                <text:p>23.40246496</text:p>
              </table:table-cell>
            </table:table-row>
            <table:table-row>
              <table:table-cell office:value-type="string">
                <text:p> 02/22  13:00:00</text:p>
              </table:table-cell>
              <table:table-cell office:value-type="float" office:value="23.0706527679664">
                <text:p>23.0706527679664</text:p>
              </table:table-cell>
              <table:table-cell office:value-type="float" office:value="23.73695386">
                <text:p>23.73695386</text:p>
              </table:table-cell>
            </table:table-row>
            <table:table-row>
              <table:table-cell office:value-type="string">
                <text:p> 02/22  14:00:00</text:p>
              </table:table-cell>
              <table:table-cell office:value-type="float" office:value="23.195030195015">
                <text:p>23.195030195015</text:p>
              </table:table-cell>
              <table:table-cell office:value-type="float" office:value="24.15482587">
                <text:p>24.15482587</text:p>
              </table:table-cell>
            </table:table-row>
            <table:table-row>
              <table:table-cell office:value-type="string">
                <text:p> 02/22  15:00:00</text:p>
              </table:table-cell>
              <table:table-cell office:value-type="float" office:value="23.3683895493238">
                <text:p>23.3683895493238</text:p>
              </table:table-cell>
              <table:table-cell office:value-type="float" office:value="24.67196102">
                <text:p>24.67196102</text:p>
              </table:table-cell>
            </table:table-row>
            <table:table-row>
              <table:table-cell office:value-type="string">
                <text:p> 02/22  16:00:00</text:p>
              </table:table-cell>
              <table:table-cell office:value-type="float" office:value="23.8946589821503">
                <text:p>23.8946589821503</text:p>
              </table:table-cell>
              <table:table-cell office:value-type="float" office:value="25.14897296">
                <text:p>25.14897296</text:p>
              </table:table-cell>
            </table:table-row>
            <table:table-row>
              <table:table-cell office:value-type="string">
                <text:p> 02/22  17:00:00</text:p>
              </table:table-cell>
              <table:table-cell office:value-type="float" office:value="24.5169976887842">
                <text:p>24.5169976887842</text:p>
              </table:table-cell>
              <table:table-cell office:value-type="float" office:value="25.5551313">
                <text:p>25.5551313</text:p>
              </table:table-cell>
            </table:table-row>
            <table:table-row>
              <table:table-cell office:value-type="string">
                <text:p> 02/22  18:00:00</text:p>
              </table:table-cell>
              <table:table-cell office:value-type="float" office:value="24.8250019384217">
                <text:p>24.8250019384217</text:p>
              </table:table-cell>
              <table:table-cell office:value-type="float" office:value="25.61813023">
                <text:p>25.61813023</text:p>
              </table:table-cell>
            </table:table-row>
            <table:table-row>
              <table:table-cell office:value-type="string">
                <text:p> 02/22  19:00:00</text:p>
              </table:table-cell>
              <table:table-cell office:value-type="float" office:value="24.8451799362749">
                <text:p>24.8451799362749</text:p>
              </table:table-cell>
              <table:table-cell office:value-type="float" office:value="25.37784775">
                <text:p>25.37784775</text:p>
              </table:table-cell>
            </table:table-row>
            <table:table-row>
              <table:table-cell office:value-type="string">
                <text:p> 02/22  20:00:00</text:p>
              </table:table-cell>
              <table:table-cell office:value-type="float" office:value="24.550095425741">
                <text:p>24.550095425741</text:p>
              </table:table-cell>
              <table:table-cell office:value-type="float" office:value="25.16994524">
                <text:p>25.16994524</text:p>
              </table:table-cell>
            </table:table-row>
            <table:table-row>
              <table:table-cell office:value-type="string">
                <text:p> 02/22  21:00:00</text:p>
              </table:table-cell>
              <table:table-cell office:value-type="float" office:value="24.1342936362755">
                <text:p>24.1342936362755</text:p>
              </table:table-cell>
              <table:table-cell office:value-type="float" office:value="24.93025197">
                <text:p>24.93025197</text:p>
              </table:table-cell>
            </table:table-row>
            <table:table-row>
              <table:table-cell office:value-type="string">
                <text:p> 02/22  22:00:00</text:p>
              </table:table-cell>
              <table:table-cell office:value-type="float" office:value="23.8235841155402">
                <text:p>23.8235841155402</text:p>
              </table:table-cell>
              <table:table-cell office:value-type="float" office:value="24.73179365">
                <text:p>24.73179365</text:p>
              </table:table-cell>
            </table:table-row>
            <table:table-row>
              <table:table-cell office:value-type="string">
                <text:p> 02/22  23:00:00</text:p>
              </table:table-cell>
              <table:table-cell office:value-type="float" office:value="23.5625449805191">
                <text:p>23.5625449805191</text:p>
              </table:table-cell>
              <table:table-cell office:value-type="float" office:value="24.5949478">
                <text:p>24.5949478</text:p>
              </table:table-cell>
            </table:table-row>
            <table:table-row>
              <table:table-cell office:value-type="string">
                <text:p> 02/22  24:00:00</text:p>
              </table:table-cell>
              <table:table-cell office:value-type="float" office:value="23.3151041407838">
                <text:p>23.3151041407838</text:p>
              </table:table-cell>
              <table:table-cell office:value-type="float" office:value="24.35822564">
                <text:p>24.35822564</text:p>
              </table:table-cell>
            </table:table-row>
            <table:table-row>
              <table:table-cell office:value-type="string">
                <text:p> 02/23  01:00:00</text:p>
              </table:table-cell>
              <table:table-cell office:value-type="float" office:value="23.0796332791341">
                <text:p>23.0796332791341</text:p>
              </table:table-cell>
              <table:table-cell office:value-type="float" office:value="24.12950274">
                <text:p>24.12950274</text:p>
              </table:table-cell>
            </table:table-row>
            <table:table-row>
              <table:table-cell office:value-type="string">
                <text:p> 02/23  02:00:00</text:p>
              </table:table-cell>
              <table:table-cell office:value-type="float" office:value="22.8852870688874">
                <text:p>22.8852870688874</text:p>
              </table:table-cell>
              <table:table-cell office:value-type="float" office:value="23.96845942">
                <text:p>23.96845942</text:p>
              </table:table-cell>
            </table:table-row>
            <table:table-row>
              <table:table-cell office:value-type="string">
                <text:p> 02/23  03:00:00</text:p>
              </table:table-cell>
              <table:table-cell office:value-type="float" office:value="22.6990100469043">
                <text:p>22.6990100469043</text:p>
              </table:table-cell>
              <table:table-cell office:value-type="float" office:value="23.86815349">
                <text:p>23.86815349</text:p>
              </table:table-cell>
            </table:table-row>
            <table:table-row>
              <table:table-cell office:value-type="string">
                <text:p> 02/23  04:00:00</text:p>
              </table:table-cell>
              <table:table-cell office:value-type="float" office:value="22.5146151438429">
                <text:p>22.5146151438429</text:p>
              </table:table-cell>
              <table:table-cell office:value-type="float" office:value="23.71869992">
                <text:p>23.71869992</text:p>
              </table:table-cell>
            </table:table-row>
            <table:table-row>
              <table:table-cell office:value-type="string">
                <text:p> 02/23  05:00:00</text:p>
              </table:table-cell>
              <table:table-cell office:value-type="float" office:value="22.3349643153369">
                <text:p>22.3349643153369</text:p>
              </table:table-cell>
              <table:table-cell office:value-type="float" office:value="23.523038">
                <text:p>23.523038</text:p>
              </table:table-cell>
            </table:table-row>
            <table:table-row>
              <table:table-cell office:value-type="string">
                <text:p> 02/23  06:00:00</text:p>
              </table:table-cell>
              <table:table-cell office:value-type="float" office:value="22.1491725609154">
                <text:p>22.1491725609154</text:p>
              </table:table-cell>
              <table:table-cell office:value-type="float" office:value="23.39451433">
                <text:p>23.39451433</text:p>
              </table:table-cell>
            </table:table-row>
            <table:table-row>
              <table:table-cell office:value-type="string">
                <text:p> 02/23  07:00:00</text:p>
              </table:table-cell>
              <table:table-cell office:value-type="float" office:value="21.9603951598994">
                <text:p>21.9603951598994</text:p>
              </table:table-cell>
              <table:table-cell office:value-type="float" office:value="23.30465879">
                <text:p>23.30465879</text:p>
              </table:table-cell>
            </table:table-row>
            <table:table-row>
              <table:table-cell office:value-type="string">
                <text:p> 02/23  08:00:00</text:p>
              </table:table-cell>
              <table:table-cell office:value-type="float" office:value="21.8199148720706">
                <text:p>21.8199148720706</text:p>
              </table:table-cell>
              <table:table-cell office:value-type="float" office:value="23.18861065">
                <text:p>23.18861065</text:p>
              </table:table-cell>
            </table:table-row>
            <table:table-row>
              <table:table-cell office:value-type="string">
                <text:p> 02/23  09:00:00</text:p>
              </table:table-cell>
              <table:table-cell office:value-type="float" office:value="21.7408779575551">
                <text:p>21.7408779575551</text:p>
              </table:table-cell>
              <table:table-cell office:value-type="float" office:value="23.13158148">
                <text:p>23.13158148</text:p>
              </table:table-cell>
            </table:table-row>
            <table:table-row>
              <table:table-cell office:value-type="string">
                <text:p> 02/23  10:00:00</text:p>
              </table:table-cell>
              <table:table-cell office:value-type="float" office:value="21.7733254049125">
                <text:p>21.7733254049125</text:p>
              </table:table-cell>
              <table:table-cell office:value-type="float" office:value="23.27297187">
                <text:p>23.27297187</text:p>
              </table:table-cell>
            </table:table-row>
            <table:table-row>
              <table:table-cell office:value-type="string">
                <text:p> 02/23  11:00:00</text:p>
              </table:table-cell>
              <table:table-cell office:value-type="float" office:value="21.9808186880958">
                <text:p>21.9808186880958</text:p>
              </table:table-cell>
              <table:table-cell office:value-type="float" office:value="23.72622635">
                <text:p>23.72622635</text:p>
              </table:table-cell>
            </table:table-row>
            <table:table-row>
              <table:table-cell office:value-type="string">
                <text:p> 02/23  12:00:00</text:p>
              </table:table-cell>
              <table:table-cell office:value-type="float" office:value="22.4221354988663">
                <text:p>22.4221354988663</text:p>
              </table:table-cell>
              <table:table-cell office:value-type="float" office:value="24.19043155">
                <text:p>24.19043155</text:p>
              </table:table-cell>
            </table:table-row>
            <table:table-row>
              <table:table-cell office:value-type="string">
                <text:p> 02/23  13:00:00</text:p>
              </table:table-cell>
              <table:table-cell office:value-type="float" office:value="23.0611480119735">
                <text:p>23.0611480119735</text:p>
              </table:table-cell>
              <table:table-cell office:value-type="float" office:value="24.5890097">
                <text:p>24.5890097</text:p>
              </table:table-cell>
            </table:table-row>
            <table:table-row>
              <table:table-cell office:value-type="string">
                <text:p> 02/23  14:00:00</text:p>
              </table:table-cell>
              <table:table-cell office:value-type="float" office:value="23.2676246748427">
                <text:p>23.2676246748427</text:p>
              </table:table-cell>
              <table:table-cell office:value-type="float" office:value="24.770384">
                <text:p>24.770384</text:p>
              </table:table-cell>
            </table:table-row>
            <table:table-row>
              <table:table-cell office:value-type="string">
                <text:p> 02/23  15:00:00</text:p>
              </table:table-cell>
              <table:table-cell office:value-type="float" office:value="23.36933876824">
                <text:p>23.36933876824</text:p>
              </table:table-cell>
              <table:table-cell office:value-type="float" office:value="24.85649536">
                <text:p>24.85649536</text:p>
              </table:table-cell>
            </table:table-row>
            <table:table-row>
              <table:table-cell office:value-type="string">
                <text:p> 02/23  16:00:00</text:p>
              </table:table-cell>
              <table:table-cell office:value-type="float" office:value="23.7138478262256">
                <text:p>23.7138478262256</text:p>
              </table:table-cell>
              <table:table-cell office:value-type="float" office:value="24.99533327">
                <text:p>24.99533327</text:p>
              </table:table-cell>
            </table:table-row>
            <table:table-row>
              <table:table-cell office:value-type="string">
                <text:p> 02/23  17:00:00</text:p>
              </table:table-cell>
              <table:table-cell office:value-type="float" office:value="23.9769107795551">
                <text:p>23.9769107795551</text:p>
              </table:table-cell>
              <table:table-cell office:value-type="float" office:value="25.2389321">
                <text:p>25.2389321</text:p>
              </table:table-cell>
            </table:table-row>
            <table:table-row>
              <table:table-cell office:value-type="string">
                <text:p> 02/23  18:00:00</text:p>
              </table:table-cell>
              <table:table-cell office:value-type="float" office:value="24.0862670131958">
                <text:p>24.0862670131958</text:p>
              </table:table-cell>
              <table:table-cell office:value-type="float" office:value="25.27973362">
                <text:p>25.27973362</text:p>
              </table:table-cell>
            </table:table-row>
            <table:table-row>
              <table:table-cell office:value-type="string">
                <text:p> 02/23  19:00:00</text:p>
              </table:table-cell>
              <table:table-cell office:value-type="float" office:value="24.1148197275022">
                <text:p>24.1148197275022</text:p>
              </table:table-cell>
              <table:table-cell office:value-type="float" office:value="25.20377504">
                <text:p>25.20377504</text:p>
              </table:table-cell>
            </table:table-row>
            <table:table-row>
              <table:table-cell office:value-type="string">
                <text:p> 02/23  20:00:00</text:p>
              </table:table-cell>
              <table:table-cell office:value-type="float" office:value="23.921747626277">
                <text:p>23.921747626277</text:p>
              </table:table-cell>
              <table:table-cell office:value-type="float" office:value="24.94436663">
                <text:p>24.94436663</text:p>
              </table:table-cell>
            </table:table-row>
            <table:table-row>
              <table:table-cell office:value-type="string">
                <text:p> 02/23  21:00:00</text:p>
              </table:table-cell>
              <table:table-cell office:value-type="float" office:value="23.6496508190629">
                <text:p>23.6496508190629</text:p>
              </table:table-cell>
              <table:table-cell office:value-type="float" office:value="24.68599915">
                <text:p>24.68599915</text:p>
              </table:table-cell>
            </table:table-row>
            <table:table-row>
              <table:table-cell office:value-type="string">
                <text:p> 02/23  22:00:00</text:p>
              </table:table-cell>
              <table:table-cell office:value-type="float" office:value="23.3789017605014">
                <text:p>23.3789017605014</text:p>
              </table:table-cell>
              <table:table-cell office:value-type="float" office:value="24.49048467">
                <text:p>24.49048467</text:p>
              </table:table-cell>
            </table:table-row>
            <table:table-row>
              <table:table-cell office:value-type="string">
                <text:p> 02/23  23:00:00</text:p>
              </table:table-cell>
              <table:table-cell office:value-type="float" office:value="23.1817679338094">
                <text:p>23.1817679338094</text:p>
              </table:table-cell>
              <table:table-cell office:value-type="float" office:value="24.35826401">
                <text:p>24.35826401</text:p>
              </table:table-cell>
            </table:table-row>
            <table:table-row>
              <table:table-cell office:value-type="string">
                <text:p> 02/23  24:00:00</text:p>
              </table:table-cell>
              <table:table-cell office:value-type="float" office:value="23.0149169889721">
                <text:p>23.0149169889721</text:p>
              </table:table-cell>
              <table:table-cell office:value-type="float" office:value="24.22224527">
                <text:p>24.22224527</text:p>
              </table:table-cell>
            </table:table-row>
            <table:table-row>
              <table:table-cell office:value-type="string">
                <text:p> 02/24  01:00:00</text:p>
              </table:table-cell>
              <table:table-cell office:value-type="float" office:value="22.8565628724204">
                <text:p>22.8565628724204</text:p>
              </table:table-cell>
              <table:table-cell office:value-type="float" office:value="24.14312588">
                <text:p>24.14312588</text:p>
              </table:table-cell>
            </table:table-row>
            <table:table-row>
              <table:table-cell office:value-type="string">
                <text:p> 02/24  02:00:00</text:p>
              </table:table-cell>
              <table:table-cell office:value-type="float" office:value="22.7762280069896">
                <text:p>22.7762280069896</text:p>
              </table:table-cell>
              <table:table-cell office:value-type="float" office:value="24.06852863">
                <text:p>24.06852863</text:p>
              </table:table-cell>
            </table:table-row>
            <table:table-row>
              <table:table-cell office:value-type="string">
                <text:p> 02/24  03:00:00</text:p>
              </table:table-cell>
              <table:table-cell office:value-type="float" office:value="22.6831686452102">
                <text:p>22.6831686452102</text:p>
              </table:table-cell>
              <table:table-cell office:value-type="float" office:value="23.97130456">
                <text:p>23.97130456</text:p>
              </table:table-cell>
            </table:table-row>
            <table:table-row>
              <table:table-cell office:value-type="string">
                <text:p> 02/24  04:00:00</text:p>
              </table:table-cell>
              <table:table-cell office:value-type="float" office:value="22.5956698659264">
                <text:p>22.5956698659264</text:p>
              </table:table-cell>
              <table:table-cell office:value-type="float" office:value="23.84564178">
                <text:p>23.84564178</text:p>
              </table:table-cell>
            </table:table-row>
            <table:table-row>
              <table:table-cell office:value-type="string">
                <text:p> 02/24  05:00:00</text:p>
              </table:table-cell>
              <table:table-cell office:value-type="float" office:value="22.4972323568683">
                <text:p>22.4972323568683</text:p>
              </table:table-cell>
              <table:table-cell office:value-type="float" office:value="23.68333652">
                <text:p>23.68333652</text:p>
              </table:table-cell>
            </table:table-row>
            <table:table-row>
              <table:table-cell office:value-type="string">
                <text:p> 02/24  06:00:00</text:p>
              </table:table-cell>
              <table:table-cell office:value-type="float" office:value="22.3847940688917">
                <text:p>22.3847940688917</text:p>
              </table:table-cell>
              <table:table-cell office:value-type="float" office:value="23.50359229">
                <text:p>23.50359229</text:p>
              </table:table-cell>
            </table:table-row>
            <table:table-row>
              <table:table-cell office:value-type="string">
                <text:p> 02/24  07:00:00</text:p>
              </table:table-cell>
              <table:table-cell office:value-type="float" office:value="22.270656302324">
                <text:p>22.270656302324</text:p>
              </table:table-cell>
              <table:table-cell office:value-type="float" office:value="23.32707503">
                <text:p>23.32707503</text:p>
              </table:table-cell>
            </table:table-row>
            <table:table-row>
              <table:table-cell office:value-type="string">
                <text:p> 02/24  08:00:00</text:p>
              </table:table-cell>
              <table:table-cell office:value-type="float" office:value="22.1650504461567">
                <text:p>22.1650504461567</text:p>
              </table:table-cell>
              <table:table-cell office:value-type="float" office:value="23.23357753">
                <text:p>23.23357753</text:p>
              </table:table-cell>
            </table:table-row>
            <table:table-row>
              <table:table-cell office:value-type="string">
                <text:p> 02/24  09:00:00</text:p>
              </table:table-cell>
              <table:table-cell office:value-type="float" office:value="22.085548686234">
                <text:p>22.085548686234</text:p>
              </table:table-cell>
              <table:table-cell office:value-type="float" office:value="23.28578667">
                <text:p>23.28578667</text:p>
              </table:table-cell>
            </table:table-row>
            <table:table-row>
              <table:table-cell office:value-type="string">
                <text:p> 02/24  10:00:00</text:p>
              </table:table-cell>
              <table:table-cell office:value-type="float" office:value="22.1231936326664">
                <text:p>22.1231936326664</text:p>
              </table:table-cell>
              <table:table-cell office:value-type="float" office:value="23.62618549">
                <text:p>23.62618549</text:p>
              </table:table-cell>
            </table:table-row>
            <table:table-row>
              <table:table-cell office:value-type="string">
                <text:p> 02/24  11:00:00</text:p>
              </table:table-cell>
              <table:table-cell office:value-type="float" office:value="22.4093893544169">
                <text:p>22.4093893544169</text:p>
              </table:table-cell>
              <table:table-cell office:value-type="float" office:value="24.26778395">
                <text:p>24.26778395</text:p>
              </table:table-cell>
            </table:table-row>
            <table:table-row>
              <table:table-cell office:value-type="string">
                <text:p> 02/24  12:00:00</text:p>
              </table:table-cell>
              <table:table-cell office:value-type="float" office:value="23.2166717120848">
                <text:p>23.2166717120848</text:p>
              </table:table-cell>
              <table:table-cell office:value-type="float" office:value="24.95416339">
                <text:p>24.95416339</text:p>
              </table:table-cell>
            </table:table-row>
            <table:table-row>
              <table:table-cell office:value-type="string">
                <text:p> 02/24  13:00:00</text:p>
              </table:table-cell>
              <table:table-cell office:value-type="float" office:value="23.9856432199599">
                <text:p>23.9856432199599</text:p>
              </table:table-cell>
              <table:table-cell office:value-type="float" office:value="25.56444216">
                <text:p>25.56444216</text:p>
              </table:table-cell>
            </table:table-row>
            <table:table-row>
              <table:table-cell office:value-type="string">
                <text:p> 02/24  14:00:00</text:p>
              </table:table-cell>
              <table:table-cell office:value-type="float" office:value="24.1767996076662">
                <text:p>24.1767996076662</text:p>
              </table:table-cell>
              <table:table-cell office:value-type="float" office:value="26.01267487">
                <text:p>26.01267487</text:p>
              </table:table-cell>
            </table:table-row>
            <table:table-row>
              <table:table-cell office:value-type="string">
                <text:p> 02/24  15:00:00</text:p>
              </table:table-cell>
              <table:table-cell office:value-type="float" office:value="24.3915693663147">
                <text:p>24.3915693663147</text:p>
              </table:table-cell>
              <table:table-cell office:value-type="float" office:value="26.53400642">
                <text:p>26.53400642</text:p>
              </table:table-cell>
            </table:table-row>
            <table:table-row>
              <table:table-cell office:value-type="string">
                <text:p> 02/24  16:00:00</text:p>
              </table:table-cell>
              <table:table-cell office:value-type="float" office:value="24.9421320453805">
                <text:p>24.9421320453805</text:p>
              </table:table-cell>
              <table:table-cell office:value-type="float" office:value="27.00296344">
                <text:p>27.00296344</text:p>
              </table:table-cell>
            </table:table-row>
            <table:table-row>
              <table:table-cell office:value-type="string">
                <text:p> 02/24  17:00:00</text:p>
              </table:table-cell>
              <table:table-cell office:value-type="float" office:value="25.4060925150314">
                <text:p>25.4060925150314</text:p>
              </table:table-cell>
              <table:table-cell office:value-type="float" office:value="27.18659922">
                <text:p>27.18659922</text:p>
              </table:table-cell>
            </table:table-row>
            <table:table-row>
              <table:table-cell office:value-type="string">
                <text:p> 02/24  18:00:00</text:p>
              </table:table-cell>
              <table:table-cell office:value-type="float" office:value="25.6847079045671">
                <text:p>25.6847079045671</text:p>
              </table:table-cell>
              <table:table-cell office:value-type="float" office:value="27.28054828">
                <text:p>27.28054828</text:p>
              </table:table-cell>
            </table:table-row>
            <table:table-row>
              <table:table-cell office:value-type="string">
                <text:p> 02/24  19:00:00</text:p>
              </table:table-cell>
              <table:table-cell office:value-type="float" office:value="25.7883221040808">
                <text:p>25.7883221040808</text:p>
              </table:table-cell>
              <table:table-cell office:value-type="float" office:value="27.14153422">
                <text:p>27.14153422</text:p>
              </table:table-cell>
            </table:table-row>
            <table:table-row>
              <table:table-cell office:value-type="string">
                <text:p> 02/24  20:00:00</text:p>
              </table:table-cell>
              <table:table-cell office:value-type="float" office:value="25.5936214019117">
                <text:p>25.5936214019117</text:p>
              </table:table-cell>
              <table:table-cell office:value-type="float" office:value="26.81768682">
                <text:p>26.81768682</text:p>
              </table:table-cell>
            </table:table-row>
            <table:table-row>
              <table:table-cell office:value-type="string">
                <text:p> 02/24  21:00:00</text:p>
              </table:table-cell>
              <table:table-cell office:value-type="float" office:value="25.268373961146">
                <text:p>25.268373961146</text:p>
              </table:table-cell>
              <table:table-cell office:value-type="float" office:value="26.43871125">
                <text:p>26.43871125</text:p>
              </table:table-cell>
            </table:table-row>
            <table:table-row>
              <table:table-cell office:value-type="string">
                <text:p> 02/24  22:00:00</text:p>
              </table:table-cell>
              <table:table-cell office:value-type="float" office:value="24.9062830700112">
                <text:p>24.9062830700112</text:p>
              </table:table-cell>
              <table:table-cell office:value-type="float" office:value="26.10377099">
                <text:p>26.10377099</text:p>
              </table:table-cell>
            </table:table-row>
            <table:table-row>
              <table:table-cell office:value-type="string">
                <text:p> 02/24  23:00:00</text:p>
              </table:table-cell>
              <table:table-cell office:value-type="float" office:value="24.5655957613837">
                <text:p>24.5655957613837</text:p>
              </table:table-cell>
              <table:table-cell office:value-type="float" office:value="25.83500154">
                <text:p>25.83500154</text:p>
              </table:table-cell>
            </table:table-row>
            <table:table-row>
              <table:table-cell office:value-type="string">
                <text:p> 02/24  24:00:00</text:p>
              </table:table-cell>
              <table:table-cell office:value-type="float" office:value="24.3553947587186">
                <text:p>24.3553947587186</text:p>
              </table:table-cell>
              <table:table-cell office:value-type="float" office:value="25.59435565">
                <text:p>25.59435565</text:p>
              </table:table-cell>
            </table:table-row>
            <table:table-row>
              <table:table-cell office:value-type="string">
                <text:p> 02/25  01:00:00</text:p>
              </table:table-cell>
              <table:table-cell office:value-type="float" office:value="24.1903629293316">
                <text:p>24.1903629293316</text:p>
              </table:table-cell>
              <table:table-cell office:value-type="float" office:value="25.40351472">
                <text:p>25.40351472</text:p>
              </table:table-cell>
            </table:table-row>
            <table:table-row>
              <table:table-cell office:value-type="string">
                <text:p> 02/25  02:00:00</text:p>
              </table:table-cell>
              <table:table-cell office:value-type="float" office:value="24.0349382683426">
                <text:p>24.0349382683426</text:p>
              </table:table-cell>
              <table:table-cell office:value-type="float" office:value="25.22839832">
                <text:p>25.22839832</text:p>
              </table:table-cell>
            </table:table-row>
            <table:table-row>
              <table:table-cell office:value-type="string">
                <text:p> 02/25  03:00:00</text:p>
              </table:table-cell>
              <table:table-cell office:value-type="float" office:value="23.876668466343">
                <text:p>23.876668466343</text:p>
              </table:table-cell>
              <table:table-cell office:value-type="float" office:value="25.06038246">
                <text:p>25.06038246</text:p>
              </table:table-cell>
            </table:table-row>
            <table:table-row>
              <table:table-cell office:value-type="string">
                <text:p> 02/25  04:00:00</text:p>
              </table:table-cell>
              <table:table-cell office:value-type="float" office:value="23.7095229192085">
                <text:p>23.7095229192085</text:p>
              </table:table-cell>
              <table:table-cell office:value-type="float" office:value="24.94054972">
                <text:p>24.94054972</text:p>
              </table:table-cell>
            </table:table-row>
            <table:table-row>
              <table:table-cell office:value-type="string">
                <text:p> 02/25  05:00:00</text:p>
              </table:table-cell>
              <table:table-cell office:value-type="float" office:value="23.5802604622626">
                <text:p>23.5802604622626</text:p>
              </table:table-cell>
              <table:table-cell office:value-type="float" office:value="24.67896746">
                <text:p>24.67896746</text:p>
              </table:table-cell>
            </table:table-row>
            <table:table-row>
              <table:table-cell office:value-type="string">
                <text:p> 02/25  06:00:00</text:p>
              </table:table-cell>
              <table:table-cell office:value-type="float" office:value="23.4262268621804">
                <text:p>23.4262268621804</text:p>
              </table:table-cell>
              <table:table-cell office:value-type="float" office:value="24.3466077">
                <text:p>24.3466077</text:p>
              </table:table-cell>
            </table:table-row>
            <table:table-row>
              <table:table-cell office:value-type="string">
                <text:p> 02/25  07:00:00</text:p>
              </table:table-cell>
              <table:table-cell office:value-type="float" office:value="23.1677576585125">
                <text:p>23.1677576585125</text:p>
              </table:table-cell>
              <table:table-cell office:value-type="float" office:value="24.05298885">
                <text:p>24.05298885</text:p>
              </table:table-cell>
            </table:table-row>
            <table:table-row>
              <table:table-cell office:value-type="string">
                <text:p> 02/25  08:00:00</text:p>
              </table:table-cell>
              <table:table-cell office:value-type="float" office:value="22.889396852691">
                <text:p>22.889396852691</text:p>
              </table:table-cell>
              <table:table-cell office:value-type="float" office:value="23.78432891">
                <text:p>23.78432891</text:p>
              </table:table-cell>
            </table:table-row>
            <table:table-row>
              <table:table-cell office:value-type="string">
                <text:p> 02/25  09:00:00</text:p>
              </table:table-cell>
              <table:table-cell office:value-type="float" office:value="22.6828352613741">
                <text:p>22.6828352613741</text:p>
              </table:table-cell>
              <table:table-cell office:value-type="float" office:value="23.53635532">
                <text:p>23.53635532</text:p>
              </table:table-cell>
            </table:table-row>
            <table:table-row>
              <table:table-cell office:value-type="string">
                <text:p> 02/25  10:00:00</text:p>
              </table:table-cell>
              <table:table-cell office:value-type="float" office:value="22.5302184881058">
                <text:p>22.5302184881058</text:p>
              </table:table-cell>
              <table:table-cell office:value-type="float" office:value="23.29928622">
                <text:p>23.29928622</text:p>
              </table:table-cell>
            </table:table-row>
            <table:table-row>
              <table:table-cell office:value-type="string">
                <text:p> 02/25  11:00:00</text:p>
              </table:table-cell>
              <table:table-cell office:value-type="float" office:value="22.2710240096725">
                <text:p>22.2710240096725</text:p>
              </table:table-cell>
              <table:table-cell office:value-type="float" office:value="23.10601046">
                <text:p>23.10601046</text:p>
              </table:table-cell>
            </table:table-row>
            <table:table-row>
              <table:table-cell office:value-type="string">
                <text:p> 02/25  12:00:00</text:p>
              </table:table-cell>
              <table:table-cell office:value-type="float" office:value="22.0989749959489">
                <text:p>22.0989749959489</text:p>
              </table:table-cell>
              <table:table-cell office:value-type="float" office:value="22.99494934">
                <text:p>22.99494934</text:p>
              </table:table-cell>
            </table:table-row>
            <table:table-row>
              <table:table-cell office:value-type="string">
                <text:p> 02/25  13:00:00</text:p>
              </table:table-cell>
              <table:table-cell office:value-type="float" office:value="22.0127141171751">
                <text:p>22.0127141171751</text:p>
              </table:table-cell>
              <table:table-cell office:value-type="float" office:value="22.80042954">
                <text:p>22.80042954</text:p>
              </table:table-cell>
            </table:table-row>
            <table:table-row>
              <table:table-cell office:value-type="string">
                <text:p> 02/25  14:00:00</text:p>
              </table:table-cell>
              <table:table-cell office:value-type="float" office:value="21.9710107394903">
                <text:p>21.9710107394903</text:p>
              </table:table-cell>
              <table:table-cell office:value-type="float" office:value="22.81554371">
                <text:p>22.81554371</text:p>
              </table:table-cell>
            </table:table-row>
            <table:table-row>
              <table:table-cell office:value-type="string">
                <text:p> 02/25  15:00:00</text:p>
              </table:table-cell>
              <table:table-cell office:value-type="float" office:value="21.9697175689482">
                <text:p>21.9697175689482</text:p>
              </table:table-cell>
              <table:table-cell office:value-type="float" office:value="22.79469716">
                <text:p>22.79469716</text:p>
              </table:table-cell>
            </table:table-row>
            <table:table-row>
              <table:table-cell office:value-type="string">
                <text:p> 02/25  16:00:00</text:p>
              </table:table-cell>
              <table:table-cell office:value-type="float" office:value="22.1786704374704">
                <text:p>22.1786704374704</text:p>
              </table:table-cell>
              <table:table-cell office:value-type="float" office:value="22.73363089">
                <text:p>22.73363089</text:p>
              </table:table-cell>
            </table:table-row>
            <table:table-row>
              <table:table-cell office:value-type="string">
                <text:p> 02/25  17:00:00</text:p>
              </table:table-cell>
              <table:table-cell office:value-type="float" office:value="22.4805059458274">
                <text:p>22.4805059458274</text:p>
              </table:table-cell>
              <table:table-cell office:value-type="float" office:value="22.38980995">
                <text:p>22.38980995</text:p>
              </table:table-cell>
            </table:table-row>
            <table:table-row>
              <table:table-cell office:value-type="string">
                <text:p> 02/25  18:00:00</text:p>
              </table:table-cell>
              <table:table-cell office:value-type="float" office:value="22.6258682537347">
                <text:p>22.6258682537347</text:p>
              </table:table-cell>
              <table:table-cell office:value-type="float" office:value="21.88804627">
                <text:p>21.88804627</text:p>
              </table:table-cell>
            </table:table-row>
            <table:table-row>
              <table:table-cell office:value-type="string">
                <text:p> 02/25  19:00:00</text:p>
              </table:table-cell>
              <table:table-cell office:value-type="float" office:value="22.873772129316">
                <text:p>22.873772129316</text:p>
              </table:table-cell>
              <table:table-cell office:value-type="float" office:value="21.77015131">
                <text:p>21.77015131</text:p>
              </table:table-cell>
            </table:table-row>
            <table:table-row>
              <table:table-cell office:value-type="string">
                <text:p> 02/25  20:00:00</text:p>
              </table:table-cell>
              <table:table-cell office:value-type="float" office:value="23.0556007222374">
                <text:p>23.0556007222374</text:p>
              </table:table-cell>
              <table:table-cell office:value-type="float" office:value="21.59251693">
                <text:p>21.59251693</text:p>
              </table:table-cell>
            </table:table-row>
            <table:table-row>
              <table:table-cell office:value-type="string">
                <text:p> 02/25  21:00:00</text:p>
              </table:table-cell>
              <table:table-cell office:value-type="float" office:value="22.9793982253633">
                <text:p>22.9793982253633</text:p>
              </table:table-cell>
              <table:table-cell office:value-type="float" office:value="21.2018192">
                <text:p>21.2018192</text:p>
              </table:table-cell>
            </table:table-row>
            <table:table-row>
              <table:table-cell office:value-type="string">
                <text:p> 02/25  22:00:00</text:p>
              </table:table-cell>
              <table:table-cell office:value-type="float" office:value="22.8136893038355">
                <text:p>22.8136893038355</text:p>
              </table:table-cell>
              <table:table-cell office:value-type="float" office:value="20.91218436">
                <text:p>20.91218436</text:p>
              </table:table-cell>
            </table:table-row>
            <table:table-row>
              <table:table-cell office:value-type="string">
                <text:p> 02/25  23:00:00</text:p>
              </table:table-cell>
              <table:table-cell office:value-type="float" office:value="22.5919639660484">
                <text:p>22.5919639660484</text:p>
              </table:table-cell>
              <table:table-cell office:value-type="float" office:value="20.6930144">
                <text:p>20.6930144</text:p>
              </table:table-cell>
            </table:table-row>
            <table:table-row>
              <table:table-cell office:value-type="string">
                <text:p> 02/25  24:00:00</text:p>
              </table:table-cell>
              <table:table-cell office:value-type="float" office:value="22.3260474731629">
                <text:p>22.3260474731629</text:p>
              </table:table-cell>
              <table:table-cell office:value-type="float" office:value="20.53387709">
                <text:p>20.53387709</text:p>
              </table:table-cell>
            </table:table-row>
            <table:table-row>
              <table:table-cell office:value-type="string">
                <text:p> 02/26  01:00:00</text:p>
              </table:table-cell>
              <table:table-cell office:value-type="float" office:value="22.0430335172851">
                <text:p>22.0430335172851</text:p>
              </table:table-cell>
              <table:table-cell office:value-type="float" office:value="20.35469929">
                <text:p>20.35469929</text:p>
              </table:table-cell>
            </table:table-row>
            <table:table-row>
              <table:table-cell office:value-type="string">
                <text:p> 02/26  02:00:00</text:p>
              </table:table-cell>
              <table:table-cell office:value-type="float" office:value="21.7535497952266">
                <text:p>21.7535497952266</text:p>
              </table:table-cell>
              <table:table-cell office:value-type="float" office:value="20.19125636">
                <text:p>20.19125636</text:p>
              </table:table-cell>
            </table:table-row>
            <table:table-row>
              <table:table-cell office:value-type="string">
                <text:p> 02/26  03:00:00</text:p>
              </table:table-cell>
              <table:table-cell office:value-type="float" office:value="21.4551883479551">
                <text:p>21.4551883479551</text:p>
              </table:table-cell>
              <table:table-cell office:value-type="float" office:value="20.07428576">
                <text:p>20.07428576</text:p>
              </table:table-cell>
            </table:table-row>
            <table:table-row>
              <table:table-cell office:value-type="string">
                <text:p> 02/26  04:00:00</text:p>
              </table:table-cell>
              <table:table-cell office:value-type="float" office:value="21.1491910923696">
                <text:p>21.1491910923696</text:p>
              </table:table-cell>
              <table:table-cell office:value-type="float" office:value="20.00038112">
                <text:p>20.00038112</text:p>
              </table:table-cell>
            </table:table-row>
            <table:table-row>
              <table:table-cell office:value-type="string">
                <text:p> 02/26  05:00:00</text:p>
              </table:table-cell>
              <table:table-cell office:value-type="float" office:value="20.8481237871075">
                <text:p>20.8481237871075</text:p>
              </table:table-cell>
              <table:table-cell office:value-type="float" office:value="19.94854627">
                <text:p>19.94854627</text:p>
              </table:table-cell>
            </table:table-row>
            <table:table-row>
              <table:table-cell office:value-type="string">
                <text:p> 02/26  06:00:00</text:p>
              </table:table-cell>
              <table:table-cell office:value-type="float" office:value="20.5478634613256">
                <text:p>20.5478634613256</text:p>
              </table:table-cell>
              <table:table-cell office:value-type="float" office:value="19.9126651">
                <text:p>19.9126651</text:p>
              </table:table-cell>
            </table:table-row>
            <table:table-row>
              <table:table-cell office:value-type="string">
                <text:p> 02/26  07:00:00</text:p>
              </table:table-cell>
              <table:table-cell office:value-type="float" office:value="20.2502478703352">
                <text:p>20.2502478703352</text:p>
              </table:table-cell>
              <table:table-cell office:value-type="float" office:value="19.89386016">
                <text:p>19.89386016</text:p>
              </table:table-cell>
            </table:table-row>
            <table:table-row>
              <table:table-cell office:value-type="string">
                <text:p> 02/26  08:00:00</text:p>
              </table:table-cell>
              <table:table-cell office:value-type="float" office:value="19.9568443206435">
                <text:p>19.9568443206435</text:p>
              </table:table-cell>
              <table:table-cell office:value-type="float" office:value="19.86641015">
                <text:p>19.86641015</text:p>
              </table:table-cell>
            </table:table-row>
            <table:table-row>
              <table:table-cell office:value-type="string">
                <text:p> 02/26  09:00:00</text:p>
              </table:table-cell>
              <table:table-cell office:value-type="float" office:value="19.7175121104013">
                <text:p>19.7175121104013</text:p>
              </table:table-cell>
              <table:table-cell office:value-type="float" office:value="20.23630756">
                <text:p>20.23630756</text:p>
              </table:table-cell>
            </table:table-row>
            <table:table-row>
              <table:table-cell office:value-type="string">
                <text:p> 02/26  10:00:00</text:p>
              </table:table-cell>
              <table:table-cell office:value-type="float" office:value="19.6411794584158">
                <text:p>19.6411794584158</text:p>
              </table:table-cell>
              <table:table-cell office:value-type="float" office:value="21.39358783">
                <text:p>21.39358783</text:p>
              </table:table-cell>
            </table:table-row>
            <table:table-row>
              <table:table-cell office:value-type="string">
                <text:p> 02/26  11:00:00</text:p>
              </table:table-cell>
              <table:table-cell office:value-type="float" office:value="19.8894977607554">
                <text:p>19.8894977607554</text:p>
              </table:table-cell>
              <table:table-cell office:value-type="float" office:value="22.03455572">
                <text:p>22.03455572</text:p>
              </table:table-cell>
            </table:table-row>
            <table:table-row>
              <table:table-cell office:value-type="string">
                <text:p> 02/26  12:00:00</text:p>
              </table:table-cell>
              <table:table-cell office:value-type="float" office:value="20.2953229384202">
                <text:p>20.2953229384202</text:p>
              </table:table-cell>
              <table:table-cell office:value-type="float" office:value="21.98607397">
                <text:p>21.98607397</text:p>
              </table:table-cell>
            </table:table-row>
            <table:table-row>
              <table:table-cell office:value-type="string">
                <text:p> 02/26  13:00:00</text:p>
              </table:table-cell>
              <table:table-cell office:value-type="float" office:value="20.8196170065461">
                <text:p>20.8196170065461</text:p>
              </table:table-cell>
              <table:table-cell office:value-type="float" office:value="22.11797501">
                <text:p>22.11797501</text:p>
              </table:table-cell>
            </table:table-row>
            <table:table-row>
              <table:table-cell office:value-type="string">
                <text:p> 02/26  14:00:00</text:p>
              </table:table-cell>
              <table:table-cell office:value-type="float" office:value="21.4420756800518">
                <text:p>21.4420756800518</text:p>
              </table:table-cell>
              <table:table-cell office:value-type="float" office:value="22.17549528">
                <text:p>22.17549528</text:p>
              </table:table-cell>
            </table:table-row>
            <table:table-row>
              <table:table-cell office:value-type="string">
                <text:p> 02/26  15:00:00</text:p>
              </table:table-cell>
              <table:table-cell office:value-type="float" office:value="22.2162890620458">
                <text:p>22.2162890620458</text:p>
              </table:table-cell>
              <table:table-cell office:value-type="float" office:value="22.08516949">
                <text:p>22.08516949</text:p>
              </table:table-cell>
            </table:table-row>
            <table:table-row>
              <table:table-cell office:value-type="string">
                <text:p> 02/26  16:00:00</text:p>
              </table:table-cell>
              <table:table-cell office:value-type="float" office:value="22.9035864038043">
                <text:p>22.9035864038043</text:p>
              </table:table-cell>
              <table:table-cell office:value-type="float" office:value="22.1676337">
                <text:p>22.1676337</text:p>
              </table:table-cell>
            </table:table-row>
            <table:table-row>
              <table:table-cell office:value-type="string">
                <text:p> 02/26  17:00:00</text:p>
              </table:table-cell>
              <table:table-cell office:value-type="float" office:value="23.376263748068">
                <text:p>23.376263748068</text:p>
              </table:table-cell>
              <table:table-cell office:value-type="float" office:value="22.21923712">
                <text:p>22.21923712</text:p>
              </table:table-cell>
            </table:table-row>
            <table:table-row>
              <table:table-cell office:value-type="string">
                <text:p> 02/26  18:00:00</text:p>
              </table:table-cell>
              <table:table-cell office:value-type="float" office:value="23.6738686892108">
                <text:p>23.6738686892108</text:p>
              </table:table-cell>
              <table:table-cell office:value-type="float" office:value="22.26529617">
                <text:p>22.26529617</text:p>
              </table:table-cell>
            </table:table-row>
            <table:table-row>
              <table:table-cell office:value-type="string">
                <text:p> 02/26  19:00:00</text:p>
              </table:table-cell>
              <table:table-cell office:value-type="float" office:value="23.8892812439645">
                <text:p>23.8892812439645</text:p>
              </table:table-cell>
              <table:table-cell office:value-type="float" office:value="21.99451314">
                <text:p>21.99451314</text:p>
              </table:table-cell>
            </table:table-row>
            <table:table-row>
              <table:table-cell office:value-type="string">
                <text:p> 02/26  20:00:00</text:p>
              </table:table-cell>
              <table:table-cell office:value-type="float" office:value="23.8644831800307">
                <text:p>23.8644831800307</text:p>
              </table:table-cell>
              <table:table-cell office:value-type="float" office:value="21.80289232">
                <text:p>21.80289232</text:p>
              </table:table-cell>
            </table:table-row>
            <table:table-row>
              <table:table-cell office:value-type="string">
                <text:p> 02/26  21:00:00</text:p>
              </table:table-cell>
              <table:table-cell office:value-type="float" office:value="23.6770737356965">
                <text:p>23.6770737356965</text:p>
              </table:table-cell>
              <table:table-cell office:value-type="float" office:value="21.41943678">
                <text:p>21.41943678</text:p>
              </table:table-cell>
            </table:table-row>
            <table:table-row>
              <table:table-cell office:value-type="string">
                <text:p> 02/26  22:00:00</text:p>
              </table:table-cell>
              <table:table-cell office:value-type="float" office:value="23.4998203508014">
                <text:p>23.4998203508014</text:p>
              </table:table-cell>
              <table:table-cell office:value-type="float" office:value="21.16185228">
                <text:p>21.16185228</text:p>
              </table:table-cell>
            </table:table-row>
            <table:table-row>
              <table:table-cell office:value-type="string">
                <text:p> 02/26  23:00:00</text:p>
              </table:table-cell>
              <table:table-cell office:value-type="float" office:value="23.301339883143">
                <text:p>23.301339883143</text:p>
              </table:table-cell>
              <table:table-cell office:value-type="float" office:value="20.92288391">
                <text:p>20.92288391</text:p>
              </table:table-cell>
            </table:table-row>
            <table:table-row>
              <table:table-cell office:value-type="string">
                <text:p> 02/26  24:00:00</text:p>
              </table:table-cell>
              <table:table-cell office:value-type="float" office:value="23.0876396372495">
                <text:p>23.0876396372495</text:p>
              </table:table-cell>
              <table:table-cell office:value-type="float" office:value="20.66627013">
                <text:p>20.66627013</text:p>
              </table:table-cell>
            </table:table-row>
            <table:table-row>
              <table:table-cell office:value-type="string">
                <text:p> 02/27  01:00:00</text:p>
              </table:table-cell>
              <table:table-cell office:value-type="float" office:value="22.8534150714659">
                <text:p>22.8534150714659</text:p>
              </table:table-cell>
              <table:table-cell office:value-type="float" office:value="20.54514167">
                <text:p>20.54514167</text:p>
              </table:table-cell>
            </table:table-row>
            <table:table-row>
              <table:table-cell office:value-type="string">
                <text:p> 02/27  02:00:00</text:p>
              </table:table-cell>
              <table:table-cell office:value-type="float" office:value="22.6472119204231">
                <text:p>22.6472119204231</text:p>
              </table:table-cell>
              <table:table-cell office:value-type="float" office:value="20.48369567">
                <text:p>20.48369567</text:p>
              </table:table-cell>
            </table:table-row>
            <table:table-row>
              <table:table-cell office:value-type="string">
                <text:p> 02/27  03:00:00</text:p>
              </table:table-cell>
              <table:table-cell office:value-type="float" office:value="22.432581426414">
                <text:p>22.432581426414</text:p>
              </table:table-cell>
              <table:table-cell office:value-type="float" office:value="20.46390748">
                <text:p>20.46390748</text:p>
              </table:table-cell>
            </table:table-row>
            <table:table-row>
              <table:table-cell office:value-type="string">
                <text:p> 02/27  04:00:00</text:p>
              </table:table-cell>
              <table:table-cell office:value-type="float" office:value="22.2318474523844">
                <text:p>22.2318474523844</text:p>
              </table:table-cell>
              <table:table-cell office:value-type="float" office:value="20.5138267">
                <text:p>20.5138267</text:p>
              </table:table-cell>
            </table:table-row>
            <table:table-row>
              <table:table-cell office:value-type="string">
                <text:p> 02/27  05:00:00</text:p>
              </table:table-cell>
              <table:table-cell office:value-type="float" office:value="22.0819280503782">
                <text:p>22.0819280503782</text:p>
              </table:table-cell>
              <table:table-cell office:value-type="float" office:value="20.48080531">
                <text:p>20.48080531</text:p>
              </table:table-cell>
            </table:table-row>
            <table:table-row>
              <table:table-cell office:value-type="string">
                <text:p> 02/27  06:00:00</text:p>
              </table:table-cell>
              <table:table-cell office:value-type="float" office:value="21.93067146515">
                <text:p>21.93067146515</text:p>
              </table:table-cell>
              <table:table-cell office:value-type="float" office:value="20.46868187">
                <text:p>20.46868187</text:p>
              </table:table-cell>
            </table:table-row>
            <table:table-row>
              <table:table-cell office:value-type="string">
                <text:p> 02/27  07:00:00</text:p>
              </table:table-cell>
              <table:table-cell office:value-type="float" office:value="21.7777139448711">
                <text:p>21.7777139448711</text:p>
              </table:table-cell>
              <table:table-cell office:value-type="float" office:value="20.50158763">
                <text:p>20.50158763</text:p>
              </table:table-cell>
            </table:table-row>
            <table:table-row>
              <table:table-cell office:value-type="string">
                <text:p> 02/27  08:00:00</text:p>
              </table:table-cell>
              <table:table-cell office:value-type="float" office:value="21.6241146347883">
                <text:p>21.6241146347883</text:p>
              </table:table-cell>
              <table:table-cell office:value-type="float" office:value="20.90568902">
                <text:p>20.90568902</text:p>
              </table:table-cell>
            </table:table-row>
            <table:table-row>
              <table:table-cell office:value-type="string">
                <text:p> 02/27  09:00:00</text:p>
              </table:table-cell>
              <table:table-cell office:value-type="float" office:value="21.4934226442453">
                <text:p>21.4934226442453</text:p>
              </table:table-cell>
              <table:table-cell office:value-type="float" office:value="21.99397452">
                <text:p>21.99397452</text:p>
              </table:table-cell>
            </table:table-row>
            <table:table-row>
              <table:table-cell office:value-type="string">
                <text:p> 02/27  10:00:00</text:p>
              </table:table-cell>
              <table:table-cell office:value-type="float" office:value="21.4726907303838">
                <text:p>21.4726907303838</text:p>
              </table:table-cell>
              <table:table-cell office:value-type="float" office:value="22.13550803">
                <text:p>22.13550803</text:p>
              </table:table-cell>
            </table:table-row>
            <table:table-row>
              <table:table-cell office:value-type="string">
                <text:p> 02/27  11:00:00</text:p>
              </table:table-cell>
              <table:table-cell office:value-type="float" office:value="21.6878706941147">
                <text:p>21.6878706941147</text:p>
              </table:table-cell>
              <table:table-cell office:value-type="float" office:value="22.13322205">
                <text:p>22.13322205</text:p>
              </table:table-cell>
            </table:table-row>
            <table:table-row>
              <table:table-cell office:value-type="string">
                <text:p> 02/27  12:00:00</text:p>
              </table:table-cell>
              <table:table-cell office:value-type="float" office:value="22.2574289454087">
                <text:p>22.2574289454087</text:p>
              </table:table-cell>
              <table:table-cell office:value-type="float" office:value="22.14089954">
                <text:p>22.14089954</text:p>
              </table:table-cell>
            </table:table-row>
            <table:table-row>
              <table:table-cell office:value-type="string">
                <text:p> 02/27  13:00:00</text:p>
              </table:table-cell>
              <table:table-cell office:value-type="float" office:value="22.9732259617">
                <text:p>22.9732259617</text:p>
              </table:table-cell>
              <table:table-cell office:value-type="float" office:value="22.33255131">
                <text:p>22.33255131</text:p>
              </table:table-cell>
            </table:table-row>
            <table:table-row>
              <table:table-cell office:value-type="string">
                <text:p> 02/27  14:00:00</text:p>
              </table:table-cell>
              <table:table-cell office:value-type="float" office:value="23.1881427240739">
                <text:p>23.1881427240739</text:p>
              </table:table-cell>
              <table:table-cell office:value-type="float" office:value="22.46075678">
                <text:p>22.46075678</text:p>
              </table:table-cell>
            </table:table-row>
            <table:table-row>
              <table:table-cell office:value-type="string">
                <text:p> 02/27  15:00:00</text:p>
              </table:table-cell>
              <table:table-cell office:value-type="float" office:value="23.4943435537745">
                <text:p>23.4943435537745</text:p>
              </table:table-cell>
              <table:table-cell office:value-type="float" office:value="22.33403147">
                <text:p>22.33403147</text:p>
              </table:table-cell>
            </table:table-row>
            <table:table-row>
              <table:table-cell office:value-type="string">
                <text:p> 02/27  16:00:00</text:p>
              </table:table-cell>
              <table:table-cell office:value-type="float" office:value="23.9184847163715">
                <text:p>23.9184847163715</text:p>
              </table:table-cell>
              <table:table-cell office:value-type="float" office:value="22.53982332">
                <text:p>22.53982332</text:p>
              </table:table-cell>
            </table:table-row>
            <table:table-row>
              <table:table-cell office:value-type="string">
                <text:p> 02/27  17:00:00</text:p>
              </table:table-cell>
              <table:table-cell office:value-type="float" office:value="24.1718139820401">
                <text:p>24.1718139820401</text:p>
              </table:table-cell>
              <table:table-cell office:value-type="float" office:value="22.31763389">
                <text:p>22.31763389</text:p>
              </table:table-cell>
            </table:table-row>
            <table:table-row>
              <table:table-cell office:value-type="string">
                <text:p> 02/27  18:00:00</text:p>
              </table:table-cell>
              <table:table-cell office:value-type="float" office:value="24.1325991222001">
                <text:p>24.1325991222001</text:p>
              </table:table-cell>
              <table:table-cell office:value-type="float" office:value="22.08471101">
                <text:p>22.08471101</text:p>
              </table:table-cell>
            </table:table-row>
            <table:table-row>
              <table:table-cell office:value-type="string">
                <text:p> 02/27  19:00:00</text:p>
              </table:table-cell>
              <table:table-cell office:value-type="float" office:value="23.8893683401084">
                <text:p>23.8893683401084</text:p>
              </table:table-cell>
              <table:table-cell office:value-type="float" office:value="22.05114803">
                <text:p>22.05114803</text:p>
              </table:table-cell>
            </table:table-row>
            <table:table-row>
              <table:table-cell office:value-type="string">
                <text:p> 02/27  20:00:00</text:p>
              </table:table-cell>
              <table:table-cell office:value-type="float" office:value="23.4420987844536">
                <text:p>23.4420987844536</text:p>
              </table:table-cell>
              <table:table-cell office:value-type="float" office:value="22.10030954">
                <text:p>22.10030954</text:p>
              </table:table-cell>
            </table:table-row>
            <table:table-row>
              <table:table-cell office:value-type="string">
                <text:p> 02/27  21:00:00</text:p>
              </table:table-cell>
              <table:table-cell office:value-type="float" office:value="23.0609741143794">
                <text:p>23.0609741143794</text:p>
              </table:table-cell>
              <table:table-cell office:value-type="float" office:value="21.91101025">
                <text:p>21.91101025</text:p>
              </table:table-cell>
            </table:table-row>
            <table:table-row>
              <table:table-cell office:value-type="string">
                <text:p> 02/27  22:00:00</text:p>
              </table:table-cell>
              <table:table-cell office:value-type="float" office:value="22.7448764707256">
                <text:p>22.7448764707256</text:p>
              </table:table-cell>
              <table:table-cell office:value-type="float" office:value="21.69016661">
                <text:p>21.69016661</text:p>
              </table:table-cell>
            </table:table-row>
            <table:table-row>
              <table:table-cell office:value-type="string">
                <text:p> 02/27  23:00:00</text:p>
              </table:table-cell>
              <table:table-cell office:value-type="float" office:value="22.5061318745803">
                <text:p>22.5061318745803</text:p>
              </table:table-cell>
              <table:table-cell office:value-type="float" office:value="21.55344579">
                <text:p>21.55344579</text:p>
              </table:table-cell>
            </table:table-row>
            <table:table-row>
              <table:table-cell office:value-type="string">
                <text:p> 02/27  24:00:00</text:p>
              </table:table-cell>
              <table:table-cell office:value-type="float" office:value="22.2993889021318">
                <text:p>22.2993889021318</text:p>
              </table:table-cell>
              <table:table-cell office:value-type="float" office:value="21.47125289">
                <text:p>21.47125289</text:p>
              </table:table-cell>
            </table:table-row>
            <table:table-row>
              <table:table-cell office:value-type="string">
                <text:p> 02/28  01:00:00</text:p>
              </table:table-cell>
              <table:table-cell office:value-type="float" office:value="22.0249870112834">
                <text:p>22.0249870112834</text:p>
              </table:table-cell>
              <table:table-cell office:value-type="float" office:value="21.38863558">
                <text:p>21.38863558</text:p>
              </table:table-cell>
            </table:table-row>
            <table:table-row>
              <table:table-cell office:value-type="string">
                <text:p> 02/28  02:00:00</text:p>
              </table:table-cell>
              <table:table-cell office:value-type="float" office:value="21.8317653666265">
                <text:p>21.8317653666265</text:p>
              </table:table-cell>
              <table:table-cell office:value-type="float" office:value="21.40655655">
                <text:p>21.40655655</text:p>
              </table:table-cell>
            </table:table-row>
            <table:table-row>
              <table:table-cell office:value-type="string">
                <text:p> 02/28  03:00:00</text:p>
              </table:table-cell>
              <table:table-cell office:value-type="float" office:value="21.6839811332892">
                <text:p>21.6839811332892</text:p>
              </table:table-cell>
              <table:table-cell office:value-type="float" office:value="21.52012707">
                <text:p>21.52012707</text:p>
              </table:table-cell>
            </table:table-row>
            <table:table-row>
              <table:table-cell office:value-type="string">
                <text:p> 02/28  04:00:00</text:p>
              </table:table-cell>
              <table:table-cell office:value-type="float" office:value="21.5453076975219">
                <text:p>21.5453076975219</text:p>
              </table:table-cell>
              <table:table-cell office:value-type="float" office:value="21.42316666">
                <text:p>21.42316666</text:p>
              </table:table-cell>
            </table:table-row>
            <table:table-row>
              <table:table-cell office:value-type="string">
                <text:p> 02/28  05:00:00</text:p>
              </table:table-cell>
              <table:table-cell office:value-type="float" office:value="21.4039955964197">
                <text:p>21.4039955964197</text:p>
              </table:table-cell>
              <table:table-cell office:value-type="float" office:value="21.31010364">
                <text:p>21.31010364</text:p>
              </table:table-cell>
            </table:table-row>
            <table:table-row>
              <table:table-cell office:value-type="string">
                <text:p> 02/28  06:00:00</text:p>
              </table:table-cell>
              <table:table-cell office:value-type="float" office:value="21.2170396603852">
                <text:p>21.2170396603852</text:p>
              </table:table-cell>
              <table:table-cell office:value-type="float" office:value="21.20460369">
                <text:p>21.20460369</text:p>
              </table:table-cell>
            </table:table-row>
            <table:table-row>
              <table:table-cell office:value-type="string">
                <text:p> 02/28  07:00:00</text:p>
              </table:table-cell>
              <table:table-cell office:value-type="float" office:value="20.9435061744096">
                <text:p>20.9435061744096</text:p>
              </table:table-cell>
              <table:table-cell office:value-type="float" office:value="21.09517863">
                <text:p>21.09517863</text:p>
              </table:table-cell>
            </table:table-row>
            <table:table-row>
              <table:table-cell office:value-type="string">
                <text:p> 02/28  08:00:00</text:p>
              </table:table-cell>
              <table:table-cell office:value-type="float" office:value="20.6683468563918">
                <text:p>20.6683468563918</text:p>
              </table:table-cell>
              <table:table-cell office:value-type="float" office:value="21.43817484">
                <text:p>21.43817484</text:p>
              </table:table-cell>
            </table:table-row>
            <table:table-row>
              <table:table-cell office:value-type="string">
                <text:p> 02/28  09:00:00</text:p>
              </table:table-cell>
              <table:table-cell office:value-type="float" office:value="20.4622441811902">
                <text:p>20.4622441811902</text:p>
              </table:table-cell>
              <table:table-cell office:value-type="float" office:value="22.1531154">
                <text:p>22.1531154</text:p>
              </table:table-cell>
            </table:table-row>
            <table:table-row>
              <table:table-cell office:value-type="string">
                <text:p> 02/28  10:00:00</text:p>
              </table:table-cell>
              <table:table-cell office:value-type="float" office:value="20.7565120050301">
                <text:p>20.7565120050301</text:p>
              </table:table-cell>
              <table:table-cell office:value-type="float" office:value="22.29502459">
                <text:p>22.29502459</text:p>
              </table:table-cell>
            </table:table-row>
            <table:table-row>
              <table:table-cell office:value-type="string">
                <text:p> 02/28  11:00:00</text:p>
              </table:table-cell>
              <table:table-cell office:value-type="float" office:value="21.8684060201735">
                <text:p>21.8684060201735</text:p>
              </table:table-cell>
              <table:table-cell office:value-type="float" office:value="22.53705892">
                <text:p>22.53705892</text:p>
              </table:table-cell>
            </table:table-row>
            <table:table-row>
              <table:table-cell office:value-type="string">
                <text:p> 02/28  12:00:00</text:p>
              </table:table-cell>
              <table:table-cell office:value-type="float" office:value="23.3793661844561">
                <text:p>23.3793661844561</text:p>
              </table:table-cell>
              <table:table-cell office:value-type="float" office:value="22.76671661">
                <text:p>22.76671661</text:p>
              </table:table-cell>
            </table:table-row>
            <table:table-row>
              <table:table-cell office:value-type="string">
                <text:p> 02/28  13:00:00</text:p>
              </table:table-cell>
              <table:table-cell office:value-type="float" office:value="23.6243685773547">
                <text:p>23.6243685773547</text:p>
              </table:table-cell>
              <table:table-cell office:value-type="float" office:value="22.74499913">
                <text:p>22.74499913</text:p>
              </table:table-cell>
            </table:table-row>
            <table:table-row>
              <table:table-cell office:value-type="string">
                <text:p> 02/28  14:00:00</text:p>
              </table:table-cell>
              <table:table-cell office:value-type="float" office:value="23.2141904676089">
                <text:p>23.2141904676089</text:p>
              </table:table-cell>
              <table:table-cell office:value-type="float" office:value="22.78169313">
                <text:p>22.78169313</text:p>
              </table:table-cell>
            </table:table-row>
            <table:table-row>
              <table:table-cell office:value-type="string">
                <text:p> 02/28  15:00:00</text:p>
              </table:table-cell>
              <table:table-cell office:value-type="float" office:value="22.9878097070327">
                <text:p>22.9878097070327</text:p>
              </table:table-cell>
              <table:table-cell office:value-type="float" office:value="22.78109234">
                <text:p>22.78109234</text:p>
              </table:table-cell>
            </table:table-row>
            <table:table-row>
              <table:table-cell office:value-type="string">
                <text:p> 02/28  16:00:00</text:p>
              </table:table-cell>
              <table:table-cell office:value-type="float" office:value="23.1020635061656">
                <text:p>23.1020635061656</text:p>
              </table:table-cell>
              <table:table-cell office:value-type="float" office:value="22.85688104">
                <text:p>22.85688104</text:p>
              </table:table-cell>
            </table:table-row>
            <table:table-row>
              <table:table-cell office:value-type="string">
                <text:p> 02/28  17:00:00</text:p>
              </table:table-cell>
              <table:table-cell office:value-type="float" office:value="23.1858279790535">
                <text:p>23.1858279790535</text:p>
              </table:table-cell>
              <table:table-cell office:value-type="float" office:value="22.96397415">
                <text:p>22.96397415</text:p>
              </table:table-cell>
            </table:table-row>
            <table:table-row>
              <table:table-cell office:value-type="string">
                <text:p> 02/28  18:00:00</text:p>
              </table:table-cell>
              <table:table-cell office:value-type="float" office:value="23.1004648967125">
                <text:p>23.1004648967125</text:p>
              </table:table-cell>
              <table:table-cell office:value-type="float" office:value="23.06020187">
                <text:p>23.06020187</text:p>
              </table:table-cell>
            </table:table-row>
            <table:table-row>
              <table:table-cell office:value-type="string">
                <text:p> 02/28  19:00:00</text:p>
              </table:table-cell>
              <table:table-cell office:value-type="float" office:value="22.9423147035122">
                <text:p>22.9423147035122</text:p>
              </table:table-cell>
              <table:table-cell office:value-type="float" office:value="22.88629443">
                <text:p>22.88629443</text:p>
              </table:table-cell>
            </table:table-row>
            <table:table-row>
              <table:table-cell office:value-type="string">
                <text:p> 02/28  20:00:00</text:p>
              </table:table-cell>
              <table:table-cell office:value-type="float" office:value="22.5475005174102">
                <text:p>22.5475005174102</text:p>
              </table:table-cell>
              <table:table-cell office:value-type="float" office:value="22.57671029">
                <text:p>22.57671029</text:p>
              </table:table-cell>
            </table:table-row>
            <table:table-row>
              <table:table-cell office:value-type="string">
                <text:p> 02/28  21:00:00</text:p>
              </table:table-cell>
              <table:table-cell office:value-type="float" office:value="22.1568688952324">
                <text:p>22.1568688952324</text:p>
              </table:table-cell>
              <table:table-cell office:value-type="float" office:value="22.37763537">
                <text:p>22.37763537</text:p>
              </table:table-cell>
            </table:table-row>
            <table:table-row>
              <table:table-cell office:value-type="string">
                <text:p> 02/28  22:00:00</text:p>
              </table:table-cell>
              <table:table-cell office:value-type="float" office:value="21.9171337414443">
                <text:p>21.9171337414443</text:p>
              </table:table-cell>
              <table:table-cell office:value-type="float" office:value="22.24220453">
                <text:p>22.24220453</text:p>
              </table:table-cell>
            </table:table-row>
            <table:table-row>
              <table:table-cell office:value-type="string">
                <text:p> 02/28  23:00:00</text:p>
              </table:table-cell>
              <table:table-cell office:value-type="float" office:value="21.7659220080707">
                <text:p>21.7659220080707</text:p>
              </table:table-cell>
              <table:table-cell office:value-type="float" office:value="22.09169365">
                <text:p>22.09169365</text:p>
              </table:table-cell>
            </table:table-row>
            <table:table-row>
              <table:table-cell office:value-type="string">
                <text:p> 02/28  24:00:00</text:p>
              </table:table-cell>
              <table:table-cell office:value-type="float" office:value="21.5864714871524">
                <text:p>21.5864714871524</text:p>
              </table:table-cell>
              <table:table-cell office:value-type="float" office:value="21.94928117">
                <text:p>21.94928117</text:p>
              </table:table-cell>
            </table:table-row>
            <table:table-row>
              <table:table-cell office:value-type="string">
                <text:p> 03/01  01:00:00</text:p>
              </table:table-cell>
              <table:table-cell office:value-type="float" office:value="21.412585481656">
                <text:p>21.412585481656</text:p>
              </table:table-cell>
              <table:table-cell office:value-type="float" office:value="21.85080794">
                <text:p>21.85080794</text:p>
              </table:table-cell>
            </table:table-row>
            <table:table-row>
              <table:table-cell office:value-type="string">
                <text:p> 03/01  02:00:00</text:p>
              </table:table-cell>
              <table:table-cell office:value-type="float" office:value="21.3339608706021">
                <text:p>21.3339608706021</text:p>
              </table:table-cell>
              <table:table-cell office:value-type="float" office:value="21.82991777">
                <text:p>21.82991777</text:p>
              </table:table-cell>
            </table:table-row>
            <table:table-row>
              <table:table-cell office:value-type="string">
                <text:p> 03/01  03:00:00</text:p>
              </table:table-cell>
              <table:table-cell office:value-type="float" office:value="21.2605618752563">
                <text:p>21.2605618752563</text:p>
              </table:table-cell>
              <table:table-cell office:value-type="float" office:value="21.76287623">
                <text:p>21.76287623</text:p>
              </table:table-cell>
            </table:table-row>
            <table:table-row>
              <table:table-cell office:value-type="string">
                <text:p> 03/01  04:00:00</text:p>
              </table:table-cell>
              <table:table-cell office:value-type="float" office:value="21.2060623685007">
                <text:p>21.2060623685007</text:p>
              </table:table-cell>
              <table:table-cell office:value-type="float" office:value="21.73306785">
                <text:p>21.73306785</text:p>
              </table:table-cell>
            </table:table-row>
            <table:table-row>
              <table:table-cell office:value-type="string">
                <text:p> 03/01  05:00:00</text:p>
              </table:table-cell>
              <table:table-cell office:value-type="float" office:value="21.1607700323068">
                <text:p>21.1607700323068</text:p>
              </table:table-cell>
              <table:table-cell office:value-type="float" office:value="21.71979935">
                <text:p>21.71979935</text:p>
              </table:table-cell>
            </table:table-row>
            <table:table-row>
              <table:table-cell office:value-type="string">
                <text:p> 03/01  06:00:00</text:p>
              </table:table-cell>
              <table:table-cell office:value-type="float" office:value="21.1168082608947">
                <text:p>21.1168082608947</text:p>
              </table:table-cell>
              <table:table-cell office:value-type="float" office:value="21.63331162">
                <text:p>21.63331162</text:p>
              </table:table-cell>
            </table:table-row>
            <table:table-row>
              <table:table-cell office:value-type="string">
                <text:p> 03/01  07:00:00</text:p>
              </table:table-cell>
              <table:table-cell office:value-type="float" office:value="21.0685364327588">
                <text:p>21.0685364327588</text:p>
              </table:table-cell>
              <table:table-cell office:value-type="float" office:value="21.52920045">
                <text:p>21.52920045</text:p>
              </table:table-cell>
            </table:table-row>
            <table:table-row>
              <table:table-cell office:value-type="string">
                <text:p> 03/01  08:00:00</text:p>
              </table:table-cell>
              <table:table-cell office:value-type="float" office:value="21.016120412243">
                <text:p>21.016120412243</text:p>
              </table:table-cell>
              <table:table-cell office:value-type="float" office:value="21.36418261">
                <text:p>21.36418261</text:p>
              </table:table-cell>
            </table:table-row>
            <table:table-row>
              <table:table-cell office:value-type="string">
                <text:p> 03/01  09:00:00</text:p>
              </table:table-cell>
              <table:table-cell office:value-type="float" office:value="20.9871594496565">
                <text:p>20.9871594496565</text:p>
              </table:table-cell>
              <table:table-cell office:value-type="float" office:value="21.31542164">
                <text:p>21.31542164</text:p>
              </table:table-cell>
            </table:table-row>
            <table:table-row>
              <table:table-cell office:value-type="string">
                <text:p> 03/01  10:00:00</text:p>
              </table:table-cell>
              <table:table-cell office:value-type="float" office:value="21.0916781250632">
                <text:p>21.0916781250632</text:p>
              </table:table-cell>
              <table:table-cell office:value-type="float" office:value="21.343664">
                <text:p>21.343664</text:p>
              </table:table-cell>
            </table:table-row>
            <table:table-row>
              <table:table-cell office:value-type="string">
                <text:p> 03/01  11:00:00</text:p>
              </table:table-cell>
              <table:table-cell office:value-type="float" office:value="21.4036263334172">
                <text:p>21.4036263334172</text:p>
              </table:table-cell>
              <table:table-cell office:value-type="float" office:value="21.33727298">
                <text:p>21.33727298</text:p>
              </table:table-cell>
            </table:table-row>
            <table:table-row>
              <table:table-cell office:value-type="string">
                <text:p> 03/01  12:00:00</text:p>
              </table:table-cell>
              <table:table-cell office:value-type="float" office:value="21.6698530946946">
                <text:p>21.6698530946946</text:p>
              </table:table-cell>
              <table:table-cell office:value-type="float" office:value="21.68679221">
                <text:p>21.68679221</text:p>
              </table:table-cell>
            </table:table-row>
            <table:table-row>
              <table:table-cell office:value-type="string">
                <text:p> 03/01  13:00:00</text:p>
              </table:table-cell>
              <table:table-cell office:value-type="float" office:value="21.7966688773719">
                <text:p>21.7966688773719</text:p>
              </table:table-cell>
              <table:table-cell office:value-type="float" office:value="21.97969682">
                <text:p>21.97969682</text:p>
              </table:table-cell>
            </table:table-row>
            <table:table-row>
              <table:table-cell office:value-type="string">
                <text:p> 03/01  14:00:00</text:p>
              </table:table-cell>
              <table:table-cell office:value-type="float" office:value="21.6650088531876">
                <text:p>21.6650088531876</text:p>
              </table:table-cell>
              <table:table-cell office:value-type="float" office:value="22.29358035">
                <text:p>22.29358035</text:p>
              </table:table-cell>
            </table:table-row>
            <table:table-row>
              <table:table-cell office:value-type="string">
                <text:p> 03/01  15:00:00</text:p>
              </table:table-cell>
              <table:table-cell office:value-type="float" office:value="21.6734254840844">
                <text:p>21.6734254840844</text:p>
              </table:table-cell>
              <table:table-cell office:value-type="float" office:value="22.68658788">
                <text:p>22.68658788</text:p>
              </table:table-cell>
            </table:table-row>
            <table:table-row>
              <table:table-cell office:value-type="string">
                <text:p> 03/01  16:00:00</text:p>
              </table:table-cell>
              <table:table-cell office:value-type="float" office:value="22.1024226827283">
                <text:p>22.1024226827283</text:p>
              </table:table-cell>
              <table:table-cell office:value-type="float" office:value="22.85300028">
                <text:p>22.85300028</text:p>
              </table:table-cell>
            </table:table-row>
            <table:table-row>
              <table:table-cell office:value-type="string">
                <text:p> 03/01  17:00:00</text:p>
              </table:table-cell>
              <table:table-cell office:value-type="float" office:value="22.8729392654762">
                <text:p>22.8729392654762</text:p>
              </table:table-cell>
              <table:table-cell office:value-type="float" office:value="22.78449062">
                <text:p>22.78449062</text:p>
              </table:table-cell>
            </table:table-row>
            <table:table-row>
              <table:table-cell office:value-type="string">
                <text:p> 03/01  18:00:00</text:p>
              </table:table-cell>
              <table:table-cell office:value-type="float" office:value="23.1535247842038">
                <text:p>23.1535247842038</text:p>
              </table:table-cell>
              <table:table-cell office:value-type="float" office:value="22.9133183">
                <text:p>22.9133183</text:p>
              </table:table-cell>
            </table:table-row>
            <table:table-row>
              <table:table-cell office:value-type="string">
                <text:p> 03/01  19:00:00</text:p>
              </table:table-cell>
              <table:table-cell office:value-type="float" office:value="23.089997690911">
                <text:p>23.089997690911</text:p>
              </table:table-cell>
              <table:table-cell office:value-type="float" office:value="22.75305586">
                <text:p>22.75305586</text:p>
              </table:table-cell>
            </table:table-row>
            <table:table-row>
              <table:table-cell office:value-type="string">
                <text:p> 03/01  20:00:00</text:p>
              </table:table-cell>
              <table:table-cell office:value-type="float" office:value="22.8308846928738">
                <text:p>22.8308846928738</text:p>
              </table:table-cell>
              <table:table-cell office:value-type="float" office:value="22.41490614">
                <text:p>22.41490614</text:p>
              </table:table-cell>
            </table:table-row>
            <table:table-row>
              <table:table-cell office:value-type="string">
                <text:p> 03/01  21:00:00</text:p>
              </table:table-cell>
              <table:table-cell office:value-type="float" office:value="22.4989035668081">
                <text:p>22.4989035668081</text:p>
              </table:table-cell>
              <table:table-cell office:value-type="float" office:value="22.23992008">
                <text:p>22.23992008</text:p>
              </table:table-cell>
            </table:table-row>
            <table:table-row>
              <table:table-cell office:value-type="string">
                <text:p> 03/01  22:00:00</text:p>
              </table:table-cell>
              <table:table-cell office:value-type="float" office:value="22.1577983831483">
                <text:p>22.1577983831483</text:p>
              </table:table-cell>
              <table:table-cell office:value-type="float" office:value="21.87229008">
                <text:p>21.87229008</text:p>
              </table:table-cell>
            </table:table-row>
            <table:table-row>
              <table:table-cell office:value-type="string">
                <text:p> 03/01  23:00:00</text:p>
              </table:table-cell>
              <table:table-cell office:value-type="float" office:value="21.7610663786483">
                <text:p>21.7610663786483</text:p>
              </table:table-cell>
              <table:table-cell office:value-type="float" office:value="21.40836202">
                <text:p>21.40836202</text:p>
              </table:table-cell>
            </table:table-row>
            <table:table-row>
              <table:table-cell office:value-type="string">
                <text:p> 03/01  24:00:00</text:p>
              </table:table-cell>
              <table:table-cell office:value-type="float" office:value="21.9487303306683">
                <text:p>21.9487303306683</text:p>
              </table:table-cell>
              <table:table-cell office:value-type="float" office:value="20.93556501">
                <text:p>20.93556501</text:p>
              </table:table-cell>
            </table:table-row>
            <table:table-row>
              <table:table-cell office:value-type="string">
                <text:p> 03/02  01:00:00</text:p>
              </table:table-cell>
              <table:table-cell office:value-type="float" office:value="22.226644818437">
                <text:p>22.226644818437</text:p>
              </table:table-cell>
              <table:table-cell office:value-type="float" office:value="20.44836923">
                <text:p>20.44836923</text:p>
              </table:table-cell>
            </table:table-row>
            <table:table-row>
              <table:table-cell office:value-type="string">
                <text:p> 03/02  02:00:00</text:p>
              </table:table-cell>
              <table:table-cell office:value-type="float" office:value="22.369564710733">
                <text:p>22.369564710733</text:p>
              </table:table-cell>
              <table:table-cell office:value-type="float" office:value="19.99987397">
                <text:p>19.99987397</text:p>
              </table:table-cell>
            </table:table-row>
            <table:table-row>
              <table:table-cell office:value-type="string">
                <text:p> 03/02  03:00:00</text:p>
              </table:table-cell>
              <table:table-cell office:value-type="float" office:value="22.4151742377076">
                <text:p>22.4151742377076</text:p>
              </table:table-cell>
              <table:table-cell office:value-type="float" office:value="19.50885512">
                <text:p>19.50885512</text:p>
              </table:table-cell>
            </table:table-row>
            <table:table-row>
              <table:table-cell office:value-type="string">
                <text:p> 03/02  04:00:00</text:p>
              </table:table-cell>
              <table:table-cell office:value-type="float" office:value="22.3956618374685">
                <text:p>22.3956618374685</text:p>
              </table:table-cell>
              <table:table-cell office:value-type="float" office:value="19.18660151">
                <text:p>19.18660151</text:p>
              </table:table-cell>
            </table:table-row>
            <table:table-row>
              <table:table-cell office:value-type="string">
                <text:p> 03/02  05:00:00</text:p>
              </table:table-cell>
              <table:table-cell office:value-type="float" office:value="22.2277184686975">
                <text:p>22.2277184686975</text:p>
              </table:table-cell>
              <table:table-cell office:value-type="float" office:value="19.03635198">
                <text:p>19.03635198</text:p>
              </table:table-cell>
            </table:table-row>
            <table:table-row>
              <table:table-cell office:value-type="string">
                <text:p> 03/02  06:00:00</text:p>
              </table:table-cell>
              <table:table-cell office:value-type="float" office:value="22.0351473730463">
                <text:p>22.0351473730463</text:p>
              </table:table-cell>
              <table:table-cell office:value-type="float" office:value="18.86521849">
                <text:p>18.86521849</text:p>
              </table:table-cell>
            </table:table-row>
            <table:table-row>
              <table:table-cell office:value-type="string">
                <text:p> 03/02  07:00:00</text:p>
              </table:table-cell>
              <table:table-cell office:value-type="float" office:value="21.8454171570247">
                <text:p>21.8454171570247</text:p>
              </table:table-cell>
              <table:table-cell office:value-type="float" office:value="18.71169467">
                <text:p>18.71169467</text:p>
              </table:table-cell>
            </table:table-row>
            <table:table-row>
              <table:table-cell office:value-type="string">
                <text:p> 03/02  08:00:00</text:p>
              </table:table-cell>
              <table:table-cell office:value-type="float" office:value="21.6197391049652">
                <text:p>21.6197391049652</text:p>
              </table:table-cell>
              <table:table-cell office:value-type="float" office:value="18.88018022">
                <text:p>18.88018022</text:p>
              </table:table-cell>
            </table:table-row>
            <table:table-row>
              <table:table-cell office:value-type="string">
                <text:p> 03/02  09:00:00</text:p>
              </table:table-cell>
              <table:table-cell office:value-type="float" office:value="21.4278701269605">
                <text:p>21.4278701269605</text:p>
              </table:table-cell>
              <table:table-cell office:value-type="float" office:value="19.72621223">
                <text:p>19.72621223</text:p>
              </table:table-cell>
            </table:table-row>
            <table:table-row>
              <table:table-cell office:value-type="string">
                <text:p> 03/02  10:00:00</text:p>
              </table:table-cell>
              <table:table-cell office:value-type="float" office:value="21.4047390197536">
                <text:p>21.4047390197536</text:p>
              </table:table-cell>
              <table:table-cell office:value-type="float" office:value="20.8105569">
                <text:p>20.8105569</text:p>
              </table:table-cell>
            </table:table-row>
            <table:table-row>
              <table:table-cell office:value-type="string">
                <text:p> 03/02  11:00:00</text:p>
              </table:table-cell>
              <table:table-cell office:value-type="float" office:value="21.7472720269134">
                <text:p>21.7472720269134</text:p>
              </table:table-cell>
              <table:table-cell office:value-type="float" office:value="21.9063206">
                <text:p>21.9063206</text:p>
              </table:table-cell>
            </table:table-row>
            <table:table-row>
              <table:table-cell office:value-type="string">
                <text:p> 03/02  12:00:00</text:p>
              </table:table-cell>
              <table:table-cell office:value-type="float" office:value="22.5028432949555">
                <text:p>22.5028432949555</text:p>
              </table:table-cell>
              <table:table-cell office:value-type="float" office:value="22.26175397">
                <text:p>22.26175397</text:p>
              </table:table-cell>
            </table:table-row>
            <table:table-row>
              <table:table-cell office:value-type="string">
                <text:p> 03/02  13:00:00</text:p>
              </table:table-cell>
              <table:table-cell office:value-type="float" office:value="23.259680995132">
                <text:p>23.259680995132</text:p>
              </table:table-cell>
              <table:table-cell office:value-type="float" office:value="22.39325015">
                <text:p>22.39325015</text:p>
              </table:table-cell>
            </table:table-row>
            <table:table-row>
              <table:table-cell office:value-type="string">
                <text:p> 03/02  14:00:00</text:p>
              </table:table-cell>
              <table:table-cell office:value-type="float" office:value="23.4206219579668">
                <text:p>23.4206219579668</text:p>
              </table:table-cell>
              <table:table-cell office:value-type="float" office:value="22.30455543">
                <text:p>22.30455543</text:p>
              </table:table-cell>
            </table:table-row>
            <table:table-row>
              <table:table-cell office:value-type="string">
                <text:p> 03/02  15:00:00</text:p>
              </table:table-cell>
              <table:table-cell office:value-type="float" office:value="23.5466409864373">
                <text:p>23.5466409864373</text:p>
              </table:table-cell>
              <table:table-cell office:value-type="float" office:value="22.26447893">
                <text:p>22.26447893</text:p>
              </table:table-cell>
            </table:table-row>
            <table:table-row>
              <table:table-cell office:value-type="string">
                <text:p> 03/02  16:00:00</text:p>
              </table:table-cell>
              <table:table-cell office:value-type="float" office:value="23.8883823381677">
                <text:p>23.8883823381677</text:p>
              </table:table-cell>
              <table:table-cell office:value-type="float" office:value="22.28466673">
                <text:p>22.28466673</text:p>
              </table:table-cell>
            </table:table-row>
            <table:table-row>
              <table:table-cell office:value-type="string">
                <text:p> 03/02  17:00:00</text:p>
              </table:table-cell>
              <table:table-cell office:value-type="float" office:value="24.1619272412437">
                <text:p>24.1619272412437</text:p>
              </table:table-cell>
              <table:table-cell office:value-type="float" office:value="22.22477599">
                <text:p>22.22477599</text:p>
              </table:table-cell>
            </table:table-row>
            <table:table-row>
              <table:table-cell office:value-type="string">
                <text:p> 03/02  18:00:00</text:p>
              </table:table-cell>
              <table:table-cell office:value-type="float" office:value="24.0843367484004">
                <text:p>24.0843367484004</text:p>
              </table:table-cell>
              <table:table-cell office:value-type="float" office:value="22.21187828">
                <text:p>22.21187828</text:p>
              </table:table-cell>
            </table:table-row>
            <table:table-row>
              <table:table-cell office:value-type="string">
                <text:p> 03/02  19:00:00</text:p>
              </table:table-cell>
              <table:table-cell office:value-type="float" office:value="23.8898114710985">
                <text:p>23.8898114710985</text:p>
              </table:table-cell>
              <table:table-cell office:value-type="float" office:value="22.1117525">
                <text:p>22.1117525</text:p>
              </table:table-cell>
            </table:table-row>
            <table:table-row>
              <table:table-cell office:value-type="string">
                <text:p> 03/02  20:00:00</text:p>
              </table:table-cell>
              <table:table-cell office:value-type="float" office:value="23.4456693429049">
                <text:p>23.4456693429049</text:p>
              </table:table-cell>
              <table:table-cell office:value-type="float" office:value="21.93788753">
                <text:p>21.93788753</text:p>
              </table:table-cell>
            </table:table-row>
            <table:table-row>
              <table:table-cell office:value-type="string">
                <text:p> 03/02  21:00:00</text:p>
              </table:table-cell>
              <table:table-cell office:value-type="float" office:value="22.8929756271004">
                <text:p>22.8929756271004</text:p>
              </table:table-cell>
              <table:table-cell office:value-type="float" office:value="21.66873587">
                <text:p>21.66873587</text:p>
              </table:table-cell>
            </table:table-row>
            <table:table-row>
              <table:table-cell office:value-type="string">
                <text:p> 03/02  22:00:00</text:p>
              </table:table-cell>
              <table:table-cell office:value-type="float" office:value="22.4606696144951">
                <text:p>22.4606696144951</text:p>
              </table:table-cell>
              <table:table-cell office:value-type="float" office:value="20.93903834">
                <text:p>20.93903834</text:p>
              </table:table-cell>
            </table:table-row>
            <table:table-row>
              <table:table-cell office:value-type="string">
                <text:p> 03/02  23:00:00</text:p>
              </table:table-cell>
              <table:table-cell office:value-type="float" office:value="22.0722485460386">
                <text:p>22.0722485460386</text:p>
              </table:table-cell>
              <table:table-cell office:value-type="float" office:value="20.13354647">
                <text:p>20.13354647</text:p>
              </table:table-cell>
            </table:table-row>
            <table:table-row>
              <table:table-cell office:value-type="string">
                <text:p> 03/02  24:00:00</text:p>
              </table:table-cell>
              <table:table-cell office:value-type="float" office:value="21.6392807912109">
                <text:p>21.6392807912109</text:p>
              </table:table-cell>
              <table:table-cell office:value-type="float" office:value="19.5428775">
                <text:p>19.5428775</text:p>
              </table:table-cell>
            </table:table-row>
            <table:table-row>
              <table:table-cell office:value-type="string">
                <text:p> 03/03  01:00:00</text:p>
              </table:table-cell>
              <table:table-cell office:value-type="float" office:value="21.2275862546713">
                <text:p>21.2275862546713</text:p>
              </table:table-cell>
              <table:table-cell office:value-type="float" office:value="19.43042042">
                <text:p>19.43042042</text:p>
              </table:table-cell>
            </table:table-row>
            <table:table-row>
              <table:table-cell office:value-type="string">
                <text:p> 03/03  02:00:00</text:p>
              </table:table-cell>
              <table:table-cell office:value-type="float" office:value="20.9127439339922">
                <text:p>20.9127439339922</text:p>
              </table:table-cell>
              <table:table-cell office:value-type="float" office:value="19.31517347">
                <text:p>19.31517347</text:p>
              </table:table-cell>
            </table:table-row>
            <table:table-row>
              <table:table-cell office:value-type="string">
                <text:p> 03/03  03:00:00</text:p>
              </table:table-cell>
              <table:table-cell office:value-type="float" office:value="20.6164227887401">
                <text:p>20.6164227887401</text:p>
              </table:table-cell>
              <table:table-cell office:value-type="float" office:value="19.11851716">
                <text:p>19.11851716</text:p>
              </table:table-cell>
            </table:table-row>
            <table:table-row>
              <table:table-cell office:value-type="string">
                <text:p> 03/03  04:00:00</text:p>
              </table:table-cell>
              <table:table-cell office:value-type="float" office:value="20.3342304290459">
                <text:p>20.3342304290459</text:p>
              </table:table-cell>
              <table:table-cell office:value-type="float" office:value="18.91601235">
                <text:p>18.91601235</text:p>
              </table:table-cell>
            </table:table-row>
            <table:table-row>
              <table:table-cell office:value-type="string">
                <text:p> 03/03  05:00:00</text:p>
              </table:table-cell>
              <table:table-cell office:value-type="float" office:value="20.0518543272706">
                <text:p>20.0518543272706</text:p>
              </table:table-cell>
              <table:table-cell office:value-type="float" office:value="18.75596775">
                <text:p>18.75596775</text:p>
              </table:table-cell>
            </table:table-row>
            <table:table-row>
              <table:table-cell office:value-type="string">
                <text:p> 03/03  06:00:00</text:p>
              </table:table-cell>
              <table:table-cell office:value-type="float" office:value="19.7580272517406">
                <text:p>19.7580272517406</text:p>
              </table:table-cell>
              <table:table-cell office:value-type="float" office:value="18.67009731">
                <text:p>18.67009731</text:p>
              </table:table-cell>
            </table:table-row>
            <table:table-row>
              <table:table-cell office:value-type="string">
                <text:p> 03/03  07:00:00</text:p>
              </table:table-cell>
              <table:table-cell office:value-type="float" office:value="19.4688922272079">
                <text:p>19.4688922272079</text:p>
              </table:table-cell>
              <table:table-cell office:value-type="float" office:value="18.57045359">
                <text:p>18.57045359</text:p>
              </table:table-cell>
            </table:table-row>
            <table:table-row>
              <table:table-cell office:value-type="string">
                <text:p> 03/03  08:00:00</text:p>
              </table:table-cell>
              <table:table-cell office:value-type="float" office:value="19.2409869228089">
                <text:p>19.2409869228089</text:p>
              </table:table-cell>
              <table:table-cell office:value-type="float" office:value="19.02199639">
                <text:p>19.02199639</text:p>
              </table:table-cell>
            </table:table-row>
            <table:table-row>
              <table:table-cell office:value-type="string">
                <text:p> 03/03  09:00:00</text:p>
              </table:table-cell>
              <table:table-cell office:value-type="float" office:value="19.0854775446679">
                <text:p>19.0854775446679</text:p>
              </table:table-cell>
              <table:table-cell office:value-type="float" office:value="20.46673628">
                <text:p>20.46673628</text:p>
              </table:table-cell>
            </table:table-row>
            <table:table-row>
              <table:table-cell office:value-type="string">
                <text:p> 03/03  10:00:00</text:p>
              </table:table-cell>
              <table:table-cell office:value-type="float" office:value="19.2565228209928">
                <text:p>19.2565228209928</text:p>
              </table:table-cell>
              <table:table-cell office:value-type="float" office:value="21.79434896">
                <text:p>21.79434896</text:p>
              </table:table-cell>
            </table:table-row>
            <table:table-row>
              <table:table-cell office:value-type="string">
                <text:p> 03/03  11:00:00</text:p>
              </table:table-cell>
              <table:table-cell office:value-type="float" office:value="20.4135578592089">
                <text:p>20.4135578592089</text:p>
              </table:table-cell>
              <table:table-cell office:value-type="float" office:value="21.96491208">
                <text:p>21.96491208</text:p>
              </table:table-cell>
            </table:table-row>
            <table:table-row>
              <table:table-cell office:value-type="string">
                <text:p> 03/03  12:00:00</text:p>
              </table:table-cell>
              <table:table-cell office:value-type="float" office:value="21.7869907464654">
                <text:p>21.7869907464654</text:p>
              </table:table-cell>
              <table:table-cell office:value-type="float" office:value="22.21495822">
                <text:p>22.21495822</text:p>
              </table:table-cell>
            </table:table-row>
            <table:table-row>
              <table:table-cell office:value-type="string">
                <text:p> 03/03  13:00:00</text:p>
              </table:table-cell>
              <table:table-cell office:value-type="float" office:value="22.6800231868726">
                <text:p>22.6800231868726</text:p>
              </table:table-cell>
              <table:table-cell office:value-type="float" office:value="22.23898459">
                <text:p>22.23898459</text:p>
              </table:table-cell>
            </table:table-row>
            <table:table-row>
              <table:table-cell office:value-type="string">
                <text:p> 03/03  14:00:00</text:p>
              </table:table-cell>
              <table:table-cell office:value-type="float" office:value="23.091237422708">
                <text:p>23.091237422708</text:p>
              </table:table-cell>
              <table:table-cell office:value-type="float" office:value="22.4514723">
                <text:p>22.4514723</text:p>
              </table:table-cell>
            </table:table-row>
            <table:table-row>
              <table:table-cell office:value-type="string">
                <text:p> 03/03  15:00:00</text:p>
              </table:table-cell>
              <table:table-cell office:value-type="float" office:value="23.3189680526591">
                <text:p>23.3189680526591</text:p>
              </table:table-cell>
              <table:table-cell office:value-type="float" office:value="22.45612153">
                <text:p>22.45612153</text:p>
              </table:table-cell>
            </table:table-row>
            <table:table-row>
              <table:table-cell office:value-type="string">
                <text:p> 03/03  16:00:00</text:p>
              </table:table-cell>
              <table:table-cell office:value-type="float" office:value="23.5669240114624">
                <text:p>23.5669240114624</text:p>
              </table:table-cell>
              <table:table-cell office:value-type="float" office:value="22.31468667">
                <text:p>22.31468667</text:p>
              </table:table-cell>
            </table:table-row>
            <table:table-row>
              <table:table-cell office:value-type="string">
                <text:p> 03/03  17:00:00</text:p>
              </table:table-cell>
              <table:table-cell office:value-type="float" office:value="23.7883756326392">
                <text:p>23.7883756326392</text:p>
              </table:table-cell>
              <table:table-cell office:value-type="float" office:value="22.25270748">
                <text:p>22.25270748</text:p>
              </table:table-cell>
            </table:table-row>
            <table:table-row>
              <table:table-cell office:value-type="string">
                <text:p> 03/03  18:00:00</text:p>
              </table:table-cell>
              <table:table-cell office:value-type="float" office:value="23.8179504219273">
                <text:p>23.8179504219273</text:p>
              </table:table-cell>
              <table:table-cell office:value-type="float" office:value="22.19142381">
                <text:p>22.19142381</text:p>
              </table:table-cell>
            </table:table-row>
            <table:table-row>
              <table:table-cell office:value-type="string">
                <text:p> 03/03  19:00:00</text:p>
              </table:table-cell>
              <table:table-cell office:value-type="float" office:value="23.6961260325893">
                <text:p>23.6961260325893</text:p>
              </table:table-cell>
              <table:table-cell office:value-type="float" office:value="21.98663209">
                <text:p>21.98663209</text:p>
              </table:table-cell>
            </table:table-row>
            <table:table-row>
              <table:table-cell office:value-type="string">
                <text:p> 03/03  20:00:00</text:p>
              </table:table-cell>
              <table:table-cell office:value-type="float" office:value="23.2260022233665">
                <text:p>23.2260022233665</text:p>
              </table:table-cell>
              <table:table-cell office:value-type="float" office:value="21.8667441">
                <text:p>21.8667441</text:p>
              </table:table-cell>
            </table:table-row>
            <table:table-row>
              <table:table-cell office:value-type="string">
                <text:p> 03/03  21:00:00</text:p>
              </table:table-cell>
              <table:table-cell office:value-type="float" office:value="22.6699472018659">
                <text:p>22.6699472018659</text:p>
              </table:table-cell>
              <table:table-cell office:value-type="float" office:value="21.5694367">
                <text:p>21.5694367</text:p>
              </table:table-cell>
            </table:table-row>
            <table:table-row>
              <table:table-cell office:value-type="string">
                <text:p> 03/03  22:00:00</text:p>
              </table:table-cell>
              <table:table-cell office:value-type="float" office:value="22.2388076582182">
                <text:p>22.2388076582182</text:p>
              </table:table-cell>
              <table:table-cell office:value-type="float" office:value="20.71723004">
                <text:p>20.71723004</text:p>
              </table:table-cell>
            </table:table-row>
            <table:table-row>
              <table:table-cell office:value-type="string">
                <text:p> 03/03  23:00:00</text:p>
              </table:table-cell>
              <table:table-cell office:value-type="float" office:value="21.8479093189866">
                <text:p>21.8479093189866</text:p>
              </table:table-cell>
              <table:table-cell office:value-type="float" office:value="19.92167245">
                <text:p>19.92167245</text:p>
              </table:table-cell>
            </table:table-row>
            <table:table-row>
              <table:table-cell office:value-type="string">
                <text:p> 03/03  24:00:00</text:p>
              </table:table-cell>
              <table:table-cell office:value-type="float" office:value="21.4291812791951">
                <text:p>21.4291812791951</text:p>
              </table:table-cell>
              <table:table-cell office:value-type="float" office:value="19.37988857">
                <text:p>19.37988857</text:p>
              </table:table-cell>
            </table:table-row>
            <table:table-row>
              <table:table-cell office:value-type="string">
                <text:p> 03/04  01:00:00</text:p>
              </table:table-cell>
              <table:table-cell office:value-type="float" office:value="21.0399664989084">
                <text:p>21.0399664989084</text:p>
              </table:table-cell>
              <table:table-cell office:value-type="float" office:value="19.13263475">
                <text:p>19.13263475</text:p>
              </table:table-cell>
            </table:table-row>
            <table:table-row>
              <table:table-cell office:value-type="string">
                <text:p> 03/04  02:00:00</text:p>
              </table:table-cell>
              <table:table-cell office:value-type="float" office:value="20.6940549972722">
                <text:p>20.6940549972722</text:p>
              </table:table-cell>
              <table:table-cell office:value-type="float" office:value="18.86249589">
                <text:p>18.86249589</text:p>
              </table:table-cell>
            </table:table-row>
            <table:table-row>
              <table:table-cell office:value-type="string">
                <text:p> 03/04  03:00:00</text:p>
              </table:table-cell>
              <table:table-cell office:value-type="float" office:value="20.3585863539189">
                <text:p>20.3585863539189</text:p>
              </table:table-cell>
              <table:table-cell office:value-type="float" office:value="18.67022872">
                <text:p>18.67022872</text:p>
              </table:table-cell>
            </table:table-row>
            <table:table-row>
              <table:table-cell office:value-type="string">
                <text:p> 03/04  04:00:00</text:p>
              </table:table-cell>
              <table:table-cell office:value-type="float" office:value="20.0237818145688">
                <text:p>20.0237818145688</text:p>
              </table:table-cell>
              <table:table-cell office:value-type="float" office:value="18.50108029">
                <text:p>18.50108029</text:p>
              </table:table-cell>
            </table:table-row>
            <table:table-row>
              <table:table-cell office:value-type="string">
                <text:p> 03/04  05:00:00</text:p>
              </table:table-cell>
              <table:table-cell office:value-type="float" office:value="19.7008526822121">
                <text:p>19.7008526822121</text:p>
              </table:table-cell>
              <table:table-cell office:value-type="float" office:value="18.381008">
                <text:p>18.381008</text:p>
              </table:table-cell>
            </table:table-row>
            <table:table-row>
              <table:table-cell office:value-type="string">
                <text:p> 03/04  06:00:00</text:p>
              </table:table-cell>
              <table:table-cell office:value-type="float" office:value="19.3814158478656">
                <text:p>19.3814158478656</text:p>
              </table:table-cell>
              <table:table-cell office:value-type="float" office:value="18.29818218">
                <text:p>18.29818218</text:p>
              </table:table-cell>
            </table:table-row>
            <table:table-row>
              <table:table-cell office:value-type="string">
                <text:p> 03/04  07:00:00</text:p>
              </table:table-cell>
              <table:table-cell office:value-type="float" office:value="19.0633898309819">
                <text:p>19.0633898309819</text:p>
              </table:table-cell>
              <table:table-cell office:value-type="float" office:value="18.24947867">
                <text:p>18.24947867</text:p>
              </table:table-cell>
            </table:table-row>
            <table:table-row>
              <table:table-cell office:value-type="string">
                <text:p> 03/04  08:00:00</text:p>
              </table:table-cell>
              <table:table-cell office:value-type="float" office:value="18.7506614542837">
                <text:p>18.7506614542837</text:p>
              </table:table-cell>
              <table:table-cell office:value-type="float" office:value="18.34814781">
                <text:p>18.34814781</text:p>
              </table:table-cell>
            </table:table-row>
            <table:table-row>
              <table:table-cell office:value-type="string">
                <text:p> 03/04  09:00:00</text:p>
              </table:table-cell>
              <table:table-cell office:value-type="float" office:value="18.442342329628">
                <text:p>18.442342329628</text:p>
              </table:table-cell>
              <table:table-cell office:value-type="float" office:value="19.35709237">
                <text:p>19.35709237</text:p>
              </table:table-cell>
            </table:table-row>
            <table:table-row>
              <table:table-cell office:value-type="string">
                <text:p> 03/04  10:00:00</text:p>
              </table:table-cell>
              <table:table-cell office:value-type="float" office:value="18.2480052476115">
                <text:p>18.2480052476115</text:p>
              </table:table-cell>
              <table:table-cell office:value-type="float" office:value="20.66662559">
                <text:p>20.66662559</text:p>
              </table:table-cell>
            </table:table-row>
            <table:table-row>
              <table:table-cell office:value-type="string">
                <text:p> 03/04  11:00:00</text:p>
              </table:table-cell>
              <table:table-cell office:value-type="float" office:value="18.497332006774">
                <text:p>18.497332006774</text:p>
              </table:table-cell>
              <table:table-cell office:value-type="float" office:value="20.88338765">
                <text:p>20.88338765</text:p>
              </table:table-cell>
            </table:table-row>
            <table:table-row>
              <table:table-cell office:value-type="string">
                <text:p> 03/04  12:00:00</text:p>
              </table:table-cell>
              <table:table-cell office:value-type="float" office:value="19.7521759172778">
                <text:p>19.7521759172778</text:p>
              </table:table-cell>
              <table:table-cell office:value-type="float" office:value="20.76640803">
                <text:p>20.76640803</text:p>
              </table:table-cell>
            </table:table-row>
            <table:table-row>
              <table:table-cell office:value-type="string">
                <text:p> 03/04  13:00:00</text:p>
              </table:table-cell>
              <table:table-cell office:value-type="float" office:value="20.942453588594">
                <text:p>20.942453588594</text:p>
              </table:table-cell>
              <table:table-cell office:value-type="float" office:value="20.70317182">
                <text:p>20.70317182</text:p>
              </table:table-cell>
            </table:table-row>
            <table:table-row>
              <table:table-cell office:value-type="string">
                <text:p> 03/04  14:00:00</text:p>
              </table:table-cell>
              <table:table-cell office:value-type="float" office:value="21.5991584936735">
                <text:p>21.5991584936735</text:p>
              </table:table-cell>
              <table:table-cell office:value-type="float" office:value="20.98509687">
                <text:p>20.98509687</text:p>
              </table:table-cell>
            </table:table-row>
            <table:table-row>
              <table:table-cell office:value-type="string">
                <text:p> 03/04  15:00:00</text:p>
              </table:table-cell>
              <table:table-cell office:value-type="float" office:value="21.8742019706289">
                <text:p>21.8742019706289</text:p>
              </table:table-cell>
              <table:table-cell office:value-type="float" office:value="20.95001085">
                <text:p>20.95001085</text:p>
              </table:table-cell>
            </table:table-row>
            <table:table-row>
              <table:table-cell office:value-type="string">
                <text:p> 03/04  16:00:00</text:p>
              </table:table-cell>
              <table:table-cell office:value-type="float" office:value="22.0412140053288">
                <text:p>22.0412140053288</text:p>
              </table:table-cell>
              <table:table-cell office:value-type="float" office:value="20.80101238">
                <text:p>20.80101238</text:p>
              </table:table-cell>
            </table:table-row>
            <table:table-row>
              <table:table-cell office:value-type="string">
                <text:p> 03/04  17:00:00</text:p>
              </table:table-cell>
              <table:table-cell office:value-type="float" office:value="22.2383259607118">
                <text:p>22.2383259607118</text:p>
              </table:table-cell>
              <table:table-cell office:value-type="float" office:value="20.97303231">
                <text:p>20.97303231</text:p>
              </table:table-cell>
            </table:table-row>
            <table:table-row>
              <table:table-cell office:value-type="string">
                <text:p> 03/04  18:00:00</text:p>
              </table:table-cell>
              <table:table-cell office:value-type="float" office:value="22.4773788771184">
                <text:p>22.4773788771184</text:p>
              </table:table-cell>
              <table:table-cell office:value-type="float" office:value="20.96536607">
                <text:p>20.96536607</text:p>
              </table:table-cell>
            </table:table-row>
            <table:table-row>
              <table:table-cell office:value-type="string">
                <text:p> 03/04  19:00:00</text:p>
              </table:table-cell>
              <table:table-cell office:value-type="float" office:value="22.6971967785893">
                <text:p>22.6971967785893</text:p>
              </table:table-cell>
              <table:table-cell office:value-type="float" office:value="20.94740005">
                <text:p>20.94740005</text:p>
              </table:table-cell>
            </table:table-row>
            <table:table-row>
              <table:table-cell office:value-type="string">
                <text:p> 03/04  20:00:00</text:p>
              </table:table-cell>
              <table:table-cell office:value-type="float" office:value="22.589310574685">
                <text:p>22.589310574685</text:p>
              </table:table-cell>
              <table:table-cell office:value-type="float" office:value="20.64093955">
                <text:p>20.64093955</text:p>
              </table:table-cell>
            </table:table-row>
            <table:table-row>
              <table:table-cell office:value-type="string">
                <text:p> 03/04  21:00:00</text:p>
              </table:table-cell>
              <table:table-cell office:value-type="float" office:value="22.2556701387389">
                <text:p>22.2556701387389</text:p>
              </table:table-cell>
              <table:table-cell office:value-type="float" office:value="19.85725267">
                <text:p>19.85725267</text:p>
              </table:table-cell>
            </table:table-row>
            <table:table-row>
              <table:table-cell office:value-type="string">
                <text:p> 03/04  22:00:00</text:p>
              </table:table-cell>
              <table:table-cell office:value-type="float" office:value="21.932103507369">
                <text:p>21.932103507369</text:p>
              </table:table-cell>
              <table:table-cell office:value-type="float" office:value="19.28793468">
                <text:p>19.28793468</text:p>
              </table:table-cell>
            </table:table-row>
            <table:table-row>
              <table:table-cell office:value-type="string">
                <text:p> 03/04  23:00:00</text:p>
              </table:table-cell>
              <table:table-cell office:value-type="float" office:value="21.5958316928826">
                <text:p>21.5958316928826</text:p>
              </table:table-cell>
              <table:table-cell office:value-type="float" office:value="19.04844105">
                <text:p>19.04844105</text:p>
              </table:table-cell>
            </table:table-row>
            <table:table-row>
              <table:table-cell office:value-type="string">
                <text:p> 03/04  24:00:00</text:p>
              </table:table-cell>
              <table:table-cell office:value-type="float" office:value="21.2452290052309">
                <text:p>21.2452290052309</text:p>
              </table:table-cell>
              <table:table-cell office:value-type="float" office:value="18.84369744">
                <text:p>18.84369744</text:p>
              </table:table-cell>
            </table:table-row>
            <table:table-row>
              <table:table-cell office:value-type="string">
                <text:p> 03/05  01:00:00</text:p>
              </table:table-cell>
              <table:table-cell office:value-type="float" office:value="20.9506275956193">
                <text:p>20.9506275956193</text:p>
              </table:table-cell>
              <table:table-cell office:value-type="float" office:value="18.65926529">
                <text:p>18.65926529</text:p>
              </table:table-cell>
            </table:table-row>
            <table:table-row>
              <table:table-cell office:value-type="string">
                <text:p> 03/05  02:00:00</text:p>
              </table:table-cell>
              <table:table-cell office:value-type="float" office:value="20.6055082072304">
                <text:p>20.6055082072304</text:p>
              </table:table-cell>
              <table:table-cell office:value-type="float" office:value="18.48933758">
                <text:p>18.48933758</text:p>
              </table:table-cell>
            </table:table-row>
            <table:table-row>
              <table:table-cell office:value-type="string">
                <text:p> 03/05  03:00:00</text:p>
              </table:table-cell>
              <table:table-cell office:value-type="float" office:value="20.2485742510841">
                <text:p>20.2485742510841</text:p>
              </table:table-cell>
              <table:table-cell office:value-type="float" office:value="18.39849285">
                <text:p>18.39849285</text:p>
              </table:table-cell>
            </table:table-row>
            <table:table-row>
              <table:table-cell office:value-type="string">
                <text:p> 03/05  04:00:00</text:p>
              </table:table-cell>
              <table:table-cell office:value-type="float" office:value="19.9054804870212">
                <text:p>19.9054804870212</text:p>
              </table:table-cell>
              <table:table-cell office:value-type="float" office:value="18.30707371">
                <text:p>18.30707371</text:p>
              </table:table-cell>
            </table:table-row>
            <table:table-row>
              <table:table-cell office:value-type="string">
                <text:p> 03/05  05:00:00</text:p>
              </table:table-cell>
              <table:table-cell office:value-type="float" office:value="19.5563092141528">
                <text:p>19.5563092141528</text:p>
              </table:table-cell>
              <table:table-cell office:value-type="float" office:value="18.21618504">
                <text:p>18.21618504</text:p>
              </table:table-cell>
            </table:table-row>
            <table:table-row>
              <table:table-cell office:value-type="string">
                <text:p> 03/05  06:00:00</text:p>
              </table:table-cell>
              <table:table-cell office:value-type="float" office:value="19.1952841000211">
                <text:p>19.1952841000211</text:p>
              </table:table-cell>
              <table:table-cell office:value-type="float" office:value="18.13012471">
                <text:p>18.13012471</text:p>
              </table:table-cell>
            </table:table-row>
            <table:table-row>
              <table:table-cell office:value-type="string">
                <text:p> 03/05  07:00:00</text:p>
              </table:table-cell>
              <table:table-cell office:value-type="float" office:value="18.8365846166719">
                <text:p>18.8365846166719</text:p>
              </table:table-cell>
              <table:table-cell office:value-type="float" office:value="18.06249582">
                <text:p>18.06249582</text:p>
              </table:table-cell>
            </table:table-row>
            <table:table-row>
              <table:table-cell office:value-type="string">
                <text:p> 03/05  08:00:00</text:p>
              </table:table-cell>
              <table:table-cell office:value-type="float" office:value="18.4755585680021">
                <text:p>18.4755585680021</text:p>
              </table:table-cell>
              <table:table-cell office:value-type="float" office:value="18.22681692">
                <text:p>18.22681692</text:p>
              </table:table-cell>
            </table:table-row>
            <table:table-row>
              <table:table-cell office:value-type="string">
                <text:p> 03/05  09:00:00</text:p>
              </table:table-cell>
              <table:table-cell office:value-type="float" office:value="18.1269122336159">
                <text:p>18.1269122336159</text:p>
              </table:table-cell>
              <table:table-cell office:value-type="float" office:value="19.26034175">
                <text:p>19.26034175</text:p>
              </table:table-cell>
            </table:table-row>
            <table:table-row>
              <table:table-cell office:value-type="string">
                <text:p> 03/05  10:00:00</text:p>
              </table:table-cell>
              <table:table-cell office:value-type="float" office:value="17.9329974996575">
                <text:p>17.9329974996575</text:p>
              </table:table-cell>
              <table:table-cell office:value-type="float" office:value="20.66305007">
                <text:p>20.66305007</text:p>
              </table:table-cell>
            </table:table-row>
            <table:table-row>
              <table:table-cell office:value-type="string">
                <text:p> 03/05  11:00:00</text:p>
              </table:table-cell>
              <table:table-cell office:value-type="float" office:value="18.2359544580341">
                <text:p>18.2359544580341</text:p>
              </table:table-cell>
              <table:table-cell office:value-type="float" office:value="20.88084176">
                <text:p>20.88084176</text:p>
              </table:table-cell>
            </table:table-row>
            <table:table-row>
              <table:table-cell office:value-type="string">
                <text:p> 03/05  12:00:00</text:p>
              </table:table-cell>
              <table:table-cell office:value-type="float" office:value="19.6308987652023">
                <text:p>19.6308987652023</text:p>
              </table:table-cell>
              <table:table-cell office:value-type="float" office:value="20.88329744">
                <text:p>20.88329744</text:p>
              </table:table-cell>
            </table:table-row>
            <table:table-row>
              <table:table-cell office:value-type="string">
                <text:p> 03/05  13:00:00</text:p>
              </table:table-cell>
              <table:table-cell office:value-type="float" office:value="21.0018229960508">
                <text:p>21.0018229960508</text:p>
              </table:table-cell>
              <table:table-cell office:value-type="float" office:value="20.91975088">
                <text:p>20.91975088</text:p>
              </table:table-cell>
            </table:table-row>
            <table:table-row>
              <table:table-cell office:value-type="string">
                <text:p> 03/05  14:00:00</text:p>
              </table:table-cell>
              <table:table-cell office:value-type="float" office:value="21.7403009611707">
                <text:p>21.7403009611707</text:p>
              </table:table-cell>
              <table:table-cell office:value-type="float" office:value="20.9972065">
                <text:p>20.9972065</text:p>
              </table:table-cell>
            </table:table-row>
            <table:table-row>
              <table:table-cell office:value-type="string">
                <text:p> 03/05  15:00:00</text:p>
              </table:table-cell>
              <table:table-cell office:value-type="float" office:value="22.1468065813615">
                <text:p>22.1468065813615</text:p>
              </table:table-cell>
              <table:table-cell office:value-type="float" office:value="21.12319092">
                <text:p>21.12319092</text:p>
              </table:table-cell>
            </table:table-row>
            <table:table-row>
              <table:table-cell office:value-type="string">
                <text:p> 03/05  16:00:00</text:p>
              </table:table-cell>
              <table:table-cell office:value-type="float" office:value="22.5079138217165">
                <text:p>22.5079138217165</text:p>
              </table:table-cell>
              <table:table-cell office:value-type="float" office:value="21.2841005">
                <text:p>21.2841005</text:p>
              </table:table-cell>
            </table:table-row>
            <table:table-row>
              <table:table-cell office:value-type="string">
                <text:p> 03/05  17:00:00</text:p>
              </table:table-cell>
              <table:table-cell office:value-type="float" office:value="22.7906331475407">
                <text:p>22.7906331475407</text:p>
              </table:table-cell>
              <table:table-cell office:value-type="float" office:value="21.38187934">
                <text:p>21.38187934</text:p>
              </table:table-cell>
            </table:table-row>
            <table:table-row>
              <table:table-cell office:value-type="string">
                <text:p> 03/05  18:00:00</text:p>
              </table:table-cell>
              <table:table-cell office:value-type="float" office:value="23.0793346905475">
                <text:p>23.0793346905475</text:p>
              </table:table-cell>
              <table:table-cell office:value-type="float" office:value="21.32135438">
                <text:p>21.32135438</text:p>
              </table:table-cell>
            </table:table-row>
            <table:table-row>
              <table:table-cell office:value-type="string">
                <text:p> 03/05  19:00:00</text:p>
              </table:table-cell>
              <table:table-cell office:value-type="float" office:value="23.34906664363">
                <text:p>23.34906664363</text:p>
              </table:table-cell>
              <table:table-cell office:value-type="float" office:value="20.98101009">
                <text:p>20.98101009</text:p>
              </table:table-cell>
            </table:table-row>
            <table:table-row>
              <table:table-cell office:value-type="string">
                <text:p> 03/05  20:00:00</text:p>
              </table:table-cell>
              <table:table-cell office:value-type="float" office:value="23.3649077251356">
                <text:p>23.3649077251356</text:p>
              </table:table-cell>
              <table:table-cell office:value-type="float" office:value="20.897611">
                <text:p>20.897611</text:p>
              </table:table-cell>
            </table:table-row>
            <table:table-row>
              <table:table-cell office:value-type="string">
                <text:p> 03/05  21:00:00</text:p>
              </table:table-cell>
              <table:table-cell office:value-type="float" office:value="23.1851088864688">
                <text:p>23.1851088864688</text:p>
              </table:table-cell>
              <table:table-cell office:value-type="float" office:value="20.5464188">
                <text:p>20.5464188</text:p>
              </table:table-cell>
            </table:table-row>
            <table:table-row>
              <table:table-cell office:value-type="string">
                <text:p> 03/05  22:00:00</text:p>
              </table:table-cell>
              <table:table-cell office:value-type="float" office:value="22.9627674592227">
                <text:p>22.9627674592227</text:p>
              </table:table-cell>
              <table:table-cell office:value-type="float" office:value="20.09633937">
                <text:p>20.09633937</text:p>
              </table:table-cell>
            </table:table-row>
            <table:table-row>
              <table:table-cell office:value-type="string">
                <text:p> 03/05  23:00:00</text:p>
              </table:table-cell>
              <table:table-cell office:value-type="float" office:value="22.7068950208126">
                <text:p>22.7068950208126</text:p>
              </table:table-cell>
              <table:table-cell office:value-type="float" office:value="19.70219512">
                <text:p>19.70219512</text:p>
              </table:table-cell>
            </table:table-row>
            <table:table-row>
              <table:table-cell office:value-type="string">
                <text:p> 03/05  24:00:00</text:p>
              </table:table-cell>
              <table:table-cell office:value-type="float" office:value="22.498351491045">
                <text:p>22.498351491045</text:p>
              </table:table-cell>
              <table:table-cell office:value-type="float" office:value="19.65568737">
                <text:p>19.65568737</text:p>
              </table:table-cell>
            </table:table-row>
            <table:table-row>
              <table:table-cell office:value-type="string">
                <text:p> 03/06  01:00:00</text:p>
              </table:table-cell>
              <table:table-cell office:value-type="float" office:value="22.304322431897">
                <text:p>22.304322431897</text:p>
              </table:table-cell>
              <table:table-cell office:value-type="float" office:value="19.68279635">
                <text:p>19.68279635</text:p>
              </table:table-cell>
            </table:table-row>
            <table:table-row>
              <table:table-cell office:value-type="string">
                <text:p> 03/06  02:00:00</text:p>
              </table:table-cell>
              <table:table-cell office:value-type="float" office:value="22.1409592014219">
                <text:p>22.1409592014219</text:p>
              </table:table-cell>
              <table:table-cell office:value-type="float" office:value="19.67999109">
                <text:p>19.67999109</text:p>
              </table:table-cell>
            </table:table-row>
            <table:table-row>
              <table:table-cell office:value-type="string">
                <text:p> 03/06  03:00:00</text:p>
              </table:table-cell>
              <table:table-cell office:value-type="float" office:value="21.9603511829117">
                <text:p>21.9603511829117</text:p>
              </table:table-cell>
              <table:table-cell office:value-type="float" office:value="19.65815095">
                <text:p>19.65815095</text:p>
              </table:table-cell>
            </table:table-row>
            <table:table-row>
              <table:table-cell office:value-type="string">
                <text:p> 03/06  04:00:00</text:p>
              </table:table-cell>
              <table:table-cell office:value-type="float" office:value="21.7669179830171">
                <text:p>21.7669179830171</text:p>
              </table:table-cell>
              <table:table-cell office:value-type="float" office:value="19.64598414">
                <text:p>19.64598414</text:p>
              </table:table-cell>
            </table:table-row>
            <table:table-row>
              <table:table-cell office:value-type="string">
                <text:p> 03/06  05:00:00</text:p>
              </table:table-cell>
              <table:table-cell office:value-type="float" office:value="21.5703533239295">
                <text:p>21.5703533239295</text:p>
              </table:table-cell>
              <table:table-cell office:value-type="float" office:value="19.66268197">
                <text:p>19.66268197</text:p>
              </table:table-cell>
            </table:table-row>
            <table:table-row>
              <table:table-cell office:value-type="string">
                <text:p> 03/06  06:00:00</text:p>
              </table:table-cell>
              <table:table-cell office:value-type="float" office:value="21.3724167371532">
                <text:p>21.3724167371532</text:p>
              </table:table-cell>
              <table:table-cell office:value-type="float" office:value="19.68925095">
                <text:p>19.68925095</text:p>
              </table:table-cell>
            </table:table-row>
            <table:table-row>
              <table:table-cell office:value-type="string">
                <text:p> 03/06  07:00:00</text:p>
              </table:table-cell>
              <table:table-cell office:value-type="float" office:value="21.2023326206976">
                <text:p>21.2023326206976</text:p>
              </table:table-cell>
              <table:table-cell office:value-type="float" office:value="19.67144272">
                <text:p>19.67144272</text:p>
              </table:table-cell>
            </table:table-row>
            <table:table-row>
              <table:table-cell office:value-type="string">
                <text:p> 03/06  08:00:00</text:p>
              </table:table-cell>
              <table:table-cell office:value-type="float" office:value="21.0865096222509">
                <text:p>21.0865096222509</text:p>
              </table:table-cell>
              <table:table-cell office:value-type="float" office:value="20.26855136">
                <text:p>20.26855136</text:p>
              </table:table-cell>
            </table:table-row>
            <table:table-row>
              <table:table-cell office:value-type="string">
                <text:p> 03/06  09:00:00</text:p>
              </table:table-cell>
              <table:table-cell office:value-type="float" office:value="20.9952398393641">
                <text:p>20.9952398393641</text:p>
              </table:table-cell>
              <table:table-cell office:value-type="float" office:value="21.73322686">
                <text:p>21.73322686</text:p>
              </table:table-cell>
            </table:table-row>
            <table:table-row>
              <table:table-cell office:value-type="string">
                <text:p> 03/06  10:00:00</text:p>
              </table:table-cell>
              <table:table-cell office:value-type="float" office:value="21.2880566230661">
                <text:p>21.2880566230661</text:p>
              </table:table-cell>
              <table:table-cell office:value-type="float" office:value="22.31312463">
                <text:p>22.31312463</text:p>
              </table:table-cell>
            </table:table-row>
            <table:table-row>
              <table:table-cell office:value-type="string">
                <text:p> 03/06  11:00:00</text:p>
              </table:table-cell>
              <table:table-cell office:value-type="float" office:value="22.2855397568301">
                <text:p>22.2855397568301</text:p>
              </table:table-cell>
              <table:table-cell office:value-type="float" office:value="22.41089295">
                <text:p>22.41089295</text:p>
              </table:table-cell>
            </table:table-row>
            <table:table-row>
              <table:table-cell office:value-type="string">
                <text:p> 03/06  12:00:00</text:p>
              </table:table-cell>
              <table:table-cell office:value-type="float" office:value="23.0727726939642">
                <text:p>23.0727726939642</text:p>
              </table:table-cell>
              <table:table-cell office:value-type="float" office:value="22.69441383">
                <text:p>22.69441383</text:p>
              </table:table-cell>
            </table:table-row>
            <table:table-row>
              <table:table-cell office:value-type="string">
                <text:p> 03/06  13:00:00</text:p>
              </table:table-cell>
              <table:table-cell office:value-type="float" office:value="23.562278564363">
                <text:p>23.562278564363</text:p>
              </table:table-cell>
              <table:table-cell office:value-type="float" office:value="22.74740661">
                <text:p>22.74740661</text:p>
              </table:table-cell>
            </table:table-row>
            <table:table-row>
              <table:table-cell office:value-type="string">
                <text:p> 03/06  14:00:00</text:p>
              </table:table-cell>
              <table:table-cell office:value-type="float" office:value="23.2659780305739">
                <text:p>23.2659780305739</text:p>
              </table:table-cell>
              <table:table-cell office:value-type="float" office:value="22.69870135">
                <text:p>22.69870135</text:p>
              </table:table-cell>
            </table:table-row>
            <table:table-row>
              <table:table-cell office:value-type="string">
                <text:p> 03/06  15:00:00</text:p>
              </table:table-cell>
              <table:table-cell office:value-type="float" office:value="23.0023041459995">
                <text:p>23.0023041459995</text:p>
              </table:table-cell>
              <table:table-cell office:value-type="float" office:value="22.52732835">
                <text:p>22.52732835</text:p>
              </table:table-cell>
            </table:table-row>
            <table:table-row>
              <table:table-cell office:value-type="string">
                <text:p> 03/06  16:00:00</text:p>
              </table:table-cell>
              <table:table-cell office:value-type="float" office:value="23.0787832586193">
                <text:p>23.0787832586193</text:p>
              </table:table-cell>
              <table:table-cell office:value-type="float" office:value="22.28966605">
                <text:p>22.28966605</text:p>
              </table:table-cell>
            </table:table-row>
            <table:table-row>
              <table:table-cell office:value-type="string">
                <text:p> 03/06  17:00:00</text:p>
              </table:table-cell>
              <table:table-cell office:value-type="float" office:value="23.1413396552746">
                <text:p>23.1413396552746</text:p>
              </table:table-cell>
              <table:table-cell office:value-type="float" office:value="22.00960734">
                <text:p>22.00960734</text:p>
              </table:table-cell>
            </table:table-row>
            <table:table-row>
              <table:table-cell office:value-type="string">
                <text:p> 03/06  18:00:00</text:p>
              </table:table-cell>
              <table:table-cell office:value-type="float" office:value="23.0189487270878">
                <text:p>23.0189487270878</text:p>
              </table:table-cell>
              <table:table-cell office:value-type="float" office:value="22.09207794">
                <text:p>22.09207794</text:p>
              </table:table-cell>
            </table:table-row>
            <table:table-row>
              <table:table-cell office:value-type="string">
                <text:p> 03/06  19:00:00</text:p>
              </table:table-cell>
              <table:table-cell office:value-type="float" office:value="22.7900453281579">
                <text:p>22.7900453281579</text:p>
              </table:table-cell>
              <table:table-cell office:value-type="float" office:value="22.16246304">
                <text:p>22.16246304</text:p>
              </table:table-cell>
            </table:table-row>
            <table:table-row>
              <table:table-cell office:value-type="string">
                <text:p> 03/06  20:00:00</text:p>
              </table:table-cell>
              <table:table-cell office:value-type="float" office:value="22.3136843401732">
                <text:p>22.3136843401732</text:p>
              </table:table-cell>
              <table:table-cell office:value-type="float" office:value="22.19206843">
                <text:p>22.19206843</text:p>
              </table:table-cell>
            </table:table-row>
            <table:table-row>
              <table:table-cell office:value-type="string">
                <text:p> 03/06  21:00:00</text:p>
              </table:table-cell>
              <table:table-cell office:value-type="float" office:value="21.8452817107323">
                <text:p>21.8452817107323</text:p>
              </table:table-cell>
              <table:table-cell office:value-type="float" office:value="22.11572277">
                <text:p>22.11572277</text:p>
              </table:table-cell>
            </table:table-row>
            <table:table-row>
              <table:table-cell office:value-type="string">
                <text:p> 03/06  22:00:00</text:p>
              </table:table-cell>
              <table:table-cell office:value-type="float" office:value="21.4914709196885">
                <text:p>21.4914709196885</text:p>
              </table:table-cell>
              <table:table-cell office:value-type="float" office:value="21.80101768">
                <text:p>21.80101768</text:p>
              </table:table-cell>
            </table:table-row>
            <table:table-row>
              <table:table-cell office:value-type="string">
                <text:p> 03/06  23:00:00</text:p>
              </table:table-cell>
              <table:table-cell office:value-type="float" office:value="21.2557673978701">
                <text:p>21.2557673978701</text:p>
              </table:table-cell>
              <table:table-cell office:value-type="float" office:value="21.46548736">
                <text:p>21.46548736</text:p>
              </table:table-cell>
            </table:table-row>
            <table:table-row>
              <table:table-cell office:value-type="string">
                <text:p> 03/06  24:00:00</text:p>
              </table:table-cell>
              <table:table-cell office:value-type="float" office:value="21.0510488823333">
                <text:p>21.0510488823333</text:p>
              </table:table-cell>
              <table:table-cell office:value-type="float" office:value="21.18409818">
                <text:p>21.18409818</text:p>
              </table:table-cell>
            </table:table-row>
            <table:table-row>
              <table:table-cell office:value-type="string">
                <text:p> 03/07  01:00:00</text:p>
              </table:table-cell>
              <table:table-cell office:value-type="float" office:value="20.850187755877">
                <text:p>20.850187755877</text:p>
              </table:table-cell>
              <table:table-cell office:value-type="float" office:value="20.9429954">
                <text:p>20.9429954</text:p>
              </table:table-cell>
            </table:table-row>
            <table:table-row>
              <table:table-cell office:value-type="string">
                <text:p> 03/07  02:00:00</text:p>
              </table:table-cell>
              <table:table-cell office:value-type="float" office:value="20.7428817115072">
                <text:p>20.7428817115072</text:p>
              </table:table-cell>
              <table:table-cell office:value-type="float" office:value="20.72179754">
                <text:p>20.72179754</text:p>
              </table:table-cell>
            </table:table-row>
            <table:table-row>
              <table:table-cell office:value-type="string">
                <text:p> 03/07  03:00:00</text:p>
              </table:table-cell>
              <table:table-cell office:value-type="float" office:value="20.6339027235603">
                <text:p>20.6339027235603</text:p>
              </table:table-cell>
              <table:table-cell office:value-type="float" office:value="20.55540606">
                <text:p>20.55540606</text:p>
              </table:table-cell>
            </table:table-row>
            <table:table-row>
              <table:table-cell office:value-type="string">
                <text:p> 03/07  04:00:00</text:p>
              </table:table-cell>
              <table:table-cell office:value-type="float" office:value="20.5325818633512">
                <text:p>20.5325818633512</text:p>
              </table:table-cell>
              <table:table-cell office:value-type="float" office:value="20.44106638">
                <text:p>20.44106638</text:p>
              </table:table-cell>
            </table:table-row>
            <table:table-row>
              <table:table-cell office:value-type="string">
                <text:p> 03/07  05:00:00</text:p>
              </table:table-cell>
              <table:table-cell office:value-type="float" office:value="20.4361966209614">
                <text:p>20.4361966209614</text:p>
              </table:table-cell>
              <table:table-cell office:value-type="float" office:value="20.34760971">
                <text:p>20.34760971</text:p>
              </table:table-cell>
            </table:table-row>
            <table:table-row>
              <table:table-cell office:value-type="string">
                <text:p> 03/07  06:00:00</text:p>
              </table:table-cell>
              <table:table-cell office:value-type="float" office:value="20.3459512673497">
                <text:p>20.3459512673497</text:p>
              </table:table-cell>
              <table:table-cell office:value-type="float" office:value="20.23089847">
                <text:p>20.23089847</text:p>
              </table:table-cell>
            </table:table-row>
            <table:table-row>
              <table:table-cell office:value-type="string">
                <text:p> 03/07  07:00:00</text:p>
              </table:table-cell>
              <table:table-cell office:value-type="float" office:value="20.2625432620385">
                <text:p>20.2625432620385</text:p>
              </table:table-cell>
              <table:table-cell office:value-type="float" office:value="20.1461187">
                <text:p>20.1461187</text:p>
              </table:table-cell>
            </table:table-row>
            <table:table-row>
              <table:table-cell office:value-type="string">
                <text:p> 03/07  08:00:00</text:p>
              </table:table-cell>
              <table:table-cell office:value-type="float" office:value="20.1863524788733">
                <text:p>20.1863524788733</text:p>
              </table:table-cell>
              <table:table-cell office:value-type="float" office:value="20.68143308">
                <text:p>20.68143308</text:p>
              </table:table-cell>
            </table:table-row>
            <table:table-row>
              <table:table-cell office:value-type="string">
                <text:p> 03/07  09:00:00</text:p>
              </table:table-cell>
              <table:table-cell office:value-type="float" office:value="20.141621282109">
                <text:p>20.141621282109</text:p>
              </table:table-cell>
              <table:table-cell office:value-type="float" office:value="22.12962613">
                <text:p>22.12962613</text:p>
              </table:table-cell>
            </table:table-row>
            <table:table-row>
              <table:table-cell office:value-type="string">
                <text:p> 03/07  10:00:00</text:p>
              </table:table-cell>
              <table:table-cell office:value-type="float" office:value="20.23982880673">
                <text:p>20.23982880673</text:p>
              </table:table-cell>
              <table:table-cell office:value-type="float" office:value="22.8358814">
                <text:p>22.8358814</text:p>
              </table:table-cell>
            </table:table-row>
            <table:table-row>
              <table:table-cell office:value-type="string">
                <text:p> 03/07  11:00:00</text:p>
              </table:table-cell>
              <table:table-cell office:value-type="float" office:value="20.6445275978589">
                <text:p>20.6445275978589</text:p>
              </table:table-cell>
              <table:table-cell office:value-type="float" office:value="22.84952004">
                <text:p>22.84952004</text:p>
              </table:table-cell>
            </table:table-row>
            <table:table-row>
              <table:table-cell office:value-type="string">
                <text:p> 03/07  12:00:00</text:p>
              </table:table-cell>
              <table:table-cell office:value-type="float" office:value="21.2438540572375">
                <text:p>21.2438540572375</text:p>
              </table:table-cell>
              <table:table-cell office:value-type="float" office:value="22.7758004">
                <text:p>22.7758004</text:p>
              </table:table-cell>
            </table:table-row>
            <table:table-row>
              <table:table-cell office:value-type="string">
                <text:p> 03/07  13:00:00</text:p>
              </table:table-cell>
              <table:table-cell office:value-type="float" office:value="21.6685954568327">
                <text:p>21.6685954568327</text:p>
              </table:table-cell>
              <table:table-cell office:value-type="float" office:value="22.78579212">
                <text:p>22.78579212</text:p>
              </table:table-cell>
            </table:table-row>
            <table:table-row>
              <table:table-cell office:value-type="string">
                <text:p> 03/07  14:00:00</text:p>
              </table:table-cell>
              <table:table-cell office:value-type="float" office:value="21.6912695177532">
                <text:p>21.6912695177532</text:p>
              </table:table-cell>
              <table:table-cell office:value-type="float" office:value="22.48228535">
                <text:p>22.48228535</text:p>
              </table:table-cell>
            </table:table-row>
            <table:table-row>
              <table:table-cell office:value-type="string">
                <text:p> 03/07  15:00:00</text:p>
              </table:table-cell>
              <table:table-cell office:value-type="float" office:value="21.7147313738805">
                <text:p>21.7147313738805</text:p>
              </table:table-cell>
              <table:table-cell office:value-type="float" office:value="22.20123803">
                <text:p>22.20123803</text:p>
              </table:table-cell>
            </table:table-row>
            <table:table-row>
              <table:table-cell office:value-type="string">
                <text:p> 03/07  16:00:00</text:p>
              </table:table-cell>
              <table:table-cell office:value-type="float" office:value="21.9372194509678">
                <text:p>21.9372194509678</text:p>
              </table:table-cell>
              <table:table-cell office:value-type="float" office:value="22.1869561">
                <text:p>22.1869561</text:p>
              </table:table-cell>
            </table:table-row>
            <table:table-row>
              <table:table-cell office:value-type="string">
                <text:p> 03/07  17:00:00</text:p>
              </table:table-cell>
              <table:table-cell office:value-type="float" office:value="22.0814638870825">
                <text:p>22.0814638870825</text:p>
              </table:table-cell>
              <table:table-cell office:value-type="float" office:value="22.54708184">
                <text:p>22.54708184</text:p>
              </table:table-cell>
            </table:table-row>
            <table:table-row>
              <table:table-cell office:value-type="string">
                <text:p> 03/07  18:00:00</text:p>
              </table:table-cell>
              <table:table-cell office:value-type="float" office:value="22.0517111153621">
                <text:p>22.0517111153621</text:p>
              </table:table-cell>
              <table:table-cell office:value-type="float" office:value="22.50652351">
                <text:p>22.50652351</text:p>
              </table:table-cell>
            </table:table-row>
            <table:table-row>
              <table:table-cell office:value-type="string">
                <text:p> 03/07  19:00:00</text:p>
              </table:table-cell>
              <table:table-cell office:value-type="float" office:value="21.9767589794495">
                <text:p>21.9767589794495</text:p>
              </table:table-cell>
              <table:table-cell office:value-type="float" office:value="22.28243463">
                <text:p>22.28243463</text:p>
              </table:table-cell>
            </table:table-row>
            <table:table-row>
              <table:table-cell office:value-type="string">
                <text:p> 03/07  20:00:00</text:p>
              </table:table-cell>
              <table:table-cell office:value-type="float" office:value="21.7433128847533">
                <text:p>21.7433128847533</text:p>
              </table:table-cell>
              <table:table-cell office:value-type="float" office:value="22.369118">
                <text:p>22.369118</text:p>
              </table:table-cell>
            </table:table-row>
            <table:table-row>
              <table:table-cell office:value-type="string">
                <text:p> 03/07  21:00:00</text:p>
              </table:table-cell>
              <table:table-cell office:value-type="float" office:value="21.4809229737608">
                <text:p>21.4809229737608</text:p>
              </table:table-cell>
              <table:table-cell office:value-type="float" office:value="22.3161258">
                <text:p>22.3161258</text:p>
              </table:table-cell>
            </table:table-row>
            <table:table-row>
              <table:table-cell office:value-type="string">
                <text:p> 03/07  22:00:00</text:p>
              </table:table-cell>
              <table:table-cell office:value-type="float" office:value="21.3064765130003">
                <text:p>21.3064765130003</text:p>
              </table:table-cell>
              <table:table-cell office:value-type="float" office:value="22.1433012">
                <text:p>22.1433012</text:p>
              </table:table-cell>
            </table:table-row>
            <table:table-row>
              <table:table-cell office:value-type="string">
                <text:p> 03/07  23:00:00</text:p>
              </table:table-cell>
              <table:table-cell office:value-type="float" office:value="21.1936307050557">
                <text:p>21.1936307050557</text:p>
              </table:table-cell>
              <table:table-cell office:value-type="float" office:value="21.72785524">
                <text:p>21.72785524</text:p>
              </table:table-cell>
            </table:table-row>
            <table:table-row>
              <table:table-cell office:value-type="string">
                <text:p> 03/07  24:00:00</text:p>
              </table:table-cell>
              <table:table-cell office:value-type="float" office:value="21.0109689606468">
                <text:p>21.0109689606468</text:p>
              </table:table-cell>
              <table:table-cell office:value-type="float" office:value="21.1843777">
                <text:p>21.1843777</text:p>
              </table:table-cell>
            </table:table-row>
            <table:table-row>
              <table:table-cell office:value-type="string">
                <text:p> 03/08  01:00:00</text:p>
              </table:table-cell>
              <table:table-cell office:value-type="float" office:value="21.0725756309055">
                <text:p>21.0725756309055</text:p>
              </table:table-cell>
              <table:table-cell office:value-type="float" office:value="20.65967553">
                <text:p>20.65967553</text:p>
              </table:table-cell>
            </table:table-row>
            <table:table-row>
              <table:table-cell office:value-type="string">
                <text:p> 03/08  02:00:00</text:p>
              </table:table-cell>
              <table:table-cell office:value-type="float" office:value="21.1782453736075">
                <text:p>21.1782453736075</text:p>
              </table:table-cell>
              <table:table-cell office:value-type="float" office:value="20.27487926">
                <text:p>20.27487926</text:p>
              </table:table-cell>
            </table:table-row>
            <table:table-row>
              <table:table-cell office:value-type="string">
                <text:p> 03/08  03:00:00</text:p>
              </table:table-cell>
              <table:table-cell office:value-type="float" office:value="21.2396227310977">
                <text:p>21.2396227310977</text:p>
              </table:table-cell>
              <table:table-cell office:value-type="float" office:value="19.96322726">
                <text:p>19.96322726</text:p>
              </table:table-cell>
            </table:table-row>
            <table:table-row>
              <table:table-cell office:value-type="string">
                <text:p> 03/08  04:00:00</text:p>
              </table:table-cell>
              <table:table-cell office:value-type="float" office:value="21.2351123924556">
                <text:p>21.2351123924556</text:p>
              </table:table-cell>
              <table:table-cell office:value-type="float" office:value="19.69134622">
                <text:p>19.69134622</text:p>
              </table:table-cell>
            </table:table-row>
            <table:table-row>
              <table:table-cell office:value-type="string">
                <text:p> 03/08  05:00:00</text:p>
              </table:table-cell>
              <table:table-cell office:value-type="float" office:value="21.2077419347052">
                <text:p>21.2077419347052</text:p>
              </table:table-cell>
              <table:table-cell office:value-type="float" office:value="19.50487081">
                <text:p>19.50487081</text:p>
              </table:table-cell>
            </table:table-row>
            <table:table-row>
              <table:table-cell office:value-type="string">
                <text:p> 03/08  06:00:00</text:p>
              </table:table-cell>
              <table:table-cell office:value-type="float" office:value="21.1707937420489">
                <text:p>21.1707937420489</text:p>
              </table:table-cell>
              <table:table-cell office:value-type="float" office:value="19.53342148">
                <text:p>19.53342148</text:p>
              </table:table-cell>
            </table:table-row>
            <table:table-row>
              <table:table-cell office:value-type="string">
                <text:p> 03/08  07:00:00</text:p>
              </table:table-cell>
              <table:table-cell office:value-type="float" office:value="21.123495027744">
                <text:p>21.123495027744</text:p>
              </table:table-cell>
              <table:table-cell office:value-type="float" office:value="19.50662472">
                <text:p>19.50662472</text:p>
              </table:table-cell>
            </table:table-row>
            <table:table-row>
              <table:table-cell office:value-type="string">
                <text:p> 03/08  08:00:00</text:p>
              </table:table-cell>
              <table:table-cell office:value-type="float" office:value="21.0632177545445">
                <text:p>21.0632177545445</text:p>
              </table:table-cell>
              <table:table-cell office:value-type="float" office:value="20.11275284">
                <text:p>20.11275284</text:p>
              </table:table-cell>
            </table:table-row>
            <table:table-row>
              <table:table-cell office:value-type="string">
                <text:p> 03/08  09:00:00</text:p>
              </table:table-cell>
              <table:table-cell office:value-type="float" office:value="21.0054007786435">
                <text:p>21.0054007786435</text:p>
              </table:table-cell>
              <table:table-cell office:value-type="float" office:value="21.94767829">
                <text:p>21.94767829</text:p>
              </table:table-cell>
            </table:table-row>
            <table:table-row>
              <table:table-cell office:value-type="string">
                <text:p> 03/08  10:00:00</text:p>
              </table:table-cell>
              <table:table-cell office:value-type="float" office:value="21.40298335821">
                <text:p>21.40298335821</text:p>
              </table:table-cell>
              <table:table-cell office:value-type="float" office:value="22.73953719">
                <text:p>22.73953719</text:p>
              </table:table-cell>
            </table:table-row>
            <table:table-row>
              <table:table-cell office:value-type="string">
                <text:p> 03/08  11:00:00</text:p>
              </table:table-cell>
              <table:table-cell office:value-type="float" office:value="22.9691702938563">
                <text:p>22.9691702938563</text:p>
              </table:table-cell>
              <table:table-cell office:value-type="float" office:value="22.96710033">
                <text:p>22.96710033</text:p>
              </table:table-cell>
            </table:table-row>
            <table:table-row>
              <table:table-cell office:value-type="string">
                <text:p> 03/08  12:00:00</text:p>
              </table:table-cell>
              <table:table-cell office:value-type="float" office:value="24.4889859292527">
                <text:p>24.4889859292527</text:p>
              </table:table-cell>
              <table:table-cell office:value-type="float" office:value="23.10129109">
                <text:p>23.10129109</text:p>
              </table:table-cell>
            </table:table-row>
            <table:table-row>
              <table:table-cell office:value-type="string">
                <text:p> 03/08  13:00:00</text:p>
              </table:table-cell>
              <table:table-cell office:value-type="float" office:value="25.2148780734">
                <text:p>25.2148780734</text:p>
              </table:table-cell>
              <table:table-cell office:value-type="float" office:value="23.1561089">
                <text:p>23.1561089</text:p>
              </table:table-cell>
            </table:table-row>
            <table:table-row>
              <table:table-cell office:value-type="string">
                <text:p> 03/08  14:00:00</text:p>
              </table:table-cell>
              <table:table-cell office:value-type="float" office:value="24.8155187896332">
                <text:p>24.8155187896332</text:p>
              </table:table-cell>
              <table:table-cell office:value-type="float" office:value="23.20266975">
                <text:p>23.20266975</text:p>
              </table:table-cell>
            </table:table-row>
            <table:table-row>
              <table:table-cell office:value-type="string">
                <text:p> 03/08  15:00:00</text:p>
              </table:table-cell>
              <table:table-cell office:value-type="float" office:value="24.4111464556619">
                <text:p>24.4111464556619</text:p>
              </table:table-cell>
              <table:table-cell office:value-type="float" office:value="23.21319528">
                <text:p>23.21319528</text:p>
              </table:table-cell>
            </table:table-row>
            <table:table-row>
              <table:table-cell office:value-type="string">
                <text:p> 03/08  16:00:00</text:p>
              </table:table-cell>
              <table:table-cell office:value-type="float" office:value="24.5790892276478">
                <text:p>24.5790892276478</text:p>
              </table:table-cell>
              <table:table-cell office:value-type="float" office:value="23.24817151">
                <text:p>23.24817151</text:p>
              </table:table-cell>
            </table:table-row>
            <table:table-row>
              <table:table-cell office:value-type="string">
                <text:p> 03/08  17:00:00</text:p>
              </table:table-cell>
              <table:table-cell office:value-type="float" office:value="24.7970936209072">
                <text:p>24.7970936209072</text:p>
              </table:table-cell>
              <table:table-cell office:value-type="float" office:value="23.26530939">
                <text:p>23.26530939</text:p>
              </table:table-cell>
            </table:table-row>
            <table:table-row>
              <table:table-cell office:value-type="string">
                <text:p> 03/08  18:00:00</text:p>
              </table:table-cell>
              <table:table-cell office:value-type="float" office:value="24.9238990479814">
                <text:p>24.9238990479814</text:p>
              </table:table-cell>
              <table:table-cell office:value-type="float" office:value="23.21443373">
                <text:p>23.21443373</text:p>
              </table:table-cell>
            </table:table-row>
            <table:table-row>
              <table:table-cell office:value-type="string">
                <text:p> 03/08  19:00:00</text:p>
              </table:table-cell>
              <table:table-cell office:value-type="float" office:value="25.0015191587144">
                <text:p>25.0015191587144</text:p>
              </table:table-cell>
              <table:table-cell office:value-type="float" office:value="22.83766302">
                <text:p>22.83766302</text:p>
              </table:table-cell>
            </table:table-row>
            <table:table-row>
              <table:table-cell office:value-type="string">
                <text:p> 03/08  20:00:00</text:p>
              </table:table-cell>
              <table:table-cell office:value-type="float" office:value="24.6481447289922">
                <text:p>24.6481447289922</text:p>
              </table:table-cell>
              <table:table-cell office:value-type="float" office:value="22.4134913">
                <text:p>22.4134913</text:p>
              </table:table-cell>
            </table:table-row>
            <table:table-row>
              <table:table-cell office:value-type="string">
                <text:p> 03/08  21:00:00</text:p>
              </table:table-cell>
              <table:table-cell office:value-type="float" office:value="24.1042885225979">
                <text:p>24.1042885225979</text:p>
              </table:table-cell>
              <table:table-cell office:value-type="float" office:value="22.36794278">
                <text:p>22.36794278</text:p>
              </table:table-cell>
            </table:table-row>
            <table:table-row>
              <table:table-cell office:value-type="string">
                <text:p> 03/08  22:00:00</text:p>
              </table:table-cell>
              <table:table-cell office:value-type="float" office:value="23.70772001513">
                <text:p>23.70772001513</text:p>
              </table:table-cell>
              <table:table-cell office:value-type="float" office:value="22.09952938">
                <text:p>22.09952938</text:p>
              </table:table-cell>
            </table:table-row>
            <table:table-row>
              <table:table-cell office:value-type="string">
                <text:p> 03/08  23:00:00</text:p>
              </table:table-cell>
              <table:table-cell office:value-type="float" office:value="23.4374279184714">
                <text:p>23.4374279184714</text:p>
              </table:table-cell>
              <table:table-cell office:value-type="float" office:value="21.70467788">
                <text:p>21.70467788</text:p>
              </table:table-cell>
            </table:table-row>
            <table:table-row>
              <table:table-cell office:value-type="string">
                <text:p> 03/08  24:00:00</text:p>
              </table:table-cell>
              <table:table-cell office:value-type="float" office:value="23.2039395551323">
                <text:p>23.2039395551323</text:p>
              </table:table-cell>
              <table:table-cell office:value-type="float" office:value="21.33553812">
                <text:p>21.33553812</text:p>
              </table:table-cell>
            </table:table-row>
            <table:table-row>
              <table:table-cell office:value-type="string">
                <text:p> 03/09  01:00:00</text:p>
              </table:table-cell>
              <table:table-cell office:value-type="float" office:value="22.9797319463332">
                <text:p>22.9797319463332</text:p>
              </table:table-cell>
              <table:table-cell office:value-type="float" office:value="21.01381642">
                <text:p>21.01381642</text:p>
              </table:table-cell>
            </table:table-row>
            <table:table-row>
              <table:table-cell office:value-type="string">
                <text:p> 03/09  02:00:00</text:p>
              </table:table-cell>
              <table:table-cell office:value-type="float" office:value="22.78704446866">
                <text:p>22.78704446866</text:p>
              </table:table-cell>
              <table:table-cell office:value-type="float" office:value="20.71326966">
                <text:p>20.71326966</text:p>
              </table:table-cell>
            </table:table-row>
            <table:table-row>
              <table:table-cell office:value-type="string">
                <text:p> 03/09  03:00:00</text:p>
              </table:table-cell>
              <table:table-cell office:value-type="float" office:value="23.0459870325476">
                <text:p>23.0459870325476</text:p>
              </table:table-cell>
              <table:table-cell office:value-type="float" office:value="20.46871981">
                <text:p>20.46871981</text:p>
              </table:table-cell>
            </table:table-row>
            <table:table-row>
              <table:table-cell office:value-type="string">
                <text:p> 03/09  04:00:00</text:p>
              </table:table-cell>
              <table:table-cell office:value-type="float" office:value="23.2770333383975">
                <text:p>23.2770333383975</text:p>
              </table:table-cell>
              <table:table-cell office:value-type="float" office:value="20.25573801">
                <text:p>20.25573801</text:p>
              </table:table-cell>
            </table:table-row>
            <table:table-row>
              <table:table-cell office:value-type="string">
                <text:p> 03/09  05:00:00</text:p>
              </table:table-cell>
              <table:table-cell office:value-type="float" office:value="23.3406139282926">
                <text:p>23.3406139282926</text:p>
              </table:table-cell>
              <table:table-cell office:value-type="float" office:value="20.00188566">
                <text:p>20.00188566</text:p>
              </table:table-cell>
            </table:table-row>
            <table:table-row>
              <table:table-cell office:value-type="string">
                <text:p> 03/09  06:00:00</text:p>
              </table:table-cell>
              <table:table-cell office:value-type="float" office:value="23.3398716343653">
                <text:p>23.3398716343653</text:p>
              </table:table-cell>
              <table:table-cell office:value-type="float" office:value="19.74613262">
                <text:p>19.74613262</text:p>
              </table:table-cell>
            </table:table-row>
            <table:table-row>
              <table:table-cell office:value-type="string">
                <text:p> 03/09  07:00:00</text:p>
              </table:table-cell>
              <table:table-cell office:value-type="float" office:value="23.3158197798844">
                <text:p>23.3158197798844</text:p>
              </table:table-cell>
              <table:table-cell office:value-type="float" office:value="19.50009065">
                <text:p>19.50009065</text:p>
              </table:table-cell>
            </table:table-row>
            <table:table-row>
              <table:table-cell office:value-type="string">
                <text:p> 03/09  08:00:00</text:p>
              </table:table-cell>
              <table:table-cell office:value-type="float" office:value="23.265608642166">
                <text:p>23.265608642166</text:p>
              </table:table-cell>
              <table:table-cell office:value-type="float" office:value="20.24435851">
                <text:p>20.24435851</text:p>
              </table:table-cell>
            </table:table-row>
            <table:table-row>
              <table:table-cell office:value-type="string">
                <text:p> 03/09  09:00:00</text:p>
              </table:table-cell>
              <table:table-cell office:value-type="float" office:value="23.2108213131729">
                <text:p>23.2108213131729</text:p>
              </table:table-cell>
              <table:table-cell office:value-type="float" office:value="22.13376736">
                <text:p>22.13376736</text:p>
              </table:table-cell>
            </table:table-row>
            <table:table-row>
              <table:table-cell office:value-type="string">
                <text:p> 03/09  10:00:00</text:p>
              </table:table-cell>
              <table:table-cell office:value-type="float" office:value="23.3710422554602">
                <text:p>23.3710422554602</text:p>
              </table:table-cell>
              <table:table-cell office:value-type="float" office:value="22.90638321">
                <text:p>22.90638321</text:p>
              </table:table-cell>
            </table:table-row>
            <table:table-row>
              <table:table-cell office:value-type="string">
                <text:p> 03/09  11:00:00</text:p>
              </table:table-cell>
              <table:table-cell office:value-type="float" office:value="24.0050551397031">
                <text:p>24.0050551397031</text:p>
              </table:table-cell>
              <table:table-cell office:value-type="float" office:value="23.21607234">
                <text:p>23.21607234</text:p>
              </table:table-cell>
            </table:table-row>
            <table:table-row>
              <table:table-cell office:value-type="string">
                <text:p> 03/09  12:00:00</text:p>
              </table:table-cell>
              <table:table-cell office:value-type="float" office:value="24.8712431344664">
                <text:p>24.8712431344664</text:p>
              </table:table-cell>
              <table:table-cell office:value-type="float" office:value="23.52316248">
                <text:p>23.52316248</text:p>
              </table:table-cell>
            </table:table-row>
            <table:table-row>
              <table:table-cell office:value-type="string">
                <text:p> 03/09  13:00:00</text:p>
              </table:table-cell>
              <table:table-cell office:value-type="float" office:value="25.3982222522451">
                <text:p>25.3982222522451</text:p>
              </table:table-cell>
              <table:table-cell office:value-type="float" office:value="23.74507052">
                <text:p>23.74507052</text:p>
              </table:table-cell>
            </table:table-row>
            <table:table-row>
              <table:table-cell office:value-type="string">
                <text:p> 03/09  14:00:00</text:p>
              </table:table-cell>
              <table:table-cell office:value-type="float" office:value="25.1801470292811">
                <text:p>25.1801470292811</text:p>
              </table:table-cell>
              <table:table-cell office:value-type="float" office:value="23.89760833">
                <text:p>23.89760833</text:p>
              </table:table-cell>
            </table:table-row>
            <table:table-row>
              <table:table-cell office:value-type="string">
                <text:p> 03/09  15:00:00</text:p>
              </table:table-cell>
              <table:table-cell office:value-type="float" office:value="24.9796994221586">
                <text:p>24.9796994221586</text:p>
              </table:table-cell>
              <table:table-cell office:value-type="float" office:value="24.06118353">
                <text:p>24.06118353</text:p>
              </table:table-cell>
            </table:table-row>
            <table:table-row>
              <table:table-cell office:value-type="string">
                <text:p> 03/09  16:00:00</text:p>
              </table:table-cell>
              <table:table-cell office:value-type="float" office:value="25.2288299151949">
                <text:p>25.2288299151949</text:p>
              </table:table-cell>
              <table:table-cell office:value-type="float" office:value="24.29588161">
                <text:p>24.29588161</text:p>
              </table:table-cell>
            </table:table-row>
            <table:table-row>
              <table:table-cell office:value-type="string">
                <text:p> 03/09  17:00:00</text:p>
              </table:table-cell>
              <table:table-cell office:value-type="float" office:value="25.5031870376832">
                <text:p>25.5031870376832</text:p>
              </table:table-cell>
              <table:table-cell office:value-type="float" office:value="24.36107025">
                <text:p>24.36107025</text:p>
              </table:table-cell>
            </table:table-row>
            <table:table-row>
              <table:table-cell office:value-type="string">
                <text:p> 03/09  18:00:00</text:p>
              </table:table-cell>
              <table:table-cell office:value-type="float" office:value="25.6538977860912">
                <text:p>25.6538977860912</text:p>
              </table:table-cell>
              <table:table-cell office:value-type="float" office:value="24.18378766">
                <text:p>24.18378766</text:p>
              </table:table-cell>
            </table:table-row>
            <table:table-row>
              <table:table-cell office:value-type="string">
                <text:p> 03/09  19:00:00</text:p>
              </table:table-cell>
              <table:table-cell office:value-type="float" office:value="25.6335173834463">
                <text:p>25.6335173834463</text:p>
              </table:table-cell>
              <table:table-cell office:value-type="float" office:value="23.75613535">
                <text:p>23.75613535</text:p>
              </table:table-cell>
            </table:table-row>
            <table:table-row>
              <table:table-cell office:value-type="string">
                <text:p> 03/09  20:00:00</text:p>
              </table:table-cell>
              <table:table-cell office:value-type="float" office:value="25.0485057254605">
                <text:p>25.0485057254605</text:p>
              </table:table-cell>
              <table:table-cell office:value-type="float" office:value="23.07515198">
                <text:p>23.07515198</text:p>
              </table:table-cell>
            </table:table-row>
            <table:table-row>
              <table:table-cell office:value-type="string">
                <text:p> 03/09  21:00:00</text:p>
              </table:table-cell>
              <table:table-cell office:value-type="float" office:value="24.347349977344">
                <text:p>24.347349977344</text:p>
              </table:table-cell>
              <table:table-cell office:value-type="float" office:value="22.57391178">
                <text:p>22.57391178</text:p>
              </table:table-cell>
            </table:table-row>
            <table:table-row>
              <table:table-cell office:value-type="string">
                <text:p> 03/09  22:00:00</text:p>
              </table:table-cell>
              <table:table-cell office:value-type="float" office:value="24.1027467107685">
                <text:p>24.1027467107685</text:p>
              </table:table-cell>
              <table:table-cell office:value-type="float" office:value="22.11754903">
                <text:p>22.11754903</text:p>
              </table:table-cell>
            </table:table-row>
            <table:table-row>
              <table:table-cell office:value-type="string">
                <text:p> 03/09  23:00:00</text:p>
              </table:table-cell>
              <table:table-cell office:value-type="float" office:value="23.9831772115039">
                <text:p>23.9831772115039</text:p>
              </table:table-cell>
              <table:table-cell office:value-type="float" office:value="21.5657913">
                <text:p>21.5657913</text:p>
              </table:table-cell>
            </table:table-row>
            <table:table-row>
              <table:table-cell office:value-type="string">
                <text:p> 03/09  24:00:00</text:p>
              </table:table-cell>
              <table:table-cell office:value-type="float" office:value="23.6981361690432">
                <text:p>23.6981361690432</text:p>
              </table:table-cell>
              <table:table-cell office:value-type="float" office:value="20.95267167">
                <text:p>20.95267167</text:p>
              </table:table-cell>
            </table:table-row>
            <table:table-row>
              <table:table-cell office:value-type="string">
                <text:p> 03/10  01:00:00</text:p>
              </table:table-cell>
              <table:table-cell office:value-type="float" office:value="23.3384676098547">
                <text:p>23.3384676098547</text:p>
              </table:table-cell>
              <table:table-cell office:value-type="float" office:value="20.311646">
                <text:p>20.311646</text:p>
              </table:table-cell>
            </table:table-row>
            <table:table-row>
              <table:table-cell office:value-type="string">
                <text:p> 03/10  02:00:00</text:p>
              </table:table-cell>
              <table:table-cell office:value-type="float" office:value="22.9725203943562">
                <text:p>22.9725203943562</text:p>
              </table:table-cell>
              <table:table-cell office:value-type="float" office:value="19.78369722">
                <text:p>19.78369722</text:p>
              </table:table-cell>
            </table:table-row>
            <table:table-row>
              <table:table-cell office:value-type="string">
                <text:p> 03/10  03:00:00</text:p>
              </table:table-cell>
              <table:table-cell office:value-type="float" office:value="22.6798864584128">
                <text:p>22.6798864584128</text:p>
              </table:table-cell>
              <table:table-cell office:value-type="float" office:value="19.38291554">
                <text:p>19.38291554</text:p>
              </table:table-cell>
            </table:table-row>
            <table:table-row>
              <table:table-cell office:value-type="string">
                <text:p> 03/10  04:00:00</text:p>
              </table:table-cell>
              <table:table-cell office:value-type="float" office:value="22.4071359286721">
                <text:p>22.4071359286721</text:p>
              </table:table-cell>
              <table:table-cell office:value-type="float" office:value="19.37886049">
                <text:p>19.37886049</text:p>
              </table:table-cell>
            </table:table-row>
            <table:table-row>
              <table:table-cell office:value-type="string">
                <text:p> 03/10  05:00:00</text:p>
              </table:table-cell>
              <table:table-cell office:value-type="float" office:value="22.1418987423106">
                <text:p>22.1418987423106</text:p>
              </table:table-cell>
              <table:table-cell office:value-type="float" office:value="19.29267353">
                <text:p>19.29267353</text:p>
              </table:table-cell>
            </table:table-row>
            <table:table-row>
              <table:table-cell office:value-type="string">
                <text:p> 03/10  06:00:00</text:p>
              </table:table-cell>
              <table:table-cell office:value-type="float" office:value="21.8795330118357">
                <text:p>21.8795330118357</text:p>
              </table:table-cell>
              <table:table-cell office:value-type="float" office:value="19.1964073">
                <text:p>19.1964073</text:p>
              </table:table-cell>
            </table:table-row>
            <table:table-row>
              <table:table-cell office:value-type="string">
                <text:p> 03/10  07:00:00</text:p>
              </table:table-cell>
              <table:table-cell office:value-type="float" office:value="21.6165628064409">
                <text:p>21.6165628064409</text:p>
              </table:table-cell>
              <table:table-cell office:value-type="float" office:value="19.07658592">
                <text:p>19.07658592</text:p>
              </table:table-cell>
            </table:table-row>
            <table:table-row>
              <table:table-cell office:value-type="string">
                <text:p> 03/10  08:00:00</text:p>
              </table:table-cell>
              <table:table-cell office:value-type="float" office:value="21.3512050871768">
                <text:p>21.3512050871768</text:p>
              </table:table-cell>
              <table:table-cell office:value-type="float" office:value="19.52051232">
                <text:p>19.52051232</text:p>
              </table:table-cell>
            </table:table-row>
            <table:table-row>
              <table:table-cell office:value-type="string">
                <text:p> 03/10  09:00:00</text:p>
              </table:table-cell>
              <table:table-cell office:value-type="float" office:value="21.1069798051999">
                <text:p>21.1069798051999</text:p>
              </table:table-cell>
              <table:table-cell office:value-type="float" office:value="20.85666843">
                <text:p>20.85666843</text:p>
              </table:table-cell>
            </table:table-row>
            <table:table-row>
              <table:table-cell office:value-type="string">
                <text:p> 03/10  10:00:00</text:p>
              </table:table-cell>
              <table:table-cell office:value-type="float" office:value="21.256523863873">
                <text:p>21.256523863873</text:p>
              </table:table-cell>
              <table:table-cell office:value-type="float" office:value="21.99911354">
                <text:p>21.99911354</text:p>
              </table:table-cell>
            </table:table-row>
            <table:table-row>
              <table:table-cell office:value-type="string">
                <text:p> 03/10  11:00:00</text:p>
              </table:table-cell>
              <table:table-cell office:value-type="float" office:value="22.1237742254261">
                <text:p>22.1237742254261</text:p>
              </table:table-cell>
              <table:table-cell office:value-type="float" office:value="22.33332067">
                <text:p>22.33332067</text:p>
              </table:table-cell>
            </table:table-row>
            <table:table-row>
              <table:table-cell office:value-type="string">
                <text:p> 03/10  12:00:00</text:p>
              </table:table-cell>
              <table:table-cell office:value-type="float" office:value="23.0138753379693">
                <text:p>23.0138753379693</text:p>
              </table:table-cell>
              <table:table-cell office:value-type="float" office:value="22.43720943">
                <text:p>22.43720943</text:p>
              </table:table-cell>
            </table:table-row>
            <table:table-row>
              <table:table-cell office:value-type="string">
                <text:p> 03/10  13:00:00</text:p>
              </table:table-cell>
              <table:table-cell office:value-type="float" office:value="23.9005270046785">
                <text:p>23.9005270046785</text:p>
              </table:table-cell>
              <table:table-cell office:value-type="float" office:value="22.21200833">
                <text:p>22.21200833</text:p>
              </table:table-cell>
            </table:table-row>
            <table:table-row>
              <table:table-cell office:value-type="string">
                <text:p> 03/10  14:00:00</text:p>
              </table:table-cell>
              <table:table-cell office:value-type="float" office:value="24.1679218612616">
                <text:p>24.1679218612616</text:p>
              </table:table-cell>
              <table:table-cell office:value-type="float" office:value="22.33072896">
                <text:p>22.33072896</text:p>
              </table:table-cell>
            </table:table-row>
            <table:table-row>
              <table:table-cell office:value-type="string">
                <text:p> 03/10  15:00:00</text:p>
              </table:table-cell>
              <table:table-cell office:value-type="float" office:value="24.1716091669676">
                <text:p>24.1716091669676</text:p>
              </table:table-cell>
              <table:table-cell office:value-type="float" office:value="22.2487399">
                <text:p>22.2487399</text:p>
              </table:table-cell>
            </table:table-row>
            <table:table-row>
              <table:table-cell office:value-type="string">
                <text:p> 03/10  16:00:00</text:p>
              </table:table-cell>
              <table:table-cell office:value-type="float" office:value="24.6094611585437">
                <text:p>24.6094611585437</text:p>
              </table:table-cell>
              <table:table-cell office:value-type="float" office:value="22.22956197">
                <text:p>22.22956197</text:p>
              </table:table-cell>
            </table:table-row>
            <table:table-row>
              <table:table-cell office:value-type="string">
                <text:p> 03/10  17:00:00</text:p>
              </table:table-cell>
              <table:table-cell office:value-type="float" office:value="24.8704315809798">
                <text:p>24.8704315809798</text:p>
              </table:table-cell>
              <table:table-cell office:value-type="float" office:value="22.2601805">
                <text:p>22.2601805</text:p>
              </table:table-cell>
            </table:table-row>
            <table:table-row>
              <table:table-cell office:value-type="string">
                <text:p> 03/10  18:00:00</text:p>
              </table:table-cell>
              <table:table-cell office:value-type="float" office:value="24.7633351746174">
                <text:p>24.7633351746174</text:p>
              </table:table-cell>
              <table:table-cell office:value-type="float" office:value="22.17342452">
                <text:p>22.17342452</text:p>
              </table:table-cell>
            </table:table-row>
            <table:table-row>
              <table:table-cell office:value-type="string">
                <text:p> 03/10  19:00:00</text:p>
              </table:table-cell>
              <table:table-cell office:value-type="float" office:value="24.5187334115029">
                <text:p>24.5187334115029</text:p>
              </table:table-cell>
              <table:table-cell office:value-type="float" office:value="22.08774976">
                <text:p>22.08774976</text:p>
              </table:table-cell>
            </table:table-row>
            <table:table-row>
              <table:table-cell office:value-type="string">
                <text:p> 03/10  20:00:00</text:p>
              </table:table-cell>
              <table:table-cell office:value-type="float" office:value="23.9218134671218">
                <text:p>23.9218134671218</text:p>
              </table:table-cell>
              <table:table-cell office:value-type="float" office:value="22.0025288">
                <text:p>22.0025288</text:p>
              </table:table-cell>
            </table:table-row>
            <table:table-row>
              <table:table-cell office:value-type="string">
                <text:p> 03/10  21:00:00</text:p>
              </table:table-cell>
              <table:table-cell office:value-type="float" office:value="23.280751760912">
                <text:p>23.280751760912</text:p>
              </table:table-cell>
              <table:table-cell office:value-type="float" office:value="21.70610751">
                <text:p>21.70610751</text:p>
              </table:table-cell>
            </table:table-row>
            <table:table-row>
              <table:table-cell office:value-type="string">
                <text:p> 03/10  22:00:00</text:p>
              </table:table-cell>
              <table:table-cell office:value-type="float" office:value="22.81294933034">
                <text:p>22.81294933034</text:p>
              </table:table-cell>
              <table:table-cell office:value-type="float" office:value="20.76755205">
                <text:p>20.76755205</text:p>
              </table:table-cell>
            </table:table-row>
            <table:table-row>
              <table:table-cell office:value-type="string">
                <text:p> 03/10  23:00:00</text:p>
              </table:table-cell>
              <table:table-cell office:value-type="float" office:value="22.4003358516254">
                <text:p>22.4003358516254</text:p>
              </table:table-cell>
              <table:table-cell office:value-type="float" office:value="19.82062064">
                <text:p>19.82062064</text:p>
              </table:table-cell>
            </table:table-row>
            <table:table-row>
              <table:table-cell office:value-type="string">
                <text:p> 03/10  24:00:00</text:p>
              </table:table-cell>
              <table:table-cell office:value-type="float" office:value="21.9447332194957">
                <text:p>21.9447332194957</text:p>
              </table:table-cell>
              <table:table-cell office:value-type="float" office:value="19.25984464">
                <text:p>19.25984464</text:p>
              </table:table-cell>
            </table:table-row>
            <table:table-row>
              <table:table-cell office:value-type="string">
                <text:p> 03/11  01:00:00</text:p>
              </table:table-cell>
              <table:table-cell office:value-type="float" office:value="21.5094485616857">
                <text:p>21.5094485616857</text:p>
              </table:table-cell>
              <table:table-cell office:value-type="float" office:value="19.01855679">
                <text:p>19.01855679</text:p>
              </table:table-cell>
            </table:table-row>
            <table:table-row>
              <table:table-cell office:value-type="string">
                <text:p> 03/11  02:00:00</text:p>
              </table:table-cell>
              <table:table-cell office:value-type="float" office:value="21.124360392666">
                <text:p>21.124360392666</text:p>
              </table:table-cell>
              <table:table-cell office:value-type="float" office:value="18.81783475">
                <text:p>18.81783475</text:p>
              </table:table-cell>
            </table:table-row>
            <table:table-row>
              <table:table-cell office:value-type="string">
                <text:p> 03/11  03:00:00</text:p>
              </table:table-cell>
              <table:table-cell office:value-type="float" office:value="20.740286635111">
                <text:p>20.740286635111</text:p>
              </table:table-cell>
              <table:table-cell office:value-type="float" office:value="18.66589649">
                <text:p>18.66589649</text:p>
              </table:table-cell>
            </table:table-row>
            <table:table-row>
              <table:table-cell office:value-type="string">
                <text:p> 03/11  04:00:00</text:p>
              </table:table-cell>
              <table:table-cell office:value-type="float" office:value="20.354878056263">
                <text:p>20.354878056263</text:p>
              </table:table-cell>
              <table:table-cell office:value-type="float" office:value="18.53559708">
                <text:p>18.53559708</text:p>
              </table:table-cell>
            </table:table-row>
            <table:table-row>
              <table:table-cell office:value-type="string">
                <text:p> 03/11  05:00:00</text:p>
              </table:table-cell>
              <table:table-cell office:value-type="float" office:value="19.9745811375658">
                <text:p>19.9745811375658</text:p>
              </table:table-cell>
              <table:table-cell office:value-type="float" office:value="18.43907107">
                <text:p>18.43907107</text:p>
              </table:table-cell>
            </table:table-row>
            <table:table-row>
              <table:table-cell office:value-type="string">
                <text:p> 03/11  06:00:00</text:p>
              </table:table-cell>
              <table:table-cell office:value-type="float" office:value="19.6000968574773">
                <text:p>19.6000968574773</text:p>
              </table:table-cell>
              <table:table-cell office:value-type="float" office:value="18.29473317">
                <text:p>18.29473317</text:p>
              </table:table-cell>
            </table:table-row>
            <table:table-row>
              <table:table-cell office:value-type="string">
                <text:p> 03/11  07:00:00</text:p>
              </table:table-cell>
              <table:table-cell office:value-type="float" office:value="19.2407686302722">
                <text:p>19.2407686302722</text:p>
              </table:table-cell>
              <table:table-cell office:value-type="float" office:value="18.18214104">
                <text:p>18.18214104</text:p>
              </table:table-cell>
            </table:table-row>
            <table:table-row>
              <table:table-cell office:value-type="string">
                <text:p> 03/11  08:00:00</text:p>
              </table:table-cell>
              <table:table-cell office:value-type="float" office:value="18.8809965718889">
                <text:p>18.8809965718889</text:p>
              </table:table-cell>
              <table:table-cell office:value-type="float" office:value="18.29780349">
                <text:p>18.29780349</text:p>
              </table:table-cell>
            </table:table-row>
            <table:table-row>
              <table:table-cell office:value-type="string">
                <text:p> 03/11  09:00:00</text:p>
              </table:table-cell>
              <table:table-cell office:value-type="float" office:value="18.5349982586546">
                <text:p>18.5349982586546</text:p>
              </table:table-cell>
              <table:table-cell office:value-type="float" office:value="18.99455368">
                <text:p>18.99455368</text:p>
              </table:table-cell>
            </table:table-row>
            <table:table-row>
              <table:table-cell office:value-type="string">
                <text:p> 03/11  10:00:00</text:p>
              </table:table-cell>
              <table:table-cell office:value-type="float" office:value="18.3182271265443">
                <text:p>18.3182271265443</text:p>
              </table:table-cell>
              <table:table-cell office:value-type="float" office:value="20.3045134">
                <text:p>20.3045134</text:p>
              </table:table-cell>
            </table:table-row>
            <table:table-row>
              <table:table-cell office:value-type="string">
                <text:p> 03/11  11:00:00</text:p>
              </table:table-cell>
              <table:table-cell office:value-type="float" office:value="18.3692380227938">
                <text:p>18.3692380227938</text:p>
              </table:table-cell>
              <table:table-cell office:value-type="float" office:value="20.79043756">
                <text:p>20.79043756</text:p>
              </table:table-cell>
            </table:table-row>
            <table:table-row>
              <table:table-cell office:value-type="string">
                <text:p> 03/11  12:00:00</text:p>
              </table:table-cell>
              <table:table-cell office:value-type="float" office:value="19.2484253279496">
                <text:p>19.2484253279496</text:p>
              </table:table-cell>
              <table:table-cell office:value-type="float" office:value="20.88636454">
                <text:p>20.88636454</text:p>
              </table:table-cell>
            </table:table-row>
            <table:table-row>
              <table:table-cell office:value-type="string">
                <text:p> 03/11  13:00:00</text:p>
              </table:table-cell>
              <table:table-cell office:value-type="float" office:value="20.3619905604412">
                <text:p>20.3619905604412</text:p>
              </table:table-cell>
              <table:table-cell office:value-type="float" office:value="20.63606156">
                <text:p>20.63606156</text:p>
              </table:table-cell>
            </table:table-row>
            <table:table-row>
              <table:table-cell office:value-type="string">
                <text:p> 03/11  14:00:00</text:p>
              </table:table-cell>
              <table:table-cell office:value-type="float" office:value="21.3996496576571">
                <text:p>21.3996496576571</text:p>
              </table:table-cell>
              <table:table-cell office:value-type="float" office:value="20.86144317">
                <text:p>20.86144317</text:p>
              </table:table-cell>
            </table:table-row>
            <table:table-row>
              <table:table-cell office:value-type="string">
                <text:p> 03/11  15:00:00</text:p>
              </table:table-cell>
              <table:table-cell office:value-type="float" office:value="21.9227526094023">
                <text:p>21.9227526094023</text:p>
              </table:table-cell>
              <table:table-cell office:value-type="float" office:value="20.62605945">
                <text:p>20.62605945</text:p>
              </table:table-cell>
            </table:table-row>
            <table:table-row>
              <table:table-cell office:value-type="string">
                <text:p> 03/11  16:00:00</text:p>
              </table:table-cell>
              <table:table-cell office:value-type="float" office:value="22.1082747084311">
                <text:p>22.1082747084311</text:p>
              </table:table-cell>
              <table:table-cell office:value-type="float" office:value="20.76420534">
                <text:p>20.76420534</text:p>
              </table:table-cell>
            </table:table-row>
            <table:table-row>
              <table:table-cell office:value-type="string">
                <text:p> 03/11  17:00:00</text:p>
              </table:table-cell>
              <table:table-cell office:value-type="float" office:value="22.1988435515144">
                <text:p>22.1988435515144</text:p>
              </table:table-cell>
              <table:table-cell office:value-type="float" office:value="20.82595937">
                <text:p>20.82595937</text:p>
              </table:table-cell>
            </table:table-row>
            <table:table-row>
              <table:table-cell office:value-type="string">
                <text:p> 03/11  18:00:00</text:p>
              </table:table-cell>
              <table:table-cell office:value-type="float" office:value="22.2742846846469">
                <text:p>22.2742846846469</text:p>
              </table:table-cell>
              <table:table-cell office:value-type="float" office:value="20.81215291">
                <text:p>20.81215291</text:p>
              </table:table-cell>
            </table:table-row>
            <table:table-row>
              <table:table-cell office:value-type="string">
                <text:p> 03/11  19:00:00</text:p>
              </table:table-cell>
              <table:table-cell office:value-type="float" office:value="22.3843026720702">
                <text:p>22.3843026720702</text:p>
              </table:table-cell>
              <table:table-cell office:value-type="float" office:value="20.84611114">
                <text:p>20.84611114</text:p>
              </table:table-cell>
            </table:table-row>
            <table:table-row>
              <table:table-cell office:value-type="string">
                <text:p> 03/11  20:00:00</text:p>
              </table:table-cell>
              <table:table-cell office:value-type="float" office:value="22.3381385832857">
                <text:p>22.3381385832857</text:p>
              </table:table-cell>
              <table:table-cell office:value-type="float" office:value="20.58307571">
                <text:p>20.58307571</text:p>
              </table:table-cell>
            </table:table-row>
            <table:table-row>
              <table:table-cell office:value-type="string">
                <text:p> 03/11  21:00:00</text:p>
              </table:table-cell>
              <table:table-cell office:value-type="float" office:value="22.182503307695">
                <text:p>22.182503307695</text:p>
              </table:table-cell>
              <table:table-cell office:value-type="float" office:value="19.67514856">
                <text:p>19.67514856</text:p>
              </table:table-cell>
            </table:table-row>
            <table:table-row>
              <table:table-cell office:value-type="string">
                <text:p> 03/11  22:00:00</text:p>
              </table:table-cell>
              <table:table-cell office:value-type="float" office:value="21.9456899714273">
                <text:p>21.9456899714273</text:p>
              </table:table-cell>
              <table:table-cell office:value-type="float" office:value="19.11723467">
                <text:p>19.11723467</text:p>
              </table:table-cell>
            </table:table-row>
            <table:table-row>
              <table:table-cell office:value-type="string">
                <text:p> 03/11  23:00:00</text:p>
              </table:table-cell>
              <table:table-cell office:value-type="float" office:value="21.6066288516835">
                <text:p>21.6066288516835</text:p>
              </table:table-cell>
              <table:table-cell office:value-type="float" office:value="18.8008684">
                <text:p>18.8008684</text:p>
              </table:table-cell>
            </table:table-row>
            <table:table-row>
              <table:table-cell office:value-type="string">
                <text:p> 03/11  24:00:00</text:p>
              </table:table-cell>
              <table:table-cell office:value-type="float" office:value="21.301781032142">
                <text:p>21.301781032142</text:p>
              </table:table-cell>
              <table:table-cell office:value-type="float" office:value="18.60060581">
                <text:p>18.60060581</text:p>
              </table:table-cell>
            </table:table-row>
            <table:table-row>
              <table:table-cell office:value-type="string">
                <text:p> 03/12  01:00:00</text:p>
              </table:table-cell>
              <table:table-cell office:value-type="float" office:value="21.0007304202704">
                <text:p>21.0007304202704</text:p>
              </table:table-cell>
              <table:table-cell office:value-type="float" office:value="18.48468467">
                <text:p>18.48468467</text:p>
              </table:table-cell>
            </table:table-row>
            <table:table-row>
              <table:table-cell office:value-type="string">
                <text:p> 03/12  02:00:00</text:p>
              </table:table-cell>
              <table:table-cell office:value-type="float" office:value="20.6748373998056">
                <text:p>20.6748373998056</text:p>
              </table:table-cell>
              <table:table-cell office:value-type="float" office:value="18.42108014">
                <text:p>18.42108014</text:p>
              </table:table-cell>
            </table:table-row>
            <table:table-row>
              <table:table-cell office:value-type="string">
                <text:p> 03/12  03:00:00</text:p>
              </table:table-cell>
              <table:table-cell office:value-type="float" office:value="20.3544064971371">
                <text:p>20.3544064971371</text:p>
              </table:table-cell>
              <table:table-cell office:value-type="float" office:value="18.34928879">
                <text:p>18.34928879</text:p>
              </table:table-cell>
            </table:table-row>
            <table:table-row>
              <table:table-cell office:value-type="string">
                <text:p> 03/12  04:00:00</text:p>
              </table:table-cell>
              <table:table-cell office:value-type="float" office:value="20.0239586977562">
                <text:p>20.0239586977562</text:p>
              </table:table-cell>
              <table:table-cell office:value-type="float" office:value="18.30773024">
                <text:p>18.30773024</text:p>
              </table:table-cell>
            </table:table-row>
            <table:table-row>
              <table:table-cell office:value-type="string">
                <text:p> 03/12  05:00:00</text:p>
              </table:table-cell>
              <table:table-cell office:value-type="float" office:value="19.697531903359">
                <text:p>19.697531903359</text:p>
              </table:table-cell>
              <table:table-cell office:value-type="float" office:value="18.30115903">
                <text:p>18.30115903</text:p>
              </table:table-cell>
            </table:table-row>
            <table:table-row>
              <table:table-cell office:value-type="string">
                <text:p> 03/12  06:00:00</text:p>
              </table:table-cell>
              <table:table-cell office:value-type="float" office:value="19.3869675137194">
                <text:p>19.3869675137194</text:p>
              </table:table-cell>
              <table:table-cell office:value-type="float" office:value="18.33088893">
                <text:p>18.33088893</text:p>
              </table:table-cell>
            </table:table-row>
            <table:table-row>
              <table:table-cell office:value-type="string">
                <text:p> 03/12  07:00:00</text:p>
              </table:table-cell>
              <table:table-cell office:value-type="float" office:value="19.1422673479551">
                <text:p>19.1422673479551</text:p>
              </table:table-cell>
              <table:table-cell office:value-type="float" office:value="18.34137001">
                <text:p>18.34137001</text:p>
              </table:table-cell>
            </table:table-row>
            <table:table-row>
              <table:table-cell office:value-type="string">
                <text:p> 03/12  08:00:00</text:p>
              </table:table-cell>
              <table:table-cell office:value-type="float" office:value="18.950963546479">
                <text:p>18.950963546479</text:p>
              </table:table-cell>
              <table:table-cell office:value-type="float" office:value="18.77743284">
                <text:p>18.77743284</text:p>
              </table:table-cell>
            </table:table-row>
            <table:table-row>
              <table:table-cell office:value-type="string">
                <text:p> 03/12  09:00:00</text:p>
              </table:table-cell>
              <table:table-cell office:value-type="float" office:value="18.7651796830474">
                <text:p>18.7651796830474</text:p>
              </table:table-cell>
              <table:table-cell office:value-type="float" office:value="20.05272245">
                <text:p>20.05272245</text:p>
              </table:table-cell>
            </table:table-row>
            <table:table-row>
              <table:table-cell office:value-type="string">
                <text:p> 03/12  10:00:00</text:p>
              </table:table-cell>
              <table:table-cell office:value-type="float" office:value="18.603638139842">
                <text:p>18.603638139842</text:p>
              </table:table-cell>
              <table:table-cell office:value-type="float" office:value="20.76464661">
                <text:p>20.76464661</text:p>
              </table:table-cell>
            </table:table-row>
            <table:table-row>
              <table:table-cell office:value-type="string">
                <text:p> 03/12  11:00:00</text:p>
              </table:table-cell>
              <table:table-cell office:value-type="float" office:value="18.7086575711772">
                <text:p>18.7086575711772</text:p>
              </table:table-cell>
              <table:table-cell office:value-type="float" office:value="20.89046276">
                <text:p>20.89046276</text:p>
              </table:table-cell>
            </table:table-row>
            <table:table-row>
              <table:table-cell office:value-type="string">
                <text:p> 03/12  12:00:00</text:p>
              </table:table-cell>
              <table:table-cell office:value-type="float" office:value="19.2158532275733">
                <text:p>19.2158532275733</text:p>
              </table:table-cell>
              <table:table-cell office:value-type="float" office:value="20.94593606">
                <text:p>20.94593606</text:p>
              </table:table-cell>
            </table:table-row>
            <table:table-row>
              <table:table-cell office:value-type="string">
                <text:p> 03/12  13:00:00</text:p>
              </table:table-cell>
              <table:table-cell office:value-type="float" office:value="19.7638150273751">
                <text:p>19.7638150273751</text:p>
              </table:table-cell>
              <table:table-cell office:value-type="float" office:value="20.86611561">
                <text:p>20.86611561</text:p>
              </table:table-cell>
            </table:table-row>
            <table:table-row>
              <table:table-cell office:value-type="string">
                <text:p> 03/12  14:00:00</text:p>
              </table:table-cell>
              <table:table-cell office:value-type="float" office:value="20.4809590876794">
                <text:p>20.4809590876794</text:p>
              </table:table-cell>
              <table:table-cell office:value-type="float" office:value="20.90218199">
                <text:p>20.90218199</text:p>
              </table:table-cell>
            </table:table-row>
            <table:table-row>
              <table:table-cell office:value-type="string">
                <text:p> 03/12  15:00:00</text:p>
              </table:table-cell>
              <table:table-cell office:value-type="float" office:value="21.025709639771">
                <text:p>21.025709639771</text:p>
              </table:table-cell>
              <table:table-cell office:value-type="float" office:value="20.83105875">
                <text:p>20.83105875</text:p>
              </table:table-cell>
            </table:table-row>
            <table:table-row>
              <table:table-cell office:value-type="string">
                <text:p> 03/12  16:00:00</text:p>
              </table:table-cell>
              <table:table-cell office:value-type="float" office:value="21.256278098476">
                <text:p>21.256278098476</text:p>
              </table:table-cell>
              <table:table-cell office:value-type="float" office:value="20.78011078">
                <text:p>20.78011078</text:p>
              </table:table-cell>
            </table:table-row>
            <table:table-row>
              <table:table-cell office:value-type="string">
                <text:p> 03/12  17:00:00</text:p>
              </table:table-cell>
              <table:table-cell office:value-type="float" office:value="21.3749632967138">
                <text:p>21.3749632967138</text:p>
              </table:table-cell>
              <table:table-cell office:value-type="float" office:value="20.9746179">
                <text:p>20.9746179</text:p>
              </table:table-cell>
            </table:table-row>
            <table:table-row>
              <table:table-cell office:value-type="string">
                <text:p> 03/12  18:00:00</text:p>
              </table:table-cell>
              <table:table-cell office:value-type="float" office:value="21.4710581422771">
                <text:p>21.4710581422771</text:p>
              </table:table-cell>
              <table:table-cell office:value-type="float" office:value="20.81011894">
                <text:p>20.81011894</text:p>
              </table:table-cell>
            </table:table-row>
            <table:table-row>
              <table:table-cell office:value-type="string">
                <text:p> 03/12  19:00:00</text:p>
              </table:table-cell>
              <table:table-cell office:value-type="float" office:value="21.4769737570558">
                <text:p>21.4769737570558</text:p>
              </table:table-cell>
              <table:table-cell office:value-type="float" office:value="20.65823776">
                <text:p>20.65823776</text:p>
              </table:table-cell>
            </table:table-row>
            <table:table-row>
              <table:table-cell office:value-type="string">
                <text:p> 03/12  20:00:00</text:p>
              </table:table-cell>
              <table:table-cell office:value-type="float" office:value="21.2985934983724">
                <text:p>21.2985934983724</text:p>
              </table:table-cell>
              <table:table-cell office:value-type="float" office:value="19.78735774">
                <text:p>19.78735774</text:p>
              </table:table-cell>
            </table:table-row>
            <table:table-row>
              <table:table-cell office:value-type="string">
                <text:p> 03/12  21:00:00</text:p>
              </table:table-cell>
              <table:table-cell office:value-type="float" office:value="21.0752985899187">
                <text:p>21.0752985899187</text:p>
              </table:table-cell>
              <table:table-cell office:value-type="float" office:value="19.27594378">
                <text:p>19.27594378</text:p>
              </table:table-cell>
            </table:table-row>
            <table:table-row>
              <table:table-cell office:value-type="string">
                <text:p> 03/12  22:00:00</text:p>
              </table:table-cell>
              <table:table-cell office:value-type="float" office:value="20.8674374284475">
                <text:p>20.8674374284475</text:p>
              </table:table-cell>
              <table:table-cell office:value-type="float" office:value="19.03697195">
                <text:p>19.03697195</text:p>
              </table:table-cell>
            </table:table-row>
            <table:table-row>
              <table:table-cell office:value-type="string">
                <text:p> 03/12  23:00:00</text:p>
              </table:table-cell>
              <table:table-cell office:value-type="float" office:value="20.636350336066">
                <text:p>20.636350336066</text:p>
              </table:table-cell>
              <table:table-cell office:value-type="float" office:value="18.88343459">
                <text:p>18.88343459</text:p>
              </table:table-cell>
            </table:table-row>
            <table:table-row>
              <table:table-cell office:value-type="string">
                <text:p> 03/12  24:00:00</text:p>
              </table:table-cell>
              <table:table-cell office:value-type="float" office:value="20.3767034244217">
                <text:p>20.3767034244217</text:p>
              </table:table-cell>
              <table:table-cell office:value-type="float" office:value="18.7424514">
                <text:p>18.7424514</text:p>
              </table:table-cell>
            </table:table-row>
            <table:table-row>
              <table:table-cell office:value-type="string">
                <text:p> 03/13  01:00:00</text:p>
              </table:table-cell>
              <table:table-cell office:value-type="float" office:value="20.0963799375899">
                <text:p>20.0963799375899</text:p>
              </table:table-cell>
              <table:table-cell office:value-type="float" office:value="18.62725332">
                <text:p>18.62725332</text:p>
              </table:table-cell>
            </table:table-row>
            <table:table-row>
              <table:table-cell office:value-type="string">
                <text:p> 03/13  02:00:00</text:p>
              </table:table-cell>
              <table:table-cell office:value-type="float" office:value="19.7886531592042">
                <text:p>19.7886531592042</text:p>
              </table:table-cell>
              <table:table-cell office:value-type="float" office:value="18.55991156">
                <text:p>18.55991156</text:p>
              </table:table-cell>
            </table:table-row>
            <table:table-row>
              <table:table-cell office:value-type="string">
                <text:p> 03/13  03:00:00</text:p>
              </table:table-cell>
              <table:table-cell office:value-type="float" office:value="19.4806166512039">
                <text:p>19.4806166512039</text:p>
              </table:table-cell>
              <table:table-cell office:value-type="float" office:value="18.40261865">
                <text:p>18.40261865</text:p>
              </table:table-cell>
            </table:table-row>
            <table:table-row>
              <table:table-cell office:value-type="string">
                <text:p> 03/13  04:00:00</text:p>
              </table:table-cell>
              <table:table-cell office:value-type="float" office:value="19.1759728035109">
                <text:p>19.1759728035109</text:p>
              </table:table-cell>
              <table:table-cell office:value-type="float" office:value="18.30680232">
                <text:p>18.30680232</text:p>
              </table:table-cell>
            </table:table-row>
            <table:table-row>
              <table:table-cell office:value-type="string">
                <text:p> 03/13  05:00:00</text:p>
              </table:table-cell>
              <table:table-cell office:value-type="float" office:value="18.8809994886834">
                <text:p>18.8809994886834</text:p>
              </table:table-cell>
              <table:table-cell office:value-type="float" office:value="18.26126938">
                <text:p>18.26126938</text:p>
              </table:table-cell>
            </table:table-row>
            <table:table-row>
              <table:table-cell office:value-type="string">
                <text:p> 03/13  06:00:00</text:p>
              </table:table-cell>
              <table:table-cell office:value-type="float" office:value="18.595724714377">
                <text:p>18.595724714377</text:p>
              </table:table-cell>
              <table:table-cell office:value-type="float" office:value="18.2333784">
                <text:p>18.2333784</text:p>
              </table:table-cell>
            </table:table-row>
            <table:table-row>
              <table:table-cell office:value-type="string">
                <text:p> 03/13  07:00:00</text:p>
              </table:table-cell>
              <table:table-cell office:value-type="float" office:value="18.3575168068655">
                <text:p>18.3575168068655</text:p>
              </table:table-cell>
              <table:table-cell office:value-type="float" office:value="18.59111726">
                <text:p>18.59111726</text:p>
              </table:table-cell>
            </table:table-row>
            <table:table-row>
              <table:table-cell office:value-type="string">
                <text:p> 03/13  08:00:00</text:p>
              </table:table-cell>
              <table:table-cell office:value-type="float" office:value="18.1751831462641">
                <text:p>18.1751831462641</text:p>
              </table:table-cell>
              <table:table-cell office:value-type="float" office:value="19.77892008">
                <text:p>19.77892008</text:p>
              </table:table-cell>
            </table:table-row>
            <table:table-row>
              <table:table-cell office:value-type="string">
                <text:p> 03/13  09:00:00</text:p>
              </table:table-cell>
              <table:table-cell office:value-type="float" office:value="18.3428726125673">
                <text:p>18.3428726125673</text:p>
              </table:table-cell>
              <table:table-cell office:value-type="float" office:value="21.04996137">
                <text:p>21.04996137</text:p>
              </table:table-cell>
            </table:table-row>
            <table:table-row>
              <table:table-cell office:value-type="string">
                <text:p> 03/13  10:00:00</text:p>
              </table:table-cell>
              <table:table-cell office:value-type="float" office:value="19.1927813467288">
                <text:p>19.1927813467288</text:p>
              </table:table-cell>
              <table:table-cell office:value-type="float" office:value="22.08191173">
                <text:p>22.08191173</text:p>
              </table:table-cell>
            </table:table-row>
            <table:table-row>
              <table:table-cell office:value-type="string">
                <text:p> 03/13  11:00:00</text:p>
              </table:table-cell>
              <table:table-cell office:value-type="float" office:value="20.6600571217614">
                <text:p>20.6600571217614</text:p>
              </table:table-cell>
              <table:table-cell office:value-type="float" office:value="22.13618072">
                <text:p>22.13618072</text:p>
              </table:table-cell>
            </table:table-row>
            <table:table-row>
              <table:table-cell office:value-type="string">
                <text:p> 03/13  12:00:00</text:p>
              </table:table-cell>
              <table:table-cell office:value-type="float" office:value="22.1640073648155">
                <text:p>22.1640073648155</text:p>
              </table:table-cell>
              <table:table-cell office:value-type="float" office:value="22.47158398">
                <text:p>22.47158398</text:p>
              </table:table-cell>
            </table:table-row>
            <table:table-row>
              <table:table-cell office:value-type="string">
                <text:p> 03/13  13:00:00</text:p>
              </table:table-cell>
              <table:table-cell office:value-type="float" office:value="23.05147194685">
                <text:p>23.05147194685</text:p>
              </table:table-cell>
              <table:table-cell office:value-type="float" office:value="22.72634911">
                <text:p>22.72634911</text:p>
              </table:table-cell>
            </table:table-row>
            <table:table-row>
              <table:table-cell office:value-type="string">
                <text:p> 03/13  14:00:00</text:p>
              </table:table-cell>
              <table:table-cell office:value-type="float" office:value="23.5876837178831">
                <text:p>23.5876837178831</text:p>
              </table:table-cell>
              <table:table-cell office:value-type="float" office:value="22.57937053">
                <text:p>22.57937053</text:p>
              </table:table-cell>
            </table:table-row>
            <table:table-row>
              <table:table-cell office:value-type="string">
                <text:p> 03/13  15:00:00</text:p>
              </table:table-cell>
              <table:table-cell office:value-type="float" office:value="24.0231728321555">
                <text:p>24.0231728321555</text:p>
              </table:table-cell>
              <table:table-cell office:value-type="float" office:value="22.76123027">
                <text:p>22.76123027</text:p>
              </table:table-cell>
            </table:table-row>
            <table:table-row>
              <table:table-cell office:value-type="string">
                <text:p> 03/13  16:00:00</text:p>
              </table:table-cell>
              <table:table-cell office:value-type="float" office:value="24.3281059069377">
                <text:p>24.3281059069377</text:p>
              </table:table-cell>
              <table:table-cell office:value-type="float" office:value="22.7744033">
                <text:p>22.7744033</text:p>
              </table:table-cell>
            </table:table-row>
            <table:table-row>
              <table:table-cell office:value-type="string">
                <text:p> 03/13  17:00:00</text:p>
              </table:table-cell>
              <table:table-cell office:value-type="float" office:value="24.5109536500132">
                <text:p>24.5109536500132</text:p>
              </table:table-cell>
              <table:table-cell office:value-type="float" office:value="22.60833837">
                <text:p>22.60833837</text:p>
              </table:table-cell>
            </table:table-row>
            <table:table-row>
              <table:table-cell office:value-type="string">
                <text:p> 03/13  18:00:00</text:p>
              </table:table-cell>
              <table:table-cell office:value-type="float" office:value="24.4881813815794">
                <text:p>24.4881813815794</text:p>
              </table:table-cell>
              <table:table-cell office:value-type="float" office:value="22.61436523">
                <text:p>22.61436523</text:p>
              </table:table-cell>
            </table:table-row>
            <table:table-row>
              <table:table-cell office:value-type="string">
                <text:p> 03/13  19:00:00</text:p>
              </table:table-cell>
              <table:table-cell office:value-type="float" office:value="24.2952851035429">
                <text:p>24.2952851035429</text:p>
              </table:table-cell>
              <table:table-cell office:value-type="float" office:value="22.68449952">
                <text:p>22.68449952</text:p>
              </table:table-cell>
            </table:table-row>
            <table:table-row>
              <table:table-cell office:value-type="string">
                <text:p> 03/13  20:00:00</text:p>
              </table:table-cell>
              <table:table-cell office:value-type="float" office:value="24.0432141297468">
                <text:p>24.0432141297468</text:p>
              </table:table-cell>
              <table:table-cell office:value-type="float" office:value="22.52826795">
                <text:p>22.52826795</text:p>
              </table:table-cell>
            </table:table-row>
            <table:table-row>
              <table:table-cell office:value-type="string">
                <text:p> 03/13  21:00:00</text:p>
              </table:table-cell>
              <table:table-cell office:value-type="float" office:value="23.7888133663168">
                <text:p>23.7888133663168</text:p>
              </table:table-cell>
              <table:table-cell office:value-type="float" office:value="21.82285903">
                <text:p>21.82285903</text:p>
              </table:table-cell>
            </table:table-row>
            <table:table-row>
              <table:table-cell office:value-type="string">
                <text:p> 03/13  22:00:00</text:p>
              </table:table-cell>
              <table:table-cell office:value-type="float" office:value="23.5177593938491">
                <text:p>23.5177593938491</text:p>
              </table:table-cell>
              <table:table-cell office:value-type="float" office:value="21.04126815">
                <text:p>21.04126815</text:p>
              </table:table-cell>
            </table:table-row>
            <table:table-row>
              <table:table-cell office:value-type="string">
                <text:p> 03/13  23:00:00</text:p>
              </table:table-cell>
              <table:table-cell office:value-type="float" office:value="23.2067235341136">
                <text:p>23.2067235341136</text:p>
              </table:table-cell>
              <table:table-cell office:value-type="float" office:value="20.33405193">
                <text:p>20.33405193</text:p>
              </table:table-cell>
            </table:table-row>
            <table:table-row>
              <table:table-cell office:value-type="string">
                <text:p> 03/13  24:00:00</text:p>
              </table:table-cell>
              <table:table-cell office:value-type="float" office:value="22.9066263465688">
                <text:p>22.9066263465688</text:p>
              </table:table-cell>
              <table:table-cell office:value-type="float" office:value="19.78626181">
                <text:p>19.78626181</text:p>
              </table:table-cell>
            </table:table-row>
            <table:table-row>
              <table:table-cell office:value-type="string">
                <text:p> 03/14  01:00:00</text:p>
              </table:table-cell>
              <table:table-cell office:value-type="float" office:value="22.6602741943175">
                <text:p>22.6602741943175</text:p>
              </table:table-cell>
              <table:table-cell office:value-type="float" office:value="19.64221561">
                <text:p>19.64221561</text:p>
              </table:table-cell>
            </table:table-row>
            <table:table-row>
              <table:table-cell office:value-type="string">
                <text:p> 03/14  02:00:00</text:p>
              </table:table-cell>
              <table:table-cell office:value-type="float" office:value="21.9903711471759">
                <text:p>21.9903711471759</text:p>
              </table:table-cell>
              <table:table-cell office:value-type="float" office:value="19.61198096">
                <text:p>19.61198096</text:p>
              </table:table-cell>
            </table:table-row>
            <table:table-row>
              <table:table-cell office:value-type="string">
                <text:p> 03/14  03:00:00</text:p>
              </table:table-cell>
              <table:table-cell office:value-type="float" office:value="21.618635058376">
                <text:p>21.618635058376</text:p>
              </table:table-cell>
              <table:table-cell office:value-type="float" office:value="19.55912957">
                <text:p>19.55912957</text:p>
              </table:table-cell>
            </table:table-row>
            <table:table-row>
              <table:table-cell office:value-type="string">
                <text:p> 03/14  04:00:00</text:p>
              </table:table-cell>
              <table:table-cell office:value-type="float" office:value="21.4857854309302">
                <text:p>21.4857854309302</text:p>
              </table:table-cell>
              <table:table-cell office:value-type="float" office:value="19.43421611">
                <text:p>19.43421611</text:p>
              </table:table-cell>
            </table:table-row>
            <table:table-row>
              <table:table-cell office:value-type="string">
                <text:p> 03/14  05:00:00</text:p>
              </table:table-cell>
              <table:table-cell office:value-type="float" office:value="21.3364294550194">
                <text:p>21.3364294550194</text:p>
              </table:table-cell>
              <table:table-cell office:value-type="float" office:value="19.38558742">
                <text:p>19.38558742</text:p>
              </table:table-cell>
            </table:table-row>
            <table:table-row>
              <table:table-cell office:value-type="string">
                <text:p> 03/14  06:00:00</text:p>
              </table:table-cell>
              <table:table-cell office:value-type="float" office:value="21.1085799582584">
                <text:p>21.1085799582584</text:p>
              </table:table-cell>
              <table:table-cell office:value-type="float" office:value="19.28301499">
                <text:p>19.28301499</text:p>
              </table:table-cell>
            </table:table-row>
            <table:table-row>
              <table:table-cell office:value-type="string">
                <text:p> 03/14  07:00:00</text:p>
              </table:table-cell>
              <table:table-cell office:value-type="float" office:value="20.9091244806473">
                <text:p>20.9091244806473</text:p>
              </table:table-cell>
              <table:table-cell office:value-type="float" office:value="19.63810757">
                <text:p>19.63810757</text:p>
              </table:table-cell>
            </table:table-row>
            <table:table-row>
              <table:table-cell office:value-type="string">
                <text:p> 03/14  08:00:00</text:p>
              </table:table-cell>
              <table:table-cell office:value-type="float" office:value="20.7525575463682">
                <text:p>20.7525575463682</text:p>
              </table:table-cell>
              <table:table-cell office:value-type="float" office:value="20.82362601">
                <text:p>20.82362601</text:p>
              </table:table-cell>
            </table:table-row>
            <table:table-row>
              <table:table-cell office:value-type="string">
                <text:p> 03/14  09:00:00</text:p>
              </table:table-cell>
              <table:table-cell office:value-type="float" office:value="20.7837020111742">
                <text:p>20.7837020111742</text:p>
              </table:table-cell>
              <table:table-cell office:value-type="float" office:value="21.70498383">
                <text:p>21.70498383</text:p>
              </table:table-cell>
            </table:table-row>
            <table:table-row>
              <table:table-cell office:value-type="string">
                <text:p> 03/14  10:00:00</text:p>
              </table:table-cell>
              <table:table-cell office:value-type="float" office:value="21.207290450646">
                <text:p>21.207290450646</text:p>
              </table:table-cell>
              <table:table-cell office:value-type="float" office:value="21.97163664">
                <text:p>21.97163664</text:p>
              </table:table-cell>
            </table:table-row>
            <table:table-row>
              <table:table-cell office:value-type="string">
                <text:p> 03/14  11:00:00</text:p>
              </table:table-cell>
              <table:table-cell office:value-type="float" office:value="21.7762360997479">
                <text:p>21.7762360997479</text:p>
              </table:table-cell>
              <table:table-cell office:value-type="float" office:value="21.91910489">
                <text:p>21.91910489</text:p>
              </table:table-cell>
            </table:table-row>
            <table:table-row>
              <table:table-cell office:value-type="string">
                <text:p> 03/14  12:00:00</text:p>
              </table:table-cell>
              <table:table-cell office:value-type="float" office:value="22.1139622365027">
                <text:p>22.1139622365027</text:p>
              </table:table-cell>
              <table:table-cell office:value-type="float" office:value="21.86362408">
                <text:p>21.86362408</text:p>
              </table:table-cell>
            </table:table-row>
            <table:table-row>
              <table:table-cell office:value-type="string">
                <text:p> 03/14  13:00:00</text:p>
              </table:table-cell>
              <table:table-cell office:value-type="float" office:value="22.322495195253">
                <text:p>22.322495195253</text:p>
              </table:table-cell>
              <table:table-cell office:value-type="float" office:value="21.65420317">
                <text:p>21.65420317</text:p>
              </table:table-cell>
            </table:table-row>
            <table:table-row>
              <table:table-cell office:value-type="string">
                <text:p> 03/14  14:00:00</text:p>
              </table:table-cell>
              <table:table-cell office:value-type="float" office:value="22.5323221818263">
                <text:p>22.5323221818263</text:p>
              </table:table-cell>
              <table:table-cell office:value-type="float" office:value="21.5638365">
                <text:p>21.5638365</text:p>
              </table:table-cell>
            </table:table-row>
            <table:table-row>
              <table:table-cell office:value-type="string">
                <text:p> 03/14  15:00:00</text:p>
              </table:table-cell>
              <table:table-cell office:value-type="float" office:value="22.6695436138566">
                <text:p>22.6695436138566</text:p>
              </table:table-cell>
              <table:table-cell office:value-type="float" office:value="21.43028952">
                <text:p>21.43028952</text:p>
              </table:table-cell>
            </table:table-row>
            <table:table-row>
              <table:table-cell office:value-type="string">
                <text:p> 03/14  16:00:00</text:p>
              </table:table-cell>
              <table:table-cell office:value-type="float" office:value="22.6630806230372">
                <text:p>22.6630806230372</text:p>
              </table:table-cell>
              <table:table-cell office:value-type="float" office:value="21.71490206">
                <text:p>21.71490206</text:p>
              </table:table-cell>
            </table:table-row>
            <table:table-row>
              <table:table-cell office:value-type="string">
                <text:p> 03/14  17:00:00</text:p>
              </table:table-cell>
              <table:table-cell office:value-type="float" office:value="22.6313687956209">
                <text:p>22.6313687956209</text:p>
              </table:table-cell>
              <table:table-cell office:value-type="float" office:value="21.60829987">
                <text:p>21.60829987</text:p>
              </table:table-cell>
            </table:table-row>
            <table:table-row>
              <table:table-cell office:value-type="string">
                <text:p> 03/14  18:00:00</text:p>
              </table:table-cell>
              <table:table-cell office:value-type="float" office:value="22.4901014758019">
                <text:p>22.4901014758019</text:p>
              </table:table-cell>
              <table:table-cell office:value-type="float" office:value="21.57274683">
                <text:p>21.57274683</text:p>
              </table:table-cell>
            </table:table-row>
            <table:table-row>
              <table:table-cell office:value-type="string">
                <text:p> 03/14  19:00:00</text:p>
              </table:table-cell>
              <table:table-cell office:value-type="float" office:value="22.233970547399">
                <text:p>22.233970547399</text:p>
              </table:table-cell>
              <table:table-cell office:value-type="float" office:value="21.68527975">
                <text:p>21.68527975</text:p>
              </table:table-cell>
            </table:table-row>
            <table:table-row>
              <table:table-cell office:value-type="string">
                <text:p> 03/14  20:00:00</text:p>
              </table:table-cell>
              <table:table-cell office:value-type="float" office:value="21.8196358161376">
                <text:p>21.8196358161376</text:p>
              </table:table-cell>
              <table:table-cell office:value-type="float" office:value="21.35034179">
                <text:p>21.35034179</text:p>
              </table:table-cell>
            </table:table-row>
            <table:table-row>
              <table:table-cell office:value-type="string">
                <text:p> 03/14  21:00:00</text:p>
              </table:table-cell>
              <table:table-cell office:value-type="float" office:value="21.3992409669251">
                <text:p>21.3992409669251</text:p>
              </table:table-cell>
              <table:table-cell office:value-type="float" office:value="20.23272538">
                <text:p>20.23272538</text:p>
              </table:table-cell>
            </table:table-row>
            <table:table-row>
              <table:table-cell office:value-type="string">
                <text:p> 03/14  22:00:00</text:p>
              </table:table-cell>
              <table:table-cell office:value-type="float" office:value="21.1236170272924">
                <text:p>21.1236170272924</text:p>
              </table:table-cell>
              <table:table-cell office:value-type="float" office:value="19.20130769">
                <text:p>19.20130769</text:p>
              </table:table-cell>
            </table:table-row>
            <table:table-row>
              <table:table-cell office:value-type="string">
                <text:p> 03/14  23:00:00</text:p>
              </table:table-cell>
              <table:table-cell office:value-type="float" office:value="20.7331413130967">
                <text:p>20.7331413130967</text:p>
              </table:table-cell>
              <table:table-cell office:value-type="float" office:value="18.59072329">
                <text:p>18.59072329</text:p>
              </table:table-cell>
            </table:table-row>
            <table:table-row>
              <table:table-cell office:value-type="string">
                <text:p> 03/14  24:00:00</text:p>
              </table:table-cell>
              <table:table-cell office:value-type="float" office:value="20.3565451191354">
                <text:p>20.3565451191354</text:p>
              </table:table-cell>
              <table:table-cell office:value-type="float" office:value="18.16564241">
                <text:p>18.16564241</text:p>
              </table:table-cell>
            </table:table-row>
            <table:table-row>
              <table:table-cell office:value-type="string">
                <text:p> 03/15  01:00:00</text:p>
              </table:table-cell>
              <table:table-cell office:value-type="float" office:value="20.0419745482634">
                <text:p>20.0419745482634</text:p>
              </table:table-cell>
              <table:table-cell office:value-type="float" office:value="17.87237295">
                <text:p>17.87237295</text:p>
              </table:table-cell>
            </table:table-row>
            <table:table-row>
              <table:table-cell office:value-type="string">
                <text:p> 03/15  02:00:00</text:p>
              </table:table-cell>
              <table:table-cell office:value-type="float" office:value="20.0512600210527">
                <text:p>20.0512600210527</text:p>
              </table:table-cell>
              <table:table-cell office:value-type="float" office:value="17.56547346">
                <text:p>17.56547346</text:p>
              </table:table-cell>
            </table:table-row>
            <table:table-row>
              <table:table-cell office:value-type="string">
                <text:p> 03/15  03:00:00</text:p>
              </table:table-cell>
              <table:table-cell office:value-type="float" office:value="19.7281360436678">
                <text:p>19.7281360436678</text:p>
              </table:table-cell>
              <table:table-cell office:value-type="float" office:value="17.33879433">
                <text:p>17.33879433</text:p>
              </table:table-cell>
            </table:table-row>
            <table:table-row>
              <table:table-cell office:value-type="string">
                <text:p> 03/15  04:00:00</text:p>
              </table:table-cell>
              <table:table-cell office:value-type="float" office:value="19.2610813758628">
                <text:p>19.2610813758628</text:p>
              </table:table-cell>
              <table:table-cell office:value-type="float" office:value="17.13085091">
                <text:p>17.13085091</text:p>
              </table:table-cell>
            </table:table-row>
            <table:table-row>
              <table:table-cell office:value-type="string">
                <text:p> 03/15  05:00:00</text:p>
              </table:table-cell>
              <table:table-cell office:value-type="float" office:value="18.9206245811755">
                <text:p>18.9206245811755</text:p>
              </table:table-cell>
              <table:table-cell office:value-type="float" office:value="16.97423656">
                <text:p>16.97423656</text:p>
              </table:table-cell>
            </table:table-row>
            <table:table-row>
              <table:table-cell office:value-type="string">
                <text:p> 03/15  06:00:00</text:p>
              </table:table-cell>
              <table:table-cell office:value-type="float" office:value="18.626267474959">
                <text:p>18.626267474959</text:p>
              </table:table-cell>
              <table:table-cell office:value-type="float" office:value="16.83116098">
                <text:p>16.83116098</text:p>
              </table:table-cell>
            </table:table-row>
            <table:table-row>
              <table:table-cell office:value-type="string">
                <text:p> 03/15  07:00:00</text:p>
              </table:table-cell>
              <table:table-cell office:value-type="float" office:value="18.3283739505898">
                <text:p>18.3283739505898</text:p>
              </table:table-cell>
              <table:table-cell office:value-type="float" office:value="17.35725136">
                <text:p>17.35725136</text:p>
              </table:table-cell>
            </table:table-row>
            <table:table-row>
              <table:table-cell office:value-type="string">
                <text:p> 03/15  08:00:00</text:p>
              </table:table-cell>
              <table:table-cell office:value-type="float" office:value="18.187647392361">
                <text:p>18.187647392361</text:p>
              </table:table-cell>
              <table:table-cell office:value-type="float" office:value="18.60532203">
                <text:p>18.60532203</text:p>
              </table:table-cell>
            </table:table-row>
            <table:table-row>
              <table:table-cell office:value-type="string">
                <text:p> 03/15  09:00:00</text:p>
              </table:table-cell>
              <table:table-cell office:value-type="float" office:value="18.6867111820517">
                <text:p>18.6867111820517</text:p>
              </table:table-cell>
              <table:table-cell office:value-type="float" office:value="19.51043639">
                <text:p>19.51043639</text:p>
              </table:table-cell>
            </table:table-row>
            <table:table-row>
              <table:table-cell office:value-type="string">
                <text:p> 03/15  10:00:00</text:p>
              </table:table-cell>
              <table:table-cell office:value-type="float" office:value="19.6193520180771">
                <text:p>19.6193520180771</text:p>
              </table:table-cell>
              <table:table-cell office:value-type="float" office:value="20.33805128">
                <text:p>20.33805128</text:p>
              </table:table-cell>
            </table:table-row>
            <table:table-row>
              <table:table-cell office:value-type="string">
                <text:p> 03/15  11:00:00</text:p>
              </table:table-cell>
              <table:table-cell office:value-type="float" office:value="20.4069963829521">
                <text:p>20.4069963829521</text:p>
              </table:table-cell>
              <table:table-cell office:value-type="float" office:value="21.10808095">
                <text:p>21.10808095</text:p>
              </table:table-cell>
            </table:table-row>
            <table:table-row>
              <table:table-cell office:value-type="string">
                <text:p> 03/15  12:00:00</text:p>
              </table:table-cell>
              <table:table-cell office:value-type="float" office:value="21.0695875953524">
                <text:p>21.0695875953524</text:p>
              </table:table-cell>
              <table:table-cell office:value-type="float" office:value="21.73841818">
                <text:p>21.73841818</text:p>
              </table:table-cell>
            </table:table-row>
            <table:table-row>
              <table:table-cell office:value-type="string">
                <text:p> 03/15  13:00:00</text:p>
              </table:table-cell>
              <table:table-cell office:value-type="float" office:value="21.5966739578618">
                <text:p>21.5966739578618</text:p>
              </table:table-cell>
              <table:table-cell office:value-type="float" office:value="21.6331418">
                <text:p>21.6331418</text:p>
              </table:table-cell>
            </table:table-row>
            <table:table-row>
              <table:table-cell office:value-type="string">
                <text:p> 03/15  14:00:00</text:p>
              </table:table-cell>
              <table:table-cell office:value-type="float" office:value="22.1529045210019">
                <text:p>22.1529045210019</text:p>
              </table:table-cell>
              <table:table-cell office:value-type="float" office:value="21.78625322">
                <text:p>21.78625322</text:p>
              </table:table-cell>
            </table:table-row>
            <table:table-row>
              <table:table-cell office:value-type="string">
                <text:p> 03/15  15:00:00</text:p>
              </table:table-cell>
              <table:table-cell office:value-type="float" office:value="22.6280408135119">
                <text:p>22.6280408135119</text:p>
              </table:table-cell>
              <table:table-cell office:value-type="float" office:value="21.68634035">
                <text:p>21.68634035</text:p>
              </table:table-cell>
            </table:table-row>
            <table:table-row>
              <table:table-cell office:value-type="string">
                <text:p> 03/15  16:00:00</text:p>
              </table:table-cell>
              <table:table-cell office:value-type="float" office:value="22.9369120375213">
                <text:p>22.9369120375213</text:p>
              </table:table-cell>
              <table:table-cell office:value-type="float" office:value="21.613305">
                <text:p>21.613305</text:p>
              </table:table-cell>
            </table:table-row>
            <table:table-row>
              <table:table-cell office:value-type="string">
                <text:p> 03/15  17:00:00</text:p>
              </table:table-cell>
              <table:table-cell office:value-type="float" office:value="23.0476645403536">
                <text:p>23.0476645403536</text:p>
              </table:table-cell>
              <table:table-cell office:value-type="float" office:value="21.6449481">
                <text:p>21.6449481</text:p>
              </table:table-cell>
            </table:table-row>
            <table:table-row>
              <table:table-cell office:value-type="string">
                <text:p> 03/15  18:00:00</text:p>
              </table:table-cell>
              <table:table-cell office:value-type="float" office:value="23.0534967590545">
                <text:p>23.0534967590545</text:p>
              </table:table-cell>
              <table:table-cell office:value-type="float" office:value="21.61236823">
                <text:p>21.61236823</text:p>
              </table:table-cell>
            </table:table-row>
            <table:table-row>
              <table:table-cell office:value-type="string">
                <text:p> 03/15  19:00:00</text:p>
              </table:table-cell>
              <table:table-cell office:value-type="float" office:value="22.9700185273874">
                <text:p>22.9700185273874</text:p>
              </table:table-cell>
              <table:table-cell office:value-type="float" office:value="21.65209738">
                <text:p>21.65209738</text:p>
              </table:table-cell>
            </table:table-row>
            <table:table-row>
              <table:table-cell office:value-type="string">
                <text:p> 03/15  20:00:00</text:p>
              </table:table-cell>
              <table:table-cell office:value-type="float" office:value="22.6704653007365">
                <text:p>22.6704653007365</text:p>
              </table:table-cell>
              <table:table-cell office:value-type="float" office:value="21.38831502">
                <text:p>21.38831502</text:p>
              </table:table-cell>
            </table:table-row>
            <table:table-row>
              <table:table-cell office:value-type="string">
                <text:p> 03/15  21:00:00</text:p>
              </table:table-cell>
              <table:table-cell office:value-type="float" office:value="22.3567553591742">
                <text:p>22.3567553591742</text:p>
              </table:table-cell>
              <table:table-cell office:value-type="float" office:value="20.22235559">
                <text:p>20.22235559</text:p>
              </table:table-cell>
            </table:table-row>
            <table:table-row>
              <table:table-cell office:value-type="string">
                <text:p> 03/15  22:00:00</text:p>
              </table:table-cell>
              <table:table-cell office:value-type="float" office:value="22.051856074449">
                <text:p>22.051856074449</text:p>
              </table:table-cell>
              <table:table-cell office:value-type="float" office:value="19.21270792">
                <text:p>19.21270792</text:p>
              </table:table-cell>
            </table:table-row>
            <table:table-row>
              <table:table-cell office:value-type="string">
                <text:p> 03/15  23:00:00</text:p>
              </table:table-cell>
              <table:table-cell office:value-type="float" office:value="21.7121915801854">
                <text:p>21.7121915801854</text:p>
              </table:table-cell>
              <table:table-cell office:value-type="float" office:value="18.72154204">
                <text:p>18.72154204</text:p>
              </table:table-cell>
            </table:table-row>
            <table:table-row>
              <table:table-cell office:value-type="string">
                <text:p> 03/15  24:00:00</text:p>
              </table:table-cell>
              <table:table-cell office:value-type="float" office:value="21.3765351437978">
                <text:p>21.3765351437978</text:p>
              </table:table-cell>
              <table:table-cell office:value-type="float" office:value="18.36104661">
                <text:p>18.36104661</text:p>
              </table:table-cell>
            </table:table-row>
            <table:table-row>
              <table:table-cell office:value-type="string">
                <text:p> 03/16  01:00:00</text:p>
              </table:table-cell>
              <table:table-cell office:value-type="float" office:value="21.111459507678">
                <text:p>21.111459507678</text:p>
              </table:table-cell>
              <table:table-cell office:value-type="float" office:value="18.13265107">
                <text:p>18.13265107</text:p>
              </table:table-cell>
            </table:table-row>
            <table:table-row>
              <table:table-cell office:value-type="string">
                <text:p> 03/16  02:00:00</text:p>
              </table:table-cell>
              <table:table-cell office:value-type="float" office:value="20.6910441518892">
                <text:p>20.6910441518892</text:p>
              </table:table-cell>
              <table:table-cell office:value-type="float" office:value="17.95581769">
                <text:p>17.95581769</text:p>
              </table:table-cell>
            </table:table-row>
            <table:table-row>
              <table:table-cell office:value-type="string">
                <text:p> 03/16  03:00:00</text:p>
              </table:table-cell>
              <table:table-cell office:value-type="float" office:value="20.4076738854828">
                <text:p>20.4076738854828</text:p>
              </table:table-cell>
              <table:table-cell office:value-type="float" office:value="17.74954281">
                <text:p>17.74954281</text:p>
              </table:table-cell>
            </table:table-row>
            <table:table-row>
              <table:table-cell office:value-type="string">
                <text:p> 03/16  04:00:00</text:p>
              </table:table-cell>
              <table:table-cell office:value-type="float" office:value="20.2118961270615">
                <text:p>20.2118961270615</text:p>
              </table:table-cell>
              <table:table-cell office:value-type="float" office:value="17.61375632">
                <text:p>17.61375632</text:p>
              </table:table-cell>
            </table:table-row>
            <table:table-row>
              <table:table-cell office:value-type="string">
                <text:p> 03/16  05:00:00</text:p>
              </table:table-cell>
              <table:table-cell office:value-type="float" office:value="20.069263309728">
                <text:p>20.069263309728</text:p>
              </table:table-cell>
              <table:table-cell office:value-type="float" office:value="17.571444">
                <text:p>17.571444</text:p>
              </table:table-cell>
            </table:table-row>
            <table:table-row>
              <table:table-cell office:value-type="string">
                <text:p> 03/16  06:00:00</text:p>
              </table:table-cell>
              <table:table-cell office:value-type="float" office:value="19.9134790505596">
                <text:p>19.9134790505596</text:p>
              </table:table-cell>
              <table:table-cell office:value-type="float" office:value="17.52780031">
                <text:p>17.52780031</text:p>
              </table:table-cell>
            </table:table-row>
            <table:table-row>
              <table:table-cell office:value-type="string">
                <text:p> 03/16  07:00:00</text:p>
              </table:table-cell>
              <table:table-cell office:value-type="float" office:value="19.7514321804513">
                <text:p>19.7514321804513</text:p>
              </table:table-cell>
              <table:table-cell office:value-type="float" office:value="17.99941603">
                <text:p>17.99941603</text:p>
              </table:table-cell>
            </table:table-row>
            <table:table-row>
              <table:table-cell office:value-type="string">
                <text:p> 03/16  08:00:00</text:p>
              </table:table-cell>
              <table:table-cell office:value-type="float" office:value="19.5801806131739">
                <text:p>19.5801806131739</text:p>
              </table:table-cell>
              <table:table-cell office:value-type="float" office:value="19.34157401">
                <text:p>19.34157401</text:p>
              </table:table-cell>
            </table:table-row>
            <table:table-row>
              <table:table-cell office:value-type="string">
                <text:p> 03/16  09:00:00</text:p>
              </table:table-cell>
              <table:table-cell office:value-type="float" office:value="19.6261360790346">
                <text:p>19.6261360790346</text:p>
              </table:table-cell>
              <table:table-cell office:value-type="float" office:value="20.46664136">
                <text:p>20.46664136</text:p>
              </table:table-cell>
            </table:table-row>
            <table:table-row>
              <table:table-cell office:value-type="string">
                <text:p> 03/16  10:00:00</text:p>
              </table:table-cell>
              <table:table-cell office:value-type="float" office:value="20.1559981090174">
                <text:p>20.1559981090174</text:p>
              </table:table-cell>
              <table:table-cell office:value-type="float" office:value="21.48484148">
                <text:p>21.48484148</text:p>
              </table:table-cell>
            </table:table-row>
            <table:table-row>
              <table:table-cell office:value-type="string">
                <text:p> 03/16  11:00:00</text:p>
              </table:table-cell>
              <table:table-cell office:value-type="float" office:value="21.2150038694276">
                <text:p>21.2150038694276</text:p>
              </table:table-cell>
              <table:table-cell office:value-type="float" office:value="21.98335183">
                <text:p>21.98335183</text:p>
              </table:table-cell>
            </table:table-row>
            <table:table-row>
              <table:table-cell office:value-type="string">
                <text:p> 03/16  12:00:00</text:p>
              </table:table-cell>
              <table:table-cell office:value-type="float" office:value="22.4014942321761">
                <text:p>22.4014942321761</text:p>
              </table:table-cell>
              <table:table-cell office:value-type="float" office:value="21.9673245">
                <text:p>21.9673245</text:p>
              </table:table-cell>
            </table:table-row>
            <table:table-row>
              <table:table-cell office:value-type="string">
                <text:p> 03/16  13:00:00</text:p>
              </table:table-cell>
              <table:table-cell office:value-type="float" office:value="22.9372136743036">
                <text:p>22.9372136743036</text:p>
              </table:table-cell>
              <table:table-cell office:value-type="float" office:value="21.90091294">
                <text:p>21.90091294</text:p>
              </table:table-cell>
            </table:table-row>
            <table:table-row>
              <table:table-cell office:value-type="string">
                <text:p> 03/16  14:00:00</text:p>
              </table:table-cell>
              <table:table-cell office:value-type="float" office:value="23.1999862188231">
                <text:p>23.1999862188231</text:p>
              </table:table-cell>
              <table:table-cell office:value-type="float" office:value="21.91770905">
                <text:p>21.91770905</text:p>
              </table:table-cell>
            </table:table-row>
            <table:table-row>
              <table:table-cell office:value-type="string">
                <text:p> 03/16  15:00:00</text:p>
              </table:table-cell>
              <table:table-cell office:value-type="float" office:value="23.6170421552368">
                <text:p>23.6170421552368</text:p>
              </table:table-cell>
              <table:table-cell office:value-type="float" office:value="22.1125343">
                <text:p>22.1125343</text:p>
              </table:table-cell>
            </table:table-row>
            <table:table-row>
              <table:table-cell office:value-type="string">
                <text:p> 03/16  16:00:00</text:p>
              </table:table-cell>
              <table:table-cell office:value-type="float" office:value="24.0810038650402">
                <text:p>24.0810038650402</text:p>
              </table:table-cell>
              <table:table-cell office:value-type="float" office:value="22.12029956">
                <text:p>22.12029956</text:p>
              </table:table-cell>
            </table:table-row>
            <table:table-row>
              <table:table-cell office:value-type="string">
                <text:p> 03/16  17:00:00</text:p>
              </table:table-cell>
              <table:table-cell office:value-type="float" office:value="24.4349125134751">
                <text:p>24.4349125134751</text:p>
              </table:table-cell>
              <table:table-cell office:value-type="float" office:value="22.13705381">
                <text:p>22.13705381</text:p>
              </table:table-cell>
            </table:table-row>
            <table:table-row>
              <table:table-cell office:value-type="string">
                <text:p> 03/16  18:00:00</text:p>
              </table:table-cell>
              <table:table-cell office:value-type="float" office:value="24.5762209650149">
                <text:p>24.5762209650149</text:p>
              </table:table-cell>
              <table:table-cell office:value-type="float" office:value="22.06780752">
                <text:p>22.06780752</text:p>
              </table:table-cell>
            </table:table-row>
            <table:table-row>
              <table:table-cell office:value-type="string">
                <text:p> 03/16  19:00:00</text:p>
              </table:table-cell>
              <table:table-cell office:value-type="float" office:value="24.4911235532659">
                <text:p>24.4911235532659</text:p>
              </table:table-cell>
              <table:table-cell office:value-type="float" office:value="21.79260011">
                <text:p>21.79260011</text:p>
              </table:table-cell>
            </table:table-row>
            <table:table-row>
              <table:table-cell office:value-type="string">
                <text:p> 03/16  20:00:00</text:p>
              </table:table-cell>
              <table:table-cell office:value-type="float" office:value="24.0358677794959">
                <text:p>24.0358677794959</text:p>
              </table:table-cell>
              <table:table-cell office:value-type="float" office:value="21.2978184">
                <text:p>21.2978184</text:p>
              </table:table-cell>
            </table:table-row>
            <table:table-row>
              <table:table-cell office:value-type="string">
                <text:p> 03/16  21:00:00</text:p>
              </table:table-cell>
              <table:table-cell office:value-type="float" office:value="23.6057773967138">
                <text:p>23.6057773967138</text:p>
              </table:table-cell>
              <table:table-cell office:value-type="float" office:value="20.4918164">
                <text:p>20.4918164</text:p>
              </table:table-cell>
            </table:table-row>
            <table:table-row>
              <table:table-cell office:value-type="string">
                <text:p> 03/16  22:00:00</text:p>
              </table:table-cell>
              <table:table-cell office:value-type="float" office:value="23.3370201410077">
                <text:p>23.3370201410077</text:p>
              </table:table-cell>
              <table:table-cell office:value-type="float" office:value="19.68737091">
                <text:p>19.68737091</text:p>
              </table:table-cell>
            </table:table-row>
            <table:table-row>
              <table:table-cell office:value-type="string">
                <text:p> 03/16  23:00:00</text:p>
              </table:table-cell>
              <table:table-cell office:value-type="float" office:value="23.0352590818013">
                <text:p>23.0352590818013</text:p>
              </table:table-cell>
              <table:table-cell office:value-type="float" office:value="19.27320288">
                <text:p>19.27320288</text:p>
              </table:table-cell>
            </table:table-row>
            <table:table-row>
              <table:table-cell office:value-type="string">
                <text:p> 03/16  24:00:00</text:p>
              </table:table-cell>
              <table:table-cell office:value-type="float" office:value="22.6532076889735">
                <text:p>22.6532076889735</text:p>
              </table:table-cell>
              <table:table-cell office:value-type="float" office:value="19.01784941">
                <text:p>19.01784941</text:p>
              </table:table-cell>
            </table:table-row>
            <table:table-row>
              <table:table-cell office:value-type="string">
                <text:p> 03/17  01:00:00</text:p>
              </table:table-cell>
              <table:table-cell office:value-type="float" office:value="22.3772095108956">
                <text:p>22.3772095108956</text:p>
              </table:table-cell>
              <table:table-cell office:value-type="float" office:value="18.85304162">
                <text:p>18.85304162</text:p>
              </table:table-cell>
            </table:table-row>
            <table:table-row>
              <table:table-cell office:value-type="string">
                <text:p> 03/17  02:00:00</text:p>
              </table:table-cell>
              <table:table-cell office:value-type="float" office:value="21.9832227905732">
                <text:p>21.9832227905732</text:p>
              </table:table-cell>
              <table:table-cell office:value-type="float" office:value="18.69993015">
                <text:p>18.69993015</text:p>
              </table:table-cell>
            </table:table-row>
            <table:table-row>
              <table:table-cell office:value-type="string">
                <text:p> 03/17  03:00:00</text:p>
              </table:table-cell>
              <table:table-cell office:value-type="float" office:value="21.6584904838416">
                <text:p>21.6584904838416</text:p>
              </table:table-cell>
              <table:table-cell office:value-type="float" office:value="18.48398536">
                <text:p>18.48398536</text:p>
              </table:table-cell>
            </table:table-row>
            <table:table-row>
              <table:table-cell office:value-type="string">
                <text:p> 03/17  04:00:00</text:p>
              </table:table-cell>
              <table:table-cell office:value-type="float" office:value="21.3735302515143">
                <text:p>21.3735302515143</text:p>
              </table:table-cell>
              <table:table-cell office:value-type="float" office:value="18.2979592">
                <text:p>18.2979592</text:p>
              </table:table-cell>
            </table:table-row>
            <table:table-row>
              <table:table-cell office:value-type="string">
                <text:p> 03/17  05:00:00</text:p>
              </table:table-cell>
              <table:table-cell office:value-type="float" office:value="21.0563996902732">
                <text:p>21.0563996902732</text:p>
              </table:table-cell>
              <table:table-cell office:value-type="float" office:value="18.14391952">
                <text:p>18.14391952</text:p>
              </table:table-cell>
            </table:table-row>
            <table:table-row>
              <table:table-cell office:value-type="string">
                <text:p> 03/17  06:00:00</text:p>
              </table:table-cell>
              <table:table-cell office:value-type="float" office:value="20.7274839998139">
                <text:p>20.7274839998139</text:p>
              </table:table-cell>
              <table:table-cell office:value-type="float" office:value="18.01939907">
                <text:p>18.01939907</text:p>
              </table:table-cell>
            </table:table-row>
            <table:table-row>
              <table:table-cell office:value-type="string">
                <text:p> 03/17  07:00:00</text:p>
              </table:table-cell>
              <table:table-cell office:value-type="float" office:value="20.3923931946385">
                <text:p>20.3923931946385</text:p>
              </table:table-cell>
              <table:table-cell office:value-type="float" office:value="18.5169898">
                <text:p>18.5169898</text:p>
              </table:table-cell>
            </table:table-row>
            <table:table-row>
              <table:table-cell office:value-type="string">
                <text:p> 03/17  08:00:00</text:p>
              </table:table-cell>
              <table:table-cell office:value-type="float" office:value="20.1058333739154">
                <text:p>20.1058333739154</text:p>
              </table:table-cell>
              <table:table-cell office:value-type="float" office:value="20.10163746">
                <text:p>20.10163746</text:p>
              </table:table-cell>
            </table:table-row>
            <table:table-row>
              <table:table-cell office:value-type="string">
                <text:p> 03/17  09:00:00</text:p>
              </table:table-cell>
              <table:table-cell office:value-type="float" office:value="20.2448119733659">
                <text:p>20.2448119733659</text:p>
              </table:table-cell>
              <table:table-cell office:value-type="float" office:value="21.64658364">
                <text:p>21.64658364</text:p>
              </table:table-cell>
            </table:table-row>
            <table:table-row>
              <table:table-cell office:value-type="string">
                <text:p> 03/17  10:00:00</text:p>
              </table:table-cell>
              <table:table-cell office:value-type="float" office:value="21.3418171757187">
                <text:p>21.3418171757187</text:p>
              </table:table-cell>
              <table:table-cell office:value-type="float" office:value="22.19620015">
                <text:p>22.19620015</text:p>
              </table:table-cell>
            </table:table-row>
            <table:table-row>
              <table:table-cell office:value-type="string">
                <text:p> 03/17  11:00:00</text:p>
              </table:table-cell>
              <table:table-cell office:value-type="float" office:value="22.9768745420043">
                <text:p>22.9768745420043</text:p>
              </table:table-cell>
              <table:table-cell office:value-type="float" office:value="22.30470389">
                <text:p>22.30470389</text:p>
              </table:table-cell>
            </table:table-row>
            <table:table-row>
              <table:table-cell office:value-type="string">
                <text:p> 03/17  12:00:00</text:p>
              </table:table-cell>
              <table:table-cell office:value-type="float" office:value="24.3377859845113">
                <text:p>24.3377859845113</text:p>
              </table:table-cell>
              <table:table-cell office:value-type="float" office:value="22.44490242">
                <text:p>22.44490242</text:p>
              </table:table-cell>
            </table:table-row>
            <table:table-row>
              <table:table-cell office:value-type="string">
                <text:p> 03/17  13:00:00</text:p>
              </table:table-cell>
              <table:table-cell office:value-type="float" office:value="24.6724633547774">
                <text:p>24.6724633547774</text:p>
              </table:table-cell>
              <table:table-cell office:value-type="float" office:value="22.36876295">
                <text:p>22.36876295</text:p>
              </table:table-cell>
            </table:table-row>
            <table:table-row>
              <table:table-cell office:value-type="string">
                <text:p> 03/17  14:00:00</text:p>
              </table:table-cell>
              <table:table-cell office:value-type="float" office:value="24.7201327159039">
                <text:p>24.7201327159039</text:p>
              </table:table-cell>
              <table:table-cell office:value-type="float" office:value="22.3161764">
                <text:p>22.3161764</text:p>
              </table:table-cell>
            </table:table-row>
            <table:table-row>
              <table:table-cell office:value-type="string">
                <text:p> 03/17  15:00:00</text:p>
              </table:table-cell>
              <table:table-cell office:value-type="float" office:value="24.9321929740889">
                <text:p>24.9321929740889</text:p>
              </table:table-cell>
              <table:table-cell office:value-type="float" office:value="22.06973006">
                <text:p>22.06973006</text:p>
              </table:table-cell>
            </table:table-row>
            <table:table-row>
              <table:table-cell office:value-type="string">
                <text:p> 03/17  16:00:00</text:p>
              </table:table-cell>
              <table:table-cell office:value-type="float" office:value="24.986589651966">
                <text:p>24.986589651966</text:p>
              </table:table-cell>
              <table:table-cell office:value-type="float" office:value="21.85924769">
                <text:p>21.85924769</text:p>
              </table:table-cell>
            </table:table-row>
            <table:table-row>
              <table:table-cell office:value-type="string">
                <text:p> 03/17  17:00:00</text:p>
              </table:table-cell>
              <table:table-cell office:value-type="float" office:value="24.7722822159719">
                <text:p>24.7722822159719</text:p>
              </table:table-cell>
              <table:table-cell office:value-type="float" office:value="21.64313534">
                <text:p>21.64313534</text:p>
              </table:table-cell>
            </table:table-row>
            <table:table-row>
              <table:table-cell office:value-type="string">
                <text:p> 03/17  18:00:00</text:p>
              </table:table-cell>
              <table:table-cell office:value-type="float" office:value="24.3725123503296">
                <text:p>24.3725123503296</text:p>
              </table:table-cell>
              <table:table-cell office:value-type="float" office:value="21.80995569">
                <text:p>21.80995569</text:p>
              </table:table-cell>
            </table:table-row>
            <table:table-row>
              <table:table-cell office:value-type="string">
                <text:p> 03/17  19:00:00</text:p>
              </table:table-cell>
              <table:table-cell office:value-type="float" office:value="23.7751974382658">
                <text:p>23.7751974382658</text:p>
              </table:table-cell>
              <table:table-cell office:value-type="float" office:value="21.7157275">
                <text:p>21.7157275</text:p>
              </table:table-cell>
            </table:table-row>
            <table:table-row>
              <table:table-cell office:value-type="string">
                <text:p> 03/17  20:00:00</text:p>
              </table:table-cell>
              <table:table-cell office:value-type="float" office:value="23.1786033613735">
                <text:p>23.1786033613735</text:p>
              </table:table-cell>
              <table:table-cell office:value-type="float" office:value="21.47942278">
                <text:p>21.47942278</text:p>
              </table:table-cell>
            </table:table-row>
            <table:table-row>
              <table:table-cell office:value-type="string">
                <text:p> 03/17  21:00:00</text:p>
              </table:table-cell>
              <table:table-cell office:value-type="float" office:value="22.7699199856167">
                <text:p>22.7699199856167</text:p>
              </table:table-cell>
              <table:table-cell office:value-type="float" office:value="20.87734668">
                <text:p>20.87734668</text:p>
              </table:table-cell>
            </table:table-row>
            <table:table-row>
              <table:table-cell office:value-type="string">
                <text:p> 03/17  22:00:00</text:p>
              </table:table-cell>
              <table:table-cell office:value-type="float" office:value="22.4274775053612">
                <text:p>22.4274775053612</text:p>
              </table:table-cell>
              <table:table-cell office:value-type="float" office:value="20.15909082">
                <text:p>20.15909082</text:p>
              </table:table-cell>
            </table:table-row>
            <table:table-row>
              <table:table-cell office:value-type="string">
                <text:p> 03/17  23:00:00</text:p>
              </table:table-cell>
              <table:table-cell office:value-type="float" office:value="22.0659999667314">
                <text:p>22.0659999667314</text:p>
              </table:table-cell>
              <table:table-cell office:value-type="float" office:value="19.61623514">
                <text:p>19.61623514</text:p>
              </table:table-cell>
            </table:table-row>
            <table:table-row>
              <table:table-cell office:value-type="string">
                <text:p> 03/17  24:00:00</text:p>
              </table:table-cell>
              <table:table-cell office:value-type="float" office:value="21.7376229650478">
                <text:p>21.7376229650478</text:p>
              </table:table-cell>
              <table:table-cell office:value-type="float" office:value="19.46987478">
                <text:p>19.46987478</text:p>
              </table:table-cell>
            </table:table-row>
            <table:table-row>
              <table:table-cell office:value-type="string">
                <text:p> 03/18  01:00:00</text:p>
              </table:table-cell>
              <table:table-cell office:value-type="float" office:value="21.4882550799188">
                <text:p>21.4882550799188</text:p>
              </table:table-cell>
              <table:table-cell office:value-type="float" office:value="19.31563111">
                <text:p>19.31563111</text:p>
              </table:table-cell>
            </table:table-row>
            <table:table-row>
              <table:table-cell office:value-type="string">
                <text:p> 03/18  02:00:00</text:p>
              </table:table-cell>
              <table:table-cell office:value-type="float" office:value="21.0750823497624">
                <text:p>21.0750823497624</text:p>
              </table:table-cell>
              <table:table-cell office:value-type="float" office:value="19.22100644">
                <text:p>19.22100644</text:p>
              </table:table-cell>
            </table:table-row>
            <table:table-row>
              <table:table-cell office:value-type="string">
                <text:p> 03/18  03:00:00</text:p>
              </table:table-cell>
              <table:table-cell office:value-type="float" office:value="20.756718703326">
                <text:p>20.756718703326</text:p>
              </table:table-cell>
              <table:table-cell office:value-type="float" office:value="19.11482833">
                <text:p>19.11482833</text:p>
              </table:table-cell>
            </table:table-row>
            <table:table-row>
              <table:table-cell office:value-type="string">
                <text:p> 03/18  04:00:00</text:p>
              </table:table-cell>
              <table:table-cell office:value-type="float" office:value="20.5403947892492">
                <text:p>20.5403947892492</text:p>
              </table:table-cell>
              <table:table-cell office:value-type="float" office:value="19.05349441">
                <text:p>19.05349441</text:p>
              </table:table-cell>
            </table:table-row>
            <table:table-row>
              <table:table-cell office:value-type="string">
                <text:p> 03/18  05:00:00</text:p>
              </table:table-cell>
              <table:table-cell office:value-type="float" office:value="20.3508712374458">
                <text:p>20.3508712374458</text:p>
              </table:table-cell>
              <table:table-cell office:value-type="float" office:value="18.98630288">
                <text:p>18.98630288</text:p>
              </table:table-cell>
            </table:table-row>
            <table:table-row>
              <table:table-cell office:value-type="string">
                <text:p> 03/18  06:00:00</text:p>
              </table:table-cell>
              <table:table-cell office:value-type="float" office:value="20.1369292510429">
                <text:p>20.1369292510429</text:p>
              </table:table-cell>
              <table:table-cell office:value-type="float" office:value="18.92691021">
                <text:p>18.92691021</text:p>
              </table:table-cell>
            </table:table-row>
            <table:table-row>
              <table:table-cell office:value-type="string">
                <text:p> 03/18  07:00:00</text:p>
              </table:table-cell>
              <table:table-cell office:value-type="float" office:value="19.9828912285481">
                <text:p>19.9828912285481</text:p>
              </table:table-cell>
              <table:table-cell office:value-type="float" office:value="18.89901724">
                <text:p>18.89901724</text:p>
              </table:table-cell>
            </table:table-row>
            <table:table-row>
              <table:table-cell office:value-type="string">
                <text:p> 03/18  08:00:00</text:p>
              </table:table-cell>
              <table:table-cell office:value-type="float" office:value="19.8269850857639">
                <text:p>19.8269850857639</text:p>
              </table:table-cell>
              <table:table-cell office:value-type="float" office:value="19.44610224">
                <text:p>19.44610224</text:p>
              </table:table-cell>
            </table:table-row>
            <table:table-row>
              <table:table-cell office:value-type="string">
                <text:p> 03/18  09:00:00</text:p>
              </table:table-cell>
              <table:table-cell office:value-type="float" office:value="19.6749012419172">
                <text:p>19.6749012419172</text:p>
              </table:table-cell>
              <table:table-cell office:value-type="float" office:value="20.58951505">
                <text:p>20.58951505</text:p>
              </table:table-cell>
            </table:table-row>
            <table:table-row>
              <table:table-cell office:value-type="string">
                <text:p> 03/18  10:00:00</text:p>
              </table:table-cell>
              <table:table-cell office:value-type="float" office:value="19.5281659838533">
                <text:p>19.5281659838533</text:p>
              </table:table-cell>
              <table:table-cell office:value-type="float" office:value="20.66753778">
                <text:p>20.66753778</text:p>
              </table:table-cell>
            </table:table-row>
            <table:table-row>
              <table:table-cell office:value-type="string">
                <text:p> 03/18  11:00:00</text:p>
              </table:table-cell>
              <table:table-cell office:value-type="float" office:value="19.5267967799195">
                <text:p>19.5267967799195</text:p>
              </table:table-cell>
              <table:table-cell office:value-type="float" office:value="20.7931821">
                <text:p>20.7931821</text:p>
              </table:table-cell>
            </table:table-row>
            <table:table-row>
              <table:table-cell office:value-type="string">
                <text:p> 03/18  12:00:00</text:p>
              </table:table-cell>
              <table:table-cell office:value-type="float" office:value="20.0383107787553">
                <text:p>20.0383107787553</text:p>
              </table:table-cell>
              <table:table-cell office:value-type="float" office:value="20.68919327">
                <text:p>20.68919327</text:p>
              </table:table-cell>
            </table:table-row>
            <table:table-row>
              <table:table-cell office:value-type="string">
                <text:p> 03/18  13:00:00</text:p>
              </table:table-cell>
              <table:table-cell office:value-type="float" office:value="20.7232755249407">
                <text:p>20.7232755249407</text:p>
              </table:table-cell>
              <table:table-cell office:value-type="float" office:value="20.69341284">
                <text:p>20.69341284</text:p>
              </table:table-cell>
            </table:table-row>
            <table:table-row>
              <table:table-cell office:value-type="string">
                <text:p> 03/18  14:00:00</text:p>
              </table:table-cell>
              <table:table-cell office:value-type="float" office:value="21.0477477904694">
                <text:p>21.0477477904694</text:p>
              </table:table-cell>
              <table:table-cell office:value-type="float" office:value="20.70429279">
                <text:p>20.70429279</text:p>
              </table:table-cell>
            </table:table-row>
            <table:table-row>
              <table:table-cell office:value-type="string">
                <text:p> 03/18  15:00:00</text:p>
              </table:table-cell>
              <table:table-cell office:value-type="float" office:value="21.3370128953715">
                <text:p>21.3370128953715</text:p>
              </table:table-cell>
              <table:table-cell office:value-type="float" office:value="20.73349633">
                <text:p>20.73349633</text:p>
              </table:table-cell>
            </table:table-row>
            <table:table-row>
              <table:table-cell office:value-type="string">
                <text:p> 03/18  16:00:00</text:p>
              </table:table-cell>
              <table:table-cell office:value-type="float" office:value="21.566697620716">
                <text:p>21.566697620716</text:p>
              </table:table-cell>
              <table:table-cell office:value-type="float" office:value="20.69028192">
                <text:p>20.69028192</text:p>
              </table:table-cell>
            </table:table-row>
            <table:table-row>
              <table:table-cell office:value-type="string">
                <text:p> 03/18  17:00:00</text:p>
              </table:table-cell>
              <table:table-cell office:value-type="float" office:value="21.6954427101613">
                <text:p>21.6954427101613</text:p>
              </table:table-cell>
              <table:table-cell office:value-type="float" office:value="20.69018046">
                <text:p>20.69018046</text:p>
              </table:table-cell>
            </table:table-row>
            <table:table-row>
              <table:table-cell office:value-type="string">
                <text:p> 03/18  18:00:00</text:p>
              </table:table-cell>
              <table:table-cell office:value-type="float" office:value="21.7054546920186">
                <text:p>21.7054546920186</text:p>
              </table:table-cell>
              <table:table-cell office:value-type="float" office:value="20.55069718">
                <text:p>20.55069718</text:p>
              </table:table-cell>
            </table:table-row>
            <table:table-row>
              <table:table-cell office:value-type="string">
                <text:p> 03/18  19:00:00</text:p>
              </table:table-cell>
              <table:table-cell office:value-type="float" office:value="21.6182059997422">
                <text:p>21.6182059997422</text:p>
              </table:table-cell>
              <table:table-cell office:value-type="float" office:value="20.44285667">
                <text:p>20.44285667</text:p>
              </table:table-cell>
            </table:table-row>
            <table:table-row>
              <table:table-cell office:value-type="string">
                <text:p> 03/18  20:00:00</text:p>
              </table:table-cell>
              <table:table-cell office:value-type="float" office:value="21.4895506276506">
                <text:p>21.4895506276506</text:p>
              </table:table-cell>
              <table:table-cell office:value-type="float" office:value="20.03156041">
                <text:p>20.03156041</text:p>
              </table:table-cell>
            </table:table-row>
            <table:table-row>
              <table:table-cell office:value-type="string">
                <text:p> 03/18  21:00:00</text:p>
              </table:table-cell>
              <table:table-cell office:value-type="float" office:value="21.3231007210277">
                <text:p>21.3231007210277</text:p>
              </table:table-cell>
              <table:table-cell office:value-type="float" office:value="19.53847854">
                <text:p>19.53847854</text:p>
              </table:table-cell>
            </table:table-row>
            <table:table-row>
              <table:table-cell office:value-type="string">
                <text:p> 03/18  22:00:00</text:p>
              </table:table-cell>
              <table:table-cell office:value-type="float" office:value="21.147943211608">
                <text:p>21.147943211608</text:p>
              </table:table-cell>
              <table:table-cell office:value-type="float" office:value="19.36143685">
                <text:p>19.36143685</text:p>
              </table:table-cell>
            </table:table-row>
            <table:table-row>
              <table:table-cell office:value-type="string">
                <text:p> 03/18  23:00:00</text:p>
              </table:table-cell>
              <table:table-cell office:value-type="float" office:value="21.0032731803849">
                <text:p>21.0032731803849</text:p>
              </table:table-cell>
              <table:table-cell office:value-type="float" office:value="19.23745977">
                <text:p>19.23745977</text:p>
              </table:table-cell>
            </table:table-row>
            <table:table-row>
              <table:table-cell office:value-type="string">
                <text:p> 03/18  24:00:00</text:p>
              </table:table-cell>
              <table:table-cell office:value-type="float" office:value="20.8565044093398">
                <text:p>20.8565044093398</text:p>
              </table:table-cell>
              <table:table-cell office:value-type="float" office:value="19.11907147">
                <text:p>19.11907147</text:p>
              </table:table-cell>
            </table:table-row>
            <table:table-row>
              <table:table-cell office:value-type="string">
                <text:p> 03/19  01:00:00</text:p>
              </table:table-cell>
              <table:table-cell office:value-type="float" office:value="20.7046948912836">
                <text:p>20.7046948912836</text:p>
              </table:table-cell>
              <table:table-cell office:value-type="float" office:value="19.04300497">
                <text:p>19.04300497</text:p>
              </table:table-cell>
            </table:table-row>
            <table:table-row>
              <table:table-cell office:value-type="string">
                <text:p> 03/19  02:00:00</text:p>
              </table:table-cell>
              <table:table-cell office:value-type="float" office:value="20.5413186769806">
                <text:p>20.5413186769806</text:p>
              </table:table-cell>
              <table:table-cell office:value-type="float" office:value="18.98918643">
                <text:p>18.98918643</text:p>
              </table:table-cell>
            </table:table-row>
            <table:table-row>
              <table:table-cell office:value-type="string">
                <text:p> 03/19  03:00:00</text:p>
              </table:table-cell>
              <table:table-cell office:value-type="float" office:value="20.3874323015587">
                <text:p>20.3874323015587</text:p>
              </table:table-cell>
              <table:table-cell office:value-type="float" office:value="18.9707814">
                <text:p>18.9707814</text:p>
              </table:table-cell>
            </table:table-row>
            <table:table-row>
              <table:table-cell office:value-type="string">
                <text:p> 03/19  04:00:00</text:p>
              </table:table-cell>
              <table:table-cell office:value-type="float" office:value="20.2283472624456">
                <text:p>20.2283472624456</text:p>
              </table:table-cell>
              <table:table-cell office:value-type="float" office:value="18.94023488">
                <text:p>18.94023488</text:p>
              </table:table-cell>
            </table:table-row>
            <table:table-row>
              <table:table-cell office:value-type="string">
                <text:p> 03/19  05:00:00</text:p>
              </table:table-cell>
              <table:table-cell office:value-type="float" office:value="20.0718463427393">
                <text:p>20.0718463427393</text:p>
              </table:table-cell>
              <table:table-cell office:value-type="float" office:value="18.92003541">
                <text:p>18.92003541</text:p>
              </table:table-cell>
            </table:table-row>
            <table:table-row>
              <table:table-cell office:value-type="string">
                <text:p> 03/19  06:00:00</text:p>
              </table:table-cell>
              <table:table-cell office:value-type="float" office:value="19.9148955926131">
                <text:p>19.9148955926131</text:p>
              </table:table-cell>
              <table:table-cell office:value-type="float" office:value="18.90808173">
                <text:p>18.90808173</text:p>
              </table:table-cell>
            </table:table-row>
            <table:table-row>
              <table:table-cell office:value-type="string">
                <text:p> 03/19  07:00:00</text:p>
              </table:table-cell>
              <table:table-cell office:value-type="float" office:value="19.75579879606">
                <text:p>19.75579879606</text:p>
              </table:table-cell>
              <table:table-cell office:value-type="float" office:value="18.89240584">
                <text:p>18.89240584</text:p>
              </table:table-cell>
            </table:table-row>
            <table:table-row>
              <table:table-cell office:value-type="string">
                <text:p> 03/19  08:00:00</text:p>
              </table:table-cell>
              <table:table-cell office:value-type="float" office:value="19.5954110093316">
                <text:p>19.5954110093316</text:p>
              </table:table-cell>
              <table:table-cell office:value-type="float" office:value="19.45141541">
                <text:p>19.45141541</text:p>
              </table:table-cell>
            </table:table-row>
            <table:table-row>
              <table:table-cell office:value-type="string">
                <text:p> 03/19  09:00:00</text:p>
              </table:table-cell>
              <table:table-cell office:value-type="float" office:value="19.4530697863644">
                <text:p>19.4530697863644</text:p>
              </table:table-cell>
              <table:table-cell office:value-type="float" office:value="20.61904337">
                <text:p>20.61904337</text:p>
              </table:table-cell>
            </table:table-row>
            <table:table-row>
              <table:table-cell office:value-type="string">
                <text:p> 03/19  10:00:00</text:p>
              </table:table-cell>
              <table:table-cell office:value-type="float" office:value="19.4720741250669">
                <text:p>19.4720741250669</text:p>
              </table:table-cell>
              <table:table-cell office:value-type="float" office:value="20.77682837">
                <text:p>20.77682837</text:p>
              </table:table-cell>
            </table:table-row>
            <table:table-row>
              <table:table-cell office:value-type="string">
                <text:p> 03/19  11:00:00</text:p>
              </table:table-cell>
              <table:table-cell office:value-type="float" office:value="20.0578956841219">
                <text:p>20.0578956841219</text:p>
              </table:table-cell>
              <table:table-cell office:value-type="float" office:value="20.68182507">
                <text:p>20.68182507</text:p>
              </table:table-cell>
            </table:table-row>
            <table:table-row>
              <table:table-cell office:value-type="string">
                <text:p> 03/19  12:00:00</text:p>
              </table:table-cell>
              <table:table-cell office:value-type="float" office:value="20.8059770335114">
                <text:p>20.8059770335114</text:p>
              </table:table-cell>
              <table:table-cell office:value-type="float" office:value="20.73957484">
                <text:p>20.73957484</text:p>
              </table:table-cell>
            </table:table-row>
            <table:table-row>
              <table:table-cell office:value-type="string">
                <text:p> 03/19  13:00:00</text:p>
              </table:table-cell>
              <table:table-cell office:value-type="float" office:value="21.1685525130155">
                <text:p>21.1685525130155</text:p>
              </table:table-cell>
              <table:table-cell office:value-type="float" office:value="20.65848332">
                <text:p>20.65848332</text:p>
              </table:table-cell>
            </table:table-row>
            <table:table-row>
              <table:table-cell office:value-type="string">
                <text:p> 03/19  14:00:00</text:p>
              </table:table-cell>
              <table:table-cell office:value-type="float" office:value="21.3509939738333">
                <text:p>21.3509939738333</text:p>
              </table:table-cell>
              <table:table-cell office:value-type="float" office:value="20.65655901">
                <text:p>20.65655901</text:p>
              </table:table-cell>
            </table:table-row>
            <table:table-row>
              <table:table-cell office:value-type="string">
                <text:p> 03/19  15:00:00</text:p>
              </table:table-cell>
              <table:table-cell office:value-type="float" office:value="21.3996251157504">
                <text:p>21.3996251157504</text:p>
              </table:table-cell>
              <table:table-cell office:value-type="float" office:value="20.69373064">
                <text:p>20.69373064</text:p>
              </table:table-cell>
            </table:table-row>
            <table:table-row>
              <table:table-cell office:value-type="string">
                <text:p> 03/19  16:00:00</text:p>
              </table:table-cell>
              <table:table-cell office:value-type="float" office:value="21.5325140750062">
                <text:p>21.5325140750062</text:p>
              </table:table-cell>
              <table:table-cell office:value-type="float" office:value="20.63290914">
                <text:p>20.63290914</text:p>
              </table:table-cell>
            </table:table-row>
            <table:table-row>
              <table:table-cell office:value-type="string">
                <text:p> 03/19  17:00:00</text:p>
              </table:table-cell>
              <table:table-cell office:value-type="float" office:value="21.5700234522153">
                <text:p>21.5700234522153</text:p>
              </table:table-cell>
              <table:table-cell office:value-type="float" office:value="20.61505676">
                <text:p>20.61505676</text:p>
              </table:table-cell>
            </table:table-row>
            <table:table-row>
              <table:table-cell office:value-type="string">
                <text:p> 03/19  18:00:00</text:p>
              </table:table-cell>
              <table:table-cell office:value-type="float" office:value="21.5691027688671">
                <text:p>21.5691027688671</text:p>
              </table:table-cell>
              <table:table-cell office:value-type="float" office:value="20.60437729">
                <text:p>20.60437729</text:p>
              </table:table-cell>
            </table:table-row>
            <table:table-row>
              <table:table-cell office:value-type="string">
                <text:p> 03/19  19:00:00</text:p>
              </table:table-cell>
              <table:table-cell office:value-type="float" office:value="21.502099810033">
                <text:p>21.502099810033</text:p>
              </table:table-cell>
              <table:table-cell office:value-type="float" office:value="20.49270004">
                <text:p>20.49270004</text:p>
              </table:table-cell>
            </table:table-row>
            <table:table-row>
              <table:table-cell office:value-type="string">
                <text:p> 03/19  20:00:00</text:p>
              </table:table-cell>
              <table:table-cell office:value-type="float" office:value="21.4364403998413">
                <text:p>21.4364403998413</text:p>
              </table:table-cell>
              <table:table-cell office:value-type="float" office:value="20.13125172">
                <text:p>20.13125172</text:p>
              </table:table-cell>
            </table:table-row>
            <table:table-row>
              <table:table-cell office:value-type="string">
                <text:p> 03/19  21:00:00</text:p>
              </table:table-cell>
              <table:table-cell office:value-type="float" office:value="21.3114137029924">
                <text:p>21.3114137029924</text:p>
              </table:table-cell>
              <table:table-cell office:value-type="float" office:value="19.71208094">
                <text:p>19.71208094</text:p>
              </table:table-cell>
            </table:table-row>
            <table:table-row>
              <table:table-cell office:value-type="string">
                <text:p> 03/19  22:00:00</text:p>
              </table:table-cell>
              <table:table-cell office:value-type="float" office:value="21.1794922139529">
                <text:p>21.1794922139529</text:p>
              </table:table-cell>
              <table:table-cell office:value-type="float" office:value="19.47904615">
                <text:p>19.47904615</text:p>
              </table:table-cell>
            </table:table-row>
            <table:table-row>
              <table:table-cell office:value-type="string">
                <text:p> 03/19  23:00:00</text:p>
              </table:table-cell>
              <table:table-cell office:value-type="float" office:value="21.0725612710765">
                <text:p>21.0725612710765</text:p>
              </table:table-cell>
              <table:table-cell office:value-type="float" office:value="19.48980008">
                <text:p>19.48980008</text:p>
              </table:table-cell>
            </table:table-row>
            <table:table-row>
              <table:table-cell office:value-type="string">
                <text:p> 03/19  24:00:00</text:p>
              </table:table-cell>
              <table:table-cell office:value-type="float" office:value="20.9548633158348">
                <text:p>20.9548633158348</text:p>
              </table:table-cell>
              <table:table-cell office:value-type="float" office:value="19.49806511">
                <text:p>19.49806511</text:p>
              </table:table-cell>
            </table:table-row>
            <table:table-row>
              <table:table-cell office:value-type="string">
                <text:p> 03/20  01:00:00</text:p>
              </table:table-cell>
              <table:table-cell office:value-type="float" office:value="20.8294862969662">
                <text:p>20.8294862969662</text:p>
              </table:table-cell>
              <table:table-cell office:value-type="float" office:value="19.46035651">
                <text:p>19.46035651</text:p>
              </table:table-cell>
            </table:table-row>
            <table:table-row>
              <table:table-cell office:value-type="string">
                <text:p> 03/20  02:00:00</text:p>
              </table:table-cell>
              <table:table-cell office:value-type="float" office:value="20.6728720318359">
                <text:p>20.6728720318359</text:p>
              </table:table-cell>
              <table:table-cell office:value-type="float" office:value="19.41791889">
                <text:p>19.41791889</text:p>
              </table:table-cell>
            </table:table-row>
            <table:table-row>
              <table:table-cell office:value-type="string">
                <text:p> 03/20  03:00:00</text:p>
              </table:table-cell>
              <table:table-cell office:value-type="float" office:value="20.5228313231587">
                <text:p>20.5228313231587</text:p>
              </table:table-cell>
              <table:table-cell office:value-type="float" office:value="19.3850939">
                <text:p>19.3850939</text:p>
              </table:table-cell>
            </table:table-row>
            <table:table-row>
              <table:table-cell office:value-type="string">
                <text:p> 03/20  04:00:00</text:p>
              </table:table-cell>
              <table:table-cell office:value-type="float" office:value="20.4089874102994">
                <text:p>20.4089874102994</text:p>
              </table:table-cell>
              <table:table-cell office:value-type="float" office:value="19.32598949">
                <text:p>19.32598949</text:p>
              </table:table-cell>
            </table:table-row>
            <table:table-row>
              <table:table-cell office:value-type="string">
                <text:p> 03/20  05:00:00</text:p>
              </table:table-cell>
              <table:table-cell office:value-type="float" office:value="20.2882010543302">
                <text:p>20.2882010543302</text:p>
              </table:table-cell>
              <table:table-cell office:value-type="float" office:value="19.28780826">
                <text:p>19.28780826</text:p>
              </table:table-cell>
            </table:table-row>
            <table:table-row>
              <table:table-cell office:value-type="string">
                <text:p> 03/20  06:00:00</text:p>
              </table:table-cell>
              <table:table-cell office:value-type="float" office:value="20.168168079311">
                <text:p>20.168168079311</text:p>
              </table:table-cell>
              <table:table-cell office:value-type="float" office:value="19.27425188">
                <text:p>19.27425188</text:p>
              </table:table-cell>
            </table:table-row>
            <table:table-row>
              <table:table-cell office:value-type="string">
                <text:p> 03/20  07:00:00</text:p>
              </table:table-cell>
              <table:table-cell office:value-type="float" office:value="20.0475510920209">
                <text:p>20.0475510920209</text:p>
              </table:table-cell>
              <table:table-cell office:value-type="float" office:value="19.82472765">
                <text:p>19.82472765</text:p>
              </table:table-cell>
            </table:table-row>
            <table:table-row>
              <table:table-cell office:value-type="string">
                <text:p> 03/20  08:00:00</text:p>
              </table:table-cell>
              <table:table-cell office:value-type="float" office:value="19.9391383319688">
                <text:p>19.9391383319688</text:p>
              </table:table-cell>
              <table:table-cell office:value-type="float" office:value="21.48641935">
                <text:p>21.48641935</text:p>
              </table:table-cell>
            </table:table-row>
            <table:table-row>
              <table:table-cell office:value-type="string">
                <text:p> 03/20  09:00:00</text:p>
              </table:table-cell>
              <table:table-cell office:value-type="float" office:value="20.2061849692524">
                <text:p>20.2061849692524</text:p>
              </table:table-cell>
              <table:table-cell office:value-type="float" office:value="22.33091908">
                <text:p>22.33091908</text:p>
              </table:table-cell>
            </table:table-row>
            <table:table-row>
              <table:table-cell office:value-type="string">
                <text:p> 03/20  10:00:00</text:p>
              </table:table-cell>
              <table:table-cell office:value-type="float" office:value="21.5357226907868">
                <text:p>21.5357226907868</text:p>
              </table:table-cell>
              <table:table-cell office:value-type="float" office:value="22.54196121">
                <text:p>22.54196121</text:p>
              </table:table-cell>
            </table:table-row>
            <table:table-row>
              <table:table-cell office:value-type="string">
                <text:p> 03/20  11:00:00</text:p>
              </table:table-cell>
              <table:table-cell office:value-type="float" office:value="23.3329146573385">
                <text:p>23.3329146573385</text:p>
              </table:table-cell>
              <table:table-cell office:value-type="float" office:value="22.6555512">
                <text:p>22.6555512</text:p>
              </table:table-cell>
            </table:table-row>
            <table:table-row>
              <table:table-cell office:value-type="string">
                <text:p> 03/20  12:00:00</text:p>
              </table:table-cell>
              <table:table-cell office:value-type="float" office:value="24.2765086890233">
                <text:p>24.2765086890233</text:p>
              </table:table-cell>
              <table:table-cell office:value-type="float" office:value="22.6379021">
                <text:p>22.6379021</text:p>
              </table:table-cell>
            </table:table-row>
            <table:table-row>
              <table:table-cell office:value-type="string">
                <text:p> 03/20  13:00:00</text:p>
              </table:table-cell>
              <table:table-cell office:value-type="float" office:value="24.3997144313188">
                <text:p>24.3997144313188</text:p>
              </table:table-cell>
              <table:table-cell office:value-type="float" office:value="22.62276042">
                <text:p>22.62276042</text:p>
              </table:table-cell>
            </table:table-row>
            <table:table-row>
              <table:table-cell office:value-type="string">
                <text:p> 03/20  14:00:00</text:p>
              </table:table-cell>
              <table:table-cell office:value-type="float" office:value="24.5888895508435">
                <text:p>24.5888895508435</text:p>
              </table:table-cell>
              <table:table-cell office:value-type="float" office:value="22.67153467">
                <text:p>22.67153467</text:p>
              </table:table-cell>
            </table:table-row>
            <table:table-row>
              <table:table-cell office:value-type="string">
                <text:p> 03/20  15:00:00</text:p>
              </table:table-cell>
              <table:table-cell office:value-type="float" office:value="25.0172556598902">
                <text:p>25.0172556598902</text:p>
              </table:table-cell>
              <table:table-cell office:value-type="float" office:value="22.79967024">
                <text:p>22.79967024</text:p>
              </table:table-cell>
            </table:table-row>
            <table:table-row>
              <table:table-cell office:value-type="string">
                <text:p> 03/20  16:00:00</text:p>
              </table:table-cell>
              <table:table-cell office:value-type="float" office:value="25.393809464305">
                <text:p>25.393809464305</text:p>
              </table:table-cell>
              <table:table-cell office:value-type="float" office:value="22.86612165">
                <text:p>22.86612165</text:p>
              </table:table-cell>
            </table:table-row>
            <table:table-row>
              <table:table-cell office:value-type="string">
                <text:p> 03/20  17:00:00</text:p>
              </table:table-cell>
              <table:table-cell office:value-type="float" office:value="25.2286072196565">
                <text:p>25.2286072196565</text:p>
              </table:table-cell>
              <table:table-cell office:value-type="float" office:value="22.71302677">
                <text:p>22.71302677</text:p>
              </table:table-cell>
            </table:table-row>
            <table:table-row>
              <table:table-cell office:value-type="string">
                <text:p> 03/20  18:00:00</text:p>
              </table:table-cell>
              <table:table-cell office:value-type="float" office:value="24.6918708220157">
                <text:p>24.6918708220157</text:p>
              </table:table-cell>
              <table:table-cell office:value-type="float" office:value="22.40260756">
                <text:p>22.40260756</text:p>
              </table:table-cell>
            </table:table-row>
            <table:table-row>
              <table:table-cell office:value-type="string">
                <text:p> 03/20  19:00:00</text:p>
              </table:table-cell>
              <table:table-cell office:value-type="float" office:value="24.0111797813371">
                <text:p>24.0111797813371</text:p>
              </table:table-cell>
              <table:table-cell office:value-type="float" office:value="22.08433637">
                <text:p>22.08433637</text:p>
              </table:table-cell>
            </table:table-row>
            <table:table-row>
              <table:table-cell office:value-type="string">
                <text:p> 03/20  20:00:00</text:p>
              </table:table-cell>
              <table:table-cell office:value-type="float" office:value="23.3971201542915">
                <text:p>23.3971201542915</text:p>
              </table:table-cell>
              <table:table-cell office:value-type="float" office:value="21.80804671">
                <text:p>21.80804671</text:p>
              </table:table-cell>
            </table:table-row>
            <table:table-row>
              <table:table-cell office:value-type="string">
                <text:p> 03/20  21:00:00</text:p>
              </table:table-cell>
              <table:table-cell office:value-type="float" office:value="22.9918713779104">
                <text:p>22.9918713779104</text:p>
              </table:table-cell>
              <table:table-cell office:value-type="float" office:value="21.55819274">
                <text:p>21.55819274</text:p>
              </table:table-cell>
            </table:table-row>
            <table:table-row>
              <table:table-cell office:value-type="string">
                <text:p> 03/20  22:00:00</text:p>
              </table:table-cell>
              <table:table-cell office:value-type="float" office:value="22.6745394701303">
                <text:p>22.6745394701303</text:p>
              </table:table-cell>
              <table:table-cell office:value-type="float" office:value="21.32591444">
                <text:p>21.32591444</text:p>
              </table:table-cell>
            </table:table-row>
            <table:table-row>
              <table:table-cell office:value-type="string">
                <text:p> 03/20  23:00:00</text:p>
              </table:table-cell>
              <table:table-cell office:value-type="float" office:value="22.3871969388251">
                <text:p>22.3871969388251</text:p>
              </table:table-cell>
              <table:table-cell office:value-type="float" office:value="21.13365036">
                <text:p>21.13365036</text:p>
              </table:table-cell>
            </table:table-row>
            <table:table-row>
              <table:table-cell office:value-type="string">
                <text:p> 03/20  24:00:00</text:p>
              </table:table-cell>
              <table:table-cell office:value-type="float" office:value="22.1821912873115">
                <text:p>22.1821912873115</text:p>
              </table:table-cell>
              <table:table-cell office:value-type="float" office:value="20.95733756">
                <text:p>20.95733756</text:p>
              </table:table-cell>
            </table:table-row>
            <table:table-row>
              <table:table-cell office:value-type="string">
                <text:p> 03/21  01:00:00</text:p>
              </table:table-cell>
              <table:table-cell office:value-type="float" office:value="22.4336394919266">
                <text:p>22.4336394919266</text:p>
              </table:table-cell>
              <table:table-cell office:value-type="float" office:value="20.76275385">
                <text:p>20.76275385</text:p>
              </table:table-cell>
            </table:table-row>
            <table:table-row>
              <table:table-cell office:value-type="string">
                <text:p> 03/21  02:00:00</text:p>
              </table:table-cell>
              <table:table-cell office:value-type="float" office:value="22.4684145550334">
                <text:p>22.4684145550334</text:p>
              </table:table-cell>
              <table:table-cell office:value-type="float" office:value="20.64127348">
                <text:p>20.64127348</text:p>
              </table:table-cell>
            </table:table-row>
            <table:table-row>
              <table:table-cell office:value-type="string">
                <text:p> 03/21  03:00:00</text:p>
              </table:table-cell>
              <table:table-cell office:value-type="float" office:value="22.4772633984367">
                <text:p>22.4772633984367</text:p>
              </table:table-cell>
              <table:table-cell office:value-type="float" office:value="20.55786607">
                <text:p>20.55786607</text:p>
              </table:table-cell>
            </table:table-row>
            <table:table-row>
              <table:table-cell office:value-type="string">
                <text:p> 03/21  04:00:00</text:p>
              </table:table-cell>
              <table:table-cell office:value-type="float" office:value="22.4843806296613">
                <text:p>22.4843806296613</text:p>
              </table:table-cell>
              <table:table-cell office:value-type="float" office:value="20.40136929">
                <text:p>20.40136929</text:p>
              </table:table-cell>
            </table:table-row>
            <table:table-row>
              <table:table-cell office:value-type="string">
                <text:p> 03/21  05:00:00</text:p>
              </table:table-cell>
              <table:table-cell office:value-type="float" office:value="22.4708434655911">
                <text:p>22.4708434655911</text:p>
              </table:table-cell>
              <table:table-cell office:value-type="float" office:value="20.29620541">
                <text:p>20.29620541</text:p>
              </table:table-cell>
            </table:table-row>
            <table:table-row>
              <table:table-cell office:value-type="string">
                <text:p> 03/21  06:00:00</text:p>
              </table:table-cell>
              <table:table-cell office:value-type="float" office:value="22.4350456748674">
                <text:p>22.4350456748674</text:p>
              </table:table-cell>
              <table:table-cell office:value-type="float" office:value="20.13172243">
                <text:p>20.13172243</text:p>
              </table:table-cell>
            </table:table-row>
            <table:table-row>
              <table:table-cell office:value-type="string">
                <text:p> 03/21  07:00:00</text:p>
              </table:table-cell>
              <table:table-cell office:value-type="float" office:value="22.3778920486803">
                <text:p>22.3778920486803</text:p>
              </table:table-cell>
              <table:table-cell office:value-type="float" office:value="20.52594429">
                <text:p>20.52594429</text:p>
              </table:table-cell>
            </table:table-row>
            <table:table-row>
              <table:table-cell office:value-type="string">
                <text:p> 03/21  08:00:00</text:p>
              </table:table-cell>
              <table:table-cell office:value-type="float" office:value="22.3296744458384">
                <text:p>22.3296744458384</text:p>
              </table:table-cell>
              <table:table-cell office:value-type="float" office:value="21.96468486">
                <text:p>21.96468486</text:p>
              </table:table-cell>
            </table:table-row>
            <table:table-row>
              <table:table-cell office:value-type="string">
                <text:p> 03/21  09:00:00</text:p>
              </table:table-cell>
              <table:table-cell office:value-type="float" office:value="22.4291793224997">
                <text:p>22.4291793224997</text:p>
              </table:table-cell>
              <table:table-cell office:value-type="float" office:value="22.32653108">
                <text:p>22.32653108</text:p>
              </table:table-cell>
            </table:table-row>
            <table:table-row>
              <table:table-cell office:value-type="string">
                <text:p> 03/21  10:00:00</text:p>
              </table:table-cell>
              <table:table-cell office:value-type="float" office:value="22.6846365668556">
                <text:p>22.6846365668556</text:p>
              </table:table-cell>
              <table:table-cell office:value-type="float" office:value="22.37239443">
                <text:p>22.37239443</text:p>
              </table:table-cell>
            </table:table-row>
            <table:table-row>
              <table:table-cell office:value-type="string">
                <text:p> 03/21  11:00:00</text:p>
              </table:table-cell>
              <table:table-cell office:value-type="float" office:value="23.1554777257504">
                <text:p>23.1554777257504</text:p>
              </table:table-cell>
              <table:table-cell office:value-type="float" office:value="22.83401787">
                <text:p>22.83401787</text:p>
              </table:table-cell>
            </table:table-row>
            <table:table-row>
              <table:table-cell office:value-type="string">
                <text:p> 03/21  12:00:00</text:p>
              </table:table-cell>
              <table:table-cell office:value-type="float" office:value="23.974245011607">
                <text:p>23.974245011607</text:p>
              </table:table-cell>
              <table:table-cell office:value-type="float" office:value="23.17827077">
                <text:p>23.17827077</text:p>
              </table:table-cell>
            </table:table-row>
            <table:table-row>
              <table:table-cell office:value-type="string">
                <text:p> 03/21  13:00:00</text:p>
              </table:table-cell>
              <table:table-cell office:value-type="float" office:value="24.0096556585583">
                <text:p>24.0096556585583</text:p>
              </table:table-cell>
              <table:table-cell office:value-type="float" office:value="23.48248649">
                <text:p>23.48248649</text:p>
              </table:table-cell>
            </table:table-row>
            <table:table-row>
              <table:table-cell office:value-type="string">
                <text:p> 03/21  14:00:00</text:p>
              </table:table-cell>
              <table:table-cell office:value-type="float" office:value="23.8924795057679">
                <text:p>23.8924795057679</text:p>
              </table:table-cell>
              <table:table-cell office:value-type="float" office:value="23.88062682">
                <text:p>23.88062682</text:p>
              </table:table-cell>
            </table:table-row>
            <table:table-row>
              <table:table-cell office:value-type="string">
                <text:p> 03/21  15:00:00</text:p>
              </table:table-cell>
              <table:table-cell office:value-type="float" office:value="24.3312880241281">
                <text:p>24.3312880241281</text:p>
              </table:table-cell>
              <table:table-cell office:value-type="float" office:value="24.29280383">
                <text:p>24.29280383</text:p>
              </table:table-cell>
            </table:table-row>
            <table:table-row>
              <table:table-cell office:value-type="string">
                <text:p> 03/21  16:00:00</text:p>
              </table:table-cell>
              <table:table-cell office:value-type="float" office:value="24.711200534014">
                <text:p>24.711200534014</text:p>
              </table:table-cell>
              <table:table-cell office:value-type="float" office:value="24.61011978">
                <text:p>24.61011978</text:p>
              </table:table-cell>
            </table:table-row>
            <table:table-row>
              <table:table-cell office:value-type="string">
                <text:p> 03/21  17:00:00</text:p>
              </table:table-cell>
              <table:table-cell office:value-type="float" office:value="24.8412651235757">
                <text:p>24.8412651235757</text:p>
              </table:table-cell>
              <table:table-cell office:value-type="float" office:value="24.73963804">
                <text:p>24.73963804</text:p>
              </table:table-cell>
            </table:table-row>
            <table:table-row>
              <table:table-cell office:value-type="string">
                <text:p> 03/21  18:00:00</text:p>
              </table:table-cell>
              <table:table-cell office:value-type="float" office:value="24.8760599158791">
                <text:p>24.8760599158791</text:p>
              </table:table-cell>
              <table:table-cell office:value-type="float" office:value="24.6048979">
                <text:p>24.6048979</text:p>
              </table:table-cell>
            </table:table-row>
            <table:table-row>
              <table:table-cell office:value-type="string">
                <text:p> 03/21  19:00:00</text:p>
              </table:table-cell>
              <table:table-cell office:value-type="float" office:value="24.5163022330811">
                <text:p>24.5163022330811</text:p>
              </table:table-cell>
              <table:table-cell office:value-type="float" office:value="24.22278804">
                <text:p>24.22278804</text:p>
              </table:table-cell>
            </table:table-row>
            <table:table-row>
              <table:table-cell office:value-type="string">
                <text:p> 03/21  20:00:00</text:p>
              </table:table-cell>
              <table:table-cell office:value-type="float" office:value="23.9236393113365">
                <text:p>23.9236393113365</text:p>
              </table:table-cell>
              <table:table-cell office:value-type="float" office:value="23.71587421">
                <text:p>23.71587421</text:p>
              </table:table-cell>
            </table:table-row>
            <table:table-row>
              <table:table-cell office:value-type="string">
                <text:p> 03/21  21:00:00</text:p>
              </table:table-cell>
              <table:table-cell office:value-type="float" office:value="23.4839494090413">
                <text:p>23.4839494090413</text:p>
              </table:table-cell>
              <table:table-cell office:value-type="float" office:value="23.24262621">
                <text:p>23.24262621</text:p>
              </table:table-cell>
            </table:table-row>
            <table:table-row>
              <table:table-cell office:value-type="string">
                <text:p> 03/21  22:00:00</text:p>
              </table:table-cell>
              <table:table-cell office:value-type="float" office:value="23.1776537245947">
                <text:p>23.1776537245947</text:p>
              </table:table-cell>
              <table:table-cell office:value-type="float" office:value="22.84995576">
                <text:p>22.84995576</text:p>
              </table:table-cell>
            </table:table-row>
            <table:table-row>
              <table:table-cell office:value-type="string">
                <text:p> 03/21  23:00:00</text:p>
              </table:table-cell>
              <table:table-cell office:value-type="float" office:value="22.9482367087627">
                <text:p>22.9482367087627</text:p>
              </table:table-cell>
              <table:table-cell office:value-type="float" office:value="22.32742388">
                <text:p>22.32742388</text:p>
              </table:table-cell>
            </table:table-row>
            <table:table-row>
              <table:table-cell office:value-type="string">
                <text:p> 03/21  24:00:00</text:p>
              </table:table-cell>
              <table:table-cell office:value-type="float" office:value="22.8108010771705">
                <text:p>22.8108010771705</text:p>
              </table:table-cell>
              <table:table-cell office:value-type="float" office:value="21.70761552">
                <text:p>21.70761552</text:p>
              </table:table-cell>
            </table:table-row>
            <table:table-row>
              <table:table-cell office:value-type="string">
                <text:p> 03/22  01:00:00</text:p>
              </table:table-cell>
              <table:table-cell office:value-type="float" office:value="22.6023668319292">
                <text:p>22.6023668319292</text:p>
              </table:table-cell>
              <table:table-cell office:value-type="float" office:value="20.57533839">
                <text:p>20.57533839</text:p>
              </table:table-cell>
            </table:table-row>
            <table:table-row>
              <table:table-cell office:value-type="string">
                <text:p> 03/22  02:00:00</text:p>
              </table:table-cell>
              <table:table-cell office:value-type="float" office:value="22.5251530091496">
                <text:p>22.5251530091496</text:p>
              </table:table-cell>
              <table:table-cell office:value-type="float" office:value="19.77844829">
                <text:p>19.77844829</text:p>
              </table:table-cell>
            </table:table-row>
            <table:table-row>
              <table:table-cell office:value-type="string">
                <text:p> 03/22  03:00:00</text:p>
              </table:table-cell>
              <table:table-cell office:value-type="float" office:value="22.2120183490497">
                <text:p>22.2120183490497</text:p>
              </table:table-cell>
              <table:table-cell office:value-type="float" office:value="19.11648115">
                <text:p>19.11648115</text:p>
              </table:table-cell>
            </table:table-row>
            <table:table-row>
              <table:table-cell office:value-type="string">
                <text:p> 03/22  04:00:00</text:p>
              </table:table-cell>
              <table:table-cell office:value-type="float" office:value="21.823111123482">
                <text:p>21.823111123482</text:p>
              </table:table-cell>
              <table:table-cell office:value-type="float" office:value="18.51616239">
                <text:p>18.51616239</text:p>
              </table:table-cell>
            </table:table-row>
            <table:table-row>
              <table:table-cell office:value-type="string">
                <text:p> 03/22  05:00:00</text:p>
              </table:table-cell>
              <table:table-cell office:value-type="float" office:value="21.437053788629">
                <text:p>21.437053788629</text:p>
              </table:table-cell>
              <table:table-cell office:value-type="float" office:value="18.50078931">
                <text:p>18.50078931</text:p>
              </table:table-cell>
            </table:table-row>
            <table:table-row>
              <table:table-cell office:value-type="string">
                <text:p> 03/22  06:00:00</text:p>
              </table:table-cell>
              <table:table-cell office:value-type="float" office:value="21.1384302232702">
                <text:p>21.1384302232702</text:p>
              </table:table-cell>
              <table:table-cell office:value-type="float" office:value="18.44333323">
                <text:p>18.44333323</text:p>
              </table:table-cell>
            </table:table-row>
            <table:table-row>
              <table:table-cell office:value-type="string">
                <text:p> 03/22  07:00:00</text:p>
              </table:table-cell>
              <table:table-cell office:value-type="float" office:value="20.8093678954085">
                <text:p>20.8093678954085</text:p>
              </table:table-cell>
              <table:table-cell office:value-type="float" office:value="18.87086449">
                <text:p>18.87086449</text:p>
              </table:table-cell>
            </table:table-row>
            <table:table-row>
              <table:table-cell office:value-type="string">
                <text:p> 03/22  08:00:00</text:p>
              </table:table-cell>
              <table:table-cell office:value-type="float" office:value="20.5350510005572">
                <text:p>20.5350510005572</text:p>
              </table:table-cell>
              <table:table-cell office:value-type="float" office:value="20.47467028">
                <text:p>20.47467028</text:p>
              </table:table-cell>
            </table:table-row>
            <table:table-row>
              <table:table-cell office:value-type="string">
                <text:p> 03/22  09:00:00</text:p>
              </table:table-cell>
              <table:table-cell office:value-type="float" office:value="20.6668344072508">
                <text:p>20.6668344072508</text:p>
              </table:table-cell>
              <table:table-cell office:value-type="float" office:value="21.80142328">
                <text:p>21.80142328</text:p>
              </table:table-cell>
            </table:table-row>
            <table:table-row>
              <table:table-cell office:value-type="string">
                <text:p> 03/22  10:00:00</text:p>
              </table:table-cell>
              <table:table-cell office:value-type="float" office:value="21.6496994734313">
                <text:p>21.6496994734313</text:p>
              </table:table-cell>
              <table:table-cell office:value-type="float" office:value="22.03272732">
                <text:p>22.03272732</text:p>
              </table:table-cell>
            </table:table-row>
            <table:table-row>
              <table:table-cell office:value-type="string">
                <text:p> 03/22  11:00:00</text:p>
              </table:table-cell>
              <table:table-cell office:value-type="float" office:value="23.3678591604112">
                <text:p>23.3678591604112</text:p>
              </table:table-cell>
              <table:table-cell office:value-type="float" office:value="22.30236965">
                <text:p>22.30236965</text:p>
              </table:table-cell>
            </table:table-row>
            <table:table-row>
              <table:table-cell office:value-type="string">
                <text:p> 03/22  12:00:00</text:p>
              </table:table-cell>
              <table:table-cell office:value-type="float" office:value="24.9998104978062">
                <text:p>24.9998104978062</text:p>
              </table:table-cell>
              <table:table-cell office:value-type="float" office:value="22.34086931">
                <text:p>22.34086931</text:p>
              </table:table-cell>
            </table:table-row>
            <table:table-row>
              <table:table-cell office:value-type="string">
                <text:p> 03/22  13:00:00</text:p>
              </table:table-cell>
              <table:table-cell office:value-type="float" office:value="25.3176881561033">
                <text:p>25.3176881561033</text:p>
              </table:table-cell>
              <table:table-cell office:value-type="float" office:value="22.27637582">
                <text:p>22.27637582</text:p>
              </table:table-cell>
            </table:table-row>
            <table:table-row>
              <table:table-cell office:value-type="string">
                <text:p> 03/22  14:00:00</text:p>
              </table:table-cell>
              <table:table-cell office:value-type="float" office:value="25.457262491321">
                <text:p>25.457262491321</text:p>
              </table:table-cell>
              <table:table-cell office:value-type="float" office:value="22.43961916">
                <text:p>22.43961916</text:p>
              </table:table-cell>
            </table:table-row>
            <table:table-row>
              <table:table-cell office:value-type="string">
                <text:p> 03/22  15:00:00</text:p>
              </table:table-cell>
              <table:table-cell office:value-type="float" office:value="25.9901574741579">
                <text:p>25.9901574741579</text:p>
              </table:table-cell>
              <table:table-cell office:value-type="float" office:value="22.7115389">
                <text:p>22.7115389</text:p>
              </table:table-cell>
            </table:table-row>
            <table:table-row>
              <table:table-cell office:value-type="string">
                <text:p> 03/22  16:00:00</text:p>
              </table:table-cell>
              <table:table-cell office:value-type="float" office:value="26.41545536383">
                <text:p>26.41545536383</text:p>
              </table:table-cell>
              <table:table-cell office:value-type="float" office:value="22.70605324">
                <text:p>22.70605324</text:p>
              </table:table-cell>
            </table:table-row>
            <table:table-row>
              <table:table-cell office:value-type="string">
                <text:p> 03/22  17:00:00</text:p>
              </table:table-cell>
              <table:table-cell office:value-type="float" office:value="26.627377428578">
                <text:p>26.627377428578</text:p>
              </table:table-cell>
              <table:table-cell office:value-type="float" office:value="22.88461888">
                <text:p>22.88461888</text:p>
              </table:table-cell>
            </table:table-row>
            <table:table-row>
              <table:table-cell office:value-type="string">
                <text:p> 03/22  18:00:00</text:p>
              </table:table-cell>
              <table:table-cell office:value-type="float" office:value="26.7017561647221">
                <text:p>26.7017561647221</text:p>
              </table:table-cell>
              <table:table-cell office:value-type="float" office:value="22.72522762">
                <text:p>22.72522762</text:p>
              </table:table-cell>
            </table:table-row>
            <table:table-row>
              <table:table-cell office:value-type="string">
                <text:p> 03/22  19:00:00</text:p>
              </table:table-cell>
              <table:table-cell office:value-type="float" office:value="26.4302518658506">
                <text:p>26.4302518658506</text:p>
              </table:table-cell>
              <table:table-cell office:value-type="float" office:value="22.46769977">
                <text:p>22.46769977</text:p>
              </table:table-cell>
            </table:table-row>
            <table:table-row>
              <table:table-cell office:value-type="string">
                <text:p> 03/22  20:00:00</text:p>
              </table:table-cell>
              <table:table-cell office:value-type="float" office:value="25.9576012434931">
                <text:p>25.9576012434931</text:p>
              </table:table-cell>
              <table:table-cell office:value-type="float" office:value="22.0321911">
                <text:p>22.0321911</text:p>
              </table:table-cell>
            </table:table-row>
            <table:table-row>
              <table:table-cell office:value-type="string">
                <text:p> 03/22  21:00:00</text:p>
              </table:table-cell>
              <table:table-cell office:value-type="float" office:value="25.3902273407212">
                <text:p>25.3902273407212</text:p>
              </table:table-cell>
              <table:table-cell office:value-type="float" office:value="21.35842993">
                <text:p>21.35842993</text:p>
              </table:table-cell>
            </table:table-row>
            <table:table-row>
              <table:table-cell office:value-type="string">
                <text:p> 03/22  22:00:00</text:p>
              </table:table-cell>
              <table:table-cell office:value-type="float" office:value="24.9269506080346">
                <text:p>24.9269506080346</text:p>
              </table:table-cell>
              <table:table-cell office:value-type="float" office:value="20.68518418">
                <text:p>20.68518418</text:p>
              </table:table-cell>
            </table:table-row>
            <table:table-row>
              <table:table-cell office:value-type="string">
                <text:p> 03/22  23:00:00</text:p>
              </table:table-cell>
              <table:table-cell office:value-type="float" office:value="24.5346117068677">
                <text:p>24.5346117068677</text:p>
              </table:table-cell>
              <table:table-cell office:value-type="float" office:value="20.04977433">
                <text:p>20.04977433</text:p>
              </table:table-cell>
            </table:table-row>
            <table:table-row>
              <table:table-cell office:value-type="string">
                <text:p> 03/22  24:00:00</text:p>
              </table:table-cell>
              <table:table-cell office:value-type="float" office:value="24.1269645876328">
                <text:p>24.1269645876328</text:p>
              </table:table-cell>
              <table:table-cell office:value-type="float" office:value="19.52291285">
                <text:p>19.52291285</text:p>
              </table:table-cell>
            </table:table-row>
            <table:table-row>
              <table:table-cell office:value-type="string">
                <text:p> 03/23  01:00:00</text:p>
              </table:table-cell>
              <table:table-cell office:value-type="float" office:value="23.7483588114755">
                <text:p>23.7483588114755</text:p>
              </table:table-cell>
              <table:table-cell office:value-type="float" office:value="19.26225003">
                <text:p>19.26225003</text:p>
              </table:table-cell>
            </table:table-row>
            <table:table-row>
              <table:table-cell office:value-type="string">
                <text:p> 03/23  02:00:00</text:p>
              </table:table-cell>
              <table:table-cell office:value-type="float" office:value="23.5687777964569">
                <text:p>23.5687777964569</text:p>
              </table:table-cell>
              <table:table-cell office:value-type="float" office:value="19.10415783">
                <text:p>19.10415783</text:p>
              </table:table-cell>
            </table:table-row>
            <table:table-row>
              <table:table-cell office:value-type="string">
                <text:p> 03/23  03:00:00</text:p>
              </table:table-cell>
              <table:table-cell office:value-type="float" office:value="23.2614965087685">
                <text:p>23.2614965087685</text:p>
              </table:table-cell>
              <table:table-cell office:value-type="float" office:value="18.96681781">
                <text:p>18.96681781</text:p>
              </table:table-cell>
            </table:table-row>
            <table:table-row>
              <table:table-cell office:value-type="string">
                <text:p> 03/23  04:00:00</text:p>
              </table:table-cell>
              <table:table-cell office:value-type="float" office:value="22.9021025501349">
                <text:p>22.9021025501349</text:p>
              </table:table-cell>
              <table:table-cell office:value-type="float" office:value="18.79016105">
                <text:p>18.79016105</text:p>
              </table:table-cell>
            </table:table-row>
            <table:table-row>
              <table:table-cell office:value-type="string">
                <text:p> 03/23  05:00:00</text:p>
              </table:table-cell>
              <table:table-cell office:value-type="float" office:value="22.5962269332369">
                <text:p>22.5962269332369</text:p>
              </table:table-cell>
              <table:table-cell office:value-type="float" office:value="18.64319831">
                <text:p>18.64319831</text:p>
              </table:table-cell>
            </table:table-row>
            <table:table-row>
              <table:table-cell office:value-type="string">
                <text:p> 03/23  06:00:00</text:p>
              </table:table-cell>
              <table:table-cell office:value-type="float" office:value="22.290599425632">
                <text:p>22.290599425632</text:p>
              </table:table-cell>
              <table:table-cell office:value-type="float" office:value="18.53846129">
                <text:p>18.53846129</text:p>
              </table:table-cell>
            </table:table-row>
            <table:table-row>
              <table:table-cell office:value-type="string">
                <text:p> 03/23  07:00:00</text:p>
              </table:table-cell>
              <table:table-cell office:value-type="float" office:value="21.9858908972839">
                <text:p>21.9858908972839</text:p>
              </table:table-cell>
              <table:table-cell office:value-type="float" office:value="19.00503732">
                <text:p>19.00503732</text:p>
              </table:table-cell>
            </table:table-row>
            <table:table-row>
              <table:table-cell office:value-type="string">
                <text:p> 03/23  08:00:00</text:p>
              </table:table-cell>
              <table:table-cell office:value-type="float" office:value="21.7169720039005">
                <text:p>21.7169720039005</text:p>
              </table:table-cell>
              <table:table-cell office:value-type="float" office:value="20.69096544">
                <text:p>20.69096544</text:p>
              </table:table-cell>
            </table:table-row>
            <table:table-row>
              <table:table-cell office:value-type="string">
                <text:p> 03/23  09:00:00</text:p>
              </table:table-cell>
              <table:table-cell office:value-type="float" office:value="21.7281810545654">
                <text:p>21.7281810545654</text:p>
              </table:table-cell>
              <table:table-cell office:value-type="float" office:value="22.06274519">
                <text:p>22.06274519</text:p>
              </table:table-cell>
            </table:table-row>
            <table:table-row>
              <table:table-cell office:value-type="string">
                <text:p> 03/23  10:00:00</text:p>
              </table:table-cell>
              <table:table-cell office:value-type="float" office:value="22.2977003858288">
                <text:p>22.2977003858288</text:p>
              </table:table-cell>
              <table:table-cell office:value-type="float" office:value="22.3253653">
                <text:p>22.3253653</text:p>
              </table:table-cell>
            </table:table-row>
            <table:table-row>
              <table:table-cell office:value-type="string">
                <text:p> 03/23  11:00:00</text:p>
              </table:table-cell>
              <table:table-cell office:value-type="float" office:value="23.8078236864289">
                <text:p>23.8078236864289</text:p>
              </table:table-cell>
              <table:table-cell office:value-type="float" office:value="22.49656975">
                <text:p>22.49656975</text:p>
              </table:table-cell>
            </table:table-row>
            <table:table-row>
              <table:table-cell office:value-type="string">
                <text:p> 03/23  12:00:00</text:p>
              </table:table-cell>
              <table:table-cell office:value-type="float" office:value="25.0377580001018">
                <text:p>25.0377580001018</text:p>
              </table:table-cell>
              <table:table-cell office:value-type="float" office:value="22.63188181">
                <text:p>22.63188181</text:p>
              </table:table-cell>
            </table:table-row>
            <table:table-row>
              <table:table-cell office:value-type="string">
                <text:p> 03/23  13:00:00</text:p>
              </table:table-cell>
              <table:table-cell office:value-type="float" office:value="25.2456691535135">
                <text:p>25.2456691535135</text:p>
              </table:table-cell>
              <table:table-cell office:value-type="float" office:value="22.7739984">
                <text:p>22.7739984</text:p>
              </table:table-cell>
            </table:table-row>
            <table:table-row>
              <table:table-cell office:value-type="string">
                <text:p> 03/23  14:00:00</text:p>
              </table:table-cell>
              <table:table-cell office:value-type="float" office:value="25.5288855060819">
                <text:p>25.5288855060819</text:p>
              </table:table-cell>
              <table:table-cell office:value-type="float" office:value="22.88006774">
                <text:p>22.88006774</text:p>
              </table:table-cell>
            </table:table-row>
            <table:table-row>
              <table:table-cell office:value-type="string">
                <text:p> 03/23  15:00:00</text:p>
              </table:table-cell>
              <table:table-cell office:value-type="float" office:value="26.1319031738157">
                <text:p>26.1319031738157</text:p>
              </table:table-cell>
              <table:table-cell office:value-type="float" office:value="23.13073627">
                <text:p>23.13073627</text:p>
              </table:table-cell>
            </table:table-row>
            <table:table-row>
              <table:table-cell office:value-type="string">
                <text:p> 03/23  16:00:00</text:p>
              </table:table-cell>
              <table:table-cell office:value-type="float" office:value="26.5918114136311">
                <text:p>26.5918114136311</text:p>
              </table:table-cell>
              <table:table-cell office:value-type="float" office:value="23.38051612">
                <text:p>23.38051612</text:p>
              </table:table-cell>
            </table:table-row>
            <table:table-row>
              <table:table-cell office:value-type="string">
                <text:p> 03/23  17:00:00</text:p>
              </table:table-cell>
              <table:table-cell office:value-type="float" office:value="26.8439136844722">
                <text:p>26.8439136844722</text:p>
              </table:table-cell>
              <table:table-cell office:value-type="float" office:value="23.48865899">
                <text:p>23.48865899</text:p>
              </table:table-cell>
            </table:table-row>
            <table:table-row>
              <table:table-cell office:value-type="string">
                <text:p> 03/23  18:00:00</text:p>
              </table:table-cell>
              <table:table-cell office:value-type="float" office:value="26.9980489310722">
                <text:p>26.9980489310722</text:p>
              </table:table-cell>
              <table:table-cell office:value-type="float" office:value="23.56361228">
                <text:p>23.56361228</text:p>
              </table:table-cell>
            </table:table-row>
            <table:table-row>
              <table:table-cell office:value-type="string">
                <text:p> 03/23  19:00:00</text:p>
              </table:table-cell>
              <table:table-cell office:value-type="float" office:value="26.8383370174416">
                <text:p>26.8383370174416</text:p>
              </table:table-cell>
              <table:table-cell office:value-type="float" office:value="23.23844215">
                <text:p>23.23844215</text:p>
              </table:table-cell>
            </table:table-row>
            <table:table-row>
              <table:table-cell office:value-type="string">
                <text:p> 03/23  20:00:00</text:p>
              </table:table-cell>
              <table:table-cell office:value-type="float" office:value="26.3258957680654">
                <text:p>26.3258957680654</text:p>
              </table:table-cell>
              <table:table-cell office:value-type="float" office:value="22.66059375">
                <text:p>22.66059375</text:p>
              </table:table-cell>
            </table:table-row>
            <table:table-row>
              <table:table-cell office:value-type="string">
                <text:p> 03/23  21:00:00</text:p>
              </table:table-cell>
              <table:table-cell office:value-type="float" office:value="25.8259255425822">
                <text:p>25.8259255425822</text:p>
              </table:table-cell>
              <table:table-cell office:value-type="float" office:value="22.13401556">
                <text:p>22.13401556</text:p>
              </table:table-cell>
            </table:table-row>
            <table:table-row>
              <table:table-cell office:value-type="string">
                <text:p> 03/23  22:00:00</text:p>
              </table:table-cell>
              <table:table-cell office:value-type="float" office:value="25.485523052798">
                <text:p>25.485523052798</text:p>
              </table:table-cell>
              <table:table-cell office:value-type="float" office:value="21.68286859">
                <text:p>21.68286859</text:p>
              </table:table-cell>
            </table:table-row>
            <table:table-row>
              <table:table-cell office:value-type="string">
                <text:p> 03/23  23:00:00</text:p>
              </table:table-cell>
              <table:table-cell office:value-type="float" office:value="25.1738445152167">
                <text:p>25.1738445152167</text:p>
              </table:table-cell>
              <table:table-cell office:value-type="float" office:value="21.28579806">
                <text:p>21.28579806</text:p>
              </table:table-cell>
            </table:table-row>
            <table:table-row>
              <table:table-cell office:value-type="string">
                <text:p> 03/23  24:00:00</text:p>
              </table:table-cell>
              <table:table-cell office:value-type="float" office:value="24.8631333794673">
                <text:p>24.8631333794673</text:p>
              </table:table-cell>
              <table:table-cell office:value-type="float" office:value="21.00255512">
                <text:p>21.00255512</text:p>
              </table:table-cell>
            </table:table-row>
            <table:table-row>
              <table:table-cell office:value-type="string">
                <text:p> 03/24  01:00:00</text:p>
              </table:table-cell>
              <table:table-cell office:value-type="float" office:value="24.6309413075214">
                <text:p>24.6309413075214</text:p>
              </table:table-cell>
              <table:table-cell office:value-type="float" office:value="20.66190374">
                <text:p>20.66190374</text:p>
              </table:table-cell>
            </table:table-row>
            <table:table-row>
              <table:table-cell office:value-type="string">
                <text:p> 03/24  02:00:00</text:p>
              </table:table-cell>
              <table:table-cell office:value-type="float" office:value="23.814974702374">
                <text:p>23.814974702374</text:p>
              </table:table-cell>
              <table:table-cell office:value-type="float" office:value="20.36090246">
                <text:p>20.36090246</text:p>
              </table:table-cell>
            </table:table-row>
            <table:table-row>
              <table:table-cell office:value-type="string">
                <text:p> 03/24  03:00:00</text:p>
              </table:table-cell>
              <table:table-cell office:value-type="float" office:value="23.3858899061873">
                <text:p>23.3858899061873</text:p>
              </table:table-cell>
              <table:table-cell office:value-type="float" office:value="20.11225972">
                <text:p>20.11225972</text:p>
              </table:table-cell>
            </table:table-row>
            <table:table-row>
              <table:table-cell office:value-type="string">
                <text:p> 03/24  04:00:00</text:p>
              </table:table-cell>
              <table:table-cell office:value-type="float" office:value="23.2986153130398">
                <text:p>23.2986153130398</text:p>
              </table:table-cell>
              <table:table-cell office:value-type="float" office:value="20.00927696">
                <text:p>20.00927696</text:p>
              </table:table-cell>
            </table:table-row>
            <table:table-row>
              <table:table-cell office:value-type="string">
                <text:p> 03/24  05:00:00</text:p>
              </table:table-cell>
              <table:table-cell office:value-type="float" office:value="23.2250504277123">
                <text:p>23.2250504277123</text:p>
              </table:table-cell>
              <table:table-cell office:value-type="float" office:value="19.83827615">
                <text:p>19.83827615</text:p>
              </table:table-cell>
            </table:table-row>
            <table:table-row>
              <table:table-cell office:value-type="string">
                <text:p> 03/24  06:00:00</text:p>
              </table:table-cell>
              <table:table-cell office:value-type="float" office:value="23.0527693179526">
                <text:p>23.0527693179526</text:p>
              </table:table-cell>
              <table:table-cell office:value-type="float" office:value="19.60215126">
                <text:p>19.60215126</text:p>
              </table:table-cell>
            </table:table-row>
            <table:table-row>
              <table:table-cell office:value-type="string">
                <text:p> 03/24  07:00:00</text:p>
              </table:table-cell>
              <table:table-cell office:value-type="float" office:value="22.8415455310438">
                <text:p>22.8415455310438</text:p>
              </table:table-cell>
              <table:table-cell office:value-type="float" office:value="20.10981155">
                <text:p>20.10981155</text:p>
              </table:table-cell>
            </table:table-row>
            <table:table-row>
              <table:table-cell office:value-type="string">
                <text:p> 03/24  08:00:00</text:p>
              </table:table-cell>
              <table:table-cell office:value-type="float" office:value="22.6962886989176">
                <text:p>22.6962886989176</text:p>
              </table:table-cell>
              <table:table-cell office:value-type="float" office:value="21.7386805">
                <text:p>21.7386805</text:p>
              </table:table-cell>
            </table:table-row>
            <table:table-row>
              <table:table-cell office:value-type="string">
                <text:p> 03/24  09:00:00</text:p>
              </table:table-cell>
              <table:table-cell office:value-type="float" office:value="22.7750308730518">
                <text:p>22.7750308730518</text:p>
              </table:table-cell>
              <table:table-cell office:value-type="float" office:value="22.45075643">
                <text:p>22.45075643</text:p>
              </table:table-cell>
            </table:table-row>
            <table:table-row>
              <table:table-cell office:value-type="string">
                <text:p> 03/24  10:00:00</text:p>
              </table:table-cell>
              <table:table-cell office:value-type="float" office:value="23.1601731713786">
                <text:p>23.1601731713786</text:p>
              </table:table-cell>
              <table:table-cell office:value-type="float" office:value="22.79700622">
                <text:p>22.79700622</text:p>
              </table:table-cell>
            </table:table-row>
            <table:table-row>
              <table:table-cell office:value-type="string">
                <text:p> 03/24  11:00:00</text:p>
              </table:table-cell>
              <table:table-cell office:value-type="float" office:value="23.7547667621693">
                <text:p>23.7547667621693</text:p>
              </table:table-cell>
              <table:table-cell office:value-type="float" office:value="22.88586701">
                <text:p>22.88586701</text:p>
              </table:table-cell>
            </table:table-row>
            <table:table-row>
              <table:table-cell office:value-type="string">
                <text:p> 03/24  12:00:00</text:p>
              </table:table-cell>
              <table:table-cell office:value-type="float" office:value="24.5030915484212">
                <text:p>24.5030915484212</text:p>
              </table:table-cell>
              <table:table-cell office:value-type="float" office:value="23.10828846">
                <text:p>23.10828846</text:p>
              </table:table-cell>
            </table:table-row>
            <table:table-row>
              <table:table-cell office:value-type="string">
                <text:p> 03/24  13:00:00</text:p>
              </table:table-cell>
              <table:table-cell office:value-type="float" office:value="24.7540947011895">
                <text:p>24.7540947011895</text:p>
              </table:table-cell>
              <table:table-cell office:value-type="float" office:value="23.46642233">
                <text:p>23.46642233</text:p>
              </table:table-cell>
            </table:table-row>
            <table:table-row>
              <table:table-cell office:value-type="string">
                <text:p> 03/24  14:00:00</text:p>
              </table:table-cell>
              <table:table-cell office:value-type="float" office:value="25.1135292741479">
                <text:p>25.1135292741479</text:p>
              </table:table-cell>
              <table:table-cell office:value-type="float" office:value="23.96458371">
                <text:p>23.96458371</text:p>
              </table:table-cell>
            </table:table-row>
            <table:table-row>
              <table:table-cell office:value-type="string">
                <text:p> 03/24  15:00:00</text:p>
              </table:table-cell>
              <table:table-cell office:value-type="float" office:value="25.7479061652341">
                <text:p>25.7479061652341</text:p>
              </table:table-cell>
              <table:table-cell office:value-type="float" office:value="24.46044219">
                <text:p>24.46044219</text:p>
              </table:table-cell>
            </table:table-row>
            <table:table-row>
              <table:table-cell office:value-type="string">
                <text:p> 03/24  16:00:00</text:p>
              </table:table-cell>
              <table:table-cell office:value-type="float" office:value="26.3157000467084">
                <text:p>26.3157000467084</text:p>
              </table:table-cell>
              <table:table-cell office:value-type="float" office:value="24.91868152">
                <text:p>24.91868152</text:p>
              </table:table-cell>
            </table:table-row>
            <table:table-row>
              <table:table-cell office:value-type="string">
                <text:p> 03/24  17:00:00</text:p>
              </table:table-cell>
              <table:table-cell office:value-type="float" office:value="26.656284157082">
                <text:p>26.656284157082</text:p>
              </table:table-cell>
              <table:table-cell office:value-type="float" office:value="25.41065271">
                <text:p>25.41065271</text:p>
              </table:table-cell>
            </table:table-row>
            <table:table-row>
              <table:table-cell office:value-type="string">
                <text:p> 03/24  18:00:00</text:p>
              </table:table-cell>
              <table:table-cell office:value-type="float" office:value="26.8026518829118">
                <text:p>26.8026518829118</text:p>
              </table:table-cell>
              <table:table-cell office:value-type="float" office:value="25.76516215">
                <text:p>25.76516215</text:p>
              </table:table-cell>
            </table:table-row>
            <table:table-row>
              <table:table-cell office:value-type="string">
                <text:p> 03/24  19:00:00</text:p>
              </table:table-cell>
              <table:table-cell office:value-type="float" office:value="26.6904138781251">
                <text:p>26.6904138781251</text:p>
              </table:table-cell>
              <table:table-cell office:value-type="float" office:value="25.75258436">
                <text:p>25.75258436</text:p>
              </table:table-cell>
            </table:table-row>
            <table:table-row>
              <table:table-cell office:value-type="string">
                <text:p> 03/24  20:00:00</text:p>
              </table:table-cell>
              <table:table-cell office:value-type="float" office:value="26.4358664495198">
                <text:p>26.4358664495198</text:p>
              </table:table-cell>
              <table:table-cell office:value-type="float" office:value="25.51458881">
                <text:p>25.51458881</text:p>
              </table:table-cell>
            </table:table-row>
            <table:table-row>
              <table:table-cell office:value-type="string">
                <text:p> 03/24  21:00:00</text:p>
              </table:table-cell>
              <table:table-cell office:value-type="float" office:value="26.1534556168924">
                <text:p>26.1534556168924</text:p>
              </table:table-cell>
              <table:table-cell office:value-type="float" office:value="25.26960663">
                <text:p>25.26960663</text:p>
              </table:table-cell>
            </table:table-row>
            <table:table-row>
              <table:table-cell office:value-type="string">
                <text:p> 03/24  22:00:00</text:p>
              </table:table-cell>
              <table:table-cell office:value-type="float" office:value="25.9067492968669">
                <text:p>25.9067492968669</text:p>
              </table:table-cell>
              <table:table-cell office:value-type="float" office:value="25.07421518">
                <text:p>25.07421518</text:p>
              </table:table-cell>
            </table:table-row>
            <table:table-row>
              <table:table-cell office:value-type="string">
                <text:p> 03/24  23:00:00</text:p>
              </table:table-cell>
              <table:table-cell office:value-type="float" office:value="25.7334162159908">
                <text:p>25.7334162159908</text:p>
              </table:table-cell>
              <table:table-cell office:value-type="float" office:value="24.87768926">
                <text:p>24.87768926</text:p>
              </table:table-cell>
            </table:table-row>
            <table:table-row>
              <table:table-cell office:value-type="string">
                <text:p> 03/24  24:00:00</text:p>
              </table:table-cell>
              <table:table-cell office:value-type="float" office:value="25.5770169741816">
                <text:p>25.5770169741816</text:p>
              </table:table-cell>
              <table:table-cell office:value-type="float" office:value="24.68573148">
                <text:p>24.68573148</text:p>
              </table:table-cell>
            </table:table-row>
            <table:table-row>
              <table:table-cell office:value-type="string">
                <text:p> 03/25  01:00:00</text:p>
              </table:table-cell>
              <table:table-cell office:value-type="float" office:value="25.4442489966435">
                <text:p>25.4442489966435</text:p>
              </table:table-cell>
              <table:table-cell office:value-type="float" office:value="24.52098568">
                <text:p>24.52098568</text:p>
              </table:table-cell>
            </table:table-row>
            <table:table-row>
              <table:table-cell office:value-type="string">
                <text:p> 03/25  02:00:00</text:p>
              </table:table-cell>
              <table:table-cell office:value-type="float" office:value="24.7264859629637">
                <text:p>24.7264859629637</text:p>
              </table:table-cell>
              <table:table-cell office:value-type="float" office:value="24.39044142">
                <text:p>24.39044142</text:p>
              </table:table-cell>
            </table:table-row>
            <table:table-row>
              <table:table-cell office:value-type="string">
                <text:p> 03/25  03:00:00</text:p>
              </table:table-cell>
              <table:table-cell office:value-type="float" office:value="24.3723663791446">
                <text:p>24.3723663791446</text:p>
              </table:table-cell>
              <table:table-cell office:value-type="float" office:value="24.3012919">
                <text:p>24.3012919</text:p>
              </table:table-cell>
            </table:table-row>
            <table:table-row>
              <table:table-cell office:value-type="string">
                <text:p> 03/25  04:00:00</text:p>
              </table:table-cell>
              <table:table-cell office:value-type="float" office:value="24.3391906578313">
                <text:p>24.3391906578313</text:p>
              </table:table-cell>
              <table:table-cell office:value-type="float" office:value="24.21360831">
                <text:p>24.21360831</text:p>
              </table:table-cell>
            </table:table-row>
            <table:table-row>
              <table:table-cell office:value-type="string">
                <text:p> 03/25  05:00:00</text:p>
              </table:table-cell>
              <table:table-cell office:value-type="float" office:value="24.2973161124252">
                <text:p>24.2973161124252</text:p>
              </table:table-cell>
              <table:table-cell office:value-type="float" office:value="24.11821534">
                <text:p>24.11821534</text:p>
              </table:table-cell>
            </table:table-row>
            <table:table-row>
              <table:table-cell office:value-type="string">
                <text:p> 03/25  06:00:00</text:p>
              </table:table-cell>
              <table:table-cell office:value-type="float" office:value="24.2477280753999">
                <text:p>24.2477280753999</text:p>
              </table:table-cell>
              <table:table-cell office:value-type="float" office:value="24.02973831">
                <text:p>24.02973831</text:p>
              </table:table-cell>
            </table:table-row>
            <table:table-row>
              <table:table-cell office:value-type="string">
                <text:p> 03/25  07:00:00</text:p>
              </table:table-cell>
              <table:table-cell office:value-type="float" office:value="24.2029207683461">
                <text:p>24.2029207683461</text:p>
              </table:table-cell>
              <table:table-cell office:value-type="float" office:value="23.94575311">
                <text:p>23.94575311</text:p>
              </table:table-cell>
            </table:table-row>
            <table:table-row>
              <table:table-cell office:value-type="string">
                <text:p> 03/25  08:00:00</text:p>
              </table:table-cell>
              <table:table-cell office:value-type="float" office:value="24.1442972760785">
                <text:p>24.1442972760785</text:p>
              </table:table-cell>
              <table:table-cell office:value-type="float" office:value="23.92919977">
                <text:p>23.92919977</text:p>
              </table:table-cell>
            </table:table-row>
            <table:table-row>
              <table:table-cell office:value-type="string">
                <text:p> 03/25  09:00:00</text:p>
              </table:table-cell>
              <table:table-cell office:value-type="float" office:value="24.101354341136">
                <text:p>24.101354341136</text:p>
              </table:table-cell>
              <table:table-cell office:value-type="float" office:value="24.1791496">
                <text:p>24.1791496</text:p>
              </table:table-cell>
            </table:table-row>
            <table:table-row>
              <table:table-cell office:value-type="string">
                <text:p> 03/25  10:00:00</text:p>
              </table:table-cell>
              <table:table-cell office:value-type="float" office:value="24.1462526574958">
                <text:p>24.1462526574958</text:p>
              </table:table-cell>
              <table:table-cell office:value-type="float" office:value="24.59903852">
                <text:p>24.59903852</text:p>
              </table:table-cell>
            </table:table-row>
            <table:table-row>
              <table:table-cell office:value-type="string">
                <text:p> 03/25  11:00:00</text:p>
              </table:table-cell>
              <table:table-cell office:value-type="float" office:value="24.3837806963804">
                <text:p>24.3837806963804</text:p>
              </table:table-cell>
              <table:table-cell office:value-type="float" office:value="25.08727991">
                <text:p>25.08727991</text:p>
              </table:table-cell>
            </table:table-row>
            <table:table-row>
              <table:table-cell office:value-type="string">
                <text:p> 03/25  12:00:00</text:p>
              </table:table-cell>
              <table:table-cell office:value-type="float" office:value="24.5721512134831">
                <text:p>24.5721512134831</text:p>
              </table:table-cell>
              <table:table-cell office:value-type="float" office:value="25.42781329">
                <text:p>25.42781329</text:p>
              </table:table-cell>
            </table:table-row>
            <table:table-row>
              <table:table-cell office:value-type="string">
                <text:p> 03/25  13:00:00</text:p>
              </table:table-cell>
              <table:table-cell office:value-type="float" office:value="24.6685391133889">
                <text:p>24.6685391133889</text:p>
              </table:table-cell>
              <table:table-cell office:value-type="float" office:value="25.72933362">
                <text:p>25.72933362</text:p>
              </table:table-cell>
            </table:table-row>
            <table:table-row>
              <table:table-cell office:value-type="string">
                <text:p> 03/25  14:00:00</text:p>
              </table:table-cell>
              <table:table-cell office:value-type="float" office:value="24.7936737439794">
                <text:p>24.7936737439794</text:p>
              </table:table-cell>
              <table:table-cell office:value-type="float" office:value="26.11448706">
                <text:p>26.11448706</text:p>
              </table:table-cell>
            </table:table-row>
            <table:table-row>
              <table:table-cell office:value-type="string">
                <text:p> 03/25  15:00:00</text:p>
              </table:table-cell>
              <table:table-cell office:value-type="float" office:value="25.0309861948036">
                <text:p>25.0309861948036</text:p>
              </table:table-cell>
              <table:table-cell office:value-type="float" office:value="26.51797949">
                <text:p>26.51797949</text:p>
              </table:table-cell>
            </table:table-row>
            <table:table-row>
              <table:table-cell office:value-type="string">
                <text:p> 03/25  16:00:00</text:p>
              </table:table-cell>
              <table:table-cell office:value-type="float" office:value="25.2274370209538">
                <text:p>25.2274370209538</text:p>
              </table:table-cell>
              <table:table-cell office:value-type="float" office:value="26.81617917">
                <text:p>26.81617917</text:p>
              </table:table-cell>
            </table:table-row>
            <table:table-row>
              <table:table-cell office:value-type="string">
                <text:p> 03/25  17:00:00</text:p>
              </table:table-cell>
              <table:table-cell office:value-type="float" office:value="25.3702043713235">
                <text:p>25.3702043713235</text:p>
              </table:table-cell>
              <table:table-cell office:value-type="float" office:value="27.04787412">
                <text:p>27.04787412</text:p>
              </table:table-cell>
            </table:table-row>
            <table:table-row>
              <table:table-cell office:value-type="string">
                <text:p> 03/25  18:00:00</text:p>
              </table:table-cell>
              <table:table-cell office:value-type="float" office:value="25.4767875115068">
                <text:p>25.4767875115068</text:p>
              </table:table-cell>
              <table:table-cell office:value-type="float" office:value="27.13942356">
                <text:p>27.13942356</text:p>
              </table:table-cell>
            </table:table-row>
            <table:table-row>
              <table:table-cell office:value-type="string">
                <text:p> 03/25  19:00:00</text:p>
              </table:table-cell>
              <table:table-cell office:value-type="float" office:value="25.5187479238832">
                <text:p>25.5187479238832</text:p>
              </table:table-cell>
              <table:table-cell office:value-type="float" office:value="27.13416801">
                <text:p>27.13416801</text:p>
              </table:table-cell>
            </table:table-row>
            <table:table-row>
              <table:table-cell office:value-type="string">
                <text:p> 03/25  20:00:00</text:p>
              </table:table-cell>
              <table:table-cell office:value-type="float" office:value="25.4988996416867">
                <text:p>25.4988996416867</text:p>
              </table:table-cell>
              <table:table-cell office:value-type="float" office:value="27.00242169">
                <text:p>27.00242169</text:p>
              </table:table-cell>
            </table:table-row>
            <table:table-row>
              <table:table-cell office:value-type="string">
                <text:p> 03/25  21:00:00</text:p>
              </table:table-cell>
              <table:table-cell office:value-type="float" office:value="25.4111091915716">
                <text:p>25.4111091915716</text:p>
              </table:table-cell>
              <table:table-cell office:value-type="float" office:value="26.81706102">
                <text:p>26.81706102</text:p>
              </table:table-cell>
            </table:table-row>
            <table:table-row>
              <table:table-cell office:value-type="string">
                <text:p> 03/25  22:00:00</text:p>
              </table:table-cell>
              <table:table-cell office:value-type="float" office:value="25.3116650628116">
                <text:p>25.3116650628116</text:p>
              </table:table-cell>
              <table:table-cell office:value-type="float" office:value="26.65235467">
                <text:p>26.65235467</text:p>
              </table:table-cell>
            </table:table-row>
            <table:table-row>
              <table:table-cell office:value-type="string">
                <text:p> 03/25  23:00:00</text:p>
              </table:table-cell>
              <table:table-cell office:value-type="float" office:value="25.1980758531508">
                <text:p>25.1980758531508</text:p>
              </table:table-cell>
              <table:table-cell office:value-type="float" office:value="26.46804056">
                <text:p>26.46804056</text:p>
              </table:table-cell>
            </table:table-row>
            <table:table-row>
              <table:table-cell office:value-type="string">
                <text:p> 03/25  24:00:00</text:p>
              </table:table-cell>
              <table:table-cell office:value-type="float" office:value="25.0795532837203">
                <text:p>25.0795532837203</text:p>
              </table:table-cell>
              <table:table-cell office:value-type="float" office:value="26.26358859">
                <text:p>26.26358859</text:p>
              </table:table-cell>
            </table:table-row>
            <table:table-row>
              <table:table-cell office:value-type="string">
                <text:p> 03/26  01:00:00</text:p>
              </table:table-cell>
              <table:table-cell office:value-type="float" office:value="24.976139530899">
                <text:p>24.976139530899</text:p>
              </table:table-cell>
              <table:table-cell office:value-type="float" office:value="25.97606283">
                <text:p>25.97606283</text:p>
              </table:table-cell>
            </table:table-row>
            <table:table-row>
              <table:table-cell office:value-type="string">
                <text:p> 03/26  02:00:00</text:p>
              </table:table-cell>
              <table:table-cell office:value-type="float" office:value="24.9107577934769">
                <text:p>24.9107577934769</text:p>
              </table:table-cell>
              <table:table-cell office:value-type="float" office:value="25.72153254">
                <text:p>25.72153254</text:p>
              </table:table-cell>
            </table:table-row>
            <table:table-row>
              <table:table-cell office:value-type="string">
                <text:p> 03/26  03:00:00</text:p>
              </table:table-cell>
              <table:table-cell office:value-type="float" office:value="24.7139188179625">
                <text:p>24.7139188179625</text:p>
              </table:table-cell>
              <table:table-cell office:value-type="float" office:value="25.47120381">
                <text:p>25.47120381</text:p>
              </table:table-cell>
            </table:table-row>
            <table:table-row>
              <table:table-cell office:value-type="string">
                <text:p> 03/26  04:00:00</text:p>
              </table:table-cell>
              <table:table-cell office:value-type="float" office:value="24.494735438301">
                <text:p>24.494735438301</text:p>
              </table:table-cell>
              <table:table-cell office:value-type="float" office:value="25.25117659">
                <text:p>25.25117659</text:p>
              </table:table-cell>
            </table:table-row>
            <table:table-row>
              <table:table-cell office:value-type="string">
                <text:p> 03/26  05:00:00</text:p>
              </table:table-cell>
              <table:table-cell office:value-type="float" office:value="24.3028694739764">
                <text:p>24.3028694739764</text:p>
              </table:table-cell>
              <table:table-cell office:value-type="float" office:value="25.050572">
                <text:p>25.050572</text:p>
              </table:table-cell>
            </table:table-row>
            <table:table-row>
              <table:table-cell office:value-type="string">
                <text:p> 03/26  06:00:00</text:p>
              </table:table-cell>
              <table:table-cell office:value-type="float" office:value="24.1659008098479">
                <text:p>24.1659008098479</text:p>
              </table:table-cell>
              <table:table-cell office:value-type="float" office:value="24.82944415">
                <text:p>24.82944415</text:p>
              </table:table-cell>
            </table:table-row>
            <table:table-row>
              <table:table-cell office:value-type="string">
                <text:p> 03/26  07:00:00</text:p>
              </table:table-cell>
              <table:table-cell office:value-type="float" office:value="24.0601963113207">
                <text:p>24.0601963113207</text:p>
              </table:table-cell>
              <table:table-cell office:value-type="float" office:value="24.63166704">
                <text:p>24.63166704</text:p>
              </table:table-cell>
            </table:table-row>
            <table:table-row>
              <table:table-cell office:value-type="string">
                <text:p> 03/26  08:00:00</text:p>
              </table:table-cell>
              <table:table-cell office:value-type="float" office:value="23.9197277117242">
                <text:p>23.9197277117242</text:p>
              </table:table-cell>
              <table:table-cell office:value-type="float" office:value="24.55298615">
                <text:p>24.55298615</text:p>
              </table:table-cell>
            </table:table-row>
            <table:table-row>
              <table:table-cell office:value-type="string">
                <text:p> 03/26  09:00:00</text:p>
              </table:table-cell>
              <table:table-cell office:value-type="float" office:value="23.8319831395075">
                <text:p>23.8319831395075</text:p>
              </table:table-cell>
              <table:table-cell office:value-type="float" office:value="24.03006263">
                <text:p>24.03006263</text:p>
              </table:table-cell>
            </table:table-row>
            <table:table-row>
              <table:table-cell office:value-type="string">
                <text:p> 03/26  10:00:00</text:p>
              </table:table-cell>
              <table:table-cell office:value-type="float" office:value="23.7978835206262">
                <text:p>23.7978835206262</text:p>
              </table:table-cell>
              <table:table-cell office:value-type="float" office:value="24.01090949">
                <text:p>24.01090949</text:p>
              </table:table-cell>
            </table:table-row>
            <table:table-row>
              <table:table-cell office:value-type="string">
                <text:p> 03/26  11:00:00</text:p>
              </table:table-cell>
              <table:table-cell office:value-type="float" office:value="23.8793059045803">
                <text:p>23.8793059045803</text:p>
              </table:table-cell>
              <table:table-cell office:value-type="float" office:value="24.20260463">
                <text:p>24.20260463</text:p>
              </table:table-cell>
            </table:table-row>
            <table:table-row>
              <table:table-cell office:value-type="string">
                <text:p> 03/26  12:00:00</text:p>
              </table:table-cell>
              <table:table-cell office:value-type="float" office:value="24.0444310560145">
                <text:p>24.0444310560145</text:p>
              </table:table-cell>
              <table:table-cell office:value-type="float" office:value="24.14382526">
                <text:p>24.14382526</text:p>
              </table:table-cell>
            </table:table-row>
            <table:table-row>
              <table:table-cell office:value-type="string">
                <text:p> 03/26  13:00:00</text:p>
              </table:table-cell>
              <table:table-cell office:value-type="float" office:value="24.2400752268156">
                <text:p>24.2400752268156</text:p>
              </table:table-cell>
              <table:table-cell office:value-type="float" office:value="24.23435997">
                <text:p>24.23435997</text:p>
              </table:table-cell>
            </table:table-row>
            <table:table-row>
              <table:table-cell office:value-type="string">
                <text:p> 03/26  14:00:00</text:p>
              </table:table-cell>
              <table:table-cell office:value-type="float" office:value="24.36229514542">
                <text:p>24.36229514542</text:p>
              </table:table-cell>
              <table:table-cell office:value-type="float" office:value="24.19574103">
                <text:p>24.19574103</text:p>
              </table:table-cell>
            </table:table-row>
            <table:table-row>
              <table:table-cell office:value-type="string">
                <text:p> 03/26  15:00:00</text:p>
              </table:table-cell>
              <table:table-cell office:value-type="float" office:value="24.3844366074875">
                <text:p>24.3844366074875</text:p>
              </table:table-cell>
              <table:table-cell office:value-type="float" office:value="24.509638">
                <text:p>24.509638</text:p>
              </table:table-cell>
            </table:table-row>
            <table:table-row>
              <table:table-cell office:value-type="string">
                <text:p> 03/26  16:00:00</text:p>
              </table:table-cell>
              <table:table-cell office:value-type="float" office:value="24.3520056773896">
                <text:p>24.3520056773896</text:p>
              </table:table-cell>
              <table:table-cell office:value-type="float" office:value="24.6221601">
                <text:p>24.6221601</text:p>
              </table:table-cell>
            </table:table-row>
            <table:table-row>
              <table:table-cell office:value-type="string">
                <text:p> 03/26  17:00:00</text:p>
              </table:table-cell>
              <table:table-cell office:value-type="float" office:value="24.322360176453">
                <text:p>24.322360176453</text:p>
              </table:table-cell>
              <table:table-cell office:value-type="float" office:value="24.76774679">
                <text:p>24.76774679</text:p>
              </table:table-cell>
            </table:table-row>
            <table:table-row>
              <table:table-cell office:value-type="string">
                <text:p> 03/26  18:00:00</text:p>
              </table:table-cell>
              <table:table-cell office:value-type="float" office:value="24.3204202879817">
                <text:p>24.3204202879817</text:p>
              </table:table-cell>
              <table:table-cell office:value-type="float" office:value="24.68763803">
                <text:p>24.68763803</text:p>
              </table:table-cell>
            </table:table-row>
            <table:table-row>
              <table:table-cell office:value-type="string">
                <text:p> 03/26  19:00:00</text:p>
              </table:table-cell>
              <table:table-cell office:value-type="float" office:value="24.1755430825677">
                <text:p>24.1755430825677</text:p>
              </table:table-cell>
              <table:table-cell office:value-type="float" office:value="24.41543186">
                <text:p>24.41543186</text:p>
              </table:table-cell>
            </table:table-row>
            <table:table-row>
              <table:table-cell office:value-type="string">
                <text:p> 03/26  20:00:00</text:p>
              </table:table-cell>
              <table:table-cell office:value-type="float" office:value="23.9146490100705">
                <text:p>23.9146490100705</text:p>
              </table:table-cell>
              <table:table-cell office:value-type="float" office:value="24.14033143">
                <text:p>24.14033143</text:p>
              </table:table-cell>
            </table:table-row>
            <table:table-row>
              <table:table-cell office:value-type="string">
                <text:p> 03/26  21:00:00</text:p>
              </table:table-cell>
              <table:table-cell office:value-type="float" office:value="23.6816330345702">
                <text:p>23.6816330345702</text:p>
              </table:table-cell>
              <table:table-cell office:value-type="float" office:value="23.96563084">
                <text:p>23.96563084</text:p>
              </table:table-cell>
            </table:table-row>
            <table:table-row>
              <table:table-cell office:value-type="string">
                <text:p> 03/26  22:00:00</text:p>
              </table:table-cell>
              <table:table-cell office:value-type="float" office:value="23.5080466957727">
                <text:p>23.5080466957727</text:p>
              </table:table-cell>
              <table:table-cell office:value-type="float" office:value="23.80657256">
                <text:p>23.80657256</text:p>
              </table:table-cell>
            </table:table-row>
            <table:table-row>
              <table:table-cell office:value-type="string">
                <text:p> 03/26  23:00:00</text:p>
              </table:table-cell>
              <table:table-cell office:value-type="float" office:value="23.3443851278722">
                <text:p>23.3443851278722</text:p>
              </table:table-cell>
              <table:table-cell office:value-type="float" office:value="23.67365577">
                <text:p>23.67365577</text:p>
              </table:table-cell>
            </table:table-row>
            <table:table-row>
              <table:table-cell office:value-type="string">
                <text:p> 03/26  24:00:00</text:p>
              </table:table-cell>
              <table:table-cell office:value-type="float" office:value="23.1792109214191">
                <text:p>23.1792109214191</text:p>
              </table:table-cell>
              <table:table-cell office:value-type="float" office:value="23.56332812">
                <text:p>23.56332812</text:p>
              </table:table-cell>
            </table:table-row>
            <table:table-row>
              <table:table-cell office:value-type="string">
                <text:p> 03/27  01:00:00</text:p>
              </table:table-cell>
              <table:table-cell office:value-type="float" office:value="23.0102002297293">
                <text:p>23.0102002297293</text:p>
              </table:table-cell>
              <table:table-cell office:value-type="float" office:value="23.48441295">
                <text:p>23.48441295</text:p>
              </table:table-cell>
            </table:table-row>
            <table:table-row>
              <table:table-cell office:value-type="string">
                <text:p> 03/27  02:00:00</text:p>
              </table:table-cell>
              <table:table-cell office:value-type="float" office:value="23.0033123069362">
                <text:p>23.0033123069362</text:p>
              </table:table-cell>
              <table:table-cell office:value-type="float" office:value="23.30320515">
                <text:p>23.30320515</text:p>
              </table:table-cell>
            </table:table-row>
            <table:table-row>
              <table:table-cell office:value-type="string">
                <text:p> 03/27  03:00:00</text:p>
              </table:table-cell>
              <table:table-cell office:value-type="float" office:value="22.9099919940337">
                <text:p>22.9099919940337</text:p>
              </table:table-cell>
              <table:table-cell office:value-type="float" office:value="23.10139798">
                <text:p>23.10139798</text:p>
              </table:table-cell>
            </table:table-row>
            <table:table-row>
              <table:table-cell office:value-type="string">
                <text:p> 03/27  04:00:00</text:p>
              </table:table-cell>
              <table:table-cell office:value-type="float" office:value="22.7842279991154">
                <text:p>22.7842279991154</text:p>
              </table:table-cell>
              <table:table-cell office:value-type="float" office:value="22.94241502">
                <text:p>22.94241502</text:p>
              </table:table-cell>
            </table:table-row>
            <table:table-row>
              <table:table-cell office:value-type="string">
                <text:p> 03/27  05:00:00</text:p>
              </table:table-cell>
              <table:table-cell office:value-type="float" office:value="22.6908090520288">
                <text:p>22.6908090520288</text:p>
              </table:table-cell>
              <table:table-cell office:value-type="float" office:value="22.83193048">
                <text:p>22.83193048</text:p>
              </table:table-cell>
            </table:table-row>
            <table:table-row>
              <table:table-cell office:value-type="string">
                <text:p> 03/27  06:00:00</text:p>
              </table:table-cell>
              <table:table-cell office:value-type="float" office:value="22.6291559647935">
                <text:p>22.6291559647935</text:p>
              </table:table-cell>
              <table:table-cell office:value-type="float" office:value="22.77939296">
                <text:p>22.77939296</text:p>
              </table:table-cell>
            </table:table-row>
            <table:table-row>
              <table:table-cell office:value-type="string">
                <text:p> 03/27  07:00:00</text:p>
              </table:table-cell>
              <table:table-cell office:value-type="float" office:value="22.5611199730279">
                <text:p>22.5611199730279</text:p>
              </table:table-cell>
              <table:table-cell office:value-type="float" office:value="22.72113194">
                <text:p>22.72113194</text:p>
              </table:table-cell>
            </table:table-row>
            <table:table-row>
              <table:table-cell office:value-type="string">
                <text:p> 03/27  08:00:00</text:p>
              </table:table-cell>
              <table:table-cell office:value-type="float" office:value="22.5234089166453">
                <text:p>22.5234089166453</text:p>
              </table:table-cell>
              <table:table-cell office:value-type="float" office:value="22.90759511">
                <text:p>22.90759511</text:p>
              </table:table-cell>
            </table:table-row>
            <table:table-row>
              <table:table-cell office:value-type="string">
                <text:p> 03/27  09:00:00</text:p>
              </table:table-cell>
              <table:table-cell office:value-type="float" office:value="22.6950349870051">
                <text:p>22.6950349870051</text:p>
              </table:table-cell>
              <table:table-cell office:value-type="float" office:value="23.31922617">
                <text:p>23.31922617</text:p>
              </table:table-cell>
            </table:table-row>
            <table:table-row>
              <table:table-cell office:value-type="string">
                <text:p> 03/27  10:00:00</text:p>
              </table:table-cell>
              <table:table-cell office:value-type="float" office:value="23.1953926876034">
                <text:p>23.1953926876034</text:p>
              </table:table-cell>
              <table:table-cell office:value-type="float" office:value="23.81157946">
                <text:p>23.81157946</text:p>
              </table:table-cell>
            </table:table-row>
            <table:table-row>
              <table:table-cell office:value-type="string">
                <text:p> 03/27  11:00:00</text:p>
              </table:table-cell>
              <table:table-cell office:value-type="float" office:value="23.836843426206">
                <text:p>23.836843426206</text:p>
              </table:table-cell>
              <table:table-cell office:value-type="float" office:value="24.31726898">
                <text:p>24.31726898</text:p>
              </table:table-cell>
            </table:table-row>
            <table:table-row>
              <table:table-cell office:value-type="string">
                <text:p> 03/27  12:00:00</text:p>
              </table:table-cell>
              <table:table-cell office:value-type="float" office:value="24.4763540397839">
                <text:p>24.4763540397839</text:p>
              </table:table-cell>
              <table:table-cell office:value-type="float" office:value="24.77862498">
                <text:p>24.77862498</text:p>
              </table:table-cell>
            </table:table-row>
            <table:table-row>
              <table:table-cell office:value-type="string">
                <text:p> 03/27  13:00:00</text:p>
              </table:table-cell>
              <table:table-cell office:value-type="float" office:value="24.7110663696416">
                <text:p>24.7110663696416</text:p>
              </table:table-cell>
              <table:table-cell office:value-type="float" office:value="25.21674623">
                <text:p>25.21674623</text:p>
              </table:table-cell>
            </table:table-row>
            <table:table-row>
              <table:table-cell office:value-type="string">
                <text:p> 03/27  14:00:00</text:p>
              </table:table-cell>
              <table:table-cell office:value-type="float" office:value="24.9083845110955">
                <text:p>24.9083845110955</text:p>
              </table:table-cell>
              <table:table-cell office:value-type="float" office:value="25.60613858">
                <text:p>25.60613858</text:p>
              </table:table-cell>
            </table:table-row>
            <table:table-row>
              <table:table-cell office:value-type="string">
                <text:p> 03/27  15:00:00</text:p>
              </table:table-cell>
              <table:table-cell office:value-type="float" office:value="25.5450349205477">
                <text:p>25.5450349205477</text:p>
              </table:table-cell>
              <table:table-cell office:value-type="float" office:value="26.02074956">
                <text:p>26.02074956</text:p>
              </table:table-cell>
            </table:table-row>
            <table:table-row>
              <table:table-cell office:value-type="string">
                <text:p> 03/27  16:00:00</text:p>
              </table:table-cell>
              <table:table-cell office:value-type="float" office:value="26.0707592291847">
                <text:p>26.0707592291847</text:p>
              </table:table-cell>
              <table:table-cell office:value-type="float" office:value="26.18863493">
                <text:p>26.18863493</text:p>
              </table:table-cell>
            </table:table-row>
            <table:table-row>
              <table:table-cell office:value-type="string">
                <text:p> 03/27  17:00:00</text:p>
              </table:table-cell>
              <table:table-cell office:value-type="float" office:value="26.3477200147089">
                <text:p>26.3477200147089</text:p>
              </table:table-cell>
              <table:table-cell office:value-type="float" office:value="25.88706179">
                <text:p>25.88706179</text:p>
              </table:table-cell>
            </table:table-row>
            <table:table-row>
              <table:table-cell office:value-type="string">
                <text:p> 03/27  18:00:00</text:p>
              </table:table-cell>
              <table:table-cell office:value-type="float" office:value="26.3936774458084">
                <text:p>26.3936774458084</text:p>
              </table:table-cell>
              <table:table-cell office:value-type="float" office:value="26.18420552">
                <text:p>26.18420552</text:p>
              </table:table-cell>
            </table:table-row>
            <table:table-row>
              <table:table-cell office:value-type="string">
                <text:p> 03/27  19:00:00</text:p>
              </table:table-cell>
              <table:table-cell office:value-type="float" office:value="26.1996176981664">
                <text:p>26.1996176981664</text:p>
              </table:table-cell>
              <table:table-cell office:value-type="float" office:value="26.21053774">
                <text:p>26.21053774</text:p>
              </table:table-cell>
            </table:table-row>
            <table:table-row>
              <table:table-cell office:value-type="string">
                <text:p> 03/27  20:00:00</text:p>
              </table:table-cell>
              <table:table-cell office:value-type="float" office:value="25.8969933274955">
                <text:p>25.8969933274955</text:p>
              </table:table-cell>
              <table:table-cell office:value-type="float" office:value="25.99363694">
                <text:p>25.99363694</text:p>
              </table:table-cell>
            </table:table-row>
            <table:table-row>
              <table:table-cell office:value-type="string">
                <text:p> 03/27  21:00:00</text:p>
              </table:table-cell>
              <table:table-cell office:value-type="float" office:value="25.5611242957623">
                <text:p>25.5611242957623</text:p>
              </table:table-cell>
              <table:table-cell office:value-type="float" office:value="25.69967674">
                <text:p>25.69967674</text:p>
              </table:table-cell>
            </table:table-row>
            <table:table-row>
              <table:table-cell office:value-type="string">
                <text:p> 03/27  22:00:00</text:p>
              </table:table-cell>
              <table:table-cell office:value-type="float" office:value="25.2414850032396">
                <text:p>25.2414850032396</text:p>
              </table:table-cell>
              <table:table-cell office:value-type="float" office:value="25.46733124">
                <text:p>25.46733124</text:p>
              </table:table-cell>
            </table:table-row>
            <table:table-row>
              <table:table-cell office:value-type="string">
                <text:p> 03/27  23:00:00</text:p>
              </table:table-cell>
              <table:table-cell office:value-type="float" office:value="24.941074380442">
                <text:p>24.941074380442</text:p>
              </table:table-cell>
              <table:table-cell office:value-type="float" office:value="25.25548308">
                <text:p>25.25548308</text:p>
              </table:table-cell>
            </table:table-row>
            <table:table-row>
              <table:table-cell office:value-type="string">
                <text:p> 03/27  24:00:00</text:p>
              </table:table-cell>
              <table:table-cell office:value-type="float" office:value="24.712645613325">
                <text:p>24.712645613325</text:p>
              </table:table-cell>
              <table:table-cell office:value-type="float" office:value="25.12194327">
                <text:p>25.12194327</text:p>
              </table:table-cell>
            </table:table-row>
            <table:table-row>
              <table:table-cell office:value-type="string">
                <text:p> 03/28  01:00:00</text:p>
              </table:table-cell>
              <table:table-cell office:value-type="float" office:value="24.5421427420605">
                <text:p>24.5421427420605</text:p>
              </table:table-cell>
              <table:table-cell office:value-type="float" office:value="24.96608781">
                <text:p>24.96608781</text:p>
              </table:table-cell>
            </table:table-row>
            <table:table-row>
              <table:table-cell office:value-type="string">
                <text:p> 03/28  02:00:00</text:p>
              </table:table-cell>
              <table:table-cell office:value-type="float" office:value="24.2497288206364">
                <text:p>24.2497288206364</text:p>
              </table:table-cell>
              <table:table-cell office:value-type="float" office:value="24.81308367">
                <text:p>24.81308367</text:p>
              </table:table-cell>
            </table:table-row>
            <table:table-row>
              <table:table-cell office:value-type="string">
                <text:p> 03/28  03:00:00</text:p>
              </table:table-cell>
              <table:table-cell office:value-type="float" office:value="24.0725764629936">
                <text:p>24.0725764629936</text:p>
              </table:table-cell>
              <table:table-cell office:value-type="float" office:value="24.7128296">
                <text:p>24.7128296</text:p>
              </table:table-cell>
            </table:table-row>
            <table:table-row>
              <table:table-cell office:value-type="string">
                <text:p> 03/28  04:00:00</text:p>
              </table:table-cell>
              <table:table-cell office:value-type="float" office:value="24.0053389773265">
                <text:p>24.0053389773265</text:p>
              </table:table-cell>
              <table:table-cell office:value-type="float" office:value="24.59704429">
                <text:p>24.59704429</text:p>
              </table:table-cell>
            </table:table-row>
            <table:table-row>
              <table:table-cell office:value-type="string">
                <text:p> 03/28  05:00:00</text:p>
              </table:table-cell>
              <table:table-cell office:value-type="float" office:value="23.8942377281988">
                <text:p>23.8942377281988</text:p>
              </table:table-cell>
              <table:table-cell office:value-type="float" office:value="24.46383755">
                <text:p>24.46383755</text:p>
              </table:table-cell>
            </table:table-row>
            <table:table-row>
              <table:table-cell office:value-type="string">
                <text:p> 03/28  06:00:00</text:p>
              </table:table-cell>
              <table:table-cell office:value-type="float" office:value="23.7679464504097">
                <text:p>23.7679464504097</text:p>
              </table:table-cell>
              <table:table-cell office:value-type="float" office:value="24.29870165">
                <text:p>24.29870165</text:p>
              </table:table-cell>
            </table:table-row>
            <table:table-row>
              <table:table-cell office:value-type="string">
                <text:p> 03/28  07:00:00</text:p>
              </table:table-cell>
              <table:table-cell office:value-type="float" office:value="23.6720296964063">
                <text:p>23.6720296964063</text:p>
              </table:table-cell>
              <table:table-cell office:value-type="float" office:value="24.1376727">
                <text:p>24.1376727</text:p>
              </table:table-cell>
            </table:table-row>
            <table:table-row>
              <table:table-cell office:value-type="string">
                <text:p> 03/28  08:00:00</text:p>
              </table:table-cell>
              <table:table-cell office:value-type="float" office:value="23.5579486067084">
                <text:p>23.5579486067084</text:p>
              </table:table-cell>
              <table:table-cell office:value-type="float" office:value="24.01034943">
                <text:p>24.01034943</text:p>
              </table:table-cell>
            </table:table-row>
            <table:table-row>
              <table:table-cell office:value-type="string">
                <text:p> 03/28  09:00:00</text:p>
              </table:table-cell>
              <table:table-cell office:value-type="float" office:value="23.5512034977373">
                <text:p>23.5512034977373</text:p>
              </table:table-cell>
              <table:table-cell office:value-type="float" office:value="24.06452738">
                <text:p>24.06452738</text:p>
              </table:table-cell>
            </table:table-row>
            <table:table-row>
              <table:table-cell office:value-type="string">
                <text:p> 03/28  10:00:00</text:p>
              </table:table-cell>
              <table:table-cell office:value-type="float" office:value="23.738656785121">
                <text:p>23.738656785121</text:p>
              </table:table-cell>
              <table:table-cell office:value-type="float" office:value="24.22443478">
                <text:p>24.22443478</text:p>
              </table:table-cell>
            </table:table-row>
            <table:table-row>
              <table:table-cell office:value-type="string">
                <text:p> 03/28  11:00:00</text:p>
              </table:table-cell>
              <table:table-cell office:value-type="float" office:value="23.9976113125622">
                <text:p>23.9976113125622</text:p>
              </table:table-cell>
              <table:table-cell office:value-type="float" office:value="24.33991694">
                <text:p>24.33991694</text:p>
              </table:table-cell>
            </table:table-row>
            <table:table-row>
              <table:table-cell office:value-type="string">
                <text:p> 03/28  12:00:00</text:p>
              </table:table-cell>
              <table:table-cell office:value-type="float" office:value="24.1735130856205">
                <text:p>24.1735130856205</text:p>
              </table:table-cell>
              <table:table-cell office:value-type="float" office:value="24.35354116">
                <text:p>24.35354116</text:p>
              </table:table-cell>
            </table:table-row>
            <table:table-row>
              <table:table-cell office:value-type="string">
                <text:p> 03/28  13:00:00</text:p>
              </table:table-cell>
              <table:table-cell office:value-type="float" office:value="24.0837517149655">
                <text:p>24.0837517149655</text:p>
              </table:table-cell>
              <table:table-cell office:value-type="float" office:value="24.38083534">
                <text:p>24.38083534</text:p>
              </table:table-cell>
            </table:table-row>
            <table:table-row>
              <table:table-cell office:value-type="string">
                <text:p> 03/28  14:00:00</text:p>
              </table:table-cell>
              <table:table-cell office:value-type="float" office:value="24.0899321468747">
                <text:p>24.0899321468747</text:p>
              </table:table-cell>
              <table:table-cell office:value-type="float" office:value="24.43053947">
                <text:p>24.43053947</text:p>
              </table:table-cell>
            </table:table-row>
            <table:table-row>
              <table:table-cell office:value-type="string">
                <text:p> 03/28  15:00:00</text:p>
              </table:table-cell>
              <table:table-cell office:value-type="float" office:value="24.3661662037511">
                <text:p>24.3661662037511</text:p>
              </table:table-cell>
              <table:table-cell office:value-type="float" office:value="24.51368612">
                <text:p>24.51368612</text:p>
              </table:table-cell>
            </table:table-row>
            <table:table-row>
              <table:table-cell office:value-type="string">
                <text:p> 03/28  16:00:00</text:p>
              </table:table-cell>
              <table:table-cell office:value-type="float" office:value="24.5403679948063">
                <text:p>24.5403679948063</text:p>
              </table:table-cell>
              <table:table-cell office:value-type="float" office:value="24.19231106">
                <text:p>24.19231106</text:p>
              </table:table-cell>
            </table:table-row>
            <table:table-row>
              <table:table-cell office:value-type="string">
                <text:p> 03/28  17:00:00</text:p>
              </table:table-cell>
              <table:table-cell office:value-type="float" office:value="24.4931369027277">
                <text:p>24.4931369027277</text:p>
              </table:table-cell>
              <table:table-cell office:value-type="float" office:value="23.941263">
                <text:p>23.941263</text:p>
              </table:table-cell>
            </table:table-row>
            <table:table-row>
              <table:table-cell office:value-type="string">
                <text:p> 03/28  18:00:00</text:p>
              </table:table-cell>
              <table:table-cell office:value-type="float" office:value="24.4171634701622">
                <text:p>24.4171634701622</text:p>
              </table:table-cell>
              <table:table-cell office:value-type="float" office:value="23.77025512">
                <text:p>23.77025512</text:p>
              </table:table-cell>
            </table:table-row>
            <table:table-row>
              <table:table-cell office:value-type="string">
                <text:p> 03/28  19:00:00</text:p>
              </table:table-cell>
              <table:table-cell office:value-type="float" office:value="24.1678443853221">
                <text:p>24.1678443853221</text:p>
              </table:table-cell>
              <table:table-cell office:value-type="float" office:value="23.63899766">
                <text:p>23.63899766</text:p>
              </table:table-cell>
            </table:table-row>
            <table:table-row>
              <table:table-cell office:value-type="string">
                <text:p> 03/28  20:00:00</text:p>
              </table:table-cell>
              <table:table-cell office:value-type="float" office:value="23.846346947479">
                <text:p>23.846346947479</text:p>
              </table:table-cell>
              <table:table-cell office:value-type="float" office:value="23.26860259">
                <text:p>23.26860259</text:p>
              </table:table-cell>
            </table:table-row>
            <table:table-row>
              <table:table-cell office:value-type="string">
                <text:p> 03/28  21:00:00</text:p>
              </table:table-cell>
              <table:table-cell office:value-type="float" office:value="23.4921489771422">
                <text:p>23.4921489771422</text:p>
              </table:table-cell>
              <table:table-cell office:value-type="float" office:value="23.15215621">
                <text:p>23.15215621</text:p>
              </table:table-cell>
            </table:table-row>
            <table:table-row>
              <table:table-cell office:value-type="string">
                <text:p> 03/28  22:00:00</text:p>
              </table:table-cell>
              <table:table-cell office:value-type="float" office:value="23.1446449011626">
                <text:p>23.1446449011626</text:p>
              </table:table-cell>
              <table:table-cell office:value-type="float" office:value="23.06808062">
                <text:p>23.06808062</text:p>
              </table:table-cell>
            </table:table-row>
            <table:table-row>
              <table:table-cell office:value-type="string">
                <text:p> 03/28  23:00:00</text:p>
              </table:table-cell>
              <table:table-cell office:value-type="float" office:value="22.9184542620833">
                <text:p>22.9184542620833</text:p>
              </table:table-cell>
              <table:table-cell office:value-type="float" office:value="22.89182924">
                <text:p>22.89182924</text:p>
              </table:table-cell>
            </table:table-row>
            <table:table-row>
              <table:table-cell office:value-type="string">
                <text:p> 03/28  24:00:00</text:p>
              </table:table-cell>
              <table:table-cell office:value-type="float" office:value="22.7612819960351">
                <text:p>22.7612819960351</text:p>
              </table:table-cell>
              <table:table-cell office:value-type="float" office:value="22.77348164">
                <text:p>22.77348164</text:p>
              </table:table-cell>
            </table:table-row>
            <table:table-row>
              <table:table-cell office:value-type="string">
                <text:p> 03/29  01:00:00</text:p>
              </table:table-cell>
              <table:table-cell office:value-type="float" office:value="22.6288589091767">
                <text:p>22.6288589091767</text:p>
              </table:table-cell>
              <table:table-cell office:value-type="float" office:value="22.55393162">
                <text:p>22.55393162</text:p>
              </table:table-cell>
            </table:table-row>
            <table:table-row>
              <table:table-cell office:value-type="string">
                <text:p> 03/29  02:00:00</text:p>
              </table:table-cell>
              <table:table-cell office:value-type="float" office:value="22.5550918395018">
                <text:p>22.5550918395018</text:p>
              </table:table-cell>
              <table:table-cell office:value-type="float" office:value="22.30404911">
                <text:p>22.30404911</text:p>
              </table:table-cell>
            </table:table-row>
            <table:table-row>
              <table:table-cell office:value-type="string">
                <text:p> 03/29  03:00:00</text:p>
              </table:table-cell>
              <table:table-cell office:value-type="float" office:value="22.3553307740017">
                <text:p>22.3553307740017</text:p>
              </table:table-cell>
              <table:table-cell office:value-type="float" office:value="22.14496515">
                <text:p>22.14496515</text:p>
              </table:table-cell>
            </table:table-row>
            <table:table-row>
              <table:table-cell office:value-type="string">
                <text:p> 03/29  04:00:00</text:p>
              </table:table-cell>
              <table:table-cell office:value-type="float" office:value="22.1512676167604">
                <text:p>22.1512676167604</text:p>
              </table:table-cell>
              <table:table-cell office:value-type="float" office:value="21.9385067">
                <text:p>21.9385067</text:p>
              </table:table-cell>
            </table:table-row>
            <table:table-row>
              <table:table-cell office:value-type="string">
                <text:p> 03/29  05:00:00</text:p>
              </table:table-cell>
              <table:table-cell office:value-type="float" office:value="22.0146452028477">
                <text:p>22.0146452028477</text:p>
              </table:table-cell>
              <table:table-cell office:value-type="float" office:value="21.80703747">
                <text:p>21.80703747</text:p>
              </table:table-cell>
            </table:table-row>
            <table:table-row>
              <table:table-cell office:value-type="string">
                <text:p> 03/29  06:00:00</text:p>
              </table:table-cell>
              <table:table-cell office:value-type="float" office:value="21.9202194531109">
                <text:p>21.9202194531109</text:p>
              </table:table-cell>
              <table:table-cell office:value-type="float" office:value="21.70630189">
                <text:p>21.70630189</text:p>
              </table:table-cell>
            </table:table-row>
            <table:table-row>
              <table:table-cell office:value-type="string">
                <text:p> 03/29  07:00:00</text:p>
              </table:table-cell>
              <table:table-cell office:value-type="float" office:value="21.8223223584897">
                <text:p>21.8223223584897</text:p>
              </table:table-cell>
              <table:table-cell office:value-type="float" office:value="21.53723297">
                <text:p>21.53723297</text:p>
              </table:table-cell>
            </table:table-row>
            <table:table-row>
              <table:table-cell office:value-type="string">
                <text:p> 03/29  08:00:00</text:p>
              </table:table-cell>
              <table:table-cell office:value-type="float" office:value="21.7393554987534">
                <text:p>21.7393554987534</text:p>
              </table:table-cell>
              <table:table-cell office:value-type="float" office:value="21.39468985">
                <text:p>21.39468985</text:p>
              </table:table-cell>
            </table:table-row>
            <table:table-row>
              <table:table-cell office:value-type="string">
                <text:p> 03/29  09:00:00</text:p>
              </table:table-cell>
              <table:table-cell office:value-type="float" office:value="21.76679525798">
                <text:p>21.76679525798</text:p>
              </table:table-cell>
              <table:table-cell office:value-type="float" office:value="21.40770342">
                <text:p>21.40770342</text:p>
              </table:table-cell>
            </table:table-row>
            <table:table-row>
              <table:table-cell office:value-type="string">
                <text:p> 03/29  10:00:00</text:p>
              </table:table-cell>
              <table:table-cell office:value-type="float" office:value="22.0874416845804">
                <text:p>22.0874416845804</text:p>
              </table:table-cell>
              <table:table-cell office:value-type="float" office:value="21.64586362">
                <text:p>21.64586362</text:p>
              </table:table-cell>
            </table:table-row>
            <table:table-row>
              <table:table-cell office:value-type="string">
                <text:p> 03/29  11:00:00</text:p>
              </table:table-cell>
              <table:table-cell office:value-type="float" office:value="22.98278765446">
                <text:p>22.98278765446</text:p>
              </table:table-cell>
              <table:table-cell office:value-type="float" office:value="22.11591143">
                <text:p>22.11591143</text:p>
              </table:table-cell>
            </table:table-row>
            <table:table-row>
              <table:table-cell office:value-type="string">
                <text:p> 03/29  12:00:00</text:p>
              </table:table-cell>
              <table:table-cell office:value-type="float" office:value="23.7129904726292">
                <text:p>23.7129904726292</text:p>
              </table:table-cell>
              <table:table-cell office:value-type="float" office:value="22.58196125">
                <text:p>22.58196125</text:p>
              </table:table-cell>
            </table:table-row>
            <table:table-row>
              <table:table-cell office:value-type="string">
                <text:p> 03/29  13:00:00</text:p>
              </table:table-cell>
              <table:table-cell office:value-type="float" office:value="23.7331637016381">
                <text:p>23.7331637016381</text:p>
              </table:table-cell>
              <table:table-cell office:value-type="float" office:value="23.02005439">
                <text:p>23.02005439</text:p>
              </table:table-cell>
            </table:table-row>
            <table:table-row>
              <table:table-cell office:value-type="string">
                <text:p> 03/29  14:00:00</text:p>
              </table:table-cell>
              <table:table-cell office:value-type="float" office:value="23.8562867656513">
                <text:p>23.8562867656513</text:p>
              </table:table-cell>
              <table:table-cell office:value-type="float" office:value="23.45538619">
                <text:p>23.45538619</text:p>
              </table:table-cell>
            </table:table-row>
            <table:table-row>
              <table:table-cell office:value-type="string">
                <text:p> 03/29  15:00:00</text:p>
              </table:table-cell>
              <table:table-cell office:value-type="float" office:value="24.3688932548904">
                <text:p>24.3688932548904</text:p>
              </table:table-cell>
              <table:table-cell office:value-type="float" office:value="23.82770613">
                <text:p>23.82770613</text:p>
              </table:table-cell>
            </table:table-row>
            <table:table-row>
              <table:table-cell office:value-type="string">
                <text:p> 03/29  16:00:00</text:p>
              </table:table-cell>
              <table:table-cell office:value-type="float" office:value="24.868742323328">
                <text:p>24.868742323328</text:p>
              </table:table-cell>
              <table:table-cell office:value-type="float" office:value="24.07955428">
                <text:p>24.07955428</text:p>
              </table:table-cell>
            </table:table-row>
            <table:table-row>
              <table:table-cell office:value-type="string">
                <text:p> 03/29  17:00:00</text:p>
              </table:table-cell>
              <table:table-cell office:value-type="float" office:value="25.093215504461">
                <text:p>25.093215504461</text:p>
              </table:table-cell>
              <table:table-cell office:value-type="float" office:value="24.45000422">
                <text:p>24.45000422</text:p>
              </table:table-cell>
            </table:table-row>
            <table:table-row>
              <table:table-cell office:value-type="string">
                <text:p> 03/29  18:00:00</text:p>
              </table:table-cell>
              <table:table-cell office:value-type="float" office:value="25.2213947263193">
                <text:p>25.2213947263193</text:p>
              </table:table-cell>
              <table:table-cell office:value-type="float" office:value="24.65960239">
                <text:p>24.65960239</text:p>
              </table:table-cell>
            </table:table-row>
            <table:table-row>
              <table:table-cell office:value-type="string">
                <text:p> 03/29  19:00:00</text:p>
              </table:table-cell>
              <table:table-cell office:value-type="float" office:value="24.9956275772839">
                <text:p>24.9956275772839</text:p>
              </table:table-cell>
              <table:table-cell office:value-type="float" office:value="24.51441218">
                <text:p>24.51441218</text:p>
              </table:table-cell>
            </table:table-row>
            <table:table-row>
              <table:table-cell office:value-type="string">
                <text:p> 03/29  20:00:00</text:p>
              </table:table-cell>
              <table:table-cell office:value-type="float" office:value="24.5854753035668">
                <text:p>24.5854753035668</text:p>
              </table:table-cell>
              <table:table-cell office:value-type="float" office:value="24.13936893">
                <text:p>24.13936893</text:p>
              </table:table-cell>
            </table:table-row>
            <table:table-row>
              <table:table-cell office:value-type="string">
                <text:p> 03/29  21:00:00</text:p>
              </table:table-cell>
              <table:table-cell office:value-type="float" office:value="24.1836063601699">
                <text:p>24.1836063601699</text:p>
              </table:table-cell>
              <table:table-cell office:value-type="float" office:value="23.75848314">
                <text:p>23.75848314</text:p>
              </table:table-cell>
            </table:table-row>
            <table:table-row>
              <table:table-cell office:value-type="string">
                <text:p> 03/29  22:00:00</text:p>
              </table:table-cell>
              <table:table-cell office:value-type="float" office:value="23.7743012342355">
                <text:p>23.7743012342355</text:p>
              </table:table-cell>
              <table:table-cell office:value-type="float" office:value="23.39112469">
                <text:p>23.39112469</text:p>
              </table:table-cell>
            </table:table-row>
            <table:table-row>
              <table:table-cell office:value-type="string">
                <text:p> 03/29  23:00:00</text:p>
              </table:table-cell>
              <table:table-cell office:value-type="float" office:value="23.4535179684109">
                <text:p>23.4535179684109</text:p>
              </table:table-cell>
              <table:table-cell office:value-type="float" office:value="23.0531285">
                <text:p>23.0531285</text:p>
              </table:table-cell>
            </table:table-row>
            <table:table-row>
              <table:table-cell office:value-type="string">
                <text:p> 03/29  24:00:00</text:p>
              </table:table-cell>
              <table:table-cell office:value-type="float" office:value="23.2058992057579">
                <text:p>23.2058992057579</text:p>
              </table:table-cell>
              <table:table-cell office:value-type="float" office:value="22.73565362">
                <text:p>22.73565362</text:p>
              </table:table-cell>
            </table:table-row>
            <table:table-row>
              <table:table-cell office:value-type="string">
                <text:p> 03/30  01:00:00</text:p>
              </table:table-cell>
              <table:table-cell office:value-type="float" office:value="23.2685660953265">
                <text:p>23.2685660953265</text:p>
              </table:table-cell>
              <table:table-cell office:value-type="float" office:value="22.4449218">
                <text:p>22.4449218</text:p>
              </table:table-cell>
            </table:table-row>
            <table:table-row>
              <table:table-cell office:value-type="string">
                <text:p> 03/30  02:00:00</text:p>
              </table:table-cell>
              <table:table-cell office:value-type="float" office:value="23.2214192066114">
                <text:p>23.2214192066114</text:p>
              </table:table-cell>
              <table:table-cell office:value-type="float" office:value="22.22264441">
                <text:p>22.22264441</text:p>
              </table:table-cell>
            </table:table-row>
            <table:table-row>
              <table:table-cell office:value-type="string">
                <text:p> 03/30  03:00:00</text:p>
              </table:table-cell>
              <table:table-cell office:value-type="float" office:value="23.1348823392924">
                <text:p>23.1348823392924</text:p>
              </table:table-cell>
              <table:table-cell office:value-type="float" office:value="21.97274675">
                <text:p>21.97274675</text:p>
              </table:table-cell>
            </table:table-row>
            <table:table-row>
              <table:table-cell office:value-type="string">
                <text:p> 03/30  04:00:00</text:p>
              </table:table-cell>
              <table:table-cell office:value-type="float" office:value="23.0350095349308">
                <text:p>23.0350095349308</text:p>
              </table:table-cell>
              <table:table-cell office:value-type="float" office:value="21.74604737">
                <text:p>21.74604737</text:p>
              </table:table-cell>
            </table:table-row>
            <table:table-row>
              <table:table-cell office:value-type="string">
                <text:p> 03/30  05:00:00</text:p>
              </table:table-cell>
              <table:table-cell office:value-type="float" office:value="22.9038294037296">
                <text:p>22.9038294037296</text:p>
              </table:table-cell>
              <table:table-cell office:value-type="float" office:value="21.53296666">
                <text:p>21.53296666</text:p>
              </table:table-cell>
            </table:table-row>
            <table:table-row>
              <table:table-cell office:value-type="string">
                <text:p> 03/30  06:00:00</text:p>
              </table:table-cell>
              <table:table-cell office:value-type="float" office:value="22.7493318942102">
                <text:p>22.7493318942102</text:p>
              </table:table-cell>
              <table:table-cell office:value-type="float" office:value="21.33324759">
                <text:p>21.33324759</text:p>
              </table:table-cell>
            </table:table-row>
            <table:table-row>
              <table:table-cell office:value-type="string">
                <text:p> 03/30  07:00:00</text:p>
              </table:table-cell>
              <table:table-cell office:value-type="float" office:value="22.608197156708">
                <text:p>22.608197156708</text:p>
              </table:table-cell>
              <table:table-cell office:value-type="float" office:value="21.15031911">
                <text:p>21.15031911</text:p>
              </table:table-cell>
            </table:table-row>
            <table:table-row>
              <table:table-cell office:value-type="string">
                <text:p> 03/30  08:00:00</text:p>
              </table:table-cell>
              <table:table-cell office:value-type="float" office:value="22.5194827256746">
                <text:p>22.5194827256746</text:p>
              </table:table-cell>
              <table:table-cell office:value-type="float" office:value="21.01300793">
                <text:p>21.01300793</text:p>
              </table:table-cell>
            </table:table-row>
            <table:table-row>
              <table:table-cell office:value-type="string">
                <text:p> 03/30  09:00:00</text:p>
              </table:table-cell>
              <table:table-cell office:value-type="float" office:value="22.5865015271678">
                <text:p>22.5865015271678</text:p>
              </table:table-cell>
              <table:table-cell office:value-type="float" office:value="20.97414613">
                <text:p>20.97414613</text:p>
              </table:table-cell>
            </table:table-row>
            <table:table-row>
              <table:table-cell office:value-type="string">
                <text:p> 03/30  10:00:00</text:p>
              </table:table-cell>
              <table:table-cell office:value-type="float" office:value="22.8147988343163">
                <text:p>22.8147988343163</text:p>
              </table:table-cell>
              <table:table-cell office:value-type="float" office:value="21.08528348">
                <text:p>21.08528348</text:p>
              </table:table-cell>
            </table:table-row>
            <table:table-row>
              <table:table-cell office:value-type="string">
                <text:p> 03/30  11:00:00</text:p>
              </table:table-cell>
              <table:table-cell office:value-type="float" office:value="23.2598809356357">
                <text:p>23.2598809356357</text:p>
              </table:table-cell>
              <table:table-cell office:value-type="float" office:value="21.29110672">
                <text:p>21.29110672</text:p>
              </table:table-cell>
            </table:table-row>
            <table:table-row>
              <table:table-cell office:value-type="string">
                <text:p> 03/30  12:00:00</text:p>
              </table:table-cell>
              <table:table-cell office:value-type="float" office:value="23.5855761649336">
                <text:p>23.5855761649336</text:p>
              </table:table-cell>
              <table:table-cell office:value-type="float" office:value="21.29673344">
                <text:p>21.29673344</text:p>
              </table:table-cell>
            </table:table-row>
            <table:table-row>
              <table:table-cell office:value-type="string">
                <text:p> 03/30  13:00:00</text:p>
              </table:table-cell>
              <table:table-cell office:value-type="float" office:value="23.5363193944167">
                <text:p>23.5363193944167</text:p>
              </table:table-cell>
              <table:table-cell office:value-type="float" office:value="21.32543055">
                <text:p>21.32543055</text:p>
              </table:table-cell>
            </table:table-row>
            <table:table-row>
              <table:table-cell office:value-type="string">
                <text:p> 03/30  14:00:00</text:p>
              </table:table-cell>
              <table:table-cell office:value-type="float" office:value="23.4817811998663">
                <text:p>23.4817811998663</text:p>
              </table:table-cell>
              <table:table-cell office:value-type="float" office:value="21.3551504">
                <text:p>21.3551504</text:p>
              </table:table-cell>
            </table:table-row>
            <table:table-row>
              <table:table-cell office:value-type="string">
                <text:p> 03/30  15:00:00</text:p>
              </table:table-cell>
              <table:table-cell office:value-type="float" office:value="23.6313946089242">
                <text:p>23.6313946089242</text:p>
              </table:table-cell>
              <table:table-cell office:value-type="float" office:value="21.53408014">
                <text:p>21.53408014</text:p>
              </table:table-cell>
            </table:table-row>
            <table:table-row>
              <table:table-cell office:value-type="string">
                <text:p> 03/30  16:00:00</text:p>
              </table:table-cell>
              <table:table-cell office:value-type="float" office:value="23.7742263998019">
                <text:p>23.7742263998019</text:p>
              </table:table-cell>
              <table:table-cell office:value-type="float" office:value="21.82516365">
                <text:p>21.82516365</text:p>
              </table:table-cell>
            </table:table-row>
            <table:table-row>
              <table:table-cell office:value-type="string">
                <text:p> 03/30  17:00:00</text:p>
              </table:table-cell>
              <table:table-cell office:value-type="float" office:value="23.7977646031252">
                <text:p>23.7977646031252</text:p>
              </table:table-cell>
              <table:table-cell office:value-type="float" office:value="21.92869776">
                <text:p>21.92869776</text:p>
              </table:table-cell>
            </table:table-row>
            <table:table-row>
              <table:table-cell office:value-type="string">
                <text:p> 03/30  18:00:00</text:p>
              </table:table-cell>
              <table:table-cell office:value-type="float" office:value="23.7703260902871">
                <text:p>23.7703260902871</text:p>
              </table:table-cell>
              <table:table-cell office:value-type="float" office:value="22.00240087">
                <text:p>22.00240087</text:p>
              </table:table-cell>
            </table:table-row>
            <table:table-row>
              <table:table-cell office:value-type="string">
                <text:p> 03/30  19:00:00</text:p>
              </table:table-cell>
              <table:table-cell office:value-type="float" office:value="23.5611933862221">
                <text:p>23.5611933862221</text:p>
              </table:table-cell>
              <table:table-cell office:value-type="float" office:value="21.96624878">
                <text:p>21.96624878</text:p>
              </table:table-cell>
            </table:table-row>
            <table:table-row>
              <table:table-cell office:value-type="string">
                <text:p> 03/30  20:00:00</text:p>
              </table:table-cell>
              <table:table-cell office:value-type="float" office:value="23.2040339689826">
                <text:p>23.2040339689826</text:p>
              </table:table-cell>
              <table:table-cell office:value-type="float" office:value="21.89310724">
                <text:p>21.89310724</text:p>
              </table:table-cell>
            </table:table-row>
            <table:table-row>
              <table:table-cell office:value-type="string">
                <text:p> 03/30  21:00:00</text:p>
              </table:table-cell>
              <table:table-cell office:value-type="float" office:value="22.8669377643193">
                <text:p>22.8669377643193</text:p>
              </table:table-cell>
              <table:table-cell office:value-type="float" office:value="21.77228903">
                <text:p>21.77228903</text:p>
              </table:table-cell>
            </table:table-row>
            <table:table-row>
              <table:table-cell office:value-type="string">
                <text:p> 03/30  22:00:00</text:p>
              </table:table-cell>
              <table:table-cell office:value-type="float" office:value="22.5989618074346">
                <text:p>22.5989618074346</text:p>
              </table:table-cell>
              <table:table-cell office:value-type="float" office:value="21.61040631">
                <text:p>21.61040631</text:p>
              </table:table-cell>
            </table:table-row>
            <table:table-row>
              <table:table-cell office:value-type="string">
                <text:p> 03/30  23:00:00</text:p>
              </table:table-cell>
              <table:table-cell office:value-type="float" office:value="22.3538010879959">
                <text:p>22.3538010879959</text:p>
              </table:table-cell>
              <table:table-cell office:value-type="float" office:value="21.49317122">
                <text:p>21.49317122</text:p>
              </table:table-cell>
            </table:table-row>
            <table:table-row>
              <table:table-cell office:value-type="string">
                <text:p> 03/30  24:00:00</text:p>
              </table:table-cell>
              <table:table-cell office:value-type="float" office:value="22.121439622429">
                <text:p>22.121439622429</text:p>
              </table:table-cell>
              <table:table-cell office:value-type="float" office:value="21.36768141">
                <text:p>21.36768141</text:p>
              </table:table-cell>
            </table:table-row>
            <table:table-row>
              <table:table-cell office:value-type="string">
                <text:p> 03/31  01:00:00</text:p>
              </table:table-cell>
              <table:table-cell office:value-type="float" office:value="21.9742710934788">
                <text:p>21.9742710934788</text:p>
              </table:table-cell>
              <table:table-cell office:value-type="float" office:value="21.27529079">
                <text:p>21.27529079</text:p>
              </table:table-cell>
            </table:table-row>
            <table:table-row>
              <table:table-cell office:value-type="string">
                <text:p> 03/31  02:00:00</text:p>
              </table:table-cell>
              <table:table-cell office:value-type="float" office:value="21.8446963967119">
                <text:p>21.8446963967119</text:p>
              </table:table-cell>
              <table:table-cell office:value-type="float" office:value="21.23063133">
                <text:p>21.23063133</text:p>
              </table:table-cell>
            </table:table-row>
            <table:table-row>
              <table:table-cell office:value-type="string">
                <text:p> 03/31  03:00:00</text:p>
              </table:table-cell>
              <table:table-cell office:value-type="float" office:value="21.7198757446238">
                <text:p>21.7198757446238</text:p>
              </table:table-cell>
              <table:table-cell office:value-type="float" office:value="21.22000319">
                <text:p>21.22000319</text:p>
              </table:table-cell>
            </table:table-row>
            <table:table-row>
              <table:table-cell office:value-type="string">
                <text:p> 03/31  04:00:00</text:p>
              </table:table-cell>
              <table:table-cell office:value-type="float" office:value="21.6253259974651">
                <text:p>21.6253259974651</text:p>
              </table:table-cell>
              <table:table-cell office:value-type="float" office:value="21.12425324">
                <text:p>21.12425324</text:p>
              </table:table-cell>
            </table:table-row>
            <table:table-row>
              <table:table-cell office:value-type="string">
                <text:p> 03/31  05:00:00</text:p>
              </table:table-cell>
              <table:table-cell office:value-type="float" office:value="21.5293909979764">
                <text:p>21.5293909979764</text:p>
              </table:table-cell>
              <table:table-cell office:value-type="float" office:value="20.96070455">
                <text:p>20.96070455</text:p>
              </table:table-cell>
            </table:table-row>
            <table:table-row>
              <table:table-cell office:value-type="string">
                <text:p> 03/31  06:00:00</text:p>
              </table:table-cell>
              <table:table-cell office:value-type="float" office:value="21.4199333757659">
                <text:p>21.4199333757659</text:p>
              </table:table-cell>
              <table:table-cell office:value-type="float" office:value="20.82630265">
                <text:p>20.82630265</text:p>
              </table:table-cell>
            </table:table-row>
            <table:table-row>
              <table:table-cell office:value-type="string">
                <text:p> 03/31  07:00:00</text:p>
              </table:table-cell>
              <table:table-cell office:value-type="float" office:value="21.3376109132099">
                <text:p>21.3376109132099</text:p>
              </table:table-cell>
              <table:table-cell office:value-type="float" office:value="20.7112187">
                <text:p>20.7112187</text:p>
              </table:table-cell>
            </table:table-row>
            <table:table-row>
              <table:table-cell office:value-type="string">
                <text:p> 03/31  08:00:00</text:p>
              </table:table-cell>
              <table:table-cell office:value-type="float" office:value="21.2718018984044">
                <text:p>21.2718018984044</text:p>
              </table:table-cell>
              <table:table-cell office:value-type="float" office:value="20.61898552">
                <text:p>20.61898552</text:p>
              </table:table-cell>
            </table:table-row>
            <table:table-row>
              <table:table-cell office:value-type="string">
                <text:p> 03/31  09:00:00</text:p>
              </table:table-cell>
              <table:table-cell office:value-type="float" office:value="21.3204343791928">
                <text:p>21.3204343791928</text:p>
              </table:table-cell>
              <table:table-cell office:value-type="float" office:value="20.55721934">
                <text:p>20.55721934</text:p>
              </table:table-cell>
            </table:table-row>
            <table:table-row>
              <table:table-cell office:value-type="string">
                <text:p> 03/31  10:00:00</text:p>
              </table:table-cell>
              <table:table-cell office:value-type="float" office:value="21.4786212506142">
                <text:p>21.4786212506142</text:p>
              </table:table-cell>
              <table:table-cell office:value-type="float" office:value="20.55721499">
                <text:p>20.55721499</text:p>
              </table:table-cell>
            </table:table-row>
            <table:table-row>
              <table:table-cell office:value-type="string">
                <text:p> 03/31  11:00:00</text:p>
              </table:table-cell>
              <table:table-cell office:value-type="float" office:value="21.6656664608141">
                <text:p>21.6656664608141</text:p>
              </table:table-cell>
              <table:table-cell office:value-type="float" office:value="20.66770422">
                <text:p>20.66770422</text:p>
              </table:table-cell>
            </table:table-row>
            <table:table-row>
              <table:table-cell office:value-type="string">
                <text:p> 03/31  12:00:00</text:p>
              </table:table-cell>
              <table:table-cell office:value-type="float" office:value="21.7827135271813">
                <text:p>21.7827135271813</text:p>
              </table:table-cell>
              <table:table-cell office:value-type="float" office:value="21.97281555">
                <text:p>21.97281555</text:p>
              </table:table-cell>
            </table:table-row>
            <table:table-row>
              <table:table-cell office:value-type="string">
                <text:p> 03/31  13:00:00</text:p>
              </table:table-cell>
              <table:table-cell office:value-type="float" office:value="21.6272866031194">
                <text:p>21.6272866031194</text:p>
              </table:table-cell>
              <table:table-cell office:value-type="float" office:value="22.48490427">
                <text:p>22.48490427</text:p>
              </table:table-cell>
            </table:table-row>
            <table:table-row>
              <table:table-cell office:value-type="string">
                <text:p> 03/31  14:00:00</text:p>
              </table:table-cell>
              <table:table-cell office:value-type="float" office:value="21.5654973828793">
                <text:p>21.5654973828793</text:p>
              </table:table-cell>
              <table:table-cell office:value-type="float" office:value="22.4535457">
                <text:p>22.4535457</text:p>
              </table:table-cell>
            </table:table-row>
            <table:table-row>
              <table:table-cell office:value-type="string">
                <text:p> 03/31  15:00:00</text:p>
              </table:table-cell>
              <table:table-cell office:value-type="float" office:value="21.7602579832693">
                <text:p>21.7602579832693</text:p>
              </table:table-cell>
              <table:table-cell office:value-type="float" office:value="22.42600563">
                <text:p>22.42600563</text:p>
              </table:table-cell>
            </table:table-row>
            <table:table-row>
              <table:table-cell office:value-type="string">
                <text:p> 03/31  16:00:00</text:p>
              </table:table-cell>
              <table:table-cell office:value-type="float" office:value="21.8930224653514">
                <text:p>21.8930224653514</text:p>
              </table:table-cell>
              <table:table-cell office:value-type="float" office:value="22.25058716">
                <text:p>22.25058716</text:p>
              </table:table-cell>
            </table:table-row>
            <table:table-row>
              <table:table-cell office:value-type="string">
                <text:p> 03/31  17:00:00</text:p>
              </table:table-cell>
              <table:table-cell office:value-type="float" office:value="21.8301072580104">
                <text:p>21.8301072580104</text:p>
              </table:table-cell>
              <table:table-cell office:value-type="float" office:value="22.23155591">
                <text:p>22.23155591</text:p>
              </table:table-cell>
            </table:table-row>
            <table:table-row>
              <table:table-cell office:value-type="string">
                <text:p> 03/31  18:00:00</text:p>
              </table:table-cell>
              <table:table-cell office:value-type="float" office:value="21.6965973335433">
                <text:p>21.6965973335433</text:p>
              </table:table-cell>
              <table:table-cell office:value-type="float" office:value="22.30133853">
                <text:p>22.30133853</text:p>
              </table:table-cell>
            </table:table-row>
            <table:table-row>
              <table:table-cell office:value-type="string">
                <text:p> 03/31  19:00:00</text:p>
              </table:table-cell>
              <table:table-cell office:value-type="float" office:value="21.4122945229867">
                <text:p>21.4122945229867</text:p>
              </table:table-cell>
              <table:table-cell office:value-type="float" office:value="22.3220983">
                <text:p>22.3220983</text:p>
              </table:table-cell>
            </table:table-row>
            <table:table-row>
              <table:table-cell office:value-type="string">
                <text:p> 03/31  20:00:00</text:p>
              </table:table-cell>
              <table:table-cell office:value-type="float" office:value="21.1164506870915">
                <text:p>21.1164506870915</text:p>
              </table:table-cell>
              <table:table-cell office:value-type="float" office:value="22.18364585">
                <text:p>22.18364585</text:p>
              </table:table-cell>
            </table:table-row>
            <table:table-row>
              <table:table-cell office:value-type="string">
                <text:p> 03/31  21:00:00</text:p>
              </table:table-cell>
              <table:table-cell office:value-type="float" office:value="20.9143498973394">
                <text:p>20.9143498973394</text:p>
              </table:table-cell>
              <table:table-cell office:value-type="float" office:value="21.99127722">
                <text:p>21.99127722</text:p>
              </table:table-cell>
            </table:table-row>
            <table:table-row>
              <table:table-cell office:value-type="string">
                <text:p> 03/31  22:00:00</text:p>
              </table:table-cell>
              <table:table-cell office:value-type="float" office:value="20.7861554458071">
                <text:p>20.7861554458071</text:p>
              </table:table-cell>
              <table:table-cell office:value-type="float" office:value="21.83110551">
                <text:p>21.83110551</text:p>
              </table:table-cell>
            </table:table-row>
            <table:table-row>
              <table:table-cell office:value-type="string">
                <text:p> 03/31  23:00:00</text:p>
              </table:table-cell>
              <table:table-cell office:value-type="float" office:value="20.5892408327754">
                <text:p>20.5892408327754</text:p>
              </table:table-cell>
              <table:table-cell office:value-type="float" office:value="21.63954949">
                <text:p>21.63954949</text:p>
              </table:table-cell>
            </table:table-row>
            <table:table-row>
              <table:table-cell office:value-type="string">
                <text:p> 03/31  24:00:00</text:p>
              </table:table-cell>
              <table:table-cell office:value-type="float" office:value="20.4523632201981">
                <text:p>20.4523632201981</text:p>
              </table:table-cell>
              <table:table-cell office:value-type="float" office:value="21.44126395">
                <text:p>21.441263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